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898in"/>
    </style:style>
    <style:style style:name="co4" style:family="table-column">
      <style:table-column-properties fo:break-before="auto" style:column-width="10.18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866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4083in"/>
    </style:style>
    <style:style style:name="co9" style:family="table-column">
      <style:table-column-properties fo:break-before="auto" style:column-width="0.2953in"/>
    </style:style>
    <style:style style:name="co10" style:family="table-column">
      <style:table-column-properties fo:break-before="auto" style:column-width="0.3638in"/>
    </style:style>
    <style:style style:name="co11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0.3055in"/>
    </style:style>
    <style:style style:name="co13" style:family="table-column">
      <style:table-column-properties fo:break-before="auto" style:column-width="0.2717in"/>
    </style:style>
    <style:style style:name="co14" style:family="table-column">
      <style:table-column-properties fo:break-before="auto" style:column-width="0.3902in"/>
    </style:style>
    <style:style style:name="co15" style:family="table-column">
      <style:table-column-properties fo:break-before="auto" style:column-width="0.1965in"/>
    </style:style>
    <style:style style:name="co16" style:family="table-column">
      <style:table-column-properties fo:break-before="auto" style:column-width="0.5409in"/>
    </style:style>
    <style:style style:name="co17" style:family="table-column">
      <style:table-column-properties fo:break-before="auto" style:column-width="0.3118in"/>
    </style:style>
    <style:style style:name="co18" style:family="table-column">
      <style:table-column-properties fo:break-before="auto" style:column-width="0.4654in"/>
    </style:style>
    <style:style style:name="co19" style:family="table-column">
      <style:table-column-properties fo:break-before="auto" style:column-width="0.4516in"/>
    </style:style>
    <style:style style:name="co20" style:family="table-column">
      <style:table-column-properties fo:break-before="auto" style:column-width="0.3146in"/>
    </style:style>
    <style:style style:name="co21" style:family="table-column">
      <style:table-column-properties fo:break-before="auto" style:column-width="0.5591in"/>
    </style:style>
    <style:style style:name="co22" style:family="table-column">
      <style:table-column-properties fo:break-before="auto" style:column-width="0.2902in"/>
    </style:style>
    <style:style style:name="co23" style:family="table-column">
      <style:table-column-properties fo:break-before="auto" style:column-width="0.3472in"/>
    </style:style>
    <style:style style:name="co24" style:family="table-column">
      <style:table-column-properties fo:break-before="auto" style:column-width="0.3516in"/>
    </style:style>
    <style:style style:name="co25" style:family="table-column">
      <style:table-column-properties fo:break-before="auto" style:column-width="0.1598in"/>
    </style:style>
    <style:style style:name="co26" style:family="table-column">
      <style:table-column-properties fo:break-before="auto" style:column-width="0.2799in"/>
    </style:style>
    <style:style style:name="co27" style:family="table-column">
      <style:table-column-properties fo:break-before="auto" style:column-width="0.2362in"/>
    </style:style>
    <style:style style:name="co28" style:family="table-column">
      <style:table-column-properties fo:break-before="auto" style:column-width="0.3563in"/>
    </style:style>
    <style:style style:name="co29" style:family="table-column">
      <style:table-column-properties fo:break-before="auto" style:column-width="0.4327in"/>
    </style:style>
    <style:style style:name="co30" style:family="table-column">
      <style:table-column-properties fo:break-before="auto" style:column-width="0.3126in"/>
    </style:style>
    <style:style style:name="co31" style:family="table-column">
      <style:table-column-properties fo:break-before="auto" style:column-width="0.389in"/>
    </style:style>
    <style:style style:name="co32" style:family="table-column">
      <style:table-column-properties fo:break-before="auto" style:column-width="0.5091in"/>
    </style:style>
    <style:style style:name="co33" style:family="table-column">
      <style:table-column-properties fo:break-before="auto" style:column-width="1.1654in"/>
    </style:style>
    <style:style style:name="co34" style:family="table-column">
      <style:table-column-properties fo:break-before="auto" style:column-width="4.8854in"/>
    </style:style>
    <style:style style:name="co35" style:family="table-column">
      <style:table-column-properties fo:break-before="auto" style:column-width="0.428in"/>
    </style:style>
    <style:style style:name="co36" style:family="table-column">
      <style:table-column-properties fo:break-before="auto" style:column-width="2.1646in"/>
    </style:style>
    <style:style style:name="co37" style:family="table-column">
      <style:table-column-properties fo:break-before="auto" style:column-width="3.102in"/>
    </style:style>
    <style:style style:name="co38" style:family="table-column">
      <style:table-column-properties fo:break-before="auto" style:column-width="1.3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ttribu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alents</text:p>
          </table:table-cell>
          <table:table-cell table:number-columns-repeated="3"/>
        </table:table-row>
        <table:table-row table:style-name="ro1">
          <table:table-cell office:value-type="string">
            <text:p>Strength</text:p>
          </table:table-cell>
          <table:table-cell office:value-type="string">
            <text:p>STR</text:p>
          </table:table-cell>
          <table:table-cell table:number-columns-repeated="2"/>
        </table:table-row>
        <table:table-row table:style-name="ro1">
          <table:table-cell office:value-type="string">
            <text:p>Toughness</text:p>
          </table:table-cell>
          <table:table-cell office:value-type="string">
            <text:p>TOU</text:p>
          </table:table-cell>
          <table:table-cell table:number-columns-repeated="2"/>
        </table:table-row>
        <table:table-row table:style-name="ro1">
          <table:table-cell office:value-type="string">
            <text:p>Agility</text:p>
          </table:table-cell>
          <table:table-cell office:value-type="string">
            <text:p>AGI</text:p>
          </table:table-cell>
          <table:table-cell table:number-columns-repeated="2"/>
        </table:table-row>
        <table:table-row table:style-name="ro1">
          <table:table-cell office:value-type="string">
            <text:p>Dexterity</text:p>
          </table:table-cell>
          <table:table-cell office:value-type="string">
            <text:p>DEX</text:p>
          </table:table-cell>
          <table:table-cell table:number-columns-repeated="2"/>
        </table:table-row>
        <table:table-row table:style-name="ro1">
          <table:table-cell office:value-type="string">
            <text:p>Intelligence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1">
          <table:table-cell office:value-type="string">
            <text:p>Wisdom</text:p>
          </table:table-cell>
          <table:table-cell office:value-type="string">
            <text:p>WIS</text:p>
          </table:table-cell>
          <table:table-cell table:number-columns-repeated="2"/>
        </table:table-row>
        <table:table-row table:style-name="ro1">
          <table:table-cell office:value-type="string">
            <text:p>Charisma</text:p>
          </table:table-cell>
          <table:table-cell office:value-type="string">
            <text:p>CHA</text:p>
          </table:table-cell>
          <table:table-cell table:number-columns-repeated="2"/>
        </table:table-row>
        <table:table-row table:style-name="ro1">
          <table:table-cell office:value-type="string">
            <text:p>Essence</text:p>
          </table:table-cell>
          <table:table-cell office:value-type="string">
            <text:p>ESS</text:p>
          </table:table-cell>
          <table:table-cell table:number-columns-repeated="2"/>
        </table:table-row>
        <table:table-row table:style-name="ro1">
          <table:table-cell office:value-type="string">
            <text:p>Size</text:p>
          </table:table-cell>
          <table:table-cell office:value-type="string">
            <text:p>SIZ</text:p>
          </table:table-cell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string">
            <text:p>LVL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>
            <text:p>Derived</text:p>
          </table:table-cell>
          <table:table-cell table:number-columns-repeated="3"/>
        </table:table-row>
        <table:table-row table:style-name="ro1">
          <table:table-cell office:value-type="string">
            <text:p>Life Power</text:p>
          </table:table-cell>
          <table:table-cell office:value-type="string">
            <text:p>LP</text:p>
          </table:table-cell>
          <table:table-cell/>
          <table:table-cell office:value-type="string">
            <text:p>Toughness / 2</text:p>
          </table:table-cell>
        </table:table-row>
        <table:table-row table:style-name="ro1">
          <table:table-cell office:value-type="string">
            <text:p>Husk Power</text:p>
          </table:table-cell>
          <table:table-cell office:value-type="string">
            <text:p>HP</text:p>
          </table:table-cell>
          <table:table-cell/>
          <table:table-cell office:value-type="string">
            <text:p>((Level * Toughness) div 4) + Level + Toughness + 62</text:p>
          </table:table-cell>
        </table:table-row>
        <table:table-row table:style-name="ro2">
          <table:table-cell office:value-type="string">
            <text:p>Numen Power</text:p>
          </table:table-cell>
          <table:table-cell office:value-type="string">
            <text:p>NP</text:p>
          </table:table-cell>
          <table:table-cell/>
          <table:table-cell office:value-type="string">
            <text:p>((Level * Essence) div 4) + Level * 2 + Essence * 2) + 0</text:p>
          </table:table-cell>
        </table:table-row>
        <table:table-row table:style-name="ro3">
          <table:table-cell office:value-type="string">
            <text:p>Vigor Power</text:p>
          </table:table-cell>
          <table:table-cell office:value-type="string">
            <text:p>VP</text:p>
          </table:table-cell>
          <table:table-cell/>
          <table:table-cell office:value-type="string">
            <text:p>((Level * Wisdom) div 4) + Level * 2 + Wisdom * 2) + 30</text:p>
          </table:table-cell>
        </table:table-row>
        <table:table-row table:style-name="ro1">
          <table:table-cell office:value-type="string">
            <text:p>Attack</text:p>
          </table:table-cell>
          <table:table-cell office:value-type="string">
            <text:p>ATT</text:p>
          </table:table-cell>
          <table:table-cell/>
          <table:table-cell office:value-type="string">
            <text:p>Skill for equipped weapon + Quality of equipped weapon + strength(melee) or dexterity(ranged)</text:p>
          </table:table-cell>
        </table:table-row>
        <table:table-row table:style-name="ro1">
          <table:table-cell office:value-type="string">
            <text:p>Defense</text:p>
          </table:table-cell>
          <table:table-cell office:value-type="string">
            <text:p>DEF</text:p>
          </table:table-cell>
          <table:table-cell/>
          <table:table-cell office:value-type="string">
            <text:p>Tougness + Skill for equipped gear + Quality of equipped gear </text:p>
          </table:table-cell>
        </table:table-row>
        <table:table-row table:style-name="ro1">
          <table:table-cell office:value-type="string">
            <text:p>Block</text:p>
          </table:table-cell>
          <table:table-cell office:value-type="string">
            <text:p>BLO</text:p>
          </table:table-cell>
          <table:table-cell/>
          <table:table-cell office:value-type="string">
            <text:p>Agility + shield skill + shield quality</text:p>
          </table:table-cell>
        </table:table-row>
        <table:table-row table:style-name="ro1">
          <table:table-cell office:value-type="string">
            <text:p>Speed</text:p>
          </table:table-cell>
          <table:table-cell office:value-type="string">
            <text:p>SPE</text:p>
          </table:table-cell>
          <table:table-cell/>
          <table:table-cell office:value-type="string">
            <text:p>Agility - weight penalty of gear - weight penalty of shield - weight penalty of weapon</text:p>
          </table:table-cell>
        </table:table-row>
        <table:table-row table:style-name="ro1">
          <table:table-cell office:value-type="string">
            <text:p>Flux</text:p>
          </table:table-cell>
          <table:table-cell office:value-type="string">
            <text:p>FLU</text:p>
          </table:table-cell>
          <table:table-cell/>
          <table:table-cell office:value-type="string">
            <text:p>Essence - interference penalty of gear - interference penalty of shield - interference of weapon (except staves, which add their quality) + quality of equipped Focu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esistances</text:p>
          </table:table-cell>
          <table:table-cell table:number-columns-repeated="3"/>
        </table:table-row>
        <table:table-row table:style-name="ro1">
          <table:table-cell office:value-type="string">
            <text:p>Pierce</text:p>
          </table:table-cell>
          <table:table-cell table:number-columns-repeated="3"/>
        </table:table-row>
        <table:table-row table:style-name="ro1">
          <table:table-cell office:value-type="string">
            <text:p>Cut</text:p>
          </table:table-cell>
          <table:table-cell table:number-columns-repeated="3"/>
        </table:table-row>
        <table:table-row table:style-name="ro1">
          <table:table-cell office:value-type="string">
            <text:p>Impact</text:p>
          </table:table-cell>
          <table:table-cell table:number-columns-repeated="3"/>
        </table:table-row>
        <table:table-row table:style-name="ro1">
          <table:table-cell office:value-type="string">
            <text:p>Heat</text:p>
          </table:table-cell>
          <table:table-cell table:number-columns-repeated="3"/>
        </table:table-row>
        <table:table-row table:style-name="ro1">
          <table:table-cell office:value-type="string">
            <text:p>Cold</text:p>
          </table:table-cell>
          <table:table-cell table:number-columns-repeated="3"/>
        </table:table-row>
        <table:table-row table:style-name="ro1">
          <table:table-cell office:value-type="string">
            <text:p>Shock</text:p>
          </table:table-cell>
          <table:table-cell table:number-columns-repeated="3"/>
        </table:table-row>
        <table:table-row table:style-name="ro1">
          <table:table-cell office:value-type="string">
            <text:p>Laser</text:p>
          </table:table-cell>
          <table:table-cell table:number-columns-repeated="3"/>
        </table:table-row>
        <table:table-row table:style-name="ro1">
          <table:table-cell office:value-type="string">
            <text:p>Toxin</text:p>
          </table:table-cell>
          <table:table-cell table:number-columns-repeated="3"/>
        </table:table-row>
        <table:table-row table:style-name="ro1">
          <table:table-cell office:value-type="string">
            <text:p>Corruption</text:p>
          </table:table-cell>
          <table:table-cell table:number-columns-repeated="3"/>
        </table:table-row>
        <table:table-row table:style-name="ro1">
          <table:table-cell office:value-type="string">
            <text:p>Num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tem Properties</text:p>
          </table:table-cell>
          <table:table-cell table:number-columns-repeated="3"/>
        </table:table-row>
        <table:table-row table:style-name="ro1">
          <table:table-cell office:value-type="string">
            <text:p>Quality</text:p>
          </table:table-cell>
          <table:table-cell table:number-columns-repeated="3"/>
        </table:table-row>
        <table:table-row table:style-name="ro1">
          <table:table-cell office:value-type="string">
            <text:p>Rarity</text:p>
          </table:table-cell>
          <table:table-cell table:number-columns-repeated="3"/>
        </table:table-row>
        <table:table-row table:style-name="ro1">
          <table:table-cell office:value-type="string">
            <text:p>Weight</text:p>
          </table:table-cell>
          <table:table-cell table:number-columns-repeated="3"/>
        </table:table-row>
        <table:table-row table:style-name="ro1">
          <table:table-cell office:value-type="string">
            <text:p>Interference</text:p>
          </table:table-cell>
          <table:table-cell table:number-columns-repeated="3"/>
        </table:table-row>
      </table:table>
      <table:table table:name="HP_Growth" table:style-name="ta1" table:print="false">
        <office:forms form:automatic-focus="false" form:apply-design-mode="false"/>
        <table:shapes>
          <draw:frame draw:z-index="0" draw:style-name="gr1" svg:width="6.2945in" svg:height="3.5398in" svg:x="10.9457in" svg:y="0.378in">
            <draw:object draw:notify-on-update-of-ranges="HP_Growth.A3:HP_Growth.A102 HP_Growth.K3:HP_Growth.K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9" table:number-columns-repeated="25" table:default-cell-style-name="ce2"/>
        <table:table-column table:style-name="co11" table:number-columns-repeated="14" table:default-cell-style-name="ce2"/>
        <table:table-column table:style-name="co12" table:default-cell-style-name="ce2"/>
        <table:table-column table:style-name="co11" table:number-columns-repeated="210" table:default-cell-style-name="Default"/>
        <table:table-row table:style-name="ro3">
          <table:table-cell office:value-type="string">
            <text:p>HP</text:p>
          </table:table-cell>
          <table:table-cell table:style-name="Default" office:value-type="string">
            <text:p>TO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5">
            <text:p>0.25</text:p>
          </table:table-cell>
          <table:table-cell table:style-name="Default" table:number-columns-repeated="40"/>
          <table:table-cell table:number-columns-repeated="210"/>
        </table:table-row>
        <table:table-row table:style-name="ro3">
          <table:table-cell office:value-type="string">
            <text:p>Level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0">
            <text:p>30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">
            <text:p>1</text:p>
          </table:table-cell>
          <table:table-cell table:formula="of:=FLOOR([.$A3]*[.B$2]*[.$F$1]; 1) + [.$A3]*[.$C$1] + [.B$2]*[.$D$1] + [.$E$1]" office:value-type="float" office:value="4">
            <text:p>4</text:p>
          </table:table-cell>
          <table:table-cell table:formula="of:=FLOOR([.$A3]*[.C$2]*[.$F$1]; 1) + [.$A3]*[.$C$1] + [.C$2]*[.$D$1] + [.$E$1]" office:value-type="float" office:value="6">
            <text:p>6</text:p>
          </table:table-cell>
          <table:table-cell table:formula="of:=FLOOR([.$A3]*[.D$2]*[.$F$1]; 1) + [.$A3]*[.$C$1] + [.D$2]*[.$D$1] + [.$E$1]" office:value-type="float" office:value="8">
            <text:p>8</text:p>
          </table:table-cell>
          <table:table-cell table:formula="of:=FLOOR([.$A3]*[.E$2]*[.$F$1]; 1) + [.$A3]*[.$C$1] + [.E$2]*[.$D$1] + [.$E$1]" office:value-type="float" office:value="11">
            <text:p>11</text:p>
          </table:table-cell>
          <table:table-cell table:formula="of:=FLOOR([.$A3]*[.F$2]*[.$F$1]; 1) + [.$A3]*[.$C$1] + [.F$2]*[.$D$1] + [.$E$1]" office:value-type="float" office:value="13">
            <text:p>13</text:p>
          </table:table-cell>
          <table:table-cell table:formula="of:=FLOOR([.$A3]*[.G$2]*[.$F$1]; 1) + [.$A3]*[.$C$1] + [.G$2]*[.$D$1] + [.$E$1]" office:value-type="float" office:value="15">
            <text:p>15</text:p>
          </table:table-cell>
          <table:table-cell table:formula="of:=FLOOR([.$A3]*[.H$2]*[.$F$1]; 1) + [.$A3]*[.$C$1] + [.H$2]*[.$D$1] + [.$E$1]" office:value-type="float" office:value="17">
            <text:p>17</text:p>
          </table:table-cell>
          <table:table-cell table:formula="of:=FLOOR([.$A3]*[.I$2]*[.$F$1]; 1) + [.$A3]*[.$C$1] + [.I$2]*[.$D$1] + [.$E$1]" office:value-type="float" office:value="20">
            <text:p>20</text:p>
          </table:table-cell>
          <table:table-cell table:formula="of:=FLOOR([.$A3]*[.J$2]*[.$F$1]; 1) + [.$A3]*[.$C$1] + [.J$2]*[.$D$1] + [.$E$1]" office:value-type="float" office:value="22">
            <text:p>22</text:p>
          </table:table-cell>
          <table:table-cell table:formula="of:=FLOOR([.$A3]*[.K$2]*[.$F$1]; 1) + [.$A3]*[.$C$1] + [.K$2]*[.$D$1] + [.$E$1]" office:value-type="float" office:value="24">
            <text:p>24</text:p>
          </table:table-cell>
          <table:table-cell table:formula="of:=FLOOR([.$A3]*[.L$2]*[.$F$1]; 1) + [.$A3]*[.$C$1] + [.L$2]*[.$D$1] + [.$E$1]" office:value-type="float" office:value="26">
            <text:p>26</text:p>
          </table:table-cell>
          <table:table-cell table:formula="of:=FLOOR([.$A3]*[.M$2]*[.$F$1]; 1) + [.$A3]*[.$C$1] + [.M$2]*[.$D$1] + [.$E$1]" office:value-type="float" office:value="29">
            <text:p>29</text:p>
          </table:table-cell>
          <table:table-cell table:formula="of:=FLOOR([.$A3]*[.N$2]*[.$F$1]; 1) + [.$A3]*[.$C$1] + [.N$2]*[.$D$1] + [.$E$1]" office:value-type="float" office:value="31">
            <text:p>31</text:p>
          </table:table-cell>
          <table:table-cell table:formula="of:=FLOOR([.$A3]*[.O$2]*[.$F$1]; 1) + [.$A3]*[.$C$1] + [.O$2]*[.$D$1] + [.$E$1]" office:value-type="float" office:value="33">
            <text:p>33</text:p>
          </table:table-cell>
          <table:table-cell table:formula="of:=FLOOR([.$A3]*[.P$2]*[.$F$1]; 1) + [.$A3]*[.$C$1] + [.P$2]*[.$D$1] + [.$E$1]" office:value-type="float" office:value="35">
            <text:p>35</text:p>
          </table:table-cell>
          <table:table-cell table:formula="of:=FLOOR([.$A3]*[.Q$2]*[.$F$1]; 1) + [.$A3]*[.$C$1] + [.Q$2]*[.$D$1] + [.$E$1]" office:value-type="float" office:value="38">
            <text:p>38</text:p>
          </table:table-cell>
          <table:table-cell table:formula="of:=FLOOR([.$A3]*[.R$2]*[.$F$1]; 1) + [.$A3]*[.$C$1] + [.R$2]*[.$D$1] + [.$E$1]" office:value-type="float" office:value="40">
            <text:p>40</text:p>
          </table:table-cell>
          <table:table-cell table:formula="of:=FLOOR([.$A3]*[.S$2]*[.$F$1]; 1) + [.$A3]*[.$C$1] + [.S$2]*[.$D$1] + [.$E$1]" office:value-type="float" office:value="42">
            <text:p>42</text:p>
          </table:table-cell>
          <table:table-cell table:formula="of:=FLOOR([.$A3]*[.T$2]*[.$F$1]; 1) + [.$A3]*[.$C$1] + [.T$2]*[.$D$1] + [.$E$1]" office:value-type="float" office:value="44">
            <text:p>44</text:p>
          </table:table-cell>
          <table:table-cell table:formula="of:=FLOOR([.$A3]*[.U$2]*[.$F$1]; 1) + [.$A3]*[.$C$1] + [.U$2]*[.$D$1] + [.$E$1]" office:value-type="float" office:value="47">
            <text:p>47</text:p>
          </table:table-cell>
          <table:table-cell table:formula="of:=FLOOR([.$A3]*[.V$2]*[.$F$1]; 1) + [.$A3]*[.$C$1] + [.V$2]*[.$D$1] + [.$E$1]" office:value-type="float" office:value="49">
            <text:p>49</text:p>
          </table:table-cell>
          <table:table-cell table:formula="of:=FLOOR([.$A3]*[.W$2]*[.$F$1]; 1) + [.$A3]*[.$C$1] + [.W$2]*[.$D$1] + [.$E$1]" office:value-type="float" office:value="51">
            <text:p>51</text:p>
          </table:table-cell>
          <table:table-cell table:formula="of:=FLOOR([.$A3]*[.X$2]*[.$F$1]; 1) + [.$A3]*[.$C$1] + [.X$2]*[.$D$1] + [.$E$1]" office:value-type="float" office:value="53">
            <text:p>53</text:p>
          </table:table-cell>
          <table:table-cell table:formula="of:=FLOOR([.$A3]*[.Y$2]*[.$F$1]; 1) + [.$A3]*[.$C$1] + [.Y$2]*[.$D$1] + [.$E$1]" office:value-type="float" office:value="56">
            <text:p>56</text:p>
          </table:table-cell>
          <table:table-cell table:formula="of:=FLOOR([.$A3]*[.Z$2]*[.$F$1]; 1) + [.$A3]*[.$C$1] + [.Z$2]*[.$D$1] + [.$E$1]" office:value-type="float" office:value="58">
            <text:p>58</text:p>
          </table:table-cell>
          <table:table-cell table:formula="of:=FLOOR([.$A3]*[.AA$2]*[.$F$1]; 1) + [.$A3]*[.$C$1] + [.AA$2]*[.$D$1] + [.$E$1]" office:value-type="float" office:value="60">
            <text:p>60</text:p>
          </table:table-cell>
          <table:table-cell table:formula="of:=FLOOR([.$A3]*[.AB$2]*[.$F$1]; 1) + [.$A3]*[.$C$1] + [.AB$2]*[.$D$1] + [.$E$1]" office:value-type="float" office:value="62">
            <text:p>62</text:p>
          </table:table-cell>
          <table:table-cell table:formula="of:=FLOOR([.$A3]*[.AC$2]*[.$F$1]; 1) + [.$A3]*[.$C$1] + [.AC$2]*[.$D$1] + [.$E$1]" office:value-type="float" office:value="65">
            <text:p>65</text:p>
          </table:table-cell>
          <table:table-cell table:formula="of:=FLOOR([.$A3]*[.AD$2]*[.$F$1]; 1) + [.$A3]*[.$C$1] + [.AD$2]*[.$D$1] + [.$E$1]" office:value-type="float" office:value="67">
            <text:p>67</text:p>
          </table:table-cell>
          <table:table-cell table:formula="of:=FLOOR([.$A3]*[.AE$2]*[.$F$1]; 1) + [.$A3]*[.$C$1] + [.AE$2]*[.$D$1] + [.$E$1]" office:value-type="float" office:value="69">
            <text:p>69</text:p>
          </table:table-cell>
          <table:table-cell table:number-columns-repeated="225"/>
        </table:table-row>
        <table:table-row table:style-name="ro3">
          <table:table-cell office:value-type="float" office:value="2">
            <text:p>2</text:p>
          </table:table-cell>
          <table:table-cell table:formula="of:=FLOOR([.$A4]*[.B$2]*[.$F$1]; 1) + [.$A4]*[.$C$1] + [.B$2]*[.$D$1] + [.$E$1]" office:value-type="float" office:value="6">
            <text:p>6</text:p>
          </table:table-cell>
          <table:table-cell table:formula="of:=FLOOR([.$A4]*[.C$2]*[.$F$1]; 1) + [.$A4]*[.$C$1] + [.C$2]*[.$D$1] + [.$E$1]" office:value-type="float" office:value="9">
            <text:p>9</text:p>
          </table:table-cell>
          <table:table-cell table:formula="of:=FLOOR([.$A4]*[.D$2]*[.$F$1]; 1) + [.$A4]*[.$C$1] + [.D$2]*[.$D$1] + [.$E$1]" office:value-type="float" office:value="11">
            <text:p>11</text:p>
          </table:table-cell>
          <table:table-cell table:formula="of:=FLOOR([.$A4]*[.E$2]*[.$F$1]; 1) + [.$A4]*[.$C$1] + [.E$2]*[.$D$1] + [.$E$1]" office:value-type="float" office:value="14">
            <text:p>14</text:p>
          </table:table-cell>
          <table:table-cell table:formula="of:=FLOOR([.$A4]*[.F$2]*[.$F$1]; 1) + [.$A4]*[.$C$1] + [.F$2]*[.$D$1] + [.$E$1]" office:value-type="float" office:value="16">
            <text:p>16</text:p>
          </table:table-cell>
          <table:table-cell table:formula="of:=FLOOR([.$A4]*[.G$2]*[.$F$1]; 1) + [.$A4]*[.$C$1] + [.G$2]*[.$D$1] + [.$E$1]" office:value-type="float" office:value="19">
            <text:p>19</text:p>
          </table:table-cell>
          <table:table-cell table:formula="of:=FLOOR([.$A4]*[.H$2]*[.$F$1]; 1) + [.$A4]*[.$C$1] + [.H$2]*[.$D$1] + [.$E$1]" office:value-type="float" office:value="21">
            <text:p>21</text:p>
          </table:table-cell>
          <table:table-cell table:formula="of:=FLOOR([.$A4]*[.I$2]*[.$F$1]; 1) + [.$A4]*[.$C$1] + [.I$2]*[.$D$1] + [.$E$1]" office:value-type="float" office:value="24">
            <text:p>24</text:p>
          </table:table-cell>
          <table:table-cell table:formula="of:=FLOOR([.$A4]*[.J$2]*[.$F$1]; 1) + [.$A4]*[.$C$1] + [.J$2]*[.$D$1] + [.$E$1]" office:value-type="float" office:value="26">
            <text:p>26</text:p>
          </table:table-cell>
          <table:table-cell table:formula="of:=FLOOR([.$A4]*[.K$2]*[.$F$1]; 1) + [.$A4]*[.$C$1] + [.K$2]*[.$D$1] + [.$E$1]" office:value-type="float" office:value="29">
            <text:p>29</text:p>
          </table:table-cell>
          <table:table-cell table:formula="of:=FLOOR([.$A4]*[.L$2]*[.$F$1]; 1) + [.$A4]*[.$C$1] + [.L$2]*[.$D$1] + [.$E$1]" office:value-type="float" office:value="31">
            <text:p>31</text:p>
          </table:table-cell>
          <table:table-cell table:formula="of:=FLOOR([.$A4]*[.M$2]*[.$F$1]; 1) + [.$A4]*[.$C$1] + [.M$2]*[.$D$1] + [.$E$1]" office:value-type="float" office:value="34">
            <text:p>34</text:p>
          </table:table-cell>
          <table:table-cell table:formula="of:=FLOOR([.$A4]*[.N$2]*[.$F$1]; 1) + [.$A4]*[.$C$1] + [.N$2]*[.$D$1] + [.$E$1]" office:value-type="float" office:value="36">
            <text:p>36</text:p>
          </table:table-cell>
          <table:table-cell table:formula="of:=FLOOR([.$A4]*[.O$2]*[.$F$1]; 1) + [.$A4]*[.$C$1] + [.O$2]*[.$D$1] + [.$E$1]" office:value-type="float" office:value="39">
            <text:p>39</text:p>
          </table:table-cell>
          <table:table-cell table:formula="of:=FLOOR([.$A4]*[.P$2]*[.$F$1]; 1) + [.$A4]*[.$C$1] + [.P$2]*[.$D$1] + [.$E$1]" office:value-type="float" office:value="41">
            <text:p>41</text:p>
          </table:table-cell>
          <table:table-cell table:formula="of:=FLOOR([.$A4]*[.Q$2]*[.$F$1]; 1) + [.$A4]*[.$C$1] + [.Q$2]*[.$D$1] + [.$E$1]" office:value-type="float" office:value="44">
            <text:p>44</text:p>
          </table:table-cell>
          <table:table-cell table:formula="of:=FLOOR([.$A4]*[.R$2]*[.$F$1]; 1) + [.$A4]*[.$C$1] + [.R$2]*[.$D$1] + [.$E$1]" office:value-type="float" office:value="46">
            <text:p>46</text:p>
          </table:table-cell>
          <table:table-cell table:formula="of:=FLOOR([.$A4]*[.S$2]*[.$F$1]; 1) + [.$A4]*[.$C$1] + [.S$2]*[.$D$1] + [.$E$1]" office:value-type="float" office:value="49">
            <text:p>49</text:p>
          </table:table-cell>
          <table:table-cell table:formula="of:=FLOOR([.$A4]*[.T$2]*[.$F$1]; 1) + [.$A4]*[.$C$1] + [.T$2]*[.$D$1] + [.$E$1]" office:value-type="float" office:value="51">
            <text:p>51</text:p>
          </table:table-cell>
          <table:table-cell table:formula="of:=FLOOR([.$A4]*[.U$2]*[.$F$1]; 1) + [.$A4]*[.$C$1] + [.U$2]*[.$D$1] + [.$E$1]" office:value-type="float" office:value="54">
            <text:p>54</text:p>
          </table:table-cell>
          <table:table-cell table:formula="of:=FLOOR([.$A4]*[.V$2]*[.$F$1]; 1) + [.$A4]*[.$C$1] + [.V$2]*[.$D$1] + [.$E$1]" office:value-type="float" office:value="56">
            <text:p>56</text:p>
          </table:table-cell>
          <table:table-cell table:formula="of:=FLOOR([.$A4]*[.W$2]*[.$F$1]; 1) + [.$A4]*[.$C$1] + [.W$2]*[.$D$1] + [.$E$1]" office:value-type="float" office:value="59">
            <text:p>59</text:p>
          </table:table-cell>
          <table:table-cell table:formula="of:=FLOOR([.$A4]*[.X$2]*[.$F$1]; 1) + [.$A4]*[.$C$1] + [.X$2]*[.$D$1] + [.$E$1]" office:value-type="float" office:value="61">
            <text:p>61</text:p>
          </table:table-cell>
          <table:table-cell table:formula="of:=FLOOR([.$A4]*[.Y$2]*[.$F$1]; 1) + [.$A4]*[.$C$1] + [.Y$2]*[.$D$1] + [.$E$1]" office:value-type="float" office:value="64">
            <text:p>64</text:p>
          </table:table-cell>
          <table:table-cell table:formula="of:=FLOOR([.$A4]*[.Z$2]*[.$F$1]; 1) + [.$A4]*[.$C$1] + [.Z$2]*[.$D$1] + [.$E$1]" office:value-type="float" office:value="66">
            <text:p>66</text:p>
          </table:table-cell>
          <table:table-cell table:formula="of:=FLOOR([.$A4]*[.AA$2]*[.$F$1]; 1) + [.$A4]*[.$C$1] + [.AA$2]*[.$D$1] + [.$E$1]" office:value-type="float" office:value="69">
            <text:p>69</text:p>
          </table:table-cell>
          <table:table-cell table:formula="of:=FLOOR([.$A4]*[.AB$2]*[.$F$1]; 1) + [.$A4]*[.$C$1] + [.AB$2]*[.$D$1] + [.$E$1]" office:value-type="float" office:value="71">
            <text:p>71</text:p>
          </table:table-cell>
          <table:table-cell table:formula="of:=FLOOR([.$A4]*[.AC$2]*[.$F$1]; 1) + [.$A4]*[.$C$1] + [.AC$2]*[.$D$1] + [.$E$1]" office:value-type="float" office:value="74">
            <text:p>74</text:p>
          </table:table-cell>
          <table:table-cell table:formula="of:=FLOOR([.$A4]*[.AD$2]*[.$F$1]; 1) + [.$A4]*[.$C$1] + [.AD$2]*[.$D$1] + [.$E$1]" office:value-type="float" office:value="76">
            <text:p>76</text:p>
          </table:table-cell>
          <table:table-cell table:formula="of:=FLOOR([.$A4]*[.AE$2]*[.$F$1]; 1) + [.$A4]*[.$C$1] + [.AE$2]*[.$D$1] + [.$E$1]" office:value-type="float" office:value="79">
            <text:p>79</text:p>
          </table:table-cell>
          <table:table-cell table:number-columns-repeated="225"/>
        </table:table-row>
        <table:table-row table:style-name="ro3">
          <table:table-cell office:value-type="float" office:value="3">
            <text:p>3</text:p>
          </table:table-cell>
          <table:table-cell table:formula="of:=FLOOR([.$A5]*[.B$2]*[.$F$1]; 1) + [.$A5]*[.$C$1] + [.B$2]*[.$D$1] + [.$E$1]" office:value-type="float" office:value="8">
            <text:p>8</text:p>
          </table:table-cell>
          <table:table-cell table:formula="of:=FLOOR([.$A5]*[.C$2]*[.$F$1]; 1) + [.$A5]*[.$C$1] + [.C$2]*[.$D$1] + [.$E$1]" office:value-type="float" office:value="11">
            <text:p>11</text:p>
          </table:table-cell>
          <table:table-cell table:formula="of:=FLOOR([.$A5]*[.D$2]*[.$F$1]; 1) + [.$A5]*[.$C$1] + [.D$2]*[.$D$1] + [.$E$1]" office:value-type="float" office:value="14">
            <text:p>14</text:p>
          </table:table-cell>
          <table:table-cell table:formula="of:=FLOOR([.$A5]*[.E$2]*[.$F$1]; 1) + [.$A5]*[.$C$1] + [.E$2]*[.$D$1] + [.$E$1]" office:value-type="float" office:value="17">
            <text:p>17</text:p>
          </table:table-cell>
          <table:table-cell table:formula="of:=FLOOR([.$A5]*[.F$2]*[.$F$1]; 1) + [.$A5]*[.$C$1] + [.F$2]*[.$D$1] + [.$E$1]" office:value-type="float" office:value="19">
            <text:p>19</text:p>
          </table:table-cell>
          <table:table-cell table:formula="of:=FLOOR([.$A5]*[.G$2]*[.$F$1]; 1) + [.$A5]*[.$C$1] + [.G$2]*[.$D$1] + [.$E$1]" office:value-type="float" office:value="22">
            <text:p>22</text:p>
          </table:table-cell>
          <table:table-cell table:formula="of:=FLOOR([.$A5]*[.H$2]*[.$F$1]; 1) + [.$A5]*[.$C$1] + [.H$2]*[.$D$1] + [.$E$1]" office:value-type="float" office:value="25">
            <text:p>25</text:p>
          </table:table-cell>
          <table:table-cell table:formula="of:=FLOOR([.$A5]*[.I$2]*[.$F$1]; 1) + [.$A5]*[.$C$1] + [.I$2]*[.$D$1] + [.$E$1]" office:value-type="float" office:value="28">
            <text:p>28</text:p>
          </table:table-cell>
          <table:table-cell table:formula="of:=FLOOR([.$A5]*[.J$2]*[.$F$1]; 1) + [.$A5]*[.$C$1] + [.J$2]*[.$D$1] + [.$E$1]" office:value-type="float" office:value="30">
            <text:p>30</text:p>
          </table:table-cell>
          <table:table-cell table:formula="of:=FLOOR([.$A5]*[.K$2]*[.$F$1]; 1) + [.$A5]*[.$C$1] + [.K$2]*[.$D$1] + [.$E$1]" office:value-type="float" office:value="33">
            <text:p>33</text:p>
          </table:table-cell>
          <table:table-cell table:formula="of:=FLOOR([.$A5]*[.L$2]*[.$F$1]; 1) + [.$A5]*[.$C$1] + [.L$2]*[.$D$1] + [.$E$1]" office:value-type="float" office:value="36">
            <text:p>36</text:p>
          </table:table-cell>
          <table:table-cell table:formula="of:=FLOOR([.$A5]*[.M$2]*[.$F$1]; 1) + [.$A5]*[.$C$1] + [.M$2]*[.$D$1] + [.$E$1]" office:value-type="float" office:value="39">
            <text:p>39</text:p>
          </table:table-cell>
          <table:table-cell table:formula="of:=FLOOR([.$A5]*[.N$2]*[.$F$1]; 1) + [.$A5]*[.$C$1] + [.N$2]*[.$D$1] + [.$E$1]" office:value-type="float" office:value="41">
            <text:p>41</text:p>
          </table:table-cell>
          <table:table-cell table:formula="of:=FLOOR([.$A5]*[.O$2]*[.$F$1]; 1) + [.$A5]*[.$C$1] + [.O$2]*[.$D$1] + [.$E$1]" office:value-type="float" office:value="44">
            <text:p>44</text:p>
          </table:table-cell>
          <table:table-cell table:formula="of:=FLOOR([.$A5]*[.P$2]*[.$F$1]; 1) + [.$A5]*[.$C$1] + [.P$2]*[.$D$1] + [.$E$1]" office:value-type="float" office:value="47">
            <text:p>47</text:p>
          </table:table-cell>
          <table:table-cell table:formula="of:=FLOOR([.$A5]*[.Q$2]*[.$F$1]; 1) + [.$A5]*[.$C$1] + [.Q$2]*[.$D$1] + [.$E$1]" office:value-type="float" office:value="50">
            <text:p>50</text:p>
          </table:table-cell>
          <table:table-cell table:formula="of:=FLOOR([.$A5]*[.R$2]*[.$F$1]; 1) + [.$A5]*[.$C$1] + [.R$2]*[.$D$1] + [.$E$1]" office:value-type="float" office:value="52">
            <text:p>52</text:p>
          </table:table-cell>
          <table:table-cell table:formula="of:=FLOOR([.$A5]*[.S$2]*[.$F$1]; 1) + [.$A5]*[.$C$1] + [.S$2]*[.$D$1] + [.$E$1]" office:value-type="float" office:value="55">
            <text:p>55</text:p>
          </table:table-cell>
          <table:table-cell table:formula="of:=FLOOR([.$A5]*[.T$2]*[.$F$1]; 1) + [.$A5]*[.$C$1] + [.T$2]*[.$D$1] + [.$E$1]" office:value-type="float" office:value="58">
            <text:p>58</text:p>
          </table:table-cell>
          <table:table-cell table:formula="of:=FLOOR([.$A5]*[.U$2]*[.$F$1]; 1) + [.$A5]*[.$C$1] + [.U$2]*[.$D$1] + [.$E$1]" office:value-type="float" office:value="61">
            <text:p>61</text:p>
          </table:table-cell>
          <table:table-cell table:formula="of:=FLOOR([.$A5]*[.V$2]*[.$F$1]; 1) + [.$A5]*[.$C$1] + [.V$2]*[.$D$1] + [.$E$1]" office:value-type="float" office:value="63">
            <text:p>63</text:p>
          </table:table-cell>
          <table:table-cell table:formula="of:=FLOOR([.$A5]*[.W$2]*[.$F$1]; 1) + [.$A5]*[.$C$1] + [.W$2]*[.$D$1] + [.$E$1]" office:value-type="float" office:value="66">
            <text:p>66</text:p>
          </table:table-cell>
          <table:table-cell table:formula="of:=FLOOR([.$A5]*[.X$2]*[.$F$1]; 1) + [.$A5]*[.$C$1] + [.X$2]*[.$D$1] + [.$E$1]" office:value-type="float" office:value="69">
            <text:p>69</text:p>
          </table:table-cell>
          <table:table-cell table:formula="of:=FLOOR([.$A5]*[.Y$2]*[.$F$1]; 1) + [.$A5]*[.$C$1] + [.Y$2]*[.$D$1] + [.$E$1]" office:value-type="float" office:value="72">
            <text:p>72</text:p>
          </table:table-cell>
          <table:table-cell table:formula="of:=FLOOR([.$A5]*[.Z$2]*[.$F$1]; 1) + [.$A5]*[.$C$1] + [.Z$2]*[.$D$1] + [.$E$1]" office:value-type="float" office:value="74">
            <text:p>74</text:p>
          </table:table-cell>
          <table:table-cell table:formula="of:=FLOOR([.$A5]*[.AA$2]*[.$F$1]; 1) + [.$A5]*[.$C$1] + [.AA$2]*[.$D$1] + [.$E$1]" office:value-type="float" office:value="77">
            <text:p>77</text:p>
          </table:table-cell>
          <table:table-cell table:formula="of:=FLOOR([.$A5]*[.AB$2]*[.$F$1]; 1) + [.$A5]*[.$C$1] + [.AB$2]*[.$D$1] + [.$E$1]" office:value-type="float" office:value="80">
            <text:p>80</text:p>
          </table:table-cell>
          <table:table-cell table:formula="of:=FLOOR([.$A5]*[.AC$2]*[.$F$1]; 1) + [.$A5]*[.$C$1] + [.AC$2]*[.$D$1] + [.$E$1]" office:value-type="float" office:value="83">
            <text:p>83</text:p>
          </table:table-cell>
          <table:table-cell table:formula="of:=FLOOR([.$A5]*[.AD$2]*[.$F$1]; 1) + [.$A5]*[.$C$1] + [.AD$2]*[.$D$1] + [.$E$1]" office:value-type="float" office:value="85">
            <text:p>85</text:p>
          </table:table-cell>
          <table:table-cell table:formula="of:=FLOOR([.$A5]*[.AE$2]*[.$F$1]; 1) + [.$A5]*[.$C$1] + [.AE$2]*[.$D$1] + [.$E$1]" office:value-type="float" office:value="88">
            <text:p>88</text:p>
          </table:table-cell>
          <table:table-cell table:number-columns-repeated="225"/>
        </table:table-row>
        <table:table-row table:style-name="ro3">
          <table:table-cell office:value-type="float" office:value="4">
            <text:p>4</text:p>
          </table:table-cell>
          <table:table-cell table:formula="of:=FLOOR([.$A6]*[.B$2]*[.$F$1]; 1) + [.$A6]*[.$C$1] + [.B$2]*[.$D$1] + [.$E$1]" office:value-type="float" office:value="11">
            <text:p>11</text:p>
          </table:table-cell>
          <table:table-cell table:formula="of:=FLOOR([.$A6]*[.C$2]*[.$F$1]; 1) + [.$A6]*[.$C$1] + [.C$2]*[.$D$1] + [.$E$1]" office:value-type="float" office:value="14">
            <text:p>14</text:p>
          </table:table-cell>
          <table:table-cell table:formula="of:=FLOOR([.$A6]*[.D$2]*[.$F$1]; 1) + [.$A6]*[.$C$1] + [.D$2]*[.$D$1] + [.$E$1]" office:value-type="float" office:value="17">
            <text:p>17</text:p>
          </table:table-cell>
          <table:table-cell table:formula="of:=FLOOR([.$A6]*[.E$2]*[.$F$1]; 1) + [.$A6]*[.$C$1] + [.E$2]*[.$D$1] + [.$E$1]" office:value-type="float" office:value="20">
            <text:p>20</text:p>
          </table:table-cell>
          <table:table-cell table:formula="of:=FLOOR([.$A6]*[.F$2]*[.$F$1]; 1) + [.$A6]*[.$C$1] + [.F$2]*[.$D$1] + [.$E$1]" office:value-type="float" office:value="23">
            <text:p>23</text:p>
          </table:table-cell>
          <table:table-cell table:formula="of:=FLOOR([.$A6]*[.G$2]*[.$F$1]; 1) + [.$A6]*[.$C$1] + [.G$2]*[.$D$1] + [.$E$1]" office:value-type="float" office:value="26">
            <text:p>26</text:p>
          </table:table-cell>
          <table:table-cell table:formula="of:=FLOOR([.$A6]*[.H$2]*[.$F$1]; 1) + [.$A6]*[.$C$1] + [.H$2]*[.$D$1] + [.$E$1]" office:value-type="float" office:value="29">
            <text:p>29</text:p>
          </table:table-cell>
          <table:table-cell table:formula="of:=FLOOR([.$A6]*[.I$2]*[.$F$1]; 1) + [.$A6]*[.$C$1] + [.I$2]*[.$D$1] + [.$E$1]" office:value-type="float" office:value="32">
            <text:p>32</text:p>
          </table:table-cell>
          <table:table-cell table:formula="of:=FLOOR([.$A6]*[.J$2]*[.$F$1]; 1) + [.$A6]*[.$C$1] + [.J$2]*[.$D$1] + [.$E$1]" office:value-type="float" office:value="35">
            <text:p>35</text:p>
          </table:table-cell>
          <table:table-cell table:formula="of:=FLOOR([.$A6]*[.K$2]*[.$F$1]; 1) + [.$A6]*[.$C$1] + [.K$2]*[.$D$1] + [.$E$1]" office:value-type="float" office:value="38">
            <text:p>38</text:p>
          </table:table-cell>
          <table:table-cell table:formula="of:=FLOOR([.$A6]*[.L$2]*[.$F$1]; 1) + [.$A6]*[.$C$1] + [.L$2]*[.$D$1] + [.$E$1]" office:value-type="float" office:value="41">
            <text:p>41</text:p>
          </table:table-cell>
          <table:table-cell table:formula="of:=FLOOR([.$A6]*[.M$2]*[.$F$1]; 1) + [.$A6]*[.$C$1] + [.M$2]*[.$D$1] + [.$E$1]" office:value-type="float" office:value="44">
            <text:p>44</text:p>
          </table:table-cell>
          <table:table-cell table:formula="of:=FLOOR([.$A6]*[.N$2]*[.$F$1]; 1) + [.$A6]*[.$C$1] + [.N$2]*[.$D$1] + [.$E$1]" office:value-type="float" office:value="47">
            <text:p>47</text:p>
          </table:table-cell>
          <table:table-cell table:formula="of:=FLOOR([.$A6]*[.O$2]*[.$F$1]; 1) + [.$A6]*[.$C$1] + [.O$2]*[.$D$1] + [.$E$1]" office:value-type="float" office:value="50">
            <text:p>50</text:p>
          </table:table-cell>
          <table:table-cell table:formula="of:=FLOOR([.$A6]*[.P$2]*[.$F$1]; 1) + [.$A6]*[.$C$1] + [.P$2]*[.$D$1] + [.$E$1]" office:value-type="float" office:value="53">
            <text:p>53</text:p>
          </table:table-cell>
          <table:table-cell table:formula="of:=FLOOR([.$A6]*[.Q$2]*[.$F$1]; 1) + [.$A6]*[.$C$1] + [.Q$2]*[.$D$1] + [.$E$1]" office:value-type="float" office:value="56">
            <text:p>56</text:p>
          </table:table-cell>
          <table:table-cell table:formula="of:=FLOOR([.$A6]*[.R$2]*[.$F$1]; 1) + [.$A6]*[.$C$1] + [.R$2]*[.$D$1] + [.$E$1]" office:value-type="float" office:value="59">
            <text:p>59</text:p>
          </table:table-cell>
          <table:table-cell table:formula="of:=FLOOR([.$A6]*[.S$2]*[.$F$1]; 1) + [.$A6]*[.$C$1] + [.S$2]*[.$D$1] + [.$E$1]" office:value-type="float" office:value="62">
            <text:p>62</text:p>
          </table:table-cell>
          <table:table-cell table:formula="of:=FLOOR([.$A6]*[.T$2]*[.$F$1]; 1) + [.$A6]*[.$C$1] + [.T$2]*[.$D$1] + [.$E$1]" office:value-type="float" office:value="65">
            <text:p>65</text:p>
          </table:table-cell>
          <table:table-cell table:formula="of:=FLOOR([.$A6]*[.U$2]*[.$F$1]; 1) + [.$A6]*[.$C$1] + [.U$2]*[.$D$1] + [.$E$1]" office:value-type="float" office:value="68">
            <text:p>68</text:p>
          </table:table-cell>
          <table:table-cell table:formula="of:=FLOOR([.$A6]*[.V$2]*[.$F$1]; 1) + [.$A6]*[.$C$1] + [.V$2]*[.$D$1] + [.$E$1]" office:value-type="float" office:value="71">
            <text:p>71</text:p>
          </table:table-cell>
          <table:table-cell table:formula="of:=FLOOR([.$A6]*[.W$2]*[.$F$1]; 1) + [.$A6]*[.$C$1] + [.W$2]*[.$D$1] + [.$E$1]" office:value-type="float" office:value="74">
            <text:p>74</text:p>
          </table:table-cell>
          <table:table-cell table:formula="of:=FLOOR([.$A6]*[.X$2]*[.$F$1]; 1) + [.$A6]*[.$C$1] + [.X$2]*[.$D$1] + [.$E$1]" office:value-type="float" office:value="77">
            <text:p>77</text:p>
          </table:table-cell>
          <table:table-cell table:formula="of:=FLOOR([.$A6]*[.Y$2]*[.$F$1]; 1) + [.$A6]*[.$C$1] + [.Y$2]*[.$D$1] + [.$E$1]" office:value-type="float" office:value="80">
            <text:p>80</text:p>
          </table:table-cell>
          <table:table-cell table:formula="of:=FLOOR([.$A6]*[.Z$2]*[.$F$1]; 1) + [.$A6]*[.$C$1] + [.Z$2]*[.$D$1] + [.$E$1]" office:value-type="float" office:value="83">
            <text:p>83</text:p>
          </table:table-cell>
          <table:table-cell table:formula="of:=FLOOR([.$A6]*[.AA$2]*[.$F$1]; 1) + [.$A6]*[.$C$1] + [.AA$2]*[.$D$1] + [.$E$1]" office:value-type="float" office:value="86">
            <text:p>86</text:p>
          </table:table-cell>
          <table:table-cell table:formula="of:=FLOOR([.$A6]*[.AB$2]*[.$F$1]; 1) + [.$A6]*[.$C$1] + [.AB$2]*[.$D$1] + [.$E$1]" office:value-type="float" office:value="89">
            <text:p>89</text:p>
          </table:table-cell>
          <table:table-cell table:formula="of:=FLOOR([.$A6]*[.AC$2]*[.$F$1]; 1) + [.$A6]*[.$C$1] + [.AC$2]*[.$D$1] + [.$E$1]" office:value-type="float" office:value="92">
            <text:p>92</text:p>
          </table:table-cell>
          <table:table-cell table:formula="of:=FLOOR([.$A6]*[.AD$2]*[.$F$1]; 1) + [.$A6]*[.$C$1] + [.AD$2]*[.$D$1] + [.$E$1]" office:value-type="float" office:value="95">
            <text:p>95</text:p>
          </table:table-cell>
          <table:table-cell table:formula="of:=FLOOR([.$A6]*[.AE$2]*[.$F$1]; 1) + [.$A6]*[.$C$1] + [.AE$2]*[.$D$1] + [.$E$1]" office:value-type="float" office:value="98">
            <text:p>98</text:p>
          </table:table-cell>
          <table:table-cell table:number-columns-repeated="225"/>
        </table:table-row>
        <table:table-row table:style-name="ro3">
          <table:table-cell office:value-type="float" office:value="5">
            <text:p>5</text:p>
          </table:table-cell>
          <table:table-cell table:formula="of:=FLOOR([.$A7]*[.B$2]*[.$F$1]; 1) + [.$A7]*[.$C$1] + [.B$2]*[.$D$1] + [.$E$1]" office:value-type="float" office:value="13">
            <text:p>13</text:p>
          </table:table-cell>
          <table:table-cell table:formula="of:=FLOOR([.$A7]*[.C$2]*[.$F$1]; 1) + [.$A7]*[.$C$1] + [.C$2]*[.$D$1] + [.$E$1]" office:value-type="float" office:value="16">
            <text:p>16</text:p>
          </table:table-cell>
          <table:table-cell table:formula="of:=FLOOR([.$A7]*[.D$2]*[.$F$1]; 1) + [.$A7]*[.$C$1] + [.D$2]*[.$D$1] + [.$E$1]" office:value-type="float" office:value="19">
            <text:p>19</text:p>
          </table:table-cell>
          <table:table-cell table:formula="of:=FLOOR([.$A7]*[.E$2]*[.$F$1]; 1) + [.$A7]*[.$C$1] + [.E$2]*[.$D$1] + [.$E$1]" office:value-type="float" office:value="23">
            <text:p>23</text:p>
          </table:table-cell>
          <table:table-cell table:formula="of:=FLOOR([.$A7]*[.F$2]*[.$F$1]; 1) + [.$A7]*[.$C$1] + [.F$2]*[.$D$1] + [.$E$1]" office:value-type="float" office:value="26">
            <text:p>26</text:p>
          </table:table-cell>
          <table:table-cell table:formula="of:=FLOOR([.$A7]*[.G$2]*[.$F$1]; 1) + [.$A7]*[.$C$1] + [.G$2]*[.$D$1] + [.$E$1]" office:value-type="float" office:value="29">
            <text:p>29</text:p>
          </table:table-cell>
          <table:table-cell table:formula="of:=FLOOR([.$A7]*[.H$2]*[.$F$1]; 1) + [.$A7]*[.$C$1] + [.H$2]*[.$D$1] + [.$E$1]" office:value-type="float" office:value="32">
            <text:p>32</text:p>
          </table:table-cell>
          <table:table-cell table:formula="of:=FLOOR([.$A7]*[.I$2]*[.$F$1]; 1) + [.$A7]*[.$C$1] + [.I$2]*[.$D$1] + [.$E$1]" office:value-type="float" office:value="36">
            <text:p>36</text:p>
          </table:table-cell>
          <table:table-cell table:formula="of:=FLOOR([.$A7]*[.J$2]*[.$F$1]; 1) + [.$A7]*[.$C$1] + [.J$2]*[.$D$1] + [.$E$1]" office:value-type="float" office:value="39">
            <text:p>39</text:p>
          </table:table-cell>
          <table:table-cell table:formula="of:=FLOOR([.$A7]*[.K$2]*[.$F$1]; 1) + [.$A7]*[.$C$1] + [.K$2]*[.$D$1] + [.$E$1]" office:value-type="float" office:value="42">
            <text:p>42</text:p>
          </table:table-cell>
          <table:table-cell table:formula="of:=FLOOR([.$A7]*[.L$2]*[.$F$1]; 1) + [.$A7]*[.$C$1] + [.L$2]*[.$D$1] + [.$E$1]" office:value-type="float" office:value="45">
            <text:p>45</text:p>
          </table:table-cell>
          <table:table-cell table:formula="of:=FLOOR([.$A7]*[.M$2]*[.$F$1]; 1) + [.$A7]*[.$C$1] + [.M$2]*[.$D$1] + [.$E$1]" office:value-type="float" office:value="49">
            <text:p>49</text:p>
          </table:table-cell>
          <table:table-cell table:formula="of:=FLOOR([.$A7]*[.N$2]*[.$F$1]; 1) + [.$A7]*[.$C$1] + [.N$2]*[.$D$1] + [.$E$1]" office:value-type="float" office:value="52">
            <text:p>52</text:p>
          </table:table-cell>
          <table:table-cell table:formula="of:=FLOOR([.$A7]*[.O$2]*[.$F$1]; 1) + [.$A7]*[.$C$1] + [.O$2]*[.$D$1] + [.$E$1]" office:value-type="float" office:value="55">
            <text:p>55</text:p>
          </table:table-cell>
          <table:table-cell table:formula="of:=FLOOR([.$A7]*[.P$2]*[.$F$1]; 1) + [.$A7]*[.$C$1] + [.P$2]*[.$D$1] + [.$E$1]" office:value-type="float" office:value="58">
            <text:p>58</text:p>
          </table:table-cell>
          <table:table-cell table:formula="of:=FLOOR([.$A7]*[.Q$2]*[.$F$1]; 1) + [.$A7]*[.$C$1] + [.Q$2]*[.$D$1] + [.$E$1]" office:value-type="float" office:value="62">
            <text:p>62</text:p>
          </table:table-cell>
          <table:table-cell table:formula="of:=FLOOR([.$A7]*[.R$2]*[.$F$1]; 1) + [.$A7]*[.$C$1] + [.R$2]*[.$D$1] + [.$E$1]" office:value-type="float" office:value="65">
            <text:p>65</text:p>
          </table:table-cell>
          <table:table-cell table:formula="of:=FLOOR([.$A7]*[.S$2]*[.$F$1]; 1) + [.$A7]*[.$C$1] + [.S$2]*[.$D$1] + [.$E$1]" office:value-type="float" office:value="68">
            <text:p>68</text:p>
          </table:table-cell>
          <table:table-cell table:formula="of:=FLOOR([.$A7]*[.T$2]*[.$F$1]; 1) + [.$A7]*[.$C$1] + [.T$2]*[.$D$1] + [.$E$1]" office:value-type="float" office:value="71">
            <text:p>71</text:p>
          </table:table-cell>
          <table:table-cell table:formula="of:=FLOOR([.$A7]*[.U$2]*[.$F$1]; 1) + [.$A7]*[.$C$1] + [.U$2]*[.$D$1] + [.$E$1]" office:value-type="float" office:value="75">
            <text:p>75</text:p>
          </table:table-cell>
          <table:table-cell table:formula="of:=FLOOR([.$A7]*[.V$2]*[.$F$1]; 1) + [.$A7]*[.$C$1] + [.V$2]*[.$D$1] + [.$E$1]" office:value-type="float" office:value="78">
            <text:p>78</text:p>
          </table:table-cell>
          <table:table-cell table:formula="of:=FLOOR([.$A7]*[.W$2]*[.$F$1]; 1) + [.$A7]*[.$C$1] + [.W$2]*[.$D$1] + [.$E$1]" office:value-type="float" office:value="81">
            <text:p>81</text:p>
          </table:table-cell>
          <table:table-cell table:formula="of:=FLOOR([.$A7]*[.X$2]*[.$F$1]; 1) + [.$A7]*[.$C$1] + [.X$2]*[.$D$1] + [.$E$1]" office:value-type="float" office:value="84">
            <text:p>84</text:p>
          </table:table-cell>
          <table:table-cell table:formula="of:=FLOOR([.$A7]*[.Y$2]*[.$F$1]; 1) + [.$A7]*[.$C$1] + [.Y$2]*[.$D$1] + [.$E$1]" office:value-type="float" office:value="88">
            <text:p>88</text:p>
          </table:table-cell>
          <table:table-cell table:formula="of:=FLOOR([.$A7]*[.Z$2]*[.$F$1]; 1) + [.$A7]*[.$C$1] + [.Z$2]*[.$D$1] + [.$E$1]" office:value-type="float" office:value="91">
            <text:p>91</text:p>
          </table:table-cell>
          <table:table-cell table:formula="of:=FLOOR([.$A7]*[.AA$2]*[.$F$1]; 1) + [.$A7]*[.$C$1] + [.AA$2]*[.$D$1] + [.$E$1]" office:value-type="float" office:value="94">
            <text:p>94</text:p>
          </table:table-cell>
          <table:table-cell table:formula="of:=FLOOR([.$A7]*[.AB$2]*[.$F$1]; 1) + [.$A7]*[.$C$1] + [.AB$2]*[.$D$1] + [.$E$1]" office:value-type="float" office:value="97">
            <text:p>97</text:p>
          </table:table-cell>
          <table:table-cell table:formula="of:=FLOOR([.$A7]*[.AC$2]*[.$F$1]; 1) + [.$A7]*[.$C$1] + [.AC$2]*[.$D$1] + [.$E$1]" office:value-type="float" office:value="101">
            <text:p>101</text:p>
          </table:table-cell>
          <table:table-cell table:formula="of:=FLOOR([.$A7]*[.AD$2]*[.$F$1]; 1) + [.$A7]*[.$C$1] + [.AD$2]*[.$D$1] + [.$E$1]" office:value-type="float" office:value="104">
            <text:p>104</text:p>
          </table:table-cell>
          <table:table-cell table:formula="of:=FLOOR([.$A7]*[.AE$2]*[.$F$1]; 1) + [.$A7]*[.$C$1] + [.AE$2]*[.$D$1] + [.$E$1]" office:value-type="float" office:value="107">
            <text:p>107</text:p>
          </table:table-cell>
          <table:table-cell table:number-columns-repeated="225"/>
        </table:table-row>
        <table:table-row table:style-name="ro3">
          <table:table-cell office:value-type="float" office:value="6">
            <text:p>6</text:p>
          </table:table-cell>
          <table:table-cell table:formula="of:=FLOOR([.$A8]*[.B$2]*[.$F$1]; 1) + [.$A8]*[.$C$1] + [.B$2]*[.$D$1] + [.$E$1]" office:value-type="float" office:value="15">
            <text:p>15</text:p>
          </table:table-cell>
          <table:table-cell table:formula="of:=FLOOR([.$A8]*[.C$2]*[.$F$1]; 1) + [.$A8]*[.$C$1] + [.C$2]*[.$D$1] + [.$E$1]" office:value-type="float" office:value="19">
            <text:p>19</text:p>
          </table:table-cell>
          <table:table-cell table:formula="of:=FLOOR([.$A8]*[.D$2]*[.$F$1]; 1) + [.$A8]*[.$C$1] + [.D$2]*[.$D$1] + [.$E$1]" office:value-type="float" office:value="22">
            <text:p>22</text:p>
          </table:table-cell>
          <table:table-cell table:formula="of:=FLOOR([.$A8]*[.E$2]*[.$F$1]; 1) + [.$A8]*[.$C$1] + [.E$2]*[.$D$1] + [.$E$1]" office:value-type="float" office:value="26">
            <text:p>26</text:p>
          </table:table-cell>
          <table:table-cell table:formula="of:=FLOOR([.$A8]*[.F$2]*[.$F$1]; 1) + [.$A8]*[.$C$1] + [.F$2]*[.$D$1] + [.$E$1]" office:value-type="float" office:value="29">
            <text:p>29</text:p>
          </table:table-cell>
          <table:table-cell table:formula="of:=FLOOR([.$A8]*[.G$2]*[.$F$1]; 1) + [.$A8]*[.$C$1] + [.G$2]*[.$D$1] + [.$E$1]" office:value-type="float" office:value="33">
            <text:p>33</text:p>
          </table:table-cell>
          <table:table-cell table:formula="of:=FLOOR([.$A8]*[.H$2]*[.$F$1]; 1) + [.$A8]*[.$C$1] + [.H$2]*[.$D$1] + [.$E$1]" office:value-type="float" office:value="36">
            <text:p>36</text:p>
          </table:table-cell>
          <table:table-cell table:formula="of:=FLOOR([.$A8]*[.I$2]*[.$F$1]; 1) + [.$A8]*[.$C$1] + [.I$2]*[.$D$1] + [.$E$1]" office:value-type="float" office:value="40">
            <text:p>40</text:p>
          </table:table-cell>
          <table:table-cell table:formula="of:=FLOOR([.$A8]*[.J$2]*[.$F$1]; 1) + [.$A8]*[.$C$1] + [.J$2]*[.$D$1] + [.$E$1]" office:value-type="float" office:value="43">
            <text:p>43</text:p>
          </table:table-cell>
          <table:table-cell table:formula="of:=FLOOR([.$A8]*[.K$2]*[.$F$1]; 1) + [.$A8]*[.$C$1] + [.K$2]*[.$D$1] + [.$E$1]" office:value-type="float" office:value="47">
            <text:p>47</text:p>
          </table:table-cell>
          <table:table-cell table:formula="of:=FLOOR([.$A8]*[.L$2]*[.$F$1]; 1) + [.$A8]*[.$C$1] + [.L$2]*[.$D$1] + [.$E$1]" office:value-type="float" office:value="50">
            <text:p>50</text:p>
          </table:table-cell>
          <table:table-cell table:formula="of:=FLOOR([.$A8]*[.M$2]*[.$F$1]; 1) + [.$A8]*[.$C$1] + [.M$2]*[.$D$1] + [.$E$1]" office:value-type="float" office:value="54">
            <text:p>54</text:p>
          </table:table-cell>
          <table:table-cell table:formula="of:=FLOOR([.$A8]*[.N$2]*[.$F$1]; 1) + [.$A8]*[.$C$1] + [.N$2]*[.$D$1] + [.$E$1]" office:value-type="float" office:value="57">
            <text:p>57</text:p>
          </table:table-cell>
          <table:table-cell table:formula="of:=FLOOR([.$A8]*[.O$2]*[.$F$1]; 1) + [.$A8]*[.$C$1] + [.O$2]*[.$D$1] + [.$E$1]" office:value-type="float" office:value="61">
            <text:p>61</text:p>
          </table:table-cell>
          <table:table-cell table:formula="of:=FLOOR([.$A8]*[.P$2]*[.$F$1]; 1) + [.$A8]*[.$C$1] + [.P$2]*[.$D$1] + [.$E$1]" office:value-type="float" office:value="64">
            <text:p>64</text:p>
          </table:table-cell>
          <table:table-cell table:formula="of:=FLOOR([.$A8]*[.Q$2]*[.$F$1]; 1) + [.$A8]*[.$C$1] + [.Q$2]*[.$D$1] + [.$E$1]" office:value-type="float" office:value="68">
            <text:p>68</text:p>
          </table:table-cell>
          <table:table-cell table:formula="of:=FLOOR([.$A8]*[.R$2]*[.$F$1]; 1) + [.$A8]*[.$C$1] + [.R$2]*[.$D$1] + [.$E$1]" office:value-type="float" office:value="71">
            <text:p>71</text:p>
          </table:table-cell>
          <table:table-cell table:formula="of:=FLOOR([.$A8]*[.S$2]*[.$F$1]; 1) + [.$A8]*[.$C$1] + [.S$2]*[.$D$1] + [.$E$1]" office:value-type="float" office:value="75">
            <text:p>75</text:p>
          </table:table-cell>
          <table:table-cell table:formula="of:=FLOOR([.$A8]*[.T$2]*[.$F$1]; 1) + [.$A8]*[.$C$1] + [.T$2]*[.$D$1] + [.$E$1]" office:value-type="float" office:value="78">
            <text:p>78</text:p>
          </table:table-cell>
          <table:table-cell table:formula="of:=FLOOR([.$A8]*[.U$2]*[.$F$1]; 1) + [.$A8]*[.$C$1] + [.U$2]*[.$D$1] + [.$E$1]" office:value-type="float" office:value="82">
            <text:p>82</text:p>
          </table:table-cell>
          <table:table-cell table:formula="of:=FLOOR([.$A8]*[.V$2]*[.$F$1]; 1) + [.$A8]*[.$C$1] + [.V$2]*[.$D$1] + [.$E$1]" office:value-type="float" office:value="85">
            <text:p>85</text:p>
          </table:table-cell>
          <table:table-cell table:formula="of:=FLOOR([.$A8]*[.W$2]*[.$F$1]; 1) + [.$A8]*[.$C$1] + [.W$2]*[.$D$1] + [.$E$1]" office:value-type="float" office:value="89">
            <text:p>89</text:p>
          </table:table-cell>
          <table:table-cell table:formula="of:=FLOOR([.$A8]*[.X$2]*[.$F$1]; 1) + [.$A8]*[.$C$1] + [.X$2]*[.$D$1] + [.$E$1]" office:value-type="float" office:value="92">
            <text:p>92</text:p>
          </table:table-cell>
          <table:table-cell table:formula="of:=FLOOR([.$A8]*[.Y$2]*[.$F$1]; 1) + [.$A8]*[.$C$1] + [.Y$2]*[.$D$1] + [.$E$1]" office:value-type="float" office:value="96">
            <text:p>96</text:p>
          </table:table-cell>
          <table:table-cell table:formula="of:=FLOOR([.$A8]*[.Z$2]*[.$F$1]; 1) + [.$A8]*[.$C$1] + [.Z$2]*[.$D$1] + [.$E$1]" office:value-type="float" office:value="99">
            <text:p>99</text:p>
          </table:table-cell>
          <table:table-cell table:formula="of:=FLOOR([.$A8]*[.AA$2]*[.$F$1]; 1) + [.$A8]*[.$C$1] + [.AA$2]*[.$D$1] + [.$E$1]" office:value-type="float" office:value="103">
            <text:p>103</text:p>
          </table:table-cell>
          <table:table-cell table:formula="of:=FLOOR([.$A8]*[.AB$2]*[.$F$1]; 1) + [.$A8]*[.$C$1] + [.AB$2]*[.$D$1] + [.$E$1]" office:value-type="float" office:value="106">
            <text:p>106</text:p>
          </table:table-cell>
          <table:table-cell table:formula="of:=FLOOR([.$A8]*[.AC$2]*[.$F$1]; 1) + [.$A8]*[.$C$1] + [.AC$2]*[.$D$1] + [.$E$1]" office:value-type="float" office:value="110">
            <text:p>110</text:p>
          </table:table-cell>
          <table:table-cell table:formula="of:=FLOOR([.$A8]*[.AD$2]*[.$F$1]; 1) + [.$A8]*[.$C$1] + [.AD$2]*[.$D$1] + [.$E$1]" office:value-type="float" office:value="113">
            <text:p>113</text:p>
          </table:table-cell>
          <table:table-cell table:formula="of:=FLOOR([.$A8]*[.AE$2]*[.$F$1]; 1) + [.$A8]*[.$C$1] + [.AE$2]*[.$D$1] + [.$E$1]" office:value-type="float" office:value="117">
            <text:p>117</text:p>
          </table:table-cell>
          <table:table-cell table:number-columns-repeated="225"/>
        </table:table-row>
        <table:table-row table:style-name="ro3">
          <table:table-cell office:value-type="float" office:value="7">
            <text:p>7</text:p>
          </table:table-cell>
          <table:table-cell table:formula="of:=FLOOR([.$A9]*[.B$2]*[.$F$1]; 1) + [.$A9]*[.$C$1] + [.B$2]*[.$D$1] + [.$E$1]" office:value-type="float" office:value="17">
            <text:p>17</text:p>
          </table:table-cell>
          <table:table-cell table:formula="of:=FLOOR([.$A9]*[.C$2]*[.$F$1]; 1) + [.$A9]*[.$C$1] + [.C$2]*[.$D$1] + [.$E$1]" office:value-type="float" office:value="21">
            <text:p>21</text:p>
          </table:table-cell>
          <table:table-cell table:formula="of:=FLOOR([.$A9]*[.D$2]*[.$F$1]; 1) + [.$A9]*[.$C$1] + [.D$2]*[.$D$1] + [.$E$1]" office:value-type="float" office:value="25">
            <text:p>25</text:p>
          </table:table-cell>
          <table:table-cell table:formula="of:=FLOOR([.$A9]*[.E$2]*[.$F$1]; 1) + [.$A9]*[.$C$1] + [.E$2]*[.$D$1] + [.$E$1]" office:value-type="float" office:value="29">
            <text:p>29</text:p>
          </table:table-cell>
          <table:table-cell table:formula="of:=FLOOR([.$A9]*[.F$2]*[.$F$1]; 1) + [.$A9]*[.$C$1] + [.F$2]*[.$D$1] + [.$E$1]" office:value-type="float" office:value="32">
            <text:p>32</text:p>
          </table:table-cell>
          <table:table-cell table:formula="of:=FLOOR([.$A9]*[.G$2]*[.$F$1]; 1) + [.$A9]*[.$C$1] + [.G$2]*[.$D$1] + [.$E$1]" office:value-type="float" office:value="36">
            <text:p>36</text:p>
          </table:table-cell>
          <table:table-cell table:formula="of:=FLOOR([.$A9]*[.H$2]*[.$F$1]; 1) + [.$A9]*[.$C$1] + [.H$2]*[.$D$1] + [.$E$1]" office:value-type="float" office:value="40">
            <text:p>40</text:p>
          </table:table-cell>
          <table:table-cell table:formula="of:=FLOOR([.$A9]*[.I$2]*[.$F$1]; 1) + [.$A9]*[.$C$1] + [.I$2]*[.$D$1] + [.$E$1]" office:value-type="float" office:value="44">
            <text:p>44</text:p>
          </table:table-cell>
          <table:table-cell table:formula="of:=FLOOR([.$A9]*[.J$2]*[.$F$1]; 1) + [.$A9]*[.$C$1] + [.J$2]*[.$D$1] + [.$E$1]" office:value-type="float" office:value="47">
            <text:p>47</text:p>
          </table:table-cell>
          <table:table-cell table:formula="of:=FLOOR([.$A9]*[.K$2]*[.$F$1]; 1) + [.$A9]*[.$C$1] + [.K$2]*[.$D$1] + [.$E$1]" office:value-type="float" office:value="51">
            <text:p>51</text:p>
          </table:table-cell>
          <table:table-cell table:formula="of:=FLOOR([.$A9]*[.L$2]*[.$F$1]; 1) + [.$A9]*[.$C$1] + [.L$2]*[.$D$1] + [.$E$1]" office:value-type="float" office:value="55">
            <text:p>55</text:p>
          </table:table-cell>
          <table:table-cell table:formula="of:=FLOOR([.$A9]*[.M$2]*[.$F$1]; 1) + [.$A9]*[.$C$1] + [.M$2]*[.$D$1] + [.$E$1]" office:value-type="float" office:value="59">
            <text:p>59</text:p>
          </table:table-cell>
          <table:table-cell table:formula="of:=FLOOR([.$A9]*[.N$2]*[.$F$1]; 1) + [.$A9]*[.$C$1] + [.N$2]*[.$D$1] + [.$E$1]" office:value-type="float" office:value="62">
            <text:p>62</text:p>
          </table:table-cell>
          <table:table-cell table:formula="of:=FLOOR([.$A9]*[.O$2]*[.$F$1]; 1) + [.$A9]*[.$C$1] + [.O$2]*[.$D$1] + [.$E$1]" office:value-type="float" office:value="66">
            <text:p>66</text:p>
          </table:table-cell>
          <table:table-cell table:formula="of:=FLOOR([.$A9]*[.P$2]*[.$F$1]; 1) + [.$A9]*[.$C$1] + [.P$2]*[.$D$1] + [.$E$1]" office:value-type="float" office:value="70">
            <text:p>70</text:p>
          </table:table-cell>
          <table:table-cell table:formula="of:=FLOOR([.$A9]*[.Q$2]*[.$F$1]; 1) + [.$A9]*[.$C$1] + [.Q$2]*[.$D$1] + [.$E$1]" office:value-type="float" office:value="74">
            <text:p>74</text:p>
          </table:table-cell>
          <table:table-cell table:formula="of:=FLOOR([.$A9]*[.R$2]*[.$F$1]; 1) + [.$A9]*[.$C$1] + [.R$2]*[.$D$1] + [.$E$1]" office:value-type="float" office:value="77">
            <text:p>77</text:p>
          </table:table-cell>
          <table:table-cell table:formula="of:=FLOOR([.$A9]*[.S$2]*[.$F$1]; 1) + [.$A9]*[.$C$1] + [.S$2]*[.$D$1] + [.$E$1]" office:value-type="float" office:value="81">
            <text:p>81</text:p>
          </table:table-cell>
          <table:table-cell table:formula="of:=FLOOR([.$A9]*[.T$2]*[.$F$1]; 1) + [.$A9]*[.$C$1] + [.T$2]*[.$D$1] + [.$E$1]" office:value-type="float" office:value="85">
            <text:p>85</text:p>
          </table:table-cell>
          <table:table-cell table:formula="of:=FLOOR([.$A9]*[.U$2]*[.$F$1]; 1) + [.$A9]*[.$C$1] + [.U$2]*[.$D$1] + [.$E$1]" office:value-type="float" office:value="89">
            <text:p>89</text:p>
          </table:table-cell>
          <table:table-cell table:formula="of:=FLOOR([.$A9]*[.V$2]*[.$F$1]; 1) + [.$A9]*[.$C$1] + [.V$2]*[.$D$1] + [.$E$1]" office:value-type="float" office:value="92">
            <text:p>92</text:p>
          </table:table-cell>
          <table:table-cell table:formula="of:=FLOOR([.$A9]*[.W$2]*[.$F$1]; 1) + [.$A9]*[.$C$1] + [.W$2]*[.$D$1] + [.$E$1]" office:value-type="float" office:value="96">
            <text:p>96</text:p>
          </table:table-cell>
          <table:table-cell table:formula="of:=FLOOR([.$A9]*[.X$2]*[.$F$1]; 1) + [.$A9]*[.$C$1] + [.X$2]*[.$D$1] + [.$E$1]" office:value-type="float" office:value="100">
            <text:p>100</text:p>
          </table:table-cell>
          <table:table-cell table:formula="of:=FLOOR([.$A9]*[.Y$2]*[.$F$1]; 1) + [.$A9]*[.$C$1] + [.Y$2]*[.$D$1] + [.$E$1]" office:value-type="float" office:value="104">
            <text:p>104</text:p>
          </table:table-cell>
          <table:table-cell table:formula="of:=FLOOR([.$A9]*[.Z$2]*[.$F$1]; 1) + [.$A9]*[.$C$1] + [.Z$2]*[.$D$1] + [.$E$1]" office:value-type="float" office:value="107">
            <text:p>107</text:p>
          </table:table-cell>
          <table:table-cell table:formula="of:=FLOOR([.$A9]*[.AA$2]*[.$F$1]; 1) + [.$A9]*[.$C$1] + [.AA$2]*[.$D$1] + [.$E$1]" office:value-type="float" office:value="111">
            <text:p>111</text:p>
          </table:table-cell>
          <table:table-cell table:formula="of:=FLOOR([.$A9]*[.AB$2]*[.$F$1]; 1) + [.$A9]*[.$C$1] + [.AB$2]*[.$D$1] + [.$E$1]" office:value-type="float" office:value="115">
            <text:p>115</text:p>
          </table:table-cell>
          <table:table-cell table:formula="of:=FLOOR([.$A9]*[.AC$2]*[.$F$1]; 1) + [.$A9]*[.$C$1] + [.AC$2]*[.$D$1] + [.$E$1]" office:value-type="float" office:value="119">
            <text:p>119</text:p>
          </table:table-cell>
          <table:table-cell table:formula="of:=FLOOR([.$A9]*[.AD$2]*[.$F$1]; 1) + [.$A9]*[.$C$1] + [.AD$2]*[.$D$1] + [.$E$1]" office:value-type="float" office:value="122">
            <text:p>122</text:p>
          </table:table-cell>
          <table:table-cell table:formula="of:=FLOOR([.$A9]*[.AE$2]*[.$F$1]; 1) + [.$A9]*[.$C$1] + [.AE$2]*[.$D$1] + [.$E$1]" office:value-type="float" office:value="126">
            <text:p>126</text:p>
          </table:table-cell>
          <table:table-cell table:number-columns-repeated="225"/>
        </table:table-row>
        <table:table-row table:style-name="ro3">
          <table:table-cell office:value-type="float" office:value="8">
            <text:p>8</text:p>
          </table:table-cell>
          <table:table-cell table:formula="of:=FLOOR([.$A10]*[.B$2]*[.$F$1]; 1) + [.$A10]*[.$C$1] + [.B$2]*[.$D$1] + [.$E$1]" office:value-type="float" office:value="20">
            <text:p>20</text:p>
          </table:table-cell>
          <table:table-cell table:formula="of:=FLOOR([.$A10]*[.C$2]*[.$F$1]; 1) + [.$A10]*[.$C$1] + [.C$2]*[.$D$1] + [.$E$1]" office:value-type="float" office:value="24">
            <text:p>24</text:p>
          </table:table-cell>
          <table:table-cell table:formula="of:=FLOOR([.$A10]*[.D$2]*[.$F$1]; 1) + [.$A10]*[.$C$1] + [.D$2]*[.$D$1] + [.$E$1]" office:value-type="float" office:value="28">
            <text:p>28</text:p>
          </table:table-cell>
          <table:table-cell table:formula="of:=FLOOR([.$A10]*[.E$2]*[.$F$1]; 1) + [.$A10]*[.$C$1] + [.E$2]*[.$D$1] + [.$E$1]" office:value-type="float" office:value="32">
            <text:p>32</text:p>
          </table:table-cell>
          <table:table-cell table:formula="of:=FLOOR([.$A10]*[.F$2]*[.$F$1]; 1) + [.$A10]*[.$C$1] + [.F$2]*[.$D$1] + [.$E$1]" office:value-type="float" office:value="36">
            <text:p>36</text:p>
          </table:table-cell>
          <table:table-cell table:formula="of:=FLOOR([.$A10]*[.G$2]*[.$F$1]; 1) + [.$A10]*[.$C$1] + [.G$2]*[.$D$1] + [.$E$1]" office:value-type="float" office:value="40">
            <text:p>40</text:p>
          </table:table-cell>
          <table:table-cell table:formula="of:=FLOOR([.$A10]*[.H$2]*[.$F$1]; 1) + [.$A10]*[.$C$1] + [.H$2]*[.$D$1] + [.$E$1]" office:value-type="float" office:value="44">
            <text:p>44</text:p>
          </table:table-cell>
          <table:table-cell table:formula="of:=FLOOR([.$A10]*[.I$2]*[.$F$1]; 1) + [.$A10]*[.$C$1] + [.I$2]*[.$D$1] + [.$E$1]" office:value-type="float" office:value="48">
            <text:p>48</text:p>
          </table:table-cell>
          <table:table-cell table:formula="of:=FLOOR([.$A10]*[.J$2]*[.$F$1]; 1) + [.$A10]*[.$C$1] + [.J$2]*[.$D$1] + [.$E$1]" office:value-type="float" office:value="52">
            <text:p>52</text:p>
          </table:table-cell>
          <table:table-cell table:formula="of:=FLOOR([.$A10]*[.K$2]*[.$F$1]; 1) + [.$A10]*[.$C$1] + [.K$2]*[.$D$1] + [.$E$1]" office:value-type="float" office:value="56">
            <text:p>56</text:p>
          </table:table-cell>
          <table:table-cell table:formula="of:=FLOOR([.$A10]*[.L$2]*[.$F$1]; 1) + [.$A10]*[.$C$1] + [.L$2]*[.$D$1] + [.$E$1]" office:value-type="float" office:value="60">
            <text:p>60</text:p>
          </table:table-cell>
          <table:table-cell table:formula="of:=FLOOR([.$A10]*[.M$2]*[.$F$1]; 1) + [.$A10]*[.$C$1] + [.M$2]*[.$D$1] + [.$E$1]" office:value-type="float" office:value="64">
            <text:p>64</text:p>
          </table:table-cell>
          <table:table-cell table:formula="of:=FLOOR([.$A10]*[.N$2]*[.$F$1]; 1) + [.$A10]*[.$C$1] + [.N$2]*[.$D$1] + [.$E$1]" office:value-type="float" office:value="68">
            <text:p>68</text:p>
          </table:table-cell>
          <table:table-cell table:formula="of:=FLOOR([.$A10]*[.O$2]*[.$F$1]; 1) + [.$A10]*[.$C$1] + [.O$2]*[.$D$1] + [.$E$1]" office:value-type="float" office:value="72">
            <text:p>72</text:p>
          </table:table-cell>
          <table:table-cell table:formula="of:=FLOOR([.$A10]*[.P$2]*[.$F$1]; 1) + [.$A10]*[.$C$1] + [.P$2]*[.$D$1] + [.$E$1]" office:value-type="float" office:value="76">
            <text:p>76</text:p>
          </table:table-cell>
          <table:table-cell table:formula="of:=FLOOR([.$A10]*[.Q$2]*[.$F$1]; 1) + [.$A10]*[.$C$1] + [.Q$2]*[.$D$1] + [.$E$1]" office:value-type="float" office:value="80">
            <text:p>80</text:p>
          </table:table-cell>
          <table:table-cell table:formula="of:=FLOOR([.$A10]*[.R$2]*[.$F$1]; 1) + [.$A10]*[.$C$1] + [.R$2]*[.$D$1] + [.$E$1]" office:value-type="float" office:value="84">
            <text:p>84</text:p>
          </table:table-cell>
          <table:table-cell table:formula="of:=FLOOR([.$A10]*[.S$2]*[.$F$1]; 1) + [.$A10]*[.$C$1] + [.S$2]*[.$D$1] + [.$E$1]" office:value-type="float" office:value="88">
            <text:p>88</text:p>
          </table:table-cell>
          <table:table-cell table:formula="of:=FLOOR([.$A10]*[.T$2]*[.$F$1]; 1) + [.$A10]*[.$C$1] + [.T$2]*[.$D$1] + [.$E$1]" office:value-type="float" office:value="92">
            <text:p>92</text:p>
          </table:table-cell>
          <table:table-cell table:formula="of:=FLOOR([.$A10]*[.U$2]*[.$F$1]; 1) + [.$A10]*[.$C$1] + [.U$2]*[.$D$1] + [.$E$1]" office:value-type="float" office:value="96">
            <text:p>96</text:p>
          </table:table-cell>
          <table:table-cell table:formula="of:=FLOOR([.$A10]*[.V$2]*[.$F$1]; 1) + [.$A10]*[.$C$1] + [.V$2]*[.$D$1] + [.$E$1]" office:value-type="float" office:value="100">
            <text:p>100</text:p>
          </table:table-cell>
          <table:table-cell table:formula="of:=FLOOR([.$A10]*[.W$2]*[.$F$1]; 1) + [.$A10]*[.$C$1] + [.W$2]*[.$D$1] + [.$E$1]" office:value-type="float" office:value="104">
            <text:p>104</text:p>
          </table:table-cell>
          <table:table-cell table:formula="of:=FLOOR([.$A10]*[.X$2]*[.$F$1]; 1) + [.$A10]*[.$C$1] + [.X$2]*[.$D$1] + [.$E$1]" office:value-type="float" office:value="108">
            <text:p>108</text:p>
          </table:table-cell>
          <table:table-cell table:formula="of:=FLOOR([.$A10]*[.Y$2]*[.$F$1]; 1) + [.$A10]*[.$C$1] + [.Y$2]*[.$D$1] + [.$E$1]" office:value-type="float" office:value="112">
            <text:p>112</text:p>
          </table:table-cell>
          <table:table-cell table:formula="of:=FLOOR([.$A10]*[.Z$2]*[.$F$1]; 1) + [.$A10]*[.$C$1] + [.Z$2]*[.$D$1] + [.$E$1]" office:value-type="float" office:value="116">
            <text:p>116</text:p>
          </table:table-cell>
          <table:table-cell table:formula="of:=FLOOR([.$A10]*[.AA$2]*[.$F$1]; 1) + [.$A10]*[.$C$1] + [.AA$2]*[.$D$1] + [.$E$1]" office:value-type="float" office:value="120">
            <text:p>120</text:p>
          </table:table-cell>
          <table:table-cell table:formula="of:=FLOOR([.$A10]*[.AB$2]*[.$F$1]; 1) + [.$A10]*[.$C$1] + [.AB$2]*[.$D$1] + [.$E$1]" office:value-type="float" office:value="124">
            <text:p>124</text:p>
          </table:table-cell>
          <table:table-cell table:formula="of:=FLOOR([.$A10]*[.AC$2]*[.$F$1]; 1) + [.$A10]*[.$C$1] + [.AC$2]*[.$D$1] + [.$E$1]" office:value-type="float" office:value="128">
            <text:p>128</text:p>
          </table:table-cell>
          <table:table-cell table:formula="of:=FLOOR([.$A10]*[.AD$2]*[.$F$1]; 1) + [.$A10]*[.$C$1] + [.AD$2]*[.$D$1] + [.$E$1]" office:value-type="float" office:value="132">
            <text:p>132</text:p>
          </table:table-cell>
          <table:table-cell table:formula="of:=FLOOR([.$A10]*[.AE$2]*[.$F$1]; 1) + [.$A10]*[.$C$1] + [.AE$2]*[.$D$1] + [.$E$1]" office:value-type="float" office:value="136">
            <text:p>136</text:p>
          </table:table-cell>
          <table:table-cell table:number-columns-repeated="225"/>
        </table:table-row>
        <table:table-row table:style-name="ro3">
          <table:table-cell office:value-type="float" office:value="9">
            <text:p>9</text:p>
          </table:table-cell>
          <table:table-cell table:formula="of:=FLOOR([.$A11]*[.B$2]*[.$F$1]; 1) + [.$A11]*[.$C$1] + [.B$2]*[.$D$1] + [.$E$1]" office:value-type="float" office:value="22">
            <text:p>22</text:p>
          </table:table-cell>
          <table:table-cell table:formula="of:=FLOOR([.$A11]*[.C$2]*[.$F$1]; 1) + [.$A11]*[.$C$1] + [.C$2]*[.$D$1] + [.$E$1]" office:value-type="float" office:value="26">
            <text:p>26</text:p>
          </table:table-cell>
          <table:table-cell table:formula="of:=FLOOR([.$A11]*[.D$2]*[.$F$1]; 1) + [.$A11]*[.$C$1] + [.D$2]*[.$D$1] + [.$E$1]" office:value-type="float" office:value="30">
            <text:p>30</text:p>
          </table:table-cell>
          <table:table-cell table:formula="of:=FLOOR([.$A11]*[.E$2]*[.$F$1]; 1) + [.$A11]*[.$C$1] + [.E$2]*[.$D$1] + [.$E$1]" office:value-type="float" office:value="35">
            <text:p>35</text:p>
          </table:table-cell>
          <table:table-cell table:formula="of:=FLOOR([.$A11]*[.F$2]*[.$F$1]; 1) + [.$A11]*[.$C$1] + [.F$2]*[.$D$1] + [.$E$1]" office:value-type="float" office:value="39">
            <text:p>39</text:p>
          </table:table-cell>
          <table:table-cell table:formula="of:=FLOOR([.$A11]*[.G$2]*[.$F$1]; 1) + [.$A11]*[.$C$1] + [.G$2]*[.$D$1] + [.$E$1]" office:value-type="float" office:value="43">
            <text:p>43</text:p>
          </table:table-cell>
          <table:table-cell table:formula="of:=FLOOR([.$A11]*[.H$2]*[.$F$1]; 1) + [.$A11]*[.$C$1] + [.H$2]*[.$D$1] + [.$E$1]" office:value-type="float" office:value="47">
            <text:p>47</text:p>
          </table:table-cell>
          <table:table-cell table:formula="of:=FLOOR([.$A11]*[.I$2]*[.$F$1]; 1) + [.$A11]*[.$C$1] + [.I$2]*[.$D$1] + [.$E$1]" office:value-type="float" office:value="52">
            <text:p>52</text:p>
          </table:table-cell>
          <table:table-cell table:formula="of:=FLOOR([.$A11]*[.J$2]*[.$F$1]; 1) + [.$A11]*[.$C$1] + [.J$2]*[.$D$1] + [.$E$1]" office:value-type="float" office:value="56">
            <text:p>56</text:p>
          </table:table-cell>
          <table:table-cell table:formula="of:=FLOOR([.$A11]*[.K$2]*[.$F$1]; 1) + [.$A11]*[.$C$1] + [.K$2]*[.$D$1] + [.$E$1]" office:value-type="float" office:value="60">
            <text:p>60</text:p>
          </table:table-cell>
          <table:table-cell table:formula="of:=FLOOR([.$A11]*[.L$2]*[.$F$1]; 1) + [.$A11]*[.$C$1] + [.L$2]*[.$D$1] + [.$E$1]" office:value-type="float" office:value="64">
            <text:p>64</text:p>
          </table:table-cell>
          <table:table-cell table:formula="of:=FLOOR([.$A11]*[.M$2]*[.$F$1]; 1) + [.$A11]*[.$C$1] + [.M$2]*[.$D$1] + [.$E$1]" office:value-type="float" office:value="69">
            <text:p>69</text:p>
          </table:table-cell>
          <table:table-cell table:formula="of:=FLOOR([.$A11]*[.N$2]*[.$F$1]; 1) + [.$A11]*[.$C$1] + [.N$2]*[.$D$1] + [.$E$1]" office:value-type="float" office:value="73">
            <text:p>73</text:p>
          </table:table-cell>
          <table:table-cell table:formula="of:=FLOOR([.$A11]*[.O$2]*[.$F$1]; 1) + [.$A11]*[.$C$1] + [.O$2]*[.$D$1] + [.$E$1]" office:value-type="float" office:value="77">
            <text:p>77</text:p>
          </table:table-cell>
          <table:table-cell table:formula="of:=FLOOR([.$A11]*[.P$2]*[.$F$1]; 1) + [.$A11]*[.$C$1] + [.P$2]*[.$D$1] + [.$E$1]" office:value-type="float" office:value="81">
            <text:p>81</text:p>
          </table:table-cell>
          <table:table-cell table:formula="of:=FLOOR([.$A11]*[.Q$2]*[.$F$1]; 1) + [.$A11]*[.$C$1] + [.Q$2]*[.$D$1] + [.$E$1]" office:value-type="float" office:value="86">
            <text:p>86</text:p>
          </table:table-cell>
          <table:table-cell table:formula="of:=FLOOR([.$A11]*[.R$2]*[.$F$1]; 1) + [.$A11]*[.$C$1] + [.R$2]*[.$D$1] + [.$E$1]" office:value-type="float" office:value="90">
            <text:p>90</text:p>
          </table:table-cell>
          <table:table-cell table:formula="of:=FLOOR([.$A11]*[.S$2]*[.$F$1]; 1) + [.$A11]*[.$C$1] + [.S$2]*[.$D$1] + [.$E$1]" office:value-type="float" office:value="94">
            <text:p>94</text:p>
          </table:table-cell>
          <table:table-cell table:formula="of:=FLOOR([.$A11]*[.T$2]*[.$F$1]; 1) + [.$A11]*[.$C$1] + [.T$2]*[.$D$1] + [.$E$1]" office:value-type="float" office:value="98">
            <text:p>98</text:p>
          </table:table-cell>
          <table:table-cell table:formula="of:=FLOOR([.$A11]*[.U$2]*[.$F$1]; 1) + [.$A11]*[.$C$1] + [.U$2]*[.$D$1] + [.$E$1]" office:value-type="float" office:value="103">
            <text:p>103</text:p>
          </table:table-cell>
          <table:table-cell table:formula="of:=FLOOR([.$A11]*[.V$2]*[.$F$1]; 1) + [.$A11]*[.$C$1] + [.V$2]*[.$D$1] + [.$E$1]" office:value-type="float" office:value="107">
            <text:p>107</text:p>
          </table:table-cell>
          <table:table-cell table:formula="of:=FLOOR([.$A11]*[.W$2]*[.$F$1]; 1) + [.$A11]*[.$C$1] + [.W$2]*[.$D$1] + [.$E$1]" office:value-type="float" office:value="111">
            <text:p>111</text:p>
          </table:table-cell>
          <table:table-cell table:formula="of:=FLOOR([.$A11]*[.X$2]*[.$F$1]; 1) + [.$A11]*[.$C$1] + [.X$2]*[.$D$1] + [.$E$1]" office:value-type="float" office:value="115">
            <text:p>115</text:p>
          </table:table-cell>
          <table:table-cell table:formula="of:=FLOOR([.$A11]*[.Y$2]*[.$F$1]; 1) + [.$A11]*[.$C$1] + [.Y$2]*[.$D$1] + [.$E$1]" office:value-type="float" office:value="120">
            <text:p>120</text:p>
          </table:table-cell>
          <table:table-cell table:formula="of:=FLOOR([.$A11]*[.Z$2]*[.$F$1]; 1) + [.$A11]*[.$C$1] + [.Z$2]*[.$D$1] + [.$E$1]" office:value-type="float" office:value="124">
            <text:p>124</text:p>
          </table:table-cell>
          <table:table-cell table:formula="of:=FLOOR([.$A11]*[.AA$2]*[.$F$1]; 1) + [.$A11]*[.$C$1] + [.AA$2]*[.$D$1] + [.$E$1]" office:value-type="float" office:value="128">
            <text:p>128</text:p>
          </table:table-cell>
          <table:table-cell table:formula="of:=FLOOR([.$A11]*[.AB$2]*[.$F$1]; 1) + [.$A11]*[.$C$1] + [.AB$2]*[.$D$1] + [.$E$1]" office:value-type="float" office:value="132">
            <text:p>132</text:p>
          </table:table-cell>
          <table:table-cell table:formula="of:=FLOOR([.$A11]*[.AC$2]*[.$F$1]; 1) + [.$A11]*[.$C$1] + [.AC$2]*[.$D$1] + [.$E$1]" office:value-type="float" office:value="137">
            <text:p>137</text:p>
          </table:table-cell>
          <table:table-cell table:formula="of:=FLOOR([.$A11]*[.AD$2]*[.$F$1]; 1) + [.$A11]*[.$C$1] + [.AD$2]*[.$D$1] + [.$E$1]" office:value-type="float" office:value="141">
            <text:p>141</text:p>
          </table:table-cell>
          <table:table-cell table:formula="of:=FLOOR([.$A11]*[.AE$2]*[.$F$1]; 1) + [.$A11]*[.$C$1] + [.AE$2]*[.$D$1] + [.$E$1]" office:value-type="float" office:value="145">
            <text:p>145</text:p>
          </table:table-cell>
          <table:table-cell table:number-columns-repeated="225"/>
        </table:table-row>
        <table:table-row table:style-name="ro3">
          <table:table-cell table:style-name="ce1" office:value-type="float" office:value="10">
            <text:p>10</text:p>
          </table:table-cell>
          <table:table-cell table:formula="of:=FLOOR([.$A12]*[.B$2]*[.$F$1]; 1) + [.$A12]*[.$C$1] + [.B$2]*[.$D$1] + [.$E$1]" office:value-type="float" office:value="24">
            <text:p>24</text:p>
          </table:table-cell>
          <table:table-cell table:formula="of:=FLOOR([.$A12]*[.C$2]*[.$F$1]; 1) + [.$A12]*[.$C$1] + [.C$2]*[.$D$1] + [.$E$1]" office:value-type="float" office:value="29">
            <text:p>29</text:p>
          </table:table-cell>
          <table:table-cell table:formula="of:=FLOOR([.$A12]*[.D$2]*[.$F$1]; 1) + [.$A12]*[.$C$1] + [.D$2]*[.$D$1] + [.$E$1]" office:value-type="float" office:value="33">
            <text:p>33</text:p>
          </table:table-cell>
          <table:table-cell table:formula="of:=FLOOR([.$A12]*[.E$2]*[.$F$1]; 1) + [.$A12]*[.$C$1] + [.E$2]*[.$D$1] + [.$E$1]" office:value-type="float" office:value="38">
            <text:p>38</text:p>
          </table:table-cell>
          <table:table-cell table:formula="of:=FLOOR([.$A12]*[.F$2]*[.$F$1]; 1) + [.$A12]*[.$C$1] + [.F$2]*[.$D$1] + [.$E$1]" office:value-type="float" office:value="42">
            <text:p>42</text:p>
          </table:table-cell>
          <table:table-cell table:formula="of:=FLOOR([.$A12]*[.G$2]*[.$F$1]; 1) + [.$A12]*[.$C$1] + [.G$2]*[.$D$1] + [.$E$1]" office:value-type="float" office:value="47">
            <text:p>47</text:p>
          </table:table-cell>
          <table:table-cell table:formula="of:=FLOOR([.$A12]*[.H$2]*[.$F$1]; 1) + [.$A12]*[.$C$1] + [.H$2]*[.$D$1] + [.$E$1]" office:value-type="float" office:value="51">
            <text:p>51</text:p>
          </table:table-cell>
          <table:table-cell table:formula="of:=FLOOR([.$A12]*[.I$2]*[.$F$1]; 1) + [.$A12]*[.$C$1] + [.I$2]*[.$D$1] + [.$E$1]" office:value-type="float" office:value="56">
            <text:p>56</text:p>
          </table:table-cell>
          <table:table-cell table:formula="of:=FLOOR([.$A12]*[.J$2]*[.$F$1]; 1) + [.$A12]*[.$C$1] + [.J$2]*[.$D$1] + [.$E$1]" office:value-type="float" office:value="60">
            <text:p>60</text:p>
          </table:table-cell>
          <table:table-cell table:formula="of:=FLOOR([.$A12]*[.K$2]*[.$F$1]; 1) + [.$A12]*[.$C$1] + [.K$2]*[.$D$1] + [.$E$1]" office:value-type="float" office:value="65">
            <text:p>65</text:p>
          </table:table-cell>
          <table:table-cell table:formula="of:=FLOOR([.$A12]*[.L$2]*[.$F$1]; 1) + [.$A12]*[.$C$1] + [.L$2]*[.$D$1] + [.$E$1]" office:value-type="float" office:value="69">
            <text:p>69</text:p>
          </table:table-cell>
          <table:table-cell table:formula="of:=FLOOR([.$A12]*[.M$2]*[.$F$1]; 1) + [.$A12]*[.$C$1] + [.M$2]*[.$D$1] + [.$E$1]" office:value-type="float" office:value="74">
            <text:p>74</text:p>
          </table:table-cell>
          <table:table-cell table:formula="of:=FLOOR([.$A12]*[.N$2]*[.$F$1]; 1) + [.$A12]*[.$C$1] + [.N$2]*[.$D$1] + [.$E$1]" office:value-type="float" office:value="78">
            <text:p>78</text:p>
          </table:table-cell>
          <table:table-cell table:formula="of:=FLOOR([.$A12]*[.O$2]*[.$F$1]; 1) + [.$A12]*[.$C$1] + [.O$2]*[.$D$1] + [.$E$1]" office:value-type="float" office:value="83">
            <text:p>83</text:p>
          </table:table-cell>
          <table:table-cell table:formula="of:=FLOOR([.$A12]*[.P$2]*[.$F$1]; 1) + [.$A12]*[.$C$1] + [.P$2]*[.$D$1] + [.$E$1]" office:value-type="float" office:value="87">
            <text:p>87</text:p>
          </table:table-cell>
          <table:table-cell table:formula="of:=FLOOR([.$A12]*[.Q$2]*[.$F$1]; 1) + [.$A12]*[.$C$1] + [.Q$2]*[.$D$1] + [.$E$1]" office:value-type="float" office:value="92">
            <text:p>92</text:p>
          </table:table-cell>
          <table:table-cell table:formula="of:=FLOOR([.$A12]*[.R$2]*[.$F$1]; 1) + [.$A12]*[.$C$1] + [.R$2]*[.$D$1] + [.$E$1]" office:value-type="float" office:value="96">
            <text:p>96</text:p>
          </table:table-cell>
          <table:table-cell table:formula="of:=FLOOR([.$A12]*[.S$2]*[.$F$1]; 1) + [.$A12]*[.$C$1] + [.S$2]*[.$D$1] + [.$E$1]" office:value-type="float" office:value="101">
            <text:p>101</text:p>
          </table:table-cell>
          <table:table-cell table:formula="of:=FLOOR([.$A12]*[.T$2]*[.$F$1]; 1) + [.$A12]*[.$C$1] + [.T$2]*[.$D$1] + [.$E$1]" office:value-type="float" office:value="105">
            <text:p>105</text:p>
          </table:table-cell>
          <table:table-cell table:formula="of:=FLOOR([.$A12]*[.U$2]*[.$F$1]; 1) + [.$A12]*[.$C$1] + [.U$2]*[.$D$1] + [.$E$1]" office:value-type="float" office:value="110">
            <text:p>110</text:p>
          </table:table-cell>
          <table:table-cell table:formula="of:=FLOOR([.$A12]*[.V$2]*[.$F$1]; 1) + [.$A12]*[.$C$1] + [.V$2]*[.$D$1] + [.$E$1]" office:value-type="float" office:value="114">
            <text:p>114</text:p>
          </table:table-cell>
          <table:table-cell table:formula="of:=FLOOR([.$A12]*[.W$2]*[.$F$1]; 1) + [.$A12]*[.$C$1] + [.W$2]*[.$D$1] + [.$E$1]" office:value-type="float" office:value="119">
            <text:p>119</text:p>
          </table:table-cell>
          <table:table-cell table:formula="of:=FLOOR([.$A12]*[.X$2]*[.$F$1]; 1) + [.$A12]*[.$C$1] + [.X$2]*[.$D$1] + [.$E$1]" office:value-type="float" office:value="123">
            <text:p>123</text:p>
          </table:table-cell>
          <table:table-cell table:formula="of:=FLOOR([.$A12]*[.Y$2]*[.$F$1]; 1) + [.$A12]*[.$C$1] + [.Y$2]*[.$D$1] + [.$E$1]" office:value-type="float" office:value="128">
            <text:p>128</text:p>
          </table:table-cell>
          <table:table-cell table:formula="of:=FLOOR([.$A12]*[.Z$2]*[.$F$1]; 1) + [.$A12]*[.$C$1] + [.Z$2]*[.$D$1] + [.$E$1]" office:value-type="float" office:value="132">
            <text:p>132</text:p>
          </table:table-cell>
          <table:table-cell table:formula="of:=FLOOR([.$A12]*[.AA$2]*[.$F$1]; 1) + [.$A12]*[.$C$1] + [.AA$2]*[.$D$1] + [.$E$1]" office:value-type="float" office:value="137">
            <text:p>137</text:p>
          </table:table-cell>
          <table:table-cell table:formula="of:=FLOOR([.$A12]*[.AB$2]*[.$F$1]; 1) + [.$A12]*[.$C$1] + [.AB$2]*[.$D$1] + [.$E$1]" office:value-type="float" office:value="141">
            <text:p>141</text:p>
          </table:table-cell>
          <table:table-cell table:formula="of:=FLOOR([.$A12]*[.AC$2]*[.$F$1]; 1) + [.$A12]*[.$C$1] + [.AC$2]*[.$D$1] + [.$E$1]" office:value-type="float" office:value="146">
            <text:p>146</text:p>
          </table:table-cell>
          <table:table-cell table:formula="of:=FLOOR([.$A12]*[.AD$2]*[.$F$1]; 1) + [.$A12]*[.$C$1] + [.AD$2]*[.$D$1] + [.$E$1]" office:value-type="float" office:value="150">
            <text:p>150</text:p>
          </table:table-cell>
          <table:table-cell table:formula="of:=FLOOR([.$A12]*[.AE$2]*[.$F$1]; 1) + [.$A12]*[.$C$1] + [.AE$2]*[.$D$1] + [.$E$1]" office:value-type="float" office:value="155">
            <text:p>155</text:p>
          </table:table-cell>
          <table:table-cell table:number-columns-repeated="225"/>
        </table:table-row>
        <table:table-row table:style-name="ro3">
          <table:table-cell office:value-type="float" office:value="11">
            <text:p>11</text:p>
          </table:table-cell>
          <table:table-cell table:formula="of:=FLOOR([.$A13]*[.B$2]*[.$F$1]; 1) + [.$A13]*[.$C$1] + [.B$2]*[.$D$1] + [.$E$1]" office:value-type="float" office:value="26">
            <text:p>26</text:p>
          </table:table-cell>
          <table:table-cell table:formula="of:=FLOOR([.$A13]*[.C$2]*[.$F$1]; 1) + [.$A13]*[.$C$1] + [.C$2]*[.$D$1] + [.$E$1]" office:value-type="float" office:value="31">
            <text:p>31</text:p>
          </table:table-cell>
          <table:table-cell table:formula="of:=FLOOR([.$A13]*[.D$2]*[.$F$1]; 1) + [.$A13]*[.$C$1] + [.D$2]*[.$D$1] + [.$E$1]" office:value-type="float" office:value="36">
            <text:p>36</text:p>
          </table:table-cell>
          <table:table-cell table:formula="of:=FLOOR([.$A13]*[.E$2]*[.$F$1]; 1) + [.$A13]*[.$C$1] + [.E$2]*[.$D$1] + [.$E$1]" office:value-type="float" office:value="41">
            <text:p>41</text:p>
          </table:table-cell>
          <table:table-cell table:formula="of:=FLOOR([.$A13]*[.F$2]*[.$F$1]; 1) + [.$A13]*[.$C$1] + [.F$2]*[.$D$1] + [.$E$1]" office:value-type="float" office:value="45">
            <text:p>45</text:p>
          </table:table-cell>
          <table:table-cell table:formula="of:=FLOOR([.$A13]*[.G$2]*[.$F$1]; 1) + [.$A13]*[.$C$1] + [.G$2]*[.$D$1] + [.$E$1]" office:value-type="float" office:value="50">
            <text:p>50</text:p>
          </table:table-cell>
          <table:table-cell table:formula="of:=FLOOR([.$A13]*[.H$2]*[.$F$1]; 1) + [.$A13]*[.$C$1] + [.H$2]*[.$D$1] + [.$E$1]" office:value-type="float" office:value="55">
            <text:p>55</text:p>
          </table:table-cell>
          <table:table-cell table:formula="of:=FLOOR([.$A13]*[.I$2]*[.$F$1]; 1) + [.$A13]*[.$C$1] + [.I$2]*[.$D$1] + [.$E$1]" office:value-type="float" office:value="60">
            <text:p>60</text:p>
          </table:table-cell>
          <table:table-cell table:formula="of:=FLOOR([.$A13]*[.J$2]*[.$F$1]; 1) + [.$A13]*[.$C$1] + [.J$2]*[.$D$1] + [.$E$1]" office:value-type="float" office:value="64">
            <text:p>64</text:p>
          </table:table-cell>
          <table:table-cell table:formula="of:=FLOOR([.$A13]*[.K$2]*[.$F$1]; 1) + [.$A13]*[.$C$1] + [.K$2]*[.$D$1] + [.$E$1]" office:value-type="float" office:value="69">
            <text:p>69</text:p>
          </table:table-cell>
          <table:table-cell table:formula="of:=FLOOR([.$A13]*[.L$2]*[.$F$1]; 1) + [.$A13]*[.$C$1] + [.L$2]*[.$D$1] + [.$E$1]" office:value-type="float" office:value="74">
            <text:p>74</text:p>
          </table:table-cell>
          <table:table-cell table:formula="of:=FLOOR([.$A13]*[.M$2]*[.$F$1]; 1) + [.$A13]*[.$C$1] + [.M$2]*[.$D$1] + [.$E$1]" office:value-type="float" office:value="79">
            <text:p>79</text:p>
          </table:table-cell>
          <table:table-cell table:formula="of:=FLOOR([.$A13]*[.N$2]*[.$F$1]; 1) + [.$A13]*[.$C$1] + [.N$2]*[.$D$1] + [.$E$1]" office:value-type="float" office:value="83">
            <text:p>83</text:p>
          </table:table-cell>
          <table:table-cell table:formula="of:=FLOOR([.$A13]*[.O$2]*[.$F$1]; 1) + [.$A13]*[.$C$1] + [.O$2]*[.$D$1] + [.$E$1]" office:value-type="float" office:value="88">
            <text:p>88</text:p>
          </table:table-cell>
          <table:table-cell table:formula="of:=FLOOR([.$A13]*[.P$2]*[.$F$1]; 1) + [.$A13]*[.$C$1] + [.P$2]*[.$D$1] + [.$E$1]" office:value-type="float" office:value="93">
            <text:p>93</text:p>
          </table:table-cell>
          <table:table-cell table:formula="of:=FLOOR([.$A13]*[.Q$2]*[.$F$1]; 1) + [.$A13]*[.$C$1] + [.Q$2]*[.$D$1] + [.$E$1]" office:value-type="float" office:value="98">
            <text:p>98</text:p>
          </table:table-cell>
          <table:table-cell table:formula="of:=FLOOR([.$A13]*[.R$2]*[.$F$1]; 1) + [.$A13]*[.$C$1] + [.R$2]*[.$D$1] + [.$E$1]" office:value-type="float" office:value="102">
            <text:p>102</text:p>
          </table:table-cell>
          <table:table-cell table:formula="of:=FLOOR([.$A13]*[.S$2]*[.$F$1]; 1) + [.$A13]*[.$C$1] + [.S$2]*[.$D$1] + [.$E$1]" office:value-type="float" office:value="107">
            <text:p>107</text:p>
          </table:table-cell>
          <table:table-cell table:formula="of:=FLOOR([.$A13]*[.T$2]*[.$F$1]; 1) + [.$A13]*[.$C$1] + [.T$2]*[.$D$1] + [.$E$1]" office:value-type="float" office:value="112">
            <text:p>112</text:p>
          </table:table-cell>
          <table:table-cell table:formula="of:=FLOOR([.$A13]*[.U$2]*[.$F$1]; 1) + [.$A13]*[.$C$1] + [.U$2]*[.$D$1] + [.$E$1]" office:value-type="float" office:value="117">
            <text:p>117</text:p>
          </table:table-cell>
          <table:table-cell table:formula="of:=FLOOR([.$A13]*[.V$2]*[.$F$1]; 1) + [.$A13]*[.$C$1] + [.V$2]*[.$D$1] + [.$E$1]" office:value-type="float" office:value="121">
            <text:p>121</text:p>
          </table:table-cell>
          <table:table-cell table:formula="of:=FLOOR([.$A13]*[.W$2]*[.$F$1]; 1) + [.$A13]*[.$C$1] + [.W$2]*[.$D$1] + [.$E$1]" office:value-type="float" office:value="126">
            <text:p>126</text:p>
          </table:table-cell>
          <table:table-cell table:formula="of:=FLOOR([.$A13]*[.X$2]*[.$F$1]; 1) + [.$A13]*[.$C$1] + [.X$2]*[.$D$1] + [.$E$1]" office:value-type="float" office:value="131">
            <text:p>131</text:p>
          </table:table-cell>
          <table:table-cell table:formula="of:=FLOOR([.$A13]*[.Y$2]*[.$F$1]; 1) + [.$A13]*[.$C$1] + [.Y$2]*[.$D$1] + [.$E$1]" office:value-type="float" office:value="136">
            <text:p>136</text:p>
          </table:table-cell>
          <table:table-cell table:formula="of:=FLOOR([.$A13]*[.Z$2]*[.$F$1]; 1) + [.$A13]*[.$C$1] + [.Z$2]*[.$D$1] + [.$E$1]" office:value-type="float" office:value="140">
            <text:p>140</text:p>
          </table:table-cell>
          <table:table-cell table:formula="of:=FLOOR([.$A13]*[.AA$2]*[.$F$1]; 1) + [.$A13]*[.$C$1] + [.AA$2]*[.$D$1] + [.$E$1]" office:value-type="float" office:value="145">
            <text:p>145</text:p>
          </table:table-cell>
          <table:table-cell table:formula="of:=FLOOR([.$A13]*[.AB$2]*[.$F$1]; 1) + [.$A13]*[.$C$1] + [.AB$2]*[.$D$1] + [.$E$1]" office:value-type="float" office:value="150">
            <text:p>150</text:p>
          </table:table-cell>
          <table:table-cell table:formula="of:=FLOOR([.$A13]*[.AC$2]*[.$F$1]; 1) + [.$A13]*[.$C$1] + [.AC$2]*[.$D$1] + [.$E$1]" office:value-type="float" office:value="155">
            <text:p>155</text:p>
          </table:table-cell>
          <table:table-cell table:formula="of:=FLOOR([.$A13]*[.AD$2]*[.$F$1]; 1) + [.$A13]*[.$C$1] + [.AD$2]*[.$D$1] + [.$E$1]" office:value-type="float" office:value="159">
            <text:p>159</text:p>
          </table:table-cell>
          <table:table-cell table:formula="of:=FLOOR([.$A13]*[.AE$2]*[.$F$1]; 1) + [.$A13]*[.$C$1] + [.AE$2]*[.$D$1] + [.$E$1]" office:value-type="float" office:value="164">
            <text:p>164</text:p>
          </table:table-cell>
          <table:table-cell table:number-columns-repeated="225"/>
        </table:table-row>
        <table:table-row table:style-name="ro3">
          <table:table-cell office:value-type="float" office:value="12">
            <text:p>12</text:p>
          </table:table-cell>
          <table:table-cell table:formula="of:=FLOOR([.$A14]*[.B$2]*[.$F$1]; 1) + [.$A14]*[.$C$1] + [.B$2]*[.$D$1] + [.$E$1]" office:value-type="float" office:value="29">
            <text:p>29</text:p>
          </table:table-cell>
          <table:table-cell table:formula="of:=FLOOR([.$A14]*[.C$2]*[.$F$1]; 1) + [.$A14]*[.$C$1] + [.C$2]*[.$D$1] + [.$E$1]" office:value-type="float" office:value="34">
            <text:p>34</text:p>
          </table:table-cell>
          <table:table-cell table:formula="of:=FLOOR([.$A14]*[.D$2]*[.$F$1]; 1) + [.$A14]*[.$C$1] + [.D$2]*[.$D$1] + [.$E$1]" office:value-type="float" office:value="39">
            <text:p>39</text:p>
          </table:table-cell>
          <table:table-cell table:formula="of:=FLOOR([.$A14]*[.E$2]*[.$F$1]; 1) + [.$A14]*[.$C$1] + [.E$2]*[.$D$1] + [.$E$1]" office:value-type="float" office:value="44">
            <text:p>44</text:p>
          </table:table-cell>
          <table:table-cell table:formula="of:=FLOOR([.$A14]*[.F$2]*[.$F$1]; 1) + [.$A14]*[.$C$1] + [.F$2]*[.$D$1] + [.$E$1]" office:value-type="float" office:value="49">
            <text:p>49</text:p>
          </table:table-cell>
          <table:table-cell table:formula="of:=FLOOR([.$A14]*[.G$2]*[.$F$1]; 1) + [.$A14]*[.$C$1] + [.G$2]*[.$D$1] + [.$E$1]" office:value-type="float" office:value="54">
            <text:p>54</text:p>
          </table:table-cell>
          <table:table-cell table:formula="of:=FLOOR([.$A14]*[.H$2]*[.$F$1]; 1) + [.$A14]*[.$C$1] + [.H$2]*[.$D$1] + [.$E$1]" office:value-type="float" office:value="59">
            <text:p>59</text:p>
          </table:table-cell>
          <table:table-cell table:formula="of:=FLOOR([.$A14]*[.I$2]*[.$F$1]; 1) + [.$A14]*[.$C$1] + [.I$2]*[.$D$1] + [.$E$1]" office:value-type="float" office:value="64">
            <text:p>64</text:p>
          </table:table-cell>
          <table:table-cell table:formula="of:=FLOOR([.$A14]*[.J$2]*[.$F$1]; 1) + [.$A14]*[.$C$1] + [.J$2]*[.$D$1] + [.$E$1]" office:value-type="float" office:value="69">
            <text:p>69</text:p>
          </table:table-cell>
          <table:table-cell table:formula="of:=FLOOR([.$A14]*[.K$2]*[.$F$1]; 1) + [.$A14]*[.$C$1] + [.K$2]*[.$D$1] + [.$E$1]" office:value-type="float" office:value="74">
            <text:p>74</text:p>
          </table:table-cell>
          <table:table-cell table:formula="of:=FLOOR([.$A14]*[.L$2]*[.$F$1]; 1) + [.$A14]*[.$C$1] + [.L$2]*[.$D$1] + [.$E$1]" office:value-type="float" office:value="79">
            <text:p>79</text:p>
          </table:table-cell>
          <table:table-cell table:formula="of:=FLOOR([.$A14]*[.M$2]*[.$F$1]; 1) + [.$A14]*[.$C$1] + [.M$2]*[.$D$1] + [.$E$1]" office:value-type="float" office:value="84">
            <text:p>84</text:p>
          </table:table-cell>
          <table:table-cell table:formula="of:=FLOOR([.$A14]*[.N$2]*[.$F$1]; 1) + [.$A14]*[.$C$1] + [.N$2]*[.$D$1] + [.$E$1]" office:value-type="float" office:value="89">
            <text:p>89</text:p>
          </table:table-cell>
          <table:table-cell table:formula="of:=FLOOR([.$A14]*[.O$2]*[.$F$1]; 1) + [.$A14]*[.$C$1] + [.O$2]*[.$D$1] + [.$E$1]" office:value-type="float" office:value="94">
            <text:p>94</text:p>
          </table:table-cell>
          <table:table-cell table:formula="of:=FLOOR([.$A14]*[.P$2]*[.$F$1]; 1) + [.$A14]*[.$C$1] + [.P$2]*[.$D$1] + [.$E$1]" office:value-type="float" office:value="99">
            <text:p>99</text:p>
          </table:table-cell>
          <table:table-cell table:formula="of:=FLOOR([.$A14]*[.Q$2]*[.$F$1]; 1) + [.$A14]*[.$C$1] + [.Q$2]*[.$D$1] + [.$E$1]" office:value-type="float" office:value="104">
            <text:p>104</text:p>
          </table:table-cell>
          <table:table-cell table:formula="of:=FLOOR([.$A14]*[.R$2]*[.$F$1]; 1) + [.$A14]*[.$C$1] + [.R$2]*[.$D$1] + [.$E$1]" office:value-type="float" office:value="109">
            <text:p>109</text:p>
          </table:table-cell>
          <table:table-cell table:formula="of:=FLOOR([.$A14]*[.S$2]*[.$F$1]; 1) + [.$A14]*[.$C$1] + [.S$2]*[.$D$1] + [.$E$1]" office:value-type="float" office:value="114">
            <text:p>114</text:p>
          </table:table-cell>
          <table:table-cell table:formula="of:=FLOOR([.$A14]*[.T$2]*[.$F$1]; 1) + [.$A14]*[.$C$1] + [.T$2]*[.$D$1] + [.$E$1]" office:value-type="float" office:value="119">
            <text:p>119</text:p>
          </table:table-cell>
          <table:table-cell table:formula="of:=FLOOR([.$A14]*[.U$2]*[.$F$1]; 1) + [.$A14]*[.$C$1] + [.U$2]*[.$D$1] + [.$E$1]" office:value-type="float" office:value="124">
            <text:p>124</text:p>
          </table:table-cell>
          <table:table-cell table:formula="of:=FLOOR([.$A14]*[.V$2]*[.$F$1]; 1) + [.$A14]*[.$C$1] + [.V$2]*[.$D$1] + [.$E$1]" office:value-type="float" office:value="129">
            <text:p>129</text:p>
          </table:table-cell>
          <table:table-cell table:formula="of:=FLOOR([.$A14]*[.W$2]*[.$F$1]; 1) + [.$A14]*[.$C$1] + [.W$2]*[.$D$1] + [.$E$1]" office:value-type="float" office:value="134">
            <text:p>134</text:p>
          </table:table-cell>
          <table:table-cell table:formula="of:=FLOOR([.$A14]*[.X$2]*[.$F$1]; 1) + [.$A14]*[.$C$1] + [.X$2]*[.$D$1] + [.$E$1]" office:value-type="float" office:value="139">
            <text:p>139</text:p>
          </table:table-cell>
          <table:table-cell table:formula="of:=FLOOR([.$A14]*[.Y$2]*[.$F$1]; 1) + [.$A14]*[.$C$1] + [.Y$2]*[.$D$1] + [.$E$1]" office:value-type="float" office:value="144">
            <text:p>144</text:p>
          </table:table-cell>
          <table:table-cell table:formula="of:=FLOOR([.$A14]*[.Z$2]*[.$F$1]; 1) + [.$A14]*[.$C$1] + [.Z$2]*[.$D$1] + [.$E$1]" office:value-type="float" office:value="149">
            <text:p>149</text:p>
          </table:table-cell>
          <table:table-cell table:formula="of:=FLOOR([.$A14]*[.AA$2]*[.$F$1]; 1) + [.$A14]*[.$C$1] + [.AA$2]*[.$D$1] + [.$E$1]" office:value-type="float" office:value="154">
            <text:p>154</text:p>
          </table:table-cell>
          <table:table-cell table:formula="of:=FLOOR([.$A14]*[.AB$2]*[.$F$1]; 1) + [.$A14]*[.$C$1] + [.AB$2]*[.$D$1] + [.$E$1]" office:value-type="float" office:value="159">
            <text:p>159</text:p>
          </table:table-cell>
          <table:table-cell table:formula="of:=FLOOR([.$A14]*[.AC$2]*[.$F$1]; 1) + [.$A14]*[.$C$1] + [.AC$2]*[.$D$1] + [.$E$1]" office:value-type="float" office:value="164">
            <text:p>164</text:p>
          </table:table-cell>
          <table:table-cell table:formula="of:=FLOOR([.$A14]*[.AD$2]*[.$F$1]; 1) + [.$A14]*[.$C$1] + [.AD$2]*[.$D$1] + [.$E$1]" office:value-type="float" office:value="169">
            <text:p>169</text:p>
          </table:table-cell>
          <table:table-cell table:formula="of:=FLOOR([.$A14]*[.AE$2]*[.$F$1]; 1) + [.$A14]*[.$C$1] + [.AE$2]*[.$D$1] + [.$E$1]" office:value-type="float" office:value="174">
            <text:p>174</text:p>
          </table:table-cell>
          <table:table-cell table:number-columns-repeated="225"/>
        </table:table-row>
        <table:table-row table:style-name="ro3">
          <table:table-cell office:value-type="float" office:value="13">
            <text:p>13</text:p>
          </table:table-cell>
          <table:table-cell table:formula="of:=FLOOR([.$A15]*[.B$2]*[.$F$1]; 1) + [.$A15]*[.$C$1] + [.B$2]*[.$D$1] + [.$E$1]" office:value-type="float" office:value="31">
            <text:p>31</text:p>
          </table:table-cell>
          <table:table-cell table:formula="of:=FLOOR([.$A15]*[.C$2]*[.$F$1]; 1) + [.$A15]*[.$C$1] + [.C$2]*[.$D$1] + [.$E$1]" office:value-type="float" office:value="36">
            <text:p>36</text:p>
          </table:table-cell>
          <table:table-cell table:formula="of:=FLOOR([.$A15]*[.D$2]*[.$F$1]; 1) + [.$A15]*[.$C$1] + [.D$2]*[.$D$1] + [.$E$1]" office:value-type="float" office:value="41">
            <text:p>41</text:p>
          </table:table-cell>
          <table:table-cell table:formula="of:=FLOOR([.$A15]*[.E$2]*[.$F$1]; 1) + [.$A15]*[.$C$1] + [.E$2]*[.$D$1] + [.$E$1]" office:value-type="float" office:value="47">
            <text:p>47</text:p>
          </table:table-cell>
          <table:table-cell table:formula="of:=FLOOR([.$A15]*[.F$2]*[.$F$1]; 1) + [.$A15]*[.$C$1] + [.F$2]*[.$D$1] + [.$E$1]" office:value-type="float" office:value="52">
            <text:p>52</text:p>
          </table:table-cell>
          <table:table-cell table:formula="of:=FLOOR([.$A15]*[.G$2]*[.$F$1]; 1) + [.$A15]*[.$C$1] + [.G$2]*[.$D$1] + [.$E$1]" office:value-type="float" office:value="57">
            <text:p>57</text:p>
          </table:table-cell>
          <table:table-cell table:formula="of:=FLOOR([.$A15]*[.H$2]*[.$F$1]; 1) + [.$A15]*[.$C$1] + [.H$2]*[.$D$1] + [.$E$1]" office:value-type="float" office:value="62">
            <text:p>62</text:p>
          </table:table-cell>
          <table:table-cell table:formula="of:=FLOOR([.$A15]*[.I$2]*[.$F$1]; 1) + [.$A15]*[.$C$1] + [.I$2]*[.$D$1] + [.$E$1]" office:value-type="float" office:value="68">
            <text:p>68</text:p>
          </table:table-cell>
          <table:table-cell table:formula="of:=FLOOR([.$A15]*[.J$2]*[.$F$1]; 1) + [.$A15]*[.$C$1] + [.J$2]*[.$D$1] + [.$E$1]" office:value-type="float" office:value="73">
            <text:p>73</text:p>
          </table:table-cell>
          <table:table-cell table:formula="of:=FLOOR([.$A15]*[.K$2]*[.$F$1]; 1) + [.$A15]*[.$C$1] + [.K$2]*[.$D$1] + [.$E$1]" office:value-type="float" office:value="78">
            <text:p>78</text:p>
          </table:table-cell>
          <table:table-cell table:formula="of:=FLOOR([.$A15]*[.L$2]*[.$F$1]; 1) + [.$A15]*[.$C$1] + [.L$2]*[.$D$1] + [.$E$1]" office:value-type="float" office:value="83">
            <text:p>83</text:p>
          </table:table-cell>
          <table:table-cell table:formula="of:=FLOOR([.$A15]*[.M$2]*[.$F$1]; 1) + [.$A15]*[.$C$1] + [.M$2]*[.$D$1] + [.$E$1]" office:value-type="float" office:value="89">
            <text:p>89</text:p>
          </table:table-cell>
          <table:table-cell table:formula="of:=FLOOR([.$A15]*[.N$2]*[.$F$1]; 1) + [.$A15]*[.$C$1] + [.N$2]*[.$D$1] + [.$E$1]" office:value-type="float" office:value="94">
            <text:p>94</text:p>
          </table:table-cell>
          <table:table-cell table:formula="of:=FLOOR([.$A15]*[.O$2]*[.$F$1]; 1) + [.$A15]*[.$C$1] + [.O$2]*[.$D$1] + [.$E$1]" office:value-type="float" office:value="99">
            <text:p>99</text:p>
          </table:table-cell>
          <table:table-cell table:formula="of:=FLOOR([.$A15]*[.P$2]*[.$F$1]; 1) + [.$A15]*[.$C$1] + [.P$2]*[.$D$1] + [.$E$1]" office:value-type="float" office:value="104">
            <text:p>104</text:p>
          </table:table-cell>
          <table:table-cell table:formula="of:=FLOOR([.$A15]*[.Q$2]*[.$F$1]; 1) + [.$A15]*[.$C$1] + [.Q$2]*[.$D$1] + [.$E$1]" office:value-type="float" office:value="110">
            <text:p>110</text:p>
          </table:table-cell>
          <table:table-cell table:formula="of:=FLOOR([.$A15]*[.R$2]*[.$F$1]; 1) + [.$A15]*[.$C$1] + [.R$2]*[.$D$1] + [.$E$1]" office:value-type="float" office:value="115">
            <text:p>115</text:p>
          </table:table-cell>
          <table:table-cell table:formula="of:=FLOOR([.$A15]*[.S$2]*[.$F$1]; 1) + [.$A15]*[.$C$1] + [.S$2]*[.$D$1] + [.$E$1]" office:value-type="float" office:value="120">
            <text:p>120</text:p>
          </table:table-cell>
          <table:table-cell table:formula="of:=FLOOR([.$A15]*[.T$2]*[.$F$1]; 1) + [.$A15]*[.$C$1] + [.T$2]*[.$D$1] + [.$E$1]" office:value-type="float" office:value="125">
            <text:p>125</text:p>
          </table:table-cell>
          <table:table-cell table:formula="of:=FLOOR([.$A15]*[.U$2]*[.$F$1]; 1) + [.$A15]*[.$C$1] + [.U$2]*[.$D$1] + [.$E$1]" office:value-type="float" office:value="131">
            <text:p>131</text:p>
          </table:table-cell>
          <table:table-cell table:formula="of:=FLOOR([.$A15]*[.V$2]*[.$F$1]; 1) + [.$A15]*[.$C$1] + [.V$2]*[.$D$1] + [.$E$1]" office:value-type="float" office:value="136">
            <text:p>136</text:p>
          </table:table-cell>
          <table:table-cell table:formula="of:=FLOOR([.$A15]*[.W$2]*[.$F$1]; 1) + [.$A15]*[.$C$1] + [.W$2]*[.$D$1] + [.$E$1]" office:value-type="float" office:value="141">
            <text:p>141</text:p>
          </table:table-cell>
          <table:table-cell table:formula="of:=FLOOR([.$A15]*[.X$2]*[.$F$1]; 1) + [.$A15]*[.$C$1] + [.X$2]*[.$D$1] + [.$E$1]" office:value-type="float" office:value="146">
            <text:p>146</text:p>
          </table:table-cell>
          <table:table-cell table:formula="of:=FLOOR([.$A15]*[.Y$2]*[.$F$1]; 1) + [.$A15]*[.$C$1] + [.Y$2]*[.$D$1] + [.$E$1]" office:value-type="float" office:value="152">
            <text:p>152</text:p>
          </table:table-cell>
          <table:table-cell table:formula="of:=FLOOR([.$A15]*[.Z$2]*[.$F$1]; 1) + [.$A15]*[.$C$1] + [.Z$2]*[.$D$1] + [.$E$1]" office:value-type="float" office:value="157">
            <text:p>157</text:p>
          </table:table-cell>
          <table:table-cell table:formula="of:=FLOOR([.$A15]*[.AA$2]*[.$F$1]; 1) + [.$A15]*[.$C$1] + [.AA$2]*[.$D$1] + [.$E$1]" office:value-type="float" office:value="162">
            <text:p>162</text:p>
          </table:table-cell>
          <table:table-cell table:formula="of:=FLOOR([.$A15]*[.AB$2]*[.$F$1]; 1) + [.$A15]*[.$C$1] + [.AB$2]*[.$D$1] + [.$E$1]" office:value-type="float" office:value="167">
            <text:p>167</text:p>
          </table:table-cell>
          <table:table-cell table:formula="of:=FLOOR([.$A15]*[.AC$2]*[.$F$1]; 1) + [.$A15]*[.$C$1] + [.AC$2]*[.$D$1] + [.$E$1]" office:value-type="float" office:value="173">
            <text:p>173</text:p>
          </table:table-cell>
          <table:table-cell table:formula="of:=FLOOR([.$A15]*[.AD$2]*[.$F$1]; 1) + [.$A15]*[.$C$1] + [.AD$2]*[.$D$1] + [.$E$1]" office:value-type="float" office:value="178">
            <text:p>178</text:p>
          </table:table-cell>
          <table:table-cell table:formula="of:=FLOOR([.$A15]*[.AE$2]*[.$F$1]; 1) + [.$A15]*[.$C$1] + [.AE$2]*[.$D$1] + [.$E$1]" office:value-type="float" office:value="183">
            <text:p>183</text:p>
          </table:table-cell>
          <table:table-cell table:number-columns-repeated="225"/>
        </table:table-row>
        <table:table-row table:style-name="ro3">
          <table:table-cell office:value-type="float" office:value="14">
            <text:p>14</text:p>
          </table:table-cell>
          <table:table-cell table:formula="of:=FLOOR([.$A16]*[.B$2]*[.$F$1]; 1) + [.$A16]*[.$C$1] + [.B$2]*[.$D$1] + [.$E$1]" office:value-type="float" office:value="33">
            <text:p>33</text:p>
          </table:table-cell>
          <table:table-cell table:formula="of:=FLOOR([.$A16]*[.C$2]*[.$F$1]; 1) + [.$A16]*[.$C$1] + [.C$2]*[.$D$1] + [.$E$1]" office:value-type="float" office:value="39">
            <text:p>39</text:p>
          </table:table-cell>
          <table:table-cell table:formula="of:=FLOOR([.$A16]*[.D$2]*[.$F$1]; 1) + [.$A16]*[.$C$1] + [.D$2]*[.$D$1] + [.$E$1]" office:value-type="float" office:value="44">
            <text:p>44</text:p>
          </table:table-cell>
          <table:table-cell table:formula="of:=FLOOR([.$A16]*[.E$2]*[.$F$1]; 1) + [.$A16]*[.$C$1] + [.E$2]*[.$D$1] + [.$E$1]" office:value-type="float" office:value="50">
            <text:p>50</text:p>
          </table:table-cell>
          <table:table-cell table:formula="of:=FLOOR([.$A16]*[.F$2]*[.$F$1]; 1) + [.$A16]*[.$C$1] + [.F$2]*[.$D$1] + [.$E$1]" office:value-type="float" office:value="55">
            <text:p>55</text:p>
          </table:table-cell>
          <table:table-cell table:formula="of:=FLOOR([.$A16]*[.G$2]*[.$F$1]; 1) + [.$A16]*[.$C$1] + [.G$2]*[.$D$1] + [.$E$1]" office:value-type="float" office:value="61">
            <text:p>61</text:p>
          </table:table-cell>
          <table:table-cell table:formula="of:=FLOOR([.$A16]*[.H$2]*[.$F$1]; 1) + [.$A16]*[.$C$1] + [.H$2]*[.$D$1] + [.$E$1]" office:value-type="float" office:value="66">
            <text:p>66</text:p>
          </table:table-cell>
          <table:table-cell table:formula="of:=FLOOR([.$A16]*[.I$2]*[.$F$1]; 1) + [.$A16]*[.$C$1] + [.I$2]*[.$D$1] + [.$E$1]" office:value-type="float" office:value="72">
            <text:p>72</text:p>
          </table:table-cell>
          <table:table-cell table:formula="of:=FLOOR([.$A16]*[.J$2]*[.$F$1]; 1) + [.$A16]*[.$C$1] + [.J$2]*[.$D$1] + [.$E$1]" office:value-type="float" office:value="77">
            <text:p>77</text:p>
          </table:table-cell>
          <table:table-cell table:formula="of:=FLOOR([.$A16]*[.K$2]*[.$F$1]; 1) + [.$A16]*[.$C$1] + [.K$2]*[.$D$1] + [.$E$1]" office:value-type="float" office:value="83">
            <text:p>83</text:p>
          </table:table-cell>
          <table:table-cell table:formula="of:=FLOOR([.$A16]*[.L$2]*[.$F$1]; 1) + [.$A16]*[.$C$1] + [.L$2]*[.$D$1] + [.$E$1]" office:value-type="float" office:value="88">
            <text:p>88</text:p>
          </table:table-cell>
          <table:table-cell table:formula="of:=FLOOR([.$A16]*[.M$2]*[.$F$1]; 1) + [.$A16]*[.$C$1] + [.M$2]*[.$D$1] + [.$E$1]" office:value-type="float" office:value="94">
            <text:p>94</text:p>
          </table:table-cell>
          <table:table-cell table:formula="of:=FLOOR([.$A16]*[.N$2]*[.$F$1]; 1) + [.$A16]*[.$C$1] + [.N$2]*[.$D$1] + [.$E$1]" office:value-type="float" office:value="99">
            <text:p>99</text:p>
          </table:table-cell>
          <table:table-cell table:formula="of:=FLOOR([.$A16]*[.O$2]*[.$F$1]; 1) + [.$A16]*[.$C$1] + [.O$2]*[.$D$1] + [.$E$1]" office:value-type="float" office:value="105">
            <text:p>105</text:p>
          </table:table-cell>
          <table:table-cell table:formula="of:=FLOOR([.$A16]*[.P$2]*[.$F$1]; 1) + [.$A16]*[.$C$1] + [.P$2]*[.$D$1] + [.$E$1]" office:value-type="float" office:value="110">
            <text:p>110</text:p>
          </table:table-cell>
          <table:table-cell table:formula="of:=FLOOR([.$A16]*[.Q$2]*[.$F$1]; 1) + [.$A16]*[.$C$1] + [.Q$2]*[.$D$1] + [.$E$1]" office:value-type="float" office:value="116">
            <text:p>116</text:p>
          </table:table-cell>
          <table:table-cell table:formula="of:=FLOOR([.$A16]*[.R$2]*[.$F$1]; 1) + [.$A16]*[.$C$1] + [.R$2]*[.$D$1] + [.$E$1]" office:value-type="float" office:value="121">
            <text:p>121</text:p>
          </table:table-cell>
          <table:table-cell table:formula="of:=FLOOR([.$A16]*[.S$2]*[.$F$1]; 1) + [.$A16]*[.$C$1] + [.S$2]*[.$D$1] + [.$E$1]" office:value-type="float" office:value="127">
            <text:p>127</text:p>
          </table:table-cell>
          <table:table-cell table:formula="of:=FLOOR([.$A16]*[.T$2]*[.$F$1]; 1) + [.$A16]*[.$C$1] + [.T$2]*[.$D$1] + [.$E$1]" office:value-type="float" office:value="132">
            <text:p>132</text:p>
          </table:table-cell>
          <table:table-cell table:formula="of:=FLOOR([.$A16]*[.U$2]*[.$F$1]; 1) + [.$A16]*[.$C$1] + [.U$2]*[.$D$1] + [.$E$1]" office:value-type="float" office:value="138">
            <text:p>138</text:p>
          </table:table-cell>
          <table:table-cell table:formula="of:=FLOOR([.$A16]*[.V$2]*[.$F$1]; 1) + [.$A16]*[.$C$1] + [.V$2]*[.$D$1] + [.$E$1]" office:value-type="float" office:value="143">
            <text:p>143</text:p>
          </table:table-cell>
          <table:table-cell table:formula="of:=FLOOR([.$A16]*[.W$2]*[.$F$1]; 1) + [.$A16]*[.$C$1] + [.W$2]*[.$D$1] + [.$E$1]" office:value-type="float" office:value="149">
            <text:p>149</text:p>
          </table:table-cell>
          <table:table-cell table:formula="of:=FLOOR([.$A16]*[.X$2]*[.$F$1]; 1) + [.$A16]*[.$C$1] + [.X$2]*[.$D$1] + [.$E$1]" office:value-type="float" office:value="154">
            <text:p>154</text:p>
          </table:table-cell>
          <table:table-cell table:formula="of:=FLOOR([.$A16]*[.Y$2]*[.$F$1]; 1) + [.$A16]*[.$C$1] + [.Y$2]*[.$D$1] + [.$E$1]" office:value-type="float" office:value="160">
            <text:p>160</text:p>
          </table:table-cell>
          <table:table-cell table:formula="of:=FLOOR([.$A16]*[.Z$2]*[.$F$1]; 1) + [.$A16]*[.$C$1] + [.Z$2]*[.$D$1] + [.$E$1]" office:value-type="float" office:value="165">
            <text:p>165</text:p>
          </table:table-cell>
          <table:table-cell table:formula="of:=FLOOR([.$A16]*[.AA$2]*[.$F$1]; 1) + [.$A16]*[.$C$1] + [.AA$2]*[.$D$1] + [.$E$1]" office:value-type="float" office:value="171">
            <text:p>171</text:p>
          </table:table-cell>
          <table:table-cell table:formula="of:=FLOOR([.$A16]*[.AB$2]*[.$F$1]; 1) + [.$A16]*[.$C$1] + [.AB$2]*[.$D$1] + [.$E$1]" office:value-type="float" office:value="176">
            <text:p>176</text:p>
          </table:table-cell>
          <table:table-cell table:formula="of:=FLOOR([.$A16]*[.AC$2]*[.$F$1]; 1) + [.$A16]*[.$C$1] + [.AC$2]*[.$D$1] + [.$E$1]" office:value-type="float" office:value="182">
            <text:p>182</text:p>
          </table:table-cell>
          <table:table-cell table:formula="of:=FLOOR([.$A16]*[.AD$2]*[.$F$1]; 1) + [.$A16]*[.$C$1] + [.AD$2]*[.$D$1] + [.$E$1]" office:value-type="float" office:value="187">
            <text:p>187</text:p>
          </table:table-cell>
          <table:table-cell table:formula="of:=FLOOR([.$A16]*[.AE$2]*[.$F$1]; 1) + [.$A16]*[.$C$1] + [.AE$2]*[.$D$1] + [.$E$1]" office:value-type="float" office:value="193">
            <text:p>193</text:p>
          </table:table-cell>
          <table:table-cell table:number-columns-repeated="225"/>
        </table:table-row>
        <table:table-row table:style-name="ro3">
          <table:table-cell office:value-type="float" office:value="15">
            <text:p>15</text:p>
          </table:table-cell>
          <table:table-cell table:formula="of:=FLOOR([.$A17]*[.B$2]*[.$F$1]; 1) + [.$A17]*[.$C$1] + [.B$2]*[.$D$1] + [.$E$1]" office:value-type="float" office:value="35">
            <text:p>35</text:p>
          </table:table-cell>
          <table:table-cell table:formula="of:=FLOOR([.$A17]*[.C$2]*[.$F$1]; 1) + [.$A17]*[.$C$1] + [.C$2]*[.$D$1] + [.$E$1]" office:value-type="float" office:value="41">
            <text:p>41</text:p>
          </table:table-cell>
          <table:table-cell table:formula="of:=FLOOR([.$A17]*[.D$2]*[.$F$1]; 1) + [.$A17]*[.$C$1] + [.D$2]*[.$D$1] + [.$E$1]" office:value-type="float" office:value="47">
            <text:p>47</text:p>
          </table:table-cell>
          <table:table-cell table:formula="of:=FLOOR([.$A17]*[.E$2]*[.$F$1]; 1) + [.$A17]*[.$C$1] + [.E$2]*[.$D$1] + [.$E$1]" office:value-type="float" office:value="53">
            <text:p>53</text:p>
          </table:table-cell>
          <table:table-cell table:formula="of:=FLOOR([.$A17]*[.F$2]*[.$F$1]; 1) + [.$A17]*[.$C$1] + [.F$2]*[.$D$1] + [.$E$1]" office:value-type="float" office:value="58">
            <text:p>58</text:p>
          </table:table-cell>
          <table:table-cell table:formula="of:=FLOOR([.$A17]*[.G$2]*[.$F$1]; 1) + [.$A17]*[.$C$1] + [.G$2]*[.$D$1] + [.$E$1]" office:value-type="float" office:value="64">
            <text:p>64</text:p>
          </table:table-cell>
          <table:table-cell table:formula="of:=FLOOR([.$A17]*[.H$2]*[.$F$1]; 1) + [.$A17]*[.$C$1] + [.H$2]*[.$D$1] + [.$E$1]" office:value-type="float" office:value="70">
            <text:p>70</text:p>
          </table:table-cell>
          <table:table-cell table:formula="of:=FLOOR([.$A17]*[.I$2]*[.$F$1]; 1) + [.$A17]*[.$C$1] + [.I$2]*[.$D$1] + [.$E$1]" office:value-type="float" office:value="76">
            <text:p>76</text:p>
          </table:table-cell>
          <table:table-cell table:formula="of:=FLOOR([.$A17]*[.J$2]*[.$F$1]; 1) + [.$A17]*[.$C$1] + [.J$2]*[.$D$1] + [.$E$1]" office:value-type="float" office:value="81">
            <text:p>81</text:p>
          </table:table-cell>
          <table:table-cell table:formula="of:=FLOOR([.$A17]*[.K$2]*[.$F$1]; 1) + [.$A17]*[.$C$1] + [.K$2]*[.$D$1] + [.$E$1]" office:value-type="float" office:value="87">
            <text:p>87</text:p>
          </table:table-cell>
          <table:table-cell table:formula="of:=FLOOR([.$A17]*[.L$2]*[.$F$1]; 1) + [.$A17]*[.$C$1] + [.L$2]*[.$D$1] + [.$E$1]" office:value-type="float" office:value="93">
            <text:p>93</text:p>
          </table:table-cell>
          <table:table-cell table:formula="of:=FLOOR([.$A17]*[.M$2]*[.$F$1]; 1) + [.$A17]*[.$C$1] + [.M$2]*[.$D$1] + [.$E$1]" office:value-type="float" office:value="99">
            <text:p>99</text:p>
          </table:table-cell>
          <table:table-cell table:formula="of:=FLOOR([.$A17]*[.N$2]*[.$F$1]; 1) + [.$A17]*[.$C$1] + [.N$2]*[.$D$1] + [.$E$1]" office:value-type="float" office:value="104">
            <text:p>104</text:p>
          </table:table-cell>
          <table:table-cell table:formula="of:=FLOOR([.$A17]*[.O$2]*[.$F$1]; 1) + [.$A17]*[.$C$1] + [.O$2]*[.$D$1] + [.$E$1]" office:value-type="float" office:value="110">
            <text:p>110</text:p>
          </table:table-cell>
          <table:table-cell table:formula="of:=FLOOR([.$A17]*[.P$2]*[.$F$1]; 1) + [.$A17]*[.$C$1] + [.P$2]*[.$D$1] + [.$E$1]" office:value-type="float" office:value="116">
            <text:p>116</text:p>
          </table:table-cell>
          <table:table-cell table:formula="of:=FLOOR([.$A17]*[.Q$2]*[.$F$1]; 1) + [.$A17]*[.$C$1] + [.Q$2]*[.$D$1] + [.$E$1]" office:value-type="float" office:value="122">
            <text:p>122</text:p>
          </table:table-cell>
          <table:table-cell table:formula="of:=FLOOR([.$A17]*[.R$2]*[.$F$1]; 1) + [.$A17]*[.$C$1] + [.R$2]*[.$D$1] + [.$E$1]" office:value-type="float" office:value="127">
            <text:p>127</text:p>
          </table:table-cell>
          <table:table-cell table:formula="of:=FLOOR([.$A17]*[.S$2]*[.$F$1]; 1) + [.$A17]*[.$C$1] + [.S$2]*[.$D$1] + [.$E$1]" office:value-type="float" office:value="133">
            <text:p>133</text:p>
          </table:table-cell>
          <table:table-cell table:formula="of:=FLOOR([.$A17]*[.T$2]*[.$F$1]; 1) + [.$A17]*[.$C$1] + [.T$2]*[.$D$1] + [.$E$1]" office:value-type="float" office:value="139">
            <text:p>139</text:p>
          </table:table-cell>
          <table:table-cell table:formula="of:=FLOOR([.$A17]*[.U$2]*[.$F$1]; 1) + [.$A17]*[.$C$1] + [.U$2]*[.$D$1] + [.$E$1]" office:value-type="float" office:value="145">
            <text:p>145</text:p>
          </table:table-cell>
          <table:table-cell table:formula="of:=FLOOR([.$A17]*[.V$2]*[.$F$1]; 1) + [.$A17]*[.$C$1] + [.V$2]*[.$D$1] + [.$E$1]" office:value-type="float" office:value="150">
            <text:p>150</text:p>
          </table:table-cell>
          <table:table-cell table:formula="of:=FLOOR([.$A17]*[.W$2]*[.$F$1]; 1) + [.$A17]*[.$C$1] + [.W$2]*[.$D$1] + [.$E$1]" office:value-type="float" office:value="156">
            <text:p>156</text:p>
          </table:table-cell>
          <table:table-cell table:formula="of:=FLOOR([.$A17]*[.X$2]*[.$F$1]; 1) + [.$A17]*[.$C$1] + [.X$2]*[.$D$1] + [.$E$1]" office:value-type="float" office:value="162">
            <text:p>162</text:p>
          </table:table-cell>
          <table:table-cell table:formula="of:=FLOOR([.$A17]*[.Y$2]*[.$F$1]; 1) + [.$A17]*[.$C$1] + [.Y$2]*[.$D$1] + [.$E$1]" office:value-type="float" office:value="168">
            <text:p>168</text:p>
          </table:table-cell>
          <table:table-cell table:formula="of:=FLOOR([.$A17]*[.Z$2]*[.$F$1]; 1) + [.$A17]*[.$C$1] + [.Z$2]*[.$D$1] + [.$E$1]" office:value-type="float" office:value="173">
            <text:p>173</text:p>
          </table:table-cell>
          <table:table-cell table:formula="of:=FLOOR([.$A17]*[.AA$2]*[.$F$1]; 1) + [.$A17]*[.$C$1] + [.AA$2]*[.$D$1] + [.$E$1]" office:value-type="float" office:value="179">
            <text:p>179</text:p>
          </table:table-cell>
          <table:table-cell table:formula="of:=FLOOR([.$A17]*[.AB$2]*[.$F$1]; 1) + [.$A17]*[.$C$1] + [.AB$2]*[.$D$1] + [.$E$1]" office:value-type="float" office:value="185">
            <text:p>185</text:p>
          </table:table-cell>
          <table:table-cell table:formula="of:=FLOOR([.$A17]*[.AC$2]*[.$F$1]; 1) + [.$A17]*[.$C$1] + [.AC$2]*[.$D$1] + [.$E$1]" office:value-type="float" office:value="191">
            <text:p>191</text:p>
          </table:table-cell>
          <table:table-cell table:formula="of:=FLOOR([.$A17]*[.AD$2]*[.$F$1]; 1) + [.$A17]*[.$C$1] + [.AD$2]*[.$D$1] + [.$E$1]" office:value-type="float" office:value="196">
            <text:p>196</text:p>
          </table:table-cell>
          <table:table-cell table:formula="of:=FLOOR([.$A17]*[.AE$2]*[.$F$1]; 1) + [.$A17]*[.$C$1] + [.AE$2]*[.$D$1] + [.$E$1]" office:value-type="float" office:value="202">
            <text:p>202</text:p>
          </table:table-cell>
          <table:table-cell table:number-columns-repeated="225"/>
        </table:table-row>
        <table:table-row table:style-name="ro3">
          <table:table-cell office:value-type="float" office:value="16">
            <text:p>16</text:p>
          </table:table-cell>
          <table:table-cell table:formula="of:=FLOOR([.$A18]*[.B$2]*[.$F$1]; 1) + [.$A18]*[.$C$1] + [.B$2]*[.$D$1] + [.$E$1]" office:value-type="float" office:value="38">
            <text:p>38</text:p>
          </table:table-cell>
          <table:table-cell table:formula="of:=FLOOR([.$A18]*[.C$2]*[.$F$1]; 1) + [.$A18]*[.$C$1] + [.C$2]*[.$D$1] + [.$E$1]" office:value-type="float" office:value="44">
            <text:p>44</text:p>
          </table:table-cell>
          <table:table-cell table:formula="of:=FLOOR([.$A18]*[.D$2]*[.$F$1]; 1) + [.$A18]*[.$C$1] + [.D$2]*[.$D$1] + [.$E$1]" office:value-type="float" office:value="50">
            <text:p>50</text:p>
          </table:table-cell>
          <table:table-cell table:formula="of:=FLOOR([.$A18]*[.E$2]*[.$F$1]; 1) + [.$A18]*[.$C$1] + [.E$2]*[.$D$1] + [.$E$1]" office:value-type="float" office:value="56">
            <text:p>56</text:p>
          </table:table-cell>
          <table:table-cell table:formula="of:=FLOOR([.$A18]*[.F$2]*[.$F$1]; 1) + [.$A18]*[.$C$1] + [.F$2]*[.$D$1] + [.$E$1]" office:value-type="float" office:value="62">
            <text:p>62</text:p>
          </table:table-cell>
          <table:table-cell table:formula="of:=FLOOR([.$A18]*[.G$2]*[.$F$1]; 1) + [.$A18]*[.$C$1] + [.G$2]*[.$D$1] + [.$E$1]" office:value-type="float" office:value="68">
            <text:p>68</text:p>
          </table:table-cell>
          <table:table-cell table:formula="of:=FLOOR([.$A18]*[.H$2]*[.$F$1]; 1) + [.$A18]*[.$C$1] + [.H$2]*[.$D$1] + [.$E$1]" office:value-type="float" office:value="74">
            <text:p>74</text:p>
          </table:table-cell>
          <table:table-cell table:formula="of:=FLOOR([.$A18]*[.I$2]*[.$F$1]; 1) + [.$A18]*[.$C$1] + [.I$2]*[.$D$1] + [.$E$1]" office:value-type="float" office:value="80">
            <text:p>80</text:p>
          </table:table-cell>
          <table:table-cell table:formula="of:=FLOOR([.$A18]*[.J$2]*[.$F$1]; 1) + [.$A18]*[.$C$1] + [.J$2]*[.$D$1] + [.$E$1]" office:value-type="float" office:value="86">
            <text:p>86</text:p>
          </table:table-cell>
          <table:table-cell table:formula="of:=FLOOR([.$A18]*[.K$2]*[.$F$1]; 1) + [.$A18]*[.$C$1] + [.K$2]*[.$D$1] + [.$E$1]" office:value-type="float" office:value="92">
            <text:p>92</text:p>
          </table:table-cell>
          <table:table-cell table:formula="of:=FLOOR([.$A18]*[.L$2]*[.$F$1]; 1) + [.$A18]*[.$C$1] + [.L$2]*[.$D$1] + [.$E$1]" office:value-type="float" office:value="98">
            <text:p>98</text:p>
          </table:table-cell>
          <table:table-cell table:formula="of:=FLOOR([.$A18]*[.M$2]*[.$F$1]; 1) + [.$A18]*[.$C$1] + [.M$2]*[.$D$1] + [.$E$1]" office:value-type="float" office:value="104">
            <text:p>104</text:p>
          </table:table-cell>
          <table:table-cell table:formula="of:=FLOOR([.$A18]*[.N$2]*[.$F$1]; 1) + [.$A18]*[.$C$1] + [.N$2]*[.$D$1] + [.$E$1]" office:value-type="float" office:value="110">
            <text:p>110</text:p>
          </table:table-cell>
          <table:table-cell table:formula="of:=FLOOR([.$A18]*[.O$2]*[.$F$1]; 1) + [.$A18]*[.$C$1] + [.O$2]*[.$D$1] + [.$E$1]" office:value-type="float" office:value="116">
            <text:p>116</text:p>
          </table:table-cell>
          <table:table-cell table:formula="of:=FLOOR([.$A18]*[.P$2]*[.$F$1]; 1) + [.$A18]*[.$C$1] + [.P$2]*[.$D$1] + [.$E$1]" office:value-type="float" office:value="122">
            <text:p>122</text:p>
          </table:table-cell>
          <table:table-cell table:formula="of:=FLOOR([.$A18]*[.Q$2]*[.$F$1]; 1) + [.$A18]*[.$C$1] + [.Q$2]*[.$D$1] + [.$E$1]" office:value-type="float" office:value="128">
            <text:p>128</text:p>
          </table:table-cell>
          <table:table-cell table:formula="of:=FLOOR([.$A18]*[.R$2]*[.$F$1]; 1) + [.$A18]*[.$C$1] + [.R$2]*[.$D$1] + [.$E$1]" office:value-type="float" office:value="134">
            <text:p>134</text:p>
          </table:table-cell>
          <table:table-cell table:formula="of:=FLOOR([.$A18]*[.S$2]*[.$F$1]; 1) + [.$A18]*[.$C$1] + [.S$2]*[.$D$1] + [.$E$1]" office:value-type="float" office:value="140">
            <text:p>140</text:p>
          </table:table-cell>
          <table:table-cell table:formula="of:=FLOOR([.$A18]*[.T$2]*[.$F$1]; 1) + [.$A18]*[.$C$1] + [.T$2]*[.$D$1] + [.$E$1]" office:value-type="float" office:value="146">
            <text:p>146</text:p>
          </table:table-cell>
          <table:table-cell table:formula="of:=FLOOR([.$A18]*[.U$2]*[.$F$1]; 1) + [.$A18]*[.$C$1] + [.U$2]*[.$D$1] + [.$E$1]" office:value-type="float" office:value="152">
            <text:p>152</text:p>
          </table:table-cell>
          <table:table-cell table:formula="of:=FLOOR([.$A18]*[.V$2]*[.$F$1]; 1) + [.$A18]*[.$C$1] + [.V$2]*[.$D$1] + [.$E$1]" office:value-type="float" office:value="158">
            <text:p>158</text:p>
          </table:table-cell>
          <table:table-cell table:formula="of:=FLOOR([.$A18]*[.W$2]*[.$F$1]; 1) + [.$A18]*[.$C$1] + [.W$2]*[.$D$1] + [.$E$1]" office:value-type="float" office:value="164">
            <text:p>164</text:p>
          </table:table-cell>
          <table:table-cell table:formula="of:=FLOOR([.$A18]*[.X$2]*[.$F$1]; 1) + [.$A18]*[.$C$1] + [.X$2]*[.$D$1] + [.$E$1]" office:value-type="float" office:value="170">
            <text:p>170</text:p>
          </table:table-cell>
          <table:table-cell table:formula="of:=FLOOR([.$A18]*[.Y$2]*[.$F$1]; 1) + [.$A18]*[.$C$1] + [.Y$2]*[.$D$1] + [.$E$1]" office:value-type="float" office:value="176">
            <text:p>176</text:p>
          </table:table-cell>
          <table:table-cell table:formula="of:=FLOOR([.$A18]*[.Z$2]*[.$F$1]; 1) + [.$A18]*[.$C$1] + [.Z$2]*[.$D$1] + [.$E$1]" office:value-type="float" office:value="182">
            <text:p>182</text:p>
          </table:table-cell>
          <table:table-cell table:formula="of:=FLOOR([.$A18]*[.AA$2]*[.$F$1]; 1) + [.$A18]*[.$C$1] + [.AA$2]*[.$D$1] + [.$E$1]" office:value-type="float" office:value="188">
            <text:p>188</text:p>
          </table:table-cell>
          <table:table-cell table:formula="of:=FLOOR([.$A18]*[.AB$2]*[.$F$1]; 1) + [.$A18]*[.$C$1] + [.AB$2]*[.$D$1] + [.$E$1]" office:value-type="float" office:value="194">
            <text:p>194</text:p>
          </table:table-cell>
          <table:table-cell table:formula="of:=FLOOR([.$A18]*[.AC$2]*[.$F$1]; 1) + [.$A18]*[.$C$1] + [.AC$2]*[.$D$1] + [.$E$1]" office:value-type="float" office:value="200">
            <text:p>200</text:p>
          </table:table-cell>
          <table:table-cell table:formula="of:=FLOOR([.$A18]*[.AD$2]*[.$F$1]; 1) + [.$A18]*[.$C$1] + [.AD$2]*[.$D$1] + [.$E$1]" office:value-type="float" office:value="206">
            <text:p>206</text:p>
          </table:table-cell>
          <table:table-cell table:formula="of:=FLOOR([.$A18]*[.AE$2]*[.$F$1]; 1) + [.$A18]*[.$C$1] + [.AE$2]*[.$D$1] + [.$E$1]" office:value-type="float" office:value="212">
            <text:p>212</text:p>
          </table:table-cell>
          <table:table-cell table:number-columns-repeated="225"/>
        </table:table-row>
        <table:table-row table:style-name="ro3">
          <table:table-cell office:value-type="float" office:value="17">
            <text:p>17</text:p>
          </table:table-cell>
          <table:table-cell table:formula="of:=FLOOR([.$A19]*[.B$2]*[.$F$1]; 1) + [.$A19]*[.$C$1] + [.B$2]*[.$D$1] + [.$E$1]" office:value-type="float" office:value="40">
            <text:p>40</text:p>
          </table:table-cell>
          <table:table-cell table:formula="of:=FLOOR([.$A19]*[.C$2]*[.$F$1]; 1) + [.$A19]*[.$C$1] + [.C$2]*[.$D$1] + [.$E$1]" office:value-type="float" office:value="46">
            <text:p>46</text:p>
          </table:table-cell>
          <table:table-cell table:formula="of:=FLOOR([.$A19]*[.D$2]*[.$F$1]; 1) + [.$A19]*[.$C$1] + [.D$2]*[.$D$1] + [.$E$1]" office:value-type="float" office:value="52">
            <text:p>52</text:p>
          </table:table-cell>
          <table:table-cell table:formula="of:=FLOOR([.$A19]*[.E$2]*[.$F$1]; 1) + [.$A19]*[.$C$1] + [.E$2]*[.$D$1] + [.$E$1]" office:value-type="float" office:value="59">
            <text:p>59</text:p>
          </table:table-cell>
          <table:table-cell table:formula="of:=FLOOR([.$A19]*[.F$2]*[.$F$1]; 1) + [.$A19]*[.$C$1] + [.F$2]*[.$D$1] + [.$E$1]" office:value-type="float" office:value="65">
            <text:p>65</text:p>
          </table:table-cell>
          <table:table-cell table:formula="of:=FLOOR([.$A19]*[.G$2]*[.$F$1]; 1) + [.$A19]*[.$C$1] + [.G$2]*[.$D$1] + [.$E$1]" office:value-type="float" office:value="71">
            <text:p>71</text:p>
          </table:table-cell>
          <table:table-cell table:formula="of:=FLOOR([.$A19]*[.H$2]*[.$F$1]; 1) + [.$A19]*[.$C$1] + [.H$2]*[.$D$1] + [.$E$1]" office:value-type="float" office:value="77">
            <text:p>77</text:p>
          </table:table-cell>
          <table:table-cell table:formula="of:=FLOOR([.$A19]*[.I$2]*[.$F$1]; 1) + [.$A19]*[.$C$1] + [.I$2]*[.$D$1] + [.$E$1]" office:value-type="float" office:value="84">
            <text:p>84</text:p>
          </table:table-cell>
          <table:table-cell table:formula="of:=FLOOR([.$A19]*[.J$2]*[.$F$1]; 1) + [.$A19]*[.$C$1] + [.J$2]*[.$D$1] + [.$E$1]" office:value-type="float" office:value="90">
            <text:p>90</text:p>
          </table:table-cell>
          <table:table-cell table:formula="of:=FLOOR([.$A19]*[.K$2]*[.$F$1]; 1) + [.$A19]*[.$C$1] + [.K$2]*[.$D$1] + [.$E$1]" office:value-type="float" office:value="96">
            <text:p>96</text:p>
          </table:table-cell>
          <table:table-cell table:formula="of:=FLOOR([.$A19]*[.L$2]*[.$F$1]; 1) + [.$A19]*[.$C$1] + [.L$2]*[.$D$1] + [.$E$1]" office:value-type="float" office:value="102">
            <text:p>102</text:p>
          </table:table-cell>
          <table:table-cell table:formula="of:=FLOOR([.$A19]*[.M$2]*[.$F$1]; 1) + [.$A19]*[.$C$1] + [.M$2]*[.$D$1] + [.$E$1]" office:value-type="float" office:value="109">
            <text:p>109</text:p>
          </table:table-cell>
          <table:table-cell table:formula="of:=FLOOR([.$A19]*[.N$2]*[.$F$1]; 1) + [.$A19]*[.$C$1] + [.N$2]*[.$D$1] + [.$E$1]" office:value-type="float" office:value="115">
            <text:p>115</text:p>
          </table:table-cell>
          <table:table-cell table:formula="of:=FLOOR([.$A19]*[.O$2]*[.$F$1]; 1) + [.$A19]*[.$C$1] + [.O$2]*[.$D$1] + [.$E$1]" office:value-type="float" office:value="121">
            <text:p>121</text:p>
          </table:table-cell>
          <table:table-cell table:formula="of:=FLOOR([.$A19]*[.P$2]*[.$F$1]; 1) + [.$A19]*[.$C$1] + [.P$2]*[.$D$1] + [.$E$1]" office:value-type="float" office:value="127">
            <text:p>127</text:p>
          </table:table-cell>
          <table:table-cell table:formula="of:=FLOOR([.$A19]*[.Q$2]*[.$F$1]; 1) + [.$A19]*[.$C$1] + [.Q$2]*[.$D$1] + [.$E$1]" office:value-type="float" office:value="134">
            <text:p>134</text:p>
          </table:table-cell>
          <table:table-cell table:formula="of:=FLOOR([.$A19]*[.R$2]*[.$F$1]; 1) + [.$A19]*[.$C$1] + [.R$2]*[.$D$1] + [.$E$1]" office:value-type="float" office:value="140">
            <text:p>140</text:p>
          </table:table-cell>
          <table:table-cell table:formula="of:=FLOOR([.$A19]*[.S$2]*[.$F$1]; 1) + [.$A19]*[.$C$1] + [.S$2]*[.$D$1] + [.$E$1]" office:value-type="float" office:value="146">
            <text:p>146</text:p>
          </table:table-cell>
          <table:table-cell table:formula="of:=FLOOR([.$A19]*[.T$2]*[.$F$1]; 1) + [.$A19]*[.$C$1] + [.T$2]*[.$D$1] + [.$E$1]" office:value-type="float" office:value="152">
            <text:p>152</text:p>
          </table:table-cell>
          <table:table-cell table:formula="of:=FLOOR([.$A19]*[.U$2]*[.$F$1]; 1) + [.$A19]*[.$C$1] + [.U$2]*[.$D$1] + [.$E$1]" office:value-type="float" office:value="159">
            <text:p>159</text:p>
          </table:table-cell>
          <table:table-cell table:formula="of:=FLOOR([.$A19]*[.V$2]*[.$F$1]; 1) + [.$A19]*[.$C$1] + [.V$2]*[.$D$1] + [.$E$1]" office:value-type="float" office:value="165">
            <text:p>165</text:p>
          </table:table-cell>
          <table:table-cell table:formula="of:=FLOOR([.$A19]*[.W$2]*[.$F$1]; 1) + [.$A19]*[.$C$1] + [.W$2]*[.$D$1] + [.$E$1]" office:value-type="float" office:value="171">
            <text:p>171</text:p>
          </table:table-cell>
          <table:table-cell table:formula="of:=FLOOR([.$A19]*[.X$2]*[.$F$1]; 1) + [.$A19]*[.$C$1] + [.X$2]*[.$D$1] + [.$E$1]" office:value-type="float" office:value="177">
            <text:p>177</text:p>
          </table:table-cell>
          <table:table-cell table:formula="of:=FLOOR([.$A19]*[.Y$2]*[.$F$1]; 1) + [.$A19]*[.$C$1] + [.Y$2]*[.$D$1] + [.$E$1]" office:value-type="float" office:value="184">
            <text:p>184</text:p>
          </table:table-cell>
          <table:table-cell table:formula="of:=FLOOR([.$A19]*[.Z$2]*[.$F$1]; 1) + [.$A19]*[.$C$1] + [.Z$2]*[.$D$1] + [.$E$1]" office:value-type="float" office:value="190">
            <text:p>190</text:p>
          </table:table-cell>
          <table:table-cell table:formula="of:=FLOOR([.$A19]*[.AA$2]*[.$F$1]; 1) + [.$A19]*[.$C$1] + [.AA$2]*[.$D$1] + [.$E$1]" office:value-type="float" office:value="196">
            <text:p>196</text:p>
          </table:table-cell>
          <table:table-cell table:formula="of:=FLOOR([.$A19]*[.AB$2]*[.$F$1]; 1) + [.$A19]*[.$C$1] + [.AB$2]*[.$D$1] + [.$E$1]" office:value-type="float" office:value="202">
            <text:p>202</text:p>
          </table:table-cell>
          <table:table-cell table:formula="of:=FLOOR([.$A19]*[.AC$2]*[.$F$1]; 1) + [.$A19]*[.$C$1] + [.AC$2]*[.$D$1] + [.$E$1]" office:value-type="float" office:value="209">
            <text:p>209</text:p>
          </table:table-cell>
          <table:table-cell table:formula="of:=FLOOR([.$A19]*[.AD$2]*[.$F$1]; 1) + [.$A19]*[.$C$1] + [.AD$2]*[.$D$1] + [.$E$1]" office:value-type="float" office:value="215">
            <text:p>215</text:p>
          </table:table-cell>
          <table:table-cell table:formula="of:=FLOOR([.$A19]*[.AE$2]*[.$F$1]; 1) + [.$A19]*[.$C$1] + [.AE$2]*[.$D$1] + [.$E$1]" office:value-type="float" office:value="221">
            <text:p>221</text:p>
          </table:table-cell>
          <table:table-cell table:number-columns-repeated="225"/>
        </table:table-row>
        <table:table-row table:style-name="ro3">
          <table:table-cell office:value-type="float" office:value="18">
            <text:p>18</text:p>
          </table:table-cell>
          <table:table-cell table:formula="of:=FLOOR([.$A20]*[.B$2]*[.$F$1]; 1) + [.$A20]*[.$C$1] + [.B$2]*[.$D$1] + [.$E$1]" office:value-type="float" office:value="42">
            <text:p>42</text:p>
          </table:table-cell>
          <table:table-cell table:formula="of:=FLOOR([.$A20]*[.C$2]*[.$F$1]; 1) + [.$A20]*[.$C$1] + [.C$2]*[.$D$1] + [.$E$1]" office:value-type="float" office:value="49">
            <text:p>49</text:p>
          </table:table-cell>
          <table:table-cell table:formula="of:=FLOOR([.$A20]*[.D$2]*[.$F$1]; 1) + [.$A20]*[.$C$1] + [.D$2]*[.$D$1] + [.$E$1]" office:value-type="float" office:value="55">
            <text:p>55</text:p>
          </table:table-cell>
          <table:table-cell table:formula="of:=FLOOR([.$A20]*[.E$2]*[.$F$1]; 1) + [.$A20]*[.$C$1] + [.E$2]*[.$D$1] + [.$E$1]" office:value-type="float" office:value="62">
            <text:p>62</text:p>
          </table:table-cell>
          <table:table-cell table:formula="of:=FLOOR([.$A20]*[.F$2]*[.$F$1]; 1) + [.$A20]*[.$C$1] + [.F$2]*[.$D$1] + [.$E$1]" office:value-type="float" office:value="68">
            <text:p>68</text:p>
          </table:table-cell>
          <table:table-cell table:formula="of:=FLOOR([.$A20]*[.G$2]*[.$F$1]; 1) + [.$A20]*[.$C$1] + [.G$2]*[.$D$1] + [.$E$1]" office:value-type="float" office:value="75">
            <text:p>75</text:p>
          </table:table-cell>
          <table:table-cell table:formula="of:=FLOOR([.$A20]*[.H$2]*[.$F$1]; 1) + [.$A20]*[.$C$1] + [.H$2]*[.$D$1] + [.$E$1]" office:value-type="float" office:value="81">
            <text:p>81</text:p>
          </table:table-cell>
          <table:table-cell table:formula="of:=FLOOR([.$A20]*[.I$2]*[.$F$1]; 1) + [.$A20]*[.$C$1] + [.I$2]*[.$D$1] + [.$E$1]" office:value-type="float" office:value="88">
            <text:p>88</text:p>
          </table:table-cell>
          <table:table-cell table:formula="of:=FLOOR([.$A20]*[.J$2]*[.$F$1]; 1) + [.$A20]*[.$C$1] + [.J$2]*[.$D$1] + [.$E$1]" office:value-type="float" office:value="94">
            <text:p>94</text:p>
          </table:table-cell>
          <table:table-cell table:formula="of:=FLOOR([.$A20]*[.K$2]*[.$F$1]; 1) + [.$A20]*[.$C$1] + [.K$2]*[.$D$1] + [.$E$1]" office:value-type="float" office:value="101">
            <text:p>101</text:p>
          </table:table-cell>
          <table:table-cell table:formula="of:=FLOOR([.$A20]*[.L$2]*[.$F$1]; 1) + [.$A20]*[.$C$1] + [.L$2]*[.$D$1] + [.$E$1]" office:value-type="float" office:value="107">
            <text:p>107</text:p>
          </table:table-cell>
          <table:table-cell table:formula="of:=FLOOR([.$A20]*[.M$2]*[.$F$1]; 1) + [.$A20]*[.$C$1] + [.M$2]*[.$D$1] + [.$E$1]" office:value-type="float" office:value="114">
            <text:p>114</text:p>
          </table:table-cell>
          <table:table-cell table:formula="of:=FLOOR([.$A20]*[.N$2]*[.$F$1]; 1) + [.$A20]*[.$C$1] + [.N$2]*[.$D$1] + [.$E$1]" office:value-type="float" office:value="120">
            <text:p>120</text:p>
          </table:table-cell>
          <table:table-cell table:formula="of:=FLOOR([.$A20]*[.O$2]*[.$F$1]; 1) + [.$A20]*[.$C$1] + [.O$2]*[.$D$1] + [.$E$1]" office:value-type="float" office:value="127">
            <text:p>127</text:p>
          </table:table-cell>
          <table:table-cell table:formula="of:=FLOOR([.$A20]*[.P$2]*[.$F$1]; 1) + [.$A20]*[.$C$1] + [.P$2]*[.$D$1] + [.$E$1]" office:value-type="float" office:value="133">
            <text:p>133</text:p>
          </table:table-cell>
          <table:table-cell table:formula="of:=FLOOR([.$A20]*[.Q$2]*[.$F$1]; 1) + [.$A20]*[.$C$1] + [.Q$2]*[.$D$1] + [.$E$1]" office:value-type="float" office:value="140">
            <text:p>140</text:p>
          </table:table-cell>
          <table:table-cell table:formula="of:=FLOOR([.$A20]*[.R$2]*[.$F$1]; 1) + [.$A20]*[.$C$1] + [.R$2]*[.$D$1] + [.$E$1]" office:value-type="float" office:value="146">
            <text:p>146</text:p>
          </table:table-cell>
          <table:table-cell table:formula="of:=FLOOR([.$A20]*[.S$2]*[.$F$1]; 1) + [.$A20]*[.$C$1] + [.S$2]*[.$D$1] + [.$E$1]" office:value-type="float" office:value="153">
            <text:p>153</text:p>
          </table:table-cell>
          <table:table-cell table:formula="of:=FLOOR([.$A20]*[.T$2]*[.$F$1]; 1) + [.$A20]*[.$C$1] + [.T$2]*[.$D$1] + [.$E$1]" office:value-type="float" office:value="159">
            <text:p>159</text:p>
          </table:table-cell>
          <table:table-cell table:formula="of:=FLOOR([.$A20]*[.U$2]*[.$F$1]; 1) + [.$A20]*[.$C$1] + [.U$2]*[.$D$1] + [.$E$1]" office:value-type="float" office:value="166">
            <text:p>166</text:p>
          </table:table-cell>
          <table:table-cell table:formula="of:=FLOOR([.$A20]*[.V$2]*[.$F$1]; 1) + [.$A20]*[.$C$1] + [.V$2]*[.$D$1] + [.$E$1]" office:value-type="float" office:value="172">
            <text:p>172</text:p>
          </table:table-cell>
          <table:table-cell table:formula="of:=FLOOR([.$A20]*[.W$2]*[.$F$1]; 1) + [.$A20]*[.$C$1] + [.W$2]*[.$D$1] + [.$E$1]" office:value-type="float" office:value="179">
            <text:p>179</text:p>
          </table:table-cell>
          <table:table-cell table:formula="of:=FLOOR([.$A20]*[.X$2]*[.$F$1]; 1) + [.$A20]*[.$C$1] + [.X$2]*[.$D$1] + [.$E$1]" office:value-type="float" office:value="185">
            <text:p>185</text:p>
          </table:table-cell>
          <table:table-cell table:formula="of:=FLOOR([.$A20]*[.Y$2]*[.$F$1]; 1) + [.$A20]*[.$C$1] + [.Y$2]*[.$D$1] + [.$E$1]" office:value-type="float" office:value="192">
            <text:p>192</text:p>
          </table:table-cell>
          <table:table-cell table:formula="of:=FLOOR([.$A20]*[.Z$2]*[.$F$1]; 1) + [.$A20]*[.$C$1] + [.Z$2]*[.$D$1] + [.$E$1]" office:value-type="float" office:value="198">
            <text:p>198</text:p>
          </table:table-cell>
          <table:table-cell table:formula="of:=FLOOR([.$A20]*[.AA$2]*[.$F$1]; 1) + [.$A20]*[.$C$1] + [.AA$2]*[.$D$1] + [.$E$1]" office:value-type="float" office:value="205">
            <text:p>205</text:p>
          </table:table-cell>
          <table:table-cell table:formula="of:=FLOOR([.$A20]*[.AB$2]*[.$F$1]; 1) + [.$A20]*[.$C$1] + [.AB$2]*[.$D$1] + [.$E$1]" office:value-type="float" office:value="211">
            <text:p>211</text:p>
          </table:table-cell>
          <table:table-cell table:formula="of:=FLOOR([.$A20]*[.AC$2]*[.$F$1]; 1) + [.$A20]*[.$C$1] + [.AC$2]*[.$D$1] + [.$E$1]" office:value-type="float" office:value="218">
            <text:p>218</text:p>
          </table:table-cell>
          <table:table-cell table:formula="of:=FLOOR([.$A20]*[.AD$2]*[.$F$1]; 1) + [.$A20]*[.$C$1] + [.AD$2]*[.$D$1] + [.$E$1]" office:value-type="float" office:value="224">
            <text:p>224</text:p>
          </table:table-cell>
          <table:table-cell table:formula="of:=FLOOR([.$A20]*[.AE$2]*[.$F$1]; 1) + [.$A20]*[.$C$1] + [.AE$2]*[.$D$1] + [.$E$1]" office:value-type="float" office:value="231">
            <text:p>231</text:p>
          </table:table-cell>
          <table:table-cell table:number-columns-repeated="225"/>
        </table:table-row>
        <table:table-row table:style-name="ro3">
          <table:table-cell office:value-type="float" office:value="19">
            <text:p>19</text:p>
          </table:table-cell>
          <table:table-cell table:formula="of:=FLOOR([.$A21]*[.B$2]*[.$F$1]; 1) + [.$A21]*[.$C$1] + [.B$2]*[.$D$1] + [.$E$1]" office:value-type="float" office:value="44">
            <text:p>44</text:p>
          </table:table-cell>
          <table:table-cell table:formula="of:=FLOOR([.$A21]*[.C$2]*[.$F$1]; 1) + [.$A21]*[.$C$1] + [.C$2]*[.$D$1] + [.$E$1]" office:value-type="float" office:value="51">
            <text:p>51</text:p>
          </table:table-cell>
          <table:table-cell table:formula="of:=FLOOR([.$A21]*[.D$2]*[.$F$1]; 1) + [.$A21]*[.$C$1] + [.D$2]*[.$D$1] + [.$E$1]" office:value-type="float" office:value="58">
            <text:p>58</text:p>
          </table:table-cell>
          <table:table-cell table:formula="of:=FLOOR([.$A21]*[.E$2]*[.$F$1]; 1) + [.$A21]*[.$C$1] + [.E$2]*[.$D$1] + [.$E$1]" office:value-type="float" office:value="65">
            <text:p>65</text:p>
          </table:table-cell>
          <table:table-cell table:formula="of:=FLOOR([.$A21]*[.F$2]*[.$F$1]; 1) + [.$A21]*[.$C$1] + [.F$2]*[.$D$1] + [.$E$1]" office:value-type="float" office:value="71">
            <text:p>71</text:p>
          </table:table-cell>
          <table:table-cell table:formula="of:=FLOOR([.$A21]*[.G$2]*[.$F$1]; 1) + [.$A21]*[.$C$1] + [.G$2]*[.$D$1] + [.$E$1]" office:value-type="float" office:value="78">
            <text:p>78</text:p>
          </table:table-cell>
          <table:table-cell table:formula="of:=FLOOR([.$A21]*[.H$2]*[.$F$1]; 1) + [.$A21]*[.$C$1] + [.H$2]*[.$D$1] + [.$E$1]" office:value-type="float" office:value="85">
            <text:p>85</text:p>
          </table:table-cell>
          <table:table-cell table:formula="of:=FLOOR([.$A21]*[.I$2]*[.$F$1]; 1) + [.$A21]*[.$C$1] + [.I$2]*[.$D$1] + [.$E$1]" office:value-type="float" office:value="92">
            <text:p>92</text:p>
          </table:table-cell>
          <table:table-cell table:formula="of:=FLOOR([.$A21]*[.J$2]*[.$F$1]; 1) + [.$A21]*[.$C$1] + [.J$2]*[.$D$1] + [.$E$1]" office:value-type="float" office:value="98">
            <text:p>98</text:p>
          </table:table-cell>
          <table:table-cell table:formula="of:=FLOOR([.$A21]*[.K$2]*[.$F$1]; 1) + [.$A21]*[.$C$1] + [.K$2]*[.$D$1] + [.$E$1]" office:value-type="float" office:value="105">
            <text:p>105</text:p>
          </table:table-cell>
          <table:table-cell table:formula="of:=FLOOR([.$A21]*[.L$2]*[.$F$1]; 1) + [.$A21]*[.$C$1] + [.L$2]*[.$D$1] + [.$E$1]" office:value-type="float" office:value="112">
            <text:p>112</text:p>
          </table:table-cell>
          <table:table-cell table:formula="of:=FLOOR([.$A21]*[.M$2]*[.$F$1]; 1) + [.$A21]*[.$C$1] + [.M$2]*[.$D$1] + [.$E$1]" office:value-type="float" office:value="119">
            <text:p>119</text:p>
          </table:table-cell>
          <table:table-cell table:formula="of:=FLOOR([.$A21]*[.N$2]*[.$F$1]; 1) + [.$A21]*[.$C$1] + [.N$2]*[.$D$1] + [.$E$1]" office:value-type="float" office:value="125">
            <text:p>125</text:p>
          </table:table-cell>
          <table:table-cell table:formula="of:=FLOOR([.$A21]*[.O$2]*[.$F$1]; 1) + [.$A21]*[.$C$1] + [.O$2]*[.$D$1] + [.$E$1]" office:value-type="float" office:value="132">
            <text:p>132</text:p>
          </table:table-cell>
          <table:table-cell table:formula="of:=FLOOR([.$A21]*[.P$2]*[.$F$1]; 1) + [.$A21]*[.$C$1] + [.P$2]*[.$D$1] + [.$E$1]" office:value-type="float" office:value="139">
            <text:p>139</text:p>
          </table:table-cell>
          <table:table-cell table:formula="of:=FLOOR([.$A21]*[.Q$2]*[.$F$1]; 1) + [.$A21]*[.$C$1] + [.Q$2]*[.$D$1] + [.$E$1]" office:value-type="float" office:value="146">
            <text:p>146</text:p>
          </table:table-cell>
          <table:table-cell table:formula="of:=FLOOR([.$A21]*[.R$2]*[.$F$1]; 1) + [.$A21]*[.$C$1] + [.R$2]*[.$D$1] + [.$E$1]" office:value-type="float" office:value="152">
            <text:p>152</text:p>
          </table:table-cell>
          <table:table-cell table:formula="of:=FLOOR([.$A21]*[.S$2]*[.$F$1]; 1) + [.$A21]*[.$C$1] + [.S$2]*[.$D$1] + [.$E$1]" office:value-type="float" office:value="159">
            <text:p>159</text:p>
          </table:table-cell>
          <table:table-cell table:formula="of:=FLOOR([.$A21]*[.T$2]*[.$F$1]; 1) + [.$A21]*[.$C$1] + [.T$2]*[.$D$1] + [.$E$1]" office:value-type="float" office:value="166">
            <text:p>166</text:p>
          </table:table-cell>
          <table:table-cell table:formula="of:=FLOOR([.$A21]*[.U$2]*[.$F$1]; 1) + [.$A21]*[.$C$1] + [.U$2]*[.$D$1] + [.$E$1]" office:value-type="float" office:value="173">
            <text:p>173</text:p>
          </table:table-cell>
          <table:table-cell table:formula="of:=FLOOR([.$A21]*[.V$2]*[.$F$1]; 1) + [.$A21]*[.$C$1] + [.V$2]*[.$D$1] + [.$E$1]" office:value-type="float" office:value="179">
            <text:p>179</text:p>
          </table:table-cell>
          <table:table-cell table:formula="of:=FLOOR([.$A21]*[.W$2]*[.$F$1]; 1) + [.$A21]*[.$C$1] + [.W$2]*[.$D$1] + [.$E$1]" office:value-type="float" office:value="186">
            <text:p>186</text:p>
          </table:table-cell>
          <table:table-cell table:formula="of:=FLOOR([.$A21]*[.X$2]*[.$F$1]; 1) + [.$A21]*[.$C$1] + [.X$2]*[.$D$1] + [.$E$1]" office:value-type="float" office:value="193">
            <text:p>193</text:p>
          </table:table-cell>
          <table:table-cell table:formula="of:=FLOOR([.$A21]*[.Y$2]*[.$F$1]; 1) + [.$A21]*[.$C$1] + [.Y$2]*[.$D$1] + [.$E$1]" office:value-type="float" office:value="200">
            <text:p>200</text:p>
          </table:table-cell>
          <table:table-cell table:formula="of:=FLOOR([.$A21]*[.Z$2]*[.$F$1]; 1) + [.$A21]*[.$C$1] + [.Z$2]*[.$D$1] + [.$E$1]" office:value-type="float" office:value="206">
            <text:p>206</text:p>
          </table:table-cell>
          <table:table-cell table:formula="of:=FLOOR([.$A21]*[.AA$2]*[.$F$1]; 1) + [.$A21]*[.$C$1] + [.AA$2]*[.$D$1] + [.$E$1]" office:value-type="float" office:value="213">
            <text:p>213</text:p>
          </table:table-cell>
          <table:table-cell table:formula="of:=FLOOR([.$A21]*[.AB$2]*[.$F$1]; 1) + [.$A21]*[.$C$1] + [.AB$2]*[.$D$1] + [.$E$1]" office:value-type="float" office:value="220">
            <text:p>220</text:p>
          </table:table-cell>
          <table:table-cell table:formula="of:=FLOOR([.$A21]*[.AC$2]*[.$F$1]; 1) + [.$A21]*[.$C$1] + [.AC$2]*[.$D$1] + [.$E$1]" office:value-type="float" office:value="227">
            <text:p>227</text:p>
          </table:table-cell>
          <table:table-cell table:formula="of:=FLOOR([.$A21]*[.AD$2]*[.$F$1]; 1) + [.$A21]*[.$C$1] + [.AD$2]*[.$D$1] + [.$E$1]" office:value-type="float" office:value="233">
            <text:p>233</text:p>
          </table:table-cell>
          <table:table-cell table:formula="of:=FLOOR([.$A21]*[.AE$2]*[.$F$1]; 1) + [.$A21]*[.$C$1] + [.AE$2]*[.$D$1] + [.$E$1]" office:value-type="float" office:value="240">
            <text:p>240</text:p>
          </table:table-cell>
          <table:table-cell table:number-columns-repeated="225"/>
        </table:table-row>
        <table:table-row table:style-name="ro3">
          <table:table-cell office:value-type="float" office:value="20">
            <text:p>20</text:p>
          </table:table-cell>
          <table:table-cell table:formula="of:=FLOOR([.$A22]*[.B$2]*[.$F$1]; 1) + [.$A22]*[.$C$1] + [.B$2]*[.$D$1] + [.$E$1]" office:value-type="float" office:value="47">
            <text:p>47</text:p>
          </table:table-cell>
          <table:table-cell table:formula="of:=FLOOR([.$A22]*[.C$2]*[.$F$1]; 1) + [.$A22]*[.$C$1] + [.C$2]*[.$D$1] + [.$E$1]" office:value-type="float" office:value="54">
            <text:p>54</text:p>
          </table:table-cell>
          <table:table-cell table:formula="of:=FLOOR([.$A22]*[.D$2]*[.$F$1]; 1) + [.$A22]*[.$C$1] + [.D$2]*[.$D$1] + [.$E$1]" office:value-type="float" office:value="61">
            <text:p>61</text:p>
          </table:table-cell>
          <table:table-cell table:formula="of:=FLOOR([.$A22]*[.E$2]*[.$F$1]; 1) + [.$A22]*[.$C$1] + [.E$2]*[.$D$1] + [.$E$1]" office:value-type="float" office:value="68">
            <text:p>68</text:p>
          </table:table-cell>
          <table:table-cell table:formula="of:=FLOOR([.$A22]*[.F$2]*[.$F$1]; 1) + [.$A22]*[.$C$1] + [.F$2]*[.$D$1] + [.$E$1]" office:value-type="float" office:value="75">
            <text:p>75</text:p>
          </table:table-cell>
          <table:table-cell table:formula="of:=FLOOR([.$A22]*[.G$2]*[.$F$1]; 1) + [.$A22]*[.$C$1] + [.G$2]*[.$D$1] + [.$E$1]" office:value-type="float" office:value="82">
            <text:p>82</text:p>
          </table:table-cell>
          <table:table-cell table:formula="of:=FLOOR([.$A22]*[.H$2]*[.$F$1]; 1) + [.$A22]*[.$C$1] + [.H$2]*[.$D$1] + [.$E$1]" office:value-type="float" office:value="89">
            <text:p>89</text:p>
          </table:table-cell>
          <table:table-cell table:formula="of:=FLOOR([.$A22]*[.I$2]*[.$F$1]; 1) + [.$A22]*[.$C$1] + [.I$2]*[.$D$1] + [.$E$1]" office:value-type="float" office:value="96">
            <text:p>96</text:p>
          </table:table-cell>
          <table:table-cell table:formula="of:=FLOOR([.$A22]*[.J$2]*[.$F$1]; 1) + [.$A22]*[.$C$1] + [.J$2]*[.$D$1] + [.$E$1]" office:value-type="float" office:value="103">
            <text:p>103</text:p>
          </table:table-cell>
          <table:table-cell table:formula="of:=FLOOR([.$A22]*[.K$2]*[.$F$1]; 1) + [.$A22]*[.$C$1] + [.K$2]*[.$D$1] + [.$E$1]" office:value-type="float" office:value="110">
            <text:p>110</text:p>
          </table:table-cell>
          <table:table-cell table:formula="of:=FLOOR([.$A22]*[.L$2]*[.$F$1]; 1) + [.$A22]*[.$C$1] + [.L$2]*[.$D$1] + [.$E$1]" office:value-type="float" office:value="117">
            <text:p>117</text:p>
          </table:table-cell>
          <table:table-cell table:formula="of:=FLOOR([.$A22]*[.M$2]*[.$F$1]; 1) + [.$A22]*[.$C$1] + [.M$2]*[.$D$1] + [.$E$1]" office:value-type="float" office:value="124">
            <text:p>124</text:p>
          </table:table-cell>
          <table:table-cell table:formula="of:=FLOOR([.$A22]*[.N$2]*[.$F$1]; 1) + [.$A22]*[.$C$1] + [.N$2]*[.$D$1] + [.$E$1]" office:value-type="float" office:value="131">
            <text:p>131</text:p>
          </table:table-cell>
          <table:table-cell table:formula="of:=FLOOR([.$A22]*[.O$2]*[.$F$1]; 1) + [.$A22]*[.$C$1] + [.O$2]*[.$D$1] + [.$E$1]" office:value-type="float" office:value="138">
            <text:p>138</text:p>
          </table:table-cell>
          <table:table-cell table:formula="of:=FLOOR([.$A22]*[.P$2]*[.$F$1]; 1) + [.$A22]*[.$C$1] + [.P$2]*[.$D$1] + [.$E$1]" office:value-type="float" office:value="145">
            <text:p>145</text:p>
          </table:table-cell>
          <table:table-cell table:formula="of:=FLOOR([.$A22]*[.Q$2]*[.$F$1]; 1) + [.$A22]*[.$C$1] + [.Q$2]*[.$D$1] + [.$E$1]" office:value-type="float" office:value="152">
            <text:p>152</text:p>
          </table:table-cell>
          <table:table-cell table:formula="of:=FLOOR([.$A22]*[.R$2]*[.$F$1]; 1) + [.$A22]*[.$C$1] + [.R$2]*[.$D$1] + [.$E$1]" office:value-type="float" office:value="159">
            <text:p>159</text:p>
          </table:table-cell>
          <table:table-cell table:formula="of:=FLOOR([.$A22]*[.S$2]*[.$F$1]; 1) + [.$A22]*[.$C$1] + [.S$2]*[.$D$1] + [.$E$1]" office:value-type="float" office:value="166">
            <text:p>166</text:p>
          </table:table-cell>
          <table:table-cell table:formula="of:=FLOOR([.$A22]*[.T$2]*[.$F$1]; 1) + [.$A22]*[.$C$1] + [.T$2]*[.$D$1] + [.$E$1]" office:value-type="float" office:value="173">
            <text:p>173</text:p>
          </table:table-cell>
          <table:table-cell table:formula="of:=FLOOR([.$A22]*[.U$2]*[.$F$1]; 1) + [.$A22]*[.$C$1] + [.U$2]*[.$D$1] + [.$E$1]" office:value-type="float" office:value="180">
            <text:p>180</text:p>
          </table:table-cell>
          <table:table-cell table:formula="of:=FLOOR([.$A22]*[.V$2]*[.$F$1]; 1) + [.$A22]*[.$C$1] + [.V$2]*[.$D$1] + [.$E$1]" office:value-type="float" office:value="187">
            <text:p>187</text:p>
          </table:table-cell>
          <table:table-cell table:formula="of:=FLOOR([.$A22]*[.W$2]*[.$F$1]; 1) + [.$A22]*[.$C$1] + [.W$2]*[.$D$1] + [.$E$1]" office:value-type="float" office:value="194">
            <text:p>194</text:p>
          </table:table-cell>
          <table:table-cell table:formula="of:=FLOOR([.$A22]*[.X$2]*[.$F$1]; 1) + [.$A22]*[.$C$1] + [.X$2]*[.$D$1] + [.$E$1]" office:value-type="float" office:value="201">
            <text:p>201</text:p>
          </table:table-cell>
          <table:table-cell table:formula="of:=FLOOR([.$A22]*[.Y$2]*[.$F$1]; 1) + [.$A22]*[.$C$1] + [.Y$2]*[.$D$1] + [.$E$1]" office:value-type="float" office:value="208">
            <text:p>208</text:p>
          </table:table-cell>
          <table:table-cell table:formula="of:=FLOOR([.$A22]*[.Z$2]*[.$F$1]; 1) + [.$A22]*[.$C$1] + [.Z$2]*[.$D$1] + [.$E$1]" office:value-type="float" office:value="215">
            <text:p>215</text:p>
          </table:table-cell>
          <table:table-cell table:formula="of:=FLOOR([.$A22]*[.AA$2]*[.$F$1]; 1) + [.$A22]*[.$C$1] + [.AA$2]*[.$D$1] + [.$E$1]" office:value-type="float" office:value="222">
            <text:p>222</text:p>
          </table:table-cell>
          <table:table-cell table:formula="of:=FLOOR([.$A22]*[.AB$2]*[.$F$1]; 1) + [.$A22]*[.$C$1] + [.AB$2]*[.$D$1] + [.$E$1]" office:value-type="float" office:value="229">
            <text:p>229</text:p>
          </table:table-cell>
          <table:table-cell table:formula="of:=FLOOR([.$A22]*[.AC$2]*[.$F$1]; 1) + [.$A22]*[.$C$1] + [.AC$2]*[.$D$1] + [.$E$1]" office:value-type="float" office:value="236">
            <text:p>236</text:p>
          </table:table-cell>
          <table:table-cell table:formula="of:=FLOOR([.$A22]*[.AD$2]*[.$F$1]; 1) + [.$A22]*[.$C$1] + [.AD$2]*[.$D$1] + [.$E$1]" office:value-type="float" office:value="243">
            <text:p>243</text:p>
          </table:table-cell>
          <table:table-cell table:formula="of:=FLOOR([.$A22]*[.AE$2]*[.$F$1]; 1) + [.$A22]*[.$C$1] + [.AE$2]*[.$D$1] + [.$E$1]" office:value-type="float" office:value="250">
            <text:p>250</text:p>
          </table:table-cell>
          <table:table-cell table:number-columns-repeated="225"/>
        </table:table-row>
        <table:table-row table:style-name="ro3">
          <table:table-cell office:value-type="float" office:value="21">
            <text:p>21</text:p>
          </table:table-cell>
          <table:table-cell table:formula="of:=FLOOR([.$A23]*[.B$2]*[.$F$1]; 1) + [.$A23]*[.$C$1] + [.B$2]*[.$D$1] + [.$E$1]" office:value-type="float" office:value="49">
            <text:p>49</text:p>
          </table:table-cell>
          <table:table-cell table:formula="of:=FLOOR([.$A23]*[.C$2]*[.$F$1]; 1) + [.$A23]*[.$C$1] + [.C$2]*[.$D$1] + [.$E$1]" office:value-type="float" office:value="56">
            <text:p>56</text:p>
          </table:table-cell>
          <table:table-cell table:formula="of:=FLOOR([.$A23]*[.D$2]*[.$F$1]; 1) + [.$A23]*[.$C$1] + [.D$2]*[.$D$1] + [.$E$1]" office:value-type="float" office:value="63">
            <text:p>63</text:p>
          </table:table-cell>
          <table:table-cell table:formula="of:=FLOOR([.$A23]*[.E$2]*[.$F$1]; 1) + [.$A23]*[.$C$1] + [.E$2]*[.$D$1] + [.$E$1]" office:value-type="float" office:value="71">
            <text:p>71</text:p>
          </table:table-cell>
          <table:table-cell table:formula="of:=FLOOR([.$A23]*[.F$2]*[.$F$1]; 1) + [.$A23]*[.$C$1] + [.F$2]*[.$D$1] + [.$E$1]" office:value-type="float" office:value="78">
            <text:p>78</text:p>
          </table:table-cell>
          <table:table-cell table:formula="of:=FLOOR([.$A23]*[.G$2]*[.$F$1]; 1) + [.$A23]*[.$C$1] + [.G$2]*[.$D$1] + [.$E$1]" office:value-type="float" office:value="85">
            <text:p>85</text:p>
          </table:table-cell>
          <table:table-cell table:formula="of:=FLOOR([.$A23]*[.H$2]*[.$F$1]; 1) + [.$A23]*[.$C$1] + [.H$2]*[.$D$1] + [.$E$1]" office:value-type="float" office:value="92">
            <text:p>92</text:p>
          </table:table-cell>
          <table:table-cell table:formula="of:=FLOOR([.$A23]*[.I$2]*[.$F$1]; 1) + [.$A23]*[.$C$1] + [.I$2]*[.$D$1] + [.$E$1]" office:value-type="float" office:value="100">
            <text:p>100</text:p>
          </table:table-cell>
          <table:table-cell table:formula="of:=FLOOR([.$A23]*[.J$2]*[.$F$1]; 1) + [.$A23]*[.$C$1] + [.J$2]*[.$D$1] + [.$E$1]" office:value-type="float" office:value="107">
            <text:p>107</text:p>
          </table:table-cell>
          <table:table-cell table:formula="of:=FLOOR([.$A23]*[.K$2]*[.$F$1]; 1) + [.$A23]*[.$C$1] + [.K$2]*[.$D$1] + [.$E$1]" office:value-type="float" office:value="114">
            <text:p>114</text:p>
          </table:table-cell>
          <table:table-cell table:formula="of:=FLOOR([.$A23]*[.L$2]*[.$F$1]; 1) + [.$A23]*[.$C$1] + [.L$2]*[.$D$1] + [.$E$1]" office:value-type="float" office:value="121">
            <text:p>121</text:p>
          </table:table-cell>
          <table:table-cell table:formula="of:=FLOOR([.$A23]*[.M$2]*[.$F$1]; 1) + [.$A23]*[.$C$1] + [.M$2]*[.$D$1] + [.$E$1]" office:value-type="float" office:value="129">
            <text:p>129</text:p>
          </table:table-cell>
          <table:table-cell table:formula="of:=FLOOR([.$A23]*[.N$2]*[.$F$1]; 1) + [.$A23]*[.$C$1] + [.N$2]*[.$D$1] + [.$E$1]" office:value-type="float" office:value="136">
            <text:p>136</text:p>
          </table:table-cell>
          <table:table-cell table:formula="of:=FLOOR([.$A23]*[.O$2]*[.$F$1]; 1) + [.$A23]*[.$C$1] + [.O$2]*[.$D$1] + [.$E$1]" office:value-type="float" office:value="143">
            <text:p>143</text:p>
          </table:table-cell>
          <table:table-cell table:formula="of:=FLOOR([.$A23]*[.P$2]*[.$F$1]; 1) + [.$A23]*[.$C$1] + [.P$2]*[.$D$1] + [.$E$1]" office:value-type="float" office:value="150">
            <text:p>150</text:p>
          </table:table-cell>
          <table:table-cell table:formula="of:=FLOOR([.$A23]*[.Q$2]*[.$F$1]; 1) + [.$A23]*[.$C$1] + [.Q$2]*[.$D$1] + [.$E$1]" office:value-type="float" office:value="158">
            <text:p>158</text:p>
          </table:table-cell>
          <table:table-cell table:formula="of:=FLOOR([.$A23]*[.R$2]*[.$F$1]; 1) + [.$A23]*[.$C$1] + [.R$2]*[.$D$1] + [.$E$1]" office:value-type="float" office:value="165">
            <text:p>165</text:p>
          </table:table-cell>
          <table:table-cell table:formula="of:=FLOOR([.$A23]*[.S$2]*[.$F$1]; 1) + [.$A23]*[.$C$1] + [.S$2]*[.$D$1] + [.$E$1]" office:value-type="float" office:value="172">
            <text:p>172</text:p>
          </table:table-cell>
          <table:table-cell table:formula="of:=FLOOR([.$A23]*[.T$2]*[.$F$1]; 1) + [.$A23]*[.$C$1] + [.T$2]*[.$D$1] + [.$E$1]" office:value-type="float" office:value="179">
            <text:p>179</text:p>
          </table:table-cell>
          <table:table-cell table:formula="of:=FLOOR([.$A23]*[.U$2]*[.$F$1]; 1) + [.$A23]*[.$C$1] + [.U$2]*[.$D$1] + [.$E$1]" office:value-type="float" office:value="187">
            <text:p>187</text:p>
          </table:table-cell>
          <table:table-cell table:formula="of:=FLOOR([.$A23]*[.V$2]*[.$F$1]; 1) + [.$A23]*[.$C$1] + [.V$2]*[.$D$1] + [.$E$1]" office:value-type="float" office:value="194">
            <text:p>194</text:p>
          </table:table-cell>
          <table:table-cell table:formula="of:=FLOOR([.$A23]*[.W$2]*[.$F$1]; 1) + [.$A23]*[.$C$1] + [.W$2]*[.$D$1] + [.$E$1]" office:value-type="float" office:value="201">
            <text:p>201</text:p>
          </table:table-cell>
          <table:table-cell table:formula="of:=FLOOR([.$A23]*[.X$2]*[.$F$1]; 1) + [.$A23]*[.$C$1] + [.X$2]*[.$D$1] + [.$E$1]" office:value-type="float" office:value="208">
            <text:p>208</text:p>
          </table:table-cell>
          <table:table-cell table:formula="of:=FLOOR([.$A23]*[.Y$2]*[.$F$1]; 1) + [.$A23]*[.$C$1] + [.Y$2]*[.$D$1] + [.$E$1]" office:value-type="float" office:value="216">
            <text:p>216</text:p>
          </table:table-cell>
          <table:table-cell table:formula="of:=FLOOR([.$A23]*[.Z$2]*[.$F$1]; 1) + [.$A23]*[.$C$1] + [.Z$2]*[.$D$1] + [.$E$1]" office:value-type="float" office:value="223">
            <text:p>223</text:p>
          </table:table-cell>
          <table:table-cell table:formula="of:=FLOOR([.$A23]*[.AA$2]*[.$F$1]; 1) + [.$A23]*[.$C$1] + [.AA$2]*[.$D$1] + [.$E$1]" office:value-type="float" office:value="230">
            <text:p>230</text:p>
          </table:table-cell>
          <table:table-cell table:formula="of:=FLOOR([.$A23]*[.AB$2]*[.$F$1]; 1) + [.$A23]*[.$C$1] + [.AB$2]*[.$D$1] + [.$E$1]" office:value-type="float" office:value="237">
            <text:p>237</text:p>
          </table:table-cell>
          <table:table-cell table:formula="of:=FLOOR([.$A23]*[.AC$2]*[.$F$1]; 1) + [.$A23]*[.$C$1] + [.AC$2]*[.$D$1] + [.$E$1]" office:value-type="float" office:value="245">
            <text:p>245</text:p>
          </table:table-cell>
          <table:table-cell table:formula="of:=FLOOR([.$A23]*[.AD$2]*[.$F$1]; 1) + [.$A23]*[.$C$1] + [.AD$2]*[.$D$1] + [.$E$1]" office:value-type="float" office:value="252">
            <text:p>252</text:p>
          </table:table-cell>
          <table:table-cell table:formula="of:=FLOOR([.$A23]*[.AE$2]*[.$F$1]; 1) + [.$A23]*[.$C$1] + [.AE$2]*[.$D$1] + [.$E$1]" office:value-type="float" office:value="259">
            <text:p>259</text:p>
          </table:table-cell>
          <table:table-cell table:number-columns-repeated="225"/>
        </table:table-row>
        <table:table-row table:style-name="ro3">
          <table:table-cell office:value-type="float" office:value="22">
            <text:p>22</text:p>
          </table:table-cell>
          <table:table-cell table:formula="of:=FLOOR([.$A24]*[.B$2]*[.$F$1]; 1) + [.$A24]*[.$C$1] + [.B$2]*[.$D$1] + [.$E$1]" office:value-type="float" office:value="51">
            <text:p>51</text:p>
          </table:table-cell>
          <table:table-cell table:formula="of:=FLOOR([.$A24]*[.C$2]*[.$F$1]; 1) + [.$A24]*[.$C$1] + [.C$2]*[.$D$1] + [.$E$1]" office:value-type="float" office:value="59">
            <text:p>59</text:p>
          </table:table-cell>
          <table:table-cell table:formula="of:=FLOOR([.$A24]*[.D$2]*[.$F$1]; 1) + [.$A24]*[.$C$1] + [.D$2]*[.$D$1] + [.$E$1]" office:value-type="float" office:value="66">
            <text:p>66</text:p>
          </table:table-cell>
          <table:table-cell table:formula="of:=FLOOR([.$A24]*[.E$2]*[.$F$1]; 1) + [.$A24]*[.$C$1] + [.E$2]*[.$D$1] + [.$E$1]" office:value-type="float" office:value="74">
            <text:p>74</text:p>
          </table:table-cell>
          <table:table-cell table:formula="of:=FLOOR([.$A24]*[.F$2]*[.$F$1]; 1) + [.$A24]*[.$C$1] + [.F$2]*[.$D$1] + [.$E$1]" office:value-type="float" office:value="81">
            <text:p>81</text:p>
          </table:table-cell>
          <table:table-cell table:formula="of:=FLOOR([.$A24]*[.G$2]*[.$F$1]; 1) + [.$A24]*[.$C$1] + [.G$2]*[.$D$1] + [.$E$1]" office:value-type="float" office:value="89">
            <text:p>89</text:p>
          </table:table-cell>
          <table:table-cell table:formula="of:=FLOOR([.$A24]*[.H$2]*[.$F$1]; 1) + [.$A24]*[.$C$1] + [.H$2]*[.$D$1] + [.$E$1]" office:value-type="float" office:value="96">
            <text:p>96</text:p>
          </table:table-cell>
          <table:table-cell table:formula="of:=FLOOR([.$A24]*[.I$2]*[.$F$1]; 1) + [.$A24]*[.$C$1] + [.I$2]*[.$D$1] + [.$E$1]" office:value-type="float" office:value="104">
            <text:p>104</text:p>
          </table:table-cell>
          <table:table-cell table:formula="of:=FLOOR([.$A24]*[.J$2]*[.$F$1]; 1) + [.$A24]*[.$C$1] + [.J$2]*[.$D$1] + [.$E$1]" office:value-type="float" office:value="111">
            <text:p>111</text:p>
          </table:table-cell>
          <table:table-cell table:formula="of:=FLOOR([.$A24]*[.K$2]*[.$F$1]; 1) + [.$A24]*[.$C$1] + [.K$2]*[.$D$1] + [.$E$1]" office:value-type="float" office:value="119">
            <text:p>119</text:p>
          </table:table-cell>
          <table:table-cell table:formula="of:=FLOOR([.$A24]*[.L$2]*[.$F$1]; 1) + [.$A24]*[.$C$1] + [.L$2]*[.$D$1] + [.$E$1]" office:value-type="float" office:value="126">
            <text:p>126</text:p>
          </table:table-cell>
          <table:table-cell table:formula="of:=FLOOR([.$A24]*[.M$2]*[.$F$1]; 1) + [.$A24]*[.$C$1] + [.M$2]*[.$D$1] + [.$E$1]" office:value-type="float" office:value="134">
            <text:p>134</text:p>
          </table:table-cell>
          <table:table-cell table:formula="of:=FLOOR([.$A24]*[.N$2]*[.$F$1]; 1) + [.$A24]*[.$C$1] + [.N$2]*[.$D$1] + [.$E$1]" office:value-type="float" office:value="141">
            <text:p>141</text:p>
          </table:table-cell>
          <table:table-cell table:formula="of:=FLOOR([.$A24]*[.O$2]*[.$F$1]; 1) + [.$A24]*[.$C$1] + [.O$2]*[.$D$1] + [.$E$1]" office:value-type="float" office:value="149">
            <text:p>149</text:p>
          </table:table-cell>
          <table:table-cell table:formula="of:=FLOOR([.$A24]*[.P$2]*[.$F$1]; 1) + [.$A24]*[.$C$1] + [.P$2]*[.$D$1] + [.$E$1]" office:value-type="float" office:value="156">
            <text:p>156</text:p>
          </table:table-cell>
          <table:table-cell table:formula="of:=FLOOR([.$A24]*[.Q$2]*[.$F$1]; 1) + [.$A24]*[.$C$1] + [.Q$2]*[.$D$1] + [.$E$1]" office:value-type="float" office:value="164">
            <text:p>164</text:p>
          </table:table-cell>
          <table:table-cell table:formula="of:=FLOOR([.$A24]*[.R$2]*[.$F$1]; 1) + [.$A24]*[.$C$1] + [.R$2]*[.$D$1] + [.$E$1]" office:value-type="float" office:value="171">
            <text:p>171</text:p>
          </table:table-cell>
          <table:table-cell table:formula="of:=FLOOR([.$A24]*[.S$2]*[.$F$1]; 1) + [.$A24]*[.$C$1] + [.S$2]*[.$D$1] + [.$E$1]" office:value-type="float" office:value="179">
            <text:p>179</text:p>
          </table:table-cell>
          <table:table-cell table:formula="of:=FLOOR([.$A24]*[.T$2]*[.$F$1]; 1) + [.$A24]*[.$C$1] + [.T$2]*[.$D$1] + [.$E$1]" office:value-type="float" office:value="186">
            <text:p>186</text:p>
          </table:table-cell>
          <table:table-cell table:formula="of:=FLOOR([.$A24]*[.U$2]*[.$F$1]; 1) + [.$A24]*[.$C$1] + [.U$2]*[.$D$1] + [.$E$1]" office:value-type="float" office:value="194">
            <text:p>194</text:p>
          </table:table-cell>
          <table:table-cell table:formula="of:=FLOOR([.$A24]*[.V$2]*[.$F$1]; 1) + [.$A24]*[.$C$1] + [.V$2]*[.$D$1] + [.$E$1]" office:value-type="float" office:value="201">
            <text:p>201</text:p>
          </table:table-cell>
          <table:table-cell table:formula="of:=FLOOR([.$A24]*[.W$2]*[.$F$1]; 1) + [.$A24]*[.$C$1] + [.W$2]*[.$D$1] + [.$E$1]" office:value-type="float" office:value="209">
            <text:p>209</text:p>
          </table:table-cell>
          <table:table-cell table:formula="of:=FLOOR([.$A24]*[.X$2]*[.$F$1]; 1) + [.$A24]*[.$C$1] + [.X$2]*[.$D$1] + [.$E$1]" office:value-type="float" office:value="216">
            <text:p>216</text:p>
          </table:table-cell>
          <table:table-cell table:formula="of:=FLOOR([.$A24]*[.Y$2]*[.$F$1]; 1) + [.$A24]*[.$C$1] + [.Y$2]*[.$D$1] + [.$E$1]" office:value-type="float" office:value="224">
            <text:p>224</text:p>
          </table:table-cell>
          <table:table-cell table:formula="of:=FLOOR([.$A24]*[.Z$2]*[.$F$1]; 1) + [.$A24]*[.$C$1] + [.Z$2]*[.$D$1] + [.$E$1]" office:value-type="float" office:value="231">
            <text:p>231</text:p>
          </table:table-cell>
          <table:table-cell table:formula="of:=FLOOR([.$A24]*[.AA$2]*[.$F$1]; 1) + [.$A24]*[.$C$1] + [.AA$2]*[.$D$1] + [.$E$1]" office:value-type="float" office:value="239">
            <text:p>239</text:p>
          </table:table-cell>
          <table:table-cell table:formula="of:=FLOOR([.$A24]*[.AB$2]*[.$F$1]; 1) + [.$A24]*[.$C$1] + [.AB$2]*[.$D$1] + [.$E$1]" office:value-type="float" office:value="246">
            <text:p>246</text:p>
          </table:table-cell>
          <table:table-cell table:formula="of:=FLOOR([.$A24]*[.AC$2]*[.$F$1]; 1) + [.$A24]*[.$C$1] + [.AC$2]*[.$D$1] + [.$E$1]" office:value-type="float" office:value="254">
            <text:p>254</text:p>
          </table:table-cell>
          <table:table-cell table:formula="of:=FLOOR([.$A24]*[.AD$2]*[.$F$1]; 1) + [.$A24]*[.$C$1] + [.AD$2]*[.$D$1] + [.$E$1]" office:value-type="float" office:value="261">
            <text:p>261</text:p>
          </table:table-cell>
          <table:table-cell table:formula="of:=FLOOR([.$A24]*[.AE$2]*[.$F$1]; 1) + [.$A24]*[.$C$1] + [.AE$2]*[.$D$1] + [.$E$1]" office:value-type="float" office:value="269">
            <text:p>269</text:p>
          </table:table-cell>
          <table:table-cell table:number-columns-repeated="225"/>
        </table:table-row>
        <table:table-row table:style-name="ro3">
          <table:table-cell office:value-type="float" office:value="23">
            <text:p>23</text:p>
          </table:table-cell>
          <table:table-cell table:formula="of:=FLOOR([.$A25]*[.B$2]*[.$F$1]; 1) + [.$A25]*[.$C$1] + [.B$2]*[.$D$1] + [.$E$1]" office:value-type="float" office:value="53">
            <text:p>53</text:p>
          </table:table-cell>
          <table:table-cell table:formula="of:=FLOOR([.$A25]*[.C$2]*[.$F$1]; 1) + [.$A25]*[.$C$1] + [.C$2]*[.$D$1] + [.$E$1]" office:value-type="float" office:value="61">
            <text:p>61</text:p>
          </table:table-cell>
          <table:table-cell table:formula="of:=FLOOR([.$A25]*[.D$2]*[.$F$1]; 1) + [.$A25]*[.$C$1] + [.D$2]*[.$D$1] + [.$E$1]" office:value-type="float" office:value="69">
            <text:p>69</text:p>
          </table:table-cell>
          <table:table-cell table:formula="of:=FLOOR([.$A25]*[.E$2]*[.$F$1]; 1) + [.$A25]*[.$C$1] + [.E$2]*[.$D$1] + [.$E$1]" office:value-type="float" office:value="77">
            <text:p>77</text:p>
          </table:table-cell>
          <table:table-cell table:formula="of:=FLOOR([.$A25]*[.F$2]*[.$F$1]; 1) + [.$A25]*[.$C$1] + [.F$2]*[.$D$1] + [.$E$1]" office:value-type="float" office:value="84">
            <text:p>84</text:p>
          </table:table-cell>
          <table:table-cell table:formula="of:=FLOOR([.$A25]*[.G$2]*[.$F$1]; 1) + [.$A25]*[.$C$1] + [.G$2]*[.$D$1] + [.$E$1]" office:value-type="float" office:value="92">
            <text:p>92</text:p>
          </table:table-cell>
          <table:table-cell table:formula="of:=FLOOR([.$A25]*[.H$2]*[.$F$1]; 1) + [.$A25]*[.$C$1] + [.H$2]*[.$D$1] + [.$E$1]" office:value-type="float" office:value="100">
            <text:p>100</text:p>
          </table:table-cell>
          <table:table-cell table:formula="of:=FLOOR([.$A25]*[.I$2]*[.$F$1]; 1) + [.$A25]*[.$C$1] + [.I$2]*[.$D$1] + [.$E$1]" office:value-type="float" office:value="108">
            <text:p>108</text:p>
          </table:table-cell>
          <table:table-cell table:formula="of:=FLOOR([.$A25]*[.J$2]*[.$F$1]; 1) + [.$A25]*[.$C$1] + [.J$2]*[.$D$1] + [.$E$1]" office:value-type="float" office:value="115">
            <text:p>115</text:p>
          </table:table-cell>
          <table:table-cell table:formula="of:=FLOOR([.$A25]*[.K$2]*[.$F$1]; 1) + [.$A25]*[.$C$1] + [.K$2]*[.$D$1] + [.$E$1]" office:value-type="float" office:value="123">
            <text:p>123</text:p>
          </table:table-cell>
          <table:table-cell table:formula="of:=FLOOR([.$A25]*[.L$2]*[.$F$1]; 1) + [.$A25]*[.$C$1] + [.L$2]*[.$D$1] + [.$E$1]" office:value-type="float" office:value="131">
            <text:p>131</text:p>
          </table:table-cell>
          <table:table-cell table:formula="of:=FLOOR([.$A25]*[.M$2]*[.$F$1]; 1) + [.$A25]*[.$C$1] + [.M$2]*[.$D$1] + [.$E$1]" office:value-type="float" office:value="139">
            <text:p>139</text:p>
          </table:table-cell>
          <table:table-cell table:formula="of:=FLOOR([.$A25]*[.N$2]*[.$F$1]; 1) + [.$A25]*[.$C$1] + [.N$2]*[.$D$1] + [.$E$1]" office:value-type="float" office:value="146">
            <text:p>146</text:p>
          </table:table-cell>
          <table:table-cell table:formula="of:=FLOOR([.$A25]*[.O$2]*[.$F$1]; 1) + [.$A25]*[.$C$1] + [.O$2]*[.$D$1] + [.$E$1]" office:value-type="float" office:value="154">
            <text:p>154</text:p>
          </table:table-cell>
          <table:table-cell table:formula="of:=FLOOR([.$A25]*[.P$2]*[.$F$1]; 1) + [.$A25]*[.$C$1] + [.P$2]*[.$D$1] + [.$E$1]" office:value-type="float" office:value="162">
            <text:p>162</text:p>
          </table:table-cell>
          <table:table-cell table:formula="of:=FLOOR([.$A25]*[.Q$2]*[.$F$1]; 1) + [.$A25]*[.$C$1] + [.Q$2]*[.$D$1] + [.$E$1]" office:value-type="float" office:value="170">
            <text:p>170</text:p>
          </table:table-cell>
          <table:table-cell table:formula="of:=FLOOR([.$A25]*[.R$2]*[.$F$1]; 1) + [.$A25]*[.$C$1] + [.R$2]*[.$D$1] + [.$E$1]" office:value-type="float" office:value="177">
            <text:p>177</text:p>
          </table:table-cell>
          <table:table-cell table:formula="of:=FLOOR([.$A25]*[.S$2]*[.$F$1]; 1) + [.$A25]*[.$C$1] + [.S$2]*[.$D$1] + [.$E$1]" office:value-type="float" office:value="185">
            <text:p>185</text:p>
          </table:table-cell>
          <table:table-cell table:formula="of:=FLOOR([.$A25]*[.T$2]*[.$F$1]; 1) + [.$A25]*[.$C$1] + [.T$2]*[.$D$1] + [.$E$1]" office:value-type="float" office:value="193">
            <text:p>193</text:p>
          </table:table-cell>
          <table:table-cell table:formula="of:=FLOOR([.$A25]*[.U$2]*[.$F$1]; 1) + [.$A25]*[.$C$1] + [.U$2]*[.$D$1] + [.$E$1]" office:value-type="float" office:value="201">
            <text:p>201</text:p>
          </table:table-cell>
          <table:table-cell table:formula="of:=FLOOR([.$A25]*[.V$2]*[.$F$1]; 1) + [.$A25]*[.$C$1] + [.V$2]*[.$D$1] + [.$E$1]" office:value-type="float" office:value="208">
            <text:p>208</text:p>
          </table:table-cell>
          <table:table-cell table:formula="of:=FLOOR([.$A25]*[.W$2]*[.$F$1]; 1) + [.$A25]*[.$C$1] + [.W$2]*[.$D$1] + [.$E$1]" office:value-type="float" office:value="216">
            <text:p>216</text:p>
          </table:table-cell>
          <table:table-cell table:formula="of:=FLOOR([.$A25]*[.X$2]*[.$F$1]; 1) + [.$A25]*[.$C$1] + [.X$2]*[.$D$1] + [.$E$1]" office:value-type="float" office:value="224">
            <text:p>224</text:p>
          </table:table-cell>
          <table:table-cell table:formula="of:=FLOOR([.$A25]*[.Y$2]*[.$F$1]; 1) + [.$A25]*[.$C$1] + [.Y$2]*[.$D$1] + [.$E$1]" office:value-type="float" office:value="232">
            <text:p>232</text:p>
          </table:table-cell>
          <table:table-cell table:formula="of:=FLOOR([.$A25]*[.Z$2]*[.$F$1]; 1) + [.$A25]*[.$C$1] + [.Z$2]*[.$D$1] + [.$E$1]" office:value-type="float" office:value="239">
            <text:p>239</text:p>
          </table:table-cell>
          <table:table-cell table:formula="of:=FLOOR([.$A25]*[.AA$2]*[.$F$1]; 1) + [.$A25]*[.$C$1] + [.AA$2]*[.$D$1] + [.$E$1]" office:value-type="float" office:value="247">
            <text:p>247</text:p>
          </table:table-cell>
          <table:table-cell table:formula="of:=FLOOR([.$A25]*[.AB$2]*[.$F$1]; 1) + [.$A25]*[.$C$1] + [.AB$2]*[.$D$1] + [.$E$1]" office:value-type="float" office:value="255">
            <text:p>255</text:p>
          </table:table-cell>
          <table:table-cell table:formula="of:=FLOOR([.$A25]*[.AC$2]*[.$F$1]; 1) + [.$A25]*[.$C$1] + [.AC$2]*[.$D$1] + [.$E$1]" office:value-type="float" office:value="263">
            <text:p>263</text:p>
          </table:table-cell>
          <table:table-cell table:formula="of:=FLOOR([.$A25]*[.AD$2]*[.$F$1]; 1) + [.$A25]*[.$C$1] + [.AD$2]*[.$D$1] + [.$E$1]" office:value-type="float" office:value="270">
            <text:p>270</text:p>
          </table:table-cell>
          <table:table-cell table:formula="of:=FLOOR([.$A25]*[.AE$2]*[.$F$1]; 1) + [.$A25]*[.$C$1] + [.AE$2]*[.$D$1] + [.$E$1]" office:value-type="float" office:value="278">
            <text:p>278</text:p>
          </table:table-cell>
          <table:table-cell table:number-columns-repeated="225"/>
        </table:table-row>
        <table:table-row table:style-name="ro3">
          <table:table-cell office:value-type="float" office:value="24">
            <text:p>24</text:p>
          </table:table-cell>
          <table:table-cell table:formula="of:=FLOOR([.$A26]*[.B$2]*[.$F$1]; 1) + [.$A26]*[.$C$1] + [.B$2]*[.$D$1] + [.$E$1]" office:value-type="float" office:value="56">
            <text:p>56</text:p>
          </table:table-cell>
          <table:table-cell table:formula="of:=FLOOR([.$A26]*[.C$2]*[.$F$1]; 1) + [.$A26]*[.$C$1] + [.C$2]*[.$D$1] + [.$E$1]" office:value-type="float" office:value="64">
            <text:p>64</text:p>
          </table:table-cell>
          <table:table-cell table:formula="of:=FLOOR([.$A26]*[.D$2]*[.$F$1]; 1) + [.$A26]*[.$C$1] + [.D$2]*[.$D$1] + [.$E$1]" office:value-type="float" office:value="72">
            <text:p>72</text:p>
          </table:table-cell>
          <table:table-cell table:formula="of:=FLOOR([.$A26]*[.E$2]*[.$F$1]; 1) + [.$A26]*[.$C$1] + [.E$2]*[.$D$1] + [.$E$1]" office:value-type="float" office:value="80">
            <text:p>80</text:p>
          </table:table-cell>
          <table:table-cell table:formula="of:=FLOOR([.$A26]*[.F$2]*[.$F$1]; 1) + [.$A26]*[.$C$1] + [.F$2]*[.$D$1] + [.$E$1]" office:value-type="float" office:value="88">
            <text:p>88</text:p>
          </table:table-cell>
          <table:table-cell table:formula="of:=FLOOR([.$A26]*[.G$2]*[.$F$1]; 1) + [.$A26]*[.$C$1] + [.G$2]*[.$D$1] + [.$E$1]" office:value-type="float" office:value="96">
            <text:p>96</text:p>
          </table:table-cell>
          <table:table-cell table:formula="of:=FLOOR([.$A26]*[.H$2]*[.$F$1]; 1) + [.$A26]*[.$C$1] + [.H$2]*[.$D$1] + [.$E$1]" office:value-type="float" office:value="104">
            <text:p>104</text:p>
          </table:table-cell>
          <table:table-cell table:formula="of:=FLOOR([.$A26]*[.I$2]*[.$F$1]; 1) + [.$A26]*[.$C$1] + [.I$2]*[.$D$1] + [.$E$1]" office:value-type="float" office:value="112">
            <text:p>112</text:p>
          </table:table-cell>
          <table:table-cell table:formula="of:=FLOOR([.$A26]*[.J$2]*[.$F$1]; 1) + [.$A26]*[.$C$1] + [.J$2]*[.$D$1] + [.$E$1]" office:value-type="float" office:value="120">
            <text:p>120</text:p>
          </table:table-cell>
          <table:table-cell table:formula="of:=FLOOR([.$A26]*[.K$2]*[.$F$1]; 1) + [.$A26]*[.$C$1] + [.K$2]*[.$D$1] + [.$E$1]" office:value-type="float" office:value="128">
            <text:p>128</text:p>
          </table:table-cell>
          <table:table-cell table:formula="of:=FLOOR([.$A26]*[.L$2]*[.$F$1]; 1) + [.$A26]*[.$C$1] + [.L$2]*[.$D$1] + [.$E$1]" office:value-type="float" office:value="136">
            <text:p>136</text:p>
          </table:table-cell>
          <table:table-cell table:formula="of:=FLOOR([.$A26]*[.M$2]*[.$F$1]; 1) + [.$A26]*[.$C$1] + [.M$2]*[.$D$1] + [.$E$1]" office:value-type="float" office:value="144">
            <text:p>144</text:p>
          </table:table-cell>
          <table:table-cell table:formula="of:=FLOOR([.$A26]*[.N$2]*[.$F$1]; 1) + [.$A26]*[.$C$1] + [.N$2]*[.$D$1] + [.$E$1]" office:value-type="float" office:value="152">
            <text:p>152</text:p>
          </table:table-cell>
          <table:table-cell table:formula="of:=FLOOR([.$A26]*[.O$2]*[.$F$1]; 1) + [.$A26]*[.$C$1] + [.O$2]*[.$D$1] + [.$E$1]" office:value-type="float" office:value="160">
            <text:p>160</text:p>
          </table:table-cell>
          <table:table-cell table:formula="of:=FLOOR([.$A26]*[.P$2]*[.$F$1]; 1) + [.$A26]*[.$C$1] + [.P$2]*[.$D$1] + [.$E$1]" office:value-type="float" office:value="168">
            <text:p>168</text:p>
          </table:table-cell>
          <table:table-cell table:formula="of:=FLOOR([.$A26]*[.Q$2]*[.$F$1]; 1) + [.$A26]*[.$C$1] + [.Q$2]*[.$D$1] + [.$E$1]" office:value-type="float" office:value="176">
            <text:p>176</text:p>
          </table:table-cell>
          <table:table-cell table:formula="of:=FLOOR([.$A26]*[.R$2]*[.$F$1]; 1) + [.$A26]*[.$C$1] + [.R$2]*[.$D$1] + [.$E$1]" office:value-type="float" office:value="184">
            <text:p>184</text:p>
          </table:table-cell>
          <table:table-cell table:formula="of:=FLOOR([.$A26]*[.S$2]*[.$F$1]; 1) + [.$A26]*[.$C$1] + [.S$2]*[.$D$1] + [.$E$1]" office:value-type="float" office:value="192">
            <text:p>192</text:p>
          </table:table-cell>
          <table:table-cell table:formula="of:=FLOOR([.$A26]*[.T$2]*[.$F$1]; 1) + [.$A26]*[.$C$1] + [.T$2]*[.$D$1] + [.$E$1]" office:value-type="float" office:value="200">
            <text:p>200</text:p>
          </table:table-cell>
          <table:table-cell table:formula="of:=FLOOR([.$A26]*[.U$2]*[.$F$1]; 1) + [.$A26]*[.$C$1] + [.U$2]*[.$D$1] + [.$E$1]" office:value-type="float" office:value="208">
            <text:p>208</text:p>
          </table:table-cell>
          <table:table-cell table:formula="of:=FLOOR([.$A26]*[.V$2]*[.$F$1]; 1) + [.$A26]*[.$C$1] + [.V$2]*[.$D$1] + [.$E$1]" office:value-type="float" office:value="216">
            <text:p>216</text:p>
          </table:table-cell>
          <table:table-cell table:formula="of:=FLOOR([.$A26]*[.W$2]*[.$F$1]; 1) + [.$A26]*[.$C$1] + [.W$2]*[.$D$1] + [.$E$1]" office:value-type="float" office:value="224">
            <text:p>224</text:p>
          </table:table-cell>
          <table:table-cell table:formula="of:=FLOOR([.$A26]*[.X$2]*[.$F$1]; 1) + [.$A26]*[.$C$1] + [.X$2]*[.$D$1] + [.$E$1]" office:value-type="float" office:value="232">
            <text:p>232</text:p>
          </table:table-cell>
          <table:table-cell table:formula="of:=FLOOR([.$A26]*[.Y$2]*[.$F$1]; 1) + [.$A26]*[.$C$1] + [.Y$2]*[.$D$1] + [.$E$1]" office:value-type="float" office:value="240">
            <text:p>240</text:p>
          </table:table-cell>
          <table:table-cell table:formula="of:=FLOOR([.$A26]*[.Z$2]*[.$F$1]; 1) + [.$A26]*[.$C$1] + [.Z$2]*[.$D$1] + [.$E$1]" office:value-type="float" office:value="248">
            <text:p>248</text:p>
          </table:table-cell>
          <table:table-cell table:formula="of:=FLOOR([.$A26]*[.AA$2]*[.$F$1]; 1) + [.$A26]*[.$C$1] + [.AA$2]*[.$D$1] + [.$E$1]" office:value-type="float" office:value="256">
            <text:p>256</text:p>
          </table:table-cell>
          <table:table-cell table:formula="of:=FLOOR([.$A26]*[.AB$2]*[.$F$1]; 1) + [.$A26]*[.$C$1] + [.AB$2]*[.$D$1] + [.$E$1]" office:value-type="float" office:value="264">
            <text:p>264</text:p>
          </table:table-cell>
          <table:table-cell table:formula="of:=FLOOR([.$A26]*[.AC$2]*[.$F$1]; 1) + [.$A26]*[.$C$1] + [.AC$2]*[.$D$1] + [.$E$1]" office:value-type="float" office:value="272">
            <text:p>272</text:p>
          </table:table-cell>
          <table:table-cell table:formula="of:=FLOOR([.$A26]*[.AD$2]*[.$F$1]; 1) + [.$A26]*[.$C$1] + [.AD$2]*[.$D$1] + [.$E$1]" office:value-type="float" office:value="280">
            <text:p>280</text:p>
          </table:table-cell>
          <table:table-cell table:formula="of:=FLOOR([.$A26]*[.AE$2]*[.$F$1]; 1) + [.$A26]*[.$C$1] + [.AE$2]*[.$D$1] + [.$E$1]" office:value-type="float" office:value="288">
            <text:p>288</text:p>
          </table:table-cell>
          <table:table-cell table:number-columns-repeated="225"/>
        </table:table-row>
        <table:table-row table:style-name="ro3">
          <table:table-cell office:value-type="float" office:value="25">
            <text:p>25</text:p>
          </table:table-cell>
          <table:table-cell table:formula="of:=FLOOR([.$A27]*[.B$2]*[.$F$1]; 1) + [.$A27]*[.$C$1] + [.B$2]*[.$D$1] + [.$E$1]" office:value-type="float" office:value="58">
            <text:p>58</text:p>
          </table:table-cell>
          <table:table-cell table:formula="of:=FLOOR([.$A27]*[.C$2]*[.$F$1]; 1) + [.$A27]*[.$C$1] + [.C$2]*[.$D$1] + [.$E$1]" office:value-type="float" office:value="66">
            <text:p>66</text:p>
          </table:table-cell>
          <table:table-cell table:formula="of:=FLOOR([.$A27]*[.D$2]*[.$F$1]; 1) + [.$A27]*[.$C$1] + [.D$2]*[.$D$1] + [.$E$1]" office:value-type="float" office:value="74">
            <text:p>74</text:p>
          </table:table-cell>
          <table:table-cell table:formula="of:=FLOOR([.$A27]*[.E$2]*[.$F$1]; 1) + [.$A27]*[.$C$1] + [.E$2]*[.$D$1] + [.$E$1]" office:value-type="float" office:value="83">
            <text:p>83</text:p>
          </table:table-cell>
          <table:table-cell table:formula="of:=FLOOR([.$A27]*[.F$2]*[.$F$1]; 1) + [.$A27]*[.$C$1] + [.F$2]*[.$D$1] + [.$E$1]" office:value-type="float" office:value="91">
            <text:p>91</text:p>
          </table:table-cell>
          <table:table-cell table:formula="of:=FLOOR([.$A27]*[.G$2]*[.$F$1]; 1) + [.$A27]*[.$C$1] + [.G$2]*[.$D$1] + [.$E$1]" office:value-type="float" office:value="99">
            <text:p>99</text:p>
          </table:table-cell>
          <table:table-cell table:formula="of:=FLOOR([.$A27]*[.H$2]*[.$F$1]; 1) + [.$A27]*[.$C$1] + [.H$2]*[.$D$1] + [.$E$1]" office:value-type="float" office:value="107">
            <text:p>107</text:p>
          </table:table-cell>
          <table:table-cell table:formula="of:=FLOOR([.$A27]*[.I$2]*[.$F$1]; 1) + [.$A27]*[.$C$1] + [.I$2]*[.$D$1] + [.$E$1]" office:value-type="float" office:value="116">
            <text:p>116</text:p>
          </table:table-cell>
          <table:table-cell table:formula="of:=FLOOR([.$A27]*[.J$2]*[.$F$1]; 1) + [.$A27]*[.$C$1] + [.J$2]*[.$D$1] + [.$E$1]" office:value-type="float" office:value="124">
            <text:p>124</text:p>
          </table:table-cell>
          <table:table-cell table:formula="of:=FLOOR([.$A27]*[.K$2]*[.$F$1]; 1) + [.$A27]*[.$C$1] + [.K$2]*[.$D$1] + [.$E$1]" office:value-type="float" office:value="132">
            <text:p>132</text:p>
          </table:table-cell>
          <table:table-cell table:formula="of:=FLOOR([.$A27]*[.L$2]*[.$F$1]; 1) + [.$A27]*[.$C$1] + [.L$2]*[.$D$1] + [.$E$1]" office:value-type="float" office:value="140">
            <text:p>140</text:p>
          </table:table-cell>
          <table:table-cell table:formula="of:=FLOOR([.$A27]*[.M$2]*[.$F$1]; 1) + [.$A27]*[.$C$1] + [.M$2]*[.$D$1] + [.$E$1]" office:value-type="float" office:value="149">
            <text:p>149</text:p>
          </table:table-cell>
          <table:table-cell table:formula="of:=FLOOR([.$A27]*[.N$2]*[.$F$1]; 1) + [.$A27]*[.$C$1] + [.N$2]*[.$D$1] + [.$E$1]" office:value-type="float" office:value="157">
            <text:p>157</text:p>
          </table:table-cell>
          <table:table-cell table:formula="of:=FLOOR([.$A27]*[.O$2]*[.$F$1]; 1) + [.$A27]*[.$C$1] + [.O$2]*[.$D$1] + [.$E$1]" office:value-type="float" office:value="165">
            <text:p>165</text:p>
          </table:table-cell>
          <table:table-cell table:formula="of:=FLOOR([.$A27]*[.P$2]*[.$F$1]; 1) + [.$A27]*[.$C$1] + [.P$2]*[.$D$1] + [.$E$1]" office:value-type="float" office:value="173">
            <text:p>173</text:p>
          </table:table-cell>
          <table:table-cell table:formula="of:=FLOOR([.$A27]*[.Q$2]*[.$F$1]; 1) + [.$A27]*[.$C$1] + [.Q$2]*[.$D$1] + [.$E$1]" office:value-type="float" office:value="182">
            <text:p>182</text:p>
          </table:table-cell>
          <table:table-cell table:formula="of:=FLOOR([.$A27]*[.R$2]*[.$F$1]; 1) + [.$A27]*[.$C$1] + [.R$2]*[.$D$1] + [.$E$1]" office:value-type="float" office:value="190">
            <text:p>190</text:p>
          </table:table-cell>
          <table:table-cell table:formula="of:=FLOOR([.$A27]*[.S$2]*[.$F$1]; 1) + [.$A27]*[.$C$1] + [.S$2]*[.$D$1] + [.$E$1]" office:value-type="float" office:value="198">
            <text:p>198</text:p>
          </table:table-cell>
          <table:table-cell table:formula="of:=FLOOR([.$A27]*[.T$2]*[.$F$1]; 1) + [.$A27]*[.$C$1] + [.T$2]*[.$D$1] + [.$E$1]" office:value-type="float" office:value="206">
            <text:p>206</text:p>
          </table:table-cell>
          <table:table-cell table:formula="of:=FLOOR([.$A27]*[.U$2]*[.$F$1]; 1) + [.$A27]*[.$C$1] + [.U$2]*[.$D$1] + [.$E$1]" office:value-type="float" office:value="215">
            <text:p>215</text:p>
          </table:table-cell>
          <table:table-cell table:formula="of:=FLOOR([.$A27]*[.V$2]*[.$F$1]; 1) + [.$A27]*[.$C$1] + [.V$2]*[.$D$1] + [.$E$1]" office:value-type="float" office:value="223">
            <text:p>223</text:p>
          </table:table-cell>
          <table:table-cell table:formula="of:=FLOOR([.$A27]*[.W$2]*[.$F$1]; 1) + [.$A27]*[.$C$1] + [.W$2]*[.$D$1] + [.$E$1]" office:value-type="float" office:value="231">
            <text:p>231</text:p>
          </table:table-cell>
          <table:table-cell table:formula="of:=FLOOR([.$A27]*[.X$2]*[.$F$1]; 1) + [.$A27]*[.$C$1] + [.X$2]*[.$D$1] + [.$E$1]" office:value-type="float" office:value="239">
            <text:p>239</text:p>
          </table:table-cell>
          <table:table-cell table:formula="of:=FLOOR([.$A27]*[.Y$2]*[.$F$1]; 1) + [.$A27]*[.$C$1] + [.Y$2]*[.$D$1] + [.$E$1]" office:value-type="float" office:value="248">
            <text:p>248</text:p>
          </table:table-cell>
          <table:table-cell table:formula="of:=FLOOR([.$A27]*[.Z$2]*[.$F$1]; 1) + [.$A27]*[.$C$1] + [.Z$2]*[.$D$1] + [.$E$1]" office:value-type="float" office:value="256">
            <text:p>256</text:p>
          </table:table-cell>
          <table:table-cell table:formula="of:=FLOOR([.$A27]*[.AA$2]*[.$F$1]; 1) + [.$A27]*[.$C$1] + [.AA$2]*[.$D$1] + [.$E$1]" office:value-type="float" office:value="264">
            <text:p>264</text:p>
          </table:table-cell>
          <table:table-cell table:formula="of:=FLOOR([.$A27]*[.AB$2]*[.$F$1]; 1) + [.$A27]*[.$C$1] + [.AB$2]*[.$D$1] + [.$E$1]" office:value-type="float" office:value="272">
            <text:p>272</text:p>
          </table:table-cell>
          <table:table-cell table:formula="of:=FLOOR([.$A27]*[.AC$2]*[.$F$1]; 1) + [.$A27]*[.$C$1] + [.AC$2]*[.$D$1] + [.$E$1]" office:value-type="float" office:value="281">
            <text:p>281</text:p>
          </table:table-cell>
          <table:table-cell table:formula="of:=FLOOR([.$A27]*[.AD$2]*[.$F$1]; 1) + [.$A27]*[.$C$1] + [.AD$2]*[.$D$1] + [.$E$1]" office:value-type="float" office:value="289">
            <text:p>289</text:p>
          </table:table-cell>
          <table:table-cell table:formula="of:=FLOOR([.$A27]*[.AE$2]*[.$F$1]; 1) + [.$A27]*[.$C$1] + [.AE$2]*[.$D$1] + [.$E$1]" office:value-type="float" office:value="297">
            <text:p>297</text:p>
          </table:table-cell>
          <table:table-cell table:number-columns-repeated="225"/>
        </table:table-row>
        <table:table-row table:style-name="ro3">
          <table:table-cell office:value-type="float" office:value="26">
            <text:p>26</text:p>
          </table:table-cell>
          <table:table-cell table:formula="of:=FLOOR([.$A28]*[.B$2]*[.$F$1]; 1) + [.$A28]*[.$C$1] + [.B$2]*[.$D$1] + [.$E$1]" office:value-type="float" office:value="60">
            <text:p>60</text:p>
          </table:table-cell>
          <table:table-cell table:formula="of:=FLOOR([.$A28]*[.C$2]*[.$F$1]; 1) + [.$A28]*[.$C$1] + [.C$2]*[.$D$1] + [.$E$1]" office:value-type="float" office:value="69">
            <text:p>69</text:p>
          </table:table-cell>
          <table:table-cell table:formula="of:=FLOOR([.$A28]*[.D$2]*[.$F$1]; 1) + [.$A28]*[.$C$1] + [.D$2]*[.$D$1] + [.$E$1]" office:value-type="float" office:value="77">
            <text:p>77</text:p>
          </table:table-cell>
          <table:table-cell table:formula="of:=FLOOR([.$A28]*[.E$2]*[.$F$1]; 1) + [.$A28]*[.$C$1] + [.E$2]*[.$D$1] + [.$E$1]" office:value-type="float" office:value="86">
            <text:p>86</text:p>
          </table:table-cell>
          <table:table-cell table:formula="of:=FLOOR([.$A28]*[.F$2]*[.$F$1]; 1) + [.$A28]*[.$C$1] + [.F$2]*[.$D$1] + [.$E$1]" office:value-type="float" office:value="94">
            <text:p>94</text:p>
          </table:table-cell>
          <table:table-cell table:formula="of:=FLOOR([.$A28]*[.G$2]*[.$F$1]; 1) + [.$A28]*[.$C$1] + [.G$2]*[.$D$1] + [.$E$1]" office:value-type="float" office:value="103">
            <text:p>103</text:p>
          </table:table-cell>
          <table:table-cell table:formula="of:=FLOOR([.$A28]*[.H$2]*[.$F$1]; 1) + [.$A28]*[.$C$1] + [.H$2]*[.$D$1] + [.$E$1]" office:value-type="float" office:value="111">
            <text:p>111</text:p>
          </table:table-cell>
          <table:table-cell table:formula="of:=FLOOR([.$A28]*[.I$2]*[.$F$1]; 1) + [.$A28]*[.$C$1] + [.I$2]*[.$D$1] + [.$E$1]" office:value-type="float" office:value="120">
            <text:p>120</text:p>
          </table:table-cell>
          <table:table-cell table:formula="of:=FLOOR([.$A28]*[.J$2]*[.$F$1]; 1) + [.$A28]*[.$C$1] + [.J$2]*[.$D$1] + [.$E$1]" office:value-type="float" office:value="128">
            <text:p>128</text:p>
          </table:table-cell>
          <table:table-cell table:formula="of:=FLOOR([.$A28]*[.K$2]*[.$F$1]; 1) + [.$A28]*[.$C$1] + [.K$2]*[.$D$1] + [.$E$1]" office:value-type="float" office:value="137">
            <text:p>137</text:p>
          </table:table-cell>
          <table:table-cell table:formula="of:=FLOOR([.$A28]*[.L$2]*[.$F$1]; 1) + [.$A28]*[.$C$1] + [.L$2]*[.$D$1] + [.$E$1]" office:value-type="float" office:value="145">
            <text:p>145</text:p>
          </table:table-cell>
          <table:table-cell table:formula="of:=FLOOR([.$A28]*[.M$2]*[.$F$1]; 1) + [.$A28]*[.$C$1] + [.M$2]*[.$D$1] + [.$E$1]" office:value-type="float" office:value="154">
            <text:p>154</text:p>
          </table:table-cell>
          <table:table-cell table:formula="of:=FLOOR([.$A28]*[.N$2]*[.$F$1]; 1) + [.$A28]*[.$C$1] + [.N$2]*[.$D$1] + [.$E$1]" office:value-type="float" office:value="162">
            <text:p>162</text:p>
          </table:table-cell>
          <table:table-cell table:formula="of:=FLOOR([.$A28]*[.O$2]*[.$F$1]; 1) + [.$A28]*[.$C$1] + [.O$2]*[.$D$1] + [.$E$1]" office:value-type="float" office:value="171">
            <text:p>171</text:p>
          </table:table-cell>
          <table:table-cell table:formula="of:=FLOOR([.$A28]*[.P$2]*[.$F$1]; 1) + [.$A28]*[.$C$1] + [.P$2]*[.$D$1] + [.$E$1]" office:value-type="float" office:value="179">
            <text:p>179</text:p>
          </table:table-cell>
          <table:table-cell table:formula="of:=FLOOR([.$A28]*[.Q$2]*[.$F$1]; 1) + [.$A28]*[.$C$1] + [.Q$2]*[.$D$1] + [.$E$1]" office:value-type="float" office:value="188">
            <text:p>188</text:p>
          </table:table-cell>
          <table:table-cell table:formula="of:=FLOOR([.$A28]*[.R$2]*[.$F$1]; 1) + [.$A28]*[.$C$1] + [.R$2]*[.$D$1] + [.$E$1]" office:value-type="float" office:value="196">
            <text:p>196</text:p>
          </table:table-cell>
          <table:table-cell table:formula="of:=FLOOR([.$A28]*[.S$2]*[.$F$1]; 1) + [.$A28]*[.$C$1] + [.S$2]*[.$D$1] + [.$E$1]" office:value-type="float" office:value="205">
            <text:p>205</text:p>
          </table:table-cell>
          <table:table-cell table:formula="of:=FLOOR([.$A28]*[.T$2]*[.$F$1]; 1) + [.$A28]*[.$C$1] + [.T$2]*[.$D$1] + [.$E$1]" office:value-type="float" office:value="213">
            <text:p>213</text:p>
          </table:table-cell>
          <table:table-cell table:formula="of:=FLOOR([.$A28]*[.U$2]*[.$F$1]; 1) + [.$A28]*[.$C$1] + [.U$2]*[.$D$1] + [.$E$1]" office:value-type="float" office:value="222">
            <text:p>222</text:p>
          </table:table-cell>
          <table:table-cell table:formula="of:=FLOOR([.$A28]*[.V$2]*[.$F$1]; 1) + [.$A28]*[.$C$1] + [.V$2]*[.$D$1] + [.$E$1]" office:value-type="float" office:value="230">
            <text:p>230</text:p>
          </table:table-cell>
          <table:table-cell table:formula="of:=FLOOR([.$A28]*[.W$2]*[.$F$1]; 1) + [.$A28]*[.$C$1] + [.W$2]*[.$D$1] + [.$E$1]" office:value-type="float" office:value="239">
            <text:p>239</text:p>
          </table:table-cell>
          <table:table-cell table:formula="of:=FLOOR([.$A28]*[.X$2]*[.$F$1]; 1) + [.$A28]*[.$C$1] + [.X$2]*[.$D$1] + [.$E$1]" office:value-type="float" office:value="247">
            <text:p>247</text:p>
          </table:table-cell>
          <table:table-cell table:formula="of:=FLOOR([.$A28]*[.Y$2]*[.$F$1]; 1) + [.$A28]*[.$C$1] + [.Y$2]*[.$D$1] + [.$E$1]" office:value-type="float" office:value="256">
            <text:p>256</text:p>
          </table:table-cell>
          <table:table-cell table:formula="of:=FLOOR([.$A28]*[.Z$2]*[.$F$1]; 1) + [.$A28]*[.$C$1] + [.Z$2]*[.$D$1] + [.$E$1]" office:value-type="float" office:value="264">
            <text:p>264</text:p>
          </table:table-cell>
          <table:table-cell table:formula="of:=FLOOR([.$A28]*[.AA$2]*[.$F$1]; 1) + [.$A28]*[.$C$1] + [.AA$2]*[.$D$1] + [.$E$1]" office:value-type="float" office:value="273">
            <text:p>273</text:p>
          </table:table-cell>
          <table:table-cell table:formula="of:=FLOOR([.$A28]*[.AB$2]*[.$F$1]; 1) + [.$A28]*[.$C$1] + [.AB$2]*[.$D$1] + [.$E$1]" office:value-type="float" office:value="281">
            <text:p>281</text:p>
          </table:table-cell>
          <table:table-cell table:formula="of:=FLOOR([.$A28]*[.AC$2]*[.$F$1]; 1) + [.$A28]*[.$C$1] + [.AC$2]*[.$D$1] + [.$E$1]" office:value-type="float" office:value="290">
            <text:p>290</text:p>
          </table:table-cell>
          <table:table-cell table:formula="of:=FLOOR([.$A28]*[.AD$2]*[.$F$1]; 1) + [.$A28]*[.$C$1] + [.AD$2]*[.$D$1] + [.$E$1]" office:value-type="float" office:value="298">
            <text:p>298</text:p>
          </table:table-cell>
          <table:table-cell table:formula="of:=FLOOR([.$A28]*[.AE$2]*[.$F$1]; 1) + [.$A28]*[.$C$1] + [.AE$2]*[.$D$1] + [.$E$1]" office:value-type="float" office:value="307">
            <text:p>307</text:p>
          </table:table-cell>
          <table:table-cell table:number-columns-repeated="225"/>
        </table:table-row>
        <table:table-row table:style-name="ro3">
          <table:table-cell office:value-type="float" office:value="27">
            <text:p>27</text:p>
          </table:table-cell>
          <table:table-cell table:formula="of:=FLOOR([.$A29]*[.B$2]*[.$F$1]; 1) + [.$A29]*[.$C$1] + [.B$2]*[.$D$1] + [.$E$1]" office:value-type="float" office:value="62">
            <text:p>62</text:p>
          </table:table-cell>
          <table:table-cell table:formula="of:=FLOOR([.$A29]*[.C$2]*[.$F$1]; 1) + [.$A29]*[.$C$1] + [.C$2]*[.$D$1] + [.$E$1]" office:value-type="float" office:value="71">
            <text:p>71</text:p>
          </table:table-cell>
          <table:table-cell table:formula="of:=FLOOR([.$A29]*[.D$2]*[.$F$1]; 1) + [.$A29]*[.$C$1] + [.D$2]*[.$D$1] + [.$E$1]" office:value-type="float" office:value="80">
            <text:p>80</text:p>
          </table:table-cell>
          <table:table-cell table:formula="of:=FLOOR([.$A29]*[.E$2]*[.$F$1]; 1) + [.$A29]*[.$C$1] + [.E$2]*[.$D$1] + [.$E$1]" office:value-type="float" office:value="89">
            <text:p>89</text:p>
          </table:table-cell>
          <table:table-cell table:formula="of:=FLOOR([.$A29]*[.F$2]*[.$F$1]; 1) + [.$A29]*[.$C$1] + [.F$2]*[.$D$1] + [.$E$1]" office:value-type="float" office:value="97">
            <text:p>97</text:p>
          </table:table-cell>
          <table:table-cell table:formula="of:=FLOOR([.$A29]*[.G$2]*[.$F$1]; 1) + [.$A29]*[.$C$1] + [.G$2]*[.$D$1] + [.$E$1]" office:value-type="float" office:value="106">
            <text:p>106</text:p>
          </table:table-cell>
          <table:table-cell table:formula="of:=FLOOR([.$A29]*[.H$2]*[.$F$1]; 1) + [.$A29]*[.$C$1] + [.H$2]*[.$D$1] + [.$E$1]" office:value-type="float" office:value="115">
            <text:p>115</text:p>
          </table:table-cell>
          <table:table-cell table:formula="of:=FLOOR([.$A29]*[.I$2]*[.$F$1]; 1) + [.$A29]*[.$C$1] + [.I$2]*[.$D$1] + [.$E$1]" office:value-type="float" office:value="124">
            <text:p>124</text:p>
          </table:table-cell>
          <table:table-cell table:formula="of:=FLOOR([.$A29]*[.J$2]*[.$F$1]; 1) + [.$A29]*[.$C$1] + [.J$2]*[.$D$1] + [.$E$1]" office:value-type="float" office:value="132">
            <text:p>132</text:p>
          </table:table-cell>
          <table:table-cell table:formula="of:=FLOOR([.$A29]*[.K$2]*[.$F$1]; 1) + [.$A29]*[.$C$1] + [.K$2]*[.$D$1] + [.$E$1]" office:value-type="float" office:value="141">
            <text:p>141</text:p>
          </table:table-cell>
          <table:table-cell table:formula="of:=FLOOR([.$A29]*[.L$2]*[.$F$1]; 1) + [.$A29]*[.$C$1] + [.L$2]*[.$D$1] + [.$E$1]" office:value-type="float" office:value="150">
            <text:p>150</text:p>
          </table:table-cell>
          <table:table-cell table:formula="of:=FLOOR([.$A29]*[.M$2]*[.$F$1]; 1) + [.$A29]*[.$C$1] + [.M$2]*[.$D$1] + [.$E$1]" office:value-type="float" office:value="159">
            <text:p>159</text:p>
          </table:table-cell>
          <table:table-cell table:formula="of:=FLOOR([.$A29]*[.N$2]*[.$F$1]; 1) + [.$A29]*[.$C$1] + [.N$2]*[.$D$1] + [.$E$1]" office:value-type="float" office:value="167">
            <text:p>167</text:p>
          </table:table-cell>
          <table:table-cell table:formula="of:=FLOOR([.$A29]*[.O$2]*[.$F$1]; 1) + [.$A29]*[.$C$1] + [.O$2]*[.$D$1] + [.$E$1]" office:value-type="float" office:value="176">
            <text:p>176</text:p>
          </table:table-cell>
          <table:table-cell table:formula="of:=FLOOR([.$A29]*[.P$2]*[.$F$1]; 1) + [.$A29]*[.$C$1] + [.P$2]*[.$D$1] + [.$E$1]" office:value-type="float" office:value="185">
            <text:p>185</text:p>
          </table:table-cell>
          <table:table-cell table:formula="of:=FLOOR([.$A29]*[.Q$2]*[.$F$1]; 1) + [.$A29]*[.$C$1] + [.Q$2]*[.$D$1] + [.$E$1]" office:value-type="float" office:value="194">
            <text:p>194</text:p>
          </table:table-cell>
          <table:table-cell table:formula="of:=FLOOR([.$A29]*[.R$2]*[.$F$1]; 1) + [.$A29]*[.$C$1] + [.R$2]*[.$D$1] + [.$E$1]" office:value-type="float" office:value="202">
            <text:p>202</text:p>
          </table:table-cell>
          <table:table-cell table:formula="of:=FLOOR([.$A29]*[.S$2]*[.$F$1]; 1) + [.$A29]*[.$C$1] + [.S$2]*[.$D$1] + [.$E$1]" office:value-type="float" office:value="211">
            <text:p>211</text:p>
          </table:table-cell>
          <table:table-cell table:formula="of:=FLOOR([.$A29]*[.T$2]*[.$F$1]; 1) + [.$A29]*[.$C$1] + [.T$2]*[.$D$1] + [.$E$1]" office:value-type="float" office:value="220">
            <text:p>220</text:p>
          </table:table-cell>
          <table:table-cell table:formula="of:=FLOOR([.$A29]*[.U$2]*[.$F$1]; 1) + [.$A29]*[.$C$1] + [.U$2]*[.$D$1] + [.$E$1]" office:value-type="float" office:value="229">
            <text:p>229</text:p>
          </table:table-cell>
          <table:table-cell table:formula="of:=FLOOR([.$A29]*[.V$2]*[.$F$1]; 1) + [.$A29]*[.$C$1] + [.V$2]*[.$D$1] + [.$E$1]" office:value-type="float" office:value="237">
            <text:p>237</text:p>
          </table:table-cell>
          <table:table-cell table:formula="of:=FLOOR([.$A29]*[.W$2]*[.$F$1]; 1) + [.$A29]*[.$C$1] + [.W$2]*[.$D$1] + [.$E$1]" office:value-type="float" office:value="246">
            <text:p>246</text:p>
          </table:table-cell>
          <table:table-cell table:formula="of:=FLOOR([.$A29]*[.X$2]*[.$F$1]; 1) + [.$A29]*[.$C$1] + [.X$2]*[.$D$1] + [.$E$1]" office:value-type="float" office:value="255">
            <text:p>255</text:p>
          </table:table-cell>
          <table:table-cell table:formula="of:=FLOOR([.$A29]*[.Y$2]*[.$F$1]; 1) + [.$A29]*[.$C$1] + [.Y$2]*[.$D$1] + [.$E$1]" office:value-type="float" office:value="264">
            <text:p>264</text:p>
          </table:table-cell>
          <table:table-cell table:formula="of:=FLOOR([.$A29]*[.Z$2]*[.$F$1]; 1) + [.$A29]*[.$C$1] + [.Z$2]*[.$D$1] + [.$E$1]" office:value-type="float" office:value="272">
            <text:p>272</text:p>
          </table:table-cell>
          <table:table-cell table:formula="of:=FLOOR([.$A29]*[.AA$2]*[.$F$1]; 1) + [.$A29]*[.$C$1] + [.AA$2]*[.$D$1] + [.$E$1]" office:value-type="float" office:value="281">
            <text:p>281</text:p>
          </table:table-cell>
          <table:table-cell table:formula="of:=FLOOR([.$A29]*[.AB$2]*[.$F$1]; 1) + [.$A29]*[.$C$1] + [.AB$2]*[.$D$1] + [.$E$1]" office:value-type="float" office:value="290">
            <text:p>290</text:p>
          </table:table-cell>
          <table:table-cell table:formula="of:=FLOOR([.$A29]*[.AC$2]*[.$F$1]; 1) + [.$A29]*[.$C$1] + [.AC$2]*[.$D$1] + [.$E$1]" office:value-type="float" office:value="299">
            <text:p>299</text:p>
          </table:table-cell>
          <table:table-cell table:formula="of:=FLOOR([.$A29]*[.AD$2]*[.$F$1]; 1) + [.$A29]*[.$C$1] + [.AD$2]*[.$D$1] + [.$E$1]" office:value-type="float" office:value="307">
            <text:p>307</text:p>
          </table:table-cell>
          <table:table-cell table:formula="of:=FLOOR([.$A29]*[.AE$2]*[.$F$1]; 1) + [.$A29]*[.$C$1] + [.AE$2]*[.$D$1] + [.$E$1]" office:value-type="float" office:value="316">
            <text:p>316</text:p>
          </table:table-cell>
          <table:table-cell table:number-columns-repeated="225"/>
        </table:table-row>
        <table:table-row table:style-name="ro3">
          <table:table-cell office:value-type="float" office:value="28">
            <text:p>28</text:p>
          </table:table-cell>
          <table:table-cell table:formula="of:=FLOOR([.$A30]*[.B$2]*[.$F$1]; 1) + [.$A30]*[.$C$1] + [.B$2]*[.$D$1] + [.$E$1]" office:value-type="float" office:value="65">
            <text:p>65</text:p>
          </table:table-cell>
          <table:table-cell table:formula="of:=FLOOR([.$A30]*[.C$2]*[.$F$1]; 1) + [.$A30]*[.$C$1] + [.C$2]*[.$D$1] + [.$E$1]" office:value-type="float" office:value="74">
            <text:p>74</text:p>
          </table:table-cell>
          <table:table-cell table:formula="of:=FLOOR([.$A30]*[.D$2]*[.$F$1]; 1) + [.$A30]*[.$C$1] + [.D$2]*[.$D$1] + [.$E$1]" office:value-type="float" office:value="83">
            <text:p>83</text:p>
          </table:table-cell>
          <table:table-cell table:formula="of:=FLOOR([.$A30]*[.E$2]*[.$F$1]; 1) + [.$A30]*[.$C$1] + [.E$2]*[.$D$1] + [.$E$1]" office:value-type="float" office:value="92">
            <text:p>92</text:p>
          </table:table-cell>
          <table:table-cell table:formula="of:=FLOOR([.$A30]*[.F$2]*[.$F$1]; 1) + [.$A30]*[.$C$1] + [.F$2]*[.$D$1] + [.$E$1]" office:value-type="float" office:value="101">
            <text:p>101</text:p>
          </table:table-cell>
          <table:table-cell table:formula="of:=FLOOR([.$A30]*[.G$2]*[.$F$1]; 1) + [.$A30]*[.$C$1] + [.G$2]*[.$D$1] + [.$E$1]" office:value-type="float" office:value="110">
            <text:p>110</text:p>
          </table:table-cell>
          <table:table-cell table:formula="of:=FLOOR([.$A30]*[.H$2]*[.$F$1]; 1) + [.$A30]*[.$C$1] + [.H$2]*[.$D$1] + [.$E$1]" office:value-type="float" office:value="119">
            <text:p>119</text:p>
          </table:table-cell>
          <table:table-cell table:formula="of:=FLOOR([.$A30]*[.I$2]*[.$F$1]; 1) + [.$A30]*[.$C$1] + [.I$2]*[.$D$1] + [.$E$1]" office:value-type="float" office:value="128">
            <text:p>128</text:p>
          </table:table-cell>
          <table:table-cell table:formula="of:=FLOOR([.$A30]*[.J$2]*[.$F$1]; 1) + [.$A30]*[.$C$1] + [.J$2]*[.$D$1] + [.$E$1]" office:value-type="float" office:value="137">
            <text:p>137</text:p>
          </table:table-cell>
          <table:table-cell table:formula="of:=FLOOR([.$A30]*[.K$2]*[.$F$1]; 1) + [.$A30]*[.$C$1] + [.K$2]*[.$D$1] + [.$E$1]" office:value-type="float" office:value="146">
            <text:p>146</text:p>
          </table:table-cell>
          <table:table-cell table:formula="of:=FLOOR([.$A30]*[.L$2]*[.$F$1]; 1) + [.$A30]*[.$C$1] + [.L$2]*[.$D$1] + [.$E$1]" office:value-type="float" office:value="155">
            <text:p>155</text:p>
          </table:table-cell>
          <table:table-cell table:formula="of:=FLOOR([.$A30]*[.M$2]*[.$F$1]; 1) + [.$A30]*[.$C$1] + [.M$2]*[.$D$1] + [.$E$1]" office:value-type="float" office:value="164">
            <text:p>164</text:p>
          </table:table-cell>
          <table:table-cell table:formula="of:=FLOOR([.$A30]*[.N$2]*[.$F$1]; 1) + [.$A30]*[.$C$1] + [.N$2]*[.$D$1] + [.$E$1]" office:value-type="float" office:value="173">
            <text:p>173</text:p>
          </table:table-cell>
          <table:table-cell table:formula="of:=FLOOR([.$A30]*[.O$2]*[.$F$1]; 1) + [.$A30]*[.$C$1] + [.O$2]*[.$D$1] + [.$E$1]" office:value-type="float" office:value="182">
            <text:p>182</text:p>
          </table:table-cell>
          <table:table-cell table:formula="of:=FLOOR([.$A30]*[.P$2]*[.$F$1]; 1) + [.$A30]*[.$C$1] + [.P$2]*[.$D$1] + [.$E$1]" office:value-type="float" office:value="191">
            <text:p>191</text:p>
          </table:table-cell>
          <table:table-cell table:formula="of:=FLOOR([.$A30]*[.Q$2]*[.$F$1]; 1) + [.$A30]*[.$C$1] + [.Q$2]*[.$D$1] + [.$E$1]" office:value-type="float" office:value="200">
            <text:p>200</text:p>
          </table:table-cell>
          <table:table-cell table:formula="of:=FLOOR([.$A30]*[.R$2]*[.$F$1]; 1) + [.$A30]*[.$C$1] + [.R$2]*[.$D$1] + [.$E$1]" office:value-type="float" office:value="209">
            <text:p>209</text:p>
          </table:table-cell>
          <table:table-cell table:formula="of:=FLOOR([.$A30]*[.S$2]*[.$F$1]; 1) + [.$A30]*[.$C$1] + [.S$2]*[.$D$1] + [.$E$1]" office:value-type="float" office:value="218">
            <text:p>218</text:p>
          </table:table-cell>
          <table:table-cell table:formula="of:=FLOOR([.$A30]*[.T$2]*[.$F$1]; 1) + [.$A30]*[.$C$1] + [.T$2]*[.$D$1] + [.$E$1]" office:value-type="float" office:value="227">
            <text:p>227</text:p>
          </table:table-cell>
          <table:table-cell table:formula="of:=FLOOR([.$A30]*[.U$2]*[.$F$1]; 1) + [.$A30]*[.$C$1] + [.U$2]*[.$D$1] + [.$E$1]" office:value-type="float" office:value="236">
            <text:p>236</text:p>
          </table:table-cell>
          <table:table-cell table:formula="of:=FLOOR([.$A30]*[.V$2]*[.$F$1]; 1) + [.$A30]*[.$C$1] + [.V$2]*[.$D$1] + [.$E$1]" office:value-type="float" office:value="245">
            <text:p>245</text:p>
          </table:table-cell>
          <table:table-cell table:formula="of:=FLOOR([.$A30]*[.W$2]*[.$F$1]; 1) + [.$A30]*[.$C$1] + [.W$2]*[.$D$1] + [.$E$1]" office:value-type="float" office:value="254">
            <text:p>254</text:p>
          </table:table-cell>
          <table:table-cell table:formula="of:=FLOOR([.$A30]*[.X$2]*[.$F$1]; 1) + [.$A30]*[.$C$1] + [.X$2]*[.$D$1] + [.$E$1]" office:value-type="float" office:value="263">
            <text:p>263</text:p>
          </table:table-cell>
          <table:table-cell table:formula="of:=FLOOR([.$A30]*[.Y$2]*[.$F$1]; 1) + [.$A30]*[.$C$1] + [.Y$2]*[.$D$1] + [.$E$1]" office:value-type="float" office:value="272">
            <text:p>272</text:p>
          </table:table-cell>
          <table:table-cell table:formula="of:=FLOOR([.$A30]*[.Z$2]*[.$F$1]; 1) + [.$A30]*[.$C$1] + [.Z$2]*[.$D$1] + [.$E$1]" office:value-type="float" office:value="281">
            <text:p>281</text:p>
          </table:table-cell>
          <table:table-cell table:formula="of:=FLOOR([.$A30]*[.AA$2]*[.$F$1]; 1) + [.$A30]*[.$C$1] + [.AA$2]*[.$D$1] + [.$E$1]" office:value-type="float" office:value="290">
            <text:p>290</text:p>
          </table:table-cell>
          <table:table-cell table:formula="of:=FLOOR([.$A30]*[.AB$2]*[.$F$1]; 1) + [.$A30]*[.$C$1] + [.AB$2]*[.$D$1] + [.$E$1]" office:value-type="float" office:value="299">
            <text:p>299</text:p>
          </table:table-cell>
          <table:table-cell table:formula="of:=FLOOR([.$A30]*[.AC$2]*[.$F$1]; 1) + [.$A30]*[.$C$1] + [.AC$2]*[.$D$1] + [.$E$1]" office:value-type="float" office:value="308">
            <text:p>308</text:p>
          </table:table-cell>
          <table:table-cell table:formula="of:=FLOOR([.$A30]*[.AD$2]*[.$F$1]; 1) + [.$A30]*[.$C$1] + [.AD$2]*[.$D$1] + [.$E$1]" office:value-type="float" office:value="317">
            <text:p>317</text:p>
          </table:table-cell>
          <table:table-cell table:formula="of:=FLOOR([.$A30]*[.AE$2]*[.$F$1]; 1) + [.$A30]*[.$C$1] + [.AE$2]*[.$D$1] + [.$E$1]" office:value-type="float" office:value="326">
            <text:p>326</text:p>
          </table:table-cell>
          <table:table-cell table:number-columns-repeated="225"/>
        </table:table-row>
        <table:table-row table:style-name="ro3">
          <table:table-cell office:value-type="float" office:value="29">
            <text:p>29</text:p>
          </table:table-cell>
          <table:table-cell table:formula="of:=FLOOR([.$A31]*[.B$2]*[.$F$1]; 1) + [.$A31]*[.$C$1] + [.B$2]*[.$D$1] + [.$E$1]" office:value-type="float" office:value="67">
            <text:p>67</text:p>
          </table:table-cell>
          <table:table-cell table:formula="of:=FLOOR([.$A31]*[.C$2]*[.$F$1]; 1) + [.$A31]*[.$C$1] + [.C$2]*[.$D$1] + [.$E$1]" office:value-type="float" office:value="76">
            <text:p>76</text:p>
          </table:table-cell>
          <table:table-cell table:formula="of:=FLOOR([.$A31]*[.D$2]*[.$F$1]; 1) + [.$A31]*[.$C$1] + [.D$2]*[.$D$1] + [.$E$1]" office:value-type="float" office:value="85">
            <text:p>85</text:p>
          </table:table-cell>
          <table:table-cell table:formula="of:=FLOOR([.$A31]*[.E$2]*[.$F$1]; 1) + [.$A31]*[.$C$1] + [.E$2]*[.$D$1] + [.$E$1]" office:value-type="float" office:value="95">
            <text:p>95</text:p>
          </table:table-cell>
          <table:table-cell table:formula="of:=FLOOR([.$A31]*[.F$2]*[.$F$1]; 1) + [.$A31]*[.$C$1] + [.F$2]*[.$D$1] + [.$E$1]" office:value-type="float" office:value="104">
            <text:p>104</text:p>
          </table:table-cell>
          <table:table-cell table:formula="of:=FLOOR([.$A31]*[.G$2]*[.$F$1]; 1) + [.$A31]*[.$C$1] + [.G$2]*[.$D$1] + [.$E$1]" office:value-type="float" office:value="113">
            <text:p>113</text:p>
          </table:table-cell>
          <table:table-cell table:formula="of:=FLOOR([.$A31]*[.H$2]*[.$F$1]; 1) + [.$A31]*[.$C$1] + [.H$2]*[.$D$1] + [.$E$1]" office:value-type="float" office:value="122">
            <text:p>122</text:p>
          </table:table-cell>
          <table:table-cell table:formula="of:=FLOOR([.$A31]*[.I$2]*[.$F$1]; 1) + [.$A31]*[.$C$1] + [.I$2]*[.$D$1] + [.$E$1]" office:value-type="float" office:value="132">
            <text:p>132</text:p>
          </table:table-cell>
          <table:table-cell table:formula="of:=FLOOR([.$A31]*[.J$2]*[.$F$1]; 1) + [.$A31]*[.$C$1] + [.J$2]*[.$D$1] + [.$E$1]" office:value-type="float" office:value="141">
            <text:p>141</text:p>
          </table:table-cell>
          <table:table-cell table:formula="of:=FLOOR([.$A31]*[.K$2]*[.$F$1]; 1) + [.$A31]*[.$C$1] + [.K$2]*[.$D$1] + [.$E$1]" office:value-type="float" office:value="150">
            <text:p>150</text:p>
          </table:table-cell>
          <table:table-cell table:formula="of:=FLOOR([.$A31]*[.L$2]*[.$F$1]; 1) + [.$A31]*[.$C$1] + [.L$2]*[.$D$1] + [.$E$1]" office:value-type="float" office:value="159">
            <text:p>159</text:p>
          </table:table-cell>
          <table:table-cell table:formula="of:=FLOOR([.$A31]*[.M$2]*[.$F$1]; 1) + [.$A31]*[.$C$1] + [.M$2]*[.$D$1] + [.$E$1]" office:value-type="float" office:value="169">
            <text:p>169</text:p>
          </table:table-cell>
          <table:table-cell table:formula="of:=FLOOR([.$A31]*[.N$2]*[.$F$1]; 1) + [.$A31]*[.$C$1] + [.N$2]*[.$D$1] + [.$E$1]" office:value-type="float" office:value="178">
            <text:p>178</text:p>
          </table:table-cell>
          <table:table-cell table:formula="of:=FLOOR([.$A31]*[.O$2]*[.$F$1]; 1) + [.$A31]*[.$C$1] + [.O$2]*[.$D$1] + [.$E$1]" office:value-type="float" office:value="187">
            <text:p>187</text:p>
          </table:table-cell>
          <table:table-cell table:formula="of:=FLOOR([.$A31]*[.P$2]*[.$F$1]; 1) + [.$A31]*[.$C$1] + [.P$2]*[.$D$1] + [.$E$1]" office:value-type="float" office:value="196">
            <text:p>196</text:p>
          </table:table-cell>
          <table:table-cell table:formula="of:=FLOOR([.$A31]*[.Q$2]*[.$F$1]; 1) + [.$A31]*[.$C$1] + [.Q$2]*[.$D$1] + [.$E$1]" office:value-type="float" office:value="206">
            <text:p>206</text:p>
          </table:table-cell>
          <table:table-cell table:formula="of:=FLOOR([.$A31]*[.R$2]*[.$F$1]; 1) + [.$A31]*[.$C$1] + [.R$2]*[.$D$1] + [.$E$1]" office:value-type="float" office:value="215">
            <text:p>215</text:p>
          </table:table-cell>
          <table:table-cell table:formula="of:=FLOOR([.$A31]*[.S$2]*[.$F$1]; 1) + [.$A31]*[.$C$1] + [.S$2]*[.$D$1] + [.$E$1]" office:value-type="float" office:value="224">
            <text:p>224</text:p>
          </table:table-cell>
          <table:table-cell table:formula="of:=FLOOR([.$A31]*[.T$2]*[.$F$1]; 1) + [.$A31]*[.$C$1] + [.T$2]*[.$D$1] + [.$E$1]" office:value-type="float" office:value="233">
            <text:p>233</text:p>
          </table:table-cell>
          <table:table-cell table:formula="of:=FLOOR([.$A31]*[.U$2]*[.$F$1]; 1) + [.$A31]*[.$C$1] + [.U$2]*[.$D$1] + [.$E$1]" office:value-type="float" office:value="243">
            <text:p>243</text:p>
          </table:table-cell>
          <table:table-cell table:formula="of:=FLOOR([.$A31]*[.V$2]*[.$F$1]; 1) + [.$A31]*[.$C$1] + [.V$2]*[.$D$1] + [.$E$1]" office:value-type="float" office:value="252">
            <text:p>252</text:p>
          </table:table-cell>
          <table:table-cell table:formula="of:=FLOOR([.$A31]*[.W$2]*[.$F$1]; 1) + [.$A31]*[.$C$1] + [.W$2]*[.$D$1] + [.$E$1]" office:value-type="float" office:value="261">
            <text:p>261</text:p>
          </table:table-cell>
          <table:table-cell table:formula="of:=FLOOR([.$A31]*[.X$2]*[.$F$1]; 1) + [.$A31]*[.$C$1] + [.X$2]*[.$D$1] + [.$E$1]" office:value-type="float" office:value="270">
            <text:p>270</text:p>
          </table:table-cell>
          <table:table-cell table:formula="of:=FLOOR([.$A31]*[.Y$2]*[.$F$1]; 1) + [.$A31]*[.$C$1] + [.Y$2]*[.$D$1] + [.$E$1]" office:value-type="float" office:value="280">
            <text:p>280</text:p>
          </table:table-cell>
          <table:table-cell table:formula="of:=FLOOR([.$A31]*[.Z$2]*[.$F$1]; 1) + [.$A31]*[.$C$1] + [.Z$2]*[.$D$1] + [.$E$1]" office:value-type="float" office:value="289">
            <text:p>289</text:p>
          </table:table-cell>
          <table:table-cell table:formula="of:=FLOOR([.$A31]*[.AA$2]*[.$F$1]; 1) + [.$A31]*[.$C$1] + [.AA$2]*[.$D$1] + [.$E$1]" office:value-type="float" office:value="298">
            <text:p>298</text:p>
          </table:table-cell>
          <table:table-cell table:formula="of:=FLOOR([.$A31]*[.AB$2]*[.$F$1]; 1) + [.$A31]*[.$C$1] + [.AB$2]*[.$D$1] + [.$E$1]" office:value-type="float" office:value="307">
            <text:p>307</text:p>
          </table:table-cell>
          <table:table-cell table:formula="of:=FLOOR([.$A31]*[.AC$2]*[.$F$1]; 1) + [.$A31]*[.$C$1] + [.AC$2]*[.$D$1] + [.$E$1]" office:value-type="float" office:value="317">
            <text:p>317</text:p>
          </table:table-cell>
          <table:table-cell table:formula="of:=FLOOR([.$A31]*[.AD$2]*[.$F$1]; 1) + [.$A31]*[.$C$1] + [.AD$2]*[.$D$1] + [.$E$1]" office:value-type="float" office:value="326">
            <text:p>326</text:p>
          </table:table-cell>
          <table:table-cell table:formula="of:=FLOOR([.$A31]*[.AE$2]*[.$F$1]; 1) + [.$A31]*[.$C$1] + [.AE$2]*[.$D$1] + [.$E$1]" office:value-type="float" office:value="335">
            <text:p>335</text:p>
          </table:table-cell>
          <table:table-cell table:number-columns-repeated="225"/>
        </table:table-row>
        <table:table-row table:style-name="ro3">
          <table:table-cell office:value-type="float" office:value="30">
            <text:p>30</text:p>
          </table:table-cell>
          <table:table-cell table:formula="of:=FLOOR([.$A32]*[.B$2]*[.$F$1]; 1) + [.$A32]*[.$C$1] + [.B$2]*[.$D$1] + [.$E$1]" office:value-type="float" office:value="69">
            <text:p>69</text:p>
          </table:table-cell>
          <table:table-cell table:formula="of:=FLOOR([.$A32]*[.C$2]*[.$F$1]; 1) + [.$A32]*[.$C$1] + [.C$2]*[.$D$1] + [.$E$1]" office:value-type="float" office:value="79">
            <text:p>79</text:p>
          </table:table-cell>
          <table:table-cell table:formula="of:=FLOOR([.$A32]*[.D$2]*[.$F$1]; 1) + [.$A32]*[.$C$1] + [.D$2]*[.$D$1] + [.$E$1]" office:value-type="float" office:value="88">
            <text:p>88</text:p>
          </table:table-cell>
          <table:table-cell table:formula="of:=FLOOR([.$A32]*[.E$2]*[.$F$1]; 1) + [.$A32]*[.$C$1] + [.E$2]*[.$D$1] + [.$E$1]" office:value-type="float" office:value="98">
            <text:p>98</text:p>
          </table:table-cell>
          <table:table-cell table:formula="of:=FLOOR([.$A32]*[.F$2]*[.$F$1]; 1) + [.$A32]*[.$C$1] + [.F$2]*[.$D$1] + [.$E$1]" office:value-type="float" office:value="107">
            <text:p>107</text:p>
          </table:table-cell>
          <table:table-cell table:formula="of:=FLOOR([.$A32]*[.G$2]*[.$F$1]; 1) + [.$A32]*[.$C$1] + [.G$2]*[.$D$1] + [.$E$1]" office:value-type="float" office:value="117">
            <text:p>117</text:p>
          </table:table-cell>
          <table:table-cell table:formula="of:=FLOOR([.$A32]*[.H$2]*[.$F$1]; 1) + [.$A32]*[.$C$1] + [.H$2]*[.$D$1] + [.$E$1]" office:value-type="float" office:value="126">
            <text:p>126</text:p>
          </table:table-cell>
          <table:table-cell table:formula="of:=FLOOR([.$A32]*[.I$2]*[.$F$1]; 1) + [.$A32]*[.$C$1] + [.I$2]*[.$D$1] + [.$E$1]" office:value-type="float" office:value="136">
            <text:p>136</text:p>
          </table:table-cell>
          <table:table-cell table:formula="of:=FLOOR([.$A32]*[.J$2]*[.$F$1]; 1) + [.$A32]*[.$C$1] + [.J$2]*[.$D$1] + [.$E$1]" office:value-type="float" office:value="145">
            <text:p>145</text:p>
          </table:table-cell>
          <table:table-cell table:formula="of:=FLOOR([.$A32]*[.K$2]*[.$F$1]; 1) + [.$A32]*[.$C$1] + [.K$2]*[.$D$1] + [.$E$1]" office:value-type="float" office:value="155">
            <text:p>155</text:p>
          </table:table-cell>
          <table:table-cell table:formula="of:=FLOOR([.$A32]*[.L$2]*[.$F$1]; 1) + [.$A32]*[.$C$1] + [.L$2]*[.$D$1] + [.$E$1]" office:value-type="float" office:value="164">
            <text:p>164</text:p>
          </table:table-cell>
          <table:table-cell table:formula="of:=FLOOR([.$A32]*[.M$2]*[.$F$1]; 1) + [.$A32]*[.$C$1] + [.M$2]*[.$D$1] + [.$E$1]" office:value-type="float" office:value="174">
            <text:p>174</text:p>
          </table:table-cell>
          <table:table-cell table:formula="of:=FLOOR([.$A32]*[.N$2]*[.$F$1]; 1) + [.$A32]*[.$C$1] + [.N$2]*[.$D$1] + [.$E$1]" office:value-type="float" office:value="183">
            <text:p>183</text:p>
          </table:table-cell>
          <table:table-cell table:formula="of:=FLOOR([.$A32]*[.O$2]*[.$F$1]; 1) + [.$A32]*[.$C$1] + [.O$2]*[.$D$1] + [.$E$1]" office:value-type="float" office:value="193">
            <text:p>193</text:p>
          </table:table-cell>
          <table:table-cell table:formula="of:=FLOOR([.$A32]*[.P$2]*[.$F$1]; 1) + [.$A32]*[.$C$1] + [.P$2]*[.$D$1] + [.$E$1]" office:value-type="float" office:value="202">
            <text:p>202</text:p>
          </table:table-cell>
          <table:table-cell table:formula="of:=FLOOR([.$A32]*[.Q$2]*[.$F$1]; 1) + [.$A32]*[.$C$1] + [.Q$2]*[.$D$1] + [.$E$1]" office:value-type="float" office:value="212">
            <text:p>212</text:p>
          </table:table-cell>
          <table:table-cell table:formula="of:=FLOOR([.$A32]*[.R$2]*[.$F$1]; 1) + [.$A32]*[.$C$1] + [.R$2]*[.$D$1] + [.$E$1]" office:value-type="float" office:value="221">
            <text:p>221</text:p>
          </table:table-cell>
          <table:table-cell table:formula="of:=FLOOR([.$A32]*[.S$2]*[.$F$1]; 1) + [.$A32]*[.$C$1] + [.S$2]*[.$D$1] + [.$E$1]" office:value-type="float" office:value="231">
            <text:p>231</text:p>
          </table:table-cell>
          <table:table-cell table:formula="of:=FLOOR([.$A32]*[.T$2]*[.$F$1]; 1) + [.$A32]*[.$C$1] + [.T$2]*[.$D$1] + [.$E$1]" office:value-type="float" office:value="240">
            <text:p>240</text:p>
          </table:table-cell>
          <table:table-cell table:formula="of:=FLOOR([.$A32]*[.U$2]*[.$F$1]; 1) + [.$A32]*[.$C$1] + [.U$2]*[.$D$1] + [.$E$1]" office:value-type="float" office:value="250">
            <text:p>250</text:p>
          </table:table-cell>
          <table:table-cell table:formula="of:=FLOOR([.$A32]*[.V$2]*[.$F$1]; 1) + [.$A32]*[.$C$1] + [.V$2]*[.$D$1] + [.$E$1]" office:value-type="float" office:value="259">
            <text:p>259</text:p>
          </table:table-cell>
          <table:table-cell table:formula="of:=FLOOR([.$A32]*[.W$2]*[.$F$1]; 1) + [.$A32]*[.$C$1] + [.W$2]*[.$D$1] + [.$E$1]" office:value-type="float" office:value="269">
            <text:p>269</text:p>
          </table:table-cell>
          <table:table-cell table:formula="of:=FLOOR([.$A32]*[.X$2]*[.$F$1]; 1) + [.$A32]*[.$C$1] + [.X$2]*[.$D$1] + [.$E$1]" office:value-type="float" office:value="278">
            <text:p>278</text:p>
          </table:table-cell>
          <table:table-cell table:formula="of:=FLOOR([.$A32]*[.Y$2]*[.$F$1]; 1) + [.$A32]*[.$C$1] + [.Y$2]*[.$D$1] + [.$E$1]" office:value-type="float" office:value="288">
            <text:p>288</text:p>
          </table:table-cell>
          <table:table-cell table:formula="of:=FLOOR([.$A32]*[.Z$2]*[.$F$1]; 1) + [.$A32]*[.$C$1] + [.Z$2]*[.$D$1] + [.$E$1]" office:value-type="float" office:value="297">
            <text:p>297</text:p>
          </table:table-cell>
          <table:table-cell table:formula="of:=FLOOR([.$A32]*[.AA$2]*[.$F$1]; 1) + [.$A32]*[.$C$1] + [.AA$2]*[.$D$1] + [.$E$1]" office:value-type="float" office:value="307">
            <text:p>307</text:p>
          </table:table-cell>
          <table:table-cell table:formula="of:=FLOOR([.$A32]*[.AB$2]*[.$F$1]; 1) + [.$A32]*[.$C$1] + [.AB$2]*[.$D$1] + [.$E$1]" office:value-type="float" office:value="316">
            <text:p>316</text:p>
          </table:table-cell>
          <table:table-cell table:formula="of:=FLOOR([.$A32]*[.AC$2]*[.$F$1]; 1) + [.$A32]*[.$C$1] + [.AC$2]*[.$D$1] + [.$E$1]" office:value-type="float" office:value="326">
            <text:p>326</text:p>
          </table:table-cell>
          <table:table-cell table:formula="of:=FLOOR([.$A32]*[.AD$2]*[.$F$1]; 1) + [.$A32]*[.$C$1] + [.AD$2]*[.$D$1] + [.$E$1]" office:value-type="float" office:value="335">
            <text:p>335</text:p>
          </table:table-cell>
          <table:table-cell table:formula="of:=FLOOR([.$A32]*[.AE$2]*[.$F$1]; 1) + [.$A32]*[.$C$1] + [.AE$2]*[.$D$1] + [.$E$1]" office:value-type="float" office:value="345">
            <text:p>345</text:p>
          </table:table-cell>
          <table:table-cell table:number-columns-repeated="225"/>
        </table:table-row>
        <table:table-row table:style-name="ro3">
          <table:table-cell office:value-type="float" office:value="31">
            <text:p>31</text:p>
          </table:table-cell>
          <table:table-cell table:formula="of:=FLOOR([.$A33]*[.B$2]*[.$F$1]; 1) + [.$A33]*[.$C$1] + [.B$2]*[.$D$1] + [.$E$1]" office:value-type="float" office:value="71">
            <text:p>71</text:p>
          </table:table-cell>
          <table:table-cell table:formula="of:=FLOOR([.$A33]*[.C$2]*[.$F$1]; 1) + [.$A33]*[.$C$1] + [.C$2]*[.$D$1] + [.$E$1]" office:value-type="float" office:value="81">
            <text:p>81</text:p>
          </table:table-cell>
          <table:table-cell table:formula="of:=FLOOR([.$A33]*[.D$2]*[.$F$1]; 1) + [.$A33]*[.$C$1] + [.D$2]*[.$D$1] + [.$E$1]" office:value-type="float" office:value="91">
            <text:p>91</text:p>
          </table:table-cell>
          <table:table-cell table:formula="of:=FLOOR([.$A33]*[.E$2]*[.$F$1]; 1) + [.$A33]*[.$C$1] + [.E$2]*[.$D$1] + [.$E$1]" office:value-type="float" office:value="101">
            <text:p>101</text:p>
          </table:table-cell>
          <table:table-cell table:formula="of:=FLOOR([.$A33]*[.F$2]*[.$F$1]; 1) + [.$A33]*[.$C$1] + [.F$2]*[.$D$1] + [.$E$1]" office:value-type="float" office:value="110">
            <text:p>110</text:p>
          </table:table-cell>
          <table:table-cell table:formula="of:=FLOOR([.$A33]*[.G$2]*[.$F$1]; 1) + [.$A33]*[.$C$1] + [.G$2]*[.$D$1] + [.$E$1]" office:value-type="float" office:value="120">
            <text:p>120</text:p>
          </table:table-cell>
          <table:table-cell table:formula="of:=FLOOR([.$A33]*[.H$2]*[.$F$1]; 1) + [.$A33]*[.$C$1] + [.H$2]*[.$D$1] + [.$E$1]" office:value-type="float" office:value="130">
            <text:p>130</text:p>
          </table:table-cell>
          <table:table-cell table:formula="of:=FLOOR([.$A33]*[.I$2]*[.$F$1]; 1) + [.$A33]*[.$C$1] + [.I$2]*[.$D$1] + [.$E$1]" office:value-type="float" office:value="140">
            <text:p>140</text:p>
          </table:table-cell>
          <table:table-cell table:formula="of:=FLOOR([.$A33]*[.J$2]*[.$F$1]; 1) + [.$A33]*[.$C$1] + [.J$2]*[.$D$1] + [.$E$1]" office:value-type="float" office:value="149">
            <text:p>149</text:p>
          </table:table-cell>
          <table:table-cell table:formula="of:=FLOOR([.$A33]*[.K$2]*[.$F$1]; 1) + [.$A33]*[.$C$1] + [.K$2]*[.$D$1] + [.$E$1]" office:value-type="float" office:value="159">
            <text:p>159</text:p>
          </table:table-cell>
          <table:table-cell table:formula="of:=FLOOR([.$A33]*[.L$2]*[.$F$1]; 1) + [.$A33]*[.$C$1] + [.L$2]*[.$D$1] + [.$E$1]" office:value-type="float" office:value="169">
            <text:p>169</text:p>
          </table:table-cell>
          <table:table-cell table:formula="of:=FLOOR([.$A33]*[.M$2]*[.$F$1]; 1) + [.$A33]*[.$C$1] + [.M$2]*[.$D$1] + [.$E$1]" office:value-type="float" office:value="179">
            <text:p>179</text:p>
          </table:table-cell>
          <table:table-cell table:formula="of:=FLOOR([.$A33]*[.N$2]*[.$F$1]; 1) + [.$A33]*[.$C$1] + [.N$2]*[.$D$1] + [.$E$1]" office:value-type="float" office:value="188">
            <text:p>188</text:p>
          </table:table-cell>
          <table:table-cell table:formula="of:=FLOOR([.$A33]*[.O$2]*[.$F$1]; 1) + [.$A33]*[.$C$1] + [.O$2]*[.$D$1] + [.$E$1]" office:value-type="float" office:value="198">
            <text:p>198</text:p>
          </table:table-cell>
          <table:table-cell table:formula="of:=FLOOR([.$A33]*[.P$2]*[.$F$1]; 1) + [.$A33]*[.$C$1] + [.P$2]*[.$D$1] + [.$E$1]" office:value-type="float" office:value="208">
            <text:p>208</text:p>
          </table:table-cell>
          <table:table-cell table:formula="of:=FLOOR([.$A33]*[.Q$2]*[.$F$1]; 1) + [.$A33]*[.$C$1] + [.Q$2]*[.$D$1] + [.$E$1]" office:value-type="float" office:value="218">
            <text:p>218</text:p>
          </table:table-cell>
          <table:table-cell table:formula="of:=FLOOR([.$A33]*[.R$2]*[.$F$1]; 1) + [.$A33]*[.$C$1] + [.R$2]*[.$D$1] + [.$E$1]" office:value-type="float" office:value="227">
            <text:p>227</text:p>
          </table:table-cell>
          <table:table-cell table:formula="of:=FLOOR([.$A33]*[.S$2]*[.$F$1]; 1) + [.$A33]*[.$C$1] + [.S$2]*[.$D$1] + [.$E$1]" office:value-type="float" office:value="237">
            <text:p>237</text:p>
          </table:table-cell>
          <table:table-cell table:formula="of:=FLOOR([.$A33]*[.T$2]*[.$F$1]; 1) + [.$A33]*[.$C$1] + [.T$2]*[.$D$1] + [.$E$1]" office:value-type="float" office:value="247">
            <text:p>247</text:p>
          </table:table-cell>
          <table:table-cell table:formula="of:=FLOOR([.$A33]*[.U$2]*[.$F$1]; 1) + [.$A33]*[.$C$1] + [.U$2]*[.$D$1] + [.$E$1]" office:value-type="float" office:value="257">
            <text:p>257</text:p>
          </table:table-cell>
          <table:table-cell table:formula="of:=FLOOR([.$A33]*[.V$2]*[.$F$1]; 1) + [.$A33]*[.$C$1] + [.V$2]*[.$D$1] + [.$E$1]" office:value-type="float" office:value="266">
            <text:p>266</text:p>
          </table:table-cell>
          <table:table-cell table:formula="of:=FLOOR([.$A33]*[.W$2]*[.$F$1]; 1) + [.$A33]*[.$C$1] + [.W$2]*[.$D$1] + [.$E$1]" office:value-type="float" office:value="276">
            <text:p>276</text:p>
          </table:table-cell>
          <table:table-cell table:formula="of:=FLOOR([.$A33]*[.X$2]*[.$F$1]; 1) + [.$A33]*[.$C$1] + [.X$2]*[.$D$1] + [.$E$1]" office:value-type="float" office:value="286">
            <text:p>286</text:p>
          </table:table-cell>
          <table:table-cell table:formula="of:=FLOOR([.$A33]*[.Y$2]*[.$F$1]; 1) + [.$A33]*[.$C$1] + [.Y$2]*[.$D$1] + [.$E$1]" office:value-type="float" office:value="296">
            <text:p>296</text:p>
          </table:table-cell>
          <table:table-cell table:formula="of:=FLOOR([.$A33]*[.Z$2]*[.$F$1]; 1) + [.$A33]*[.$C$1] + [.Z$2]*[.$D$1] + [.$E$1]" office:value-type="float" office:value="305">
            <text:p>305</text:p>
          </table:table-cell>
          <table:table-cell table:formula="of:=FLOOR([.$A33]*[.AA$2]*[.$F$1]; 1) + [.$A33]*[.$C$1] + [.AA$2]*[.$D$1] + [.$E$1]" office:value-type="float" office:value="315">
            <text:p>315</text:p>
          </table:table-cell>
          <table:table-cell table:formula="of:=FLOOR([.$A33]*[.AB$2]*[.$F$1]; 1) + [.$A33]*[.$C$1] + [.AB$2]*[.$D$1] + [.$E$1]" office:value-type="float" office:value="325">
            <text:p>325</text:p>
          </table:table-cell>
          <table:table-cell table:formula="of:=FLOOR([.$A33]*[.AC$2]*[.$F$1]; 1) + [.$A33]*[.$C$1] + [.AC$2]*[.$D$1] + [.$E$1]" office:value-type="float" office:value="335">
            <text:p>335</text:p>
          </table:table-cell>
          <table:table-cell table:formula="of:=FLOOR([.$A33]*[.AD$2]*[.$F$1]; 1) + [.$A33]*[.$C$1] + [.AD$2]*[.$D$1] + [.$E$1]" office:value-type="float" office:value="344">
            <text:p>344</text:p>
          </table:table-cell>
          <table:table-cell table:formula="of:=FLOOR([.$A33]*[.AE$2]*[.$F$1]; 1) + [.$A33]*[.$C$1] + [.AE$2]*[.$D$1] + [.$E$1]" office:value-type="float" office:value="354">
            <text:p>354</text:p>
          </table:table-cell>
          <table:table-cell table:number-columns-repeated="225"/>
        </table:table-row>
        <table:table-row table:style-name="ro3">
          <table:table-cell office:value-type="float" office:value="32">
            <text:p>32</text:p>
          </table:table-cell>
          <table:table-cell table:formula="of:=FLOOR([.$A34]*[.B$2]*[.$F$1]; 1) + [.$A34]*[.$C$1] + [.B$2]*[.$D$1] + [.$E$1]" office:value-type="float" office:value="74">
            <text:p>74</text:p>
          </table:table-cell>
          <table:table-cell table:formula="of:=FLOOR([.$A34]*[.C$2]*[.$F$1]; 1) + [.$A34]*[.$C$1] + [.C$2]*[.$D$1] + [.$E$1]" office:value-type="float" office:value="84">
            <text:p>84</text:p>
          </table:table-cell>
          <table:table-cell table:formula="of:=FLOOR([.$A34]*[.D$2]*[.$F$1]; 1) + [.$A34]*[.$C$1] + [.D$2]*[.$D$1] + [.$E$1]" office:value-type="float" office:value="94">
            <text:p>94</text:p>
          </table:table-cell>
          <table:table-cell table:formula="of:=FLOOR([.$A34]*[.E$2]*[.$F$1]; 1) + [.$A34]*[.$C$1] + [.E$2]*[.$D$1] + [.$E$1]" office:value-type="float" office:value="104">
            <text:p>104</text:p>
          </table:table-cell>
          <table:table-cell table:formula="of:=FLOOR([.$A34]*[.F$2]*[.$F$1]; 1) + [.$A34]*[.$C$1] + [.F$2]*[.$D$1] + [.$E$1]" office:value-type="float" office:value="114">
            <text:p>114</text:p>
          </table:table-cell>
          <table:table-cell table:formula="of:=FLOOR([.$A34]*[.G$2]*[.$F$1]; 1) + [.$A34]*[.$C$1] + [.G$2]*[.$D$1] + [.$E$1]" office:value-type="float" office:value="124">
            <text:p>124</text:p>
          </table:table-cell>
          <table:table-cell table:formula="of:=FLOOR([.$A34]*[.H$2]*[.$F$1]; 1) + [.$A34]*[.$C$1] + [.H$2]*[.$D$1] + [.$E$1]" office:value-type="float" office:value="134">
            <text:p>134</text:p>
          </table:table-cell>
          <table:table-cell table:formula="of:=FLOOR([.$A34]*[.I$2]*[.$F$1]; 1) + [.$A34]*[.$C$1] + [.I$2]*[.$D$1] + [.$E$1]" office:value-type="float" office:value="144">
            <text:p>144</text:p>
          </table:table-cell>
          <table:table-cell table:formula="of:=FLOOR([.$A34]*[.J$2]*[.$F$1]; 1) + [.$A34]*[.$C$1] + [.J$2]*[.$D$1] + [.$E$1]" office:value-type="float" office:value="154">
            <text:p>154</text:p>
          </table:table-cell>
          <table:table-cell table:formula="of:=FLOOR([.$A34]*[.K$2]*[.$F$1]; 1) + [.$A34]*[.$C$1] + [.K$2]*[.$D$1] + [.$E$1]" office:value-type="float" office:value="164">
            <text:p>164</text:p>
          </table:table-cell>
          <table:table-cell table:formula="of:=FLOOR([.$A34]*[.L$2]*[.$F$1]; 1) + [.$A34]*[.$C$1] + [.L$2]*[.$D$1] + [.$E$1]" office:value-type="float" office:value="174">
            <text:p>174</text:p>
          </table:table-cell>
          <table:table-cell table:formula="of:=FLOOR([.$A34]*[.M$2]*[.$F$1]; 1) + [.$A34]*[.$C$1] + [.M$2]*[.$D$1] + [.$E$1]" office:value-type="float" office:value="184">
            <text:p>184</text:p>
          </table:table-cell>
          <table:table-cell table:formula="of:=FLOOR([.$A34]*[.N$2]*[.$F$1]; 1) + [.$A34]*[.$C$1] + [.N$2]*[.$D$1] + [.$E$1]" office:value-type="float" office:value="194">
            <text:p>194</text:p>
          </table:table-cell>
          <table:table-cell table:formula="of:=FLOOR([.$A34]*[.O$2]*[.$F$1]; 1) + [.$A34]*[.$C$1] + [.O$2]*[.$D$1] + [.$E$1]" office:value-type="float" office:value="204">
            <text:p>204</text:p>
          </table:table-cell>
          <table:table-cell table:formula="of:=FLOOR([.$A34]*[.P$2]*[.$F$1]; 1) + [.$A34]*[.$C$1] + [.P$2]*[.$D$1] + [.$E$1]" office:value-type="float" office:value="214">
            <text:p>214</text:p>
          </table:table-cell>
          <table:table-cell table:formula="of:=FLOOR([.$A34]*[.Q$2]*[.$F$1]; 1) + [.$A34]*[.$C$1] + [.Q$2]*[.$D$1] + [.$E$1]" office:value-type="float" office:value="224">
            <text:p>224</text:p>
          </table:table-cell>
          <table:table-cell table:formula="of:=FLOOR([.$A34]*[.R$2]*[.$F$1]; 1) + [.$A34]*[.$C$1] + [.R$2]*[.$D$1] + [.$E$1]" office:value-type="float" office:value="234">
            <text:p>234</text:p>
          </table:table-cell>
          <table:table-cell table:formula="of:=FLOOR([.$A34]*[.S$2]*[.$F$1]; 1) + [.$A34]*[.$C$1] + [.S$2]*[.$D$1] + [.$E$1]" office:value-type="float" office:value="244">
            <text:p>244</text:p>
          </table:table-cell>
          <table:table-cell table:formula="of:=FLOOR([.$A34]*[.T$2]*[.$F$1]; 1) + [.$A34]*[.$C$1] + [.T$2]*[.$D$1] + [.$E$1]" office:value-type="float" office:value="254">
            <text:p>254</text:p>
          </table:table-cell>
          <table:table-cell table:formula="of:=FLOOR([.$A34]*[.U$2]*[.$F$1]; 1) + [.$A34]*[.$C$1] + [.U$2]*[.$D$1] + [.$E$1]" office:value-type="float" office:value="264">
            <text:p>264</text:p>
          </table:table-cell>
          <table:table-cell table:formula="of:=FLOOR([.$A34]*[.V$2]*[.$F$1]; 1) + [.$A34]*[.$C$1] + [.V$2]*[.$D$1] + [.$E$1]" office:value-type="float" office:value="274">
            <text:p>274</text:p>
          </table:table-cell>
          <table:table-cell table:formula="of:=FLOOR([.$A34]*[.W$2]*[.$F$1]; 1) + [.$A34]*[.$C$1] + [.W$2]*[.$D$1] + [.$E$1]" office:value-type="float" office:value="284">
            <text:p>284</text:p>
          </table:table-cell>
          <table:table-cell table:formula="of:=FLOOR([.$A34]*[.X$2]*[.$F$1]; 1) + [.$A34]*[.$C$1] + [.X$2]*[.$D$1] + [.$E$1]" office:value-type="float" office:value="294">
            <text:p>294</text:p>
          </table:table-cell>
          <table:table-cell table:formula="of:=FLOOR([.$A34]*[.Y$2]*[.$F$1]; 1) + [.$A34]*[.$C$1] + [.Y$2]*[.$D$1] + [.$E$1]" office:value-type="float" office:value="304">
            <text:p>304</text:p>
          </table:table-cell>
          <table:table-cell table:formula="of:=FLOOR([.$A34]*[.Z$2]*[.$F$1]; 1) + [.$A34]*[.$C$1] + [.Z$2]*[.$D$1] + [.$E$1]" office:value-type="float" office:value="314">
            <text:p>314</text:p>
          </table:table-cell>
          <table:table-cell table:formula="of:=FLOOR([.$A34]*[.AA$2]*[.$F$1]; 1) + [.$A34]*[.$C$1] + [.AA$2]*[.$D$1] + [.$E$1]" office:value-type="float" office:value="324">
            <text:p>324</text:p>
          </table:table-cell>
          <table:table-cell table:formula="of:=FLOOR([.$A34]*[.AB$2]*[.$F$1]; 1) + [.$A34]*[.$C$1] + [.AB$2]*[.$D$1] + [.$E$1]" office:value-type="float" office:value="334">
            <text:p>334</text:p>
          </table:table-cell>
          <table:table-cell table:formula="of:=FLOOR([.$A34]*[.AC$2]*[.$F$1]; 1) + [.$A34]*[.$C$1] + [.AC$2]*[.$D$1] + [.$E$1]" office:value-type="float" office:value="344">
            <text:p>344</text:p>
          </table:table-cell>
          <table:table-cell table:formula="of:=FLOOR([.$A34]*[.AD$2]*[.$F$1]; 1) + [.$A34]*[.$C$1] + [.AD$2]*[.$D$1] + [.$E$1]" office:value-type="float" office:value="354">
            <text:p>354</text:p>
          </table:table-cell>
          <table:table-cell table:formula="of:=FLOOR([.$A34]*[.AE$2]*[.$F$1]; 1) + [.$A34]*[.$C$1] + [.AE$2]*[.$D$1] + [.$E$1]" office:value-type="float" office:value="364">
            <text:p>364</text:p>
          </table:table-cell>
          <table:table-cell table:number-columns-repeated="225"/>
        </table:table-row>
        <table:table-row table:style-name="ro3">
          <table:table-cell office:value-type="float" office:value="33">
            <text:p>33</text:p>
          </table:table-cell>
          <table:table-cell table:formula="of:=FLOOR([.$A35]*[.B$2]*[.$F$1]; 1) + [.$A35]*[.$C$1] + [.B$2]*[.$D$1] + [.$E$1]" office:value-type="float" office:value="76">
            <text:p>76</text:p>
          </table:table-cell>
          <table:table-cell table:formula="of:=FLOOR([.$A35]*[.C$2]*[.$F$1]; 1) + [.$A35]*[.$C$1] + [.C$2]*[.$D$1] + [.$E$1]" office:value-type="float" office:value="86">
            <text:p>86</text:p>
          </table:table-cell>
          <table:table-cell table:formula="of:=FLOOR([.$A35]*[.D$2]*[.$F$1]; 1) + [.$A35]*[.$C$1] + [.D$2]*[.$D$1] + [.$E$1]" office:value-type="float" office:value="96">
            <text:p>96</text:p>
          </table:table-cell>
          <table:table-cell table:formula="of:=FLOOR([.$A35]*[.E$2]*[.$F$1]; 1) + [.$A35]*[.$C$1] + [.E$2]*[.$D$1] + [.$E$1]" office:value-type="float" office:value="107">
            <text:p>107</text:p>
          </table:table-cell>
          <table:table-cell table:formula="of:=FLOOR([.$A35]*[.F$2]*[.$F$1]; 1) + [.$A35]*[.$C$1] + [.F$2]*[.$D$1] + [.$E$1]" office:value-type="float" office:value="117">
            <text:p>117</text:p>
          </table:table-cell>
          <table:table-cell table:formula="of:=FLOOR([.$A35]*[.G$2]*[.$F$1]; 1) + [.$A35]*[.$C$1] + [.G$2]*[.$D$1] + [.$E$1]" office:value-type="float" office:value="127">
            <text:p>127</text:p>
          </table:table-cell>
          <table:table-cell table:formula="of:=FLOOR([.$A35]*[.H$2]*[.$F$1]; 1) + [.$A35]*[.$C$1] + [.H$2]*[.$D$1] + [.$E$1]" office:value-type="float" office:value="137">
            <text:p>137</text:p>
          </table:table-cell>
          <table:table-cell table:formula="of:=FLOOR([.$A35]*[.I$2]*[.$F$1]; 1) + [.$A35]*[.$C$1] + [.I$2]*[.$D$1] + [.$E$1]" office:value-type="float" office:value="148">
            <text:p>148</text:p>
          </table:table-cell>
          <table:table-cell table:formula="of:=FLOOR([.$A35]*[.J$2]*[.$F$1]; 1) + [.$A35]*[.$C$1] + [.J$2]*[.$D$1] + [.$E$1]" office:value-type="float" office:value="158">
            <text:p>158</text:p>
          </table:table-cell>
          <table:table-cell table:formula="of:=FLOOR([.$A35]*[.K$2]*[.$F$1]; 1) + [.$A35]*[.$C$1] + [.K$2]*[.$D$1] + [.$E$1]" office:value-type="float" office:value="168">
            <text:p>168</text:p>
          </table:table-cell>
          <table:table-cell table:formula="of:=FLOOR([.$A35]*[.L$2]*[.$F$1]; 1) + [.$A35]*[.$C$1] + [.L$2]*[.$D$1] + [.$E$1]" office:value-type="float" office:value="178">
            <text:p>178</text:p>
          </table:table-cell>
          <table:table-cell table:formula="of:=FLOOR([.$A35]*[.M$2]*[.$F$1]; 1) + [.$A35]*[.$C$1] + [.M$2]*[.$D$1] + [.$E$1]" office:value-type="float" office:value="189">
            <text:p>189</text:p>
          </table:table-cell>
          <table:table-cell table:formula="of:=FLOOR([.$A35]*[.N$2]*[.$F$1]; 1) + [.$A35]*[.$C$1] + [.N$2]*[.$D$1] + [.$E$1]" office:value-type="float" office:value="199">
            <text:p>199</text:p>
          </table:table-cell>
          <table:table-cell table:formula="of:=FLOOR([.$A35]*[.O$2]*[.$F$1]; 1) + [.$A35]*[.$C$1] + [.O$2]*[.$D$1] + [.$E$1]" office:value-type="float" office:value="209">
            <text:p>209</text:p>
          </table:table-cell>
          <table:table-cell table:formula="of:=FLOOR([.$A35]*[.P$2]*[.$F$1]; 1) + [.$A35]*[.$C$1] + [.P$2]*[.$D$1] + [.$E$1]" office:value-type="float" office:value="219">
            <text:p>219</text:p>
          </table:table-cell>
          <table:table-cell table:formula="of:=FLOOR([.$A35]*[.Q$2]*[.$F$1]; 1) + [.$A35]*[.$C$1] + [.Q$2]*[.$D$1] + [.$E$1]" office:value-type="float" office:value="230">
            <text:p>230</text:p>
          </table:table-cell>
          <table:table-cell table:formula="of:=FLOOR([.$A35]*[.R$2]*[.$F$1]; 1) + [.$A35]*[.$C$1] + [.R$2]*[.$D$1] + [.$E$1]" office:value-type="float" office:value="240">
            <text:p>240</text:p>
          </table:table-cell>
          <table:table-cell table:formula="of:=FLOOR([.$A35]*[.S$2]*[.$F$1]; 1) + [.$A35]*[.$C$1] + [.S$2]*[.$D$1] + [.$E$1]" office:value-type="float" office:value="250">
            <text:p>250</text:p>
          </table:table-cell>
          <table:table-cell table:formula="of:=FLOOR([.$A35]*[.T$2]*[.$F$1]; 1) + [.$A35]*[.$C$1] + [.T$2]*[.$D$1] + [.$E$1]" office:value-type="float" office:value="260">
            <text:p>260</text:p>
          </table:table-cell>
          <table:table-cell table:formula="of:=FLOOR([.$A35]*[.U$2]*[.$F$1]; 1) + [.$A35]*[.$C$1] + [.U$2]*[.$D$1] + [.$E$1]" office:value-type="float" office:value="271">
            <text:p>271</text:p>
          </table:table-cell>
          <table:table-cell table:formula="of:=FLOOR([.$A35]*[.V$2]*[.$F$1]; 1) + [.$A35]*[.$C$1] + [.V$2]*[.$D$1] + [.$E$1]" office:value-type="float" office:value="281">
            <text:p>281</text:p>
          </table:table-cell>
          <table:table-cell table:formula="of:=FLOOR([.$A35]*[.W$2]*[.$F$1]; 1) + [.$A35]*[.$C$1] + [.W$2]*[.$D$1] + [.$E$1]" office:value-type="float" office:value="291">
            <text:p>291</text:p>
          </table:table-cell>
          <table:table-cell table:formula="of:=FLOOR([.$A35]*[.X$2]*[.$F$1]; 1) + [.$A35]*[.$C$1] + [.X$2]*[.$D$1] + [.$E$1]" office:value-type="float" office:value="301">
            <text:p>301</text:p>
          </table:table-cell>
          <table:table-cell table:formula="of:=FLOOR([.$A35]*[.Y$2]*[.$F$1]; 1) + [.$A35]*[.$C$1] + [.Y$2]*[.$D$1] + [.$E$1]" office:value-type="float" office:value="312">
            <text:p>312</text:p>
          </table:table-cell>
          <table:table-cell table:formula="of:=FLOOR([.$A35]*[.Z$2]*[.$F$1]; 1) + [.$A35]*[.$C$1] + [.Z$2]*[.$D$1] + [.$E$1]" office:value-type="float" office:value="322">
            <text:p>322</text:p>
          </table:table-cell>
          <table:table-cell table:formula="of:=FLOOR([.$A35]*[.AA$2]*[.$F$1]; 1) + [.$A35]*[.$C$1] + [.AA$2]*[.$D$1] + [.$E$1]" office:value-type="float" office:value="332">
            <text:p>332</text:p>
          </table:table-cell>
          <table:table-cell table:formula="of:=FLOOR([.$A35]*[.AB$2]*[.$F$1]; 1) + [.$A35]*[.$C$1] + [.AB$2]*[.$D$1] + [.$E$1]" office:value-type="float" office:value="342">
            <text:p>342</text:p>
          </table:table-cell>
          <table:table-cell table:formula="of:=FLOOR([.$A35]*[.AC$2]*[.$F$1]; 1) + [.$A35]*[.$C$1] + [.AC$2]*[.$D$1] + [.$E$1]" office:value-type="float" office:value="353">
            <text:p>353</text:p>
          </table:table-cell>
          <table:table-cell table:formula="of:=FLOOR([.$A35]*[.AD$2]*[.$F$1]; 1) + [.$A35]*[.$C$1] + [.AD$2]*[.$D$1] + [.$E$1]" office:value-type="float" office:value="363">
            <text:p>363</text:p>
          </table:table-cell>
          <table:table-cell table:formula="of:=FLOOR([.$A35]*[.AE$2]*[.$F$1]; 1) + [.$A35]*[.$C$1] + [.AE$2]*[.$D$1] + [.$E$1]" office:value-type="float" office:value="373">
            <text:p>373</text:p>
          </table:table-cell>
          <table:table-cell table:number-columns-repeated="225"/>
        </table:table-row>
        <table:table-row table:style-name="ro3">
          <table:table-cell office:value-type="float" office:value="34">
            <text:p>34</text:p>
          </table:table-cell>
          <table:table-cell table:formula="of:=FLOOR([.$A36]*[.B$2]*[.$F$1]; 1) + [.$A36]*[.$C$1] + [.B$2]*[.$D$1] + [.$E$1]" office:value-type="float" office:value="78">
            <text:p>78</text:p>
          </table:table-cell>
          <table:table-cell table:formula="of:=FLOOR([.$A36]*[.C$2]*[.$F$1]; 1) + [.$A36]*[.$C$1] + [.C$2]*[.$D$1] + [.$E$1]" office:value-type="float" office:value="89">
            <text:p>89</text:p>
          </table:table-cell>
          <table:table-cell table:formula="of:=FLOOR([.$A36]*[.D$2]*[.$F$1]; 1) + [.$A36]*[.$C$1] + [.D$2]*[.$D$1] + [.$E$1]" office:value-type="float" office:value="99">
            <text:p>99</text:p>
          </table:table-cell>
          <table:table-cell table:formula="of:=FLOOR([.$A36]*[.E$2]*[.$F$1]; 1) + [.$A36]*[.$C$1] + [.E$2]*[.$D$1] + [.$E$1]" office:value-type="float" office:value="110">
            <text:p>110</text:p>
          </table:table-cell>
          <table:table-cell table:formula="of:=FLOOR([.$A36]*[.F$2]*[.$F$1]; 1) + [.$A36]*[.$C$1] + [.F$2]*[.$D$1] + [.$E$1]" office:value-type="float" office:value="120">
            <text:p>120</text:p>
          </table:table-cell>
          <table:table-cell table:formula="of:=FLOOR([.$A36]*[.G$2]*[.$F$1]; 1) + [.$A36]*[.$C$1] + [.G$2]*[.$D$1] + [.$E$1]" office:value-type="float" office:value="131">
            <text:p>131</text:p>
          </table:table-cell>
          <table:table-cell table:formula="of:=FLOOR([.$A36]*[.H$2]*[.$F$1]; 1) + [.$A36]*[.$C$1] + [.H$2]*[.$D$1] + [.$E$1]" office:value-type="float" office:value="141">
            <text:p>141</text:p>
          </table:table-cell>
          <table:table-cell table:formula="of:=FLOOR([.$A36]*[.I$2]*[.$F$1]; 1) + [.$A36]*[.$C$1] + [.I$2]*[.$D$1] + [.$E$1]" office:value-type="float" office:value="152">
            <text:p>152</text:p>
          </table:table-cell>
          <table:table-cell table:formula="of:=FLOOR([.$A36]*[.J$2]*[.$F$1]; 1) + [.$A36]*[.$C$1] + [.J$2]*[.$D$1] + [.$E$1]" office:value-type="float" office:value="162">
            <text:p>162</text:p>
          </table:table-cell>
          <table:table-cell table:formula="of:=FLOOR([.$A36]*[.K$2]*[.$F$1]; 1) + [.$A36]*[.$C$1] + [.K$2]*[.$D$1] + [.$E$1]" office:value-type="float" office:value="173">
            <text:p>173</text:p>
          </table:table-cell>
          <table:table-cell table:formula="of:=FLOOR([.$A36]*[.L$2]*[.$F$1]; 1) + [.$A36]*[.$C$1] + [.L$2]*[.$D$1] + [.$E$1]" office:value-type="float" office:value="183">
            <text:p>183</text:p>
          </table:table-cell>
          <table:table-cell table:formula="of:=FLOOR([.$A36]*[.M$2]*[.$F$1]; 1) + [.$A36]*[.$C$1] + [.M$2]*[.$D$1] + [.$E$1]" office:value-type="float" office:value="194">
            <text:p>194</text:p>
          </table:table-cell>
          <table:table-cell table:formula="of:=FLOOR([.$A36]*[.N$2]*[.$F$1]; 1) + [.$A36]*[.$C$1] + [.N$2]*[.$D$1] + [.$E$1]" office:value-type="float" office:value="204">
            <text:p>204</text:p>
          </table:table-cell>
          <table:table-cell table:formula="of:=FLOOR([.$A36]*[.O$2]*[.$F$1]; 1) + [.$A36]*[.$C$1] + [.O$2]*[.$D$1] + [.$E$1]" office:value-type="float" office:value="215">
            <text:p>215</text:p>
          </table:table-cell>
          <table:table-cell table:formula="of:=FLOOR([.$A36]*[.P$2]*[.$F$1]; 1) + [.$A36]*[.$C$1] + [.P$2]*[.$D$1] + [.$E$1]" office:value-type="float" office:value="225">
            <text:p>225</text:p>
          </table:table-cell>
          <table:table-cell table:formula="of:=FLOOR([.$A36]*[.Q$2]*[.$F$1]; 1) + [.$A36]*[.$C$1] + [.Q$2]*[.$D$1] + [.$E$1]" office:value-type="float" office:value="236">
            <text:p>236</text:p>
          </table:table-cell>
          <table:table-cell table:formula="of:=FLOOR([.$A36]*[.R$2]*[.$F$1]; 1) + [.$A36]*[.$C$1] + [.R$2]*[.$D$1] + [.$E$1]" office:value-type="float" office:value="246">
            <text:p>246</text:p>
          </table:table-cell>
          <table:table-cell table:formula="of:=FLOOR([.$A36]*[.S$2]*[.$F$1]; 1) + [.$A36]*[.$C$1] + [.S$2]*[.$D$1] + [.$E$1]" office:value-type="float" office:value="257">
            <text:p>257</text:p>
          </table:table-cell>
          <table:table-cell table:formula="of:=FLOOR([.$A36]*[.T$2]*[.$F$1]; 1) + [.$A36]*[.$C$1] + [.T$2]*[.$D$1] + [.$E$1]" office:value-type="float" office:value="267">
            <text:p>267</text:p>
          </table:table-cell>
          <table:table-cell table:formula="of:=FLOOR([.$A36]*[.U$2]*[.$F$1]; 1) + [.$A36]*[.$C$1] + [.U$2]*[.$D$1] + [.$E$1]" office:value-type="float" office:value="278">
            <text:p>278</text:p>
          </table:table-cell>
          <table:table-cell table:formula="of:=FLOOR([.$A36]*[.V$2]*[.$F$1]; 1) + [.$A36]*[.$C$1] + [.V$2]*[.$D$1] + [.$E$1]" office:value-type="float" office:value="288">
            <text:p>288</text:p>
          </table:table-cell>
          <table:table-cell table:formula="of:=FLOOR([.$A36]*[.W$2]*[.$F$1]; 1) + [.$A36]*[.$C$1] + [.W$2]*[.$D$1] + [.$E$1]" office:value-type="float" office:value="299">
            <text:p>299</text:p>
          </table:table-cell>
          <table:table-cell table:formula="of:=FLOOR([.$A36]*[.X$2]*[.$F$1]; 1) + [.$A36]*[.$C$1] + [.X$2]*[.$D$1] + [.$E$1]" office:value-type="float" office:value="309">
            <text:p>309</text:p>
          </table:table-cell>
          <table:table-cell table:formula="of:=FLOOR([.$A36]*[.Y$2]*[.$F$1]; 1) + [.$A36]*[.$C$1] + [.Y$2]*[.$D$1] + [.$E$1]" office:value-type="float" office:value="320">
            <text:p>320</text:p>
          </table:table-cell>
          <table:table-cell table:formula="of:=FLOOR([.$A36]*[.Z$2]*[.$F$1]; 1) + [.$A36]*[.$C$1] + [.Z$2]*[.$D$1] + [.$E$1]" office:value-type="float" office:value="330">
            <text:p>330</text:p>
          </table:table-cell>
          <table:table-cell table:formula="of:=FLOOR([.$A36]*[.AA$2]*[.$F$1]; 1) + [.$A36]*[.$C$1] + [.AA$2]*[.$D$1] + [.$E$1]" office:value-type="float" office:value="341">
            <text:p>341</text:p>
          </table:table-cell>
          <table:table-cell table:formula="of:=FLOOR([.$A36]*[.AB$2]*[.$F$1]; 1) + [.$A36]*[.$C$1] + [.AB$2]*[.$D$1] + [.$E$1]" office:value-type="float" office:value="351">
            <text:p>351</text:p>
          </table:table-cell>
          <table:table-cell table:formula="of:=FLOOR([.$A36]*[.AC$2]*[.$F$1]; 1) + [.$A36]*[.$C$1] + [.AC$2]*[.$D$1] + [.$E$1]" office:value-type="float" office:value="362">
            <text:p>362</text:p>
          </table:table-cell>
          <table:table-cell table:formula="of:=FLOOR([.$A36]*[.AD$2]*[.$F$1]; 1) + [.$A36]*[.$C$1] + [.AD$2]*[.$D$1] + [.$E$1]" office:value-type="float" office:value="372">
            <text:p>372</text:p>
          </table:table-cell>
          <table:table-cell table:formula="of:=FLOOR([.$A36]*[.AE$2]*[.$F$1]; 1) + [.$A36]*[.$C$1] + [.AE$2]*[.$D$1] + [.$E$1]" office:value-type="float" office:value="383">
            <text:p>383</text:p>
          </table:table-cell>
          <table:table-cell table:number-columns-repeated="225"/>
        </table:table-row>
        <table:table-row table:style-name="ro3">
          <table:table-cell office:value-type="float" office:value="35">
            <text:p>35</text:p>
          </table:table-cell>
          <table:table-cell table:formula="of:=FLOOR([.$A37]*[.B$2]*[.$F$1]; 1) + [.$A37]*[.$C$1] + [.B$2]*[.$D$1] + [.$E$1]" office:value-type="float" office:value="80">
            <text:p>80</text:p>
          </table:table-cell>
          <table:table-cell table:formula="of:=FLOOR([.$A37]*[.C$2]*[.$F$1]; 1) + [.$A37]*[.$C$1] + [.C$2]*[.$D$1] + [.$E$1]" office:value-type="float" office:value="91">
            <text:p>91</text:p>
          </table:table-cell>
          <table:table-cell table:formula="of:=FLOOR([.$A37]*[.D$2]*[.$F$1]; 1) + [.$A37]*[.$C$1] + [.D$2]*[.$D$1] + [.$E$1]" office:value-type="float" office:value="102">
            <text:p>102</text:p>
          </table:table-cell>
          <table:table-cell table:formula="of:=FLOOR([.$A37]*[.E$2]*[.$F$1]; 1) + [.$A37]*[.$C$1] + [.E$2]*[.$D$1] + [.$E$1]" office:value-type="float" office:value="113">
            <text:p>113</text:p>
          </table:table-cell>
          <table:table-cell table:formula="of:=FLOOR([.$A37]*[.F$2]*[.$F$1]; 1) + [.$A37]*[.$C$1] + [.F$2]*[.$D$1] + [.$E$1]" office:value-type="float" office:value="123">
            <text:p>123</text:p>
          </table:table-cell>
          <table:table-cell table:formula="of:=FLOOR([.$A37]*[.G$2]*[.$F$1]; 1) + [.$A37]*[.$C$1] + [.G$2]*[.$D$1] + [.$E$1]" office:value-type="float" office:value="134">
            <text:p>134</text:p>
          </table:table-cell>
          <table:table-cell table:formula="of:=FLOOR([.$A37]*[.H$2]*[.$F$1]; 1) + [.$A37]*[.$C$1] + [.H$2]*[.$D$1] + [.$E$1]" office:value-type="float" office:value="145">
            <text:p>145</text:p>
          </table:table-cell>
          <table:table-cell table:formula="of:=FLOOR([.$A37]*[.I$2]*[.$F$1]; 1) + [.$A37]*[.$C$1] + [.I$2]*[.$D$1] + [.$E$1]" office:value-type="float" office:value="156">
            <text:p>156</text:p>
          </table:table-cell>
          <table:table-cell table:formula="of:=FLOOR([.$A37]*[.J$2]*[.$F$1]; 1) + [.$A37]*[.$C$1] + [.J$2]*[.$D$1] + [.$E$1]" office:value-type="float" office:value="166">
            <text:p>166</text:p>
          </table:table-cell>
          <table:table-cell table:formula="of:=FLOOR([.$A37]*[.K$2]*[.$F$1]; 1) + [.$A37]*[.$C$1] + [.K$2]*[.$D$1] + [.$E$1]" office:value-type="float" office:value="177">
            <text:p>177</text:p>
          </table:table-cell>
          <table:table-cell table:formula="of:=FLOOR([.$A37]*[.L$2]*[.$F$1]; 1) + [.$A37]*[.$C$1] + [.L$2]*[.$D$1] + [.$E$1]" office:value-type="float" office:value="188">
            <text:p>188</text:p>
          </table:table-cell>
          <table:table-cell table:formula="of:=FLOOR([.$A37]*[.M$2]*[.$F$1]; 1) + [.$A37]*[.$C$1] + [.M$2]*[.$D$1] + [.$E$1]" office:value-type="float" office:value="199">
            <text:p>199</text:p>
          </table:table-cell>
          <table:table-cell table:formula="of:=FLOOR([.$A37]*[.N$2]*[.$F$1]; 1) + [.$A37]*[.$C$1] + [.N$2]*[.$D$1] + [.$E$1]" office:value-type="float" office:value="209">
            <text:p>209</text:p>
          </table:table-cell>
          <table:table-cell table:formula="of:=FLOOR([.$A37]*[.O$2]*[.$F$1]; 1) + [.$A37]*[.$C$1] + [.O$2]*[.$D$1] + [.$E$1]" office:value-type="float" office:value="220">
            <text:p>220</text:p>
          </table:table-cell>
          <table:table-cell table:formula="of:=FLOOR([.$A37]*[.P$2]*[.$F$1]; 1) + [.$A37]*[.$C$1] + [.P$2]*[.$D$1] + [.$E$1]" office:value-type="float" office:value="231">
            <text:p>231</text:p>
          </table:table-cell>
          <table:table-cell table:formula="of:=FLOOR([.$A37]*[.Q$2]*[.$F$1]; 1) + [.$A37]*[.$C$1] + [.Q$2]*[.$D$1] + [.$E$1]" office:value-type="float" office:value="242">
            <text:p>242</text:p>
          </table:table-cell>
          <table:table-cell table:formula="of:=FLOOR([.$A37]*[.R$2]*[.$F$1]; 1) + [.$A37]*[.$C$1] + [.R$2]*[.$D$1] + [.$E$1]" office:value-type="float" office:value="252">
            <text:p>252</text:p>
          </table:table-cell>
          <table:table-cell table:formula="of:=FLOOR([.$A37]*[.S$2]*[.$F$1]; 1) + [.$A37]*[.$C$1] + [.S$2]*[.$D$1] + [.$E$1]" office:value-type="float" office:value="263">
            <text:p>263</text:p>
          </table:table-cell>
          <table:table-cell table:formula="of:=FLOOR([.$A37]*[.T$2]*[.$F$1]; 1) + [.$A37]*[.$C$1] + [.T$2]*[.$D$1] + [.$E$1]" office:value-type="float" office:value="274">
            <text:p>274</text:p>
          </table:table-cell>
          <table:table-cell table:formula="of:=FLOOR([.$A37]*[.U$2]*[.$F$1]; 1) + [.$A37]*[.$C$1] + [.U$2]*[.$D$1] + [.$E$1]" office:value-type="float" office:value="285">
            <text:p>285</text:p>
          </table:table-cell>
          <table:table-cell table:formula="of:=FLOOR([.$A37]*[.V$2]*[.$F$1]; 1) + [.$A37]*[.$C$1] + [.V$2]*[.$D$1] + [.$E$1]" office:value-type="float" office:value="295">
            <text:p>295</text:p>
          </table:table-cell>
          <table:table-cell table:formula="of:=FLOOR([.$A37]*[.W$2]*[.$F$1]; 1) + [.$A37]*[.$C$1] + [.W$2]*[.$D$1] + [.$E$1]" office:value-type="float" office:value="306">
            <text:p>306</text:p>
          </table:table-cell>
          <table:table-cell table:formula="of:=FLOOR([.$A37]*[.X$2]*[.$F$1]; 1) + [.$A37]*[.$C$1] + [.X$2]*[.$D$1] + [.$E$1]" office:value-type="float" office:value="317">
            <text:p>317</text:p>
          </table:table-cell>
          <table:table-cell table:formula="of:=FLOOR([.$A37]*[.Y$2]*[.$F$1]; 1) + [.$A37]*[.$C$1] + [.Y$2]*[.$D$1] + [.$E$1]" office:value-type="float" office:value="328">
            <text:p>328</text:p>
          </table:table-cell>
          <table:table-cell table:formula="of:=FLOOR([.$A37]*[.Z$2]*[.$F$1]; 1) + [.$A37]*[.$C$1] + [.Z$2]*[.$D$1] + [.$E$1]" office:value-type="float" office:value="338">
            <text:p>338</text:p>
          </table:table-cell>
          <table:table-cell table:formula="of:=FLOOR([.$A37]*[.AA$2]*[.$F$1]; 1) + [.$A37]*[.$C$1] + [.AA$2]*[.$D$1] + [.$E$1]" office:value-type="float" office:value="349">
            <text:p>349</text:p>
          </table:table-cell>
          <table:table-cell table:formula="of:=FLOOR([.$A37]*[.AB$2]*[.$F$1]; 1) + [.$A37]*[.$C$1] + [.AB$2]*[.$D$1] + [.$E$1]" office:value-type="float" office:value="360">
            <text:p>360</text:p>
          </table:table-cell>
          <table:table-cell table:formula="of:=FLOOR([.$A37]*[.AC$2]*[.$F$1]; 1) + [.$A37]*[.$C$1] + [.AC$2]*[.$D$1] + [.$E$1]" office:value-type="float" office:value="371">
            <text:p>371</text:p>
          </table:table-cell>
          <table:table-cell table:formula="of:=FLOOR([.$A37]*[.AD$2]*[.$F$1]; 1) + [.$A37]*[.$C$1] + [.AD$2]*[.$D$1] + [.$E$1]" office:value-type="float" office:value="381">
            <text:p>381</text:p>
          </table:table-cell>
          <table:table-cell table:formula="of:=FLOOR([.$A37]*[.AE$2]*[.$F$1]; 1) + [.$A37]*[.$C$1] + [.AE$2]*[.$D$1] + [.$E$1]" office:value-type="float" office:value="392">
            <text:p>392</text:p>
          </table:table-cell>
          <table:table-cell table:number-columns-repeated="225"/>
        </table:table-row>
        <table:table-row table:style-name="ro3">
          <table:table-cell office:value-type="float" office:value="36">
            <text:p>36</text:p>
          </table:table-cell>
          <table:table-cell table:formula="of:=FLOOR([.$A38]*[.B$2]*[.$F$1]; 1) + [.$A38]*[.$C$1] + [.B$2]*[.$D$1] + [.$E$1]" office:value-type="float" office:value="83">
            <text:p>83</text:p>
          </table:table-cell>
          <table:table-cell table:formula="of:=FLOOR([.$A38]*[.C$2]*[.$F$1]; 1) + [.$A38]*[.$C$1] + [.C$2]*[.$D$1] + [.$E$1]" office:value-type="float" office:value="94">
            <text:p>94</text:p>
          </table:table-cell>
          <table:table-cell table:formula="of:=FLOOR([.$A38]*[.D$2]*[.$F$1]; 1) + [.$A38]*[.$C$1] + [.D$2]*[.$D$1] + [.$E$1]" office:value-type="float" office:value="105">
            <text:p>105</text:p>
          </table:table-cell>
          <table:table-cell table:formula="of:=FLOOR([.$A38]*[.E$2]*[.$F$1]; 1) + [.$A38]*[.$C$1] + [.E$2]*[.$D$1] + [.$E$1]" office:value-type="float" office:value="116">
            <text:p>116</text:p>
          </table:table-cell>
          <table:table-cell table:formula="of:=FLOOR([.$A38]*[.F$2]*[.$F$1]; 1) + [.$A38]*[.$C$1] + [.F$2]*[.$D$1] + [.$E$1]" office:value-type="float" office:value="127">
            <text:p>127</text:p>
          </table:table-cell>
          <table:table-cell table:formula="of:=FLOOR([.$A38]*[.G$2]*[.$F$1]; 1) + [.$A38]*[.$C$1] + [.G$2]*[.$D$1] + [.$E$1]" office:value-type="float" office:value="138">
            <text:p>138</text:p>
          </table:table-cell>
          <table:table-cell table:formula="of:=FLOOR([.$A38]*[.H$2]*[.$F$1]; 1) + [.$A38]*[.$C$1] + [.H$2]*[.$D$1] + [.$E$1]" office:value-type="float" office:value="149">
            <text:p>149</text:p>
          </table:table-cell>
          <table:table-cell table:formula="of:=FLOOR([.$A38]*[.I$2]*[.$F$1]; 1) + [.$A38]*[.$C$1] + [.I$2]*[.$D$1] + [.$E$1]" office:value-type="float" office:value="160">
            <text:p>160</text:p>
          </table:table-cell>
          <table:table-cell table:formula="of:=FLOOR([.$A38]*[.J$2]*[.$F$1]; 1) + [.$A38]*[.$C$1] + [.J$2]*[.$D$1] + [.$E$1]" office:value-type="float" office:value="171">
            <text:p>171</text:p>
          </table:table-cell>
          <table:table-cell table:formula="of:=FLOOR([.$A38]*[.K$2]*[.$F$1]; 1) + [.$A38]*[.$C$1] + [.K$2]*[.$D$1] + [.$E$1]" office:value-type="float" office:value="182">
            <text:p>182</text:p>
          </table:table-cell>
          <table:table-cell table:formula="of:=FLOOR([.$A38]*[.L$2]*[.$F$1]; 1) + [.$A38]*[.$C$1] + [.L$2]*[.$D$1] + [.$E$1]" office:value-type="float" office:value="193">
            <text:p>193</text:p>
          </table:table-cell>
          <table:table-cell table:formula="of:=FLOOR([.$A38]*[.M$2]*[.$F$1]; 1) + [.$A38]*[.$C$1] + [.M$2]*[.$D$1] + [.$E$1]" office:value-type="float" office:value="204">
            <text:p>204</text:p>
          </table:table-cell>
          <table:table-cell table:formula="of:=FLOOR([.$A38]*[.N$2]*[.$F$1]; 1) + [.$A38]*[.$C$1] + [.N$2]*[.$D$1] + [.$E$1]" office:value-type="float" office:value="215">
            <text:p>215</text:p>
          </table:table-cell>
          <table:table-cell table:formula="of:=FLOOR([.$A38]*[.O$2]*[.$F$1]; 1) + [.$A38]*[.$C$1] + [.O$2]*[.$D$1] + [.$E$1]" office:value-type="float" office:value="226">
            <text:p>226</text:p>
          </table:table-cell>
          <table:table-cell table:formula="of:=FLOOR([.$A38]*[.P$2]*[.$F$1]; 1) + [.$A38]*[.$C$1] + [.P$2]*[.$D$1] + [.$E$1]" office:value-type="float" office:value="237">
            <text:p>237</text:p>
          </table:table-cell>
          <table:table-cell table:formula="of:=FLOOR([.$A38]*[.Q$2]*[.$F$1]; 1) + [.$A38]*[.$C$1] + [.Q$2]*[.$D$1] + [.$E$1]" office:value-type="float" office:value="248">
            <text:p>248</text:p>
          </table:table-cell>
          <table:table-cell table:formula="of:=FLOOR([.$A38]*[.R$2]*[.$F$1]; 1) + [.$A38]*[.$C$1] + [.R$2]*[.$D$1] + [.$E$1]" office:value-type="float" office:value="259">
            <text:p>259</text:p>
          </table:table-cell>
          <table:table-cell table:formula="of:=FLOOR([.$A38]*[.S$2]*[.$F$1]; 1) + [.$A38]*[.$C$1] + [.S$2]*[.$D$1] + [.$E$1]" office:value-type="float" office:value="270">
            <text:p>270</text:p>
          </table:table-cell>
          <table:table-cell table:formula="of:=FLOOR([.$A38]*[.T$2]*[.$F$1]; 1) + [.$A38]*[.$C$1] + [.T$2]*[.$D$1] + [.$E$1]" office:value-type="float" office:value="281">
            <text:p>281</text:p>
          </table:table-cell>
          <table:table-cell table:formula="of:=FLOOR([.$A38]*[.U$2]*[.$F$1]; 1) + [.$A38]*[.$C$1] + [.U$2]*[.$D$1] + [.$E$1]" office:value-type="float" office:value="292">
            <text:p>292</text:p>
          </table:table-cell>
          <table:table-cell table:formula="of:=FLOOR([.$A38]*[.V$2]*[.$F$1]; 1) + [.$A38]*[.$C$1] + [.V$2]*[.$D$1] + [.$E$1]" office:value-type="float" office:value="303">
            <text:p>303</text:p>
          </table:table-cell>
          <table:table-cell table:formula="of:=FLOOR([.$A38]*[.W$2]*[.$F$1]; 1) + [.$A38]*[.$C$1] + [.W$2]*[.$D$1] + [.$E$1]" office:value-type="float" office:value="314">
            <text:p>314</text:p>
          </table:table-cell>
          <table:table-cell table:formula="of:=FLOOR([.$A38]*[.X$2]*[.$F$1]; 1) + [.$A38]*[.$C$1] + [.X$2]*[.$D$1] + [.$E$1]" office:value-type="float" office:value="325">
            <text:p>325</text:p>
          </table:table-cell>
          <table:table-cell table:formula="of:=FLOOR([.$A38]*[.Y$2]*[.$F$1]; 1) + [.$A38]*[.$C$1] + [.Y$2]*[.$D$1] + [.$E$1]" office:value-type="float" office:value="336">
            <text:p>336</text:p>
          </table:table-cell>
          <table:table-cell table:formula="of:=FLOOR([.$A38]*[.Z$2]*[.$F$1]; 1) + [.$A38]*[.$C$1] + [.Z$2]*[.$D$1] + [.$E$1]" office:value-type="float" office:value="347">
            <text:p>347</text:p>
          </table:table-cell>
          <table:table-cell table:formula="of:=FLOOR([.$A38]*[.AA$2]*[.$F$1]; 1) + [.$A38]*[.$C$1] + [.AA$2]*[.$D$1] + [.$E$1]" office:value-type="float" office:value="358">
            <text:p>358</text:p>
          </table:table-cell>
          <table:table-cell table:formula="of:=FLOOR([.$A38]*[.AB$2]*[.$F$1]; 1) + [.$A38]*[.$C$1] + [.AB$2]*[.$D$1] + [.$E$1]" office:value-type="float" office:value="369">
            <text:p>369</text:p>
          </table:table-cell>
          <table:table-cell table:formula="of:=FLOOR([.$A38]*[.AC$2]*[.$F$1]; 1) + [.$A38]*[.$C$1] + [.AC$2]*[.$D$1] + [.$E$1]" office:value-type="float" office:value="380">
            <text:p>380</text:p>
          </table:table-cell>
          <table:table-cell table:formula="of:=FLOOR([.$A38]*[.AD$2]*[.$F$1]; 1) + [.$A38]*[.$C$1] + [.AD$2]*[.$D$1] + [.$E$1]" office:value-type="float" office:value="391">
            <text:p>391</text:p>
          </table:table-cell>
          <table:table-cell table:formula="of:=FLOOR([.$A38]*[.AE$2]*[.$F$1]; 1) + [.$A38]*[.$C$1] + [.AE$2]*[.$D$1] + [.$E$1]" office:value-type="float" office:value="402">
            <text:p>402</text:p>
          </table:table-cell>
          <table:table-cell table:number-columns-repeated="225"/>
        </table:table-row>
        <table:table-row table:style-name="ro3">
          <table:table-cell office:value-type="float" office:value="37">
            <text:p>37</text:p>
          </table:table-cell>
          <table:table-cell table:formula="of:=FLOOR([.$A39]*[.B$2]*[.$F$1]; 1) + [.$A39]*[.$C$1] + [.B$2]*[.$D$1] + [.$E$1]" office:value-type="float" office:value="85">
            <text:p>85</text:p>
          </table:table-cell>
          <table:table-cell table:formula="of:=FLOOR([.$A39]*[.C$2]*[.$F$1]; 1) + [.$A39]*[.$C$1] + [.C$2]*[.$D$1] + [.$E$1]" office:value-type="float" office:value="96">
            <text:p>96</text:p>
          </table:table-cell>
          <table:table-cell table:formula="of:=FLOOR([.$A39]*[.D$2]*[.$F$1]; 1) + [.$A39]*[.$C$1] + [.D$2]*[.$D$1] + [.$E$1]" office:value-type="float" office:value="107">
            <text:p>107</text:p>
          </table:table-cell>
          <table:table-cell table:formula="of:=FLOOR([.$A39]*[.E$2]*[.$F$1]; 1) + [.$A39]*[.$C$1] + [.E$2]*[.$D$1] + [.$E$1]" office:value-type="float" office:value="119">
            <text:p>119</text:p>
          </table:table-cell>
          <table:table-cell table:formula="of:=FLOOR([.$A39]*[.F$2]*[.$F$1]; 1) + [.$A39]*[.$C$1] + [.F$2]*[.$D$1] + [.$E$1]" office:value-type="float" office:value="130">
            <text:p>130</text:p>
          </table:table-cell>
          <table:table-cell table:formula="of:=FLOOR([.$A39]*[.G$2]*[.$F$1]; 1) + [.$A39]*[.$C$1] + [.G$2]*[.$D$1] + [.$E$1]" office:value-type="float" office:value="141">
            <text:p>141</text:p>
          </table:table-cell>
          <table:table-cell table:formula="of:=FLOOR([.$A39]*[.H$2]*[.$F$1]; 1) + [.$A39]*[.$C$1] + [.H$2]*[.$D$1] + [.$E$1]" office:value-type="float" office:value="152">
            <text:p>152</text:p>
          </table:table-cell>
          <table:table-cell table:formula="of:=FLOOR([.$A39]*[.I$2]*[.$F$1]; 1) + [.$A39]*[.$C$1] + [.I$2]*[.$D$1] + [.$E$1]" office:value-type="float" office:value="164">
            <text:p>164</text:p>
          </table:table-cell>
          <table:table-cell table:formula="of:=FLOOR([.$A39]*[.J$2]*[.$F$1]; 1) + [.$A39]*[.$C$1] + [.J$2]*[.$D$1] + [.$E$1]" office:value-type="float" office:value="175">
            <text:p>175</text:p>
          </table:table-cell>
          <table:table-cell table:formula="of:=FLOOR([.$A39]*[.K$2]*[.$F$1]; 1) + [.$A39]*[.$C$1] + [.K$2]*[.$D$1] + [.$E$1]" office:value-type="float" office:value="186">
            <text:p>186</text:p>
          </table:table-cell>
          <table:table-cell table:formula="of:=FLOOR([.$A39]*[.L$2]*[.$F$1]; 1) + [.$A39]*[.$C$1] + [.L$2]*[.$D$1] + [.$E$1]" office:value-type="float" office:value="197">
            <text:p>197</text:p>
          </table:table-cell>
          <table:table-cell table:formula="of:=FLOOR([.$A39]*[.M$2]*[.$F$1]; 1) + [.$A39]*[.$C$1] + [.M$2]*[.$D$1] + [.$E$1]" office:value-type="float" office:value="209">
            <text:p>209</text:p>
          </table:table-cell>
          <table:table-cell table:formula="of:=FLOOR([.$A39]*[.N$2]*[.$F$1]; 1) + [.$A39]*[.$C$1] + [.N$2]*[.$D$1] + [.$E$1]" office:value-type="float" office:value="220">
            <text:p>220</text:p>
          </table:table-cell>
          <table:table-cell table:formula="of:=FLOOR([.$A39]*[.O$2]*[.$F$1]; 1) + [.$A39]*[.$C$1] + [.O$2]*[.$D$1] + [.$E$1]" office:value-type="float" office:value="231">
            <text:p>231</text:p>
          </table:table-cell>
          <table:table-cell table:formula="of:=FLOOR([.$A39]*[.P$2]*[.$F$1]; 1) + [.$A39]*[.$C$1] + [.P$2]*[.$D$1] + [.$E$1]" office:value-type="float" office:value="242">
            <text:p>242</text:p>
          </table:table-cell>
          <table:table-cell table:formula="of:=FLOOR([.$A39]*[.Q$2]*[.$F$1]; 1) + [.$A39]*[.$C$1] + [.Q$2]*[.$D$1] + [.$E$1]" office:value-type="float" office:value="254">
            <text:p>254</text:p>
          </table:table-cell>
          <table:table-cell table:formula="of:=FLOOR([.$A39]*[.R$2]*[.$F$1]; 1) + [.$A39]*[.$C$1] + [.R$2]*[.$D$1] + [.$E$1]" office:value-type="float" office:value="265">
            <text:p>265</text:p>
          </table:table-cell>
          <table:table-cell table:formula="of:=FLOOR([.$A39]*[.S$2]*[.$F$1]; 1) + [.$A39]*[.$C$1] + [.S$2]*[.$D$1] + [.$E$1]" office:value-type="float" office:value="276">
            <text:p>276</text:p>
          </table:table-cell>
          <table:table-cell table:formula="of:=FLOOR([.$A39]*[.T$2]*[.$F$1]; 1) + [.$A39]*[.$C$1] + [.T$2]*[.$D$1] + [.$E$1]" office:value-type="float" office:value="287">
            <text:p>287</text:p>
          </table:table-cell>
          <table:table-cell table:formula="of:=FLOOR([.$A39]*[.U$2]*[.$F$1]; 1) + [.$A39]*[.$C$1] + [.U$2]*[.$D$1] + [.$E$1]" office:value-type="float" office:value="299">
            <text:p>299</text:p>
          </table:table-cell>
          <table:table-cell table:formula="of:=FLOOR([.$A39]*[.V$2]*[.$F$1]; 1) + [.$A39]*[.$C$1] + [.V$2]*[.$D$1] + [.$E$1]" office:value-type="float" office:value="310">
            <text:p>310</text:p>
          </table:table-cell>
          <table:table-cell table:formula="of:=FLOOR([.$A39]*[.W$2]*[.$F$1]; 1) + [.$A39]*[.$C$1] + [.W$2]*[.$D$1] + [.$E$1]" office:value-type="float" office:value="321">
            <text:p>321</text:p>
          </table:table-cell>
          <table:table-cell table:formula="of:=FLOOR([.$A39]*[.X$2]*[.$F$1]; 1) + [.$A39]*[.$C$1] + [.X$2]*[.$D$1] + [.$E$1]" office:value-type="float" office:value="332">
            <text:p>332</text:p>
          </table:table-cell>
          <table:table-cell table:formula="of:=FLOOR([.$A39]*[.Y$2]*[.$F$1]; 1) + [.$A39]*[.$C$1] + [.Y$2]*[.$D$1] + [.$E$1]" office:value-type="float" office:value="344">
            <text:p>344</text:p>
          </table:table-cell>
          <table:table-cell table:formula="of:=FLOOR([.$A39]*[.Z$2]*[.$F$1]; 1) + [.$A39]*[.$C$1] + [.Z$2]*[.$D$1] + [.$E$1]" office:value-type="float" office:value="355">
            <text:p>355</text:p>
          </table:table-cell>
          <table:table-cell table:formula="of:=FLOOR([.$A39]*[.AA$2]*[.$F$1]; 1) + [.$A39]*[.$C$1] + [.AA$2]*[.$D$1] + [.$E$1]" office:value-type="float" office:value="366">
            <text:p>366</text:p>
          </table:table-cell>
          <table:table-cell table:formula="of:=FLOOR([.$A39]*[.AB$2]*[.$F$1]; 1) + [.$A39]*[.$C$1] + [.AB$2]*[.$D$1] + [.$E$1]" office:value-type="float" office:value="377">
            <text:p>377</text:p>
          </table:table-cell>
          <table:table-cell table:formula="of:=FLOOR([.$A39]*[.AC$2]*[.$F$1]; 1) + [.$A39]*[.$C$1] + [.AC$2]*[.$D$1] + [.$E$1]" office:value-type="float" office:value="389">
            <text:p>389</text:p>
          </table:table-cell>
          <table:table-cell table:formula="of:=FLOOR([.$A39]*[.AD$2]*[.$F$1]; 1) + [.$A39]*[.$C$1] + [.AD$2]*[.$D$1] + [.$E$1]" office:value-type="float" office:value="400">
            <text:p>400</text:p>
          </table:table-cell>
          <table:table-cell table:formula="of:=FLOOR([.$A39]*[.AE$2]*[.$F$1]; 1) + [.$A39]*[.$C$1] + [.AE$2]*[.$D$1] + [.$E$1]" office:value-type="float" office:value="411">
            <text:p>411</text:p>
          </table:table-cell>
          <table:table-cell table:number-columns-repeated="225"/>
        </table:table-row>
        <table:table-row table:style-name="ro3">
          <table:table-cell office:value-type="float" office:value="38">
            <text:p>38</text:p>
          </table:table-cell>
          <table:table-cell table:formula="of:=FLOOR([.$A40]*[.B$2]*[.$F$1]; 1) + [.$A40]*[.$C$1] + [.B$2]*[.$D$1] + [.$E$1]" office:value-type="float" office:value="87">
            <text:p>87</text:p>
          </table:table-cell>
          <table:table-cell table:formula="of:=FLOOR([.$A40]*[.C$2]*[.$F$1]; 1) + [.$A40]*[.$C$1] + [.C$2]*[.$D$1] + [.$E$1]" office:value-type="float" office:value="99">
            <text:p>99</text:p>
          </table:table-cell>
          <table:table-cell table:formula="of:=FLOOR([.$A40]*[.D$2]*[.$F$1]; 1) + [.$A40]*[.$C$1] + [.D$2]*[.$D$1] + [.$E$1]" office:value-type="float" office:value="110">
            <text:p>110</text:p>
          </table:table-cell>
          <table:table-cell table:formula="of:=FLOOR([.$A40]*[.E$2]*[.$F$1]; 1) + [.$A40]*[.$C$1] + [.E$2]*[.$D$1] + [.$E$1]" office:value-type="float" office:value="122">
            <text:p>122</text:p>
          </table:table-cell>
          <table:table-cell table:formula="of:=FLOOR([.$A40]*[.F$2]*[.$F$1]; 1) + [.$A40]*[.$C$1] + [.F$2]*[.$D$1] + [.$E$1]" office:value-type="float" office:value="133">
            <text:p>133</text:p>
          </table:table-cell>
          <table:table-cell table:formula="of:=FLOOR([.$A40]*[.G$2]*[.$F$1]; 1) + [.$A40]*[.$C$1] + [.G$2]*[.$D$1] + [.$E$1]" office:value-type="float" office:value="145">
            <text:p>145</text:p>
          </table:table-cell>
          <table:table-cell table:formula="of:=FLOOR([.$A40]*[.H$2]*[.$F$1]; 1) + [.$A40]*[.$C$1] + [.H$2]*[.$D$1] + [.$E$1]" office:value-type="float" office:value="156">
            <text:p>156</text:p>
          </table:table-cell>
          <table:table-cell table:formula="of:=FLOOR([.$A40]*[.I$2]*[.$F$1]; 1) + [.$A40]*[.$C$1] + [.I$2]*[.$D$1] + [.$E$1]" office:value-type="float" office:value="168">
            <text:p>168</text:p>
          </table:table-cell>
          <table:table-cell table:formula="of:=FLOOR([.$A40]*[.J$2]*[.$F$1]; 1) + [.$A40]*[.$C$1] + [.J$2]*[.$D$1] + [.$E$1]" office:value-type="float" office:value="179">
            <text:p>179</text:p>
          </table:table-cell>
          <table:table-cell table:formula="of:=FLOOR([.$A40]*[.K$2]*[.$F$1]; 1) + [.$A40]*[.$C$1] + [.K$2]*[.$D$1] + [.$E$1]" office:value-type="float" office:value="191">
            <text:p>191</text:p>
          </table:table-cell>
          <table:table-cell table:formula="of:=FLOOR([.$A40]*[.L$2]*[.$F$1]; 1) + [.$A40]*[.$C$1] + [.L$2]*[.$D$1] + [.$E$1]" office:value-type="float" office:value="202">
            <text:p>202</text:p>
          </table:table-cell>
          <table:table-cell table:formula="of:=FLOOR([.$A40]*[.M$2]*[.$F$1]; 1) + [.$A40]*[.$C$1] + [.M$2]*[.$D$1] + [.$E$1]" office:value-type="float" office:value="214">
            <text:p>214</text:p>
          </table:table-cell>
          <table:table-cell table:formula="of:=FLOOR([.$A40]*[.N$2]*[.$F$1]; 1) + [.$A40]*[.$C$1] + [.N$2]*[.$D$1] + [.$E$1]" office:value-type="float" office:value="225">
            <text:p>225</text:p>
          </table:table-cell>
          <table:table-cell table:formula="of:=FLOOR([.$A40]*[.O$2]*[.$F$1]; 1) + [.$A40]*[.$C$1] + [.O$2]*[.$D$1] + [.$E$1]" office:value-type="float" office:value="237">
            <text:p>237</text:p>
          </table:table-cell>
          <table:table-cell table:formula="of:=FLOOR([.$A40]*[.P$2]*[.$F$1]; 1) + [.$A40]*[.$C$1] + [.P$2]*[.$D$1] + [.$E$1]" office:value-type="float" office:value="248">
            <text:p>248</text:p>
          </table:table-cell>
          <table:table-cell table:formula="of:=FLOOR([.$A40]*[.Q$2]*[.$F$1]; 1) + [.$A40]*[.$C$1] + [.Q$2]*[.$D$1] + [.$E$1]" office:value-type="float" office:value="260">
            <text:p>260</text:p>
          </table:table-cell>
          <table:table-cell table:formula="of:=FLOOR([.$A40]*[.R$2]*[.$F$1]; 1) + [.$A40]*[.$C$1] + [.R$2]*[.$D$1] + [.$E$1]" office:value-type="float" office:value="271">
            <text:p>271</text:p>
          </table:table-cell>
          <table:table-cell table:formula="of:=FLOOR([.$A40]*[.S$2]*[.$F$1]; 1) + [.$A40]*[.$C$1] + [.S$2]*[.$D$1] + [.$E$1]" office:value-type="float" office:value="283">
            <text:p>283</text:p>
          </table:table-cell>
          <table:table-cell table:formula="of:=FLOOR([.$A40]*[.T$2]*[.$F$1]; 1) + [.$A40]*[.$C$1] + [.T$2]*[.$D$1] + [.$E$1]" office:value-type="float" office:value="294">
            <text:p>294</text:p>
          </table:table-cell>
          <table:table-cell table:formula="of:=FLOOR([.$A40]*[.U$2]*[.$F$1]; 1) + [.$A40]*[.$C$1] + [.U$2]*[.$D$1] + [.$E$1]" office:value-type="float" office:value="306">
            <text:p>306</text:p>
          </table:table-cell>
          <table:table-cell table:formula="of:=FLOOR([.$A40]*[.V$2]*[.$F$1]; 1) + [.$A40]*[.$C$1] + [.V$2]*[.$D$1] + [.$E$1]" office:value-type="float" office:value="317">
            <text:p>317</text:p>
          </table:table-cell>
          <table:table-cell table:formula="of:=FLOOR([.$A40]*[.W$2]*[.$F$1]; 1) + [.$A40]*[.$C$1] + [.W$2]*[.$D$1] + [.$E$1]" office:value-type="float" office:value="329">
            <text:p>329</text:p>
          </table:table-cell>
          <table:table-cell table:formula="of:=FLOOR([.$A40]*[.X$2]*[.$F$1]; 1) + [.$A40]*[.$C$1] + [.X$2]*[.$D$1] + [.$E$1]" office:value-type="float" office:value="340">
            <text:p>340</text:p>
          </table:table-cell>
          <table:table-cell table:formula="of:=FLOOR([.$A40]*[.Y$2]*[.$F$1]; 1) + [.$A40]*[.$C$1] + [.Y$2]*[.$D$1] + [.$E$1]" office:value-type="float" office:value="352">
            <text:p>352</text:p>
          </table:table-cell>
          <table:table-cell table:formula="of:=FLOOR([.$A40]*[.Z$2]*[.$F$1]; 1) + [.$A40]*[.$C$1] + [.Z$2]*[.$D$1] + [.$E$1]" office:value-type="float" office:value="363">
            <text:p>363</text:p>
          </table:table-cell>
          <table:table-cell table:formula="of:=FLOOR([.$A40]*[.AA$2]*[.$F$1]; 1) + [.$A40]*[.$C$1] + [.AA$2]*[.$D$1] + [.$E$1]" office:value-type="float" office:value="375">
            <text:p>375</text:p>
          </table:table-cell>
          <table:table-cell table:formula="of:=FLOOR([.$A40]*[.AB$2]*[.$F$1]; 1) + [.$A40]*[.$C$1] + [.AB$2]*[.$D$1] + [.$E$1]" office:value-type="float" office:value="386">
            <text:p>386</text:p>
          </table:table-cell>
          <table:table-cell table:formula="of:=FLOOR([.$A40]*[.AC$2]*[.$F$1]; 1) + [.$A40]*[.$C$1] + [.AC$2]*[.$D$1] + [.$E$1]" office:value-type="float" office:value="398">
            <text:p>398</text:p>
          </table:table-cell>
          <table:table-cell table:formula="of:=FLOOR([.$A40]*[.AD$2]*[.$F$1]; 1) + [.$A40]*[.$C$1] + [.AD$2]*[.$D$1] + [.$E$1]" office:value-type="float" office:value="409">
            <text:p>409</text:p>
          </table:table-cell>
          <table:table-cell table:formula="of:=FLOOR([.$A40]*[.AE$2]*[.$F$1]; 1) + [.$A40]*[.$C$1] + [.AE$2]*[.$D$1] + [.$E$1]" office:value-type="float" office:value="421">
            <text:p>421</text:p>
          </table:table-cell>
          <table:table-cell table:number-columns-repeated="225"/>
        </table:table-row>
        <table:table-row table:style-name="ro3">
          <table:table-cell office:value-type="float" office:value="39">
            <text:p>39</text:p>
          </table:table-cell>
          <table:table-cell table:formula="of:=FLOOR([.$A41]*[.B$2]*[.$F$1]; 1) + [.$A41]*[.$C$1] + [.B$2]*[.$D$1] + [.$E$1]" office:value-type="float" office:value="89">
            <text:p>89</text:p>
          </table:table-cell>
          <table:table-cell table:formula="of:=FLOOR([.$A41]*[.C$2]*[.$F$1]; 1) + [.$A41]*[.$C$1] + [.C$2]*[.$D$1] + [.$E$1]" office:value-type="float" office:value="101">
            <text:p>101</text:p>
          </table:table-cell>
          <table:table-cell table:formula="of:=FLOOR([.$A41]*[.D$2]*[.$F$1]; 1) + [.$A41]*[.$C$1] + [.D$2]*[.$D$1] + [.$E$1]" office:value-type="float" office:value="113">
            <text:p>113</text:p>
          </table:table-cell>
          <table:table-cell table:formula="of:=FLOOR([.$A41]*[.E$2]*[.$F$1]; 1) + [.$A41]*[.$C$1] + [.E$2]*[.$D$1] + [.$E$1]" office:value-type="float" office:value="125">
            <text:p>125</text:p>
          </table:table-cell>
          <table:table-cell table:formula="of:=FLOOR([.$A41]*[.F$2]*[.$F$1]; 1) + [.$A41]*[.$C$1] + [.F$2]*[.$D$1] + [.$E$1]" office:value-type="float" office:value="136">
            <text:p>136</text:p>
          </table:table-cell>
          <table:table-cell table:formula="of:=FLOOR([.$A41]*[.G$2]*[.$F$1]; 1) + [.$A41]*[.$C$1] + [.G$2]*[.$D$1] + [.$E$1]" office:value-type="float" office:value="148">
            <text:p>148</text:p>
          </table:table-cell>
          <table:table-cell table:formula="of:=FLOOR([.$A41]*[.H$2]*[.$F$1]; 1) + [.$A41]*[.$C$1] + [.H$2]*[.$D$1] + [.$E$1]" office:value-type="float" office:value="160">
            <text:p>160</text:p>
          </table:table-cell>
          <table:table-cell table:formula="of:=FLOOR([.$A41]*[.I$2]*[.$F$1]; 1) + [.$A41]*[.$C$1] + [.I$2]*[.$D$1] + [.$E$1]" office:value-type="float" office:value="172">
            <text:p>172</text:p>
          </table:table-cell>
          <table:table-cell table:formula="of:=FLOOR([.$A41]*[.J$2]*[.$F$1]; 1) + [.$A41]*[.$C$1] + [.J$2]*[.$D$1] + [.$E$1]" office:value-type="float" office:value="183">
            <text:p>183</text:p>
          </table:table-cell>
          <table:table-cell table:formula="of:=FLOOR([.$A41]*[.K$2]*[.$F$1]; 1) + [.$A41]*[.$C$1] + [.K$2]*[.$D$1] + [.$E$1]" office:value-type="float" office:value="195">
            <text:p>195</text:p>
          </table:table-cell>
          <table:table-cell table:formula="of:=FLOOR([.$A41]*[.L$2]*[.$F$1]; 1) + [.$A41]*[.$C$1] + [.L$2]*[.$D$1] + [.$E$1]" office:value-type="float" office:value="207">
            <text:p>207</text:p>
          </table:table-cell>
          <table:table-cell table:formula="of:=FLOOR([.$A41]*[.M$2]*[.$F$1]; 1) + [.$A41]*[.$C$1] + [.M$2]*[.$D$1] + [.$E$1]" office:value-type="float" office:value="219">
            <text:p>219</text:p>
          </table:table-cell>
          <table:table-cell table:formula="of:=FLOOR([.$A41]*[.N$2]*[.$F$1]; 1) + [.$A41]*[.$C$1] + [.N$2]*[.$D$1] + [.$E$1]" office:value-type="float" office:value="230">
            <text:p>230</text:p>
          </table:table-cell>
          <table:table-cell table:formula="of:=FLOOR([.$A41]*[.O$2]*[.$F$1]; 1) + [.$A41]*[.$C$1] + [.O$2]*[.$D$1] + [.$E$1]" office:value-type="float" office:value="242">
            <text:p>242</text:p>
          </table:table-cell>
          <table:table-cell table:formula="of:=FLOOR([.$A41]*[.P$2]*[.$F$1]; 1) + [.$A41]*[.$C$1] + [.P$2]*[.$D$1] + [.$E$1]" office:value-type="float" office:value="254">
            <text:p>254</text:p>
          </table:table-cell>
          <table:table-cell table:formula="of:=FLOOR([.$A41]*[.Q$2]*[.$F$1]; 1) + [.$A41]*[.$C$1] + [.Q$2]*[.$D$1] + [.$E$1]" office:value-type="float" office:value="266">
            <text:p>266</text:p>
          </table:table-cell>
          <table:table-cell table:formula="of:=FLOOR([.$A41]*[.R$2]*[.$F$1]; 1) + [.$A41]*[.$C$1] + [.R$2]*[.$D$1] + [.$E$1]" office:value-type="float" office:value="277">
            <text:p>277</text:p>
          </table:table-cell>
          <table:table-cell table:formula="of:=FLOOR([.$A41]*[.S$2]*[.$F$1]; 1) + [.$A41]*[.$C$1] + [.S$2]*[.$D$1] + [.$E$1]" office:value-type="float" office:value="289">
            <text:p>289</text:p>
          </table:table-cell>
          <table:table-cell table:formula="of:=FLOOR([.$A41]*[.T$2]*[.$F$1]; 1) + [.$A41]*[.$C$1] + [.T$2]*[.$D$1] + [.$E$1]" office:value-type="float" office:value="301">
            <text:p>301</text:p>
          </table:table-cell>
          <table:table-cell table:formula="of:=FLOOR([.$A41]*[.U$2]*[.$F$1]; 1) + [.$A41]*[.$C$1] + [.U$2]*[.$D$1] + [.$E$1]" office:value-type="float" office:value="313">
            <text:p>313</text:p>
          </table:table-cell>
          <table:table-cell table:formula="of:=FLOOR([.$A41]*[.V$2]*[.$F$1]; 1) + [.$A41]*[.$C$1] + [.V$2]*[.$D$1] + [.$E$1]" office:value-type="float" office:value="324">
            <text:p>324</text:p>
          </table:table-cell>
          <table:table-cell table:formula="of:=FLOOR([.$A41]*[.W$2]*[.$F$1]; 1) + [.$A41]*[.$C$1] + [.W$2]*[.$D$1] + [.$E$1]" office:value-type="float" office:value="336">
            <text:p>336</text:p>
          </table:table-cell>
          <table:table-cell table:formula="of:=FLOOR([.$A41]*[.X$2]*[.$F$1]; 1) + [.$A41]*[.$C$1] + [.X$2]*[.$D$1] + [.$E$1]" office:value-type="float" office:value="348">
            <text:p>348</text:p>
          </table:table-cell>
          <table:table-cell table:formula="of:=FLOOR([.$A41]*[.Y$2]*[.$F$1]; 1) + [.$A41]*[.$C$1] + [.Y$2]*[.$D$1] + [.$E$1]" office:value-type="float" office:value="360">
            <text:p>360</text:p>
          </table:table-cell>
          <table:table-cell table:formula="of:=FLOOR([.$A41]*[.Z$2]*[.$F$1]; 1) + [.$A41]*[.$C$1] + [.Z$2]*[.$D$1] + [.$E$1]" office:value-type="float" office:value="371">
            <text:p>371</text:p>
          </table:table-cell>
          <table:table-cell table:formula="of:=FLOOR([.$A41]*[.AA$2]*[.$F$1]; 1) + [.$A41]*[.$C$1] + [.AA$2]*[.$D$1] + [.$E$1]" office:value-type="float" office:value="383">
            <text:p>383</text:p>
          </table:table-cell>
          <table:table-cell table:formula="of:=FLOOR([.$A41]*[.AB$2]*[.$F$1]; 1) + [.$A41]*[.$C$1] + [.AB$2]*[.$D$1] + [.$E$1]" office:value-type="float" office:value="395">
            <text:p>395</text:p>
          </table:table-cell>
          <table:table-cell table:formula="of:=FLOOR([.$A41]*[.AC$2]*[.$F$1]; 1) + [.$A41]*[.$C$1] + [.AC$2]*[.$D$1] + [.$E$1]" office:value-type="float" office:value="407">
            <text:p>407</text:p>
          </table:table-cell>
          <table:table-cell table:formula="of:=FLOOR([.$A41]*[.AD$2]*[.$F$1]; 1) + [.$A41]*[.$C$1] + [.AD$2]*[.$D$1] + [.$E$1]" office:value-type="float" office:value="418">
            <text:p>418</text:p>
          </table:table-cell>
          <table:table-cell table:formula="of:=FLOOR([.$A41]*[.AE$2]*[.$F$1]; 1) + [.$A41]*[.$C$1] + [.AE$2]*[.$D$1] + [.$E$1]" office:value-type="float" office:value="430">
            <text:p>430</text:p>
          </table:table-cell>
          <table:table-cell table:number-columns-repeated="225"/>
        </table:table-row>
        <table:table-row table:style-name="ro3">
          <table:table-cell office:value-type="float" office:value="40">
            <text:p>40</text:p>
          </table:table-cell>
          <table:table-cell table:formula="of:=FLOOR([.$A42]*[.B$2]*[.$F$1]; 1) + [.$A42]*[.$C$1] + [.B$2]*[.$D$1] + [.$E$1]" office:value-type="float" office:value="92">
            <text:p>92</text:p>
          </table:table-cell>
          <table:table-cell table:formula="of:=FLOOR([.$A42]*[.C$2]*[.$F$1]; 1) + [.$A42]*[.$C$1] + [.C$2]*[.$D$1] + [.$E$1]" office:value-type="float" office:value="104">
            <text:p>104</text:p>
          </table:table-cell>
          <table:table-cell table:formula="of:=FLOOR([.$A42]*[.D$2]*[.$F$1]; 1) + [.$A42]*[.$C$1] + [.D$2]*[.$D$1] + [.$E$1]" office:value-type="float" office:value="116">
            <text:p>116</text:p>
          </table:table-cell>
          <table:table-cell table:formula="of:=FLOOR([.$A42]*[.E$2]*[.$F$1]; 1) + [.$A42]*[.$C$1] + [.E$2]*[.$D$1] + [.$E$1]" office:value-type="float" office:value="128">
            <text:p>128</text:p>
          </table:table-cell>
          <table:table-cell table:formula="of:=FLOOR([.$A42]*[.F$2]*[.$F$1]; 1) + [.$A42]*[.$C$1] + [.F$2]*[.$D$1] + [.$E$1]" office:value-type="float" office:value="140">
            <text:p>140</text:p>
          </table:table-cell>
          <table:table-cell table:formula="of:=FLOOR([.$A42]*[.G$2]*[.$F$1]; 1) + [.$A42]*[.$C$1] + [.G$2]*[.$D$1] + [.$E$1]" office:value-type="float" office:value="152">
            <text:p>152</text:p>
          </table:table-cell>
          <table:table-cell table:formula="of:=FLOOR([.$A42]*[.H$2]*[.$F$1]; 1) + [.$A42]*[.$C$1] + [.H$2]*[.$D$1] + [.$E$1]" office:value-type="float" office:value="164">
            <text:p>164</text:p>
          </table:table-cell>
          <table:table-cell table:formula="of:=FLOOR([.$A42]*[.I$2]*[.$F$1]; 1) + [.$A42]*[.$C$1] + [.I$2]*[.$D$1] + [.$E$1]" office:value-type="float" office:value="176">
            <text:p>176</text:p>
          </table:table-cell>
          <table:table-cell table:formula="of:=FLOOR([.$A42]*[.J$2]*[.$F$1]; 1) + [.$A42]*[.$C$1] + [.J$2]*[.$D$1] + [.$E$1]" office:value-type="float" office:value="188">
            <text:p>188</text:p>
          </table:table-cell>
          <table:table-cell table:formula="of:=FLOOR([.$A42]*[.K$2]*[.$F$1]; 1) + [.$A42]*[.$C$1] + [.K$2]*[.$D$1] + [.$E$1]" office:value-type="float" office:value="200">
            <text:p>200</text:p>
          </table:table-cell>
          <table:table-cell table:formula="of:=FLOOR([.$A42]*[.L$2]*[.$F$1]; 1) + [.$A42]*[.$C$1] + [.L$2]*[.$D$1] + [.$E$1]" office:value-type="float" office:value="212">
            <text:p>212</text:p>
          </table:table-cell>
          <table:table-cell table:formula="of:=FLOOR([.$A42]*[.M$2]*[.$F$1]; 1) + [.$A42]*[.$C$1] + [.M$2]*[.$D$1] + [.$E$1]" office:value-type="float" office:value="224">
            <text:p>224</text:p>
          </table:table-cell>
          <table:table-cell table:formula="of:=FLOOR([.$A42]*[.N$2]*[.$F$1]; 1) + [.$A42]*[.$C$1] + [.N$2]*[.$D$1] + [.$E$1]" office:value-type="float" office:value="236">
            <text:p>236</text:p>
          </table:table-cell>
          <table:table-cell table:formula="of:=FLOOR([.$A42]*[.O$2]*[.$F$1]; 1) + [.$A42]*[.$C$1] + [.O$2]*[.$D$1] + [.$E$1]" office:value-type="float" office:value="248">
            <text:p>248</text:p>
          </table:table-cell>
          <table:table-cell table:formula="of:=FLOOR([.$A42]*[.P$2]*[.$F$1]; 1) + [.$A42]*[.$C$1] + [.P$2]*[.$D$1] + [.$E$1]" office:value-type="float" office:value="260">
            <text:p>260</text:p>
          </table:table-cell>
          <table:table-cell table:formula="of:=FLOOR([.$A42]*[.Q$2]*[.$F$1]; 1) + [.$A42]*[.$C$1] + [.Q$2]*[.$D$1] + [.$E$1]" office:value-type="float" office:value="272">
            <text:p>272</text:p>
          </table:table-cell>
          <table:table-cell table:formula="of:=FLOOR([.$A42]*[.R$2]*[.$F$1]; 1) + [.$A42]*[.$C$1] + [.R$2]*[.$D$1] + [.$E$1]" office:value-type="float" office:value="284">
            <text:p>284</text:p>
          </table:table-cell>
          <table:table-cell table:formula="of:=FLOOR([.$A42]*[.S$2]*[.$F$1]; 1) + [.$A42]*[.$C$1] + [.S$2]*[.$D$1] + [.$E$1]" office:value-type="float" office:value="296">
            <text:p>296</text:p>
          </table:table-cell>
          <table:table-cell table:formula="of:=FLOOR([.$A42]*[.T$2]*[.$F$1]; 1) + [.$A42]*[.$C$1] + [.T$2]*[.$D$1] + [.$E$1]" office:value-type="float" office:value="308">
            <text:p>308</text:p>
          </table:table-cell>
          <table:table-cell table:formula="of:=FLOOR([.$A42]*[.U$2]*[.$F$1]; 1) + [.$A42]*[.$C$1] + [.U$2]*[.$D$1] + [.$E$1]" office:value-type="float" office:value="320">
            <text:p>320</text:p>
          </table:table-cell>
          <table:table-cell table:formula="of:=FLOOR([.$A42]*[.V$2]*[.$F$1]; 1) + [.$A42]*[.$C$1] + [.V$2]*[.$D$1] + [.$E$1]" office:value-type="float" office:value="332">
            <text:p>332</text:p>
          </table:table-cell>
          <table:table-cell table:formula="of:=FLOOR([.$A42]*[.W$2]*[.$F$1]; 1) + [.$A42]*[.$C$1] + [.W$2]*[.$D$1] + [.$E$1]" office:value-type="float" office:value="344">
            <text:p>344</text:p>
          </table:table-cell>
          <table:table-cell table:formula="of:=FLOOR([.$A42]*[.X$2]*[.$F$1]; 1) + [.$A42]*[.$C$1] + [.X$2]*[.$D$1] + [.$E$1]" office:value-type="float" office:value="356">
            <text:p>356</text:p>
          </table:table-cell>
          <table:table-cell table:formula="of:=FLOOR([.$A42]*[.Y$2]*[.$F$1]; 1) + [.$A42]*[.$C$1] + [.Y$2]*[.$D$1] + [.$E$1]" office:value-type="float" office:value="368">
            <text:p>368</text:p>
          </table:table-cell>
          <table:table-cell table:formula="of:=FLOOR([.$A42]*[.Z$2]*[.$F$1]; 1) + [.$A42]*[.$C$1] + [.Z$2]*[.$D$1] + [.$E$1]" office:value-type="float" office:value="380">
            <text:p>380</text:p>
          </table:table-cell>
          <table:table-cell table:formula="of:=FLOOR([.$A42]*[.AA$2]*[.$F$1]; 1) + [.$A42]*[.$C$1] + [.AA$2]*[.$D$1] + [.$E$1]" office:value-type="float" office:value="392">
            <text:p>392</text:p>
          </table:table-cell>
          <table:table-cell table:formula="of:=FLOOR([.$A42]*[.AB$2]*[.$F$1]; 1) + [.$A42]*[.$C$1] + [.AB$2]*[.$D$1] + [.$E$1]" office:value-type="float" office:value="404">
            <text:p>404</text:p>
          </table:table-cell>
          <table:table-cell table:formula="of:=FLOOR([.$A42]*[.AC$2]*[.$F$1]; 1) + [.$A42]*[.$C$1] + [.AC$2]*[.$D$1] + [.$E$1]" office:value-type="float" office:value="416">
            <text:p>416</text:p>
          </table:table-cell>
          <table:table-cell table:formula="of:=FLOOR([.$A42]*[.AD$2]*[.$F$1]; 1) + [.$A42]*[.$C$1] + [.AD$2]*[.$D$1] + [.$E$1]" office:value-type="float" office:value="428">
            <text:p>428</text:p>
          </table:table-cell>
          <table:table-cell table:formula="of:=FLOOR([.$A42]*[.AE$2]*[.$F$1]; 1) + [.$A42]*[.$C$1] + [.AE$2]*[.$D$1] + [.$E$1]" office:value-type="float" office:value="440">
            <text:p>440</text:p>
          </table:table-cell>
          <table:table-cell table:number-columns-repeated="225"/>
        </table:table-row>
        <table:table-row table:style-name="ro3">
          <table:table-cell office:value-type="float" office:value="41">
            <text:p>41</text:p>
          </table:table-cell>
          <table:table-cell table:formula="of:=FLOOR([.$A43]*[.B$2]*[.$F$1]; 1) + [.$A43]*[.$C$1] + [.B$2]*[.$D$1] + [.$E$1]" office:value-type="float" office:value="94">
            <text:p>94</text:p>
          </table:table-cell>
          <table:table-cell table:formula="of:=FLOOR([.$A43]*[.C$2]*[.$F$1]; 1) + [.$A43]*[.$C$1] + [.C$2]*[.$D$1] + [.$E$1]" office:value-type="float" office:value="106">
            <text:p>106</text:p>
          </table:table-cell>
          <table:table-cell table:formula="of:=FLOOR([.$A43]*[.D$2]*[.$F$1]; 1) + [.$A43]*[.$C$1] + [.D$2]*[.$D$1] + [.$E$1]" office:value-type="float" office:value="118">
            <text:p>118</text:p>
          </table:table-cell>
          <table:table-cell table:formula="of:=FLOOR([.$A43]*[.E$2]*[.$F$1]; 1) + [.$A43]*[.$C$1] + [.E$2]*[.$D$1] + [.$E$1]" office:value-type="float" office:value="131">
            <text:p>131</text:p>
          </table:table-cell>
          <table:table-cell table:formula="of:=FLOOR([.$A43]*[.F$2]*[.$F$1]; 1) + [.$A43]*[.$C$1] + [.F$2]*[.$D$1] + [.$E$1]" office:value-type="float" office:value="143">
            <text:p>143</text:p>
          </table:table-cell>
          <table:table-cell table:formula="of:=FLOOR([.$A43]*[.G$2]*[.$F$1]; 1) + [.$A43]*[.$C$1] + [.G$2]*[.$D$1] + [.$E$1]" office:value-type="float" office:value="155">
            <text:p>155</text:p>
          </table:table-cell>
          <table:table-cell table:formula="of:=FLOOR([.$A43]*[.H$2]*[.$F$1]; 1) + [.$A43]*[.$C$1] + [.H$2]*[.$D$1] + [.$E$1]" office:value-type="float" office:value="167">
            <text:p>167</text:p>
          </table:table-cell>
          <table:table-cell table:formula="of:=FLOOR([.$A43]*[.I$2]*[.$F$1]; 1) + [.$A43]*[.$C$1] + [.I$2]*[.$D$1] + [.$E$1]" office:value-type="float" office:value="180">
            <text:p>180</text:p>
          </table:table-cell>
          <table:table-cell table:formula="of:=FLOOR([.$A43]*[.J$2]*[.$F$1]; 1) + [.$A43]*[.$C$1] + [.J$2]*[.$D$1] + [.$E$1]" office:value-type="float" office:value="192">
            <text:p>192</text:p>
          </table:table-cell>
          <table:table-cell table:formula="of:=FLOOR([.$A43]*[.K$2]*[.$F$1]; 1) + [.$A43]*[.$C$1] + [.K$2]*[.$D$1] + [.$E$1]" office:value-type="float" office:value="204">
            <text:p>204</text:p>
          </table:table-cell>
          <table:table-cell table:formula="of:=FLOOR([.$A43]*[.L$2]*[.$F$1]; 1) + [.$A43]*[.$C$1] + [.L$2]*[.$D$1] + [.$E$1]" office:value-type="float" office:value="216">
            <text:p>216</text:p>
          </table:table-cell>
          <table:table-cell table:formula="of:=FLOOR([.$A43]*[.M$2]*[.$F$1]; 1) + [.$A43]*[.$C$1] + [.M$2]*[.$D$1] + [.$E$1]" office:value-type="float" office:value="229">
            <text:p>229</text:p>
          </table:table-cell>
          <table:table-cell table:formula="of:=FLOOR([.$A43]*[.N$2]*[.$F$1]; 1) + [.$A43]*[.$C$1] + [.N$2]*[.$D$1] + [.$E$1]" office:value-type="float" office:value="241">
            <text:p>241</text:p>
          </table:table-cell>
          <table:table-cell table:formula="of:=FLOOR([.$A43]*[.O$2]*[.$F$1]; 1) + [.$A43]*[.$C$1] + [.O$2]*[.$D$1] + [.$E$1]" office:value-type="float" office:value="253">
            <text:p>253</text:p>
          </table:table-cell>
          <table:table-cell table:formula="of:=FLOOR([.$A43]*[.P$2]*[.$F$1]; 1) + [.$A43]*[.$C$1] + [.P$2]*[.$D$1] + [.$E$1]" office:value-type="float" office:value="265">
            <text:p>265</text:p>
          </table:table-cell>
          <table:table-cell table:formula="of:=FLOOR([.$A43]*[.Q$2]*[.$F$1]; 1) + [.$A43]*[.$C$1] + [.Q$2]*[.$D$1] + [.$E$1]" office:value-type="float" office:value="278">
            <text:p>278</text:p>
          </table:table-cell>
          <table:table-cell table:formula="of:=FLOOR([.$A43]*[.R$2]*[.$F$1]; 1) + [.$A43]*[.$C$1] + [.R$2]*[.$D$1] + [.$E$1]" office:value-type="float" office:value="290">
            <text:p>290</text:p>
          </table:table-cell>
          <table:table-cell table:formula="of:=FLOOR([.$A43]*[.S$2]*[.$F$1]; 1) + [.$A43]*[.$C$1] + [.S$2]*[.$D$1] + [.$E$1]" office:value-type="float" office:value="302">
            <text:p>302</text:p>
          </table:table-cell>
          <table:table-cell table:formula="of:=FLOOR([.$A43]*[.T$2]*[.$F$1]; 1) + [.$A43]*[.$C$1] + [.T$2]*[.$D$1] + [.$E$1]" office:value-type="float" office:value="314">
            <text:p>314</text:p>
          </table:table-cell>
          <table:table-cell table:formula="of:=FLOOR([.$A43]*[.U$2]*[.$F$1]; 1) + [.$A43]*[.$C$1] + [.U$2]*[.$D$1] + [.$E$1]" office:value-type="float" office:value="327">
            <text:p>327</text:p>
          </table:table-cell>
          <table:table-cell table:formula="of:=FLOOR([.$A43]*[.V$2]*[.$F$1]; 1) + [.$A43]*[.$C$1] + [.V$2]*[.$D$1] + [.$E$1]" office:value-type="float" office:value="339">
            <text:p>339</text:p>
          </table:table-cell>
          <table:table-cell table:formula="of:=FLOOR([.$A43]*[.W$2]*[.$F$1]; 1) + [.$A43]*[.$C$1] + [.W$2]*[.$D$1] + [.$E$1]" office:value-type="float" office:value="351">
            <text:p>351</text:p>
          </table:table-cell>
          <table:table-cell table:formula="of:=FLOOR([.$A43]*[.X$2]*[.$F$1]; 1) + [.$A43]*[.$C$1] + [.X$2]*[.$D$1] + [.$E$1]" office:value-type="float" office:value="363">
            <text:p>363</text:p>
          </table:table-cell>
          <table:table-cell table:formula="of:=FLOOR([.$A43]*[.Y$2]*[.$F$1]; 1) + [.$A43]*[.$C$1] + [.Y$2]*[.$D$1] + [.$E$1]" office:value-type="float" office:value="376">
            <text:p>376</text:p>
          </table:table-cell>
          <table:table-cell table:formula="of:=FLOOR([.$A43]*[.Z$2]*[.$F$1]; 1) + [.$A43]*[.$C$1] + [.Z$2]*[.$D$1] + [.$E$1]" office:value-type="float" office:value="388">
            <text:p>388</text:p>
          </table:table-cell>
          <table:table-cell table:formula="of:=FLOOR([.$A43]*[.AA$2]*[.$F$1]; 1) + [.$A43]*[.$C$1] + [.AA$2]*[.$D$1] + [.$E$1]" office:value-type="float" office:value="400">
            <text:p>400</text:p>
          </table:table-cell>
          <table:table-cell table:formula="of:=FLOOR([.$A43]*[.AB$2]*[.$F$1]; 1) + [.$A43]*[.$C$1] + [.AB$2]*[.$D$1] + [.$E$1]" office:value-type="float" office:value="412">
            <text:p>412</text:p>
          </table:table-cell>
          <table:table-cell table:formula="of:=FLOOR([.$A43]*[.AC$2]*[.$F$1]; 1) + [.$A43]*[.$C$1] + [.AC$2]*[.$D$1] + [.$E$1]" office:value-type="float" office:value="425">
            <text:p>425</text:p>
          </table:table-cell>
          <table:table-cell table:formula="of:=FLOOR([.$A43]*[.AD$2]*[.$F$1]; 1) + [.$A43]*[.$C$1] + [.AD$2]*[.$D$1] + [.$E$1]" office:value-type="float" office:value="437">
            <text:p>437</text:p>
          </table:table-cell>
          <table:table-cell table:formula="of:=FLOOR([.$A43]*[.AE$2]*[.$F$1]; 1) + [.$A43]*[.$C$1] + [.AE$2]*[.$D$1] + [.$E$1]" office:value-type="float" office:value="449">
            <text:p>449</text:p>
          </table:table-cell>
          <table:table-cell table:number-columns-repeated="225"/>
        </table:table-row>
        <table:table-row table:style-name="ro3">
          <table:table-cell office:value-type="float" office:value="42">
            <text:p>42</text:p>
          </table:table-cell>
          <table:table-cell table:formula="of:=FLOOR([.$A44]*[.B$2]*[.$F$1]; 1) + [.$A44]*[.$C$1] + [.B$2]*[.$D$1] + [.$E$1]" office:value-type="float" office:value="96">
            <text:p>96</text:p>
          </table:table-cell>
          <table:table-cell table:formula="of:=FLOOR([.$A44]*[.C$2]*[.$F$1]; 1) + [.$A44]*[.$C$1] + [.C$2]*[.$D$1] + [.$E$1]" office:value-type="float" office:value="109">
            <text:p>109</text:p>
          </table:table-cell>
          <table:table-cell table:formula="of:=FLOOR([.$A44]*[.D$2]*[.$F$1]; 1) + [.$A44]*[.$C$1] + [.D$2]*[.$D$1] + [.$E$1]" office:value-type="float" office:value="121">
            <text:p>121</text:p>
          </table:table-cell>
          <table:table-cell table:formula="of:=FLOOR([.$A44]*[.E$2]*[.$F$1]; 1) + [.$A44]*[.$C$1] + [.E$2]*[.$D$1] + [.$E$1]" office:value-type="float" office:value="134">
            <text:p>134</text:p>
          </table:table-cell>
          <table:table-cell table:formula="of:=FLOOR([.$A44]*[.F$2]*[.$F$1]; 1) + [.$A44]*[.$C$1] + [.F$2]*[.$D$1] + [.$E$1]" office:value-type="float" office:value="146">
            <text:p>146</text:p>
          </table:table-cell>
          <table:table-cell table:formula="of:=FLOOR([.$A44]*[.G$2]*[.$F$1]; 1) + [.$A44]*[.$C$1] + [.G$2]*[.$D$1] + [.$E$1]" office:value-type="float" office:value="159">
            <text:p>159</text:p>
          </table:table-cell>
          <table:table-cell table:formula="of:=FLOOR([.$A44]*[.H$2]*[.$F$1]; 1) + [.$A44]*[.$C$1] + [.H$2]*[.$D$1] + [.$E$1]" office:value-type="float" office:value="171">
            <text:p>171</text:p>
          </table:table-cell>
          <table:table-cell table:formula="of:=FLOOR([.$A44]*[.I$2]*[.$F$1]; 1) + [.$A44]*[.$C$1] + [.I$2]*[.$D$1] + [.$E$1]" office:value-type="float" office:value="184">
            <text:p>184</text:p>
          </table:table-cell>
          <table:table-cell table:formula="of:=FLOOR([.$A44]*[.J$2]*[.$F$1]; 1) + [.$A44]*[.$C$1] + [.J$2]*[.$D$1] + [.$E$1]" office:value-type="float" office:value="196">
            <text:p>196</text:p>
          </table:table-cell>
          <table:table-cell table:formula="of:=FLOOR([.$A44]*[.K$2]*[.$F$1]; 1) + [.$A44]*[.$C$1] + [.K$2]*[.$D$1] + [.$E$1]" office:value-type="float" office:value="209">
            <text:p>209</text:p>
          </table:table-cell>
          <table:table-cell table:formula="of:=FLOOR([.$A44]*[.L$2]*[.$F$1]; 1) + [.$A44]*[.$C$1] + [.L$2]*[.$D$1] + [.$E$1]" office:value-type="float" office:value="221">
            <text:p>221</text:p>
          </table:table-cell>
          <table:table-cell table:formula="of:=FLOOR([.$A44]*[.M$2]*[.$F$1]; 1) + [.$A44]*[.$C$1] + [.M$2]*[.$D$1] + [.$E$1]" office:value-type="float" office:value="234">
            <text:p>234</text:p>
          </table:table-cell>
          <table:table-cell table:formula="of:=FLOOR([.$A44]*[.N$2]*[.$F$1]; 1) + [.$A44]*[.$C$1] + [.N$2]*[.$D$1] + [.$E$1]" office:value-type="float" office:value="246">
            <text:p>246</text:p>
          </table:table-cell>
          <table:table-cell table:formula="of:=FLOOR([.$A44]*[.O$2]*[.$F$1]; 1) + [.$A44]*[.$C$1] + [.O$2]*[.$D$1] + [.$E$1]" office:value-type="float" office:value="259">
            <text:p>259</text:p>
          </table:table-cell>
          <table:table-cell table:formula="of:=FLOOR([.$A44]*[.P$2]*[.$F$1]; 1) + [.$A44]*[.$C$1] + [.P$2]*[.$D$1] + [.$E$1]" office:value-type="float" office:value="271">
            <text:p>271</text:p>
          </table:table-cell>
          <table:table-cell table:formula="of:=FLOOR([.$A44]*[.Q$2]*[.$F$1]; 1) + [.$A44]*[.$C$1] + [.Q$2]*[.$D$1] + [.$E$1]" office:value-type="float" office:value="284">
            <text:p>284</text:p>
          </table:table-cell>
          <table:table-cell table:formula="of:=FLOOR([.$A44]*[.R$2]*[.$F$1]; 1) + [.$A44]*[.$C$1] + [.R$2]*[.$D$1] + [.$E$1]" office:value-type="float" office:value="296">
            <text:p>296</text:p>
          </table:table-cell>
          <table:table-cell table:formula="of:=FLOOR([.$A44]*[.S$2]*[.$F$1]; 1) + [.$A44]*[.$C$1] + [.S$2]*[.$D$1] + [.$E$1]" office:value-type="float" office:value="309">
            <text:p>309</text:p>
          </table:table-cell>
          <table:table-cell table:formula="of:=FLOOR([.$A44]*[.T$2]*[.$F$1]; 1) + [.$A44]*[.$C$1] + [.T$2]*[.$D$1] + [.$E$1]" office:value-type="float" office:value="321">
            <text:p>321</text:p>
          </table:table-cell>
          <table:table-cell table:formula="of:=FLOOR([.$A44]*[.U$2]*[.$F$1]; 1) + [.$A44]*[.$C$1] + [.U$2]*[.$D$1] + [.$E$1]" office:value-type="float" office:value="334">
            <text:p>334</text:p>
          </table:table-cell>
          <table:table-cell table:formula="of:=FLOOR([.$A44]*[.V$2]*[.$F$1]; 1) + [.$A44]*[.$C$1] + [.V$2]*[.$D$1] + [.$E$1]" office:value-type="float" office:value="346">
            <text:p>346</text:p>
          </table:table-cell>
          <table:table-cell table:formula="of:=FLOOR([.$A44]*[.W$2]*[.$F$1]; 1) + [.$A44]*[.$C$1] + [.W$2]*[.$D$1] + [.$E$1]" office:value-type="float" office:value="359">
            <text:p>359</text:p>
          </table:table-cell>
          <table:table-cell table:formula="of:=FLOOR([.$A44]*[.X$2]*[.$F$1]; 1) + [.$A44]*[.$C$1] + [.X$2]*[.$D$1] + [.$E$1]" office:value-type="float" office:value="371">
            <text:p>371</text:p>
          </table:table-cell>
          <table:table-cell table:formula="of:=FLOOR([.$A44]*[.Y$2]*[.$F$1]; 1) + [.$A44]*[.$C$1] + [.Y$2]*[.$D$1] + [.$E$1]" office:value-type="float" office:value="384">
            <text:p>384</text:p>
          </table:table-cell>
          <table:table-cell table:formula="of:=FLOOR([.$A44]*[.Z$2]*[.$F$1]; 1) + [.$A44]*[.$C$1] + [.Z$2]*[.$D$1] + [.$E$1]" office:value-type="float" office:value="396">
            <text:p>396</text:p>
          </table:table-cell>
          <table:table-cell table:formula="of:=FLOOR([.$A44]*[.AA$2]*[.$F$1]; 1) + [.$A44]*[.$C$1] + [.AA$2]*[.$D$1] + [.$E$1]" office:value-type="float" office:value="409">
            <text:p>409</text:p>
          </table:table-cell>
          <table:table-cell table:formula="of:=FLOOR([.$A44]*[.AB$2]*[.$F$1]; 1) + [.$A44]*[.$C$1] + [.AB$2]*[.$D$1] + [.$E$1]" office:value-type="float" office:value="421">
            <text:p>421</text:p>
          </table:table-cell>
          <table:table-cell table:formula="of:=FLOOR([.$A44]*[.AC$2]*[.$F$1]; 1) + [.$A44]*[.$C$1] + [.AC$2]*[.$D$1] + [.$E$1]" office:value-type="float" office:value="434">
            <text:p>434</text:p>
          </table:table-cell>
          <table:table-cell table:formula="of:=FLOOR([.$A44]*[.AD$2]*[.$F$1]; 1) + [.$A44]*[.$C$1] + [.AD$2]*[.$D$1] + [.$E$1]" office:value-type="float" office:value="446">
            <text:p>446</text:p>
          </table:table-cell>
          <table:table-cell table:formula="of:=FLOOR([.$A44]*[.AE$2]*[.$F$1]; 1) + [.$A44]*[.$C$1] + [.AE$2]*[.$D$1] + [.$E$1]" office:value-type="float" office:value="459">
            <text:p>459</text:p>
          </table:table-cell>
          <table:table-cell table:number-columns-repeated="225"/>
        </table:table-row>
        <table:table-row table:style-name="ro3">
          <table:table-cell office:value-type="float" office:value="43">
            <text:p>43</text:p>
          </table:table-cell>
          <table:table-cell table:formula="of:=FLOOR([.$A45]*[.B$2]*[.$F$1]; 1) + [.$A45]*[.$C$1] + [.B$2]*[.$D$1] + [.$E$1]" office:value-type="float" office:value="98">
            <text:p>98</text:p>
          </table:table-cell>
          <table:table-cell table:formula="of:=FLOOR([.$A45]*[.C$2]*[.$F$1]; 1) + [.$A45]*[.$C$1] + [.C$2]*[.$D$1] + [.$E$1]" office:value-type="float" office:value="111">
            <text:p>111</text:p>
          </table:table-cell>
          <table:table-cell table:formula="of:=FLOOR([.$A45]*[.D$2]*[.$F$1]; 1) + [.$A45]*[.$C$1] + [.D$2]*[.$D$1] + [.$E$1]" office:value-type="float" office:value="124">
            <text:p>124</text:p>
          </table:table-cell>
          <table:table-cell table:formula="of:=FLOOR([.$A45]*[.E$2]*[.$F$1]; 1) + [.$A45]*[.$C$1] + [.E$2]*[.$D$1] + [.$E$1]" office:value-type="float" office:value="137">
            <text:p>137</text:p>
          </table:table-cell>
          <table:table-cell table:formula="of:=FLOOR([.$A45]*[.F$2]*[.$F$1]; 1) + [.$A45]*[.$C$1] + [.F$2]*[.$D$1] + [.$E$1]" office:value-type="float" office:value="149">
            <text:p>149</text:p>
          </table:table-cell>
          <table:table-cell table:formula="of:=FLOOR([.$A45]*[.G$2]*[.$F$1]; 1) + [.$A45]*[.$C$1] + [.G$2]*[.$D$1] + [.$E$1]" office:value-type="float" office:value="162">
            <text:p>162</text:p>
          </table:table-cell>
          <table:table-cell table:formula="of:=FLOOR([.$A45]*[.H$2]*[.$F$1]; 1) + [.$A45]*[.$C$1] + [.H$2]*[.$D$1] + [.$E$1]" office:value-type="float" office:value="175">
            <text:p>175</text:p>
          </table:table-cell>
          <table:table-cell table:formula="of:=FLOOR([.$A45]*[.I$2]*[.$F$1]; 1) + [.$A45]*[.$C$1] + [.I$2]*[.$D$1] + [.$E$1]" office:value-type="float" office:value="188">
            <text:p>188</text:p>
          </table:table-cell>
          <table:table-cell table:formula="of:=FLOOR([.$A45]*[.J$2]*[.$F$1]; 1) + [.$A45]*[.$C$1] + [.J$2]*[.$D$1] + [.$E$1]" office:value-type="float" office:value="200">
            <text:p>200</text:p>
          </table:table-cell>
          <table:table-cell table:formula="of:=FLOOR([.$A45]*[.K$2]*[.$F$1]; 1) + [.$A45]*[.$C$1] + [.K$2]*[.$D$1] + [.$E$1]" office:value-type="float" office:value="213">
            <text:p>213</text:p>
          </table:table-cell>
          <table:table-cell table:formula="of:=FLOOR([.$A45]*[.L$2]*[.$F$1]; 1) + [.$A45]*[.$C$1] + [.L$2]*[.$D$1] + [.$E$1]" office:value-type="float" office:value="226">
            <text:p>226</text:p>
          </table:table-cell>
          <table:table-cell table:formula="of:=FLOOR([.$A45]*[.M$2]*[.$F$1]; 1) + [.$A45]*[.$C$1] + [.M$2]*[.$D$1] + [.$E$1]" office:value-type="float" office:value="239">
            <text:p>239</text:p>
          </table:table-cell>
          <table:table-cell table:formula="of:=FLOOR([.$A45]*[.N$2]*[.$F$1]; 1) + [.$A45]*[.$C$1] + [.N$2]*[.$D$1] + [.$E$1]" office:value-type="float" office:value="251">
            <text:p>251</text:p>
          </table:table-cell>
          <table:table-cell table:formula="of:=FLOOR([.$A45]*[.O$2]*[.$F$1]; 1) + [.$A45]*[.$C$1] + [.O$2]*[.$D$1] + [.$E$1]" office:value-type="float" office:value="264">
            <text:p>264</text:p>
          </table:table-cell>
          <table:table-cell table:formula="of:=FLOOR([.$A45]*[.P$2]*[.$F$1]; 1) + [.$A45]*[.$C$1] + [.P$2]*[.$D$1] + [.$E$1]" office:value-type="float" office:value="277">
            <text:p>277</text:p>
          </table:table-cell>
          <table:table-cell table:formula="of:=FLOOR([.$A45]*[.Q$2]*[.$F$1]; 1) + [.$A45]*[.$C$1] + [.Q$2]*[.$D$1] + [.$E$1]" office:value-type="float" office:value="290">
            <text:p>290</text:p>
          </table:table-cell>
          <table:table-cell table:formula="of:=FLOOR([.$A45]*[.R$2]*[.$F$1]; 1) + [.$A45]*[.$C$1] + [.R$2]*[.$D$1] + [.$E$1]" office:value-type="float" office:value="302">
            <text:p>302</text:p>
          </table:table-cell>
          <table:table-cell table:formula="of:=FLOOR([.$A45]*[.S$2]*[.$F$1]; 1) + [.$A45]*[.$C$1] + [.S$2]*[.$D$1] + [.$E$1]" office:value-type="float" office:value="315">
            <text:p>315</text:p>
          </table:table-cell>
          <table:table-cell table:formula="of:=FLOOR([.$A45]*[.T$2]*[.$F$1]; 1) + [.$A45]*[.$C$1] + [.T$2]*[.$D$1] + [.$E$1]" office:value-type="float" office:value="328">
            <text:p>328</text:p>
          </table:table-cell>
          <table:table-cell table:formula="of:=FLOOR([.$A45]*[.U$2]*[.$F$1]; 1) + [.$A45]*[.$C$1] + [.U$2]*[.$D$1] + [.$E$1]" office:value-type="float" office:value="341">
            <text:p>341</text:p>
          </table:table-cell>
          <table:table-cell table:formula="of:=FLOOR([.$A45]*[.V$2]*[.$F$1]; 1) + [.$A45]*[.$C$1] + [.V$2]*[.$D$1] + [.$E$1]" office:value-type="float" office:value="353">
            <text:p>353</text:p>
          </table:table-cell>
          <table:table-cell table:formula="of:=FLOOR([.$A45]*[.W$2]*[.$F$1]; 1) + [.$A45]*[.$C$1] + [.W$2]*[.$D$1] + [.$E$1]" office:value-type="float" office:value="366">
            <text:p>366</text:p>
          </table:table-cell>
          <table:table-cell table:formula="of:=FLOOR([.$A45]*[.X$2]*[.$F$1]; 1) + [.$A45]*[.$C$1] + [.X$2]*[.$D$1] + [.$E$1]" office:value-type="float" office:value="379">
            <text:p>379</text:p>
          </table:table-cell>
          <table:table-cell table:formula="of:=FLOOR([.$A45]*[.Y$2]*[.$F$1]; 1) + [.$A45]*[.$C$1] + [.Y$2]*[.$D$1] + [.$E$1]" office:value-type="float" office:value="392">
            <text:p>392</text:p>
          </table:table-cell>
          <table:table-cell table:formula="of:=FLOOR([.$A45]*[.Z$2]*[.$F$1]; 1) + [.$A45]*[.$C$1] + [.Z$2]*[.$D$1] + [.$E$1]" office:value-type="float" office:value="404">
            <text:p>404</text:p>
          </table:table-cell>
          <table:table-cell table:formula="of:=FLOOR([.$A45]*[.AA$2]*[.$F$1]; 1) + [.$A45]*[.$C$1] + [.AA$2]*[.$D$1] + [.$E$1]" office:value-type="float" office:value="417">
            <text:p>417</text:p>
          </table:table-cell>
          <table:table-cell table:formula="of:=FLOOR([.$A45]*[.AB$2]*[.$F$1]; 1) + [.$A45]*[.$C$1] + [.AB$2]*[.$D$1] + [.$E$1]" office:value-type="float" office:value="430">
            <text:p>430</text:p>
          </table:table-cell>
          <table:table-cell table:formula="of:=FLOOR([.$A45]*[.AC$2]*[.$F$1]; 1) + [.$A45]*[.$C$1] + [.AC$2]*[.$D$1] + [.$E$1]" office:value-type="float" office:value="443">
            <text:p>443</text:p>
          </table:table-cell>
          <table:table-cell table:formula="of:=FLOOR([.$A45]*[.AD$2]*[.$F$1]; 1) + [.$A45]*[.$C$1] + [.AD$2]*[.$D$1] + [.$E$1]" office:value-type="float" office:value="455">
            <text:p>455</text:p>
          </table:table-cell>
          <table:table-cell table:formula="of:=FLOOR([.$A45]*[.AE$2]*[.$F$1]; 1) + [.$A45]*[.$C$1] + [.AE$2]*[.$D$1] + [.$E$1]" office:value-type="float" office:value="468">
            <text:p>468</text:p>
          </table:table-cell>
          <table:table-cell table:number-columns-repeated="225"/>
        </table:table-row>
        <table:table-row table:style-name="ro3">
          <table:table-cell office:value-type="float" office:value="44">
            <text:p>44</text:p>
          </table:table-cell>
          <table:table-cell table:formula="of:=FLOOR([.$A46]*[.B$2]*[.$F$1]; 1) + [.$A46]*[.$C$1] + [.B$2]*[.$D$1] + [.$E$1]" office:value-type="float" office:value="101">
            <text:p>101</text:p>
          </table:table-cell>
          <table:table-cell table:formula="of:=FLOOR([.$A46]*[.C$2]*[.$F$1]; 1) + [.$A46]*[.$C$1] + [.C$2]*[.$D$1] + [.$E$1]" office:value-type="float" office:value="114">
            <text:p>114</text:p>
          </table:table-cell>
          <table:table-cell table:formula="of:=FLOOR([.$A46]*[.D$2]*[.$F$1]; 1) + [.$A46]*[.$C$1] + [.D$2]*[.$D$1] + [.$E$1]" office:value-type="float" office:value="127">
            <text:p>127</text:p>
          </table:table-cell>
          <table:table-cell table:formula="of:=FLOOR([.$A46]*[.E$2]*[.$F$1]; 1) + [.$A46]*[.$C$1] + [.E$2]*[.$D$1] + [.$E$1]" office:value-type="float" office:value="140">
            <text:p>140</text:p>
          </table:table-cell>
          <table:table-cell table:formula="of:=FLOOR([.$A46]*[.F$2]*[.$F$1]; 1) + [.$A46]*[.$C$1] + [.F$2]*[.$D$1] + [.$E$1]" office:value-type="float" office:value="153">
            <text:p>153</text:p>
          </table:table-cell>
          <table:table-cell table:formula="of:=FLOOR([.$A46]*[.G$2]*[.$F$1]; 1) + [.$A46]*[.$C$1] + [.G$2]*[.$D$1] + [.$E$1]" office:value-type="float" office:value="166">
            <text:p>166</text:p>
          </table:table-cell>
          <table:table-cell table:formula="of:=FLOOR([.$A46]*[.H$2]*[.$F$1]; 1) + [.$A46]*[.$C$1] + [.H$2]*[.$D$1] + [.$E$1]" office:value-type="float" office:value="179">
            <text:p>179</text:p>
          </table:table-cell>
          <table:table-cell table:formula="of:=FLOOR([.$A46]*[.I$2]*[.$F$1]; 1) + [.$A46]*[.$C$1] + [.I$2]*[.$D$1] + [.$E$1]" office:value-type="float" office:value="192">
            <text:p>192</text:p>
          </table:table-cell>
          <table:table-cell table:formula="of:=FLOOR([.$A46]*[.J$2]*[.$F$1]; 1) + [.$A46]*[.$C$1] + [.J$2]*[.$D$1] + [.$E$1]" office:value-type="float" office:value="205">
            <text:p>205</text:p>
          </table:table-cell>
          <table:table-cell table:formula="of:=FLOOR([.$A46]*[.K$2]*[.$F$1]; 1) + [.$A46]*[.$C$1] + [.K$2]*[.$D$1] + [.$E$1]" office:value-type="float" office:value="218">
            <text:p>218</text:p>
          </table:table-cell>
          <table:table-cell table:formula="of:=FLOOR([.$A46]*[.L$2]*[.$F$1]; 1) + [.$A46]*[.$C$1] + [.L$2]*[.$D$1] + [.$E$1]" office:value-type="float" office:value="231">
            <text:p>231</text:p>
          </table:table-cell>
          <table:table-cell table:formula="of:=FLOOR([.$A46]*[.M$2]*[.$F$1]; 1) + [.$A46]*[.$C$1] + [.M$2]*[.$D$1] + [.$E$1]" office:value-type="float" office:value="244">
            <text:p>244</text:p>
          </table:table-cell>
          <table:table-cell table:formula="of:=FLOOR([.$A46]*[.N$2]*[.$F$1]; 1) + [.$A46]*[.$C$1] + [.N$2]*[.$D$1] + [.$E$1]" office:value-type="float" office:value="257">
            <text:p>257</text:p>
          </table:table-cell>
          <table:table-cell table:formula="of:=FLOOR([.$A46]*[.O$2]*[.$F$1]; 1) + [.$A46]*[.$C$1] + [.O$2]*[.$D$1] + [.$E$1]" office:value-type="float" office:value="270">
            <text:p>270</text:p>
          </table:table-cell>
          <table:table-cell table:formula="of:=FLOOR([.$A46]*[.P$2]*[.$F$1]; 1) + [.$A46]*[.$C$1] + [.P$2]*[.$D$1] + [.$E$1]" office:value-type="float" office:value="283">
            <text:p>283</text:p>
          </table:table-cell>
          <table:table-cell table:formula="of:=FLOOR([.$A46]*[.Q$2]*[.$F$1]; 1) + [.$A46]*[.$C$1] + [.Q$2]*[.$D$1] + [.$E$1]" office:value-type="float" office:value="296">
            <text:p>296</text:p>
          </table:table-cell>
          <table:table-cell table:formula="of:=FLOOR([.$A46]*[.R$2]*[.$F$1]; 1) + [.$A46]*[.$C$1] + [.R$2]*[.$D$1] + [.$E$1]" office:value-type="float" office:value="309">
            <text:p>309</text:p>
          </table:table-cell>
          <table:table-cell table:formula="of:=FLOOR([.$A46]*[.S$2]*[.$F$1]; 1) + [.$A46]*[.$C$1] + [.S$2]*[.$D$1] + [.$E$1]" office:value-type="float" office:value="322">
            <text:p>322</text:p>
          </table:table-cell>
          <table:table-cell table:formula="of:=FLOOR([.$A46]*[.T$2]*[.$F$1]; 1) + [.$A46]*[.$C$1] + [.T$2]*[.$D$1] + [.$E$1]" office:value-type="float" office:value="335">
            <text:p>335</text:p>
          </table:table-cell>
          <table:table-cell table:formula="of:=FLOOR([.$A46]*[.U$2]*[.$F$1]; 1) + [.$A46]*[.$C$1] + [.U$2]*[.$D$1] + [.$E$1]" office:value-type="float" office:value="348">
            <text:p>348</text:p>
          </table:table-cell>
          <table:table-cell table:formula="of:=FLOOR([.$A46]*[.V$2]*[.$F$1]; 1) + [.$A46]*[.$C$1] + [.V$2]*[.$D$1] + [.$E$1]" office:value-type="float" office:value="361">
            <text:p>361</text:p>
          </table:table-cell>
          <table:table-cell table:formula="of:=FLOOR([.$A46]*[.W$2]*[.$F$1]; 1) + [.$A46]*[.$C$1] + [.W$2]*[.$D$1] + [.$E$1]" office:value-type="float" office:value="374">
            <text:p>374</text:p>
          </table:table-cell>
          <table:table-cell table:formula="of:=FLOOR([.$A46]*[.X$2]*[.$F$1]; 1) + [.$A46]*[.$C$1] + [.X$2]*[.$D$1] + [.$E$1]" office:value-type="float" office:value="387">
            <text:p>387</text:p>
          </table:table-cell>
          <table:table-cell table:formula="of:=FLOOR([.$A46]*[.Y$2]*[.$F$1]; 1) + [.$A46]*[.$C$1] + [.Y$2]*[.$D$1] + [.$E$1]" office:value-type="float" office:value="400">
            <text:p>400</text:p>
          </table:table-cell>
          <table:table-cell table:formula="of:=FLOOR([.$A46]*[.Z$2]*[.$F$1]; 1) + [.$A46]*[.$C$1] + [.Z$2]*[.$D$1] + [.$E$1]" office:value-type="float" office:value="413">
            <text:p>413</text:p>
          </table:table-cell>
          <table:table-cell table:formula="of:=FLOOR([.$A46]*[.AA$2]*[.$F$1]; 1) + [.$A46]*[.$C$1] + [.AA$2]*[.$D$1] + [.$E$1]" office:value-type="float" office:value="426">
            <text:p>426</text:p>
          </table:table-cell>
          <table:table-cell table:formula="of:=FLOOR([.$A46]*[.AB$2]*[.$F$1]; 1) + [.$A46]*[.$C$1] + [.AB$2]*[.$D$1] + [.$E$1]" office:value-type="float" office:value="439">
            <text:p>439</text:p>
          </table:table-cell>
          <table:table-cell table:formula="of:=FLOOR([.$A46]*[.AC$2]*[.$F$1]; 1) + [.$A46]*[.$C$1] + [.AC$2]*[.$D$1] + [.$E$1]" office:value-type="float" office:value="452">
            <text:p>452</text:p>
          </table:table-cell>
          <table:table-cell table:formula="of:=FLOOR([.$A46]*[.AD$2]*[.$F$1]; 1) + [.$A46]*[.$C$1] + [.AD$2]*[.$D$1] + [.$E$1]" office:value-type="float" office:value="465">
            <text:p>465</text:p>
          </table:table-cell>
          <table:table-cell table:formula="of:=FLOOR([.$A46]*[.AE$2]*[.$F$1]; 1) + [.$A46]*[.$C$1] + [.AE$2]*[.$D$1] + [.$E$1]" office:value-type="float" office:value="478">
            <text:p>478</text:p>
          </table:table-cell>
          <table:table-cell table:number-columns-repeated="225"/>
        </table:table-row>
        <table:table-row table:style-name="ro3">
          <table:table-cell office:value-type="float" office:value="45">
            <text:p>45</text:p>
          </table:table-cell>
          <table:table-cell table:formula="of:=FLOOR([.$A47]*[.B$2]*[.$F$1]; 1) + [.$A47]*[.$C$1] + [.B$2]*[.$D$1] + [.$E$1]" office:value-type="float" office:value="103">
            <text:p>103</text:p>
          </table:table-cell>
          <table:table-cell table:formula="of:=FLOOR([.$A47]*[.C$2]*[.$F$1]; 1) + [.$A47]*[.$C$1] + [.C$2]*[.$D$1] + [.$E$1]" office:value-type="float" office:value="116">
            <text:p>116</text:p>
          </table:table-cell>
          <table:table-cell table:formula="of:=FLOOR([.$A47]*[.D$2]*[.$F$1]; 1) + [.$A47]*[.$C$1] + [.D$2]*[.$D$1] + [.$E$1]" office:value-type="float" office:value="129">
            <text:p>129</text:p>
          </table:table-cell>
          <table:table-cell table:formula="of:=FLOOR([.$A47]*[.E$2]*[.$F$1]; 1) + [.$A47]*[.$C$1] + [.E$2]*[.$D$1] + [.$E$1]" office:value-type="float" office:value="143">
            <text:p>143</text:p>
          </table:table-cell>
          <table:table-cell table:formula="of:=FLOOR([.$A47]*[.F$2]*[.$F$1]; 1) + [.$A47]*[.$C$1] + [.F$2]*[.$D$1] + [.$E$1]" office:value-type="float" office:value="156">
            <text:p>156</text:p>
          </table:table-cell>
          <table:table-cell table:formula="of:=FLOOR([.$A47]*[.G$2]*[.$F$1]; 1) + [.$A47]*[.$C$1] + [.G$2]*[.$D$1] + [.$E$1]" office:value-type="float" office:value="169">
            <text:p>169</text:p>
          </table:table-cell>
          <table:table-cell table:formula="of:=FLOOR([.$A47]*[.H$2]*[.$F$1]; 1) + [.$A47]*[.$C$1] + [.H$2]*[.$D$1] + [.$E$1]" office:value-type="float" office:value="182">
            <text:p>182</text:p>
          </table:table-cell>
          <table:table-cell table:formula="of:=FLOOR([.$A47]*[.I$2]*[.$F$1]; 1) + [.$A47]*[.$C$1] + [.I$2]*[.$D$1] + [.$E$1]" office:value-type="float" office:value="196">
            <text:p>196</text:p>
          </table:table-cell>
          <table:table-cell table:formula="of:=FLOOR([.$A47]*[.J$2]*[.$F$1]; 1) + [.$A47]*[.$C$1] + [.J$2]*[.$D$1] + [.$E$1]" office:value-type="float" office:value="209">
            <text:p>209</text:p>
          </table:table-cell>
          <table:table-cell table:formula="of:=FLOOR([.$A47]*[.K$2]*[.$F$1]; 1) + [.$A47]*[.$C$1] + [.K$2]*[.$D$1] + [.$E$1]" office:value-type="float" office:value="222">
            <text:p>222</text:p>
          </table:table-cell>
          <table:table-cell table:formula="of:=FLOOR([.$A47]*[.L$2]*[.$F$1]; 1) + [.$A47]*[.$C$1] + [.L$2]*[.$D$1] + [.$E$1]" office:value-type="float" office:value="235">
            <text:p>235</text:p>
          </table:table-cell>
          <table:table-cell table:formula="of:=FLOOR([.$A47]*[.M$2]*[.$F$1]; 1) + [.$A47]*[.$C$1] + [.M$2]*[.$D$1] + [.$E$1]" office:value-type="float" office:value="249">
            <text:p>249</text:p>
          </table:table-cell>
          <table:table-cell table:formula="of:=FLOOR([.$A47]*[.N$2]*[.$F$1]; 1) + [.$A47]*[.$C$1] + [.N$2]*[.$D$1] + [.$E$1]" office:value-type="float" office:value="262">
            <text:p>262</text:p>
          </table:table-cell>
          <table:table-cell table:formula="of:=FLOOR([.$A47]*[.O$2]*[.$F$1]; 1) + [.$A47]*[.$C$1] + [.O$2]*[.$D$1] + [.$E$1]" office:value-type="float" office:value="275">
            <text:p>275</text:p>
          </table:table-cell>
          <table:table-cell table:formula="of:=FLOOR([.$A47]*[.P$2]*[.$F$1]; 1) + [.$A47]*[.$C$1] + [.P$2]*[.$D$1] + [.$E$1]" office:value-type="float" office:value="288">
            <text:p>288</text:p>
          </table:table-cell>
          <table:table-cell table:formula="of:=FLOOR([.$A47]*[.Q$2]*[.$F$1]; 1) + [.$A47]*[.$C$1] + [.Q$2]*[.$D$1] + [.$E$1]" office:value-type="float" office:value="302">
            <text:p>302</text:p>
          </table:table-cell>
          <table:table-cell table:formula="of:=FLOOR([.$A47]*[.R$2]*[.$F$1]; 1) + [.$A47]*[.$C$1] + [.R$2]*[.$D$1] + [.$E$1]" office:value-type="float" office:value="315">
            <text:p>315</text:p>
          </table:table-cell>
          <table:table-cell table:formula="of:=FLOOR([.$A47]*[.S$2]*[.$F$1]; 1) + [.$A47]*[.$C$1] + [.S$2]*[.$D$1] + [.$E$1]" office:value-type="float" office:value="328">
            <text:p>328</text:p>
          </table:table-cell>
          <table:table-cell table:formula="of:=FLOOR([.$A47]*[.T$2]*[.$F$1]; 1) + [.$A47]*[.$C$1] + [.T$2]*[.$D$1] + [.$E$1]" office:value-type="float" office:value="341">
            <text:p>341</text:p>
          </table:table-cell>
          <table:table-cell table:formula="of:=FLOOR([.$A47]*[.U$2]*[.$F$1]; 1) + [.$A47]*[.$C$1] + [.U$2]*[.$D$1] + [.$E$1]" office:value-type="float" office:value="355">
            <text:p>355</text:p>
          </table:table-cell>
          <table:table-cell table:formula="of:=FLOOR([.$A47]*[.V$2]*[.$F$1]; 1) + [.$A47]*[.$C$1] + [.V$2]*[.$D$1] + [.$E$1]" office:value-type="float" office:value="368">
            <text:p>368</text:p>
          </table:table-cell>
          <table:table-cell table:formula="of:=FLOOR([.$A47]*[.W$2]*[.$F$1]; 1) + [.$A47]*[.$C$1] + [.W$2]*[.$D$1] + [.$E$1]" office:value-type="float" office:value="381">
            <text:p>381</text:p>
          </table:table-cell>
          <table:table-cell table:formula="of:=FLOOR([.$A47]*[.X$2]*[.$F$1]; 1) + [.$A47]*[.$C$1] + [.X$2]*[.$D$1] + [.$E$1]" office:value-type="float" office:value="394">
            <text:p>394</text:p>
          </table:table-cell>
          <table:table-cell table:formula="of:=FLOOR([.$A47]*[.Y$2]*[.$F$1]; 1) + [.$A47]*[.$C$1] + [.Y$2]*[.$D$1] + [.$E$1]" office:value-type="float" office:value="408">
            <text:p>408</text:p>
          </table:table-cell>
          <table:table-cell table:formula="of:=FLOOR([.$A47]*[.Z$2]*[.$F$1]; 1) + [.$A47]*[.$C$1] + [.Z$2]*[.$D$1] + [.$E$1]" office:value-type="float" office:value="421">
            <text:p>421</text:p>
          </table:table-cell>
          <table:table-cell table:formula="of:=FLOOR([.$A47]*[.AA$2]*[.$F$1]; 1) + [.$A47]*[.$C$1] + [.AA$2]*[.$D$1] + [.$E$1]" office:value-type="float" office:value="434">
            <text:p>434</text:p>
          </table:table-cell>
          <table:table-cell table:formula="of:=FLOOR([.$A47]*[.AB$2]*[.$F$1]; 1) + [.$A47]*[.$C$1] + [.AB$2]*[.$D$1] + [.$E$1]" office:value-type="float" office:value="447">
            <text:p>447</text:p>
          </table:table-cell>
          <table:table-cell table:formula="of:=FLOOR([.$A47]*[.AC$2]*[.$F$1]; 1) + [.$A47]*[.$C$1] + [.AC$2]*[.$D$1] + [.$E$1]" office:value-type="float" office:value="461">
            <text:p>461</text:p>
          </table:table-cell>
          <table:table-cell table:formula="of:=FLOOR([.$A47]*[.AD$2]*[.$F$1]; 1) + [.$A47]*[.$C$1] + [.AD$2]*[.$D$1] + [.$E$1]" office:value-type="float" office:value="474">
            <text:p>474</text:p>
          </table:table-cell>
          <table:table-cell table:formula="of:=FLOOR([.$A47]*[.AE$2]*[.$F$1]; 1) + [.$A47]*[.$C$1] + [.AE$2]*[.$D$1] + [.$E$1]" office:value-type="float" office:value="487">
            <text:p>487</text:p>
          </table:table-cell>
          <table:table-cell table:number-columns-repeated="225"/>
        </table:table-row>
        <table:table-row table:style-name="ro3">
          <table:table-cell office:value-type="float" office:value="46">
            <text:p>46</text:p>
          </table:table-cell>
          <table:table-cell table:formula="of:=FLOOR([.$A48]*[.B$2]*[.$F$1]; 1) + [.$A48]*[.$C$1] + [.B$2]*[.$D$1] + [.$E$1]" office:value-type="float" office:value="105">
            <text:p>105</text:p>
          </table:table-cell>
          <table:table-cell table:formula="of:=FLOOR([.$A48]*[.C$2]*[.$F$1]; 1) + [.$A48]*[.$C$1] + [.C$2]*[.$D$1] + [.$E$1]" office:value-type="float" office:value="119">
            <text:p>119</text:p>
          </table:table-cell>
          <table:table-cell table:formula="of:=FLOOR([.$A48]*[.D$2]*[.$F$1]; 1) + [.$A48]*[.$C$1] + [.D$2]*[.$D$1] + [.$E$1]" office:value-type="float" office:value="132">
            <text:p>132</text:p>
          </table:table-cell>
          <table:table-cell table:formula="of:=FLOOR([.$A48]*[.E$2]*[.$F$1]; 1) + [.$A48]*[.$C$1] + [.E$2]*[.$D$1] + [.$E$1]" office:value-type="float" office:value="146">
            <text:p>146</text:p>
          </table:table-cell>
          <table:table-cell table:formula="of:=FLOOR([.$A48]*[.F$2]*[.$F$1]; 1) + [.$A48]*[.$C$1] + [.F$2]*[.$D$1] + [.$E$1]" office:value-type="float" office:value="159">
            <text:p>159</text:p>
          </table:table-cell>
          <table:table-cell table:formula="of:=FLOOR([.$A48]*[.G$2]*[.$F$1]; 1) + [.$A48]*[.$C$1] + [.G$2]*[.$D$1] + [.$E$1]" office:value-type="float" office:value="173">
            <text:p>173</text:p>
          </table:table-cell>
          <table:table-cell table:formula="of:=FLOOR([.$A48]*[.H$2]*[.$F$1]; 1) + [.$A48]*[.$C$1] + [.H$2]*[.$D$1] + [.$E$1]" office:value-type="float" office:value="186">
            <text:p>186</text:p>
          </table:table-cell>
          <table:table-cell table:formula="of:=FLOOR([.$A48]*[.I$2]*[.$F$1]; 1) + [.$A48]*[.$C$1] + [.I$2]*[.$D$1] + [.$E$1]" office:value-type="float" office:value="200">
            <text:p>200</text:p>
          </table:table-cell>
          <table:table-cell table:formula="of:=FLOOR([.$A48]*[.J$2]*[.$F$1]; 1) + [.$A48]*[.$C$1] + [.J$2]*[.$D$1] + [.$E$1]" office:value-type="float" office:value="213">
            <text:p>213</text:p>
          </table:table-cell>
          <table:table-cell table:formula="of:=FLOOR([.$A48]*[.K$2]*[.$F$1]; 1) + [.$A48]*[.$C$1] + [.K$2]*[.$D$1] + [.$E$1]" office:value-type="float" office:value="227">
            <text:p>227</text:p>
          </table:table-cell>
          <table:table-cell table:formula="of:=FLOOR([.$A48]*[.L$2]*[.$F$1]; 1) + [.$A48]*[.$C$1] + [.L$2]*[.$D$1] + [.$E$1]" office:value-type="float" office:value="240">
            <text:p>240</text:p>
          </table:table-cell>
          <table:table-cell table:formula="of:=FLOOR([.$A48]*[.M$2]*[.$F$1]; 1) + [.$A48]*[.$C$1] + [.M$2]*[.$D$1] + [.$E$1]" office:value-type="float" office:value="254">
            <text:p>254</text:p>
          </table:table-cell>
          <table:table-cell table:formula="of:=FLOOR([.$A48]*[.N$2]*[.$F$1]; 1) + [.$A48]*[.$C$1] + [.N$2]*[.$D$1] + [.$E$1]" office:value-type="float" office:value="267">
            <text:p>267</text:p>
          </table:table-cell>
          <table:table-cell table:formula="of:=FLOOR([.$A48]*[.O$2]*[.$F$1]; 1) + [.$A48]*[.$C$1] + [.O$2]*[.$D$1] + [.$E$1]" office:value-type="float" office:value="281">
            <text:p>281</text:p>
          </table:table-cell>
          <table:table-cell table:formula="of:=FLOOR([.$A48]*[.P$2]*[.$F$1]; 1) + [.$A48]*[.$C$1] + [.P$2]*[.$D$1] + [.$E$1]" office:value-type="float" office:value="294">
            <text:p>294</text:p>
          </table:table-cell>
          <table:table-cell table:formula="of:=FLOOR([.$A48]*[.Q$2]*[.$F$1]; 1) + [.$A48]*[.$C$1] + [.Q$2]*[.$D$1] + [.$E$1]" office:value-type="float" office:value="308">
            <text:p>308</text:p>
          </table:table-cell>
          <table:table-cell table:formula="of:=FLOOR([.$A48]*[.R$2]*[.$F$1]; 1) + [.$A48]*[.$C$1] + [.R$2]*[.$D$1] + [.$E$1]" office:value-type="float" office:value="321">
            <text:p>321</text:p>
          </table:table-cell>
          <table:table-cell table:formula="of:=FLOOR([.$A48]*[.S$2]*[.$F$1]; 1) + [.$A48]*[.$C$1] + [.S$2]*[.$D$1] + [.$E$1]" office:value-type="float" office:value="335">
            <text:p>335</text:p>
          </table:table-cell>
          <table:table-cell table:formula="of:=FLOOR([.$A48]*[.T$2]*[.$F$1]; 1) + [.$A48]*[.$C$1] + [.T$2]*[.$D$1] + [.$E$1]" office:value-type="float" office:value="348">
            <text:p>348</text:p>
          </table:table-cell>
          <table:table-cell table:formula="of:=FLOOR([.$A48]*[.U$2]*[.$F$1]; 1) + [.$A48]*[.$C$1] + [.U$2]*[.$D$1] + [.$E$1]" office:value-type="float" office:value="362">
            <text:p>362</text:p>
          </table:table-cell>
          <table:table-cell table:formula="of:=FLOOR([.$A48]*[.V$2]*[.$F$1]; 1) + [.$A48]*[.$C$1] + [.V$2]*[.$D$1] + [.$E$1]" office:value-type="float" office:value="375">
            <text:p>375</text:p>
          </table:table-cell>
          <table:table-cell table:formula="of:=FLOOR([.$A48]*[.W$2]*[.$F$1]; 1) + [.$A48]*[.$C$1] + [.W$2]*[.$D$1] + [.$E$1]" office:value-type="float" office:value="389">
            <text:p>389</text:p>
          </table:table-cell>
          <table:table-cell table:formula="of:=FLOOR([.$A48]*[.X$2]*[.$F$1]; 1) + [.$A48]*[.$C$1] + [.X$2]*[.$D$1] + [.$E$1]" office:value-type="float" office:value="402">
            <text:p>402</text:p>
          </table:table-cell>
          <table:table-cell table:formula="of:=FLOOR([.$A48]*[.Y$2]*[.$F$1]; 1) + [.$A48]*[.$C$1] + [.Y$2]*[.$D$1] + [.$E$1]" office:value-type="float" office:value="416">
            <text:p>416</text:p>
          </table:table-cell>
          <table:table-cell table:formula="of:=FLOOR([.$A48]*[.Z$2]*[.$F$1]; 1) + [.$A48]*[.$C$1] + [.Z$2]*[.$D$1] + [.$E$1]" office:value-type="float" office:value="429">
            <text:p>429</text:p>
          </table:table-cell>
          <table:table-cell table:formula="of:=FLOOR([.$A48]*[.AA$2]*[.$F$1]; 1) + [.$A48]*[.$C$1] + [.AA$2]*[.$D$1] + [.$E$1]" office:value-type="float" office:value="443">
            <text:p>443</text:p>
          </table:table-cell>
          <table:table-cell table:formula="of:=FLOOR([.$A48]*[.AB$2]*[.$F$1]; 1) + [.$A48]*[.$C$1] + [.AB$2]*[.$D$1] + [.$E$1]" office:value-type="float" office:value="456">
            <text:p>456</text:p>
          </table:table-cell>
          <table:table-cell table:formula="of:=FLOOR([.$A48]*[.AC$2]*[.$F$1]; 1) + [.$A48]*[.$C$1] + [.AC$2]*[.$D$1] + [.$E$1]" office:value-type="float" office:value="470">
            <text:p>470</text:p>
          </table:table-cell>
          <table:table-cell table:formula="of:=FLOOR([.$A48]*[.AD$2]*[.$F$1]; 1) + [.$A48]*[.$C$1] + [.AD$2]*[.$D$1] + [.$E$1]" office:value-type="float" office:value="483">
            <text:p>483</text:p>
          </table:table-cell>
          <table:table-cell table:formula="of:=FLOOR([.$A48]*[.AE$2]*[.$F$1]; 1) + [.$A48]*[.$C$1] + [.AE$2]*[.$D$1] + [.$E$1]" office:value-type="float" office:value="497">
            <text:p>497</text:p>
          </table:table-cell>
          <table:table-cell table:number-columns-repeated="225"/>
        </table:table-row>
        <table:table-row table:style-name="ro3">
          <table:table-cell office:value-type="float" office:value="47">
            <text:p>47</text:p>
          </table:table-cell>
          <table:table-cell table:formula="of:=FLOOR([.$A49]*[.B$2]*[.$F$1]; 1) + [.$A49]*[.$C$1] + [.B$2]*[.$D$1] + [.$E$1]" office:value-type="float" office:value="107">
            <text:p>107</text:p>
          </table:table-cell>
          <table:table-cell table:formula="of:=FLOOR([.$A49]*[.C$2]*[.$F$1]; 1) + [.$A49]*[.$C$1] + [.C$2]*[.$D$1] + [.$E$1]" office:value-type="float" office:value="121">
            <text:p>121</text:p>
          </table:table-cell>
          <table:table-cell table:formula="of:=FLOOR([.$A49]*[.D$2]*[.$F$1]; 1) + [.$A49]*[.$C$1] + [.D$2]*[.$D$1] + [.$E$1]" office:value-type="float" office:value="135">
            <text:p>135</text:p>
          </table:table-cell>
          <table:table-cell table:formula="of:=FLOOR([.$A49]*[.E$2]*[.$F$1]; 1) + [.$A49]*[.$C$1] + [.E$2]*[.$D$1] + [.$E$1]" office:value-type="float" office:value="149">
            <text:p>149</text:p>
          </table:table-cell>
          <table:table-cell table:formula="of:=FLOOR([.$A49]*[.F$2]*[.$F$1]; 1) + [.$A49]*[.$C$1] + [.F$2]*[.$D$1] + [.$E$1]" office:value-type="float" office:value="162">
            <text:p>162</text:p>
          </table:table-cell>
          <table:table-cell table:formula="of:=FLOOR([.$A49]*[.G$2]*[.$F$1]; 1) + [.$A49]*[.$C$1] + [.G$2]*[.$D$1] + [.$E$1]" office:value-type="float" office:value="176">
            <text:p>176</text:p>
          </table:table-cell>
          <table:table-cell table:formula="of:=FLOOR([.$A49]*[.H$2]*[.$F$1]; 1) + [.$A49]*[.$C$1] + [.H$2]*[.$D$1] + [.$E$1]" office:value-type="float" office:value="190">
            <text:p>190</text:p>
          </table:table-cell>
          <table:table-cell table:formula="of:=FLOOR([.$A49]*[.I$2]*[.$F$1]; 1) + [.$A49]*[.$C$1] + [.I$2]*[.$D$1] + [.$E$1]" office:value-type="float" office:value="204">
            <text:p>204</text:p>
          </table:table-cell>
          <table:table-cell table:formula="of:=FLOOR([.$A49]*[.J$2]*[.$F$1]; 1) + [.$A49]*[.$C$1] + [.J$2]*[.$D$1] + [.$E$1]" office:value-type="float" office:value="217">
            <text:p>217</text:p>
          </table:table-cell>
          <table:table-cell table:formula="of:=FLOOR([.$A49]*[.K$2]*[.$F$1]; 1) + [.$A49]*[.$C$1] + [.K$2]*[.$D$1] + [.$E$1]" office:value-type="float" office:value="231">
            <text:p>231</text:p>
          </table:table-cell>
          <table:table-cell table:formula="of:=FLOOR([.$A49]*[.L$2]*[.$F$1]; 1) + [.$A49]*[.$C$1] + [.L$2]*[.$D$1] + [.$E$1]" office:value-type="float" office:value="245">
            <text:p>245</text:p>
          </table:table-cell>
          <table:table-cell table:formula="of:=FLOOR([.$A49]*[.M$2]*[.$F$1]; 1) + [.$A49]*[.$C$1] + [.M$2]*[.$D$1] + [.$E$1]" office:value-type="float" office:value="259">
            <text:p>259</text:p>
          </table:table-cell>
          <table:table-cell table:formula="of:=FLOOR([.$A49]*[.N$2]*[.$F$1]; 1) + [.$A49]*[.$C$1] + [.N$2]*[.$D$1] + [.$E$1]" office:value-type="float" office:value="272">
            <text:p>272</text:p>
          </table:table-cell>
          <table:table-cell table:formula="of:=FLOOR([.$A49]*[.O$2]*[.$F$1]; 1) + [.$A49]*[.$C$1] + [.O$2]*[.$D$1] + [.$E$1]" office:value-type="float" office:value="286">
            <text:p>286</text:p>
          </table:table-cell>
          <table:table-cell table:formula="of:=FLOOR([.$A49]*[.P$2]*[.$F$1]; 1) + [.$A49]*[.$C$1] + [.P$2]*[.$D$1] + [.$E$1]" office:value-type="float" office:value="300">
            <text:p>300</text:p>
          </table:table-cell>
          <table:table-cell table:formula="of:=FLOOR([.$A49]*[.Q$2]*[.$F$1]; 1) + [.$A49]*[.$C$1] + [.Q$2]*[.$D$1] + [.$E$1]" office:value-type="float" office:value="314">
            <text:p>314</text:p>
          </table:table-cell>
          <table:table-cell table:formula="of:=FLOOR([.$A49]*[.R$2]*[.$F$1]; 1) + [.$A49]*[.$C$1] + [.R$2]*[.$D$1] + [.$E$1]" office:value-type="float" office:value="327">
            <text:p>327</text:p>
          </table:table-cell>
          <table:table-cell table:formula="of:=FLOOR([.$A49]*[.S$2]*[.$F$1]; 1) + [.$A49]*[.$C$1] + [.S$2]*[.$D$1] + [.$E$1]" office:value-type="float" office:value="341">
            <text:p>341</text:p>
          </table:table-cell>
          <table:table-cell table:formula="of:=FLOOR([.$A49]*[.T$2]*[.$F$1]; 1) + [.$A49]*[.$C$1] + [.T$2]*[.$D$1] + [.$E$1]" office:value-type="float" office:value="355">
            <text:p>355</text:p>
          </table:table-cell>
          <table:table-cell table:formula="of:=FLOOR([.$A49]*[.U$2]*[.$F$1]; 1) + [.$A49]*[.$C$1] + [.U$2]*[.$D$1] + [.$E$1]" office:value-type="float" office:value="369">
            <text:p>369</text:p>
          </table:table-cell>
          <table:table-cell table:formula="of:=FLOOR([.$A49]*[.V$2]*[.$F$1]; 1) + [.$A49]*[.$C$1] + [.V$2]*[.$D$1] + [.$E$1]" office:value-type="float" office:value="382">
            <text:p>382</text:p>
          </table:table-cell>
          <table:table-cell table:formula="of:=FLOOR([.$A49]*[.W$2]*[.$F$1]; 1) + [.$A49]*[.$C$1] + [.W$2]*[.$D$1] + [.$E$1]" office:value-type="float" office:value="396">
            <text:p>396</text:p>
          </table:table-cell>
          <table:table-cell table:formula="of:=FLOOR([.$A49]*[.X$2]*[.$F$1]; 1) + [.$A49]*[.$C$1] + [.X$2]*[.$D$1] + [.$E$1]" office:value-type="float" office:value="410">
            <text:p>410</text:p>
          </table:table-cell>
          <table:table-cell table:formula="of:=FLOOR([.$A49]*[.Y$2]*[.$F$1]; 1) + [.$A49]*[.$C$1] + [.Y$2]*[.$D$1] + [.$E$1]" office:value-type="float" office:value="424">
            <text:p>424</text:p>
          </table:table-cell>
          <table:table-cell table:formula="of:=FLOOR([.$A49]*[.Z$2]*[.$F$1]; 1) + [.$A49]*[.$C$1] + [.Z$2]*[.$D$1] + [.$E$1]" office:value-type="float" office:value="437">
            <text:p>437</text:p>
          </table:table-cell>
          <table:table-cell table:formula="of:=FLOOR([.$A49]*[.AA$2]*[.$F$1]; 1) + [.$A49]*[.$C$1] + [.AA$2]*[.$D$1] + [.$E$1]" office:value-type="float" office:value="451">
            <text:p>451</text:p>
          </table:table-cell>
          <table:table-cell table:formula="of:=FLOOR([.$A49]*[.AB$2]*[.$F$1]; 1) + [.$A49]*[.$C$1] + [.AB$2]*[.$D$1] + [.$E$1]" office:value-type="float" office:value="465">
            <text:p>465</text:p>
          </table:table-cell>
          <table:table-cell table:formula="of:=FLOOR([.$A49]*[.AC$2]*[.$F$1]; 1) + [.$A49]*[.$C$1] + [.AC$2]*[.$D$1] + [.$E$1]" office:value-type="float" office:value="479">
            <text:p>479</text:p>
          </table:table-cell>
          <table:table-cell table:formula="of:=FLOOR([.$A49]*[.AD$2]*[.$F$1]; 1) + [.$A49]*[.$C$1] + [.AD$2]*[.$D$1] + [.$E$1]" office:value-type="float" office:value="492">
            <text:p>492</text:p>
          </table:table-cell>
          <table:table-cell table:formula="of:=FLOOR([.$A49]*[.AE$2]*[.$F$1]; 1) + [.$A49]*[.$C$1] + [.AE$2]*[.$D$1] + [.$E$1]" office:value-type="float" office:value="506">
            <text:p>506</text:p>
          </table:table-cell>
          <table:table-cell table:number-columns-repeated="225"/>
        </table:table-row>
        <table:table-row table:style-name="ro3">
          <table:table-cell office:value-type="float" office:value="48">
            <text:p>48</text:p>
          </table:table-cell>
          <table:table-cell table:formula="of:=FLOOR([.$A50]*[.B$2]*[.$F$1]; 1) + [.$A50]*[.$C$1] + [.B$2]*[.$D$1] + [.$E$1]" office:value-type="float" office:value="110">
            <text:p>110</text:p>
          </table:table-cell>
          <table:table-cell table:formula="of:=FLOOR([.$A50]*[.C$2]*[.$F$1]; 1) + [.$A50]*[.$C$1] + [.C$2]*[.$D$1] + [.$E$1]" office:value-type="float" office:value="124">
            <text:p>124</text:p>
          </table:table-cell>
          <table:table-cell table:formula="of:=FLOOR([.$A50]*[.D$2]*[.$F$1]; 1) + [.$A50]*[.$C$1] + [.D$2]*[.$D$1] + [.$E$1]" office:value-type="float" office:value="138">
            <text:p>138</text:p>
          </table:table-cell>
          <table:table-cell table:formula="of:=FLOOR([.$A50]*[.E$2]*[.$F$1]; 1) + [.$A50]*[.$C$1] + [.E$2]*[.$D$1] + [.$E$1]" office:value-type="float" office:value="152">
            <text:p>152</text:p>
          </table:table-cell>
          <table:table-cell table:formula="of:=FLOOR([.$A50]*[.F$2]*[.$F$1]; 1) + [.$A50]*[.$C$1] + [.F$2]*[.$D$1] + [.$E$1]" office:value-type="float" office:value="166">
            <text:p>166</text:p>
          </table:table-cell>
          <table:table-cell table:formula="of:=FLOOR([.$A50]*[.G$2]*[.$F$1]; 1) + [.$A50]*[.$C$1] + [.G$2]*[.$D$1] + [.$E$1]" office:value-type="float" office:value="180">
            <text:p>180</text:p>
          </table:table-cell>
          <table:table-cell table:formula="of:=FLOOR([.$A50]*[.H$2]*[.$F$1]; 1) + [.$A50]*[.$C$1] + [.H$2]*[.$D$1] + [.$E$1]" office:value-type="float" office:value="194">
            <text:p>194</text:p>
          </table:table-cell>
          <table:table-cell table:formula="of:=FLOOR([.$A50]*[.I$2]*[.$F$1]; 1) + [.$A50]*[.$C$1] + [.I$2]*[.$D$1] + [.$E$1]" office:value-type="float" office:value="208">
            <text:p>208</text:p>
          </table:table-cell>
          <table:table-cell table:formula="of:=FLOOR([.$A50]*[.J$2]*[.$F$1]; 1) + [.$A50]*[.$C$1] + [.J$2]*[.$D$1] + [.$E$1]" office:value-type="float" office:value="222">
            <text:p>222</text:p>
          </table:table-cell>
          <table:table-cell table:formula="of:=FLOOR([.$A50]*[.K$2]*[.$F$1]; 1) + [.$A50]*[.$C$1] + [.K$2]*[.$D$1] + [.$E$1]" office:value-type="float" office:value="236">
            <text:p>236</text:p>
          </table:table-cell>
          <table:table-cell table:formula="of:=FLOOR([.$A50]*[.L$2]*[.$F$1]; 1) + [.$A50]*[.$C$1] + [.L$2]*[.$D$1] + [.$E$1]" office:value-type="float" office:value="250">
            <text:p>250</text:p>
          </table:table-cell>
          <table:table-cell table:formula="of:=FLOOR([.$A50]*[.M$2]*[.$F$1]; 1) + [.$A50]*[.$C$1] + [.M$2]*[.$D$1] + [.$E$1]" office:value-type="float" office:value="264">
            <text:p>264</text:p>
          </table:table-cell>
          <table:table-cell table:formula="of:=FLOOR([.$A50]*[.N$2]*[.$F$1]; 1) + [.$A50]*[.$C$1] + [.N$2]*[.$D$1] + [.$E$1]" office:value-type="float" office:value="278">
            <text:p>278</text:p>
          </table:table-cell>
          <table:table-cell table:formula="of:=FLOOR([.$A50]*[.O$2]*[.$F$1]; 1) + [.$A50]*[.$C$1] + [.O$2]*[.$D$1] + [.$E$1]" office:value-type="float" office:value="292">
            <text:p>292</text:p>
          </table:table-cell>
          <table:table-cell table:formula="of:=FLOOR([.$A50]*[.P$2]*[.$F$1]; 1) + [.$A50]*[.$C$1] + [.P$2]*[.$D$1] + [.$E$1]" office:value-type="float" office:value="306">
            <text:p>306</text:p>
          </table:table-cell>
          <table:table-cell table:formula="of:=FLOOR([.$A50]*[.Q$2]*[.$F$1]; 1) + [.$A50]*[.$C$1] + [.Q$2]*[.$D$1] + [.$E$1]" office:value-type="float" office:value="320">
            <text:p>320</text:p>
          </table:table-cell>
          <table:table-cell table:formula="of:=FLOOR([.$A50]*[.R$2]*[.$F$1]; 1) + [.$A50]*[.$C$1] + [.R$2]*[.$D$1] + [.$E$1]" office:value-type="float" office:value="334">
            <text:p>334</text:p>
          </table:table-cell>
          <table:table-cell table:formula="of:=FLOOR([.$A50]*[.S$2]*[.$F$1]; 1) + [.$A50]*[.$C$1] + [.S$2]*[.$D$1] + [.$E$1]" office:value-type="float" office:value="348">
            <text:p>348</text:p>
          </table:table-cell>
          <table:table-cell table:formula="of:=FLOOR([.$A50]*[.T$2]*[.$F$1]; 1) + [.$A50]*[.$C$1] + [.T$2]*[.$D$1] + [.$E$1]" office:value-type="float" office:value="362">
            <text:p>362</text:p>
          </table:table-cell>
          <table:table-cell table:formula="of:=FLOOR([.$A50]*[.U$2]*[.$F$1]; 1) + [.$A50]*[.$C$1] + [.U$2]*[.$D$1] + [.$E$1]" office:value-type="float" office:value="376">
            <text:p>376</text:p>
          </table:table-cell>
          <table:table-cell table:formula="of:=FLOOR([.$A50]*[.V$2]*[.$F$1]; 1) + [.$A50]*[.$C$1] + [.V$2]*[.$D$1] + [.$E$1]" office:value-type="float" office:value="390">
            <text:p>390</text:p>
          </table:table-cell>
          <table:table-cell table:formula="of:=FLOOR([.$A50]*[.W$2]*[.$F$1]; 1) + [.$A50]*[.$C$1] + [.W$2]*[.$D$1] + [.$E$1]" office:value-type="float" office:value="404">
            <text:p>404</text:p>
          </table:table-cell>
          <table:table-cell table:formula="of:=FLOOR([.$A50]*[.X$2]*[.$F$1]; 1) + [.$A50]*[.$C$1] + [.X$2]*[.$D$1] + [.$E$1]" office:value-type="float" office:value="418">
            <text:p>418</text:p>
          </table:table-cell>
          <table:table-cell table:formula="of:=FLOOR([.$A50]*[.Y$2]*[.$F$1]; 1) + [.$A50]*[.$C$1] + [.Y$2]*[.$D$1] + [.$E$1]" office:value-type="float" office:value="432">
            <text:p>432</text:p>
          </table:table-cell>
          <table:table-cell table:formula="of:=FLOOR([.$A50]*[.Z$2]*[.$F$1]; 1) + [.$A50]*[.$C$1] + [.Z$2]*[.$D$1] + [.$E$1]" office:value-type="float" office:value="446">
            <text:p>446</text:p>
          </table:table-cell>
          <table:table-cell table:formula="of:=FLOOR([.$A50]*[.AA$2]*[.$F$1]; 1) + [.$A50]*[.$C$1] + [.AA$2]*[.$D$1] + [.$E$1]" office:value-type="float" office:value="460">
            <text:p>460</text:p>
          </table:table-cell>
          <table:table-cell table:formula="of:=FLOOR([.$A50]*[.AB$2]*[.$F$1]; 1) + [.$A50]*[.$C$1] + [.AB$2]*[.$D$1] + [.$E$1]" office:value-type="float" office:value="474">
            <text:p>474</text:p>
          </table:table-cell>
          <table:table-cell table:formula="of:=FLOOR([.$A50]*[.AC$2]*[.$F$1]; 1) + [.$A50]*[.$C$1] + [.AC$2]*[.$D$1] + [.$E$1]" office:value-type="float" office:value="488">
            <text:p>488</text:p>
          </table:table-cell>
          <table:table-cell table:formula="of:=FLOOR([.$A50]*[.AD$2]*[.$F$1]; 1) + [.$A50]*[.$C$1] + [.AD$2]*[.$D$1] + [.$E$1]" office:value-type="float" office:value="502">
            <text:p>502</text:p>
          </table:table-cell>
          <table:table-cell table:formula="of:=FLOOR([.$A50]*[.AE$2]*[.$F$1]; 1) + [.$A50]*[.$C$1] + [.AE$2]*[.$D$1] + [.$E$1]" office:value-type="float" office:value="516">
            <text:p>516</text:p>
          </table:table-cell>
          <table:table-cell table:number-columns-repeated="225"/>
        </table:table-row>
        <table:table-row table:style-name="ro3">
          <table:table-cell office:value-type="float" office:value="49">
            <text:p>49</text:p>
          </table:table-cell>
          <table:table-cell table:formula="of:=FLOOR([.$A51]*[.B$2]*[.$F$1]; 1) + [.$A51]*[.$C$1] + [.B$2]*[.$D$1] + [.$E$1]" office:value-type="float" office:value="112">
            <text:p>112</text:p>
          </table:table-cell>
          <table:table-cell table:formula="of:=FLOOR([.$A51]*[.C$2]*[.$F$1]; 1) + [.$A51]*[.$C$1] + [.C$2]*[.$D$1] + [.$E$1]" office:value-type="float" office:value="126">
            <text:p>126</text:p>
          </table:table-cell>
          <table:table-cell table:formula="of:=FLOOR([.$A51]*[.D$2]*[.$F$1]; 1) + [.$A51]*[.$C$1] + [.D$2]*[.$D$1] + [.$E$1]" office:value-type="float" office:value="140">
            <text:p>140</text:p>
          </table:table-cell>
          <table:table-cell table:formula="of:=FLOOR([.$A51]*[.E$2]*[.$F$1]; 1) + [.$A51]*[.$C$1] + [.E$2]*[.$D$1] + [.$E$1]" office:value-type="float" office:value="155">
            <text:p>155</text:p>
          </table:table-cell>
          <table:table-cell table:formula="of:=FLOOR([.$A51]*[.F$2]*[.$F$1]; 1) + [.$A51]*[.$C$1] + [.F$2]*[.$D$1] + [.$E$1]" office:value-type="float" office:value="169">
            <text:p>169</text:p>
          </table:table-cell>
          <table:table-cell table:formula="of:=FLOOR([.$A51]*[.G$2]*[.$F$1]; 1) + [.$A51]*[.$C$1] + [.G$2]*[.$D$1] + [.$E$1]" office:value-type="float" office:value="183">
            <text:p>183</text:p>
          </table:table-cell>
          <table:table-cell table:formula="of:=FLOOR([.$A51]*[.H$2]*[.$F$1]; 1) + [.$A51]*[.$C$1] + [.H$2]*[.$D$1] + [.$E$1]" office:value-type="float" office:value="197">
            <text:p>197</text:p>
          </table:table-cell>
          <table:table-cell table:formula="of:=FLOOR([.$A51]*[.I$2]*[.$F$1]; 1) + [.$A51]*[.$C$1] + [.I$2]*[.$D$1] + [.$E$1]" office:value-type="float" office:value="212">
            <text:p>212</text:p>
          </table:table-cell>
          <table:table-cell table:formula="of:=FLOOR([.$A51]*[.J$2]*[.$F$1]; 1) + [.$A51]*[.$C$1] + [.J$2]*[.$D$1] + [.$E$1]" office:value-type="float" office:value="226">
            <text:p>226</text:p>
          </table:table-cell>
          <table:table-cell table:formula="of:=FLOOR([.$A51]*[.K$2]*[.$F$1]; 1) + [.$A51]*[.$C$1] + [.K$2]*[.$D$1] + [.$E$1]" office:value-type="float" office:value="240">
            <text:p>240</text:p>
          </table:table-cell>
          <table:table-cell table:formula="of:=FLOOR([.$A51]*[.L$2]*[.$F$1]; 1) + [.$A51]*[.$C$1] + [.L$2]*[.$D$1] + [.$E$1]" office:value-type="float" office:value="254">
            <text:p>254</text:p>
          </table:table-cell>
          <table:table-cell table:formula="of:=FLOOR([.$A51]*[.M$2]*[.$F$1]; 1) + [.$A51]*[.$C$1] + [.M$2]*[.$D$1] + [.$E$1]" office:value-type="float" office:value="269">
            <text:p>269</text:p>
          </table:table-cell>
          <table:table-cell table:formula="of:=FLOOR([.$A51]*[.N$2]*[.$F$1]; 1) + [.$A51]*[.$C$1] + [.N$2]*[.$D$1] + [.$E$1]" office:value-type="float" office:value="283">
            <text:p>283</text:p>
          </table:table-cell>
          <table:table-cell table:formula="of:=FLOOR([.$A51]*[.O$2]*[.$F$1]; 1) + [.$A51]*[.$C$1] + [.O$2]*[.$D$1] + [.$E$1]" office:value-type="float" office:value="297">
            <text:p>297</text:p>
          </table:table-cell>
          <table:table-cell table:formula="of:=FLOOR([.$A51]*[.P$2]*[.$F$1]; 1) + [.$A51]*[.$C$1] + [.P$2]*[.$D$1] + [.$E$1]" office:value-type="float" office:value="311">
            <text:p>311</text:p>
          </table:table-cell>
          <table:table-cell table:formula="of:=FLOOR([.$A51]*[.Q$2]*[.$F$1]; 1) + [.$A51]*[.$C$1] + [.Q$2]*[.$D$1] + [.$E$1]" office:value-type="float" office:value="326">
            <text:p>326</text:p>
          </table:table-cell>
          <table:table-cell table:formula="of:=FLOOR([.$A51]*[.R$2]*[.$F$1]; 1) + [.$A51]*[.$C$1] + [.R$2]*[.$D$1] + [.$E$1]" office:value-type="float" office:value="340">
            <text:p>340</text:p>
          </table:table-cell>
          <table:table-cell table:formula="of:=FLOOR([.$A51]*[.S$2]*[.$F$1]; 1) + [.$A51]*[.$C$1] + [.S$2]*[.$D$1] + [.$E$1]" office:value-type="float" office:value="354">
            <text:p>354</text:p>
          </table:table-cell>
          <table:table-cell table:formula="of:=FLOOR([.$A51]*[.T$2]*[.$F$1]; 1) + [.$A51]*[.$C$1] + [.T$2]*[.$D$1] + [.$E$1]" office:value-type="float" office:value="368">
            <text:p>368</text:p>
          </table:table-cell>
          <table:table-cell table:formula="of:=FLOOR([.$A51]*[.U$2]*[.$F$1]; 1) + [.$A51]*[.$C$1] + [.U$2]*[.$D$1] + [.$E$1]" office:value-type="float" office:value="383">
            <text:p>383</text:p>
          </table:table-cell>
          <table:table-cell table:formula="of:=FLOOR([.$A51]*[.V$2]*[.$F$1]; 1) + [.$A51]*[.$C$1] + [.V$2]*[.$D$1] + [.$E$1]" office:value-type="float" office:value="397">
            <text:p>397</text:p>
          </table:table-cell>
          <table:table-cell table:formula="of:=FLOOR([.$A51]*[.W$2]*[.$F$1]; 1) + [.$A51]*[.$C$1] + [.W$2]*[.$D$1] + [.$E$1]" office:value-type="float" office:value="411">
            <text:p>411</text:p>
          </table:table-cell>
          <table:table-cell table:formula="of:=FLOOR([.$A51]*[.X$2]*[.$F$1]; 1) + [.$A51]*[.$C$1] + [.X$2]*[.$D$1] + [.$E$1]" office:value-type="float" office:value="425">
            <text:p>425</text:p>
          </table:table-cell>
          <table:table-cell table:formula="of:=FLOOR([.$A51]*[.Y$2]*[.$F$1]; 1) + [.$A51]*[.$C$1] + [.Y$2]*[.$D$1] + [.$E$1]" office:value-type="float" office:value="440">
            <text:p>440</text:p>
          </table:table-cell>
          <table:table-cell table:formula="of:=FLOOR([.$A51]*[.Z$2]*[.$F$1]; 1) + [.$A51]*[.$C$1] + [.Z$2]*[.$D$1] + [.$E$1]" office:value-type="float" office:value="454">
            <text:p>454</text:p>
          </table:table-cell>
          <table:table-cell table:formula="of:=FLOOR([.$A51]*[.AA$2]*[.$F$1]; 1) + [.$A51]*[.$C$1] + [.AA$2]*[.$D$1] + [.$E$1]" office:value-type="float" office:value="468">
            <text:p>468</text:p>
          </table:table-cell>
          <table:table-cell table:formula="of:=FLOOR([.$A51]*[.AB$2]*[.$F$1]; 1) + [.$A51]*[.$C$1] + [.AB$2]*[.$D$1] + [.$E$1]" office:value-type="float" office:value="482">
            <text:p>482</text:p>
          </table:table-cell>
          <table:table-cell table:formula="of:=FLOOR([.$A51]*[.AC$2]*[.$F$1]; 1) + [.$A51]*[.$C$1] + [.AC$2]*[.$D$1] + [.$E$1]" office:value-type="float" office:value="497">
            <text:p>497</text:p>
          </table:table-cell>
          <table:table-cell table:formula="of:=FLOOR([.$A51]*[.AD$2]*[.$F$1]; 1) + [.$A51]*[.$C$1] + [.AD$2]*[.$D$1] + [.$E$1]" office:value-type="float" office:value="511">
            <text:p>511</text:p>
          </table:table-cell>
          <table:table-cell table:formula="of:=FLOOR([.$A51]*[.AE$2]*[.$F$1]; 1) + [.$A51]*[.$C$1] + [.AE$2]*[.$D$1] + [.$E$1]" office:value-type="float" office:value="525">
            <text:p>525</text:p>
          </table:table-cell>
          <table:table-cell table:number-columns-repeated="225"/>
        </table:table-row>
        <table:table-row table:style-name="ro3">
          <table:table-cell office:value-type="float" office:value="50">
            <text:p>50</text:p>
          </table:table-cell>
          <table:table-cell table:formula="of:=FLOOR([.$A52]*[.B$2]*[.$F$1]; 1) + [.$A52]*[.$C$1] + [.B$2]*[.$D$1] + [.$E$1]" office:value-type="float" office:value="114">
            <text:p>114</text:p>
          </table:table-cell>
          <table:table-cell table:formula="of:=FLOOR([.$A52]*[.C$2]*[.$F$1]; 1) + [.$A52]*[.$C$1] + [.C$2]*[.$D$1] + [.$E$1]" office:value-type="float" office:value="129">
            <text:p>129</text:p>
          </table:table-cell>
          <table:table-cell table:formula="of:=FLOOR([.$A52]*[.D$2]*[.$F$1]; 1) + [.$A52]*[.$C$1] + [.D$2]*[.$D$1] + [.$E$1]" office:value-type="float" office:value="143">
            <text:p>143</text:p>
          </table:table-cell>
          <table:table-cell table:formula="of:=FLOOR([.$A52]*[.E$2]*[.$F$1]; 1) + [.$A52]*[.$C$1] + [.E$2]*[.$D$1] + [.$E$1]" office:value-type="float" office:value="158">
            <text:p>158</text:p>
          </table:table-cell>
          <table:table-cell table:formula="of:=FLOOR([.$A52]*[.F$2]*[.$F$1]; 1) + [.$A52]*[.$C$1] + [.F$2]*[.$D$1] + [.$E$1]" office:value-type="float" office:value="172">
            <text:p>172</text:p>
          </table:table-cell>
          <table:table-cell table:formula="of:=FLOOR([.$A52]*[.G$2]*[.$F$1]; 1) + [.$A52]*[.$C$1] + [.G$2]*[.$D$1] + [.$E$1]" office:value-type="float" office:value="187">
            <text:p>187</text:p>
          </table:table-cell>
          <table:table-cell table:formula="of:=FLOOR([.$A52]*[.H$2]*[.$F$1]; 1) + [.$A52]*[.$C$1] + [.H$2]*[.$D$1] + [.$E$1]" office:value-type="float" office:value="201">
            <text:p>201</text:p>
          </table:table-cell>
          <table:table-cell table:formula="of:=FLOOR([.$A52]*[.I$2]*[.$F$1]; 1) + [.$A52]*[.$C$1] + [.I$2]*[.$D$1] + [.$E$1]" office:value-type="float" office:value="216">
            <text:p>216</text:p>
          </table:table-cell>
          <table:table-cell table:formula="of:=FLOOR([.$A52]*[.J$2]*[.$F$1]; 1) + [.$A52]*[.$C$1] + [.J$2]*[.$D$1] + [.$E$1]" office:value-type="float" office:value="230">
            <text:p>230</text:p>
          </table:table-cell>
          <table:table-cell table:formula="of:=FLOOR([.$A52]*[.K$2]*[.$F$1]; 1) + [.$A52]*[.$C$1] + [.K$2]*[.$D$1] + [.$E$1]" office:value-type="float" office:value="245">
            <text:p>245</text:p>
          </table:table-cell>
          <table:table-cell table:formula="of:=FLOOR([.$A52]*[.L$2]*[.$F$1]; 1) + [.$A52]*[.$C$1] + [.L$2]*[.$D$1] + [.$E$1]" office:value-type="float" office:value="259">
            <text:p>259</text:p>
          </table:table-cell>
          <table:table-cell table:formula="of:=FLOOR([.$A52]*[.M$2]*[.$F$1]; 1) + [.$A52]*[.$C$1] + [.M$2]*[.$D$1] + [.$E$1]" office:value-type="float" office:value="274">
            <text:p>274</text:p>
          </table:table-cell>
          <table:table-cell table:formula="of:=FLOOR([.$A52]*[.N$2]*[.$F$1]; 1) + [.$A52]*[.$C$1] + [.N$2]*[.$D$1] + [.$E$1]" office:value-type="float" office:value="288">
            <text:p>288</text:p>
          </table:table-cell>
          <table:table-cell table:formula="of:=FLOOR([.$A52]*[.O$2]*[.$F$1]; 1) + [.$A52]*[.$C$1] + [.O$2]*[.$D$1] + [.$E$1]" office:value-type="float" office:value="303">
            <text:p>303</text:p>
          </table:table-cell>
          <table:table-cell table:formula="of:=FLOOR([.$A52]*[.P$2]*[.$F$1]; 1) + [.$A52]*[.$C$1] + [.P$2]*[.$D$1] + [.$E$1]" office:value-type="float" office:value="317">
            <text:p>317</text:p>
          </table:table-cell>
          <table:table-cell table:formula="of:=FLOOR([.$A52]*[.Q$2]*[.$F$1]; 1) + [.$A52]*[.$C$1] + [.Q$2]*[.$D$1] + [.$E$1]" office:value-type="float" office:value="332">
            <text:p>332</text:p>
          </table:table-cell>
          <table:table-cell table:formula="of:=FLOOR([.$A52]*[.R$2]*[.$F$1]; 1) + [.$A52]*[.$C$1] + [.R$2]*[.$D$1] + [.$E$1]" office:value-type="float" office:value="346">
            <text:p>346</text:p>
          </table:table-cell>
          <table:table-cell table:formula="of:=FLOOR([.$A52]*[.S$2]*[.$F$1]; 1) + [.$A52]*[.$C$1] + [.S$2]*[.$D$1] + [.$E$1]" office:value-type="float" office:value="361">
            <text:p>361</text:p>
          </table:table-cell>
          <table:table-cell table:formula="of:=FLOOR([.$A52]*[.T$2]*[.$F$1]; 1) + [.$A52]*[.$C$1] + [.T$2]*[.$D$1] + [.$E$1]" office:value-type="float" office:value="375">
            <text:p>375</text:p>
          </table:table-cell>
          <table:table-cell table:formula="of:=FLOOR([.$A52]*[.U$2]*[.$F$1]; 1) + [.$A52]*[.$C$1] + [.U$2]*[.$D$1] + [.$E$1]" office:value-type="float" office:value="390">
            <text:p>390</text:p>
          </table:table-cell>
          <table:table-cell table:formula="of:=FLOOR([.$A52]*[.V$2]*[.$F$1]; 1) + [.$A52]*[.$C$1] + [.V$2]*[.$D$1] + [.$E$1]" office:value-type="float" office:value="404">
            <text:p>404</text:p>
          </table:table-cell>
          <table:table-cell table:formula="of:=FLOOR([.$A52]*[.W$2]*[.$F$1]; 1) + [.$A52]*[.$C$1] + [.W$2]*[.$D$1] + [.$E$1]" office:value-type="float" office:value="419">
            <text:p>419</text:p>
          </table:table-cell>
          <table:table-cell table:formula="of:=FLOOR([.$A52]*[.X$2]*[.$F$1]; 1) + [.$A52]*[.$C$1] + [.X$2]*[.$D$1] + [.$E$1]" office:value-type="float" office:value="433">
            <text:p>433</text:p>
          </table:table-cell>
          <table:table-cell table:formula="of:=FLOOR([.$A52]*[.Y$2]*[.$F$1]; 1) + [.$A52]*[.$C$1] + [.Y$2]*[.$D$1] + [.$E$1]" office:value-type="float" office:value="448">
            <text:p>448</text:p>
          </table:table-cell>
          <table:table-cell table:formula="of:=FLOOR([.$A52]*[.Z$2]*[.$F$1]; 1) + [.$A52]*[.$C$1] + [.Z$2]*[.$D$1] + [.$E$1]" office:value-type="float" office:value="462">
            <text:p>462</text:p>
          </table:table-cell>
          <table:table-cell table:formula="of:=FLOOR([.$A52]*[.AA$2]*[.$F$1]; 1) + [.$A52]*[.$C$1] + [.AA$2]*[.$D$1] + [.$E$1]" office:value-type="float" office:value="477">
            <text:p>477</text:p>
          </table:table-cell>
          <table:table-cell table:formula="of:=FLOOR([.$A52]*[.AB$2]*[.$F$1]; 1) + [.$A52]*[.$C$1] + [.AB$2]*[.$D$1] + [.$E$1]" office:value-type="float" office:value="491">
            <text:p>491</text:p>
          </table:table-cell>
          <table:table-cell table:formula="of:=FLOOR([.$A52]*[.AC$2]*[.$F$1]; 1) + [.$A52]*[.$C$1] + [.AC$2]*[.$D$1] + [.$E$1]" office:value-type="float" office:value="506">
            <text:p>506</text:p>
          </table:table-cell>
          <table:table-cell table:formula="of:=FLOOR([.$A52]*[.AD$2]*[.$F$1]; 1) + [.$A52]*[.$C$1] + [.AD$2]*[.$D$1] + [.$E$1]" office:value-type="float" office:value="520">
            <text:p>520</text:p>
          </table:table-cell>
          <table:table-cell table:formula="of:=FLOOR([.$A52]*[.AE$2]*[.$F$1]; 1) + [.$A52]*[.$C$1] + [.AE$2]*[.$D$1] + [.$E$1]" office:value-type="float" office:value="535">
            <text:p>535</text:p>
          </table:table-cell>
          <table:table-cell table:number-columns-repeated="225"/>
        </table:table-row>
        <table:table-row table:style-name="ro3">
          <table:table-cell office:value-type="float" office:value="51">
            <text:p>51</text:p>
          </table:table-cell>
          <table:table-cell table:formula="of:=FLOOR([.$A53]*[.B$2]*[.$F$1]; 1) + [.$A53]*[.$C$1] + [.B$2]*[.$D$1] + [.$E$1]" office:value-type="float" office:value="116">
            <text:p>116</text:p>
          </table:table-cell>
          <table:table-cell table:formula="of:=FLOOR([.$A53]*[.C$2]*[.$F$1]; 1) + [.$A53]*[.$C$1] + [.C$2]*[.$D$1] + [.$E$1]" office:value-type="float" office:value="131">
            <text:p>131</text:p>
          </table:table-cell>
          <table:table-cell table:formula="of:=FLOOR([.$A53]*[.D$2]*[.$F$1]; 1) + [.$A53]*[.$C$1] + [.D$2]*[.$D$1] + [.$E$1]" office:value-type="float" office:value="146">
            <text:p>146</text:p>
          </table:table-cell>
          <table:table-cell table:formula="of:=FLOOR([.$A53]*[.E$2]*[.$F$1]; 1) + [.$A53]*[.$C$1] + [.E$2]*[.$D$1] + [.$E$1]" office:value-type="float" office:value="161">
            <text:p>161</text:p>
          </table:table-cell>
          <table:table-cell table:formula="of:=FLOOR([.$A53]*[.F$2]*[.$F$1]; 1) + [.$A53]*[.$C$1] + [.F$2]*[.$D$1] + [.$E$1]" office:value-type="float" office:value="175">
            <text:p>175</text:p>
          </table:table-cell>
          <table:table-cell table:formula="of:=FLOOR([.$A53]*[.G$2]*[.$F$1]; 1) + [.$A53]*[.$C$1] + [.G$2]*[.$D$1] + [.$E$1]" office:value-type="float" office:value="190">
            <text:p>190</text:p>
          </table:table-cell>
          <table:table-cell table:formula="of:=FLOOR([.$A53]*[.H$2]*[.$F$1]; 1) + [.$A53]*[.$C$1] + [.H$2]*[.$D$1] + [.$E$1]" office:value-type="float" office:value="205">
            <text:p>205</text:p>
          </table:table-cell>
          <table:table-cell table:formula="of:=FLOOR([.$A53]*[.I$2]*[.$F$1]; 1) + [.$A53]*[.$C$1] + [.I$2]*[.$D$1] + [.$E$1]" office:value-type="float" office:value="220">
            <text:p>220</text:p>
          </table:table-cell>
          <table:table-cell table:formula="of:=FLOOR([.$A53]*[.J$2]*[.$F$1]; 1) + [.$A53]*[.$C$1] + [.J$2]*[.$D$1] + [.$E$1]" office:value-type="float" office:value="234">
            <text:p>234</text:p>
          </table:table-cell>
          <table:table-cell table:formula="of:=FLOOR([.$A53]*[.K$2]*[.$F$1]; 1) + [.$A53]*[.$C$1] + [.K$2]*[.$D$1] + [.$E$1]" office:value-type="float" office:value="249">
            <text:p>249</text:p>
          </table:table-cell>
          <table:table-cell table:formula="of:=FLOOR([.$A53]*[.L$2]*[.$F$1]; 1) + [.$A53]*[.$C$1] + [.L$2]*[.$D$1] + [.$E$1]" office:value-type="float" office:value="264">
            <text:p>264</text:p>
          </table:table-cell>
          <table:table-cell table:formula="of:=FLOOR([.$A53]*[.M$2]*[.$F$1]; 1) + [.$A53]*[.$C$1] + [.M$2]*[.$D$1] + [.$E$1]" office:value-type="float" office:value="279">
            <text:p>279</text:p>
          </table:table-cell>
          <table:table-cell table:formula="of:=FLOOR([.$A53]*[.N$2]*[.$F$1]; 1) + [.$A53]*[.$C$1] + [.N$2]*[.$D$1] + [.$E$1]" office:value-type="float" office:value="293">
            <text:p>293</text:p>
          </table:table-cell>
          <table:table-cell table:formula="of:=FLOOR([.$A53]*[.O$2]*[.$F$1]; 1) + [.$A53]*[.$C$1] + [.O$2]*[.$D$1] + [.$E$1]" office:value-type="float" office:value="308">
            <text:p>308</text:p>
          </table:table-cell>
          <table:table-cell table:formula="of:=FLOOR([.$A53]*[.P$2]*[.$F$1]; 1) + [.$A53]*[.$C$1] + [.P$2]*[.$D$1] + [.$E$1]" office:value-type="float" office:value="323">
            <text:p>323</text:p>
          </table:table-cell>
          <table:table-cell table:formula="of:=FLOOR([.$A53]*[.Q$2]*[.$F$1]; 1) + [.$A53]*[.$C$1] + [.Q$2]*[.$D$1] + [.$E$1]" office:value-type="float" office:value="338">
            <text:p>338</text:p>
          </table:table-cell>
          <table:table-cell table:formula="of:=FLOOR([.$A53]*[.R$2]*[.$F$1]; 1) + [.$A53]*[.$C$1] + [.R$2]*[.$D$1] + [.$E$1]" office:value-type="float" office:value="352">
            <text:p>352</text:p>
          </table:table-cell>
          <table:table-cell table:formula="of:=FLOOR([.$A53]*[.S$2]*[.$F$1]; 1) + [.$A53]*[.$C$1] + [.S$2]*[.$D$1] + [.$E$1]" office:value-type="float" office:value="367">
            <text:p>367</text:p>
          </table:table-cell>
          <table:table-cell table:formula="of:=FLOOR([.$A53]*[.T$2]*[.$F$1]; 1) + [.$A53]*[.$C$1] + [.T$2]*[.$D$1] + [.$E$1]" office:value-type="float" office:value="382">
            <text:p>382</text:p>
          </table:table-cell>
          <table:table-cell table:formula="of:=FLOOR([.$A53]*[.U$2]*[.$F$1]; 1) + [.$A53]*[.$C$1] + [.U$2]*[.$D$1] + [.$E$1]" office:value-type="float" office:value="397">
            <text:p>397</text:p>
          </table:table-cell>
          <table:table-cell table:formula="of:=FLOOR([.$A53]*[.V$2]*[.$F$1]; 1) + [.$A53]*[.$C$1] + [.V$2]*[.$D$1] + [.$E$1]" office:value-type="float" office:value="411">
            <text:p>411</text:p>
          </table:table-cell>
          <table:table-cell table:formula="of:=FLOOR([.$A53]*[.W$2]*[.$F$1]; 1) + [.$A53]*[.$C$1] + [.W$2]*[.$D$1] + [.$E$1]" office:value-type="float" office:value="426">
            <text:p>426</text:p>
          </table:table-cell>
          <table:table-cell table:formula="of:=FLOOR([.$A53]*[.X$2]*[.$F$1]; 1) + [.$A53]*[.$C$1] + [.X$2]*[.$D$1] + [.$E$1]" office:value-type="float" office:value="441">
            <text:p>441</text:p>
          </table:table-cell>
          <table:table-cell table:formula="of:=FLOOR([.$A53]*[.Y$2]*[.$F$1]; 1) + [.$A53]*[.$C$1] + [.Y$2]*[.$D$1] + [.$E$1]" office:value-type="float" office:value="456">
            <text:p>456</text:p>
          </table:table-cell>
          <table:table-cell table:formula="of:=FLOOR([.$A53]*[.Z$2]*[.$F$1]; 1) + [.$A53]*[.$C$1] + [.Z$2]*[.$D$1] + [.$E$1]" office:value-type="float" office:value="470">
            <text:p>470</text:p>
          </table:table-cell>
          <table:table-cell table:formula="of:=FLOOR([.$A53]*[.AA$2]*[.$F$1]; 1) + [.$A53]*[.$C$1] + [.AA$2]*[.$D$1] + [.$E$1]" office:value-type="float" office:value="485">
            <text:p>485</text:p>
          </table:table-cell>
          <table:table-cell table:formula="of:=FLOOR([.$A53]*[.AB$2]*[.$F$1]; 1) + [.$A53]*[.$C$1] + [.AB$2]*[.$D$1] + [.$E$1]" office:value-type="float" office:value="500">
            <text:p>500</text:p>
          </table:table-cell>
          <table:table-cell table:formula="of:=FLOOR([.$A53]*[.AC$2]*[.$F$1]; 1) + [.$A53]*[.$C$1] + [.AC$2]*[.$D$1] + [.$E$1]" office:value-type="float" office:value="515">
            <text:p>515</text:p>
          </table:table-cell>
          <table:table-cell table:formula="of:=FLOOR([.$A53]*[.AD$2]*[.$F$1]; 1) + [.$A53]*[.$C$1] + [.AD$2]*[.$D$1] + [.$E$1]" office:value-type="float" office:value="529">
            <text:p>529</text:p>
          </table:table-cell>
          <table:table-cell table:formula="of:=FLOOR([.$A53]*[.AE$2]*[.$F$1]; 1) + [.$A53]*[.$C$1] + [.AE$2]*[.$D$1] + [.$E$1]" office:value-type="float" office:value="544">
            <text:p>544</text:p>
          </table:table-cell>
          <table:table-cell table:number-columns-repeated="225"/>
        </table:table-row>
        <table:table-row table:style-name="ro3">
          <table:table-cell office:value-type="float" office:value="52">
            <text:p>52</text:p>
          </table:table-cell>
          <table:table-cell table:formula="of:=FLOOR([.$A54]*[.B$2]*[.$F$1]; 1) + [.$A54]*[.$C$1] + [.B$2]*[.$D$1] + [.$E$1]" office:value-type="float" office:value="119">
            <text:p>119</text:p>
          </table:table-cell>
          <table:table-cell table:formula="of:=FLOOR([.$A54]*[.C$2]*[.$F$1]; 1) + [.$A54]*[.$C$1] + [.C$2]*[.$D$1] + [.$E$1]" office:value-type="float" office:value="134">
            <text:p>134</text:p>
          </table:table-cell>
          <table:table-cell table:formula="of:=FLOOR([.$A54]*[.D$2]*[.$F$1]; 1) + [.$A54]*[.$C$1] + [.D$2]*[.$D$1] + [.$E$1]" office:value-type="float" office:value="149">
            <text:p>149</text:p>
          </table:table-cell>
          <table:table-cell table:formula="of:=FLOOR([.$A54]*[.E$2]*[.$F$1]; 1) + [.$A54]*[.$C$1] + [.E$2]*[.$D$1] + [.$E$1]" office:value-type="float" office:value="164">
            <text:p>164</text:p>
          </table:table-cell>
          <table:table-cell table:formula="of:=FLOOR([.$A54]*[.F$2]*[.$F$1]; 1) + [.$A54]*[.$C$1] + [.F$2]*[.$D$1] + [.$E$1]" office:value-type="float" office:value="179">
            <text:p>179</text:p>
          </table:table-cell>
          <table:table-cell table:formula="of:=FLOOR([.$A54]*[.G$2]*[.$F$1]; 1) + [.$A54]*[.$C$1] + [.G$2]*[.$D$1] + [.$E$1]" office:value-type="float" office:value="194">
            <text:p>194</text:p>
          </table:table-cell>
          <table:table-cell table:formula="of:=FLOOR([.$A54]*[.H$2]*[.$F$1]; 1) + [.$A54]*[.$C$1] + [.H$2]*[.$D$1] + [.$E$1]" office:value-type="float" office:value="209">
            <text:p>209</text:p>
          </table:table-cell>
          <table:table-cell table:formula="of:=FLOOR([.$A54]*[.I$2]*[.$F$1]; 1) + [.$A54]*[.$C$1] + [.I$2]*[.$D$1] + [.$E$1]" office:value-type="float" office:value="224">
            <text:p>224</text:p>
          </table:table-cell>
          <table:table-cell table:formula="of:=FLOOR([.$A54]*[.J$2]*[.$F$1]; 1) + [.$A54]*[.$C$1] + [.J$2]*[.$D$1] + [.$E$1]" office:value-type="float" office:value="239">
            <text:p>239</text:p>
          </table:table-cell>
          <table:table-cell table:formula="of:=FLOOR([.$A54]*[.K$2]*[.$F$1]; 1) + [.$A54]*[.$C$1] + [.K$2]*[.$D$1] + [.$E$1]" office:value-type="float" office:value="254">
            <text:p>254</text:p>
          </table:table-cell>
          <table:table-cell table:formula="of:=FLOOR([.$A54]*[.L$2]*[.$F$1]; 1) + [.$A54]*[.$C$1] + [.L$2]*[.$D$1] + [.$E$1]" office:value-type="float" office:value="269">
            <text:p>269</text:p>
          </table:table-cell>
          <table:table-cell table:formula="of:=FLOOR([.$A54]*[.M$2]*[.$F$1]; 1) + [.$A54]*[.$C$1] + [.M$2]*[.$D$1] + [.$E$1]" office:value-type="float" office:value="284">
            <text:p>284</text:p>
          </table:table-cell>
          <table:table-cell table:formula="of:=FLOOR([.$A54]*[.N$2]*[.$F$1]; 1) + [.$A54]*[.$C$1] + [.N$2]*[.$D$1] + [.$E$1]" office:value-type="float" office:value="299">
            <text:p>299</text:p>
          </table:table-cell>
          <table:table-cell table:formula="of:=FLOOR([.$A54]*[.O$2]*[.$F$1]; 1) + [.$A54]*[.$C$1] + [.O$2]*[.$D$1] + [.$E$1]" office:value-type="float" office:value="314">
            <text:p>314</text:p>
          </table:table-cell>
          <table:table-cell table:formula="of:=FLOOR([.$A54]*[.P$2]*[.$F$1]; 1) + [.$A54]*[.$C$1] + [.P$2]*[.$D$1] + [.$E$1]" office:value-type="float" office:value="329">
            <text:p>329</text:p>
          </table:table-cell>
          <table:table-cell table:formula="of:=FLOOR([.$A54]*[.Q$2]*[.$F$1]; 1) + [.$A54]*[.$C$1] + [.Q$2]*[.$D$1] + [.$E$1]" office:value-type="float" office:value="344">
            <text:p>344</text:p>
          </table:table-cell>
          <table:table-cell table:formula="of:=FLOOR([.$A54]*[.R$2]*[.$F$1]; 1) + [.$A54]*[.$C$1] + [.R$2]*[.$D$1] + [.$E$1]" office:value-type="float" office:value="359">
            <text:p>359</text:p>
          </table:table-cell>
          <table:table-cell table:formula="of:=FLOOR([.$A54]*[.S$2]*[.$F$1]; 1) + [.$A54]*[.$C$1] + [.S$2]*[.$D$1] + [.$E$1]" office:value-type="float" office:value="374">
            <text:p>374</text:p>
          </table:table-cell>
          <table:table-cell table:formula="of:=FLOOR([.$A54]*[.T$2]*[.$F$1]; 1) + [.$A54]*[.$C$1] + [.T$2]*[.$D$1] + [.$E$1]" office:value-type="float" office:value="389">
            <text:p>389</text:p>
          </table:table-cell>
          <table:table-cell table:formula="of:=FLOOR([.$A54]*[.U$2]*[.$F$1]; 1) + [.$A54]*[.$C$1] + [.U$2]*[.$D$1] + [.$E$1]" office:value-type="float" office:value="404">
            <text:p>404</text:p>
          </table:table-cell>
          <table:table-cell table:formula="of:=FLOOR([.$A54]*[.V$2]*[.$F$1]; 1) + [.$A54]*[.$C$1] + [.V$2]*[.$D$1] + [.$E$1]" office:value-type="float" office:value="419">
            <text:p>419</text:p>
          </table:table-cell>
          <table:table-cell table:formula="of:=FLOOR([.$A54]*[.W$2]*[.$F$1]; 1) + [.$A54]*[.$C$1] + [.W$2]*[.$D$1] + [.$E$1]" office:value-type="float" office:value="434">
            <text:p>434</text:p>
          </table:table-cell>
          <table:table-cell table:formula="of:=FLOOR([.$A54]*[.X$2]*[.$F$1]; 1) + [.$A54]*[.$C$1] + [.X$2]*[.$D$1] + [.$E$1]" office:value-type="float" office:value="449">
            <text:p>449</text:p>
          </table:table-cell>
          <table:table-cell table:formula="of:=FLOOR([.$A54]*[.Y$2]*[.$F$1]; 1) + [.$A54]*[.$C$1] + [.Y$2]*[.$D$1] + [.$E$1]" office:value-type="float" office:value="464">
            <text:p>464</text:p>
          </table:table-cell>
          <table:table-cell table:formula="of:=FLOOR([.$A54]*[.Z$2]*[.$F$1]; 1) + [.$A54]*[.$C$1] + [.Z$2]*[.$D$1] + [.$E$1]" office:value-type="float" office:value="479">
            <text:p>479</text:p>
          </table:table-cell>
          <table:table-cell table:formula="of:=FLOOR([.$A54]*[.AA$2]*[.$F$1]; 1) + [.$A54]*[.$C$1] + [.AA$2]*[.$D$1] + [.$E$1]" office:value-type="float" office:value="494">
            <text:p>494</text:p>
          </table:table-cell>
          <table:table-cell table:formula="of:=FLOOR([.$A54]*[.AB$2]*[.$F$1]; 1) + [.$A54]*[.$C$1] + [.AB$2]*[.$D$1] + [.$E$1]" office:value-type="float" office:value="509">
            <text:p>509</text:p>
          </table:table-cell>
          <table:table-cell table:formula="of:=FLOOR([.$A54]*[.AC$2]*[.$F$1]; 1) + [.$A54]*[.$C$1] + [.AC$2]*[.$D$1] + [.$E$1]" office:value-type="float" office:value="524">
            <text:p>524</text:p>
          </table:table-cell>
          <table:table-cell table:formula="of:=FLOOR([.$A54]*[.AD$2]*[.$F$1]; 1) + [.$A54]*[.$C$1] + [.AD$2]*[.$D$1] + [.$E$1]" office:value-type="float" office:value="539">
            <text:p>539</text:p>
          </table:table-cell>
          <table:table-cell table:formula="of:=FLOOR([.$A54]*[.AE$2]*[.$F$1]; 1) + [.$A54]*[.$C$1] + [.AE$2]*[.$D$1] + [.$E$1]" office:value-type="float" office:value="554">
            <text:p>554</text:p>
          </table:table-cell>
          <table:table-cell table:number-columns-repeated="225"/>
        </table:table-row>
        <table:table-row table:style-name="ro3">
          <table:table-cell office:value-type="float" office:value="53">
            <text:p>53</text:p>
          </table:table-cell>
          <table:table-cell table:formula="of:=FLOOR([.$A55]*[.B$2]*[.$F$1]; 1) + [.$A55]*[.$C$1] + [.B$2]*[.$D$1] + [.$E$1]" office:value-type="float" office:value="121">
            <text:p>121</text:p>
          </table:table-cell>
          <table:table-cell table:formula="of:=FLOOR([.$A55]*[.C$2]*[.$F$1]; 1) + [.$A55]*[.$C$1] + [.C$2]*[.$D$1] + [.$E$1]" office:value-type="float" office:value="136">
            <text:p>136</text:p>
          </table:table-cell>
          <table:table-cell table:formula="of:=FLOOR([.$A55]*[.D$2]*[.$F$1]; 1) + [.$A55]*[.$C$1] + [.D$2]*[.$D$1] + [.$E$1]" office:value-type="float" office:value="151">
            <text:p>151</text:p>
          </table:table-cell>
          <table:table-cell table:formula="of:=FLOOR([.$A55]*[.E$2]*[.$F$1]; 1) + [.$A55]*[.$C$1] + [.E$2]*[.$D$1] + [.$E$1]" office:value-type="float" office:value="167">
            <text:p>167</text:p>
          </table:table-cell>
          <table:table-cell table:formula="of:=FLOOR([.$A55]*[.F$2]*[.$F$1]; 1) + [.$A55]*[.$C$1] + [.F$2]*[.$D$1] + [.$E$1]" office:value-type="float" office:value="182">
            <text:p>182</text:p>
          </table:table-cell>
          <table:table-cell table:formula="of:=FLOOR([.$A55]*[.G$2]*[.$F$1]; 1) + [.$A55]*[.$C$1] + [.G$2]*[.$D$1] + [.$E$1]" office:value-type="float" office:value="197">
            <text:p>197</text:p>
          </table:table-cell>
          <table:table-cell table:formula="of:=FLOOR([.$A55]*[.H$2]*[.$F$1]; 1) + [.$A55]*[.$C$1] + [.H$2]*[.$D$1] + [.$E$1]" office:value-type="float" office:value="212">
            <text:p>212</text:p>
          </table:table-cell>
          <table:table-cell table:formula="of:=FLOOR([.$A55]*[.I$2]*[.$F$1]; 1) + [.$A55]*[.$C$1] + [.I$2]*[.$D$1] + [.$E$1]" office:value-type="float" office:value="228">
            <text:p>228</text:p>
          </table:table-cell>
          <table:table-cell table:formula="of:=FLOOR([.$A55]*[.J$2]*[.$F$1]; 1) + [.$A55]*[.$C$1] + [.J$2]*[.$D$1] + [.$E$1]" office:value-type="float" office:value="243">
            <text:p>243</text:p>
          </table:table-cell>
          <table:table-cell table:formula="of:=FLOOR([.$A55]*[.K$2]*[.$F$1]; 1) + [.$A55]*[.$C$1] + [.K$2]*[.$D$1] + [.$E$1]" office:value-type="float" office:value="258">
            <text:p>258</text:p>
          </table:table-cell>
          <table:table-cell table:formula="of:=FLOOR([.$A55]*[.L$2]*[.$F$1]; 1) + [.$A55]*[.$C$1] + [.L$2]*[.$D$1] + [.$E$1]" office:value-type="float" office:value="273">
            <text:p>273</text:p>
          </table:table-cell>
          <table:table-cell table:formula="of:=FLOOR([.$A55]*[.M$2]*[.$F$1]; 1) + [.$A55]*[.$C$1] + [.M$2]*[.$D$1] + [.$E$1]" office:value-type="float" office:value="289">
            <text:p>289</text:p>
          </table:table-cell>
          <table:table-cell table:formula="of:=FLOOR([.$A55]*[.N$2]*[.$F$1]; 1) + [.$A55]*[.$C$1] + [.N$2]*[.$D$1] + [.$E$1]" office:value-type="float" office:value="304">
            <text:p>304</text:p>
          </table:table-cell>
          <table:table-cell table:formula="of:=FLOOR([.$A55]*[.O$2]*[.$F$1]; 1) + [.$A55]*[.$C$1] + [.O$2]*[.$D$1] + [.$E$1]" office:value-type="float" office:value="319">
            <text:p>319</text:p>
          </table:table-cell>
          <table:table-cell table:formula="of:=FLOOR([.$A55]*[.P$2]*[.$F$1]; 1) + [.$A55]*[.$C$1] + [.P$2]*[.$D$1] + [.$E$1]" office:value-type="float" office:value="334">
            <text:p>334</text:p>
          </table:table-cell>
          <table:table-cell table:formula="of:=FLOOR([.$A55]*[.Q$2]*[.$F$1]; 1) + [.$A55]*[.$C$1] + [.Q$2]*[.$D$1] + [.$E$1]" office:value-type="float" office:value="350">
            <text:p>350</text:p>
          </table:table-cell>
          <table:table-cell table:formula="of:=FLOOR([.$A55]*[.R$2]*[.$F$1]; 1) + [.$A55]*[.$C$1] + [.R$2]*[.$D$1] + [.$E$1]" office:value-type="float" office:value="365">
            <text:p>365</text:p>
          </table:table-cell>
          <table:table-cell table:formula="of:=FLOOR([.$A55]*[.S$2]*[.$F$1]; 1) + [.$A55]*[.$C$1] + [.S$2]*[.$D$1] + [.$E$1]" office:value-type="float" office:value="380">
            <text:p>380</text:p>
          </table:table-cell>
          <table:table-cell table:formula="of:=FLOOR([.$A55]*[.T$2]*[.$F$1]; 1) + [.$A55]*[.$C$1] + [.T$2]*[.$D$1] + [.$E$1]" office:value-type="float" office:value="395">
            <text:p>395</text:p>
          </table:table-cell>
          <table:table-cell table:formula="of:=FLOOR([.$A55]*[.U$2]*[.$F$1]; 1) + [.$A55]*[.$C$1] + [.U$2]*[.$D$1] + [.$E$1]" office:value-type="float" office:value="411">
            <text:p>411</text:p>
          </table:table-cell>
          <table:table-cell table:formula="of:=FLOOR([.$A55]*[.V$2]*[.$F$1]; 1) + [.$A55]*[.$C$1] + [.V$2]*[.$D$1] + [.$E$1]" office:value-type="float" office:value="426">
            <text:p>426</text:p>
          </table:table-cell>
          <table:table-cell table:formula="of:=FLOOR([.$A55]*[.W$2]*[.$F$1]; 1) + [.$A55]*[.$C$1] + [.W$2]*[.$D$1] + [.$E$1]" office:value-type="float" office:value="441">
            <text:p>441</text:p>
          </table:table-cell>
          <table:table-cell table:formula="of:=FLOOR([.$A55]*[.X$2]*[.$F$1]; 1) + [.$A55]*[.$C$1] + [.X$2]*[.$D$1] + [.$E$1]" office:value-type="float" office:value="456">
            <text:p>456</text:p>
          </table:table-cell>
          <table:table-cell table:formula="of:=FLOOR([.$A55]*[.Y$2]*[.$F$1]; 1) + [.$A55]*[.$C$1] + [.Y$2]*[.$D$1] + [.$E$1]" office:value-type="float" office:value="472">
            <text:p>472</text:p>
          </table:table-cell>
          <table:table-cell table:formula="of:=FLOOR([.$A55]*[.Z$2]*[.$F$1]; 1) + [.$A55]*[.$C$1] + [.Z$2]*[.$D$1] + [.$E$1]" office:value-type="float" office:value="487">
            <text:p>487</text:p>
          </table:table-cell>
          <table:table-cell table:formula="of:=FLOOR([.$A55]*[.AA$2]*[.$F$1]; 1) + [.$A55]*[.$C$1] + [.AA$2]*[.$D$1] + [.$E$1]" office:value-type="float" office:value="502">
            <text:p>502</text:p>
          </table:table-cell>
          <table:table-cell table:formula="of:=FLOOR([.$A55]*[.AB$2]*[.$F$1]; 1) + [.$A55]*[.$C$1] + [.AB$2]*[.$D$1] + [.$E$1]" office:value-type="float" office:value="517">
            <text:p>517</text:p>
          </table:table-cell>
          <table:table-cell table:formula="of:=FLOOR([.$A55]*[.AC$2]*[.$F$1]; 1) + [.$A55]*[.$C$1] + [.AC$2]*[.$D$1] + [.$E$1]" office:value-type="float" office:value="533">
            <text:p>533</text:p>
          </table:table-cell>
          <table:table-cell table:formula="of:=FLOOR([.$A55]*[.AD$2]*[.$F$1]; 1) + [.$A55]*[.$C$1] + [.AD$2]*[.$D$1] + [.$E$1]" office:value-type="float" office:value="548">
            <text:p>548</text:p>
          </table:table-cell>
          <table:table-cell table:formula="of:=FLOOR([.$A55]*[.AE$2]*[.$F$1]; 1) + [.$A55]*[.$C$1] + [.AE$2]*[.$D$1] + [.$E$1]" office:value-type="float" office:value="563">
            <text:p>563</text:p>
          </table:table-cell>
          <table:table-cell table:number-columns-repeated="225"/>
        </table:table-row>
        <table:table-row table:style-name="ro3">
          <table:table-cell office:value-type="float" office:value="54">
            <text:p>54</text:p>
          </table:table-cell>
          <table:table-cell table:formula="of:=FLOOR([.$A56]*[.B$2]*[.$F$1]; 1) + [.$A56]*[.$C$1] + [.B$2]*[.$D$1] + [.$E$1]" office:value-type="float" office:value="123">
            <text:p>123</text:p>
          </table:table-cell>
          <table:table-cell table:formula="of:=FLOOR([.$A56]*[.C$2]*[.$F$1]; 1) + [.$A56]*[.$C$1] + [.C$2]*[.$D$1] + [.$E$1]" office:value-type="float" office:value="139">
            <text:p>139</text:p>
          </table:table-cell>
          <table:table-cell table:formula="of:=FLOOR([.$A56]*[.D$2]*[.$F$1]; 1) + [.$A56]*[.$C$1] + [.D$2]*[.$D$1] + [.$E$1]" office:value-type="float" office:value="154">
            <text:p>154</text:p>
          </table:table-cell>
          <table:table-cell table:formula="of:=FLOOR([.$A56]*[.E$2]*[.$F$1]; 1) + [.$A56]*[.$C$1] + [.E$2]*[.$D$1] + [.$E$1]" office:value-type="float" office:value="170">
            <text:p>170</text:p>
          </table:table-cell>
          <table:table-cell table:formula="of:=FLOOR([.$A56]*[.F$2]*[.$F$1]; 1) + [.$A56]*[.$C$1] + [.F$2]*[.$D$1] + [.$E$1]" office:value-type="float" office:value="185">
            <text:p>185</text:p>
          </table:table-cell>
          <table:table-cell table:formula="of:=FLOOR([.$A56]*[.G$2]*[.$F$1]; 1) + [.$A56]*[.$C$1] + [.G$2]*[.$D$1] + [.$E$1]" office:value-type="float" office:value="201">
            <text:p>201</text:p>
          </table:table-cell>
          <table:table-cell table:formula="of:=FLOOR([.$A56]*[.H$2]*[.$F$1]; 1) + [.$A56]*[.$C$1] + [.H$2]*[.$D$1] + [.$E$1]" office:value-type="float" office:value="216">
            <text:p>216</text:p>
          </table:table-cell>
          <table:table-cell table:formula="of:=FLOOR([.$A56]*[.I$2]*[.$F$1]; 1) + [.$A56]*[.$C$1] + [.I$2]*[.$D$1] + [.$E$1]" office:value-type="float" office:value="232">
            <text:p>232</text:p>
          </table:table-cell>
          <table:table-cell table:formula="of:=FLOOR([.$A56]*[.J$2]*[.$F$1]; 1) + [.$A56]*[.$C$1] + [.J$2]*[.$D$1] + [.$E$1]" office:value-type="float" office:value="247">
            <text:p>247</text:p>
          </table:table-cell>
          <table:table-cell table:formula="of:=FLOOR([.$A56]*[.K$2]*[.$F$1]; 1) + [.$A56]*[.$C$1] + [.K$2]*[.$D$1] + [.$E$1]" office:value-type="float" office:value="263">
            <text:p>263</text:p>
          </table:table-cell>
          <table:table-cell table:formula="of:=FLOOR([.$A56]*[.L$2]*[.$F$1]; 1) + [.$A56]*[.$C$1] + [.L$2]*[.$D$1] + [.$E$1]" office:value-type="float" office:value="278">
            <text:p>278</text:p>
          </table:table-cell>
          <table:table-cell table:formula="of:=FLOOR([.$A56]*[.M$2]*[.$F$1]; 1) + [.$A56]*[.$C$1] + [.M$2]*[.$D$1] + [.$E$1]" office:value-type="float" office:value="294">
            <text:p>294</text:p>
          </table:table-cell>
          <table:table-cell table:formula="of:=FLOOR([.$A56]*[.N$2]*[.$F$1]; 1) + [.$A56]*[.$C$1] + [.N$2]*[.$D$1] + [.$E$1]" office:value-type="float" office:value="309">
            <text:p>309</text:p>
          </table:table-cell>
          <table:table-cell table:formula="of:=FLOOR([.$A56]*[.O$2]*[.$F$1]; 1) + [.$A56]*[.$C$1] + [.O$2]*[.$D$1] + [.$E$1]" office:value-type="float" office:value="325">
            <text:p>325</text:p>
          </table:table-cell>
          <table:table-cell table:formula="of:=FLOOR([.$A56]*[.P$2]*[.$F$1]; 1) + [.$A56]*[.$C$1] + [.P$2]*[.$D$1] + [.$E$1]" office:value-type="float" office:value="340">
            <text:p>340</text:p>
          </table:table-cell>
          <table:table-cell table:formula="of:=FLOOR([.$A56]*[.Q$2]*[.$F$1]; 1) + [.$A56]*[.$C$1] + [.Q$2]*[.$D$1] + [.$E$1]" office:value-type="float" office:value="356">
            <text:p>356</text:p>
          </table:table-cell>
          <table:table-cell table:formula="of:=FLOOR([.$A56]*[.R$2]*[.$F$1]; 1) + [.$A56]*[.$C$1] + [.R$2]*[.$D$1] + [.$E$1]" office:value-type="float" office:value="371">
            <text:p>371</text:p>
          </table:table-cell>
          <table:table-cell table:formula="of:=FLOOR([.$A56]*[.S$2]*[.$F$1]; 1) + [.$A56]*[.$C$1] + [.S$2]*[.$D$1] + [.$E$1]" office:value-type="float" office:value="387">
            <text:p>387</text:p>
          </table:table-cell>
          <table:table-cell table:formula="of:=FLOOR([.$A56]*[.T$2]*[.$F$1]; 1) + [.$A56]*[.$C$1] + [.T$2]*[.$D$1] + [.$E$1]" office:value-type="float" office:value="402">
            <text:p>402</text:p>
          </table:table-cell>
          <table:table-cell table:formula="of:=FLOOR([.$A56]*[.U$2]*[.$F$1]; 1) + [.$A56]*[.$C$1] + [.U$2]*[.$D$1] + [.$E$1]" office:value-type="float" office:value="418">
            <text:p>418</text:p>
          </table:table-cell>
          <table:table-cell table:formula="of:=FLOOR([.$A56]*[.V$2]*[.$F$1]; 1) + [.$A56]*[.$C$1] + [.V$2]*[.$D$1] + [.$E$1]" office:value-type="float" office:value="433">
            <text:p>433</text:p>
          </table:table-cell>
          <table:table-cell table:formula="of:=FLOOR([.$A56]*[.W$2]*[.$F$1]; 1) + [.$A56]*[.$C$1] + [.W$2]*[.$D$1] + [.$E$1]" office:value-type="float" office:value="449">
            <text:p>449</text:p>
          </table:table-cell>
          <table:table-cell table:formula="of:=FLOOR([.$A56]*[.X$2]*[.$F$1]; 1) + [.$A56]*[.$C$1] + [.X$2]*[.$D$1] + [.$E$1]" office:value-type="float" office:value="464">
            <text:p>464</text:p>
          </table:table-cell>
          <table:table-cell table:formula="of:=FLOOR([.$A56]*[.Y$2]*[.$F$1]; 1) + [.$A56]*[.$C$1] + [.Y$2]*[.$D$1] + [.$E$1]" office:value-type="float" office:value="480">
            <text:p>480</text:p>
          </table:table-cell>
          <table:table-cell table:formula="of:=FLOOR([.$A56]*[.Z$2]*[.$F$1]; 1) + [.$A56]*[.$C$1] + [.Z$2]*[.$D$1] + [.$E$1]" office:value-type="float" office:value="495">
            <text:p>495</text:p>
          </table:table-cell>
          <table:table-cell table:formula="of:=FLOOR([.$A56]*[.AA$2]*[.$F$1]; 1) + [.$A56]*[.$C$1] + [.AA$2]*[.$D$1] + [.$E$1]" office:value-type="float" office:value="511">
            <text:p>511</text:p>
          </table:table-cell>
          <table:table-cell table:formula="of:=FLOOR([.$A56]*[.AB$2]*[.$F$1]; 1) + [.$A56]*[.$C$1] + [.AB$2]*[.$D$1] + [.$E$1]" office:value-type="float" office:value="526">
            <text:p>526</text:p>
          </table:table-cell>
          <table:table-cell table:formula="of:=FLOOR([.$A56]*[.AC$2]*[.$F$1]; 1) + [.$A56]*[.$C$1] + [.AC$2]*[.$D$1] + [.$E$1]" office:value-type="float" office:value="542">
            <text:p>542</text:p>
          </table:table-cell>
          <table:table-cell table:formula="of:=FLOOR([.$A56]*[.AD$2]*[.$F$1]; 1) + [.$A56]*[.$C$1] + [.AD$2]*[.$D$1] + [.$E$1]" office:value-type="float" office:value="557">
            <text:p>557</text:p>
          </table:table-cell>
          <table:table-cell table:formula="of:=FLOOR([.$A56]*[.AE$2]*[.$F$1]; 1) + [.$A56]*[.$C$1] + [.AE$2]*[.$D$1] + [.$E$1]" office:value-type="float" office:value="573">
            <text:p>573</text:p>
          </table:table-cell>
          <table:table-cell table:number-columns-repeated="225"/>
        </table:table-row>
        <table:table-row table:style-name="ro3">
          <table:table-cell office:value-type="float" office:value="55">
            <text:p>55</text:p>
          </table:table-cell>
          <table:table-cell table:formula="of:=FLOOR([.$A57]*[.B$2]*[.$F$1]; 1) + [.$A57]*[.$C$1] + [.B$2]*[.$D$1] + [.$E$1]" office:value-type="float" office:value="125">
            <text:p>125</text:p>
          </table:table-cell>
          <table:table-cell table:formula="of:=FLOOR([.$A57]*[.C$2]*[.$F$1]; 1) + [.$A57]*[.$C$1] + [.C$2]*[.$D$1] + [.$E$1]" office:value-type="float" office:value="141">
            <text:p>141</text:p>
          </table:table-cell>
          <table:table-cell table:formula="of:=FLOOR([.$A57]*[.D$2]*[.$F$1]; 1) + [.$A57]*[.$C$1] + [.D$2]*[.$D$1] + [.$E$1]" office:value-type="float" office:value="157">
            <text:p>157</text:p>
          </table:table-cell>
          <table:table-cell table:formula="of:=FLOOR([.$A57]*[.E$2]*[.$F$1]; 1) + [.$A57]*[.$C$1] + [.E$2]*[.$D$1] + [.$E$1]" office:value-type="float" office:value="173">
            <text:p>173</text:p>
          </table:table-cell>
          <table:table-cell table:formula="of:=FLOOR([.$A57]*[.F$2]*[.$F$1]; 1) + [.$A57]*[.$C$1] + [.F$2]*[.$D$1] + [.$E$1]" office:value-type="float" office:value="188">
            <text:p>188</text:p>
          </table:table-cell>
          <table:table-cell table:formula="of:=FLOOR([.$A57]*[.G$2]*[.$F$1]; 1) + [.$A57]*[.$C$1] + [.G$2]*[.$D$1] + [.$E$1]" office:value-type="float" office:value="204">
            <text:p>204</text:p>
          </table:table-cell>
          <table:table-cell table:formula="of:=FLOOR([.$A57]*[.H$2]*[.$F$1]; 1) + [.$A57]*[.$C$1] + [.H$2]*[.$D$1] + [.$E$1]" office:value-type="float" office:value="220">
            <text:p>220</text:p>
          </table:table-cell>
          <table:table-cell table:formula="of:=FLOOR([.$A57]*[.I$2]*[.$F$1]; 1) + [.$A57]*[.$C$1] + [.I$2]*[.$D$1] + [.$E$1]" office:value-type="float" office:value="236">
            <text:p>236</text:p>
          </table:table-cell>
          <table:table-cell table:formula="of:=FLOOR([.$A57]*[.J$2]*[.$F$1]; 1) + [.$A57]*[.$C$1] + [.J$2]*[.$D$1] + [.$E$1]" office:value-type="float" office:value="251">
            <text:p>251</text:p>
          </table:table-cell>
          <table:table-cell table:formula="of:=FLOOR([.$A57]*[.K$2]*[.$F$1]; 1) + [.$A57]*[.$C$1] + [.K$2]*[.$D$1] + [.$E$1]" office:value-type="float" office:value="267">
            <text:p>267</text:p>
          </table:table-cell>
          <table:table-cell table:formula="of:=FLOOR([.$A57]*[.L$2]*[.$F$1]; 1) + [.$A57]*[.$C$1] + [.L$2]*[.$D$1] + [.$E$1]" office:value-type="float" office:value="283">
            <text:p>283</text:p>
          </table:table-cell>
          <table:table-cell table:formula="of:=FLOOR([.$A57]*[.M$2]*[.$F$1]; 1) + [.$A57]*[.$C$1] + [.M$2]*[.$D$1] + [.$E$1]" office:value-type="float" office:value="299">
            <text:p>299</text:p>
          </table:table-cell>
          <table:table-cell table:formula="of:=FLOOR([.$A57]*[.N$2]*[.$F$1]; 1) + [.$A57]*[.$C$1] + [.N$2]*[.$D$1] + [.$E$1]" office:value-type="float" office:value="314">
            <text:p>314</text:p>
          </table:table-cell>
          <table:table-cell table:formula="of:=FLOOR([.$A57]*[.O$2]*[.$F$1]; 1) + [.$A57]*[.$C$1] + [.O$2]*[.$D$1] + [.$E$1]" office:value-type="float" office:value="330">
            <text:p>330</text:p>
          </table:table-cell>
          <table:table-cell table:formula="of:=FLOOR([.$A57]*[.P$2]*[.$F$1]; 1) + [.$A57]*[.$C$1] + [.P$2]*[.$D$1] + [.$E$1]" office:value-type="float" office:value="346">
            <text:p>346</text:p>
          </table:table-cell>
          <table:table-cell table:formula="of:=FLOOR([.$A57]*[.Q$2]*[.$F$1]; 1) + [.$A57]*[.$C$1] + [.Q$2]*[.$D$1] + [.$E$1]" office:value-type="float" office:value="362">
            <text:p>362</text:p>
          </table:table-cell>
          <table:table-cell table:formula="of:=FLOOR([.$A57]*[.R$2]*[.$F$1]; 1) + [.$A57]*[.$C$1] + [.R$2]*[.$D$1] + [.$E$1]" office:value-type="float" office:value="377">
            <text:p>377</text:p>
          </table:table-cell>
          <table:table-cell table:formula="of:=FLOOR([.$A57]*[.S$2]*[.$F$1]; 1) + [.$A57]*[.$C$1] + [.S$2]*[.$D$1] + [.$E$1]" office:value-type="float" office:value="393">
            <text:p>393</text:p>
          </table:table-cell>
          <table:table-cell table:formula="of:=FLOOR([.$A57]*[.T$2]*[.$F$1]; 1) + [.$A57]*[.$C$1] + [.T$2]*[.$D$1] + [.$E$1]" office:value-type="float" office:value="409">
            <text:p>409</text:p>
          </table:table-cell>
          <table:table-cell table:formula="of:=FLOOR([.$A57]*[.U$2]*[.$F$1]; 1) + [.$A57]*[.$C$1] + [.U$2]*[.$D$1] + [.$E$1]" office:value-type="float" office:value="425">
            <text:p>425</text:p>
          </table:table-cell>
          <table:table-cell table:formula="of:=FLOOR([.$A57]*[.V$2]*[.$F$1]; 1) + [.$A57]*[.$C$1] + [.V$2]*[.$D$1] + [.$E$1]" office:value-type="float" office:value="440">
            <text:p>440</text:p>
          </table:table-cell>
          <table:table-cell table:formula="of:=FLOOR([.$A57]*[.W$2]*[.$F$1]; 1) + [.$A57]*[.$C$1] + [.W$2]*[.$D$1] + [.$E$1]" office:value-type="float" office:value="456">
            <text:p>456</text:p>
          </table:table-cell>
          <table:table-cell table:formula="of:=FLOOR([.$A57]*[.X$2]*[.$F$1]; 1) + [.$A57]*[.$C$1] + [.X$2]*[.$D$1] + [.$E$1]" office:value-type="float" office:value="472">
            <text:p>472</text:p>
          </table:table-cell>
          <table:table-cell table:formula="of:=FLOOR([.$A57]*[.Y$2]*[.$F$1]; 1) + [.$A57]*[.$C$1] + [.Y$2]*[.$D$1] + [.$E$1]" office:value-type="float" office:value="488">
            <text:p>488</text:p>
          </table:table-cell>
          <table:table-cell table:formula="of:=FLOOR([.$A57]*[.Z$2]*[.$F$1]; 1) + [.$A57]*[.$C$1] + [.Z$2]*[.$D$1] + [.$E$1]" office:value-type="float" office:value="503">
            <text:p>503</text:p>
          </table:table-cell>
          <table:table-cell table:formula="of:=FLOOR([.$A57]*[.AA$2]*[.$F$1]; 1) + [.$A57]*[.$C$1] + [.AA$2]*[.$D$1] + [.$E$1]" office:value-type="float" office:value="519">
            <text:p>519</text:p>
          </table:table-cell>
          <table:table-cell table:formula="of:=FLOOR([.$A57]*[.AB$2]*[.$F$1]; 1) + [.$A57]*[.$C$1] + [.AB$2]*[.$D$1] + [.$E$1]" office:value-type="float" office:value="535">
            <text:p>535</text:p>
          </table:table-cell>
          <table:table-cell table:formula="of:=FLOOR([.$A57]*[.AC$2]*[.$F$1]; 1) + [.$A57]*[.$C$1] + [.AC$2]*[.$D$1] + [.$E$1]" office:value-type="float" office:value="551">
            <text:p>551</text:p>
          </table:table-cell>
          <table:table-cell table:formula="of:=FLOOR([.$A57]*[.AD$2]*[.$F$1]; 1) + [.$A57]*[.$C$1] + [.AD$2]*[.$D$1] + [.$E$1]" office:value-type="float" office:value="566">
            <text:p>566</text:p>
          </table:table-cell>
          <table:table-cell table:formula="of:=FLOOR([.$A57]*[.AE$2]*[.$F$1]; 1) + [.$A57]*[.$C$1] + [.AE$2]*[.$D$1] + [.$E$1]" office:value-type="float" office:value="582">
            <text:p>582</text:p>
          </table:table-cell>
          <table:table-cell table:number-columns-repeated="225"/>
        </table:table-row>
        <table:table-row table:style-name="ro3">
          <table:table-cell office:value-type="float" office:value="56">
            <text:p>56</text:p>
          </table:table-cell>
          <table:table-cell table:formula="of:=FLOOR([.$A58]*[.B$2]*[.$F$1]; 1) + [.$A58]*[.$C$1] + [.B$2]*[.$D$1] + [.$E$1]" office:value-type="float" office:value="128">
            <text:p>128</text:p>
          </table:table-cell>
          <table:table-cell table:formula="of:=FLOOR([.$A58]*[.C$2]*[.$F$1]; 1) + [.$A58]*[.$C$1] + [.C$2]*[.$D$1] + [.$E$1]" office:value-type="float" office:value="144">
            <text:p>144</text:p>
          </table:table-cell>
          <table:table-cell table:formula="of:=FLOOR([.$A58]*[.D$2]*[.$F$1]; 1) + [.$A58]*[.$C$1] + [.D$2]*[.$D$1] + [.$E$1]" office:value-type="float" office:value="160">
            <text:p>160</text:p>
          </table:table-cell>
          <table:table-cell table:formula="of:=FLOOR([.$A58]*[.E$2]*[.$F$1]; 1) + [.$A58]*[.$C$1] + [.E$2]*[.$D$1] + [.$E$1]" office:value-type="float" office:value="176">
            <text:p>176</text:p>
          </table:table-cell>
          <table:table-cell table:formula="of:=FLOOR([.$A58]*[.F$2]*[.$F$1]; 1) + [.$A58]*[.$C$1] + [.F$2]*[.$D$1] + [.$E$1]" office:value-type="float" office:value="192">
            <text:p>192</text:p>
          </table:table-cell>
          <table:table-cell table:formula="of:=FLOOR([.$A58]*[.G$2]*[.$F$1]; 1) + [.$A58]*[.$C$1] + [.G$2]*[.$D$1] + [.$E$1]" office:value-type="float" office:value="208">
            <text:p>208</text:p>
          </table:table-cell>
          <table:table-cell table:formula="of:=FLOOR([.$A58]*[.H$2]*[.$F$1]; 1) + [.$A58]*[.$C$1] + [.H$2]*[.$D$1] + [.$E$1]" office:value-type="float" office:value="224">
            <text:p>224</text:p>
          </table:table-cell>
          <table:table-cell table:formula="of:=FLOOR([.$A58]*[.I$2]*[.$F$1]; 1) + [.$A58]*[.$C$1] + [.I$2]*[.$D$1] + [.$E$1]" office:value-type="float" office:value="240">
            <text:p>240</text:p>
          </table:table-cell>
          <table:table-cell table:formula="of:=FLOOR([.$A58]*[.J$2]*[.$F$1]; 1) + [.$A58]*[.$C$1] + [.J$2]*[.$D$1] + [.$E$1]" office:value-type="float" office:value="256">
            <text:p>256</text:p>
          </table:table-cell>
          <table:table-cell table:formula="of:=FLOOR([.$A58]*[.K$2]*[.$F$1]; 1) + [.$A58]*[.$C$1] + [.K$2]*[.$D$1] + [.$E$1]" office:value-type="float" office:value="272">
            <text:p>272</text:p>
          </table:table-cell>
          <table:table-cell table:formula="of:=FLOOR([.$A58]*[.L$2]*[.$F$1]; 1) + [.$A58]*[.$C$1] + [.L$2]*[.$D$1] + [.$E$1]" office:value-type="float" office:value="288">
            <text:p>288</text:p>
          </table:table-cell>
          <table:table-cell table:formula="of:=FLOOR([.$A58]*[.M$2]*[.$F$1]; 1) + [.$A58]*[.$C$1] + [.M$2]*[.$D$1] + [.$E$1]" office:value-type="float" office:value="304">
            <text:p>304</text:p>
          </table:table-cell>
          <table:table-cell table:formula="of:=FLOOR([.$A58]*[.N$2]*[.$F$1]; 1) + [.$A58]*[.$C$1] + [.N$2]*[.$D$1] + [.$E$1]" office:value-type="float" office:value="320">
            <text:p>320</text:p>
          </table:table-cell>
          <table:table-cell table:formula="of:=FLOOR([.$A58]*[.O$2]*[.$F$1]; 1) + [.$A58]*[.$C$1] + [.O$2]*[.$D$1] + [.$E$1]" office:value-type="float" office:value="336">
            <text:p>336</text:p>
          </table:table-cell>
          <table:table-cell table:formula="of:=FLOOR([.$A58]*[.P$2]*[.$F$1]; 1) + [.$A58]*[.$C$1] + [.P$2]*[.$D$1] + [.$E$1]" office:value-type="float" office:value="352">
            <text:p>352</text:p>
          </table:table-cell>
          <table:table-cell table:formula="of:=FLOOR([.$A58]*[.Q$2]*[.$F$1]; 1) + [.$A58]*[.$C$1] + [.Q$2]*[.$D$1] + [.$E$1]" office:value-type="float" office:value="368">
            <text:p>368</text:p>
          </table:table-cell>
          <table:table-cell table:formula="of:=FLOOR([.$A58]*[.R$2]*[.$F$1]; 1) + [.$A58]*[.$C$1] + [.R$2]*[.$D$1] + [.$E$1]" office:value-type="float" office:value="384">
            <text:p>384</text:p>
          </table:table-cell>
          <table:table-cell table:formula="of:=FLOOR([.$A58]*[.S$2]*[.$F$1]; 1) + [.$A58]*[.$C$1] + [.S$2]*[.$D$1] + [.$E$1]" office:value-type="float" office:value="400">
            <text:p>400</text:p>
          </table:table-cell>
          <table:table-cell table:formula="of:=FLOOR([.$A58]*[.T$2]*[.$F$1]; 1) + [.$A58]*[.$C$1] + [.T$2]*[.$D$1] + [.$E$1]" office:value-type="float" office:value="416">
            <text:p>416</text:p>
          </table:table-cell>
          <table:table-cell table:formula="of:=FLOOR([.$A58]*[.U$2]*[.$F$1]; 1) + [.$A58]*[.$C$1] + [.U$2]*[.$D$1] + [.$E$1]" office:value-type="float" office:value="432">
            <text:p>432</text:p>
          </table:table-cell>
          <table:table-cell table:formula="of:=FLOOR([.$A58]*[.V$2]*[.$F$1]; 1) + [.$A58]*[.$C$1] + [.V$2]*[.$D$1] + [.$E$1]" office:value-type="float" office:value="448">
            <text:p>448</text:p>
          </table:table-cell>
          <table:table-cell table:formula="of:=FLOOR([.$A58]*[.W$2]*[.$F$1]; 1) + [.$A58]*[.$C$1] + [.W$2]*[.$D$1] + [.$E$1]" office:value-type="float" office:value="464">
            <text:p>464</text:p>
          </table:table-cell>
          <table:table-cell table:formula="of:=FLOOR([.$A58]*[.X$2]*[.$F$1]; 1) + [.$A58]*[.$C$1] + [.X$2]*[.$D$1] + [.$E$1]" office:value-type="float" office:value="480">
            <text:p>480</text:p>
          </table:table-cell>
          <table:table-cell table:formula="of:=FLOOR([.$A58]*[.Y$2]*[.$F$1]; 1) + [.$A58]*[.$C$1] + [.Y$2]*[.$D$1] + [.$E$1]" office:value-type="float" office:value="496">
            <text:p>496</text:p>
          </table:table-cell>
          <table:table-cell table:formula="of:=FLOOR([.$A58]*[.Z$2]*[.$F$1]; 1) + [.$A58]*[.$C$1] + [.Z$2]*[.$D$1] + [.$E$1]" office:value-type="float" office:value="512">
            <text:p>512</text:p>
          </table:table-cell>
          <table:table-cell table:formula="of:=FLOOR([.$A58]*[.AA$2]*[.$F$1]; 1) + [.$A58]*[.$C$1] + [.AA$2]*[.$D$1] + [.$E$1]" office:value-type="float" office:value="528">
            <text:p>528</text:p>
          </table:table-cell>
          <table:table-cell table:formula="of:=FLOOR([.$A58]*[.AB$2]*[.$F$1]; 1) + [.$A58]*[.$C$1] + [.AB$2]*[.$D$1] + [.$E$1]" office:value-type="float" office:value="544">
            <text:p>544</text:p>
          </table:table-cell>
          <table:table-cell table:formula="of:=FLOOR([.$A58]*[.AC$2]*[.$F$1]; 1) + [.$A58]*[.$C$1] + [.AC$2]*[.$D$1] + [.$E$1]" office:value-type="float" office:value="560">
            <text:p>560</text:p>
          </table:table-cell>
          <table:table-cell table:formula="of:=FLOOR([.$A58]*[.AD$2]*[.$F$1]; 1) + [.$A58]*[.$C$1] + [.AD$2]*[.$D$1] + [.$E$1]" office:value-type="float" office:value="576">
            <text:p>576</text:p>
          </table:table-cell>
          <table:table-cell table:formula="of:=FLOOR([.$A58]*[.AE$2]*[.$F$1]; 1) + [.$A58]*[.$C$1] + [.AE$2]*[.$D$1] + [.$E$1]" office:value-type="float" office:value="592">
            <text:p>592</text:p>
          </table:table-cell>
          <table:table-cell table:number-columns-repeated="225"/>
        </table:table-row>
        <table:table-row table:style-name="ro3">
          <table:table-cell office:value-type="float" office:value="57">
            <text:p>57</text:p>
          </table:table-cell>
          <table:table-cell table:formula="of:=FLOOR([.$A59]*[.B$2]*[.$F$1]; 1) + [.$A59]*[.$C$1] + [.B$2]*[.$D$1] + [.$E$1]" office:value-type="float" office:value="130">
            <text:p>130</text:p>
          </table:table-cell>
          <table:table-cell table:formula="of:=FLOOR([.$A59]*[.C$2]*[.$F$1]; 1) + [.$A59]*[.$C$1] + [.C$2]*[.$D$1] + [.$E$1]" office:value-type="float" office:value="146">
            <text:p>146</text:p>
          </table:table-cell>
          <table:table-cell table:formula="of:=FLOOR([.$A59]*[.D$2]*[.$F$1]; 1) + [.$A59]*[.$C$1] + [.D$2]*[.$D$1] + [.$E$1]" office:value-type="float" office:value="162">
            <text:p>162</text:p>
          </table:table-cell>
          <table:table-cell table:formula="of:=FLOOR([.$A59]*[.E$2]*[.$F$1]; 1) + [.$A59]*[.$C$1] + [.E$2]*[.$D$1] + [.$E$1]" office:value-type="float" office:value="179">
            <text:p>179</text:p>
          </table:table-cell>
          <table:table-cell table:formula="of:=FLOOR([.$A59]*[.F$2]*[.$F$1]; 1) + [.$A59]*[.$C$1] + [.F$2]*[.$D$1] + [.$E$1]" office:value-type="float" office:value="195">
            <text:p>195</text:p>
          </table:table-cell>
          <table:table-cell table:formula="of:=FLOOR([.$A59]*[.G$2]*[.$F$1]; 1) + [.$A59]*[.$C$1] + [.G$2]*[.$D$1] + [.$E$1]" office:value-type="float" office:value="211">
            <text:p>211</text:p>
          </table:table-cell>
          <table:table-cell table:formula="of:=FLOOR([.$A59]*[.H$2]*[.$F$1]; 1) + [.$A59]*[.$C$1] + [.H$2]*[.$D$1] + [.$E$1]" office:value-type="float" office:value="227">
            <text:p>227</text:p>
          </table:table-cell>
          <table:table-cell table:formula="of:=FLOOR([.$A59]*[.I$2]*[.$F$1]; 1) + [.$A59]*[.$C$1] + [.I$2]*[.$D$1] + [.$E$1]" office:value-type="float" office:value="244">
            <text:p>244</text:p>
          </table:table-cell>
          <table:table-cell table:formula="of:=FLOOR([.$A59]*[.J$2]*[.$F$1]; 1) + [.$A59]*[.$C$1] + [.J$2]*[.$D$1] + [.$E$1]" office:value-type="float" office:value="260">
            <text:p>260</text:p>
          </table:table-cell>
          <table:table-cell table:formula="of:=FLOOR([.$A59]*[.K$2]*[.$F$1]; 1) + [.$A59]*[.$C$1] + [.K$2]*[.$D$1] + [.$E$1]" office:value-type="float" office:value="276">
            <text:p>276</text:p>
          </table:table-cell>
          <table:table-cell table:formula="of:=FLOOR([.$A59]*[.L$2]*[.$F$1]; 1) + [.$A59]*[.$C$1] + [.L$2]*[.$D$1] + [.$E$1]" office:value-type="float" office:value="292">
            <text:p>292</text:p>
          </table:table-cell>
          <table:table-cell table:formula="of:=FLOOR([.$A59]*[.M$2]*[.$F$1]; 1) + [.$A59]*[.$C$1] + [.M$2]*[.$D$1] + [.$E$1]" office:value-type="float" office:value="309">
            <text:p>309</text:p>
          </table:table-cell>
          <table:table-cell table:formula="of:=FLOOR([.$A59]*[.N$2]*[.$F$1]; 1) + [.$A59]*[.$C$1] + [.N$2]*[.$D$1] + [.$E$1]" office:value-type="float" office:value="325">
            <text:p>325</text:p>
          </table:table-cell>
          <table:table-cell table:formula="of:=FLOOR([.$A59]*[.O$2]*[.$F$1]; 1) + [.$A59]*[.$C$1] + [.O$2]*[.$D$1] + [.$E$1]" office:value-type="float" office:value="341">
            <text:p>341</text:p>
          </table:table-cell>
          <table:table-cell table:formula="of:=FLOOR([.$A59]*[.P$2]*[.$F$1]; 1) + [.$A59]*[.$C$1] + [.P$2]*[.$D$1] + [.$E$1]" office:value-type="float" office:value="357">
            <text:p>357</text:p>
          </table:table-cell>
          <table:table-cell table:formula="of:=FLOOR([.$A59]*[.Q$2]*[.$F$1]; 1) + [.$A59]*[.$C$1] + [.Q$2]*[.$D$1] + [.$E$1]" office:value-type="float" office:value="374">
            <text:p>374</text:p>
          </table:table-cell>
          <table:table-cell table:formula="of:=FLOOR([.$A59]*[.R$2]*[.$F$1]; 1) + [.$A59]*[.$C$1] + [.R$2]*[.$D$1] + [.$E$1]" office:value-type="float" office:value="390">
            <text:p>390</text:p>
          </table:table-cell>
          <table:table-cell table:formula="of:=FLOOR([.$A59]*[.S$2]*[.$F$1]; 1) + [.$A59]*[.$C$1] + [.S$2]*[.$D$1] + [.$E$1]" office:value-type="float" office:value="406">
            <text:p>406</text:p>
          </table:table-cell>
          <table:table-cell table:formula="of:=FLOOR([.$A59]*[.T$2]*[.$F$1]; 1) + [.$A59]*[.$C$1] + [.T$2]*[.$D$1] + [.$E$1]" office:value-type="float" office:value="422">
            <text:p>422</text:p>
          </table:table-cell>
          <table:table-cell table:formula="of:=FLOOR([.$A59]*[.U$2]*[.$F$1]; 1) + [.$A59]*[.$C$1] + [.U$2]*[.$D$1] + [.$E$1]" office:value-type="float" office:value="439">
            <text:p>439</text:p>
          </table:table-cell>
          <table:table-cell table:formula="of:=FLOOR([.$A59]*[.V$2]*[.$F$1]; 1) + [.$A59]*[.$C$1] + [.V$2]*[.$D$1] + [.$E$1]" office:value-type="float" office:value="455">
            <text:p>455</text:p>
          </table:table-cell>
          <table:table-cell table:formula="of:=FLOOR([.$A59]*[.W$2]*[.$F$1]; 1) + [.$A59]*[.$C$1] + [.W$2]*[.$D$1] + [.$E$1]" office:value-type="float" office:value="471">
            <text:p>471</text:p>
          </table:table-cell>
          <table:table-cell table:formula="of:=FLOOR([.$A59]*[.X$2]*[.$F$1]; 1) + [.$A59]*[.$C$1] + [.X$2]*[.$D$1] + [.$E$1]" office:value-type="float" office:value="487">
            <text:p>487</text:p>
          </table:table-cell>
          <table:table-cell table:formula="of:=FLOOR([.$A59]*[.Y$2]*[.$F$1]; 1) + [.$A59]*[.$C$1] + [.Y$2]*[.$D$1] + [.$E$1]" office:value-type="float" office:value="504">
            <text:p>504</text:p>
          </table:table-cell>
          <table:table-cell table:formula="of:=FLOOR([.$A59]*[.Z$2]*[.$F$1]; 1) + [.$A59]*[.$C$1] + [.Z$2]*[.$D$1] + [.$E$1]" office:value-type="float" office:value="520">
            <text:p>520</text:p>
          </table:table-cell>
          <table:table-cell table:formula="of:=FLOOR([.$A59]*[.AA$2]*[.$F$1]; 1) + [.$A59]*[.$C$1] + [.AA$2]*[.$D$1] + [.$E$1]" office:value-type="float" office:value="536">
            <text:p>536</text:p>
          </table:table-cell>
          <table:table-cell table:formula="of:=FLOOR([.$A59]*[.AB$2]*[.$F$1]; 1) + [.$A59]*[.$C$1] + [.AB$2]*[.$D$1] + [.$E$1]" office:value-type="float" office:value="552">
            <text:p>552</text:p>
          </table:table-cell>
          <table:table-cell table:formula="of:=FLOOR([.$A59]*[.AC$2]*[.$F$1]; 1) + [.$A59]*[.$C$1] + [.AC$2]*[.$D$1] + [.$E$1]" office:value-type="float" office:value="569">
            <text:p>569</text:p>
          </table:table-cell>
          <table:table-cell table:formula="of:=FLOOR([.$A59]*[.AD$2]*[.$F$1]; 1) + [.$A59]*[.$C$1] + [.AD$2]*[.$D$1] + [.$E$1]" office:value-type="float" office:value="585">
            <text:p>585</text:p>
          </table:table-cell>
          <table:table-cell table:formula="of:=FLOOR([.$A59]*[.AE$2]*[.$F$1]; 1) + [.$A59]*[.$C$1] + [.AE$2]*[.$D$1] + [.$E$1]" office:value-type="float" office:value="601">
            <text:p>601</text:p>
          </table:table-cell>
          <table:table-cell table:number-columns-repeated="225"/>
        </table:table-row>
        <table:table-row table:style-name="ro3">
          <table:table-cell office:value-type="float" office:value="58">
            <text:p>58</text:p>
          </table:table-cell>
          <table:table-cell table:formula="of:=FLOOR([.$A60]*[.B$2]*[.$F$1]; 1) + [.$A60]*[.$C$1] + [.B$2]*[.$D$1] + [.$E$1]" office:value-type="float" office:value="132">
            <text:p>132</text:p>
          </table:table-cell>
          <table:table-cell table:formula="of:=FLOOR([.$A60]*[.C$2]*[.$F$1]; 1) + [.$A60]*[.$C$1] + [.C$2]*[.$D$1] + [.$E$1]" office:value-type="float" office:value="149">
            <text:p>149</text:p>
          </table:table-cell>
          <table:table-cell table:formula="of:=FLOOR([.$A60]*[.D$2]*[.$F$1]; 1) + [.$A60]*[.$C$1] + [.D$2]*[.$D$1] + [.$E$1]" office:value-type="float" office:value="165">
            <text:p>165</text:p>
          </table:table-cell>
          <table:table-cell table:formula="of:=FLOOR([.$A60]*[.E$2]*[.$F$1]; 1) + [.$A60]*[.$C$1] + [.E$2]*[.$D$1] + [.$E$1]" office:value-type="float" office:value="182">
            <text:p>182</text:p>
          </table:table-cell>
          <table:table-cell table:formula="of:=FLOOR([.$A60]*[.F$2]*[.$F$1]; 1) + [.$A60]*[.$C$1] + [.F$2]*[.$D$1] + [.$E$1]" office:value-type="float" office:value="198">
            <text:p>198</text:p>
          </table:table-cell>
          <table:table-cell table:formula="of:=FLOOR([.$A60]*[.G$2]*[.$F$1]; 1) + [.$A60]*[.$C$1] + [.G$2]*[.$D$1] + [.$E$1]" office:value-type="float" office:value="215">
            <text:p>215</text:p>
          </table:table-cell>
          <table:table-cell table:formula="of:=FLOOR([.$A60]*[.H$2]*[.$F$1]; 1) + [.$A60]*[.$C$1] + [.H$2]*[.$D$1] + [.$E$1]" office:value-type="float" office:value="231">
            <text:p>231</text:p>
          </table:table-cell>
          <table:table-cell table:formula="of:=FLOOR([.$A60]*[.I$2]*[.$F$1]; 1) + [.$A60]*[.$C$1] + [.I$2]*[.$D$1] + [.$E$1]" office:value-type="float" office:value="248">
            <text:p>248</text:p>
          </table:table-cell>
          <table:table-cell table:formula="of:=FLOOR([.$A60]*[.J$2]*[.$F$1]; 1) + [.$A60]*[.$C$1] + [.J$2]*[.$D$1] + [.$E$1]" office:value-type="float" office:value="264">
            <text:p>264</text:p>
          </table:table-cell>
          <table:table-cell table:formula="of:=FLOOR([.$A60]*[.K$2]*[.$F$1]; 1) + [.$A60]*[.$C$1] + [.K$2]*[.$D$1] + [.$E$1]" office:value-type="float" office:value="281">
            <text:p>281</text:p>
          </table:table-cell>
          <table:table-cell table:formula="of:=FLOOR([.$A60]*[.L$2]*[.$F$1]; 1) + [.$A60]*[.$C$1] + [.L$2]*[.$D$1] + [.$E$1]" office:value-type="float" office:value="297">
            <text:p>297</text:p>
          </table:table-cell>
          <table:table-cell table:formula="of:=FLOOR([.$A60]*[.M$2]*[.$F$1]; 1) + [.$A60]*[.$C$1] + [.M$2]*[.$D$1] + [.$E$1]" office:value-type="float" office:value="314">
            <text:p>314</text:p>
          </table:table-cell>
          <table:table-cell table:formula="of:=FLOOR([.$A60]*[.N$2]*[.$F$1]; 1) + [.$A60]*[.$C$1] + [.N$2]*[.$D$1] + [.$E$1]" office:value-type="float" office:value="330">
            <text:p>330</text:p>
          </table:table-cell>
          <table:table-cell table:formula="of:=FLOOR([.$A60]*[.O$2]*[.$F$1]; 1) + [.$A60]*[.$C$1] + [.O$2]*[.$D$1] + [.$E$1]" office:value-type="float" office:value="347">
            <text:p>347</text:p>
          </table:table-cell>
          <table:table-cell table:formula="of:=FLOOR([.$A60]*[.P$2]*[.$F$1]; 1) + [.$A60]*[.$C$1] + [.P$2]*[.$D$1] + [.$E$1]" office:value-type="float" office:value="363">
            <text:p>363</text:p>
          </table:table-cell>
          <table:table-cell table:formula="of:=FLOOR([.$A60]*[.Q$2]*[.$F$1]; 1) + [.$A60]*[.$C$1] + [.Q$2]*[.$D$1] + [.$E$1]" office:value-type="float" office:value="380">
            <text:p>380</text:p>
          </table:table-cell>
          <table:table-cell table:formula="of:=FLOOR([.$A60]*[.R$2]*[.$F$1]; 1) + [.$A60]*[.$C$1] + [.R$2]*[.$D$1] + [.$E$1]" office:value-type="float" office:value="396">
            <text:p>396</text:p>
          </table:table-cell>
          <table:table-cell table:formula="of:=FLOOR([.$A60]*[.S$2]*[.$F$1]; 1) + [.$A60]*[.$C$1] + [.S$2]*[.$D$1] + [.$E$1]" office:value-type="float" office:value="413">
            <text:p>413</text:p>
          </table:table-cell>
          <table:table-cell table:formula="of:=FLOOR([.$A60]*[.T$2]*[.$F$1]; 1) + [.$A60]*[.$C$1] + [.T$2]*[.$D$1] + [.$E$1]" office:value-type="float" office:value="429">
            <text:p>429</text:p>
          </table:table-cell>
          <table:table-cell table:formula="of:=FLOOR([.$A60]*[.U$2]*[.$F$1]; 1) + [.$A60]*[.$C$1] + [.U$2]*[.$D$1] + [.$E$1]" office:value-type="float" office:value="446">
            <text:p>446</text:p>
          </table:table-cell>
          <table:table-cell table:formula="of:=FLOOR([.$A60]*[.V$2]*[.$F$1]; 1) + [.$A60]*[.$C$1] + [.V$2]*[.$D$1] + [.$E$1]" office:value-type="float" office:value="462">
            <text:p>462</text:p>
          </table:table-cell>
          <table:table-cell table:formula="of:=FLOOR([.$A60]*[.W$2]*[.$F$1]; 1) + [.$A60]*[.$C$1] + [.W$2]*[.$D$1] + [.$E$1]" office:value-type="float" office:value="479">
            <text:p>479</text:p>
          </table:table-cell>
          <table:table-cell table:formula="of:=FLOOR([.$A60]*[.X$2]*[.$F$1]; 1) + [.$A60]*[.$C$1] + [.X$2]*[.$D$1] + [.$E$1]" office:value-type="float" office:value="495">
            <text:p>495</text:p>
          </table:table-cell>
          <table:table-cell table:formula="of:=FLOOR([.$A60]*[.Y$2]*[.$F$1]; 1) + [.$A60]*[.$C$1] + [.Y$2]*[.$D$1] + [.$E$1]" office:value-type="float" office:value="512">
            <text:p>512</text:p>
          </table:table-cell>
          <table:table-cell table:formula="of:=FLOOR([.$A60]*[.Z$2]*[.$F$1]; 1) + [.$A60]*[.$C$1] + [.Z$2]*[.$D$1] + [.$E$1]" office:value-type="float" office:value="528">
            <text:p>528</text:p>
          </table:table-cell>
          <table:table-cell table:formula="of:=FLOOR([.$A60]*[.AA$2]*[.$F$1]; 1) + [.$A60]*[.$C$1] + [.AA$2]*[.$D$1] + [.$E$1]" office:value-type="float" office:value="545">
            <text:p>545</text:p>
          </table:table-cell>
          <table:table-cell table:formula="of:=FLOOR([.$A60]*[.AB$2]*[.$F$1]; 1) + [.$A60]*[.$C$1] + [.AB$2]*[.$D$1] + [.$E$1]" office:value-type="float" office:value="561">
            <text:p>561</text:p>
          </table:table-cell>
          <table:table-cell table:formula="of:=FLOOR([.$A60]*[.AC$2]*[.$F$1]; 1) + [.$A60]*[.$C$1] + [.AC$2]*[.$D$1] + [.$E$1]" office:value-type="float" office:value="578">
            <text:p>578</text:p>
          </table:table-cell>
          <table:table-cell table:formula="of:=FLOOR([.$A60]*[.AD$2]*[.$F$1]; 1) + [.$A60]*[.$C$1] + [.AD$2]*[.$D$1] + [.$E$1]" office:value-type="float" office:value="594">
            <text:p>594</text:p>
          </table:table-cell>
          <table:table-cell table:formula="of:=FLOOR([.$A60]*[.AE$2]*[.$F$1]; 1) + [.$A60]*[.$C$1] + [.AE$2]*[.$D$1] + [.$E$1]" office:value-type="float" office:value="611">
            <text:p>611</text:p>
          </table:table-cell>
          <table:table-cell table:number-columns-repeated="225"/>
        </table:table-row>
        <table:table-row table:style-name="ro3">
          <table:table-cell office:value-type="float" office:value="59">
            <text:p>59</text:p>
          </table:table-cell>
          <table:table-cell table:formula="of:=FLOOR([.$A61]*[.B$2]*[.$F$1]; 1) + [.$A61]*[.$C$1] + [.B$2]*[.$D$1] + [.$E$1]" office:value-type="float" office:value="134">
            <text:p>134</text:p>
          </table:table-cell>
          <table:table-cell table:formula="of:=FLOOR([.$A61]*[.C$2]*[.$F$1]; 1) + [.$A61]*[.$C$1] + [.C$2]*[.$D$1] + [.$E$1]" office:value-type="float" office:value="151">
            <text:p>151</text:p>
          </table:table-cell>
          <table:table-cell table:formula="of:=FLOOR([.$A61]*[.D$2]*[.$F$1]; 1) + [.$A61]*[.$C$1] + [.D$2]*[.$D$1] + [.$E$1]" office:value-type="float" office:value="168">
            <text:p>168</text:p>
          </table:table-cell>
          <table:table-cell table:formula="of:=FLOOR([.$A61]*[.E$2]*[.$F$1]; 1) + [.$A61]*[.$C$1] + [.E$2]*[.$D$1] + [.$E$1]" office:value-type="float" office:value="185">
            <text:p>185</text:p>
          </table:table-cell>
          <table:table-cell table:formula="of:=FLOOR([.$A61]*[.F$2]*[.$F$1]; 1) + [.$A61]*[.$C$1] + [.F$2]*[.$D$1] + [.$E$1]" office:value-type="float" office:value="201">
            <text:p>201</text:p>
          </table:table-cell>
          <table:table-cell table:formula="of:=FLOOR([.$A61]*[.G$2]*[.$F$1]; 1) + [.$A61]*[.$C$1] + [.G$2]*[.$D$1] + [.$E$1]" office:value-type="float" office:value="218">
            <text:p>218</text:p>
          </table:table-cell>
          <table:table-cell table:formula="of:=FLOOR([.$A61]*[.H$2]*[.$F$1]; 1) + [.$A61]*[.$C$1] + [.H$2]*[.$D$1] + [.$E$1]" office:value-type="float" office:value="235">
            <text:p>235</text:p>
          </table:table-cell>
          <table:table-cell table:formula="of:=FLOOR([.$A61]*[.I$2]*[.$F$1]; 1) + [.$A61]*[.$C$1] + [.I$2]*[.$D$1] + [.$E$1]" office:value-type="float" office:value="252">
            <text:p>252</text:p>
          </table:table-cell>
          <table:table-cell table:formula="of:=FLOOR([.$A61]*[.J$2]*[.$F$1]; 1) + [.$A61]*[.$C$1] + [.J$2]*[.$D$1] + [.$E$1]" office:value-type="float" office:value="268">
            <text:p>268</text:p>
          </table:table-cell>
          <table:table-cell table:formula="of:=FLOOR([.$A61]*[.K$2]*[.$F$1]; 1) + [.$A61]*[.$C$1] + [.K$2]*[.$D$1] + [.$E$1]" office:value-type="float" office:value="285">
            <text:p>285</text:p>
          </table:table-cell>
          <table:table-cell table:formula="of:=FLOOR([.$A61]*[.L$2]*[.$F$1]; 1) + [.$A61]*[.$C$1] + [.L$2]*[.$D$1] + [.$E$1]" office:value-type="float" office:value="302">
            <text:p>302</text:p>
          </table:table-cell>
          <table:table-cell table:formula="of:=FLOOR([.$A61]*[.M$2]*[.$F$1]; 1) + [.$A61]*[.$C$1] + [.M$2]*[.$D$1] + [.$E$1]" office:value-type="float" office:value="319">
            <text:p>319</text:p>
          </table:table-cell>
          <table:table-cell table:formula="of:=FLOOR([.$A61]*[.N$2]*[.$F$1]; 1) + [.$A61]*[.$C$1] + [.N$2]*[.$D$1] + [.$E$1]" office:value-type="float" office:value="335">
            <text:p>335</text:p>
          </table:table-cell>
          <table:table-cell table:formula="of:=FLOOR([.$A61]*[.O$2]*[.$F$1]; 1) + [.$A61]*[.$C$1] + [.O$2]*[.$D$1] + [.$E$1]" office:value-type="float" office:value="352">
            <text:p>352</text:p>
          </table:table-cell>
          <table:table-cell table:formula="of:=FLOOR([.$A61]*[.P$2]*[.$F$1]; 1) + [.$A61]*[.$C$1] + [.P$2]*[.$D$1] + [.$E$1]" office:value-type="float" office:value="369">
            <text:p>369</text:p>
          </table:table-cell>
          <table:table-cell table:formula="of:=FLOOR([.$A61]*[.Q$2]*[.$F$1]; 1) + [.$A61]*[.$C$1] + [.Q$2]*[.$D$1] + [.$E$1]" office:value-type="float" office:value="386">
            <text:p>386</text:p>
          </table:table-cell>
          <table:table-cell table:formula="of:=FLOOR([.$A61]*[.R$2]*[.$F$1]; 1) + [.$A61]*[.$C$1] + [.R$2]*[.$D$1] + [.$E$1]" office:value-type="float" office:value="402">
            <text:p>402</text:p>
          </table:table-cell>
          <table:table-cell table:formula="of:=FLOOR([.$A61]*[.S$2]*[.$F$1]; 1) + [.$A61]*[.$C$1] + [.S$2]*[.$D$1] + [.$E$1]" office:value-type="float" office:value="419">
            <text:p>419</text:p>
          </table:table-cell>
          <table:table-cell table:formula="of:=FLOOR([.$A61]*[.T$2]*[.$F$1]; 1) + [.$A61]*[.$C$1] + [.T$2]*[.$D$1] + [.$E$1]" office:value-type="float" office:value="436">
            <text:p>436</text:p>
          </table:table-cell>
          <table:table-cell table:formula="of:=FLOOR([.$A61]*[.U$2]*[.$F$1]; 1) + [.$A61]*[.$C$1] + [.U$2]*[.$D$1] + [.$E$1]" office:value-type="float" office:value="453">
            <text:p>453</text:p>
          </table:table-cell>
          <table:table-cell table:formula="of:=FLOOR([.$A61]*[.V$2]*[.$F$1]; 1) + [.$A61]*[.$C$1] + [.V$2]*[.$D$1] + [.$E$1]" office:value-type="float" office:value="469">
            <text:p>469</text:p>
          </table:table-cell>
          <table:table-cell table:formula="of:=FLOOR([.$A61]*[.W$2]*[.$F$1]; 1) + [.$A61]*[.$C$1] + [.W$2]*[.$D$1] + [.$E$1]" office:value-type="float" office:value="486">
            <text:p>486</text:p>
          </table:table-cell>
          <table:table-cell table:formula="of:=FLOOR([.$A61]*[.X$2]*[.$F$1]; 1) + [.$A61]*[.$C$1] + [.X$2]*[.$D$1] + [.$E$1]" office:value-type="float" office:value="503">
            <text:p>503</text:p>
          </table:table-cell>
          <table:table-cell table:formula="of:=FLOOR([.$A61]*[.Y$2]*[.$F$1]; 1) + [.$A61]*[.$C$1] + [.Y$2]*[.$D$1] + [.$E$1]" office:value-type="float" office:value="520">
            <text:p>520</text:p>
          </table:table-cell>
          <table:table-cell table:formula="of:=FLOOR([.$A61]*[.Z$2]*[.$F$1]; 1) + [.$A61]*[.$C$1] + [.Z$2]*[.$D$1] + [.$E$1]" office:value-type="float" office:value="536">
            <text:p>536</text:p>
          </table:table-cell>
          <table:table-cell table:formula="of:=FLOOR([.$A61]*[.AA$2]*[.$F$1]; 1) + [.$A61]*[.$C$1] + [.AA$2]*[.$D$1] + [.$E$1]" office:value-type="float" office:value="553">
            <text:p>553</text:p>
          </table:table-cell>
          <table:table-cell table:formula="of:=FLOOR([.$A61]*[.AB$2]*[.$F$1]; 1) + [.$A61]*[.$C$1] + [.AB$2]*[.$D$1] + [.$E$1]" office:value-type="float" office:value="570">
            <text:p>570</text:p>
          </table:table-cell>
          <table:table-cell table:formula="of:=FLOOR([.$A61]*[.AC$2]*[.$F$1]; 1) + [.$A61]*[.$C$1] + [.AC$2]*[.$D$1] + [.$E$1]" office:value-type="float" office:value="587">
            <text:p>587</text:p>
          </table:table-cell>
          <table:table-cell table:formula="of:=FLOOR([.$A61]*[.AD$2]*[.$F$1]; 1) + [.$A61]*[.$C$1] + [.AD$2]*[.$D$1] + [.$E$1]" office:value-type="float" office:value="603">
            <text:p>603</text:p>
          </table:table-cell>
          <table:table-cell table:formula="of:=FLOOR([.$A61]*[.AE$2]*[.$F$1]; 1) + [.$A61]*[.$C$1] + [.AE$2]*[.$D$1] + [.$E$1]" office:value-type="float" office:value="620">
            <text:p>620</text:p>
          </table:table-cell>
          <table:table-cell table:number-columns-repeated="225"/>
        </table:table-row>
        <table:table-row table:style-name="ro3">
          <table:table-cell office:value-type="float" office:value="60">
            <text:p>60</text:p>
          </table:table-cell>
          <table:table-cell table:formula="of:=FLOOR([.$A62]*[.B$2]*[.$F$1]; 1) + [.$A62]*[.$C$1] + [.B$2]*[.$D$1] + [.$E$1]" office:value-type="float" office:value="137">
            <text:p>137</text:p>
          </table:table-cell>
          <table:table-cell table:formula="of:=FLOOR([.$A62]*[.C$2]*[.$F$1]; 1) + [.$A62]*[.$C$1] + [.C$2]*[.$D$1] + [.$E$1]" office:value-type="float" office:value="154">
            <text:p>154</text:p>
          </table:table-cell>
          <table:table-cell table:formula="of:=FLOOR([.$A62]*[.D$2]*[.$F$1]; 1) + [.$A62]*[.$C$1] + [.D$2]*[.$D$1] + [.$E$1]" office:value-type="float" office:value="171">
            <text:p>171</text:p>
          </table:table-cell>
          <table:table-cell table:formula="of:=FLOOR([.$A62]*[.E$2]*[.$F$1]; 1) + [.$A62]*[.$C$1] + [.E$2]*[.$D$1] + [.$E$1]" office:value-type="float" office:value="188">
            <text:p>188</text:p>
          </table:table-cell>
          <table:table-cell table:formula="of:=FLOOR([.$A62]*[.F$2]*[.$F$1]; 1) + [.$A62]*[.$C$1] + [.F$2]*[.$D$1] + [.$E$1]" office:value-type="float" office:value="205">
            <text:p>205</text:p>
          </table:table-cell>
          <table:table-cell table:formula="of:=FLOOR([.$A62]*[.G$2]*[.$F$1]; 1) + [.$A62]*[.$C$1] + [.G$2]*[.$D$1] + [.$E$1]" office:value-type="float" office:value="222">
            <text:p>222</text:p>
          </table:table-cell>
          <table:table-cell table:formula="of:=FLOOR([.$A62]*[.H$2]*[.$F$1]; 1) + [.$A62]*[.$C$1] + [.H$2]*[.$D$1] + [.$E$1]" office:value-type="float" office:value="239">
            <text:p>239</text:p>
          </table:table-cell>
          <table:table-cell table:formula="of:=FLOOR([.$A62]*[.I$2]*[.$F$1]; 1) + [.$A62]*[.$C$1] + [.I$2]*[.$D$1] + [.$E$1]" office:value-type="float" office:value="256">
            <text:p>256</text:p>
          </table:table-cell>
          <table:table-cell table:formula="of:=FLOOR([.$A62]*[.J$2]*[.$F$1]; 1) + [.$A62]*[.$C$1] + [.J$2]*[.$D$1] + [.$E$1]" office:value-type="float" office:value="273">
            <text:p>273</text:p>
          </table:table-cell>
          <table:table-cell table:formula="of:=FLOOR([.$A62]*[.K$2]*[.$F$1]; 1) + [.$A62]*[.$C$1] + [.K$2]*[.$D$1] + [.$E$1]" office:value-type="float" office:value="290">
            <text:p>290</text:p>
          </table:table-cell>
          <table:table-cell table:formula="of:=FLOOR([.$A62]*[.L$2]*[.$F$1]; 1) + [.$A62]*[.$C$1] + [.L$2]*[.$D$1] + [.$E$1]" office:value-type="float" office:value="307">
            <text:p>307</text:p>
          </table:table-cell>
          <table:table-cell table:formula="of:=FLOOR([.$A62]*[.M$2]*[.$F$1]; 1) + [.$A62]*[.$C$1] + [.M$2]*[.$D$1] + [.$E$1]" office:value-type="float" office:value="324">
            <text:p>324</text:p>
          </table:table-cell>
          <table:table-cell table:formula="of:=FLOOR([.$A62]*[.N$2]*[.$F$1]; 1) + [.$A62]*[.$C$1] + [.N$2]*[.$D$1] + [.$E$1]" office:value-type="float" office:value="341">
            <text:p>341</text:p>
          </table:table-cell>
          <table:table-cell table:formula="of:=FLOOR([.$A62]*[.O$2]*[.$F$1]; 1) + [.$A62]*[.$C$1] + [.O$2]*[.$D$1] + [.$E$1]" office:value-type="float" office:value="358">
            <text:p>358</text:p>
          </table:table-cell>
          <table:table-cell table:formula="of:=FLOOR([.$A62]*[.P$2]*[.$F$1]; 1) + [.$A62]*[.$C$1] + [.P$2]*[.$D$1] + [.$E$1]" office:value-type="float" office:value="375">
            <text:p>375</text:p>
          </table:table-cell>
          <table:table-cell table:formula="of:=FLOOR([.$A62]*[.Q$2]*[.$F$1]; 1) + [.$A62]*[.$C$1] + [.Q$2]*[.$D$1] + [.$E$1]" office:value-type="float" office:value="392">
            <text:p>392</text:p>
          </table:table-cell>
          <table:table-cell table:formula="of:=FLOOR([.$A62]*[.R$2]*[.$F$1]; 1) + [.$A62]*[.$C$1] + [.R$2]*[.$D$1] + [.$E$1]" office:value-type="float" office:value="409">
            <text:p>409</text:p>
          </table:table-cell>
          <table:table-cell table:formula="of:=FLOOR([.$A62]*[.S$2]*[.$F$1]; 1) + [.$A62]*[.$C$1] + [.S$2]*[.$D$1] + [.$E$1]" office:value-type="float" office:value="426">
            <text:p>426</text:p>
          </table:table-cell>
          <table:table-cell table:formula="of:=FLOOR([.$A62]*[.T$2]*[.$F$1]; 1) + [.$A62]*[.$C$1] + [.T$2]*[.$D$1] + [.$E$1]" office:value-type="float" office:value="443">
            <text:p>443</text:p>
          </table:table-cell>
          <table:table-cell table:formula="of:=FLOOR([.$A62]*[.U$2]*[.$F$1]; 1) + [.$A62]*[.$C$1] + [.U$2]*[.$D$1] + [.$E$1]" office:value-type="float" office:value="460">
            <text:p>460</text:p>
          </table:table-cell>
          <table:table-cell table:formula="of:=FLOOR([.$A62]*[.V$2]*[.$F$1]; 1) + [.$A62]*[.$C$1] + [.V$2]*[.$D$1] + [.$E$1]" office:value-type="float" office:value="477">
            <text:p>477</text:p>
          </table:table-cell>
          <table:table-cell table:formula="of:=FLOOR([.$A62]*[.W$2]*[.$F$1]; 1) + [.$A62]*[.$C$1] + [.W$2]*[.$D$1] + [.$E$1]" office:value-type="float" office:value="494">
            <text:p>494</text:p>
          </table:table-cell>
          <table:table-cell table:formula="of:=FLOOR([.$A62]*[.X$2]*[.$F$1]; 1) + [.$A62]*[.$C$1] + [.X$2]*[.$D$1] + [.$E$1]" office:value-type="float" office:value="511">
            <text:p>511</text:p>
          </table:table-cell>
          <table:table-cell table:formula="of:=FLOOR([.$A62]*[.Y$2]*[.$F$1]; 1) + [.$A62]*[.$C$1] + [.Y$2]*[.$D$1] + [.$E$1]" office:value-type="float" office:value="528">
            <text:p>528</text:p>
          </table:table-cell>
          <table:table-cell table:formula="of:=FLOOR([.$A62]*[.Z$2]*[.$F$1]; 1) + [.$A62]*[.$C$1] + [.Z$2]*[.$D$1] + [.$E$1]" office:value-type="float" office:value="545">
            <text:p>545</text:p>
          </table:table-cell>
          <table:table-cell table:formula="of:=FLOOR([.$A62]*[.AA$2]*[.$F$1]; 1) + [.$A62]*[.$C$1] + [.AA$2]*[.$D$1] + [.$E$1]" office:value-type="float" office:value="562">
            <text:p>562</text:p>
          </table:table-cell>
          <table:table-cell table:formula="of:=FLOOR([.$A62]*[.AB$2]*[.$F$1]; 1) + [.$A62]*[.$C$1] + [.AB$2]*[.$D$1] + [.$E$1]" office:value-type="float" office:value="579">
            <text:p>579</text:p>
          </table:table-cell>
          <table:table-cell table:formula="of:=FLOOR([.$A62]*[.AC$2]*[.$F$1]; 1) + [.$A62]*[.$C$1] + [.AC$2]*[.$D$1] + [.$E$1]" office:value-type="float" office:value="596">
            <text:p>596</text:p>
          </table:table-cell>
          <table:table-cell table:formula="of:=FLOOR([.$A62]*[.AD$2]*[.$F$1]; 1) + [.$A62]*[.$C$1] + [.AD$2]*[.$D$1] + [.$E$1]" office:value-type="float" office:value="613">
            <text:p>613</text:p>
          </table:table-cell>
          <table:table-cell table:formula="of:=FLOOR([.$A62]*[.AE$2]*[.$F$1]; 1) + [.$A62]*[.$C$1] + [.AE$2]*[.$D$1] + [.$E$1]" office:value-type="float" office:value="630">
            <text:p>630</text:p>
          </table:table-cell>
          <table:table-cell table:number-columns-repeated="225"/>
        </table:table-row>
        <table:table-row table:style-name="ro3">
          <table:table-cell office:value-type="float" office:value="61">
            <text:p>61</text:p>
          </table:table-cell>
          <table:table-cell table:formula="of:=FLOOR([.$A63]*[.B$2]*[.$F$1]; 1) + [.$A63]*[.$C$1] + [.B$2]*[.$D$1] + [.$E$1]" office:value-type="float" office:value="139">
            <text:p>139</text:p>
          </table:table-cell>
          <table:table-cell table:formula="of:=FLOOR([.$A63]*[.C$2]*[.$F$1]; 1) + [.$A63]*[.$C$1] + [.C$2]*[.$D$1] + [.$E$1]" office:value-type="float" office:value="156">
            <text:p>156</text:p>
          </table:table-cell>
          <table:table-cell table:formula="of:=FLOOR([.$A63]*[.D$2]*[.$F$1]; 1) + [.$A63]*[.$C$1] + [.D$2]*[.$D$1] + [.$E$1]" office:value-type="float" office:value="173">
            <text:p>173</text:p>
          </table:table-cell>
          <table:table-cell table:formula="of:=FLOOR([.$A63]*[.E$2]*[.$F$1]; 1) + [.$A63]*[.$C$1] + [.E$2]*[.$D$1] + [.$E$1]" office:value-type="float" office:value="191">
            <text:p>191</text:p>
          </table:table-cell>
          <table:table-cell table:formula="of:=FLOOR([.$A63]*[.F$2]*[.$F$1]; 1) + [.$A63]*[.$C$1] + [.F$2]*[.$D$1] + [.$E$1]" office:value-type="float" office:value="208">
            <text:p>208</text:p>
          </table:table-cell>
          <table:table-cell table:formula="of:=FLOOR([.$A63]*[.G$2]*[.$F$1]; 1) + [.$A63]*[.$C$1] + [.G$2]*[.$D$1] + [.$E$1]" office:value-type="float" office:value="225">
            <text:p>225</text:p>
          </table:table-cell>
          <table:table-cell table:formula="of:=FLOOR([.$A63]*[.H$2]*[.$F$1]; 1) + [.$A63]*[.$C$1] + [.H$2]*[.$D$1] + [.$E$1]" office:value-type="float" office:value="242">
            <text:p>242</text:p>
          </table:table-cell>
          <table:table-cell table:formula="of:=FLOOR([.$A63]*[.I$2]*[.$F$1]; 1) + [.$A63]*[.$C$1] + [.I$2]*[.$D$1] + [.$E$1]" office:value-type="float" office:value="260">
            <text:p>260</text:p>
          </table:table-cell>
          <table:table-cell table:formula="of:=FLOOR([.$A63]*[.J$2]*[.$F$1]; 1) + [.$A63]*[.$C$1] + [.J$2]*[.$D$1] + [.$E$1]" office:value-type="float" office:value="277">
            <text:p>277</text:p>
          </table:table-cell>
          <table:table-cell table:formula="of:=FLOOR([.$A63]*[.K$2]*[.$F$1]; 1) + [.$A63]*[.$C$1] + [.K$2]*[.$D$1] + [.$E$1]" office:value-type="float" office:value="294">
            <text:p>294</text:p>
          </table:table-cell>
          <table:table-cell table:formula="of:=FLOOR([.$A63]*[.L$2]*[.$F$1]; 1) + [.$A63]*[.$C$1] + [.L$2]*[.$D$1] + [.$E$1]" office:value-type="float" office:value="311">
            <text:p>311</text:p>
          </table:table-cell>
          <table:table-cell table:formula="of:=FLOOR([.$A63]*[.M$2]*[.$F$1]; 1) + [.$A63]*[.$C$1] + [.M$2]*[.$D$1] + [.$E$1]" office:value-type="float" office:value="329">
            <text:p>329</text:p>
          </table:table-cell>
          <table:table-cell table:formula="of:=FLOOR([.$A63]*[.N$2]*[.$F$1]; 1) + [.$A63]*[.$C$1] + [.N$2]*[.$D$1] + [.$E$1]" office:value-type="float" office:value="346">
            <text:p>346</text:p>
          </table:table-cell>
          <table:table-cell table:formula="of:=FLOOR([.$A63]*[.O$2]*[.$F$1]; 1) + [.$A63]*[.$C$1] + [.O$2]*[.$D$1] + [.$E$1]" office:value-type="float" office:value="363">
            <text:p>363</text:p>
          </table:table-cell>
          <table:table-cell table:formula="of:=FLOOR([.$A63]*[.P$2]*[.$F$1]; 1) + [.$A63]*[.$C$1] + [.P$2]*[.$D$1] + [.$E$1]" office:value-type="float" office:value="380">
            <text:p>380</text:p>
          </table:table-cell>
          <table:table-cell table:formula="of:=FLOOR([.$A63]*[.Q$2]*[.$F$1]; 1) + [.$A63]*[.$C$1] + [.Q$2]*[.$D$1] + [.$E$1]" office:value-type="float" office:value="398">
            <text:p>398</text:p>
          </table:table-cell>
          <table:table-cell table:formula="of:=FLOOR([.$A63]*[.R$2]*[.$F$1]; 1) + [.$A63]*[.$C$1] + [.R$2]*[.$D$1] + [.$E$1]" office:value-type="float" office:value="415">
            <text:p>415</text:p>
          </table:table-cell>
          <table:table-cell table:formula="of:=FLOOR([.$A63]*[.S$2]*[.$F$1]; 1) + [.$A63]*[.$C$1] + [.S$2]*[.$D$1] + [.$E$1]" office:value-type="float" office:value="432">
            <text:p>432</text:p>
          </table:table-cell>
          <table:table-cell table:formula="of:=FLOOR([.$A63]*[.T$2]*[.$F$1]; 1) + [.$A63]*[.$C$1] + [.T$2]*[.$D$1] + [.$E$1]" office:value-type="float" office:value="449">
            <text:p>449</text:p>
          </table:table-cell>
          <table:table-cell table:formula="of:=FLOOR([.$A63]*[.U$2]*[.$F$1]; 1) + [.$A63]*[.$C$1] + [.U$2]*[.$D$1] + [.$E$1]" office:value-type="float" office:value="467">
            <text:p>467</text:p>
          </table:table-cell>
          <table:table-cell table:formula="of:=FLOOR([.$A63]*[.V$2]*[.$F$1]; 1) + [.$A63]*[.$C$1] + [.V$2]*[.$D$1] + [.$E$1]" office:value-type="float" office:value="484">
            <text:p>484</text:p>
          </table:table-cell>
          <table:table-cell table:formula="of:=FLOOR([.$A63]*[.W$2]*[.$F$1]; 1) + [.$A63]*[.$C$1] + [.W$2]*[.$D$1] + [.$E$1]" office:value-type="float" office:value="501">
            <text:p>501</text:p>
          </table:table-cell>
          <table:table-cell table:formula="of:=FLOOR([.$A63]*[.X$2]*[.$F$1]; 1) + [.$A63]*[.$C$1] + [.X$2]*[.$D$1] + [.$E$1]" office:value-type="float" office:value="518">
            <text:p>518</text:p>
          </table:table-cell>
          <table:table-cell table:formula="of:=FLOOR([.$A63]*[.Y$2]*[.$F$1]; 1) + [.$A63]*[.$C$1] + [.Y$2]*[.$D$1] + [.$E$1]" office:value-type="float" office:value="536">
            <text:p>536</text:p>
          </table:table-cell>
          <table:table-cell table:formula="of:=FLOOR([.$A63]*[.Z$2]*[.$F$1]; 1) + [.$A63]*[.$C$1] + [.Z$2]*[.$D$1] + [.$E$1]" office:value-type="float" office:value="553">
            <text:p>553</text:p>
          </table:table-cell>
          <table:table-cell table:formula="of:=FLOOR([.$A63]*[.AA$2]*[.$F$1]; 1) + [.$A63]*[.$C$1] + [.AA$2]*[.$D$1] + [.$E$1]" office:value-type="float" office:value="570">
            <text:p>570</text:p>
          </table:table-cell>
          <table:table-cell table:formula="of:=FLOOR([.$A63]*[.AB$2]*[.$F$1]; 1) + [.$A63]*[.$C$1] + [.AB$2]*[.$D$1] + [.$E$1]" office:value-type="float" office:value="587">
            <text:p>587</text:p>
          </table:table-cell>
          <table:table-cell table:formula="of:=FLOOR([.$A63]*[.AC$2]*[.$F$1]; 1) + [.$A63]*[.$C$1] + [.AC$2]*[.$D$1] + [.$E$1]" office:value-type="float" office:value="605">
            <text:p>605</text:p>
          </table:table-cell>
          <table:table-cell table:formula="of:=FLOOR([.$A63]*[.AD$2]*[.$F$1]; 1) + [.$A63]*[.$C$1] + [.AD$2]*[.$D$1] + [.$E$1]" office:value-type="float" office:value="622">
            <text:p>622</text:p>
          </table:table-cell>
          <table:table-cell table:formula="of:=FLOOR([.$A63]*[.AE$2]*[.$F$1]; 1) + [.$A63]*[.$C$1] + [.AE$2]*[.$D$1] + [.$E$1]" office:value-type="float" office:value="639">
            <text:p>639</text:p>
          </table:table-cell>
          <table:table-cell table:number-columns-repeated="225"/>
        </table:table-row>
        <table:table-row table:style-name="ro3">
          <table:table-cell office:value-type="float" office:value="62">
            <text:p>62</text:p>
          </table:table-cell>
          <table:table-cell table:formula="of:=FLOOR([.$A64]*[.B$2]*[.$F$1]; 1) + [.$A64]*[.$C$1] + [.B$2]*[.$D$1] + [.$E$1]" office:value-type="float" office:value="141">
            <text:p>141</text:p>
          </table:table-cell>
          <table:table-cell table:formula="of:=FLOOR([.$A64]*[.C$2]*[.$F$1]; 1) + [.$A64]*[.$C$1] + [.C$2]*[.$D$1] + [.$E$1]" office:value-type="float" office:value="159">
            <text:p>159</text:p>
          </table:table-cell>
          <table:table-cell table:formula="of:=FLOOR([.$A64]*[.D$2]*[.$F$1]; 1) + [.$A64]*[.$C$1] + [.D$2]*[.$D$1] + [.$E$1]" office:value-type="float" office:value="176">
            <text:p>176</text:p>
          </table:table-cell>
          <table:table-cell table:formula="of:=FLOOR([.$A64]*[.E$2]*[.$F$1]; 1) + [.$A64]*[.$C$1] + [.E$2]*[.$D$1] + [.$E$1]" office:value-type="float" office:value="194">
            <text:p>194</text:p>
          </table:table-cell>
          <table:table-cell table:formula="of:=FLOOR([.$A64]*[.F$2]*[.$F$1]; 1) + [.$A64]*[.$C$1] + [.F$2]*[.$D$1] + [.$E$1]" office:value-type="float" office:value="211">
            <text:p>211</text:p>
          </table:table-cell>
          <table:table-cell table:formula="of:=FLOOR([.$A64]*[.G$2]*[.$F$1]; 1) + [.$A64]*[.$C$1] + [.G$2]*[.$D$1] + [.$E$1]" office:value-type="float" office:value="229">
            <text:p>229</text:p>
          </table:table-cell>
          <table:table-cell table:formula="of:=FLOOR([.$A64]*[.H$2]*[.$F$1]; 1) + [.$A64]*[.$C$1] + [.H$2]*[.$D$1] + [.$E$1]" office:value-type="float" office:value="246">
            <text:p>246</text:p>
          </table:table-cell>
          <table:table-cell table:formula="of:=FLOOR([.$A64]*[.I$2]*[.$F$1]; 1) + [.$A64]*[.$C$1] + [.I$2]*[.$D$1] + [.$E$1]" office:value-type="float" office:value="264">
            <text:p>264</text:p>
          </table:table-cell>
          <table:table-cell table:formula="of:=FLOOR([.$A64]*[.J$2]*[.$F$1]; 1) + [.$A64]*[.$C$1] + [.J$2]*[.$D$1] + [.$E$1]" office:value-type="float" office:value="281">
            <text:p>281</text:p>
          </table:table-cell>
          <table:table-cell table:formula="of:=FLOOR([.$A64]*[.K$2]*[.$F$1]; 1) + [.$A64]*[.$C$1] + [.K$2]*[.$D$1] + [.$E$1]" office:value-type="float" office:value="299">
            <text:p>299</text:p>
          </table:table-cell>
          <table:table-cell table:formula="of:=FLOOR([.$A64]*[.L$2]*[.$F$1]; 1) + [.$A64]*[.$C$1] + [.L$2]*[.$D$1] + [.$E$1]" office:value-type="float" office:value="316">
            <text:p>316</text:p>
          </table:table-cell>
          <table:table-cell table:formula="of:=FLOOR([.$A64]*[.M$2]*[.$F$1]; 1) + [.$A64]*[.$C$1] + [.M$2]*[.$D$1] + [.$E$1]" office:value-type="float" office:value="334">
            <text:p>334</text:p>
          </table:table-cell>
          <table:table-cell table:formula="of:=FLOOR([.$A64]*[.N$2]*[.$F$1]; 1) + [.$A64]*[.$C$1] + [.N$2]*[.$D$1] + [.$E$1]" office:value-type="float" office:value="351">
            <text:p>351</text:p>
          </table:table-cell>
          <table:table-cell table:formula="of:=FLOOR([.$A64]*[.O$2]*[.$F$1]; 1) + [.$A64]*[.$C$1] + [.O$2]*[.$D$1] + [.$E$1]" office:value-type="float" office:value="369">
            <text:p>369</text:p>
          </table:table-cell>
          <table:table-cell table:formula="of:=FLOOR([.$A64]*[.P$2]*[.$F$1]; 1) + [.$A64]*[.$C$1] + [.P$2]*[.$D$1] + [.$E$1]" office:value-type="float" office:value="386">
            <text:p>386</text:p>
          </table:table-cell>
          <table:table-cell table:formula="of:=FLOOR([.$A64]*[.Q$2]*[.$F$1]; 1) + [.$A64]*[.$C$1] + [.Q$2]*[.$D$1] + [.$E$1]" office:value-type="float" office:value="404">
            <text:p>404</text:p>
          </table:table-cell>
          <table:table-cell table:formula="of:=FLOOR([.$A64]*[.R$2]*[.$F$1]; 1) + [.$A64]*[.$C$1] + [.R$2]*[.$D$1] + [.$E$1]" office:value-type="float" office:value="421">
            <text:p>421</text:p>
          </table:table-cell>
          <table:table-cell table:formula="of:=FLOOR([.$A64]*[.S$2]*[.$F$1]; 1) + [.$A64]*[.$C$1] + [.S$2]*[.$D$1] + [.$E$1]" office:value-type="float" office:value="439">
            <text:p>439</text:p>
          </table:table-cell>
          <table:table-cell table:formula="of:=FLOOR([.$A64]*[.T$2]*[.$F$1]; 1) + [.$A64]*[.$C$1] + [.T$2]*[.$D$1] + [.$E$1]" office:value-type="float" office:value="456">
            <text:p>456</text:p>
          </table:table-cell>
          <table:table-cell table:formula="of:=FLOOR([.$A64]*[.U$2]*[.$F$1]; 1) + [.$A64]*[.$C$1] + [.U$2]*[.$D$1] + [.$E$1]" office:value-type="float" office:value="474">
            <text:p>474</text:p>
          </table:table-cell>
          <table:table-cell table:formula="of:=FLOOR([.$A64]*[.V$2]*[.$F$1]; 1) + [.$A64]*[.$C$1] + [.V$2]*[.$D$1] + [.$E$1]" office:value-type="float" office:value="491">
            <text:p>491</text:p>
          </table:table-cell>
          <table:table-cell table:formula="of:=FLOOR([.$A64]*[.W$2]*[.$F$1]; 1) + [.$A64]*[.$C$1] + [.W$2]*[.$D$1] + [.$E$1]" office:value-type="float" office:value="509">
            <text:p>509</text:p>
          </table:table-cell>
          <table:table-cell table:formula="of:=FLOOR([.$A64]*[.X$2]*[.$F$1]; 1) + [.$A64]*[.$C$1] + [.X$2]*[.$D$1] + [.$E$1]" office:value-type="float" office:value="526">
            <text:p>526</text:p>
          </table:table-cell>
          <table:table-cell table:formula="of:=FLOOR([.$A64]*[.Y$2]*[.$F$1]; 1) + [.$A64]*[.$C$1] + [.Y$2]*[.$D$1] + [.$E$1]" office:value-type="float" office:value="544">
            <text:p>544</text:p>
          </table:table-cell>
          <table:table-cell table:formula="of:=FLOOR([.$A64]*[.Z$2]*[.$F$1]; 1) + [.$A64]*[.$C$1] + [.Z$2]*[.$D$1] + [.$E$1]" office:value-type="float" office:value="561">
            <text:p>561</text:p>
          </table:table-cell>
          <table:table-cell table:formula="of:=FLOOR([.$A64]*[.AA$2]*[.$F$1]; 1) + [.$A64]*[.$C$1] + [.AA$2]*[.$D$1] + [.$E$1]" office:value-type="float" office:value="579">
            <text:p>579</text:p>
          </table:table-cell>
          <table:table-cell table:formula="of:=FLOOR([.$A64]*[.AB$2]*[.$F$1]; 1) + [.$A64]*[.$C$1] + [.AB$2]*[.$D$1] + [.$E$1]" office:value-type="float" office:value="596">
            <text:p>596</text:p>
          </table:table-cell>
          <table:table-cell table:formula="of:=FLOOR([.$A64]*[.AC$2]*[.$F$1]; 1) + [.$A64]*[.$C$1] + [.AC$2]*[.$D$1] + [.$E$1]" office:value-type="float" office:value="614">
            <text:p>614</text:p>
          </table:table-cell>
          <table:table-cell table:formula="of:=FLOOR([.$A64]*[.AD$2]*[.$F$1]; 1) + [.$A64]*[.$C$1] + [.AD$2]*[.$D$1] + [.$E$1]" office:value-type="float" office:value="631">
            <text:p>631</text:p>
          </table:table-cell>
          <table:table-cell table:formula="of:=FLOOR([.$A64]*[.AE$2]*[.$F$1]; 1) + [.$A64]*[.$C$1] + [.AE$2]*[.$D$1] + [.$E$1]" office:value-type="float" office:value="649">
            <text:p>649</text:p>
          </table:table-cell>
          <table:table-cell table:number-columns-repeated="225"/>
        </table:table-row>
        <table:table-row table:style-name="ro3">
          <table:table-cell office:value-type="float" office:value="63">
            <text:p>63</text:p>
          </table:table-cell>
          <table:table-cell table:formula="of:=FLOOR([.$A65]*[.B$2]*[.$F$1]; 1) + [.$A65]*[.$C$1] + [.B$2]*[.$D$1] + [.$E$1]" office:value-type="float" office:value="143">
            <text:p>143</text:p>
          </table:table-cell>
          <table:table-cell table:formula="of:=FLOOR([.$A65]*[.C$2]*[.$F$1]; 1) + [.$A65]*[.$C$1] + [.C$2]*[.$D$1] + [.$E$1]" office:value-type="float" office:value="161">
            <text:p>161</text:p>
          </table:table-cell>
          <table:table-cell table:formula="of:=FLOOR([.$A65]*[.D$2]*[.$F$1]; 1) + [.$A65]*[.$C$1] + [.D$2]*[.$D$1] + [.$E$1]" office:value-type="float" office:value="179">
            <text:p>179</text:p>
          </table:table-cell>
          <table:table-cell table:formula="of:=FLOOR([.$A65]*[.E$2]*[.$F$1]; 1) + [.$A65]*[.$C$1] + [.E$2]*[.$D$1] + [.$E$1]" office:value-type="float" office:value="197">
            <text:p>197</text:p>
          </table:table-cell>
          <table:table-cell table:formula="of:=FLOOR([.$A65]*[.F$2]*[.$F$1]; 1) + [.$A65]*[.$C$1] + [.F$2]*[.$D$1] + [.$E$1]" office:value-type="float" office:value="214">
            <text:p>214</text:p>
          </table:table-cell>
          <table:table-cell table:formula="of:=FLOOR([.$A65]*[.G$2]*[.$F$1]; 1) + [.$A65]*[.$C$1] + [.G$2]*[.$D$1] + [.$E$1]" office:value-type="float" office:value="232">
            <text:p>232</text:p>
          </table:table-cell>
          <table:table-cell table:formula="of:=FLOOR([.$A65]*[.H$2]*[.$F$1]; 1) + [.$A65]*[.$C$1] + [.H$2]*[.$D$1] + [.$E$1]" office:value-type="float" office:value="250">
            <text:p>250</text:p>
          </table:table-cell>
          <table:table-cell table:formula="of:=FLOOR([.$A65]*[.I$2]*[.$F$1]; 1) + [.$A65]*[.$C$1] + [.I$2]*[.$D$1] + [.$E$1]" office:value-type="float" office:value="268">
            <text:p>268</text:p>
          </table:table-cell>
          <table:table-cell table:formula="of:=FLOOR([.$A65]*[.J$2]*[.$F$1]; 1) + [.$A65]*[.$C$1] + [.J$2]*[.$D$1] + [.$E$1]" office:value-type="float" office:value="285">
            <text:p>285</text:p>
          </table:table-cell>
          <table:table-cell table:formula="of:=FLOOR([.$A65]*[.K$2]*[.$F$1]; 1) + [.$A65]*[.$C$1] + [.K$2]*[.$D$1] + [.$E$1]" office:value-type="float" office:value="303">
            <text:p>303</text:p>
          </table:table-cell>
          <table:table-cell table:formula="of:=FLOOR([.$A65]*[.L$2]*[.$F$1]; 1) + [.$A65]*[.$C$1] + [.L$2]*[.$D$1] + [.$E$1]" office:value-type="float" office:value="321">
            <text:p>321</text:p>
          </table:table-cell>
          <table:table-cell table:formula="of:=FLOOR([.$A65]*[.M$2]*[.$F$1]; 1) + [.$A65]*[.$C$1] + [.M$2]*[.$D$1] + [.$E$1]" office:value-type="float" office:value="339">
            <text:p>339</text:p>
          </table:table-cell>
          <table:table-cell table:formula="of:=FLOOR([.$A65]*[.N$2]*[.$F$1]; 1) + [.$A65]*[.$C$1] + [.N$2]*[.$D$1] + [.$E$1]" office:value-type="float" office:value="356">
            <text:p>356</text:p>
          </table:table-cell>
          <table:table-cell table:formula="of:=FLOOR([.$A65]*[.O$2]*[.$F$1]; 1) + [.$A65]*[.$C$1] + [.O$2]*[.$D$1] + [.$E$1]" office:value-type="float" office:value="374">
            <text:p>374</text:p>
          </table:table-cell>
          <table:table-cell table:formula="of:=FLOOR([.$A65]*[.P$2]*[.$F$1]; 1) + [.$A65]*[.$C$1] + [.P$2]*[.$D$1] + [.$E$1]" office:value-type="float" office:value="392">
            <text:p>392</text:p>
          </table:table-cell>
          <table:table-cell table:formula="of:=FLOOR([.$A65]*[.Q$2]*[.$F$1]; 1) + [.$A65]*[.$C$1] + [.Q$2]*[.$D$1] + [.$E$1]" office:value-type="float" office:value="410">
            <text:p>410</text:p>
          </table:table-cell>
          <table:table-cell table:formula="of:=FLOOR([.$A65]*[.R$2]*[.$F$1]; 1) + [.$A65]*[.$C$1] + [.R$2]*[.$D$1] + [.$E$1]" office:value-type="float" office:value="427">
            <text:p>427</text:p>
          </table:table-cell>
          <table:table-cell table:formula="of:=FLOOR([.$A65]*[.S$2]*[.$F$1]; 1) + [.$A65]*[.$C$1] + [.S$2]*[.$D$1] + [.$E$1]" office:value-type="float" office:value="445">
            <text:p>445</text:p>
          </table:table-cell>
          <table:table-cell table:formula="of:=FLOOR([.$A65]*[.T$2]*[.$F$1]; 1) + [.$A65]*[.$C$1] + [.T$2]*[.$D$1] + [.$E$1]" office:value-type="float" office:value="463">
            <text:p>463</text:p>
          </table:table-cell>
          <table:table-cell table:formula="of:=FLOOR([.$A65]*[.U$2]*[.$F$1]; 1) + [.$A65]*[.$C$1] + [.U$2]*[.$D$1] + [.$E$1]" office:value-type="float" office:value="481">
            <text:p>481</text:p>
          </table:table-cell>
          <table:table-cell table:formula="of:=FLOOR([.$A65]*[.V$2]*[.$F$1]; 1) + [.$A65]*[.$C$1] + [.V$2]*[.$D$1] + [.$E$1]" office:value-type="float" office:value="498">
            <text:p>498</text:p>
          </table:table-cell>
          <table:table-cell table:formula="of:=FLOOR([.$A65]*[.W$2]*[.$F$1]; 1) + [.$A65]*[.$C$1] + [.W$2]*[.$D$1] + [.$E$1]" office:value-type="float" office:value="516">
            <text:p>516</text:p>
          </table:table-cell>
          <table:table-cell table:formula="of:=FLOOR([.$A65]*[.X$2]*[.$F$1]; 1) + [.$A65]*[.$C$1] + [.X$2]*[.$D$1] + [.$E$1]" office:value-type="float" office:value="534">
            <text:p>534</text:p>
          </table:table-cell>
          <table:table-cell table:formula="of:=FLOOR([.$A65]*[.Y$2]*[.$F$1]; 1) + [.$A65]*[.$C$1] + [.Y$2]*[.$D$1] + [.$E$1]" office:value-type="float" office:value="552">
            <text:p>552</text:p>
          </table:table-cell>
          <table:table-cell table:formula="of:=FLOOR([.$A65]*[.Z$2]*[.$F$1]; 1) + [.$A65]*[.$C$1] + [.Z$2]*[.$D$1] + [.$E$1]" office:value-type="float" office:value="569">
            <text:p>569</text:p>
          </table:table-cell>
          <table:table-cell table:formula="of:=FLOOR([.$A65]*[.AA$2]*[.$F$1]; 1) + [.$A65]*[.$C$1] + [.AA$2]*[.$D$1] + [.$E$1]" office:value-type="float" office:value="587">
            <text:p>587</text:p>
          </table:table-cell>
          <table:table-cell table:formula="of:=FLOOR([.$A65]*[.AB$2]*[.$F$1]; 1) + [.$A65]*[.$C$1] + [.AB$2]*[.$D$1] + [.$E$1]" office:value-type="float" office:value="605">
            <text:p>605</text:p>
          </table:table-cell>
          <table:table-cell table:formula="of:=FLOOR([.$A65]*[.AC$2]*[.$F$1]; 1) + [.$A65]*[.$C$1] + [.AC$2]*[.$D$1] + [.$E$1]" office:value-type="float" office:value="623">
            <text:p>623</text:p>
          </table:table-cell>
          <table:table-cell table:formula="of:=FLOOR([.$A65]*[.AD$2]*[.$F$1]; 1) + [.$A65]*[.$C$1] + [.AD$2]*[.$D$1] + [.$E$1]" office:value-type="float" office:value="640">
            <text:p>640</text:p>
          </table:table-cell>
          <table:table-cell table:formula="of:=FLOOR([.$A65]*[.AE$2]*[.$F$1]; 1) + [.$A65]*[.$C$1] + [.AE$2]*[.$D$1] + [.$E$1]" office:value-type="float" office:value="658">
            <text:p>658</text:p>
          </table:table-cell>
          <table:table-cell table:number-columns-repeated="225"/>
        </table:table-row>
        <table:table-row table:style-name="ro3">
          <table:table-cell office:value-type="float" office:value="64">
            <text:p>64</text:p>
          </table:table-cell>
          <table:table-cell table:formula="of:=FLOOR([.$A66]*[.B$2]*[.$F$1]; 1) + [.$A66]*[.$C$1] + [.B$2]*[.$D$1] + [.$E$1]" office:value-type="float" office:value="146">
            <text:p>146</text:p>
          </table:table-cell>
          <table:table-cell table:formula="of:=FLOOR([.$A66]*[.C$2]*[.$F$1]; 1) + [.$A66]*[.$C$1] + [.C$2]*[.$D$1] + [.$E$1]" office:value-type="float" office:value="164">
            <text:p>164</text:p>
          </table:table-cell>
          <table:table-cell table:formula="of:=FLOOR([.$A66]*[.D$2]*[.$F$1]; 1) + [.$A66]*[.$C$1] + [.D$2]*[.$D$1] + [.$E$1]" office:value-type="float" office:value="182">
            <text:p>182</text:p>
          </table:table-cell>
          <table:table-cell table:formula="of:=FLOOR([.$A66]*[.E$2]*[.$F$1]; 1) + [.$A66]*[.$C$1] + [.E$2]*[.$D$1] + [.$E$1]" office:value-type="float" office:value="200">
            <text:p>200</text:p>
          </table:table-cell>
          <table:table-cell table:formula="of:=FLOOR([.$A66]*[.F$2]*[.$F$1]; 1) + [.$A66]*[.$C$1] + [.F$2]*[.$D$1] + [.$E$1]" office:value-type="float" office:value="218">
            <text:p>218</text:p>
          </table:table-cell>
          <table:table-cell table:formula="of:=FLOOR([.$A66]*[.G$2]*[.$F$1]; 1) + [.$A66]*[.$C$1] + [.G$2]*[.$D$1] + [.$E$1]" office:value-type="float" office:value="236">
            <text:p>236</text:p>
          </table:table-cell>
          <table:table-cell table:formula="of:=FLOOR([.$A66]*[.H$2]*[.$F$1]; 1) + [.$A66]*[.$C$1] + [.H$2]*[.$D$1] + [.$E$1]" office:value-type="float" office:value="254">
            <text:p>254</text:p>
          </table:table-cell>
          <table:table-cell table:formula="of:=FLOOR([.$A66]*[.I$2]*[.$F$1]; 1) + [.$A66]*[.$C$1] + [.I$2]*[.$D$1] + [.$E$1]" office:value-type="float" office:value="272">
            <text:p>272</text:p>
          </table:table-cell>
          <table:table-cell table:formula="of:=FLOOR([.$A66]*[.J$2]*[.$F$1]; 1) + [.$A66]*[.$C$1] + [.J$2]*[.$D$1] + [.$E$1]" office:value-type="float" office:value="290">
            <text:p>290</text:p>
          </table:table-cell>
          <table:table-cell table:formula="of:=FLOOR([.$A66]*[.K$2]*[.$F$1]; 1) + [.$A66]*[.$C$1] + [.K$2]*[.$D$1] + [.$E$1]" office:value-type="float" office:value="308">
            <text:p>308</text:p>
          </table:table-cell>
          <table:table-cell table:formula="of:=FLOOR([.$A66]*[.L$2]*[.$F$1]; 1) + [.$A66]*[.$C$1] + [.L$2]*[.$D$1] + [.$E$1]" office:value-type="float" office:value="326">
            <text:p>326</text:p>
          </table:table-cell>
          <table:table-cell table:formula="of:=FLOOR([.$A66]*[.M$2]*[.$F$1]; 1) + [.$A66]*[.$C$1] + [.M$2]*[.$D$1] + [.$E$1]" office:value-type="float" office:value="344">
            <text:p>344</text:p>
          </table:table-cell>
          <table:table-cell table:formula="of:=FLOOR([.$A66]*[.N$2]*[.$F$1]; 1) + [.$A66]*[.$C$1] + [.N$2]*[.$D$1] + [.$E$1]" office:value-type="float" office:value="362">
            <text:p>362</text:p>
          </table:table-cell>
          <table:table-cell table:formula="of:=FLOOR([.$A66]*[.O$2]*[.$F$1]; 1) + [.$A66]*[.$C$1] + [.O$2]*[.$D$1] + [.$E$1]" office:value-type="float" office:value="380">
            <text:p>380</text:p>
          </table:table-cell>
          <table:table-cell table:formula="of:=FLOOR([.$A66]*[.P$2]*[.$F$1]; 1) + [.$A66]*[.$C$1] + [.P$2]*[.$D$1] + [.$E$1]" office:value-type="float" office:value="398">
            <text:p>398</text:p>
          </table:table-cell>
          <table:table-cell table:formula="of:=FLOOR([.$A66]*[.Q$2]*[.$F$1]; 1) + [.$A66]*[.$C$1] + [.Q$2]*[.$D$1] + [.$E$1]" office:value-type="float" office:value="416">
            <text:p>416</text:p>
          </table:table-cell>
          <table:table-cell table:formula="of:=FLOOR([.$A66]*[.R$2]*[.$F$1]; 1) + [.$A66]*[.$C$1] + [.R$2]*[.$D$1] + [.$E$1]" office:value-type="float" office:value="434">
            <text:p>434</text:p>
          </table:table-cell>
          <table:table-cell table:formula="of:=FLOOR([.$A66]*[.S$2]*[.$F$1]; 1) + [.$A66]*[.$C$1] + [.S$2]*[.$D$1] + [.$E$1]" office:value-type="float" office:value="452">
            <text:p>452</text:p>
          </table:table-cell>
          <table:table-cell table:formula="of:=FLOOR([.$A66]*[.T$2]*[.$F$1]; 1) + [.$A66]*[.$C$1] + [.T$2]*[.$D$1] + [.$E$1]" office:value-type="float" office:value="470">
            <text:p>470</text:p>
          </table:table-cell>
          <table:table-cell table:formula="of:=FLOOR([.$A66]*[.U$2]*[.$F$1]; 1) + [.$A66]*[.$C$1] + [.U$2]*[.$D$1] + [.$E$1]" office:value-type="float" office:value="488">
            <text:p>488</text:p>
          </table:table-cell>
          <table:table-cell table:formula="of:=FLOOR([.$A66]*[.V$2]*[.$F$1]; 1) + [.$A66]*[.$C$1] + [.V$2]*[.$D$1] + [.$E$1]" office:value-type="float" office:value="506">
            <text:p>506</text:p>
          </table:table-cell>
          <table:table-cell table:formula="of:=FLOOR([.$A66]*[.W$2]*[.$F$1]; 1) + [.$A66]*[.$C$1] + [.W$2]*[.$D$1] + [.$E$1]" office:value-type="float" office:value="524">
            <text:p>524</text:p>
          </table:table-cell>
          <table:table-cell table:formula="of:=FLOOR([.$A66]*[.X$2]*[.$F$1]; 1) + [.$A66]*[.$C$1] + [.X$2]*[.$D$1] + [.$E$1]" office:value-type="float" office:value="542">
            <text:p>542</text:p>
          </table:table-cell>
          <table:table-cell table:formula="of:=FLOOR([.$A66]*[.Y$2]*[.$F$1]; 1) + [.$A66]*[.$C$1] + [.Y$2]*[.$D$1] + [.$E$1]" office:value-type="float" office:value="560">
            <text:p>560</text:p>
          </table:table-cell>
          <table:table-cell table:formula="of:=FLOOR([.$A66]*[.Z$2]*[.$F$1]; 1) + [.$A66]*[.$C$1] + [.Z$2]*[.$D$1] + [.$E$1]" office:value-type="float" office:value="578">
            <text:p>578</text:p>
          </table:table-cell>
          <table:table-cell table:formula="of:=FLOOR([.$A66]*[.AA$2]*[.$F$1]; 1) + [.$A66]*[.$C$1] + [.AA$2]*[.$D$1] + [.$E$1]" office:value-type="float" office:value="596">
            <text:p>596</text:p>
          </table:table-cell>
          <table:table-cell table:formula="of:=FLOOR([.$A66]*[.AB$2]*[.$F$1]; 1) + [.$A66]*[.$C$1] + [.AB$2]*[.$D$1] + [.$E$1]" office:value-type="float" office:value="614">
            <text:p>614</text:p>
          </table:table-cell>
          <table:table-cell table:formula="of:=FLOOR([.$A66]*[.AC$2]*[.$F$1]; 1) + [.$A66]*[.$C$1] + [.AC$2]*[.$D$1] + [.$E$1]" office:value-type="float" office:value="632">
            <text:p>632</text:p>
          </table:table-cell>
          <table:table-cell table:formula="of:=FLOOR([.$A66]*[.AD$2]*[.$F$1]; 1) + [.$A66]*[.$C$1] + [.AD$2]*[.$D$1] + [.$E$1]" office:value-type="float" office:value="650">
            <text:p>650</text:p>
          </table:table-cell>
          <table:table-cell table:formula="of:=FLOOR([.$A66]*[.AE$2]*[.$F$1]; 1) + [.$A66]*[.$C$1] + [.AE$2]*[.$D$1] + [.$E$1]" office:value-type="float" office:value="668">
            <text:p>668</text:p>
          </table:table-cell>
          <table:table-cell table:number-columns-repeated="225"/>
        </table:table-row>
        <table:table-row table:style-name="ro3">
          <table:table-cell office:value-type="float" office:value="65">
            <text:p>65</text:p>
          </table:table-cell>
          <table:table-cell table:formula="of:=FLOOR([.$A67]*[.B$2]*[.$F$1]; 1) + [.$A67]*[.$C$1] + [.B$2]*[.$D$1] + [.$E$1]" office:value-type="float" office:value="148">
            <text:p>148</text:p>
          </table:table-cell>
          <table:table-cell table:formula="of:=FLOOR([.$A67]*[.C$2]*[.$F$1]; 1) + [.$A67]*[.$C$1] + [.C$2]*[.$D$1] + [.$E$1]" office:value-type="float" office:value="166">
            <text:p>166</text:p>
          </table:table-cell>
          <table:table-cell table:formula="of:=FLOOR([.$A67]*[.D$2]*[.$F$1]; 1) + [.$A67]*[.$C$1] + [.D$2]*[.$D$1] + [.$E$1]" office:value-type="float" office:value="184">
            <text:p>184</text:p>
          </table:table-cell>
          <table:table-cell table:formula="of:=FLOOR([.$A67]*[.E$2]*[.$F$1]; 1) + [.$A67]*[.$C$1] + [.E$2]*[.$D$1] + [.$E$1]" office:value-type="float" office:value="203">
            <text:p>203</text:p>
          </table:table-cell>
          <table:table-cell table:formula="of:=FLOOR([.$A67]*[.F$2]*[.$F$1]; 1) + [.$A67]*[.$C$1] + [.F$2]*[.$D$1] + [.$E$1]" office:value-type="float" office:value="221">
            <text:p>221</text:p>
          </table:table-cell>
          <table:table-cell table:formula="of:=FLOOR([.$A67]*[.G$2]*[.$F$1]; 1) + [.$A67]*[.$C$1] + [.G$2]*[.$D$1] + [.$E$1]" office:value-type="float" office:value="239">
            <text:p>239</text:p>
          </table:table-cell>
          <table:table-cell table:formula="of:=FLOOR([.$A67]*[.H$2]*[.$F$1]; 1) + [.$A67]*[.$C$1] + [.H$2]*[.$D$1] + [.$E$1]" office:value-type="float" office:value="257">
            <text:p>257</text:p>
          </table:table-cell>
          <table:table-cell table:formula="of:=FLOOR([.$A67]*[.I$2]*[.$F$1]; 1) + [.$A67]*[.$C$1] + [.I$2]*[.$D$1] + [.$E$1]" office:value-type="float" office:value="276">
            <text:p>276</text:p>
          </table:table-cell>
          <table:table-cell table:formula="of:=FLOOR([.$A67]*[.J$2]*[.$F$1]; 1) + [.$A67]*[.$C$1] + [.J$2]*[.$D$1] + [.$E$1]" office:value-type="float" office:value="294">
            <text:p>294</text:p>
          </table:table-cell>
          <table:table-cell table:formula="of:=FLOOR([.$A67]*[.K$2]*[.$F$1]; 1) + [.$A67]*[.$C$1] + [.K$2]*[.$D$1] + [.$E$1]" office:value-type="float" office:value="312">
            <text:p>312</text:p>
          </table:table-cell>
          <table:table-cell table:formula="of:=FLOOR([.$A67]*[.L$2]*[.$F$1]; 1) + [.$A67]*[.$C$1] + [.L$2]*[.$D$1] + [.$E$1]" office:value-type="float" office:value="330">
            <text:p>330</text:p>
          </table:table-cell>
          <table:table-cell table:formula="of:=FLOOR([.$A67]*[.M$2]*[.$F$1]; 1) + [.$A67]*[.$C$1] + [.M$2]*[.$D$1] + [.$E$1]" office:value-type="float" office:value="349">
            <text:p>349</text:p>
          </table:table-cell>
          <table:table-cell table:formula="of:=FLOOR([.$A67]*[.N$2]*[.$F$1]; 1) + [.$A67]*[.$C$1] + [.N$2]*[.$D$1] + [.$E$1]" office:value-type="float" office:value="367">
            <text:p>367</text:p>
          </table:table-cell>
          <table:table-cell table:formula="of:=FLOOR([.$A67]*[.O$2]*[.$F$1]; 1) + [.$A67]*[.$C$1] + [.O$2]*[.$D$1] + [.$E$1]" office:value-type="float" office:value="385">
            <text:p>385</text:p>
          </table:table-cell>
          <table:table-cell table:formula="of:=FLOOR([.$A67]*[.P$2]*[.$F$1]; 1) + [.$A67]*[.$C$1] + [.P$2]*[.$D$1] + [.$E$1]" office:value-type="float" office:value="403">
            <text:p>403</text:p>
          </table:table-cell>
          <table:table-cell table:formula="of:=FLOOR([.$A67]*[.Q$2]*[.$F$1]; 1) + [.$A67]*[.$C$1] + [.Q$2]*[.$D$1] + [.$E$1]" office:value-type="float" office:value="422">
            <text:p>422</text:p>
          </table:table-cell>
          <table:table-cell table:formula="of:=FLOOR([.$A67]*[.R$2]*[.$F$1]; 1) + [.$A67]*[.$C$1] + [.R$2]*[.$D$1] + [.$E$1]" office:value-type="float" office:value="440">
            <text:p>440</text:p>
          </table:table-cell>
          <table:table-cell table:formula="of:=FLOOR([.$A67]*[.S$2]*[.$F$1]; 1) + [.$A67]*[.$C$1] + [.S$2]*[.$D$1] + [.$E$1]" office:value-type="float" office:value="458">
            <text:p>458</text:p>
          </table:table-cell>
          <table:table-cell table:formula="of:=FLOOR([.$A67]*[.T$2]*[.$F$1]; 1) + [.$A67]*[.$C$1] + [.T$2]*[.$D$1] + [.$E$1]" office:value-type="float" office:value="476">
            <text:p>476</text:p>
          </table:table-cell>
          <table:table-cell table:formula="of:=FLOOR([.$A67]*[.U$2]*[.$F$1]; 1) + [.$A67]*[.$C$1] + [.U$2]*[.$D$1] + [.$E$1]" office:value-type="float" office:value="495">
            <text:p>495</text:p>
          </table:table-cell>
          <table:table-cell table:formula="of:=FLOOR([.$A67]*[.V$2]*[.$F$1]; 1) + [.$A67]*[.$C$1] + [.V$2]*[.$D$1] + [.$E$1]" office:value-type="float" office:value="513">
            <text:p>513</text:p>
          </table:table-cell>
          <table:table-cell table:formula="of:=FLOOR([.$A67]*[.W$2]*[.$F$1]; 1) + [.$A67]*[.$C$1] + [.W$2]*[.$D$1] + [.$E$1]" office:value-type="float" office:value="531">
            <text:p>531</text:p>
          </table:table-cell>
          <table:table-cell table:formula="of:=FLOOR([.$A67]*[.X$2]*[.$F$1]; 1) + [.$A67]*[.$C$1] + [.X$2]*[.$D$1] + [.$E$1]" office:value-type="float" office:value="549">
            <text:p>549</text:p>
          </table:table-cell>
          <table:table-cell table:formula="of:=FLOOR([.$A67]*[.Y$2]*[.$F$1]; 1) + [.$A67]*[.$C$1] + [.Y$2]*[.$D$1] + [.$E$1]" office:value-type="float" office:value="568">
            <text:p>568</text:p>
          </table:table-cell>
          <table:table-cell table:formula="of:=FLOOR([.$A67]*[.Z$2]*[.$F$1]; 1) + [.$A67]*[.$C$1] + [.Z$2]*[.$D$1] + [.$E$1]" office:value-type="float" office:value="586">
            <text:p>586</text:p>
          </table:table-cell>
          <table:table-cell table:formula="of:=FLOOR([.$A67]*[.AA$2]*[.$F$1]; 1) + [.$A67]*[.$C$1] + [.AA$2]*[.$D$1] + [.$E$1]" office:value-type="float" office:value="604">
            <text:p>604</text:p>
          </table:table-cell>
          <table:table-cell table:formula="of:=FLOOR([.$A67]*[.AB$2]*[.$F$1]; 1) + [.$A67]*[.$C$1] + [.AB$2]*[.$D$1] + [.$E$1]" office:value-type="float" office:value="622">
            <text:p>622</text:p>
          </table:table-cell>
          <table:table-cell table:formula="of:=FLOOR([.$A67]*[.AC$2]*[.$F$1]; 1) + [.$A67]*[.$C$1] + [.AC$2]*[.$D$1] + [.$E$1]" office:value-type="float" office:value="641">
            <text:p>641</text:p>
          </table:table-cell>
          <table:table-cell table:formula="of:=FLOOR([.$A67]*[.AD$2]*[.$F$1]; 1) + [.$A67]*[.$C$1] + [.AD$2]*[.$D$1] + [.$E$1]" office:value-type="float" office:value="659">
            <text:p>659</text:p>
          </table:table-cell>
          <table:table-cell table:formula="of:=FLOOR([.$A67]*[.AE$2]*[.$F$1]; 1) + [.$A67]*[.$C$1] + [.AE$2]*[.$D$1] + [.$E$1]" office:value-type="float" office:value="677">
            <text:p>677</text:p>
          </table:table-cell>
          <table:table-cell table:number-columns-repeated="225"/>
        </table:table-row>
        <table:table-row table:style-name="ro3">
          <table:table-cell office:value-type="float" office:value="66">
            <text:p>66</text:p>
          </table:table-cell>
          <table:table-cell table:formula="of:=FLOOR([.$A68]*[.B$2]*[.$F$1]; 1) + [.$A68]*[.$C$1] + [.B$2]*[.$D$1] + [.$E$1]" office:value-type="float" office:value="150">
            <text:p>150</text:p>
          </table:table-cell>
          <table:table-cell table:formula="of:=FLOOR([.$A68]*[.C$2]*[.$F$1]; 1) + [.$A68]*[.$C$1] + [.C$2]*[.$D$1] + [.$E$1]" office:value-type="float" office:value="169">
            <text:p>169</text:p>
          </table:table-cell>
          <table:table-cell table:formula="of:=FLOOR([.$A68]*[.D$2]*[.$F$1]; 1) + [.$A68]*[.$C$1] + [.D$2]*[.$D$1] + [.$E$1]" office:value-type="float" office:value="187">
            <text:p>187</text:p>
          </table:table-cell>
          <table:table-cell table:formula="of:=FLOOR([.$A68]*[.E$2]*[.$F$1]; 1) + [.$A68]*[.$C$1] + [.E$2]*[.$D$1] + [.$E$1]" office:value-type="float" office:value="206">
            <text:p>206</text:p>
          </table:table-cell>
          <table:table-cell table:formula="of:=FLOOR([.$A68]*[.F$2]*[.$F$1]; 1) + [.$A68]*[.$C$1] + [.F$2]*[.$D$1] + [.$E$1]" office:value-type="float" office:value="224">
            <text:p>224</text:p>
          </table:table-cell>
          <table:table-cell table:formula="of:=FLOOR([.$A68]*[.G$2]*[.$F$1]; 1) + [.$A68]*[.$C$1] + [.G$2]*[.$D$1] + [.$E$1]" office:value-type="float" office:value="243">
            <text:p>243</text:p>
          </table:table-cell>
          <table:table-cell table:formula="of:=FLOOR([.$A68]*[.H$2]*[.$F$1]; 1) + [.$A68]*[.$C$1] + [.H$2]*[.$D$1] + [.$E$1]" office:value-type="float" office:value="261">
            <text:p>261</text:p>
          </table:table-cell>
          <table:table-cell table:formula="of:=FLOOR([.$A68]*[.I$2]*[.$F$1]; 1) + [.$A68]*[.$C$1] + [.I$2]*[.$D$1] + [.$E$1]" office:value-type="float" office:value="280">
            <text:p>280</text:p>
          </table:table-cell>
          <table:table-cell table:formula="of:=FLOOR([.$A68]*[.J$2]*[.$F$1]; 1) + [.$A68]*[.$C$1] + [.J$2]*[.$D$1] + [.$E$1]" office:value-type="float" office:value="298">
            <text:p>298</text:p>
          </table:table-cell>
          <table:table-cell table:formula="of:=FLOOR([.$A68]*[.K$2]*[.$F$1]; 1) + [.$A68]*[.$C$1] + [.K$2]*[.$D$1] + [.$E$1]" office:value-type="float" office:value="317">
            <text:p>317</text:p>
          </table:table-cell>
          <table:table-cell table:formula="of:=FLOOR([.$A68]*[.L$2]*[.$F$1]; 1) + [.$A68]*[.$C$1] + [.L$2]*[.$D$1] + [.$E$1]" office:value-type="float" office:value="335">
            <text:p>335</text:p>
          </table:table-cell>
          <table:table-cell table:formula="of:=FLOOR([.$A68]*[.M$2]*[.$F$1]; 1) + [.$A68]*[.$C$1] + [.M$2]*[.$D$1] + [.$E$1]" office:value-type="float" office:value="354">
            <text:p>354</text:p>
          </table:table-cell>
          <table:table-cell table:formula="of:=FLOOR([.$A68]*[.N$2]*[.$F$1]; 1) + [.$A68]*[.$C$1] + [.N$2]*[.$D$1] + [.$E$1]" office:value-type="float" office:value="372">
            <text:p>372</text:p>
          </table:table-cell>
          <table:table-cell table:formula="of:=FLOOR([.$A68]*[.O$2]*[.$F$1]; 1) + [.$A68]*[.$C$1] + [.O$2]*[.$D$1] + [.$E$1]" office:value-type="float" office:value="391">
            <text:p>391</text:p>
          </table:table-cell>
          <table:table-cell table:formula="of:=FLOOR([.$A68]*[.P$2]*[.$F$1]; 1) + [.$A68]*[.$C$1] + [.P$2]*[.$D$1] + [.$E$1]" office:value-type="float" office:value="409">
            <text:p>409</text:p>
          </table:table-cell>
          <table:table-cell table:formula="of:=FLOOR([.$A68]*[.Q$2]*[.$F$1]; 1) + [.$A68]*[.$C$1] + [.Q$2]*[.$D$1] + [.$E$1]" office:value-type="float" office:value="428">
            <text:p>428</text:p>
          </table:table-cell>
          <table:table-cell table:formula="of:=FLOOR([.$A68]*[.R$2]*[.$F$1]; 1) + [.$A68]*[.$C$1] + [.R$2]*[.$D$1] + [.$E$1]" office:value-type="float" office:value="446">
            <text:p>446</text:p>
          </table:table-cell>
          <table:table-cell table:formula="of:=FLOOR([.$A68]*[.S$2]*[.$F$1]; 1) + [.$A68]*[.$C$1] + [.S$2]*[.$D$1] + [.$E$1]" office:value-type="float" office:value="465">
            <text:p>465</text:p>
          </table:table-cell>
          <table:table-cell table:formula="of:=FLOOR([.$A68]*[.T$2]*[.$F$1]; 1) + [.$A68]*[.$C$1] + [.T$2]*[.$D$1] + [.$E$1]" office:value-type="float" office:value="483">
            <text:p>483</text:p>
          </table:table-cell>
          <table:table-cell table:formula="of:=FLOOR([.$A68]*[.U$2]*[.$F$1]; 1) + [.$A68]*[.$C$1] + [.U$2]*[.$D$1] + [.$E$1]" office:value-type="float" office:value="502">
            <text:p>502</text:p>
          </table:table-cell>
          <table:table-cell table:formula="of:=FLOOR([.$A68]*[.V$2]*[.$F$1]; 1) + [.$A68]*[.$C$1] + [.V$2]*[.$D$1] + [.$E$1]" office:value-type="float" office:value="520">
            <text:p>520</text:p>
          </table:table-cell>
          <table:table-cell table:formula="of:=FLOOR([.$A68]*[.W$2]*[.$F$1]; 1) + [.$A68]*[.$C$1] + [.W$2]*[.$D$1] + [.$E$1]" office:value-type="float" office:value="539">
            <text:p>539</text:p>
          </table:table-cell>
          <table:table-cell table:formula="of:=FLOOR([.$A68]*[.X$2]*[.$F$1]; 1) + [.$A68]*[.$C$1] + [.X$2]*[.$D$1] + [.$E$1]" office:value-type="float" office:value="557">
            <text:p>557</text:p>
          </table:table-cell>
          <table:table-cell table:formula="of:=FLOOR([.$A68]*[.Y$2]*[.$F$1]; 1) + [.$A68]*[.$C$1] + [.Y$2]*[.$D$1] + [.$E$1]" office:value-type="float" office:value="576">
            <text:p>576</text:p>
          </table:table-cell>
          <table:table-cell table:formula="of:=FLOOR([.$A68]*[.Z$2]*[.$F$1]; 1) + [.$A68]*[.$C$1] + [.Z$2]*[.$D$1] + [.$E$1]" office:value-type="float" office:value="594">
            <text:p>594</text:p>
          </table:table-cell>
          <table:table-cell table:formula="of:=FLOOR([.$A68]*[.AA$2]*[.$F$1]; 1) + [.$A68]*[.$C$1] + [.AA$2]*[.$D$1] + [.$E$1]" office:value-type="float" office:value="613">
            <text:p>613</text:p>
          </table:table-cell>
          <table:table-cell table:formula="of:=FLOOR([.$A68]*[.AB$2]*[.$F$1]; 1) + [.$A68]*[.$C$1] + [.AB$2]*[.$D$1] + [.$E$1]" office:value-type="float" office:value="631">
            <text:p>631</text:p>
          </table:table-cell>
          <table:table-cell table:formula="of:=FLOOR([.$A68]*[.AC$2]*[.$F$1]; 1) + [.$A68]*[.$C$1] + [.AC$2]*[.$D$1] + [.$E$1]" office:value-type="float" office:value="650">
            <text:p>650</text:p>
          </table:table-cell>
          <table:table-cell table:formula="of:=FLOOR([.$A68]*[.AD$2]*[.$F$1]; 1) + [.$A68]*[.$C$1] + [.AD$2]*[.$D$1] + [.$E$1]" office:value-type="float" office:value="668">
            <text:p>668</text:p>
          </table:table-cell>
          <table:table-cell table:formula="of:=FLOOR([.$A68]*[.AE$2]*[.$F$1]; 1) + [.$A68]*[.$C$1] + [.AE$2]*[.$D$1] + [.$E$1]" office:value-type="float" office:value="687">
            <text:p>687</text:p>
          </table:table-cell>
          <table:table-cell table:number-columns-repeated="225"/>
        </table:table-row>
        <table:table-row table:style-name="ro3">
          <table:table-cell office:value-type="float" office:value="67">
            <text:p>67</text:p>
          </table:table-cell>
          <table:table-cell table:formula="of:=FLOOR([.$A69]*[.B$2]*[.$F$1]; 1) + [.$A69]*[.$C$1] + [.B$2]*[.$D$1] + [.$E$1]" office:value-type="float" office:value="152">
            <text:p>152</text:p>
          </table:table-cell>
          <table:table-cell table:formula="of:=FLOOR([.$A69]*[.C$2]*[.$F$1]; 1) + [.$A69]*[.$C$1] + [.C$2]*[.$D$1] + [.$E$1]" office:value-type="float" office:value="171">
            <text:p>171</text:p>
          </table:table-cell>
          <table:table-cell table:formula="of:=FLOOR([.$A69]*[.D$2]*[.$F$1]; 1) + [.$A69]*[.$C$1] + [.D$2]*[.$D$1] + [.$E$1]" office:value-type="float" office:value="190">
            <text:p>190</text:p>
          </table:table-cell>
          <table:table-cell table:formula="of:=FLOOR([.$A69]*[.E$2]*[.$F$1]; 1) + [.$A69]*[.$C$1] + [.E$2]*[.$D$1] + [.$E$1]" office:value-type="float" office:value="209">
            <text:p>209</text:p>
          </table:table-cell>
          <table:table-cell table:formula="of:=FLOOR([.$A69]*[.F$2]*[.$F$1]; 1) + [.$A69]*[.$C$1] + [.F$2]*[.$D$1] + [.$E$1]" office:value-type="float" office:value="227">
            <text:p>227</text:p>
          </table:table-cell>
          <table:table-cell table:formula="of:=FLOOR([.$A69]*[.G$2]*[.$F$1]; 1) + [.$A69]*[.$C$1] + [.G$2]*[.$D$1] + [.$E$1]" office:value-type="float" office:value="246">
            <text:p>246</text:p>
          </table:table-cell>
          <table:table-cell table:formula="of:=FLOOR([.$A69]*[.H$2]*[.$F$1]; 1) + [.$A69]*[.$C$1] + [.H$2]*[.$D$1] + [.$E$1]" office:value-type="float" office:value="265">
            <text:p>265</text:p>
          </table:table-cell>
          <table:table-cell table:formula="of:=FLOOR([.$A69]*[.I$2]*[.$F$1]; 1) + [.$A69]*[.$C$1] + [.I$2]*[.$D$1] + [.$E$1]" office:value-type="float" office:value="284">
            <text:p>284</text:p>
          </table:table-cell>
          <table:table-cell table:formula="of:=FLOOR([.$A69]*[.J$2]*[.$F$1]; 1) + [.$A69]*[.$C$1] + [.J$2]*[.$D$1] + [.$E$1]" office:value-type="float" office:value="302">
            <text:p>302</text:p>
          </table:table-cell>
          <table:table-cell table:formula="of:=FLOOR([.$A69]*[.K$2]*[.$F$1]; 1) + [.$A69]*[.$C$1] + [.K$2]*[.$D$1] + [.$E$1]" office:value-type="float" office:value="321">
            <text:p>321</text:p>
          </table:table-cell>
          <table:table-cell table:formula="of:=FLOOR([.$A69]*[.L$2]*[.$F$1]; 1) + [.$A69]*[.$C$1] + [.L$2]*[.$D$1] + [.$E$1]" office:value-type="float" office:value="340">
            <text:p>340</text:p>
          </table:table-cell>
          <table:table-cell table:formula="of:=FLOOR([.$A69]*[.M$2]*[.$F$1]; 1) + [.$A69]*[.$C$1] + [.M$2]*[.$D$1] + [.$E$1]" office:value-type="float" office:value="359">
            <text:p>359</text:p>
          </table:table-cell>
          <table:table-cell table:formula="of:=FLOOR([.$A69]*[.N$2]*[.$F$1]; 1) + [.$A69]*[.$C$1] + [.N$2]*[.$D$1] + [.$E$1]" office:value-type="float" office:value="377">
            <text:p>377</text:p>
          </table:table-cell>
          <table:table-cell table:formula="of:=FLOOR([.$A69]*[.O$2]*[.$F$1]; 1) + [.$A69]*[.$C$1] + [.O$2]*[.$D$1] + [.$E$1]" office:value-type="float" office:value="396">
            <text:p>396</text:p>
          </table:table-cell>
          <table:table-cell table:formula="of:=FLOOR([.$A69]*[.P$2]*[.$F$1]; 1) + [.$A69]*[.$C$1] + [.P$2]*[.$D$1] + [.$E$1]" office:value-type="float" office:value="415">
            <text:p>415</text:p>
          </table:table-cell>
          <table:table-cell table:formula="of:=FLOOR([.$A69]*[.Q$2]*[.$F$1]; 1) + [.$A69]*[.$C$1] + [.Q$2]*[.$D$1] + [.$E$1]" office:value-type="float" office:value="434">
            <text:p>434</text:p>
          </table:table-cell>
          <table:table-cell table:formula="of:=FLOOR([.$A69]*[.R$2]*[.$F$1]; 1) + [.$A69]*[.$C$1] + [.R$2]*[.$D$1] + [.$E$1]" office:value-type="float" office:value="452">
            <text:p>452</text:p>
          </table:table-cell>
          <table:table-cell table:formula="of:=FLOOR([.$A69]*[.S$2]*[.$F$1]; 1) + [.$A69]*[.$C$1] + [.S$2]*[.$D$1] + [.$E$1]" office:value-type="float" office:value="471">
            <text:p>471</text:p>
          </table:table-cell>
          <table:table-cell table:formula="of:=FLOOR([.$A69]*[.T$2]*[.$F$1]; 1) + [.$A69]*[.$C$1] + [.T$2]*[.$D$1] + [.$E$1]" office:value-type="float" office:value="490">
            <text:p>490</text:p>
          </table:table-cell>
          <table:table-cell table:formula="of:=FLOOR([.$A69]*[.U$2]*[.$F$1]; 1) + [.$A69]*[.$C$1] + [.U$2]*[.$D$1] + [.$E$1]" office:value-type="float" office:value="509">
            <text:p>509</text:p>
          </table:table-cell>
          <table:table-cell table:formula="of:=FLOOR([.$A69]*[.V$2]*[.$F$1]; 1) + [.$A69]*[.$C$1] + [.V$2]*[.$D$1] + [.$E$1]" office:value-type="float" office:value="527">
            <text:p>527</text:p>
          </table:table-cell>
          <table:table-cell table:formula="of:=FLOOR([.$A69]*[.W$2]*[.$F$1]; 1) + [.$A69]*[.$C$1] + [.W$2]*[.$D$1] + [.$E$1]" office:value-type="float" office:value="546">
            <text:p>546</text:p>
          </table:table-cell>
          <table:table-cell table:formula="of:=FLOOR([.$A69]*[.X$2]*[.$F$1]; 1) + [.$A69]*[.$C$1] + [.X$2]*[.$D$1] + [.$E$1]" office:value-type="float" office:value="565">
            <text:p>565</text:p>
          </table:table-cell>
          <table:table-cell table:formula="of:=FLOOR([.$A69]*[.Y$2]*[.$F$1]; 1) + [.$A69]*[.$C$1] + [.Y$2]*[.$D$1] + [.$E$1]" office:value-type="float" office:value="584">
            <text:p>584</text:p>
          </table:table-cell>
          <table:table-cell table:formula="of:=FLOOR([.$A69]*[.Z$2]*[.$F$1]; 1) + [.$A69]*[.$C$1] + [.Z$2]*[.$D$1] + [.$E$1]" office:value-type="float" office:value="602">
            <text:p>602</text:p>
          </table:table-cell>
          <table:table-cell table:formula="of:=FLOOR([.$A69]*[.AA$2]*[.$F$1]; 1) + [.$A69]*[.$C$1] + [.AA$2]*[.$D$1] + [.$E$1]" office:value-type="float" office:value="621">
            <text:p>621</text:p>
          </table:table-cell>
          <table:table-cell table:formula="of:=FLOOR([.$A69]*[.AB$2]*[.$F$1]; 1) + [.$A69]*[.$C$1] + [.AB$2]*[.$D$1] + [.$E$1]" office:value-type="float" office:value="640">
            <text:p>640</text:p>
          </table:table-cell>
          <table:table-cell table:formula="of:=FLOOR([.$A69]*[.AC$2]*[.$F$1]; 1) + [.$A69]*[.$C$1] + [.AC$2]*[.$D$1] + [.$E$1]" office:value-type="float" office:value="659">
            <text:p>659</text:p>
          </table:table-cell>
          <table:table-cell table:formula="of:=FLOOR([.$A69]*[.AD$2]*[.$F$1]; 1) + [.$A69]*[.$C$1] + [.AD$2]*[.$D$1] + [.$E$1]" office:value-type="float" office:value="677">
            <text:p>677</text:p>
          </table:table-cell>
          <table:table-cell table:formula="of:=FLOOR([.$A69]*[.AE$2]*[.$F$1]; 1) + [.$A69]*[.$C$1] + [.AE$2]*[.$D$1] + [.$E$1]" office:value-type="float" office:value="696">
            <text:p>696</text:p>
          </table:table-cell>
          <table:table-cell table:number-columns-repeated="225"/>
        </table:table-row>
        <table:table-row table:style-name="ro3">
          <table:table-cell office:value-type="float" office:value="68">
            <text:p>68</text:p>
          </table:table-cell>
          <table:table-cell table:formula="of:=FLOOR([.$A70]*[.B$2]*[.$F$1]; 1) + [.$A70]*[.$C$1] + [.B$2]*[.$D$1] + [.$E$1]" office:value-type="float" office:value="155">
            <text:p>155</text:p>
          </table:table-cell>
          <table:table-cell table:formula="of:=FLOOR([.$A70]*[.C$2]*[.$F$1]; 1) + [.$A70]*[.$C$1] + [.C$2]*[.$D$1] + [.$E$1]" office:value-type="float" office:value="174">
            <text:p>174</text:p>
          </table:table-cell>
          <table:table-cell table:formula="of:=FLOOR([.$A70]*[.D$2]*[.$F$1]; 1) + [.$A70]*[.$C$1] + [.D$2]*[.$D$1] + [.$E$1]" office:value-type="float" office:value="193">
            <text:p>193</text:p>
          </table:table-cell>
          <table:table-cell table:formula="of:=FLOOR([.$A70]*[.E$2]*[.$F$1]; 1) + [.$A70]*[.$C$1] + [.E$2]*[.$D$1] + [.$E$1]" office:value-type="float" office:value="212">
            <text:p>212</text:p>
          </table:table-cell>
          <table:table-cell table:formula="of:=FLOOR([.$A70]*[.F$2]*[.$F$1]; 1) + [.$A70]*[.$C$1] + [.F$2]*[.$D$1] + [.$E$1]" office:value-type="float" office:value="231">
            <text:p>231</text:p>
          </table:table-cell>
          <table:table-cell table:formula="of:=FLOOR([.$A70]*[.G$2]*[.$F$1]; 1) + [.$A70]*[.$C$1] + [.G$2]*[.$D$1] + [.$E$1]" office:value-type="float" office:value="250">
            <text:p>250</text:p>
          </table:table-cell>
          <table:table-cell table:formula="of:=FLOOR([.$A70]*[.H$2]*[.$F$1]; 1) + [.$A70]*[.$C$1] + [.H$2]*[.$D$1] + [.$E$1]" office:value-type="float" office:value="269">
            <text:p>269</text:p>
          </table:table-cell>
          <table:table-cell table:formula="of:=FLOOR([.$A70]*[.I$2]*[.$F$1]; 1) + [.$A70]*[.$C$1] + [.I$2]*[.$D$1] + [.$E$1]" office:value-type="float" office:value="288">
            <text:p>288</text:p>
          </table:table-cell>
          <table:table-cell table:formula="of:=FLOOR([.$A70]*[.J$2]*[.$F$1]; 1) + [.$A70]*[.$C$1] + [.J$2]*[.$D$1] + [.$E$1]" office:value-type="float" office:value="307">
            <text:p>307</text:p>
          </table:table-cell>
          <table:table-cell table:formula="of:=FLOOR([.$A70]*[.K$2]*[.$F$1]; 1) + [.$A70]*[.$C$1] + [.K$2]*[.$D$1] + [.$E$1]" office:value-type="float" office:value="326">
            <text:p>326</text:p>
          </table:table-cell>
          <table:table-cell table:formula="of:=FLOOR([.$A70]*[.L$2]*[.$F$1]; 1) + [.$A70]*[.$C$1] + [.L$2]*[.$D$1] + [.$E$1]" office:value-type="float" office:value="345">
            <text:p>345</text:p>
          </table:table-cell>
          <table:table-cell table:formula="of:=FLOOR([.$A70]*[.M$2]*[.$F$1]; 1) + [.$A70]*[.$C$1] + [.M$2]*[.$D$1] + [.$E$1]" office:value-type="float" office:value="364">
            <text:p>364</text:p>
          </table:table-cell>
          <table:table-cell table:formula="of:=FLOOR([.$A70]*[.N$2]*[.$F$1]; 1) + [.$A70]*[.$C$1] + [.N$2]*[.$D$1] + [.$E$1]" office:value-type="float" office:value="383">
            <text:p>383</text:p>
          </table:table-cell>
          <table:table-cell table:formula="of:=FLOOR([.$A70]*[.O$2]*[.$F$1]; 1) + [.$A70]*[.$C$1] + [.O$2]*[.$D$1] + [.$E$1]" office:value-type="float" office:value="402">
            <text:p>402</text:p>
          </table:table-cell>
          <table:table-cell table:formula="of:=FLOOR([.$A70]*[.P$2]*[.$F$1]; 1) + [.$A70]*[.$C$1] + [.P$2]*[.$D$1] + [.$E$1]" office:value-type="float" office:value="421">
            <text:p>421</text:p>
          </table:table-cell>
          <table:table-cell table:formula="of:=FLOOR([.$A70]*[.Q$2]*[.$F$1]; 1) + [.$A70]*[.$C$1] + [.Q$2]*[.$D$1] + [.$E$1]" office:value-type="float" office:value="440">
            <text:p>440</text:p>
          </table:table-cell>
          <table:table-cell table:formula="of:=FLOOR([.$A70]*[.R$2]*[.$F$1]; 1) + [.$A70]*[.$C$1] + [.R$2]*[.$D$1] + [.$E$1]" office:value-type="float" office:value="459">
            <text:p>459</text:p>
          </table:table-cell>
          <table:table-cell table:formula="of:=FLOOR([.$A70]*[.S$2]*[.$F$1]; 1) + [.$A70]*[.$C$1] + [.S$2]*[.$D$1] + [.$E$1]" office:value-type="float" office:value="478">
            <text:p>478</text:p>
          </table:table-cell>
          <table:table-cell table:formula="of:=FLOOR([.$A70]*[.T$2]*[.$F$1]; 1) + [.$A70]*[.$C$1] + [.T$2]*[.$D$1] + [.$E$1]" office:value-type="float" office:value="497">
            <text:p>497</text:p>
          </table:table-cell>
          <table:table-cell table:formula="of:=FLOOR([.$A70]*[.U$2]*[.$F$1]; 1) + [.$A70]*[.$C$1] + [.U$2]*[.$D$1] + [.$E$1]" office:value-type="float" office:value="516">
            <text:p>516</text:p>
          </table:table-cell>
          <table:table-cell table:formula="of:=FLOOR([.$A70]*[.V$2]*[.$F$1]; 1) + [.$A70]*[.$C$1] + [.V$2]*[.$D$1] + [.$E$1]" office:value-type="float" office:value="535">
            <text:p>535</text:p>
          </table:table-cell>
          <table:table-cell table:formula="of:=FLOOR([.$A70]*[.W$2]*[.$F$1]; 1) + [.$A70]*[.$C$1] + [.W$2]*[.$D$1] + [.$E$1]" office:value-type="float" office:value="554">
            <text:p>554</text:p>
          </table:table-cell>
          <table:table-cell table:formula="of:=FLOOR([.$A70]*[.X$2]*[.$F$1]; 1) + [.$A70]*[.$C$1] + [.X$2]*[.$D$1] + [.$E$1]" office:value-type="float" office:value="573">
            <text:p>573</text:p>
          </table:table-cell>
          <table:table-cell table:formula="of:=FLOOR([.$A70]*[.Y$2]*[.$F$1]; 1) + [.$A70]*[.$C$1] + [.Y$2]*[.$D$1] + [.$E$1]" office:value-type="float" office:value="592">
            <text:p>592</text:p>
          </table:table-cell>
          <table:table-cell table:formula="of:=FLOOR([.$A70]*[.Z$2]*[.$F$1]; 1) + [.$A70]*[.$C$1] + [.Z$2]*[.$D$1] + [.$E$1]" office:value-type="float" office:value="611">
            <text:p>611</text:p>
          </table:table-cell>
          <table:table-cell table:formula="of:=FLOOR([.$A70]*[.AA$2]*[.$F$1]; 1) + [.$A70]*[.$C$1] + [.AA$2]*[.$D$1] + [.$E$1]" office:value-type="float" office:value="630">
            <text:p>630</text:p>
          </table:table-cell>
          <table:table-cell table:formula="of:=FLOOR([.$A70]*[.AB$2]*[.$F$1]; 1) + [.$A70]*[.$C$1] + [.AB$2]*[.$D$1] + [.$E$1]" office:value-type="float" office:value="649">
            <text:p>649</text:p>
          </table:table-cell>
          <table:table-cell table:formula="of:=FLOOR([.$A70]*[.AC$2]*[.$F$1]; 1) + [.$A70]*[.$C$1] + [.AC$2]*[.$D$1] + [.$E$1]" office:value-type="float" office:value="668">
            <text:p>668</text:p>
          </table:table-cell>
          <table:table-cell table:formula="of:=FLOOR([.$A70]*[.AD$2]*[.$F$1]; 1) + [.$A70]*[.$C$1] + [.AD$2]*[.$D$1] + [.$E$1]" office:value-type="float" office:value="687">
            <text:p>687</text:p>
          </table:table-cell>
          <table:table-cell table:formula="of:=FLOOR([.$A70]*[.AE$2]*[.$F$1]; 1) + [.$A70]*[.$C$1] + [.AE$2]*[.$D$1] + [.$E$1]" office:value-type="float" office:value="706">
            <text:p>706</text:p>
          </table:table-cell>
          <table:table-cell table:number-columns-repeated="225"/>
        </table:table-row>
        <table:table-row table:style-name="ro3">
          <table:table-cell office:value-type="float" office:value="69">
            <text:p>69</text:p>
          </table:table-cell>
          <table:table-cell table:formula="of:=FLOOR([.$A71]*[.B$2]*[.$F$1]; 1) + [.$A71]*[.$C$1] + [.B$2]*[.$D$1] + [.$E$1]" office:value-type="float" office:value="157">
            <text:p>157</text:p>
          </table:table-cell>
          <table:table-cell table:formula="of:=FLOOR([.$A71]*[.C$2]*[.$F$1]; 1) + [.$A71]*[.$C$1] + [.C$2]*[.$D$1] + [.$E$1]" office:value-type="float" office:value="176">
            <text:p>176</text:p>
          </table:table-cell>
          <table:table-cell table:formula="of:=FLOOR([.$A71]*[.D$2]*[.$F$1]; 1) + [.$A71]*[.$C$1] + [.D$2]*[.$D$1] + [.$E$1]" office:value-type="float" office:value="195">
            <text:p>195</text:p>
          </table:table-cell>
          <table:table-cell table:formula="of:=FLOOR([.$A71]*[.E$2]*[.$F$1]; 1) + [.$A71]*[.$C$1] + [.E$2]*[.$D$1] + [.$E$1]" office:value-type="float" office:value="215">
            <text:p>215</text:p>
          </table:table-cell>
          <table:table-cell table:formula="of:=FLOOR([.$A71]*[.F$2]*[.$F$1]; 1) + [.$A71]*[.$C$1] + [.F$2]*[.$D$1] + [.$E$1]" office:value-type="float" office:value="234">
            <text:p>234</text:p>
          </table:table-cell>
          <table:table-cell table:formula="of:=FLOOR([.$A71]*[.G$2]*[.$F$1]; 1) + [.$A71]*[.$C$1] + [.G$2]*[.$D$1] + [.$E$1]" office:value-type="float" office:value="253">
            <text:p>253</text:p>
          </table:table-cell>
          <table:table-cell table:formula="of:=FLOOR([.$A71]*[.H$2]*[.$F$1]; 1) + [.$A71]*[.$C$1] + [.H$2]*[.$D$1] + [.$E$1]" office:value-type="float" office:value="272">
            <text:p>272</text:p>
          </table:table-cell>
          <table:table-cell table:formula="of:=FLOOR([.$A71]*[.I$2]*[.$F$1]; 1) + [.$A71]*[.$C$1] + [.I$2]*[.$D$1] + [.$E$1]" office:value-type="float" office:value="292">
            <text:p>292</text:p>
          </table:table-cell>
          <table:table-cell table:formula="of:=FLOOR([.$A71]*[.J$2]*[.$F$1]; 1) + [.$A71]*[.$C$1] + [.J$2]*[.$D$1] + [.$E$1]" office:value-type="float" office:value="311">
            <text:p>311</text:p>
          </table:table-cell>
          <table:table-cell table:formula="of:=FLOOR([.$A71]*[.K$2]*[.$F$1]; 1) + [.$A71]*[.$C$1] + [.K$2]*[.$D$1] + [.$E$1]" office:value-type="float" office:value="330">
            <text:p>330</text:p>
          </table:table-cell>
          <table:table-cell table:formula="of:=FLOOR([.$A71]*[.L$2]*[.$F$1]; 1) + [.$A71]*[.$C$1] + [.L$2]*[.$D$1] + [.$E$1]" office:value-type="float" office:value="349">
            <text:p>349</text:p>
          </table:table-cell>
          <table:table-cell table:formula="of:=FLOOR([.$A71]*[.M$2]*[.$F$1]; 1) + [.$A71]*[.$C$1] + [.M$2]*[.$D$1] + [.$E$1]" office:value-type="float" office:value="369">
            <text:p>369</text:p>
          </table:table-cell>
          <table:table-cell table:formula="of:=FLOOR([.$A71]*[.N$2]*[.$F$1]; 1) + [.$A71]*[.$C$1] + [.N$2]*[.$D$1] + [.$E$1]" office:value-type="float" office:value="388">
            <text:p>388</text:p>
          </table:table-cell>
          <table:table-cell table:formula="of:=FLOOR([.$A71]*[.O$2]*[.$F$1]; 1) + [.$A71]*[.$C$1] + [.O$2]*[.$D$1] + [.$E$1]" office:value-type="float" office:value="407">
            <text:p>407</text:p>
          </table:table-cell>
          <table:table-cell table:formula="of:=FLOOR([.$A71]*[.P$2]*[.$F$1]; 1) + [.$A71]*[.$C$1] + [.P$2]*[.$D$1] + [.$E$1]" office:value-type="float" office:value="426">
            <text:p>426</text:p>
          </table:table-cell>
          <table:table-cell table:formula="of:=FLOOR([.$A71]*[.Q$2]*[.$F$1]; 1) + [.$A71]*[.$C$1] + [.Q$2]*[.$D$1] + [.$E$1]" office:value-type="float" office:value="446">
            <text:p>446</text:p>
          </table:table-cell>
          <table:table-cell table:formula="of:=FLOOR([.$A71]*[.R$2]*[.$F$1]; 1) + [.$A71]*[.$C$1] + [.R$2]*[.$D$1] + [.$E$1]" office:value-type="float" office:value="465">
            <text:p>465</text:p>
          </table:table-cell>
          <table:table-cell table:formula="of:=FLOOR([.$A71]*[.S$2]*[.$F$1]; 1) + [.$A71]*[.$C$1] + [.S$2]*[.$D$1] + [.$E$1]" office:value-type="float" office:value="484">
            <text:p>484</text:p>
          </table:table-cell>
          <table:table-cell table:formula="of:=FLOOR([.$A71]*[.T$2]*[.$F$1]; 1) + [.$A71]*[.$C$1] + [.T$2]*[.$D$1] + [.$E$1]" office:value-type="float" office:value="503">
            <text:p>503</text:p>
          </table:table-cell>
          <table:table-cell table:formula="of:=FLOOR([.$A71]*[.U$2]*[.$F$1]; 1) + [.$A71]*[.$C$1] + [.U$2]*[.$D$1] + [.$E$1]" office:value-type="float" office:value="523">
            <text:p>523</text:p>
          </table:table-cell>
          <table:table-cell table:formula="of:=FLOOR([.$A71]*[.V$2]*[.$F$1]; 1) + [.$A71]*[.$C$1] + [.V$2]*[.$D$1] + [.$E$1]" office:value-type="float" office:value="542">
            <text:p>542</text:p>
          </table:table-cell>
          <table:table-cell table:formula="of:=FLOOR([.$A71]*[.W$2]*[.$F$1]; 1) + [.$A71]*[.$C$1] + [.W$2]*[.$D$1] + [.$E$1]" office:value-type="float" office:value="561">
            <text:p>561</text:p>
          </table:table-cell>
          <table:table-cell table:formula="of:=FLOOR([.$A71]*[.X$2]*[.$F$1]; 1) + [.$A71]*[.$C$1] + [.X$2]*[.$D$1] + [.$E$1]" office:value-type="float" office:value="580">
            <text:p>580</text:p>
          </table:table-cell>
          <table:table-cell table:formula="of:=FLOOR([.$A71]*[.Y$2]*[.$F$1]; 1) + [.$A71]*[.$C$1] + [.Y$2]*[.$D$1] + [.$E$1]" office:value-type="float" office:value="600">
            <text:p>600</text:p>
          </table:table-cell>
          <table:table-cell table:formula="of:=FLOOR([.$A71]*[.Z$2]*[.$F$1]; 1) + [.$A71]*[.$C$1] + [.Z$2]*[.$D$1] + [.$E$1]" office:value-type="float" office:value="619">
            <text:p>619</text:p>
          </table:table-cell>
          <table:table-cell table:formula="of:=FLOOR([.$A71]*[.AA$2]*[.$F$1]; 1) + [.$A71]*[.$C$1] + [.AA$2]*[.$D$1] + [.$E$1]" office:value-type="float" office:value="638">
            <text:p>638</text:p>
          </table:table-cell>
          <table:table-cell table:formula="of:=FLOOR([.$A71]*[.AB$2]*[.$F$1]; 1) + [.$A71]*[.$C$1] + [.AB$2]*[.$D$1] + [.$E$1]" office:value-type="float" office:value="657">
            <text:p>657</text:p>
          </table:table-cell>
          <table:table-cell table:formula="of:=FLOOR([.$A71]*[.AC$2]*[.$F$1]; 1) + [.$A71]*[.$C$1] + [.AC$2]*[.$D$1] + [.$E$1]" office:value-type="float" office:value="677">
            <text:p>677</text:p>
          </table:table-cell>
          <table:table-cell table:formula="of:=FLOOR([.$A71]*[.AD$2]*[.$F$1]; 1) + [.$A71]*[.$C$1] + [.AD$2]*[.$D$1] + [.$E$1]" office:value-type="float" office:value="696">
            <text:p>696</text:p>
          </table:table-cell>
          <table:table-cell table:formula="of:=FLOOR([.$A71]*[.AE$2]*[.$F$1]; 1) + [.$A71]*[.$C$1] + [.AE$2]*[.$D$1] + [.$E$1]" office:value-type="float" office:value="715">
            <text:p>715</text:p>
          </table:table-cell>
          <table:table-cell table:number-columns-repeated="225"/>
        </table:table-row>
        <table:table-row table:style-name="ro3">
          <table:table-cell office:value-type="float" office:value="70">
            <text:p>70</text:p>
          </table:table-cell>
          <table:table-cell table:formula="of:=FLOOR([.$A72]*[.B$2]*[.$F$1]; 1) + [.$A72]*[.$C$1] + [.B$2]*[.$D$1] + [.$E$1]" office:value-type="float" office:value="159">
            <text:p>159</text:p>
          </table:table-cell>
          <table:table-cell table:formula="of:=FLOOR([.$A72]*[.C$2]*[.$F$1]; 1) + [.$A72]*[.$C$1] + [.C$2]*[.$D$1] + [.$E$1]" office:value-type="float" office:value="179">
            <text:p>179</text:p>
          </table:table-cell>
          <table:table-cell table:formula="of:=FLOOR([.$A72]*[.D$2]*[.$F$1]; 1) + [.$A72]*[.$C$1] + [.D$2]*[.$D$1] + [.$E$1]" office:value-type="float" office:value="198">
            <text:p>198</text:p>
          </table:table-cell>
          <table:table-cell table:formula="of:=FLOOR([.$A72]*[.E$2]*[.$F$1]; 1) + [.$A72]*[.$C$1] + [.E$2]*[.$D$1] + [.$E$1]" office:value-type="float" office:value="218">
            <text:p>218</text:p>
          </table:table-cell>
          <table:table-cell table:formula="of:=FLOOR([.$A72]*[.F$2]*[.$F$1]; 1) + [.$A72]*[.$C$1] + [.F$2]*[.$D$1] + [.$E$1]" office:value-type="float" office:value="237">
            <text:p>237</text:p>
          </table:table-cell>
          <table:table-cell table:formula="of:=FLOOR([.$A72]*[.G$2]*[.$F$1]; 1) + [.$A72]*[.$C$1] + [.G$2]*[.$D$1] + [.$E$1]" office:value-type="float" office:value="257">
            <text:p>257</text:p>
          </table:table-cell>
          <table:table-cell table:formula="of:=FLOOR([.$A72]*[.H$2]*[.$F$1]; 1) + [.$A72]*[.$C$1] + [.H$2]*[.$D$1] + [.$E$1]" office:value-type="float" office:value="276">
            <text:p>276</text:p>
          </table:table-cell>
          <table:table-cell table:formula="of:=FLOOR([.$A72]*[.I$2]*[.$F$1]; 1) + [.$A72]*[.$C$1] + [.I$2]*[.$D$1] + [.$E$1]" office:value-type="float" office:value="296">
            <text:p>296</text:p>
          </table:table-cell>
          <table:table-cell table:formula="of:=FLOOR([.$A72]*[.J$2]*[.$F$1]; 1) + [.$A72]*[.$C$1] + [.J$2]*[.$D$1] + [.$E$1]" office:value-type="float" office:value="315">
            <text:p>315</text:p>
          </table:table-cell>
          <table:table-cell table:formula="of:=FLOOR([.$A72]*[.K$2]*[.$F$1]; 1) + [.$A72]*[.$C$1] + [.K$2]*[.$D$1] + [.$E$1]" office:value-type="float" office:value="335">
            <text:p>335</text:p>
          </table:table-cell>
          <table:table-cell table:formula="of:=FLOOR([.$A72]*[.L$2]*[.$F$1]; 1) + [.$A72]*[.$C$1] + [.L$2]*[.$D$1] + [.$E$1]" office:value-type="float" office:value="354">
            <text:p>354</text:p>
          </table:table-cell>
          <table:table-cell table:formula="of:=FLOOR([.$A72]*[.M$2]*[.$F$1]; 1) + [.$A72]*[.$C$1] + [.M$2]*[.$D$1] + [.$E$1]" office:value-type="float" office:value="374">
            <text:p>374</text:p>
          </table:table-cell>
          <table:table-cell table:formula="of:=FLOOR([.$A72]*[.N$2]*[.$F$1]; 1) + [.$A72]*[.$C$1] + [.N$2]*[.$D$1] + [.$E$1]" office:value-type="float" office:value="393">
            <text:p>393</text:p>
          </table:table-cell>
          <table:table-cell table:formula="of:=FLOOR([.$A72]*[.O$2]*[.$F$1]; 1) + [.$A72]*[.$C$1] + [.O$2]*[.$D$1] + [.$E$1]" office:value-type="float" office:value="413">
            <text:p>413</text:p>
          </table:table-cell>
          <table:table-cell table:formula="of:=FLOOR([.$A72]*[.P$2]*[.$F$1]; 1) + [.$A72]*[.$C$1] + [.P$2]*[.$D$1] + [.$E$1]" office:value-type="float" office:value="432">
            <text:p>432</text:p>
          </table:table-cell>
          <table:table-cell table:formula="of:=FLOOR([.$A72]*[.Q$2]*[.$F$1]; 1) + [.$A72]*[.$C$1] + [.Q$2]*[.$D$1] + [.$E$1]" office:value-type="float" office:value="452">
            <text:p>452</text:p>
          </table:table-cell>
          <table:table-cell table:formula="of:=FLOOR([.$A72]*[.R$2]*[.$F$1]; 1) + [.$A72]*[.$C$1] + [.R$2]*[.$D$1] + [.$E$1]" office:value-type="float" office:value="471">
            <text:p>471</text:p>
          </table:table-cell>
          <table:table-cell table:formula="of:=FLOOR([.$A72]*[.S$2]*[.$F$1]; 1) + [.$A72]*[.$C$1] + [.S$2]*[.$D$1] + [.$E$1]" office:value-type="float" office:value="491">
            <text:p>491</text:p>
          </table:table-cell>
          <table:table-cell table:formula="of:=FLOOR([.$A72]*[.T$2]*[.$F$1]; 1) + [.$A72]*[.$C$1] + [.T$2]*[.$D$1] + [.$E$1]" office:value-type="float" office:value="510">
            <text:p>510</text:p>
          </table:table-cell>
          <table:table-cell table:formula="of:=FLOOR([.$A72]*[.U$2]*[.$F$1]; 1) + [.$A72]*[.$C$1] + [.U$2]*[.$D$1] + [.$E$1]" office:value-type="float" office:value="530">
            <text:p>530</text:p>
          </table:table-cell>
          <table:table-cell table:formula="of:=FLOOR([.$A72]*[.V$2]*[.$F$1]; 1) + [.$A72]*[.$C$1] + [.V$2]*[.$D$1] + [.$E$1]" office:value-type="float" office:value="549">
            <text:p>549</text:p>
          </table:table-cell>
          <table:table-cell table:formula="of:=FLOOR([.$A72]*[.W$2]*[.$F$1]; 1) + [.$A72]*[.$C$1] + [.W$2]*[.$D$1] + [.$E$1]" office:value-type="float" office:value="569">
            <text:p>569</text:p>
          </table:table-cell>
          <table:table-cell table:formula="of:=FLOOR([.$A72]*[.X$2]*[.$F$1]; 1) + [.$A72]*[.$C$1] + [.X$2]*[.$D$1] + [.$E$1]" office:value-type="float" office:value="588">
            <text:p>588</text:p>
          </table:table-cell>
          <table:table-cell table:formula="of:=FLOOR([.$A72]*[.Y$2]*[.$F$1]; 1) + [.$A72]*[.$C$1] + [.Y$2]*[.$D$1] + [.$E$1]" office:value-type="float" office:value="608">
            <text:p>608</text:p>
          </table:table-cell>
          <table:table-cell table:formula="of:=FLOOR([.$A72]*[.Z$2]*[.$F$1]; 1) + [.$A72]*[.$C$1] + [.Z$2]*[.$D$1] + [.$E$1]" office:value-type="float" office:value="627">
            <text:p>627</text:p>
          </table:table-cell>
          <table:table-cell table:formula="of:=FLOOR([.$A72]*[.AA$2]*[.$F$1]; 1) + [.$A72]*[.$C$1] + [.AA$2]*[.$D$1] + [.$E$1]" office:value-type="float" office:value="647">
            <text:p>647</text:p>
          </table:table-cell>
          <table:table-cell table:formula="of:=FLOOR([.$A72]*[.AB$2]*[.$F$1]; 1) + [.$A72]*[.$C$1] + [.AB$2]*[.$D$1] + [.$E$1]" office:value-type="float" office:value="666">
            <text:p>666</text:p>
          </table:table-cell>
          <table:table-cell table:formula="of:=FLOOR([.$A72]*[.AC$2]*[.$F$1]; 1) + [.$A72]*[.$C$1] + [.AC$2]*[.$D$1] + [.$E$1]" office:value-type="float" office:value="686">
            <text:p>686</text:p>
          </table:table-cell>
          <table:table-cell table:formula="of:=FLOOR([.$A72]*[.AD$2]*[.$F$1]; 1) + [.$A72]*[.$C$1] + [.AD$2]*[.$D$1] + [.$E$1]" office:value-type="float" office:value="705">
            <text:p>705</text:p>
          </table:table-cell>
          <table:table-cell table:formula="of:=FLOOR([.$A72]*[.AE$2]*[.$F$1]; 1) + [.$A72]*[.$C$1] + [.AE$2]*[.$D$1] + [.$E$1]" office:value-type="float" office:value="725">
            <text:p>725</text:p>
          </table:table-cell>
          <table:table-cell table:number-columns-repeated="225"/>
        </table:table-row>
        <table:table-row table:style-name="ro3">
          <table:table-cell office:value-type="float" office:value="71">
            <text:p>71</text:p>
          </table:table-cell>
          <table:table-cell table:formula="of:=FLOOR([.$A73]*[.B$2]*[.$F$1]; 1) + [.$A73]*[.$C$1] + [.B$2]*[.$D$1] + [.$E$1]" office:value-type="float" office:value="161">
            <text:p>161</text:p>
          </table:table-cell>
          <table:table-cell table:formula="of:=FLOOR([.$A73]*[.C$2]*[.$F$1]; 1) + [.$A73]*[.$C$1] + [.C$2]*[.$D$1] + [.$E$1]" office:value-type="float" office:value="181">
            <text:p>181</text:p>
          </table:table-cell>
          <table:table-cell table:formula="of:=FLOOR([.$A73]*[.D$2]*[.$F$1]; 1) + [.$A73]*[.$C$1] + [.D$2]*[.$D$1] + [.$E$1]" office:value-type="float" office:value="201">
            <text:p>201</text:p>
          </table:table-cell>
          <table:table-cell table:formula="of:=FLOOR([.$A73]*[.E$2]*[.$F$1]; 1) + [.$A73]*[.$C$1] + [.E$2]*[.$D$1] + [.$E$1]" office:value-type="float" office:value="221">
            <text:p>221</text:p>
          </table:table-cell>
          <table:table-cell table:formula="of:=FLOOR([.$A73]*[.F$2]*[.$F$1]; 1) + [.$A73]*[.$C$1] + [.F$2]*[.$D$1] + [.$E$1]" office:value-type="float" office:value="240">
            <text:p>240</text:p>
          </table:table-cell>
          <table:table-cell table:formula="of:=FLOOR([.$A73]*[.G$2]*[.$F$1]; 1) + [.$A73]*[.$C$1] + [.G$2]*[.$D$1] + [.$E$1]" office:value-type="float" office:value="260">
            <text:p>260</text:p>
          </table:table-cell>
          <table:table-cell table:formula="of:=FLOOR([.$A73]*[.H$2]*[.$F$1]; 1) + [.$A73]*[.$C$1] + [.H$2]*[.$D$1] + [.$E$1]" office:value-type="float" office:value="280">
            <text:p>280</text:p>
          </table:table-cell>
          <table:table-cell table:formula="of:=FLOOR([.$A73]*[.I$2]*[.$F$1]; 1) + [.$A73]*[.$C$1] + [.I$2]*[.$D$1] + [.$E$1]" office:value-type="float" office:value="300">
            <text:p>300</text:p>
          </table:table-cell>
          <table:table-cell table:formula="of:=FLOOR([.$A73]*[.J$2]*[.$F$1]; 1) + [.$A73]*[.$C$1] + [.J$2]*[.$D$1] + [.$E$1]" office:value-type="float" office:value="319">
            <text:p>319</text:p>
          </table:table-cell>
          <table:table-cell table:formula="of:=FLOOR([.$A73]*[.K$2]*[.$F$1]; 1) + [.$A73]*[.$C$1] + [.K$2]*[.$D$1] + [.$E$1]" office:value-type="float" office:value="339">
            <text:p>339</text:p>
          </table:table-cell>
          <table:table-cell table:formula="of:=FLOOR([.$A73]*[.L$2]*[.$F$1]; 1) + [.$A73]*[.$C$1] + [.L$2]*[.$D$1] + [.$E$1]" office:value-type="float" office:value="359">
            <text:p>359</text:p>
          </table:table-cell>
          <table:table-cell table:formula="of:=FLOOR([.$A73]*[.M$2]*[.$F$1]; 1) + [.$A73]*[.$C$1] + [.M$2]*[.$D$1] + [.$E$1]" office:value-type="float" office:value="379">
            <text:p>379</text:p>
          </table:table-cell>
          <table:table-cell table:formula="of:=FLOOR([.$A73]*[.N$2]*[.$F$1]; 1) + [.$A73]*[.$C$1] + [.N$2]*[.$D$1] + [.$E$1]" office:value-type="float" office:value="398">
            <text:p>398</text:p>
          </table:table-cell>
          <table:table-cell table:formula="of:=FLOOR([.$A73]*[.O$2]*[.$F$1]; 1) + [.$A73]*[.$C$1] + [.O$2]*[.$D$1] + [.$E$1]" office:value-type="float" office:value="418">
            <text:p>418</text:p>
          </table:table-cell>
          <table:table-cell table:formula="of:=FLOOR([.$A73]*[.P$2]*[.$F$1]; 1) + [.$A73]*[.$C$1] + [.P$2]*[.$D$1] + [.$E$1]" office:value-type="float" office:value="438">
            <text:p>438</text:p>
          </table:table-cell>
          <table:table-cell table:formula="of:=FLOOR([.$A73]*[.Q$2]*[.$F$1]; 1) + [.$A73]*[.$C$1] + [.Q$2]*[.$D$1] + [.$E$1]" office:value-type="float" office:value="458">
            <text:p>458</text:p>
          </table:table-cell>
          <table:table-cell table:formula="of:=FLOOR([.$A73]*[.R$2]*[.$F$1]; 1) + [.$A73]*[.$C$1] + [.R$2]*[.$D$1] + [.$E$1]" office:value-type="float" office:value="477">
            <text:p>477</text:p>
          </table:table-cell>
          <table:table-cell table:formula="of:=FLOOR([.$A73]*[.S$2]*[.$F$1]; 1) + [.$A73]*[.$C$1] + [.S$2]*[.$D$1] + [.$E$1]" office:value-type="float" office:value="497">
            <text:p>497</text:p>
          </table:table-cell>
          <table:table-cell table:formula="of:=FLOOR([.$A73]*[.T$2]*[.$F$1]; 1) + [.$A73]*[.$C$1] + [.T$2]*[.$D$1] + [.$E$1]" office:value-type="float" office:value="517">
            <text:p>517</text:p>
          </table:table-cell>
          <table:table-cell table:formula="of:=FLOOR([.$A73]*[.U$2]*[.$F$1]; 1) + [.$A73]*[.$C$1] + [.U$2]*[.$D$1] + [.$E$1]" office:value-type="float" office:value="537">
            <text:p>537</text:p>
          </table:table-cell>
          <table:table-cell table:formula="of:=FLOOR([.$A73]*[.V$2]*[.$F$1]; 1) + [.$A73]*[.$C$1] + [.V$2]*[.$D$1] + [.$E$1]" office:value-type="float" office:value="556">
            <text:p>556</text:p>
          </table:table-cell>
          <table:table-cell table:formula="of:=FLOOR([.$A73]*[.W$2]*[.$F$1]; 1) + [.$A73]*[.$C$1] + [.W$2]*[.$D$1] + [.$E$1]" office:value-type="float" office:value="576">
            <text:p>576</text:p>
          </table:table-cell>
          <table:table-cell table:formula="of:=FLOOR([.$A73]*[.X$2]*[.$F$1]; 1) + [.$A73]*[.$C$1] + [.X$2]*[.$D$1] + [.$E$1]" office:value-type="float" office:value="596">
            <text:p>596</text:p>
          </table:table-cell>
          <table:table-cell table:formula="of:=FLOOR([.$A73]*[.Y$2]*[.$F$1]; 1) + [.$A73]*[.$C$1] + [.Y$2]*[.$D$1] + [.$E$1]" office:value-type="float" office:value="616">
            <text:p>616</text:p>
          </table:table-cell>
          <table:table-cell table:formula="of:=FLOOR([.$A73]*[.Z$2]*[.$F$1]; 1) + [.$A73]*[.$C$1] + [.Z$2]*[.$D$1] + [.$E$1]" office:value-type="float" office:value="635">
            <text:p>635</text:p>
          </table:table-cell>
          <table:table-cell table:formula="of:=FLOOR([.$A73]*[.AA$2]*[.$F$1]; 1) + [.$A73]*[.$C$1] + [.AA$2]*[.$D$1] + [.$E$1]" office:value-type="float" office:value="655">
            <text:p>655</text:p>
          </table:table-cell>
          <table:table-cell table:formula="of:=FLOOR([.$A73]*[.AB$2]*[.$F$1]; 1) + [.$A73]*[.$C$1] + [.AB$2]*[.$D$1] + [.$E$1]" office:value-type="float" office:value="675">
            <text:p>675</text:p>
          </table:table-cell>
          <table:table-cell table:formula="of:=FLOOR([.$A73]*[.AC$2]*[.$F$1]; 1) + [.$A73]*[.$C$1] + [.AC$2]*[.$D$1] + [.$E$1]" office:value-type="float" office:value="695">
            <text:p>695</text:p>
          </table:table-cell>
          <table:table-cell table:formula="of:=FLOOR([.$A73]*[.AD$2]*[.$F$1]; 1) + [.$A73]*[.$C$1] + [.AD$2]*[.$D$1] + [.$E$1]" office:value-type="float" office:value="714">
            <text:p>714</text:p>
          </table:table-cell>
          <table:table-cell table:formula="of:=FLOOR([.$A73]*[.AE$2]*[.$F$1]; 1) + [.$A73]*[.$C$1] + [.AE$2]*[.$D$1] + [.$E$1]" office:value-type="float" office:value="734">
            <text:p>734</text:p>
          </table:table-cell>
          <table:table-cell table:number-columns-repeated="225"/>
        </table:table-row>
        <table:table-row table:style-name="ro3">
          <table:table-cell office:value-type="float" office:value="72">
            <text:p>72</text:p>
          </table:table-cell>
          <table:table-cell table:formula="of:=FLOOR([.$A74]*[.B$2]*[.$F$1]; 1) + [.$A74]*[.$C$1] + [.B$2]*[.$D$1] + [.$E$1]" office:value-type="float" office:value="164">
            <text:p>164</text:p>
          </table:table-cell>
          <table:table-cell table:formula="of:=FLOOR([.$A74]*[.C$2]*[.$F$1]; 1) + [.$A74]*[.$C$1] + [.C$2]*[.$D$1] + [.$E$1]" office:value-type="float" office:value="184">
            <text:p>184</text:p>
          </table:table-cell>
          <table:table-cell table:formula="of:=FLOOR([.$A74]*[.D$2]*[.$F$1]; 1) + [.$A74]*[.$C$1] + [.D$2]*[.$D$1] + [.$E$1]" office:value-type="float" office:value="204">
            <text:p>204</text:p>
          </table:table-cell>
          <table:table-cell table:formula="of:=FLOOR([.$A74]*[.E$2]*[.$F$1]; 1) + [.$A74]*[.$C$1] + [.E$2]*[.$D$1] + [.$E$1]" office:value-type="float" office:value="224">
            <text:p>224</text:p>
          </table:table-cell>
          <table:table-cell table:formula="of:=FLOOR([.$A74]*[.F$2]*[.$F$1]; 1) + [.$A74]*[.$C$1] + [.F$2]*[.$D$1] + [.$E$1]" office:value-type="float" office:value="244">
            <text:p>244</text:p>
          </table:table-cell>
          <table:table-cell table:formula="of:=FLOOR([.$A74]*[.G$2]*[.$F$1]; 1) + [.$A74]*[.$C$1] + [.G$2]*[.$D$1] + [.$E$1]" office:value-type="float" office:value="264">
            <text:p>264</text:p>
          </table:table-cell>
          <table:table-cell table:formula="of:=FLOOR([.$A74]*[.H$2]*[.$F$1]; 1) + [.$A74]*[.$C$1] + [.H$2]*[.$D$1] + [.$E$1]" office:value-type="float" office:value="284">
            <text:p>284</text:p>
          </table:table-cell>
          <table:table-cell table:formula="of:=FLOOR([.$A74]*[.I$2]*[.$F$1]; 1) + [.$A74]*[.$C$1] + [.I$2]*[.$D$1] + [.$E$1]" office:value-type="float" office:value="304">
            <text:p>304</text:p>
          </table:table-cell>
          <table:table-cell table:formula="of:=FLOOR([.$A74]*[.J$2]*[.$F$1]; 1) + [.$A74]*[.$C$1] + [.J$2]*[.$D$1] + [.$E$1]" office:value-type="float" office:value="324">
            <text:p>324</text:p>
          </table:table-cell>
          <table:table-cell table:formula="of:=FLOOR([.$A74]*[.K$2]*[.$F$1]; 1) + [.$A74]*[.$C$1] + [.K$2]*[.$D$1] + [.$E$1]" office:value-type="float" office:value="344">
            <text:p>344</text:p>
          </table:table-cell>
          <table:table-cell table:formula="of:=FLOOR([.$A74]*[.L$2]*[.$F$1]; 1) + [.$A74]*[.$C$1] + [.L$2]*[.$D$1] + [.$E$1]" office:value-type="float" office:value="364">
            <text:p>364</text:p>
          </table:table-cell>
          <table:table-cell table:formula="of:=FLOOR([.$A74]*[.M$2]*[.$F$1]; 1) + [.$A74]*[.$C$1] + [.M$2]*[.$D$1] + [.$E$1]" office:value-type="float" office:value="384">
            <text:p>384</text:p>
          </table:table-cell>
          <table:table-cell table:formula="of:=FLOOR([.$A74]*[.N$2]*[.$F$1]; 1) + [.$A74]*[.$C$1] + [.N$2]*[.$D$1] + [.$E$1]" office:value-type="float" office:value="404">
            <text:p>404</text:p>
          </table:table-cell>
          <table:table-cell table:formula="of:=FLOOR([.$A74]*[.O$2]*[.$F$1]; 1) + [.$A74]*[.$C$1] + [.O$2]*[.$D$1] + [.$E$1]" office:value-type="float" office:value="424">
            <text:p>424</text:p>
          </table:table-cell>
          <table:table-cell table:formula="of:=FLOOR([.$A74]*[.P$2]*[.$F$1]; 1) + [.$A74]*[.$C$1] + [.P$2]*[.$D$1] + [.$E$1]" office:value-type="float" office:value="444">
            <text:p>444</text:p>
          </table:table-cell>
          <table:table-cell table:formula="of:=FLOOR([.$A74]*[.Q$2]*[.$F$1]; 1) + [.$A74]*[.$C$1] + [.Q$2]*[.$D$1] + [.$E$1]" office:value-type="float" office:value="464">
            <text:p>464</text:p>
          </table:table-cell>
          <table:table-cell table:formula="of:=FLOOR([.$A74]*[.R$2]*[.$F$1]; 1) + [.$A74]*[.$C$1] + [.R$2]*[.$D$1] + [.$E$1]" office:value-type="float" office:value="484">
            <text:p>484</text:p>
          </table:table-cell>
          <table:table-cell table:formula="of:=FLOOR([.$A74]*[.S$2]*[.$F$1]; 1) + [.$A74]*[.$C$1] + [.S$2]*[.$D$1] + [.$E$1]" office:value-type="float" office:value="504">
            <text:p>504</text:p>
          </table:table-cell>
          <table:table-cell table:formula="of:=FLOOR([.$A74]*[.T$2]*[.$F$1]; 1) + [.$A74]*[.$C$1] + [.T$2]*[.$D$1] + [.$E$1]" office:value-type="float" office:value="524">
            <text:p>524</text:p>
          </table:table-cell>
          <table:table-cell table:formula="of:=FLOOR([.$A74]*[.U$2]*[.$F$1]; 1) + [.$A74]*[.$C$1] + [.U$2]*[.$D$1] + [.$E$1]" office:value-type="float" office:value="544">
            <text:p>544</text:p>
          </table:table-cell>
          <table:table-cell table:formula="of:=FLOOR([.$A74]*[.V$2]*[.$F$1]; 1) + [.$A74]*[.$C$1] + [.V$2]*[.$D$1] + [.$E$1]" office:value-type="float" office:value="564">
            <text:p>564</text:p>
          </table:table-cell>
          <table:table-cell table:formula="of:=FLOOR([.$A74]*[.W$2]*[.$F$1]; 1) + [.$A74]*[.$C$1] + [.W$2]*[.$D$1] + [.$E$1]" office:value-type="float" office:value="584">
            <text:p>584</text:p>
          </table:table-cell>
          <table:table-cell table:formula="of:=FLOOR([.$A74]*[.X$2]*[.$F$1]; 1) + [.$A74]*[.$C$1] + [.X$2]*[.$D$1] + [.$E$1]" office:value-type="float" office:value="604">
            <text:p>604</text:p>
          </table:table-cell>
          <table:table-cell table:formula="of:=FLOOR([.$A74]*[.Y$2]*[.$F$1]; 1) + [.$A74]*[.$C$1] + [.Y$2]*[.$D$1] + [.$E$1]" office:value-type="float" office:value="624">
            <text:p>624</text:p>
          </table:table-cell>
          <table:table-cell table:formula="of:=FLOOR([.$A74]*[.Z$2]*[.$F$1]; 1) + [.$A74]*[.$C$1] + [.Z$2]*[.$D$1] + [.$E$1]" office:value-type="float" office:value="644">
            <text:p>644</text:p>
          </table:table-cell>
          <table:table-cell table:formula="of:=FLOOR([.$A74]*[.AA$2]*[.$F$1]; 1) + [.$A74]*[.$C$1] + [.AA$2]*[.$D$1] + [.$E$1]" office:value-type="float" office:value="664">
            <text:p>664</text:p>
          </table:table-cell>
          <table:table-cell table:formula="of:=FLOOR([.$A74]*[.AB$2]*[.$F$1]; 1) + [.$A74]*[.$C$1] + [.AB$2]*[.$D$1] + [.$E$1]" office:value-type="float" office:value="684">
            <text:p>684</text:p>
          </table:table-cell>
          <table:table-cell table:formula="of:=FLOOR([.$A74]*[.AC$2]*[.$F$1]; 1) + [.$A74]*[.$C$1] + [.AC$2]*[.$D$1] + [.$E$1]" office:value-type="float" office:value="704">
            <text:p>704</text:p>
          </table:table-cell>
          <table:table-cell table:formula="of:=FLOOR([.$A74]*[.AD$2]*[.$F$1]; 1) + [.$A74]*[.$C$1] + [.AD$2]*[.$D$1] + [.$E$1]" office:value-type="float" office:value="724">
            <text:p>724</text:p>
          </table:table-cell>
          <table:table-cell table:formula="of:=FLOOR([.$A74]*[.AE$2]*[.$F$1]; 1) + [.$A74]*[.$C$1] + [.AE$2]*[.$D$1] + [.$E$1]" office:value-type="float" office:value="744">
            <text:p>744</text:p>
          </table:table-cell>
          <table:table-cell table:number-columns-repeated="225"/>
        </table:table-row>
        <table:table-row table:style-name="ro3">
          <table:table-cell office:value-type="float" office:value="73">
            <text:p>73</text:p>
          </table:table-cell>
          <table:table-cell table:formula="of:=FLOOR([.$A75]*[.B$2]*[.$F$1]; 1) + [.$A75]*[.$C$1] + [.B$2]*[.$D$1] + [.$E$1]" office:value-type="float" office:value="166">
            <text:p>166</text:p>
          </table:table-cell>
          <table:table-cell table:formula="of:=FLOOR([.$A75]*[.C$2]*[.$F$1]; 1) + [.$A75]*[.$C$1] + [.C$2]*[.$D$1] + [.$E$1]" office:value-type="float" office:value="186">
            <text:p>186</text:p>
          </table:table-cell>
          <table:table-cell table:formula="of:=FLOOR([.$A75]*[.D$2]*[.$F$1]; 1) + [.$A75]*[.$C$1] + [.D$2]*[.$D$1] + [.$E$1]" office:value-type="float" office:value="206">
            <text:p>206</text:p>
          </table:table-cell>
          <table:table-cell table:formula="of:=FLOOR([.$A75]*[.E$2]*[.$F$1]; 1) + [.$A75]*[.$C$1] + [.E$2]*[.$D$1] + [.$E$1]" office:value-type="float" office:value="227">
            <text:p>227</text:p>
          </table:table-cell>
          <table:table-cell table:formula="of:=FLOOR([.$A75]*[.F$2]*[.$F$1]; 1) + [.$A75]*[.$C$1] + [.F$2]*[.$D$1] + [.$E$1]" office:value-type="float" office:value="247">
            <text:p>247</text:p>
          </table:table-cell>
          <table:table-cell table:formula="of:=FLOOR([.$A75]*[.G$2]*[.$F$1]; 1) + [.$A75]*[.$C$1] + [.G$2]*[.$D$1] + [.$E$1]" office:value-type="float" office:value="267">
            <text:p>267</text:p>
          </table:table-cell>
          <table:table-cell table:formula="of:=FLOOR([.$A75]*[.H$2]*[.$F$1]; 1) + [.$A75]*[.$C$1] + [.H$2]*[.$D$1] + [.$E$1]" office:value-type="float" office:value="287">
            <text:p>287</text:p>
          </table:table-cell>
          <table:table-cell table:formula="of:=FLOOR([.$A75]*[.I$2]*[.$F$1]; 1) + [.$A75]*[.$C$1] + [.I$2]*[.$D$1] + [.$E$1]" office:value-type="float" office:value="308">
            <text:p>308</text:p>
          </table:table-cell>
          <table:table-cell table:formula="of:=FLOOR([.$A75]*[.J$2]*[.$F$1]; 1) + [.$A75]*[.$C$1] + [.J$2]*[.$D$1] + [.$E$1]" office:value-type="float" office:value="328">
            <text:p>328</text:p>
          </table:table-cell>
          <table:table-cell table:formula="of:=FLOOR([.$A75]*[.K$2]*[.$F$1]; 1) + [.$A75]*[.$C$1] + [.K$2]*[.$D$1] + [.$E$1]" office:value-type="float" office:value="348">
            <text:p>348</text:p>
          </table:table-cell>
          <table:table-cell table:formula="of:=FLOOR([.$A75]*[.L$2]*[.$F$1]; 1) + [.$A75]*[.$C$1] + [.L$2]*[.$D$1] + [.$E$1]" office:value-type="float" office:value="368">
            <text:p>368</text:p>
          </table:table-cell>
          <table:table-cell table:formula="of:=FLOOR([.$A75]*[.M$2]*[.$F$1]; 1) + [.$A75]*[.$C$1] + [.M$2]*[.$D$1] + [.$E$1]" office:value-type="float" office:value="389">
            <text:p>389</text:p>
          </table:table-cell>
          <table:table-cell table:formula="of:=FLOOR([.$A75]*[.N$2]*[.$F$1]; 1) + [.$A75]*[.$C$1] + [.N$2]*[.$D$1] + [.$E$1]" office:value-type="float" office:value="409">
            <text:p>409</text:p>
          </table:table-cell>
          <table:table-cell table:formula="of:=FLOOR([.$A75]*[.O$2]*[.$F$1]; 1) + [.$A75]*[.$C$1] + [.O$2]*[.$D$1] + [.$E$1]" office:value-type="float" office:value="429">
            <text:p>429</text:p>
          </table:table-cell>
          <table:table-cell table:formula="of:=FLOOR([.$A75]*[.P$2]*[.$F$1]; 1) + [.$A75]*[.$C$1] + [.P$2]*[.$D$1] + [.$E$1]" office:value-type="float" office:value="449">
            <text:p>449</text:p>
          </table:table-cell>
          <table:table-cell table:formula="of:=FLOOR([.$A75]*[.Q$2]*[.$F$1]; 1) + [.$A75]*[.$C$1] + [.Q$2]*[.$D$1] + [.$E$1]" office:value-type="float" office:value="470">
            <text:p>470</text:p>
          </table:table-cell>
          <table:table-cell table:formula="of:=FLOOR([.$A75]*[.R$2]*[.$F$1]; 1) + [.$A75]*[.$C$1] + [.R$2]*[.$D$1] + [.$E$1]" office:value-type="float" office:value="490">
            <text:p>490</text:p>
          </table:table-cell>
          <table:table-cell table:formula="of:=FLOOR([.$A75]*[.S$2]*[.$F$1]; 1) + [.$A75]*[.$C$1] + [.S$2]*[.$D$1] + [.$E$1]" office:value-type="float" office:value="510">
            <text:p>510</text:p>
          </table:table-cell>
          <table:table-cell table:formula="of:=FLOOR([.$A75]*[.T$2]*[.$F$1]; 1) + [.$A75]*[.$C$1] + [.T$2]*[.$D$1] + [.$E$1]" office:value-type="float" office:value="530">
            <text:p>530</text:p>
          </table:table-cell>
          <table:table-cell table:formula="of:=FLOOR([.$A75]*[.U$2]*[.$F$1]; 1) + [.$A75]*[.$C$1] + [.U$2]*[.$D$1] + [.$E$1]" office:value-type="float" office:value="551">
            <text:p>551</text:p>
          </table:table-cell>
          <table:table-cell table:formula="of:=FLOOR([.$A75]*[.V$2]*[.$F$1]; 1) + [.$A75]*[.$C$1] + [.V$2]*[.$D$1] + [.$E$1]" office:value-type="float" office:value="571">
            <text:p>571</text:p>
          </table:table-cell>
          <table:table-cell table:formula="of:=FLOOR([.$A75]*[.W$2]*[.$F$1]; 1) + [.$A75]*[.$C$1] + [.W$2]*[.$D$1] + [.$E$1]" office:value-type="float" office:value="591">
            <text:p>591</text:p>
          </table:table-cell>
          <table:table-cell table:formula="of:=FLOOR([.$A75]*[.X$2]*[.$F$1]; 1) + [.$A75]*[.$C$1] + [.X$2]*[.$D$1] + [.$E$1]" office:value-type="float" office:value="611">
            <text:p>611</text:p>
          </table:table-cell>
          <table:table-cell table:formula="of:=FLOOR([.$A75]*[.Y$2]*[.$F$1]; 1) + [.$A75]*[.$C$1] + [.Y$2]*[.$D$1] + [.$E$1]" office:value-type="float" office:value="632">
            <text:p>632</text:p>
          </table:table-cell>
          <table:table-cell table:formula="of:=FLOOR([.$A75]*[.Z$2]*[.$F$1]; 1) + [.$A75]*[.$C$1] + [.Z$2]*[.$D$1] + [.$E$1]" office:value-type="float" office:value="652">
            <text:p>652</text:p>
          </table:table-cell>
          <table:table-cell table:formula="of:=FLOOR([.$A75]*[.AA$2]*[.$F$1]; 1) + [.$A75]*[.$C$1] + [.AA$2]*[.$D$1] + [.$E$1]" office:value-type="float" office:value="672">
            <text:p>672</text:p>
          </table:table-cell>
          <table:table-cell table:formula="of:=FLOOR([.$A75]*[.AB$2]*[.$F$1]; 1) + [.$A75]*[.$C$1] + [.AB$2]*[.$D$1] + [.$E$1]" office:value-type="float" office:value="692">
            <text:p>692</text:p>
          </table:table-cell>
          <table:table-cell table:formula="of:=FLOOR([.$A75]*[.AC$2]*[.$F$1]; 1) + [.$A75]*[.$C$1] + [.AC$2]*[.$D$1] + [.$E$1]" office:value-type="float" office:value="713">
            <text:p>713</text:p>
          </table:table-cell>
          <table:table-cell table:formula="of:=FLOOR([.$A75]*[.AD$2]*[.$F$1]; 1) + [.$A75]*[.$C$1] + [.AD$2]*[.$D$1] + [.$E$1]" office:value-type="float" office:value="733">
            <text:p>733</text:p>
          </table:table-cell>
          <table:table-cell table:formula="of:=FLOOR([.$A75]*[.AE$2]*[.$F$1]; 1) + [.$A75]*[.$C$1] + [.AE$2]*[.$D$1] + [.$E$1]" office:value-type="float" office:value="753">
            <text:p>753</text:p>
          </table:table-cell>
          <table:table-cell table:number-columns-repeated="225"/>
        </table:table-row>
        <table:table-row table:style-name="ro3">
          <table:table-cell office:value-type="float" office:value="74">
            <text:p>74</text:p>
          </table:table-cell>
          <table:table-cell table:formula="of:=FLOOR([.$A76]*[.B$2]*[.$F$1]; 1) + [.$A76]*[.$C$1] + [.B$2]*[.$D$1] + [.$E$1]" office:value-type="float" office:value="168">
            <text:p>168</text:p>
          </table:table-cell>
          <table:table-cell table:formula="of:=FLOOR([.$A76]*[.C$2]*[.$F$1]; 1) + [.$A76]*[.$C$1] + [.C$2]*[.$D$1] + [.$E$1]" office:value-type="float" office:value="189">
            <text:p>189</text:p>
          </table:table-cell>
          <table:table-cell table:formula="of:=FLOOR([.$A76]*[.D$2]*[.$F$1]; 1) + [.$A76]*[.$C$1] + [.D$2]*[.$D$1] + [.$E$1]" office:value-type="float" office:value="209">
            <text:p>209</text:p>
          </table:table-cell>
          <table:table-cell table:formula="of:=FLOOR([.$A76]*[.E$2]*[.$F$1]; 1) + [.$A76]*[.$C$1] + [.E$2]*[.$D$1] + [.$E$1]" office:value-type="float" office:value="230">
            <text:p>230</text:p>
          </table:table-cell>
          <table:table-cell table:formula="of:=FLOOR([.$A76]*[.F$2]*[.$F$1]; 1) + [.$A76]*[.$C$1] + [.F$2]*[.$D$1] + [.$E$1]" office:value-type="float" office:value="250">
            <text:p>250</text:p>
          </table:table-cell>
          <table:table-cell table:formula="of:=FLOOR([.$A76]*[.G$2]*[.$F$1]; 1) + [.$A76]*[.$C$1] + [.G$2]*[.$D$1] + [.$E$1]" office:value-type="float" office:value="271">
            <text:p>271</text:p>
          </table:table-cell>
          <table:table-cell table:formula="of:=FLOOR([.$A76]*[.H$2]*[.$F$1]; 1) + [.$A76]*[.$C$1] + [.H$2]*[.$D$1] + [.$E$1]" office:value-type="float" office:value="291">
            <text:p>291</text:p>
          </table:table-cell>
          <table:table-cell table:formula="of:=FLOOR([.$A76]*[.I$2]*[.$F$1]; 1) + [.$A76]*[.$C$1] + [.I$2]*[.$D$1] + [.$E$1]" office:value-type="float" office:value="312">
            <text:p>312</text:p>
          </table:table-cell>
          <table:table-cell table:formula="of:=FLOOR([.$A76]*[.J$2]*[.$F$1]; 1) + [.$A76]*[.$C$1] + [.J$2]*[.$D$1] + [.$E$1]" office:value-type="float" office:value="332">
            <text:p>332</text:p>
          </table:table-cell>
          <table:table-cell table:formula="of:=FLOOR([.$A76]*[.K$2]*[.$F$1]; 1) + [.$A76]*[.$C$1] + [.K$2]*[.$D$1] + [.$E$1]" office:value-type="float" office:value="353">
            <text:p>353</text:p>
          </table:table-cell>
          <table:table-cell table:formula="of:=FLOOR([.$A76]*[.L$2]*[.$F$1]; 1) + [.$A76]*[.$C$1] + [.L$2]*[.$D$1] + [.$E$1]" office:value-type="float" office:value="373">
            <text:p>373</text:p>
          </table:table-cell>
          <table:table-cell table:formula="of:=FLOOR([.$A76]*[.M$2]*[.$F$1]; 1) + [.$A76]*[.$C$1] + [.M$2]*[.$D$1] + [.$E$1]" office:value-type="float" office:value="394">
            <text:p>394</text:p>
          </table:table-cell>
          <table:table-cell table:formula="of:=FLOOR([.$A76]*[.N$2]*[.$F$1]; 1) + [.$A76]*[.$C$1] + [.N$2]*[.$D$1] + [.$E$1]" office:value-type="float" office:value="414">
            <text:p>414</text:p>
          </table:table-cell>
          <table:table-cell table:formula="of:=FLOOR([.$A76]*[.O$2]*[.$F$1]; 1) + [.$A76]*[.$C$1] + [.O$2]*[.$D$1] + [.$E$1]" office:value-type="float" office:value="435">
            <text:p>435</text:p>
          </table:table-cell>
          <table:table-cell table:formula="of:=FLOOR([.$A76]*[.P$2]*[.$F$1]; 1) + [.$A76]*[.$C$1] + [.P$2]*[.$D$1] + [.$E$1]" office:value-type="float" office:value="455">
            <text:p>455</text:p>
          </table:table-cell>
          <table:table-cell table:formula="of:=FLOOR([.$A76]*[.Q$2]*[.$F$1]; 1) + [.$A76]*[.$C$1] + [.Q$2]*[.$D$1] + [.$E$1]" office:value-type="float" office:value="476">
            <text:p>476</text:p>
          </table:table-cell>
          <table:table-cell table:formula="of:=FLOOR([.$A76]*[.R$2]*[.$F$1]; 1) + [.$A76]*[.$C$1] + [.R$2]*[.$D$1] + [.$E$1]" office:value-type="float" office:value="496">
            <text:p>496</text:p>
          </table:table-cell>
          <table:table-cell table:formula="of:=FLOOR([.$A76]*[.S$2]*[.$F$1]; 1) + [.$A76]*[.$C$1] + [.S$2]*[.$D$1] + [.$E$1]" office:value-type="float" office:value="517">
            <text:p>517</text:p>
          </table:table-cell>
          <table:table-cell table:formula="of:=FLOOR([.$A76]*[.T$2]*[.$F$1]; 1) + [.$A76]*[.$C$1] + [.T$2]*[.$D$1] + [.$E$1]" office:value-type="float" office:value="537">
            <text:p>537</text:p>
          </table:table-cell>
          <table:table-cell table:formula="of:=FLOOR([.$A76]*[.U$2]*[.$F$1]; 1) + [.$A76]*[.$C$1] + [.U$2]*[.$D$1] + [.$E$1]" office:value-type="float" office:value="558">
            <text:p>558</text:p>
          </table:table-cell>
          <table:table-cell table:formula="of:=FLOOR([.$A76]*[.V$2]*[.$F$1]; 1) + [.$A76]*[.$C$1] + [.V$2]*[.$D$1] + [.$E$1]" office:value-type="float" office:value="578">
            <text:p>578</text:p>
          </table:table-cell>
          <table:table-cell table:formula="of:=FLOOR([.$A76]*[.W$2]*[.$F$1]; 1) + [.$A76]*[.$C$1] + [.W$2]*[.$D$1] + [.$E$1]" office:value-type="float" office:value="599">
            <text:p>599</text:p>
          </table:table-cell>
          <table:table-cell table:formula="of:=FLOOR([.$A76]*[.X$2]*[.$F$1]; 1) + [.$A76]*[.$C$1] + [.X$2]*[.$D$1] + [.$E$1]" office:value-type="float" office:value="619">
            <text:p>619</text:p>
          </table:table-cell>
          <table:table-cell table:formula="of:=FLOOR([.$A76]*[.Y$2]*[.$F$1]; 1) + [.$A76]*[.$C$1] + [.Y$2]*[.$D$1] + [.$E$1]" office:value-type="float" office:value="640">
            <text:p>640</text:p>
          </table:table-cell>
          <table:table-cell table:formula="of:=FLOOR([.$A76]*[.Z$2]*[.$F$1]; 1) + [.$A76]*[.$C$1] + [.Z$2]*[.$D$1] + [.$E$1]" office:value-type="float" office:value="660">
            <text:p>660</text:p>
          </table:table-cell>
          <table:table-cell table:formula="of:=FLOOR([.$A76]*[.AA$2]*[.$F$1]; 1) + [.$A76]*[.$C$1] + [.AA$2]*[.$D$1] + [.$E$1]" office:value-type="float" office:value="681">
            <text:p>681</text:p>
          </table:table-cell>
          <table:table-cell table:formula="of:=FLOOR([.$A76]*[.AB$2]*[.$F$1]; 1) + [.$A76]*[.$C$1] + [.AB$2]*[.$D$1] + [.$E$1]" office:value-type="float" office:value="701">
            <text:p>701</text:p>
          </table:table-cell>
          <table:table-cell table:formula="of:=FLOOR([.$A76]*[.AC$2]*[.$F$1]; 1) + [.$A76]*[.$C$1] + [.AC$2]*[.$D$1] + [.$E$1]" office:value-type="float" office:value="722">
            <text:p>722</text:p>
          </table:table-cell>
          <table:table-cell table:formula="of:=FLOOR([.$A76]*[.AD$2]*[.$F$1]; 1) + [.$A76]*[.$C$1] + [.AD$2]*[.$D$1] + [.$E$1]" office:value-type="float" office:value="742">
            <text:p>742</text:p>
          </table:table-cell>
          <table:table-cell table:formula="of:=FLOOR([.$A76]*[.AE$2]*[.$F$1]; 1) + [.$A76]*[.$C$1] + [.AE$2]*[.$D$1] + [.$E$1]" office:value-type="float" office:value="763">
            <text:p>763</text:p>
          </table:table-cell>
          <table:table-cell table:number-columns-repeated="225"/>
        </table:table-row>
        <table:table-row table:style-name="ro3">
          <table:table-cell office:value-type="float" office:value="75">
            <text:p>75</text:p>
          </table:table-cell>
          <table:table-cell table:formula="of:=FLOOR([.$A77]*[.B$2]*[.$F$1]; 1) + [.$A77]*[.$C$1] + [.B$2]*[.$D$1] + [.$E$1]" office:value-type="float" office:value="170">
            <text:p>170</text:p>
          </table:table-cell>
          <table:table-cell table:formula="of:=FLOOR([.$A77]*[.C$2]*[.$F$1]; 1) + [.$A77]*[.$C$1] + [.C$2]*[.$D$1] + [.$E$1]" office:value-type="float" office:value="191">
            <text:p>191</text:p>
          </table:table-cell>
          <table:table-cell table:formula="of:=FLOOR([.$A77]*[.D$2]*[.$F$1]; 1) + [.$A77]*[.$C$1] + [.D$2]*[.$D$1] + [.$E$1]" office:value-type="float" office:value="212">
            <text:p>212</text:p>
          </table:table-cell>
          <table:table-cell table:formula="of:=FLOOR([.$A77]*[.E$2]*[.$F$1]; 1) + [.$A77]*[.$C$1] + [.E$2]*[.$D$1] + [.$E$1]" office:value-type="float" office:value="233">
            <text:p>233</text:p>
          </table:table-cell>
          <table:table-cell table:formula="of:=FLOOR([.$A77]*[.F$2]*[.$F$1]; 1) + [.$A77]*[.$C$1] + [.F$2]*[.$D$1] + [.$E$1]" office:value-type="float" office:value="253">
            <text:p>253</text:p>
          </table:table-cell>
          <table:table-cell table:formula="of:=FLOOR([.$A77]*[.G$2]*[.$F$1]; 1) + [.$A77]*[.$C$1] + [.G$2]*[.$D$1] + [.$E$1]" office:value-type="float" office:value="274">
            <text:p>274</text:p>
          </table:table-cell>
          <table:table-cell table:formula="of:=FLOOR([.$A77]*[.H$2]*[.$F$1]; 1) + [.$A77]*[.$C$1] + [.H$2]*[.$D$1] + [.$E$1]" office:value-type="float" office:value="295">
            <text:p>295</text:p>
          </table:table-cell>
          <table:table-cell table:formula="of:=FLOOR([.$A77]*[.I$2]*[.$F$1]; 1) + [.$A77]*[.$C$1] + [.I$2]*[.$D$1] + [.$E$1]" office:value-type="float" office:value="316">
            <text:p>316</text:p>
          </table:table-cell>
          <table:table-cell table:formula="of:=FLOOR([.$A77]*[.J$2]*[.$F$1]; 1) + [.$A77]*[.$C$1] + [.J$2]*[.$D$1] + [.$E$1]" office:value-type="float" office:value="336">
            <text:p>336</text:p>
          </table:table-cell>
          <table:table-cell table:formula="of:=FLOOR([.$A77]*[.K$2]*[.$F$1]; 1) + [.$A77]*[.$C$1] + [.K$2]*[.$D$1] + [.$E$1]" office:value-type="float" office:value="357">
            <text:p>357</text:p>
          </table:table-cell>
          <table:table-cell table:formula="of:=FLOOR([.$A77]*[.L$2]*[.$F$1]; 1) + [.$A77]*[.$C$1] + [.L$2]*[.$D$1] + [.$E$1]" office:value-type="float" office:value="378">
            <text:p>378</text:p>
          </table:table-cell>
          <table:table-cell table:formula="of:=FLOOR([.$A77]*[.M$2]*[.$F$1]; 1) + [.$A77]*[.$C$1] + [.M$2]*[.$D$1] + [.$E$1]" office:value-type="float" office:value="399">
            <text:p>399</text:p>
          </table:table-cell>
          <table:table-cell table:formula="of:=FLOOR([.$A77]*[.N$2]*[.$F$1]; 1) + [.$A77]*[.$C$1] + [.N$2]*[.$D$1] + [.$E$1]" office:value-type="float" office:value="419">
            <text:p>419</text:p>
          </table:table-cell>
          <table:table-cell table:formula="of:=FLOOR([.$A77]*[.O$2]*[.$F$1]; 1) + [.$A77]*[.$C$1] + [.O$2]*[.$D$1] + [.$E$1]" office:value-type="float" office:value="440">
            <text:p>440</text:p>
          </table:table-cell>
          <table:table-cell table:formula="of:=FLOOR([.$A77]*[.P$2]*[.$F$1]; 1) + [.$A77]*[.$C$1] + [.P$2]*[.$D$1] + [.$E$1]" office:value-type="float" office:value="461">
            <text:p>461</text:p>
          </table:table-cell>
          <table:table-cell table:formula="of:=FLOOR([.$A77]*[.Q$2]*[.$F$1]; 1) + [.$A77]*[.$C$1] + [.Q$2]*[.$D$1] + [.$E$1]" office:value-type="float" office:value="482">
            <text:p>482</text:p>
          </table:table-cell>
          <table:table-cell table:formula="of:=FLOOR([.$A77]*[.R$2]*[.$F$1]; 1) + [.$A77]*[.$C$1] + [.R$2]*[.$D$1] + [.$E$1]" office:value-type="float" office:value="502">
            <text:p>502</text:p>
          </table:table-cell>
          <table:table-cell table:formula="of:=FLOOR([.$A77]*[.S$2]*[.$F$1]; 1) + [.$A77]*[.$C$1] + [.S$2]*[.$D$1] + [.$E$1]" office:value-type="float" office:value="523">
            <text:p>523</text:p>
          </table:table-cell>
          <table:table-cell table:formula="of:=FLOOR([.$A77]*[.T$2]*[.$F$1]; 1) + [.$A77]*[.$C$1] + [.T$2]*[.$D$1] + [.$E$1]" office:value-type="float" office:value="544">
            <text:p>544</text:p>
          </table:table-cell>
          <table:table-cell table:formula="of:=FLOOR([.$A77]*[.U$2]*[.$F$1]; 1) + [.$A77]*[.$C$1] + [.U$2]*[.$D$1] + [.$E$1]" office:value-type="float" office:value="565">
            <text:p>565</text:p>
          </table:table-cell>
          <table:table-cell table:formula="of:=FLOOR([.$A77]*[.V$2]*[.$F$1]; 1) + [.$A77]*[.$C$1] + [.V$2]*[.$D$1] + [.$E$1]" office:value-type="float" office:value="585">
            <text:p>585</text:p>
          </table:table-cell>
          <table:table-cell table:formula="of:=FLOOR([.$A77]*[.W$2]*[.$F$1]; 1) + [.$A77]*[.$C$1] + [.W$2]*[.$D$1] + [.$E$1]" office:value-type="float" office:value="606">
            <text:p>606</text:p>
          </table:table-cell>
          <table:table-cell table:formula="of:=FLOOR([.$A77]*[.X$2]*[.$F$1]; 1) + [.$A77]*[.$C$1] + [.X$2]*[.$D$1] + [.$E$1]" office:value-type="float" office:value="627">
            <text:p>627</text:p>
          </table:table-cell>
          <table:table-cell table:formula="of:=FLOOR([.$A77]*[.Y$2]*[.$F$1]; 1) + [.$A77]*[.$C$1] + [.Y$2]*[.$D$1] + [.$E$1]" office:value-type="float" office:value="648">
            <text:p>648</text:p>
          </table:table-cell>
          <table:table-cell table:formula="of:=FLOOR([.$A77]*[.Z$2]*[.$F$1]; 1) + [.$A77]*[.$C$1] + [.Z$2]*[.$D$1] + [.$E$1]" office:value-type="float" office:value="668">
            <text:p>668</text:p>
          </table:table-cell>
          <table:table-cell table:formula="of:=FLOOR([.$A77]*[.AA$2]*[.$F$1]; 1) + [.$A77]*[.$C$1] + [.AA$2]*[.$D$1] + [.$E$1]" office:value-type="float" office:value="689">
            <text:p>689</text:p>
          </table:table-cell>
          <table:table-cell table:formula="of:=FLOOR([.$A77]*[.AB$2]*[.$F$1]; 1) + [.$A77]*[.$C$1] + [.AB$2]*[.$D$1] + [.$E$1]" office:value-type="float" office:value="710">
            <text:p>710</text:p>
          </table:table-cell>
          <table:table-cell table:formula="of:=FLOOR([.$A77]*[.AC$2]*[.$F$1]; 1) + [.$A77]*[.$C$1] + [.AC$2]*[.$D$1] + [.$E$1]" office:value-type="float" office:value="731">
            <text:p>731</text:p>
          </table:table-cell>
          <table:table-cell table:formula="of:=FLOOR([.$A77]*[.AD$2]*[.$F$1]; 1) + [.$A77]*[.$C$1] + [.AD$2]*[.$D$1] + [.$E$1]" office:value-type="float" office:value="751">
            <text:p>751</text:p>
          </table:table-cell>
          <table:table-cell table:formula="of:=FLOOR([.$A77]*[.AE$2]*[.$F$1]; 1) + [.$A77]*[.$C$1] + [.AE$2]*[.$D$1] + [.$E$1]" office:value-type="float" office:value="772">
            <text:p>772</text:p>
          </table:table-cell>
          <table:table-cell table:number-columns-repeated="225"/>
        </table:table-row>
        <table:table-row table:style-name="ro3">
          <table:table-cell office:value-type="float" office:value="76">
            <text:p>76</text:p>
          </table:table-cell>
          <table:table-cell table:formula="of:=FLOOR([.$A78]*[.B$2]*[.$F$1]; 1) + [.$A78]*[.$C$1] + [.B$2]*[.$D$1] + [.$E$1]" office:value-type="float" office:value="173">
            <text:p>173</text:p>
          </table:table-cell>
          <table:table-cell table:formula="of:=FLOOR([.$A78]*[.C$2]*[.$F$1]; 1) + [.$A78]*[.$C$1] + [.C$2]*[.$D$1] + [.$E$1]" office:value-type="float" office:value="194">
            <text:p>194</text:p>
          </table:table-cell>
          <table:table-cell table:formula="of:=FLOOR([.$A78]*[.D$2]*[.$F$1]; 1) + [.$A78]*[.$C$1] + [.D$2]*[.$D$1] + [.$E$1]" office:value-type="float" office:value="215">
            <text:p>215</text:p>
          </table:table-cell>
          <table:table-cell table:formula="of:=FLOOR([.$A78]*[.E$2]*[.$F$1]; 1) + [.$A78]*[.$C$1] + [.E$2]*[.$D$1] + [.$E$1]" office:value-type="float" office:value="236">
            <text:p>236</text:p>
          </table:table-cell>
          <table:table-cell table:formula="of:=FLOOR([.$A78]*[.F$2]*[.$F$1]; 1) + [.$A78]*[.$C$1] + [.F$2]*[.$D$1] + [.$E$1]" office:value-type="float" office:value="257">
            <text:p>257</text:p>
          </table:table-cell>
          <table:table-cell table:formula="of:=FLOOR([.$A78]*[.G$2]*[.$F$1]; 1) + [.$A78]*[.$C$1] + [.G$2]*[.$D$1] + [.$E$1]" office:value-type="float" office:value="278">
            <text:p>278</text:p>
          </table:table-cell>
          <table:table-cell table:formula="of:=FLOOR([.$A78]*[.H$2]*[.$F$1]; 1) + [.$A78]*[.$C$1] + [.H$2]*[.$D$1] + [.$E$1]" office:value-type="float" office:value="299">
            <text:p>299</text:p>
          </table:table-cell>
          <table:table-cell table:formula="of:=FLOOR([.$A78]*[.I$2]*[.$F$1]; 1) + [.$A78]*[.$C$1] + [.I$2]*[.$D$1] + [.$E$1]" office:value-type="float" office:value="320">
            <text:p>320</text:p>
          </table:table-cell>
          <table:table-cell table:formula="of:=FLOOR([.$A78]*[.J$2]*[.$F$1]; 1) + [.$A78]*[.$C$1] + [.J$2]*[.$D$1] + [.$E$1]" office:value-type="float" office:value="341">
            <text:p>341</text:p>
          </table:table-cell>
          <table:table-cell table:formula="of:=FLOOR([.$A78]*[.K$2]*[.$F$1]; 1) + [.$A78]*[.$C$1] + [.K$2]*[.$D$1] + [.$E$1]" office:value-type="float" office:value="362">
            <text:p>362</text:p>
          </table:table-cell>
          <table:table-cell table:formula="of:=FLOOR([.$A78]*[.L$2]*[.$F$1]; 1) + [.$A78]*[.$C$1] + [.L$2]*[.$D$1] + [.$E$1]" office:value-type="float" office:value="383">
            <text:p>383</text:p>
          </table:table-cell>
          <table:table-cell table:formula="of:=FLOOR([.$A78]*[.M$2]*[.$F$1]; 1) + [.$A78]*[.$C$1] + [.M$2]*[.$D$1] + [.$E$1]" office:value-type="float" office:value="404">
            <text:p>404</text:p>
          </table:table-cell>
          <table:table-cell table:formula="of:=FLOOR([.$A78]*[.N$2]*[.$F$1]; 1) + [.$A78]*[.$C$1] + [.N$2]*[.$D$1] + [.$E$1]" office:value-type="float" office:value="425">
            <text:p>425</text:p>
          </table:table-cell>
          <table:table-cell table:formula="of:=FLOOR([.$A78]*[.O$2]*[.$F$1]; 1) + [.$A78]*[.$C$1] + [.O$2]*[.$D$1] + [.$E$1]" office:value-type="float" office:value="446">
            <text:p>446</text:p>
          </table:table-cell>
          <table:table-cell table:formula="of:=FLOOR([.$A78]*[.P$2]*[.$F$1]; 1) + [.$A78]*[.$C$1] + [.P$2]*[.$D$1] + [.$E$1]" office:value-type="float" office:value="467">
            <text:p>467</text:p>
          </table:table-cell>
          <table:table-cell table:formula="of:=FLOOR([.$A78]*[.Q$2]*[.$F$1]; 1) + [.$A78]*[.$C$1] + [.Q$2]*[.$D$1] + [.$E$1]" office:value-type="float" office:value="488">
            <text:p>488</text:p>
          </table:table-cell>
          <table:table-cell table:formula="of:=FLOOR([.$A78]*[.R$2]*[.$F$1]; 1) + [.$A78]*[.$C$1] + [.R$2]*[.$D$1] + [.$E$1]" office:value-type="float" office:value="509">
            <text:p>509</text:p>
          </table:table-cell>
          <table:table-cell table:formula="of:=FLOOR([.$A78]*[.S$2]*[.$F$1]; 1) + [.$A78]*[.$C$1] + [.S$2]*[.$D$1] + [.$E$1]" office:value-type="float" office:value="530">
            <text:p>530</text:p>
          </table:table-cell>
          <table:table-cell table:formula="of:=FLOOR([.$A78]*[.T$2]*[.$F$1]; 1) + [.$A78]*[.$C$1] + [.T$2]*[.$D$1] + [.$E$1]" office:value-type="float" office:value="551">
            <text:p>551</text:p>
          </table:table-cell>
          <table:table-cell table:formula="of:=FLOOR([.$A78]*[.U$2]*[.$F$1]; 1) + [.$A78]*[.$C$1] + [.U$2]*[.$D$1] + [.$E$1]" office:value-type="float" office:value="572">
            <text:p>572</text:p>
          </table:table-cell>
          <table:table-cell table:formula="of:=FLOOR([.$A78]*[.V$2]*[.$F$1]; 1) + [.$A78]*[.$C$1] + [.V$2]*[.$D$1] + [.$E$1]" office:value-type="float" office:value="593">
            <text:p>593</text:p>
          </table:table-cell>
          <table:table-cell table:formula="of:=FLOOR([.$A78]*[.W$2]*[.$F$1]; 1) + [.$A78]*[.$C$1] + [.W$2]*[.$D$1] + [.$E$1]" office:value-type="float" office:value="614">
            <text:p>614</text:p>
          </table:table-cell>
          <table:table-cell table:formula="of:=FLOOR([.$A78]*[.X$2]*[.$F$1]; 1) + [.$A78]*[.$C$1] + [.X$2]*[.$D$1] + [.$E$1]" office:value-type="float" office:value="635">
            <text:p>635</text:p>
          </table:table-cell>
          <table:table-cell table:formula="of:=FLOOR([.$A78]*[.Y$2]*[.$F$1]; 1) + [.$A78]*[.$C$1] + [.Y$2]*[.$D$1] + [.$E$1]" office:value-type="float" office:value="656">
            <text:p>656</text:p>
          </table:table-cell>
          <table:table-cell table:formula="of:=FLOOR([.$A78]*[.Z$2]*[.$F$1]; 1) + [.$A78]*[.$C$1] + [.Z$2]*[.$D$1] + [.$E$1]" office:value-type="float" office:value="677">
            <text:p>677</text:p>
          </table:table-cell>
          <table:table-cell table:formula="of:=FLOOR([.$A78]*[.AA$2]*[.$F$1]; 1) + [.$A78]*[.$C$1] + [.AA$2]*[.$D$1] + [.$E$1]" office:value-type="float" office:value="698">
            <text:p>698</text:p>
          </table:table-cell>
          <table:table-cell table:formula="of:=FLOOR([.$A78]*[.AB$2]*[.$F$1]; 1) + [.$A78]*[.$C$1] + [.AB$2]*[.$D$1] + [.$E$1]" office:value-type="float" office:value="719">
            <text:p>719</text:p>
          </table:table-cell>
          <table:table-cell table:formula="of:=FLOOR([.$A78]*[.AC$2]*[.$F$1]; 1) + [.$A78]*[.$C$1] + [.AC$2]*[.$D$1] + [.$E$1]" office:value-type="float" office:value="740">
            <text:p>740</text:p>
          </table:table-cell>
          <table:table-cell table:formula="of:=FLOOR([.$A78]*[.AD$2]*[.$F$1]; 1) + [.$A78]*[.$C$1] + [.AD$2]*[.$D$1] + [.$E$1]" office:value-type="float" office:value="761">
            <text:p>761</text:p>
          </table:table-cell>
          <table:table-cell table:formula="of:=FLOOR([.$A78]*[.AE$2]*[.$F$1]; 1) + [.$A78]*[.$C$1] + [.AE$2]*[.$D$1] + [.$E$1]" office:value-type="float" office:value="782">
            <text:p>782</text:p>
          </table:table-cell>
          <table:table-cell table:number-columns-repeated="225"/>
        </table:table-row>
        <table:table-row table:style-name="ro3">
          <table:table-cell office:value-type="float" office:value="77">
            <text:p>77</text:p>
          </table:table-cell>
          <table:table-cell table:formula="of:=FLOOR([.$A79]*[.B$2]*[.$F$1]; 1) + [.$A79]*[.$C$1] + [.B$2]*[.$D$1] + [.$E$1]" office:value-type="float" office:value="175">
            <text:p>175</text:p>
          </table:table-cell>
          <table:table-cell table:formula="of:=FLOOR([.$A79]*[.C$2]*[.$F$1]; 1) + [.$A79]*[.$C$1] + [.C$2]*[.$D$1] + [.$E$1]" office:value-type="float" office:value="196">
            <text:p>196</text:p>
          </table:table-cell>
          <table:table-cell table:formula="of:=FLOOR([.$A79]*[.D$2]*[.$F$1]; 1) + [.$A79]*[.$C$1] + [.D$2]*[.$D$1] + [.$E$1]" office:value-type="float" office:value="217">
            <text:p>217</text:p>
          </table:table-cell>
          <table:table-cell table:formula="of:=FLOOR([.$A79]*[.E$2]*[.$F$1]; 1) + [.$A79]*[.$C$1] + [.E$2]*[.$D$1] + [.$E$1]" office:value-type="float" office:value="239">
            <text:p>239</text:p>
          </table:table-cell>
          <table:table-cell table:formula="of:=FLOOR([.$A79]*[.F$2]*[.$F$1]; 1) + [.$A79]*[.$C$1] + [.F$2]*[.$D$1] + [.$E$1]" office:value-type="float" office:value="260">
            <text:p>260</text:p>
          </table:table-cell>
          <table:table-cell table:formula="of:=FLOOR([.$A79]*[.G$2]*[.$F$1]; 1) + [.$A79]*[.$C$1] + [.G$2]*[.$D$1] + [.$E$1]" office:value-type="float" office:value="281">
            <text:p>281</text:p>
          </table:table-cell>
          <table:table-cell table:formula="of:=FLOOR([.$A79]*[.H$2]*[.$F$1]; 1) + [.$A79]*[.$C$1] + [.H$2]*[.$D$1] + [.$E$1]" office:value-type="float" office:value="302">
            <text:p>302</text:p>
          </table:table-cell>
          <table:table-cell table:formula="of:=FLOOR([.$A79]*[.I$2]*[.$F$1]; 1) + [.$A79]*[.$C$1] + [.I$2]*[.$D$1] + [.$E$1]" office:value-type="float" office:value="324">
            <text:p>324</text:p>
          </table:table-cell>
          <table:table-cell table:formula="of:=FLOOR([.$A79]*[.J$2]*[.$F$1]; 1) + [.$A79]*[.$C$1] + [.J$2]*[.$D$1] + [.$E$1]" office:value-type="float" office:value="345">
            <text:p>345</text:p>
          </table:table-cell>
          <table:table-cell table:formula="of:=FLOOR([.$A79]*[.K$2]*[.$F$1]; 1) + [.$A79]*[.$C$1] + [.K$2]*[.$D$1] + [.$E$1]" office:value-type="float" office:value="366">
            <text:p>366</text:p>
          </table:table-cell>
          <table:table-cell table:formula="of:=FLOOR([.$A79]*[.L$2]*[.$F$1]; 1) + [.$A79]*[.$C$1] + [.L$2]*[.$D$1] + [.$E$1]" office:value-type="float" office:value="387">
            <text:p>387</text:p>
          </table:table-cell>
          <table:table-cell table:formula="of:=FLOOR([.$A79]*[.M$2]*[.$F$1]; 1) + [.$A79]*[.$C$1] + [.M$2]*[.$D$1] + [.$E$1]" office:value-type="float" office:value="409">
            <text:p>409</text:p>
          </table:table-cell>
          <table:table-cell table:formula="of:=FLOOR([.$A79]*[.N$2]*[.$F$1]; 1) + [.$A79]*[.$C$1] + [.N$2]*[.$D$1] + [.$E$1]" office:value-type="float" office:value="430">
            <text:p>430</text:p>
          </table:table-cell>
          <table:table-cell table:formula="of:=FLOOR([.$A79]*[.O$2]*[.$F$1]; 1) + [.$A79]*[.$C$1] + [.O$2]*[.$D$1] + [.$E$1]" office:value-type="float" office:value="451">
            <text:p>451</text:p>
          </table:table-cell>
          <table:table-cell table:formula="of:=FLOOR([.$A79]*[.P$2]*[.$F$1]; 1) + [.$A79]*[.$C$1] + [.P$2]*[.$D$1] + [.$E$1]" office:value-type="float" office:value="472">
            <text:p>472</text:p>
          </table:table-cell>
          <table:table-cell table:formula="of:=FLOOR([.$A79]*[.Q$2]*[.$F$1]; 1) + [.$A79]*[.$C$1] + [.Q$2]*[.$D$1] + [.$E$1]" office:value-type="float" office:value="494">
            <text:p>494</text:p>
          </table:table-cell>
          <table:table-cell table:formula="of:=FLOOR([.$A79]*[.R$2]*[.$F$1]; 1) + [.$A79]*[.$C$1] + [.R$2]*[.$D$1] + [.$E$1]" office:value-type="float" office:value="515">
            <text:p>515</text:p>
          </table:table-cell>
          <table:table-cell table:formula="of:=FLOOR([.$A79]*[.S$2]*[.$F$1]; 1) + [.$A79]*[.$C$1] + [.S$2]*[.$D$1] + [.$E$1]" office:value-type="float" office:value="536">
            <text:p>536</text:p>
          </table:table-cell>
          <table:table-cell table:formula="of:=FLOOR([.$A79]*[.T$2]*[.$F$1]; 1) + [.$A79]*[.$C$1] + [.T$2]*[.$D$1] + [.$E$1]" office:value-type="float" office:value="557">
            <text:p>557</text:p>
          </table:table-cell>
          <table:table-cell table:formula="of:=FLOOR([.$A79]*[.U$2]*[.$F$1]; 1) + [.$A79]*[.$C$1] + [.U$2]*[.$D$1] + [.$E$1]" office:value-type="float" office:value="579">
            <text:p>579</text:p>
          </table:table-cell>
          <table:table-cell table:formula="of:=FLOOR([.$A79]*[.V$2]*[.$F$1]; 1) + [.$A79]*[.$C$1] + [.V$2]*[.$D$1] + [.$E$1]" office:value-type="float" office:value="600">
            <text:p>600</text:p>
          </table:table-cell>
          <table:table-cell table:formula="of:=FLOOR([.$A79]*[.W$2]*[.$F$1]; 1) + [.$A79]*[.$C$1] + [.W$2]*[.$D$1] + [.$E$1]" office:value-type="float" office:value="621">
            <text:p>621</text:p>
          </table:table-cell>
          <table:table-cell table:formula="of:=FLOOR([.$A79]*[.X$2]*[.$F$1]; 1) + [.$A79]*[.$C$1] + [.X$2]*[.$D$1] + [.$E$1]" office:value-type="float" office:value="642">
            <text:p>642</text:p>
          </table:table-cell>
          <table:table-cell table:formula="of:=FLOOR([.$A79]*[.Y$2]*[.$F$1]; 1) + [.$A79]*[.$C$1] + [.Y$2]*[.$D$1] + [.$E$1]" office:value-type="float" office:value="664">
            <text:p>664</text:p>
          </table:table-cell>
          <table:table-cell table:formula="of:=FLOOR([.$A79]*[.Z$2]*[.$F$1]; 1) + [.$A79]*[.$C$1] + [.Z$2]*[.$D$1] + [.$E$1]" office:value-type="float" office:value="685">
            <text:p>685</text:p>
          </table:table-cell>
          <table:table-cell table:formula="of:=FLOOR([.$A79]*[.AA$2]*[.$F$1]; 1) + [.$A79]*[.$C$1] + [.AA$2]*[.$D$1] + [.$E$1]" office:value-type="float" office:value="706">
            <text:p>706</text:p>
          </table:table-cell>
          <table:table-cell table:formula="of:=FLOOR([.$A79]*[.AB$2]*[.$F$1]; 1) + [.$A79]*[.$C$1] + [.AB$2]*[.$D$1] + [.$E$1]" office:value-type="float" office:value="727">
            <text:p>727</text:p>
          </table:table-cell>
          <table:table-cell table:formula="of:=FLOOR([.$A79]*[.AC$2]*[.$F$1]; 1) + [.$A79]*[.$C$1] + [.AC$2]*[.$D$1] + [.$E$1]" office:value-type="float" office:value="749">
            <text:p>749</text:p>
          </table:table-cell>
          <table:table-cell table:formula="of:=FLOOR([.$A79]*[.AD$2]*[.$F$1]; 1) + [.$A79]*[.$C$1] + [.AD$2]*[.$D$1] + [.$E$1]" office:value-type="float" office:value="770">
            <text:p>770</text:p>
          </table:table-cell>
          <table:table-cell table:formula="of:=FLOOR([.$A79]*[.AE$2]*[.$F$1]; 1) + [.$A79]*[.$C$1] + [.AE$2]*[.$D$1] + [.$E$1]" office:value-type="float" office:value="791">
            <text:p>791</text:p>
          </table:table-cell>
          <table:table-cell table:number-columns-repeated="225"/>
        </table:table-row>
        <table:table-row table:style-name="ro3">
          <table:table-cell office:value-type="float" office:value="78">
            <text:p>78</text:p>
          </table:table-cell>
          <table:table-cell table:formula="of:=FLOOR([.$A80]*[.B$2]*[.$F$1]; 1) + [.$A80]*[.$C$1] + [.B$2]*[.$D$1] + [.$E$1]" office:value-type="float" office:value="177">
            <text:p>177</text:p>
          </table:table-cell>
          <table:table-cell table:formula="of:=FLOOR([.$A80]*[.C$2]*[.$F$1]; 1) + [.$A80]*[.$C$1] + [.C$2]*[.$D$1] + [.$E$1]" office:value-type="float" office:value="199">
            <text:p>199</text:p>
          </table:table-cell>
          <table:table-cell table:formula="of:=FLOOR([.$A80]*[.D$2]*[.$F$1]; 1) + [.$A80]*[.$C$1] + [.D$2]*[.$D$1] + [.$E$1]" office:value-type="float" office:value="220">
            <text:p>220</text:p>
          </table:table-cell>
          <table:table-cell table:formula="of:=FLOOR([.$A80]*[.E$2]*[.$F$1]; 1) + [.$A80]*[.$C$1] + [.E$2]*[.$D$1] + [.$E$1]" office:value-type="float" office:value="242">
            <text:p>242</text:p>
          </table:table-cell>
          <table:table-cell table:formula="of:=FLOOR([.$A80]*[.F$2]*[.$F$1]; 1) + [.$A80]*[.$C$1] + [.F$2]*[.$D$1] + [.$E$1]" office:value-type="float" office:value="263">
            <text:p>263</text:p>
          </table:table-cell>
          <table:table-cell table:formula="of:=FLOOR([.$A80]*[.G$2]*[.$F$1]; 1) + [.$A80]*[.$C$1] + [.G$2]*[.$D$1] + [.$E$1]" office:value-type="float" office:value="285">
            <text:p>285</text:p>
          </table:table-cell>
          <table:table-cell table:formula="of:=FLOOR([.$A80]*[.H$2]*[.$F$1]; 1) + [.$A80]*[.$C$1] + [.H$2]*[.$D$1] + [.$E$1]" office:value-type="float" office:value="306">
            <text:p>306</text:p>
          </table:table-cell>
          <table:table-cell table:formula="of:=FLOOR([.$A80]*[.I$2]*[.$F$1]; 1) + [.$A80]*[.$C$1] + [.I$2]*[.$D$1] + [.$E$1]" office:value-type="float" office:value="328">
            <text:p>328</text:p>
          </table:table-cell>
          <table:table-cell table:formula="of:=FLOOR([.$A80]*[.J$2]*[.$F$1]; 1) + [.$A80]*[.$C$1] + [.J$2]*[.$D$1] + [.$E$1]" office:value-type="float" office:value="349">
            <text:p>349</text:p>
          </table:table-cell>
          <table:table-cell table:formula="of:=FLOOR([.$A80]*[.K$2]*[.$F$1]; 1) + [.$A80]*[.$C$1] + [.K$2]*[.$D$1] + [.$E$1]" office:value-type="float" office:value="371">
            <text:p>371</text:p>
          </table:table-cell>
          <table:table-cell table:formula="of:=FLOOR([.$A80]*[.L$2]*[.$F$1]; 1) + [.$A80]*[.$C$1] + [.L$2]*[.$D$1] + [.$E$1]" office:value-type="float" office:value="392">
            <text:p>392</text:p>
          </table:table-cell>
          <table:table-cell table:formula="of:=FLOOR([.$A80]*[.M$2]*[.$F$1]; 1) + [.$A80]*[.$C$1] + [.M$2]*[.$D$1] + [.$E$1]" office:value-type="float" office:value="414">
            <text:p>414</text:p>
          </table:table-cell>
          <table:table-cell table:formula="of:=FLOOR([.$A80]*[.N$2]*[.$F$1]; 1) + [.$A80]*[.$C$1] + [.N$2]*[.$D$1] + [.$E$1]" office:value-type="float" office:value="435">
            <text:p>435</text:p>
          </table:table-cell>
          <table:table-cell table:formula="of:=FLOOR([.$A80]*[.O$2]*[.$F$1]; 1) + [.$A80]*[.$C$1] + [.O$2]*[.$D$1] + [.$E$1]" office:value-type="float" office:value="457">
            <text:p>457</text:p>
          </table:table-cell>
          <table:table-cell table:formula="of:=FLOOR([.$A80]*[.P$2]*[.$F$1]; 1) + [.$A80]*[.$C$1] + [.P$2]*[.$D$1] + [.$E$1]" office:value-type="float" office:value="478">
            <text:p>478</text:p>
          </table:table-cell>
          <table:table-cell table:formula="of:=FLOOR([.$A80]*[.Q$2]*[.$F$1]; 1) + [.$A80]*[.$C$1] + [.Q$2]*[.$D$1] + [.$E$1]" office:value-type="float" office:value="500">
            <text:p>500</text:p>
          </table:table-cell>
          <table:table-cell table:formula="of:=FLOOR([.$A80]*[.R$2]*[.$F$1]; 1) + [.$A80]*[.$C$1] + [.R$2]*[.$D$1] + [.$E$1]" office:value-type="float" office:value="521">
            <text:p>521</text:p>
          </table:table-cell>
          <table:table-cell table:formula="of:=FLOOR([.$A80]*[.S$2]*[.$F$1]; 1) + [.$A80]*[.$C$1] + [.S$2]*[.$D$1] + [.$E$1]" office:value-type="float" office:value="543">
            <text:p>543</text:p>
          </table:table-cell>
          <table:table-cell table:formula="of:=FLOOR([.$A80]*[.T$2]*[.$F$1]; 1) + [.$A80]*[.$C$1] + [.T$2]*[.$D$1] + [.$E$1]" office:value-type="float" office:value="564">
            <text:p>564</text:p>
          </table:table-cell>
          <table:table-cell table:formula="of:=FLOOR([.$A80]*[.U$2]*[.$F$1]; 1) + [.$A80]*[.$C$1] + [.U$2]*[.$D$1] + [.$E$1]" office:value-type="float" office:value="586">
            <text:p>586</text:p>
          </table:table-cell>
          <table:table-cell table:formula="of:=FLOOR([.$A80]*[.V$2]*[.$F$1]; 1) + [.$A80]*[.$C$1] + [.V$2]*[.$D$1] + [.$E$1]" office:value-type="float" office:value="607">
            <text:p>607</text:p>
          </table:table-cell>
          <table:table-cell table:formula="of:=FLOOR([.$A80]*[.W$2]*[.$F$1]; 1) + [.$A80]*[.$C$1] + [.W$2]*[.$D$1] + [.$E$1]" office:value-type="float" office:value="629">
            <text:p>629</text:p>
          </table:table-cell>
          <table:table-cell table:formula="of:=FLOOR([.$A80]*[.X$2]*[.$F$1]; 1) + [.$A80]*[.$C$1] + [.X$2]*[.$D$1] + [.$E$1]" office:value-type="float" office:value="650">
            <text:p>650</text:p>
          </table:table-cell>
          <table:table-cell table:formula="of:=FLOOR([.$A80]*[.Y$2]*[.$F$1]; 1) + [.$A80]*[.$C$1] + [.Y$2]*[.$D$1] + [.$E$1]" office:value-type="float" office:value="672">
            <text:p>672</text:p>
          </table:table-cell>
          <table:table-cell table:formula="of:=FLOOR([.$A80]*[.Z$2]*[.$F$1]; 1) + [.$A80]*[.$C$1] + [.Z$2]*[.$D$1] + [.$E$1]" office:value-type="float" office:value="693">
            <text:p>693</text:p>
          </table:table-cell>
          <table:table-cell table:formula="of:=FLOOR([.$A80]*[.AA$2]*[.$F$1]; 1) + [.$A80]*[.$C$1] + [.AA$2]*[.$D$1] + [.$E$1]" office:value-type="float" office:value="715">
            <text:p>715</text:p>
          </table:table-cell>
          <table:table-cell table:formula="of:=FLOOR([.$A80]*[.AB$2]*[.$F$1]; 1) + [.$A80]*[.$C$1] + [.AB$2]*[.$D$1] + [.$E$1]" office:value-type="float" office:value="736">
            <text:p>736</text:p>
          </table:table-cell>
          <table:table-cell table:formula="of:=FLOOR([.$A80]*[.AC$2]*[.$F$1]; 1) + [.$A80]*[.$C$1] + [.AC$2]*[.$D$1] + [.$E$1]" office:value-type="float" office:value="758">
            <text:p>758</text:p>
          </table:table-cell>
          <table:table-cell table:formula="of:=FLOOR([.$A80]*[.AD$2]*[.$F$1]; 1) + [.$A80]*[.$C$1] + [.AD$2]*[.$D$1] + [.$E$1]" office:value-type="float" office:value="779">
            <text:p>779</text:p>
          </table:table-cell>
          <table:table-cell table:formula="of:=FLOOR([.$A80]*[.AE$2]*[.$F$1]; 1) + [.$A80]*[.$C$1] + [.AE$2]*[.$D$1] + [.$E$1]" office:value-type="float" office:value="801">
            <text:p>801</text:p>
          </table:table-cell>
          <table:table-cell table:number-columns-repeated="225"/>
        </table:table-row>
        <table:table-row table:style-name="ro3">
          <table:table-cell office:value-type="float" office:value="79">
            <text:p>79</text:p>
          </table:table-cell>
          <table:table-cell table:formula="of:=FLOOR([.$A81]*[.B$2]*[.$F$1]; 1) + [.$A81]*[.$C$1] + [.B$2]*[.$D$1] + [.$E$1]" office:value-type="float" office:value="179">
            <text:p>179</text:p>
          </table:table-cell>
          <table:table-cell table:formula="of:=FLOOR([.$A81]*[.C$2]*[.$F$1]; 1) + [.$A81]*[.$C$1] + [.C$2]*[.$D$1] + [.$E$1]" office:value-type="float" office:value="201">
            <text:p>201</text:p>
          </table:table-cell>
          <table:table-cell table:formula="of:=FLOOR([.$A81]*[.D$2]*[.$F$1]; 1) + [.$A81]*[.$C$1] + [.D$2]*[.$D$1] + [.$E$1]" office:value-type="float" office:value="223">
            <text:p>223</text:p>
          </table:table-cell>
          <table:table-cell table:formula="of:=FLOOR([.$A81]*[.E$2]*[.$F$1]; 1) + [.$A81]*[.$C$1] + [.E$2]*[.$D$1] + [.$E$1]" office:value-type="float" office:value="245">
            <text:p>245</text:p>
          </table:table-cell>
          <table:table-cell table:formula="of:=FLOOR([.$A81]*[.F$2]*[.$F$1]; 1) + [.$A81]*[.$C$1] + [.F$2]*[.$D$1] + [.$E$1]" office:value-type="float" office:value="266">
            <text:p>266</text:p>
          </table:table-cell>
          <table:table-cell table:formula="of:=FLOOR([.$A81]*[.G$2]*[.$F$1]; 1) + [.$A81]*[.$C$1] + [.G$2]*[.$D$1] + [.$E$1]" office:value-type="float" office:value="288">
            <text:p>288</text:p>
          </table:table-cell>
          <table:table-cell table:formula="of:=FLOOR([.$A81]*[.H$2]*[.$F$1]; 1) + [.$A81]*[.$C$1] + [.H$2]*[.$D$1] + [.$E$1]" office:value-type="float" office:value="310">
            <text:p>310</text:p>
          </table:table-cell>
          <table:table-cell table:formula="of:=FLOOR([.$A81]*[.I$2]*[.$F$1]; 1) + [.$A81]*[.$C$1] + [.I$2]*[.$D$1] + [.$E$1]" office:value-type="float" office:value="332">
            <text:p>332</text:p>
          </table:table-cell>
          <table:table-cell table:formula="of:=FLOOR([.$A81]*[.J$2]*[.$F$1]; 1) + [.$A81]*[.$C$1] + [.J$2]*[.$D$1] + [.$E$1]" office:value-type="float" office:value="353">
            <text:p>353</text:p>
          </table:table-cell>
          <table:table-cell table:formula="of:=FLOOR([.$A81]*[.K$2]*[.$F$1]; 1) + [.$A81]*[.$C$1] + [.K$2]*[.$D$1] + [.$E$1]" office:value-type="float" office:value="375">
            <text:p>375</text:p>
          </table:table-cell>
          <table:table-cell table:formula="of:=FLOOR([.$A81]*[.L$2]*[.$F$1]; 1) + [.$A81]*[.$C$1] + [.L$2]*[.$D$1] + [.$E$1]" office:value-type="float" office:value="397">
            <text:p>397</text:p>
          </table:table-cell>
          <table:table-cell table:formula="of:=FLOOR([.$A81]*[.M$2]*[.$F$1]; 1) + [.$A81]*[.$C$1] + [.M$2]*[.$D$1] + [.$E$1]" office:value-type="float" office:value="419">
            <text:p>419</text:p>
          </table:table-cell>
          <table:table-cell table:formula="of:=FLOOR([.$A81]*[.N$2]*[.$F$1]; 1) + [.$A81]*[.$C$1] + [.N$2]*[.$D$1] + [.$E$1]" office:value-type="float" office:value="440">
            <text:p>440</text:p>
          </table:table-cell>
          <table:table-cell table:formula="of:=FLOOR([.$A81]*[.O$2]*[.$F$1]; 1) + [.$A81]*[.$C$1] + [.O$2]*[.$D$1] + [.$E$1]" office:value-type="float" office:value="462">
            <text:p>462</text:p>
          </table:table-cell>
          <table:table-cell table:formula="of:=FLOOR([.$A81]*[.P$2]*[.$F$1]; 1) + [.$A81]*[.$C$1] + [.P$2]*[.$D$1] + [.$E$1]" office:value-type="float" office:value="484">
            <text:p>484</text:p>
          </table:table-cell>
          <table:table-cell table:formula="of:=FLOOR([.$A81]*[.Q$2]*[.$F$1]; 1) + [.$A81]*[.$C$1] + [.Q$2]*[.$D$1] + [.$E$1]" office:value-type="float" office:value="506">
            <text:p>506</text:p>
          </table:table-cell>
          <table:table-cell table:formula="of:=FLOOR([.$A81]*[.R$2]*[.$F$1]; 1) + [.$A81]*[.$C$1] + [.R$2]*[.$D$1] + [.$E$1]" office:value-type="float" office:value="527">
            <text:p>527</text:p>
          </table:table-cell>
          <table:table-cell table:formula="of:=FLOOR([.$A81]*[.S$2]*[.$F$1]; 1) + [.$A81]*[.$C$1] + [.S$2]*[.$D$1] + [.$E$1]" office:value-type="float" office:value="549">
            <text:p>549</text:p>
          </table:table-cell>
          <table:table-cell table:formula="of:=FLOOR([.$A81]*[.T$2]*[.$F$1]; 1) + [.$A81]*[.$C$1] + [.T$2]*[.$D$1] + [.$E$1]" office:value-type="float" office:value="571">
            <text:p>571</text:p>
          </table:table-cell>
          <table:table-cell table:formula="of:=FLOOR([.$A81]*[.U$2]*[.$F$1]; 1) + [.$A81]*[.$C$1] + [.U$2]*[.$D$1] + [.$E$1]" office:value-type="float" office:value="593">
            <text:p>593</text:p>
          </table:table-cell>
          <table:table-cell table:formula="of:=FLOOR([.$A81]*[.V$2]*[.$F$1]; 1) + [.$A81]*[.$C$1] + [.V$2]*[.$D$1] + [.$E$1]" office:value-type="float" office:value="614">
            <text:p>614</text:p>
          </table:table-cell>
          <table:table-cell table:formula="of:=FLOOR([.$A81]*[.W$2]*[.$F$1]; 1) + [.$A81]*[.$C$1] + [.W$2]*[.$D$1] + [.$E$1]" office:value-type="float" office:value="636">
            <text:p>636</text:p>
          </table:table-cell>
          <table:table-cell table:formula="of:=FLOOR([.$A81]*[.X$2]*[.$F$1]; 1) + [.$A81]*[.$C$1] + [.X$2]*[.$D$1] + [.$E$1]" office:value-type="float" office:value="658">
            <text:p>658</text:p>
          </table:table-cell>
          <table:table-cell table:formula="of:=FLOOR([.$A81]*[.Y$2]*[.$F$1]; 1) + [.$A81]*[.$C$1] + [.Y$2]*[.$D$1] + [.$E$1]" office:value-type="float" office:value="680">
            <text:p>680</text:p>
          </table:table-cell>
          <table:table-cell table:formula="of:=FLOOR([.$A81]*[.Z$2]*[.$F$1]; 1) + [.$A81]*[.$C$1] + [.Z$2]*[.$D$1] + [.$E$1]" office:value-type="float" office:value="701">
            <text:p>701</text:p>
          </table:table-cell>
          <table:table-cell table:formula="of:=FLOOR([.$A81]*[.AA$2]*[.$F$1]; 1) + [.$A81]*[.$C$1] + [.AA$2]*[.$D$1] + [.$E$1]" office:value-type="float" office:value="723">
            <text:p>723</text:p>
          </table:table-cell>
          <table:table-cell table:formula="of:=FLOOR([.$A81]*[.AB$2]*[.$F$1]; 1) + [.$A81]*[.$C$1] + [.AB$2]*[.$D$1] + [.$E$1]" office:value-type="float" office:value="745">
            <text:p>745</text:p>
          </table:table-cell>
          <table:table-cell table:formula="of:=FLOOR([.$A81]*[.AC$2]*[.$F$1]; 1) + [.$A81]*[.$C$1] + [.AC$2]*[.$D$1] + [.$E$1]" office:value-type="float" office:value="767">
            <text:p>767</text:p>
          </table:table-cell>
          <table:table-cell table:formula="of:=FLOOR([.$A81]*[.AD$2]*[.$F$1]; 1) + [.$A81]*[.$C$1] + [.AD$2]*[.$D$1] + [.$E$1]" office:value-type="float" office:value="788">
            <text:p>788</text:p>
          </table:table-cell>
          <table:table-cell table:formula="of:=FLOOR([.$A81]*[.AE$2]*[.$F$1]; 1) + [.$A81]*[.$C$1] + [.AE$2]*[.$D$1] + [.$E$1]" office:value-type="float" office:value="810">
            <text:p>810</text:p>
          </table:table-cell>
          <table:table-cell table:number-columns-repeated="225"/>
        </table:table-row>
        <table:table-row table:style-name="ro3">
          <table:table-cell office:value-type="float" office:value="80">
            <text:p>80</text:p>
          </table:table-cell>
          <table:table-cell table:formula="of:=FLOOR([.$A82]*[.B$2]*[.$F$1]; 1) + [.$A82]*[.$C$1] + [.B$2]*[.$D$1] + [.$E$1]" office:value-type="float" office:value="182">
            <text:p>182</text:p>
          </table:table-cell>
          <table:table-cell table:formula="of:=FLOOR([.$A82]*[.C$2]*[.$F$1]; 1) + [.$A82]*[.$C$1] + [.C$2]*[.$D$1] + [.$E$1]" office:value-type="float" office:value="204">
            <text:p>204</text:p>
          </table:table-cell>
          <table:table-cell table:formula="of:=FLOOR([.$A82]*[.D$2]*[.$F$1]; 1) + [.$A82]*[.$C$1] + [.D$2]*[.$D$1] + [.$E$1]" office:value-type="float" office:value="226">
            <text:p>226</text:p>
          </table:table-cell>
          <table:table-cell table:formula="of:=FLOOR([.$A82]*[.E$2]*[.$F$1]; 1) + [.$A82]*[.$C$1] + [.E$2]*[.$D$1] + [.$E$1]" office:value-type="float" office:value="248">
            <text:p>248</text:p>
          </table:table-cell>
          <table:table-cell table:formula="of:=FLOOR([.$A82]*[.F$2]*[.$F$1]; 1) + [.$A82]*[.$C$1] + [.F$2]*[.$D$1] + [.$E$1]" office:value-type="float" office:value="270">
            <text:p>270</text:p>
          </table:table-cell>
          <table:table-cell table:formula="of:=FLOOR([.$A82]*[.G$2]*[.$F$1]; 1) + [.$A82]*[.$C$1] + [.G$2]*[.$D$1] + [.$E$1]" office:value-type="float" office:value="292">
            <text:p>292</text:p>
          </table:table-cell>
          <table:table-cell table:formula="of:=FLOOR([.$A82]*[.H$2]*[.$F$1]; 1) + [.$A82]*[.$C$1] + [.H$2]*[.$D$1] + [.$E$1]" office:value-type="float" office:value="314">
            <text:p>314</text:p>
          </table:table-cell>
          <table:table-cell table:formula="of:=FLOOR([.$A82]*[.I$2]*[.$F$1]; 1) + [.$A82]*[.$C$1] + [.I$2]*[.$D$1] + [.$E$1]" office:value-type="float" office:value="336">
            <text:p>336</text:p>
          </table:table-cell>
          <table:table-cell table:formula="of:=FLOOR([.$A82]*[.J$2]*[.$F$1]; 1) + [.$A82]*[.$C$1] + [.J$2]*[.$D$1] + [.$E$1]" office:value-type="float" office:value="358">
            <text:p>358</text:p>
          </table:table-cell>
          <table:table-cell table:formula="of:=FLOOR([.$A82]*[.K$2]*[.$F$1]; 1) + [.$A82]*[.$C$1] + [.K$2]*[.$D$1] + [.$E$1]" office:value-type="float" office:value="380">
            <text:p>380</text:p>
          </table:table-cell>
          <table:table-cell table:formula="of:=FLOOR([.$A82]*[.L$2]*[.$F$1]; 1) + [.$A82]*[.$C$1] + [.L$2]*[.$D$1] + [.$E$1]" office:value-type="float" office:value="402">
            <text:p>402</text:p>
          </table:table-cell>
          <table:table-cell table:formula="of:=FLOOR([.$A82]*[.M$2]*[.$F$1]; 1) + [.$A82]*[.$C$1] + [.M$2]*[.$D$1] + [.$E$1]" office:value-type="float" office:value="424">
            <text:p>424</text:p>
          </table:table-cell>
          <table:table-cell table:formula="of:=FLOOR([.$A82]*[.N$2]*[.$F$1]; 1) + [.$A82]*[.$C$1] + [.N$2]*[.$D$1] + [.$E$1]" office:value-type="float" office:value="446">
            <text:p>446</text:p>
          </table:table-cell>
          <table:table-cell table:formula="of:=FLOOR([.$A82]*[.O$2]*[.$F$1]; 1) + [.$A82]*[.$C$1] + [.O$2]*[.$D$1] + [.$E$1]" office:value-type="float" office:value="468">
            <text:p>468</text:p>
          </table:table-cell>
          <table:table-cell table:formula="of:=FLOOR([.$A82]*[.P$2]*[.$F$1]; 1) + [.$A82]*[.$C$1] + [.P$2]*[.$D$1] + [.$E$1]" office:value-type="float" office:value="490">
            <text:p>490</text:p>
          </table:table-cell>
          <table:table-cell table:formula="of:=FLOOR([.$A82]*[.Q$2]*[.$F$1]; 1) + [.$A82]*[.$C$1] + [.Q$2]*[.$D$1] + [.$E$1]" office:value-type="float" office:value="512">
            <text:p>512</text:p>
          </table:table-cell>
          <table:table-cell table:formula="of:=FLOOR([.$A82]*[.R$2]*[.$F$1]; 1) + [.$A82]*[.$C$1] + [.R$2]*[.$D$1] + [.$E$1]" office:value-type="float" office:value="534">
            <text:p>534</text:p>
          </table:table-cell>
          <table:table-cell table:formula="of:=FLOOR([.$A82]*[.S$2]*[.$F$1]; 1) + [.$A82]*[.$C$1] + [.S$2]*[.$D$1] + [.$E$1]" office:value-type="float" office:value="556">
            <text:p>556</text:p>
          </table:table-cell>
          <table:table-cell table:formula="of:=FLOOR([.$A82]*[.T$2]*[.$F$1]; 1) + [.$A82]*[.$C$1] + [.T$2]*[.$D$1] + [.$E$1]" office:value-type="float" office:value="578">
            <text:p>578</text:p>
          </table:table-cell>
          <table:table-cell table:formula="of:=FLOOR([.$A82]*[.U$2]*[.$F$1]; 1) + [.$A82]*[.$C$1] + [.U$2]*[.$D$1] + [.$E$1]" office:value-type="float" office:value="600">
            <text:p>600</text:p>
          </table:table-cell>
          <table:table-cell table:formula="of:=FLOOR([.$A82]*[.V$2]*[.$F$1]; 1) + [.$A82]*[.$C$1] + [.V$2]*[.$D$1] + [.$E$1]" office:value-type="float" office:value="622">
            <text:p>622</text:p>
          </table:table-cell>
          <table:table-cell table:formula="of:=FLOOR([.$A82]*[.W$2]*[.$F$1]; 1) + [.$A82]*[.$C$1] + [.W$2]*[.$D$1] + [.$E$1]" office:value-type="float" office:value="644">
            <text:p>644</text:p>
          </table:table-cell>
          <table:table-cell table:formula="of:=FLOOR([.$A82]*[.X$2]*[.$F$1]; 1) + [.$A82]*[.$C$1] + [.X$2]*[.$D$1] + [.$E$1]" office:value-type="float" office:value="666">
            <text:p>666</text:p>
          </table:table-cell>
          <table:table-cell table:formula="of:=FLOOR([.$A82]*[.Y$2]*[.$F$1]; 1) + [.$A82]*[.$C$1] + [.Y$2]*[.$D$1] + [.$E$1]" office:value-type="float" office:value="688">
            <text:p>688</text:p>
          </table:table-cell>
          <table:table-cell table:formula="of:=FLOOR([.$A82]*[.Z$2]*[.$F$1]; 1) + [.$A82]*[.$C$1] + [.Z$2]*[.$D$1] + [.$E$1]" office:value-type="float" office:value="710">
            <text:p>710</text:p>
          </table:table-cell>
          <table:table-cell table:formula="of:=FLOOR([.$A82]*[.AA$2]*[.$F$1]; 1) + [.$A82]*[.$C$1] + [.AA$2]*[.$D$1] + [.$E$1]" office:value-type="float" office:value="732">
            <text:p>732</text:p>
          </table:table-cell>
          <table:table-cell table:formula="of:=FLOOR([.$A82]*[.AB$2]*[.$F$1]; 1) + [.$A82]*[.$C$1] + [.AB$2]*[.$D$1] + [.$E$1]" office:value-type="float" office:value="754">
            <text:p>754</text:p>
          </table:table-cell>
          <table:table-cell table:formula="of:=FLOOR([.$A82]*[.AC$2]*[.$F$1]; 1) + [.$A82]*[.$C$1] + [.AC$2]*[.$D$1] + [.$E$1]" office:value-type="float" office:value="776">
            <text:p>776</text:p>
          </table:table-cell>
          <table:table-cell table:formula="of:=FLOOR([.$A82]*[.AD$2]*[.$F$1]; 1) + [.$A82]*[.$C$1] + [.AD$2]*[.$D$1] + [.$E$1]" office:value-type="float" office:value="798">
            <text:p>798</text:p>
          </table:table-cell>
          <table:table-cell table:formula="of:=FLOOR([.$A82]*[.AE$2]*[.$F$1]; 1) + [.$A82]*[.$C$1] + [.AE$2]*[.$D$1] + [.$E$1]" office:value-type="float" office:value="820">
            <text:p>820</text:p>
          </table:table-cell>
          <table:table-cell table:number-columns-repeated="225"/>
        </table:table-row>
        <table:table-row table:style-name="ro3">
          <table:table-cell office:value-type="float" office:value="81">
            <text:p>81</text:p>
          </table:table-cell>
          <table:table-cell table:formula="of:=FLOOR([.$A83]*[.B$2]*[.$F$1]; 1) + [.$A83]*[.$C$1] + [.B$2]*[.$D$1] + [.$E$1]" office:value-type="float" office:value="184">
            <text:p>184</text:p>
          </table:table-cell>
          <table:table-cell table:formula="of:=FLOOR([.$A83]*[.C$2]*[.$F$1]; 1) + [.$A83]*[.$C$1] + [.C$2]*[.$D$1] + [.$E$1]" office:value-type="float" office:value="206">
            <text:p>206</text:p>
          </table:table-cell>
          <table:table-cell table:formula="of:=FLOOR([.$A83]*[.D$2]*[.$F$1]; 1) + [.$A83]*[.$C$1] + [.D$2]*[.$D$1] + [.$E$1]" office:value-type="float" office:value="228">
            <text:p>228</text:p>
          </table:table-cell>
          <table:table-cell table:formula="of:=FLOOR([.$A83]*[.E$2]*[.$F$1]; 1) + [.$A83]*[.$C$1] + [.E$2]*[.$D$1] + [.$E$1]" office:value-type="float" office:value="251">
            <text:p>251</text:p>
          </table:table-cell>
          <table:table-cell table:formula="of:=FLOOR([.$A83]*[.F$2]*[.$F$1]; 1) + [.$A83]*[.$C$1] + [.F$2]*[.$D$1] + [.$E$1]" office:value-type="float" office:value="273">
            <text:p>273</text:p>
          </table:table-cell>
          <table:table-cell table:formula="of:=FLOOR([.$A83]*[.G$2]*[.$F$1]; 1) + [.$A83]*[.$C$1] + [.G$2]*[.$D$1] + [.$E$1]" office:value-type="float" office:value="295">
            <text:p>295</text:p>
          </table:table-cell>
          <table:table-cell table:formula="of:=FLOOR([.$A83]*[.H$2]*[.$F$1]; 1) + [.$A83]*[.$C$1] + [.H$2]*[.$D$1] + [.$E$1]" office:value-type="float" office:value="317">
            <text:p>317</text:p>
          </table:table-cell>
          <table:table-cell table:formula="of:=FLOOR([.$A83]*[.I$2]*[.$F$1]; 1) + [.$A83]*[.$C$1] + [.I$2]*[.$D$1] + [.$E$1]" office:value-type="float" office:value="340">
            <text:p>340</text:p>
          </table:table-cell>
          <table:table-cell table:formula="of:=FLOOR([.$A83]*[.J$2]*[.$F$1]; 1) + [.$A83]*[.$C$1] + [.J$2]*[.$D$1] + [.$E$1]" office:value-type="float" office:value="362">
            <text:p>362</text:p>
          </table:table-cell>
          <table:table-cell table:formula="of:=FLOOR([.$A83]*[.K$2]*[.$F$1]; 1) + [.$A83]*[.$C$1] + [.K$2]*[.$D$1] + [.$E$1]" office:value-type="float" office:value="384">
            <text:p>384</text:p>
          </table:table-cell>
          <table:table-cell table:formula="of:=FLOOR([.$A83]*[.L$2]*[.$F$1]; 1) + [.$A83]*[.$C$1] + [.L$2]*[.$D$1] + [.$E$1]" office:value-type="float" office:value="406">
            <text:p>406</text:p>
          </table:table-cell>
          <table:table-cell table:formula="of:=FLOOR([.$A83]*[.M$2]*[.$F$1]; 1) + [.$A83]*[.$C$1] + [.M$2]*[.$D$1] + [.$E$1]" office:value-type="float" office:value="429">
            <text:p>429</text:p>
          </table:table-cell>
          <table:table-cell table:formula="of:=FLOOR([.$A83]*[.N$2]*[.$F$1]; 1) + [.$A83]*[.$C$1] + [.N$2]*[.$D$1] + [.$E$1]" office:value-type="float" office:value="451">
            <text:p>451</text:p>
          </table:table-cell>
          <table:table-cell table:formula="of:=FLOOR([.$A83]*[.O$2]*[.$F$1]; 1) + [.$A83]*[.$C$1] + [.O$2]*[.$D$1] + [.$E$1]" office:value-type="float" office:value="473">
            <text:p>473</text:p>
          </table:table-cell>
          <table:table-cell table:formula="of:=FLOOR([.$A83]*[.P$2]*[.$F$1]; 1) + [.$A83]*[.$C$1] + [.P$2]*[.$D$1] + [.$E$1]" office:value-type="float" office:value="495">
            <text:p>495</text:p>
          </table:table-cell>
          <table:table-cell table:formula="of:=FLOOR([.$A83]*[.Q$2]*[.$F$1]; 1) + [.$A83]*[.$C$1] + [.Q$2]*[.$D$1] + [.$E$1]" office:value-type="float" office:value="518">
            <text:p>518</text:p>
          </table:table-cell>
          <table:table-cell table:formula="of:=FLOOR([.$A83]*[.R$2]*[.$F$1]; 1) + [.$A83]*[.$C$1] + [.R$2]*[.$D$1] + [.$E$1]" office:value-type="float" office:value="540">
            <text:p>540</text:p>
          </table:table-cell>
          <table:table-cell table:formula="of:=FLOOR([.$A83]*[.S$2]*[.$F$1]; 1) + [.$A83]*[.$C$1] + [.S$2]*[.$D$1] + [.$E$1]" office:value-type="float" office:value="562">
            <text:p>562</text:p>
          </table:table-cell>
          <table:table-cell table:formula="of:=FLOOR([.$A83]*[.T$2]*[.$F$1]; 1) + [.$A83]*[.$C$1] + [.T$2]*[.$D$1] + [.$E$1]" office:value-type="float" office:value="584">
            <text:p>584</text:p>
          </table:table-cell>
          <table:table-cell table:formula="of:=FLOOR([.$A83]*[.U$2]*[.$F$1]; 1) + [.$A83]*[.$C$1] + [.U$2]*[.$D$1] + [.$E$1]" office:value-type="float" office:value="607">
            <text:p>607</text:p>
          </table:table-cell>
          <table:table-cell table:formula="of:=FLOOR([.$A83]*[.V$2]*[.$F$1]; 1) + [.$A83]*[.$C$1] + [.V$2]*[.$D$1] + [.$E$1]" office:value-type="float" office:value="629">
            <text:p>629</text:p>
          </table:table-cell>
          <table:table-cell table:formula="of:=FLOOR([.$A83]*[.W$2]*[.$F$1]; 1) + [.$A83]*[.$C$1] + [.W$2]*[.$D$1] + [.$E$1]" office:value-type="float" office:value="651">
            <text:p>651</text:p>
          </table:table-cell>
          <table:table-cell table:formula="of:=FLOOR([.$A83]*[.X$2]*[.$F$1]; 1) + [.$A83]*[.$C$1] + [.X$2]*[.$D$1] + [.$E$1]" office:value-type="float" office:value="673">
            <text:p>673</text:p>
          </table:table-cell>
          <table:table-cell table:formula="of:=FLOOR([.$A83]*[.Y$2]*[.$F$1]; 1) + [.$A83]*[.$C$1] + [.Y$2]*[.$D$1] + [.$E$1]" office:value-type="float" office:value="696">
            <text:p>696</text:p>
          </table:table-cell>
          <table:table-cell table:formula="of:=FLOOR([.$A83]*[.Z$2]*[.$F$1]; 1) + [.$A83]*[.$C$1] + [.Z$2]*[.$D$1] + [.$E$1]" office:value-type="float" office:value="718">
            <text:p>718</text:p>
          </table:table-cell>
          <table:table-cell table:formula="of:=FLOOR([.$A83]*[.AA$2]*[.$F$1]; 1) + [.$A83]*[.$C$1] + [.AA$2]*[.$D$1] + [.$E$1]" office:value-type="float" office:value="740">
            <text:p>740</text:p>
          </table:table-cell>
          <table:table-cell table:formula="of:=FLOOR([.$A83]*[.AB$2]*[.$F$1]; 1) + [.$A83]*[.$C$1] + [.AB$2]*[.$D$1] + [.$E$1]" office:value-type="float" office:value="762">
            <text:p>762</text:p>
          </table:table-cell>
          <table:table-cell table:formula="of:=FLOOR([.$A83]*[.AC$2]*[.$F$1]; 1) + [.$A83]*[.$C$1] + [.AC$2]*[.$D$1] + [.$E$1]" office:value-type="float" office:value="785">
            <text:p>785</text:p>
          </table:table-cell>
          <table:table-cell table:formula="of:=FLOOR([.$A83]*[.AD$2]*[.$F$1]; 1) + [.$A83]*[.$C$1] + [.AD$2]*[.$D$1] + [.$E$1]" office:value-type="float" office:value="807">
            <text:p>807</text:p>
          </table:table-cell>
          <table:table-cell table:formula="of:=FLOOR([.$A83]*[.AE$2]*[.$F$1]; 1) + [.$A83]*[.$C$1] + [.AE$2]*[.$D$1] + [.$E$1]" office:value-type="float" office:value="829">
            <text:p>829</text:p>
          </table:table-cell>
          <table:table-cell table:number-columns-repeated="225"/>
        </table:table-row>
        <table:table-row table:style-name="ro3">
          <table:table-cell office:value-type="float" office:value="82">
            <text:p>82</text:p>
          </table:table-cell>
          <table:table-cell table:formula="of:=FLOOR([.$A84]*[.B$2]*[.$F$1]; 1) + [.$A84]*[.$C$1] + [.B$2]*[.$D$1] + [.$E$1]" office:value-type="float" office:value="186">
            <text:p>186</text:p>
          </table:table-cell>
          <table:table-cell table:formula="of:=FLOOR([.$A84]*[.C$2]*[.$F$1]; 1) + [.$A84]*[.$C$1] + [.C$2]*[.$D$1] + [.$E$1]" office:value-type="float" office:value="209">
            <text:p>209</text:p>
          </table:table-cell>
          <table:table-cell table:formula="of:=FLOOR([.$A84]*[.D$2]*[.$F$1]; 1) + [.$A84]*[.$C$1] + [.D$2]*[.$D$1] + [.$E$1]" office:value-type="float" office:value="231">
            <text:p>231</text:p>
          </table:table-cell>
          <table:table-cell table:formula="of:=FLOOR([.$A84]*[.E$2]*[.$F$1]; 1) + [.$A84]*[.$C$1] + [.E$2]*[.$D$1] + [.$E$1]" office:value-type="float" office:value="254">
            <text:p>254</text:p>
          </table:table-cell>
          <table:table-cell table:formula="of:=FLOOR([.$A84]*[.F$2]*[.$F$1]; 1) + [.$A84]*[.$C$1] + [.F$2]*[.$D$1] + [.$E$1]" office:value-type="float" office:value="276">
            <text:p>276</text:p>
          </table:table-cell>
          <table:table-cell table:formula="of:=FLOOR([.$A84]*[.G$2]*[.$F$1]; 1) + [.$A84]*[.$C$1] + [.G$2]*[.$D$1] + [.$E$1]" office:value-type="float" office:value="299">
            <text:p>299</text:p>
          </table:table-cell>
          <table:table-cell table:formula="of:=FLOOR([.$A84]*[.H$2]*[.$F$1]; 1) + [.$A84]*[.$C$1] + [.H$2]*[.$D$1] + [.$E$1]" office:value-type="float" office:value="321">
            <text:p>321</text:p>
          </table:table-cell>
          <table:table-cell table:formula="of:=FLOOR([.$A84]*[.I$2]*[.$F$1]; 1) + [.$A84]*[.$C$1] + [.I$2]*[.$D$1] + [.$E$1]" office:value-type="float" office:value="344">
            <text:p>344</text:p>
          </table:table-cell>
          <table:table-cell table:formula="of:=FLOOR([.$A84]*[.J$2]*[.$F$1]; 1) + [.$A84]*[.$C$1] + [.J$2]*[.$D$1] + [.$E$1]" office:value-type="float" office:value="366">
            <text:p>366</text:p>
          </table:table-cell>
          <table:table-cell table:formula="of:=FLOOR([.$A84]*[.K$2]*[.$F$1]; 1) + [.$A84]*[.$C$1] + [.K$2]*[.$D$1] + [.$E$1]" office:value-type="float" office:value="389">
            <text:p>389</text:p>
          </table:table-cell>
          <table:table-cell table:formula="of:=FLOOR([.$A84]*[.L$2]*[.$F$1]; 1) + [.$A84]*[.$C$1] + [.L$2]*[.$D$1] + [.$E$1]" office:value-type="float" office:value="411">
            <text:p>411</text:p>
          </table:table-cell>
          <table:table-cell table:formula="of:=FLOOR([.$A84]*[.M$2]*[.$F$1]; 1) + [.$A84]*[.$C$1] + [.M$2]*[.$D$1] + [.$E$1]" office:value-type="float" office:value="434">
            <text:p>434</text:p>
          </table:table-cell>
          <table:table-cell table:formula="of:=FLOOR([.$A84]*[.N$2]*[.$F$1]; 1) + [.$A84]*[.$C$1] + [.N$2]*[.$D$1] + [.$E$1]" office:value-type="float" office:value="456">
            <text:p>456</text:p>
          </table:table-cell>
          <table:table-cell table:formula="of:=FLOOR([.$A84]*[.O$2]*[.$F$1]; 1) + [.$A84]*[.$C$1] + [.O$2]*[.$D$1] + [.$E$1]" office:value-type="float" office:value="479">
            <text:p>479</text:p>
          </table:table-cell>
          <table:table-cell table:formula="of:=FLOOR([.$A84]*[.P$2]*[.$F$1]; 1) + [.$A84]*[.$C$1] + [.P$2]*[.$D$1] + [.$E$1]" office:value-type="float" office:value="501">
            <text:p>501</text:p>
          </table:table-cell>
          <table:table-cell table:formula="of:=FLOOR([.$A84]*[.Q$2]*[.$F$1]; 1) + [.$A84]*[.$C$1] + [.Q$2]*[.$D$1] + [.$E$1]" office:value-type="float" office:value="524">
            <text:p>524</text:p>
          </table:table-cell>
          <table:table-cell table:formula="of:=FLOOR([.$A84]*[.R$2]*[.$F$1]; 1) + [.$A84]*[.$C$1] + [.R$2]*[.$D$1] + [.$E$1]" office:value-type="float" office:value="546">
            <text:p>546</text:p>
          </table:table-cell>
          <table:table-cell table:formula="of:=FLOOR([.$A84]*[.S$2]*[.$F$1]; 1) + [.$A84]*[.$C$1] + [.S$2]*[.$D$1] + [.$E$1]" office:value-type="float" office:value="569">
            <text:p>569</text:p>
          </table:table-cell>
          <table:table-cell table:formula="of:=FLOOR([.$A84]*[.T$2]*[.$F$1]; 1) + [.$A84]*[.$C$1] + [.T$2]*[.$D$1] + [.$E$1]" office:value-type="float" office:value="591">
            <text:p>591</text:p>
          </table:table-cell>
          <table:table-cell table:formula="of:=FLOOR([.$A84]*[.U$2]*[.$F$1]; 1) + [.$A84]*[.$C$1] + [.U$2]*[.$D$1] + [.$E$1]" office:value-type="float" office:value="614">
            <text:p>614</text:p>
          </table:table-cell>
          <table:table-cell table:formula="of:=FLOOR([.$A84]*[.V$2]*[.$F$1]; 1) + [.$A84]*[.$C$1] + [.V$2]*[.$D$1] + [.$E$1]" office:value-type="float" office:value="636">
            <text:p>636</text:p>
          </table:table-cell>
          <table:table-cell table:formula="of:=FLOOR([.$A84]*[.W$2]*[.$F$1]; 1) + [.$A84]*[.$C$1] + [.W$2]*[.$D$1] + [.$E$1]" office:value-type="float" office:value="659">
            <text:p>659</text:p>
          </table:table-cell>
          <table:table-cell table:formula="of:=FLOOR([.$A84]*[.X$2]*[.$F$1]; 1) + [.$A84]*[.$C$1] + [.X$2]*[.$D$1] + [.$E$1]" office:value-type="float" office:value="681">
            <text:p>681</text:p>
          </table:table-cell>
          <table:table-cell table:formula="of:=FLOOR([.$A84]*[.Y$2]*[.$F$1]; 1) + [.$A84]*[.$C$1] + [.Y$2]*[.$D$1] + [.$E$1]" office:value-type="float" office:value="704">
            <text:p>704</text:p>
          </table:table-cell>
          <table:table-cell table:formula="of:=FLOOR([.$A84]*[.Z$2]*[.$F$1]; 1) + [.$A84]*[.$C$1] + [.Z$2]*[.$D$1] + [.$E$1]" office:value-type="float" office:value="726">
            <text:p>726</text:p>
          </table:table-cell>
          <table:table-cell table:formula="of:=FLOOR([.$A84]*[.AA$2]*[.$F$1]; 1) + [.$A84]*[.$C$1] + [.AA$2]*[.$D$1] + [.$E$1]" office:value-type="float" office:value="749">
            <text:p>749</text:p>
          </table:table-cell>
          <table:table-cell table:formula="of:=FLOOR([.$A84]*[.AB$2]*[.$F$1]; 1) + [.$A84]*[.$C$1] + [.AB$2]*[.$D$1] + [.$E$1]" office:value-type="float" office:value="771">
            <text:p>771</text:p>
          </table:table-cell>
          <table:table-cell table:formula="of:=FLOOR([.$A84]*[.AC$2]*[.$F$1]; 1) + [.$A84]*[.$C$1] + [.AC$2]*[.$D$1] + [.$E$1]" office:value-type="float" office:value="794">
            <text:p>794</text:p>
          </table:table-cell>
          <table:table-cell table:formula="of:=FLOOR([.$A84]*[.AD$2]*[.$F$1]; 1) + [.$A84]*[.$C$1] + [.AD$2]*[.$D$1] + [.$E$1]" office:value-type="float" office:value="816">
            <text:p>816</text:p>
          </table:table-cell>
          <table:table-cell table:formula="of:=FLOOR([.$A84]*[.AE$2]*[.$F$1]; 1) + [.$A84]*[.$C$1] + [.AE$2]*[.$D$1] + [.$E$1]" office:value-type="float" office:value="839">
            <text:p>839</text:p>
          </table:table-cell>
          <table:table-cell table:number-columns-repeated="225"/>
        </table:table-row>
        <table:table-row table:style-name="ro3">
          <table:table-cell office:value-type="float" office:value="83">
            <text:p>83</text:p>
          </table:table-cell>
          <table:table-cell table:formula="of:=FLOOR([.$A85]*[.B$2]*[.$F$1]; 1) + [.$A85]*[.$C$1] + [.B$2]*[.$D$1] + [.$E$1]" office:value-type="float" office:value="188">
            <text:p>188</text:p>
          </table:table-cell>
          <table:table-cell table:formula="of:=FLOOR([.$A85]*[.C$2]*[.$F$1]; 1) + [.$A85]*[.$C$1] + [.C$2]*[.$D$1] + [.$E$1]" office:value-type="float" office:value="211">
            <text:p>211</text:p>
          </table:table-cell>
          <table:table-cell table:formula="of:=FLOOR([.$A85]*[.D$2]*[.$F$1]; 1) + [.$A85]*[.$C$1] + [.D$2]*[.$D$1] + [.$E$1]" office:value-type="float" office:value="234">
            <text:p>234</text:p>
          </table:table-cell>
          <table:table-cell table:formula="of:=FLOOR([.$A85]*[.E$2]*[.$F$1]; 1) + [.$A85]*[.$C$1] + [.E$2]*[.$D$1] + [.$E$1]" office:value-type="float" office:value="257">
            <text:p>257</text:p>
          </table:table-cell>
          <table:table-cell table:formula="of:=FLOOR([.$A85]*[.F$2]*[.$F$1]; 1) + [.$A85]*[.$C$1] + [.F$2]*[.$D$1] + [.$E$1]" office:value-type="float" office:value="279">
            <text:p>279</text:p>
          </table:table-cell>
          <table:table-cell table:formula="of:=FLOOR([.$A85]*[.G$2]*[.$F$1]; 1) + [.$A85]*[.$C$1] + [.G$2]*[.$D$1] + [.$E$1]" office:value-type="float" office:value="302">
            <text:p>302</text:p>
          </table:table-cell>
          <table:table-cell table:formula="of:=FLOOR([.$A85]*[.H$2]*[.$F$1]; 1) + [.$A85]*[.$C$1] + [.H$2]*[.$D$1] + [.$E$1]" office:value-type="float" office:value="325">
            <text:p>325</text:p>
          </table:table-cell>
          <table:table-cell table:formula="of:=FLOOR([.$A85]*[.I$2]*[.$F$1]; 1) + [.$A85]*[.$C$1] + [.I$2]*[.$D$1] + [.$E$1]" office:value-type="float" office:value="348">
            <text:p>348</text:p>
          </table:table-cell>
          <table:table-cell table:formula="of:=FLOOR([.$A85]*[.J$2]*[.$F$1]; 1) + [.$A85]*[.$C$1] + [.J$2]*[.$D$1] + [.$E$1]" office:value-type="float" office:value="370">
            <text:p>370</text:p>
          </table:table-cell>
          <table:table-cell table:formula="of:=FLOOR([.$A85]*[.K$2]*[.$F$1]; 1) + [.$A85]*[.$C$1] + [.K$2]*[.$D$1] + [.$E$1]" office:value-type="float" office:value="393">
            <text:p>393</text:p>
          </table:table-cell>
          <table:table-cell table:formula="of:=FLOOR([.$A85]*[.L$2]*[.$F$1]; 1) + [.$A85]*[.$C$1] + [.L$2]*[.$D$1] + [.$E$1]" office:value-type="float" office:value="416">
            <text:p>416</text:p>
          </table:table-cell>
          <table:table-cell table:formula="of:=FLOOR([.$A85]*[.M$2]*[.$F$1]; 1) + [.$A85]*[.$C$1] + [.M$2]*[.$D$1] + [.$E$1]" office:value-type="float" office:value="439">
            <text:p>439</text:p>
          </table:table-cell>
          <table:table-cell table:formula="of:=FLOOR([.$A85]*[.N$2]*[.$F$1]; 1) + [.$A85]*[.$C$1] + [.N$2]*[.$D$1] + [.$E$1]" office:value-type="float" office:value="461">
            <text:p>461</text:p>
          </table:table-cell>
          <table:table-cell table:formula="of:=FLOOR([.$A85]*[.O$2]*[.$F$1]; 1) + [.$A85]*[.$C$1] + [.O$2]*[.$D$1] + [.$E$1]" office:value-type="float" office:value="484">
            <text:p>484</text:p>
          </table:table-cell>
          <table:table-cell table:formula="of:=FLOOR([.$A85]*[.P$2]*[.$F$1]; 1) + [.$A85]*[.$C$1] + [.P$2]*[.$D$1] + [.$E$1]" office:value-type="float" office:value="507">
            <text:p>507</text:p>
          </table:table-cell>
          <table:table-cell table:formula="of:=FLOOR([.$A85]*[.Q$2]*[.$F$1]; 1) + [.$A85]*[.$C$1] + [.Q$2]*[.$D$1] + [.$E$1]" office:value-type="float" office:value="530">
            <text:p>530</text:p>
          </table:table-cell>
          <table:table-cell table:formula="of:=FLOOR([.$A85]*[.R$2]*[.$F$1]; 1) + [.$A85]*[.$C$1] + [.R$2]*[.$D$1] + [.$E$1]" office:value-type="float" office:value="552">
            <text:p>552</text:p>
          </table:table-cell>
          <table:table-cell table:formula="of:=FLOOR([.$A85]*[.S$2]*[.$F$1]; 1) + [.$A85]*[.$C$1] + [.S$2]*[.$D$1] + [.$E$1]" office:value-type="float" office:value="575">
            <text:p>575</text:p>
          </table:table-cell>
          <table:table-cell table:formula="of:=FLOOR([.$A85]*[.T$2]*[.$F$1]; 1) + [.$A85]*[.$C$1] + [.T$2]*[.$D$1] + [.$E$1]" office:value-type="float" office:value="598">
            <text:p>598</text:p>
          </table:table-cell>
          <table:table-cell table:formula="of:=FLOOR([.$A85]*[.U$2]*[.$F$1]; 1) + [.$A85]*[.$C$1] + [.U$2]*[.$D$1] + [.$E$1]" office:value-type="float" office:value="621">
            <text:p>621</text:p>
          </table:table-cell>
          <table:table-cell table:formula="of:=FLOOR([.$A85]*[.V$2]*[.$F$1]; 1) + [.$A85]*[.$C$1] + [.V$2]*[.$D$1] + [.$E$1]" office:value-type="float" office:value="643">
            <text:p>643</text:p>
          </table:table-cell>
          <table:table-cell table:formula="of:=FLOOR([.$A85]*[.W$2]*[.$F$1]; 1) + [.$A85]*[.$C$1] + [.W$2]*[.$D$1] + [.$E$1]" office:value-type="float" office:value="666">
            <text:p>666</text:p>
          </table:table-cell>
          <table:table-cell table:formula="of:=FLOOR([.$A85]*[.X$2]*[.$F$1]; 1) + [.$A85]*[.$C$1] + [.X$2]*[.$D$1] + [.$E$1]" office:value-type="float" office:value="689">
            <text:p>689</text:p>
          </table:table-cell>
          <table:table-cell table:formula="of:=FLOOR([.$A85]*[.Y$2]*[.$F$1]; 1) + [.$A85]*[.$C$1] + [.Y$2]*[.$D$1] + [.$E$1]" office:value-type="float" office:value="712">
            <text:p>712</text:p>
          </table:table-cell>
          <table:table-cell table:formula="of:=FLOOR([.$A85]*[.Z$2]*[.$F$1]; 1) + [.$A85]*[.$C$1] + [.Z$2]*[.$D$1] + [.$E$1]" office:value-type="float" office:value="734">
            <text:p>734</text:p>
          </table:table-cell>
          <table:table-cell table:formula="of:=FLOOR([.$A85]*[.AA$2]*[.$F$1]; 1) + [.$A85]*[.$C$1] + [.AA$2]*[.$D$1] + [.$E$1]" office:value-type="float" office:value="757">
            <text:p>757</text:p>
          </table:table-cell>
          <table:table-cell table:formula="of:=FLOOR([.$A85]*[.AB$2]*[.$F$1]; 1) + [.$A85]*[.$C$1] + [.AB$2]*[.$D$1] + [.$E$1]" office:value-type="float" office:value="780">
            <text:p>780</text:p>
          </table:table-cell>
          <table:table-cell table:formula="of:=FLOOR([.$A85]*[.AC$2]*[.$F$1]; 1) + [.$A85]*[.$C$1] + [.AC$2]*[.$D$1] + [.$E$1]" office:value-type="float" office:value="803">
            <text:p>803</text:p>
          </table:table-cell>
          <table:table-cell table:formula="of:=FLOOR([.$A85]*[.AD$2]*[.$F$1]; 1) + [.$A85]*[.$C$1] + [.AD$2]*[.$D$1] + [.$E$1]" office:value-type="float" office:value="825">
            <text:p>825</text:p>
          </table:table-cell>
          <table:table-cell table:formula="of:=FLOOR([.$A85]*[.AE$2]*[.$F$1]; 1) + [.$A85]*[.$C$1] + [.AE$2]*[.$D$1] + [.$E$1]" office:value-type="float" office:value="848">
            <text:p>848</text:p>
          </table:table-cell>
          <table:table-cell table:number-columns-repeated="225"/>
        </table:table-row>
        <table:table-row table:style-name="ro3">
          <table:table-cell office:value-type="float" office:value="84">
            <text:p>84</text:p>
          </table:table-cell>
          <table:table-cell table:formula="of:=FLOOR([.$A86]*[.B$2]*[.$F$1]; 1) + [.$A86]*[.$C$1] + [.B$2]*[.$D$1] + [.$E$1]" office:value-type="float" office:value="191">
            <text:p>191</text:p>
          </table:table-cell>
          <table:table-cell table:formula="of:=FLOOR([.$A86]*[.C$2]*[.$F$1]; 1) + [.$A86]*[.$C$1] + [.C$2]*[.$D$1] + [.$E$1]" office:value-type="float" office:value="214">
            <text:p>214</text:p>
          </table:table-cell>
          <table:table-cell table:formula="of:=FLOOR([.$A86]*[.D$2]*[.$F$1]; 1) + [.$A86]*[.$C$1] + [.D$2]*[.$D$1] + [.$E$1]" office:value-type="float" office:value="237">
            <text:p>237</text:p>
          </table:table-cell>
          <table:table-cell table:formula="of:=FLOOR([.$A86]*[.E$2]*[.$F$1]; 1) + [.$A86]*[.$C$1] + [.E$2]*[.$D$1] + [.$E$1]" office:value-type="float" office:value="260">
            <text:p>260</text:p>
          </table:table-cell>
          <table:table-cell table:formula="of:=FLOOR([.$A86]*[.F$2]*[.$F$1]; 1) + [.$A86]*[.$C$1] + [.F$2]*[.$D$1] + [.$E$1]" office:value-type="float" office:value="283">
            <text:p>283</text:p>
          </table:table-cell>
          <table:table-cell table:formula="of:=FLOOR([.$A86]*[.G$2]*[.$F$1]; 1) + [.$A86]*[.$C$1] + [.G$2]*[.$D$1] + [.$E$1]" office:value-type="float" office:value="306">
            <text:p>306</text:p>
          </table:table-cell>
          <table:table-cell table:formula="of:=FLOOR([.$A86]*[.H$2]*[.$F$1]; 1) + [.$A86]*[.$C$1] + [.H$2]*[.$D$1] + [.$E$1]" office:value-type="float" office:value="329">
            <text:p>329</text:p>
          </table:table-cell>
          <table:table-cell table:formula="of:=FLOOR([.$A86]*[.I$2]*[.$F$1]; 1) + [.$A86]*[.$C$1] + [.I$2]*[.$D$1] + [.$E$1]" office:value-type="float" office:value="352">
            <text:p>352</text:p>
          </table:table-cell>
          <table:table-cell table:formula="of:=FLOOR([.$A86]*[.J$2]*[.$F$1]; 1) + [.$A86]*[.$C$1] + [.J$2]*[.$D$1] + [.$E$1]" office:value-type="float" office:value="375">
            <text:p>375</text:p>
          </table:table-cell>
          <table:table-cell table:formula="of:=FLOOR([.$A86]*[.K$2]*[.$F$1]; 1) + [.$A86]*[.$C$1] + [.K$2]*[.$D$1] + [.$E$1]" office:value-type="float" office:value="398">
            <text:p>398</text:p>
          </table:table-cell>
          <table:table-cell table:formula="of:=FLOOR([.$A86]*[.L$2]*[.$F$1]; 1) + [.$A86]*[.$C$1] + [.L$2]*[.$D$1] + [.$E$1]" office:value-type="float" office:value="421">
            <text:p>421</text:p>
          </table:table-cell>
          <table:table-cell table:formula="of:=FLOOR([.$A86]*[.M$2]*[.$F$1]; 1) + [.$A86]*[.$C$1] + [.M$2]*[.$D$1] + [.$E$1]" office:value-type="float" office:value="444">
            <text:p>444</text:p>
          </table:table-cell>
          <table:table-cell table:formula="of:=FLOOR([.$A86]*[.N$2]*[.$F$1]; 1) + [.$A86]*[.$C$1] + [.N$2]*[.$D$1] + [.$E$1]" office:value-type="float" office:value="467">
            <text:p>467</text:p>
          </table:table-cell>
          <table:table-cell table:formula="of:=FLOOR([.$A86]*[.O$2]*[.$F$1]; 1) + [.$A86]*[.$C$1] + [.O$2]*[.$D$1] + [.$E$1]" office:value-type="float" office:value="490">
            <text:p>490</text:p>
          </table:table-cell>
          <table:table-cell table:formula="of:=FLOOR([.$A86]*[.P$2]*[.$F$1]; 1) + [.$A86]*[.$C$1] + [.P$2]*[.$D$1] + [.$E$1]" office:value-type="float" office:value="513">
            <text:p>513</text:p>
          </table:table-cell>
          <table:table-cell table:formula="of:=FLOOR([.$A86]*[.Q$2]*[.$F$1]; 1) + [.$A86]*[.$C$1] + [.Q$2]*[.$D$1] + [.$E$1]" office:value-type="float" office:value="536">
            <text:p>536</text:p>
          </table:table-cell>
          <table:table-cell table:formula="of:=FLOOR([.$A86]*[.R$2]*[.$F$1]; 1) + [.$A86]*[.$C$1] + [.R$2]*[.$D$1] + [.$E$1]" office:value-type="float" office:value="559">
            <text:p>559</text:p>
          </table:table-cell>
          <table:table-cell table:formula="of:=FLOOR([.$A86]*[.S$2]*[.$F$1]; 1) + [.$A86]*[.$C$1] + [.S$2]*[.$D$1] + [.$E$1]" office:value-type="float" office:value="582">
            <text:p>582</text:p>
          </table:table-cell>
          <table:table-cell table:formula="of:=FLOOR([.$A86]*[.T$2]*[.$F$1]; 1) + [.$A86]*[.$C$1] + [.T$2]*[.$D$1] + [.$E$1]" office:value-type="float" office:value="605">
            <text:p>605</text:p>
          </table:table-cell>
          <table:table-cell table:formula="of:=FLOOR([.$A86]*[.U$2]*[.$F$1]; 1) + [.$A86]*[.$C$1] + [.U$2]*[.$D$1] + [.$E$1]" office:value-type="float" office:value="628">
            <text:p>628</text:p>
          </table:table-cell>
          <table:table-cell table:formula="of:=FLOOR([.$A86]*[.V$2]*[.$F$1]; 1) + [.$A86]*[.$C$1] + [.V$2]*[.$D$1] + [.$E$1]" office:value-type="float" office:value="651">
            <text:p>651</text:p>
          </table:table-cell>
          <table:table-cell table:formula="of:=FLOOR([.$A86]*[.W$2]*[.$F$1]; 1) + [.$A86]*[.$C$1] + [.W$2]*[.$D$1] + [.$E$1]" office:value-type="float" office:value="674">
            <text:p>674</text:p>
          </table:table-cell>
          <table:table-cell table:formula="of:=FLOOR([.$A86]*[.X$2]*[.$F$1]; 1) + [.$A86]*[.$C$1] + [.X$2]*[.$D$1] + [.$E$1]" office:value-type="float" office:value="697">
            <text:p>697</text:p>
          </table:table-cell>
          <table:table-cell table:formula="of:=FLOOR([.$A86]*[.Y$2]*[.$F$1]; 1) + [.$A86]*[.$C$1] + [.Y$2]*[.$D$1] + [.$E$1]" office:value-type="float" office:value="720">
            <text:p>720</text:p>
          </table:table-cell>
          <table:table-cell table:formula="of:=FLOOR([.$A86]*[.Z$2]*[.$F$1]; 1) + [.$A86]*[.$C$1] + [.Z$2]*[.$D$1] + [.$E$1]" office:value-type="float" office:value="743">
            <text:p>743</text:p>
          </table:table-cell>
          <table:table-cell table:formula="of:=FLOOR([.$A86]*[.AA$2]*[.$F$1]; 1) + [.$A86]*[.$C$1] + [.AA$2]*[.$D$1] + [.$E$1]" office:value-type="float" office:value="766">
            <text:p>766</text:p>
          </table:table-cell>
          <table:table-cell table:formula="of:=FLOOR([.$A86]*[.AB$2]*[.$F$1]; 1) + [.$A86]*[.$C$1] + [.AB$2]*[.$D$1] + [.$E$1]" office:value-type="float" office:value="789">
            <text:p>789</text:p>
          </table:table-cell>
          <table:table-cell table:formula="of:=FLOOR([.$A86]*[.AC$2]*[.$F$1]; 1) + [.$A86]*[.$C$1] + [.AC$2]*[.$D$1] + [.$E$1]" office:value-type="float" office:value="812">
            <text:p>812</text:p>
          </table:table-cell>
          <table:table-cell table:formula="of:=FLOOR([.$A86]*[.AD$2]*[.$F$1]; 1) + [.$A86]*[.$C$1] + [.AD$2]*[.$D$1] + [.$E$1]" office:value-type="float" office:value="835">
            <text:p>835</text:p>
          </table:table-cell>
          <table:table-cell table:formula="of:=FLOOR([.$A86]*[.AE$2]*[.$F$1]; 1) + [.$A86]*[.$C$1] + [.AE$2]*[.$D$1] + [.$E$1]" office:value-type="float" office:value="858">
            <text:p>858</text:p>
          </table:table-cell>
          <table:table-cell table:number-columns-repeated="225"/>
        </table:table-row>
        <table:table-row table:style-name="ro3">
          <table:table-cell office:value-type="float" office:value="85">
            <text:p>85</text:p>
          </table:table-cell>
          <table:table-cell table:formula="of:=FLOOR([.$A87]*[.B$2]*[.$F$1]; 1) + [.$A87]*[.$C$1] + [.B$2]*[.$D$1] + [.$E$1]" office:value-type="float" office:value="193">
            <text:p>193</text:p>
          </table:table-cell>
          <table:table-cell table:formula="of:=FLOOR([.$A87]*[.C$2]*[.$F$1]; 1) + [.$A87]*[.$C$1] + [.C$2]*[.$D$1] + [.$E$1]" office:value-type="float" office:value="216">
            <text:p>216</text:p>
          </table:table-cell>
          <table:table-cell table:formula="of:=FLOOR([.$A87]*[.D$2]*[.$F$1]; 1) + [.$A87]*[.$C$1] + [.D$2]*[.$D$1] + [.$E$1]" office:value-type="float" office:value="239">
            <text:p>239</text:p>
          </table:table-cell>
          <table:table-cell table:formula="of:=FLOOR([.$A87]*[.E$2]*[.$F$1]; 1) + [.$A87]*[.$C$1] + [.E$2]*[.$D$1] + [.$E$1]" office:value-type="float" office:value="263">
            <text:p>263</text:p>
          </table:table-cell>
          <table:table-cell table:formula="of:=FLOOR([.$A87]*[.F$2]*[.$F$1]; 1) + [.$A87]*[.$C$1] + [.F$2]*[.$D$1] + [.$E$1]" office:value-type="float" office:value="286">
            <text:p>286</text:p>
          </table:table-cell>
          <table:table-cell table:formula="of:=FLOOR([.$A87]*[.G$2]*[.$F$1]; 1) + [.$A87]*[.$C$1] + [.G$2]*[.$D$1] + [.$E$1]" office:value-type="float" office:value="309">
            <text:p>309</text:p>
          </table:table-cell>
          <table:table-cell table:formula="of:=FLOOR([.$A87]*[.H$2]*[.$F$1]; 1) + [.$A87]*[.$C$1] + [.H$2]*[.$D$1] + [.$E$1]" office:value-type="float" office:value="332">
            <text:p>332</text:p>
          </table:table-cell>
          <table:table-cell table:formula="of:=FLOOR([.$A87]*[.I$2]*[.$F$1]; 1) + [.$A87]*[.$C$1] + [.I$2]*[.$D$1] + [.$E$1]" office:value-type="float" office:value="356">
            <text:p>356</text:p>
          </table:table-cell>
          <table:table-cell table:formula="of:=FLOOR([.$A87]*[.J$2]*[.$F$1]; 1) + [.$A87]*[.$C$1] + [.J$2]*[.$D$1] + [.$E$1]" office:value-type="float" office:value="379">
            <text:p>379</text:p>
          </table:table-cell>
          <table:table-cell table:formula="of:=FLOOR([.$A87]*[.K$2]*[.$F$1]; 1) + [.$A87]*[.$C$1] + [.K$2]*[.$D$1] + [.$E$1]" office:value-type="float" office:value="402">
            <text:p>402</text:p>
          </table:table-cell>
          <table:table-cell table:formula="of:=FLOOR([.$A87]*[.L$2]*[.$F$1]; 1) + [.$A87]*[.$C$1] + [.L$2]*[.$D$1] + [.$E$1]" office:value-type="float" office:value="425">
            <text:p>425</text:p>
          </table:table-cell>
          <table:table-cell table:formula="of:=FLOOR([.$A87]*[.M$2]*[.$F$1]; 1) + [.$A87]*[.$C$1] + [.M$2]*[.$D$1] + [.$E$1]" office:value-type="float" office:value="449">
            <text:p>449</text:p>
          </table:table-cell>
          <table:table-cell table:formula="of:=FLOOR([.$A87]*[.N$2]*[.$F$1]; 1) + [.$A87]*[.$C$1] + [.N$2]*[.$D$1] + [.$E$1]" office:value-type="float" office:value="472">
            <text:p>472</text:p>
          </table:table-cell>
          <table:table-cell table:formula="of:=FLOOR([.$A87]*[.O$2]*[.$F$1]; 1) + [.$A87]*[.$C$1] + [.O$2]*[.$D$1] + [.$E$1]" office:value-type="float" office:value="495">
            <text:p>495</text:p>
          </table:table-cell>
          <table:table-cell table:formula="of:=FLOOR([.$A87]*[.P$2]*[.$F$1]; 1) + [.$A87]*[.$C$1] + [.P$2]*[.$D$1] + [.$E$1]" office:value-type="float" office:value="518">
            <text:p>518</text:p>
          </table:table-cell>
          <table:table-cell table:formula="of:=FLOOR([.$A87]*[.Q$2]*[.$F$1]; 1) + [.$A87]*[.$C$1] + [.Q$2]*[.$D$1] + [.$E$1]" office:value-type="float" office:value="542">
            <text:p>542</text:p>
          </table:table-cell>
          <table:table-cell table:formula="of:=FLOOR([.$A87]*[.R$2]*[.$F$1]; 1) + [.$A87]*[.$C$1] + [.R$2]*[.$D$1] + [.$E$1]" office:value-type="float" office:value="565">
            <text:p>565</text:p>
          </table:table-cell>
          <table:table-cell table:formula="of:=FLOOR([.$A87]*[.S$2]*[.$F$1]; 1) + [.$A87]*[.$C$1] + [.S$2]*[.$D$1] + [.$E$1]" office:value-type="float" office:value="588">
            <text:p>588</text:p>
          </table:table-cell>
          <table:table-cell table:formula="of:=FLOOR([.$A87]*[.T$2]*[.$F$1]; 1) + [.$A87]*[.$C$1] + [.T$2]*[.$D$1] + [.$E$1]" office:value-type="float" office:value="611">
            <text:p>611</text:p>
          </table:table-cell>
          <table:table-cell table:formula="of:=FLOOR([.$A87]*[.U$2]*[.$F$1]; 1) + [.$A87]*[.$C$1] + [.U$2]*[.$D$1] + [.$E$1]" office:value-type="float" office:value="635">
            <text:p>635</text:p>
          </table:table-cell>
          <table:table-cell table:formula="of:=FLOOR([.$A87]*[.V$2]*[.$F$1]; 1) + [.$A87]*[.$C$1] + [.V$2]*[.$D$1] + [.$E$1]" office:value-type="float" office:value="658">
            <text:p>658</text:p>
          </table:table-cell>
          <table:table-cell table:formula="of:=FLOOR([.$A87]*[.W$2]*[.$F$1]; 1) + [.$A87]*[.$C$1] + [.W$2]*[.$D$1] + [.$E$1]" office:value-type="float" office:value="681">
            <text:p>681</text:p>
          </table:table-cell>
          <table:table-cell table:formula="of:=FLOOR([.$A87]*[.X$2]*[.$F$1]; 1) + [.$A87]*[.$C$1] + [.X$2]*[.$D$1] + [.$E$1]" office:value-type="float" office:value="704">
            <text:p>704</text:p>
          </table:table-cell>
          <table:table-cell table:formula="of:=FLOOR([.$A87]*[.Y$2]*[.$F$1]; 1) + [.$A87]*[.$C$1] + [.Y$2]*[.$D$1] + [.$E$1]" office:value-type="float" office:value="728">
            <text:p>728</text:p>
          </table:table-cell>
          <table:table-cell table:formula="of:=FLOOR([.$A87]*[.Z$2]*[.$F$1]; 1) + [.$A87]*[.$C$1] + [.Z$2]*[.$D$1] + [.$E$1]" office:value-type="float" office:value="751">
            <text:p>751</text:p>
          </table:table-cell>
          <table:table-cell table:formula="of:=FLOOR([.$A87]*[.AA$2]*[.$F$1]; 1) + [.$A87]*[.$C$1] + [.AA$2]*[.$D$1] + [.$E$1]" office:value-type="float" office:value="774">
            <text:p>774</text:p>
          </table:table-cell>
          <table:table-cell table:formula="of:=FLOOR([.$A87]*[.AB$2]*[.$F$1]; 1) + [.$A87]*[.$C$1] + [.AB$2]*[.$D$1] + [.$E$1]" office:value-type="float" office:value="797">
            <text:p>797</text:p>
          </table:table-cell>
          <table:table-cell table:formula="of:=FLOOR([.$A87]*[.AC$2]*[.$F$1]; 1) + [.$A87]*[.$C$1] + [.AC$2]*[.$D$1] + [.$E$1]" office:value-type="float" office:value="821">
            <text:p>821</text:p>
          </table:table-cell>
          <table:table-cell table:formula="of:=FLOOR([.$A87]*[.AD$2]*[.$F$1]; 1) + [.$A87]*[.$C$1] + [.AD$2]*[.$D$1] + [.$E$1]" office:value-type="float" office:value="844">
            <text:p>844</text:p>
          </table:table-cell>
          <table:table-cell table:formula="of:=FLOOR([.$A87]*[.AE$2]*[.$F$1]; 1) + [.$A87]*[.$C$1] + [.AE$2]*[.$D$1] + [.$E$1]" office:value-type="float" office:value="867">
            <text:p>867</text:p>
          </table:table-cell>
          <table:table-cell table:number-columns-repeated="225"/>
        </table:table-row>
        <table:table-row table:style-name="ro3">
          <table:table-cell office:value-type="float" office:value="86">
            <text:p>86</text:p>
          </table:table-cell>
          <table:table-cell table:formula="of:=FLOOR([.$A88]*[.B$2]*[.$F$1]; 1) + [.$A88]*[.$C$1] + [.B$2]*[.$D$1] + [.$E$1]" office:value-type="float" office:value="195">
            <text:p>195</text:p>
          </table:table-cell>
          <table:table-cell table:formula="of:=FLOOR([.$A88]*[.C$2]*[.$F$1]; 1) + [.$A88]*[.$C$1] + [.C$2]*[.$D$1] + [.$E$1]" office:value-type="float" office:value="219">
            <text:p>219</text:p>
          </table:table-cell>
          <table:table-cell table:formula="of:=FLOOR([.$A88]*[.D$2]*[.$F$1]; 1) + [.$A88]*[.$C$1] + [.D$2]*[.$D$1] + [.$E$1]" office:value-type="float" office:value="242">
            <text:p>242</text:p>
          </table:table-cell>
          <table:table-cell table:formula="of:=FLOOR([.$A88]*[.E$2]*[.$F$1]; 1) + [.$A88]*[.$C$1] + [.E$2]*[.$D$1] + [.$E$1]" office:value-type="float" office:value="266">
            <text:p>266</text:p>
          </table:table-cell>
          <table:table-cell table:formula="of:=FLOOR([.$A88]*[.F$2]*[.$F$1]; 1) + [.$A88]*[.$C$1] + [.F$2]*[.$D$1] + [.$E$1]" office:value-type="float" office:value="289">
            <text:p>289</text:p>
          </table:table-cell>
          <table:table-cell table:formula="of:=FLOOR([.$A88]*[.G$2]*[.$F$1]; 1) + [.$A88]*[.$C$1] + [.G$2]*[.$D$1] + [.$E$1]" office:value-type="float" office:value="313">
            <text:p>313</text:p>
          </table:table-cell>
          <table:table-cell table:formula="of:=FLOOR([.$A88]*[.H$2]*[.$F$1]; 1) + [.$A88]*[.$C$1] + [.H$2]*[.$D$1] + [.$E$1]" office:value-type="float" office:value="336">
            <text:p>336</text:p>
          </table:table-cell>
          <table:table-cell table:formula="of:=FLOOR([.$A88]*[.I$2]*[.$F$1]; 1) + [.$A88]*[.$C$1] + [.I$2]*[.$D$1] + [.$E$1]" office:value-type="float" office:value="360">
            <text:p>360</text:p>
          </table:table-cell>
          <table:table-cell table:formula="of:=FLOOR([.$A88]*[.J$2]*[.$F$1]; 1) + [.$A88]*[.$C$1] + [.J$2]*[.$D$1] + [.$E$1]" office:value-type="float" office:value="383">
            <text:p>383</text:p>
          </table:table-cell>
          <table:table-cell table:formula="of:=FLOOR([.$A88]*[.K$2]*[.$F$1]; 1) + [.$A88]*[.$C$1] + [.K$2]*[.$D$1] + [.$E$1]" office:value-type="float" office:value="407">
            <text:p>407</text:p>
          </table:table-cell>
          <table:table-cell table:formula="of:=FLOOR([.$A88]*[.L$2]*[.$F$1]; 1) + [.$A88]*[.$C$1] + [.L$2]*[.$D$1] + [.$E$1]" office:value-type="float" office:value="430">
            <text:p>430</text:p>
          </table:table-cell>
          <table:table-cell table:formula="of:=FLOOR([.$A88]*[.M$2]*[.$F$1]; 1) + [.$A88]*[.$C$1] + [.M$2]*[.$D$1] + [.$E$1]" office:value-type="float" office:value="454">
            <text:p>454</text:p>
          </table:table-cell>
          <table:table-cell table:formula="of:=FLOOR([.$A88]*[.N$2]*[.$F$1]; 1) + [.$A88]*[.$C$1] + [.N$2]*[.$D$1] + [.$E$1]" office:value-type="float" office:value="477">
            <text:p>477</text:p>
          </table:table-cell>
          <table:table-cell table:formula="of:=FLOOR([.$A88]*[.O$2]*[.$F$1]; 1) + [.$A88]*[.$C$1] + [.O$2]*[.$D$1] + [.$E$1]" office:value-type="float" office:value="501">
            <text:p>501</text:p>
          </table:table-cell>
          <table:table-cell table:formula="of:=FLOOR([.$A88]*[.P$2]*[.$F$1]; 1) + [.$A88]*[.$C$1] + [.P$2]*[.$D$1] + [.$E$1]" office:value-type="float" office:value="524">
            <text:p>524</text:p>
          </table:table-cell>
          <table:table-cell table:formula="of:=FLOOR([.$A88]*[.Q$2]*[.$F$1]; 1) + [.$A88]*[.$C$1] + [.Q$2]*[.$D$1] + [.$E$1]" office:value-type="float" office:value="548">
            <text:p>548</text:p>
          </table:table-cell>
          <table:table-cell table:formula="of:=FLOOR([.$A88]*[.R$2]*[.$F$1]; 1) + [.$A88]*[.$C$1] + [.R$2]*[.$D$1] + [.$E$1]" office:value-type="float" office:value="571">
            <text:p>571</text:p>
          </table:table-cell>
          <table:table-cell table:formula="of:=FLOOR([.$A88]*[.S$2]*[.$F$1]; 1) + [.$A88]*[.$C$1] + [.S$2]*[.$D$1] + [.$E$1]" office:value-type="float" office:value="595">
            <text:p>595</text:p>
          </table:table-cell>
          <table:table-cell table:formula="of:=FLOOR([.$A88]*[.T$2]*[.$F$1]; 1) + [.$A88]*[.$C$1] + [.T$2]*[.$D$1] + [.$E$1]" office:value-type="float" office:value="618">
            <text:p>618</text:p>
          </table:table-cell>
          <table:table-cell table:formula="of:=FLOOR([.$A88]*[.U$2]*[.$F$1]; 1) + [.$A88]*[.$C$1] + [.U$2]*[.$D$1] + [.$E$1]" office:value-type="float" office:value="642">
            <text:p>642</text:p>
          </table:table-cell>
          <table:table-cell table:formula="of:=FLOOR([.$A88]*[.V$2]*[.$F$1]; 1) + [.$A88]*[.$C$1] + [.V$2]*[.$D$1] + [.$E$1]" office:value-type="float" office:value="665">
            <text:p>665</text:p>
          </table:table-cell>
          <table:table-cell table:formula="of:=FLOOR([.$A88]*[.W$2]*[.$F$1]; 1) + [.$A88]*[.$C$1] + [.W$2]*[.$D$1] + [.$E$1]" office:value-type="float" office:value="689">
            <text:p>689</text:p>
          </table:table-cell>
          <table:table-cell table:formula="of:=FLOOR([.$A88]*[.X$2]*[.$F$1]; 1) + [.$A88]*[.$C$1] + [.X$2]*[.$D$1] + [.$E$1]" office:value-type="float" office:value="712">
            <text:p>712</text:p>
          </table:table-cell>
          <table:table-cell table:formula="of:=FLOOR([.$A88]*[.Y$2]*[.$F$1]; 1) + [.$A88]*[.$C$1] + [.Y$2]*[.$D$1] + [.$E$1]" office:value-type="float" office:value="736">
            <text:p>736</text:p>
          </table:table-cell>
          <table:table-cell table:formula="of:=FLOOR([.$A88]*[.Z$2]*[.$F$1]; 1) + [.$A88]*[.$C$1] + [.Z$2]*[.$D$1] + [.$E$1]" office:value-type="float" office:value="759">
            <text:p>759</text:p>
          </table:table-cell>
          <table:table-cell table:formula="of:=FLOOR([.$A88]*[.AA$2]*[.$F$1]; 1) + [.$A88]*[.$C$1] + [.AA$2]*[.$D$1] + [.$E$1]" office:value-type="float" office:value="783">
            <text:p>783</text:p>
          </table:table-cell>
          <table:table-cell table:formula="of:=FLOOR([.$A88]*[.AB$2]*[.$F$1]; 1) + [.$A88]*[.$C$1] + [.AB$2]*[.$D$1] + [.$E$1]" office:value-type="float" office:value="806">
            <text:p>806</text:p>
          </table:table-cell>
          <table:table-cell table:formula="of:=FLOOR([.$A88]*[.AC$2]*[.$F$1]; 1) + [.$A88]*[.$C$1] + [.AC$2]*[.$D$1] + [.$E$1]" office:value-type="float" office:value="830">
            <text:p>830</text:p>
          </table:table-cell>
          <table:table-cell table:formula="of:=FLOOR([.$A88]*[.AD$2]*[.$F$1]; 1) + [.$A88]*[.$C$1] + [.AD$2]*[.$D$1] + [.$E$1]" office:value-type="float" office:value="853">
            <text:p>853</text:p>
          </table:table-cell>
          <table:table-cell table:formula="of:=FLOOR([.$A88]*[.AE$2]*[.$F$1]; 1) + [.$A88]*[.$C$1] + [.AE$2]*[.$D$1] + [.$E$1]" office:value-type="float" office:value="877">
            <text:p>877</text:p>
          </table:table-cell>
          <table:table-cell table:number-columns-repeated="225"/>
        </table:table-row>
        <table:table-row table:style-name="ro3">
          <table:table-cell office:value-type="float" office:value="87">
            <text:p>87</text:p>
          </table:table-cell>
          <table:table-cell table:formula="of:=FLOOR([.$A89]*[.B$2]*[.$F$1]; 1) + [.$A89]*[.$C$1] + [.B$2]*[.$D$1] + [.$E$1]" office:value-type="float" office:value="197">
            <text:p>197</text:p>
          </table:table-cell>
          <table:table-cell table:formula="of:=FLOOR([.$A89]*[.C$2]*[.$F$1]; 1) + [.$A89]*[.$C$1] + [.C$2]*[.$D$1] + [.$E$1]" office:value-type="float" office:value="221">
            <text:p>221</text:p>
          </table:table-cell>
          <table:table-cell table:formula="of:=FLOOR([.$A89]*[.D$2]*[.$F$1]; 1) + [.$A89]*[.$C$1] + [.D$2]*[.$D$1] + [.$E$1]" office:value-type="float" office:value="245">
            <text:p>245</text:p>
          </table:table-cell>
          <table:table-cell table:formula="of:=FLOOR([.$A89]*[.E$2]*[.$F$1]; 1) + [.$A89]*[.$C$1] + [.E$2]*[.$D$1] + [.$E$1]" office:value-type="float" office:value="269">
            <text:p>269</text:p>
          </table:table-cell>
          <table:table-cell table:formula="of:=FLOOR([.$A89]*[.F$2]*[.$F$1]; 1) + [.$A89]*[.$C$1] + [.F$2]*[.$D$1] + [.$E$1]" office:value-type="float" office:value="292">
            <text:p>292</text:p>
          </table:table-cell>
          <table:table-cell table:formula="of:=FLOOR([.$A89]*[.G$2]*[.$F$1]; 1) + [.$A89]*[.$C$1] + [.G$2]*[.$D$1] + [.$E$1]" office:value-type="float" office:value="316">
            <text:p>316</text:p>
          </table:table-cell>
          <table:table-cell table:formula="of:=FLOOR([.$A89]*[.H$2]*[.$F$1]; 1) + [.$A89]*[.$C$1] + [.H$2]*[.$D$1] + [.$E$1]" office:value-type="float" office:value="340">
            <text:p>340</text:p>
          </table:table-cell>
          <table:table-cell table:formula="of:=FLOOR([.$A89]*[.I$2]*[.$F$1]; 1) + [.$A89]*[.$C$1] + [.I$2]*[.$D$1] + [.$E$1]" office:value-type="float" office:value="364">
            <text:p>364</text:p>
          </table:table-cell>
          <table:table-cell table:formula="of:=FLOOR([.$A89]*[.J$2]*[.$F$1]; 1) + [.$A89]*[.$C$1] + [.J$2]*[.$D$1] + [.$E$1]" office:value-type="float" office:value="387">
            <text:p>387</text:p>
          </table:table-cell>
          <table:table-cell table:formula="of:=FLOOR([.$A89]*[.K$2]*[.$F$1]; 1) + [.$A89]*[.$C$1] + [.K$2]*[.$D$1] + [.$E$1]" office:value-type="float" office:value="411">
            <text:p>411</text:p>
          </table:table-cell>
          <table:table-cell table:formula="of:=FLOOR([.$A89]*[.L$2]*[.$F$1]; 1) + [.$A89]*[.$C$1] + [.L$2]*[.$D$1] + [.$E$1]" office:value-type="float" office:value="435">
            <text:p>435</text:p>
          </table:table-cell>
          <table:table-cell table:formula="of:=FLOOR([.$A89]*[.M$2]*[.$F$1]; 1) + [.$A89]*[.$C$1] + [.M$2]*[.$D$1] + [.$E$1]" office:value-type="float" office:value="459">
            <text:p>459</text:p>
          </table:table-cell>
          <table:table-cell table:formula="of:=FLOOR([.$A89]*[.N$2]*[.$F$1]; 1) + [.$A89]*[.$C$1] + [.N$2]*[.$D$1] + [.$E$1]" office:value-type="float" office:value="482">
            <text:p>482</text:p>
          </table:table-cell>
          <table:table-cell table:formula="of:=FLOOR([.$A89]*[.O$2]*[.$F$1]; 1) + [.$A89]*[.$C$1] + [.O$2]*[.$D$1] + [.$E$1]" office:value-type="float" office:value="506">
            <text:p>506</text:p>
          </table:table-cell>
          <table:table-cell table:formula="of:=FLOOR([.$A89]*[.P$2]*[.$F$1]; 1) + [.$A89]*[.$C$1] + [.P$2]*[.$D$1] + [.$E$1]" office:value-type="float" office:value="530">
            <text:p>530</text:p>
          </table:table-cell>
          <table:table-cell table:formula="of:=FLOOR([.$A89]*[.Q$2]*[.$F$1]; 1) + [.$A89]*[.$C$1] + [.Q$2]*[.$D$1] + [.$E$1]" office:value-type="float" office:value="554">
            <text:p>554</text:p>
          </table:table-cell>
          <table:table-cell table:formula="of:=FLOOR([.$A89]*[.R$2]*[.$F$1]; 1) + [.$A89]*[.$C$1] + [.R$2]*[.$D$1] + [.$E$1]" office:value-type="float" office:value="577">
            <text:p>577</text:p>
          </table:table-cell>
          <table:table-cell table:formula="of:=FLOOR([.$A89]*[.S$2]*[.$F$1]; 1) + [.$A89]*[.$C$1] + [.S$2]*[.$D$1] + [.$E$1]" office:value-type="float" office:value="601">
            <text:p>601</text:p>
          </table:table-cell>
          <table:table-cell table:formula="of:=FLOOR([.$A89]*[.T$2]*[.$F$1]; 1) + [.$A89]*[.$C$1] + [.T$2]*[.$D$1] + [.$E$1]" office:value-type="float" office:value="625">
            <text:p>625</text:p>
          </table:table-cell>
          <table:table-cell table:formula="of:=FLOOR([.$A89]*[.U$2]*[.$F$1]; 1) + [.$A89]*[.$C$1] + [.U$2]*[.$D$1] + [.$E$1]" office:value-type="float" office:value="649">
            <text:p>649</text:p>
          </table:table-cell>
          <table:table-cell table:formula="of:=FLOOR([.$A89]*[.V$2]*[.$F$1]; 1) + [.$A89]*[.$C$1] + [.V$2]*[.$D$1] + [.$E$1]" office:value-type="float" office:value="672">
            <text:p>672</text:p>
          </table:table-cell>
          <table:table-cell table:formula="of:=FLOOR([.$A89]*[.W$2]*[.$F$1]; 1) + [.$A89]*[.$C$1] + [.W$2]*[.$D$1] + [.$E$1]" office:value-type="float" office:value="696">
            <text:p>696</text:p>
          </table:table-cell>
          <table:table-cell table:formula="of:=FLOOR([.$A89]*[.X$2]*[.$F$1]; 1) + [.$A89]*[.$C$1] + [.X$2]*[.$D$1] + [.$E$1]" office:value-type="float" office:value="720">
            <text:p>720</text:p>
          </table:table-cell>
          <table:table-cell table:formula="of:=FLOOR([.$A89]*[.Y$2]*[.$F$1]; 1) + [.$A89]*[.$C$1] + [.Y$2]*[.$D$1] + [.$E$1]" office:value-type="float" office:value="744">
            <text:p>744</text:p>
          </table:table-cell>
          <table:table-cell table:formula="of:=FLOOR([.$A89]*[.Z$2]*[.$F$1]; 1) + [.$A89]*[.$C$1] + [.Z$2]*[.$D$1] + [.$E$1]" office:value-type="float" office:value="767">
            <text:p>767</text:p>
          </table:table-cell>
          <table:table-cell table:formula="of:=FLOOR([.$A89]*[.AA$2]*[.$F$1]; 1) + [.$A89]*[.$C$1] + [.AA$2]*[.$D$1] + [.$E$1]" office:value-type="float" office:value="791">
            <text:p>791</text:p>
          </table:table-cell>
          <table:table-cell table:formula="of:=FLOOR([.$A89]*[.AB$2]*[.$F$1]; 1) + [.$A89]*[.$C$1] + [.AB$2]*[.$D$1] + [.$E$1]" office:value-type="float" office:value="815">
            <text:p>815</text:p>
          </table:table-cell>
          <table:table-cell table:formula="of:=FLOOR([.$A89]*[.AC$2]*[.$F$1]; 1) + [.$A89]*[.$C$1] + [.AC$2]*[.$D$1] + [.$E$1]" office:value-type="float" office:value="839">
            <text:p>839</text:p>
          </table:table-cell>
          <table:table-cell table:formula="of:=FLOOR([.$A89]*[.AD$2]*[.$F$1]; 1) + [.$A89]*[.$C$1] + [.AD$2]*[.$D$1] + [.$E$1]" office:value-type="float" office:value="862">
            <text:p>862</text:p>
          </table:table-cell>
          <table:table-cell table:formula="of:=FLOOR([.$A89]*[.AE$2]*[.$F$1]; 1) + [.$A89]*[.$C$1] + [.AE$2]*[.$D$1] + [.$E$1]" office:value-type="float" office:value="886">
            <text:p>886</text:p>
          </table:table-cell>
          <table:table-cell table:number-columns-repeated="225"/>
        </table:table-row>
        <table:table-row table:style-name="ro3">
          <table:table-cell office:value-type="float" office:value="88">
            <text:p>88</text:p>
          </table:table-cell>
          <table:table-cell table:formula="of:=FLOOR([.$A90]*[.B$2]*[.$F$1]; 1) + [.$A90]*[.$C$1] + [.B$2]*[.$D$1] + [.$E$1]" office:value-type="float" office:value="200">
            <text:p>200</text:p>
          </table:table-cell>
          <table:table-cell table:formula="of:=FLOOR([.$A90]*[.C$2]*[.$F$1]; 1) + [.$A90]*[.$C$1] + [.C$2]*[.$D$1] + [.$E$1]" office:value-type="float" office:value="224">
            <text:p>224</text:p>
          </table:table-cell>
          <table:table-cell table:formula="of:=FLOOR([.$A90]*[.D$2]*[.$F$1]; 1) + [.$A90]*[.$C$1] + [.D$2]*[.$D$1] + [.$E$1]" office:value-type="float" office:value="248">
            <text:p>248</text:p>
          </table:table-cell>
          <table:table-cell table:formula="of:=FLOOR([.$A90]*[.E$2]*[.$F$1]; 1) + [.$A90]*[.$C$1] + [.E$2]*[.$D$1] + [.$E$1]" office:value-type="float" office:value="272">
            <text:p>272</text:p>
          </table:table-cell>
          <table:table-cell table:formula="of:=FLOOR([.$A90]*[.F$2]*[.$F$1]; 1) + [.$A90]*[.$C$1] + [.F$2]*[.$D$1] + [.$E$1]" office:value-type="float" office:value="296">
            <text:p>296</text:p>
          </table:table-cell>
          <table:table-cell table:formula="of:=FLOOR([.$A90]*[.G$2]*[.$F$1]; 1) + [.$A90]*[.$C$1] + [.G$2]*[.$D$1] + [.$E$1]" office:value-type="float" office:value="320">
            <text:p>320</text:p>
          </table:table-cell>
          <table:table-cell table:formula="of:=FLOOR([.$A90]*[.H$2]*[.$F$1]; 1) + [.$A90]*[.$C$1] + [.H$2]*[.$D$1] + [.$E$1]" office:value-type="float" office:value="344">
            <text:p>344</text:p>
          </table:table-cell>
          <table:table-cell table:formula="of:=FLOOR([.$A90]*[.I$2]*[.$F$1]; 1) + [.$A90]*[.$C$1] + [.I$2]*[.$D$1] + [.$E$1]" office:value-type="float" office:value="368">
            <text:p>368</text:p>
          </table:table-cell>
          <table:table-cell table:formula="of:=FLOOR([.$A90]*[.J$2]*[.$F$1]; 1) + [.$A90]*[.$C$1] + [.J$2]*[.$D$1] + [.$E$1]" office:value-type="float" office:value="392">
            <text:p>392</text:p>
          </table:table-cell>
          <table:table-cell table:formula="of:=FLOOR([.$A90]*[.K$2]*[.$F$1]; 1) + [.$A90]*[.$C$1] + [.K$2]*[.$D$1] + [.$E$1]" office:value-type="float" office:value="416">
            <text:p>416</text:p>
          </table:table-cell>
          <table:table-cell table:formula="of:=FLOOR([.$A90]*[.L$2]*[.$F$1]; 1) + [.$A90]*[.$C$1] + [.L$2]*[.$D$1] + [.$E$1]" office:value-type="float" office:value="440">
            <text:p>440</text:p>
          </table:table-cell>
          <table:table-cell table:formula="of:=FLOOR([.$A90]*[.M$2]*[.$F$1]; 1) + [.$A90]*[.$C$1] + [.M$2]*[.$D$1] + [.$E$1]" office:value-type="float" office:value="464">
            <text:p>464</text:p>
          </table:table-cell>
          <table:table-cell table:formula="of:=FLOOR([.$A90]*[.N$2]*[.$F$1]; 1) + [.$A90]*[.$C$1] + [.N$2]*[.$D$1] + [.$E$1]" office:value-type="float" office:value="488">
            <text:p>488</text:p>
          </table:table-cell>
          <table:table-cell table:formula="of:=FLOOR([.$A90]*[.O$2]*[.$F$1]; 1) + [.$A90]*[.$C$1] + [.O$2]*[.$D$1] + [.$E$1]" office:value-type="float" office:value="512">
            <text:p>512</text:p>
          </table:table-cell>
          <table:table-cell table:formula="of:=FLOOR([.$A90]*[.P$2]*[.$F$1]; 1) + [.$A90]*[.$C$1] + [.P$2]*[.$D$1] + [.$E$1]" office:value-type="float" office:value="536">
            <text:p>536</text:p>
          </table:table-cell>
          <table:table-cell table:formula="of:=FLOOR([.$A90]*[.Q$2]*[.$F$1]; 1) + [.$A90]*[.$C$1] + [.Q$2]*[.$D$1] + [.$E$1]" office:value-type="float" office:value="560">
            <text:p>560</text:p>
          </table:table-cell>
          <table:table-cell table:formula="of:=FLOOR([.$A90]*[.R$2]*[.$F$1]; 1) + [.$A90]*[.$C$1] + [.R$2]*[.$D$1] + [.$E$1]" office:value-type="float" office:value="584">
            <text:p>584</text:p>
          </table:table-cell>
          <table:table-cell table:formula="of:=FLOOR([.$A90]*[.S$2]*[.$F$1]; 1) + [.$A90]*[.$C$1] + [.S$2]*[.$D$1] + [.$E$1]" office:value-type="float" office:value="608">
            <text:p>608</text:p>
          </table:table-cell>
          <table:table-cell table:formula="of:=FLOOR([.$A90]*[.T$2]*[.$F$1]; 1) + [.$A90]*[.$C$1] + [.T$2]*[.$D$1] + [.$E$1]" office:value-type="float" office:value="632">
            <text:p>632</text:p>
          </table:table-cell>
          <table:table-cell table:formula="of:=FLOOR([.$A90]*[.U$2]*[.$F$1]; 1) + [.$A90]*[.$C$1] + [.U$2]*[.$D$1] + [.$E$1]" office:value-type="float" office:value="656">
            <text:p>656</text:p>
          </table:table-cell>
          <table:table-cell table:formula="of:=FLOOR([.$A90]*[.V$2]*[.$F$1]; 1) + [.$A90]*[.$C$1] + [.V$2]*[.$D$1] + [.$E$1]" office:value-type="float" office:value="680">
            <text:p>680</text:p>
          </table:table-cell>
          <table:table-cell table:formula="of:=FLOOR([.$A90]*[.W$2]*[.$F$1]; 1) + [.$A90]*[.$C$1] + [.W$2]*[.$D$1] + [.$E$1]" office:value-type="float" office:value="704">
            <text:p>704</text:p>
          </table:table-cell>
          <table:table-cell table:formula="of:=FLOOR([.$A90]*[.X$2]*[.$F$1]; 1) + [.$A90]*[.$C$1] + [.X$2]*[.$D$1] + [.$E$1]" office:value-type="float" office:value="728">
            <text:p>728</text:p>
          </table:table-cell>
          <table:table-cell table:formula="of:=FLOOR([.$A90]*[.Y$2]*[.$F$1]; 1) + [.$A90]*[.$C$1] + [.Y$2]*[.$D$1] + [.$E$1]" office:value-type="float" office:value="752">
            <text:p>752</text:p>
          </table:table-cell>
          <table:table-cell table:formula="of:=FLOOR([.$A90]*[.Z$2]*[.$F$1]; 1) + [.$A90]*[.$C$1] + [.Z$2]*[.$D$1] + [.$E$1]" office:value-type="float" office:value="776">
            <text:p>776</text:p>
          </table:table-cell>
          <table:table-cell table:formula="of:=FLOOR([.$A90]*[.AA$2]*[.$F$1]; 1) + [.$A90]*[.$C$1] + [.AA$2]*[.$D$1] + [.$E$1]" office:value-type="float" office:value="800">
            <text:p>800</text:p>
          </table:table-cell>
          <table:table-cell table:formula="of:=FLOOR([.$A90]*[.AB$2]*[.$F$1]; 1) + [.$A90]*[.$C$1] + [.AB$2]*[.$D$1] + [.$E$1]" office:value-type="float" office:value="824">
            <text:p>824</text:p>
          </table:table-cell>
          <table:table-cell table:formula="of:=FLOOR([.$A90]*[.AC$2]*[.$F$1]; 1) + [.$A90]*[.$C$1] + [.AC$2]*[.$D$1] + [.$E$1]" office:value-type="float" office:value="848">
            <text:p>848</text:p>
          </table:table-cell>
          <table:table-cell table:formula="of:=FLOOR([.$A90]*[.AD$2]*[.$F$1]; 1) + [.$A90]*[.$C$1] + [.AD$2]*[.$D$1] + [.$E$1]" office:value-type="float" office:value="872">
            <text:p>872</text:p>
          </table:table-cell>
          <table:table-cell table:formula="of:=FLOOR([.$A90]*[.AE$2]*[.$F$1]; 1) + [.$A90]*[.$C$1] + [.AE$2]*[.$D$1] + [.$E$1]" office:value-type="float" office:value="896">
            <text:p>896</text:p>
          </table:table-cell>
          <table:table-cell table:number-columns-repeated="225"/>
        </table:table-row>
        <table:table-row table:style-name="ro3">
          <table:table-cell office:value-type="float" office:value="89">
            <text:p>89</text:p>
          </table:table-cell>
          <table:table-cell table:formula="of:=FLOOR([.$A91]*[.B$2]*[.$F$1]; 1) + [.$A91]*[.$C$1] + [.B$2]*[.$D$1] + [.$E$1]" office:value-type="float" office:value="202">
            <text:p>202</text:p>
          </table:table-cell>
          <table:table-cell table:formula="of:=FLOOR([.$A91]*[.C$2]*[.$F$1]; 1) + [.$A91]*[.$C$1] + [.C$2]*[.$D$1] + [.$E$1]" office:value-type="float" office:value="226">
            <text:p>226</text:p>
          </table:table-cell>
          <table:table-cell table:formula="of:=FLOOR([.$A91]*[.D$2]*[.$F$1]; 1) + [.$A91]*[.$C$1] + [.D$2]*[.$D$1] + [.$E$1]" office:value-type="float" office:value="250">
            <text:p>250</text:p>
          </table:table-cell>
          <table:table-cell table:formula="of:=FLOOR([.$A91]*[.E$2]*[.$F$1]; 1) + [.$A91]*[.$C$1] + [.E$2]*[.$D$1] + [.$E$1]" office:value-type="float" office:value="275">
            <text:p>275</text:p>
          </table:table-cell>
          <table:table-cell table:formula="of:=FLOOR([.$A91]*[.F$2]*[.$F$1]; 1) + [.$A91]*[.$C$1] + [.F$2]*[.$D$1] + [.$E$1]" office:value-type="float" office:value="299">
            <text:p>299</text:p>
          </table:table-cell>
          <table:table-cell table:formula="of:=FLOOR([.$A91]*[.G$2]*[.$F$1]; 1) + [.$A91]*[.$C$1] + [.G$2]*[.$D$1] + [.$E$1]" office:value-type="float" office:value="323">
            <text:p>323</text:p>
          </table:table-cell>
          <table:table-cell table:formula="of:=FLOOR([.$A91]*[.H$2]*[.$F$1]; 1) + [.$A91]*[.$C$1] + [.H$2]*[.$D$1] + [.$E$1]" office:value-type="float" office:value="347">
            <text:p>347</text:p>
          </table:table-cell>
          <table:table-cell table:formula="of:=FLOOR([.$A91]*[.I$2]*[.$F$1]; 1) + [.$A91]*[.$C$1] + [.I$2]*[.$D$1] + [.$E$1]" office:value-type="float" office:value="372">
            <text:p>372</text:p>
          </table:table-cell>
          <table:table-cell table:formula="of:=FLOOR([.$A91]*[.J$2]*[.$F$1]; 1) + [.$A91]*[.$C$1] + [.J$2]*[.$D$1] + [.$E$1]" office:value-type="float" office:value="396">
            <text:p>396</text:p>
          </table:table-cell>
          <table:table-cell table:formula="of:=FLOOR([.$A91]*[.K$2]*[.$F$1]; 1) + [.$A91]*[.$C$1] + [.K$2]*[.$D$1] + [.$E$1]" office:value-type="float" office:value="420">
            <text:p>420</text:p>
          </table:table-cell>
          <table:table-cell table:formula="of:=FLOOR([.$A91]*[.L$2]*[.$F$1]; 1) + [.$A91]*[.$C$1] + [.L$2]*[.$D$1] + [.$E$1]" office:value-type="float" office:value="444">
            <text:p>444</text:p>
          </table:table-cell>
          <table:table-cell table:formula="of:=FLOOR([.$A91]*[.M$2]*[.$F$1]; 1) + [.$A91]*[.$C$1] + [.M$2]*[.$D$1] + [.$E$1]" office:value-type="float" office:value="469">
            <text:p>469</text:p>
          </table:table-cell>
          <table:table-cell table:formula="of:=FLOOR([.$A91]*[.N$2]*[.$F$1]; 1) + [.$A91]*[.$C$1] + [.N$2]*[.$D$1] + [.$E$1]" office:value-type="float" office:value="493">
            <text:p>493</text:p>
          </table:table-cell>
          <table:table-cell table:formula="of:=FLOOR([.$A91]*[.O$2]*[.$F$1]; 1) + [.$A91]*[.$C$1] + [.O$2]*[.$D$1] + [.$E$1]" office:value-type="float" office:value="517">
            <text:p>517</text:p>
          </table:table-cell>
          <table:table-cell table:formula="of:=FLOOR([.$A91]*[.P$2]*[.$F$1]; 1) + [.$A91]*[.$C$1] + [.P$2]*[.$D$1] + [.$E$1]" office:value-type="float" office:value="541">
            <text:p>541</text:p>
          </table:table-cell>
          <table:table-cell table:formula="of:=FLOOR([.$A91]*[.Q$2]*[.$F$1]; 1) + [.$A91]*[.$C$1] + [.Q$2]*[.$D$1] + [.$E$1]" office:value-type="float" office:value="566">
            <text:p>566</text:p>
          </table:table-cell>
          <table:table-cell table:formula="of:=FLOOR([.$A91]*[.R$2]*[.$F$1]; 1) + [.$A91]*[.$C$1] + [.R$2]*[.$D$1] + [.$E$1]" office:value-type="float" office:value="590">
            <text:p>590</text:p>
          </table:table-cell>
          <table:table-cell table:formula="of:=FLOOR([.$A91]*[.S$2]*[.$F$1]; 1) + [.$A91]*[.$C$1] + [.S$2]*[.$D$1] + [.$E$1]" office:value-type="float" office:value="614">
            <text:p>614</text:p>
          </table:table-cell>
          <table:table-cell table:formula="of:=FLOOR([.$A91]*[.T$2]*[.$F$1]; 1) + [.$A91]*[.$C$1] + [.T$2]*[.$D$1] + [.$E$1]" office:value-type="float" office:value="638">
            <text:p>638</text:p>
          </table:table-cell>
          <table:table-cell table:formula="of:=FLOOR([.$A91]*[.U$2]*[.$F$1]; 1) + [.$A91]*[.$C$1] + [.U$2]*[.$D$1] + [.$E$1]" office:value-type="float" office:value="663">
            <text:p>663</text:p>
          </table:table-cell>
          <table:table-cell table:formula="of:=FLOOR([.$A91]*[.V$2]*[.$F$1]; 1) + [.$A91]*[.$C$1] + [.V$2]*[.$D$1] + [.$E$1]" office:value-type="float" office:value="687">
            <text:p>687</text:p>
          </table:table-cell>
          <table:table-cell table:formula="of:=FLOOR([.$A91]*[.W$2]*[.$F$1]; 1) + [.$A91]*[.$C$1] + [.W$2]*[.$D$1] + [.$E$1]" office:value-type="float" office:value="711">
            <text:p>711</text:p>
          </table:table-cell>
          <table:table-cell table:formula="of:=FLOOR([.$A91]*[.X$2]*[.$F$1]; 1) + [.$A91]*[.$C$1] + [.X$2]*[.$D$1] + [.$E$1]" office:value-type="float" office:value="735">
            <text:p>735</text:p>
          </table:table-cell>
          <table:table-cell table:formula="of:=FLOOR([.$A91]*[.Y$2]*[.$F$1]; 1) + [.$A91]*[.$C$1] + [.Y$2]*[.$D$1] + [.$E$1]" office:value-type="float" office:value="760">
            <text:p>760</text:p>
          </table:table-cell>
          <table:table-cell table:formula="of:=FLOOR([.$A91]*[.Z$2]*[.$F$1]; 1) + [.$A91]*[.$C$1] + [.Z$2]*[.$D$1] + [.$E$1]" office:value-type="float" office:value="784">
            <text:p>784</text:p>
          </table:table-cell>
          <table:table-cell table:formula="of:=FLOOR([.$A91]*[.AA$2]*[.$F$1]; 1) + [.$A91]*[.$C$1] + [.AA$2]*[.$D$1] + [.$E$1]" office:value-type="float" office:value="808">
            <text:p>808</text:p>
          </table:table-cell>
          <table:table-cell table:formula="of:=FLOOR([.$A91]*[.AB$2]*[.$F$1]; 1) + [.$A91]*[.$C$1] + [.AB$2]*[.$D$1] + [.$E$1]" office:value-type="float" office:value="832">
            <text:p>832</text:p>
          </table:table-cell>
          <table:table-cell table:formula="of:=FLOOR([.$A91]*[.AC$2]*[.$F$1]; 1) + [.$A91]*[.$C$1] + [.AC$2]*[.$D$1] + [.$E$1]" office:value-type="float" office:value="857">
            <text:p>857</text:p>
          </table:table-cell>
          <table:table-cell table:formula="of:=FLOOR([.$A91]*[.AD$2]*[.$F$1]; 1) + [.$A91]*[.$C$1] + [.AD$2]*[.$D$1] + [.$E$1]" office:value-type="float" office:value="881">
            <text:p>881</text:p>
          </table:table-cell>
          <table:table-cell table:formula="of:=FLOOR([.$A91]*[.AE$2]*[.$F$1]; 1) + [.$A91]*[.$C$1] + [.AE$2]*[.$D$1] + [.$E$1]" office:value-type="float" office:value="905">
            <text:p>905</text:p>
          </table:table-cell>
          <table:table-cell table:number-columns-repeated="225"/>
        </table:table-row>
        <table:table-row table:style-name="ro3">
          <table:table-cell office:value-type="float" office:value="90">
            <text:p>90</text:p>
          </table:table-cell>
          <table:table-cell table:formula="of:=FLOOR([.$A92]*[.B$2]*[.$F$1]; 1) + [.$A92]*[.$C$1] + [.B$2]*[.$D$1] + [.$E$1]" office:value-type="float" office:value="204">
            <text:p>204</text:p>
          </table:table-cell>
          <table:table-cell table:formula="of:=FLOOR([.$A92]*[.C$2]*[.$F$1]; 1) + [.$A92]*[.$C$1] + [.C$2]*[.$D$1] + [.$E$1]" office:value-type="float" office:value="229">
            <text:p>229</text:p>
          </table:table-cell>
          <table:table-cell table:formula="of:=FLOOR([.$A92]*[.D$2]*[.$F$1]; 1) + [.$A92]*[.$C$1] + [.D$2]*[.$D$1] + [.$E$1]" office:value-type="float" office:value="253">
            <text:p>253</text:p>
          </table:table-cell>
          <table:table-cell table:formula="of:=FLOOR([.$A92]*[.E$2]*[.$F$1]; 1) + [.$A92]*[.$C$1] + [.E$2]*[.$D$1] + [.$E$1]" office:value-type="float" office:value="278">
            <text:p>278</text:p>
          </table:table-cell>
          <table:table-cell table:formula="of:=FLOOR([.$A92]*[.F$2]*[.$F$1]; 1) + [.$A92]*[.$C$1] + [.F$2]*[.$D$1] + [.$E$1]" office:value-type="float" office:value="302">
            <text:p>302</text:p>
          </table:table-cell>
          <table:table-cell table:formula="of:=FLOOR([.$A92]*[.G$2]*[.$F$1]; 1) + [.$A92]*[.$C$1] + [.G$2]*[.$D$1] + [.$E$1]" office:value-type="float" office:value="327">
            <text:p>327</text:p>
          </table:table-cell>
          <table:table-cell table:formula="of:=FLOOR([.$A92]*[.H$2]*[.$F$1]; 1) + [.$A92]*[.$C$1] + [.H$2]*[.$D$1] + [.$E$1]" office:value-type="float" office:value="351">
            <text:p>351</text:p>
          </table:table-cell>
          <table:table-cell table:formula="of:=FLOOR([.$A92]*[.I$2]*[.$F$1]; 1) + [.$A92]*[.$C$1] + [.I$2]*[.$D$1] + [.$E$1]" office:value-type="float" office:value="376">
            <text:p>376</text:p>
          </table:table-cell>
          <table:table-cell table:formula="of:=FLOOR([.$A92]*[.J$2]*[.$F$1]; 1) + [.$A92]*[.$C$1] + [.J$2]*[.$D$1] + [.$E$1]" office:value-type="float" office:value="400">
            <text:p>400</text:p>
          </table:table-cell>
          <table:table-cell table:formula="of:=FLOOR([.$A92]*[.K$2]*[.$F$1]; 1) + [.$A92]*[.$C$1] + [.K$2]*[.$D$1] + [.$E$1]" office:value-type="float" office:value="425">
            <text:p>425</text:p>
          </table:table-cell>
          <table:table-cell table:formula="of:=FLOOR([.$A92]*[.L$2]*[.$F$1]; 1) + [.$A92]*[.$C$1] + [.L$2]*[.$D$1] + [.$E$1]" office:value-type="float" office:value="449">
            <text:p>449</text:p>
          </table:table-cell>
          <table:table-cell table:formula="of:=FLOOR([.$A92]*[.M$2]*[.$F$1]; 1) + [.$A92]*[.$C$1] + [.M$2]*[.$D$1] + [.$E$1]" office:value-type="float" office:value="474">
            <text:p>474</text:p>
          </table:table-cell>
          <table:table-cell table:formula="of:=FLOOR([.$A92]*[.N$2]*[.$F$1]; 1) + [.$A92]*[.$C$1] + [.N$2]*[.$D$1] + [.$E$1]" office:value-type="float" office:value="498">
            <text:p>498</text:p>
          </table:table-cell>
          <table:table-cell table:formula="of:=FLOOR([.$A92]*[.O$2]*[.$F$1]; 1) + [.$A92]*[.$C$1] + [.O$2]*[.$D$1] + [.$E$1]" office:value-type="float" office:value="523">
            <text:p>523</text:p>
          </table:table-cell>
          <table:table-cell table:formula="of:=FLOOR([.$A92]*[.P$2]*[.$F$1]; 1) + [.$A92]*[.$C$1] + [.P$2]*[.$D$1] + [.$E$1]" office:value-type="float" office:value="547">
            <text:p>547</text:p>
          </table:table-cell>
          <table:table-cell table:formula="of:=FLOOR([.$A92]*[.Q$2]*[.$F$1]; 1) + [.$A92]*[.$C$1] + [.Q$2]*[.$D$1] + [.$E$1]" office:value-type="float" office:value="572">
            <text:p>572</text:p>
          </table:table-cell>
          <table:table-cell table:formula="of:=FLOOR([.$A92]*[.R$2]*[.$F$1]; 1) + [.$A92]*[.$C$1] + [.R$2]*[.$D$1] + [.$E$1]" office:value-type="float" office:value="596">
            <text:p>596</text:p>
          </table:table-cell>
          <table:table-cell table:formula="of:=FLOOR([.$A92]*[.S$2]*[.$F$1]; 1) + [.$A92]*[.$C$1] + [.S$2]*[.$D$1] + [.$E$1]" office:value-type="float" office:value="621">
            <text:p>621</text:p>
          </table:table-cell>
          <table:table-cell table:formula="of:=FLOOR([.$A92]*[.T$2]*[.$F$1]; 1) + [.$A92]*[.$C$1] + [.T$2]*[.$D$1] + [.$E$1]" office:value-type="float" office:value="645">
            <text:p>645</text:p>
          </table:table-cell>
          <table:table-cell table:formula="of:=FLOOR([.$A92]*[.U$2]*[.$F$1]; 1) + [.$A92]*[.$C$1] + [.U$2]*[.$D$1] + [.$E$1]" office:value-type="float" office:value="670">
            <text:p>670</text:p>
          </table:table-cell>
          <table:table-cell table:formula="of:=FLOOR([.$A92]*[.V$2]*[.$F$1]; 1) + [.$A92]*[.$C$1] + [.V$2]*[.$D$1] + [.$E$1]" office:value-type="float" office:value="694">
            <text:p>694</text:p>
          </table:table-cell>
          <table:table-cell table:formula="of:=FLOOR([.$A92]*[.W$2]*[.$F$1]; 1) + [.$A92]*[.$C$1] + [.W$2]*[.$D$1] + [.$E$1]" office:value-type="float" office:value="719">
            <text:p>719</text:p>
          </table:table-cell>
          <table:table-cell table:formula="of:=FLOOR([.$A92]*[.X$2]*[.$F$1]; 1) + [.$A92]*[.$C$1] + [.X$2]*[.$D$1] + [.$E$1]" office:value-type="float" office:value="743">
            <text:p>743</text:p>
          </table:table-cell>
          <table:table-cell table:formula="of:=FLOOR([.$A92]*[.Y$2]*[.$F$1]; 1) + [.$A92]*[.$C$1] + [.Y$2]*[.$D$1] + [.$E$1]" office:value-type="float" office:value="768">
            <text:p>768</text:p>
          </table:table-cell>
          <table:table-cell table:formula="of:=FLOOR([.$A92]*[.Z$2]*[.$F$1]; 1) + [.$A92]*[.$C$1] + [.Z$2]*[.$D$1] + [.$E$1]" office:value-type="float" office:value="792">
            <text:p>792</text:p>
          </table:table-cell>
          <table:table-cell table:formula="of:=FLOOR([.$A92]*[.AA$2]*[.$F$1]; 1) + [.$A92]*[.$C$1] + [.AA$2]*[.$D$1] + [.$E$1]" office:value-type="float" office:value="817">
            <text:p>817</text:p>
          </table:table-cell>
          <table:table-cell table:formula="of:=FLOOR([.$A92]*[.AB$2]*[.$F$1]; 1) + [.$A92]*[.$C$1] + [.AB$2]*[.$D$1] + [.$E$1]" office:value-type="float" office:value="841">
            <text:p>841</text:p>
          </table:table-cell>
          <table:table-cell table:formula="of:=FLOOR([.$A92]*[.AC$2]*[.$F$1]; 1) + [.$A92]*[.$C$1] + [.AC$2]*[.$D$1] + [.$E$1]" office:value-type="float" office:value="866">
            <text:p>866</text:p>
          </table:table-cell>
          <table:table-cell table:formula="of:=FLOOR([.$A92]*[.AD$2]*[.$F$1]; 1) + [.$A92]*[.$C$1] + [.AD$2]*[.$D$1] + [.$E$1]" office:value-type="float" office:value="890">
            <text:p>890</text:p>
          </table:table-cell>
          <table:table-cell table:formula="of:=FLOOR([.$A92]*[.AE$2]*[.$F$1]; 1) + [.$A92]*[.$C$1] + [.AE$2]*[.$D$1] + [.$E$1]" office:value-type="float" office:value="915">
            <text:p>915</text:p>
          </table:table-cell>
          <table:table-cell table:number-columns-repeated="225"/>
        </table:table-row>
        <table:table-row table:style-name="ro3">
          <table:table-cell office:value-type="float" office:value="91">
            <text:p>91</text:p>
          </table:table-cell>
          <table:table-cell table:formula="of:=FLOOR([.$A93]*[.B$2]*[.$F$1]; 1) + [.$A93]*[.$C$1] + [.B$2]*[.$D$1] + [.$E$1]" office:value-type="float" office:value="206">
            <text:p>206</text:p>
          </table:table-cell>
          <table:table-cell table:formula="of:=FLOOR([.$A93]*[.C$2]*[.$F$1]; 1) + [.$A93]*[.$C$1] + [.C$2]*[.$D$1] + [.$E$1]" office:value-type="float" office:value="231">
            <text:p>231</text:p>
          </table:table-cell>
          <table:table-cell table:formula="of:=FLOOR([.$A93]*[.D$2]*[.$F$1]; 1) + [.$A93]*[.$C$1] + [.D$2]*[.$D$1] + [.$E$1]" office:value-type="float" office:value="256">
            <text:p>256</text:p>
          </table:table-cell>
          <table:table-cell table:formula="of:=FLOOR([.$A93]*[.E$2]*[.$F$1]; 1) + [.$A93]*[.$C$1] + [.E$2]*[.$D$1] + [.$E$1]" office:value-type="float" office:value="281">
            <text:p>281</text:p>
          </table:table-cell>
          <table:table-cell table:formula="of:=FLOOR([.$A93]*[.F$2]*[.$F$1]; 1) + [.$A93]*[.$C$1] + [.F$2]*[.$D$1] + [.$E$1]" office:value-type="float" office:value="305">
            <text:p>305</text:p>
          </table:table-cell>
          <table:table-cell table:formula="of:=FLOOR([.$A93]*[.G$2]*[.$F$1]; 1) + [.$A93]*[.$C$1] + [.G$2]*[.$D$1] + [.$E$1]" office:value-type="float" office:value="330">
            <text:p>330</text:p>
          </table:table-cell>
          <table:table-cell table:formula="of:=FLOOR([.$A93]*[.H$2]*[.$F$1]; 1) + [.$A93]*[.$C$1] + [.H$2]*[.$D$1] + [.$E$1]" office:value-type="float" office:value="355">
            <text:p>355</text:p>
          </table:table-cell>
          <table:table-cell table:formula="of:=FLOOR([.$A93]*[.I$2]*[.$F$1]; 1) + [.$A93]*[.$C$1] + [.I$2]*[.$D$1] + [.$E$1]" office:value-type="float" office:value="380">
            <text:p>380</text:p>
          </table:table-cell>
          <table:table-cell table:formula="of:=FLOOR([.$A93]*[.J$2]*[.$F$1]; 1) + [.$A93]*[.$C$1] + [.J$2]*[.$D$1] + [.$E$1]" office:value-type="float" office:value="404">
            <text:p>404</text:p>
          </table:table-cell>
          <table:table-cell table:formula="of:=FLOOR([.$A93]*[.K$2]*[.$F$1]; 1) + [.$A93]*[.$C$1] + [.K$2]*[.$D$1] + [.$E$1]" office:value-type="float" office:value="429">
            <text:p>429</text:p>
          </table:table-cell>
          <table:table-cell table:formula="of:=FLOOR([.$A93]*[.L$2]*[.$F$1]; 1) + [.$A93]*[.$C$1] + [.L$2]*[.$D$1] + [.$E$1]" office:value-type="float" office:value="454">
            <text:p>454</text:p>
          </table:table-cell>
          <table:table-cell table:formula="of:=FLOOR([.$A93]*[.M$2]*[.$F$1]; 1) + [.$A93]*[.$C$1] + [.M$2]*[.$D$1] + [.$E$1]" office:value-type="float" office:value="479">
            <text:p>479</text:p>
          </table:table-cell>
          <table:table-cell table:formula="of:=FLOOR([.$A93]*[.N$2]*[.$F$1]; 1) + [.$A93]*[.$C$1] + [.N$2]*[.$D$1] + [.$E$1]" office:value-type="float" office:value="503">
            <text:p>503</text:p>
          </table:table-cell>
          <table:table-cell table:formula="of:=FLOOR([.$A93]*[.O$2]*[.$F$1]; 1) + [.$A93]*[.$C$1] + [.O$2]*[.$D$1] + [.$E$1]" office:value-type="float" office:value="528">
            <text:p>528</text:p>
          </table:table-cell>
          <table:table-cell table:formula="of:=FLOOR([.$A93]*[.P$2]*[.$F$1]; 1) + [.$A93]*[.$C$1] + [.P$2]*[.$D$1] + [.$E$1]" office:value-type="float" office:value="553">
            <text:p>553</text:p>
          </table:table-cell>
          <table:table-cell table:formula="of:=FLOOR([.$A93]*[.Q$2]*[.$F$1]; 1) + [.$A93]*[.$C$1] + [.Q$2]*[.$D$1] + [.$E$1]" office:value-type="float" office:value="578">
            <text:p>578</text:p>
          </table:table-cell>
          <table:table-cell table:formula="of:=FLOOR([.$A93]*[.R$2]*[.$F$1]; 1) + [.$A93]*[.$C$1] + [.R$2]*[.$D$1] + [.$E$1]" office:value-type="float" office:value="602">
            <text:p>602</text:p>
          </table:table-cell>
          <table:table-cell table:formula="of:=FLOOR([.$A93]*[.S$2]*[.$F$1]; 1) + [.$A93]*[.$C$1] + [.S$2]*[.$D$1] + [.$E$1]" office:value-type="float" office:value="627">
            <text:p>627</text:p>
          </table:table-cell>
          <table:table-cell table:formula="of:=FLOOR([.$A93]*[.T$2]*[.$F$1]; 1) + [.$A93]*[.$C$1] + [.T$2]*[.$D$1] + [.$E$1]" office:value-type="float" office:value="652">
            <text:p>652</text:p>
          </table:table-cell>
          <table:table-cell table:formula="of:=FLOOR([.$A93]*[.U$2]*[.$F$1]; 1) + [.$A93]*[.$C$1] + [.U$2]*[.$D$1] + [.$E$1]" office:value-type="float" office:value="677">
            <text:p>677</text:p>
          </table:table-cell>
          <table:table-cell table:formula="of:=FLOOR([.$A93]*[.V$2]*[.$F$1]; 1) + [.$A93]*[.$C$1] + [.V$2]*[.$D$1] + [.$E$1]" office:value-type="float" office:value="701">
            <text:p>701</text:p>
          </table:table-cell>
          <table:table-cell table:formula="of:=FLOOR([.$A93]*[.W$2]*[.$F$1]; 1) + [.$A93]*[.$C$1] + [.W$2]*[.$D$1] + [.$E$1]" office:value-type="float" office:value="726">
            <text:p>726</text:p>
          </table:table-cell>
          <table:table-cell table:formula="of:=FLOOR([.$A93]*[.X$2]*[.$F$1]; 1) + [.$A93]*[.$C$1] + [.X$2]*[.$D$1] + [.$E$1]" office:value-type="float" office:value="751">
            <text:p>751</text:p>
          </table:table-cell>
          <table:table-cell table:formula="of:=FLOOR([.$A93]*[.Y$2]*[.$F$1]; 1) + [.$A93]*[.$C$1] + [.Y$2]*[.$D$1] + [.$E$1]" office:value-type="float" office:value="776">
            <text:p>776</text:p>
          </table:table-cell>
          <table:table-cell table:formula="of:=FLOOR([.$A93]*[.Z$2]*[.$F$1]; 1) + [.$A93]*[.$C$1] + [.Z$2]*[.$D$1] + [.$E$1]" office:value-type="float" office:value="800">
            <text:p>800</text:p>
          </table:table-cell>
          <table:table-cell table:formula="of:=FLOOR([.$A93]*[.AA$2]*[.$F$1]; 1) + [.$A93]*[.$C$1] + [.AA$2]*[.$D$1] + [.$E$1]" office:value-type="float" office:value="825">
            <text:p>825</text:p>
          </table:table-cell>
          <table:table-cell table:formula="of:=FLOOR([.$A93]*[.AB$2]*[.$F$1]; 1) + [.$A93]*[.$C$1] + [.AB$2]*[.$D$1] + [.$E$1]" office:value-type="float" office:value="850">
            <text:p>850</text:p>
          </table:table-cell>
          <table:table-cell table:formula="of:=FLOOR([.$A93]*[.AC$2]*[.$F$1]; 1) + [.$A93]*[.$C$1] + [.AC$2]*[.$D$1] + [.$E$1]" office:value-type="float" office:value="875">
            <text:p>875</text:p>
          </table:table-cell>
          <table:table-cell table:formula="of:=FLOOR([.$A93]*[.AD$2]*[.$F$1]; 1) + [.$A93]*[.$C$1] + [.AD$2]*[.$D$1] + [.$E$1]" office:value-type="float" office:value="899">
            <text:p>899</text:p>
          </table:table-cell>
          <table:table-cell table:formula="of:=FLOOR([.$A93]*[.AE$2]*[.$F$1]; 1) + [.$A93]*[.$C$1] + [.AE$2]*[.$D$1] + [.$E$1]" office:value-type="float" office:value="924">
            <text:p>924</text:p>
          </table:table-cell>
          <table:table-cell table:number-columns-repeated="225"/>
        </table:table-row>
        <table:table-row table:style-name="ro3">
          <table:table-cell office:value-type="float" office:value="92">
            <text:p>92</text:p>
          </table:table-cell>
          <table:table-cell table:formula="of:=FLOOR([.$A94]*[.B$2]*[.$F$1]; 1) + [.$A94]*[.$C$1] + [.B$2]*[.$D$1] + [.$E$1]" office:value-type="float" office:value="209">
            <text:p>209</text:p>
          </table:table-cell>
          <table:table-cell table:formula="of:=FLOOR([.$A94]*[.C$2]*[.$F$1]; 1) + [.$A94]*[.$C$1] + [.C$2]*[.$D$1] + [.$E$1]" office:value-type="float" office:value="234">
            <text:p>234</text:p>
          </table:table-cell>
          <table:table-cell table:formula="of:=FLOOR([.$A94]*[.D$2]*[.$F$1]; 1) + [.$A94]*[.$C$1] + [.D$2]*[.$D$1] + [.$E$1]" office:value-type="float" office:value="259">
            <text:p>259</text:p>
          </table:table-cell>
          <table:table-cell table:formula="of:=FLOOR([.$A94]*[.E$2]*[.$F$1]; 1) + [.$A94]*[.$C$1] + [.E$2]*[.$D$1] + [.$E$1]" office:value-type="float" office:value="284">
            <text:p>284</text:p>
          </table:table-cell>
          <table:table-cell table:formula="of:=FLOOR([.$A94]*[.F$2]*[.$F$1]; 1) + [.$A94]*[.$C$1] + [.F$2]*[.$D$1] + [.$E$1]" office:value-type="float" office:value="309">
            <text:p>309</text:p>
          </table:table-cell>
          <table:table-cell table:formula="of:=FLOOR([.$A94]*[.G$2]*[.$F$1]; 1) + [.$A94]*[.$C$1] + [.G$2]*[.$D$1] + [.$E$1]" office:value-type="float" office:value="334">
            <text:p>334</text:p>
          </table:table-cell>
          <table:table-cell table:formula="of:=FLOOR([.$A94]*[.H$2]*[.$F$1]; 1) + [.$A94]*[.$C$1] + [.H$2]*[.$D$1] + [.$E$1]" office:value-type="float" office:value="359">
            <text:p>359</text:p>
          </table:table-cell>
          <table:table-cell table:formula="of:=FLOOR([.$A94]*[.I$2]*[.$F$1]; 1) + [.$A94]*[.$C$1] + [.I$2]*[.$D$1] + [.$E$1]" office:value-type="float" office:value="384">
            <text:p>384</text:p>
          </table:table-cell>
          <table:table-cell table:formula="of:=FLOOR([.$A94]*[.J$2]*[.$F$1]; 1) + [.$A94]*[.$C$1] + [.J$2]*[.$D$1] + [.$E$1]" office:value-type="float" office:value="409">
            <text:p>409</text:p>
          </table:table-cell>
          <table:table-cell table:formula="of:=FLOOR([.$A94]*[.K$2]*[.$F$1]; 1) + [.$A94]*[.$C$1] + [.K$2]*[.$D$1] + [.$E$1]" office:value-type="float" office:value="434">
            <text:p>434</text:p>
          </table:table-cell>
          <table:table-cell table:formula="of:=FLOOR([.$A94]*[.L$2]*[.$F$1]; 1) + [.$A94]*[.$C$1] + [.L$2]*[.$D$1] + [.$E$1]" office:value-type="float" office:value="459">
            <text:p>459</text:p>
          </table:table-cell>
          <table:table-cell table:formula="of:=FLOOR([.$A94]*[.M$2]*[.$F$1]; 1) + [.$A94]*[.$C$1] + [.M$2]*[.$D$1] + [.$E$1]" office:value-type="float" office:value="484">
            <text:p>484</text:p>
          </table:table-cell>
          <table:table-cell table:formula="of:=FLOOR([.$A94]*[.N$2]*[.$F$1]; 1) + [.$A94]*[.$C$1] + [.N$2]*[.$D$1] + [.$E$1]" office:value-type="float" office:value="509">
            <text:p>509</text:p>
          </table:table-cell>
          <table:table-cell table:formula="of:=FLOOR([.$A94]*[.O$2]*[.$F$1]; 1) + [.$A94]*[.$C$1] + [.O$2]*[.$D$1] + [.$E$1]" office:value-type="float" office:value="534">
            <text:p>534</text:p>
          </table:table-cell>
          <table:table-cell table:formula="of:=FLOOR([.$A94]*[.P$2]*[.$F$1]; 1) + [.$A94]*[.$C$1] + [.P$2]*[.$D$1] + [.$E$1]" office:value-type="float" office:value="559">
            <text:p>559</text:p>
          </table:table-cell>
          <table:table-cell table:formula="of:=FLOOR([.$A94]*[.Q$2]*[.$F$1]; 1) + [.$A94]*[.$C$1] + [.Q$2]*[.$D$1] + [.$E$1]" office:value-type="float" office:value="584">
            <text:p>584</text:p>
          </table:table-cell>
          <table:table-cell table:formula="of:=FLOOR([.$A94]*[.R$2]*[.$F$1]; 1) + [.$A94]*[.$C$1] + [.R$2]*[.$D$1] + [.$E$1]" office:value-type="float" office:value="609">
            <text:p>609</text:p>
          </table:table-cell>
          <table:table-cell table:formula="of:=FLOOR([.$A94]*[.S$2]*[.$F$1]; 1) + [.$A94]*[.$C$1] + [.S$2]*[.$D$1] + [.$E$1]" office:value-type="float" office:value="634">
            <text:p>634</text:p>
          </table:table-cell>
          <table:table-cell table:formula="of:=FLOOR([.$A94]*[.T$2]*[.$F$1]; 1) + [.$A94]*[.$C$1] + [.T$2]*[.$D$1] + [.$E$1]" office:value-type="float" office:value="659">
            <text:p>659</text:p>
          </table:table-cell>
          <table:table-cell table:formula="of:=FLOOR([.$A94]*[.U$2]*[.$F$1]; 1) + [.$A94]*[.$C$1] + [.U$2]*[.$D$1] + [.$E$1]" office:value-type="float" office:value="684">
            <text:p>684</text:p>
          </table:table-cell>
          <table:table-cell table:formula="of:=FLOOR([.$A94]*[.V$2]*[.$F$1]; 1) + [.$A94]*[.$C$1] + [.V$2]*[.$D$1] + [.$E$1]" office:value-type="float" office:value="709">
            <text:p>709</text:p>
          </table:table-cell>
          <table:table-cell table:formula="of:=FLOOR([.$A94]*[.W$2]*[.$F$1]; 1) + [.$A94]*[.$C$1] + [.W$2]*[.$D$1] + [.$E$1]" office:value-type="float" office:value="734">
            <text:p>734</text:p>
          </table:table-cell>
          <table:table-cell table:formula="of:=FLOOR([.$A94]*[.X$2]*[.$F$1]; 1) + [.$A94]*[.$C$1] + [.X$2]*[.$D$1] + [.$E$1]" office:value-type="float" office:value="759">
            <text:p>759</text:p>
          </table:table-cell>
          <table:table-cell table:formula="of:=FLOOR([.$A94]*[.Y$2]*[.$F$1]; 1) + [.$A94]*[.$C$1] + [.Y$2]*[.$D$1] + [.$E$1]" office:value-type="float" office:value="784">
            <text:p>784</text:p>
          </table:table-cell>
          <table:table-cell table:formula="of:=FLOOR([.$A94]*[.Z$2]*[.$F$1]; 1) + [.$A94]*[.$C$1] + [.Z$2]*[.$D$1] + [.$E$1]" office:value-type="float" office:value="809">
            <text:p>809</text:p>
          </table:table-cell>
          <table:table-cell table:formula="of:=FLOOR([.$A94]*[.AA$2]*[.$F$1]; 1) + [.$A94]*[.$C$1] + [.AA$2]*[.$D$1] + [.$E$1]" office:value-type="float" office:value="834">
            <text:p>834</text:p>
          </table:table-cell>
          <table:table-cell table:formula="of:=FLOOR([.$A94]*[.AB$2]*[.$F$1]; 1) + [.$A94]*[.$C$1] + [.AB$2]*[.$D$1] + [.$E$1]" office:value-type="float" office:value="859">
            <text:p>859</text:p>
          </table:table-cell>
          <table:table-cell table:formula="of:=FLOOR([.$A94]*[.AC$2]*[.$F$1]; 1) + [.$A94]*[.$C$1] + [.AC$2]*[.$D$1] + [.$E$1]" office:value-type="float" office:value="884">
            <text:p>884</text:p>
          </table:table-cell>
          <table:table-cell table:formula="of:=FLOOR([.$A94]*[.AD$2]*[.$F$1]; 1) + [.$A94]*[.$C$1] + [.AD$2]*[.$D$1] + [.$E$1]" office:value-type="float" office:value="909">
            <text:p>909</text:p>
          </table:table-cell>
          <table:table-cell table:formula="of:=FLOOR([.$A94]*[.AE$2]*[.$F$1]; 1) + [.$A94]*[.$C$1] + [.AE$2]*[.$D$1] + [.$E$1]" office:value-type="float" office:value="934">
            <text:p>934</text:p>
          </table:table-cell>
          <table:table-cell table:number-columns-repeated="225"/>
        </table:table-row>
        <table:table-row table:style-name="ro3">
          <table:table-cell office:value-type="float" office:value="93">
            <text:p>93</text:p>
          </table:table-cell>
          <table:table-cell table:formula="of:=FLOOR([.$A95]*[.B$2]*[.$F$1]; 1) + [.$A95]*[.$C$1] + [.B$2]*[.$D$1] + [.$E$1]" office:value-type="float" office:value="211">
            <text:p>211</text:p>
          </table:table-cell>
          <table:table-cell table:formula="of:=FLOOR([.$A95]*[.C$2]*[.$F$1]; 1) + [.$A95]*[.$C$1] + [.C$2]*[.$D$1] + [.$E$1]" office:value-type="float" office:value="236">
            <text:p>236</text:p>
          </table:table-cell>
          <table:table-cell table:formula="of:=FLOOR([.$A95]*[.D$2]*[.$F$1]; 1) + [.$A95]*[.$C$1] + [.D$2]*[.$D$1] + [.$E$1]" office:value-type="float" office:value="261">
            <text:p>261</text:p>
          </table:table-cell>
          <table:table-cell table:formula="of:=FLOOR([.$A95]*[.E$2]*[.$F$1]; 1) + [.$A95]*[.$C$1] + [.E$2]*[.$D$1] + [.$E$1]" office:value-type="float" office:value="287">
            <text:p>287</text:p>
          </table:table-cell>
          <table:table-cell table:formula="of:=FLOOR([.$A95]*[.F$2]*[.$F$1]; 1) + [.$A95]*[.$C$1] + [.F$2]*[.$D$1] + [.$E$1]" office:value-type="float" office:value="312">
            <text:p>312</text:p>
          </table:table-cell>
          <table:table-cell table:formula="of:=FLOOR([.$A95]*[.G$2]*[.$F$1]; 1) + [.$A95]*[.$C$1] + [.G$2]*[.$D$1] + [.$E$1]" office:value-type="float" office:value="337">
            <text:p>337</text:p>
          </table:table-cell>
          <table:table-cell table:formula="of:=FLOOR([.$A95]*[.H$2]*[.$F$1]; 1) + [.$A95]*[.$C$1] + [.H$2]*[.$D$1] + [.$E$1]" office:value-type="float" office:value="362">
            <text:p>362</text:p>
          </table:table-cell>
          <table:table-cell table:formula="of:=FLOOR([.$A95]*[.I$2]*[.$F$1]; 1) + [.$A95]*[.$C$1] + [.I$2]*[.$D$1] + [.$E$1]" office:value-type="float" office:value="388">
            <text:p>388</text:p>
          </table:table-cell>
          <table:table-cell table:formula="of:=FLOOR([.$A95]*[.J$2]*[.$F$1]; 1) + [.$A95]*[.$C$1] + [.J$2]*[.$D$1] + [.$E$1]" office:value-type="float" office:value="413">
            <text:p>413</text:p>
          </table:table-cell>
          <table:table-cell table:formula="of:=FLOOR([.$A95]*[.K$2]*[.$F$1]; 1) + [.$A95]*[.$C$1] + [.K$2]*[.$D$1] + [.$E$1]" office:value-type="float" office:value="438">
            <text:p>438</text:p>
          </table:table-cell>
          <table:table-cell table:formula="of:=FLOOR([.$A95]*[.L$2]*[.$F$1]; 1) + [.$A95]*[.$C$1] + [.L$2]*[.$D$1] + [.$E$1]" office:value-type="float" office:value="463">
            <text:p>463</text:p>
          </table:table-cell>
          <table:table-cell table:formula="of:=FLOOR([.$A95]*[.M$2]*[.$F$1]; 1) + [.$A95]*[.$C$1] + [.M$2]*[.$D$1] + [.$E$1]" office:value-type="float" office:value="489">
            <text:p>489</text:p>
          </table:table-cell>
          <table:table-cell table:formula="of:=FLOOR([.$A95]*[.N$2]*[.$F$1]; 1) + [.$A95]*[.$C$1] + [.N$2]*[.$D$1] + [.$E$1]" office:value-type="float" office:value="514">
            <text:p>514</text:p>
          </table:table-cell>
          <table:table-cell table:formula="of:=FLOOR([.$A95]*[.O$2]*[.$F$1]; 1) + [.$A95]*[.$C$1] + [.O$2]*[.$D$1] + [.$E$1]" office:value-type="float" office:value="539">
            <text:p>539</text:p>
          </table:table-cell>
          <table:table-cell table:formula="of:=FLOOR([.$A95]*[.P$2]*[.$F$1]; 1) + [.$A95]*[.$C$1] + [.P$2]*[.$D$1] + [.$E$1]" office:value-type="float" office:value="564">
            <text:p>564</text:p>
          </table:table-cell>
          <table:table-cell table:formula="of:=FLOOR([.$A95]*[.Q$2]*[.$F$1]; 1) + [.$A95]*[.$C$1] + [.Q$2]*[.$D$1] + [.$E$1]" office:value-type="float" office:value="590">
            <text:p>590</text:p>
          </table:table-cell>
          <table:table-cell table:formula="of:=FLOOR([.$A95]*[.R$2]*[.$F$1]; 1) + [.$A95]*[.$C$1] + [.R$2]*[.$D$1] + [.$E$1]" office:value-type="float" office:value="615">
            <text:p>615</text:p>
          </table:table-cell>
          <table:table-cell table:formula="of:=FLOOR([.$A95]*[.S$2]*[.$F$1]; 1) + [.$A95]*[.$C$1] + [.S$2]*[.$D$1] + [.$E$1]" office:value-type="float" office:value="640">
            <text:p>640</text:p>
          </table:table-cell>
          <table:table-cell table:formula="of:=FLOOR([.$A95]*[.T$2]*[.$F$1]; 1) + [.$A95]*[.$C$1] + [.T$2]*[.$D$1] + [.$E$1]" office:value-type="float" office:value="665">
            <text:p>665</text:p>
          </table:table-cell>
          <table:table-cell table:formula="of:=FLOOR([.$A95]*[.U$2]*[.$F$1]; 1) + [.$A95]*[.$C$1] + [.U$2]*[.$D$1] + [.$E$1]" office:value-type="float" office:value="691">
            <text:p>691</text:p>
          </table:table-cell>
          <table:table-cell table:formula="of:=FLOOR([.$A95]*[.V$2]*[.$F$1]; 1) + [.$A95]*[.$C$1] + [.V$2]*[.$D$1] + [.$E$1]" office:value-type="float" office:value="716">
            <text:p>716</text:p>
          </table:table-cell>
          <table:table-cell table:formula="of:=FLOOR([.$A95]*[.W$2]*[.$F$1]; 1) + [.$A95]*[.$C$1] + [.W$2]*[.$D$1] + [.$E$1]" office:value-type="float" office:value="741">
            <text:p>741</text:p>
          </table:table-cell>
          <table:table-cell table:formula="of:=FLOOR([.$A95]*[.X$2]*[.$F$1]; 1) + [.$A95]*[.$C$1] + [.X$2]*[.$D$1] + [.$E$1]" office:value-type="float" office:value="766">
            <text:p>766</text:p>
          </table:table-cell>
          <table:table-cell table:formula="of:=FLOOR([.$A95]*[.Y$2]*[.$F$1]; 1) + [.$A95]*[.$C$1] + [.Y$2]*[.$D$1] + [.$E$1]" office:value-type="float" office:value="792">
            <text:p>792</text:p>
          </table:table-cell>
          <table:table-cell table:formula="of:=FLOOR([.$A95]*[.Z$2]*[.$F$1]; 1) + [.$A95]*[.$C$1] + [.Z$2]*[.$D$1] + [.$E$1]" office:value-type="float" office:value="817">
            <text:p>817</text:p>
          </table:table-cell>
          <table:table-cell table:formula="of:=FLOOR([.$A95]*[.AA$2]*[.$F$1]; 1) + [.$A95]*[.$C$1] + [.AA$2]*[.$D$1] + [.$E$1]" office:value-type="float" office:value="842">
            <text:p>842</text:p>
          </table:table-cell>
          <table:table-cell table:formula="of:=FLOOR([.$A95]*[.AB$2]*[.$F$1]; 1) + [.$A95]*[.$C$1] + [.AB$2]*[.$D$1] + [.$E$1]" office:value-type="float" office:value="867">
            <text:p>867</text:p>
          </table:table-cell>
          <table:table-cell table:formula="of:=FLOOR([.$A95]*[.AC$2]*[.$F$1]; 1) + [.$A95]*[.$C$1] + [.AC$2]*[.$D$1] + [.$E$1]" office:value-type="float" office:value="893">
            <text:p>893</text:p>
          </table:table-cell>
          <table:table-cell table:formula="of:=FLOOR([.$A95]*[.AD$2]*[.$F$1]; 1) + [.$A95]*[.$C$1] + [.AD$2]*[.$D$1] + [.$E$1]" office:value-type="float" office:value="918">
            <text:p>918</text:p>
          </table:table-cell>
          <table:table-cell table:formula="of:=FLOOR([.$A95]*[.AE$2]*[.$F$1]; 1) + [.$A95]*[.$C$1] + [.AE$2]*[.$D$1] + [.$E$1]" office:value-type="float" office:value="943">
            <text:p>943</text:p>
          </table:table-cell>
          <table:table-cell table:number-columns-repeated="225"/>
        </table:table-row>
        <table:table-row table:style-name="ro3">
          <table:table-cell office:value-type="float" office:value="94">
            <text:p>94</text:p>
          </table:table-cell>
          <table:table-cell table:formula="of:=FLOOR([.$A96]*[.B$2]*[.$F$1]; 1) + [.$A96]*[.$C$1] + [.B$2]*[.$D$1] + [.$E$1]" office:value-type="float" office:value="213">
            <text:p>213</text:p>
          </table:table-cell>
          <table:table-cell table:formula="of:=FLOOR([.$A96]*[.C$2]*[.$F$1]; 1) + [.$A96]*[.$C$1] + [.C$2]*[.$D$1] + [.$E$1]" office:value-type="float" office:value="239">
            <text:p>239</text:p>
          </table:table-cell>
          <table:table-cell table:formula="of:=FLOOR([.$A96]*[.D$2]*[.$F$1]; 1) + [.$A96]*[.$C$1] + [.D$2]*[.$D$1] + [.$E$1]" office:value-type="float" office:value="264">
            <text:p>264</text:p>
          </table:table-cell>
          <table:table-cell table:formula="of:=FLOOR([.$A96]*[.E$2]*[.$F$1]; 1) + [.$A96]*[.$C$1] + [.E$2]*[.$D$1] + [.$E$1]" office:value-type="float" office:value="290">
            <text:p>290</text:p>
          </table:table-cell>
          <table:table-cell table:formula="of:=FLOOR([.$A96]*[.F$2]*[.$F$1]; 1) + [.$A96]*[.$C$1] + [.F$2]*[.$D$1] + [.$E$1]" office:value-type="float" office:value="315">
            <text:p>315</text:p>
          </table:table-cell>
          <table:table-cell table:formula="of:=FLOOR([.$A96]*[.G$2]*[.$F$1]; 1) + [.$A96]*[.$C$1] + [.G$2]*[.$D$1] + [.$E$1]" office:value-type="float" office:value="341">
            <text:p>341</text:p>
          </table:table-cell>
          <table:table-cell table:formula="of:=FLOOR([.$A96]*[.H$2]*[.$F$1]; 1) + [.$A96]*[.$C$1] + [.H$2]*[.$D$1] + [.$E$1]" office:value-type="float" office:value="366">
            <text:p>366</text:p>
          </table:table-cell>
          <table:table-cell table:formula="of:=FLOOR([.$A96]*[.I$2]*[.$F$1]; 1) + [.$A96]*[.$C$1] + [.I$2]*[.$D$1] + [.$E$1]" office:value-type="float" office:value="392">
            <text:p>392</text:p>
          </table:table-cell>
          <table:table-cell table:formula="of:=FLOOR([.$A96]*[.J$2]*[.$F$1]; 1) + [.$A96]*[.$C$1] + [.J$2]*[.$D$1] + [.$E$1]" office:value-type="float" office:value="417">
            <text:p>417</text:p>
          </table:table-cell>
          <table:table-cell table:formula="of:=FLOOR([.$A96]*[.K$2]*[.$F$1]; 1) + [.$A96]*[.$C$1] + [.K$2]*[.$D$1] + [.$E$1]" office:value-type="float" office:value="443">
            <text:p>443</text:p>
          </table:table-cell>
          <table:table-cell table:formula="of:=FLOOR([.$A96]*[.L$2]*[.$F$1]; 1) + [.$A96]*[.$C$1] + [.L$2]*[.$D$1] + [.$E$1]" office:value-type="float" office:value="468">
            <text:p>468</text:p>
          </table:table-cell>
          <table:table-cell table:formula="of:=FLOOR([.$A96]*[.M$2]*[.$F$1]; 1) + [.$A96]*[.$C$1] + [.M$2]*[.$D$1] + [.$E$1]" office:value-type="float" office:value="494">
            <text:p>494</text:p>
          </table:table-cell>
          <table:table-cell table:formula="of:=FLOOR([.$A96]*[.N$2]*[.$F$1]; 1) + [.$A96]*[.$C$1] + [.N$2]*[.$D$1] + [.$E$1]" office:value-type="float" office:value="519">
            <text:p>519</text:p>
          </table:table-cell>
          <table:table-cell table:formula="of:=FLOOR([.$A96]*[.O$2]*[.$F$1]; 1) + [.$A96]*[.$C$1] + [.O$2]*[.$D$1] + [.$E$1]" office:value-type="float" office:value="545">
            <text:p>545</text:p>
          </table:table-cell>
          <table:table-cell table:formula="of:=FLOOR([.$A96]*[.P$2]*[.$F$1]; 1) + [.$A96]*[.$C$1] + [.P$2]*[.$D$1] + [.$E$1]" office:value-type="float" office:value="570">
            <text:p>570</text:p>
          </table:table-cell>
          <table:table-cell table:formula="of:=FLOOR([.$A96]*[.Q$2]*[.$F$1]; 1) + [.$A96]*[.$C$1] + [.Q$2]*[.$D$1] + [.$E$1]" office:value-type="float" office:value="596">
            <text:p>596</text:p>
          </table:table-cell>
          <table:table-cell table:formula="of:=FLOOR([.$A96]*[.R$2]*[.$F$1]; 1) + [.$A96]*[.$C$1] + [.R$2]*[.$D$1] + [.$E$1]" office:value-type="float" office:value="621">
            <text:p>621</text:p>
          </table:table-cell>
          <table:table-cell table:formula="of:=FLOOR([.$A96]*[.S$2]*[.$F$1]; 1) + [.$A96]*[.$C$1] + [.S$2]*[.$D$1] + [.$E$1]" office:value-type="float" office:value="647">
            <text:p>647</text:p>
          </table:table-cell>
          <table:table-cell table:formula="of:=FLOOR([.$A96]*[.T$2]*[.$F$1]; 1) + [.$A96]*[.$C$1] + [.T$2]*[.$D$1] + [.$E$1]" office:value-type="float" office:value="672">
            <text:p>672</text:p>
          </table:table-cell>
          <table:table-cell table:formula="of:=FLOOR([.$A96]*[.U$2]*[.$F$1]; 1) + [.$A96]*[.$C$1] + [.U$2]*[.$D$1] + [.$E$1]" office:value-type="float" office:value="698">
            <text:p>698</text:p>
          </table:table-cell>
          <table:table-cell table:formula="of:=FLOOR([.$A96]*[.V$2]*[.$F$1]; 1) + [.$A96]*[.$C$1] + [.V$2]*[.$D$1] + [.$E$1]" office:value-type="float" office:value="723">
            <text:p>723</text:p>
          </table:table-cell>
          <table:table-cell table:formula="of:=FLOOR([.$A96]*[.W$2]*[.$F$1]; 1) + [.$A96]*[.$C$1] + [.W$2]*[.$D$1] + [.$E$1]" office:value-type="float" office:value="749">
            <text:p>749</text:p>
          </table:table-cell>
          <table:table-cell table:formula="of:=FLOOR([.$A96]*[.X$2]*[.$F$1]; 1) + [.$A96]*[.$C$1] + [.X$2]*[.$D$1] + [.$E$1]" office:value-type="float" office:value="774">
            <text:p>774</text:p>
          </table:table-cell>
          <table:table-cell table:formula="of:=FLOOR([.$A96]*[.Y$2]*[.$F$1]; 1) + [.$A96]*[.$C$1] + [.Y$2]*[.$D$1] + [.$E$1]" office:value-type="float" office:value="800">
            <text:p>800</text:p>
          </table:table-cell>
          <table:table-cell table:formula="of:=FLOOR([.$A96]*[.Z$2]*[.$F$1]; 1) + [.$A96]*[.$C$1] + [.Z$2]*[.$D$1] + [.$E$1]" office:value-type="float" office:value="825">
            <text:p>825</text:p>
          </table:table-cell>
          <table:table-cell table:formula="of:=FLOOR([.$A96]*[.AA$2]*[.$F$1]; 1) + [.$A96]*[.$C$1] + [.AA$2]*[.$D$1] + [.$E$1]" office:value-type="float" office:value="851">
            <text:p>851</text:p>
          </table:table-cell>
          <table:table-cell table:formula="of:=FLOOR([.$A96]*[.AB$2]*[.$F$1]; 1) + [.$A96]*[.$C$1] + [.AB$2]*[.$D$1] + [.$E$1]" office:value-type="float" office:value="876">
            <text:p>876</text:p>
          </table:table-cell>
          <table:table-cell table:formula="of:=FLOOR([.$A96]*[.AC$2]*[.$F$1]; 1) + [.$A96]*[.$C$1] + [.AC$2]*[.$D$1] + [.$E$1]" office:value-type="float" office:value="902">
            <text:p>902</text:p>
          </table:table-cell>
          <table:table-cell table:formula="of:=FLOOR([.$A96]*[.AD$2]*[.$F$1]; 1) + [.$A96]*[.$C$1] + [.AD$2]*[.$D$1] + [.$E$1]" office:value-type="float" office:value="927">
            <text:p>927</text:p>
          </table:table-cell>
          <table:table-cell table:formula="of:=FLOOR([.$A96]*[.AE$2]*[.$F$1]; 1) + [.$A96]*[.$C$1] + [.AE$2]*[.$D$1] + [.$E$1]" office:value-type="float" office:value="953">
            <text:p>953</text:p>
          </table:table-cell>
          <table:table-cell table:number-columns-repeated="225"/>
        </table:table-row>
        <table:table-row table:style-name="ro3">
          <table:table-cell office:value-type="float" office:value="95">
            <text:p>95</text:p>
          </table:table-cell>
          <table:table-cell table:formula="of:=FLOOR([.$A97]*[.B$2]*[.$F$1]; 1) + [.$A97]*[.$C$1] + [.B$2]*[.$D$1] + [.$E$1]" office:value-type="float" office:value="215">
            <text:p>215</text:p>
          </table:table-cell>
          <table:table-cell table:formula="of:=FLOOR([.$A97]*[.C$2]*[.$F$1]; 1) + [.$A97]*[.$C$1] + [.C$2]*[.$D$1] + [.$E$1]" office:value-type="float" office:value="241">
            <text:p>241</text:p>
          </table:table-cell>
          <table:table-cell table:formula="of:=FLOOR([.$A97]*[.D$2]*[.$F$1]; 1) + [.$A97]*[.$C$1] + [.D$2]*[.$D$1] + [.$E$1]" office:value-type="float" office:value="267">
            <text:p>267</text:p>
          </table:table-cell>
          <table:table-cell table:formula="of:=FLOOR([.$A97]*[.E$2]*[.$F$1]; 1) + [.$A97]*[.$C$1] + [.E$2]*[.$D$1] + [.$E$1]" office:value-type="float" office:value="293">
            <text:p>293</text:p>
          </table:table-cell>
          <table:table-cell table:formula="of:=FLOOR([.$A97]*[.F$2]*[.$F$1]; 1) + [.$A97]*[.$C$1] + [.F$2]*[.$D$1] + [.$E$1]" office:value-type="float" office:value="318">
            <text:p>318</text:p>
          </table:table-cell>
          <table:table-cell table:formula="of:=FLOOR([.$A97]*[.G$2]*[.$F$1]; 1) + [.$A97]*[.$C$1] + [.G$2]*[.$D$1] + [.$E$1]" office:value-type="float" office:value="344">
            <text:p>344</text:p>
          </table:table-cell>
          <table:table-cell table:formula="of:=FLOOR([.$A97]*[.H$2]*[.$F$1]; 1) + [.$A97]*[.$C$1] + [.H$2]*[.$D$1] + [.$E$1]" office:value-type="float" office:value="370">
            <text:p>370</text:p>
          </table:table-cell>
          <table:table-cell table:formula="of:=FLOOR([.$A97]*[.I$2]*[.$F$1]; 1) + [.$A97]*[.$C$1] + [.I$2]*[.$D$1] + [.$E$1]" office:value-type="float" office:value="396">
            <text:p>396</text:p>
          </table:table-cell>
          <table:table-cell table:formula="of:=FLOOR([.$A97]*[.J$2]*[.$F$1]; 1) + [.$A97]*[.$C$1] + [.J$2]*[.$D$1] + [.$E$1]" office:value-type="float" office:value="421">
            <text:p>421</text:p>
          </table:table-cell>
          <table:table-cell table:formula="of:=FLOOR([.$A97]*[.K$2]*[.$F$1]; 1) + [.$A97]*[.$C$1] + [.K$2]*[.$D$1] + [.$E$1]" office:value-type="float" office:value="447">
            <text:p>447</text:p>
          </table:table-cell>
          <table:table-cell table:formula="of:=FLOOR([.$A97]*[.L$2]*[.$F$1]; 1) + [.$A97]*[.$C$1] + [.L$2]*[.$D$1] + [.$E$1]" office:value-type="float" office:value="473">
            <text:p>473</text:p>
          </table:table-cell>
          <table:table-cell table:formula="of:=FLOOR([.$A97]*[.M$2]*[.$F$1]; 1) + [.$A97]*[.$C$1] + [.M$2]*[.$D$1] + [.$E$1]" office:value-type="float" office:value="499">
            <text:p>499</text:p>
          </table:table-cell>
          <table:table-cell table:formula="of:=FLOOR([.$A97]*[.N$2]*[.$F$1]; 1) + [.$A97]*[.$C$1] + [.N$2]*[.$D$1] + [.$E$1]" office:value-type="float" office:value="524">
            <text:p>524</text:p>
          </table:table-cell>
          <table:table-cell table:formula="of:=FLOOR([.$A97]*[.O$2]*[.$F$1]; 1) + [.$A97]*[.$C$1] + [.O$2]*[.$D$1] + [.$E$1]" office:value-type="float" office:value="550">
            <text:p>550</text:p>
          </table:table-cell>
          <table:table-cell table:formula="of:=FLOOR([.$A97]*[.P$2]*[.$F$1]; 1) + [.$A97]*[.$C$1] + [.P$2]*[.$D$1] + [.$E$1]" office:value-type="float" office:value="576">
            <text:p>576</text:p>
          </table:table-cell>
          <table:table-cell table:formula="of:=FLOOR([.$A97]*[.Q$2]*[.$F$1]; 1) + [.$A97]*[.$C$1] + [.Q$2]*[.$D$1] + [.$E$1]" office:value-type="float" office:value="602">
            <text:p>602</text:p>
          </table:table-cell>
          <table:table-cell table:formula="of:=FLOOR([.$A97]*[.R$2]*[.$F$1]; 1) + [.$A97]*[.$C$1] + [.R$2]*[.$D$1] + [.$E$1]" office:value-type="float" office:value="627">
            <text:p>627</text:p>
          </table:table-cell>
          <table:table-cell table:formula="of:=FLOOR([.$A97]*[.S$2]*[.$F$1]; 1) + [.$A97]*[.$C$1] + [.S$2]*[.$D$1] + [.$E$1]" office:value-type="float" office:value="653">
            <text:p>653</text:p>
          </table:table-cell>
          <table:table-cell table:formula="of:=FLOOR([.$A97]*[.T$2]*[.$F$1]; 1) + [.$A97]*[.$C$1] + [.T$2]*[.$D$1] + [.$E$1]" office:value-type="float" office:value="679">
            <text:p>679</text:p>
          </table:table-cell>
          <table:table-cell table:formula="of:=FLOOR([.$A97]*[.U$2]*[.$F$1]; 1) + [.$A97]*[.$C$1] + [.U$2]*[.$D$1] + [.$E$1]" office:value-type="float" office:value="705">
            <text:p>705</text:p>
          </table:table-cell>
          <table:table-cell table:formula="of:=FLOOR([.$A97]*[.V$2]*[.$F$1]; 1) + [.$A97]*[.$C$1] + [.V$2]*[.$D$1] + [.$E$1]" office:value-type="float" office:value="730">
            <text:p>730</text:p>
          </table:table-cell>
          <table:table-cell table:formula="of:=FLOOR([.$A97]*[.W$2]*[.$F$1]; 1) + [.$A97]*[.$C$1] + [.W$2]*[.$D$1] + [.$E$1]" office:value-type="float" office:value="756">
            <text:p>756</text:p>
          </table:table-cell>
          <table:table-cell table:formula="of:=FLOOR([.$A97]*[.X$2]*[.$F$1]; 1) + [.$A97]*[.$C$1] + [.X$2]*[.$D$1] + [.$E$1]" office:value-type="float" office:value="782">
            <text:p>782</text:p>
          </table:table-cell>
          <table:table-cell table:formula="of:=FLOOR([.$A97]*[.Y$2]*[.$F$1]; 1) + [.$A97]*[.$C$1] + [.Y$2]*[.$D$1] + [.$E$1]" office:value-type="float" office:value="808">
            <text:p>808</text:p>
          </table:table-cell>
          <table:table-cell table:formula="of:=FLOOR([.$A97]*[.Z$2]*[.$F$1]; 1) + [.$A97]*[.$C$1] + [.Z$2]*[.$D$1] + [.$E$1]" office:value-type="float" office:value="833">
            <text:p>833</text:p>
          </table:table-cell>
          <table:table-cell table:formula="of:=FLOOR([.$A97]*[.AA$2]*[.$F$1]; 1) + [.$A97]*[.$C$1] + [.AA$2]*[.$D$1] + [.$E$1]" office:value-type="float" office:value="859">
            <text:p>859</text:p>
          </table:table-cell>
          <table:table-cell table:formula="of:=FLOOR([.$A97]*[.AB$2]*[.$F$1]; 1) + [.$A97]*[.$C$1] + [.AB$2]*[.$D$1] + [.$E$1]" office:value-type="float" office:value="885">
            <text:p>885</text:p>
          </table:table-cell>
          <table:table-cell table:formula="of:=FLOOR([.$A97]*[.AC$2]*[.$F$1]; 1) + [.$A97]*[.$C$1] + [.AC$2]*[.$D$1] + [.$E$1]" office:value-type="float" office:value="911">
            <text:p>911</text:p>
          </table:table-cell>
          <table:table-cell table:formula="of:=FLOOR([.$A97]*[.AD$2]*[.$F$1]; 1) + [.$A97]*[.$C$1] + [.AD$2]*[.$D$1] + [.$E$1]" office:value-type="float" office:value="936">
            <text:p>936</text:p>
          </table:table-cell>
          <table:table-cell table:formula="of:=FLOOR([.$A97]*[.AE$2]*[.$F$1]; 1) + [.$A97]*[.$C$1] + [.AE$2]*[.$D$1] + [.$E$1]" office:value-type="float" office:value="962">
            <text:p>962</text:p>
          </table:table-cell>
          <table:table-cell table:number-columns-repeated="225"/>
        </table:table-row>
        <table:table-row table:style-name="ro3">
          <table:table-cell office:value-type="float" office:value="96">
            <text:p>96</text:p>
          </table:table-cell>
          <table:table-cell table:formula="of:=FLOOR([.$A98]*[.B$2]*[.$F$1]; 1) + [.$A98]*[.$C$1] + [.B$2]*[.$D$1] + [.$E$1]" office:value-type="float" office:value="218">
            <text:p>218</text:p>
          </table:table-cell>
          <table:table-cell table:formula="of:=FLOOR([.$A98]*[.C$2]*[.$F$1]; 1) + [.$A98]*[.$C$1] + [.C$2]*[.$D$1] + [.$E$1]" office:value-type="float" office:value="244">
            <text:p>244</text:p>
          </table:table-cell>
          <table:table-cell table:formula="of:=FLOOR([.$A98]*[.D$2]*[.$F$1]; 1) + [.$A98]*[.$C$1] + [.D$2]*[.$D$1] + [.$E$1]" office:value-type="float" office:value="270">
            <text:p>270</text:p>
          </table:table-cell>
          <table:table-cell table:formula="of:=FLOOR([.$A98]*[.E$2]*[.$F$1]; 1) + [.$A98]*[.$C$1] + [.E$2]*[.$D$1] + [.$E$1]" office:value-type="float" office:value="296">
            <text:p>296</text:p>
          </table:table-cell>
          <table:table-cell table:formula="of:=FLOOR([.$A98]*[.F$2]*[.$F$1]; 1) + [.$A98]*[.$C$1] + [.F$2]*[.$D$1] + [.$E$1]" office:value-type="float" office:value="322">
            <text:p>322</text:p>
          </table:table-cell>
          <table:table-cell table:formula="of:=FLOOR([.$A98]*[.G$2]*[.$F$1]; 1) + [.$A98]*[.$C$1] + [.G$2]*[.$D$1] + [.$E$1]" office:value-type="float" office:value="348">
            <text:p>348</text:p>
          </table:table-cell>
          <table:table-cell table:formula="of:=FLOOR([.$A98]*[.H$2]*[.$F$1]; 1) + [.$A98]*[.$C$1] + [.H$2]*[.$D$1] + [.$E$1]" office:value-type="float" office:value="374">
            <text:p>374</text:p>
          </table:table-cell>
          <table:table-cell table:formula="of:=FLOOR([.$A98]*[.I$2]*[.$F$1]; 1) + [.$A98]*[.$C$1] + [.I$2]*[.$D$1] + [.$E$1]" office:value-type="float" office:value="400">
            <text:p>400</text:p>
          </table:table-cell>
          <table:table-cell table:formula="of:=FLOOR([.$A98]*[.J$2]*[.$F$1]; 1) + [.$A98]*[.$C$1] + [.J$2]*[.$D$1] + [.$E$1]" office:value-type="float" office:value="426">
            <text:p>426</text:p>
          </table:table-cell>
          <table:table-cell table:formula="of:=FLOOR([.$A98]*[.K$2]*[.$F$1]; 1) + [.$A98]*[.$C$1] + [.K$2]*[.$D$1] + [.$E$1]" office:value-type="float" office:value="452">
            <text:p>452</text:p>
          </table:table-cell>
          <table:table-cell table:formula="of:=FLOOR([.$A98]*[.L$2]*[.$F$1]; 1) + [.$A98]*[.$C$1] + [.L$2]*[.$D$1] + [.$E$1]" office:value-type="float" office:value="478">
            <text:p>478</text:p>
          </table:table-cell>
          <table:table-cell table:formula="of:=FLOOR([.$A98]*[.M$2]*[.$F$1]; 1) + [.$A98]*[.$C$1] + [.M$2]*[.$D$1] + [.$E$1]" office:value-type="float" office:value="504">
            <text:p>504</text:p>
          </table:table-cell>
          <table:table-cell table:formula="of:=FLOOR([.$A98]*[.N$2]*[.$F$1]; 1) + [.$A98]*[.$C$1] + [.N$2]*[.$D$1] + [.$E$1]" office:value-type="float" office:value="530">
            <text:p>530</text:p>
          </table:table-cell>
          <table:table-cell table:formula="of:=FLOOR([.$A98]*[.O$2]*[.$F$1]; 1) + [.$A98]*[.$C$1] + [.O$2]*[.$D$1] + [.$E$1]" office:value-type="float" office:value="556">
            <text:p>556</text:p>
          </table:table-cell>
          <table:table-cell table:formula="of:=FLOOR([.$A98]*[.P$2]*[.$F$1]; 1) + [.$A98]*[.$C$1] + [.P$2]*[.$D$1] + [.$E$1]" office:value-type="float" office:value="582">
            <text:p>582</text:p>
          </table:table-cell>
          <table:table-cell table:formula="of:=FLOOR([.$A98]*[.Q$2]*[.$F$1]; 1) + [.$A98]*[.$C$1] + [.Q$2]*[.$D$1] + [.$E$1]" office:value-type="float" office:value="608">
            <text:p>608</text:p>
          </table:table-cell>
          <table:table-cell table:formula="of:=FLOOR([.$A98]*[.R$2]*[.$F$1]; 1) + [.$A98]*[.$C$1] + [.R$2]*[.$D$1] + [.$E$1]" office:value-type="float" office:value="634">
            <text:p>634</text:p>
          </table:table-cell>
          <table:table-cell table:formula="of:=FLOOR([.$A98]*[.S$2]*[.$F$1]; 1) + [.$A98]*[.$C$1] + [.S$2]*[.$D$1] + [.$E$1]" office:value-type="float" office:value="660">
            <text:p>660</text:p>
          </table:table-cell>
          <table:table-cell table:formula="of:=FLOOR([.$A98]*[.T$2]*[.$F$1]; 1) + [.$A98]*[.$C$1] + [.T$2]*[.$D$1] + [.$E$1]" office:value-type="float" office:value="686">
            <text:p>686</text:p>
          </table:table-cell>
          <table:table-cell table:formula="of:=FLOOR([.$A98]*[.U$2]*[.$F$1]; 1) + [.$A98]*[.$C$1] + [.U$2]*[.$D$1] + [.$E$1]" office:value-type="float" office:value="712">
            <text:p>712</text:p>
          </table:table-cell>
          <table:table-cell table:formula="of:=FLOOR([.$A98]*[.V$2]*[.$F$1]; 1) + [.$A98]*[.$C$1] + [.V$2]*[.$D$1] + [.$E$1]" office:value-type="float" office:value="738">
            <text:p>738</text:p>
          </table:table-cell>
          <table:table-cell table:formula="of:=FLOOR([.$A98]*[.W$2]*[.$F$1]; 1) + [.$A98]*[.$C$1] + [.W$2]*[.$D$1] + [.$E$1]" office:value-type="float" office:value="764">
            <text:p>764</text:p>
          </table:table-cell>
          <table:table-cell table:formula="of:=FLOOR([.$A98]*[.X$2]*[.$F$1]; 1) + [.$A98]*[.$C$1] + [.X$2]*[.$D$1] + [.$E$1]" office:value-type="float" office:value="790">
            <text:p>790</text:p>
          </table:table-cell>
          <table:table-cell table:formula="of:=FLOOR([.$A98]*[.Y$2]*[.$F$1]; 1) + [.$A98]*[.$C$1] + [.Y$2]*[.$D$1] + [.$E$1]" office:value-type="float" office:value="816">
            <text:p>816</text:p>
          </table:table-cell>
          <table:table-cell table:formula="of:=FLOOR([.$A98]*[.Z$2]*[.$F$1]; 1) + [.$A98]*[.$C$1] + [.Z$2]*[.$D$1] + [.$E$1]" office:value-type="float" office:value="842">
            <text:p>842</text:p>
          </table:table-cell>
          <table:table-cell table:formula="of:=FLOOR([.$A98]*[.AA$2]*[.$F$1]; 1) + [.$A98]*[.$C$1] + [.AA$2]*[.$D$1] + [.$E$1]" office:value-type="float" office:value="868">
            <text:p>868</text:p>
          </table:table-cell>
          <table:table-cell table:formula="of:=FLOOR([.$A98]*[.AB$2]*[.$F$1]; 1) + [.$A98]*[.$C$1] + [.AB$2]*[.$D$1] + [.$E$1]" office:value-type="float" office:value="894">
            <text:p>894</text:p>
          </table:table-cell>
          <table:table-cell table:formula="of:=FLOOR([.$A98]*[.AC$2]*[.$F$1]; 1) + [.$A98]*[.$C$1] + [.AC$2]*[.$D$1] + [.$E$1]" office:value-type="float" office:value="920">
            <text:p>920</text:p>
          </table:table-cell>
          <table:table-cell table:formula="of:=FLOOR([.$A98]*[.AD$2]*[.$F$1]; 1) + [.$A98]*[.$C$1] + [.AD$2]*[.$D$1] + [.$E$1]" office:value-type="float" office:value="946">
            <text:p>946</text:p>
          </table:table-cell>
          <table:table-cell table:formula="of:=FLOOR([.$A98]*[.AE$2]*[.$F$1]; 1) + [.$A98]*[.$C$1] + [.AE$2]*[.$D$1] + [.$E$1]" office:value-type="float" office:value="972">
            <text:p>972</text:p>
          </table:table-cell>
          <table:table-cell table:number-columns-repeated="225"/>
        </table:table-row>
        <table:table-row table:style-name="ro3">
          <table:table-cell office:value-type="float" office:value="97">
            <text:p>97</text:p>
          </table:table-cell>
          <table:table-cell table:formula="of:=FLOOR([.$A99]*[.B$2]*[.$F$1]; 1) + [.$A99]*[.$C$1] + [.B$2]*[.$D$1] + [.$E$1]" office:value-type="float" office:value="220">
            <text:p>220</text:p>
          </table:table-cell>
          <table:table-cell table:formula="of:=FLOOR([.$A99]*[.C$2]*[.$F$1]; 1) + [.$A99]*[.$C$1] + [.C$2]*[.$D$1] + [.$E$1]" office:value-type="float" office:value="246">
            <text:p>246</text:p>
          </table:table-cell>
          <table:table-cell table:formula="of:=FLOOR([.$A99]*[.D$2]*[.$F$1]; 1) + [.$A99]*[.$C$1] + [.D$2]*[.$D$1] + [.$E$1]" office:value-type="float" office:value="272">
            <text:p>272</text:p>
          </table:table-cell>
          <table:table-cell table:formula="of:=FLOOR([.$A99]*[.E$2]*[.$F$1]; 1) + [.$A99]*[.$C$1] + [.E$2]*[.$D$1] + [.$E$1]" office:value-type="float" office:value="299">
            <text:p>299</text:p>
          </table:table-cell>
          <table:table-cell table:formula="of:=FLOOR([.$A99]*[.F$2]*[.$F$1]; 1) + [.$A99]*[.$C$1] + [.F$2]*[.$D$1] + [.$E$1]" office:value-type="float" office:value="325">
            <text:p>325</text:p>
          </table:table-cell>
          <table:table-cell table:formula="of:=FLOOR([.$A99]*[.G$2]*[.$F$1]; 1) + [.$A99]*[.$C$1] + [.G$2]*[.$D$1] + [.$E$1]" office:value-type="float" office:value="351">
            <text:p>351</text:p>
          </table:table-cell>
          <table:table-cell table:formula="of:=FLOOR([.$A99]*[.H$2]*[.$F$1]; 1) + [.$A99]*[.$C$1] + [.H$2]*[.$D$1] + [.$E$1]" office:value-type="float" office:value="377">
            <text:p>377</text:p>
          </table:table-cell>
          <table:table-cell table:formula="of:=FLOOR([.$A99]*[.I$2]*[.$F$1]; 1) + [.$A99]*[.$C$1] + [.I$2]*[.$D$1] + [.$E$1]" office:value-type="float" office:value="404">
            <text:p>404</text:p>
          </table:table-cell>
          <table:table-cell table:formula="of:=FLOOR([.$A99]*[.J$2]*[.$F$1]; 1) + [.$A99]*[.$C$1] + [.J$2]*[.$D$1] + [.$E$1]" office:value-type="float" office:value="430">
            <text:p>430</text:p>
          </table:table-cell>
          <table:table-cell table:formula="of:=FLOOR([.$A99]*[.K$2]*[.$F$1]; 1) + [.$A99]*[.$C$1] + [.K$2]*[.$D$1] + [.$E$1]" office:value-type="float" office:value="456">
            <text:p>456</text:p>
          </table:table-cell>
          <table:table-cell table:formula="of:=FLOOR([.$A99]*[.L$2]*[.$F$1]; 1) + [.$A99]*[.$C$1] + [.L$2]*[.$D$1] + [.$E$1]" office:value-type="float" office:value="482">
            <text:p>482</text:p>
          </table:table-cell>
          <table:table-cell table:formula="of:=FLOOR([.$A99]*[.M$2]*[.$F$1]; 1) + [.$A99]*[.$C$1] + [.M$2]*[.$D$1] + [.$E$1]" office:value-type="float" office:value="509">
            <text:p>509</text:p>
          </table:table-cell>
          <table:table-cell table:formula="of:=FLOOR([.$A99]*[.N$2]*[.$F$1]; 1) + [.$A99]*[.$C$1] + [.N$2]*[.$D$1] + [.$E$1]" office:value-type="float" office:value="535">
            <text:p>535</text:p>
          </table:table-cell>
          <table:table-cell table:formula="of:=FLOOR([.$A99]*[.O$2]*[.$F$1]; 1) + [.$A99]*[.$C$1] + [.O$2]*[.$D$1] + [.$E$1]" office:value-type="float" office:value="561">
            <text:p>561</text:p>
          </table:table-cell>
          <table:table-cell table:formula="of:=FLOOR([.$A99]*[.P$2]*[.$F$1]; 1) + [.$A99]*[.$C$1] + [.P$2]*[.$D$1] + [.$E$1]" office:value-type="float" office:value="587">
            <text:p>587</text:p>
          </table:table-cell>
          <table:table-cell table:formula="of:=FLOOR([.$A99]*[.Q$2]*[.$F$1]; 1) + [.$A99]*[.$C$1] + [.Q$2]*[.$D$1] + [.$E$1]" office:value-type="float" office:value="614">
            <text:p>614</text:p>
          </table:table-cell>
          <table:table-cell table:formula="of:=FLOOR([.$A99]*[.R$2]*[.$F$1]; 1) + [.$A99]*[.$C$1] + [.R$2]*[.$D$1] + [.$E$1]" office:value-type="float" office:value="640">
            <text:p>640</text:p>
          </table:table-cell>
          <table:table-cell table:formula="of:=FLOOR([.$A99]*[.S$2]*[.$F$1]; 1) + [.$A99]*[.$C$1] + [.S$2]*[.$D$1] + [.$E$1]" office:value-type="float" office:value="666">
            <text:p>666</text:p>
          </table:table-cell>
          <table:table-cell table:formula="of:=FLOOR([.$A99]*[.T$2]*[.$F$1]; 1) + [.$A99]*[.$C$1] + [.T$2]*[.$D$1] + [.$E$1]" office:value-type="float" office:value="692">
            <text:p>692</text:p>
          </table:table-cell>
          <table:table-cell table:formula="of:=FLOOR([.$A99]*[.U$2]*[.$F$1]; 1) + [.$A99]*[.$C$1] + [.U$2]*[.$D$1] + [.$E$1]" office:value-type="float" office:value="719">
            <text:p>719</text:p>
          </table:table-cell>
          <table:table-cell table:formula="of:=FLOOR([.$A99]*[.V$2]*[.$F$1]; 1) + [.$A99]*[.$C$1] + [.V$2]*[.$D$1] + [.$E$1]" office:value-type="float" office:value="745">
            <text:p>745</text:p>
          </table:table-cell>
          <table:table-cell table:formula="of:=FLOOR([.$A99]*[.W$2]*[.$F$1]; 1) + [.$A99]*[.$C$1] + [.W$2]*[.$D$1] + [.$E$1]" office:value-type="float" office:value="771">
            <text:p>771</text:p>
          </table:table-cell>
          <table:table-cell table:formula="of:=FLOOR([.$A99]*[.X$2]*[.$F$1]; 1) + [.$A99]*[.$C$1] + [.X$2]*[.$D$1] + [.$E$1]" office:value-type="float" office:value="797">
            <text:p>797</text:p>
          </table:table-cell>
          <table:table-cell table:formula="of:=FLOOR([.$A99]*[.Y$2]*[.$F$1]; 1) + [.$A99]*[.$C$1] + [.Y$2]*[.$D$1] + [.$E$1]" office:value-type="float" office:value="824">
            <text:p>824</text:p>
          </table:table-cell>
          <table:table-cell table:formula="of:=FLOOR([.$A99]*[.Z$2]*[.$F$1]; 1) + [.$A99]*[.$C$1] + [.Z$2]*[.$D$1] + [.$E$1]" office:value-type="float" office:value="850">
            <text:p>850</text:p>
          </table:table-cell>
          <table:table-cell table:formula="of:=FLOOR([.$A99]*[.AA$2]*[.$F$1]; 1) + [.$A99]*[.$C$1] + [.AA$2]*[.$D$1] + [.$E$1]" office:value-type="float" office:value="876">
            <text:p>876</text:p>
          </table:table-cell>
          <table:table-cell table:formula="of:=FLOOR([.$A99]*[.AB$2]*[.$F$1]; 1) + [.$A99]*[.$C$1] + [.AB$2]*[.$D$1] + [.$E$1]" office:value-type="float" office:value="902">
            <text:p>902</text:p>
          </table:table-cell>
          <table:table-cell table:formula="of:=FLOOR([.$A99]*[.AC$2]*[.$F$1]; 1) + [.$A99]*[.$C$1] + [.AC$2]*[.$D$1] + [.$E$1]" office:value-type="float" office:value="929">
            <text:p>929</text:p>
          </table:table-cell>
          <table:table-cell table:formula="of:=FLOOR([.$A99]*[.AD$2]*[.$F$1]; 1) + [.$A99]*[.$C$1] + [.AD$2]*[.$D$1] + [.$E$1]" office:value-type="float" office:value="955">
            <text:p>955</text:p>
          </table:table-cell>
          <table:table-cell table:formula="of:=FLOOR([.$A99]*[.AE$2]*[.$F$1]; 1) + [.$A99]*[.$C$1] + [.AE$2]*[.$D$1] + [.$E$1]" office:value-type="float" office:value="981">
            <text:p>981</text:p>
          </table:table-cell>
          <table:table-cell table:number-columns-repeated="225"/>
        </table:table-row>
        <table:table-row table:style-name="ro3">
          <table:table-cell office:value-type="float" office:value="98">
            <text:p>98</text:p>
          </table:table-cell>
          <table:table-cell table:formula="of:=FLOOR([.$A100]*[.B$2]*[.$F$1]; 1) + [.$A100]*[.$C$1] + [.B$2]*[.$D$1] + [.$E$1]" office:value-type="float" office:value="222">
            <text:p>222</text:p>
          </table:table-cell>
          <table:table-cell table:formula="of:=FLOOR([.$A100]*[.C$2]*[.$F$1]; 1) + [.$A100]*[.$C$1] + [.C$2]*[.$D$1] + [.$E$1]" office:value-type="float" office:value="249">
            <text:p>249</text:p>
          </table:table-cell>
          <table:table-cell table:formula="of:=FLOOR([.$A100]*[.D$2]*[.$F$1]; 1) + [.$A100]*[.$C$1] + [.D$2]*[.$D$1] + [.$E$1]" office:value-type="float" office:value="275">
            <text:p>275</text:p>
          </table:table-cell>
          <table:table-cell table:formula="of:=FLOOR([.$A100]*[.E$2]*[.$F$1]; 1) + [.$A100]*[.$C$1] + [.E$2]*[.$D$1] + [.$E$1]" office:value-type="float" office:value="302">
            <text:p>302</text:p>
          </table:table-cell>
          <table:table-cell table:formula="of:=FLOOR([.$A100]*[.F$2]*[.$F$1]; 1) + [.$A100]*[.$C$1] + [.F$2]*[.$D$1] + [.$E$1]" office:value-type="float" office:value="328">
            <text:p>328</text:p>
          </table:table-cell>
          <table:table-cell table:formula="of:=FLOOR([.$A100]*[.G$2]*[.$F$1]; 1) + [.$A100]*[.$C$1] + [.G$2]*[.$D$1] + [.$E$1]" office:value-type="float" office:value="355">
            <text:p>355</text:p>
          </table:table-cell>
          <table:table-cell table:formula="of:=FLOOR([.$A100]*[.H$2]*[.$F$1]; 1) + [.$A100]*[.$C$1] + [.H$2]*[.$D$1] + [.$E$1]" office:value-type="float" office:value="381">
            <text:p>381</text:p>
          </table:table-cell>
          <table:table-cell table:formula="of:=FLOOR([.$A100]*[.I$2]*[.$F$1]; 1) + [.$A100]*[.$C$1] + [.I$2]*[.$D$1] + [.$E$1]" office:value-type="float" office:value="408">
            <text:p>408</text:p>
          </table:table-cell>
          <table:table-cell table:formula="of:=FLOOR([.$A100]*[.J$2]*[.$F$1]; 1) + [.$A100]*[.$C$1] + [.J$2]*[.$D$1] + [.$E$1]" office:value-type="float" office:value="434">
            <text:p>434</text:p>
          </table:table-cell>
          <table:table-cell table:formula="of:=FLOOR([.$A100]*[.K$2]*[.$F$1]; 1) + [.$A100]*[.$C$1] + [.K$2]*[.$D$1] + [.$E$1]" office:value-type="float" office:value="461">
            <text:p>461</text:p>
          </table:table-cell>
          <table:table-cell table:formula="of:=FLOOR([.$A100]*[.L$2]*[.$F$1]; 1) + [.$A100]*[.$C$1] + [.L$2]*[.$D$1] + [.$E$1]" office:value-type="float" office:value="487">
            <text:p>487</text:p>
          </table:table-cell>
          <table:table-cell table:formula="of:=FLOOR([.$A100]*[.M$2]*[.$F$1]; 1) + [.$A100]*[.$C$1] + [.M$2]*[.$D$1] + [.$E$1]" office:value-type="float" office:value="514">
            <text:p>514</text:p>
          </table:table-cell>
          <table:table-cell table:formula="of:=FLOOR([.$A100]*[.N$2]*[.$F$1]; 1) + [.$A100]*[.$C$1] + [.N$2]*[.$D$1] + [.$E$1]" office:value-type="float" office:value="540">
            <text:p>540</text:p>
          </table:table-cell>
          <table:table-cell table:formula="of:=FLOOR([.$A100]*[.O$2]*[.$F$1]; 1) + [.$A100]*[.$C$1] + [.O$2]*[.$D$1] + [.$E$1]" office:value-type="float" office:value="567">
            <text:p>567</text:p>
          </table:table-cell>
          <table:table-cell table:formula="of:=FLOOR([.$A100]*[.P$2]*[.$F$1]; 1) + [.$A100]*[.$C$1] + [.P$2]*[.$D$1] + [.$E$1]" office:value-type="float" office:value="593">
            <text:p>593</text:p>
          </table:table-cell>
          <table:table-cell table:formula="of:=FLOOR([.$A100]*[.Q$2]*[.$F$1]; 1) + [.$A100]*[.$C$1] + [.Q$2]*[.$D$1] + [.$E$1]" office:value-type="float" office:value="620">
            <text:p>620</text:p>
          </table:table-cell>
          <table:table-cell table:formula="of:=FLOOR([.$A100]*[.R$2]*[.$F$1]; 1) + [.$A100]*[.$C$1] + [.R$2]*[.$D$1] + [.$E$1]" office:value-type="float" office:value="646">
            <text:p>646</text:p>
          </table:table-cell>
          <table:table-cell table:formula="of:=FLOOR([.$A100]*[.S$2]*[.$F$1]; 1) + [.$A100]*[.$C$1] + [.S$2]*[.$D$1] + [.$E$1]" office:value-type="float" office:value="673">
            <text:p>673</text:p>
          </table:table-cell>
          <table:table-cell table:formula="of:=FLOOR([.$A100]*[.T$2]*[.$F$1]; 1) + [.$A100]*[.$C$1] + [.T$2]*[.$D$1] + [.$E$1]" office:value-type="float" office:value="699">
            <text:p>699</text:p>
          </table:table-cell>
          <table:table-cell table:formula="of:=FLOOR([.$A100]*[.U$2]*[.$F$1]; 1) + [.$A100]*[.$C$1] + [.U$2]*[.$D$1] + [.$E$1]" office:value-type="float" office:value="726">
            <text:p>726</text:p>
          </table:table-cell>
          <table:table-cell table:formula="of:=FLOOR([.$A100]*[.V$2]*[.$F$1]; 1) + [.$A100]*[.$C$1] + [.V$2]*[.$D$1] + [.$E$1]" office:value-type="float" office:value="752">
            <text:p>752</text:p>
          </table:table-cell>
          <table:table-cell table:formula="of:=FLOOR([.$A100]*[.W$2]*[.$F$1]; 1) + [.$A100]*[.$C$1] + [.W$2]*[.$D$1] + [.$E$1]" office:value-type="float" office:value="779">
            <text:p>779</text:p>
          </table:table-cell>
          <table:table-cell table:formula="of:=FLOOR([.$A100]*[.X$2]*[.$F$1]; 1) + [.$A100]*[.$C$1] + [.X$2]*[.$D$1] + [.$E$1]" office:value-type="float" office:value="805">
            <text:p>805</text:p>
          </table:table-cell>
          <table:table-cell table:formula="of:=FLOOR([.$A100]*[.Y$2]*[.$F$1]; 1) + [.$A100]*[.$C$1] + [.Y$2]*[.$D$1] + [.$E$1]" office:value-type="float" office:value="832">
            <text:p>832</text:p>
          </table:table-cell>
          <table:table-cell table:formula="of:=FLOOR([.$A100]*[.Z$2]*[.$F$1]; 1) + [.$A100]*[.$C$1] + [.Z$2]*[.$D$1] + [.$E$1]" office:value-type="float" office:value="858">
            <text:p>858</text:p>
          </table:table-cell>
          <table:table-cell table:formula="of:=FLOOR([.$A100]*[.AA$2]*[.$F$1]; 1) + [.$A100]*[.$C$1] + [.AA$2]*[.$D$1] + [.$E$1]" office:value-type="float" office:value="885">
            <text:p>885</text:p>
          </table:table-cell>
          <table:table-cell table:formula="of:=FLOOR([.$A100]*[.AB$2]*[.$F$1]; 1) + [.$A100]*[.$C$1] + [.AB$2]*[.$D$1] + [.$E$1]" office:value-type="float" office:value="911">
            <text:p>911</text:p>
          </table:table-cell>
          <table:table-cell table:formula="of:=FLOOR([.$A100]*[.AC$2]*[.$F$1]; 1) + [.$A100]*[.$C$1] + [.AC$2]*[.$D$1] + [.$E$1]" office:value-type="float" office:value="938">
            <text:p>938</text:p>
          </table:table-cell>
          <table:table-cell table:formula="of:=FLOOR([.$A100]*[.AD$2]*[.$F$1]; 1) + [.$A100]*[.$C$1] + [.AD$2]*[.$D$1] + [.$E$1]" office:value-type="float" office:value="964">
            <text:p>964</text:p>
          </table:table-cell>
          <table:table-cell table:formula="of:=FLOOR([.$A100]*[.AE$2]*[.$F$1]; 1) + [.$A100]*[.$C$1] + [.AE$2]*[.$D$1] + [.$E$1]" office:value-type="float" office:value="991">
            <text:p>991</text:p>
          </table:table-cell>
          <table:table-cell table:number-columns-repeated="225"/>
        </table:table-row>
        <table:table-row table:style-name="ro3">
          <table:table-cell office:value-type="float" office:value="99">
            <text:p>99</text:p>
          </table:table-cell>
          <table:table-cell table:formula="of:=FLOOR([.$A101]*[.B$2]*[.$F$1]; 1) + [.$A101]*[.$C$1] + [.B$2]*[.$D$1] + [.$E$1]" office:value-type="float" office:value="224">
            <text:p>224</text:p>
          </table:table-cell>
          <table:table-cell table:formula="of:=FLOOR([.$A101]*[.C$2]*[.$F$1]; 1) + [.$A101]*[.$C$1] + [.C$2]*[.$D$1] + [.$E$1]" office:value-type="float" office:value="251">
            <text:p>251</text:p>
          </table:table-cell>
          <table:table-cell table:formula="of:=FLOOR([.$A101]*[.D$2]*[.$F$1]; 1) + [.$A101]*[.$C$1] + [.D$2]*[.$D$1] + [.$E$1]" office:value-type="float" office:value="278">
            <text:p>278</text:p>
          </table:table-cell>
          <table:table-cell table:formula="of:=FLOOR([.$A101]*[.E$2]*[.$F$1]; 1) + [.$A101]*[.$C$1] + [.E$2]*[.$D$1] + [.$E$1]" office:value-type="float" office:value="305">
            <text:p>305</text:p>
          </table:table-cell>
          <table:table-cell table:formula="of:=FLOOR([.$A101]*[.F$2]*[.$F$1]; 1) + [.$A101]*[.$C$1] + [.F$2]*[.$D$1] + [.$E$1]" office:value-type="float" office:value="331">
            <text:p>331</text:p>
          </table:table-cell>
          <table:table-cell table:formula="of:=FLOOR([.$A101]*[.G$2]*[.$F$1]; 1) + [.$A101]*[.$C$1] + [.G$2]*[.$D$1] + [.$E$1]" office:value-type="float" office:value="358">
            <text:p>358</text:p>
          </table:table-cell>
          <table:table-cell table:formula="of:=FLOOR([.$A101]*[.H$2]*[.$F$1]; 1) + [.$A101]*[.$C$1] + [.H$2]*[.$D$1] + [.$E$1]" office:value-type="float" office:value="385">
            <text:p>385</text:p>
          </table:table-cell>
          <table:table-cell table:formula="of:=FLOOR([.$A101]*[.I$2]*[.$F$1]; 1) + [.$A101]*[.$C$1] + [.I$2]*[.$D$1] + [.$E$1]" office:value-type="float" office:value="412">
            <text:p>412</text:p>
          </table:table-cell>
          <table:table-cell table:formula="of:=FLOOR([.$A101]*[.J$2]*[.$F$1]; 1) + [.$A101]*[.$C$1] + [.J$2]*[.$D$1] + [.$E$1]" office:value-type="float" office:value="438">
            <text:p>438</text:p>
          </table:table-cell>
          <table:table-cell table:formula="of:=FLOOR([.$A101]*[.K$2]*[.$F$1]; 1) + [.$A101]*[.$C$1] + [.K$2]*[.$D$1] + [.$E$1]" office:value-type="float" office:value="465">
            <text:p>465</text:p>
          </table:table-cell>
          <table:table-cell table:formula="of:=FLOOR([.$A101]*[.L$2]*[.$F$1]; 1) + [.$A101]*[.$C$1] + [.L$2]*[.$D$1] + [.$E$1]" office:value-type="float" office:value="492">
            <text:p>492</text:p>
          </table:table-cell>
          <table:table-cell table:formula="of:=FLOOR([.$A101]*[.M$2]*[.$F$1]; 1) + [.$A101]*[.$C$1] + [.M$2]*[.$D$1] + [.$E$1]" office:value-type="float" office:value="519">
            <text:p>519</text:p>
          </table:table-cell>
          <table:table-cell table:formula="of:=FLOOR([.$A101]*[.N$2]*[.$F$1]; 1) + [.$A101]*[.$C$1] + [.N$2]*[.$D$1] + [.$E$1]" office:value-type="float" office:value="545">
            <text:p>545</text:p>
          </table:table-cell>
          <table:table-cell table:formula="of:=FLOOR([.$A101]*[.O$2]*[.$F$1]; 1) + [.$A101]*[.$C$1] + [.O$2]*[.$D$1] + [.$E$1]" office:value-type="float" office:value="572">
            <text:p>572</text:p>
          </table:table-cell>
          <table:table-cell table:formula="of:=FLOOR([.$A101]*[.P$2]*[.$F$1]; 1) + [.$A101]*[.$C$1] + [.P$2]*[.$D$1] + [.$E$1]" office:value-type="float" office:value="599">
            <text:p>599</text:p>
          </table:table-cell>
          <table:table-cell table:formula="of:=FLOOR([.$A101]*[.Q$2]*[.$F$1]; 1) + [.$A101]*[.$C$1] + [.Q$2]*[.$D$1] + [.$E$1]" office:value-type="float" office:value="626">
            <text:p>626</text:p>
          </table:table-cell>
          <table:table-cell table:formula="of:=FLOOR([.$A101]*[.R$2]*[.$F$1]; 1) + [.$A101]*[.$C$1] + [.R$2]*[.$D$1] + [.$E$1]" office:value-type="float" office:value="652">
            <text:p>652</text:p>
          </table:table-cell>
          <table:table-cell table:formula="of:=FLOOR([.$A101]*[.S$2]*[.$F$1]; 1) + [.$A101]*[.$C$1] + [.S$2]*[.$D$1] + [.$E$1]" office:value-type="float" office:value="679">
            <text:p>679</text:p>
          </table:table-cell>
          <table:table-cell table:formula="of:=FLOOR([.$A101]*[.T$2]*[.$F$1]; 1) + [.$A101]*[.$C$1] + [.T$2]*[.$D$1] + [.$E$1]" office:value-type="float" office:value="706">
            <text:p>706</text:p>
          </table:table-cell>
          <table:table-cell table:formula="of:=FLOOR([.$A101]*[.U$2]*[.$F$1]; 1) + [.$A101]*[.$C$1] + [.U$2]*[.$D$1] + [.$E$1]" office:value-type="float" office:value="733">
            <text:p>733</text:p>
          </table:table-cell>
          <table:table-cell table:formula="of:=FLOOR([.$A101]*[.V$2]*[.$F$1]; 1) + [.$A101]*[.$C$1] + [.V$2]*[.$D$1] + [.$E$1]" office:value-type="float" office:value="759">
            <text:p>759</text:p>
          </table:table-cell>
          <table:table-cell table:formula="of:=FLOOR([.$A101]*[.W$2]*[.$F$1]; 1) + [.$A101]*[.$C$1] + [.W$2]*[.$D$1] + [.$E$1]" office:value-type="float" office:value="786">
            <text:p>786</text:p>
          </table:table-cell>
          <table:table-cell table:formula="of:=FLOOR([.$A101]*[.X$2]*[.$F$1]; 1) + [.$A101]*[.$C$1] + [.X$2]*[.$D$1] + [.$E$1]" office:value-type="float" office:value="813">
            <text:p>813</text:p>
          </table:table-cell>
          <table:table-cell table:formula="of:=FLOOR([.$A101]*[.Y$2]*[.$F$1]; 1) + [.$A101]*[.$C$1] + [.Y$2]*[.$D$1] + [.$E$1]" office:value-type="float" office:value="840">
            <text:p>840</text:p>
          </table:table-cell>
          <table:table-cell table:formula="of:=FLOOR([.$A101]*[.Z$2]*[.$F$1]; 1) + [.$A101]*[.$C$1] + [.Z$2]*[.$D$1] + [.$E$1]" office:value-type="float" office:value="866">
            <text:p>866</text:p>
          </table:table-cell>
          <table:table-cell table:formula="of:=FLOOR([.$A101]*[.AA$2]*[.$F$1]; 1) + [.$A101]*[.$C$1] + [.AA$2]*[.$D$1] + [.$E$1]" office:value-type="float" office:value="893">
            <text:p>893</text:p>
          </table:table-cell>
          <table:table-cell table:formula="of:=FLOOR([.$A101]*[.AB$2]*[.$F$1]; 1) + [.$A101]*[.$C$1] + [.AB$2]*[.$D$1] + [.$E$1]" office:value-type="float" office:value="920">
            <text:p>920</text:p>
          </table:table-cell>
          <table:table-cell table:formula="of:=FLOOR([.$A101]*[.AC$2]*[.$F$1]; 1) + [.$A101]*[.$C$1] + [.AC$2]*[.$D$1] + [.$E$1]" office:value-type="float" office:value="947">
            <text:p>947</text:p>
          </table:table-cell>
          <table:table-cell table:formula="of:=FLOOR([.$A101]*[.AD$2]*[.$F$1]; 1) + [.$A101]*[.$C$1] + [.AD$2]*[.$D$1] + [.$E$1]" office:value-type="float" office:value="973">
            <text:p>973</text:p>
          </table:table-cell>
          <table:table-cell table:formula="of:=FLOOR([.$A101]*[.AE$2]*[.$F$1]; 1) + [.$A101]*[.$C$1] + [.AE$2]*[.$D$1] + [.$E$1]" office:value-type="float" office:value="1000">
            <text:p>1000</text:p>
          </table:table-cell>
          <table:table-cell table:number-columns-repeated="225"/>
        </table:table-row>
        <table:table-row table:style-name="ro3">
          <table:table-cell office:value-type="float" office:value="100">
            <text:p>100</text:p>
          </table:table-cell>
          <table:table-cell table:formula="of:=FLOOR([.$A102]*[.B$2]*[.$F$1]; 1) + [.$A102]*[.$C$1] + [.B$2]*[.$D$1] + [.$E$1]" office:value-type="float" office:value="227">
            <text:p>227</text:p>
          </table:table-cell>
          <table:table-cell table:formula="of:=FLOOR([.$A102]*[.C$2]*[.$F$1]; 1) + [.$A102]*[.$C$1] + [.C$2]*[.$D$1] + [.$E$1]" office:value-type="float" office:value="254">
            <text:p>254</text:p>
          </table:table-cell>
          <table:table-cell table:formula="of:=FLOOR([.$A102]*[.D$2]*[.$F$1]; 1) + [.$A102]*[.$C$1] + [.D$2]*[.$D$1] + [.$E$1]" office:value-type="float" office:value="281">
            <text:p>281</text:p>
          </table:table-cell>
          <table:table-cell table:formula="of:=FLOOR([.$A102]*[.E$2]*[.$F$1]; 1) + [.$A102]*[.$C$1] + [.E$2]*[.$D$1] + [.$E$1]" office:value-type="float" office:value="308">
            <text:p>308</text:p>
          </table:table-cell>
          <table:table-cell table:formula="of:=FLOOR([.$A102]*[.F$2]*[.$F$1]; 1) + [.$A102]*[.$C$1] + [.F$2]*[.$D$1] + [.$E$1]" office:value-type="float" office:value="335">
            <text:p>335</text:p>
          </table:table-cell>
          <table:table-cell table:formula="of:=FLOOR([.$A102]*[.G$2]*[.$F$1]; 1) + [.$A102]*[.$C$1] + [.G$2]*[.$D$1] + [.$E$1]" office:value-type="float" office:value="362">
            <text:p>362</text:p>
          </table:table-cell>
          <table:table-cell table:formula="of:=FLOOR([.$A102]*[.H$2]*[.$F$1]; 1) + [.$A102]*[.$C$1] + [.H$2]*[.$D$1] + [.$E$1]" office:value-type="float" office:value="389">
            <text:p>389</text:p>
          </table:table-cell>
          <table:table-cell table:formula="of:=FLOOR([.$A102]*[.I$2]*[.$F$1]; 1) + [.$A102]*[.$C$1] + [.I$2]*[.$D$1] + [.$E$1]" office:value-type="float" office:value="416">
            <text:p>416</text:p>
          </table:table-cell>
          <table:table-cell table:formula="of:=FLOOR([.$A102]*[.J$2]*[.$F$1]; 1) + [.$A102]*[.$C$1] + [.J$2]*[.$D$1] + [.$E$1]" office:value-type="float" office:value="443">
            <text:p>443</text:p>
          </table:table-cell>
          <table:table-cell table:formula="of:=FLOOR([.$A102]*[.K$2]*[.$F$1]; 1) + [.$A102]*[.$C$1] + [.K$2]*[.$D$1] + [.$E$1]" office:value-type="float" office:value="470">
            <text:p>470</text:p>
          </table:table-cell>
          <table:table-cell table:formula="of:=FLOOR([.$A102]*[.L$2]*[.$F$1]; 1) + [.$A102]*[.$C$1] + [.L$2]*[.$D$1] + [.$E$1]" office:value-type="float" office:value="497">
            <text:p>497</text:p>
          </table:table-cell>
          <table:table-cell table:formula="of:=FLOOR([.$A102]*[.M$2]*[.$F$1]; 1) + [.$A102]*[.$C$1] + [.M$2]*[.$D$1] + [.$E$1]" office:value-type="float" office:value="524">
            <text:p>524</text:p>
          </table:table-cell>
          <table:table-cell table:formula="of:=FLOOR([.$A102]*[.N$2]*[.$F$1]; 1) + [.$A102]*[.$C$1] + [.N$2]*[.$D$1] + [.$E$1]" office:value-type="float" office:value="551">
            <text:p>551</text:p>
          </table:table-cell>
          <table:table-cell table:formula="of:=FLOOR([.$A102]*[.O$2]*[.$F$1]; 1) + [.$A102]*[.$C$1] + [.O$2]*[.$D$1] + [.$E$1]" office:value-type="float" office:value="578">
            <text:p>578</text:p>
          </table:table-cell>
          <table:table-cell table:formula="of:=FLOOR([.$A102]*[.P$2]*[.$F$1]; 1) + [.$A102]*[.$C$1] + [.P$2]*[.$D$1] + [.$E$1]" office:value-type="float" office:value="605">
            <text:p>605</text:p>
          </table:table-cell>
          <table:table-cell table:formula="of:=FLOOR([.$A102]*[.Q$2]*[.$F$1]; 1) + [.$A102]*[.$C$1] + [.Q$2]*[.$D$1] + [.$E$1]" office:value-type="float" office:value="632">
            <text:p>632</text:p>
          </table:table-cell>
          <table:table-cell table:formula="of:=FLOOR([.$A102]*[.R$2]*[.$F$1]; 1) + [.$A102]*[.$C$1] + [.R$2]*[.$D$1] + [.$E$1]" office:value-type="float" office:value="659">
            <text:p>659</text:p>
          </table:table-cell>
          <table:table-cell table:formula="of:=FLOOR([.$A102]*[.S$2]*[.$F$1]; 1) + [.$A102]*[.$C$1] + [.S$2]*[.$D$1] + [.$E$1]" office:value-type="float" office:value="686">
            <text:p>686</text:p>
          </table:table-cell>
          <table:table-cell table:formula="of:=FLOOR([.$A102]*[.T$2]*[.$F$1]; 1) + [.$A102]*[.$C$1] + [.T$2]*[.$D$1] + [.$E$1]" office:value-type="float" office:value="713">
            <text:p>713</text:p>
          </table:table-cell>
          <table:table-cell table:formula="of:=FLOOR([.$A102]*[.U$2]*[.$F$1]; 1) + [.$A102]*[.$C$1] + [.U$2]*[.$D$1] + [.$E$1]" office:value-type="float" office:value="740">
            <text:p>740</text:p>
          </table:table-cell>
          <table:table-cell table:formula="of:=FLOOR([.$A102]*[.V$2]*[.$F$1]; 1) + [.$A102]*[.$C$1] + [.V$2]*[.$D$1] + [.$E$1]" office:value-type="float" office:value="767">
            <text:p>767</text:p>
          </table:table-cell>
          <table:table-cell table:formula="of:=FLOOR([.$A102]*[.W$2]*[.$F$1]; 1) + [.$A102]*[.$C$1] + [.W$2]*[.$D$1] + [.$E$1]" office:value-type="float" office:value="794">
            <text:p>794</text:p>
          </table:table-cell>
          <table:table-cell table:formula="of:=FLOOR([.$A102]*[.X$2]*[.$F$1]; 1) + [.$A102]*[.$C$1] + [.X$2]*[.$D$1] + [.$E$1]" office:value-type="float" office:value="821">
            <text:p>821</text:p>
          </table:table-cell>
          <table:table-cell table:formula="of:=FLOOR([.$A102]*[.Y$2]*[.$F$1]; 1) + [.$A102]*[.$C$1] + [.Y$2]*[.$D$1] + [.$E$1]" office:value-type="float" office:value="848">
            <text:p>848</text:p>
          </table:table-cell>
          <table:table-cell table:formula="of:=FLOOR([.$A102]*[.Z$2]*[.$F$1]; 1) + [.$A102]*[.$C$1] + [.Z$2]*[.$D$1] + [.$E$1]" office:value-type="float" office:value="875">
            <text:p>875</text:p>
          </table:table-cell>
          <table:table-cell table:formula="of:=FLOOR([.$A102]*[.AA$2]*[.$F$1]; 1) + [.$A102]*[.$C$1] + [.AA$2]*[.$D$1] + [.$E$1]" office:value-type="float" office:value="902">
            <text:p>902</text:p>
          </table:table-cell>
          <table:table-cell table:formula="of:=FLOOR([.$A102]*[.AB$2]*[.$F$1]; 1) + [.$A102]*[.$C$1] + [.AB$2]*[.$D$1] + [.$E$1]" office:value-type="float" office:value="929">
            <text:p>929</text:p>
          </table:table-cell>
          <table:table-cell table:formula="of:=FLOOR([.$A102]*[.AC$2]*[.$F$1]; 1) + [.$A102]*[.$C$1] + [.AC$2]*[.$D$1] + [.$E$1]" office:value-type="float" office:value="956">
            <text:p>956</text:p>
          </table:table-cell>
          <table:table-cell table:formula="of:=FLOOR([.$A102]*[.AD$2]*[.$F$1]; 1) + [.$A102]*[.$C$1] + [.AD$2]*[.$D$1] + [.$E$1]" office:value-type="float" office:value="983">
            <text:p>983</text:p>
          </table:table-cell>
          <table:table-cell table:formula="of:=FLOOR([.$A102]*[.AE$2]*[.$F$1]; 1) + [.$A102]*[.$C$1] + [.AE$2]*[.$D$1] + [.$E$1]" office:value-type="float" office:value="1010">
            <text:p>1010</text:p>
          </table:table-cell>
          <table:table-cell table:number-columns-repeated="225"/>
        </table:table-row>
        <table:table-row table:style-name="ro3">
          <table:table-cell office:value-type="float" office:value="101">
            <text:p>101</text:p>
          </table:table-cell>
          <table:table-cell table:formula="of:=FLOOR([.$A103]*[.B$2]*[.$F$1]; 1) + [.$A103]*[.$C$1] + [.B$2]*[.$D$1] + [.$E$1]" office:value-type="float" office:value="229">
            <text:p>229</text:p>
          </table:table-cell>
          <table:table-cell table:formula="of:=FLOOR([.$A103]*[.C$2]*[.$F$1]; 1) + [.$A103]*[.$C$1] + [.C$2]*[.$D$1] + [.$E$1]" office:value-type="float" office:value="256">
            <text:p>256</text:p>
          </table:table-cell>
          <table:table-cell table:formula="of:=FLOOR([.$A103]*[.D$2]*[.$F$1]; 1) + [.$A103]*[.$C$1] + [.D$2]*[.$D$1] + [.$E$1]" office:value-type="float" office:value="283">
            <text:p>283</text:p>
          </table:table-cell>
          <table:table-cell table:formula="of:=FLOOR([.$A103]*[.E$2]*[.$F$1]; 1) + [.$A103]*[.$C$1] + [.E$2]*[.$D$1] + [.$E$1]" office:value-type="float" office:value="311">
            <text:p>311</text:p>
          </table:table-cell>
          <table:table-cell table:formula="of:=FLOOR([.$A103]*[.F$2]*[.$F$1]; 1) + [.$A103]*[.$C$1] + [.F$2]*[.$D$1] + [.$E$1]" office:value-type="float" office:value="338">
            <text:p>338</text:p>
          </table:table-cell>
          <table:table-cell table:formula="of:=FLOOR([.$A103]*[.G$2]*[.$F$1]; 1) + [.$A103]*[.$C$1] + [.G$2]*[.$D$1] + [.$E$1]" office:value-type="float" office:value="365">
            <text:p>365</text:p>
          </table:table-cell>
          <table:table-cell table:formula="of:=FLOOR([.$A103]*[.H$2]*[.$F$1]; 1) + [.$A103]*[.$C$1] + [.H$2]*[.$D$1] + [.$E$1]" office:value-type="float" office:value="392">
            <text:p>392</text:p>
          </table:table-cell>
          <table:table-cell table:formula="of:=FLOOR([.$A103]*[.I$2]*[.$F$1]; 1) + [.$A103]*[.$C$1] + [.I$2]*[.$D$1] + [.$E$1]" office:value-type="float" office:value="420">
            <text:p>420</text:p>
          </table:table-cell>
          <table:table-cell table:formula="of:=FLOOR([.$A103]*[.J$2]*[.$F$1]; 1) + [.$A103]*[.$C$1] + [.J$2]*[.$D$1] + [.$E$1]" office:value-type="float" office:value="447">
            <text:p>447</text:p>
          </table:table-cell>
          <table:table-cell table:formula="of:=FLOOR([.$A103]*[.K$2]*[.$F$1]; 1) + [.$A103]*[.$C$1] + [.K$2]*[.$D$1] + [.$E$1]" office:value-type="float" office:value="474">
            <text:p>474</text:p>
          </table:table-cell>
          <table:table-cell table:formula="of:=FLOOR([.$A103]*[.L$2]*[.$F$1]; 1) + [.$A103]*[.$C$1] + [.L$2]*[.$D$1] + [.$E$1]" office:value-type="float" office:value="501">
            <text:p>501</text:p>
          </table:table-cell>
          <table:table-cell table:formula="of:=FLOOR([.$A103]*[.M$2]*[.$F$1]; 1) + [.$A103]*[.$C$1] + [.M$2]*[.$D$1] + [.$E$1]" office:value-type="float" office:value="529">
            <text:p>529</text:p>
          </table:table-cell>
          <table:table-cell table:formula="of:=FLOOR([.$A103]*[.N$2]*[.$F$1]; 1) + [.$A103]*[.$C$1] + [.N$2]*[.$D$1] + [.$E$1]" office:value-type="float" office:value="556">
            <text:p>556</text:p>
          </table:table-cell>
          <table:table-cell table:formula="of:=FLOOR([.$A103]*[.O$2]*[.$F$1]; 1) + [.$A103]*[.$C$1] + [.O$2]*[.$D$1] + [.$E$1]" office:value-type="float" office:value="583">
            <text:p>583</text:p>
          </table:table-cell>
          <table:table-cell table:formula="of:=FLOOR([.$A103]*[.P$2]*[.$F$1]; 1) + [.$A103]*[.$C$1] + [.P$2]*[.$D$1] + [.$E$1]" office:value-type="float" office:value="610">
            <text:p>610</text:p>
          </table:table-cell>
          <table:table-cell table:formula="of:=FLOOR([.$A103]*[.Q$2]*[.$F$1]; 1) + [.$A103]*[.$C$1] + [.Q$2]*[.$D$1] + [.$E$1]" office:value-type="float" office:value="638">
            <text:p>638</text:p>
          </table:table-cell>
          <table:table-cell table:formula="of:=FLOOR([.$A103]*[.R$2]*[.$F$1]; 1) + [.$A103]*[.$C$1] + [.R$2]*[.$D$1] + [.$E$1]" office:value-type="float" office:value="665">
            <text:p>665</text:p>
          </table:table-cell>
          <table:table-cell table:formula="of:=FLOOR([.$A103]*[.S$2]*[.$F$1]; 1) + [.$A103]*[.$C$1] + [.S$2]*[.$D$1] + [.$E$1]" office:value-type="float" office:value="692">
            <text:p>692</text:p>
          </table:table-cell>
          <table:table-cell table:formula="of:=FLOOR([.$A103]*[.T$2]*[.$F$1]; 1) + [.$A103]*[.$C$1] + [.T$2]*[.$D$1] + [.$E$1]" office:value-type="float" office:value="719">
            <text:p>719</text:p>
          </table:table-cell>
          <table:table-cell table:formula="of:=FLOOR([.$A103]*[.U$2]*[.$F$1]; 1) + [.$A103]*[.$C$1] + [.U$2]*[.$D$1] + [.$E$1]" office:value-type="float" office:value="747">
            <text:p>747</text:p>
          </table:table-cell>
          <table:table-cell table:formula="of:=FLOOR([.$A103]*[.V$2]*[.$F$1]; 1) + [.$A103]*[.$C$1] + [.V$2]*[.$D$1] + [.$E$1]" office:value-type="float" office:value="774">
            <text:p>774</text:p>
          </table:table-cell>
          <table:table-cell table:formula="of:=FLOOR([.$A103]*[.W$2]*[.$F$1]; 1) + [.$A103]*[.$C$1] + [.W$2]*[.$D$1] + [.$E$1]" office:value-type="float" office:value="801">
            <text:p>801</text:p>
          </table:table-cell>
          <table:table-cell table:formula="of:=FLOOR([.$A103]*[.X$2]*[.$F$1]; 1) + [.$A103]*[.$C$1] + [.X$2]*[.$D$1] + [.$E$1]" office:value-type="float" office:value="828">
            <text:p>828</text:p>
          </table:table-cell>
          <table:table-cell table:formula="of:=FLOOR([.$A103]*[.Y$2]*[.$F$1]; 1) + [.$A103]*[.$C$1] + [.Y$2]*[.$D$1] + [.$E$1]" office:value-type="float" office:value="856">
            <text:p>856</text:p>
          </table:table-cell>
          <table:table-cell table:formula="of:=FLOOR([.$A103]*[.Z$2]*[.$F$1]; 1) + [.$A103]*[.$C$1] + [.Z$2]*[.$D$1] + [.$E$1]" office:value-type="float" office:value="883">
            <text:p>883</text:p>
          </table:table-cell>
          <table:table-cell table:formula="of:=FLOOR([.$A103]*[.AA$2]*[.$F$1]; 1) + [.$A103]*[.$C$1] + [.AA$2]*[.$D$1] + [.$E$1]" office:value-type="float" office:value="910">
            <text:p>910</text:p>
          </table:table-cell>
          <table:table-cell table:formula="of:=FLOOR([.$A103]*[.AB$2]*[.$F$1]; 1) + [.$A103]*[.$C$1] + [.AB$2]*[.$D$1] + [.$E$1]" office:value-type="float" office:value="937">
            <text:p>937</text:p>
          </table:table-cell>
          <table:table-cell table:formula="of:=FLOOR([.$A103]*[.AC$2]*[.$F$1]; 1) + [.$A103]*[.$C$1] + [.AC$2]*[.$D$1] + [.$E$1]" office:value-type="float" office:value="965">
            <text:p>965</text:p>
          </table:table-cell>
          <table:table-cell table:formula="of:=FLOOR([.$A103]*[.AD$2]*[.$F$1]; 1) + [.$A103]*[.$C$1] + [.AD$2]*[.$D$1] + [.$E$1]" office:value-type="float" office:value="992">
            <text:p>992</text:p>
          </table:table-cell>
          <table:table-cell table:formula="of:=FLOOR([.$A103]*[.AE$2]*[.$F$1]; 1) + [.$A103]*[.$C$1] + [.AE$2]*[.$D$1] + [.$E$1]" office:value-type="float" office:value="1019">
            <text:p>1019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02">
            <text:p>102</text:p>
          </table:table-cell>
          <table:table-cell table:formula="of:=FLOOR([.$A104]*[.B$2]*[.$F$1]; 1) + [.$A104]*[.$C$1] + [.B$2]*[.$D$1] + [.$E$1]" office:value-type="float" office:value="231">
            <text:p>231</text:p>
          </table:table-cell>
          <table:table-cell table:formula="of:=FLOOR([.$A104]*[.C$2]*[.$F$1]; 1) + [.$A104]*[.$C$1] + [.C$2]*[.$D$1] + [.$E$1]" office:value-type="float" office:value="259">
            <text:p>259</text:p>
          </table:table-cell>
          <table:table-cell table:formula="of:=FLOOR([.$A104]*[.D$2]*[.$F$1]; 1) + [.$A104]*[.$C$1] + [.D$2]*[.$D$1] + [.$E$1]" office:value-type="float" office:value="286">
            <text:p>286</text:p>
          </table:table-cell>
          <table:table-cell table:formula="of:=FLOOR([.$A104]*[.E$2]*[.$F$1]; 1) + [.$A104]*[.$C$1] + [.E$2]*[.$D$1] + [.$E$1]" office:value-type="float" office:value="314">
            <text:p>314</text:p>
          </table:table-cell>
          <table:table-cell table:formula="of:=FLOOR([.$A104]*[.F$2]*[.$F$1]; 1) + [.$A104]*[.$C$1] + [.F$2]*[.$D$1] + [.$E$1]" office:value-type="float" office:value="341">
            <text:p>341</text:p>
          </table:table-cell>
          <table:table-cell table:formula="of:=FLOOR([.$A104]*[.G$2]*[.$F$1]; 1) + [.$A104]*[.$C$1] + [.G$2]*[.$D$1] + [.$E$1]" office:value-type="float" office:value="369">
            <text:p>369</text:p>
          </table:table-cell>
          <table:table-cell table:formula="of:=FLOOR([.$A104]*[.H$2]*[.$F$1]; 1) + [.$A104]*[.$C$1] + [.H$2]*[.$D$1] + [.$E$1]" office:value-type="float" office:value="396">
            <text:p>396</text:p>
          </table:table-cell>
          <table:table-cell table:formula="of:=FLOOR([.$A104]*[.I$2]*[.$F$1]; 1) + [.$A104]*[.$C$1] + [.I$2]*[.$D$1] + [.$E$1]" office:value-type="float" office:value="424">
            <text:p>424</text:p>
          </table:table-cell>
          <table:table-cell table:formula="of:=FLOOR([.$A104]*[.J$2]*[.$F$1]; 1) + [.$A104]*[.$C$1] + [.J$2]*[.$D$1] + [.$E$1]" office:value-type="float" office:value="451">
            <text:p>451</text:p>
          </table:table-cell>
          <table:table-cell table:formula="of:=FLOOR([.$A104]*[.K$2]*[.$F$1]; 1) + [.$A104]*[.$C$1] + [.K$2]*[.$D$1] + [.$E$1]" office:value-type="float" office:value="479">
            <text:p>479</text:p>
          </table:table-cell>
          <table:table-cell table:formula="of:=FLOOR([.$A104]*[.L$2]*[.$F$1]; 1) + [.$A104]*[.$C$1] + [.L$2]*[.$D$1] + [.$E$1]" office:value-type="float" office:value="506">
            <text:p>506</text:p>
          </table:table-cell>
          <table:table-cell table:formula="of:=FLOOR([.$A104]*[.M$2]*[.$F$1]; 1) + [.$A104]*[.$C$1] + [.M$2]*[.$D$1] + [.$E$1]" office:value-type="float" office:value="534">
            <text:p>534</text:p>
          </table:table-cell>
          <table:table-cell table:formula="of:=FLOOR([.$A104]*[.N$2]*[.$F$1]; 1) + [.$A104]*[.$C$1] + [.N$2]*[.$D$1] + [.$E$1]" office:value-type="float" office:value="561">
            <text:p>561</text:p>
          </table:table-cell>
          <table:table-cell table:formula="of:=FLOOR([.$A104]*[.O$2]*[.$F$1]; 1) + [.$A104]*[.$C$1] + [.O$2]*[.$D$1] + [.$E$1]" office:value-type="float" office:value="589">
            <text:p>589</text:p>
          </table:table-cell>
          <table:table-cell table:formula="of:=FLOOR([.$A104]*[.P$2]*[.$F$1]; 1) + [.$A104]*[.$C$1] + [.P$2]*[.$D$1] + [.$E$1]" office:value-type="float" office:value="616">
            <text:p>616</text:p>
          </table:table-cell>
          <table:table-cell table:formula="of:=FLOOR([.$A104]*[.Q$2]*[.$F$1]; 1) + [.$A104]*[.$C$1] + [.Q$2]*[.$D$1] + [.$E$1]" office:value-type="float" office:value="644">
            <text:p>644</text:p>
          </table:table-cell>
          <table:table-cell table:formula="of:=FLOOR([.$A104]*[.R$2]*[.$F$1]; 1) + [.$A104]*[.$C$1] + [.R$2]*[.$D$1] + [.$E$1]" office:value-type="float" office:value="671">
            <text:p>671</text:p>
          </table:table-cell>
          <table:table-cell table:formula="of:=FLOOR([.$A104]*[.S$2]*[.$F$1]; 1) + [.$A104]*[.$C$1] + [.S$2]*[.$D$1] + [.$E$1]" office:value-type="float" office:value="699">
            <text:p>699</text:p>
          </table:table-cell>
          <table:table-cell table:formula="of:=FLOOR([.$A104]*[.T$2]*[.$F$1]; 1) + [.$A104]*[.$C$1] + [.T$2]*[.$D$1] + [.$E$1]" office:value-type="float" office:value="726">
            <text:p>726</text:p>
          </table:table-cell>
          <table:table-cell table:formula="of:=FLOOR([.$A104]*[.U$2]*[.$F$1]; 1) + [.$A104]*[.$C$1] + [.U$2]*[.$D$1] + [.$E$1]" office:value-type="float" office:value="754">
            <text:p>754</text:p>
          </table:table-cell>
          <table:table-cell table:formula="of:=FLOOR([.$A104]*[.V$2]*[.$F$1]; 1) + [.$A104]*[.$C$1] + [.V$2]*[.$D$1] + [.$E$1]" office:value-type="float" office:value="781">
            <text:p>781</text:p>
          </table:table-cell>
          <table:table-cell table:formula="of:=FLOOR([.$A104]*[.W$2]*[.$F$1]; 1) + [.$A104]*[.$C$1] + [.W$2]*[.$D$1] + [.$E$1]" office:value-type="float" office:value="809">
            <text:p>809</text:p>
          </table:table-cell>
          <table:table-cell table:formula="of:=FLOOR([.$A104]*[.X$2]*[.$F$1]; 1) + [.$A104]*[.$C$1] + [.X$2]*[.$D$1] + [.$E$1]" office:value-type="float" office:value="836">
            <text:p>836</text:p>
          </table:table-cell>
          <table:table-cell table:formula="of:=FLOOR([.$A104]*[.Y$2]*[.$F$1]; 1) + [.$A104]*[.$C$1] + [.Y$2]*[.$D$1] + [.$E$1]" office:value-type="float" office:value="864">
            <text:p>864</text:p>
          </table:table-cell>
          <table:table-cell table:formula="of:=FLOOR([.$A104]*[.Z$2]*[.$F$1]; 1) + [.$A104]*[.$C$1] + [.Z$2]*[.$D$1] + [.$E$1]" office:value-type="float" office:value="891">
            <text:p>891</text:p>
          </table:table-cell>
          <table:table-cell table:formula="of:=FLOOR([.$A104]*[.AA$2]*[.$F$1]; 1) + [.$A104]*[.$C$1] + [.AA$2]*[.$D$1] + [.$E$1]" office:value-type="float" office:value="919">
            <text:p>919</text:p>
          </table:table-cell>
          <table:table-cell table:formula="of:=FLOOR([.$A104]*[.AB$2]*[.$F$1]; 1) + [.$A104]*[.$C$1] + [.AB$2]*[.$D$1] + [.$E$1]" office:value-type="float" office:value="946">
            <text:p>946</text:p>
          </table:table-cell>
          <table:table-cell table:formula="of:=FLOOR([.$A104]*[.AC$2]*[.$F$1]; 1) + [.$A104]*[.$C$1] + [.AC$2]*[.$D$1] + [.$E$1]" office:value-type="float" office:value="974">
            <text:p>974</text:p>
          </table:table-cell>
          <table:table-cell table:formula="of:=FLOOR([.$A104]*[.AD$2]*[.$F$1]; 1) + [.$A104]*[.$C$1] + [.AD$2]*[.$D$1] + [.$E$1]" office:value-type="float" office:value="1001">
            <text:p>1001</text:p>
          </table:table-cell>
          <table:table-cell table:formula="of:=FLOOR([.$A104]*[.AE$2]*[.$F$1]; 1) + [.$A104]*[.$C$1] + [.AE$2]*[.$D$1] + [.$E$1]" office:value-type="float" office:value="1029">
            <text:p>1029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03">
            <text:p>103</text:p>
          </table:table-cell>
          <table:table-cell table:formula="of:=FLOOR([.$A105]*[.B$2]*[.$F$1]; 1) + [.$A105]*[.$C$1] + [.B$2]*[.$D$1] + [.$E$1]" office:value-type="float" office:value="233">
            <text:p>233</text:p>
          </table:table-cell>
          <table:table-cell table:formula="of:=FLOOR([.$A105]*[.C$2]*[.$F$1]; 1) + [.$A105]*[.$C$1] + [.C$2]*[.$D$1] + [.$E$1]" office:value-type="float" office:value="261">
            <text:p>261</text:p>
          </table:table-cell>
          <table:table-cell table:formula="of:=FLOOR([.$A105]*[.D$2]*[.$F$1]; 1) + [.$A105]*[.$C$1] + [.D$2]*[.$D$1] + [.$E$1]" office:value-type="float" office:value="289">
            <text:p>289</text:p>
          </table:table-cell>
          <table:table-cell table:formula="of:=FLOOR([.$A105]*[.E$2]*[.$F$1]; 1) + [.$A105]*[.$C$1] + [.E$2]*[.$D$1] + [.$E$1]" office:value-type="float" office:value="317">
            <text:p>317</text:p>
          </table:table-cell>
          <table:table-cell table:formula="of:=FLOOR([.$A105]*[.F$2]*[.$F$1]; 1) + [.$A105]*[.$C$1] + [.F$2]*[.$D$1] + [.$E$1]" office:value-type="float" office:value="344">
            <text:p>344</text:p>
          </table:table-cell>
          <table:table-cell table:formula="of:=FLOOR([.$A105]*[.G$2]*[.$F$1]; 1) + [.$A105]*[.$C$1] + [.G$2]*[.$D$1] + [.$E$1]" office:value-type="float" office:value="372">
            <text:p>372</text:p>
          </table:table-cell>
          <table:table-cell table:formula="of:=FLOOR([.$A105]*[.H$2]*[.$F$1]; 1) + [.$A105]*[.$C$1] + [.H$2]*[.$D$1] + [.$E$1]" office:value-type="float" office:value="400">
            <text:p>400</text:p>
          </table:table-cell>
          <table:table-cell table:formula="of:=FLOOR([.$A105]*[.I$2]*[.$F$1]; 1) + [.$A105]*[.$C$1] + [.I$2]*[.$D$1] + [.$E$1]" office:value-type="float" office:value="428">
            <text:p>428</text:p>
          </table:table-cell>
          <table:table-cell table:formula="of:=FLOOR([.$A105]*[.J$2]*[.$F$1]; 1) + [.$A105]*[.$C$1] + [.J$2]*[.$D$1] + [.$E$1]" office:value-type="float" office:value="455">
            <text:p>455</text:p>
          </table:table-cell>
          <table:table-cell table:formula="of:=FLOOR([.$A105]*[.K$2]*[.$F$1]; 1) + [.$A105]*[.$C$1] + [.K$2]*[.$D$1] + [.$E$1]" office:value-type="float" office:value="483">
            <text:p>483</text:p>
          </table:table-cell>
          <table:table-cell table:formula="of:=FLOOR([.$A105]*[.L$2]*[.$F$1]; 1) + [.$A105]*[.$C$1] + [.L$2]*[.$D$1] + [.$E$1]" office:value-type="float" office:value="511">
            <text:p>511</text:p>
          </table:table-cell>
          <table:table-cell table:formula="of:=FLOOR([.$A105]*[.M$2]*[.$F$1]; 1) + [.$A105]*[.$C$1] + [.M$2]*[.$D$1] + [.$E$1]" office:value-type="float" office:value="539">
            <text:p>539</text:p>
          </table:table-cell>
          <table:table-cell table:formula="of:=FLOOR([.$A105]*[.N$2]*[.$F$1]; 1) + [.$A105]*[.$C$1] + [.N$2]*[.$D$1] + [.$E$1]" office:value-type="float" office:value="566">
            <text:p>566</text:p>
          </table:table-cell>
          <table:table-cell table:formula="of:=FLOOR([.$A105]*[.O$2]*[.$F$1]; 1) + [.$A105]*[.$C$1] + [.O$2]*[.$D$1] + [.$E$1]" office:value-type="float" office:value="594">
            <text:p>594</text:p>
          </table:table-cell>
          <table:table-cell table:formula="of:=FLOOR([.$A105]*[.P$2]*[.$F$1]; 1) + [.$A105]*[.$C$1] + [.P$2]*[.$D$1] + [.$E$1]" office:value-type="float" office:value="622">
            <text:p>622</text:p>
          </table:table-cell>
          <table:table-cell table:formula="of:=FLOOR([.$A105]*[.Q$2]*[.$F$1]; 1) + [.$A105]*[.$C$1] + [.Q$2]*[.$D$1] + [.$E$1]" office:value-type="float" office:value="650">
            <text:p>650</text:p>
          </table:table-cell>
          <table:table-cell table:formula="of:=FLOOR([.$A105]*[.R$2]*[.$F$1]; 1) + [.$A105]*[.$C$1] + [.R$2]*[.$D$1] + [.$E$1]" office:value-type="float" office:value="677">
            <text:p>677</text:p>
          </table:table-cell>
          <table:table-cell table:formula="of:=FLOOR([.$A105]*[.S$2]*[.$F$1]; 1) + [.$A105]*[.$C$1] + [.S$2]*[.$D$1] + [.$E$1]" office:value-type="float" office:value="705">
            <text:p>705</text:p>
          </table:table-cell>
          <table:table-cell table:formula="of:=FLOOR([.$A105]*[.T$2]*[.$F$1]; 1) + [.$A105]*[.$C$1] + [.T$2]*[.$D$1] + [.$E$1]" office:value-type="float" office:value="733">
            <text:p>733</text:p>
          </table:table-cell>
          <table:table-cell table:formula="of:=FLOOR([.$A105]*[.U$2]*[.$F$1]; 1) + [.$A105]*[.$C$1] + [.U$2]*[.$D$1] + [.$E$1]" office:value-type="float" office:value="761">
            <text:p>761</text:p>
          </table:table-cell>
          <table:table-cell table:formula="of:=FLOOR([.$A105]*[.V$2]*[.$F$1]; 1) + [.$A105]*[.$C$1] + [.V$2]*[.$D$1] + [.$E$1]" office:value-type="float" office:value="788">
            <text:p>788</text:p>
          </table:table-cell>
          <table:table-cell table:formula="of:=FLOOR([.$A105]*[.W$2]*[.$F$1]; 1) + [.$A105]*[.$C$1] + [.W$2]*[.$D$1] + [.$E$1]" office:value-type="float" office:value="816">
            <text:p>816</text:p>
          </table:table-cell>
          <table:table-cell table:formula="of:=FLOOR([.$A105]*[.X$2]*[.$F$1]; 1) + [.$A105]*[.$C$1] + [.X$2]*[.$D$1] + [.$E$1]" office:value-type="float" office:value="844">
            <text:p>844</text:p>
          </table:table-cell>
          <table:table-cell table:formula="of:=FLOOR([.$A105]*[.Y$2]*[.$F$1]; 1) + [.$A105]*[.$C$1] + [.Y$2]*[.$D$1] + [.$E$1]" office:value-type="float" office:value="872">
            <text:p>872</text:p>
          </table:table-cell>
          <table:table-cell table:formula="of:=FLOOR([.$A105]*[.Z$2]*[.$F$1]; 1) + [.$A105]*[.$C$1] + [.Z$2]*[.$D$1] + [.$E$1]" office:value-type="float" office:value="899">
            <text:p>899</text:p>
          </table:table-cell>
          <table:table-cell table:formula="of:=FLOOR([.$A105]*[.AA$2]*[.$F$1]; 1) + [.$A105]*[.$C$1] + [.AA$2]*[.$D$1] + [.$E$1]" office:value-type="float" office:value="927">
            <text:p>927</text:p>
          </table:table-cell>
          <table:table-cell table:formula="of:=FLOOR([.$A105]*[.AB$2]*[.$F$1]; 1) + [.$A105]*[.$C$1] + [.AB$2]*[.$D$1] + [.$E$1]" office:value-type="float" office:value="955">
            <text:p>955</text:p>
          </table:table-cell>
          <table:table-cell table:formula="of:=FLOOR([.$A105]*[.AC$2]*[.$F$1]; 1) + [.$A105]*[.$C$1] + [.AC$2]*[.$D$1] + [.$E$1]" office:value-type="float" office:value="983">
            <text:p>983</text:p>
          </table:table-cell>
          <table:table-cell table:formula="of:=FLOOR([.$A105]*[.AD$2]*[.$F$1]; 1) + [.$A105]*[.$C$1] + [.AD$2]*[.$D$1] + [.$E$1]" office:value-type="float" office:value="1010">
            <text:p>1010</text:p>
          </table:table-cell>
          <table:table-cell table:formula="of:=FLOOR([.$A105]*[.AE$2]*[.$F$1]; 1) + [.$A105]*[.$C$1] + [.AE$2]*[.$D$1] + [.$E$1]" office:value-type="float" office:value="1038">
            <text:p>1038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04">
            <text:p>104</text:p>
          </table:table-cell>
          <table:table-cell table:formula="of:=FLOOR([.$A106]*[.B$2]*[.$F$1]; 1) + [.$A106]*[.$C$1] + [.B$2]*[.$D$1] + [.$E$1]" office:value-type="float" office:value="236">
            <text:p>236</text:p>
          </table:table-cell>
          <table:table-cell table:formula="of:=FLOOR([.$A106]*[.C$2]*[.$F$1]; 1) + [.$A106]*[.$C$1] + [.C$2]*[.$D$1] + [.$E$1]" office:value-type="float" office:value="264">
            <text:p>264</text:p>
          </table:table-cell>
          <table:table-cell table:formula="of:=FLOOR([.$A106]*[.D$2]*[.$F$1]; 1) + [.$A106]*[.$C$1] + [.D$2]*[.$D$1] + [.$E$1]" office:value-type="float" office:value="292">
            <text:p>292</text:p>
          </table:table-cell>
          <table:table-cell table:formula="of:=FLOOR([.$A106]*[.E$2]*[.$F$1]; 1) + [.$A106]*[.$C$1] + [.E$2]*[.$D$1] + [.$E$1]" office:value-type="float" office:value="320">
            <text:p>320</text:p>
          </table:table-cell>
          <table:table-cell table:formula="of:=FLOOR([.$A106]*[.F$2]*[.$F$1]; 1) + [.$A106]*[.$C$1] + [.F$2]*[.$D$1] + [.$E$1]" office:value-type="float" office:value="348">
            <text:p>348</text:p>
          </table:table-cell>
          <table:table-cell table:formula="of:=FLOOR([.$A106]*[.G$2]*[.$F$1]; 1) + [.$A106]*[.$C$1] + [.G$2]*[.$D$1] + [.$E$1]" office:value-type="float" office:value="376">
            <text:p>376</text:p>
          </table:table-cell>
          <table:table-cell table:formula="of:=FLOOR([.$A106]*[.H$2]*[.$F$1]; 1) + [.$A106]*[.$C$1] + [.H$2]*[.$D$1] + [.$E$1]" office:value-type="float" office:value="404">
            <text:p>404</text:p>
          </table:table-cell>
          <table:table-cell table:formula="of:=FLOOR([.$A106]*[.I$2]*[.$F$1]; 1) + [.$A106]*[.$C$1] + [.I$2]*[.$D$1] + [.$E$1]" office:value-type="float" office:value="432">
            <text:p>432</text:p>
          </table:table-cell>
          <table:table-cell table:formula="of:=FLOOR([.$A106]*[.J$2]*[.$F$1]; 1) + [.$A106]*[.$C$1] + [.J$2]*[.$D$1] + [.$E$1]" office:value-type="float" office:value="460">
            <text:p>460</text:p>
          </table:table-cell>
          <table:table-cell table:formula="of:=FLOOR([.$A106]*[.K$2]*[.$F$1]; 1) + [.$A106]*[.$C$1] + [.K$2]*[.$D$1] + [.$E$1]" office:value-type="float" office:value="488">
            <text:p>488</text:p>
          </table:table-cell>
          <table:table-cell table:formula="of:=FLOOR([.$A106]*[.L$2]*[.$F$1]; 1) + [.$A106]*[.$C$1] + [.L$2]*[.$D$1] + [.$E$1]" office:value-type="float" office:value="516">
            <text:p>516</text:p>
          </table:table-cell>
          <table:table-cell table:formula="of:=FLOOR([.$A106]*[.M$2]*[.$F$1]; 1) + [.$A106]*[.$C$1] + [.M$2]*[.$D$1] + [.$E$1]" office:value-type="float" office:value="544">
            <text:p>544</text:p>
          </table:table-cell>
          <table:table-cell table:formula="of:=FLOOR([.$A106]*[.N$2]*[.$F$1]; 1) + [.$A106]*[.$C$1] + [.N$2]*[.$D$1] + [.$E$1]" office:value-type="float" office:value="572">
            <text:p>572</text:p>
          </table:table-cell>
          <table:table-cell table:formula="of:=FLOOR([.$A106]*[.O$2]*[.$F$1]; 1) + [.$A106]*[.$C$1] + [.O$2]*[.$D$1] + [.$E$1]" office:value-type="float" office:value="600">
            <text:p>600</text:p>
          </table:table-cell>
          <table:table-cell table:formula="of:=FLOOR([.$A106]*[.P$2]*[.$F$1]; 1) + [.$A106]*[.$C$1] + [.P$2]*[.$D$1] + [.$E$1]" office:value-type="float" office:value="628">
            <text:p>628</text:p>
          </table:table-cell>
          <table:table-cell table:formula="of:=FLOOR([.$A106]*[.Q$2]*[.$F$1]; 1) + [.$A106]*[.$C$1] + [.Q$2]*[.$D$1] + [.$E$1]" office:value-type="float" office:value="656">
            <text:p>656</text:p>
          </table:table-cell>
          <table:table-cell table:formula="of:=FLOOR([.$A106]*[.R$2]*[.$F$1]; 1) + [.$A106]*[.$C$1] + [.R$2]*[.$D$1] + [.$E$1]" office:value-type="float" office:value="684">
            <text:p>684</text:p>
          </table:table-cell>
          <table:table-cell table:formula="of:=FLOOR([.$A106]*[.S$2]*[.$F$1]; 1) + [.$A106]*[.$C$1] + [.S$2]*[.$D$1] + [.$E$1]" office:value-type="float" office:value="712">
            <text:p>712</text:p>
          </table:table-cell>
          <table:table-cell table:formula="of:=FLOOR([.$A106]*[.T$2]*[.$F$1]; 1) + [.$A106]*[.$C$1] + [.T$2]*[.$D$1] + [.$E$1]" office:value-type="float" office:value="740">
            <text:p>740</text:p>
          </table:table-cell>
          <table:table-cell table:formula="of:=FLOOR([.$A106]*[.U$2]*[.$F$1]; 1) + [.$A106]*[.$C$1] + [.U$2]*[.$D$1] + [.$E$1]" office:value-type="float" office:value="768">
            <text:p>768</text:p>
          </table:table-cell>
          <table:table-cell table:formula="of:=FLOOR([.$A106]*[.V$2]*[.$F$1]; 1) + [.$A106]*[.$C$1] + [.V$2]*[.$D$1] + [.$E$1]" office:value-type="float" office:value="796">
            <text:p>796</text:p>
          </table:table-cell>
          <table:table-cell table:formula="of:=FLOOR([.$A106]*[.W$2]*[.$F$1]; 1) + [.$A106]*[.$C$1] + [.W$2]*[.$D$1] + [.$E$1]" office:value-type="float" office:value="824">
            <text:p>824</text:p>
          </table:table-cell>
          <table:table-cell table:formula="of:=FLOOR([.$A106]*[.X$2]*[.$F$1]; 1) + [.$A106]*[.$C$1] + [.X$2]*[.$D$1] + [.$E$1]" office:value-type="float" office:value="852">
            <text:p>852</text:p>
          </table:table-cell>
          <table:table-cell table:formula="of:=FLOOR([.$A106]*[.Y$2]*[.$F$1]; 1) + [.$A106]*[.$C$1] + [.Y$2]*[.$D$1] + [.$E$1]" office:value-type="float" office:value="880">
            <text:p>880</text:p>
          </table:table-cell>
          <table:table-cell table:formula="of:=FLOOR([.$A106]*[.Z$2]*[.$F$1]; 1) + [.$A106]*[.$C$1] + [.Z$2]*[.$D$1] + [.$E$1]" office:value-type="float" office:value="908">
            <text:p>908</text:p>
          </table:table-cell>
          <table:table-cell table:formula="of:=FLOOR([.$A106]*[.AA$2]*[.$F$1]; 1) + [.$A106]*[.$C$1] + [.AA$2]*[.$D$1] + [.$E$1]" office:value-type="float" office:value="936">
            <text:p>936</text:p>
          </table:table-cell>
          <table:table-cell table:formula="of:=FLOOR([.$A106]*[.AB$2]*[.$F$1]; 1) + [.$A106]*[.$C$1] + [.AB$2]*[.$D$1] + [.$E$1]" office:value-type="float" office:value="964">
            <text:p>964</text:p>
          </table:table-cell>
          <table:table-cell table:formula="of:=FLOOR([.$A106]*[.AC$2]*[.$F$1]; 1) + [.$A106]*[.$C$1] + [.AC$2]*[.$D$1] + [.$E$1]" office:value-type="float" office:value="992">
            <text:p>992</text:p>
          </table:table-cell>
          <table:table-cell table:formula="of:=FLOOR([.$A106]*[.AD$2]*[.$F$1]; 1) + [.$A106]*[.$C$1] + [.AD$2]*[.$D$1] + [.$E$1]" office:value-type="float" office:value="1020">
            <text:p>1020</text:p>
          </table:table-cell>
          <table:table-cell table:formula="of:=FLOOR([.$A106]*[.AE$2]*[.$F$1]; 1) + [.$A106]*[.$C$1] + [.AE$2]*[.$D$1] + [.$E$1]" office:value-type="float" office:value="1048">
            <text:p>1048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05">
            <text:p>105</text:p>
          </table:table-cell>
          <table:table-cell table:formula="of:=FLOOR([.$A107]*[.B$2]*[.$F$1]; 1) + [.$A107]*[.$C$1] + [.B$2]*[.$D$1] + [.$E$1]" office:value-type="float" office:value="238">
            <text:p>238</text:p>
          </table:table-cell>
          <table:table-cell table:formula="of:=FLOOR([.$A107]*[.C$2]*[.$F$1]; 1) + [.$A107]*[.$C$1] + [.C$2]*[.$D$1] + [.$E$1]" office:value-type="float" office:value="266">
            <text:p>266</text:p>
          </table:table-cell>
          <table:table-cell table:formula="of:=FLOOR([.$A107]*[.D$2]*[.$F$1]; 1) + [.$A107]*[.$C$1] + [.D$2]*[.$D$1] + [.$E$1]" office:value-type="float" office:value="294">
            <text:p>294</text:p>
          </table:table-cell>
          <table:table-cell table:formula="of:=FLOOR([.$A107]*[.E$2]*[.$F$1]; 1) + [.$A107]*[.$C$1] + [.E$2]*[.$D$1] + [.$E$1]" office:value-type="float" office:value="323">
            <text:p>323</text:p>
          </table:table-cell>
          <table:table-cell table:formula="of:=FLOOR([.$A107]*[.F$2]*[.$F$1]; 1) + [.$A107]*[.$C$1] + [.F$2]*[.$D$1] + [.$E$1]" office:value-type="float" office:value="351">
            <text:p>351</text:p>
          </table:table-cell>
          <table:table-cell table:formula="of:=FLOOR([.$A107]*[.G$2]*[.$F$1]; 1) + [.$A107]*[.$C$1] + [.G$2]*[.$D$1] + [.$E$1]" office:value-type="float" office:value="379">
            <text:p>379</text:p>
          </table:table-cell>
          <table:table-cell table:formula="of:=FLOOR([.$A107]*[.H$2]*[.$F$1]; 1) + [.$A107]*[.$C$1] + [.H$2]*[.$D$1] + [.$E$1]" office:value-type="float" office:value="407">
            <text:p>407</text:p>
          </table:table-cell>
          <table:table-cell table:formula="of:=FLOOR([.$A107]*[.I$2]*[.$F$1]; 1) + [.$A107]*[.$C$1] + [.I$2]*[.$D$1] + [.$E$1]" office:value-type="float" office:value="436">
            <text:p>436</text:p>
          </table:table-cell>
          <table:table-cell table:formula="of:=FLOOR([.$A107]*[.J$2]*[.$F$1]; 1) + [.$A107]*[.$C$1] + [.J$2]*[.$D$1] + [.$E$1]" office:value-type="float" office:value="464">
            <text:p>464</text:p>
          </table:table-cell>
          <table:table-cell table:formula="of:=FLOOR([.$A107]*[.K$2]*[.$F$1]; 1) + [.$A107]*[.$C$1] + [.K$2]*[.$D$1] + [.$E$1]" office:value-type="float" office:value="492">
            <text:p>492</text:p>
          </table:table-cell>
          <table:table-cell table:formula="of:=FLOOR([.$A107]*[.L$2]*[.$F$1]; 1) + [.$A107]*[.$C$1] + [.L$2]*[.$D$1] + [.$E$1]" office:value-type="float" office:value="520">
            <text:p>520</text:p>
          </table:table-cell>
          <table:table-cell table:formula="of:=FLOOR([.$A107]*[.M$2]*[.$F$1]; 1) + [.$A107]*[.$C$1] + [.M$2]*[.$D$1] + [.$E$1]" office:value-type="float" office:value="549">
            <text:p>549</text:p>
          </table:table-cell>
          <table:table-cell table:formula="of:=FLOOR([.$A107]*[.N$2]*[.$F$1]; 1) + [.$A107]*[.$C$1] + [.N$2]*[.$D$1] + [.$E$1]" office:value-type="float" office:value="577">
            <text:p>577</text:p>
          </table:table-cell>
          <table:table-cell table:formula="of:=FLOOR([.$A107]*[.O$2]*[.$F$1]; 1) + [.$A107]*[.$C$1] + [.O$2]*[.$D$1] + [.$E$1]" office:value-type="float" office:value="605">
            <text:p>605</text:p>
          </table:table-cell>
          <table:table-cell table:formula="of:=FLOOR([.$A107]*[.P$2]*[.$F$1]; 1) + [.$A107]*[.$C$1] + [.P$2]*[.$D$1] + [.$E$1]" office:value-type="float" office:value="633">
            <text:p>633</text:p>
          </table:table-cell>
          <table:table-cell table:formula="of:=FLOOR([.$A107]*[.Q$2]*[.$F$1]; 1) + [.$A107]*[.$C$1] + [.Q$2]*[.$D$1] + [.$E$1]" office:value-type="float" office:value="662">
            <text:p>662</text:p>
          </table:table-cell>
          <table:table-cell table:formula="of:=FLOOR([.$A107]*[.R$2]*[.$F$1]; 1) + [.$A107]*[.$C$1] + [.R$2]*[.$D$1] + [.$E$1]" office:value-type="float" office:value="690">
            <text:p>690</text:p>
          </table:table-cell>
          <table:table-cell table:formula="of:=FLOOR([.$A107]*[.S$2]*[.$F$1]; 1) + [.$A107]*[.$C$1] + [.S$2]*[.$D$1] + [.$E$1]" office:value-type="float" office:value="718">
            <text:p>718</text:p>
          </table:table-cell>
          <table:table-cell table:formula="of:=FLOOR([.$A107]*[.T$2]*[.$F$1]; 1) + [.$A107]*[.$C$1] + [.T$2]*[.$D$1] + [.$E$1]" office:value-type="float" office:value="746">
            <text:p>746</text:p>
          </table:table-cell>
          <table:table-cell table:formula="of:=FLOOR([.$A107]*[.U$2]*[.$F$1]; 1) + [.$A107]*[.$C$1] + [.U$2]*[.$D$1] + [.$E$1]" office:value-type="float" office:value="775">
            <text:p>775</text:p>
          </table:table-cell>
          <table:table-cell table:formula="of:=FLOOR([.$A107]*[.V$2]*[.$F$1]; 1) + [.$A107]*[.$C$1] + [.V$2]*[.$D$1] + [.$E$1]" office:value-type="float" office:value="803">
            <text:p>803</text:p>
          </table:table-cell>
          <table:table-cell table:formula="of:=FLOOR([.$A107]*[.W$2]*[.$F$1]; 1) + [.$A107]*[.$C$1] + [.W$2]*[.$D$1] + [.$E$1]" office:value-type="float" office:value="831">
            <text:p>831</text:p>
          </table:table-cell>
          <table:table-cell table:formula="of:=FLOOR([.$A107]*[.X$2]*[.$F$1]; 1) + [.$A107]*[.$C$1] + [.X$2]*[.$D$1] + [.$E$1]" office:value-type="float" office:value="859">
            <text:p>859</text:p>
          </table:table-cell>
          <table:table-cell table:formula="of:=FLOOR([.$A107]*[.Y$2]*[.$F$1]; 1) + [.$A107]*[.$C$1] + [.Y$2]*[.$D$1] + [.$E$1]" office:value-type="float" office:value="888">
            <text:p>888</text:p>
          </table:table-cell>
          <table:table-cell table:formula="of:=FLOOR([.$A107]*[.Z$2]*[.$F$1]; 1) + [.$A107]*[.$C$1] + [.Z$2]*[.$D$1] + [.$E$1]" office:value-type="float" office:value="916">
            <text:p>916</text:p>
          </table:table-cell>
          <table:table-cell table:formula="of:=FLOOR([.$A107]*[.AA$2]*[.$F$1]; 1) + [.$A107]*[.$C$1] + [.AA$2]*[.$D$1] + [.$E$1]" office:value-type="float" office:value="944">
            <text:p>944</text:p>
          </table:table-cell>
          <table:table-cell table:formula="of:=FLOOR([.$A107]*[.AB$2]*[.$F$1]; 1) + [.$A107]*[.$C$1] + [.AB$2]*[.$D$1] + [.$E$1]" office:value-type="float" office:value="972">
            <text:p>972</text:p>
          </table:table-cell>
          <table:table-cell table:formula="of:=FLOOR([.$A107]*[.AC$2]*[.$F$1]; 1) + [.$A107]*[.$C$1] + [.AC$2]*[.$D$1] + [.$E$1]" office:value-type="float" office:value="1001">
            <text:p>1001</text:p>
          </table:table-cell>
          <table:table-cell table:formula="of:=FLOOR([.$A107]*[.AD$2]*[.$F$1]; 1) + [.$A107]*[.$C$1] + [.AD$2]*[.$D$1] + [.$E$1]" office:value-type="float" office:value="1029">
            <text:p>1029</text:p>
          </table:table-cell>
          <table:table-cell table:formula="of:=FLOOR([.$A107]*[.AE$2]*[.$F$1]; 1) + [.$A107]*[.$C$1] + [.AE$2]*[.$D$1] + [.$E$1]" office:value-type="float" office:value="1057">
            <text:p>1057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06">
            <text:p>106</text:p>
          </table:table-cell>
          <table:table-cell table:formula="of:=FLOOR([.$A108]*[.B$2]*[.$F$1]; 1) + [.$A108]*[.$C$1] + [.B$2]*[.$D$1] + [.$E$1]" office:value-type="float" office:value="240">
            <text:p>240</text:p>
          </table:table-cell>
          <table:table-cell table:formula="of:=FLOOR([.$A108]*[.C$2]*[.$F$1]; 1) + [.$A108]*[.$C$1] + [.C$2]*[.$D$1] + [.$E$1]" office:value-type="float" office:value="269">
            <text:p>269</text:p>
          </table:table-cell>
          <table:table-cell table:formula="of:=FLOOR([.$A108]*[.D$2]*[.$F$1]; 1) + [.$A108]*[.$C$1] + [.D$2]*[.$D$1] + [.$E$1]" office:value-type="float" office:value="297">
            <text:p>297</text:p>
          </table:table-cell>
          <table:table-cell table:formula="of:=FLOOR([.$A108]*[.E$2]*[.$F$1]; 1) + [.$A108]*[.$C$1] + [.E$2]*[.$D$1] + [.$E$1]" office:value-type="float" office:value="326">
            <text:p>326</text:p>
          </table:table-cell>
          <table:table-cell table:formula="of:=FLOOR([.$A108]*[.F$2]*[.$F$1]; 1) + [.$A108]*[.$C$1] + [.F$2]*[.$D$1] + [.$E$1]" office:value-type="float" office:value="354">
            <text:p>354</text:p>
          </table:table-cell>
          <table:table-cell table:formula="of:=FLOOR([.$A108]*[.G$2]*[.$F$1]; 1) + [.$A108]*[.$C$1] + [.G$2]*[.$D$1] + [.$E$1]" office:value-type="float" office:value="383">
            <text:p>383</text:p>
          </table:table-cell>
          <table:table-cell table:formula="of:=FLOOR([.$A108]*[.H$2]*[.$F$1]; 1) + [.$A108]*[.$C$1] + [.H$2]*[.$D$1] + [.$E$1]" office:value-type="float" office:value="411">
            <text:p>411</text:p>
          </table:table-cell>
          <table:table-cell table:formula="of:=FLOOR([.$A108]*[.I$2]*[.$F$1]; 1) + [.$A108]*[.$C$1] + [.I$2]*[.$D$1] + [.$E$1]" office:value-type="float" office:value="440">
            <text:p>440</text:p>
          </table:table-cell>
          <table:table-cell table:formula="of:=FLOOR([.$A108]*[.J$2]*[.$F$1]; 1) + [.$A108]*[.$C$1] + [.J$2]*[.$D$1] + [.$E$1]" office:value-type="float" office:value="468">
            <text:p>468</text:p>
          </table:table-cell>
          <table:table-cell table:formula="of:=FLOOR([.$A108]*[.K$2]*[.$F$1]; 1) + [.$A108]*[.$C$1] + [.K$2]*[.$D$1] + [.$E$1]" office:value-type="float" office:value="497">
            <text:p>497</text:p>
          </table:table-cell>
          <table:table-cell table:formula="of:=FLOOR([.$A108]*[.L$2]*[.$F$1]; 1) + [.$A108]*[.$C$1] + [.L$2]*[.$D$1] + [.$E$1]" office:value-type="float" office:value="525">
            <text:p>525</text:p>
          </table:table-cell>
          <table:table-cell table:formula="of:=FLOOR([.$A108]*[.M$2]*[.$F$1]; 1) + [.$A108]*[.$C$1] + [.M$2]*[.$D$1] + [.$E$1]" office:value-type="float" office:value="554">
            <text:p>554</text:p>
          </table:table-cell>
          <table:table-cell table:formula="of:=FLOOR([.$A108]*[.N$2]*[.$F$1]; 1) + [.$A108]*[.$C$1] + [.N$2]*[.$D$1] + [.$E$1]" office:value-type="float" office:value="582">
            <text:p>582</text:p>
          </table:table-cell>
          <table:table-cell table:formula="of:=FLOOR([.$A108]*[.O$2]*[.$F$1]; 1) + [.$A108]*[.$C$1] + [.O$2]*[.$D$1] + [.$E$1]" office:value-type="float" office:value="611">
            <text:p>611</text:p>
          </table:table-cell>
          <table:table-cell table:formula="of:=FLOOR([.$A108]*[.P$2]*[.$F$1]; 1) + [.$A108]*[.$C$1] + [.P$2]*[.$D$1] + [.$E$1]" office:value-type="float" office:value="639">
            <text:p>639</text:p>
          </table:table-cell>
          <table:table-cell table:formula="of:=FLOOR([.$A108]*[.Q$2]*[.$F$1]; 1) + [.$A108]*[.$C$1] + [.Q$2]*[.$D$1] + [.$E$1]" office:value-type="float" office:value="668">
            <text:p>668</text:p>
          </table:table-cell>
          <table:table-cell table:formula="of:=FLOOR([.$A108]*[.R$2]*[.$F$1]; 1) + [.$A108]*[.$C$1] + [.R$2]*[.$D$1] + [.$E$1]" office:value-type="float" office:value="696">
            <text:p>696</text:p>
          </table:table-cell>
          <table:table-cell table:formula="of:=FLOOR([.$A108]*[.S$2]*[.$F$1]; 1) + [.$A108]*[.$C$1] + [.S$2]*[.$D$1] + [.$E$1]" office:value-type="float" office:value="725">
            <text:p>725</text:p>
          </table:table-cell>
          <table:table-cell table:formula="of:=FLOOR([.$A108]*[.T$2]*[.$F$1]; 1) + [.$A108]*[.$C$1] + [.T$2]*[.$D$1] + [.$E$1]" office:value-type="float" office:value="753">
            <text:p>753</text:p>
          </table:table-cell>
          <table:table-cell table:formula="of:=FLOOR([.$A108]*[.U$2]*[.$F$1]; 1) + [.$A108]*[.$C$1] + [.U$2]*[.$D$1] + [.$E$1]" office:value-type="float" office:value="782">
            <text:p>782</text:p>
          </table:table-cell>
          <table:table-cell table:formula="of:=FLOOR([.$A108]*[.V$2]*[.$F$1]; 1) + [.$A108]*[.$C$1] + [.V$2]*[.$D$1] + [.$E$1]" office:value-type="float" office:value="810">
            <text:p>810</text:p>
          </table:table-cell>
          <table:table-cell table:formula="of:=FLOOR([.$A108]*[.W$2]*[.$F$1]; 1) + [.$A108]*[.$C$1] + [.W$2]*[.$D$1] + [.$E$1]" office:value-type="float" office:value="839">
            <text:p>839</text:p>
          </table:table-cell>
          <table:table-cell table:formula="of:=FLOOR([.$A108]*[.X$2]*[.$F$1]; 1) + [.$A108]*[.$C$1] + [.X$2]*[.$D$1] + [.$E$1]" office:value-type="float" office:value="867">
            <text:p>867</text:p>
          </table:table-cell>
          <table:table-cell table:formula="of:=FLOOR([.$A108]*[.Y$2]*[.$F$1]; 1) + [.$A108]*[.$C$1] + [.Y$2]*[.$D$1] + [.$E$1]" office:value-type="float" office:value="896">
            <text:p>896</text:p>
          </table:table-cell>
          <table:table-cell table:formula="of:=FLOOR([.$A108]*[.Z$2]*[.$F$1]; 1) + [.$A108]*[.$C$1] + [.Z$2]*[.$D$1] + [.$E$1]" office:value-type="float" office:value="924">
            <text:p>924</text:p>
          </table:table-cell>
          <table:table-cell table:formula="of:=FLOOR([.$A108]*[.AA$2]*[.$F$1]; 1) + [.$A108]*[.$C$1] + [.AA$2]*[.$D$1] + [.$E$1]" office:value-type="float" office:value="953">
            <text:p>953</text:p>
          </table:table-cell>
          <table:table-cell table:formula="of:=FLOOR([.$A108]*[.AB$2]*[.$F$1]; 1) + [.$A108]*[.$C$1] + [.AB$2]*[.$D$1] + [.$E$1]" office:value-type="float" office:value="981">
            <text:p>981</text:p>
          </table:table-cell>
          <table:table-cell table:formula="of:=FLOOR([.$A108]*[.AC$2]*[.$F$1]; 1) + [.$A108]*[.$C$1] + [.AC$2]*[.$D$1] + [.$E$1]" office:value-type="float" office:value="1010">
            <text:p>1010</text:p>
          </table:table-cell>
          <table:table-cell table:formula="of:=FLOOR([.$A108]*[.AD$2]*[.$F$1]; 1) + [.$A108]*[.$C$1] + [.AD$2]*[.$D$1] + [.$E$1]" office:value-type="float" office:value="1038">
            <text:p>1038</text:p>
          </table:table-cell>
          <table:table-cell table:formula="of:=FLOOR([.$A108]*[.AE$2]*[.$F$1]; 1) + [.$A108]*[.$C$1] + [.AE$2]*[.$D$1] + [.$E$1]" office:value-type="float" office:value="1067">
            <text:p>1067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07">
            <text:p>107</text:p>
          </table:table-cell>
          <table:table-cell table:formula="of:=FLOOR([.$A109]*[.B$2]*[.$F$1]; 1) + [.$A109]*[.$C$1] + [.B$2]*[.$D$1] + [.$E$1]" office:value-type="float" office:value="242">
            <text:p>242</text:p>
          </table:table-cell>
          <table:table-cell table:formula="of:=FLOOR([.$A109]*[.C$2]*[.$F$1]; 1) + [.$A109]*[.$C$1] + [.C$2]*[.$D$1] + [.$E$1]" office:value-type="float" office:value="271">
            <text:p>271</text:p>
          </table:table-cell>
          <table:table-cell table:formula="of:=FLOOR([.$A109]*[.D$2]*[.$F$1]; 1) + [.$A109]*[.$C$1] + [.D$2]*[.$D$1] + [.$E$1]" office:value-type="float" office:value="300">
            <text:p>300</text:p>
          </table:table-cell>
          <table:table-cell table:formula="of:=FLOOR([.$A109]*[.E$2]*[.$F$1]; 1) + [.$A109]*[.$C$1] + [.E$2]*[.$D$1] + [.$E$1]" office:value-type="float" office:value="329">
            <text:p>329</text:p>
          </table:table-cell>
          <table:table-cell table:formula="of:=FLOOR([.$A109]*[.F$2]*[.$F$1]; 1) + [.$A109]*[.$C$1] + [.F$2]*[.$D$1] + [.$E$1]" office:value-type="float" office:value="357">
            <text:p>357</text:p>
          </table:table-cell>
          <table:table-cell table:formula="of:=FLOOR([.$A109]*[.G$2]*[.$F$1]; 1) + [.$A109]*[.$C$1] + [.G$2]*[.$D$1] + [.$E$1]" office:value-type="float" office:value="386">
            <text:p>386</text:p>
          </table:table-cell>
          <table:table-cell table:formula="of:=FLOOR([.$A109]*[.H$2]*[.$F$1]; 1) + [.$A109]*[.$C$1] + [.H$2]*[.$D$1] + [.$E$1]" office:value-type="float" office:value="415">
            <text:p>415</text:p>
          </table:table-cell>
          <table:table-cell table:formula="of:=FLOOR([.$A109]*[.I$2]*[.$F$1]; 1) + [.$A109]*[.$C$1] + [.I$2]*[.$D$1] + [.$E$1]" office:value-type="float" office:value="444">
            <text:p>444</text:p>
          </table:table-cell>
          <table:table-cell table:formula="of:=FLOOR([.$A109]*[.J$2]*[.$F$1]; 1) + [.$A109]*[.$C$1] + [.J$2]*[.$D$1] + [.$E$1]" office:value-type="float" office:value="472">
            <text:p>472</text:p>
          </table:table-cell>
          <table:table-cell table:formula="of:=FLOOR([.$A109]*[.K$2]*[.$F$1]; 1) + [.$A109]*[.$C$1] + [.K$2]*[.$D$1] + [.$E$1]" office:value-type="float" office:value="501">
            <text:p>501</text:p>
          </table:table-cell>
          <table:table-cell table:formula="of:=FLOOR([.$A109]*[.L$2]*[.$F$1]; 1) + [.$A109]*[.$C$1] + [.L$2]*[.$D$1] + [.$E$1]" office:value-type="float" office:value="530">
            <text:p>530</text:p>
          </table:table-cell>
          <table:table-cell table:formula="of:=FLOOR([.$A109]*[.M$2]*[.$F$1]; 1) + [.$A109]*[.$C$1] + [.M$2]*[.$D$1] + [.$E$1]" office:value-type="float" office:value="559">
            <text:p>559</text:p>
          </table:table-cell>
          <table:table-cell table:formula="of:=FLOOR([.$A109]*[.N$2]*[.$F$1]; 1) + [.$A109]*[.$C$1] + [.N$2]*[.$D$1] + [.$E$1]" office:value-type="float" office:value="587">
            <text:p>587</text:p>
          </table:table-cell>
          <table:table-cell table:formula="of:=FLOOR([.$A109]*[.O$2]*[.$F$1]; 1) + [.$A109]*[.$C$1] + [.O$2]*[.$D$1] + [.$E$1]" office:value-type="float" office:value="616">
            <text:p>616</text:p>
          </table:table-cell>
          <table:table-cell table:formula="of:=FLOOR([.$A109]*[.P$2]*[.$F$1]; 1) + [.$A109]*[.$C$1] + [.P$2]*[.$D$1] + [.$E$1]" office:value-type="float" office:value="645">
            <text:p>645</text:p>
          </table:table-cell>
          <table:table-cell table:formula="of:=FLOOR([.$A109]*[.Q$2]*[.$F$1]; 1) + [.$A109]*[.$C$1] + [.Q$2]*[.$D$1] + [.$E$1]" office:value-type="float" office:value="674">
            <text:p>674</text:p>
          </table:table-cell>
          <table:table-cell table:formula="of:=FLOOR([.$A109]*[.R$2]*[.$F$1]; 1) + [.$A109]*[.$C$1] + [.R$2]*[.$D$1] + [.$E$1]" office:value-type="float" office:value="702">
            <text:p>702</text:p>
          </table:table-cell>
          <table:table-cell table:formula="of:=FLOOR([.$A109]*[.S$2]*[.$F$1]; 1) + [.$A109]*[.$C$1] + [.S$2]*[.$D$1] + [.$E$1]" office:value-type="float" office:value="731">
            <text:p>731</text:p>
          </table:table-cell>
          <table:table-cell table:formula="of:=FLOOR([.$A109]*[.T$2]*[.$F$1]; 1) + [.$A109]*[.$C$1] + [.T$2]*[.$D$1] + [.$E$1]" office:value-type="float" office:value="760">
            <text:p>760</text:p>
          </table:table-cell>
          <table:table-cell table:formula="of:=FLOOR([.$A109]*[.U$2]*[.$F$1]; 1) + [.$A109]*[.$C$1] + [.U$2]*[.$D$1] + [.$E$1]" office:value-type="float" office:value="789">
            <text:p>789</text:p>
          </table:table-cell>
          <table:table-cell table:formula="of:=FLOOR([.$A109]*[.V$2]*[.$F$1]; 1) + [.$A109]*[.$C$1] + [.V$2]*[.$D$1] + [.$E$1]" office:value-type="float" office:value="817">
            <text:p>817</text:p>
          </table:table-cell>
          <table:table-cell table:formula="of:=FLOOR([.$A109]*[.W$2]*[.$F$1]; 1) + [.$A109]*[.$C$1] + [.W$2]*[.$D$1] + [.$E$1]" office:value-type="float" office:value="846">
            <text:p>846</text:p>
          </table:table-cell>
          <table:table-cell table:formula="of:=FLOOR([.$A109]*[.X$2]*[.$F$1]; 1) + [.$A109]*[.$C$1] + [.X$2]*[.$D$1] + [.$E$1]" office:value-type="float" office:value="875">
            <text:p>875</text:p>
          </table:table-cell>
          <table:table-cell table:formula="of:=FLOOR([.$A109]*[.Y$2]*[.$F$1]; 1) + [.$A109]*[.$C$1] + [.Y$2]*[.$D$1] + [.$E$1]" office:value-type="float" office:value="904">
            <text:p>904</text:p>
          </table:table-cell>
          <table:table-cell table:formula="of:=FLOOR([.$A109]*[.Z$2]*[.$F$1]; 1) + [.$A109]*[.$C$1] + [.Z$2]*[.$D$1] + [.$E$1]" office:value-type="float" office:value="932">
            <text:p>932</text:p>
          </table:table-cell>
          <table:table-cell table:formula="of:=FLOOR([.$A109]*[.AA$2]*[.$F$1]; 1) + [.$A109]*[.$C$1] + [.AA$2]*[.$D$1] + [.$E$1]" office:value-type="float" office:value="961">
            <text:p>961</text:p>
          </table:table-cell>
          <table:table-cell table:formula="of:=FLOOR([.$A109]*[.AB$2]*[.$F$1]; 1) + [.$A109]*[.$C$1] + [.AB$2]*[.$D$1] + [.$E$1]" office:value-type="float" office:value="990">
            <text:p>990</text:p>
          </table:table-cell>
          <table:table-cell table:formula="of:=FLOOR([.$A109]*[.AC$2]*[.$F$1]; 1) + [.$A109]*[.$C$1] + [.AC$2]*[.$D$1] + [.$E$1]" office:value-type="float" office:value="1019">
            <text:p>1019</text:p>
          </table:table-cell>
          <table:table-cell table:formula="of:=FLOOR([.$A109]*[.AD$2]*[.$F$1]; 1) + [.$A109]*[.$C$1] + [.AD$2]*[.$D$1] + [.$E$1]" office:value-type="float" office:value="1047">
            <text:p>1047</text:p>
          </table:table-cell>
          <table:table-cell table:formula="of:=FLOOR([.$A109]*[.AE$2]*[.$F$1]; 1) + [.$A109]*[.$C$1] + [.AE$2]*[.$D$1] + [.$E$1]" office:value-type="float" office:value="1076">
            <text:p>1076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08">
            <text:p>108</text:p>
          </table:table-cell>
          <table:table-cell table:formula="of:=FLOOR([.$A110]*[.B$2]*[.$F$1]; 1) + [.$A110]*[.$C$1] + [.B$2]*[.$D$1] + [.$E$1]" office:value-type="float" office:value="245">
            <text:p>245</text:p>
          </table:table-cell>
          <table:table-cell table:formula="of:=FLOOR([.$A110]*[.C$2]*[.$F$1]; 1) + [.$A110]*[.$C$1] + [.C$2]*[.$D$1] + [.$E$1]" office:value-type="float" office:value="274">
            <text:p>274</text:p>
          </table:table-cell>
          <table:table-cell table:formula="of:=FLOOR([.$A110]*[.D$2]*[.$F$1]; 1) + [.$A110]*[.$C$1] + [.D$2]*[.$D$1] + [.$E$1]" office:value-type="float" office:value="303">
            <text:p>303</text:p>
          </table:table-cell>
          <table:table-cell table:formula="of:=FLOOR([.$A110]*[.E$2]*[.$F$1]; 1) + [.$A110]*[.$C$1] + [.E$2]*[.$D$1] + [.$E$1]" office:value-type="float" office:value="332">
            <text:p>332</text:p>
          </table:table-cell>
          <table:table-cell table:formula="of:=FLOOR([.$A110]*[.F$2]*[.$F$1]; 1) + [.$A110]*[.$C$1] + [.F$2]*[.$D$1] + [.$E$1]" office:value-type="float" office:value="361">
            <text:p>361</text:p>
          </table:table-cell>
          <table:table-cell table:formula="of:=FLOOR([.$A110]*[.G$2]*[.$F$1]; 1) + [.$A110]*[.$C$1] + [.G$2]*[.$D$1] + [.$E$1]" office:value-type="float" office:value="390">
            <text:p>390</text:p>
          </table:table-cell>
          <table:table-cell table:formula="of:=FLOOR([.$A110]*[.H$2]*[.$F$1]; 1) + [.$A110]*[.$C$1] + [.H$2]*[.$D$1] + [.$E$1]" office:value-type="float" office:value="419">
            <text:p>419</text:p>
          </table:table-cell>
          <table:table-cell table:formula="of:=FLOOR([.$A110]*[.I$2]*[.$F$1]; 1) + [.$A110]*[.$C$1] + [.I$2]*[.$D$1] + [.$E$1]" office:value-type="float" office:value="448">
            <text:p>448</text:p>
          </table:table-cell>
          <table:table-cell table:formula="of:=FLOOR([.$A110]*[.J$2]*[.$F$1]; 1) + [.$A110]*[.$C$1] + [.J$2]*[.$D$1] + [.$E$1]" office:value-type="float" office:value="477">
            <text:p>477</text:p>
          </table:table-cell>
          <table:table-cell table:formula="of:=FLOOR([.$A110]*[.K$2]*[.$F$1]; 1) + [.$A110]*[.$C$1] + [.K$2]*[.$D$1] + [.$E$1]" office:value-type="float" office:value="506">
            <text:p>506</text:p>
          </table:table-cell>
          <table:table-cell table:formula="of:=FLOOR([.$A110]*[.L$2]*[.$F$1]; 1) + [.$A110]*[.$C$1] + [.L$2]*[.$D$1] + [.$E$1]" office:value-type="float" office:value="535">
            <text:p>535</text:p>
          </table:table-cell>
          <table:table-cell table:formula="of:=FLOOR([.$A110]*[.M$2]*[.$F$1]; 1) + [.$A110]*[.$C$1] + [.M$2]*[.$D$1] + [.$E$1]" office:value-type="float" office:value="564">
            <text:p>564</text:p>
          </table:table-cell>
          <table:table-cell table:formula="of:=FLOOR([.$A110]*[.N$2]*[.$F$1]; 1) + [.$A110]*[.$C$1] + [.N$2]*[.$D$1] + [.$E$1]" office:value-type="float" office:value="593">
            <text:p>593</text:p>
          </table:table-cell>
          <table:table-cell table:formula="of:=FLOOR([.$A110]*[.O$2]*[.$F$1]; 1) + [.$A110]*[.$C$1] + [.O$2]*[.$D$1] + [.$E$1]" office:value-type="float" office:value="622">
            <text:p>622</text:p>
          </table:table-cell>
          <table:table-cell table:formula="of:=FLOOR([.$A110]*[.P$2]*[.$F$1]; 1) + [.$A110]*[.$C$1] + [.P$2]*[.$D$1] + [.$E$1]" office:value-type="float" office:value="651">
            <text:p>651</text:p>
          </table:table-cell>
          <table:table-cell table:formula="of:=FLOOR([.$A110]*[.Q$2]*[.$F$1]; 1) + [.$A110]*[.$C$1] + [.Q$2]*[.$D$1] + [.$E$1]" office:value-type="float" office:value="680">
            <text:p>680</text:p>
          </table:table-cell>
          <table:table-cell table:formula="of:=FLOOR([.$A110]*[.R$2]*[.$F$1]; 1) + [.$A110]*[.$C$1] + [.R$2]*[.$D$1] + [.$E$1]" office:value-type="float" office:value="709">
            <text:p>709</text:p>
          </table:table-cell>
          <table:table-cell table:formula="of:=FLOOR([.$A110]*[.S$2]*[.$F$1]; 1) + [.$A110]*[.$C$1] + [.S$2]*[.$D$1] + [.$E$1]" office:value-type="float" office:value="738">
            <text:p>738</text:p>
          </table:table-cell>
          <table:table-cell table:formula="of:=FLOOR([.$A110]*[.T$2]*[.$F$1]; 1) + [.$A110]*[.$C$1] + [.T$2]*[.$D$1] + [.$E$1]" office:value-type="float" office:value="767">
            <text:p>767</text:p>
          </table:table-cell>
          <table:table-cell table:formula="of:=FLOOR([.$A110]*[.U$2]*[.$F$1]; 1) + [.$A110]*[.$C$1] + [.U$2]*[.$D$1] + [.$E$1]" office:value-type="float" office:value="796">
            <text:p>796</text:p>
          </table:table-cell>
          <table:table-cell table:formula="of:=FLOOR([.$A110]*[.V$2]*[.$F$1]; 1) + [.$A110]*[.$C$1] + [.V$2]*[.$D$1] + [.$E$1]" office:value-type="float" office:value="825">
            <text:p>825</text:p>
          </table:table-cell>
          <table:table-cell table:formula="of:=FLOOR([.$A110]*[.W$2]*[.$F$1]; 1) + [.$A110]*[.$C$1] + [.W$2]*[.$D$1] + [.$E$1]" office:value-type="float" office:value="854">
            <text:p>854</text:p>
          </table:table-cell>
          <table:table-cell table:formula="of:=FLOOR([.$A110]*[.X$2]*[.$F$1]; 1) + [.$A110]*[.$C$1] + [.X$2]*[.$D$1] + [.$E$1]" office:value-type="float" office:value="883">
            <text:p>883</text:p>
          </table:table-cell>
          <table:table-cell table:formula="of:=FLOOR([.$A110]*[.Y$2]*[.$F$1]; 1) + [.$A110]*[.$C$1] + [.Y$2]*[.$D$1] + [.$E$1]" office:value-type="float" office:value="912">
            <text:p>912</text:p>
          </table:table-cell>
          <table:table-cell table:formula="of:=FLOOR([.$A110]*[.Z$2]*[.$F$1]; 1) + [.$A110]*[.$C$1] + [.Z$2]*[.$D$1] + [.$E$1]" office:value-type="float" office:value="941">
            <text:p>941</text:p>
          </table:table-cell>
          <table:table-cell table:formula="of:=FLOOR([.$A110]*[.AA$2]*[.$F$1]; 1) + [.$A110]*[.$C$1] + [.AA$2]*[.$D$1] + [.$E$1]" office:value-type="float" office:value="970">
            <text:p>970</text:p>
          </table:table-cell>
          <table:table-cell table:formula="of:=FLOOR([.$A110]*[.AB$2]*[.$F$1]; 1) + [.$A110]*[.$C$1] + [.AB$2]*[.$D$1] + [.$E$1]" office:value-type="float" office:value="999">
            <text:p>999</text:p>
          </table:table-cell>
          <table:table-cell table:formula="of:=FLOOR([.$A110]*[.AC$2]*[.$F$1]; 1) + [.$A110]*[.$C$1] + [.AC$2]*[.$D$1] + [.$E$1]" office:value-type="float" office:value="1028">
            <text:p>1028</text:p>
          </table:table-cell>
          <table:table-cell table:formula="of:=FLOOR([.$A110]*[.AD$2]*[.$F$1]; 1) + [.$A110]*[.$C$1] + [.AD$2]*[.$D$1] + [.$E$1]" office:value-type="float" office:value="1057">
            <text:p>1057</text:p>
          </table:table-cell>
          <table:table-cell table:formula="of:=FLOOR([.$A110]*[.AE$2]*[.$F$1]; 1) + [.$A110]*[.$C$1] + [.AE$2]*[.$D$1] + [.$E$1]" office:value-type="float" office:value="1086">
            <text:p>1086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09">
            <text:p>109</text:p>
          </table:table-cell>
          <table:table-cell table:formula="of:=FLOOR([.$A111]*[.B$2]*[.$F$1]; 1) + [.$A111]*[.$C$1] + [.B$2]*[.$D$1] + [.$E$1]" office:value-type="float" office:value="247">
            <text:p>247</text:p>
          </table:table-cell>
          <table:table-cell table:formula="of:=FLOOR([.$A111]*[.C$2]*[.$F$1]; 1) + [.$A111]*[.$C$1] + [.C$2]*[.$D$1] + [.$E$1]" office:value-type="float" office:value="276">
            <text:p>276</text:p>
          </table:table-cell>
          <table:table-cell table:formula="of:=FLOOR([.$A111]*[.D$2]*[.$F$1]; 1) + [.$A111]*[.$C$1] + [.D$2]*[.$D$1] + [.$E$1]" office:value-type="float" office:value="305">
            <text:p>305</text:p>
          </table:table-cell>
          <table:table-cell table:formula="of:=FLOOR([.$A111]*[.E$2]*[.$F$1]; 1) + [.$A111]*[.$C$1] + [.E$2]*[.$D$1] + [.$E$1]" office:value-type="float" office:value="335">
            <text:p>335</text:p>
          </table:table-cell>
          <table:table-cell table:formula="of:=FLOOR([.$A111]*[.F$2]*[.$F$1]; 1) + [.$A111]*[.$C$1] + [.F$2]*[.$D$1] + [.$E$1]" office:value-type="float" office:value="364">
            <text:p>364</text:p>
          </table:table-cell>
          <table:table-cell table:formula="of:=FLOOR([.$A111]*[.G$2]*[.$F$1]; 1) + [.$A111]*[.$C$1] + [.G$2]*[.$D$1] + [.$E$1]" office:value-type="float" office:value="393">
            <text:p>393</text:p>
          </table:table-cell>
          <table:table-cell table:formula="of:=FLOOR([.$A111]*[.H$2]*[.$F$1]; 1) + [.$A111]*[.$C$1] + [.H$2]*[.$D$1] + [.$E$1]" office:value-type="float" office:value="422">
            <text:p>422</text:p>
          </table:table-cell>
          <table:table-cell table:formula="of:=FLOOR([.$A111]*[.I$2]*[.$F$1]; 1) + [.$A111]*[.$C$1] + [.I$2]*[.$D$1] + [.$E$1]" office:value-type="float" office:value="452">
            <text:p>452</text:p>
          </table:table-cell>
          <table:table-cell table:formula="of:=FLOOR([.$A111]*[.J$2]*[.$F$1]; 1) + [.$A111]*[.$C$1] + [.J$2]*[.$D$1] + [.$E$1]" office:value-type="float" office:value="481">
            <text:p>481</text:p>
          </table:table-cell>
          <table:table-cell table:formula="of:=FLOOR([.$A111]*[.K$2]*[.$F$1]; 1) + [.$A111]*[.$C$1] + [.K$2]*[.$D$1] + [.$E$1]" office:value-type="float" office:value="510">
            <text:p>510</text:p>
          </table:table-cell>
          <table:table-cell table:formula="of:=FLOOR([.$A111]*[.L$2]*[.$F$1]; 1) + [.$A111]*[.$C$1] + [.L$2]*[.$D$1] + [.$E$1]" office:value-type="float" office:value="539">
            <text:p>539</text:p>
          </table:table-cell>
          <table:table-cell table:formula="of:=FLOOR([.$A111]*[.M$2]*[.$F$1]; 1) + [.$A111]*[.$C$1] + [.M$2]*[.$D$1] + [.$E$1]" office:value-type="float" office:value="569">
            <text:p>569</text:p>
          </table:table-cell>
          <table:table-cell table:formula="of:=FLOOR([.$A111]*[.N$2]*[.$F$1]; 1) + [.$A111]*[.$C$1] + [.N$2]*[.$D$1] + [.$E$1]" office:value-type="float" office:value="598">
            <text:p>598</text:p>
          </table:table-cell>
          <table:table-cell table:formula="of:=FLOOR([.$A111]*[.O$2]*[.$F$1]; 1) + [.$A111]*[.$C$1] + [.O$2]*[.$D$1] + [.$E$1]" office:value-type="float" office:value="627">
            <text:p>627</text:p>
          </table:table-cell>
          <table:table-cell table:formula="of:=FLOOR([.$A111]*[.P$2]*[.$F$1]; 1) + [.$A111]*[.$C$1] + [.P$2]*[.$D$1] + [.$E$1]" office:value-type="float" office:value="656">
            <text:p>656</text:p>
          </table:table-cell>
          <table:table-cell table:formula="of:=FLOOR([.$A111]*[.Q$2]*[.$F$1]; 1) + [.$A111]*[.$C$1] + [.Q$2]*[.$D$1] + [.$E$1]" office:value-type="float" office:value="686">
            <text:p>686</text:p>
          </table:table-cell>
          <table:table-cell table:formula="of:=FLOOR([.$A111]*[.R$2]*[.$F$1]; 1) + [.$A111]*[.$C$1] + [.R$2]*[.$D$1] + [.$E$1]" office:value-type="float" office:value="715">
            <text:p>715</text:p>
          </table:table-cell>
          <table:table-cell table:formula="of:=FLOOR([.$A111]*[.S$2]*[.$F$1]; 1) + [.$A111]*[.$C$1] + [.S$2]*[.$D$1] + [.$E$1]" office:value-type="float" office:value="744">
            <text:p>744</text:p>
          </table:table-cell>
          <table:table-cell table:formula="of:=FLOOR([.$A111]*[.T$2]*[.$F$1]; 1) + [.$A111]*[.$C$1] + [.T$2]*[.$D$1] + [.$E$1]" office:value-type="float" office:value="773">
            <text:p>773</text:p>
          </table:table-cell>
          <table:table-cell table:formula="of:=FLOOR([.$A111]*[.U$2]*[.$F$1]; 1) + [.$A111]*[.$C$1] + [.U$2]*[.$D$1] + [.$E$1]" office:value-type="float" office:value="803">
            <text:p>803</text:p>
          </table:table-cell>
          <table:table-cell table:formula="of:=FLOOR([.$A111]*[.V$2]*[.$F$1]; 1) + [.$A111]*[.$C$1] + [.V$2]*[.$D$1] + [.$E$1]" office:value-type="float" office:value="832">
            <text:p>832</text:p>
          </table:table-cell>
          <table:table-cell table:formula="of:=FLOOR([.$A111]*[.W$2]*[.$F$1]; 1) + [.$A111]*[.$C$1] + [.W$2]*[.$D$1] + [.$E$1]" office:value-type="float" office:value="861">
            <text:p>861</text:p>
          </table:table-cell>
          <table:table-cell table:formula="of:=FLOOR([.$A111]*[.X$2]*[.$F$1]; 1) + [.$A111]*[.$C$1] + [.X$2]*[.$D$1] + [.$E$1]" office:value-type="float" office:value="890">
            <text:p>890</text:p>
          </table:table-cell>
          <table:table-cell table:formula="of:=FLOOR([.$A111]*[.Y$2]*[.$F$1]; 1) + [.$A111]*[.$C$1] + [.Y$2]*[.$D$1] + [.$E$1]" office:value-type="float" office:value="920">
            <text:p>920</text:p>
          </table:table-cell>
          <table:table-cell table:formula="of:=FLOOR([.$A111]*[.Z$2]*[.$F$1]; 1) + [.$A111]*[.$C$1] + [.Z$2]*[.$D$1] + [.$E$1]" office:value-type="float" office:value="949">
            <text:p>949</text:p>
          </table:table-cell>
          <table:table-cell table:formula="of:=FLOOR([.$A111]*[.AA$2]*[.$F$1]; 1) + [.$A111]*[.$C$1] + [.AA$2]*[.$D$1] + [.$E$1]" office:value-type="float" office:value="978">
            <text:p>978</text:p>
          </table:table-cell>
          <table:table-cell table:formula="of:=FLOOR([.$A111]*[.AB$2]*[.$F$1]; 1) + [.$A111]*[.$C$1] + [.AB$2]*[.$D$1] + [.$E$1]" office:value-type="float" office:value="1007">
            <text:p>1007</text:p>
          </table:table-cell>
          <table:table-cell table:formula="of:=FLOOR([.$A111]*[.AC$2]*[.$F$1]; 1) + [.$A111]*[.$C$1] + [.AC$2]*[.$D$1] + [.$E$1]" office:value-type="float" office:value="1037">
            <text:p>1037</text:p>
          </table:table-cell>
          <table:table-cell table:formula="of:=FLOOR([.$A111]*[.AD$2]*[.$F$1]; 1) + [.$A111]*[.$C$1] + [.AD$2]*[.$D$1] + [.$E$1]" office:value-type="float" office:value="1066">
            <text:p>1066</text:p>
          </table:table-cell>
          <table:table-cell table:formula="of:=FLOOR([.$A111]*[.AE$2]*[.$F$1]; 1) + [.$A111]*[.$C$1] + [.AE$2]*[.$D$1] + [.$E$1]" office:value-type="float" office:value="1095">
            <text:p>1095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10">
            <text:p>110</text:p>
          </table:table-cell>
          <table:table-cell table:formula="of:=FLOOR([.$A112]*[.B$2]*[.$F$1]; 1) + [.$A112]*[.$C$1] + [.B$2]*[.$D$1] + [.$E$1]" office:value-type="float" office:value="249">
            <text:p>249</text:p>
          </table:table-cell>
          <table:table-cell table:formula="of:=FLOOR([.$A112]*[.C$2]*[.$F$1]; 1) + [.$A112]*[.$C$1] + [.C$2]*[.$D$1] + [.$E$1]" office:value-type="float" office:value="279">
            <text:p>279</text:p>
          </table:table-cell>
          <table:table-cell table:formula="of:=FLOOR([.$A112]*[.D$2]*[.$F$1]; 1) + [.$A112]*[.$C$1] + [.D$2]*[.$D$1] + [.$E$1]" office:value-type="float" office:value="308">
            <text:p>308</text:p>
          </table:table-cell>
          <table:table-cell table:formula="of:=FLOOR([.$A112]*[.E$2]*[.$F$1]; 1) + [.$A112]*[.$C$1] + [.E$2]*[.$D$1] + [.$E$1]" office:value-type="float" office:value="338">
            <text:p>338</text:p>
          </table:table-cell>
          <table:table-cell table:formula="of:=FLOOR([.$A112]*[.F$2]*[.$F$1]; 1) + [.$A112]*[.$C$1] + [.F$2]*[.$D$1] + [.$E$1]" office:value-type="float" office:value="367">
            <text:p>367</text:p>
          </table:table-cell>
          <table:table-cell table:formula="of:=FLOOR([.$A112]*[.G$2]*[.$F$1]; 1) + [.$A112]*[.$C$1] + [.G$2]*[.$D$1] + [.$E$1]" office:value-type="float" office:value="397">
            <text:p>397</text:p>
          </table:table-cell>
          <table:table-cell table:formula="of:=FLOOR([.$A112]*[.H$2]*[.$F$1]; 1) + [.$A112]*[.$C$1] + [.H$2]*[.$D$1] + [.$E$1]" office:value-type="float" office:value="426">
            <text:p>426</text:p>
          </table:table-cell>
          <table:table-cell table:formula="of:=FLOOR([.$A112]*[.I$2]*[.$F$1]; 1) + [.$A112]*[.$C$1] + [.I$2]*[.$D$1] + [.$E$1]" office:value-type="float" office:value="456">
            <text:p>456</text:p>
          </table:table-cell>
          <table:table-cell table:formula="of:=FLOOR([.$A112]*[.J$2]*[.$F$1]; 1) + [.$A112]*[.$C$1] + [.J$2]*[.$D$1] + [.$E$1]" office:value-type="float" office:value="485">
            <text:p>485</text:p>
          </table:table-cell>
          <table:table-cell table:formula="of:=FLOOR([.$A112]*[.K$2]*[.$F$1]; 1) + [.$A112]*[.$C$1] + [.K$2]*[.$D$1] + [.$E$1]" office:value-type="float" office:value="515">
            <text:p>515</text:p>
          </table:table-cell>
          <table:table-cell table:formula="of:=FLOOR([.$A112]*[.L$2]*[.$F$1]; 1) + [.$A112]*[.$C$1] + [.L$2]*[.$D$1] + [.$E$1]" office:value-type="float" office:value="544">
            <text:p>544</text:p>
          </table:table-cell>
          <table:table-cell table:formula="of:=FLOOR([.$A112]*[.M$2]*[.$F$1]; 1) + [.$A112]*[.$C$1] + [.M$2]*[.$D$1] + [.$E$1]" office:value-type="float" office:value="574">
            <text:p>574</text:p>
          </table:table-cell>
          <table:table-cell table:formula="of:=FLOOR([.$A112]*[.N$2]*[.$F$1]; 1) + [.$A112]*[.$C$1] + [.N$2]*[.$D$1] + [.$E$1]" office:value-type="float" office:value="603">
            <text:p>603</text:p>
          </table:table-cell>
          <table:table-cell table:formula="of:=FLOOR([.$A112]*[.O$2]*[.$F$1]; 1) + [.$A112]*[.$C$1] + [.O$2]*[.$D$1] + [.$E$1]" office:value-type="float" office:value="633">
            <text:p>633</text:p>
          </table:table-cell>
          <table:table-cell table:formula="of:=FLOOR([.$A112]*[.P$2]*[.$F$1]; 1) + [.$A112]*[.$C$1] + [.P$2]*[.$D$1] + [.$E$1]" office:value-type="float" office:value="662">
            <text:p>662</text:p>
          </table:table-cell>
          <table:table-cell table:formula="of:=FLOOR([.$A112]*[.Q$2]*[.$F$1]; 1) + [.$A112]*[.$C$1] + [.Q$2]*[.$D$1] + [.$E$1]" office:value-type="float" office:value="692">
            <text:p>692</text:p>
          </table:table-cell>
          <table:table-cell table:formula="of:=FLOOR([.$A112]*[.R$2]*[.$F$1]; 1) + [.$A112]*[.$C$1] + [.R$2]*[.$D$1] + [.$E$1]" office:value-type="float" office:value="721">
            <text:p>721</text:p>
          </table:table-cell>
          <table:table-cell table:formula="of:=FLOOR([.$A112]*[.S$2]*[.$F$1]; 1) + [.$A112]*[.$C$1] + [.S$2]*[.$D$1] + [.$E$1]" office:value-type="float" office:value="751">
            <text:p>751</text:p>
          </table:table-cell>
          <table:table-cell table:formula="of:=FLOOR([.$A112]*[.T$2]*[.$F$1]; 1) + [.$A112]*[.$C$1] + [.T$2]*[.$D$1] + [.$E$1]" office:value-type="float" office:value="780">
            <text:p>780</text:p>
          </table:table-cell>
          <table:table-cell table:formula="of:=FLOOR([.$A112]*[.U$2]*[.$F$1]; 1) + [.$A112]*[.$C$1] + [.U$2]*[.$D$1] + [.$E$1]" office:value-type="float" office:value="810">
            <text:p>810</text:p>
          </table:table-cell>
          <table:table-cell table:formula="of:=FLOOR([.$A112]*[.V$2]*[.$F$1]; 1) + [.$A112]*[.$C$1] + [.V$2]*[.$D$1] + [.$E$1]" office:value-type="float" office:value="839">
            <text:p>839</text:p>
          </table:table-cell>
          <table:table-cell table:formula="of:=FLOOR([.$A112]*[.W$2]*[.$F$1]; 1) + [.$A112]*[.$C$1] + [.W$2]*[.$D$1] + [.$E$1]" office:value-type="float" office:value="869">
            <text:p>869</text:p>
          </table:table-cell>
          <table:table-cell table:formula="of:=FLOOR([.$A112]*[.X$2]*[.$F$1]; 1) + [.$A112]*[.$C$1] + [.X$2]*[.$D$1] + [.$E$1]" office:value-type="float" office:value="898">
            <text:p>898</text:p>
          </table:table-cell>
          <table:table-cell table:formula="of:=FLOOR([.$A112]*[.Y$2]*[.$F$1]; 1) + [.$A112]*[.$C$1] + [.Y$2]*[.$D$1] + [.$E$1]" office:value-type="float" office:value="928">
            <text:p>928</text:p>
          </table:table-cell>
          <table:table-cell table:formula="of:=FLOOR([.$A112]*[.Z$2]*[.$F$1]; 1) + [.$A112]*[.$C$1] + [.Z$2]*[.$D$1] + [.$E$1]" office:value-type="float" office:value="957">
            <text:p>957</text:p>
          </table:table-cell>
          <table:table-cell table:formula="of:=FLOOR([.$A112]*[.AA$2]*[.$F$1]; 1) + [.$A112]*[.$C$1] + [.AA$2]*[.$D$1] + [.$E$1]" office:value-type="float" office:value="987">
            <text:p>987</text:p>
          </table:table-cell>
          <table:table-cell table:formula="of:=FLOOR([.$A112]*[.AB$2]*[.$F$1]; 1) + [.$A112]*[.$C$1] + [.AB$2]*[.$D$1] + [.$E$1]" office:value-type="float" office:value="1016">
            <text:p>1016</text:p>
          </table:table-cell>
          <table:table-cell table:formula="of:=FLOOR([.$A112]*[.AC$2]*[.$F$1]; 1) + [.$A112]*[.$C$1] + [.AC$2]*[.$D$1] + [.$E$1]" office:value-type="float" office:value="1046">
            <text:p>1046</text:p>
          </table:table-cell>
          <table:table-cell table:formula="of:=FLOOR([.$A112]*[.AD$2]*[.$F$1]; 1) + [.$A112]*[.$C$1] + [.AD$2]*[.$D$1] + [.$E$1]" office:value-type="float" office:value="1075">
            <text:p>1075</text:p>
          </table:table-cell>
          <table:table-cell table:formula="of:=FLOOR([.$A112]*[.AE$2]*[.$F$1]; 1) + [.$A112]*[.$C$1] + [.AE$2]*[.$D$1] + [.$E$1]" office:value-type="float" office:value="1105">
            <text:p>1105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11">
            <text:p>111</text:p>
          </table:table-cell>
          <table:table-cell table:formula="of:=FLOOR([.$A113]*[.B$2]*[.$F$1]; 1) + [.$A113]*[.$C$1] + [.B$2]*[.$D$1] + [.$E$1]" office:value-type="float" office:value="251">
            <text:p>251</text:p>
          </table:table-cell>
          <table:table-cell table:formula="of:=FLOOR([.$A113]*[.C$2]*[.$F$1]; 1) + [.$A113]*[.$C$1] + [.C$2]*[.$D$1] + [.$E$1]" office:value-type="float" office:value="281">
            <text:p>281</text:p>
          </table:table-cell>
          <table:table-cell table:formula="of:=FLOOR([.$A113]*[.D$2]*[.$F$1]; 1) + [.$A113]*[.$C$1] + [.D$2]*[.$D$1] + [.$E$1]" office:value-type="float" office:value="311">
            <text:p>311</text:p>
          </table:table-cell>
          <table:table-cell table:formula="of:=FLOOR([.$A113]*[.E$2]*[.$F$1]; 1) + [.$A113]*[.$C$1] + [.E$2]*[.$D$1] + [.$E$1]" office:value-type="float" office:value="341">
            <text:p>341</text:p>
          </table:table-cell>
          <table:table-cell table:formula="of:=FLOOR([.$A113]*[.F$2]*[.$F$1]; 1) + [.$A113]*[.$C$1] + [.F$2]*[.$D$1] + [.$E$1]" office:value-type="float" office:value="370">
            <text:p>370</text:p>
          </table:table-cell>
          <table:table-cell table:formula="of:=FLOOR([.$A113]*[.G$2]*[.$F$1]; 1) + [.$A113]*[.$C$1] + [.G$2]*[.$D$1] + [.$E$1]" office:value-type="float" office:value="400">
            <text:p>400</text:p>
          </table:table-cell>
          <table:table-cell table:formula="of:=FLOOR([.$A113]*[.H$2]*[.$F$1]; 1) + [.$A113]*[.$C$1] + [.H$2]*[.$D$1] + [.$E$1]" office:value-type="float" office:value="430">
            <text:p>430</text:p>
          </table:table-cell>
          <table:table-cell table:formula="of:=FLOOR([.$A113]*[.I$2]*[.$F$1]; 1) + [.$A113]*[.$C$1] + [.I$2]*[.$D$1] + [.$E$1]" office:value-type="float" office:value="460">
            <text:p>460</text:p>
          </table:table-cell>
          <table:table-cell table:formula="of:=FLOOR([.$A113]*[.J$2]*[.$F$1]; 1) + [.$A113]*[.$C$1] + [.J$2]*[.$D$1] + [.$E$1]" office:value-type="float" office:value="489">
            <text:p>489</text:p>
          </table:table-cell>
          <table:table-cell table:formula="of:=FLOOR([.$A113]*[.K$2]*[.$F$1]; 1) + [.$A113]*[.$C$1] + [.K$2]*[.$D$1] + [.$E$1]" office:value-type="float" office:value="519">
            <text:p>519</text:p>
          </table:table-cell>
          <table:table-cell table:formula="of:=FLOOR([.$A113]*[.L$2]*[.$F$1]; 1) + [.$A113]*[.$C$1] + [.L$2]*[.$D$1] + [.$E$1]" office:value-type="float" office:value="549">
            <text:p>549</text:p>
          </table:table-cell>
          <table:table-cell table:formula="of:=FLOOR([.$A113]*[.M$2]*[.$F$1]; 1) + [.$A113]*[.$C$1] + [.M$2]*[.$D$1] + [.$E$1]" office:value-type="float" office:value="579">
            <text:p>579</text:p>
          </table:table-cell>
          <table:table-cell table:formula="of:=FLOOR([.$A113]*[.N$2]*[.$F$1]; 1) + [.$A113]*[.$C$1] + [.N$2]*[.$D$1] + [.$E$1]" office:value-type="float" office:value="608">
            <text:p>608</text:p>
          </table:table-cell>
          <table:table-cell table:formula="of:=FLOOR([.$A113]*[.O$2]*[.$F$1]; 1) + [.$A113]*[.$C$1] + [.O$2]*[.$D$1] + [.$E$1]" office:value-type="float" office:value="638">
            <text:p>638</text:p>
          </table:table-cell>
          <table:table-cell table:formula="of:=FLOOR([.$A113]*[.P$2]*[.$F$1]; 1) + [.$A113]*[.$C$1] + [.P$2]*[.$D$1] + [.$E$1]" office:value-type="float" office:value="668">
            <text:p>668</text:p>
          </table:table-cell>
          <table:table-cell table:formula="of:=FLOOR([.$A113]*[.Q$2]*[.$F$1]; 1) + [.$A113]*[.$C$1] + [.Q$2]*[.$D$1] + [.$E$1]" office:value-type="float" office:value="698">
            <text:p>698</text:p>
          </table:table-cell>
          <table:table-cell table:formula="of:=FLOOR([.$A113]*[.R$2]*[.$F$1]; 1) + [.$A113]*[.$C$1] + [.R$2]*[.$D$1] + [.$E$1]" office:value-type="float" office:value="727">
            <text:p>727</text:p>
          </table:table-cell>
          <table:table-cell table:formula="of:=FLOOR([.$A113]*[.S$2]*[.$F$1]; 1) + [.$A113]*[.$C$1] + [.S$2]*[.$D$1] + [.$E$1]" office:value-type="float" office:value="757">
            <text:p>757</text:p>
          </table:table-cell>
          <table:table-cell table:formula="of:=FLOOR([.$A113]*[.T$2]*[.$F$1]; 1) + [.$A113]*[.$C$1] + [.T$2]*[.$D$1] + [.$E$1]" office:value-type="float" office:value="787">
            <text:p>787</text:p>
          </table:table-cell>
          <table:table-cell table:formula="of:=FLOOR([.$A113]*[.U$2]*[.$F$1]; 1) + [.$A113]*[.$C$1] + [.U$2]*[.$D$1] + [.$E$1]" office:value-type="float" office:value="817">
            <text:p>817</text:p>
          </table:table-cell>
          <table:table-cell table:formula="of:=FLOOR([.$A113]*[.V$2]*[.$F$1]; 1) + [.$A113]*[.$C$1] + [.V$2]*[.$D$1] + [.$E$1]" office:value-type="float" office:value="846">
            <text:p>846</text:p>
          </table:table-cell>
          <table:table-cell table:formula="of:=FLOOR([.$A113]*[.W$2]*[.$F$1]; 1) + [.$A113]*[.$C$1] + [.W$2]*[.$D$1] + [.$E$1]" office:value-type="float" office:value="876">
            <text:p>876</text:p>
          </table:table-cell>
          <table:table-cell table:formula="of:=FLOOR([.$A113]*[.X$2]*[.$F$1]; 1) + [.$A113]*[.$C$1] + [.X$2]*[.$D$1] + [.$E$1]" office:value-type="float" office:value="906">
            <text:p>906</text:p>
          </table:table-cell>
          <table:table-cell table:formula="of:=FLOOR([.$A113]*[.Y$2]*[.$F$1]; 1) + [.$A113]*[.$C$1] + [.Y$2]*[.$D$1] + [.$E$1]" office:value-type="float" office:value="936">
            <text:p>936</text:p>
          </table:table-cell>
          <table:table-cell table:formula="of:=FLOOR([.$A113]*[.Z$2]*[.$F$1]; 1) + [.$A113]*[.$C$1] + [.Z$2]*[.$D$1] + [.$E$1]" office:value-type="float" office:value="965">
            <text:p>965</text:p>
          </table:table-cell>
          <table:table-cell table:formula="of:=FLOOR([.$A113]*[.AA$2]*[.$F$1]; 1) + [.$A113]*[.$C$1] + [.AA$2]*[.$D$1] + [.$E$1]" office:value-type="float" office:value="995">
            <text:p>995</text:p>
          </table:table-cell>
          <table:table-cell table:formula="of:=FLOOR([.$A113]*[.AB$2]*[.$F$1]; 1) + [.$A113]*[.$C$1] + [.AB$2]*[.$D$1] + [.$E$1]" office:value-type="float" office:value="1025">
            <text:p>1025</text:p>
          </table:table-cell>
          <table:table-cell table:formula="of:=FLOOR([.$A113]*[.AC$2]*[.$F$1]; 1) + [.$A113]*[.$C$1] + [.AC$2]*[.$D$1] + [.$E$1]" office:value-type="float" office:value="1055">
            <text:p>1055</text:p>
          </table:table-cell>
          <table:table-cell table:formula="of:=FLOOR([.$A113]*[.AD$2]*[.$F$1]; 1) + [.$A113]*[.$C$1] + [.AD$2]*[.$D$1] + [.$E$1]" office:value-type="float" office:value="1084">
            <text:p>1084</text:p>
          </table:table-cell>
          <table:table-cell table:formula="of:=FLOOR([.$A113]*[.AE$2]*[.$F$1]; 1) + [.$A113]*[.$C$1] + [.AE$2]*[.$D$1] + [.$E$1]" office:value-type="float" office:value="1114">
            <text:p>1114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12">
            <text:p>112</text:p>
          </table:table-cell>
          <table:table-cell table:formula="of:=FLOOR([.$A114]*[.B$2]*[.$F$1]; 1) + [.$A114]*[.$C$1] + [.B$2]*[.$D$1] + [.$E$1]" office:value-type="float" office:value="254">
            <text:p>254</text:p>
          </table:table-cell>
          <table:table-cell table:formula="of:=FLOOR([.$A114]*[.C$2]*[.$F$1]; 1) + [.$A114]*[.$C$1] + [.C$2]*[.$D$1] + [.$E$1]" office:value-type="float" office:value="284">
            <text:p>284</text:p>
          </table:table-cell>
          <table:table-cell table:formula="of:=FLOOR([.$A114]*[.D$2]*[.$F$1]; 1) + [.$A114]*[.$C$1] + [.D$2]*[.$D$1] + [.$E$1]" office:value-type="float" office:value="314">
            <text:p>314</text:p>
          </table:table-cell>
          <table:table-cell table:formula="of:=FLOOR([.$A114]*[.E$2]*[.$F$1]; 1) + [.$A114]*[.$C$1] + [.E$2]*[.$D$1] + [.$E$1]" office:value-type="float" office:value="344">
            <text:p>344</text:p>
          </table:table-cell>
          <table:table-cell table:formula="of:=FLOOR([.$A114]*[.F$2]*[.$F$1]; 1) + [.$A114]*[.$C$1] + [.F$2]*[.$D$1] + [.$E$1]" office:value-type="float" office:value="374">
            <text:p>374</text:p>
          </table:table-cell>
          <table:table-cell table:formula="of:=FLOOR([.$A114]*[.G$2]*[.$F$1]; 1) + [.$A114]*[.$C$1] + [.G$2]*[.$D$1] + [.$E$1]" office:value-type="float" office:value="404">
            <text:p>404</text:p>
          </table:table-cell>
          <table:table-cell table:formula="of:=FLOOR([.$A114]*[.H$2]*[.$F$1]; 1) + [.$A114]*[.$C$1] + [.H$2]*[.$D$1] + [.$E$1]" office:value-type="float" office:value="434">
            <text:p>434</text:p>
          </table:table-cell>
          <table:table-cell table:formula="of:=FLOOR([.$A114]*[.I$2]*[.$F$1]; 1) + [.$A114]*[.$C$1] + [.I$2]*[.$D$1] + [.$E$1]" office:value-type="float" office:value="464">
            <text:p>464</text:p>
          </table:table-cell>
          <table:table-cell table:formula="of:=FLOOR([.$A114]*[.J$2]*[.$F$1]; 1) + [.$A114]*[.$C$1] + [.J$2]*[.$D$1] + [.$E$1]" office:value-type="float" office:value="494">
            <text:p>494</text:p>
          </table:table-cell>
          <table:table-cell table:formula="of:=FLOOR([.$A114]*[.K$2]*[.$F$1]; 1) + [.$A114]*[.$C$1] + [.K$2]*[.$D$1] + [.$E$1]" office:value-type="float" office:value="524">
            <text:p>524</text:p>
          </table:table-cell>
          <table:table-cell table:formula="of:=FLOOR([.$A114]*[.L$2]*[.$F$1]; 1) + [.$A114]*[.$C$1] + [.L$2]*[.$D$1] + [.$E$1]" office:value-type="float" office:value="554">
            <text:p>554</text:p>
          </table:table-cell>
          <table:table-cell table:formula="of:=FLOOR([.$A114]*[.M$2]*[.$F$1]; 1) + [.$A114]*[.$C$1] + [.M$2]*[.$D$1] + [.$E$1]" office:value-type="float" office:value="584">
            <text:p>584</text:p>
          </table:table-cell>
          <table:table-cell table:formula="of:=FLOOR([.$A114]*[.N$2]*[.$F$1]; 1) + [.$A114]*[.$C$1] + [.N$2]*[.$D$1] + [.$E$1]" office:value-type="float" office:value="614">
            <text:p>614</text:p>
          </table:table-cell>
          <table:table-cell table:formula="of:=FLOOR([.$A114]*[.O$2]*[.$F$1]; 1) + [.$A114]*[.$C$1] + [.O$2]*[.$D$1] + [.$E$1]" office:value-type="float" office:value="644">
            <text:p>644</text:p>
          </table:table-cell>
          <table:table-cell table:formula="of:=FLOOR([.$A114]*[.P$2]*[.$F$1]; 1) + [.$A114]*[.$C$1] + [.P$2]*[.$D$1] + [.$E$1]" office:value-type="float" office:value="674">
            <text:p>674</text:p>
          </table:table-cell>
          <table:table-cell table:formula="of:=FLOOR([.$A114]*[.Q$2]*[.$F$1]; 1) + [.$A114]*[.$C$1] + [.Q$2]*[.$D$1] + [.$E$1]" office:value-type="float" office:value="704">
            <text:p>704</text:p>
          </table:table-cell>
          <table:table-cell table:formula="of:=FLOOR([.$A114]*[.R$2]*[.$F$1]; 1) + [.$A114]*[.$C$1] + [.R$2]*[.$D$1] + [.$E$1]" office:value-type="float" office:value="734">
            <text:p>734</text:p>
          </table:table-cell>
          <table:table-cell table:formula="of:=FLOOR([.$A114]*[.S$2]*[.$F$1]; 1) + [.$A114]*[.$C$1] + [.S$2]*[.$D$1] + [.$E$1]" office:value-type="float" office:value="764">
            <text:p>764</text:p>
          </table:table-cell>
          <table:table-cell table:formula="of:=FLOOR([.$A114]*[.T$2]*[.$F$1]; 1) + [.$A114]*[.$C$1] + [.T$2]*[.$D$1] + [.$E$1]" office:value-type="float" office:value="794">
            <text:p>794</text:p>
          </table:table-cell>
          <table:table-cell table:formula="of:=FLOOR([.$A114]*[.U$2]*[.$F$1]; 1) + [.$A114]*[.$C$1] + [.U$2]*[.$D$1] + [.$E$1]" office:value-type="float" office:value="824">
            <text:p>824</text:p>
          </table:table-cell>
          <table:table-cell table:formula="of:=FLOOR([.$A114]*[.V$2]*[.$F$1]; 1) + [.$A114]*[.$C$1] + [.V$2]*[.$D$1] + [.$E$1]" office:value-type="float" office:value="854">
            <text:p>854</text:p>
          </table:table-cell>
          <table:table-cell table:formula="of:=FLOOR([.$A114]*[.W$2]*[.$F$1]; 1) + [.$A114]*[.$C$1] + [.W$2]*[.$D$1] + [.$E$1]" office:value-type="float" office:value="884">
            <text:p>884</text:p>
          </table:table-cell>
          <table:table-cell table:formula="of:=FLOOR([.$A114]*[.X$2]*[.$F$1]; 1) + [.$A114]*[.$C$1] + [.X$2]*[.$D$1] + [.$E$1]" office:value-type="float" office:value="914">
            <text:p>914</text:p>
          </table:table-cell>
          <table:table-cell table:formula="of:=FLOOR([.$A114]*[.Y$2]*[.$F$1]; 1) + [.$A114]*[.$C$1] + [.Y$2]*[.$D$1] + [.$E$1]" office:value-type="float" office:value="944">
            <text:p>944</text:p>
          </table:table-cell>
          <table:table-cell table:formula="of:=FLOOR([.$A114]*[.Z$2]*[.$F$1]; 1) + [.$A114]*[.$C$1] + [.Z$2]*[.$D$1] + [.$E$1]" office:value-type="float" office:value="974">
            <text:p>974</text:p>
          </table:table-cell>
          <table:table-cell table:formula="of:=FLOOR([.$A114]*[.AA$2]*[.$F$1]; 1) + [.$A114]*[.$C$1] + [.AA$2]*[.$D$1] + [.$E$1]" office:value-type="float" office:value="1004">
            <text:p>1004</text:p>
          </table:table-cell>
          <table:table-cell table:formula="of:=FLOOR([.$A114]*[.AB$2]*[.$F$1]; 1) + [.$A114]*[.$C$1] + [.AB$2]*[.$D$1] + [.$E$1]" office:value-type="float" office:value="1034">
            <text:p>1034</text:p>
          </table:table-cell>
          <table:table-cell table:formula="of:=FLOOR([.$A114]*[.AC$2]*[.$F$1]; 1) + [.$A114]*[.$C$1] + [.AC$2]*[.$D$1] + [.$E$1]" office:value-type="float" office:value="1064">
            <text:p>1064</text:p>
          </table:table-cell>
          <table:table-cell table:formula="of:=FLOOR([.$A114]*[.AD$2]*[.$F$1]; 1) + [.$A114]*[.$C$1] + [.AD$2]*[.$D$1] + [.$E$1]" office:value-type="float" office:value="1094">
            <text:p>1094</text:p>
          </table:table-cell>
          <table:table-cell table:formula="of:=FLOOR([.$A114]*[.AE$2]*[.$F$1]; 1) + [.$A114]*[.$C$1] + [.AE$2]*[.$D$1] + [.$E$1]" office:value-type="float" office:value="1124">
            <text:p>1124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13">
            <text:p>113</text:p>
          </table:table-cell>
          <table:table-cell table:formula="of:=FLOOR([.$A115]*[.B$2]*[.$F$1]; 1) + [.$A115]*[.$C$1] + [.B$2]*[.$D$1] + [.$E$1]" office:value-type="float" office:value="256">
            <text:p>256</text:p>
          </table:table-cell>
          <table:table-cell table:formula="of:=FLOOR([.$A115]*[.C$2]*[.$F$1]; 1) + [.$A115]*[.$C$1] + [.C$2]*[.$D$1] + [.$E$1]" office:value-type="float" office:value="286">
            <text:p>286</text:p>
          </table:table-cell>
          <table:table-cell table:formula="of:=FLOOR([.$A115]*[.D$2]*[.$F$1]; 1) + [.$A115]*[.$C$1] + [.D$2]*[.$D$1] + [.$E$1]" office:value-type="float" office:value="316">
            <text:p>316</text:p>
          </table:table-cell>
          <table:table-cell table:formula="of:=FLOOR([.$A115]*[.E$2]*[.$F$1]; 1) + [.$A115]*[.$C$1] + [.E$2]*[.$D$1] + [.$E$1]" office:value-type="float" office:value="347">
            <text:p>347</text:p>
          </table:table-cell>
          <table:table-cell table:formula="of:=FLOOR([.$A115]*[.F$2]*[.$F$1]; 1) + [.$A115]*[.$C$1] + [.F$2]*[.$D$1] + [.$E$1]" office:value-type="float" office:value="377">
            <text:p>377</text:p>
          </table:table-cell>
          <table:table-cell table:formula="of:=FLOOR([.$A115]*[.G$2]*[.$F$1]; 1) + [.$A115]*[.$C$1] + [.G$2]*[.$D$1] + [.$E$1]" office:value-type="float" office:value="407">
            <text:p>407</text:p>
          </table:table-cell>
          <table:table-cell table:formula="of:=FLOOR([.$A115]*[.H$2]*[.$F$1]; 1) + [.$A115]*[.$C$1] + [.H$2]*[.$D$1] + [.$E$1]" office:value-type="float" office:value="437">
            <text:p>437</text:p>
          </table:table-cell>
          <table:table-cell table:formula="of:=FLOOR([.$A115]*[.I$2]*[.$F$1]; 1) + [.$A115]*[.$C$1] + [.I$2]*[.$D$1] + [.$E$1]" office:value-type="float" office:value="468">
            <text:p>468</text:p>
          </table:table-cell>
          <table:table-cell table:formula="of:=FLOOR([.$A115]*[.J$2]*[.$F$1]; 1) + [.$A115]*[.$C$1] + [.J$2]*[.$D$1] + [.$E$1]" office:value-type="float" office:value="498">
            <text:p>498</text:p>
          </table:table-cell>
          <table:table-cell table:formula="of:=FLOOR([.$A115]*[.K$2]*[.$F$1]; 1) + [.$A115]*[.$C$1] + [.K$2]*[.$D$1] + [.$E$1]" office:value-type="float" office:value="528">
            <text:p>528</text:p>
          </table:table-cell>
          <table:table-cell table:formula="of:=FLOOR([.$A115]*[.L$2]*[.$F$1]; 1) + [.$A115]*[.$C$1] + [.L$2]*[.$D$1] + [.$E$1]" office:value-type="float" office:value="558">
            <text:p>558</text:p>
          </table:table-cell>
          <table:table-cell table:formula="of:=FLOOR([.$A115]*[.M$2]*[.$F$1]; 1) + [.$A115]*[.$C$1] + [.M$2]*[.$D$1] + [.$E$1]" office:value-type="float" office:value="589">
            <text:p>589</text:p>
          </table:table-cell>
          <table:table-cell table:formula="of:=FLOOR([.$A115]*[.N$2]*[.$F$1]; 1) + [.$A115]*[.$C$1] + [.N$2]*[.$D$1] + [.$E$1]" office:value-type="float" office:value="619">
            <text:p>619</text:p>
          </table:table-cell>
          <table:table-cell table:formula="of:=FLOOR([.$A115]*[.O$2]*[.$F$1]; 1) + [.$A115]*[.$C$1] + [.O$2]*[.$D$1] + [.$E$1]" office:value-type="float" office:value="649">
            <text:p>649</text:p>
          </table:table-cell>
          <table:table-cell table:formula="of:=FLOOR([.$A115]*[.P$2]*[.$F$1]; 1) + [.$A115]*[.$C$1] + [.P$2]*[.$D$1] + [.$E$1]" office:value-type="float" office:value="679">
            <text:p>679</text:p>
          </table:table-cell>
          <table:table-cell table:formula="of:=FLOOR([.$A115]*[.Q$2]*[.$F$1]; 1) + [.$A115]*[.$C$1] + [.Q$2]*[.$D$1] + [.$E$1]" office:value-type="float" office:value="710">
            <text:p>710</text:p>
          </table:table-cell>
          <table:table-cell table:formula="of:=FLOOR([.$A115]*[.R$2]*[.$F$1]; 1) + [.$A115]*[.$C$1] + [.R$2]*[.$D$1] + [.$E$1]" office:value-type="float" office:value="740">
            <text:p>740</text:p>
          </table:table-cell>
          <table:table-cell table:formula="of:=FLOOR([.$A115]*[.S$2]*[.$F$1]; 1) + [.$A115]*[.$C$1] + [.S$2]*[.$D$1] + [.$E$1]" office:value-type="float" office:value="770">
            <text:p>770</text:p>
          </table:table-cell>
          <table:table-cell table:formula="of:=FLOOR([.$A115]*[.T$2]*[.$F$1]; 1) + [.$A115]*[.$C$1] + [.T$2]*[.$D$1] + [.$E$1]" office:value-type="float" office:value="800">
            <text:p>800</text:p>
          </table:table-cell>
          <table:table-cell table:formula="of:=FLOOR([.$A115]*[.U$2]*[.$F$1]; 1) + [.$A115]*[.$C$1] + [.U$2]*[.$D$1] + [.$E$1]" office:value-type="float" office:value="831">
            <text:p>831</text:p>
          </table:table-cell>
          <table:table-cell table:formula="of:=FLOOR([.$A115]*[.V$2]*[.$F$1]; 1) + [.$A115]*[.$C$1] + [.V$2]*[.$D$1] + [.$E$1]" office:value-type="float" office:value="861">
            <text:p>861</text:p>
          </table:table-cell>
          <table:table-cell table:formula="of:=FLOOR([.$A115]*[.W$2]*[.$F$1]; 1) + [.$A115]*[.$C$1] + [.W$2]*[.$D$1] + [.$E$1]" office:value-type="float" office:value="891">
            <text:p>891</text:p>
          </table:table-cell>
          <table:table-cell table:formula="of:=FLOOR([.$A115]*[.X$2]*[.$F$1]; 1) + [.$A115]*[.$C$1] + [.X$2]*[.$D$1] + [.$E$1]" office:value-type="float" office:value="921">
            <text:p>921</text:p>
          </table:table-cell>
          <table:table-cell table:formula="of:=FLOOR([.$A115]*[.Y$2]*[.$F$1]; 1) + [.$A115]*[.$C$1] + [.Y$2]*[.$D$1] + [.$E$1]" office:value-type="float" office:value="952">
            <text:p>952</text:p>
          </table:table-cell>
          <table:table-cell table:formula="of:=FLOOR([.$A115]*[.Z$2]*[.$F$1]; 1) + [.$A115]*[.$C$1] + [.Z$2]*[.$D$1] + [.$E$1]" office:value-type="float" office:value="982">
            <text:p>982</text:p>
          </table:table-cell>
          <table:table-cell table:formula="of:=FLOOR([.$A115]*[.AA$2]*[.$F$1]; 1) + [.$A115]*[.$C$1] + [.AA$2]*[.$D$1] + [.$E$1]" office:value-type="float" office:value="1012">
            <text:p>1012</text:p>
          </table:table-cell>
          <table:table-cell table:formula="of:=FLOOR([.$A115]*[.AB$2]*[.$F$1]; 1) + [.$A115]*[.$C$1] + [.AB$2]*[.$D$1] + [.$E$1]" office:value-type="float" office:value="1042">
            <text:p>1042</text:p>
          </table:table-cell>
          <table:table-cell table:formula="of:=FLOOR([.$A115]*[.AC$2]*[.$F$1]; 1) + [.$A115]*[.$C$1] + [.AC$2]*[.$D$1] + [.$E$1]" office:value-type="float" office:value="1073">
            <text:p>1073</text:p>
          </table:table-cell>
          <table:table-cell table:formula="of:=FLOOR([.$A115]*[.AD$2]*[.$F$1]; 1) + [.$A115]*[.$C$1] + [.AD$2]*[.$D$1] + [.$E$1]" office:value-type="float" office:value="1103">
            <text:p>1103</text:p>
          </table:table-cell>
          <table:table-cell table:formula="of:=FLOOR([.$A115]*[.AE$2]*[.$F$1]; 1) + [.$A115]*[.$C$1] + [.AE$2]*[.$D$1] + [.$E$1]" office:value-type="float" office:value="1133">
            <text:p>1133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14">
            <text:p>114</text:p>
          </table:table-cell>
          <table:table-cell table:formula="of:=FLOOR([.$A116]*[.B$2]*[.$F$1]; 1) + [.$A116]*[.$C$1] + [.B$2]*[.$D$1] + [.$E$1]" office:value-type="float" office:value="258">
            <text:p>258</text:p>
          </table:table-cell>
          <table:table-cell table:formula="of:=FLOOR([.$A116]*[.C$2]*[.$F$1]; 1) + [.$A116]*[.$C$1] + [.C$2]*[.$D$1] + [.$E$1]" office:value-type="float" office:value="289">
            <text:p>289</text:p>
          </table:table-cell>
          <table:table-cell table:formula="of:=FLOOR([.$A116]*[.D$2]*[.$F$1]; 1) + [.$A116]*[.$C$1] + [.D$2]*[.$D$1] + [.$E$1]" office:value-type="float" office:value="319">
            <text:p>319</text:p>
          </table:table-cell>
          <table:table-cell table:formula="of:=FLOOR([.$A116]*[.E$2]*[.$F$1]; 1) + [.$A116]*[.$C$1] + [.E$2]*[.$D$1] + [.$E$1]" office:value-type="float" office:value="350">
            <text:p>350</text:p>
          </table:table-cell>
          <table:table-cell table:formula="of:=FLOOR([.$A116]*[.F$2]*[.$F$1]; 1) + [.$A116]*[.$C$1] + [.F$2]*[.$D$1] + [.$E$1]" office:value-type="float" office:value="380">
            <text:p>380</text:p>
          </table:table-cell>
          <table:table-cell table:formula="of:=FLOOR([.$A116]*[.G$2]*[.$F$1]; 1) + [.$A116]*[.$C$1] + [.G$2]*[.$D$1] + [.$E$1]" office:value-type="float" office:value="411">
            <text:p>411</text:p>
          </table:table-cell>
          <table:table-cell table:formula="of:=FLOOR([.$A116]*[.H$2]*[.$F$1]; 1) + [.$A116]*[.$C$1] + [.H$2]*[.$D$1] + [.$E$1]" office:value-type="float" office:value="441">
            <text:p>441</text:p>
          </table:table-cell>
          <table:table-cell table:formula="of:=FLOOR([.$A116]*[.I$2]*[.$F$1]; 1) + [.$A116]*[.$C$1] + [.I$2]*[.$D$1] + [.$E$1]" office:value-type="float" office:value="472">
            <text:p>472</text:p>
          </table:table-cell>
          <table:table-cell table:formula="of:=FLOOR([.$A116]*[.J$2]*[.$F$1]; 1) + [.$A116]*[.$C$1] + [.J$2]*[.$D$1] + [.$E$1]" office:value-type="float" office:value="502">
            <text:p>502</text:p>
          </table:table-cell>
          <table:table-cell table:formula="of:=FLOOR([.$A116]*[.K$2]*[.$F$1]; 1) + [.$A116]*[.$C$1] + [.K$2]*[.$D$1] + [.$E$1]" office:value-type="float" office:value="533">
            <text:p>533</text:p>
          </table:table-cell>
          <table:table-cell table:formula="of:=FLOOR([.$A116]*[.L$2]*[.$F$1]; 1) + [.$A116]*[.$C$1] + [.L$2]*[.$D$1] + [.$E$1]" office:value-type="float" office:value="563">
            <text:p>563</text:p>
          </table:table-cell>
          <table:table-cell table:formula="of:=FLOOR([.$A116]*[.M$2]*[.$F$1]; 1) + [.$A116]*[.$C$1] + [.M$2]*[.$D$1] + [.$E$1]" office:value-type="float" office:value="594">
            <text:p>594</text:p>
          </table:table-cell>
          <table:table-cell table:formula="of:=FLOOR([.$A116]*[.N$2]*[.$F$1]; 1) + [.$A116]*[.$C$1] + [.N$2]*[.$D$1] + [.$E$1]" office:value-type="float" office:value="624">
            <text:p>624</text:p>
          </table:table-cell>
          <table:table-cell table:formula="of:=FLOOR([.$A116]*[.O$2]*[.$F$1]; 1) + [.$A116]*[.$C$1] + [.O$2]*[.$D$1] + [.$E$1]" office:value-type="float" office:value="655">
            <text:p>655</text:p>
          </table:table-cell>
          <table:table-cell table:formula="of:=FLOOR([.$A116]*[.P$2]*[.$F$1]; 1) + [.$A116]*[.$C$1] + [.P$2]*[.$D$1] + [.$E$1]" office:value-type="float" office:value="685">
            <text:p>685</text:p>
          </table:table-cell>
          <table:table-cell table:formula="of:=FLOOR([.$A116]*[.Q$2]*[.$F$1]; 1) + [.$A116]*[.$C$1] + [.Q$2]*[.$D$1] + [.$E$1]" office:value-type="float" office:value="716">
            <text:p>716</text:p>
          </table:table-cell>
          <table:table-cell table:formula="of:=FLOOR([.$A116]*[.R$2]*[.$F$1]; 1) + [.$A116]*[.$C$1] + [.R$2]*[.$D$1] + [.$E$1]" office:value-type="float" office:value="746">
            <text:p>746</text:p>
          </table:table-cell>
          <table:table-cell table:formula="of:=FLOOR([.$A116]*[.S$2]*[.$F$1]; 1) + [.$A116]*[.$C$1] + [.S$2]*[.$D$1] + [.$E$1]" office:value-type="float" office:value="777">
            <text:p>777</text:p>
          </table:table-cell>
          <table:table-cell table:formula="of:=FLOOR([.$A116]*[.T$2]*[.$F$1]; 1) + [.$A116]*[.$C$1] + [.T$2]*[.$D$1] + [.$E$1]" office:value-type="float" office:value="807">
            <text:p>807</text:p>
          </table:table-cell>
          <table:table-cell table:formula="of:=FLOOR([.$A116]*[.U$2]*[.$F$1]; 1) + [.$A116]*[.$C$1] + [.U$2]*[.$D$1] + [.$E$1]" office:value-type="float" office:value="838">
            <text:p>838</text:p>
          </table:table-cell>
          <table:table-cell table:formula="of:=FLOOR([.$A116]*[.V$2]*[.$F$1]; 1) + [.$A116]*[.$C$1] + [.V$2]*[.$D$1] + [.$E$1]" office:value-type="float" office:value="868">
            <text:p>868</text:p>
          </table:table-cell>
          <table:table-cell table:formula="of:=FLOOR([.$A116]*[.W$2]*[.$F$1]; 1) + [.$A116]*[.$C$1] + [.W$2]*[.$D$1] + [.$E$1]" office:value-type="float" office:value="899">
            <text:p>899</text:p>
          </table:table-cell>
          <table:table-cell table:formula="of:=FLOOR([.$A116]*[.X$2]*[.$F$1]; 1) + [.$A116]*[.$C$1] + [.X$2]*[.$D$1] + [.$E$1]" office:value-type="float" office:value="929">
            <text:p>929</text:p>
          </table:table-cell>
          <table:table-cell table:formula="of:=FLOOR([.$A116]*[.Y$2]*[.$F$1]; 1) + [.$A116]*[.$C$1] + [.Y$2]*[.$D$1] + [.$E$1]" office:value-type="float" office:value="960">
            <text:p>960</text:p>
          </table:table-cell>
          <table:table-cell table:formula="of:=FLOOR([.$A116]*[.Z$2]*[.$F$1]; 1) + [.$A116]*[.$C$1] + [.Z$2]*[.$D$1] + [.$E$1]" office:value-type="float" office:value="990">
            <text:p>990</text:p>
          </table:table-cell>
          <table:table-cell table:formula="of:=FLOOR([.$A116]*[.AA$2]*[.$F$1]; 1) + [.$A116]*[.$C$1] + [.AA$2]*[.$D$1] + [.$E$1]" office:value-type="float" office:value="1021">
            <text:p>1021</text:p>
          </table:table-cell>
          <table:table-cell table:formula="of:=FLOOR([.$A116]*[.AB$2]*[.$F$1]; 1) + [.$A116]*[.$C$1] + [.AB$2]*[.$D$1] + [.$E$1]" office:value-type="float" office:value="1051">
            <text:p>1051</text:p>
          </table:table-cell>
          <table:table-cell table:formula="of:=FLOOR([.$A116]*[.AC$2]*[.$F$1]; 1) + [.$A116]*[.$C$1] + [.AC$2]*[.$D$1] + [.$E$1]" office:value-type="float" office:value="1082">
            <text:p>1082</text:p>
          </table:table-cell>
          <table:table-cell table:formula="of:=FLOOR([.$A116]*[.AD$2]*[.$F$1]; 1) + [.$A116]*[.$C$1] + [.AD$2]*[.$D$1] + [.$E$1]" office:value-type="float" office:value="1112">
            <text:p>1112</text:p>
          </table:table-cell>
          <table:table-cell table:formula="of:=FLOOR([.$A116]*[.AE$2]*[.$F$1]; 1) + [.$A116]*[.$C$1] + [.AE$2]*[.$D$1] + [.$E$1]" office:value-type="float" office:value="1143">
            <text:p>1143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15">
            <text:p>115</text:p>
          </table:table-cell>
          <table:table-cell table:formula="of:=FLOOR([.$A117]*[.B$2]*[.$F$1]; 1) + [.$A117]*[.$C$1] + [.B$2]*[.$D$1] + [.$E$1]" office:value-type="float" office:value="260">
            <text:p>260</text:p>
          </table:table-cell>
          <table:table-cell table:formula="of:=FLOOR([.$A117]*[.C$2]*[.$F$1]; 1) + [.$A117]*[.$C$1] + [.C$2]*[.$D$1] + [.$E$1]" office:value-type="float" office:value="291">
            <text:p>291</text:p>
          </table:table-cell>
          <table:table-cell table:formula="of:=FLOOR([.$A117]*[.D$2]*[.$F$1]; 1) + [.$A117]*[.$C$1] + [.D$2]*[.$D$1] + [.$E$1]" office:value-type="float" office:value="322">
            <text:p>322</text:p>
          </table:table-cell>
          <table:table-cell table:formula="of:=FLOOR([.$A117]*[.E$2]*[.$F$1]; 1) + [.$A117]*[.$C$1] + [.E$2]*[.$D$1] + [.$E$1]" office:value-type="float" office:value="353">
            <text:p>353</text:p>
          </table:table-cell>
          <table:table-cell table:formula="of:=FLOOR([.$A117]*[.F$2]*[.$F$1]; 1) + [.$A117]*[.$C$1] + [.F$2]*[.$D$1] + [.$E$1]" office:value-type="float" office:value="383">
            <text:p>383</text:p>
          </table:table-cell>
          <table:table-cell table:formula="of:=FLOOR([.$A117]*[.G$2]*[.$F$1]; 1) + [.$A117]*[.$C$1] + [.G$2]*[.$D$1] + [.$E$1]" office:value-type="float" office:value="414">
            <text:p>414</text:p>
          </table:table-cell>
          <table:table-cell table:formula="of:=FLOOR([.$A117]*[.H$2]*[.$F$1]; 1) + [.$A117]*[.$C$1] + [.H$2]*[.$D$1] + [.$E$1]" office:value-type="float" office:value="445">
            <text:p>445</text:p>
          </table:table-cell>
          <table:table-cell table:formula="of:=FLOOR([.$A117]*[.I$2]*[.$F$1]; 1) + [.$A117]*[.$C$1] + [.I$2]*[.$D$1] + [.$E$1]" office:value-type="float" office:value="476">
            <text:p>476</text:p>
          </table:table-cell>
          <table:table-cell table:formula="of:=FLOOR([.$A117]*[.J$2]*[.$F$1]; 1) + [.$A117]*[.$C$1] + [.J$2]*[.$D$1] + [.$E$1]" office:value-type="float" office:value="506">
            <text:p>506</text:p>
          </table:table-cell>
          <table:table-cell table:formula="of:=FLOOR([.$A117]*[.K$2]*[.$F$1]; 1) + [.$A117]*[.$C$1] + [.K$2]*[.$D$1] + [.$E$1]" office:value-type="float" office:value="537">
            <text:p>537</text:p>
          </table:table-cell>
          <table:table-cell table:formula="of:=FLOOR([.$A117]*[.L$2]*[.$F$1]; 1) + [.$A117]*[.$C$1] + [.L$2]*[.$D$1] + [.$E$1]" office:value-type="float" office:value="568">
            <text:p>568</text:p>
          </table:table-cell>
          <table:table-cell table:formula="of:=FLOOR([.$A117]*[.M$2]*[.$F$1]; 1) + [.$A117]*[.$C$1] + [.M$2]*[.$D$1] + [.$E$1]" office:value-type="float" office:value="599">
            <text:p>599</text:p>
          </table:table-cell>
          <table:table-cell table:formula="of:=FLOOR([.$A117]*[.N$2]*[.$F$1]; 1) + [.$A117]*[.$C$1] + [.N$2]*[.$D$1] + [.$E$1]" office:value-type="float" office:value="629">
            <text:p>629</text:p>
          </table:table-cell>
          <table:table-cell table:formula="of:=FLOOR([.$A117]*[.O$2]*[.$F$1]; 1) + [.$A117]*[.$C$1] + [.O$2]*[.$D$1] + [.$E$1]" office:value-type="float" office:value="660">
            <text:p>660</text:p>
          </table:table-cell>
          <table:table-cell table:formula="of:=FLOOR([.$A117]*[.P$2]*[.$F$1]; 1) + [.$A117]*[.$C$1] + [.P$2]*[.$D$1] + [.$E$1]" office:value-type="float" office:value="691">
            <text:p>691</text:p>
          </table:table-cell>
          <table:table-cell table:formula="of:=FLOOR([.$A117]*[.Q$2]*[.$F$1]; 1) + [.$A117]*[.$C$1] + [.Q$2]*[.$D$1] + [.$E$1]" office:value-type="float" office:value="722">
            <text:p>722</text:p>
          </table:table-cell>
          <table:table-cell table:formula="of:=FLOOR([.$A117]*[.R$2]*[.$F$1]; 1) + [.$A117]*[.$C$1] + [.R$2]*[.$D$1] + [.$E$1]" office:value-type="float" office:value="752">
            <text:p>752</text:p>
          </table:table-cell>
          <table:table-cell table:formula="of:=FLOOR([.$A117]*[.S$2]*[.$F$1]; 1) + [.$A117]*[.$C$1] + [.S$2]*[.$D$1] + [.$E$1]" office:value-type="float" office:value="783">
            <text:p>783</text:p>
          </table:table-cell>
          <table:table-cell table:formula="of:=FLOOR([.$A117]*[.T$2]*[.$F$1]; 1) + [.$A117]*[.$C$1] + [.T$2]*[.$D$1] + [.$E$1]" office:value-type="float" office:value="814">
            <text:p>814</text:p>
          </table:table-cell>
          <table:table-cell table:formula="of:=FLOOR([.$A117]*[.U$2]*[.$F$1]; 1) + [.$A117]*[.$C$1] + [.U$2]*[.$D$1] + [.$E$1]" office:value-type="float" office:value="845">
            <text:p>845</text:p>
          </table:table-cell>
          <table:table-cell table:formula="of:=FLOOR([.$A117]*[.V$2]*[.$F$1]; 1) + [.$A117]*[.$C$1] + [.V$2]*[.$D$1] + [.$E$1]" office:value-type="float" office:value="875">
            <text:p>875</text:p>
          </table:table-cell>
          <table:table-cell table:formula="of:=FLOOR([.$A117]*[.W$2]*[.$F$1]; 1) + [.$A117]*[.$C$1] + [.W$2]*[.$D$1] + [.$E$1]" office:value-type="float" office:value="906">
            <text:p>906</text:p>
          </table:table-cell>
          <table:table-cell table:formula="of:=FLOOR([.$A117]*[.X$2]*[.$F$1]; 1) + [.$A117]*[.$C$1] + [.X$2]*[.$D$1] + [.$E$1]" office:value-type="float" office:value="937">
            <text:p>937</text:p>
          </table:table-cell>
          <table:table-cell table:formula="of:=FLOOR([.$A117]*[.Y$2]*[.$F$1]; 1) + [.$A117]*[.$C$1] + [.Y$2]*[.$D$1] + [.$E$1]" office:value-type="float" office:value="968">
            <text:p>968</text:p>
          </table:table-cell>
          <table:table-cell table:formula="of:=FLOOR([.$A117]*[.Z$2]*[.$F$1]; 1) + [.$A117]*[.$C$1] + [.Z$2]*[.$D$1] + [.$E$1]" office:value-type="float" office:value="998">
            <text:p>998</text:p>
          </table:table-cell>
          <table:table-cell table:formula="of:=FLOOR([.$A117]*[.AA$2]*[.$F$1]; 1) + [.$A117]*[.$C$1] + [.AA$2]*[.$D$1] + [.$E$1]" office:value-type="float" office:value="1029">
            <text:p>1029</text:p>
          </table:table-cell>
          <table:table-cell table:formula="of:=FLOOR([.$A117]*[.AB$2]*[.$F$1]; 1) + [.$A117]*[.$C$1] + [.AB$2]*[.$D$1] + [.$E$1]" office:value-type="float" office:value="1060">
            <text:p>1060</text:p>
          </table:table-cell>
          <table:table-cell table:formula="of:=FLOOR([.$A117]*[.AC$2]*[.$F$1]; 1) + [.$A117]*[.$C$1] + [.AC$2]*[.$D$1] + [.$E$1]" office:value-type="float" office:value="1091">
            <text:p>1091</text:p>
          </table:table-cell>
          <table:table-cell table:formula="of:=FLOOR([.$A117]*[.AD$2]*[.$F$1]; 1) + [.$A117]*[.$C$1] + [.AD$2]*[.$D$1] + [.$E$1]" office:value-type="float" office:value="1121">
            <text:p>1121</text:p>
          </table:table-cell>
          <table:table-cell table:formula="of:=FLOOR([.$A117]*[.AE$2]*[.$F$1]; 1) + [.$A117]*[.$C$1] + [.AE$2]*[.$D$1] + [.$E$1]" office:value-type="float" office:value="1152">
            <text:p>1152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16">
            <text:p>116</text:p>
          </table:table-cell>
          <table:table-cell table:formula="of:=FLOOR([.$A118]*[.B$2]*[.$F$1]; 1) + [.$A118]*[.$C$1] + [.B$2]*[.$D$1] + [.$E$1]" office:value-type="float" office:value="263">
            <text:p>263</text:p>
          </table:table-cell>
          <table:table-cell table:formula="of:=FLOOR([.$A118]*[.C$2]*[.$F$1]; 1) + [.$A118]*[.$C$1] + [.C$2]*[.$D$1] + [.$E$1]" office:value-type="float" office:value="294">
            <text:p>294</text:p>
          </table:table-cell>
          <table:table-cell table:formula="of:=FLOOR([.$A118]*[.D$2]*[.$F$1]; 1) + [.$A118]*[.$C$1] + [.D$2]*[.$D$1] + [.$E$1]" office:value-type="float" office:value="325">
            <text:p>325</text:p>
          </table:table-cell>
          <table:table-cell table:formula="of:=FLOOR([.$A118]*[.E$2]*[.$F$1]; 1) + [.$A118]*[.$C$1] + [.E$2]*[.$D$1] + [.$E$1]" office:value-type="float" office:value="356">
            <text:p>356</text:p>
          </table:table-cell>
          <table:table-cell table:formula="of:=FLOOR([.$A118]*[.F$2]*[.$F$1]; 1) + [.$A118]*[.$C$1] + [.F$2]*[.$D$1] + [.$E$1]" office:value-type="float" office:value="387">
            <text:p>387</text:p>
          </table:table-cell>
          <table:table-cell table:formula="of:=FLOOR([.$A118]*[.G$2]*[.$F$1]; 1) + [.$A118]*[.$C$1] + [.G$2]*[.$D$1] + [.$E$1]" office:value-type="float" office:value="418">
            <text:p>418</text:p>
          </table:table-cell>
          <table:table-cell table:formula="of:=FLOOR([.$A118]*[.H$2]*[.$F$1]; 1) + [.$A118]*[.$C$1] + [.H$2]*[.$D$1] + [.$E$1]" office:value-type="float" office:value="449">
            <text:p>449</text:p>
          </table:table-cell>
          <table:table-cell table:formula="of:=FLOOR([.$A118]*[.I$2]*[.$F$1]; 1) + [.$A118]*[.$C$1] + [.I$2]*[.$D$1] + [.$E$1]" office:value-type="float" office:value="480">
            <text:p>480</text:p>
          </table:table-cell>
          <table:table-cell table:formula="of:=FLOOR([.$A118]*[.J$2]*[.$F$1]; 1) + [.$A118]*[.$C$1] + [.J$2]*[.$D$1] + [.$E$1]" office:value-type="float" office:value="511">
            <text:p>511</text:p>
          </table:table-cell>
          <table:table-cell table:formula="of:=FLOOR([.$A118]*[.K$2]*[.$F$1]; 1) + [.$A118]*[.$C$1] + [.K$2]*[.$D$1] + [.$E$1]" office:value-type="float" office:value="542">
            <text:p>542</text:p>
          </table:table-cell>
          <table:table-cell table:formula="of:=FLOOR([.$A118]*[.L$2]*[.$F$1]; 1) + [.$A118]*[.$C$1] + [.L$2]*[.$D$1] + [.$E$1]" office:value-type="float" office:value="573">
            <text:p>573</text:p>
          </table:table-cell>
          <table:table-cell table:formula="of:=FLOOR([.$A118]*[.M$2]*[.$F$1]; 1) + [.$A118]*[.$C$1] + [.M$2]*[.$D$1] + [.$E$1]" office:value-type="float" office:value="604">
            <text:p>604</text:p>
          </table:table-cell>
          <table:table-cell table:formula="of:=FLOOR([.$A118]*[.N$2]*[.$F$1]; 1) + [.$A118]*[.$C$1] + [.N$2]*[.$D$1] + [.$E$1]" office:value-type="float" office:value="635">
            <text:p>635</text:p>
          </table:table-cell>
          <table:table-cell table:formula="of:=FLOOR([.$A118]*[.O$2]*[.$F$1]; 1) + [.$A118]*[.$C$1] + [.O$2]*[.$D$1] + [.$E$1]" office:value-type="float" office:value="666">
            <text:p>666</text:p>
          </table:table-cell>
          <table:table-cell table:formula="of:=FLOOR([.$A118]*[.P$2]*[.$F$1]; 1) + [.$A118]*[.$C$1] + [.P$2]*[.$D$1] + [.$E$1]" office:value-type="float" office:value="697">
            <text:p>697</text:p>
          </table:table-cell>
          <table:table-cell table:formula="of:=FLOOR([.$A118]*[.Q$2]*[.$F$1]; 1) + [.$A118]*[.$C$1] + [.Q$2]*[.$D$1] + [.$E$1]" office:value-type="float" office:value="728">
            <text:p>728</text:p>
          </table:table-cell>
          <table:table-cell table:formula="of:=FLOOR([.$A118]*[.R$2]*[.$F$1]; 1) + [.$A118]*[.$C$1] + [.R$2]*[.$D$1] + [.$E$1]" office:value-type="float" office:value="759">
            <text:p>759</text:p>
          </table:table-cell>
          <table:table-cell table:formula="of:=FLOOR([.$A118]*[.S$2]*[.$F$1]; 1) + [.$A118]*[.$C$1] + [.S$2]*[.$D$1] + [.$E$1]" office:value-type="float" office:value="790">
            <text:p>790</text:p>
          </table:table-cell>
          <table:table-cell table:formula="of:=FLOOR([.$A118]*[.T$2]*[.$F$1]; 1) + [.$A118]*[.$C$1] + [.T$2]*[.$D$1] + [.$E$1]" office:value-type="float" office:value="821">
            <text:p>821</text:p>
          </table:table-cell>
          <table:table-cell table:formula="of:=FLOOR([.$A118]*[.U$2]*[.$F$1]; 1) + [.$A118]*[.$C$1] + [.U$2]*[.$D$1] + [.$E$1]" office:value-type="float" office:value="852">
            <text:p>852</text:p>
          </table:table-cell>
          <table:table-cell table:formula="of:=FLOOR([.$A118]*[.V$2]*[.$F$1]; 1) + [.$A118]*[.$C$1] + [.V$2]*[.$D$1] + [.$E$1]" office:value-type="float" office:value="883">
            <text:p>883</text:p>
          </table:table-cell>
          <table:table-cell table:formula="of:=FLOOR([.$A118]*[.W$2]*[.$F$1]; 1) + [.$A118]*[.$C$1] + [.W$2]*[.$D$1] + [.$E$1]" office:value-type="float" office:value="914">
            <text:p>914</text:p>
          </table:table-cell>
          <table:table-cell table:formula="of:=FLOOR([.$A118]*[.X$2]*[.$F$1]; 1) + [.$A118]*[.$C$1] + [.X$2]*[.$D$1] + [.$E$1]" office:value-type="float" office:value="945">
            <text:p>945</text:p>
          </table:table-cell>
          <table:table-cell table:formula="of:=FLOOR([.$A118]*[.Y$2]*[.$F$1]; 1) + [.$A118]*[.$C$1] + [.Y$2]*[.$D$1] + [.$E$1]" office:value-type="float" office:value="976">
            <text:p>976</text:p>
          </table:table-cell>
          <table:table-cell table:formula="of:=FLOOR([.$A118]*[.Z$2]*[.$F$1]; 1) + [.$A118]*[.$C$1] + [.Z$2]*[.$D$1] + [.$E$1]" office:value-type="float" office:value="1007">
            <text:p>1007</text:p>
          </table:table-cell>
          <table:table-cell table:formula="of:=FLOOR([.$A118]*[.AA$2]*[.$F$1]; 1) + [.$A118]*[.$C$1] + [.AA$2]*[.$D$1] + [.$E$1]" office:value-type="float" office:value="1038">
            <text:p>1038</text:p>
          </table:table-cell>
          <table:table-cell table:formula="of:=FLOOR([.$A118]*[.AB$2]*[.$F$1]; 1) + [.$A118]*[.$C$1] + [.AB$2]*[.$D$1] + [.$E$1]" office:value-type="float" office:value="1069">
            <text:p>1069</text:p>
          </table:table-cell>
          <table:table-cell table:formula="of:=FLOOR([.$A118]*[.AC$2]*[.$F$1]; 1) + [.$A118]*[.$C$1] + [.AC$2]*[.$D$1] + [.$E$1]" office:value-type="float" office:value="1100">
            <text:p>1100</text:p>
          </table:table-cell>
          <table:table-cell table:formula="of:=FLOOR([.$A118]*[.AD$2]*[.$F$1]; 1) + [.$A118]*[.$C$1] + [.AD$2]*[.$D$1] + [.$E$1]" office:value-type="float" office:value="1131">
            <text:p>1131</text:p>
          </table:table-cell>
          <table:table-cell table:formula="of:=FLOOR([.$A118]*[.AE$2]*[.$F$1]; 1) + [.$A118]*[.$C$1] + [.AE$2]*[.$D$1] + [.$E$1]" office:value-type="float" office:value="1162">
            <text:p>1162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17">
            <text:p>117</text:p>
          </table:table-cell>
          <table:table-cell table:formula="of:=FLOOR([.$A119]*[.B$2]*[.$F$1]; 1) + [.$A119]*[.$C$1] + [.B$2]*[.$D$1] + [.$E$1]" office:value-type="float" office:value="265">
            <text:p>265</text:p>
          </table:table-cell>
          <table:table-cell table:formula="of:=FLOOR([.$A119]*[.C$2]*[.$F$1]; 1) + [.$A119]*[.$C$1] + [.C$2]*[.$D$1] + [.$E$1]" office:value-type="float" office:value="296">
            <text:p>296</text:p>
          </table:table-cell>
          <table:table-cell table:formula="of:=FLOOR([.$A119]*[.D$2]*[.$F$1]; 1) + [.$A119]*[.$C$1] + [.D$2]*[.$D$1] + [.$E$1]" office:value-type="float" office:value="327">
            <text:p>327</text:p>
          </table:table-cell>
          <table:table-cell table:formula="of:=FLOOR([.$A119]*[.E$2]*[.$F$1]; 1) + [.$A119]*[.$C$1] + [.E$2]*[.$D$1] + [.$E$1]" office:value-type="float" office:value="359">
            <text:p>359</text:p>
          </table:table-cell>
          <table:table-cell table:formula="of:=FLOOR([.$A119]*[.F$2]*[.$F$1]; 1) + [.$A119]*[.$C$1] + [.F$2]*[.$D$1] + [.$E$1]" office:value-type="float" office:value="390">
            <text:p>390</text:p>
          </table:table-cell>
          <table:table-cell table:formula="of:=FLOOR([.$A119]*[.G$2]*[.$F$1]; 1) + [.$A119]*[.$C$1] + [.G$2]*[.$D$1] + [.$E$1]" office:value-type="float" office:value="421">
            <text:p>421</text:p>
          </table:table-cell>
          <table:table-cell table:formula="of:=FLOOR([.$A119]*[.H$2]*[.$F$1]; 1) + [.$A119]*[.$C$1] + [.H$2]*[.$D$1] + [.$E$1]" office:value-type="float" office:value="452">
            <text:p>452</text:p>
          </table:table-cell>
          <table:table-cell table:formula="of:=FLOOR([.$A119]*[.I$2]*[.$F$1]; 1) + [.$A119]*[.$C$1] + [.I$2]*[.$D$1] + [.$E$1]" office:value-type="float" office:value="484">
            <text:p>484</text:p>
          </table:table-cell>
          <table:table-cell table:formula="of:=FLOOR([.$A119]*[.J$2]*[.$F$1]; 1) + [.$A119]*[.$C$1] + [.J$2]*[.$D$1] + [.$E$1]" office:value-type="float" office:value="515">
            <text:p>515</text:p>
          </table:table-cell>
          <table:table-cell table:formula="of:=FLOOR([.$A119]*[.K$2]*[.$F$1]; 1) + [.$A119]*[.$C$1] + [.K$2]*[.$D$1] + [.$E$1]" office:value-type="float" office:value="546">
            <text:p>546</text:p>
          </table:table-cell>
          <table:table-cell table:formula="of:=FLOOR([.$A119]*[.L$2]*[.$F$1]; 1) + [.$A119]*[.$C$1] + [.L$2]*[.$D$1] + [.$E$1]" office:value-type="float" office:value="577">
            <text:p>577</text:p>
          </table:table-cell>
          <table:table-cell table:formula="of:=FLOOR([.$A119]*[.M$2]*[.$F$1]; 1) + [.$A119]*[.$C$1] + [.M$2]*[.$D$1] + [.$E$1]" office:value-type="float" office:value="609">
            <text:p>609</text:p>
          </table:table-cell>
          <table:table-cell table:formula="of:=FLOOR([.$A119]*[.N$2]*[.$F$1]; 1) + [.$A119]*[.$C$1] + [.N$2]*[.$D$1] + [.$E$1]" office:value-type="float" office:value="640">
            <text:p>640</text:p>
          </table:table-cell>
          <table:table-cell table:formula="of:=FLOOR([.$A119]*[.O$2]*[.$F$1]; 1) + [.$A119]*[.$C$1] + [.O$2]*[.$D$1] + [.$E$1]" office:value-type="float" office:value="671">
            <text:p>671</text:p>
          </table:table-cell>
          <table:table-cell table:formula="of:=FLOOR([.$A119]*[.P$2]*[.$F$1]; 1) + [.$A119]*[.$C$1] + [.P$2]*[.$D$1] + [.$E$1]" office:value-type="float" office:value="702">
            <text:p>702</text:p>
          </table:table-cell>
          <table:table-cell table:formula="of:=FLOOR([.$A119]*[.Q$2]*[.$F$1]; 1) + [.$A119]*[.$C$1] + [.Q$2]*[.$D$1] + [.$E$1]" office:value-type="float" office:value="734">
            <text:p>734</text:p>
          </table:table-cell>
          <table:table-cell table:formula="of:=FLOOR([.$A119]*[.R$2]*[.$F$1]; 1) + [.$A119]*[.$C$1] + [.R$2]*[.$D$1] + [.$E$1]" office:value-type="float" office:value="765">
            <text:p>765</text:p>
          </table:table-cell>
          <table:table-cell table:formula="of:=FLOOR([.$A119]*[.S$2]*[.$F$1]; 1) + [.$A119]*[.$C$1] + [.S$2]*[.$D$1] + [.$E$1]" office:value-type="float" office:value="796">
            <text:p>796</text:p>
          </table:table-cell>
          <table:table-cell table:formula="of:=FLOOR([.$A119]*[.T$2]*[.$F$1]; 1) + [.$A119]*[.$C$1] + [.T$2]*[.$D$1] + [.$E$1]" office:value-type="float" office:value="827">
            <text:p>827</text:p>
          </table:table-cell>
          <table:table-cell table:formula="of:=FLOOR([.$A119]*[.U$2]*[.$F$1]; 1) + [.$A119]*[.$C$1] + [.U$2]*[.$D$1] + [.$E$1]" office:value-type="float" office:value="859">
            <text:p>859</text:p>
          </table:table-cell>
          <table:table-cell table:formula="of:=FLOOR([.$A119]*[.V$2]*[.$F$1]; 1) + [.$A119]*[.$C$1] + [.V$2]*[.$D$1] + [.$E$1]" office:value-type="float" office:value="890">
            <text:p>890</text:p>
          </table:table-cell>
          <table:table-cell table:formula="of:=FLOOR([.$A119]*[.W$2]*[.$F$1]; 1) + [.$A119]*[.$C$1] + [.W$2]*[.$D$1] + [.$E$1]" office:value-type="float" office:value="921">
            <text:p>921</text:p>
          </table:table-cell>
          <table:table-cell table:formula="of:=FLOOR([.$A119]*[.X$2]*[.$F$1]; 1) + [.$A119]*[.$C$1] + [.X$2]*[.$D$1] + [.$E$1]" office:value-type="float" office:value="952">
            <text:p>952</text:p>
          </table:table-cell>
          <table:table-cell table:formula="of:=FLOOR([.$A119]*[.Y$2]*[.$F$1]; 1) + [.$A119]*[.$C$1] + [.Y$2]*[.$D$1] + [.$E$1]" office:value-type="float" office:value="984">
            <text:p>984</text:p>
          </table:table-cell>
          <table:table-cell table:formula="of:=FLOOR([.$A119]*[.Z$2]*[.$F$1]; 1) + [.$A119]*[.$C$1] + [.Z$2]*[.$D$1] + [.$E$1]" office:value-type="float" office:value="1015">
            <text:p>1015</text:p>
          </table:table-cell>
          <table:table-cell table:formula="of:=FLOOR([.$A119]*[.AA$2]*[.$F$1]; 1) + [.$A119]*[.$C$1] + [.AA$2]*[.$D$1] + [.$E$1]" office:value-type="float" office:value="1046">
            <text:p>1046</text:p>
          </table:table-cell>
          <table:table-cell table:formula="of:=FLOOR([.$A119]*[.AB$2]*[.$F$1]; 1) + [.$A119]*[.$C$1] + [.AB$2]*[.$D$1] + [.$E$1]" office:value-type="float" office:value="1077">
            <text:p>1077</text:p>
          </table:table-cell>
          <table:table-cell table:formula="of:=FLOOR([.$A119]*[.AC$2]*[.$F$1]; 1) + [.$A119]*[.$C$1] + [.AC$2]*[.$D$1] + [.$E$1]" office:value-type="float" office:value="1109">
            <text:p>1109</text:p>
          </table:table-cell>
          <table:table-cell table:formula="of:=FLOOR([.$A119]*[.AD$2]*[.$F$1]; 1) + [.$A119]*[.$C$1] + [.AD$2]*[.$D$1] + [.$E$1]" office:value-type="float" office:value="1140">
            <text:p>1140</text:p>
          </table:table-cell>
          <table:table-cell table:formula="of:=FLOOR([.$A119]*[.AE$2]*[.$F$1]; 1) + [.$A119]*[.$C$1] + [.AE$2]*[.$D$1] + [.$E$1]" office:value-type="float" office:value="1171">
            <text:p>1171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18">
            <text:p>118</text:p>
          </table:table-cell>
          <table:table-cell table:formula="of:=FLOOR([.$A120]*[.B$2]*[.$F$1]; 1) + [.$A120]*[.$C$1] + [.B$2]*[.$D$1] + [.$E$1]" office:value-type="float" office:value="267">
            <text:p>267</text:p>
          </table:table-cell>
          <table:table-cell table:formula="of:=FLOOR([.$A120]*[.C$2]*[.$F$1]; 1) + [.$A120]*[.$C$1] + [.C$2]*[.$D$1] + [.$E$1]" office:value-type="float" office:value="299">
            <text:p>299</text:p>
          </table:table-cell>
          <table:table-cell table:formula="of:=FLOOR([.$A120]*[.D$2]*[.$F$1]; 1) + [.$A120]*[.$C$1] + [.D$2]*[.$D$1] + [.$E$1]" office:value-type="float" office:value="330">
            <text:p>330</text:p>
          </table:table-cell>
          <table:table-cell table:formula="of:=FLOOR([.$A120]*[.E$2]*[.$F$1]; 1) + [.$A120]*[.$C$1] + [.E$2]*[.$D$1] + [.$E$1]" office:value-type="float" office:value="362">
            <text:p>362</text:p>
          </table:table-cell>
          <table:table-cell table:formula="of:=FLOOR([.$A120]*[.F$2]*[.$F$1]; 1) + [.$A120]*[.$C$1] + [.F$2]*[.$D$1] + [.$E$1]" office:value-type="float" office:value="393">
            <text:p>393</text:p>
          </table:table-cell>
          <table:table-cell table:formula="of:=FLOOR([.$A120]*[.G$2]*[.$F$1]; 1) + [.$A120]*[.$C$1] + [.G$2]*[.$D$1] + [.$E$1]" office:value-type="float" office:value="425">
            <text:p>425</text:p>
          </table:table-cell>
          <table:table-cell table:formula="of:=FLOOR([.$A120]*[.H$2]*[.$F$1]; 1) + [.$A120]*[.$C$1] + [.H$2]*[.$D$1] + [.$E$1]" office:value-type="float" office:value="456">
            <text:p>456</text:p>
          </table:table-cell>
          <table:table-cell table:formula="of:=FLOOR([.$A120]*[.I$2]*[.$F$1]; 1) + [.$A120]*[.$C$1] + [.I$2]*[.$D$1] + [.$E$1]" office:value-type="float" office:value="488">
            <text:p>488</text:p>
          </table:table-cell>
          <table:table-cell table:formula="of:=FLOOR([.$A120]*[.J$2]*[.$F$1]; 1) + [.$A120]*[.$C$1] + [.J$2]*[.$D$1] + [.$E$1]" office:value-type="float" office:value="519">
            <text:p>519</text:p>
          </table:table-cell>
          <table:table-cell table:formula="of:=FLOOR([.$A120]*[.K$2]*[.$F$1]; 1) + [.$A120]*[.$C$1] + [.K$2]*[.$D$1] + [.$E$1]" office:value-type="float" office:value="551">
            <text:p>551</text:p>
          </table:table-cell>
          <table:table-cell table:formula="of:=FLOOR([.$A120]*[.L$2]*[.$F$1]; 1) + [.$A120]*[.$C$1] + [.L$2]*[.$D$1] + [.$E$1]" office:value-type="float" office:value="582">
            <text:p>582</text:p>
          </table:table-cell>
          <table:table-cell table:formula="of:=FLOOR([.$A120]*[.M$2]*[.$F$1]; 1) + [.$A120]*[.$C$1] + [.M$2]*[.$D$1] + [.$E$1]" office:value-type="float" office:value="614">
            <text:p>614</text:p>
          </table:table-cell>
          <table:table-cell table:formula="of:=FLOOR([.$A120]*[.N$2]*[.$F$1]; 1) + [.$A120]*[.$C$1] + [.N$2]*[.$D$1] + [.$E$1]" office:value-type="float" office:value="645">
            <text:p>645</text:p>
          </table:table-cell>
          <table:table-cell table:formula="of:=FLOOR([.$A120]*[.O$2]*[.$F$1]; 1) + [.$A120]*[.$C$1] + [.O$2]*[.$D$1] + [.$E$1]" office:value-type="float" office:value="677">
            <text:p>677</text:p>
          </table:table-cell>
          <table:table-cell table:formula="of:=FLOOR([.$A120]*[.P$2]*[.$F$1]; 1) + [.$A120]*[.$C$1] + [.P$2]*[.$D$1] + [.$E$1]" office:value-type="float" office:value="708">
            <text:p>708</text:p>
          </table:table-cell>
          <table:table-cell table:formula="of:=FLOOR([.$A120]*[.Q$2]*[.$F$1]; 1) + [.$A120]*[.$C$1] + [.Q$2]*[.$D$1] + [.$E$1]" office:value-type="float" office:value="740">
            <text:p>740</text:p>
          </table:table-cell>
          <table:table-cell table:formula="of:=FLOOR([.$A120]*[.R$2]*[.$F$1]; 1) + [.$A120]*[.$C$1] + [.R$2]*[.$D$1] + [.$E$1]" office:value-type="float" office:value="771">
            <text:p>771</text:p>
          </table:table-cell>
          <table:table-cell table:formula="of:=FLOOR([.$A120]*[.S$2]*[.$F$1]; 1) + [.$A120]*[.$C$1] + [.S$2]*[.$D$1] + [.$E$1]" office:value-type="float" office:value="803">
            <text:p>803</text:p>
          </table:table-cell>
          <table:table-cell table:formula="of:=FLOOR([.$A120]*[.T$2]*[.$F$1]; 1) + [.$A120]*[.$C$1] + [.T$2]*[.$D$1] + [.$E$1]" office:value-type="float" office:value="834">
            <text:p>834</text:p>
          </table:table-cell>
          <table:table-cell table:formula="of:=FLOOR([.$A120]*[.U$2]*[.$F$1]; 1) + [.$A120]*[.$C$1] + [.U$2]*[.$D$1] + [.$E$1]" office:value-type="float" office:value="866">
            <text:p>866</text:p>
          </table:table-cell>
          <table:table-cell table:formula="of:=FLOOR([.$A120]*[.V$2]*[.$F$1]; 1) + [.$A120]*[.$C$1] + [.V$2]*[.$D$1] + [.$E$1]" office:value-type="float" office:value="897">
            <text:p>897</text:p>
          </table:table-cell>
          <table:table-cell table:formula="of:=FLOOR([.$A120]*[.W$2]*[.$F$1]; 1) + [.$A120]*[.$C$1] + [.W$2]*[.$D$1] + [.$E$1]" office:value-type="float" office:value="929">
            <text:p>929</text:p>
          </table:table-cell>
          <table:table-cell table:formula="of:=FLOOR([.$A120]*[.X$2]*[.$F$1]; 1) + [.$A120]*[.$C$1] + [.X$2]*[.$D$1] + [.$E$1]" office:value-type="float" office:value="960">
            <text:p>960</text:p>
          </table:table-cell>
          <table:table-cell table:formula="of:=FLOOR([.$A120]*[.Y$2]*[.$F$1]; 1) + [.$A120]*[.$C$1] + [.Y$2]*[.$D$1] + [.$E$1]" office:value-type="float" office:value="992">
            <text:p>992</text:p>
          </table:table-cell>
          <table:table-cell table:formula="of:=FLOOR([.$A120]*[.Z$2]*[.$F$1]; 1) + [.$A120]*[.$C$1] + [.Z$2]*[.$D$1] + [.$E$1]" office:value-type="float" office:value="1023">
            <text:p>1023</text:p>
          </table:table-cell>
          <table:table-cell table:formula="of:=FLOOR([.$A120]*[.AA$2]*[.$F$1]; 1) + [.$A120]*[.$C$1] + [.AA$2]*[.$D$1] + [.$E$1]" office:value-type="float" office:value="1055">
            <text:p>1055</text:p>
          </table:table-cell>
          <table:table-cell table:formula="of:=FLOOR([.$A120]*[.AB$2]*[.$F$1]; 1) + [.$A120]*[.$C$1] + [.AB$2]*[.$D$1] + [.$E$1]" office:value-type="float" office:value="1086">
            <text:p>1086</text:p>
          </table:table-cell>
          <table:table-cell table:formula="of:=FLOOR([.$A120]*[.AC$2]*[.$F$1]; 1) + [.$A120]*[.$C$1] + [.AC$2]*[.$D$1] + [.$E$1]" office:value-type="float" office:value="1118">
            <text:p>1118</text:p>
          </table:table-cell>
          <table:table-cell table:formula="of:=FLOOR([.$A120]*[.AD$2]*[.$F$1]; 1) + [.$A120]*[.$C$1] + [.AD$2]*[.$D$1] + [.$E$1]" office:value-type="float" office:value="1149">
            <text:p>1149</text:p>
          </table:table-cell>
          <table:table-cell table:formula="of:=FLOOR([.$A120]*[.AE$2]*[.$F$1]; 1) + [.$A120]*[.$C$1] + [.AE$2]*[.$D$1] + [.$E$1]" office:value-type="float" office:value="1181">
            <text:p>1181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19">
            <text:p>119</text:p>
          </table:table-cell>
          <table:table-cell table:formula="of:=FLOOR([.$A121]*[.B$2]*[.$F$1]; 1) + [.$A121]*[.$C$1] + [.B$2]*[.$D$1] + [.$E$1]" office:value-type="float" office:value="269">
            <text:p>269</text:p>
          </table:table-cell>
          <table:table-cell table:formula="of:=FLOOR([.$A121]*[.C$2]*[.$F$1]; 1) + [.$A121]*[.$C$1] + [.C$2]*[.$D$1] + [.$E$1]" office:value-type="float" office:value="301">
            <text:p>301</text:p>
          </table:table-cell>
          <table:table-cell table:formula="of:=FLOOR([.$A121]*[.D$2]*[.$F$1]; 1) + [.$A121]*[.$C$1] + [.D$2]*[.$D$1] + [.$E$1]" office:value-type="float" office:value="333">
            <text:p>333</text:p>
          </table:table-cell>
          <table:table-cell table:formula="of:=FLOOR([.$A121]*[.E$2]*[.$F$1]; 1) + [.$A121]*[.$C$1] + [.E$2]*[.$D$1] + [.$E$1]" office:value-type="float" office:value="365">
            <text:p>365</text:p>
          </table:table-cell>
          <table:table-cell table:formula="of:=FLOOR([.$A121]*[.F$2]*[.$F$1]; 1) + [.$A121]*[.$C$1] + [.F$2]*[.$D$1] + [.$E$1]" office:value-type="float" office:value="396">
            <text:p>396</text:p>
          </table:table-cell>
          <table:table-cell table:formula="of:=FLOOR([.$A121]*[.G$2]*[.$F$1]; 1) + [.$A121]*[.$C$1] + [.G$2]*[.$D$1] + [.$E$1]" office:value-type="float" office:value="428">
            <text:p>428</text:p>
          </table:table-cell>
          <table:table-cell table:formula="of:=FLOOR([.$A121]*[.H$2]*[.$F$1]; 1) + [.$A121]*[.$C$1] + [.H$2]*[.$D$1] + [.$E$1]" office:value-type="float" office:value="460">
            <text:p>460</text:p>
          </table:table-cell>
          <table:table-cell table:formula="of:=FLOOR([.$A121]*[.I$2]*[.$F$1]; 1) + [.$A121]*[.$C$1] + [.I$2]*[.$D$1] + [.$E$1]" office:value-type="float" office:value="492">
            <text:p>492</text:p>
          </table:table-cell>
          <table:table-cell table:formula="of:=FLOOR([.$A121]*[.J$2]*[.$F$1]; 1) + [.$A121]*[.$C$1] + [.J$2]*[.$D$1] + [.$E$1]" office:value-type="float" office:value="523">
            <text:p>523</text:p>
          </table:table-cell>
          <table:table-cell table:formula="of:=FLOOR([.$A121]*[.K$2]*[.$F$1]; 1) + [.$A121]*[.$C$1] + [.K$2]*[.$D$1] + [.$E$1]" office:value-type="float" office:value="555">
            <text:p>555</text:p>
          </table:table-cell>
          <table:table-cell table:formula="of:=FLOOR([.$A121]*[.L$2]*[.$F$1]; 1) + [.$A121]*[.$C$1] + [.L$2]*[.$D$1] + [.$E$1]" office:value-type="float" office:value="587">
            <text:p>587</text:p>
          </table:table-cell>
          <table:table-cell table:formula="of:=FLOOR([.$A121]*[.M$2]*[.$F$1]; 1) + [.$A121]*[.$C$1] + [.M$2]*[.$D$1] + [.$E$1]" office:value-type="float" office:value="619">
            <text:p>619</text:p>
          </table:table-cell>
          <table:table-cell table:formula="of:=FLOOR([.$A121]*[.N$2]*[.$F$1]; 1) + [.$A121]*[.$C$1] + [.N$2]*[.$D$1] + [.$E$1]" office:value-type="float" office:value="650">
            <text:p>650</text:p>
          </table:table-cell>
          <table:table-cell table:formula="of:=FLOOR([.$A121]*[.O$2]*[.$F$1]; 1) + [.$A121]*[.$C$1] + [.O$2]*[.$D$1] + [.$E$1]" office:value-type="float" office:value="682">
            <text:p>682</text:p>
          </table:table-cell>
          <table:table-cell table:formula="of:=FLOOR([.$A121]*[.P$2]*[.$F$1]; 1) + [.$A121]*[.$C$1] + [.P$2]*[.$D$1] + [.$E$1]" office:value-type="float" office:value="714">
            <text:p>714</text:p>
          </table:table-cell>
          <table:table-cell table:formula="of:=FLOOR([.$A121]*[.Q$2]*[.$F$1]; 1) + [.$A121]*[.$C$1] + [.Q$2]*[.$D$1] + [.$E$1]" office:value-type="float" office:value="746">
            <text:p>746</text:p>
          </table:table-cell>
          <table:table-cell table:formula="of:=FLOOR([.$A121]*[.R$2]*[.$F$1]; 1) + [.$A121]*[.$C$1] + [.R$2]*[.$D$1] + [.$E$1]" office:value-type="float" office:value="777">
            <text:p>777</text:p>
          </table:table-cell>
          <table:table-cell table:formula="of:=FLOOR([.$A121]*[.S$2]*[.$F$1]; 1) + [.$A121]*[.$C$1] + [.S$2]*[.$D$1] + [.$E$1]" office:value-type="float" office:value="809">
            <text:p>809</text:p>
          </table:table-cell>
          <table:table-cell table:formula="of:=FLOOR([.$A121]*[.T$2]*[.$F$1]; 1) + [.$A121]*[.$C$1] + [.T$2]*[.$D$1] + [.$E$1]" office:value-type="float" office:value="841">
            <text:p>841</text:p>
          </table:table-cell>
          <table:table-cell table:formula="of:=FLOOR([.$A121]*[.U$2]*[.$F$1]; 1) + [.$A121]*[.$C$1] + [.U$2]*[.$D$1] + [.$E$1]" office:value-type="float" office:value="873">
            <text:p>873</text:p>
          </table:table-cell>
          <table:table-cell table:formula="of:=FLOOR([.$A121]*[.V$2]*[.$F$1]; 1) + [.$A121]*[.$C$1] + [.V$2]*[.$D$1] + [.$E$1]" office:value-type="float" office:value="904">
            <text:p>904</text:p>
          </table:table-cell>
          <table:table-cell table:formula="of:=FLOOR([.$A121]*[.W$2]*[.$F$1]; 1) + [.$A121]*[.$C$1] + [.W$2]*[.$D$1] + [.$E$1]" office:value-type="float" office:value="936">
            <text:p>936</text:p>
          </table:table-cell>
          <table:table-cell table:formula="of:=FLOOR([.$A121]*[.X$2]*[.$F$1]; 1) + [.$A121]*[.$C$1] + [.X$2]*[.$D$1] + [.$E$1]" office:value-type="float" office:value="968">
            <text:p>968</text:p>
          </table:table-cell>
          <table:table-cell table:formula="of:=FLOOR([.$A121]*[.Y$2]*[.$F$1]; 1) + [.$A121]*[.$C$1] + [.Y$2]*[.$D$1] + [.$E$1]" office:value-type="float" office:value="1000">
            <text:p>1000</text:p>
          </table:table-cell>
          <table:table-cell table:formula="of:=FLOOR([.$A121]*[.Z$2]*[.$F$1]; 1) + [.$A121]*[.$C$1] + [.Z$2]*[.$D$1] + [.$E$1]" office:value-type="float" office:value="1031">
            <text:p>1031</text:p>
          </table:table-cell>
          <table:table-cell table:formula="of:=FLOOR([.$A121]*[.AA$2]*[.$F$1]; 1) + [.$A121]*[.$C$1] + [.AA$2]*[.$D$1] + [.$E$1]" office:value-type="float" office:value="1063">
            <text:p>1063</text:p>
          </table:table-cell>
          <table:table-cell table:formula="of:=FLOOR([.$A121]*[.AB$2]*[.$F$1]; 1) + [.$A121]*[.$C$1] + [.AB$2]*[.$D$1] + [.$E$1]" office:value-type="float" office:value="1095">
            <text:p>1095</text:p>
          </table:table-cell>
          <table:table-cell table:formula="of:=FLOOR([.$A121]*[.AC$2]*[.$F$1]; 1) + [.$A121]*[.$C$1] + [.AC$2]*[.$D$1] + [.$E$1]" office:value-type="float" office:value="1127">
            <text:p>1127</text:p>
          </table:table-cell>
          <table:table-cell table:formula="of:=FLOOR([.$A121]*[.AD$2]*[.$F$1]; 1) + [.$A121]*[.$C$1] + [.AD$2]*[.$D$1] + [.$E$1]" office:value-type="float" office:value="1158">
            <text:p>1158</text:p>
          </table:table-cell>
          <table:table-cell table:formula="of:=FLOOR([.$A121]*[.AE$2]*[.$F$1]; 1) + [.$A121]*[.$C$1] + [.AE$2]*[.$D$1] + [.$E$1]" office:value-type="float" office:value="1190">
            <text:p>1190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20">
            <text:p>120</text:p>
          </table:table-cell>
          <table:table-cell table:formula="of:=FLOOR([.$A122]*[.B$2]*[.$F$1]; 1) + [.$A122]*[.$C$1] + [.B$2]*[.$D$1] + [.$E$1]" office:value-type="float" office:value="272">
            <text:p>272</text:p>
          </table:table-cell>
          <table:table-cell table:formula="of:=FLOOR([.$A122]*[.C$2]*[.$F$1]; 1) + [.$A122]*[.$C$1] + [.C$2]*[.$D$1] + [.$E$1]" office:value-type="float" office:value="304">
            <text:p>304</text:p>
          </table:table-cell>
          <table:table-cell table:formula="of:=FLOOR([.$A122]*[.D$2]*[.$F$1]; 1) + [.$A122]*[.$C$1] + [.D$2]*[.$D$1] + [.$E$1]" office:value-type="float" office:value="336">
            <text:p>336</text:p>
          </table:table-cell>
          <table:table-cell table:formula="of:=FLOOR([.$A122]*[.E$2]*[.$F$1]; 1) + [.$A122]*[.$C$1] + [.E$2]*[.$D$1] + [.$E$1]" office:value-type="float" office:value="368">
            <text:p>368</text:p>
          </table:table-cell>
          <table:table-cell table:formula="of:=FLOOR([.$A122]*[.F$2]*[.$F$1]; 1) + [.$A122]*[.$C$1] + [.F$2]*[.$D$1] + [.$E$1]" office:value-type="float" office:value="400">
            <text:p>400</text:p>
          </table:table-cell>
          <table:table-cell table:formula="of:=FLOOR([.$A122]*[.G$2]*[.$F$1]; 1) + [.$A122]*[.$C$1] + [.G$2]*[.$D$1] + [.$E$1]" office:value-type="float" office:value="432">
            <text:p>432</text:p>
          </table:table-cell>
          <table:table-cell table:formula="of:=FLOOR([.$A122]*[.H$2]*[.$F$1]; 1) + [.$A122]*[.$C$1] + [.H$2]*[.$D$1] + [.$E$1]" office:value-type="float" office:value="464">
            <text:p>464</text:p>
          </table:table-cell>
          <table:table-cell table:formula="of:=FLOOR([.$A122]*[.I$2]*[.$F$1]; 1) + [.$A122]*[.$C$1] + [.I$2]*[.$D$1] + [.$E$1]" office:value-type="float" office:value="496">
            <text:p>496</text:p>
          </table:table-cell>
          <table:table-cell table:formula="of:=FLOOR([.$A122]*[.J$2]*[.$F$1]; 1) + [.$A122]*[.$C$1] + [.J$2]*[.$D$1] + [.$E$1]" office:value-type="float" office:value="528">
            <text:p>528</text:p>
          </table:table-cell>
          <table:table-cell table:formula="of:=FLOOR([.$A122]*[.K$2]*[.$F$1]; 1) + [.$A122]*[.$C$1] + [.K$2]*[.$D$1] + [.$E$1]" office:value-type="float" office:value="560">
            <text:p>560</text:p>
          </table:table-cell>
          <table:table-cell table:formula="of:=FLOOR([.$A122]*[.L$2]*[.$F$1]; 1) + [.$A122]*[.$C$1] + [.L$2]*[.$D$1] + [.$E$1]" office:value-type="float" office:value="592">
            <text:p>592</text:p>
          </table:table-cell>
          <table:table-cell table:formula="of:=FLOOR([.$A122]*[.M$2]*[.$F$1]; 1) + [.$A122]*[.$C$1] + [.M$2]*[.$D$1] + [.$E$1]" office:value-type="float" office:value="624">
            <text:p>624</text:p>
          </table:table-cell>
          <table:table-cell table:formula="of:=FLOOR([.$A122]*[.N$2]*[.$F$1]; 1) + [.$A122]*[.$C$1] + [.N$2]*[.$D$1] + [.$E$1]" office:value-type="float" office:value="656">
            <text:p>656</text:p>
          </table:table-cell>
          <table:table-cell table:formula="of:=FLOOR([.$A122]*[.O$2]*[.$F$1]; 1) + [.$A122]*[.$C$1] + [.O$2]*[.$D$1] + [.$E$1]" office:value-type="float" office:value="688">
            <text:p>688</text:p>
          </table:table-cell>
          <table:table-cell table:formula="of:=FLOOR([.$A122]*[.P$2]*[.$F$1]; 1) + [.$A122]*[.$C$1] + [.P$2]*[.$D$1] + [.$E$1]" office:value-type="float" office:value="720">
            <text:p>720</text:p>
          </table:table-cell>
          <table:table-cell table:formula="of:=FLOOR([.$A122]*[.Q$2]*[.$F$1]; 1) + [.$A122]*[.$C$1] + [.Q$2]*[.$D$1] + [.$E$1]" office:value-type="float" office:value="752">
            <text:p>752</text:p>
          </table:table-cell>
          <table:table-cell table:formula="of:=FLOOR([.$A122]*[.R$2]*[.$F$1]; 1) + [.$A122]*[.$C$1] + [.R$2]*[.$D$1] + [.$E$1]" office:value-type="float" office:value="784">
            <text:p>784</text:p>
          </table:table-cell>
          <table:table-cell table:formula="of:=FLOOR([.$A122]*[.S$2]*[.$F$1]; 1) + [.$A122]*[.$C$1] + [.S$2]*[.$D$1] + [.$E$1]" office:value-type="float" office:value="816">
            <text:p>816</text:p>
          </table:table-cell>
          <table:table-cell table:formula="of:=FLOOR([.$A122]*[.T$2]*[.$F$1]; 1) + [.$A122]*[.$C$1] + [.T$2]*[.$D$1] + [.$E$1]" office:value-type="float" office:value="848">
            <text:p>848</text:p>
          </table:table-cell>
          <table:table-cell table:formula="of:=FLOOR([.$A122]*[.U$2]*[.$F$1]; 1) + [.$A122]*[.$C$1] + [.U$2]*[.$D$1] + [.$E$1]" office:value-type="float" office:value="880">
            <text:p>880</text:p>
          </table:table-cell>
          <table:table-cell table:formula="of:=FLOOR([.$A122]*[.V$2]*[.$F$1]; 1) + [.$A122]*[.$C$1] + [.V$2]*[.$D$1] + [.$E$1]" office:value-type="float" office:value="912">
            <text:p>912</text:p>
          </table:table-cell>
          <table:table-cell table:formula="of:=FLOOR([.$A122]*[.W$2]*[.$F$1]; 1) + [.$A122]*[.$C$1] + [.W$2]*[.$D$1] + [.$E$1]" office:value-type="float" office:value="944">
            <text:p>944</text:p>
          </table:table-cell>
          <table:table-cell table:formula="of:=FLOOR([.$A122]*[.X$2]*[.$F$1]; 1) + [.$A122]*[.$C$1] + [.X$2]*[.$D$1] + [.$E$1]" office:value-type="float" office:value="976">
            <text:p>976</text:p>
          </table:table-cell>
          <table:table-cell table:formula="of:=FLOOR([.$A122]*[.Y$2]*[.$F$1]; 1) + [.$A122]*[.$C$1] + [.Y$2]*[.$D$1] + [.$E$1]" office:value-type="float" office:value="1008">
            <text:p>1008</text:p>
          </table:table-cell>
          <table:table-cell table:formula="of:=FLOOR([.$A122]*[.Z$2]*[.$F$1]; 1) + [.$A122]*[.$C$1] + [.Z$2]*[.$D$1] + [.$E$1]" office:value-type="float" office:value="1040">
            <text:p>1040</text:p>
          </table:table-cell>
          <table:table-cell table:formula="of:=FLOOR([.$A122]*[.AA$2]*[.$F$1]; 1) + [.$A122]*[.$C$1] + [.AA$2]*[.$D$1] + [.$E$1]" office:value-type="float" office:value="1072">
            <text:p>1072</text:p>
          </table:table-cell>
          <table:table-cell table:formula="of:=FLOOR([.$A122]*[.AB$2]*[.$F$1]; 1) + [.$A122]*[.$C$1] + [.AB$2]*[.$D$1] + [.$E$1]" office:value-type="float" office:value="1104">
            <text:p>1104</text:p>
          </table:table-cell>
          <table:table-cell table:formula="of:=FLOOR([.$A122]*[.AC$2]*[.$F$1]; 1) + [.$A122]*[.$C$1] + [.AC$2]*[.$D$1] + [.$E$1]" office:value-type="float" office:value="1136">
            <text:p>1136</text:p>
          </table:table-cell>
          <table:table-cell table:formula="of:=FLOOR([.$A122]*[.AD$2]*[.$F$1]; 1) + [.$A122]*[.$C$1] + [.AD$2]*[.$D$1] + [.$E$1]" office:value-type="float" office:value="1168">
            <text:p>1168</text:p>
          </table:table-cell>
          <table:table-cell table:formula="of:=FLOOR([.$A122]*[.AE$2]*[.$F$1]; 1) + [.$A122]*[.$C$1] + [.AE$2]*[.$D$1] + [.$E$1]" office:value-type="float" office:value="1200">
            <text:p>1200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21">
            <text:p>121</text:p>
          </table:table-cell>
          <table:table-cell table:formula="of:=FLOOR([.$A123]*[.B$2]*[.$F$1]; 1) + [.$A123]*[.$C$1] + [.B$2]*[.$D$1] + [.$E$1]" office:value-type="float" office:value="274">
            <text:p>274</text:p>
          </table:table-cell>
          <table:table-cell table:formula="of:=FLOOR([.$A123]*[.C$2]*[.$F$1]; 1) + [.$A123]*[.$C$1] + [.C$2]*[.$D$1] + [.$E$1]" office:value-type="float" office:value="306">
            <text:p>306</text:p>
          </table:table-cell>
          <table:table-cell table:formula="of:=FLOOR([.$A123]*[.D$2]*[.$F$1]; 1) + [.$A123]*[.$C$1] + [.D$2]*[.$D$1] + [.$E$1]" office:value-type="float" office:value="338">
            <text:p>338</text:p>
          </table:table-cell>
          <table:table-cell table:formula="of:=FLOOR([.$A123]*[.E$2]*[.$F$1]; 1) + [.$A123]*[.$C$1] + [.E$2]*[.$D$1] + [.$E$1]" office:value-type="float" office:value="371">
            <text:p>371</text:p>
          </table:table-cell>
          <table:table-cell table:formula="of:=FLOOR([.$A123]*[.F$2]*[.$F$1]; 1) + [.$A123]*[.$C$1] + [.F$2]*[.$D$1] + [.$E$1]" office:value-type="float" office:value="403">
            <text:p>403</text:p>
          </table:table-cell>
          <table:table-cell table:formula="of:=FLOOR([.$A123]*[.G$2]*[.$F$1]; 1) + [.$A123]*[.$C$1] + [.G$2]*[.$D$1] + [.$E$1]" office:value-type="float" office:value="435">
            <text:p>435</text:p>
          </table:table-cell>
          <table:table-cell table:formula="of:=FLOOR([.$A123]*[.H$2]*[.$F$1]; 1) + [.$A123]*[.$C$1] + [.H$2]*[.$D$1] + [.$E$1]" office:value-type="float" office:value="467">
            <text:p>467</text:p>
          </table:table-cell>
          <table:table-cell table:formula="of:=FLOOR([.$A123]*[.I$2]*[.$F$1]; 1) + [.$A123]*[.$C$1] + [.I$2]*[.$D$1] + [.$E$1]" office:value-type="float" office:value="500">
            <text:p>500</text:p>
          </table:table-cell>
          <table:table-cell table:formula="of:=FLOOR([.$A123]*[.J$2]*[.$F$1]; 1) + [.$A123]*[.$C$1] + [.J$2]*[.$D$1] + [.$E$1]" office:value-type="float" office:value="532">
            <text:p>532</text:p>
          </table:table-cell>
          <table:table-cell table:formula="of:=FLOOR([.$A123]*[.K$2]*[.$F$1]; 1) + [.$A123]*[.$C$1] + [.K$2]*[.$D$1] + [.$E$1]" office:value-type="float" office:value="564">
            <text:p>564</text:p>
          </table:table-cell>
          <table:table-cell table:formula="of:=FLOOR([.$A123]*[.L$2]*[.$F$1]; 1) + [.$A123]*[.$C$1] + [.L$2]*[.$D$1] + [.$E$1]" office:value-type="float" office:value="596">
            <text:p>596</text:p>
          </table:table-cell>
          <table:table-cell table:formula="of:=FLOOR([.$A123]*[.M$2]*[.$F$1]; 1) + [.$A123]*[.$C$1] + [.M$2]*[.$D$1] + [.$E$1]" office:value-type="float" office:value="629">
            <text:p>629</text:p>
          </table:table-cell>
          <table:table-cell table:formula="of:=FLOOR([.$A123]*[.N$2]*[.$F$1]; 1) + [.$A123]*[.$C$1] + [.N$2]*[.$D$1] + [.$E$1]" office:value-type="float" office:value="661">
            <text:p>661</text:p>
          </table:table-cell>
          <table:table-cell table:formula="of:=FLOOR([.$A123]*[.O$2]*[.$F$1]; 1) + [.$A123]*[.$C$1] + [.O$2]*[.$D$1] + [.$E$1]" office:value-type="float" office:value="693">
            <text:p>693</text:p>
          </table:table-cell>
          <table:table-cell table:formula="of:=FLOOR([.$A123]*[.P$2]*[.$F$1]; 1) + [.$A123]*[.$C$1] + [.P$2]*[.$D$1] + [.$E$1]" office:value-type="float" office:value="725">
            <text:p>725</text:p>
          </table:table-cell>
          <table:table-cell table:formula="of:=FLOOR([.$A123]*[.Q$2]*[.$F$1]; 1) + [.$A123]*[.$C$1] + [.Q$2]*[.$D$1] + [.$E$1]" office:value-type="float" office:value="758">
            <text:p>758</text:p>
          </table:table-cell>
          <table:table-cell table:formula="of:=FLOOR([.$A123]*[.R$2]*[.$F$1]; 1) + [.$A123]*[.$C$1] + [.R$2]*[.$D$1] + [.$E$1]" office:value-type="float" office:value="790">
            <text:p>790</text:p>
          </table:table-cell>
          <table:table-cell table:formula="of:=FLOOR([.$A123]*[.S$2]*[.$F$1]; 1) + [.$A123]*[.$C$1] + [.S$2]*[.$D$1] + [.$E$1]" office:value-type="float" office:value="822">
            <text:p>822</text:p>
          </table:table-cell>
          <table:table-cell table:formula="of:=FLOOR([.$A123]*[.T$2]*[.$F$1]; 1) + [.$A123]*[.$C$1] + [.T$2]*[.$D$1] + [.$E$1]" office:value-type="float" office:value="854">
            <text:p>854</text:p>
          </table:table-cell>
          <table:table-cell table:formula="of:=FLOOR([.$A123]*[.U$2]*[.$F$1]; 1) + [.$A123]*[.$C$1] + [.U$2]*[.$D$1] + [.$E$1]" office:value-type="float" office:value="887">
            <text:p>887</text:p>
          </table:table-cell>
          <table:table-cell table:formula="of:=FLOOR([.$A123]*[.V$2]*[.$F$1]; 1) + [.$A123]*[.$C$1] + [.V$2]*[.$D$1] + [.$E$1]" office:value-type="float" office:value="919">
            <text:p>919</text:p>
          </table:table-cell>
          <table:table-cell table:formula="of:=FLOOR([.$A123]*[.W$2]*[.$F$1]; 1) + [.$A123]*[.$C$1] + [.W$2]*[.$D$1] + [.$E$1]" office:value-type="float" office:value="951">
            <text:p>951</text:p>
          </table:table-cell>
          <table:table-cell table:formula="of:=FLOOR([.$A123]*[.X$2]*[.$F$1]; 1) + [.$A123]*[.$C$1] + [.X$2]*[.$D$1] + [.$E$1]" office:value-type="float" office:value="983">
            <text:p>983</text:p>
          </table:table-cell>
          <table:table-cell table:formula="of:=FLOOR([.$A123]*[.Y$2]*[.$F$1]; 1) + [.$A123]*[.$C$1] + [.Y$2]*[.$D$1] + [.$E$1]" office:value-type="float" office:value="1016">
            <text:p>1016</text:p>
          </table:table-cell>
          <table:table-cell table:formula="of:=FLOOR([.$A123]*[.Z$2]*[.$F$1]; 1) + [.$A123]*[.$C$1] + [.Z$2]*[.$D$1] + [.$E$1]" office:value-type="float" office:value="1048">
            <text:p>1048</text:p>
          </table:table-cell>
          <table:table-cell table:formula="of:=FLOOR([.$A123]*[.AA$2]*[.$F$1]; 1) + [.$A123]*[.$C$1] + [.AA$2]*[.$D$1] + [.$E$1]" office:value-type="float" office:value="1080">
            <text:p>1080</text:p>
          </table:table-cell>
          <table:table-cell table:formula="of:=FLOOR([.$A123]*[.AB$2]*[.$F$1]; 1) + [.$A123]*[.$C$1] + [.AB$2]*[.$D$1] + [.$E$1]" office:value-type="float" office:value="1112">
            <text:p>1112</text:p>
          </table:table-cell>
          <table:table-cell table:formula="of:=FLOOR([.$A123]*[.AC$2]*[.$F$1]; 1) + [.$A123]*[.$C$1] + [.AC$2]*[.$D$1] + [.$E$1]" office:value-type="float" office:value="1145">
            <text:p>1145</text:p>
          </table:table-cell>
          <table:table-cell table:formula="of:=FLOOR([.$A123]*[.AD$2]*[.$F$1]; 1) + [.$A123]*[.$C$1] + [.AD$2]*[.$D$1] + [.$E$1]" office:value-type="float" office:value="1177">
            <text:p>1177</text:p>
          </table:table-cell>
          <table:table-cell table:formula="of:=FLOOR([.$A123]*[.AE$2]*[.$F$1]; 1) + [.$A123]*[.$C$1] + [.AE$2]*[.$D$1] + [.$E$1]" office:value-type="float" office:value="1209">
            <text:p>1209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22">
            <text:p>122</text:p>
          </table:table-cell>
          <table:table-cell table:formula="of:=FLOOR([.$A124]*[.B$2]*[.$F$1]; 1) + [.$A124]*[.$C$1] + [.B$2]*[.$D$1] + [.$E$1]" office:value-type="float" office:value="276">
            <text:p>276</text:p>
          </table:table-cell>
          <table:table-cell table:formula="of:=FLOOR([.$A124]*[.C$2]*[.$F$1]; 1) + [.$A124]*[.$C$1] + [.C$2]*[.$D$1] + [.$E$1]" office:value-type="float" office:value="309">
            <text:p>309</text:p>
          </table:table-cell>
          <table:table-cell table:formula="of:=FLOOR([.$A124]*[.D$2]*[.$F$1]; 1) + [.$A124]*[.$C$1] + [.D$2]*[.$D$1] + [.$E$1]" office:value-type="float" office:value="341">
            <text:p>341</text:p>
          </table:table-cell>
          <table:table-cell table:formula="of:=FLOOR([.$A124]*[.E$2]*[.$F$1]; 1) + [.$A124]*[.$C$1] + [.E$2]*[.$D$1] + [.$E$1]" office:value-type="float" office:value="374">
            <text:p>374</text:p>
          </table:table-cell>
          <table:table-cell table:formula="of:=FLOOR([.$A124]*[.F$2]*[.$F$1]; 1) + [.$A124]*[.$C$1] + [.F$2]*[.$D$1] + [.$E$1]" office:value-type="float" office:value="406">
            <text:p>406</text:p>
          </table:table-cell>
          <table:table-cell table:formula="of:=FLOOR([.$A124]*[.G$2]*[.$F$1]; 1) + [.$A124]*[.$C$1] + [.G$2]*[.$D$1] + [.$E$1]" office:value-type="float" office:value="439">
            <text:p>439</text:p>
          </table:table-cell>
          <table:table-cell table:formula="of:=FLOOR([.$A124]*[.H$2]*[.$F$1]; 1) + [.$A124]*[.$C$1] + [.H$2]*[.$D$1] + [.$E$1]" office:value-type="float" office:value="471">
            <text:p>471</text:p>
          </table:table-cell>
          <table:table-cell table:formula="of:=FLOOR([.$A124]*[.I$2]*[.$F$1]; 1) + [.$A124]*[.$C$1] + [.I$2]*[.$D$1] + [.$E$1]" office:value-type="float" office:value="504">
            <text:p>504</text:p>
          </table:table-cell>
          <table:table-cell table:formula="of:=FLOOR([.$A124]*[.J$2]*[.$F$1]; 1) + [.$A124]*[.$C$1] + [.J$2]*[.$D$1] + [.$E$1]" office:value-type="float" office:value="536">
            <text:p>536</text:p>
          </table:table-cell>
          <table:table-cell table:formula="of:=FLOOR([.$A124]*[.K$2]*[.$F$1]; 1) + [.$A124]*[.$C$1] + [.K$2]*[.$D$1] + [.$E$1]" office:value-type="float" office:value="569">
            <text:p>569</text:p>
          </table:table-cell>
          <table:table-cell table:formula="of:=FLOOR([.$A124]*[.L$2]*[.$F$1]; 1) + [.$A124]*[.$C$1] + [.L$2]*[.$D$1] + [.$E$1]" office:value-type="float" office:value="601">
            <text:p>601</text:p>
          </table:table-cell>
          <table:table-cell table:formula="of:=FLOOR([.$A124]*[.M$2]*[.$F$1]; 1) + [.$A124]*[.$C$1] + [.M$2]*[.$D$1] + [.$E$1]" office:value-type="float" office:value="634">
            <text:p>634</text:p>
          </table:table-cell>
          <table:table-cell table:formula="of:=FLOOR([.$A124]*[.N$2]*[.$F$1]; 1) + [.$A124]*[.$C$1] + [.N$2]*[.$D$1] + [.$E$1]" office:value-type="float" office:value="666">
            <text:p>666</text:p>
          </table:table-cell>
          <table:table-cell table:formula="of:=FLOOR([.$A124]*[.O$2]*[.$F$1]; 1) + [.$A124]*[.$C$1] + [.O$2]*[.$D$1] + [.$E$1]" office:value-type="float" office:value="699">
            <text:p>699</text:p>
          </table:table-cell>
          <table:table-cell table:formula="of:=FLOOR([.$A124]*[.P$2]*[.$F$1]; 1) + [.$A124]*[.$C$1] + [.P$2]*[.$D$1] + [.$E$1]" office:value-type="float" office:value="731">
            <text:p>731</text:p>
          </table:table-cell>
          <table:table-cell table:formula="of:=FLOOR([.$A124]*[.Q$2]*[.$F$1]; 1) + [.$A124]*[.$C$1] + [.Q$2]*[.$D$1] + [.$E$1]" office:value-type="float" office:value="764">
            <text:p>764</text:p>
          </table:table-cell>
          <table:table-cell table:formula="of:=FLOOR([.$A124]*[.R$2]*[.$F$1]; 1) + [.$A124]*[.$C$1] + [.R$2]*[.$D$1] + [.$E$1]" office:value-type="float" office:value="796">
            <text:p>796</text:p>
          </table:table-cell>
          <table:table-cell table:formula="of:=FLOOR([.$A124]*[.S$2]*[.$F$1]; 1) + [.$A124]*[.$C$1] + [.S$2]*[.$D$1] + [.$E$1]" office:value-type="float" office:value="829">
            <text:p>829</text:p>
          </table:table-cell>
          <table:table-cell table:formula="of:=FLOOR([.$A124]*[.T$2]*[.$F$1]; 1) + [.$A124]*[.$C$1] + [.T$2]*[.$D$1] + [.$E$1]" office:value-type="float" office:value="861">
            <text:p>861</text:p>
          </table:table-cell>
          <table:table-cell table:formula="of:=FLOOR([.$A124]*[.U$2]*[.$F$1]; 1) + [.$A124]*[.$C$1] + [.U$2]*[.$D$1] + [.$E$1]" office:value-type="float" office:value="894">
            <text:p>894</text:p>
          </table:table-cell>
          <table:table-cell table:formula="of:=FLOOR([.$A124]*[.V$2]*[.$F$1]; 1) + [.$A124]*[.$C$1] + [.V$2]*[.$D$1] + [.$E$1]" office:value-type="float" office:value="926">
            <text:p>926</text:p>
          </table:table-cell>
          <table:table-cell table:formula="of:=FLOOR([.$A124]*[.W$2]*[.$F$1]; 1) + [.$A124]*[.$C$1] + [.W$2]*[.$D$1] + [.$E$1]" office:value-type="float" office:value="959">
            <text:p>959</text:p>
          </table:table-cell>
          <table:table-cell table:formula="of:=FLOOR([.$A124]*[.X$2]*[.$F$1]; 1) + [.$A124]*[.$C$1] + [.X$2]*[.$D$1] + [.$E$1]" office:value-type="float" office:value="991">
            <text:p>991</text:p>
          </table:table-cell>
          <table:table-cell table:formula="of:=FLOOR([.$A124]*[.Y$2]*[.$F$1]; 1) + [.$A124]*[.$C$1] + [.Y$2]*[.$D$1] + [.$E$1]" office:value-type="float" office:value="1024">
            <text:p>1024</text:p>
          </table:table-cell>
          <table:table-cell table:formula="of:=FLOOR([.$A124]*[.Z$2]*[.$F$1]; 1) + [.$A124]*[.$C$1] + [.Z$2]*[.$D$1] + [.$E$1]" office:value-type="float" office:value="1056">
            <text:p>1056</text:p>
          </table:table-cell>
          <table:table-cell table:formula="of:=FLOOR([.$A124]*[.AA$2]*[.$F$1]; 1) + [.$A124]*[.$C$1] + [.AA$2]*[.$D$1] + [.$E$1]" office:value-type="float" office:value="1089">
            <text:p>1089</text:p>
          </table:table-cell>
          <table:table-cell table:formula="of:=FLOOR([.$A124]*[.AB$2]*[.$F$1]; 1) + [.$A124]*[.$C$1] + [.AB$2]*[.$D$1] + [.$E$1]" office:value-type="float" office:value="1121">
            <text:p>1121</text:p>
          </table:table-cell>
          <table:table-cell table:formula="of:=FLOOR([.$A124]*[.AC$2]*[.$F$1]; 1) + [.$A124]*[.$C$1] + [.AC$2]*[.$D$1] + [.$E$1]" office:value-type="float" office:value="1154">
            <text:p>1154</text:p>
          </table:table-cell>
          <table:table-cell table:formula="of:=FLOOR([.$A124]*[.AD$2]*[.$F$1]; 1) + [.$A124]*[.$C$1] + [.AD$2]*[.$D$1] + [.$E$1]" office:value-type="float" office:value="1186">
            <text:p>1186</text:p>
          </table:table-cell>
          <table:table-cell table:formula="of:=FLOOR([.$A124]*[.AE$2]*[.$F$1]; 1) + [.$A124]*[.$C$1] + [.AE$2]*[.$D$1] + [.$E$1]" office:value-type="float" office:value="1219">
            <text:p>1219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23">
            <text:p>123</text:p>
          </table:table-cell>
          <table:table-cell table:formula="of:=FLOOR([.$A125]*[.B$2]*[.$F$1]; 1) + [.$A125]*[.$C$1] + [.B$2]*[.$D$1] + [.$E$1]" office:value-type="float" office:value="278">
            <text:p>278</text:p>
          </table:table-cell>
          <table:table-cell table:formula="of:=FLOOR([.$A125]*[.C$2]*[.$F$1]; 1) + [.$A125]*[.$C$1] + [.C$2]*[.$D$1] + [.$E$1]" office:value-type="float" office:value="311">
            <text:p>311</text:p>
          </table:table-cell>
          <table:table-cell table:formula="of:=FLOOR([.$A125]*[.D$2]*[.$F$1]; 1) + [.$A125]*[.$C$1] + [.D$2]*[.$D$1] + [.$E$1]" office:value-type="float" office:value="344">
            <text:p>344</text:p>
          </table:table-cell>
          <table:table-cell table:formula="of:=FLOOR([.$A125]*[.E$2]*[.$F$1]; 1) + [.$A125]*[.$C$1] + [.E$2]*[.$D$1] + [.$E$1]" office:value-type="float" office:value="377">
            <text:p>377</text:p>
          </table:table-cell>
          <table:table-cell table:formula="of:=FLOOR([.$A125]*[.F$2]*[.$F$1]; 1) + [.$A125]*[.$C$1] + [.F$2]*[.$D$1] + [.$E$1]" office:value-type="float" office:value="409">
            <text:p>409</text:p>
          </table:table-cell>
          <table:table-cell table:formula="of:=FLOOR([.$A125]*[.G$2]*[.$F$1]; 1) + [.$A125]*[.$C$1] + [.G$2]*[.$D$1] + [.$E$1]" office:value-type="float" office:value="442">
            <text:p>442</text:p>
          </table:table-cell>
          <table:table-cell table:formula="of:=FLOOR([.$A125]*[.H$2]*[.$F$1]; 1) + [.$A125]*[.$C$1] + [.H$2]*[.$D$1] + [.$E$1]" office:value-type="float" office:value="475">
            <text:p>475</text:p>
          </table:table-cell>
          <table:table-cell table:formula="of:=FLOOR([.$A125]*[.I$2]*[.$F$1]; 1) + [.$A125]*[.$C$1] + [.I$2]*[.$D$1] + [.$E$1]" office:value-type="float" office:value="508">
            <text:p>508</text:p>
          </table:table-cell>
          <table:table-cell table:formula="of:=FLOOR([.$A125]*[.J$2]*[.$F$1]; 1) + [.$A125]*[.$C$1] + [.J$2]*[.$D$1] + [.$E$1]" office:value-type="float" office:value="540">
            <text:p>540</text:p>
          </table:table-cell>
          <table:table-cell table:formula="of:=FLOOR([.$A125]*[.K$2]*[.$F$1]; 1) + [.$A125]*[.$C$1] + [.K$2]*[.$D$1] + [.$E$1]" office:value-type="float" office:value="573">
            <text:p>573</text:p>
          </table:table-cell>
          <table:table-cell table:formula="of:=FLOOR([.$A125]*[.L$2]*[.$F$1]; 1) + [.$A125]*[.$C$1] + [.L$2]*[.$D$1] + [.$E$1]" office:value-type="float" office:value="606">
            <text:p>606</text:p>
          </table:table-cell>
          <table:table-cell table:formula="of:=FLOOR([.$A125]*[.M$2]*[.$F$1]; 1) + [.$A125]*[.$C$1] + [.M$2]*[.$D$1] + [.$E$1]" office:value-type="float" office:value="639">
            <text:p>639</text:p>
          </table:table-cell>
          <table:table-cell table:formula="of:=FLOOR([.$A125]*[.N$2]*[.$F$1]; 1) + [.$A125]*[.$C$1] + [.N$2]*[.$D$1] + [.$E$1]" office:value-type="float" office:value="671">
            <text:p>671</text:p>
          </table:table-cell>
          <table:table-cell table:formula="of:=FLOOR([.$A125]*[.O$2]*[.$F$1]; 1) + [.$A125]*[.$C$1] + [.O$2]*[.$D$1] + [.$E$1]" office:value-type="float" office:value="704">
            <text:p>704</text:p>
          </table:table-cell>
          <table:table-cell table:formula="of:=FLOOR([.$A125]*[.P$2]*[.$F$1]; 1) + [.$A125]*[.$C$1] + [.P$2]*[.$D$1] + [.$E$1]" office:value-type="float" office:value="737">
            <text:p>737</text:p>
          </table:table-cell>
          <table:table-cell table:formula="of:=FLOOR([.$A125]*[.Q$2]*[.$F$1]; 1) + [.$A125]*[.$C$1] + [.Q$2]*[.$D$1] + [.$E$1]" office:value-type="float" office:value="770">
            <text:p>770</text:p>
          </table:table-cell>
          <table:table-cell table:formula="of:=FLOOR([.$A125]*[.R$2]*[.$F$1]; 1) + [.$A125]*[.$C$1] + [.R$2]*[.$D$1] + [.$E$1]" office:value-type="float" office:value="802">
            <text:p>802</text:p>
          </table:table-cell>
          <table:table-cell table:formula="of:=FLOOR([.$A125]*[.S$2]*[.$F$1]; 1) + [.$A125]*[.$C$1] + [.S$2]*[.$D$1] + [.$E$1]" office:value-type="float" office:value="835">
            <text:p>835</text:p>
          </table:table-cell>
          <table:table-cell table:formula="of:=FLOOR([.$A125]*[.T$2]*[.$F$1]; 1) + [.$A125]*[.$C$1] + [.T$2]*[.$D$1] + [.$E$1]" office:value-type="float" office:value="868">
            <text:p>868</text:p>
          </table:table-cell>
          <table:table-cell table:formula="of:=FLOOR([.$A125]*[.U$2]*[.$F$1]; 1) + [.$A125]*[.$C$1] + [.U$2]*[.$D$1] + [.$E$1]" office:value-type="float" office:value="901">
            <text:p>901</text:p>
          </table:table-cell>
          <table:table-cell table:formula="of:=FLOOR([.$A125]*[.V$2]*[.$F$1]; 1) + [.$A125]*[.$C$1] + [.V$2]*[.$D$1] + [.$E$1]" office:value-type="float" office:value="933">
            <text:p>933</text:p>
          </table:table-cell>
          <table:table-cell table:formula="of:=FLOOR([.$A125]*[.W$2]*[.$F$1]; 1) + [.$A125]*[.$C$1] + [.W$2]*[.$D$1] + [.$E$1]" office:value-type="float" office:value="966">
            <text:p>966</text:p>
          </table:table-cell>
          <table:table-cell table:formula="of:=FLOOR([.$A125]*[.X$2]*[.$F$1]; 1) + [.$A125]*[.$C$1] + [.X$2]*[.$D$1] + [.$E$1]" office:value-type="float" office:value="999">
            <text:p>999</text:p>
          </table:table-cell>
          <table:table-cell table:formula="of:=FLOOR([.$A125]*[.Y$2]*[.$F$1]; 1) + [.$A125]*[.$C$1] + [.Y$2]*[.$D$1] + [.$E$1]" office:value-type="float" office:value="1032">
            <text:p>1032</text:p>
          </table:table-cell>
          <table:table-cell table:formula="of:=FLOOR([.$A125]*[.Z$2]*[.$F$1]; 1) + [.$A125]*[.$C$1] + [.Z$2]*[.$D$1] + [.$E$1]" office:value-type="float" office:value="1064">
            <text:p>1064</text:p>
          </table:table-cell>
          <table:table-cell table:formula="of:=FLOOR([.$A125]*[.AA$2]*[.$F$1]; 1) + [.$A125]*[.$C$1] + [.AA$2]*[.$D$1] + [.$E$1]" office:value-type="float" office:value="1097">
            <text:p>1097</text:p>
          </table:table-cell>
          <table:table-cell table:formula="of:=FLOOR([.$A125]*[.AB$2]*[.$F$1]; 1) + [.$A125]*[.$C$1] + [.AB$2]*[.$D$1] + [.$E$1]" office:value-type="float" office:value="1130">
            <text:p>1130</text:p>
          </table:table-cell>
          <table:table-cell table:formula="of:=FLOOR([.$A125]*[.AC$2]*[.$F$1]; 1) + [.$A125]*[.$C$1] + [.AC$2]*[.$D$1] + [.$E$1]" office:value-type="float" office:value="1163">
            <text:p>1163</text:p>
          </table:table-cell>
          <table:table-cell table:formula="of:=FLOOR([.$A125]*[.AD$2]*[.$F$1]; 1) + [.$A125]*[.$C$1] + [.AD$2]*[.$D$1] + [.$E$1]" office:value-type="float" office:value="1195">
            <text:p>1195</text:p>
          </table:table-cell>
          <table:table-cell table:formula="of:=FLOOR([.$A125]*[.AE$2]*[.$F$1]; 1) + [.$A125]*[.$C$1] + [.AE$2]*[.$D$1] + [.$E$1]" office:value-type="float" office:value="1228">
            <text:p>1228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24">
            <text:p>124</text:p>
          </table:table-cell>
          <table:table-cell table:formula="of:=FLOOR([.$A126]*[.B$2]*[.$F$1]; 1) + [.$A126]*[.$C$1] + [.B$2]*[.$D$1] + [.$E$1]" office:value-type="float" office:value="281">
            <text:p>281</text:p>
          </table:table-cell>
          <table:table-cell table:formula="of:=FLOOR([.$A126]*[.C$2]*[.$F$1]; 1) + [.$A126]*[.$C$1] + [.C$2]*[.$D$1] + [.$E$1]" office:value-type="float" office:value="314">
            <text:p>314</text:p>
          </table:table-cell>
          <table:table-cell table:formula="of:=FLOOR([.$A126]*[.D$2]*[.$F$1]; 1) + [.$A126]*[.$C$1] + [.D$2]*[.$D$1] + [.$E$1]" office:value-type="float" office:value="347">
            <text:p>347</text:p>
          </table:table-cell>
          <table:table-cell table:formula="of:=FLOOR([.$A126]*[.E$2]*[.$F$1]; 1) + [.$A126]*[.$C$1] + [.E$2]*[.$D$1] + [.$E$1]" office:value-type="float" office:value="380">
            <text:p>380</text:p>
          </table:table-cell>
          <table:table-cell table:formula="of:=FLOOR([.$A126]*[.F$2]*[.$F$1]; 1) + [.$A126]*[.$C$1] + [.F$2]*[.$D$1] + [.$E$1]" office:value-type="float" office:value="413">
            <text:p>413</text:p>
          </table:table-cell>
          <table:table-cell table:formula="of:=FLOOR([.$A126]*[.G$2]*[.$F$1]; 1) + [.$A126]*[.$C$1] + [.G$2]*[.$D$1] + [.$E$1]" office:value-type="float" office:value="446">
            <text:p>446</text:p>
          </table:table-cell>
          <table:table-cell table:formula="of:=FLOOR([.$A126]*[.H$2]*[.$F$1]; 1) + [.$A126]*[.$C$1] + [.H$2]*[.$D$1] + [.$E$1]" office:value-type="float" office:value="479">
            <text:p>479</text:p>
          </table:table-cell>
          <table:table-cell table:formula="of:=FLOOR([.$A126]*[.I$2]*[.$F$1]; 1) + [.$A126]*[.$C$1] + [.I$2]*[.$D$1] + [.$E$1]" office:value-type="float" office:value="512">
            <text:p>512</text:p>
          </table:table-cell>
          <table:table-cell table:formula="of:=FLOOR([.$A126]*[.J$2]*[.$F$1]; 1) + [.$A126]*[.$C$1] + [.J$2]*[.$D$1] + [.$E$1]" office:value-type="float" office:value="545">
            <text:p>545</text:p>
          </table:table-cell>
          <table:table-cell table:formula="of:=FLOOR([.$A126]*[.K$2]*[.$F$1]; 1) + [.$A126]*[.$C$1] + [.K$2]*[.$D$1] + [.$E$1]" office:value-type="float" office:value="578">
            <text:p>578</text:p>
          </table:table-cell>
          <table:table-cell table:formula="of:=FLOOR([.$A126]*[.L$2]*[.$F$1]; 1) + [.$A126]*[.$C$1] + [.L$2]*[.$D$1] + [.$E$1]" office:value-type="float" office:value="611">
            <text:p>611</text:p>
          </table:table-cell>
          <table:table-cell table:formula="of:=FLOOR([.$A126]*[.M$2]*[.$F$1]; 1) + [.$A126]*[.$C$1] + [.M$2]*[.$D$1] + [.$E$1]" office:value-type="float" office:value="644">
            <text:p>644</text:p>
          </table:table-cell>
          <table:table-cell table:formula="of:=FLOOR([.$A126]*[.N$2]*[.$F$1]; 1) + [.$A126]*[.$C$1] + [.N$2]*[.$D$1] + [.$E$1]" office:value-type="float" office:value="677">
            <text:p>677</text:p>
          </table:table-cell>
          <table:table-cell table:formula="of:=FLOOR([.$A126]*[.O$2]*[.$F$1]; 1) + [.$A126]*[.$C$1] + [.O$2]*[.$D$1] + [.$E$1]" office:value-type="float" office:value="710">
            <text:p>710</text:p>
          </table:table-cell>
          <table:table-cell table:formula="of:=FLOOR([.$A126]*[.P$2]*[.$F$1]; 1) + [.$A126]*[.$C$1] + [.P$2]*[.$D$1] + [.$E$1]" office:value-type="float" office:value="743">
            <text:p>743</text:p>
          </table:table-cell>
          <table:table-cell table:formula="of:=FLOOR([.$A126]*[.Q$2]*[.$F$1]; 1) + [.$A126]*[.$C$1] + [.Q$2]*[.$D$1] + [.$E$1]" office:value-type="float" office:value="776">
            <text:p>776</text:p>
          </table:table-cell>
          <table:table-cell table:formula="of:=FLOOR([.$A126]*[.R$2]*[.$F$1]; 1) + [.$A126]*[.$C$1] + [.R$2]*[.$D$1] + [.$E$1]" office:value-type="float" office:value="809">
            <text:p>809</text:p>
          </table:table-cell>
          <table:table-cell table:formula="of:=FLOOR([.$A126]*[.S$2]*[.$F$1]; 1) + [.$A126]*[.$C$1] + [.S$2]*[.$D$1] + [.$E$1]" office:value-type="float" office:value="842">
            <text:p>842</text:p>
          </table:table-cell>
          <table:table-cell table:formula="of:=FLOOR([.$A126]*[.T$2]*[.$F$1]; 1) + [.$A126]*[.$C$1] + [.T$2]*[.$D$1] + [.$E$1]" office:value-type="float" office:value="875">
            <text:p>875</text:p>
          </table:table-cell>
          <table:table-cell table:formula="of:=FLOOR([.$A126]*[.U$2]*[.$F$1]; 1) + [.$A126]*[.$C$1] + [.U$2]*[.$D$1] + [.$E$1]" office:value-type="float" office:value="908">
            <text:p>908</text:p>
          </table:table-cell>
          <table:table-cell table:formula="of:=FLOOR([.$A126]*[.V$2]*[.$F$1]; 1) + [.$A126]*[.$C$1] + [.V$2]*[.$D$1] + [.$E$1]" office:value-type="float" office:value="941">
            <text:p>941</text:p>
          </table:table-cell>
          <table:table-cell table:formula="of:=FLOOR([.$A126]*[.W$2]*[.$F$1]; 1) + [.$A126]*[.$C$1] + [.W$2]*[.$D$1] + [.$E$1]" office:value-type="float" office:value="974">
            <text:p>974</text:p>
          </table:table-cell>
          <table:table-cell table:formula="of:=FLOOR([.$A126]*[.X$2]*[.$F$1]; 1) + [.$A126]*[.$C$1] + [.X$2]*[.$D$1] + [.$E$1]" office:value-type="float" office:value="1007">
            <text:p>1007</text:p>
          </table:table-cell>
          <table:table-cell table:formula="of:=FLOOR([.$A126]*[.Y$2]*[.$F$1]; 1) + [.$A126]*[.$C$1] + [.Y$2]*[.$D$1] + [.$E$1]" office:value-type="float" office:value="1040">
            <text:p>1040</text:p>
          </table:table-cell>
          <table:table-cell table:formula="of:=FLOOR([.$A126]*[.Z$2]*[.$F$1]; 1) + [.$A126]*[.$C$1] + [.Z$2]*[.$D$1] + [.$E$1]" office:value-type="float" office:value="1073">
            <text:p>1073</text:p>
          </table:table-cell>
          <table:table-cell table:formula="of:=FLOOR([.$A126]*[.AA$2]*[.$F$1]; 1) + [.$A126]*[.$C$1] + [.AA$2]*[.$D$1] + [.$E$1]" office:value-type="float" office:value="1106">
            <text:p>1106</text:p>
          </table:table-cell>
          <table:table-cell table:formula="of:=FLOOR([.$A126]*[.AB$2]*[.$F$1]; 1) + [.$A126]*[.$C$1] + [.AB$2]*[.$D$1] + [.$E$1]" office:value-type="float" office:value="1139">
            <text:p>1139</text:p>
          </table:table-cell>
          <table:table-cell table:formula="of:=FLOOR([.$A126]*[.AC$2]*[.$F$1]; 1) + [.$A126]*[.$C$1] + [.AC$2]*[.$D$1] + [.$E$1]" office:value-type="float" office:value="1172">
            <text:p>1172</text:p>
          </table:table-cell>
          <table:table-cell table:formula="of:=FLOOR([.$A126]*[.AD$2]*[.$F$1]; 1) + [.$A126]*[.$C$1] + [.AD$2]*[.$D$1] + [.$E$1]" office:value-type="float" office:value="1205">
            <text:p>1205</text:p>
          </table:table-cell>
          <table:table-cell table:formula="of:=FLOOR([.$A126]*[.AE$2]*[.$F$1]; 1) + [.$A126]*[.$C$1] + [.AE$2]*[.$D$1] + [.$E$1]" office:value-type="float" office:value="1238">
            <text:p>1238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25">
            <text:p>125</text:p>
          </table:table-cell>
          <table:table-cell table:formula="of:=FLOOR([.$A127]*[.B$2]*[.$F$1]; 1) + [.$A127]*[.$C$1] + [.B$2]*[.$D$1] + [.$E$1]" office:value-type="float" office:value="283">
            <text:p>283</text:p>
          </table:table-cell>
          <table:table-cell table:formula="of:=FLOOR([.$A127]*[.C$2]*[.$F$1]; 1) + [.$A127]*[.$C$1] + [.C$2]*[.$D$1] + [.$E$1]" office:value-type="float" office:value="316">
            <text:p>316</text:p>
          </table:table-cell>
          <table:table-cell table:formula="of:=FLOOR([.$A127]*[.D$2]*[.$F$1]; 1) + [.$A127]*[.$C$1] + [.D$2]*[.$D$1] + [.$E$1]" office:value-type="float" office:value="349">
            <text:p>349</text:p>
          </table:table-cell>
          <table:table-cell table:formula="of:=FLOOR([.$A127]*[.E$2]*[.$F$1]; 1) + [.$A127]*[.$C$1] + [.E$2]*[.$D$1] + [.$E$1]" office:value-type="float" office:value="383">
            <text:p>383</text:p>
          </table:table-cell>
          <table:table-cell table:formula="of:=FLOOR([.$A127]*[.F$2]*[.$F$1]; 1) + [.$A127]*[.$C$1] + [.F$2]*[.$D$1] + [.$E$1]" office:value-type="float" office:value="416">
            <text:p>416</text:p>
          </table:table-cell>
          <table:table-cell table:formula="of:=FLOOR([.$A127]*[.G$2]*[.$F$1]; 1) + [.$A127]*[.$C$1] + [.G$2]*[.$D$1] + [.$E$1]" office:value-type="float" office:value="449">
            <text:p>449</text:p>
          </table:table-cell>
          <table:table-cell table:formula="of:=FLOOR([.$A127]*[.H$2]*[.$F$1]; 1) + [.$A127]*[.$C$1] + [.H$2]*[.$D$1] + [.$E$1]" office:value-type="float" office:value="482">
            <text:p>482</text:p>
          </table:table-cell>
          <table:table-cell table:formula="of:=FLOOR([.$A127]*[.I$2]*[.$F$1]; 1) + [.$A127]*[.$C$1] + [.I$2]*[.$D$1] + [.$E$1]" office:value-type="float" office:value="516">
            <text:p>516</text:p>
          </table:table-cell>
          <table:table-cell table:formula="of:=FLOOR([.$A127]*[.J$2]*[.$F$1]; 1) + [.$A127]*[.$C$1] + [.J$2]*[.$D$1] + [.$E$1]" office:value-type="float" office:value="549">
            <text:p>549</text:p>
          </table:table-cell>
          <table:table-cell table:formula="of:=FLOOR([.$A127]*[.K$2]*[.$F$1]; 1) + [.$A127]*[.$C$1] + [.K$2]*[.$D$1] + [.$E$1]" office:value-type="float" office:value="582">
            <text:p>582</text:p>
          </table:table-cell>
          <table:table-cell table:formula="of:=FLOOR([.$A127]*[.L$2]*[.$F$1]; 1) + [.$A127]*[.$C$1] + [.L$2]*[.$D$1] + [.$E$1]" office:value-type="float" office:value="615">
            <text:p>615</text:p>
          </table:table-cell>
          <table:table-cell table:formula="of:=FLOOR([.$A127]*[.M$2]*[.$F$1]; 1) + [.$A127]*[.$C$1] + [.M$2]*[.$D$1] + [.$E$1]" office:value-type="float" office:value="649">
            <text:p>649</text:p>
          </table:table-cell>
          <table:table-cell table:formula="of:=FLOOR([.$A127]*[.N$2]*[.$F$1]; 1) + [.$A127]*[.$C$1] + [.N$2]*[.$D$1] + [.$E$1]" office:value-type="float" office:value="682">
            <text:p>682</text:p>
          </table:table-cell>
          <table:table-cell table:formula="of:=FLOOR([.$A127]*[.O$2]*[.$F$1]; 1) + [.$A127]*[.$C$1] + [.O$2]*[.$D$1] + [.$E$1]" office:value-type="float" office:value="715">
            <text:p>715</text:p>
          </table:table-cell>
          <table:table-cell table:formula="of:=FLOOR([.$A127]*[.P$2]*[.$F$1]; 1) + [.$A127]*[.$C$1] + [.P$2]*[.$D$1] + [.$E$1]" office:value-type="float" office:value="748">
            <text:p>748</text:p>
          </table:table-cell>
          <table:table-cell table:formula="of:=FLOOR([.$A127]*[.Q$2]*[.$F$1]; 1) + [.$A127]*[.$C$1] + [.Q$2]*[.$D$1] + [.$E$1]" office:value-type="float" office:value="782">
            <text:p>782</text:p>
          </table:table-cell>
          <table:table-cell table:formula="of:=FLOOR([.$A127]*[.R$2]*[.$F$1]; 1) + [.$A127]*[.$C$1] + [.R$2]*[.$D$1] + [.$E$1]" office:value-type="float" office:value="815">
            <text:p>815</text:p>
          </table:table-cell>
          <table:table-cell table:formula="of:=FLOOR([.$A127]*[.S$2]*[.$F$1]; 1) + [.$A127]*[.$C$1] + [.S$2]*[.$D$1] + [.$E$1]" office:value-type="float" office:value="848">
            <text:p>848</text:p>
          </table:table-cell>
          <table:table-cell table:formula="of:=FLOOR([.$A127]*[.T$2]*[.$F$1]; 1) + [.$A127]*[.$C$1] + [.T$2]*[.$D$1] + [.$E$1]" office:value-type="float" office:value="881">
            <text:p>881</text:p>
          </table:table-cell>
          <table:table-cell table:formula="of:=FLOOR([.$A127]*[.U$2]*[.$F$1]; 1) + [.$A127]*[.$C$1] + [.U$2]*[.$D$1] + [.$E$1]" office:value-type="float" office:value="915">
            <text:p>915</text:p>
          </table:table-cell>
          <table:table-cell table:formula="of:=FLOOR([.$A127]*[.V$2]*[.$F$1]; 1) + [.$A127]*[.$C$1] + [.V$2]*[.$D$1] + [.$E$1]" office:value-type="float" office:value="948">
            <text:p>948</text:p>
          </table:table-cell>
          <table:table-cell table:formula="of:=FLOOR([.$A127]*[.W$2]*[.$F$1]; 1) + [.$A127]*[.$C$1] + [.W$2]*[.$D$1] + [.$E$1]" office:value-type="float" office:value="981">
            <text:p>981</text:p>
          </table:table-cell>
          <table:table-cell table:formula="of:=FLOOR([.$A127]*[.X$2]*[.$F$1]; 1) + [.$A127]*[.$C$1] + [.X$2]*[.$D$1] + [.$E$1]" office:value-type="float" office:value="1014">
            <text:p>1014</text:p>
          </table:table-cell>
          <table:table-cell table:formula="of:=FLOOR([.$A127]*[.Y$2]*[.$F$1]; 1) + [.$A127]*[.$C$1] + [.Y$2]*[.$D$1] + [.$E$1]" office:value-type="float" office:value="1048">
            <text:p>1048</text:p>
          </table:table-cell>
          <table:table-cell table:formula="of:=FLOOR([.$A127]*[.Z$2]*[.$F$1]; 1) + [.$A127]*[.$C$1] + [.Z$2]*[.$D$1] + [.$E$1]" office:value-type="float" office:value="1081">
            <text:p>1081</text:p>
          </table:table-cell>
          <table:table-cell table:formula="of:=FLOOR([.$A127]*[.AA$2]*[.$F$1]; 1) + [.$A127]*[.$C$1] + [.AA$2]*[.$D$1] + [.$E$1]" office:value-type="float" office:value="1114">
            <text:p>1114</text:p>
          </table:table-cell>
          <table:table-cell table:formula="of:=FLOOR([.$A127]*[.AB$2]*[.$F$1]; 1) + [.$A127]*[.$C$1] + [.AB$2]*[.$D$1] + [.$E$1]" office:value-type="float" office:value="1147">
            <text:p>1147</text:p>
          </table:table-cell>
          <table:table-cell table:formula="of:=FLOOR([.$A127]*[.AC$2]*[.$F$1]; 1) + [.$A127]*[.$C$1] + [.AC$2]*[.$D$1] + [.$E$1]" office:value-type="float" office:value="1181">
            <text:p>1181</text:p>
          </table:table-cell>
          <table:table-cell table:formula="of:=FLOOR([.$A127]*[.AD$2]*[.$F$1]; 1) + [.$A127]*[.$C$1] + [.AD$2]*[.$D$1] + [.$E$1]" office:value-type="float" office:value="1214">
            <text:p>1214</text:p>
          </table:table-cell>
          <table:table-cell table:formula="of:=FLOOR([.$A127]*[.AE$2]*[.$F$1]; 1) + [.$A127]*[.$C$1] + [.AE$2]*[.$D$1] + [.$E$1]" office:value-type="float" office:value="1247">
            <text:p>1247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26">
            <text:p>126</text:p>
          </table:table-cell>
          <table:table-cell table:formula="of:=FLOOR([.$A128]*[.B$2]*[.$F$1]; 1) + [.$A128]*[.$C$1] + [.B$2]*[.$D$1] + [.$E$1]" office:value-type="float" office:value="285">
            <text:p>285</text:p>
          </table:table-cell>
          <table:table-cell table:formula="of:=FLOOR([.$A128]*[.C$2]*[.$F$1]; 1) + [.$A128]*[.$C$1] + [.C$2]*[.$D$1] + [.$E$1]" office:value-type="float" office:value="319">
            <text:p>319</text:p>
          </table:table-cell>
          <table:table-cell table:formula="of:=FLOOR([.$A128]*[.D$2]*[.$F$1]; 1) + [.$A128]*[.$C$1] + [.D$2]*[.$D$1] + [.$E$1]" office:value-type="float" office:value="352">
            <text:p>352</text:p>
          </table:table-cell>
          <table:table-cell table:formula="of:=FLOOR([.$A128]*[.E$2]*[.$F$1]; 1) + [.$A128]*[.$C$1] + [.E$2]*[.$D$1] + [.$E$1]" office:value-type="float" office:value="386">
            <text:p>386</text:p>
          </table:table-cell>
          <table:table-cell table:formula="of:=FLOOR([.$A128]*[.F$2]*[.$F$1]; 1) + [.$A128]*[.$C$1] + [.F$2]*[.$D$1] + [.$E$1]" office:value-type="float" office:value="419">
            <text:p>419</text:p>
          </table:table-cell>
          <table:table-cell table:formula="of:=FLOOR([.$A128]*[.G$2]*[.$F$1]; 1) + [.$A128]*[.$C$1] + [.G$2]*[.$D$1] + [.$E$1]" office:value-type="float" office:value="453">
            <text:p>453</text:p>
          </table:table-cell>
          <table:table-cell table:formula="of:=FLOOR([.$A128]*[.H$2]*[.$F$1]; 1) + [.$A128]*[.$C$1] + [.H$2]*[.$D$1] + [.$E$1]" office:value-type="float" office:value="486">
            <text:p>486</text:p>
          </table:table-cell>
          <table:table-cell table:formula="of:=FLOOR([.$A128]*[.I$2]*[.$F$1]; 1) + [.$A128]*[.$C$1] + [.I$2]*[.$D$1] + [.$E$1]" office:value-type="float" office:value="520">
            <text:p>520</text:p>
          </table:table-cell>
          <table:table-cell table:formula="of:=FLOOR([.$A128]*[.J$2]*[.$F$1]; 1) + [.$A128]*[.$C$1] + [.J$2]*[.$D$1] + [.$E$1]" office:value-type="float" office:value="553">
            <text:p>553</text:p>
          </table:table-cell>
          <table:table-cell table:formula="of:=FLOOR([.$A128]*[.K$2]*[.$F$1]; 1) + [.$A128]*[.$C$1] + [.K$2]*[.$D$1] + [.$E$1]" office:value-type="float" office:value="587">
            <text:p>587</text:p>
          </table:table-cell>
          <table:table-cell table:formula="of:=FLOOR([.$A128]*[.L$2]*[.$F$1]; 1) + [.$A128]*[.$C$1] + [.L$2]*[.$D$1] + [.$E$1]" office:value-type="float" office:value="620">
            <text:p>620</text:p>
          </table:table-cell>
          <table:table-cell table:formula="of:=FLOOR([.$A128]*[.M$2]*[.$F$1]; 1) + [.$A128]*[.$C$1] + [.M$2]*[.$D$1] + [.$E$1]" office:value-type="float" office:value="654">
            <text:p>654</text:p>
          </table:table-cell>
          <table:table-cell table:formula="of:=FLOOR([.$A128]*[.N$2]*[.$F$1]; 1) + [.$A128]*[.$C$1] + [.N$2]*[.$D$1] + [.$E$1]" office:value-type="float" office:value="687">
            <text:p>687</text:p>
          </table:table-cell>
          <table:table-cell table:formula="of:=FLOOR([.$A128]*[.O$2]*[.$F$1]; 1) + [.$A128]*[.$C$1] + [.O$2]*[.$D$1] + [.$E$1]" office:value-type="float" office:value="721">
            <text:p>721</text:p>
          </table:table-cell>
          <table:table-cell table:formula="of:=FLOOR([.$A128]*[.P$2]*[.$F$1]; 1) + [.$A128]*[.$C$1] + [.P$2]*[.$D$1] + [.$E$1]" office:value-type="float" office:value="754">
            <text:p>754</text:p>
          </table:table-cell>
          <table:table-cell table:formula="of:=FLOOR([.$A128]*[.Q$2]*[.$F$1]; 1) + [.$A128]*[.$C$1] + [.Q$2]*[.$D$1] + [.$E$1]" office:value-type="float" office:value="788">
            <text:p>788</text:p>
          </table:table-cell>
          <table:table-cell table:formula="of:=FLOOR([.$A128]*[.R$2]*[.$F$1]; 1) + [.$A128]*[.$C$1] + [.R$2]*[.$D$1] + [.$E$1]" office:value-type="float" office:value="821">
            <text:p>821</text:p>
          </table:table-cell>
          <table:table-cell table:formula="of:=FLOOR([.$A128]*[.S$2]*[.$F$1]; 1) + [.$A128]*[.$C$1] + [.S$2]*[.$D$1] + [.$E$1]" office:value-type="float" office:value="855">
            <text:p>855</text:p>
          </table:table-cell>
          <table:table-cell table:formula="of:=FLOOR([.$A128]*[.T$2]*[.$F$1]; 1) + [.$A128]*[.$C$1] + [.T$2]*[.$D$1] + [.$E$1]" office:value-type="float" office:value="888">
            <text:p>888</text:p>
          </table:table-cell>
          <table:table-cell table:formula="of:=FLOOR([.$A128]*[.U$2]*[.$F$1]; 1) + [.$A128]*[.$C$1] + [.U$2]*[.$D$1] + [.$E$1]" office:value-type="float" office:value="922">
            <text:p>922</text:p>
          </table:table-cell>
          <table:table-cell table:formula="of:=FLOOR([.$A128]*[.V$2]*[.$F$1]; 1) + [.$A128]*[.$C$1] + [.V$2]*[.$D$1] + [.$E$1]" office:value-type="float" office:value="955">
            <text:p>955</text:p>
          </table:table-cell>
          <table:table-cell table:formula="of:=FLOOR([.$A128]*[.W$2]*[.$F$1]; 1) + [.$A128]*[.$C$1] + [.W$2]*[.$D$1] + [.$E$1]" office:value-type="float" office:value="989">
            <text:p>989</text:p>
          </table:table-cell>
          <table:table-cell table:formula="of:=FLOOR([.$A128]*[.X$2]*[.$F$1]; 1) + [.$A128]*[.$C$1] + [.X$2]*[.$D$1] + [.$E$1]" office:value-type="float" office:value="1022">
            <text:p>1022</text:p>
          </table:table-cell>
          <table:table-cell table:formula="of:=FLOOR([.$A128]*[.Y$2]*[.$F$1]; 1) + [.$A128]*[.$C$1] + [.Y$2]*[.$D$1] + [.$E$1]" office:value-type="float" office:value="1056">
            <text:p>1056</text:p>
          </table:table-cell>
          <table:table-cell table:formula="of:=FLOOR([.$A128]*[.Z$2]*[.$F$1]; 1) + [.$A128]*[.$C$1] + [.Z$2]*[.$D$1] + [.$E$1]" office:value-type="float" office:value="1089">
            <text:p>1089</text:p>
          </table:table-cell>
          <table:table-cell table:formula="of:=FLOOR([.$A128]*[.AA$2]*[.$F$1]; 1) + [.$A128]*[.$C$1] + [.AA$2]*[.$D$1] + [.$E$1]" office:value-type="float" office:value="1123">
            <text:p>1123</text:p>
          </table:table-cell>
          <table:table-cell table:formula="of:=FLOOR([.$A128]*[.AB$2]*[.$F$1]; 1) + [.$A128]*[.$C$1] + [.AB$2]*[.$D$1] + [.$E$1]" office:value-type="float" office:value="1156">
            <text:p>1156</text:p>
          </table:table-cell>
          <table:table-cell table:formula="of:=FLOOR([.$A128]*[.AC$2]*[.$F$1]; 1) + [.$A128]*[.$C$1] + [.AC$2]*[.$D$1] + [.$E$1]" office:value-type="float" office:value="1190">
            <text:p>1190</text:p>
          </table:table-cell>
          <table:table-cell table:formula="of:=FLOOR([.$A128]*[.AD$2]*[.$F$1]; 1) + [.$A128]*[.$C$1] + [.AD$2]*[.$D$1] + [.$E$1]" office:value-type="float" office:value="1223">
            <text:p>1223</text:p>
          </table:table-cell>
          <table:table-cell table:formula="of:=FLOOR([.$A128]*[.AE$2]*[.$F$1]; 1) + [.$A128]*[.$C$1] + [.AE$2]*[.$D$1] + [.$E$1]" office:value-type="float" office:value="1257">
            <text:p>1257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27">
            <text:p>127</text:p>
          </table:table-cell>
          <table:table-cell table:formula="of:=FLOOR([.$A129]*[.B$2]*[.$F$1]; 1) + [.$A129]*[.$C$1] + [.B$2]*[.$D$1] + [.$E$1]" office:value-type="float" office:value="287">
            <text:p>287</text:p>
          </table:table-cell>
          <table:table-cell table:formula="of:=FLOOR([.$A129]*[.C$2]*[.$F$1]; 1) + [.$A129]*[.$C$1] + [.C$2]*[.$D$1] + [.$E$1]" office:value-type="float" office:value="321">
            <text:p>321</text:p>
          </table:table-cell>
          <table:table-cell table:formula="of:=FLOOR([.$A129]*[.D$2]*[.$F$1]; 1) + [.$A129]*[.$C$1] + [.D$2]*[.$D$1] + [.$E$1]" office:value-type="float" office:value="355">
            <text:p>355</text:p>
          </table:table-cell>
          <table:table-cell table:formula="of:=FLOOR([.$A129]*[.E$2]*[.$F$1]; 1) + [.$A129]*[.$C$1] + [.E$2]*[.$D$1] + [.$E$1]" office:value-type="float" office:value="389">
            <text:p>389</text:p>
          </table:table-cell>
          <table:table-cell table:formula="of:=FLOOR([.$A129]*[.F$2]*[.$F$1]; 1) + [.$A129]*[.$C$1] + [.F$2]*[.$D$1] + [.$E$1]" office:value-type="float" office:value="422">
            <text:p>422</text:p>
          </table:table-cell>
          <table:table-cell table:formula="of:=FLOOR([.$A129]*[.G$2]*[.$F$1]; 1) + [.$A129]*[.$C$1] + [.G$2]*[.$D$1] + [.$E$1]" office:value-type="float" office:value="456">
            <text:p>456</text:p>
          </table:table-cell>
          <table:table-cell table:formula="of:=FLOOR([.$A129]*[.H$2]*[.$F$1]; 1) + [.$A129]*[.$C$1] + [.H$2]*[.$D$1] + [.$E$1]" office:value-type="float" office:value="490">
            <text:p>490</text:p>
          </table:table-cell>
          <table:table-cell table:formula="of:=FLOOR([.$A129]*[.I$2]*[.$F$1]; 1) + [.$A129]*[.$C$1] + [.I$2]*[.$D$1] + [.$E$1]" office:value-type="float" office:value="524">
            <text:p>524</text:p>
          </table:table-cell>
          <table:table-cell table:formula="of:=FLOOR([.$A129]*[.J$2]*[.$F$1]; 1) + [.$A129]*[.$C$1] + [.J$2]*[.$D$1] + [.$E$1]" office:value-type="float" office:value="557">
            <text:p>557</text:p>
          </table:table-cell>
          <table:table-cell table:formula="of:=FLOOR([.$A129]*[.K$2]*[.$F$1]; 1) + [.$A129]*[.$C$1] + [.K$2]*[.$D$1] + [.$E$1]" office:value-type="float" office:value="591">
            <text:p>591</text:p>
          </table:table-cell>
          <table:table-cell table:formula="of:=FLOOR([.$A129]*[.L$2]*[.$F$1]; 1) + [.$A129]*[.$C$1] + [.L$2]*[.$D$1] + [.$E$1]" office:value-type="float" office:value="625">
            <text:p>625</text:p>
          </table:table-cell>
          <table:table-cell table:formula="of:=FLOOR([.$A129]*[.M$2]*[.$F$1]; 1) + [.$A129]*[.$C$1] + [.M$2]*[.$D$1] + [.$E$1]" office:value-type="float" office:value="659">
            <text:p>659</text:p>
          </table:table-cell>
          <table:table-cell table:formula="of:=FLOOR([.$A129]*[.N$2]*[.$F$1]; 1) + [.$A129]*[.$C$1] + [.N$2]*[.$D$1] + [.$E$1]" office:value-type="float" office:value="692">
            <text:p>692</text:p>
          </table:table-cell>
          <table:table-cell table:formula="of:=FLOOR([.$A129]*[.O$2]*[.$F$1]; 1) + [.$A129]*[.$C$1] + [.O$2]*[.$D$1] + [.$E$1]" office:value-type="float" office:value="726">
            <text:p>726</text:p>
          </table:table-cell>
          <table:table-cell table:formula="of:=FLOOR([.$A129]*[.P$2]*[.$F$1]; 1) + [.$A129]*[.$C$1] + [.P$2]*[.$D$1] + [.$E$1]" office:value-type="float" office:value="760">
            <text:p>760</text:p>
          </table:table-cell>
          <table:table-cell table:formula="of:=FLOOR([.$A129]*[.Q$2]*[.$F$1]; 1) + [.$A129]*[.$C$1] + [.Q$2]*[.$D$1] + [.$E$1]" office:value-type="float" office:value="794">
            <text:p>794</text:p>
          </table:table-cell>
          <table:table-cell table:formula="of:=FLOOR([.$A129]*[.R$2]*[.$F$1]; 1) + [.$A129]*[.$C$1] + [.R$2]*[.$D$1] + [.$E$1]" office:value-type="float" office:value="827">
            <text:p>827</text:p>
          </table:table-cell>
          <table:table-cell table:formula="of:=FLOOR([.$A129]*[.S$2]*[.$F$1]; 1) + [.$A129]*[.$C$1] + [.S$2]*[.$D$1] + [.$E$1]" office:value-type="float" office:value="861">
            <text:p>861</text:p>
          </table:table-cell>
          <table:table-cell table:formula="of:=FLOOR([.$A129]*[.T$2]*[.$F$1]; 1) + [.$A129]*[.$C$1] + [.T$2]*[.$D$1] + [.$E$1]" office:value-type="float" office:value="895">
            <text:p>895</text:p>
          </table:table-cell>
          <table:table-cell table:formula="of:=FLOOR([.$A129]*[.U$2]*[.$F$1]; 1) + [.$A129]*[.$C$1] + [.U$2]*[.$D$1] + [.$E$1]" office:value-type="float" office:value="929">
            <text:p>929</text:p>
          </table:table-cell>
          <table:table-cell table:formula="of:=FLOOR([.$A129]*[.V$2]*[.$F$1]; 1) + [.$A129]*[.$C$1] + [.V$2]*[.$D$1] + [.$E$1]" office:value-type="float" office:value="962">
            <text:p>962</text:p>
          </table:table-cell>
          <table:table-cell table:formula="of:=FLOOR([.$A129]*[.W$2]*[.$F$1]; 1) + [.$A129]*[.$C$1] + [.W$2]*[.$D$1] + [.$E$1]" office:value-type="float" office:value="996">
            <text:p>996</text:p>
          </table:table-cell>
          <table:table-cell table:formula="of:=FLOOR([.$A129]*[.X$2]*[.$F$1]; 1) + [.$A129]*[.$C$1] + [.X$2]*[.$D$1] + [.$E$1]" office:value-type="float" office:value="1030">
            <text:p>1030</text:p>
          </table:table-cell>
          <table:table-cell table:formula="of:=FLOOR([.$A129]*[.Y$2]*[.$F$1]; 1) + [.$A129]*[.$C$1] + [.Y$2]*[.$D$1] + [.$E$1]" office:value-type="float" office:value="1064">
            <text:p>1064</text:p>
          </table:table-cell>
          <table:table-cell table:formula="of:=FLOOR([.$A129]*[.Z$2]*[.$F$1]; 1) + [.$A129]*[.$C$1] + [.Z$2]*[.$D$1] + [.$E$1]" office:value-type="float" office:value="1097">
            <text:p>1097</text:p>
          </table:table-cell>
          <table:table-cell table:formula="of:=FLOOR([.$A129]*[.AA$2]*[.$F$1]; 1) + [.$A129]*[.$C$1] + [.AA$2]*[.$D$1] + [.$E$1]" office:value-type="float" office:value="1131">
            <text:p>1131</text:p>
          </table:table-cell>
          <table:table-cell table:formula="of:=FLOOR([.$A129]*[.AB$2]*[.$F$1]; 1) + [.$A129]*[.$C$1] + [.AB$2]*[.$D$1] + [.$E$1]" office:value-type="float" office:value="1165">
            <text:p>1165</text:p>
          </table:table-cell>
          <table:table-cell table:formula="of:=FLOOR([.$A129]*[.AC$2]*[.$F$1]; 1) + [.$A129]*[.$C$1] + [.AC$2]*[.$D$1] + [.$E$1]" office:value-type="float" office:value="1199">
            <text:p>1199</text:p>
          </table:table-cell>
          <table:table-cell table:formula="of:=FLOOR([.$A129]*[.AD$2]*[.$F$1]; 1) + [.$A129]*[.$C$1] + [.AD$2]*[.$D$1] + [.$E$1]" office:value-type="float" office:value="1232">
            <text:p>1232</text:p>
          </table:table-cell>
          <table:table-cell table:formula="of:=FLOOR([.$A129]*[.AE$2]*[.$F$1]; 1) + [.$A129]*[.$C$1] + [.AE$2]*[.$D$1] + [.$E$1]" office:value-type="float" office:value="1266">
            <text:p>1266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28">
            <text:p>128</text:p>
          </table:table-cell>
          <table:table-cell table:formula="of:=FLOOR([.$A130]*[.B$2]*[.$F$1]; 1) + [.$A130]*[.$C$1] + [.B$2]*[.$D$1] + [.$E$1]" office:value-type="float" office:value="290">
            <text:p>290</text:p>
          </table:table-cell>
          <table:table-cell table:formula="of:=FLOOR([.$A130]*[.C$2]*[.$F$1]; 1) + [.$A130]*[.$C$1] + [.C$2]*[.$D$1] + [.$E$1]" office:value-type="float" office:value="324">
            <text:p>324</text:p>
          </table:table-cell>
          <table:table-cell table:formula="of:=FLOOR([.$A130]*[.D$2]*[.$F$1]; 1) + [.$A130]*[.$C$1] + [.D$2]*[.$D$1] + [.$E$1]" office:value-type="float" office:value="358">
            <text:p>358</text:p>
          </table:table-cell>
          <table:table-cell table:formula="of:=FLOOR([.$A130]*[.E$2]*[.$F$1]; 1) + [.$A130]*[.$C$1] + [.E$2]*[.$D$1] + [.$E$1]" office:value-type="float" office:value="392">
            <text:p>392</text:p>
          </table:table-cell>
          <table:table-cell table:formula="of:=FLOOR([.$A130]*[.F$2]*[.$F$1]; 1) + [.$A130]*[.$C$1] + [.F$2]*[.$D$1] + [.$E$1]" office:value-type="float" office:value="426">
            <text:p>426</text:p>
          </table:table-cell>
          <table:table-cell table:formula="of:=FLOOR([.$A130]*[.G$2]*[.$F$1]; 1) + [.$A130]*[.$C$1] + [.G$2]*[.$D$1] + [.$E$1]" office:value-type="float" office:value="460">
            <text:p>460</text:p>
          </table:table-cell>
          <table:table-cell table:formula="of:=FLOOR([.$A130]*[.H$2]*[.$F$1]; 1) + [.$A130]*[.$C$1] + [.H$2]*[.$D$1] + [.$E$1]" office:value-type="float" office:value="494">
            <text:p>494</text:p>
          </table:table-cell>
          <table:table-cell table:formula="of:=FLOOR([.$A130]*[.I$2]*[.$F$1]; 1) + [.$A130]*[.$C$1] + [.I$2]*[.$D$1] + [.$E$1]" office:value-type="float" office:value="528">
            <text:p>528</text:p>
          </table:table-cell>
          <table:table-cell table:formula="of:=FLOOR([.$A130]*[.J$2]*[.$F$1]; 1) + [.$A130]*[.$C$1] + [.J$2]*[.$D$1] + [.$E$1]" office:value-type="float" office:value="562">
            <text:p>562</text:p>
          </table:table-cell>
          <table:table-cell table:formula="of:=FLOOR([.$A130]*[.K$2]*[.$F$1]; 1) + [.$A130]*[.$C$1] + [.K$2]*[.$D$1] + [.$E$1]" office:value-type="float" office:value="596">
            <text:p>596</text:p>
          </table:table-cell>
          <table:table-cell table:formula="of:=FLOOR([.$A130]*[.L$2]*[.$F$1]; 1) + [.$A130]*[.$C$1] + [.L$2]*[.$D$1] + [.$E$1]" office:value-type="float" office:value="630">
            <text:p>630</text:p>
          </table:table-cell>
          <table:table-cell table:formula="of:=FLOOR([.$A130]*[.M$2]*[.$F$1]; 1) + [.$A130]*[.$C$1] + [.M$2]*[.$D$1] + [.$E$1]" office:value-type="float" office:value="664">
            <text:p>664</text:p>
          </table:table-cell>
          <table:table-cell table:formula="of:=FLOOR([.$A130]*[.N$2]*[.$F$1]; 1) + [.$A130]*[.$C$1] + [.N$2]*[.$D$1] + [.$E$1]" office:value-type="float" office:value="698">
            <text:p>698</text:p>
          </table:table-cell>
          <table:table-cell table:formula="of:=FLOOR([.$A130]*[.O$2]*[.$F$1]; 1) + [.$A130]*[.$C$1] + [.O$2]*[.$D$1] + [.$E$1]" office:value-type="float" office:value="732">
            <text:p>732</text:p>
          </table:table-cell>
          <table:table-cell table:formula="of:=FLOOR([.$A130]*[.P$2]*[.$F$1]; 1) + [.$A130]*[.$C$1] + [.P$2]*[.$D$1] + [.$E$1]" office:value-type="float" office:value="766">
            <text:p>766</text:p>
          </table:table-cell>
          <table:table-cell table:formula="of:=FLOOR([.$A130]*[.Q$2]*[.$F$1]; 1) + [.$A130]*[.$C$1] + [.Q$2]*[.$D$1] + [.$E$1]" office:value-type="float" office:value="800">
            <text:p>800</text:p>
          </table:table-cell>
          <table:table-cell table:formula="of:=FLOOR([.$A130]*[.R$2]*[.$F$1]; 1) + [.$A130]*[.$C$1] + [.R$2]*[.$D$1] + [.$E$1]" office:value-type="float" office:value="834">
            <text:p>834</text:p>
          </table:table-cell>
          <table:table-cell table:formula="of:=FLOOR([.$A130]*[.S$2]*[.$F$1]; 1) + [.$A130]*[.$C$1] + [.S$2]*[.$D$1] + [.$E$1]" office:value-type="float" office:value="868">
            <text:p>868</text:p>
          </table:table-cell>
          <table:table-cell table:formula="of:=FLOOR([.$A130]*[.T$2]*[.$F$1]; 1) + [.$A130]*[.$C$1] + [.T$2]*[.$D$1] + [.$E$1]" office:value-type="float" office:value="902">
            <text:p>902</text:p>
          </table:table-cell>
          <table:table-cell table:formula="of:=FLOOR([.$A130]*[.U$2]*[.$F$1]; 1) + [.$A130]*[.$C$1] + [.U$2]*[.$D$1] + [.$E$1]" office:value-type="float" office:value="936">
            <text:p>936</text:p>
          </table:table-cell>
          <table:table-cell table:formula="of:=FLOOR([.$A130]*[.V$2]*[.$F$1]; 1) + [.$A130]*[.$C$1] + [.V$2]*[.$D$1] + [.$E$1]" office:value-type="float" office:value="970">
            <text:p>970</text:p>
          </table:table-cell>
          <table:table-cell table:formula="of:=FLOOR([.$A130]*[.W$2]*[.$F$1]; 1) + [.$A130]*[.$C$1] + [.W$2]*[.$D$1] + [.$E$1]" office:value-type="float" office:value="1004">
            <text:p>1004</text:p>
          </table:table-cell>
          <table:table-cell table:formula="of:=FLOOR([.$A130]*[.X$2]*[.$F$1]; 1) + [.$A130]*[.$C$1] + [.X$2]*[.$D$1] + [.$E$1]" office:value-type="float" office:value="1038">
            <text:p>1038</text:p>
          </table:table-cell>
          <table:table-cell table:formula="of:=FLOOR([.$A130]*[.Y$2]*[.$F$1]; 1) + [.$A130]*[.$C$1] + [.Y$2]*[.$D$1] + [.$E$1]" office:value-type="float" office:value="1072">
            <text:p>1072</text:p>
          </table:table-cell>
          <table:table-cell table:formula="of:=FLOOR([.$A130]*[.Z$2]*[.$F$1]; 1) + [.$A130]*[.$C$1] + [.Z$2]*[.$D$1] + [.$E$1]" office:value-type="float" office:value="1106">
            <text:p>1106</text:p>
          </table:table-cell>
          <table:table-cell table:formula="of:=FLOOR([.$A130]*[.AA$2]*[.$F$1]; 1) + [.$A130]*[.$C$1] + [.AA$2]*[.$D$1] + [.$E$1]" office:value-type="float" office:value="1140">
            <text:p>1140</text:p>
          </table:table-cell>
          <table:table-cell table:formula="of:=FLOOR([.$A130]*[.AB$2]*[.$F$1]; 1) + [.$A130]*[.$C$1] + [.AB$2]*[.$D$1] + [.$E$1]" office:value-type="float" office:value="1174">
            <text:p>1174</text:p>
          </table:table-cell>
          <table:table-cell table:formula="of:=FLOOR([.$A130]*[.AC$2]*[.$F$1]; 1) + [.$A130]*[.$C$1] + [.AC$2]*[.$D$1] + [.$E$1]" office:value-type="float" office:value="1208">
            <text:p>1208</text:p>
          </table:table-cell>
          <table:table-cell table:formula="of:=FLOOR([.$A130]*[.AD$2]*[.$F$1]; 1) + [.$A130]*[.$C$1] + [.AD$2]*[.$D$1] + [.$E$1]" office:value-type="float" office:value="1242">
            <text:p>1242</text:p>
          </table:table-cell>
          <table:table-cell table:formula="of:=FLOOR([.$A130]*[.AE$2]*[.$F$1]; 1) + [.$A130]*[.$C$1] + [.AE$2]*[.$D$1] + [.$E$1]" office:value-type="float" office:value="1276">
            <text:p>1276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29">
            <text:p>129</text:p>
          </table:table-cell>
          <table:table-cell table:formula="of:=FLOOR([.$A131]*[.B$2]*[.$F$1]; 1) + [.$A131]*[.$C$1] + [.B$2]*[.$D$1] + [.$E$1]" office:value-type="float" office:value="292">
            <text:p>292</text:p>
          </table:table-cell>
          <table:table-cell table:formula="of:=FLOOR([.$A131]*[.C$2]*[.$F$1]; 1) + [.$A131]*[.$C$1] + [.C$2]*[.$D$1] + [.$E$1]" office:value-type="float" office:value="326">
            <text:p>326</text:p>
          </table:table-cell>
          <table:table-cell table:formula="of:=FLOOR([.$A131]*[.D$2]*[.$F$1]; 1) + [.$A131]*[.$C$1] + [.D$2]*[.$D$1] + [.$E$1]" office:value-type="float" office:value="360">
            <text:p>360</text:p>
          </table:table-cell>
          <table:table-cell table:formula="of:=FLOOR([.$A131]*[.E$2]*[.$F$1]; 1) + [.$A131]*[.$C$1] + [.E$2]*[.$D$1] + [.$E$1]" office:value-type="float" office:value="395">
            <text:p>395</text:p>
          </table:table-cell>
          <table:table-cell table:formula="of:=FLOOR([.$A131]*[.F$2]*[.$F$1]; 1) + [.$A131]*[.$C$1] + [.F$2]*[.$D$1] + [.$E$1]" office:value-type="float" office:value="429">
            <text:p>429</text:p>
          </table:table-cell>
          <table:table-cell table:formula="of:=FLOOR([.$A131]*[.G$2]*[.$F$1]; 1) + [.$A131]*[.$C$1] + [.G$2]*[.$D$1] + [.$E$1]" office:value-type="float" office:value="463">
            <text:p>463</text:p>
          </table:table-cell>
          <table:table-cell table:formula="of:=FLOOR([.$A131]*[.H$2]*[.$F$1]; 1) + [.$A131]*[.$C$1] + [.H$2]*[.$D$1] + [.$E$1]" office:value-type="float" office:value="497">
            <text:p>497</text:p>
          </table:table-cell>
          <table:table-cell table:formula="of:=FLOOR([.$A131]*[.I$2]*[.$F$1]; 1) + [.$A131]*[.$C$1] + [.I$2]*[.$D$1] + [.$E$1]" office:value-type="float" office:value="532">
            <text:p>532</text:p>
          </table:table-cell>
          <table:table-cell table:formula="of:=FLOOR([.$A131]*[.J$2]*[.$F$1]; 1) + [.$A131]*[.$C$1] + [.J$2]*[.$D$1] + [.$E$1]" office:value-type="float" office:value="566">
            <text:p>566</text:p>
          </table:table-cell>
          <table:table-cell table:formula="of:=FLOOR([.$A131]*[.K$2]*[.$F$1]; 1) + [.$A131]*[.$C$1] + [.K$2]*[.$D$1] + [.$E$1]" office:value-type="float" office:value="600">
            <text:p>600</text:p>
          </table:table-cell>
          <table:table-cell table:formula="of:=FLOOR([.$A131]*[.L$2]*[.$F$1]; 1) + [.$A131]*[.$C$1] + [.L$2]*[.$D$1] + [.$E$1]" office:value-type="float" office:value="634">
            <text:p>634</text:p>
          </table:table-cell>
          <table:table-cell table:formula="of:=FLOOR([.$A131]*[.M$2]*[.$F$1]; 1) + [.$A131]*[.$C$1] + [.M$2]*[.$D$1] + [.$E$1]" office:value-type="float" office:value="669">
            <text:p>669</text:p>
          </table:table-cell>
          <table:table-cell table:formula="of:=FLOOR([.$A131]*[.N$2]*[.$F$1]; 1) + [.$A131]*[.$C$1] + [.N$2]*[.$D$1] + [.$E$1]" office:value-type="float" office:value="703">
            <text:p>703</text:p>
          </table:table-cell>
          <table:table-cell table:formula="of:=FLOOR([.$A131]*[.O$2]*[.$F$1]; 1) + [.$A131]*[.$C$1] + [.O$2]*[.$D$1] + [.$E$1]" office:value-type="float" office:value="737">
            <text:p>737</text:p>
          </table:table-cell>
          <table:table-cell table:formula="of:=FLOOR([.$A131]*[.P$2]*[.$F$1]; 1) + [.$A131]*[.$C$1] + [.P$2]*[.$D$1] + [.$E$1]" office:value-type="float" office:value="771">
            <text:p>771</text:p>
          </table:table-cell>
          <table:table-cell table:formula="of:=FLOOR([.$A131]*[.Q$2]*[.$F$1]; 1) + [.$A131]*[.$C$1] + [.Q$2]*[.$D$1] + [.$E$1]" office:value-type="float" office:value="806">
            <text:p>806</text:p>
          </table:table-cell>
          <table:table-cell table:formula="of:=FLOOR([.$A131]*[.R$2]*[.$F$1]; 1) + [.$A131]*[.$C$1] + [.R$2]*[.$D$1] + [.$E$1]" office:value-type="float" office:value="840">
            <text:p>840</text:p>
          </table:table-cell>
          <table:table-cell table:formula="of:=FLOOR([.$A131]*[.S$2]*[.$F$1]; 1) + [.$A131]*[.$C$1] + [.S$2]*[.$D$1] + [.$E$1]" office:value-type="float" office:value="874">
            <text:p>874</text:p>
          </table:table-cell>
          <table:table-cell table:formula="of:=FLOOR([.$A131]*[.T$2]*[.$F$1]; 1) + [.$A131]*[.$C$1] + [.T$2]*[.$D$1] + [.$E$1]" office:value-type="float" office:value="908">
            <text:p>908</text:p>
          </table:table-cell>
          <table:table-cell table:formula="of:=FLOOR([.$A131]*[.U$2]*[.$F$1]; 1) + [.$A131]*[.$C$1] + [.U$2]*[.$D$1] + [.$E$1]" office:value-type="float" office:value="943">
            <text:p>943</text:p>
          </table:table-cell>
          <table:table-cell table:formula="of:=FLOOR([.$A131]*[.V$2]*[.$F$1]; 1) + [.$A131]*[.$C$1] + [.V$2]*[.$D$1] + [.$E$1]" office:value-type="float" office:value="977">
            <text:p>977</text:p>
          </table:table-cell>
          <table:table-cell table:formula="of:=FLOOR([.$A131]*[.W$2]*[.$F$1]; 1) + [.$A131]*[.$C$1] + [.W$2]*[.$D$1] + [.$E$1]" office:value-type="float" office:value="1011">
            <text:p>1011</text:p>
          </table:table-cell>
          <table:table-cell table:formula="of:=FLOOR([.$A131]*[.X$2]*[.$F$1]; 1) + [.$A131]*[.$C$1] + [.X$2]*[.$D$1] + [.$E$1]" office:value-type="float" office:value="1045">
            <text:p>1045</text:p>
          </table:table-cell>
          <table:table-cell table:formula="of:=FLOOR([.$A131]*[.Y$2]*[.$F$1]; 1) + [.$A131]*[.$C$1] + [.Y$2]*[.$D$1] + [.$E$1]" office:value-type="float" office:value="1080">
            <text:p>1080</text:p>
          </table:table-cell>
          <table:table-cell table:formula="of:=FLOOR([.$A131]*[.Z$2]*[.$F$1]; 1) + [.$A131]*[.$C$1] + [.Z$2]*[.$D$1] + [.$E$1]" office:value-type="float" office:value="1114">
            <text:p>1114</text:p>
          </table:table-cell>
          <table:table-cell table:formula="of:=FLOOR([.$A131]*[.AA$2]*[.$F$1]; 1) + [.$A131]*[.$C$1] + [.AA$2]*[.$D$1] + [.$E$1]" office:value-type="float" office:value="1148">
            <text:p>1148</text:p>
          </table:table-cell>
          <table:table-cell table:formula="of:=FLOOR([.$A131]*[.AB$2]*[.$F$1]; 1) + [.$A131]*[.$C$1] + [.AB$2]*[.$D$1] + [.$E$1]" office:value-type="float" office:value="1182">
            <text:p>1182</text:p>
          </table:table-cell>
          <table:table-cell table:formula="of:=FLOOR([.$A131]*[.AC$2]*[.$F$1]; 1) + [.$A131]*[.$C$1] + [.AC$2]*[.$D$1] + [.$E$1]" office:value-type="float" office:value="1217">
            <text:p>1217</text:p>
          </table:table-cell>
          <table:table-cell table:formula="of:=FLOOR([.$A131]*[.AD$2]*[.$F$1]; 1) + [.$A131]*[.$C$1] + [.AD$2]*[.$D$1] + [.$E$1]" office:value-type="float" office:value="1251">
            <text:p>1251</text:p>
          </table:table-cell>
          <table:table-cell table:formula="of:=FLOOR([.$A131]*[.AE$2]*[.$F$1]; 1) + [.$A131]*[.$C$1] + [.AE$2]*[.$D$1] + [.$E$1]" office:value-type="float" office:value="1285">
            <text:p>1285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30">
            <text:p>130</text:p>
          </table:table-cell>
          <table:table-cell table:formula="of:=FLOOR([.$A132]*[.B$2]*[.$F$1]; 1) + [.$A132]*[.$C$1] + [.B$2]*[.$D$1] + [.$E$1]" office:value-type="float" office:value="294">
            <text:p>294</text:p>
          </table:table-cell>
          <table:table-cell table:formula="of:=FLOOR([.$A132]*[.C$2]*[.$F$1]; 1) + [.$A132]*[.$C$1] + [.C$2]*[.$D$1] + [.$E$1]" office:value-type="float" office:value="329">
            <text:p>329</text:p>
          </table:table-cell>
          <table:table-cell table:formula="of:=FLOOR([.$A132]*[.D$2]*[.$F$1]; 1) + [.$A132]*[.$C$1] + [.D$2]*[.$D$1] + [.$E$1]" office:value-type="float" office:value="363">
            <text:p>363</text:p>
          </table:table-cell>
          <table:table-cell table:formula="of:=FLOOR([.$A132]*[.E$2]*[.$F$1]; 1) + [.$A132]*[.$C$1] + [.E$2]*[.$D$1] + [.$E$1]" office:value-type="float" office:value="398">
            <text:p>398</text:p>
          </table:table-cell>
          <table:table-cell table:formula="of:=FLOOR([.$A132]*[.F$2]*[.$F$1]; 1) + [.$A132]*[.$C$1] + [.F$2]*[.$D$1] + [.$E$1]" office:value-type="float" office:value="432">
            <text:p>432</text:p>
          </table:table-cell>
          <table:table-cell table:formula="of:=FLOOR([.$A132]*[.G$2]*[.$F$1]; 1) + [.$A132]*[.$C$1] + [.G$2]*[.$D$1] + [.$E$1]" office:value-type="float" office:value="467">
            <text:p>467</text:p>
          </table:table-cell>
          <table:table-cell table:formula="of:=FLOOR([.$A132]*[.H$2]*[.$F$1]; 1) + [.$A132]*[.$C$1] + [.H$2]*[.$D$1] + [.$E$1]" office:value-type="float" office:value="501">
            <text:p>501</text:p>
          </table:table-cell>
          <table:table-cell table:formula="of:=FLOOR([.$A132]*[.I$2]*[.$F$1]; 1) + [.$A132]*[.$C$1] + [.I$2]*[.$D$1] + [.$E$1]" office:value-type="float" office:value="536">
            <text:p>536</text:p>
          </table:table-cell>
          <table:table-cell table:formula="of:=FLOOR([.$A132]*[.J$2]*[.$F$1]; 1) + [.$A132]*[.$C$1] + [.J$2]*[.$D$1] + [.$E$1]" office:value-type="float" office:value="570">
            <text:p>570</text:p>
          </table:table-cell>
          <table:table-cell table:formula="of:=FLOOR([.$A132]*[.K$2]*[.$F$1]; 1) + [.$A132]*[.$C$1] + [.K$2]*[.$D$1] + [.$E$1]" office:value-type="float" office:value="605">
            <text:p>605</text:p>
          </table:table-cell>
          <table:table-cell table:formula="of:=FLOOR([.$A132]*[.L$2]*[.$F$1]; 1) + [.$A132]*[.$C$1] + [.L$2]*[.$D$1] + [.$E$1]" office:value-type="float" office:value="639">
            <text:p>639</text:p>
          </table:table-cell>
          <table:table-cell table:formula="of:=FLOOR([.$A132]*[.M$2]*[.$F$1]; 1) + [.$A132]*[.$C$1] + [.M$2]*[.$D$1] + [.$E$1]" office:value-type="float" office:value="674">
            <text:p>674</text:p>
          </table:table-cell>
          <table:table-cell table:formula="of:=FLOOR([.$A132]*[.N$2]*[.$F$1]; 1) + [.$A132]*[.$C$1] + [.N$2]*[.$D$1] + [.$E$1]" office:value-type="float" office:value="708">
            <text:p>708</text:p>
          </table:table-cell>
          <table:table-cell table:formula="of:=FLOOR([.$A132]*[.O$2]*[.$F$1]; 1) + [.$A132]*[.$C$1] + [.O$2]*[.$D$1] + [.$E$1]" office:value-type="float" office:value="743">
            <text:p>743</text:p>
          </table:table-cell>
          <table:table-cell table:formula="of:=FLOOR([.$A132]*[.P$2]*[.$F$1]; 1) + [.$A132]*[.$C$1] + [.P$2]*[.$D$1] + [.$E$1]" office:value-type="float" office:value="777">
            <text:p>777</text:p>
          </table:table-cell>
          <table:table-cell table:formula="of:=FLOOR([.$A132]*[.Q$2]*[.$F$1]; 1) + [.$A132]*[.$C$1] + [.Q$2]*[.$D$1] + [.$E$1]" office:value-type="float" office:value="812">
            <text:p>812</text:p>
          </table:table-cell>
          <table:table-cell table:formula="of:=FLOOR([.$A132]*[.R$2]*[.$F$1]; 1) + [.$A132]*[.$C$1] + [.R$2]*[.$D$1] + [.$E$1]" office:value-type="float" office:value="846">
            <text:p>846</text:p>
          </table:table-cell>
          <table:table-cell table:formula="of:=FLOOR([.$A132]*[.S$2]*[.$F$1]; 1) + [.$A132]*[.$C$1] + [.S$2]*[.$D$1] + [.$E$1]" office:value-type="float" office:value="881">
            <text:p>881</text:p>
          </table:table-cell>
          <table:table-cell table:formula="of:=FLOOR([.$A132]*[.T$2]*[.$F$1]; 1) + [.$A132]*[.$C$1] + [.T$2]*[.$D$1] + [.$E$1]" office:value-type="float" office:value="915">
            <text:p>915</text:p>
          </table:table-cell>
          <table:table-cell table:formula="of:=FLOOR([.$A132]*[.U$2]*[.$F$1]; 1) + [.$A132]*[.$C$1] + [.U$2]*[.$D$1] + [.$E$1]" office:value-type="float" office:value="950">
            <text:p>950</text:p>
          </table:table-cell>
          <table:table-cell table:formula="of:=FLOOR([.$A132]*[.V$2]*[.$F$1]; 1) + [.$A132]*[.$C$1] + [.V$2]*[.$D$1] + [.$E$1]" office:value-type="float" office:value="984">
            <text:p>984</text:p>
          </table:table-cell>
          <table:table-cell table:formula="of:=FLOOR([.$A132]*[.W$2]*[.$F$1]; 1) + [.$A132]*[.$C$1] + [.W$2]*[.$D$1] + [.$E$1]" office:value-type="float" office:value="1019">
            <text:p>1019</text:p>
          </table:table-cell>
          <table:table-cell table:formula="of:=FLOOR([.$A132]*[.X$2]*[.$F$1]; 1) + [.$A132]*[.$C$1] + [.X$2]*[.$D$1] + [.$E$1]" office:value-type="float" office:value="1053">
            <text:p>1053</text:p>
          </table:table-cell>
          <table:table-cell table:formula="of:=FLOOR([.$A132]*[.Y$2]*[.$F$1]; 1) + [.$A132]*[.$C$1] + [.Y$2]*[.$D$1] + [.$E$1]" office:value-type="float" office:value="1088">
            <text:p>1088</text:p>
          </table:table-cell>
          <table:table-cell table:formula="of:=FLOOR([.$A132]*[.Z$2]*[.$F$1]; 1) + [.$A132]*[.$C$1] + [.Z$2]*[.$D$1] + [.$E$1]" office:value-type="float" office:value="1122">
            <text:p>1122</text:p>
          </table:table-cell>
          <table:table-cell table:formula="of:=FLOOR([.$A132]*[.AA$2]*[.$F$1]; 1) + [.$A132]*[.$C$1] + [.AA$2]*[.$D$1] + [.$E$1]" office:value-type="float" office:value="1157">
            <text:p>1157</text:p>
          </table:table-cell>
          <table:table-cell table:formula="of:=FLOOR([.$A132]*[.AB$2]*[.$F$1]; 1) + [.$A132]*[.$C$1] + [.AB$2]*[.$D$1] + [.$E$1]" office:value-type="float" office:value="1191">
            <text:p>1191</text:p>
          </table:table-cell>
          <table:table-cell table:formula="of:=FLOOR([.$A132]*[.AC$2]*[.$F$1]; 1) + [.$A132]*[.$C$1] + [.AC$2]*[.$D$1] + [.$E$1]" office:value-type="float" office:value="1226">
            <text:p>1226</text:p>
          </table:table-cell>
          <table:table-cell table:formula="of:=FLOOR([.$A132]*[.AD$2]*[.$F$1]; 1) + [.$A132]*[.$C$1] + [.AD$2]*[.$D$1] + [.$E$1]" office:value-type="float" office:value="1260">
            <text:p>1260</text:p>
          </table:table-cell>
          <table:table-cell table:formula="of:=FLOOR([.$A132]*[.AE$2]*[.$F$1]; 1) + [.$A132]*[.$C$1] + [.AE$2]*[.$D$1] + [.$E$1]" office:value-type="float" office:value="1295">
            <text:p>1295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31">
            <text:p>131</text:p>
          </table:table-cell>
          <table:table-cell table:formula="of:=FLOOR([.$A133]*[.B$2]*[.$F$1]; 1) + [.$A133]*[.$C$1] + [.B$2]*[.$D$1] + [.$E$1]" office:value-type="float" office:value="296">
            <text:p>296</text:p>
          </table:table-cell>
          <table:table-cell table:formula="of:=FLOOR([.$A133]*[.C$2]*[.$F$1]; 1) + [.$A133]*[.$C$1] + [.C$2]*[.$D$1] + [.$E$1]" office:value-type="float" office:value="331">
            <text:p>331</text:p>
          </table:table-cell>
          <table:table-cell table:formula="of:=FLOOR([.$A133]*[.D$2]*[.$F$1]; 1) + [.$A133]*[.$C$1] + [.D$2]*[.$D$1] + [.$E$1]" office:value-type="float" office:value="366">
            <text:p>366</text:p>
          </table:table-cell>
          <table:table-cell table:formula="of:=FLOOR([.$A133]*[.E$2]*[.$F$1]; 1) + [.$A133]*[.$C$1] + [.E$2]*[.$D$1] + [.$E$1]" office:value-type="float" office:value="401">
            <text:p>401</text:p>
          </table:table-cell>
          <table:table-cell table:formula="of:=FLOOR([.$A133]*[.F$2]*[.$F$1]; 1) + [.$A133]*[.$C$1] + [.F$2]*[.$D$1] + [.$E$1]" office:value-type="float" office:value="435">
            <text:p>435</text:p>
          </table:table-cell>
          <table:table-cell table:formula="of:=FLOOR([.$A133]*[.G$2]*[.$F$1]; 1) + [.$A133]*[.$C$1] + [.G$2]*[.$D$1] + [.$E$1]" office:value-type="float" office:value="470">
            <text:p>470</text:p>
          </table:table-cell>
          <table:table-cell table:formula="of:=FLOOR([.$A133]*[.H$2]*[.$F$1]; 1) + [.$A133]*[.$C$1] + [.H$2]*[.$D$1] + [.$E$1]" office:value-type="float" office:value="505">
            <text:p>505</text:p>
          </table:table-cell>
          <table:table-cell table:formula="of:=FLOOR([.$A133]*[.I$2]*[.$F$1]; 1) + [.$A133]*[.$C$1] + [.I$2]*[.$D$1] + [.$E$1]" office:value-type="float" office:value="540">
            <text:p>540</text:p>
          </table:table-cell>
          <table:table-cell table:formula="of:=FLOOR([.$A133]*[.J$2]*[.$F$1]; 1) + [.$A133]*[.$C$1] + [.J$2]*[.$D$1] + [.$E$1]" office:value-type="float" office:value="574">
            <text:p>574</text:p>
          </table:table-cell>
          <table:table-cell table:formula="of:=FLOOR([.$A133]*[.K$2]*[.$F$1]; 1) + [.$A133]*[.$C$1] + [.K$2]*[.$D$1] + [.$E$1]" office:value-type="float" office:value="609">
            <text:p>609</text:p>
          </table:table-cell>
          <table:table-cell table:formula="of:=FLOOR([.$A133]*[.L$2]*[.$F$1]; 1) + [.$A133]*[.$C$1] + [.L$2]*[.$D$1] + [.$E$1]" office:value-type="float" office:value="644">
            <text:p>644</text:p>
          </table:table-cell>
          <table:table-cell table:formula="of:=FLOOR([.$A133]*[.M$2]*[.$F$1]; 1) + [.$A133]*[.$C$1] + [.M$2]*[.$D$1] + [.$E$1]" office:value-type="float" office:value="679">
            <text:p>679</text:p>
          </table:table-cell>
          <table:table-cell table:formula="of:=FLOOR([.$A133]*[.N$2]*[.$F$1]; 1) + [.$A133]*[.$C$1] + [.N$2]*[.$D$1] + [.$E$1]" office:value-type="float" office:value="713">
            <text:p>713</text:p>
          </table:table-cell>
          <table:table-cell table:formula="of:=FLOOR([.$A133]*[.O$2]*[.$F$1]; 1) + [.$A133]*[.$C$1] + [.O$2]*[.$D$1] + [.$E$1]" office:value-type="float" office:value="748">
            <text:p>748</text:p>
          </table:table-cell>
          <table:table-cell table:formula="of:=FLOOR([.$A133]*[.P$2]*[.$F$1]; 1) + [.$A133]*[.$C$1] + [.P$2]*[.$D$1] + [.$E$1]" office:value-type="float" office:value="783">
            <text:p>783</text:p>
          </table:table-cell>
          <table:table-cell table:formula="of:=FLOOR([.$A133]*[.Q$2]*[.$F$1]; 1) + [.$A133]*[.$C$1] + [.Q$2]*[.$D$1] + [.$E$1]" office:value-type="float" office:value="818">
            <text:p>818</text:p>
          </table:table-cell>
          <table:table-cell table:formula="of:=FLOOR([.$A133]*[.R$2]*[.$F$1]; 1) + [.$A133]*[.$C$1] + [.R$2]*[.$D$1] + [.$E$1]" office:value-type="float" office:value="852">
            <text:p>852</text:p>
          </table:table-cell>
          <table:table-cell table:formula="of:=FLOOR([.$A133]*[.S$2]*[.$F$1]; 1) + [.$A133]*[.$C$1] + [.S$2]*[.$D$1] + [.$E$1]" office:value-type="float" office:value="887">
            <text:p>887</text:p>
          </table:table-cell>
          <table:table-cell table:formula="of:=FLOOR([.$A133]*[.T$2]*[.$F$1]; 1) + [.$A133]*[.$C$1] + [.T$2]*[.$D$1] + [.$E$1]" office:value-type="float" office:value="922">
            <text:p>922</text:p>
          </table:table-cell>
          <table:table-cell table:formula="of:=FLOOR([.$A133]*[.U$2]*[.$F$1]; 1) + [.$A133]*[.$C$1] + [.U$2]*[.$D$1] + [.$E$1]" office:value-type="float" office:value="957">
            <text:p>957</text:p>
          </table:table-cell>
          <table:table-cell table:formula="of:=FLOOR([.$A133]*[.V$2]*[.$F$1]; 1) + [.$A133]*[.$C$1] + [.V$2]*[.$D$1] + [.$E$1]" office:value-type="float" office:value="991">
            <text:p>991</text:p>
          </table:table-cell>
          <table:table-cell table:formula="of:=FLOOR([.$A133]*[.W$2]*[.$F$1]; 1) + [.$A133]*[.$C$1] + [.W$2]*[.$D$1] + [.$E$1]" office:value-type="float" office:value="1026">
            <text:p>1026</text:p>
          </table:table-cell>
          <table:table-cell table:formula="of:=FLOOR([.$A133]*[.X$2]*[.$F$1]; 1) + [.$A133]*[.$C$1] + [.X$2]*[.$D$1] + [.$E$1]" office:value-type="float" office:value="1061">
            <text:p>1061</text:p>
          </table:table-cell>
          <table:table-cell table:formula="of:=FLOOR([.$A133]*[.Y$2]*[.$F$1]; 1) + [.$A133]*[.$C$1] + [.Y$2]*[.$D$1] + [.$E$1]" office:value-type="float" office:value="1096">
            <text:p>1096</text:p>
          </table:table-cell>
          <table:table-cell table:formula="of:=FLOOR([.$A133]*[.Z$2]*[.$F$1]; 1) + [.$A133]*[.$C$1] + [.Z$2]*[.$D$1] + [.$E$1]" office:value-type="float" office:value="1130">
            <text:p>1130</text:p>
          </table:table-cell>
          <table:table-cell table:formula="of:=FLOOR([.$A133]*[.AA$2]*[.$F$1]; 1) + [.$A133]*[.$C$1] + [.AA$2]*[.$D$1] + [.$E$1]" office:value-type="float" office:value="1165">
            <text:p>1165</text:p>
          </table:table-cell>
          <table:table-cell table:formula="of:=FLOOR([.$A133]*[.AB$2]*[.$F$1]; 1) + [.$A133]*[.$C$1] + [.AB$2]*[.$D$1] + [.$E$1]" office:value-type="float" office:value="1200">
            <text:p>1200</text:p>
          </table:table-cell>
          <table:table-cell table:formula="of:=FLOOR([.$A133]*[.AC$2]*[.$F$1]; 1) + [.$A133]*[.$C$1] + [.AC$2]*[.$D$1] + [.$E$1]" office:value-type="float" office:value="1235">
            <text:p>1235</text:p>
          </table:table-cell>
          <table:table-cell table:formula="of:=FLOOR([.$A133]*[.AD$2]*[.$F$1]; 1) + [.$A133]*[.$C$1] + [.AD$2]*[.$D$1] + [.$E$1]" office:value-type="float" office:value="1269">
            <text:p>1269</text:p>
          </table:table-cell>
          <table:table-cell table:formula="of:=FLOOR([.$A133]*[.AE$2]*[.$F$1]; 1) + [.$A133]*[.$C$1] + [.AE$2]*[.$D$1] + [.$E$1]" office:value-type="float" office:value="1304">
            <text:p>1304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32">
            <text:p>132</text:p>
          </table:table-cell>
          <table:table-cell table:formula="of:=FLOOR([.$A134]*[.B$2]*[.$F$1]; 1) + [.$A134]*[.$C$1] + [.B$2]*[.$D$1] + [.$E$1]" office:value-type="float" office:value="299">
            <text:p>299</text:p>
          </table:table-cell>
          <table:table-cell table:formula="of:=FLOOR([.$A134]*[.C$2]*[.$F$1]; 1) + [.$A134]*[.$C$1] + [.C$2]*[.$D$1] + [.$E$1]" office:value-type="float" office:value="334">
            <text:p>334</text:p>
          </table:table-cell>
          <table:table-cell table:formula="of:=FLOOR([.$A134]*[.D$2]*[.$F$1]; 1) + [.$A134]*[.$C$1] + [.D$2]*[.$D$1] + [.$E$1]" office:value-type="float" office:value="369">
            <text:p>369</text:p>
          </table:table-cell>
          <table:table-cell table:formula="of:=FLOOR([.$A134]*[.E$2]*[.$F$1]; 1) + [.$A134]*[.$C$1] + [.E$2]*[.$D$1] + [.$E$1]" office:value-type="float" office:value="404">
            <text:p>404</text:p>
          </table:table-cell>
          <table:table-cell table:formula="of:=FLOOR([.$A134]*[.F$2]*[.$F$1]; 1) + [.$A134]*[.$C$1] + [.F$2]*[.$D$1] + [.$E$1]" office:value-type="float" office:value="439">
            <text:p>439</text:p>
          </table:table-cell>
          <table:table-cell table:formula="of:=FLOOR([.$A134]*[.G$2]*[.$F$1]; 1) + [.$A134]*[.$C$1] + [.G$2]*[.$D$1] + [.$E$1]" office:value-type="float" office:value="474">
            <text:p>474</text:p>
          </table:table-cell>
          <table:table-cell table:formula="of:=FLOOR([.$A134]*[.H$2]*[.$F$1]; 1) + [.$A134]*[.$C$1] + [.H$2]*[.$D$1] + [.$E$1]" office:value-type="float" office:value="509">
            <text:p>509</text:p>
          </table:table-cell>
          <table:table-cell table:formula="of:=FLOOR([.$A134]*[.I$2]*[.$F$1]; 1) + [.$A134]*[.$C$1] + [.I$2]*[.$D$1] + [.$E$1]" office:value-type="float" office:value="544">
            <text:p>544</text:p>
          </table:table-cell>
          <table:table-cell table:formula="of:=FLOOR([.$A134]*[.J$2]*[.$F$1]; 1) + [.$A134]*[.$C$1] + [.J$2]*[.$D$1] + [.$E$1]" office:value-type="float" office:value="579">
            <text:p>579</text:p>
          </table:table-cell>
          <table:table-cell table:formula="of:=FLOOR([.$A134]*[.K$2]*[.$F$1]; 1) + [.$A134]*[.$C$1] + [.K$2]*[.$D$1] + [.$E$1]" office:value-type="float" office:value="614">
            <text:p>614</text:p>
          </table:table-cell>
          <table:table-cell table:formula="of:=FLOOR([.$A134]*[.L$2]*[.$F$1]; 1) + [.$A134]*[.$C$1] + [.L$2]*[.$D$1] + [.$E$1]" office:value-type="float" office:value="649">
            <text:p>649</text:p>
          </table:table-cell>
          <table:table-cell table:formula="of:=FLOOR([.$A134]*[.M$2]*[.$F$1]; 1) + [.$A134]*[.$C$1] + [.M$2]*[.$D$1] + [.$E$1]" office:value-type="float" office:value="684">
            <text:p>684</text:p>
          </table:table-cell>
          <table:table-cell table:formula="of:=FLOOR([.$A134]*[.N$2]*[.$F$1]; 1) + [.$A134]*[.$C$1] + [.N$2]*[.$D$1] + [.$E$1]" office:value-type="float" office:value="719">
            <text:p>719</text:p>
          </table:table-cell>
          <table:table-cell table:formula="of:=FLOOR([.$A134]*[.O$2]*[.$F$1]; 1) + [.$A134]*[.$C$1] + [.O$2]*[.$D$1] + [.$E$1]" office:value-type="float" office:value="754">
            <text:p>754</text:p>
          </table:table-cell>
          <table:table-cell table:formula="of:=FLOOR([.$A134]*[.P$2]*[.$F$1]; 1) + [.$A134]*[.$C$1] + [.P$2]*[.$D$1] + [.$E$1]" office:value-type="float" office:value="789">
            <text:p>789</text:p>
          </table:table-cell>
          <table:table-cell table:formula="of:=FLOOR([.$A134]*[.Q$2]*[.$F$1]; 1) + [.$A134]*[.$C$1] + [.Q$2]*[.$D$1] + [.$E$1]" office:value-type="float" office:value="824">
            <text:p>824</text:p>
          </table:table-cell>
          <table:table-cell table:formula="of:=FLOOR([.$A134]*[.R$2]*[.$F$1]; 1) + [.$A134]*[.$C$1] + [.R$2]*[.$D$1] + [.$E$1]" office:value-type="float" office:value="859">
            <text:p>859</text:p>
          </table:table-cell>
          <table:table-cell table:formula="of:=FLOOR([.$A134]*[.S$2]*[.$F$1]; 1) + [.$A134]*[.$C$1] + [.S$2]*[.$D$1] + [.$E$1]" office:value-type="float" office:value="894">
            <text:p>894</text:p>
          </table:table-cell>
          <table:table-cell table:formula="of:=FLOOR([.$A134]*[.T$2]*[.$F$1]; 1) + [.$A134]*[.$C$1] + [.T$2]*[.$D$1] + [.$E$1]" office:value-type="float" office:value="929">
            <text:p>929</text:p>
          </table:table-cell>
          <table:table-cell table:formula="of:=FLOOR([.$A134]*[.U$2]*[.$F$1]; 1) + [.$A134]*[.$C$1] + [.U$2]*[.$D$1] + [.$E$1]" office:value-type="float" office:value="964">
            <text:p>964</text:p>
          </table:table-cell>
          <table:table-cell table:formula="of:=FLOOR([.$A134]*[.V$2]*[.$F$1]; 1) + [.$A134]*[.$C$1] + [.V$2]*[.$D$1] + [.$E$1]" office:value-type="float" office:value="999">
            <text:p>999</text:p>
          </table:table-cell>
          <table:table-cell table:formula="of:=FLOOR([.$A134]*[.W$2]*[.$F$1]; 1) + [.$A134]*[.$C$1] + [.W$2]*[.$D$1] + [.$E$1]" office:value-type="float" office:value="1034">
            <text:p>1034</text:p>
          </table:table-cell>
          <table:table-cell table:formula="of:=FLOOR([.$A134]*[.X$2]*[.$F$1]; 1) + [.$A134]*[.$C$1] + [.X$2]*[.$D$1] + [.$E$1]" office:value-type="float" office:value="1069">
            <text:p>1069</text:p>
          </table:table-cell>
          <table:table-cell table:formula="of:=FLOOR([.$A134]*[.Y$2]*[.$F$1]; 1) + [.$A134]*[.$C$1] + [.Y$2]*[.$D$1] + [.$E$1]" office:value-type="float" office:value="1104">
            <text:p>1104</text:p>
          </table:table-cell>
          <table:table-cell table:formula="of:=FLOOR([.$A134]*[.Z$2]*[.$F$1]; 1) + [.$A134]*[.$C$1] + [.Z$2]*[.$D$1] + [.$E$1]" office:value-type="float" office:value="1139">
            <text:p>1139</text:p>
          </table:table-cell>
          <table:table-cell table:formula="of:=FLOOR([.$A134]*[.AA$2]*[.$F$1]; 1) + [.$A134]*[.$C$1] + [.AA$2]*[.$D$1] + [.$E$1]" office:value-type="float" office:value="1174">
            <text:p>1174</text:p>
          </table:table-cell>
          <table:table-cell table:formula="of:=FLOOR([.$A134]*[.AB$2]*[.$F$1]; 1) + [.$A134]*[.$C$1] + [.AB$2]*[.$D$1] + [.$E$1]" office:value-type="float" office:value="1209">
            <text:p>1209</text:p>
          </table:table-cell>
          <table:table-cell table:formula="of:=FLOOR([.$A134]*[.AC$2]*[.$F$1]; 1) + [.$A134]*[.$C$1] + [.AC$2]*[.$D$1] + [.$E$1]" office:value-type="float" office:value="1244">
            <text:p>1244</text:p>
          </table:table-cell>
          <table:table-cell table:formula="of:=FLOOR([.$A134]*[.AD$2]*[.$F$1]; 1) + [.$A134]*[.$C$1] + [.AD$2]*[.$D$1] + [.$E$1]" office:value-type="float" office:value="1279">
            <text:p>1279</text:p>
          </table:table-cell>
          <table:table-cell table:formula="of:=FLOOR([.$A134]*[.AE$2]*[.$F$1]; 1) + [.$A134]*[.$C$1] + [.AE$2]*[.$D$1] + [.$E$1]" office:value-type="float" office:value="1314">
            <text:p>1314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33">
            <text:p>133</text:p>
          </table:table-cell>
          <table:table-cell table:formula="of:=FLOOR([.$A135]*[.B$2]*[.$F$1]; 1) + [.$A135]*[.$C$1] + [.B$2]*[.$D$1] + [.$E$1]" office:value-type="float" office:value="301">
            <text:p>301</text:p>
          </table:table-cell>
          <table:table-cell table:formula="of:=FLOOR([.$A135]*[.C$2]*[.$F$1]; 1) + [.$A135]*[.$C$1] + [.C$2]*[.$D$1] + [.$E$1]" office:value-type="float" office:value="336">
            <text:p>336</text:p>
          </table:table-cell>
          <table:table-cell table:formula="of:=FLOOR([.$A135]*[.D$2]*[.$F$1]; 1) + [.$A135]*[.$C$1] + [.D$2]*[.$D$1] + [.$E$1]" office:value-type="float" office:value="371">
            <text:p>371</text:p>
          </table:table-cell>
          <table:table-cell table:formula="of:=FLOOR([.$A135]*[.E$2]*[.$F$1]; 1) + [.$A135]*[.$C$1] + [.E$2]*[.$D$1] + [.$E$1]" office:value-type="float" office:value="407">
            <text:p>407</text:p>
          </table:table-cell>
          <table:table-cell table:formula="of:=FLOOR([.$A135]*[.F$2]*[.$F$1]; 1) + [.$A135]*[.$C$1] + [.F$2]*[.$D$1] + [.$E$1]" office:value-type="float" office:value="442">
            <text:p>442</text:p>
          </table:table-cell>
          <table:table-cell table:formula="of:=FLOOR([.$A135]*[.G$2]*[.$F$1]; 1) + [.$A135]*[.$C$1] + [.G$2]*[.$D$1] + [.$E$1]" office:value-type="float" office:value="477">
            <text:p>477</text:p>
          </table:table-cell>
          <table:table-cell table:formula="of:=FLOOR([.$A135]*[.H$2]*[.$F$1]; 1) + [.$A135]*[.$C$1] + [.H$2]*[.$D$1] + [.$E$1]" office:value-type="float" office:value="512">
            <text:p>512</text:p>
          </table:table-cell>
          <table:table-cell table:formula="of:=FLOOR([.$A135]*[.I$2]*[.$F$1]; 1) + [.$A135]*[.$C$1] + [.I$2]*[.$D$1] + [.$E$1]" office:value-type="float" office:value="548">
            <text:p>548</text:p>
          </table:table-cell>
          <table:table-cell table:formula="of:=FLOOR([.$A135]*[.J$2]*[.$F$1]; 1) + [.$A135]*[.$C$1] + [.J$2]*[.$D$1] + [.$E$1]" office:value-type="float" office:value="583">
            <text:p>583</text:p>
          </table:table-cell>
          <table:table-cell table:formula="of:=FLOOR([.$A135]*[.K$2]*[.$F$1]; 1) + [.$A135]*[.$C$1] + [.K$2]*[.$D$1] + [.$E$1]" office:value-type="float" office:value="618">
            <text:p>618</text:p>
          </table:table-cell>
          <table:table-cell table:formula="of:=FLOOR([.$A135]*[.L$2]*[.$F$1]; 1) + [.$A135]*[.$C$1] + [.L$2]*[.$D$1] + [.$E$1]" office:value-type="float" office:value="653">
            <text:p>653</text:p>
          </table:table-cell>
          <table:table-cell table:formula="of:=FLOOR([.$A135]*[.M$2]*[.$F$1]; 1) + [.$A135]*[.$C$1] + [.M$2]*[.$D$1] + [.$E$1]" office:value-type="float" office:value="689">
            <text:p>689</text:p>
          </table:table-cell>
          <table:table-cell table:formula="of:=FLOOR([.$A135]*[.N$2]*[.$F$1]; 1) + [.$A135]*[.$C$1] + [.N$2]*[.$D$1] + [.$E$1]" office:value-type="float" office:value="724">
            <text:p>724</text:p>
          </table:table-cell>
          <table:table-cell table:formula="of:=FLOOR([.$A135]*[.O$2]*[.$F$1]; 1) + [.$A135]*[.$C$1] + [.O$2]*[.$D$1] + [.$E$1]" office:value-type="float" office:value="759">
            <text:p>759</text:p>
          </table:table-cell>
          <table:table-cell table:formula="of:=FLOOR([.$A135]*[.P$2]*[.$F$1]; 1) + [.$A135]*[.$C$1] + [.P$2]*[.$D$1] + [.$E$1]" office:value-type="float" office:value="794">
            <text:p>794</text:p>
          </table:table-cell>
          <table:table-cell table:formula="of:=FLOOR([.$A135]*[.Q$2]*[.$F$1]; 1) + [.$A135]*[.$C$1] + [.Q$2]*[.$D$1] + [.$E$1]" office:value-type="float" office:value="830">
            <text:p>830</text:p>
          </table:table-cell>
          <table:table-cell table:formula="of:=FLOOR([.$A135]*[.R$2]*[.$F$1]; 1) + [.$A135]*[.$C$1] + [.R$2]*[.$D$1] + [.$E$1]" office:value-type="float" office:value="865">
            <text:p>865</text:p>
          </table:table-cell>
          <table:table-cell table:formula="of:=FLOOR([.$A135]*[.S$2]*[.$F$1]; 1) + [.$A135]*[.$C$1] + [.S$2]*[.$D$1] + [.$E$1]" office:value-type="float" office:value="900">
            <text:p>900</text:p>
          </table:table-cell>
          <table:table-cell table:formula="of:=FLOOR([.$A135]*[.T$2]*[.$F$1]; 1) + [.$A135]*[.$C$1] + [.T$2]*[.$D$1] + [.$E$1]" office:value-type="float" office:value="935">
            <text:p>935</text:p>
          </table:table-cell>
          <table:table-cell table:formula="of:=FLOOR([.$A135]*[.U$2]*[.$F$1]; 1) + [.$A135]*[.$C$1] + [.U$2]*[.$D$1] + [.$E$1]" office:value-type="float" office:value="971">
            <text:p>971</text:p>
          </table:table-cell>
          <table:table-cell table:formula="of:=FLOOR([.$A135]*[.V$2]*[.$F$1]; 1) + [.$A135]*[.$C$1] + [.V$2]*[.$D$1] + [.$E$1]" office:value-type="float" office:value="1006">
            <text:p>1006</text:p>
          </table:table-cell>
          <table:table-cell table:formula="of:=FLOOR([.$A135]*[.W$2]*[.$F$1]; 1) + [.$A135]*[.$C$1] + [.W$2]*[.$D$1] + [.$E$1]" office:value-type="float" office:value="1041">
            <text:p>1041</text:p>
          </table:table-cell>
          <table:table-cell table:formula="of:=FLOOR([.$A135]*[.X$2]*[.$F$1]; 1) + [.$A135]*[.$C$1] + [.X$2]*[.$D$1] + [.$E$1]" office:value-type="float" office:value="1076">
            <text:p>1076</text:p>
          </table:table-cell>
          <table:table-cell table:formula="of:=FLOOR([.$A135]*[.Y$2]*[.$F$1]; 1) + [.$A135]*[.$C$1] + [.Y$2]*[.$D$1] + [.$E$1]" office:value-type="float" office:value="1112">
            <text:p>1112</text:p>
          </table:table-cell>
          <table:table-cell table:formula="of:=FLOOR([.$A135]*[.Z$2]*[.$F$1]; 1) + [.$A135]*[.$C$1] + [.Z$2]*[.$D$1] + [.$E$1]" office:value-type="float" office:value="1147">
            <text:p>1147</text:p>
          </table:table-cell>
          <table:table-cell table:formula="of:=FLOOR([.$A135]*[.AA$2]*[.$F$1]; 1) + [.$A135]*[.$C$1] + [.AA$2]*[.$D$1] + [.$E$1]" office:value-type="float" office:value="1182">
            <text:p>1182</text:p>
          </table:table-cell>
          <table:table-cell table:formula="of:=FLOOR([.$A135]*[.AB$2]*[.$F$1]; 1) + [.$A135]*[.$C$1] + [.AB$2]*[.$D$1] + [.$E$1]" office:value-type="float" office:value="1217">
            <text:p>1217</text:p>
          </table:table-cell>
          <table:table-cell table:formula="of:=FLOOR([.$A135]*[.AC$2]*[.$F$1]; 1) + [.$A135]*[.$C$1] + [.AC$2]*[.$D$1] + [.$E$1]" office:value-type="float" office:value="1253">
            <text:p>1253</text:p>
          </table:table-cell>
          <table:table-cell table:formula="of:=FLOOR([.$A135]*[.AD$2]*[.$F$1]; 1) + [.$A135]*[.$C$1] + [.AD$2]*[.$D$1] + [.$E$1]" office:value-type="float" office:value="1288">
            <text:p>1288</text:p>
          </table:table-cell>
          <table:table-cell table:formula="of:=FLOOR([.$A135]*[.AE$2]*[.$F$1]; 1) + [.$A135]*[.$C$1] + [.AE$2]*[.$D$1] + [.$E$1]" office:value-type="float" office:value="1323">
            <text:p>1323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34">
            <text:p>134</text:p>
          </table:table-cell>
          <table:table-cell table:formula="of:=FLOOR([.$A136]*[.B$2]*[.$F$1]; 1) + [.$A136]*[.$C$1] + [.B$2]*[.$D$1] + [.$E$1]" office:value-type="float" office:value="303">
            <text:p>303</text:p>
          </table:table-cell>
          <table:table-cell table:formula="of:=FLOOR([.$A136]*[.C$2]*[.$F$1]; 1) + [.$A136]*[.$C$1] + [.C$2]*[.$D$1] + [.$E$1]" office:value-type="float" office:value="339">
            <text:p>339</text:p>
          </table:table-cell>
          <table:table-cell table:formula="of:=FLOOR([.$A136]*[.D$2]*[.$F$1]; 1) + [.$A136]*[.$C$1] + [.D$2]*[.$D$1] + [.$E$1]" office:value-type="float" office:value="374">
            <text:p>374</text:p>
          </table:table-cell>
          <table:table-cell table:formula="of:=FLOOR([.$A136]*[.E$2]*[.$F$1]; 1) + [.$A136]*[.$C$1] + [.E$2]*[.$D$1] + [.$E$1]" office:value-type="float" office:value="410">
            <text:p>410</text:p>
          </table:table-cell>
          <table:table-cell table:formula="of:=FLOOR([.$A136]*[.F$2]*[.$F$1]; 1) + [.$A136]*[.$C$1] + [.F$2]*[.$D$1] + [.$E$1]" office:value-type="float" office:value="445">
            <text:p>445</text:p>
          </table:table-cell>
          <table:table-cell table:formula="of:=FLOOR([.$A136]*[.G$2]*[.$F$1]; 1) + [.$A136]*[.$C$1] + [.G$2]*[.$D$1] + [.$E$1]" office:value-type="float" office:value="481">
            <text:p>481</text:p>
          </table:table-cell>
          <table:table-cell table:formula="of:=FLOOR([.$A136]*[.H$2]*[.$F$1]; 1) + [.$A136]*[.$C$1] + [.H$2]*[.$D$1] + [.$E$1]" office:value-type="float" office:value="516">
            <text:p>516</text:p>
          </table:table-cell>
          <table:table-cell table:formula="of:=FLOOR([.$A136]*[.I$2]*[.$F$1]; 1) + [.$A136]*[.$C$1] + [.I$2]*[.$D$1] + [.$E$1]" office:value-type="float" office:value="552">
            <text:p>552</text:p>
          </table:table-cell>
          <table:table-cell table:formula="of:=FLOOR([.$A136]*[.J$2]*[.$F$1]; 1) + [.$A136]*[.$C$1] + [.J$2]*[.$D$1] + [.$E$1]" office:value-type="float" office:value="587">
            <text:p>587</text:p>
          </table:table-cell>
          <table:table-cell table:formula="of:=FLOOR([.$A136]*[.K$2]*[.$F$1]; 1) + [.$A136]*[.$C$1] + [.K$2]*[.$D$1] + [.$E$1]" office:value-type="float" office:value="623">
            <text:p>623</text:p>
          </table:table-cell>
          <table:table-cell table:formula="of:=FLOOR([.$A136]*[.L$2]*[.$F$1]; 1) + [.$A136]*[.$C$1] + [.L$2]*[.$D$1] + [.$E$1]" office:value-type="float" office:value="658">
            <text:p>658</text:p>
          </table:table-cell>
          <table:table-cell table:formula="of:=FLOOR([.$A136]*[.M$2]*[.$F$1]; 1) + [.$A136]*[.$C$1] + [.M$2]*[.$D$1] + [.$E$1]" office:value-type="float" office:value="694">
            <text:p>694</text:p>
          </table:table-cell>
          <table:table-cell table:formula="of:=FLOOR([.$A136]*[.N$2]*[.$F$1]; 1) + [.$A136]*[.$C$1] + [.N$2]*[.$D$1] + [.$E$1]" office:value-type="float" office:value="729">
            <text:p>729</text:p>
          </table:table-cell>
          <table:table-cell table:formula="of:=FLOOR([.$A136]*[.O$2]*[.$F$1]; 1) + [.$A136]*[.$C$1] + [.O$2]*[.$D$1] + [.$E$1]" office:value-type="float" office:value="765">
            <text:p>765</text:p>
          </table:table-cell>
          <table:table-cell table:formula="of:=FLOOR([.$A136]*[.P$2]*[.$F$1]; 1) + [.$A136]*[.$C$1] + [.P$2]*[.$D$1] + [.$E$1]" office:value-type="float" office:value="800">
            <text:p>800</text:p>
          </table:table-cell>
          <table:table-cell table:formula="of:=FLOOR([.$A136]*[.Q$2]*[.$F$1]; 1) + [.$A136]*[.$C$1] + [.Q$2]*[.$D$1] + [.$E$1]" office:value-type="float" office:value="836">
            <text:p>836</text:p>
          </table:table-cell>
          <table:table-cell table:formula="of:=FLOOR([.$A136]*[.R$2]*[.$F$1]; 1) + [.$A136]*[.$C$1] + [.R$2]*[.$D$1] + [.$E$1]" office:value-type="float" office:value="871">
            <text:p>871</text:p>
          </table:table-cell>
          <table:table-cell table:formula="of:=FLOOR([.$A136]*[.S$2]*[.$F$1]; 1) + [.$A136]*[.$C$1] + [.S$2]*[.$D$1] + [.$E$1]" office:value-type="float" office:value="907">
            <text:p>907</text:p>
          </table:table-cell>
          <table:table-cell table:formula="of:=FLOOR([.$A136]*[.T$2]*[.$F$1]; 1) + [.$A136]*[.$C$1] + [.T$2]*[.$D$1] + [.$E$1]" office:value-type="float" office:value="942">
            <text:p>942</text:p>
          </table:table-cell>
          <table:table-cell table:formula="of:=FLOOR([.$A136]*[.U$2]*[.$F$1]; 1) + [.$A136]*[.$C$1] + [.U$2]*[.$D$1] + [.$E$1]" office:value-type="float" office:value="978">
            <text:p>978</text:p>
          </table:table-cell>
          <table:table-cell table:formula="of:=FLOOR([.$A136]*[.V$2]*[.$F$1]; 1) + [.$A136]*[.$C$1] + [.V$2]*[.$D$1] + [.$E$1]" office:value-type="float" office:value="1013">
            <text:p>1013</text:p>
          </table:table-cell>
          <table:table-cell table:formula="of:=FLOOR([.$A136]*[.W$2]*[.$F$1]; 1) + [.$A136]*[.$C$1] + [.W$2]*[.$D$1] + [.$E$1]" office:value-type="float" office:value="1049">
            <text:p>1049</text:p>
          </table:table-cell>
          <table:table-cell table:formula="of:=FLOOR([.$A136]*[.X$2]*[.$F$1]; 1) + [.$A136]*[.$C$1] + [.X$2]*[.$D$1] + [.$E$1]" office:value-type="float" office:value="1084">
            <text:p>1084</text:p>
          </table:table-cell>
          <table:table-cell table:formula="of:=FLOOR([.$A136]*[.Y$2]*[.$F$1]; 1) + [.$A136]*[.$C$1] + [.Y$2]*[.$D$1] + [.$E$1]" office:value-type="float" office:value="1120">
            <text:p>1120</text:p>
          </table:table-cell>
          <table:table-cell table:formula="of:=FLOOR([.$A136]*[.Z$2]*[.$F$1]; 1) + [.$A136]*[.$C$1] + [.Z$2]*[.$D$1] + [.$E$1]" office:value-type="float" office:value="1155">
            <text:p>1155</text:p>
          </table:table-cell>
          <table:table-cell table:formula="of:=FLOOR([.$A136]*[.AA$2]*[.$F$1]; 1) + [.$A136]*[.$C$1] + [.AA$2]*[.$D$1] + [.$E$1]" office:value-type="float" office:value="1191">
            <text:p>1191</text:p>
          </table:table-cell>
          <table:table-cell table:formula="of:=FLOOR([.$A136]*[.AB$2]*[.$F$1]; 1) + [.$A136]*[.$C$1] + [.AB$2]*[.$D$1] + [.$E$1]" office:value-type="float" office:value="1226">
            <text:p>1226</text:p>
          </table:table-cell>
          <table:table-cell table:formula="of:=FLOOR([.$A136]*[.AC$2]*[.$F$1]; 1) + [.$A136]*[.$C$1] + [.AC$2]*[.$D$1] + [.$E$1]" office:value-type="float" office:value="1262">
            <text:p>1262</text:p>
          </table:table-cell>
          <table:table-cell table:formula="of:=FLOOR([.$A136]*[.AD$2]*[.$F$1]; 1) + [.$A136]*[.$C$1] + [.AD$2]*[.$D$1] + [.$E$1]" office:value-type="float" office:value="1297">
            <text:p>1297</text:p>
          </table:table-cell>
          <table:table-cell table:formula="of:=FLOOR([.$A136]*[.AE$2]*[.$F$1]; 1) + [.$A136]*[.$C$1] + [.AE$2]*[.$D$1] + [.$E$1]" office:value-type="float" office:value="1333">
            <text:p>1333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35">
            <text:p>135</text:p>
          </table:table-cell>
          <table:table-cell table:formula="of:=FLOOR([.$A137]*[.B$2]*[.$F$1]; 1) + [.$A137]*[.$C$1] + [.B$2]*[.$D$1] + [.$E$1]" office:value-type="float" office:value="305">
            <text:p>305</text:p>
          </table:table-cell>
          <table:table-cell table:formula="of:=FLOOR([.$A137]*[.C$2]*[.$F$1]; 1) + [.$A137]*[.$C$1] + [.C$2]*[.$D$1] + [.$E$1]" office:value-type="float" office:value="341">
            <text:p>341</text:p>
          </table:table-cell>
          <table:table-cell table:formula="of:=FLOOR([.$A137]*[.D$2]*[.$F$1]; 1) + [.$A137]*[.$C$1] + [.D$2]*[.$D$1] + [.$E$1]" office:value-type="float" office:value="377">
            <text:p>377</text:p>
          </table:table-cell>
          <table:table-cell table:formula="of:=FLOOR([.$A137]*[.E$2]*[.$F$1]; 1) + [.$A137]*[.$C$1] + [.E$2]*[.$D$1] + [.$E$1]" office:value-type="float" office:value="413">
            <text:p>413</text:p>
          </table:table-cell>
          <table:table-cell table:formula="of:=FLOOR([.$A137]*[.F$2]*[.$F$1]; 1) + [.$A137]*[.$C$1] + [.F$2]*[.$D$1] + [.$E$1]" office:value-type="float" office:value="448">
            <text:p>448</text:p>
          </table:table-cell>
          <table:table-cell table:formula="of:=FLOOR([.$A137]*[.G$2]*[.$F$1]; 1) + [.$A137]*[.$C$1] + [.G$2]*[.$D$1] + [.$E$1]" office:value-type="float" office:value="484">
            <text:p>484</text:p>
          </table:table-cell>
          <table:table-cell table:formula="of:=FLOOR([.$A137]*[.H$2]*[.$F$1]; 1) + [.$A137]*[.$C$1] + [.H$2]*[.$D$1] + [.$E$1]" office:value-type="float" office:value="520">
            <text:p>520</text:p>
          </table:table-cell>
          <table:table-cell table:formula="of:=FLOOR([.$A137]*[.I$2]*[.$F$1]; 1) + [.$A137]*[.$C$1] + [.I$2]*[.$D$1] + [.$E$1]" office:value-type="float" office:value="556">
            <text:p>556</text:p>
          </table:table-cell>
          <table:table-cell table:formula="of:=FLOOR([.$A137]*[.J$2]*[.$F$1]; 1) + [.$A137]*[.$C$1] + [.J$2]*[.$D$1] + [.$E$1]" office:value-type="float" office:value="591">
            <text:p>591</text:p>
          </table:table-cell>
          <table:table-cell table:formula="of:=FLOOR([.$A137]*[.K$2]*[.$F$1]; 1) + [.$A137]*[.$C$1] + [.K$2]*[.$D$1] + [.$E$1]" office:value-type="float" office:value="627">
            <text:p>627</text:p>
          </table:table-cell>
          <table:table-cell table:formula="of:=FLOOR([.$A137]*[.L$2]*[.$F$1]; 1) + [.$A137]*[.$C$1] + [.L$2]*[.$D$1] + [.$E$1]" office:value-type="float" office:value="663">
            <text:p>663</text:p>
          </table:table-cell>
          <table:table-cell table:formula="of:=FLOOR([.$A137]*[.M$2]*[.$F$1]; 1) + [.$A137]*[.$C$1] + [.M$2]*[.$D$1] + [.$E$1]" office:value-type="float" office:value="699">
            <text:p>699</text:p>
          </table:table-cell>
          <table:table-cell table:formula="of:=FLOOR([.$A137]*[.N$2]*[.$F$1]; 1) + [.$A137]*[.$C$1] + [.N$2]*[.$D$1] + [.$E$1]" office:value-type="float" office:value="734">
            <text:p>734</text:p>
          </table:table-cell>
          <table:table-cell table:formula="of:=FLOOR([.$A137]*[.O$2]*[.$F$1]; 1) + [.$A137]*[.$C$1] + [.O$2]*[.$D$1] + [.$E$1]" office:value-type="float" office:value="770">
            <text:p>770</text:p>
          </table:table-cell>
          <table:table-cell table:formula="of:=FLOOR([.$A137]*[.P$2]*[.$F$1]; 1) + [.$A137]*[.$C$1] + [.P$2]*[.$D$1] + [.$E$1]" office:value-type="float" office:value="806">
            <text:p>806</text:p>
          </table:table-cell>
          <table:table-cell table:formula="of:=FLOOR([.$A137]*[.Q$2]*[.$F$1]; 1) + [.$A137]*[.$C$1] + [.Q$2]*[.$D$1] + [.$E$1]" office:value-type="float" office:value="842">
            <text:p>842</text:p>
          </table:table-cell>
          <table:table-cell table:formula="of:=FLOOR([.$A137]*[.R$2]*[.$F$1]; 1) + [.$A137]*[.$C$1] + [.R$2]*[.$D$1] + [.$E$1]" office:value-type="float" office:value="877">
            <text:p>877</text:p>
          </table:table-cell>
          <table:table-cell table:formula="of:=FLOOR([.$A137]*[.S$2]*[.$F$1]; 1) + [.$A137]*[.$C$1] + [.S$2]*[.$D$1] + [.$E$1]" office:value-type="float" office:value="913">
            <text:p>913</text:p>
          </table:table-cell>
          <table:table-cell table:formula="of:=FLOOR([.$A137]*[.T$2]*[.$F$1]; 1) + [.$A137]*[.$C$1] + [.T$2]*[.$D$1] + [.$E$1]" office:value-type="float" office:value="949">
            <text:p>949</text:p>
          </table:table-cell>
          <table:table-cell table:formula="of:=FLOOR([.$A137]*[.U$2]*[.$F$1]; 1) + [.$A137]*[.$C$1] + [.U$2]*[.$D$1] + [.$E$1]" office:value-type="float" office:value="985">
            <text:p>985</text:p>
          </table:table-cell>
          <table:table-cell table:formula="of:=FLOOR([.$A137]*[.V$2]*[.$F$1]; 1) + [.$A137]*[.$C$1] + [.V$2]*[.$D$1] + [.$E$1]" office:value-type="float" office:value="1020">
            <text:p>1020</text:p>
          </table:table-cell>
          <table:table-cell table:formula="of:=FLOOR([.$A137]*[.W$2]*[.$F$1]; 1) + [.$A137]*[.$C$1] + [.W$2]*[.$D$1] + [.$E$1]" office:value-type="float" office:value="1056">
            <text:p>1056</text:p>
          </table:table-cell>
          <table:table-cell table:formula="of:=FLOOR([.$A137]*[.X$2]*[.$F$1]; 1) + [.$A137]*[.$C$1] + [.X$2]*[.$D$1] + [.$E$1]" office:value-type="float" office:value="1092">
            <text:p>1092</text:p>
          </table:table-cell>
          <table:table-cell table:formula="of:=FLOOR([.$A137]*[.Y$2]*[.$F$1]; 1) + [.$A137]*[.$C$1] + [.Y$2]*[.$D$1] + [.$E$1]" office:value-type="float" office:value="1128">
            <text:p>1128</text:p>
          </table:table-cell>
          <table:table-cell table:formula="of:=FLOOR([.$A137]*[.Z$2]*[.$F$1]; 1) + [.$A137]*[.$C$1] + [.Z$2]*[.$D$1] + [.$E$1]" office:value-type="float" office:value="1163">
            <text:p>1163</text:p>
          </table:table-cell>
          <table:table-cell table:formula="of:=FLOOR([.$A137]*[.AA$2]*[.$F$1]; 1) + [.$A137]*[.$C$1] + [.AA$2]*[.$D$1] + [.$E$1]" office:value-type="float" office:value="1199">
            <text:p>1199</text:p>
          </table:table-cell>
          <table:table-cell table:formula="of:=FLOOR([.$A137]*[.AB$2]*[.$F$1]; 1) + [.$A137]*[.$C$1] + [.AB$2]*[.$D$1] + [.$E$1]" office:value-type="float" office:value="1235">
            <text:p>1235</text:p>
          </table:table-cell>
          <table:table-cell table:formula="of:=FLOOR([.$A137]*[.AC$2]*[.$F$1]; 1) + [.$A137]*[.$C$1] + [.AC$2]*[.$D$1] + [.$E$1]" office:value-type="float" office:value="1271">
            <text:p>1271</text:p>
          </table:table-cell>
          <table:table-cell table:formula="of:=FLOOR([.$A137]*[.AD$2]*[.$F$1]; 1) + [.$A137]*[.$C$1] + [.AD$2]*[.$D$1] + [.$E$1]" office:value-type="float" office:value="1306">
            <text:p>1306</text:p>
          </table:table-cell>
          <table:table-cell table:formula="of:=FLOOR([.$A137]*[.AE$2]*[.$F$1]; 1) + [.$A137]*[.$C$1] + [.AE$2]*[.$D$1] + [.$E$1]" office:value-type="float" office:value="1342">
            <text:p>1342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36">
            <text:p>136</text:p>
          </table:table-cell>
          <table:table-cell table:formula="of:=FLOOR([.$A138]*[.B$2]*[.$F$1]; 1) + [.$A138]*[.$C$1] + [.B$2]*[.$D$1] + [.$E$1]" office:value-type="float" office:value="308">
            <text:p>308</text:p>
          </table:table-cell>
          <table:table-cell table:formula="of:=FLOOR([.$A138]*[.C$2]*[.$F$1]; 1) + [.$A138]*[.$C$1] + [.C$2]*[.$D$1] + [.$E$1]" office:value-type="float" office:value="344">
            <text:p>344</text:p>
          </table:table-cell>
          <table:table-cell table:formula="of:=FLOOR([.$A138]*[.D$2]*[.$F$1]; 1) + [.$A138]*[.$C$1] + [.D$2]*[.$D$1] + [.$E$1]" office:value-type="float" office:value="380">
            <text:p>380</text:p>
          </table:table-cell>
          <table:table-cell table:formula="of:=FLOOR([.$A138]*[.E$2]*[.$F$1]; 1) + [.$A138]*[.$C$1] + [.E$2]*[.$D$1] + [.$E$1]" office:value-type="float" office:value="416">
            <text:p>416</text:p>
          </table:table-cell>
          <table:table-cell table:formula="of:=FLOOR([.$A138]*[.F$2]*[.$F$1]; 1) + [.$A138]*[.$C$1] + [.F$2]*[.$D$1] + [.$E$1]" office:value-type="float" office:value="452">
            <text:p>452</text:p>
          </table:table-cell>
          <table:table-cell table:formula="of:=FLOOR([.$A138]*[.G$2]*[.$F$1]; 1) + [.$A138]*[.$C$1] + [.G$2]*[.$D$1] + [.$E$1]" office:value-type="float" office:value="488">
            <text:p>488</text:p>
          </table:table-cell>
          <table:table-cell table:formula="of:=FLOOR([.$A138]*[.H$2]*[.$F$1]; 1) + [.$A138]*[.$C$1] + [.H$2]*[.$D$1] + [.$E$1]" office:value-type="float" office:value="524">
            <text:p>524</text:p>
          </table:table-cell>
          <table:table-cell table:formula="of:=FLOOR([.$A138]*[.I$2]*[.$F$1]; 1) + [.$A138]*[.$C$1] + [.I$2]*[.$D$1] + [.$E$1]" office:value-type="float" office:value="560">
            <text:p>560</text:p>
          </table:table-cell>
          <table:table-cell table:formula="of:=FLOOR([.$A138]*[.J$2]*[.$F$1]; 1) + [.$A138]*[.$C$1] + [.J$2]*[.$D$1] + [.$E$1]" office:value-type="float" office:value="596">
            <text:p>596</text:p>
          </table:table-cell>
          <table:table-cell table:formula="of:=FLOOR([.$A138]*[.K$2]*[.$F$1]; 1) + [.$A138]*[.$C$1] + [.K$2]*[.$D$1] + [.$E$1]" office:value-type="float" office:value="632">
            <text:p>632</text:p>
          </table:table-cell>
          <table:table-cell table:formula="of:=FLOOR([.$A138]*[.L$2]*[.$F$1]; 1) + [.$A138]*[.$C$1] + [.L$2]*[.$D$1] + [.$E$1]" office:value-type="float" office:value="668">
            <text:p>668</text:p>
          </table:table-cell>
          <table:table-cell table:formula="of:=FLOOR([.$A138]*[.M$2]*[.$F$1]; 1) + [.$A138]*[.$C$1] + [.M$2]*[.$D$1] + [.$E$1]" office:value-type="float" office:value="704">
            <text:p>704</text:p>
          </table:table-cell>
          <table:table-cell table:formula="of:=FLOOR([.$A138]*[.N$2]*[.$F$1]; 1) + [.$A138]*[.$C$1] + [.N$2]*[.$D$1] + [.$E$1]" office:value-type="float" office:value="740">
            <text:p>740</text:p>
          </table:table-cell>
          <table:table-cell table:formula="of:=FLOOR([.$A138]*[.O$2]*[.$F$1]; 1) + [.$A138]*[.$C$1] + [.O$2]*[.$D$1] + [.$E$1]" office:value-type="float" office:value="776">
            <text:p>776</text:p>
          </table:table-cell>
          <table:table-cell table:formula="of:=FLOOR([.$A138]*[.P$2]*[.$F$1]; 1) + [.$A138]*[.$C$1] + [.P$2]*[.$D$1] + [.$E$1]" office:value-type="float" office:value="812">
            <text:p>812</text:p>
          </table:table-cell>
          <table:table-cell table:formula="of:=FLOOR([.$A138]*[.Q$2]*[.$F$1]; 1) + [.$A138]*[.$C$1] + [.Q$2]*[.$D$1] + [.$E$1]" office:value-type="float" office:value="848">
            <text:p>848</text:p>
          </table:table-cell>
          <table:table-cell table:formula="of:=FLOOR([.$A138]*[.R$2]*[.$F$1]; 1) + [.$A138]*[.$C$1] + [.R$2]*[.$D$1] + [.$E$1]" office:value-type="float" office:value="884">
            <text:p>884</text:p>
          </table:table-cell>
          <table:table-cell table:formula="of:=FLOOR([.$A138]*[.S$2]*[.$F$1]; 1) + [.$A138]*[.$C$1] + [.S$2]*[.$D$1] + [.$E$1]" office:value-type="float" office:value="920">
            <text:p>920</text:p>
          </table:table-cell>
          <table:table-cell table:formula="of:=FLOOR([.$A138]*[.T$2]*[.$F$1]; 1) + [.$A138]*[.$C$1] + [.T$2]*[.$D$1] + [.$E$1]" office:value-type="float" office:value="956">
            <text:p>956</text:p>
          </table:table-cell>
          <table:table-cell table:formula="of:=FLOOR([.$A138]*[.U$2]*[.$F$1]; 1) + [.$A138]*[.$C$1] + [.U$2]*[.$D$1] + [.$E$1]" office:value-type="float" office:value="992">
            <text:p>992</text:p>
          </table:table-cell>
          <table:table-cell table:formula="of:=FLOOR([.$A138]*[.V$2]*[.$F$1]; 1) + [.$A138]*[.$C$1] + [.V$2]*[.$D$1] + [.$E$1]" office:value-type="float" office:value="1028">
            <text:p>1028</text:p>
          </table:table-cell>
          <table:table-cell table:formula="of:=FLOOR([.$A138]*[.W$2]*[.$F$1]; 1) + [.$A138]*[.$C$1] + [.W$2]*[.$D$1] + [.$E$1]" office:value-type="float" office:value="1064">
            <text:p>1064</text:p>
          </table:table-cell>
          <table:table-cell table:formula="of:=FLOOR([.$A138]*[.X$2]*[.$F$1]; 1) + [.$A138]*[.$C$1] + [.X$2]*[.$D$1] + [.$E$1]" office:value-type="float" office:value="1100">
            <text:p>1100</text:p>
          </table:table-cell>
          <table:table-cell table:formula="of:=FLOOR([.$A138]*[.Y$2]*[.$F$1]; 1) + [.$A138]*[.$C$1] + [.Y$2]*[.$D$1] + [.$E$1]" office:value-type="float" office:value="1136">
            <text:p>1136</text:p>
          </table:table-cell>
          <table:table-cell table:formula="of:=FLOOR([.$A138]*[.Z$2]*[.$F$1]; 1) + [.$A138]*[.$C$1] + [.Z$2]*[.$D$1] + [.$E$1]" office:value-type="float" office:value="1172">
            <text:p>1172</text:p>
          </table:table-cell>
          <table:table-cell table:formula="of:=FLOOR([.$A138]*[.AA$2]*[.$F$1]; 1) + [.$A138]*[.$C$1] + [.AA$2]*[.$D$1] + [.$E$1]" office:value-type="float" office:value="1208">
            <text:p>1208</text:p>
          </table:table-cell>
          <table:table-cell table:formula="of:=FLOOR([.$A138]*[.AB$2]*[.$F$1]; 1) + [.$A138]*[.$C$1] + [.AB$2]*[.$D$1] + [.$E$1]" office:value-type="float" office:value="1244">
            <text:p>1244</text:p>
          </table:table-cell>
          <table:table-cell table:formula="of:=FLOOR([.$A138]*[.AC$2]*[.$F$1]; 1) + [.$A138]*[.$C$1] + [.AC$2]*[.$D$1] + [.$E$1]" office:value-type="float" office:value="1280">
            <text:p>1280</text:p>
          </table:table-cell>
          <table:table-cell table:formula="of:=FLOOR([.$A138]*[.AD$2]*[.$F$1]; 1) + [.$A138]*[.$C$1] + [.AD$2]*[.$D$1] + [.$E$1]" office:value-type="float" office:value="1316">
            <text:p>1316</text:p>
          </table:table-cell>
          <table:table-cell table:formula="of:=FLOOR([.$A138]*[.AE$2]*[.$F$1]; 1) + [.$A138]*[.$C$1] + [.AE$2]*[.$D$1] + [.$E$1]" office:value-type="float" office:value="1352">
            <text:p>1352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37">
            <text:p>137</text:p>
          </table:table-cell>
          <table:table-cell table:formula="of:=FLOOR([.$A139]*[.B$2]*[.$F$1]; 1) + [.$A139]*[.$C$1] + [.B$2]*[.$D$1] + [.$E$1]" office:value-type="float" office:value="310">
            <text:p>310</text:p>
          </table:table-cell>
          <table:table-cell table:formula="of:=FLOOR([.$A139]*[.C$2]*[.$F$1]; 1) + [.$A139]*[.$C$1] + [.C$2]*[.$D$1] + [.$E$1]" office:value-type="float" office:value="346">
            <text:p>346</text:p>
          </table:table-cell>
          <table:table-cell table:formula="of:=FLOOR([.$A139]*[.D$2]*[.$F$1]; 1) + [.$A139]*[.$C$1] + [.D$2]*[.$D$1] + [.$E$1]" office:value-type="float" office:value="382">
            <text:p>382</text:p>
          </table:table-cell>
          <table:table-cell table:formula="of:=FLOOR([.$A139]*[.E$2]*[.$F$1]; 1) + [.$A139]*[.$C$1] + [.E$2]*[.$D$1] + [.$E$1]" office:value-type="float" office:value="419">
            <text:p>419</text:p>
          </table:table-cell>
          <table:table-cell table:formula="of:=FLOOR([.$A139]*[.F$2]*[.$F$1]; 1) + [.$A139]*[.$C$1] + [.F$2]*[.$D$1] + [.$E$1]" office:value-type="float" office:value="455">
            <text:p>455</text:p>
          </table:table-cell>
          <table:table-cell table:formula="of:=FLOOR([.$A139]*[.G$2]*[.$F$1]; 1) + [.$A139]*[.$C$1] + [.G$2]*[.$D$1] + [.$E$1]" office:value-type="float" office:value="491">
            <text:p>491</text:p>
          </table:table-cell>
          <table:table-cell table:formula="of:=FLOOR([.$A139]*[.H$2]*[.$F$1]; 1) + [.$A139]*[.$C$1] + [.H$2]*[.$D$1] + [.$E$1]" office:value-type="float" office:value="527">
            <text:p>527</text:p>
          </table:table-cell>
          <table:table-cell table:formula="of:=FLOOR([.$A139]*[.I$2]*[.$F$1]; 1) + [.$A139]*[.$C$1] + [.I$2]*[.$D$1] + [.$E$1]" office:value-type="float" office:value="564">
            <text:p>564</text:p>
          </table:table-cell>
          <table:table-cell table:formula="of:=FLOOR([.$A139]*[.J$2]*[.$F$1]; 1) + [.$A139]*[.$C$1] + [.J$2]*[.$D$1] + [.$E$1]" office:value-type="float" office:value="600">
            <text:p>600</text:p>
          </table:table-cell>
          <table:table-cell table:formula="of:=FLOOR([.$A139]*[.K$2]*[.$F$1]; 1) + [.$A139]*[.$C$1] + [.K$2]*[.$D$1] + [.$E$1]" office:value-type="float" office:value="636">
            <text:p>636</text:p>
          </table:table-cell>
          <table:table-cell table:formula="of:=FLOOR([.$A139]*[.L$2]*[.$F$1]; 1) + [.$A139]*[.$C$1] + [.L$2]*[.$D$1] + [.$E$1]" office:value-type="float" office:value="672">
            <text:p>672</text:p>
          </table:table-cell>
          <table:table-cell table:formula="of:=FLOOR([.$A139]*[.M$2]*[.$F$1]; 1) + [.$A139]*[.$C$1] + [.M$2]*[.$D$1] + [.$E$1]" office:value-type="float" office:value="709">
            <text:p>709</text:p>
          </table:table-cell>
          <table:table-cell table:formula="of:=FLOOR([.$A139]*[.N$2]*[.$F$1]; 1) + [.$A139]*[.$C$1] + [.N$2]*[.$D$1] + [.$E$1]" office:value-type="float" office:value="745">
            <text:p>745</text:p>
          </table:table-cell>
          <table:table-cell table:formula="of:=FLOOR([.$A139]*[.O$2]*[.$F$1]; 1) + [.$A139]*[.$C$1] + [.O$2]*[.$D$1] + [.$E$1]" office:value-type="float" office:value="781">
            <text:p>781</text:p>
          </table:table-cell>
          <table:table-cell table:formula="of:=FLOOR([.$A139]*[.P$2]*[.$F$1]; 1) + [.$A139]*[.$C$1] + [.P$2]*[.$D$1] + [.$E$1]" office:value-type="float" office:value="817">
            <text:p>817</text:p>
          </table:table-cell>
          <table:table-cell table:formula="of:=FLOOR([.$A139]*[.Q$2]*[.$F$1]; 1) + [.$A139]*[.$C$1] + [.Q$2]*[.$D$1] + [.$E$1]" office:value-type="float" office:value="854">
            <text:p>854</text:p>
          </table:table-cell>
          <table:table-cell table:formula="of:=FLOOR([.$A139]*[.R$2]*[.$F$1]; 1) + [.$A139]*[.$C$1] + [.R$2]*[.$D$1] + [.$E$1]" office:value-type="float" office:value="890">
            <text:p>890</text:p>
          </table:table-cell>
          <table:table-cell table:formula="of:=FLOOR([.$A139]*[.S$2]*[.$F$1]; 1) + [.$A139]*[.$C$1] + [.S$2]*[.$D$1] + [.$E$1]" office:value-type="float" office:value="926">
            <text:p>926</text:p>
          </table:table-cell>
          <table:table-cell table:formula="of:=FLOOR([.$A139]*[.T$2]*[.$F$1]; 1) + [.$A139]*[.$C$1] + [.T$2]*[.$D$1] + [.$E$1]" office:value-type="float" office:value="962">
            <text:p>962</text:p>
          </table:table-cell>
          <table:table-cell table:formula="of:=FLOOR([.$A139]*[.U$2]*[.$F$1]; 1) + [.$A139]*[.$C$1] + [.U$2]*[.$D$1] + [.$E$1]" office:value-type="float" office:value="999">
            <text:p>999</text:p>
          </table:table-cell>
          <table:table-cell table:formula="of:=FLOOR([.$A139]*[.V$2]*[.$F$1]; 1) + [.$A139]*[.$C$1] + [.V$2]*[.$D$1] + [.$E$1]" office:value-type="float" office:value="1035">
            <text:p>1035</text:p>
          </table:table-cell>
          <table:table-cell table:formula="of:=FLOOR([.$A139]*[.W$2]*[.$F$1]; 1) + [.$A139]*[.$C$1] + [.W$2]*[.$D$1] + [.$E$1]" office:value-type="float" office:value="1071">
            <text:p>1071</text:p>
          </table:table-cell>
          <table:table-cell table:formula="of:=FLOOR([.$A139]*[.X$2]*[.$F$1]; 1) + [.$A139]*[.$C$1] + [.X$2]*[.$D$1] + [.$E$1]" office:value-type="float" office:value="1107">
            <text:p>1107</text:p>
          </table:table-cell>
          <table:table-cell table:formula="of:=FLOOR([.$A139]*[.Y$2]*[.$F$1]; 1) + [.$A139]*[.$C$1] + [.Y$2]*[.$D$1] + [.$E$1]" office:value-type="float" office:value="1144">
            <text:p>1144</text:p>
          </table:table-cell>
          <table:table-cell table:formula="of:=FLOOR([.$A139]*[.Z$2]*[.$F$1]; 1) + [.$A139]*[.$C$1] + [.Z$2]*[.$D$1] + [.$E$1]" office:value-type="float" office:value="1180">
            <text:p>1180</text:p>
          </table:table-cell>
          <table:table-cell table:formula="of:=FLOOR([.$A139]*[.AA$2]*[.$F$1]; 1) + [.$A139]*[.$C$1] + [.AA$2]*[.$D$1] + [.$E$1]" office:value-type="float" office:value="1216">
            <text:p>1216</text:p>
          </table:table-cell>
          <table:table-cell table:formula="of:=FLOOR([.$A139]*[.AB$2]*[.$F$1]; 1) + [.$A139]*[.$C$1] + [.AB$2]*[.$D$1] + [.$E$1]" office:value-type="float" office:value="1252">
            <text:p>1252</text:p>
          </table:table-cell>
          <table:table-cell table:formula="of:=FLOOR([.$A139]*[.AC$2]*[.$F$1]; 1) + [.$A139]*[.$C$1] + [.AC$2]*[.$D$1] + [.$E$1]" office:value-type="float" office:value="1289">
            <text:p>1289</text:p>
          </table:table-cell>
          <table:table-cell table:formula="of:=FLOOR([.$A139]*[.AD$2]*[.$F$1]; 1) + [.$A139]*[.$C$1] + [.AD$2]*[.$D$1] + [.$E$1]" office:value-type="float" office:value="1325">
            <text:p>1325</text:p>
          </table:table-cell>
          <table:table-cell table:formula="of:=FLOOR([.$A139]*[.AE$2]*[.$F$1]; 1) + [.$A139]*[.$C$1] + [.AE$2]*[.$D$1] + [.$E$1]" office:value-type="float" office:value="1361">
            <text:p>1361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38">
            <text:p>138</text:p>
          </table:table-cell>
          <table:table-cell table:formula="of:=FLOOR([.$A140]*[.B$2]*[.$F$1]; 1) + [.$A140]*[.$C$1] + [.B$2]*[.$D$1] + [.$E$1]" office:value-type="float" office:value="312">
            <text:p>312</text:p>
          </table:table-cell>
          <table:table-cell table:formula="of:=FLOOR([.$A140]*[.C$2]*[.$F$1]; 1) + [.$A140]*[.$C$1] + [.C$2]*[.$D$1] + [.$E$1]" office:value-type="float" office:value="349">
            <text:p>349</text:p>
          </table:table-cell>
          <table:table-cell table:formula="of:=FLOOR([.$A140]*[.D$2]*[.$F$1]; 1) + [.$A140]*[.$C$1] + [.D$2]*[.$D$1] + [.$E$1]" office:value-type="float" office:value="385">
            <text:p>385</text:p>
          </table:table-cell>
          <table:table-cell table:formula="of:=FLOOR([.$A140]*[.E$2]*[.$F$1]; 1) + [.$A140]*[.$C$1] + [.E$2]*[.$D$1] + [.$E$1]" office:value-type="float" office:value="422">
            <text:p>422</text:p>
          </table:table-cell>
          <table:table-cell table:formula="of:=FLOOR([.$A140]*[.F$2]*[.$F$1]; 1) + [.$A140]*[.$C$1] + [.F$2]*[.$D$1] + [.$E$1]" office:value-type="float" office:value="458">
            <text:p>458</text:p>
          </table:table-cell>
          <table:table-cell table:formula="of:=FLOOR([.$A140]*[.G$2]*[.$F$1]; 1) + [.$A140]*[.$C$1] + [.G$2]*[.$D$1] + [.$E$1]" office:value-type="float" office:value="495">
            <text:p>495</text:p>
          </table:table-cell>
          <table:table-cell table:formula="of:=FLOOR([.$A140]*[.H$2]*[.$F$1]; 1) + [.$A140]*[.$C$1] + [.H$2]*[.$D$1] + [.$E$1]" office:value-type="float" office:value="531">
            <text:p>531</text:p>
          </table:table-cell>
          <table:table-cell table:formula="of:=FLOOR([.$A140]*[.I$2]*[.$F$1]; 1) + [.$A140]*[.$C$1] + [.I$2]*[.$D$1] + [.$E$1]" office:value-type="float" office:value="568">
            <text:p>568</text:p>
          </table:table-cell>
          <table:table-cell table:formula="of:=FLOOR([.$A140]*[.J$2]*[.$F$1]; 1) + [.$A140]*[.$C$1] + [.J$2]*[.$D$1] + [.$E$1]" office:value-type="float" office:value="604">
            <text:p>604</text:p>
          </table:table-cell>
          <table:table-cell table:formula="of:=FLOOR([.$A140]*[.K$2]*[.$F$1]; 1) + [.$A140]*[.$C$1] + [.K$2]*[.$D$1] + [.$E$1]" office:value-type="float" office:value="641">
            <text:p>641</text:p>
          </table:table-cell>
          <table:table-cell table:formula="of:=FLOOR([.$A140]*[.L$2]*[.$F$1]; 1) + [.$A140]*[.$C$1] + [.L$2]*[.$D$1] + [.$E$1]" office:value-type="float" office:value="677">
            <text:p>677</text:p>
          </table:table-cell>
          <table:table-cell table:formula="of:=FLOOR([.$A140]*[.M$2]*[.$F$1]; 1) + [.$A140]*[.$C$1] + [.M$2]*[.$D$1] + [.$E$1]" office:value-type="float" office:value="714">
            <text:p>714</text:p>
          </table:table-cell>
          <table:table-cell table:formula="of:=FLOOR([.$A140]*[.N$2]*[.$F$1]; 1) + [.$A140]*[.$C$1] + [.N$2]*[.$D$1] + [.$E$1]" office:value-type="float" office:value="750">
            <text:p>750</text:p>
          </table:table-cell>
          <table:table-cell table:formula="of:=FLOOR([.$A140]*[.O$2]*[.$F$1]; 1) + [.$A140]*[.$C$1] + [.O$2]*[.$D$1] + [.$E$1]" office:value-type="float" office:value="787">
            <text:p>787</text:p>
          </table:table-cell>
          <table:table-cell table:formula="of:=FLOOR([.$A140]*[.P$2]*[.$F$1]; 1) + [.$A140]*[.$C$1] + [.P$2]*[.$D$1] + [.$E$1]" office:value-type="float" office:value="823">
            <text:p>823</text:p>
          </table:table-cell>
          <table:table-cell table:formula="of:=FLOOR([.$A140]*[.Q$2]*[.$F$1]; 1) + [.$A140]*[.$C$1] + [.Q$2]*[.$D$1] + [.$E$1]" office:value-type="float" office:value="860">
            <text:p>860</text:p>
          </table:table-cell>
          <table:table-cell table:formula="of:=FLOOR([.$A140]*[.R$2]*[.$F$1]; 1) + [.$A140]*[.$C$1] + [.R$2]*[.$D$1] + [.$E$1]" office:value-type="float" office:value="896">
            <text:p>896</text:p>
          </table:table-cell>
          <table:table-cell table:formula="of:=FLOOR([.$A140]*[.S$2]*[.$F$1]; 1) + [.$A140]*[.$C$1] + [.S$2]*[.$D$1] + [.$E$1]" office:value-type="float" office:value="933">
            <text:p>933</text:p>
          </table:table-cell>
          <table:table-cell table:formula="of:=FLOOR([.$A140]*[.T$2]*[.$F$1]; 1) + [.$A140]*[.$C$1] + [.T$2]*[.$D$1] + [.$E$1]" office:value-type="float" office:value="969">
            <text:p>969</text:p>
          </table:table-cell>
          <table:table-cell table:formula="of:=FLOOR([.$A140]*[.U$2]*[.$F$1]; 1) + [.$A140]*[.$C$1] + [.U$2]*[.$D$1] + [.$E$1]" office:value-type="float" office:value="1006">
            <text:p>1006</text:p>
          </table:table-cell>
          <table:table-cell table:formula="of:=FLOOR([.$A140]*[.V$2]*[.$F$1]; 1) + [.$A140]*[.$C$1] + [.V$2]*[.$D$1] + [.$E$1]" office:value-type="float" office:value="1042">
            <text:p>1042</text:p>
          </table:table-cell>
          <table:table-cell table:formula="of:=FLOOR([.$A140]*[.W$2]*[.$F$1]; 1) + [.$A140]*[.$C$1] + [.W$2]*[.$D$1] + [.$E$1]" office:value-type="float" office:value="1079">
            <text:p>1079</text:p>
          </table:table-cell>
          <table:table-cell table:formula="of:=FLOOR([.$A140]*[.X$2]*[.$F$1]; 1) + [.$A140]*[.$C$1] + [.X$2]*[.$D$1] + [.$E$1]" office:value-type="float" office:value="1115">
            <text:p>1115</text:p>
          </table:table-cell>
          <table:table-cell table:formula="of:=FLOOR([.$A140]*[.Y$2]*[.$F$1]; 1) + [.$A140]*[.$C$1] + [.Y$2]*[.$D$1] + [.$E$1]" office:value-type="float" office:value="1152">
            <text:p>1152</text:p>
          </table:table-cell>
          <table:table-cell table:formula="of:=FLOOR([.$A140]*[.Z$2]*[.$F$1]; 1) + [.$A140]*[.$C$1] + [.Z$2]*[.$D$1] + [.$E$1]" office:value-type="float" office:value="1188">
            <text:p>1188</text:p>
          </table:table-cell>
          <table:table-cell table:formula="of:=FLOOR([.$A140]*[.AA$2]*[.$F$1]; 1) + [.$A140]*[.$C$1] + [.AA$2]*[.$D$1] + [.$E$1]" office:value-type="float" office:value="1225">
            <text:p>1225</text:p>
          </table:table-cell>
          <table:table-cell table:formula="of:=FLOOR([.$A140]*[.AB$2]*[.$F$1]; 1) + [.$A140]*[.$C$1] + [.AB$2]*[.$D$1] + [.$E$1]" office:value-type="float" office:value="1261">
            <text:p>1261</text:p>
          </table:table-cell>
          <table:table-cell table:formula="of:=FLOOR([.$A140]*[.AC$2]*[.$F$1]; 1) + [.$A140]*[.$C$1] + [.AC$2]*[.$D$1] + [.$E$1]" office:value-type="float" office:value="1298">
            <text:p>1298</text:p>
          </table:table-cell>
          <table:table-cell table:formula="of:=FLOOR([.$A140]*[.AD$2]*[.$F$1]; 1) + [.$A140]*[.$C$1] + [.AD$2]*[.$D$1] + [.$E$1]" office:value-type="float" office:value="1334">
            <text:p>1334</text:p>
          </table:table-cell>
          <table:table-cell table:formula="of:=FLOOR([.$A140]*[.AE$2]*[.$F$1]; 1) + [.$A140]*[.$C$1] + [.AE$2]*[.$D$1] + [.$E$1]" office:value-type="float" office:value="1371">
            <text:p>1371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39">
            <text:p>139</text:p>
          </table:table-cell>
          <table:table-cell table:formula="of:=FLOOR([.$A141]*[.B$2]*[.$F$1]; 1) + [.$A141]*[.$C$1] + [.B$2]*[.$D$1] + [.$E$1]" office:value-type="float" office:value="314">
            <text:p>314</text:p>
          </table:table-cell>
          <table:table-cell table:formula="of:=FLOOR([.$A141]*[.C$2]*[.$F$1]; 1) + [.$A141]*[.$C$1] + [.C$2]*[.$D$1] + [.$E$1]" office:value-type="float" office:value="351">
            <text:p>351</text:p>
          </table:table-cell>
          <table:table-cell table:formula="of:=FLOOR([.$A141]*[.D$2]*[.$F$1]; 1) + [.$A141]*[.$C$1] + [.D$2]*[.$D$1] + [.$E$1]" office:value-type="float" office:value="388">
            <text:p>388</text:p>
          </table:table-cell>
          <table:table-cell table:formula="of:=FLOOR([.$A141]*[.E$2]*[.$F$1]; 1) + [.$A141]*[.$C$1] + [.E$2]*[.$D$1] + [.$E$1]" office:value-type="float" office:value="425">
            <text:p>425</text:p>
          </table:table-cell>
          <table:table-cell table:formula="of:=FLOOR([.$A141]*[.F$2]*[.$F$1]; 1) + [.$A141]*[.$C$1] + [.F$2]*[.$D$1] + [.$E$1]" office:value-type="float" office:value="461">
            <text:p>461</text:p>
          </table:table-cell>
          <table:table-cell table:formula="of:=FLOOR([.$A141]*[.G$2]*[.$F$1]; 1) + [.$A141]*[.$C$1] + [.G$2]*[.$D$1] + [.$E$1]" office:value-type="float" office:value="498">
            <text:p>498</text:p>
          </table:table-cell>
          <table:table-cell table:formula="of:=FLOOR([.$A141]*[.H$2]*[.$F$1]; 1) + [.$A141]*[.$C$1] + [.H$2]*[.$D$1] + [.$E$1]" office:value-type="float" office:value="535">
            <text:p>535</text:p>
          </table:table-cell>
          <table:table-cell table:formula="of:=FLOOR([.$A141]*[.I$2]*[.$F$1]; 1) + [.$A141]*[.$C$1] + [.I$2]*[.$D$1] + [.$E$1]" office:value-type="float" office:value="572">
            <text:p>572</text:p>
          </table:table-cell>
          <table:table-cell table:formula="of:=FLOOR([.$A141]*[.J$2]*[.$F$1]; 1) + [.$A141]*[.$C$1] + [.J$2]*[.$D$1] + [.$E$1]" office:value-type="float" office:value="608">
            <text:p>608</text:p>
          </table:table-cell>
          <table:table-cell table:formula="of:=FLOOR([.$A141]*[.K$2]*[.$F$1]; 1) + [.$A141]*[.$C$1] + [.K$2]*[.$D$1] + [.$E$1]" office:value-type="float" office:value="645">
            <text:p>645</text:p>
          </table:table-cell>
          <table:table-cell table:formula="of:=FLOOR([.$A141]*[.L$2]*[.$F$1]; 1) + [.$A141]*[.$C$1] + [.L$2]*[.$D$1] + [.$E$1]" office:value-type="float" office:value="682">
            <text:p>682</text:p>
          </table:table-cell>
          <table:table-cell table:formula="of:=FLOOR([.$A141]*[.M$2]*[.$F$1]; 1) + [.$A141]*[.$C$1] + [.M$2]*[.$D$1] + [.$E$1]" office:value-type="float" office:value="719">
            <text:p>719</text:p>
          </table:table-cell>
          <table:table-cell table:formula="of:=FLOOR([.$A141]*[.N$2]*[.$F$1]; 1) + [.$A141]*[.$C$1] + [.N$2]*[.$D$1] + [.$E$1]" office:value-type="float" office:value="755">
            <text:p>755</text:p>
          </table:table-cell>
          <table:table-cell table:formula="of:=FLOOR([.$A141]*[.O$2]*[.$F$1]; 1) + [.$A141]*[.$C$1] + [.O$2]*[.$D$1] + [.$E$1]" office:value-type="float" office:value="792">
            <text:p>792</text:p>
          </table:table-cell>
          <table:table-cell table:formula="of:=FLOOR([.$A141]*[.P$2]*[.$F$1]; 1) + [.$A141]*[.$C$1] + [.P$2]*[.$D$1] + [.$E$1]" office:value-type="float" office:value="829">
            <text:p>829</text:p>
          </table:table-cell>
          <table:table-cell table:formula="of:=FLOOR([.$A141]*[.Q$2]*[.$F$1]; 1) + [.$A141]*[.$C$1] + [.Q$2]*[.$D$1] + [.$E$1]" office:value-type="float" office:value="866">
            <text:p>866</text:p>
          </table:table-cell>
          <table:table-cell table:formula="of:=FLOOR([.$A141]*[.R$2]*[.$F$1]; 1) + [.$A141]*[.$C$1] + [.R$2]*[.$D$1] + [.$E$1]" office:value-type="float" office:value="902">
            <text:p>902</text:p>
          </table:table-cell>
          <table:table-cell table:formula="of:=FLOOR([.$A141]*[.S$2]*[.$F$1]; 1) + [.$A141]*[.$C$1] + [.S$2]*[.$D$1] + [.$E$1]" office:value-type="float" office:value="939">
            <text:p>939</text:p>
          </table:table-cell>
          <table:table-cell table:formula="of:=FLOOR([.$A141]*[.T$2]*[.$F$1]; 1) + [.$A141]*[.$C$1] + [.T$2]*[.$D$1] + [.$E$1]" office:value-type="float" office:value="976">
            <text:p>976</text:p>
          </table:table-cell>
          <table:table-cell table:formula="of:=FLOOR([.$A141]*[.U$2]*[.$F$1]; 1) + [.$A141]*[.$C$1] + [.U$2]*[.$D$1] + [.$E$1]" office:value-type="float" office:value="1013">
            <text:p>1013</text:p>
          </table:table-cell>
          <table:table-cell table:formula="of:=FLOOR([.$A141]*[.V$2]*[.$F$1]; 1) + [.$A141]*[.$C$1] + [.V$2]*[.$D$1] + [.$E$1]" office:value-type="float" office:value="1049">
            <text:p>1049</text:p>
          </table:table-cell>
          <table:table-cell table:formula="of:=FLOOR([.$A141]*[.W$2]*[.$F$1]; 1) + [.$A141]*[.$C$1] + [.W$2]*[.$D$1] + [.$E$1]" office:value-type="float" office:value="1086">
            <text:p>1086</text:p>
          </table:table-cell>
          <table:table-cell table:formula="of:=FLOOR([.$A141]*[.X$2]*[.$F$1]; 1) + [.$A141]*[.$C$1] + [.X$2]*[.$D$1] + [.$E$1]" office:value-type="float" office:value="1123">
            <text:p>1123</text:p>
          </table:table-cell>
          <table:table-cell table:formula="of:=FLOOR([.$A141]*[.Y$2]*[.$F$1]; 1) + [.$A141]*[.$C$1] + [.Y$2]*[.$D$1] + [.$E$1]" office:value-type="float" office:value="1160">
            <text:p>1160</text:p>
          </table:table-cell>
          <table:table-cell table:formula="of:=FLOOR([.$A141]*[.Z$2]*[.$F$1]; 1) + [.$A141]*[.$C$1] + [.Z$2]*[.$D$1] + [.$E$1]" office:value-type="float" office:value="1196">
            <text:p>1196</text:p>
          </table:table-cell>
          <table:table-cell table:formula="of:=FLOOR([.$A141]*[.AA$2]*[.$F$1]; 1) + [.$A141]*[.$C$1] + [.AA$2]*[.$D$1] + [.$E$1]" office:value-type="float" office:value="1233">
            <text:p>1233</text:p>
          </table:table-cell>
          <table:table-cell table:formula="of:=FLOOR([.$A141]*[.AB$2]*[.$F$1]; 1) + [.$A141]*[.$C$1] + [.AB$2]*[.$D$1] + [.$E$1]" office:value-type="float" office:value="1270">
            <text:p>1270</text:p>
          </table:table-cell>
          <table:table-cell table:formula="of:=FLOOR([.$A141]*[.AC$2]*[.$F$1]; 1) + [.$A141]*[.$C$1] + [.AC$2]*[.$D$1] + [.$E$1]" office:value-type="float" office:value="1307">
            <text:p>1307</text:p>
          </table:table-cell>
          <table:table-cell table:formula="of:=FLOOR([.$A141]*[.AD$2]*[.$F$1]; 1) + [.$A141]*[.$C$1] + [.AD$2]*[.$D$1] + [.$E$1]" office:value-type="float" office:value="1343">
            <text:p>1343</text:p>
          </table:table-cell>
          <table:table-cell table:formula="of:=FLOOR([.$A141]*[.AE$2]*[.$F$1]; 1) + [.$A141]*[.$C$1] + [.AE$2]*[.$D$1] + [.$E$1]" office:value-type="float" office:value="1380">
            <text:p>1380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40">
            <text:p>140</text:p>
          </table:table-cell>
          <table:table-cell table:formula="of:=FLOOR([.$A142]*[.B$2]*[.$F$1]; 1) + [.$A142]*[.$C$1] + [.B$2]*[.$D$1] + [.$E$1]" office:value-type="float" office:value="317">
            <text:p>317</text:p>
          </table:table-cell>
          <table:table-cell table:formula="of:=FLOOR([.$A142]*[.C$2]*[.$F$1]; 1) + [.$A142]*[.$C$1] + [.C$2]*[.$D$1] + [.$E$1]" office:value-type="float" office:value="354">
            <text:p>354</text:p>
          </table:table-cell>
          <table:table-cell table:formula="of:=FLOOR([.$A142]*[.D$2]*[.$F$1]; 1) + [.$A142]*[.$C$1] + [.D$2]*[.$D$1] + [.$E$1]" office:value-type="float" office:value="391">
            <text:p>391</text:p>
          </table:table-cell>
          <table:table-cell table:formula="of:=FLOOR([.$A142]*[.E$2]*[.$F$1]; 1) + [.$A142]*[.$C$1] + [.E$2]*[.$D$1] + [.$E$1]" office:value-type="float" office:value="428">
            <text:p>428</text:p>
          </table:table-cell>
          <table:table-cell table:formula="of:=FLOOR([.$A142]*[.F$2]*[.$F$1]; 1) + [.$A142]*[.$C$1] + [.F$2]*[.$D$1] + [.$E$1]" office:value-type="float" office:value="465">
            <text:p>465</text:p>
          </table:table-cell>
          <table:table-cell table:formula="of:=FLOOR([.$A142]*[.G$2]*[.$F$1]; 1) + [.$A142]*[.$C$1] + [.G$2]*[.$D$1] + [.$E$1]" office:value-type="float" office:value="502">
            <text:p>502</text:p>
          </table:table-cell>
          <table:table-cell table:formula="of:=FLOOR([.$A142]*[.H$2]*[.$F$1]; 1) + [.$A142]*[.$C$1] + [.H$2]*[.$D$1] + [.$E$1]" office:value-type="float" office:value="539">
            <text:p>539</text:p>
          </table:table-cell>
          <table:table-cell table:formula="of:=FLOOR([.$A142]*[.I$2]*[.$F$1]; 1) + [.$A142]*[.$C$1] + [.I$2]*[.$D$1] + [.$E$1]" office:value-type="float" office:value="576">
            <text:p>576</text:p>
          </table:table-cell>
          <table:table-cell table:formula="of:=FLOOR([.$A142]*[.J$2]*[.$F$1]; 1) + [.$A142]*[.$C$1] + [.J$2]*[.$D$1] + [.$E$1]" office:value-type="float" office:value="613">
            <text:p>613</text:p>
          </table:table-cell>
          <table:table-cell table:formula="of:=FLOOR([.$A142]*[.K$2]*[.$F$1]; 1) + [.$A142]*[.$C$1] + [.K$2]*[.$D$1] + [.$E$1]" office:value-type="float" office:value="650">
            <text:p>650</text:p>
          </table:table-cell>
          <table:table-cell table:formula="of:=FLOOR([.$A142]*[.L$2]*[.$F$1]; 1) + [.$A142]*[.$C$1] + [.L$2]*[.$D$1] + [.$E$1]" office:value-type="float" office:value="687">
            <text:p>687</text:p>
          </table:table-cell>
          <table:table-cell table:formula="of:=FLOOR([.$A142]*[.M$2]*[.$F$1]; 1) + [.$A142]*[.$C$1] + [.M$2]*[.$D$1] + [.$E$1]" office:value-type="float" office:value="724">
            <text:p>724</text:p>
          </table:table-cell>
          <table:table-cell table:formula="of:=FLOOR([.$A142]*[.N$2]*[.$F$1]; 1) + [.$A142]*[.$C$1] + [.N$2]*[.$D$1] + [.$E$1]" office:value-type="float" office:value="761">
            <text:p>761</text:p>
          </table:table-cell>
          <table:table-cell table:formula="of:=FLOOR([.$A142]*[.O$2]*[.$F$1]; 1) + [.$A142]*[.$C$1] + [.O$2]*[.$D$1] + [.$E$1]" office:value-type="float" office:value="798">
            <text:p>798</text:p>
          </table:table-cell>
          <table:table-cell table:formula="of:=FLOOR([.$A142]*[.P$2]*[.$F$1]; 1) + [.$A142]*[.$C$1] + [.P$2]*[.$D$1] + [.$E$1]" office:value-type="float" office:value="835">
            <text:p>835</text:p>
          </table:table-cell>
          <table:table-cell table:formula="of:=FLOOR([.$A142]*[.Q$2]*[.$F$1]; 1) + [.$A142]*[.$C$1] + [.Q$2]*[.$D$1] + [.$E$1]" office:value-type="float" office:value="872">
            <text:p>872</text:p>
          </table:table-cell>
          <table:table-cell table:formula="of:=FLOOR([.$A142]*[.R$2]*[.$F$1]; 1) + [.$A142]*[.$C$1] + [.R$2]*[.$D$1] + [.$E$1]" office:value-type="float" office:value="909">
            <text:p>909</text:p>
          </table:table-cell>
          <table:table-cell table:formula="of:=FLOOR([.$A142]*[.S$2]*[.$F$1]; 1) + [.$A142]*[.$C$1] + [.S$2]*[.$D$1] + [.$E$1]" office:value-type="float" office:value="946">
            <text:p>946</text:p>
          </table:table-cell>
          <table:table-cell table:formula="of:=FLOOR([.$A142]*[.T$2]*[.$F$1]; 1) + [.$A142]*[.$C$1] + [.T$2]*[.$D$1] + [.$E$1]" office:value-type="float" office:value="983">
            <text:p>983</text:p>
          </table:table-cell>
          <table:table-cell table:formula="of:=FLOOR([.$A142]*[.U$2]*[.$F$1]; 1) + [.$A142]*[.$C$1] + [.U$2]*[.$D$1] + [.$E$1]" office:value-type="float" office:value="1020">
            <text:p>1020</text:p>
          </table:table-cell>
          <table:table-cell table:formula="of:=FLOOR([.$A142]*[.V$2]*[.$F$1]; 1) + [.$A142]*[.$C$1] + [.V$2]*[.$D$1] + [.$E$1]" office:value-type="float" office:value="1057">
            <text:p>1057</text:p>
          </table:table-cell>
          <table:table-cell table:formula="of:=FLOOR([.$A142]*[.W$2]*[.$F$1]; 1) + [.$A142]*[.$C$1] + [.W$2]*[.$D$1] + [.$E$1]" office:value-type="float" office:value="1094">
            <text:p>1094</text:p>
          </table:table-cell>
          <table:table-cell table:formula="of:=FLOOR([.$A142]*[.X$2]*[.$F$1]; 1) + [.$A142]*[.$C$1] + [.X$2]*[.$D$1] + [.$E$1]" office:value-type="float" office:value="1131">
            <text:p>1131</text:p>
          </table:table-cell>
          <table:table-cell table:formula="of:=FLOOR([.$A142]*[.Y$2]*[.$F$1]; 1) + [.$A142]*[.$C$1] + [.Y$2]*[.$D$1] + [.$E$1]" office:value-type="float" office:value="1168">
            <text:p>1168</text:p>
          </table:table-cell>
          <table:table-cell table:formula="of:=FLOOR([.$A142]*[.Z$2]*[.$F$1]; 1) + [.$A142]*[.$C$1] + [.Z$2]*[.$D$1] + [.$E$1]" office:value-type="float" office:value="1205">
            <text:p>1205</text:p>
          </table:table-cell>
          <table:table-cell table:formula="of:=FLOOR([.$A142]*[.AA$2]*[.$F$1]; 1) + [.$A142]*[.$C$1] + [.AA$2]*[.$D$1] + [.$E$1]" office:value-type="float" office:value="1242">
            <text:p>1242</text:p>
          </table:table-cell>
          <table:table-cell table:formula="of:=FLOOR([.$A142]*[.AB$2]*[.$F$1]; 1) + [.$A142]*[.$C$1] + [.AB$2]*[.$D$1] + [.$E$1]" office:value-type="float" office:value="1279">
            <text:p>1279</text:p>
          </table:table-cell>
          <table:table-cell table:formula="of:=FLOOR([.$A142]*[.AC$2]*[.$F$1]; 1) + [.$A142]*[.$C$1] + [.AC$2]*[.$D$1] + [.$E$1]" office:value-type="float" office:value="1316">
            <text:p>1316</text:p>
          </table:table-cell>
          <table:table-cell table:formula="of:=FLOOR([.$A142]*[.AD$2]*[.$F$1]; 1) + [.$A142]*[.$C$1] + [.AD$2]*[.$D$1] + [.$E$1]" office:value-type="float" office:value="1353">
            <text:p>1353</text:p>
          </table:table-cell>
          <table:table-cell table:formula="of:=FLOOR([.$A142]*[.AE$2]*[.$F$1]; 1) + [.$A142]*[.$C$1] + [.AE$2]*[.$D$1] + [.$E$1]" office:value-type="float" office:value="1390">
            <text:p>1390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41">
            <text:p>141</text:p>
          </table:table-cell>
          <table:table-cell table:formula="of:=FLOOR([.$A143]*[.B$2]*[.$F$1]; 1) + [.$A143]*[.$C$1] + [.B$2]*[.$D$1] + [.$E$1]" office:value-type="float" office:value="319">
            <text:p>319</text:p>
          </table:table-cell>
          <table:table-cell table:formula="of:=FLOOR([.$A143]*[.C$2]*[.$F$1]; 1) + [.$A143]*[.$C$1] + [.C$2]*[.$D$1] + [.$E$1]" office:value-type="float" office:value="356">
            <text:p>356</text:p>
          </table:table-cell>
          <table:table-cell table:formula="of:=FLOOR([.$A143]*[.D$2]*[.$F$1]; 1) + [.$A143]*[.$C$1] + [.D$2]*[.$D$1] + [.$E$1]" office:value-type="float" office:value="393">
            <text:p>393</text:p>
          </table:table-cell>
          <table:table-cell table:formula="of:=FLOOR([.$A143]*[.E$2]*[.$F$1]; 1) + [.$A143]*[.$C$1] + [.E$2]*[.$D$1] + [.$E$1]" office:value-type="float" office:value="431">
            <text:p>431</text:p>
          </table:table-cell>
          <table:table-cell table:formula="of:=FLOOR([.$A143]*[.F$2]*[.$F$1]; 1) + [.$A143]*[.$C$1] + [.F$2]*[.$D$1] + [.$E$1]" office:value-type="float" office:value="468">
            <text:p>468</text:p>
          </table:table-cell>
          <table:table-cell table:formula="of:=FLOOR([.$A143]*[.G$2]*[.$F$1]; 1) + [.$A143]*[.$C$1] + [.G$2]*[.$D$1] + [.$E$1]" office:value-type="float" office:value="505">
            <text:p>505</text:p>
          </table:table-cell>
          <table:table-cell table:formula="of:=FLOOR([.$A143]*[.H$2]*[.$F$1]; 1) + [.$A143]*[.$C$1] + [.H$2]*[.$D$1] + [.$E$1]" office:value-type="float" office:value="542">
            <text:p>542</text:p>
          </table:table-cell>
          <table:table-cell table:formula="of:=FLOOR([.$A143]*[.I$2]*[.$F$1]; 1) + [.$A143]*[.$C$1] + [.I$2]*[.$D$1] + [.$E$1]" office:value-type="float" office:value="580">
            <text:p>580</text:p>
          </table:table-cell>
          <table:table-cell table:formula="of:=FLOOR([.$A143]*[.J$2]*[.$F$1]; 1) + [.$A143]*[.$C$1] + [.J$2]*[.$D$1] + [.$E$1]" office:value-type="float" office:value="617">
            <text:p>617</text:p>
          </table:table-cell>
          <table:table-cell table:formula="of:=FLOOR([.$A143]*[.K$2]*[.$F$1]; 1) + [.$A143]*[.$C$1] + [.K$2]*[.$D$1] + [.$E$1]" office:value-type="float" office:value="654">
            <text:p>654</text:p>
          </table:table-cell>
          <table:table-cell table:formula="of:=FLOOR([.$A143]*[.L$2]*[.$F$1]; 1) + [.$A143]*[.$C$1] + [.L$2]*[.$D$1] + [.$E$1]" office:value-type="float" office:value="691">
            <text:p>691</text:p>
          </table:table-cell>
          <table:table-cell table:formula="of:=FLOOR([.$A143]*[.M$2]*[.$F$1]; 1) + [.$A143]*[.$C$1] + [.M$2]*[.$D$1] + [.$E$1]" office:value-type="float" office:value="729">
            <text:p>729</text:p>
          </table:table-cell>
          <table:table-cell table:formula="of:=FLOOR([.$A143]*[.N$2]*[.$F$1]; 1) + [.$A143]*[.$C$1] + [.N$2]*[.$D$1] + [.$E$1]" office:value-type="float" office:value="766">
            <text:p>766</text:p>
          </table:table-cell>
          <table:table-cell table:formula="of:=FLOOR([.$A143]*[.O$2]*[.$F$1]; 1) + [.$A143]*[.$C$1] + [.O$2]*[.$D$1] + [.$E$1]" office:value-type="float" office:value="803">
            <text:p>803</text:p>
          </table:table-cell>
          <table:table-cell table:formula="of:=FLOOR([.$A143]*[.P$2]*[.$F$1]; 1) + [.$A143]*[.$C$1] + [.P$2]*[.$D$1] + [.$E$1]" office:value-type="float" office:value="840">
            <text:p>840</text:p>
          </table:table-cell>
          <table:table-cell table:formula="of:=FLOOR([.$A143]*[.Q$2]*[.$F$1]; 1) + [.$A143]*[.$C$1] + [.Q$2]*[.$D$1] + [.$E$1]" office:value-type="float" office:value="878">
            <text:p>878</text:p>
          </table:table-cell>
          <table:table-cell table:formula="of:=FLOOR([.$A143]*[.R$2]*[.$F$1]; 1) + [.$A143]*[.$C$1] + [.R$2]*[.$D$1] + [.$E$1]" office:value-type="float" office:value="915">
            <text:p>915</text:p>
          </table:table-cell>
          <table:table-cell table:formula="of:=FLOOR([.$A143]*[.S$2]*[.$F$1]; 1) + [.$A143]*[.$C$1] + [.S$2]*[.$D$1] + [.$E$1]" office:value-type="float" office:value="952">
            <text:p>952</text:p>
          </table:table-cell>
          <table:table-cell table:formula="of:=FLOOR([.$A143]*[.T$2]*[.$F$1]; 1) + [.$A143]*[.$C$1] + [.T$2]*[.$D$1] + [.$E$1]" office:value-type="float" office:value="989">
            <text:p>989</text:p>
          </table:table-cell>
          <table:table-cell table:formula="of:=FLOOR([.$A143]*[.U$2]*[.$F$1]; 1) + [.$A143]*[.$C$1] + [.U$2]*[.$D$1] + [.$E$1]" office:value-type="float" office:value="1027">
            <text:p>1027</text:p>
          </table:table-cell>
          <table:table-cell table:formula="of:=FLOOR([.$A143]*[.V$2]*[.$F$1]; 1) + [.$A143]*[.$C$1] + [.V$2]*[.$D$1] + [.$E$1]" office:value-type="float" office:value="1064">
            <text:p>1064</text:p>
          </table:table-cell>
          <table:table-cell table:formula="of:=FLOOR([.$A143]*[.W$2]*[.$F$1]; 1) + [.$A143]*[.$C$1] + [.W$2]*[.$D$1] + [.$E$1]" office:value-type="float" office:value="1101">
            <text:p>1101</text:p>
          </table:table-cell>
          <table:table-cell table:formula="of:=FLOOR([.$A143]*[.X$2]*[.$F$1]; 1) + [.$A143]*[.$C$1] + [.X$2]*[.$D$1] + [.$E$1]" office:value-type="float" office:value="1138">
            <text:p>1138</text:p>
          </table:table-cell>
          <table:table-cell table:formula="of:=FLOOR([.$A143]*[.Y$2]*[.$F$1]; 1) + [.$A143]*[.$C$1] + [.Y$2]*[.$D$1] + [.$E$1]" office:value-type="float" office:value="1176">
            <text:p>1176</text:p>
          </table:table-cell>
          <table:table-cell table:formula="of:=FLOOR([.$A143]*[.Z$2]*[.$F$1]; 1) + [.$A143]*[.$C$1] + [.Z$2]*[.$D$1] + [.$E$1]" office:value-type="float" office:value="1213">
            <text:p>1213</text:p>
          </table:table-cell>
          <table:table-cell table:formula="of:=FLOOR([.$A143]*[.AA$2]*[.$F$1]; 1) + [.$A143]*[.$C$1] + [.AA$2]*[.$D$1] + [.$E$1]" office:value-type="float" office:value="1250">
            <text:p>1250</text:p>
          </table:table-cell>
          <table:table-cell table:formula="of:=FLOOR([.$A143]*[.AB$2]*[.$F$1]; 1) + [.$A143]*[.$C$1] + [.AB$2]*[.$D$1] + [.$E$1]" office:value-type="float" office:value="1287">
            <text:p>1287</text:p>
          </table:table-cell>
          <table:table-cell table:formula="of:=FLOOR([.$A143]*[.AC$2]*[.$F$1]; 1) + [.$A143]*[.$C$1] + [.AC$2]*[.$D$1] + [.$E$1]" office:value-type="float" office:value="1325">
            <text:p>1325</text:p>
          </table:table-cell>
          <table:table-cell table:formula="of:=FLOOR([.$A143]*[.AD$2]*[.$F$1]; 1) + [.$A143]*[.$C$1] + [.AD$2]*[.$D$1] + [.$E$1]" office:value-type="float" office:value="1362">
            <text:p>1362</text:p>
          </table:table-cell>
          <table:table-cell table:formula="of:=FLOOR([.$A143]*[.AE$2]*[.$F$1]; 1) + [.$A143]*[.$C$1] + [.AE$2]*[.$D$1] + [.$E$1]" office:value-type="float" office:value="1399">
            <text:p>1399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42">
            <text:p>142</text:p>
          </table:table-cell>
          <table:table-cell table:formula="of:=FLOOR([.$A144]*[.B$2]*[.$F$1]; 1) + [.$A144]*[.$C$1] + [.B$2]*[.$D$1] + [.$E$1]" office:value-type="float" office:value="321">
            <text:p>321</text:p>
          </table:table-cell>
          <table:table-cell table:formula="of:=FLOOR([.$A144]*[.C$2]*[.$F$1]; 1) + [.$A144]*[.$C$1] + [.C$2]*[.$D$1] + [.$E$1]" office:value-type="float" office:value="359">
            <text:p>359</text:p>
          </table:table-cell>
          <table:table-cell table:formula="of:=FLOOR([.$A144]*[.D$2]*[.$F$1]; 1) + [.$A144]*[.$C$1] + [.D$2]*[.$D$1] + [.$E$1]" office:value-type="float" office:value="396">
            <text:p>396</text:p>
          </table:table-cell>
          <table:table-cell table:formula="of:=FLOOR([.$A144]*[.E$2]*[.$F$1]; 1) + [.$A144]*[.$C$1] + [.E$2]*[.$D$1] + [.$E$1]" office:value-type="float" office:value="434">
            <text:p>434</text:p>
          </table:table-cell>
          <table:table-cell table:formula="of:=FLOOR([.$A144]*[.F$2]*[.$F$1]; 1) + [.$A144]*[.$C$1] + [.F$2]*[.$D$1] + [.$E$1]" office:value-type="float" office:value="471">
            <text:p>471</text:p>
          </table:table-cell>
          <table:table-cell table:formula="of:=FLOOR([.$A144]*[.G$2]*[.$F$1]; 1) + [.$A144]*[.$C$1] + [.G$2]*[.$D$1] + [.$E$1]" office:value-type="float" office:value="509">
            <text:p>509</text:p>
          </table:table-cell>
          <table:table-cell table:formula="of:=FLOOR([.$A144]*[.H$2]*[.$F$1]; 1) + [.$A144]*[.$C$1] + [.H$2]*[.$D$1] + [.$E$1]" office:value-type="float" office:value="546">
            <text:p>546</text:p>
          </table:table-cell>
          <table:table-cell table:formula="of:=FLOOR([.$A144]*[.I$2]*[.$F$1]; 1) + [.$A144]*[.$C$1] + [.I$2]*[.$D$1] + [.$E$1]" office:value-type="float" office:value="584">
            <text:p>584</text:p>
          </table:table-cell>
          <table:table-cell table:formula="of:=FLOOR([.$A144]*[.J$2]*[.$F$1]; 1) + [.$A144]*[.$C$1] + [.J$2]*[.$D$1] + [.$E$1]" office:value-type="float" office:value="621">
            <text:p>621</text:p>
          </table:table-cell>
          <table:table-cell table:formula="of:=FLOOR([.$A144]*[.K$2]*[.$F$1]; 1) + [.$A144]*[.$C$1] + [.K$2]*[.$D$1] + [.$E$1]" office:value-type="float" office:value="659">
            <text:p>659</text:p>
          </table:table-cell>
          <table:table-cell table:formula="of:=FLOOR([.$A144]*[.L$2]*[.$F$1]; 1) + [.$A144]*[.$C$1] + [.L$2]*[.$D$1] + [.$E$1]" office:value-type="float" office:value="696">
            <text:p>696</text:p>
          </table:table-cell>
          <table:table-cell table:formula="of:=FLOOR([.$A144]*[.M$2]*[.$F$1]; 1) + [.$A144]*[.$C$1] + [.M$2]*[.$D$1] + [.$E$1]" office:value-type="float" office:value="734">
            <text:p>734</text:p>
          </table:table-cell>
          <table:table-cell table:formula="of:=FLOOR([.$A144]*[.N$2]*[.$F$1]; 1) + [.$A144]*[.$C$1] + [.N$2]*[.$D$1] + [.$E$1]" office:value-type="float" office:value="771">
            <text:p>771</text:p>
          </table:table-cell>
          <table:table-cell table:formula="of:=FLOOR([.$A144]*[.O$2]*[.$F$1]; 1) + [.$A144]*[.$C$1] + [.O$2]*[.$D$1] + [.$E$1]" office:value-type="float" office:value="809">
            <text:p>809</text:p>
          </table:table-cell>
          <table:table-cell table:formula="of:=FLOOR([.$A144]*[.P$2]*[.$F$1]; 1) + [.$A144]*[.$C$1] + [.P$2]*[.$D$1] + [.$E$1]" office:value-type="float" office:value="846">
            <text:p>846</text:p>
          </table:table-cell>
          <table:table-cell table:formula="of:=FLOOR([.$A144]*[.Q$2]*[.$F$1]; 1) + [.$A144]*[.$C$1] + [.Q$2]*[.$D$1] + [.$E$1]" office:value-type="float" office:value="884">
            <text:p>884</text:p>
          </table:table-cell>
          <table:table-cell table:formula="of:=FLOOR([.$A144]*[.R$2]*[.$F$1]; 1) + [.$A144]*[.$C$1] + [.R$2]*[.$D$1] + [.$E$1]" office:value-type="float" office:value="921">
            <text:p>921</text:p>
          </table:table-cell>
          <table:table-cell table:formula="of:=FLOOR([.$A144]*[.S$2]*[.$F$1]; 1) + [.$A144]*[.$C$1] + [.S$2]*[.$D$1] + [.$E$1]" office:value-type="float" office:value="959">
            <text:p>959</text:p>
          </table:table-cell>
          <table:table-cell table:formula="of:=FLOOR([.$A144]*[.T$2]*[.$F$1]; 1) + [.$A144]*[.$C$1] + [.T$2]*[.$D$1] + [.$E$1]" office:value-type="float" office:value="996">
            <text:p>996</text:p>
          </table:table-cell>
          <table:table-cell table:formula="of:=FLOOR([.$A144]*[.U$2]*[.$F$1]; 1) + [.$A144]*[.$C$1] + [.U$2]*[.$D$1] + [.$E$1]" office:value-type="float" office:value="1034">
            <text:p>1034</text:p>
          </table:table-cell>
          <table:table-cell table:formula="of:=FLOOR([.$A144]*[.V$2]*[.$F$1]; 1) + [.$A144]*[.$C$1] + [.V$2]*[.$D$1] + [.$E$1]" office:value-type="float" office:value="1071">
            <text:p>1071</text:p>
          </table:table-cell>
          <table:table-cell table:formula="of:=FLOOR([.$A144]*[.W$2]*[.$F$1]; 1) + [.$A144]*[.$C$1] + [.W$2]*[.$D$1] + [.$E$1]" office:value-type="float" office:value="1109">
            <text:p>1109</text:p>
          </table:table-cell>
          <table:table-cell table:formula="of:=FLOOR([.$A144]*[.X$2]*[.$F$1]; 1) + [.$A144]*[.$C$1] + [.X$2]*[.$D$1] + [.$E$1]" office:value-type="float" office:value="1146">
            <text:p>1146</text:p>
          </table:table-cell>
          <table:table-cell table:formula="of:=FLOOR([.$A144]*[.Y$2]*[.$F$1]; 1) + [.$A144]*[.$C$1] + [.Y$2]*[.$D$1] + [.$E$1]" office:value-type="float" office:value="1184">
            <text:p>1184</text:p>
          </table:table-cell>
          <table:table-cell table:formula="of:=FLOOR([.$A144]*[.Z$2]*[.$F$1]; 1) + [.$A144]*[.$C$1] + [.Z$2]*[.$D$1] + [.$E$1]" office:value-type="float" office:value="1221">
            <text:p>1221</text:p>
          </table:table-cell>
          <table:table-cell table:formula="of:=FLOOR([.$A144]*[.AA$2]*[.$F$1]; 1) + [.$A144]*[.$C$1] + [.AA$2]*[.$D$1] + [.$E$1]" office:value-type="float" office:value="1259">
            <text:p>1259</text:p>
          </table:table-cell>
          <table:table-cell table:formula="of:=FLOOR([.$A144]*[.AB$2]*[.$F$1]; 1) + [.$A144]*[.$C$1] + [.AB$2]*[.$D$1] + [.$E$1]" office:value-type="float" office:value="1296">
            <text:p>1296</text:p>
          </table:table-cell>
          <table:table-cell table:formula="of:=FLOOR([.$A144]*[.AC$2]*[.$F$1]; 1) + [.$A144]*[.$C$1] + [.AC$2]*[.$D$1] + [.$E$1]" office:value-type="float" office:value="1334">
            <text:p>1334</text:p>
          </table:table-cell>
          <table:table-cell table:formula="of:=FLOOR([.$A144]*[.AD$2]*[.$F$1]; 1) + [.$A144]*[.$C$1] + [.AD$2]*[.$D$1] + [.$E$1]" office:value-type="float" office:value="1371">
            <text:p>1371</text:p>
          </table:table-cell>
          <table:table-cell table:formula="of:=FLOOR([.$A144]*[.AE$2]*[.$F$1]; 1) + [.$A144]*[.$C$1] + [.AE$2]*[.$D$1] + [.$E$1]" office:value-type="float" office:value="1409">
            <text:p>1409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43">
            <text:p>143</text:p>
          </table:table-cell>
          <table:table-cell table:formula="of:=FLOOR([.$A145]*[.B$2]*[.$F$1]; 1) + [.$A145]*[.$C$1] + [.B$2]*[.$D$1] + [.$E$1]" office:value-type="float" office:value="323">
            <text:p>323</text:p>
          </table:table-cell>
          <table:table-cell table:formula="of:=FLOOR([.$A145]*[.C$2]*[.$F$1]; 1) + [.$A145]*[.$C$1] + [.C$2]*[.$D$1] + [.$E$1]" office:value-type="float" office:value="361">
            <text:p>361</text:p>
          </table:table-cell>
          <table:table-cell table:formula="of:=FLOOR([.$A145]*[.D$2]*[.$F$1]; 1) + [.$A145]*[.$C$1] + [.D$2]*[.$D$1] + [.$E$1]" office:value-type="float" office:value="399">
            <text:p>399</text:p>
          </table:table-cell>
          <table:table-cell table:formula="of:=FLOOR([.$A145]*[.E$2]*[.$F$1]; 1) + [.$A145]*[.$C$1] + [.E$2]*[.$D$1] + [.$E$1]" office:value-type="float" office:value="437">
            <text:p>437</text:p>
          </table:table-cell>
          <table:table-cell table:formula="of:=FLOOR([.$A145]*[.F$2]*[.$F$1]; 1) + [.$A145]*[.$C$1] + [.F$2]*[.$D$1] + [.$E$1]" office:value-type="float" office:value="474">
            <text:p>474</text:p>
          </table:table-cell>
          <table:table-cell table:formula="of:=FLOOR([.$A145]*[.G$2]*[.$F$1]; 1) + [.$A145]*[.$C$1] + [.G$2]*[.$D$1] + [.$E$1]" office:value-type="float" office:value="512">
            <text:p>512</text:p>
          </table:table-cell>
          <table:table-cell table:formula="of:=FLOOR([.$A145]*[.H$2]*[.$F$1]; 1) + [.$A145]*[.$C$1] + [.H$2]*[.$D$1] + [.$E$1]" office:value-type="float" office:value="550">
            <text:p>550</text:p>
          </table:table-cell>
          <table:table-cell table:formula="of:=FLOOR([.$A145]*[.I$2]*[.$F$1]; 1) + [.$A145]*[.$C$1] + [.I$2]*[.$D$1] + [.$E$1]" office:value-type="float" office:value="588">
            <text:p>588</text:p>
          </table:table-cell>
          <table:table-cell table:formula="of:=FLOOR([.$A145]*[.J$2]*[.$F$1]; 1) + [.$A145]*[.$C$1] + [.J$2]*[.$D$1] + [.$E$1]" office:value-type="float" office:value="625">
            <text:p>625</text:p>
          </table:table-cell>
          <table:table-cell table:formula="of:=FLOOR([.$A145]*[.K$2]*[.$F$1]; 1) + [.$A145]*[.$C$1] + [.K$2]*[.$D$1] + [.$E$1]" office:value-type="float" office:value="663">
            <text:p>663</text:p>
          </table:table-cell>
          <table:table-cell table:formula="of:=FLOOR([.$A145]*[.L$2]*[.$F$1]; 1) + [.$A145]*[.$C$1] + [.L$2]*[.$D$1] + [.$E$1]" office:value-type="float" office:value="701">
            <text:p>701</text:p>
          </table:table-cell>
          <table:table-cell table:formula="of:=FLOOR([.$A145]*[.M$2]*[.$F$1]; 1) + [.$A145]*[.$C$1] + [.M$2]*[.$D$1] + [.$E$1]" office:value-type="float" office:value="739">
            <text:p>739</text:p>
          </table:table-cell>
          <table:table-cell table:formula="of:=FLOOR([.$A145]*[.N$2]*[.$F$1]; 1) + [.$A145]*[.$C$1] + [.N$2]*[.$D$1] + [.$E$1]" office:value-type="float" office:value="776">
            <text:p>776</text:p>
          </table:table-cell>
          <table:table-cell table:formula="of:=FLOOR([.$A145]*[.O$2]*[.$F$1]; 1) + [.$A145]*[.$C$1] + [.O$2]*[.$D$1] + [.$E$1]" office:value-type="float" office:value="814">
            <text:p>814</text:p>
          </table:table-cell>
          <table:table-cell table:formula="of:=FLOOR([.$A145]*[.P$2]*[.$F$1]; 1) + [.$A145]*[.$C$1] + [.P$2]*[.$D$1] + [.$E$1]" office:value-type="float" office:value="852">
            <text:p>852</text:p>
          </table:table-cell>
          <table:table-cell table:formula="of:=FLOOR([.$A145]*[.Q$2]*[.$F$1]; 1) + [.$A145]*[.$C$1] + [.Q$2]*[.$D$1] + [.$E$1]" office:value-type="float" office:value="890">
            <text:p>890</text:p>
          </table:table-cell>
          <table:table-cell table:formula="of:=FLOOR([.$A145]*[.R$2]*[.$F$1]; 1) + [.$A145]*[.$C$1] + [.R$2]*[.$D$1] + [.$E$1]" office:value-type="float" office:value="927">
            <text:p>927</text:p>
          </table:table-cell>
          <table:table-cell table:formula="of:=FLOOR([.$A145]*[.S$2]*[.$F$1]; 1) + [.$A145]*[.$C$1] + [.S$2]*[.$D$1] + [.$E$1]" office:value-type="float" office:value="965">
            <text:p>965</text:p>
          </table:table-cell>
          <table:table-cell table:formula="of:=FLOOR([.$A145]*[.T$2]*[.$F$1]; 1) + [.$A145]*[.$C$1] + [.T$2]*[.$D$1] + [.$E$1]" office:value-type="float" office:value="1003">
            <text:p>1003</text:p>
          </table:table-cell>
          <table:table-cell table:formula="of:=FLOOR([.$A145]*[.U$2]*[.$F$1]; 1) + [.$A145]*[.$C$1] + [.U$2]*[.$D$1] + [.$E$1]" office:value-type="float" office:value="1041">
            <text:p>1041</text:p>
          </table:table-cell>
          <table:table-cell table:formula="of:=FLOOR([.$A145]*[.V$2]*[.$F$1]; 1) + [.$A145]*[.$C$1] + [.V$2]*[.$D$1] + [.$E$1]" office:value-type="float" office:value="1078">
            <text:p>1078</text:p>
          </table:table-cell>
          <table:table-cell table:formula="of:=FLOOR([.$A145]*[.W$2]*[.$F$1]; 1) + [.$A145]*[.$C$1] + [.W$2]*[.$D$1] + [.$E$1]" office:value-type="float" office:value="1116">
            <text:p>1116</text:p>
          </table:table-cell>
          <table:table-cell table:formula="of:=FLOOR([.$A145]*[.X$2]*[.$F$1]; 1) + [.$A145]*[.$C$1] + [.X$2]*[.$D$1] + [.$E$1]" office:value-type="float" office:value="1154">
            <text:p>1154</text:p>
          </table:table-cell>
          <table:table-cell table:formula="of:=FLOOR([.$A145]*[.Y$2]*[.$F$1]; 1) + [.$A145]*[.$C$1] + [.Y$2]*[.$D$1] + [.$E$1]" office:value-type="float" office:value="1192">
            <text:p>1192</text:p>
          </table:table-cell>
          <table:table-cell table:formula="of:=FLOOR([.$A145]*[.Z$2]*[.$F$1]; 1) + [.$A145]*[.$C$1] + [.Z$2]*[.$D$1] + [.$E$1]" office:value-type="float" office:value="1229">
            <text:p>1229</text:p>
          </table:table-cell>
          <table:table-cell table:formula="of:=FLOOR([.$A145]*[.AA$2]*[.$F$1]; 1) + [.$A145]*[.$C$1] + [.AA$2]*[.$D$1] + [.$E$1]" office:value-type="float" office:value="1267">
            <text:p>1267</text:p>
          </table:table-cell>
          <table:table-cell table:formula="of:=FLOOR([.$A145]*[.AB$2]*[.$F$1]; 1) + [.$A145]*[.$C$1] + [.AB$2]*[.$D$1] + [.$E$1]" office:value-type="float" office:value="1305">
            <text:p>1305</text:p>
          </table:table-cell>
          <table:table-cell table:formula="of:=FLOOR([.$A145]*[.AC$2]*[.$F$1]; 1) + [.$A145]*[.$C$1] + [.AC$2]*[.$D$1] + [.$E$1]" office:value-type="float" office:value="1343">
            <text:p>1343</text:p>
          </table:table-cell>
          <table:table-cell table:formula="of:=FLOOR([.$A145]*[.AD$2]*[.$F$1]; 1) + [.$A145]*[.$C$1] + [.AD$2]*[.$D$1] + [.$E$1]" office:value-type="float" office:value="1380">
            <text:p>1380</text:p>
          </table:table-cell>
          <table:table-cell table:formula="of:=FLOOR([.$A145]*[.AE$2]*[.$F$1]; 1) + [.$A145]*[.$C$1] + [.AE$2]*[.$D$1] + [.$E$1]" office:value-type="float" office:value="1418">
            <text:p>1418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44">
            <text:p>144</text:p>
          </table:table-cell>
          <table:table-cell table:formula="of:=FLOOR([.$A146]*[.B$2]*[.$F$1]; 1) + [.$A146]*[.$C$1] + [.B$2]*[.$D$1] + [.$E$1]" office:value-type="float" office:value="326">
            <text:p>326</text:p>
          </table:table-cell>
          <table:table-cell table:formula="of:=FLOOR([.$A146]*[.C$2]*[.$F$1]; 1) + [.$A146]*[.$C$1] + [.C$2]*[.$D$1] + [.$E$1]" office:value-type="float" office:value="364">
            <text:p>364</text:p>
          </table:table-cell>
          <table:table-cell table:formula="of:=FLOOR([.$A146]*[.D$2]*[.$F$1]; 1) + [.$A146]*[.$C$1] + [.D$2]*[.$D$1] + [.$E$1]" office:value-type="float" office:value="402">
            <text:p>402</text:p>
          </table:table-cell>
          <table:table-cell table:formula="of:=FLOOR([.$A146]*[.E$2]*[.$F$1]; 1) + [.$A146]*[.$C$1] + [.E$2]*[.$D$1] + [.$E$1]" office:value-type="float" office:value="440">
            <text:p>440</text:p>
          </table:table-cell>
          <table:table-cell table:formula="of:=FLOOR([.$A146]*[.F$2]*[.$F$1]; 1) + [.$A146]*[.$C$1] + [.F$2]*[.$D$1] + [.$E$1]" office:value-type="float" office:value="478">
            <text:p>478</text:p>
          </table:table-cell>
          <table:table-cell table:formula="of:=FLOOR([.$A146]*[.G$2]*[.$F$1]; 1) + [.$A146]*[.$C$1] + [.G$2]*[.$D$1] + [.$E$1]" office:value-type="float" office:value="516">
            <text:p>516</text:p>
          </table:table-cell>
          <table:table-cell table:formula="of:=FLOOR([.$A146]*[.H$2]*[.$F$1]; 1) + [.$A146]*[.$C$1] + [.H$2]*[.$D$1] + [.$E$1]" office:value-type="float" office:value="554">
            <text:p>554</text:p>
          </table:table-cell>
          <table:table-cell table:formula="of:=FLOOR([.$A146]*[.I$2]*[.$F$1]; 1) + [.$A146]*[.$C$1] + [.I$2]*[.$D$1] + [.$E$1]" office:value-type="float" office:value="592">
            <text:p>592</text:p>
          </table:table-cell>
          <table:table-cell table:formula="of:=FLOOR([.$A146]*[.J$2]*[.$F$1]; 1) + [.$A146]*[.$C$1] + [.J$2]*[.$D$1] + [.$E$1]" office:value-type="float" office:value="630">
            <text:p>630</text:p>
          </table:table-cell>
          <table:table-cell table:formula="of:=FLOOR([.$A146]*[.K$2]*[.$F$1]; 1) + [.$A146]*[.$C$1] + [.K$2]*[.$D$1] + [.$E$1]" office:value-type="float" office:value="668">
            <text:p>668</text:p>
          </table:table-cell>
          <table:table-cell table:formula="of:=FLOOR([.$A146]*[.L$2]*[.$F$1]; 1) + [.$A146]*[.$C$1] + [.L$2]*[.$D$1] + [.$E$1]" office:value-type="float" office:value="706">
            <text:p>706</text:p>
          </table:table-cell>
          <table:table-cell table:formula="of:=FLOOR([.$A146]*[.M$2]*[.$F$1]; 1) + [.$A146]*[.$C$1] + [.M$2]*[.$D$1] + [.$E$1]" office:value-type="float" office:value="744">
            <text:p>744</text:p>
          </table:table-cell>
          <table:table-cell table:formula="of:=FLOOR([.$A146]*[.N$2]*[.$F$1]; 1) + [.$A146]*[.$C$1] + [.N$2]*[.$D$1] + [.$E$1]" office:value-type="float" office:value="782">
            <text:p>782</text:p>
          </table:table-cell>
          <table:table-cell table:formula="of:=FLOOR([.$A146]*[.O$2]*[.$F$1]; 1) + [.$A146]*[.$C$1] + [.O$2]*[.$D$1] + [.$E$1]" office:value-type="float" office:value="820">
            <text:p>820</text:p>
          </table:table-cell>
          <table:table-cell table:formula="of:=FLOOR([.$A146]*[.P$2]*[.$F$1]; 1) + [.$A146]*[.$C$1] + [.P$2]*[.$D$1] + [.$E$1]" office:value-type="float" office:value="858">
            <text:p>858</text:p>
          </table:table-cell>
          <table:table-cell table:formula="of:=FLOOR([.$A146]*[.Q$2]*[.$F$1]; 1) + [.$A146]*[.$C$1] + [.Q$2]*[.$D$1] + [.$E$1]" office:value-type="float" office:value="896">
            <text:p>896</text:p>
          </table:table-cell>
          <table:table-cell table:formula="of:=FLOOR([.$A146]*[.R$2]*[.$F$1]; 1) + [.$A146]*[.$C$1] + [.R$2]*[.$D$1] + [.$E$1]" office:value-type="float" office:value="934">
            <text:p>934</text:p>
          </table:table-cell>
          <table:table-cell table:formula="of:=FLOOR([.$A146]*[.S$2]*[.$F$1]; 1) + [.$A146]*[.$C$1] + [.S$2]*[.$D$1] + [.$E$1]" office:value-type="float" office:value="972">
            <text:p>972</text:p>
          </table:table-cell>
          <table:table-cell table:formula="of:=FLOOR([.$A146]*[.T$2]*[.$F$1]; 1) + [.$A146]*[.$C$1] + [.T$2]*[.$D$1] + [.$E$1]" office:value-type="float" office:value="1010">
            <text:p>1010</text:p>
          </table:table-cell>
          <table:table-cell table:formula="of:=FLOOR([.$A146]*[.U$2]*[.$F$1]; 1) + [.$A146]*[.$C$1] + [.U$2]*[.$D$1] + [.$E$1]" office:value-type="float" office:value="1048">
            <text:p>1048</text:p>
          </table:table-cell>
          <table:table-cell table:formula="of:=FLOOR([.$A146]*[.V$2]*[.$F$1]; 1) + [.$A146]*[.$C$1] + [.V$2]*[.$D$1] + [.$E$1]" office:value-type="float" office:value="1086">
            <text:p>1086</text:p>
          </table:table-cell>
          <table:table-cell table:formula="of:=FLOOR([.$A146]*[.W$2]*[.$F$1]; 1) + [.$A146]*[.$C$1] + [.W$2]*[.$D$1] + [.$E$1]" office:value-type="float" office:value="1124">
            <text:p>1124</text:p>
          </table:table-cell>
          <table:table-cell table:formula="of:=FLOOR([.$A146]*[.X$2]*[.$F$1]; 1) + [.$A146]*[.$C$1] + [.X$2]*[.$D$1] + [.$E$1]" office:value-type="float" office:value="1162">
            <text:p>1162</text:p>
          </table:table-cell>
          <table:table-cell table:formula="of:=FLOOR([.$A146]*[.Y$2]*[.$F$1]; 1) + [.$A146]*[.$C$1] + [.Y$2]*[.$D$1] + [.$E$1]" office:value-type="float" office:value="1200">
            <text:p>1200</text:p>
          </table:table-cell>
          <table:table-cell table:formula="of:=FLOOR([.$A146]*[.Z$2]*[.$F$1]; 1) + [.$A146]*[.$C$1] + [.Z$2]*[.$D$1] + [.$E$1]" office:value-type="float" office:value="1238">
            <text:p>1238</text:p>
          </table:table-cell>
          <table:table-cell table:formula="of:=FLOOR([.$A146]*[.AA$2]*[.$F$1]; 1) + [.$A146]*[.$C$1] + [.AA$2]*[.$D$1] + [.$E$1]" office:value-type="float" office:value="1276">
            <text:p>1276</text:p>
          </table:table-cell>
          <table:table-cell table:formula="of:=FLOOR([.$A146]*[.AB$2]*[.$F$1]; 1) + [.$A146]*[.$C$1] + [.AB$2]*[.$D$1] + [.$E$1]" office:value-type="float" office:value="1314">
            <text:p>1314</text:p>
          </table:table-cell>
          <table:table-cell table:formula="of:=FLOOR([.$A146]*[.AC$2]*[.$F$1]; 1) + [.$A146]*[.$C$1] + [.AC$2]*[.$D$1] + [.$E$1]" office:value-type="float" office:value="1352">
            <text:p>1352</text:p>
          </table:table-cell>
          <table:table-cell table:formula="of:=FLOOR([.$A146]*[.AD$2]*[.$F$1]; 1) + [.$A146]*[.$C$1] + [.AD$2]*[.$D$1] + [.$E$1]" office:value-type="float" office:value="1390">
            <text:p>1390</text:p>
          </table:table-cell>
          <table:table-cell table:formula="of:=FLOOR([.$A146]*[.AE$2]*[.$F$1]; 1) + [.$A146]*[.$C$1] + [.AE$2]*[.$D$1] + [.$E$1]" office:value-type="float" office:value="1428">
            <text:p>1428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45">
            <text:p>145</text:p>
          </table:table-cell>
          <table:table-cell table:formula="of:=FLOOR([.$A147]*[.B$2]*[.$F$1]; 1) + [.$A147]*[.$C$1] + [.B$2]*[.$D$1] + [.$E$1]" office:value-type="float" office:value="328">
            <text:p>328</text:p>
          </table:table-cell>
          <table:table-cell table:formula="of:=FLOOR([.$A147]*[.C$2]*[.$F$1]; 1) + [.$A147]*[.$C$1] + [.C$2]*[.$D$1] + [.$E$1]" office:value-type="float" office:value="366">
            <text:p>366</text:p>
          </table:table-cell>
          <table:table-cell table:formula="of:=FLOOR([.$A147]*[.D$2]*[.$F$1]; 1) + [.$A147]*[.$C$1] + [.D$2]*[.$D$1] + [.$E$1]" office:value-type="float" office:value="404">
            <text:p>404</text:p>
          </table:table-cell>
          <table:table-cell table:formula="of:=FLOOR([.$A147]*[.E$2]*[.$F$1]; 1) + [.$A147]*[.$C$1] + [.E$2]*[.$D$1] + [.$E$1]" office:value-type="float" office:value="443">
            <text:p>443</text:p>
          </table:table-cell>
          <table:table-cell table:formula="of:=FLOOR([.$A147]*[.F$2]*[.$F$1]; 1) + [.$A147]*[.$C$1] + [.F$2]*[.$D$1] + [.$E$1]" office:value-type="float" office:value="481">
            <text:p>481</text:p>
          </table:table-cell>
          <table:table-cell table:formula="of:=FLOOR([.$A147]*[.G$2]*[.$F$1]; 1) + [.$A147]*[.$C$1] + [.G$2]*[.$D$1] + [.$E$1]" office:value-type="float" office:value="519">
            <text:p>519</text:p>
          </table:table-cell>
          <table:table-cell table:formula="of:=FLOOR([.$A147]*[.H$2]*[.$F$1]; 1) + [.$A147]*[.$C$1] + [.H$2]*[.$D$1] + [.$E$1]" office:value-type="float" office:value="557">
            <text:p>557</text:p>
          </table:table-cell>
          <table:table-cell table:formula="of:=FLOOR([.$A147]*[.I$2]*[.$F$1]; 1) + [.$A147]*[.$C$1] + [.I$2]*[.$D$1] + [.$E$1]" office:value-type="float" office:value="596">
            <text:p>596</text:p>
          </table:table-cell>
          <table:table-cell table:formula="of:=FLOOR([.$A147]*[.J$2]*[.$F$1]; 1) + [.$A147]*[.$C$1] + [.J$2]*[.$D$1] + [.$E$1]" office:value-type="float" office:value="634">
            <text:p>634</text:p>
          </table:table-cell>
          <table:table-cell table:formula="of:=FLOOR([.$A147]*[.K$2]*[.$F$1]; 1) + [.$A147]*[.$C$1] + [.K$2]*[.$D$1] + [.$E$1]" office:value-type="float" office:value="672">
            <text:p>672</text:p>
          </table:table-cell>
          <table:table-cell table:formula="of:=FLOOR([.$A147]*[.L$2]*[.$F$1]; 1) + [.$A147]*[.$C$1] + [.L$2]*[.$D$1] + [.$E$1]" office:value-type="float" office:value="710">
            <text:p>710</text:p>
          </table:table-cell>
          <table:table-cell table:formula="of:=FLOOR([.$A147]*[.M$2]*[.$F$1]; 1) + [.$A147]*[.$C$1] + [.M$2]*[.$D$1] + [.$E$1]" office:value-type="float" office:value="749">
            <text:p>749</text:p>
          </table:table-cell>
          <table:table-cell table:formula="of:=FLOOR([.$A147]*[.N$2]*[.$F$1]; 1) + [.$A147]*[.$C$1] + [.N$2]*[.$D$1] + [.$E$1]" office:value-type="float" office:value="787">
            <text:p>787</text:p>
          </table:table-cell>
          <table:table-cell table:formula="of:=FLOOR([.$A147]*[.O$2]*[.$F$1]; 1) + [.$A147]*[.$C$1] + [.O$2]*[.$D$1] + [.$E$1]" office:value-type="float" office:value="825">
            <text:p>825</text:p>
          </table:table-cell>
          <table:table-cell table:formula="of:=FLOOR([.$A147]*[.P$2]*[.$F$1]; 1) + [.$A147]*[.$C$1] + [.P$2]*[.$D$1] + [.$E$1]" office:value-type="float" office:value="863">
            <text:p>863</text:p>
          </table:table-cell>
          <table:table-cell table:formula="of:=FLOOR([.$A147]*[.Q$2]*[.$F$1]; 1) + [.$A147]*[.$C$1] + [.Q$2]*[.$D$1] + [.$E$1]" office:value-type="float" office:value="902">
            <text:p>902</text:p>
          </table:table-cell>
          <table:table-cell table:formula="of:=FLOOR([.$A147]*[.R$2]*[.$F$1]; 1) + [.$A147]*[.$C$1] + [.R$2]*[.$D$1] + [.$E$1]" office:value-type="float" office:value="940">
            <text:p>940</text:p>
          </table:table-cell>
          <table:table-cell table:formula="of:=FLOOR([.$A147]*[.S$2]*[.$F$1]; 1) + [.$A147]*[.$C$1] + [.S$2]*[.$D$1] + [.$E$1]" office:value-type="float" office:value="978">
            <text:p>978</text:p>
          </table:table-cell>
          <table:table-cell table:formula="of:=FLOOR([.$A147]*[.T$2]*[.$F$1]; 1) + [.$A147]*[.$C$1] + [.T$2]*[.$D$1] + [.$E$1]" office:value-type="float" office:value="1016">
            <text:p>1016</text:p>
          </table:table-cell>
          <table:table-cell table:formula="of:=FLOOR([.$A147]*[.U$2]*[.$F$1]; 1) + [.$A147]*[.$C$1] + [.U$2]*[.$D$1] + [.$E$1]" office:value-type="float" office:value="1055">
            <text:p>1055</text:p>
          </table:table-cell>
          <table:table-cell table:formula="of:=FLOOR([.$A147]*[.V$2]*[.$F$1]; 1) + [.$A147]*[.$C$1] + [.V$2]*[.$D$1] + [.$E$1]" office:value-type="float" office:value="1093">
            <text:p>1093</text:p>
          </table:table-cell>
          <table:table-cell table:formula="of:=FLOOR([.$A147]*[.W$2]*[.$F$1]; 1) + [.$A147]*[.$C$1] + [.W$2]*[.$D$1] + [.$E$1]" office:value-type="float" office:value="1131">
            <text:p>1131</text:p>
          </table:table-cell>
          <table:table-cell table:formula="of:=FLOOR([.$A147]*[.X$2]*[.$F$1]; 1) + [.$A147]*[.$C$1] + [.X$2]*[.$D$1] + [.$E$1]" office:value-type="float" office:value="1169">
            <text:p>1169</text:p>
          </table:table-cell>
          <table:table-cell table:formula="of:=FLOOR([.$A147]*[.Y$2]*[.$F$1]; 1) + [.$A147]*[.$C$1] + [.Y$2]*[.$D$1] + [.$E$1]" office:value-type="float" office:value="1208">
            <text:p>1208</text:p>
          </table:table-cell>
          <table:table-cell table:formula="of:=FLOOR([.$A147]*[.Z$2]*[.$F$1]; 1) + [.$A147]*[.$C$1] + [.Z$2]*[.$D$1] + [.$E$1]" office:value-type="float" office:value="1246">
            <text:p>1246</text:p>
          </table:table-cell>
          <table:table-cell table:formula="of:=FLOOR([.$A147]*[.AA$2]*[.$F$1]; 1) + [.$A147]*[.$C$1] + [.AA$2]*[.$D$1] + [.$E$1]" office:value-type="float" office:value="1284">
            <text:p>1284</text:p>
          </table:table-cell>
          <table:table-cell table:formula="of:=FLOOR([.$A147]*[.AB$2]*[.$F$1]; 1) + [.$A147]*[.$C$1] + [.AB$2]*[.$D$1] + [.$E$1]" office:value-type="float" office:value="1322">
            <text:p>1322</text:p>
          </table:table-cell>
          <table:table-cell table:formula="of:=FLOOR([.$A147]*[.AC$2]*[.$F$1]; 1) + [.$A147]*[.$C$1] + [.AC$2]*[.$D$1] + [.$E$1]" office:value-type="float" office:value="1361">
            <text:p>1361</text:p>
          </table:table-cell>
          <table:table-cell table:formula="of:=FLOOR([.$A147]*[.AD$2]*[.$F$1]; 1) + [.$A147]*[.$C$1] + [.AD$2]*[.$D$1] + [.$E$1]" office:value-type="float" office:value="1399">
            <text:p>1399</text:p>
          </table:table-cell>
          <table:table-cell table:formula="of:=FLOOR([.$A147]*[.AE$2]*[.$F$1]; 1) + [.$A147]*[.$C$1] + [.AE$2]*[.$D$1] + [.$E$1]" office:value-type="float" office:value="1437">
            <text:p>1437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46">
            <text:p>146</text:p>
          </table:table-cell>
          <table:table-cell table:formula="of:=FLOOR([.$A148]*[.B$2]*[.$F$1]; 1) + [.$A148]*[.$C$1] + [.B$2]*[.$D$1] + [.$E$1]" office:value-type="float" office:value="330">
            <text:p>330</text:p>
          </table:table-cell>
          <table:table-cell table:formula="of:=FLOOR([.$A148]*[.C$2]*[.$F$1]; 1) + [.$A148]*[.$C$1] + [.C$2]*[.$D$1] + [.$E$1]" office:value-type="float" office:value="369">
            <text:p>369</text:p>
          </table:table-cell>
          <table:table-cell table:formula="of:=FLOOR([.$A148]*[.D$2]*[.$F$1]; 1) + [.$A148]*[.$C$1] + [.D$2]*[.$D$1] + [.$E$1]" office:value-type="float" office:value="407">
            <text:p>407</text:p>
          </table:table-cell>
          <table:table-cell table:formula="of:=FLOOR([.$A148]*[.E$2]*[.$F$1]; 1) + [.$A148]*[.$C$1] + [.E$2]*[.$D$1] + [.$E$1]" office:value-type="float" office:value="446">
            <text:p>446</text:p>
          </table:table-cell>
          <table:table-cell table:formula="of:=FLOOR([.$A148]*[.F$2]*[.$F$1]; 1) + [.$A148]*[.$C$1] + [.F$2]*[.$D$1] + [.$E$1]" office:value-type="float" office:value="484">
            <text:p>484</text:p>
          </table:table-cell>
          <table:table-cell table:formula="of:=FLOOR([.$A148]*[.G$2]*[.$F$1]; 1) + [.$A148]*[.$C$1] + [.G$2]*[.$D$1] + [.$E$1]" office:value-type="float" office:value="523">
            <text:p>523</text:p>
          </table:table-cell>
          <table:table-cell table:formula="of:=FLOOR([.$A148]*[.H$2]*[.$F$1]; 1) + [.$A148]*[.$C$1] + [.H$2]*[.$D$1] + [.$E$1]" office:value-type="float" office:value="561">
            <text:p>561</text:p>
          </table:table-cell>
          <table:table-cell table:formula="of:=FLOOR([.$A148]*[.I$2]*[.$F$1]; 1) + [.$A148]*[.$C$1] + [.I$2]*[.$D$1] + [.$E$1]" office:value-type="float" office:value="600">
            <text:p>600</text:p>
          </table:table-cell>
          <table:table-cell table:formula="of:=FLOOR([.$A148]*[.J$2]*[.$F$1]; 1) + [.$A148]*[.$C$1] + [.J$2]*[.$D$1] + [.$E$1]" office:value-type="float" office:value="638">
            <text:p>638</text:p>
          </table:table-cell>
          <table:table-cell table:formula="of:=FLOOR([.$A148]*[.K$2]*[.$F$1]; 1) + [.$A148]*[.$C$1] + [.K$2]*[.$D$1] + [.$E$1]" office:value-type="float" office:value="677">
            <text:p>677</text:p>
          </table:table-cell>
          <table:table-cell table:formula="of:=FLOOR([.$A148]*[.L$2]*[.$F$1]; 1) + [.$A148]*[.$C$1] + [.L$2]*[.$D$1] + [.$E$1]" office:value-type="float" office:value="715">
            <text:p>715</text:p>
          </table:table-cell>
          <table:table-cell table:formula="of:=FLOOR([.$A148]*[.M$2]*[.$F$1]; 1) + [.$A148]*[.$C$1] + [.M$2]*[.$D$1] + [.$E$1]" office:value-type="float" office:value="754">
            <text:p>754</text:p>
          </table:table-cell>
          <table:table-cell table:formula="of:=FLOOR([.$A148]*[.N$2]*[.$F$1]; 1) + [.$A148]*[.$C$1] + [.N$2]*[.$D$1] + [.$E$1]" office:value-type="float" office:value="792">
            <text:p>792</text:p>
          </table:table-cell>
          <table:table-cell table:formula="of:=FLOOR([.$A148]*[.O$2]*[.$F$1]; 1) + [.$A148]*[.$C$1] + [.O$2]*[.$D$1] + [.$E$1]" office:value-type="float" office:value="831">
            <text:p>831</text:p>
          </table:table-cell>
          <table:table-cell table:formula="of:=FLOOR([.$A148]*[.P$2]*[.$F$1]; 1) + [.$A148]*[.$C$1] + [.P$2]*[.$D$1] + [.$E$1]" office:value-type="float" office:value="869">
            <text:p>869</text:p>
          </table:table-cell>
          <table:table-cell table:formula="of:=FLOOR([.$A148]*[.Q$2]*[.$F$1]; 1) + [.$A148]*[.$C$1] + [.Q$2]*[.$D$1] + [.$E$1]" office:value-type="float" office:value="908">
            <text:p>908</text:p>
          </table:table-cell>
          <table:table-cell table:formula="of:=FLOOR([.$A148]*[.R$2]*[.$F$1]; 1) + [.$A148]*[.$C$1] + [.R$2]*[.$D$1] + [.$E$1]" office:value-type="float" office:value="946">
            <text:p>946</text:p>
          </table:table-cell>
          <table:table-cell table:formula="of:=FLOOR([.$A148]*[.S$2]*[.$F$1]; 1) + [.$A148]*[.$C$1] + [.S$2]*[.$D$1] + [.$E$1]" office:value-type="float" office:value="985">
            <text:p>985</text:p>
          </table:table-cell>
          <table:table-cell table:formula="of:=FLOOR([.$A148]*[.T$2]*[.$F$1]; 1) + [.$A148]*[.$C$1] + [.T$2]*[.$D$1] + [.$E$1]" office:value-type="float" office:value="1023">
            <text:p>1023</text:p>
          </table:table-cell>
          <table:table-cell table:formula="of:=FLOOR([.$A148]*[.U$2]*[.$F$1]; 1) + [.$A148]*[.$C$1] + [.U$2]*[.$D$1] + [.$E$1]" office:value-type="float" office:value="1062">
            <text:p>1062</text:p>
          </table:table-cell>
          <table:table-cell table:formula="of:=FLOOR([.$A148]*[.V$2]*[.$F$1]; 1) + [.$A148]*[.$C$1] + [.V$2]*[.$D$1] + [.$E$1]" office:value-type="float" office:value="1100">
            <text:p>1100</text:p>
          </table:table-cell>
          <table:table-cell table:formula="of:=FLOOR([.$A148]*[.W$2]*[.$F$1]; 1) + [.$A148]*[.$C$1] + [.W$2]*[.$D$1] + [.$E$1]" office:value-type="float" office:value="1139">
            <text:p>1139</text:p>
          </table:table-cell>
          <table:table-cell table:formula="of:=FLOOR([.$A148]*[.X$2]*[.$F$1]; 1) + [.$A148]*[.$C$1] + [.X$2]*[.$D$1] + [.$E$1]" office:value-type="float" office:value="1177">
            <text:p>1177</text:p>
          </table:table-cell>
          <table:table-cell table:formula="of:=FLOOR([.$A148]*[.Y$2]*[.$F$1]; 1) + [.$A148]*[.$C$1] + [.Y$2]*[.$D$1] + [.$E$1]" office:value-type="float" office:value="1216">
            <text:p>1216</text:p>
          </table:table-cell>
          <table:table-cell table:formula="of:=FLOOR([.$A148]*[.Z$2]*[.$F$1]; 1) + [.$A148]*[.$C$1] + [.Z$2]*[.$D$1] + [.$E$1]" office:value-type="float" office:value="1254">
            <text:p>1254</text:p>
          </table:table-cell>
          <table:table-cell table:formula="of:=FLOOR([.$A148]*[.AA$2]*[.$F$1]; 1) + [.$A148]*[.$C$1] + [.AA$2]*[.$D$1] + [.$E$1]" office:value-type="float" office:value="1293">
            <text:p>1293</text:p>
          </table:table-cell>
          <table:table-cell table:formula="of:=FLOOR([.$A148]*[.AB$2]*[.$F$1]; 1) + [.$A148]*[.$C$1] + [.AB$2]*[.$D$1] + [.$E$1]" office:value-type="float" office:value="1331">
            <text:p>1331</text:p>
          </table:table-cell>
          <table:table-cell table:formula="of:=FLOOR([.$A148]*[.AC$2]*[.$F$1]; 1) + [.$A148]*[.$C$1] + [.AC$2]*[.$D$1] + [.$E$1]" office:value-type="float" office:value="1370">
            <text:p>1370</text:p>
          </table:table-cell>
          <table:table-cell table:formula="of:=FLOOR([.$A148]*[.AD$2]*[.$F$1]; 1) + [.$A148]*[.$C$1] + [.AD$2]*[.$D$1] + [.$E$1]" office:value-type="float" office:value="1408">
            <text:p>1408</text:p>
          </table:table-cell>
          <table:table-cell table:formula="of:=FLOOR([.$A148]*[.AE$2]*[.$F$1]; 1) + [.$A148]*[.$C$1] + [.AE$2]*[.$D$1] + [.$E$1]" office:value-type="float" office:value="1447">
            <text:p>1447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47">
            <text:p>147</text:p>
          </table:table-cell>
          <table:table-cell table:formula="of:=FLOOR([.$A149]*[.B$2]*[.$F$1]; 1) + [.$A149]*[.$C$1] + [.B$2]*[.$D$1] + [.$E$1]" office:value-type="float" office:value="332">
            <text:p>332</text:p>
          </table:table-cell>
          <table:table-cell table:formula="of:=FLOOR([.$A149]*[.C$2]*[.$F$1]; 1) + [.$A149]*[.$C$1] + [.C$2]*[.$D$1] + [.$E$1]" office:value-type="float" office:value="371">
            <text:p>371</text:p>
          </table:table-cell>
          <table:table-cell table:formula="of:=FLOOR([.$A149]*[.D$2]*[.$F$1]; 1) + [.$A149]*[.$C$1] + [.D$2]*[.$D$1] + [.$E$1]" office:value-type="float" office:value="410">
            <text:p>410</text:p>
          </table:table-cell>
          <table:table-cell table:formula="of:=FLOOR([.$A149]*[.E$2]*[.$F$1]; 1) + [.$A149]*[.$C$1] + [.E$2]*[.$D$1] + [.$E$1]" office:value-type="float" office:value="449">
            <text:p>449</text:p>
          </table:table-cell>
          <table:table-cell table:formula="of:=FLOOR([.$A149]*[.F$2]*[.$F$1]; 1) + [.$A149]*[.$C$1] + [.F$2]*[.$D$1] + [.$E$1]" office:value-type="float" office:value="487">
            <text:p>487</text:p>
          </table:table-cell>
          <table:table-cell table:formula="of:=FLOOR([.$A149]*[.G$2]*[.$F$1]; 1) + [.$A149]*[.$C$1] + [.G$2]*[.$D$1] + [.$E$1]" office:value-type="float" office:value="526">
            <text:p>526</text:p>
          </table:table-cell>
          <table:table-cell table:formula="of:=FLOOR([.$A149]*[.H$2]*[.$F$1]; 1) + [.$A149]*[.$C$1] + [.H$2]*[.$D$1] + [.$E$1]" office:value-type="float" office:value="565">
            <text:p>565</text:p>
          </table:table-cell>
          <table:table-cell table:formula="of:=FLOOR([.$A149]*[.I$2]*[.$F$1]; 1) + [.$A149]*[.$C$1] + [.I$2]*[.$D$1] + [.$E$1]" office:value-type="float" office:value="604">
            <text:p>604</text:p>
          </table:table-cell>
          <table:table-cell table:formula="of:=FLOOR([.$A149]*[.J$2]*[.$F$1]; 1) + [.$A149]*[.$C$1] + [.J$2]*[.$D$1] + [.$E$1]" office:value-type="float" office:value="642">
            <text:p>642</text:p>
          </table:table-cell>
          <table:table-cell table:formula="of:=FLOOR([.$A149]*[.K$2]*[.$F$1]; 1) + [.$A149]*[.$C$1] + [.K$2]*[.$D$1] + [.$E$1]" office:value-type="float" office:value="681">
            <text:p>681</text:p>
          </table:table-cell>
          <table:table-cell table:formula="of:=FLOOR([.$A149]*[.L$2]*[.$F$1]; 1) + [.$A149]*[.$C$1] + [.L$2]*[.$D$1] + [.$E$1]" office:value-type="float" office:value="720">
            <text:p>720</text:p>
          </table:table-cell>
          <table:table-cell table:formula="of:=FLOOR([.$A149]*[.M$2]*[.$F$1]; 1) + [.$A149]*[.$C$1] + [.M$2]*[.$D$1] + [.$E$1]" office:value-type="float" office:value="759">
            <text:p>759</text:p>
          </table:table-cell>
          <table:table-cell table:formula="of:=FLOOR([.$A149]*[.N$2]*[.$F$1]; 1) + [.$A149]*[.$C$1] + [.N$2]*[.$D$1] + [.$E$1]" office:value-type="float" office:value="797">
            <text:p>797</text:p>
          </table:table-cell>
          <table:table-cell table:formula="of:=FLOOR([.$A149]*[.O$2]*[.$F$1]; 1) + [.$A149]*[.$C$1] + [.O$2]*[.$D$1] + [.$E$1]" office:value-type="float" office:value="836">
            <text:p>836</text:p>
          </table:table-cell>
          <table:table-cell table:formula="of:=FLOOR([.$A149]*[.P$2]*[.$F$1]; 1) + [.$A149]*[.$C$1] + [.P$2]*[.$D$1] + [.$E$1]" office:value-type="float" office:value="875">
            <text:p>875</text:p>
          </table:table-cell>
          <table:table-cell table:formula="of:=FLOOR([.$A149]*[.Q$2]*[.$F$1]; 1) + [.$A149]*[.$C$1] + [.Q$2]*[.$D$1] + [.$E$1]" office:value-type="float" office:value="914">
            <text:p>914</text:p>
          </table:table-cell>
          <table:table-cell table:formula="of:=FLOOR([.$A149]*[.R$2]*[.$F$1]; 1) + [.$A149]*[.$C$1] + [.R$2]*[.$D$1] + [.$E$1]" office:value-type="float" office:value="952">
            <text:p>952</text:p>
          </table:table-cell>
          <table:table-cell table:formula="of:=FLOOR([.$A149]*[.S$2]*[.$F$1]; 1) + [.$A149]*[.$C$1] + [.S$2]*[.$D$1] + [.$E$1]" office:value-type="float" office:value="991">
            <text:p>991</text:p>
          </table:table-cell>
          <table:table-cell table:formula="of:=FLOOR([.$A149]*[.T$2]*[.$F$1]; 1) + [.$A149]*[.$C$1] + [.T$2]*[.$D$1] + [.$E$1]" office:value-type="float" office:value="1030">
            <text:p>1030</text:p>
          </table:table-cell>
          <table:table-cell table:formula="of:=FLOOR([.$A149]*[.U$2]*[.$F$1]; 1) + [.$A149]*[.$C$1] + [.U$2]*[.$D$1] + [.$E$1]" office:value-type="float" office:value="1069">
            <text:p>1069</text:p>
          </table:table-cell>
          <table:table-cell table:formula="of:=FLOOR([.$A149]*[.V$2]*[.$F$1]; 1) + [.$A149]*[.$C$1] + [.V$2]*[.$D$1] + [.$E$1]" office:value-type="float" office:value="1107">
            <text:p>1107</text:p>
          </table:table-cell>
          <table:table-cell table:formula="of:=FLOOR([.$A149]*[.W$2]*[.$F$1]; 1) + [.$A149]*[.$C$1] + [.W$2]*[.$D$1] + [.$E$1]" office:value-type="float" office:value="1146">
            <text:p>1146</text:p>
          </table:table-cell>
          <table:table-cell table:formula="of:=FLOOR([.$A149]*[.X$2]*[.$F$1]; 1) + [.$A149]*[.$C$1] + [.X$2]*[.$D$1] + [.$E$1]" office:value-type="float" office:value="1185">
            <text:p>1185</text:p>
          </table:table-cell>
          <table:table-cell table:formula="of:=FLOOR([.$A149]*[.Y$2]*[.$F$1]; 1) + [.$A149]*[.$C$1] + [.Y$2]*[.$D$1] + [.$E$1]" office:value-type="float" office:value="1224">
            <text:p>1224</text:p>
          </table:table-cell>
          <table:table-cell table:formula="of:=FLOOR([.$A149]*[.Z$2]*[.$F$1]; 1) + [.$A149]*[.$C$1] + [.Z$2]*[.$D$1] + [.$E$1]" office:value-type="float" office:value="1262">
            <text:p>1262</text:p>
          </table:table-cell>
          <table:table-cell table:formula="of:=FLOOR([.$A149]*[.AA$2]*[.$F$1]; 1) + [.$A149]*[.$C$1] + [.AA$2]*[.$D$1] + [.$E$1]" office:value-type="float" office:value="1301">
            <text:p>1301</text:p>
          </table:table-cell>
          <table:table-cell table:formula="of:=FLOOR([.$A149]*[.AB$2]*[.$F$1]; 1) + [.$A149]*[.$C$1] + [.AB$2]*[.$D$1] + [.$E$1]" office:value-type="float" office:value="1340">
            <text:p>1340</text:p>
          </table:table-cell>
          <table:table-cell table:formula="of:=FLOOR([.$A149]*[.AC$2]*[.$F$1]; 1) + [.$A149]*[.$C$1] + [.AC$2]*[.$D$1] + [.$E$1]" office:value-type="float" office:value="1379">
            <text:p>1379</text:p>
          </table:table-cell>
          <table:table-cell table:formula="of:=FLOOR([.$A149]*[.AD$2]*[.$F$1]; 1) + [.$A149]*[.$C$1] + [.AD$2]*[.$D$1] + [.$E$1]" office:value-type="float" office:value="1417">
            <text:p>1417</text:p>
          </table:table-cell>
          <table:table-cell table:formula="of:=FLOOR([.$A149]*[.AE$2]*[.$F$1]; 1) + [.$A149]*[.$C$1] + [.AE$2]*[.$D$1] + [.$E$1]" office:value-type="float" office:value="1456">
            <text:p>1456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48">
            <text:p>148</text:p>
          </table:table-cell>
          <table:table-cell table:formula="of:=FLOOR([.$A150]*[.B$2]*[.$F$1]; 1) + [.$A150]*[.$C$1] + [.B$2]*[.$D$1] + [.$E$1]" office:value-type="float" office:value="335">
            <text:p>335</text:p>
          </table:table-cell>
          <table:table-cell table:formula="of:=FLOOR([.$A150]*[.C$2]*[.$F$1]; 1) + [.$A150]*[.$C$1] + [.C$2]*[.$D$1] + [.$E$1]" office:value-type="float" office:value="374">
            <text:p>374</text:p>
          </table:table-cell>
          <table:table-cell table:formula="of:=FLOOR([.$A150]*[.D$2]*[.$F$1]; 1) + [.$A150]*[.$C$1] + [.D$2]*[.$D$1] + [.$E$1]" office:value-type="float" office:value="413">
            <text:p>413</text:p>
          </table:table-cell>
          <table:table-cell table:formula="of:=FLOOR([.$A150]*[.E$2]*[.$F$1]; 1) + [.$A150]*[.$C$1] + [.E$2]*[.$D$1] + [.$E$1]" office:value-type="float" office:value="452">
            <text:p>452</text:p>
          </table:table-cell>
          <table:table-cell table:formula="of:=FLOOR([.$A150]*[.F$2]*[.$F$1]; 1) + [.$A150]*[.$C$1] + [.F$2]*[.$D$1] + [.$E$1]" office:value-type="float" office:value="491">
            <text:p>491</text:p>
          </table:table-cell>
          <table:table-cell table:formula="of:=FLOOR([.$A150]*[.G$2]*[.$F$1]; 1) + [.$A150]*[.$C$1] + [.G$2]*[.$D$1] + [.$E$1]" office:value-type="float" office:value="530">
            <text:p>530</text:p>
          </table:table-cell>
          <table:table-cell table:formula="of:=FLOOR([.$A150]*[.H$2]*[.$F$1]; 1) + [.$A150]*[.$C$1] + [.H$2]*[.$D$1] + [.$E$1]" office:value-type="float" office:value="569">
            <text:p>569</text:p>
          </table:table-cell>
          <table:table-cell table:formula="of:=FLOOR([.$A150]*[.I$2]*[.$F$1]; 1) + [.$A150]*[.$C$1] + [.I$2]*[.$D$1] + [.$E$1]" office:value-type="float" office:value="608">
            <text:p>608</text:p>
          </table:table-cell>
          <table:table-cell table:formula="of:=FLOOR([.$A150]*[.J$2]*[.$F$1]; 1) + [.$A150]*[.$C$1] + [.J$2]*[.$D$1] + [.$E$1]" office:value-type="float" office:value="647">
            <text:p>647</text:p>
          </table:table-cell>
          <table:table-cell table:formula="of:=FLOOR([.$A150]*[.K$2]*[.$F$1]; 1) + [.$A150]*[.$C$1] + [.K$2]*[.$D$1] + [.$E$1]" office:value-type="float" office:value="686">
            <text:p>686</text:p>
          </table:table-cell>
          <table:table-cell table:formula="of:=FLOOR([.$A150]*[.L$2]*[.$F$1]; 1) + [.$A150]*[.$C$1] + [.L$2]*[.$D$1] + [.$E$1]" office:value-type="float" office:value="725">
            <text:p>725</text:p>
          </table:table-cell>
          <table:table-cell table:formula="of:=FLOOR([.$A150]*[.M$2]*[.$F$1]; 1) + [.$A150]*[.$C$1] + [.M$2]*[.$D$1] + [.$E$1]" office:value-type="float" office:value="764">
            <text:p>764</text:p>
          </table:table-cell>
          <table:table-cell table:formula="of:=FLOOR([.$A150]*[.N$2]*[.$F$1]; 1) + [.$A150]*[.$C$1] + [.N$2]*[.$D$1] + [.$E$1]" office:value-type="float" office:value="803">
            <text:p>803</text:p>
          </table:table-cell>
          <table:table-cell table:formula="of:=FLOOR([.$A150]*[.O$2]*[.$F$1]; 1) + [.$A150]*[.$C$1] + [.O$2]*[.$D$1] + [.$E$1]" office:value-type="float" office:value="842">
            <text:p>842</text:p>
          </table:table-cell>
          <table:table-cell table:formula="of:=FLOOR([.$A150]*[.P$2]*[.$F$1]; 1) + [.$A150]*[.$C$1] + [.P$2]*[.$D$1] + [.$E$1]" office:value-type="float" office:value="881">
            <text:p>881</text:p>
          </table:table-cell>
          <table:table-cell table:formula="of:=FLOOR([.$A150]*[.Q$2]*[.$F$1]; 1) + [.$A150]*[.$C$1] + [.Q$2]*[.$D$1] + [.$E$1]" office:value-type="float" office:value="920">
            <text:p>920</text:p>
          </table:table-cell>
          <table:table-cell table:formula="of:=FLOOR([.$A150]*[.R$2]*[.$F$1]; 1) + [.$A150]*[.$C$1] + [.R$2]*[.$D$1] + [.$E$1]" office:value-type="float" office:value="959">
            <text:p>959</text:p>
          </table:table-cell>
          <table:table-cell table:formula="of:=FLOOR([.$A150]*[.S$2]*[.$F$1]; 1) + [.$A150]*[.$C$1] + [.S$2]*[.$D$1] + [.$E$1]" office:value-type="float" office:value="998">
            <text:p>998</text:p>
          </table:table-cell>
          <table:table-cell table:formula="of:=FLOOR([.$A150]*[.T$2]*[.$F$1]; 1) + [.$A150]*[.$C$1] + [.T$2]*[.$D$1] + [.$E$1]" office:value-type="float" office:value="1037">
            <text:p>1037</text:p>
          </table:table-cell>
          <table:table-cell table:formula="of:=FLOOR([.$A150]*[.U$2]*[.$F$1]; 1) + [.$A150]*[.$C$1] + [.U$2]*[.$D$1] + [.$E$1]" office:value-type="float" office:value="1076">
            <text:p>1076</text:p>
          </table:table-cell>
          <table:table-cell table:formula="of:=FLOOR([.$A150]*[.V$2]*[.$F$1]; 1) + [.$A150]*[.$C$1] + [.V$2]*[.$D$1] + [.$E$1]" office:value-type="float" office:value="1115">
            <text:p>1115</text:p>
          </table:table-cell>
          <table:table-cell table:formula="of:=FLOOR([.$A150]*[.W$2]*[.$F$1]; 1) + [.$A150]*[.$C$1] + [.W$2]*[.$D$1] + [.$E$1]" office:value-type="float" office:value="1154">
            <text:p>1154</text:p>
          </table:table-cell>
          <table:table-cell table:formula="of:=FLOOR([.$A150]*[.X$2]*[.$F$1]; 1) + [.$A150]*[.$C$1] + [.X$2]*[.$D$1] + [.$E$1]" office:value-type="float" office:value="1193">
            <text:p>1193</text:p>
          </table:table-cell>
          <table:table-cell table:formula="of:=FLOOR([.$A150]*[.Y$2]*[.$F$1]; 1) + [.$A150]*[.$C$1] + [.Y$2]*[.$D$1] + [.$E$1]" office:value-type="float" office:value="1232">
            <text:p>1232</text:p>
          </table:table-cell>
          <table:table-cell table:formula="of:=FLOOR([.$A150]*[.Z$2]*[.$F$1]; 1) + [.$A150]*[.$C$1] + [.Z$2]*[.$D$1] + [.$E$1]" office:value-type="float" office:value="1271">
            <text:p>1271</text:p>
          </table:table-cell>
          <table:table-cell table:formula="of:=FLOOR([.$A150]*[.AA$2]*[.$F$1]; 1) + [.$A150]*[.$C$1] + [.AA$2]*[.$D$1] + [.$E$1]" office:value-type="float" office:value="1310">
            <text:p>1310</text:p>
          </table:table-cell>
          <table:table-cell table:formula="of:=FLOOR([.$A150]*[.AB$2]*[.$F$1]; 1) + [.$A150]*[.$C$1] + [.AB$2]*[.$D$1] + [.$E$1]" office:value-type="float" office:value="1349">
            <text:p>1349</text:p>
          </table:table-cell>
          <table:table-cell table:formula="of:=FLOOR([.$A150]*[.AC$2]*[.$F$1]; 1) + [.$A150]*[.$C$1] + [.AC$2]*[.$D$1] + [.$E$1]" office:value-type="float" office:value="1388">
            <text:p>1388</text:p>
          </table:table-cell>
          <table:table-cell table:formula="of:=FLOOR([.$A150]*[.AD$2]*[.$F$1]; 1) + [.$A150]*[.$C$1] + [.AD$2]*[.$D$1] + [.$E$1]" office:value-type="float" office:value="1427">
            <text:p>1427</text:p>
          </table:table-cell>
          <table:table-cell table:formula="of:=FLOOR([.$A150]*[.AE$2]*[.$F$1]; 1) + [.$A150]*[.$C$1] + [.AE$2]*[.$D$1] + [.$E$1]" office:value-type="float" office:value="1466">
            <text:p>1466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49">
            <text:p>149</text:p>
          </table:table-cell>
          <table:table-cell table:formula="of:=FLOOR([.$A151]*[.B$2]*[.$F$1]; 1) + [.$A151]*[.$C$1] + [.B$2]*[.$D$1] + [.$E$1]" office:value-type="float" office:value="337">
            <text:p>337</text:p>
          </table:table-cell>
          <table:table-cell table:formula="of:=FLOOR([.$A151]*[.C$2]*[.$F$1]; 1) + [.$A151]*[.$C$1] + [.C$2]*[.$D$1] + [.$E$1]" office:value-type="float" office:value="376">
            <text:p>376</text:p>
          </table:table-cell>
          <table:table-cell table:formula="of:=FLOOR([.$A151]*[.D$2]*[.$F$1]; 1) + [.$A151]*[.$C$1] + [.D$2]*[.$D$1] + [.$E$1]" office:value-type="float" office:value="415">
            <text:p>415</text:p>
          </table:table-cell>
          <table:table-cell table:formula="of:=FLOOR([.$A151]*[.E$2]*[.$F$1]; 1) + [.$A151]*[.$C$1] + [.E$2]*[.$D$1] + [.$E$1]" office:value-type="float" office:value="455">
            <text:p>455</text:p>
          </table:table-cell>
          <table:table-cell table:formula="of:=FLOOR([.$A151]*[.F$2]*[.$F$1]; 1) + [.$A151]*[.$C$1] + [.F$2]*[.$D$1] + [.$E$1]" office:value-type="float" office:value="494">
            <text:p>494</text:p>
          </table:table-cell>
          <table:table-cell table:formula="of:=FLOOR([.$A151]*[.G$2]*[.$F$1]; 1) + [.$A151]*[.$C$1] + [.G$2]*[.$D$1] + [.$E$1]" office:value-type="float" office:value="533">
            <text:p>533</text:p>
          </table:table-cell>
          <table:table-cell table:formula="of:=FLOOR([.$A151]*[.H$2]*[.$F$1]; 1) + [.$A151]*[.$C$1] + [.H$2]*[.$D$1] + [.$E$1]" office:value-type="float" office:value="572">
            <text:p>572</text:p>
          </table:table-cell>
          <table:table-cell table:formula="of:=FLOOR([.$A151]*[.I$2]*[.$F$1]; 1) + [.$A151]*[.$C$1] + [.I$2]*[.$D$1] + [.$E$1]" office:value-type="float" office:value="612">
            <text:p>612</text:p>
          </table:table-cell>
          <table:table-cell table:formula="of:=FLOOR([.$A151]*[.J$2]*[.$F$1]; 1) + [.$A151]*[.$C$1] + [.J$2]*[.$D$1] + [.$E$1]" office:value-type="float" office:value="651">
            <text:p>651</text:p>
          </table:table-cell>
          <table:table-cell table:formula="of:=FLOOR([.$A151]*[.K$2]*[.$F$1]; 1) + [.$A151]*[.$C$1] + [.K$2]*[.$D$1] + [.$E$1]" office:value-type="float" office:value="690">
            <text:p>690</text:p>
          </table:table-cell>
          <table:table-cell table:formula="of:=FLOOR([.$A151]*[.L$2]*[.$F$1]; 1) + [.$A151]*[.$C$1] + [.L$2]*[.$D$1] + [.$E$1]" office:value-type="float" office:value="729">
            <text:p>729</text:p>
          </table:table-cell>
          <table:table-cell table:formula="of:=FLOOR([.$A151]*[.M$2]*[.$F$1]; 1) + [.$A151]*[.$C$1] + [.M$2]*[.$D$1] + [.$E$1]" office:value-type="float" office:value="769">
            <text:p>769</text:p>
          </table:table-cell>
          <table:table-cell table:formula="of:=FLOOR([.$A151]*[.N$2]*[.$F$1]; 1) + [.$A151]*[.$C$1] + [.N$2]*[.$D$1] + [.$E$1]" office:value-type="float" office:value="808">
            <text:p>808</text:p>
          </table:table-cell>
          <table:table-cell table:formula="of:=FLOOR([.$A151]*[.O$2]*[.$F$1]; 1) + [.$A151]*[.$C$1] + [.O$2]*[.$D$1] + [.$E$1]" office:value-type="float" office:value="847">
            <text:p>847</text:p>
          </table:table-cell>
          <table:table-cell table:formula="of:=FLOOR([.$A151]*[.P$2]*[.$F$1]; 1) + [.$A151]*[.$C$1] + [.P$2]*[.$D$1] + [.$E$1]" office:value-type="float" office:value="886">
            <text:p>886</text:p>
          </table:table-cell>
          <table:table-cell table:formula="of:=FLOOR([.$A151]*[.Q$2]*[.$F$1]; 1) + [.$A151]*[.$C$1] + [.Q$2]*[.$D$1] + [.$E$1]" office:value-type="float" office:value="926">
            <text:p>926</text:p>
          </table:table-cell>
          <table:table-cell table:formula="of:=FLOOR([.$A151]*[.R$2]*[.$F$1]; 1) + [.$A151]*[.$C$1] + [.R$2]*[.$D$1] + [.$E$1]" office:value-type="float" office:value="965">
            <text:p>965</text:p>
          </table:table-cell>
          <table:table-cell table:formula="of:=FLOOR([.$A151]*[.S$2]*[.$F$1]; 1) + [.$A151]*[.$C$1] + [.S$2]*[.$D$1] + [.$E$1]" office:value-type="float" office:value="1004">
            <text:p>1004</text:p>
          </table:table-cell>
          <table:table-cell table:formula="of:=FLOOR([.$A151]*[.T$2]*[.$F$1]; 1) + [.$A151]*[.$C$1] + [.T$2]*[.$D$1] + [.$E$1]" office:value-type="float" office:value="1043">
            <text:p>1043</text:p>
          </table:table-cell>
          <table:table-cell table:formula="of:=FLOOR([.$A151]*[.U$2]*[.$F$1]; 1) + [.$A151]*[.$C$1] + [.U$2]*[.$D$1] + [.$E$1]" office:value-type="float" office:value="1083">
            <text:p>1083</text:p>
          </table:table-cell>
          <table:table-cell table:formula="of:=FLOOR([.$A151]*[.V$2]*[.$F$1]; 1) + [.$A151]*[.$C$1] + [.V$2]*[.$D$1] + [.$E$1]" office:value-type="float" office:value="1122">
            <text:p>1122</text:p>
          </table:table-cell>
          <table:table-cell table:formula="of:=FLOOR([.$A151]*[.W$2]*[.$F$1]; 1) + [.$A151]*[.$C$1] + [.W$2]*[.$D$1] + [.$E$1]" office:value-type="float" office:value="1161">
            <text:p>1161</text:p>
          </table:table-cell>
          <table:table-cell table:formula="of:=FLOOR([.$A151]*[.X$2]*[.$F$1]; 1) + [.$A151]*[.$C$1] + [.X$2]*[.$D$1] + [.$E$1]" office:value-type="float" office:value="1200">
            <text:p>1200</text:p>
          </table:table-cell>
          <table:table-cell table:formula="of:=FLOOR([.$A151]*[.Y$2]*[.$F$1]; 1) + [.$A151]*[.$C$1] + [.Y$2]*[.$D$1] + [.$E$1]" office:value-type="float" office:value="1240">
            <text:p>1240</text:p>
          </table:table-cell>
          <table:table-cell table:formula="of:=FLOOR([.$A151]*[.Z$2]*[.$F$1]; 1) + [.$A151]*[.$C$1] + [.Z$2]*[.$D$1] + [.$E$1]" office:value-type="float" office:value="1279">
            <text:p>1279</text:p>
          </table:table-cell>
          <table:table-cell table:formula="of:=FLOOR([.$A151]*[.AA$2]*[.$F$1]; 1) + [.$A151]*[.$C$1] + [.AA$2]*[.$D$1] + [.$E$1]" office:value-type="float" office:value="1318">
            <text:p>1318</text:p>
          </table:table-cell>
          <table:table-cell table:formula="of:=FLOOR([.$A151]*[.AB$2]*[.$F$1]; 1) + [.$A151]*[.$C$1] + [.AB$2]*[.$D$1] + [.$E$1]" office:value-type="float" office:value="1357">
            <text:p>1357</text:p>
          </table:table-cell>
          <table:table-cell table:formula="of:=FLOOR([.$A151]*[.AC$2]*[.$F$1]; 1) + [.$A151]*[.$C$1] + [.AC$2]*[.$D$1] + [.$E$1]" office:value-type="float" office:value="1397">
            <text:p>1397</text:p>
          </table:table-cell>
          <table:table-cell table:formula="of:=FLOOR([.$A151]*[.AD$2]*[.$F$1]; 1) + [.$A151]*[.$C$1] + [.AD$2]*[.$D$1] + [.$E$1]" office:value-type="float" office:value="1436">
            <text:p>1436</text:p>
          </table:table-cell>
          <table:table-cell table:formula="of:=FLOOR([.$A151]*[.AE$2]*[.$F$1]; 1) + [.$A151]*[.$C$1] + [.AE$2]*[.$D$1] + [.$E$1]" office:value-type="float" office:value="1475">
            <text:p>1475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50">
            <text:p>150</text:p>
          </table:table-cell>
          <table:table-cell table:formula="of:=FLOOR([.$A152]*[.B$2]*[.$F$1]; 1) + [.$A152]*[.$C$1] + [.B$2]*[.$D$1] + [.$E$1]" office:value-type="float" office:value="339">
            <text:p>339</text:p>
          </table:table-cell>
          <table:table-cell table:formula="of:=FLOOR([.$A152]*[.C$2]*[.$F$1]; 1) + [.$A152]*[.$C$1] + [.C$2]*[.$D$1] + [.$E$1]" office:value-type="float" office:value="379">
            <text:p>379</text:p>
          </table:table-cell>
          <table:table-cell table:formula="of:=FLOOR([.$A152]*[.D$2]*[.$F$1]; 1) + [.$A152]*[.$C$1] + [.D$2]*[.$D$1] + [.$E$1]" office:value-type="float" office:value="418">
            <text:p>418</text:p>
          </table:table-cell>
          <table:table-cell table:formula="of:=FLOOR([.$A152]*[.E$2]*[.$F$1]; 1) + [.$A152]*[.$C$1] + [.E$2]*[.$D$1] + [.$E$1]" office:value-type="float" office:value="458">
            <text:p>458</text:p>
          </table:table-cell>
          <table:table-cell table:formula="of:=FLOOR([.$A152]*[.F$2]*[.$F$1]; 1) + [.$A152]*[.$C$1] + [.F$2]*[.$D$1] + [.$E$1]" office:value-type="float" office:value="497">
            <text:p>497</text:p>
          </table:table-cell>
          <table:table-cell table:formula="of:=FLOOR([.$A152]*[.G$2]*[.$F$1]; 1) + [.$A152]*[.$C$1] + [.G$2]*[.$D$1] + [.$E$1]" office:value-type="float" office:value="537">
            <text:p>537</text:p>
          </table:table-cell>
          <table:table-cell table:formula="of:=FLOOR([.$A152]*[.H$2]*[.$F$1]; 1) + [.$A152]*[.$C$1] + [.H$2]*[.$D$1] + [.$E$1]" office:value-type="float" office:value="576">
            <text:p>576</text:p>
          </table:table-cell>
          <table:table-cell table:formula="of:=FLOOR([.$A152]*[.I$2]*[.$F$1]; 1) + [.$A152]*[.$C$1] + [.I$2]*[.$D$1] + [.$E$1]" office:value-type="float" office:value="616">
            <text:p>616</text:p>
          </table:table-cell>
          <table:table-cell table:formula="of:=FLOOR([.$A152]*[.J$2]*[.$F$1]; 1) + [.$A152]*[.$C$1] + [.J$2]*[.$D$1] + [.$E$1]" office:value-type="float" office:value="655">
            <text:p>655</text:p>
          </table:table-cell>
          <table:table-cell table:formula="of:=FLOOR([.$A152]*[.K$2]*[.$F$1]; 1) + [.$A152]*[.$C$1] + [.K$2]*[.$D$1] + [.$E$1]" office:value-type="float" office:value="695">
            <text:p>695</text:p>
          </table:table-cell>
          <table:table-cell table:formula="of:=FLOOR([.$A152]*[.L$2]*[.$F$1]; 1) + [.$A152]*[.$C$1] + [.L$2]*[.$D$1] + [.$E$1]" office:value-type="float" office:value="734">
            <text:p>734</text:p>
          </table:table-cell>
          <table:table-cell table:formula="of:=FLOOR([.$A152]*[.M$2]*[.$F$1]; 1) + [.$A152]*[.$C$1] + [.M$2]*[.$D$1] + [.$E$1]" office:value-type="float" office:value="774">
            <text:p>774</text:p>
          </table:table-cell>
          <table:table-cell table:formula="of:=FLOOR([.$A152]*[.N$2]*[.$F$1]; 1) + [.$A152]*[.$C$1] + [.N$2]*[.$D$1] + [.$E$1]" office:value-type="float" office:value="813">
            <text:p>813</text:p>
          </table:table-cell>
          <table:table-cell table:formula="of:=FLOOR([.$A152]*[.O$2]*[.$F$1]; 1) + [.$A152]*[.$C$1] + [.O$2]*[.$D$1] + [.$E$1]" office:value-type="float" office:value="853">
            <text:p>853</text:p>
          </table:table-cell>
          <table:table-cell table:formula="of:=FLOOR([.$A152]*[.P$2]*[.$F$1]; 1) + [.$A152]*[.$C$1] + [.P$2]*[.$D$1] + [.$E$1]" office:value-type="float" office:value="892">
            <text:p>892</text:p>
          </table:table-cell>
          <table:table-cell table:formula="of:=FLOOR([.$A152]*[.Q$2]*[.$F$1]; 1) + [.$A152]*[.$C$1] + [.Q$2]*[.$D$1] + [.$E$1]" office:value-type="float" office:value="932">
            <text:p>932</text:p>
          </table:table-cell>
          <table:table-cell table:formula="of:=FLOOR([.$A152]*[.R$2]*[.$F$1]; 1) + [.$A152]*[.$C$1] + [.R$2]*[.$D$1] + [.$E$1]" office:value-type="float" office:value="971">
            <text:p>971</text:p>
          </table:table-cell>
          <table:table-cell table:formula="of:=FLOOR([.$A152]*[.S$2]*[.$F$1]; 1) + [.$A152]*[.$C$1] + [.S$2]*[.$D$1] + [.$E$1]" office:value-type="float" office:value="1011">
            <text:p>1011</text:p>
          </table:table-cell>
          <table:table-cell table:formula="of:=FLOOR([.$A152]*[.T$2]*[.$F$1]; 1) + [.$A152]*[.$C$1] + [.T$2]*[.$D$1] + [.$E$1]" office:value-type="float" office:value="1050">
            <text:p>1050</text:p>
          </table:table-cell>
          <table:table-cell table:formula="of:=FLOOR([.$A152]*[.U$2]*[.$F$1]; 1) + [.$A152]*[.$C$1] + [.U$2]*[.$D$1] + [.$E$1]" office:value-type="float" office:value="1090">
            <text:p>1090</text:p>
          </table:table-cell>
          <table:table-cell table:formula="of:=FLOOR([.$A152]*[.V$2]*[.$F$1]; 1) + [.$A152]*[.$C$1] + [.V$2]*[.$D$1] + [.$E$1]" office:value-type="float" office:value="1129">
            <text:p>1129</text:p>
          </table:table-cell>
          <table:table-cell table:formula="of:=FLOOR([.$A152]*[.W$2]*[.$F$1]; 1) + [.$A152]*[.$C$1] + [.W$2]*[.$D$1] + [.$E$1]" office:value-type="float" office:value="1169">
            <text:p>1169</text:p>
          </table:table-cell>
          <table:table-cell table:formula="of:=FLOOR([.$A152]*[.X$2]*[.$F$1]; 1) + [.$A152]*[.$C$1] + [.X$2]*[.$D$1] + [.$E$1]" office:value-type="float" office:value="1208">
            <text:p>1208</text:p>
          </table:table-cell>
          <table:table-cell table:formula="of:=FLOOR([.$A152]*[.Y$2]*[.$F$1]; 1) + [.$A152]*[.$C$1] + [.Y$2]*[.$D$1] + [.$E$1]" office:value-type="float" office:value="1248">
            <text:p>1248</text:p>
          </table:table-cell>
          <table:table-cell table:formula="of:=FLOOR([.$A152]*[.Z$2]*[.$F$1]; 1) + [.$A152]*[.$C$1] + [.Z$2]*[.$D$1] + [.$E$1]" office:value-type="float" office:value="1287">
            <text:p>1287</text:p>
          </table:table-cell>
          <table:table-cell table:formula="of:=FLOOR([.$A152]*[.AA$2]*[.$F$1]; 1) + [.$A152]*[.$C$1] + [.AA$2]*[.$D$1] + [.$E$1]" office:value-type="float" office:value="1327">
            <text:p>1327</text:p>
          </table:table-cell>
          <table:table-cell table:formula="of:=FLOOR([.$A152]*[.AB$2]*[.$F$1]; 1) + [.$A152]*[.$C$1] + [.AB$2]*[.$D$1] + [.$E$1]" office:value-type="float" office:value="1366">
            <text:p>1366</text:p>
          </table:table-cell>
          <table:table-cell table:formula="of:=FLOOR([.$A152]*[.AC$2]*[.$F$1]; 1) + [.$A152]*[.$C$1] + [.AC$2]*[.$D$1] + [.$E$1]" office:value-type="float" office:value="1406">
            <text:p>1406</text:p>
          </table:table-cell>
          <table:table-cell table:formula="of:=FLOOR([.$A152]*[.AD$2]*[.$F$1]; 1) + [.$A152]*[.$C$1] + [.AD$2]*[.$D$1] + [.$E$1]" office:value-type="float" office:value="1445">
            <text:p>1445</text:p>
          </table:table-cell>
          <table:table-cell table:formula="of:=FLOOR([.$A152]*[.AE$2]*[.$F$1]; 1) + [.$A152]*[.$C$1] + [.AE$2]*[.$D$1] + [.$E$1]" office:value-type="float" office:value="1485">
            <text:p>1485</text:p>
          </table:table-cell>
          <table:table-cell table:style-name="Default" table:number-columns-repeated="15"/>
          <table:table-cell table:number-columns-repeated="210"/>
        </table:table-row>
        <table:table-row table:style-name="ro1" table:number-rows-repeated="9">
          <table:table-cell/>
          <table:table-cell table:style-name="Default"/>
          <table:table-cell/>
          <table:table-cell table:style-name="Default" table:number-columns-repeated="43"/>
          <table:table-cell table:number-columns-repeated="2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43"/>
          <table:table-cell table:number-columns-repeated="210"/>
        </table:table-row>
      </table:table>
      <table:table table:name="DiceDistribute" table:style-name="ta1" table:print="false">
        <office:forms form:automatic-focus="false" form:apply-design-mode="false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13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3" table:number-columns-repeated="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8" table:number-columns-repeated="2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771604938271605">
            <text:p>0.08</text:p>
          </table:table-cell>
          <table:table-cell table:formula="of:=[.U1]" office:value-type="float" office:value="0">
            <text:p>0</text:p>
          </table:table-cell>
          <table:table-cell table:formula="of:=[.W1]" office:value-type="float" office:value="0.0771604938271605">
            <text:p>0.08</text:p>
          </table:table-cell>
          <table:table-cell table:formula="of:=[.Y1]+[.Z2]" office:value-type="float" office:value="100">
            <text:p>1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62962962962963">
            <text:p>0.46</text:p>
          </table:table-cell>
          <table:table-cell table:formula="of:=[.AC1]" office:value-type="float" office:value="0">
            <text:p>0</text:p>
          </table:table-cell>
          <table:table-cell table:formula="of:=[.AE1]" office:value-type="float" office:value="0.462962962962963">
            <text:p>0.46</text:p>
          </table:table-cell>
          <table:table-cell table:formula="of:=[.AG1]+[.AH2]" office:value-type="float" office:value="100">
            <text:p>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$A2]*[.B$1]" office:value-type="float" office:value="0">
            <text:p>0</text:p>
          </table:table-cell>
          <table:table-cell table:formula="of:=[.$A2]*[.C$1]" office:value-type="float" office:value="0">
            <text:p>0</text:p>
          </table:table-cell>
          <table:table-cell table:formula="of:=[.$A2]*[.D$1]" office:value-type="float" office:value="0">
            <text:p>0</text:p>
          </table:table-cell>
          <table:table-cell table:formula="of:=[.$A2]*[.E$1]" office:value-type="float" office:value="0">
            <text:p>0</text:p>
          </table:table-cell>
          <table:table-cell table:formula="of:=[.$A2]*[.F$1]" office:value-type="float" office:value="0">
            <text:p>0</text:p>
          </table:table-cell>
          <table:table-cell table:formula="of:=[.$A2]*[.G$1]"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formula="of:=[.$A2]+[.N$1]" office:value-type="float" office:value="0">
            <text:p>0</text:p>
          </table:table-cell>
          <table:table-cell table:formula="of:=[.$A2]+[.O$1]" office:value-type="float" office:value="1">
            <text:p>1</text:p>
          </table:table-cell>
          <table:table-cell table:formula="of:=[.$A2]+[.P$1]" office:value-type="float" office:value="2">
            <text:p>2</text:p>
          </table:table-cell>
          <table:table-cell table:formula="of:=[.$A2]+[.Q$1]" office:value-type="float" office:value="3">
            <text:p>3</text:p>
          </table:table-cell>
          <table:table-cell table:formula="of:=[.$A2]+[.R$1]" office:value-type="float" office:value="4">
            <text:p>4</text:p>
          </table:table-cell>
          <table:table-cell table:formula="of:=[.$A2]+[.S$1]"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308641975308642">
            <text:p>0.31</text:p>
          </table:table-cell>
          <table:table-cell table:formula="of:=[.U2]" office:value-type="float" office:value="1">
            <text:p>1</text:p>
          </table:table-cell>
          <table:table-cell table:formula="of:=[.W2]" office:value-type="float" office:value="0.308641975308642">
            <text:p>0.31</text:p>
          </table:table-cell>
          <table:table-cell table:formula="of:=[.Y2]+[.Z3]" office:value-type="float" office:value="99.9228395061729">
            <text:p>99.9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38888888888889">
            <text:p>1.39</text:p>
          </table:table-cell>
          <table:table-cell table:formula="of:=[.AC2]" office:value-type="float" office:value="1">
            <text:p>1</text:p>
          </table:table-cell>
          <table:table-cell table:formula="of:=[.AE2]" office:value-type="float" office:value="1.38888888888889">
            <text:p>1.39</text:p>
          </table:table-cell>
          <table:table-cell table:formula="of:=[.AG2]+[.AH3]" office:value-type="float" office:value="99.5370370370371">
            <text:p>99.5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$A3]*[.B$1]" office:value-type="float" office:value="0">
            <text:p>0</text:p>
          </table:table-cell>
          <table:table-cell table:formula="of:=[.$A3]*[.C$1]" office:value-type="float" office:value="1">
            <text:p>1</text:p>
          </table:table-cell>
          <table:table-cell table:formula="of:=[.$A3]*[.D$1]" office:value-type="float" office:value="2">
            <text:p>2</text:p>
          </table:table-cell>
          <table:table-cell table:formula="of:=[.$A3]*[.E$1]" office:value-type="float" office:value="3">
            <text:p>3</text:p>
          </table:table-cell>
          <table:table-cell table:formula="of:=[.$A3]*[.F$1]" office:value-type="float" office:value="4">
            <text:p>4</text:p>
          </table:table-cell>
          <table:table-cell table:formula="of:=[.$A3]*[.G$1]" office:value-type="float" office:value="5">
            <text:p>5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[.$A3]+[.N$1]" office:value-type="float" office:value="1">
            <text:p>1</text:p>
          </table:table-cell>
          <table:table-cell table:formula="of:=[.$A3]+[.O$1]" office:value-type="float" office:value="2">
            <text:p>2</text:p>
          </table:table-cell>
          <table:table-cell table:formula="of:=[.$A3]+[.P$1]" office:value-type="float" office:value="3">
            <text:p>3</text:p>
          </table:table-cell>
          <table:table-cell table:formula="of:=[.$A3]+[.Q$1]" office:value-type="float" office:value="4">
            <text:p>4</text:p>
          </table:table-cell>
          <table:table-cell table:formula="of:=[.$A3]+[.R$1]" office:value-type="float" office:value="5">
            <text:p>5</text:p>
          </table:table-cell>
          <table:table-cell table:formula="of:=[.$A3]+[.S$1]"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771604938271605">
            <text:p>0.77</text:p>
          </table:table-cell>
          <table:table-cell table:formula="of:=[.U3]" office:value-type="float" office:value="2">
            <text:p>2</text:p>
          </table:table-cell>
          <table:table-cell table:formula="of:=[.W3]" office:value-type="float" office:value="0.771604938271605">
            <text:p>0.77</text:p>
          </table:table-cell>
          <table:table-cell table:formula="of:=[.Y3]+[.Z4]" office:value-type="float" office:value="99.6141975308642">
            <text:p>99.6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7777777777778">
            <text:p>2.78</text:p>
          </table:table-cell>
          <table:table-cell table:formula="of:=[.AC3]" office:value-type="float" office:value="2">
            <text:p>2</text:p>
          </table:table-cell>
          <table:table-cell table:formula="of:=[.AE3]" office:value-type="float" office:value="2.77777777777778">
            <text:p>2.78</text:p>
          </table:table-cell>
          <table:table-cell table:formula="of:=[.AG3]+[.AH4]" office:value-type="float" office:value="98.1481481481482">
            <text:p>98.1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A4]*[.B$1]" office:value-type="float" office:value="0">
            <text:p>0</text:p>
          </table:table-cell>
          <table:table-cell table:formula="of:=[.$A4]*[.C$1]" office:value-type="float" office:value="2">
            <text:p>2</text:p>
          </table:table-cell>
          <table:table-cell table:formula="of:=[.$A4]*[.D$1]" office:value-type="float" office:value="4">
            <text:p>4</text:p>
          </table:table-cell>
          <table:table-cell table:formula="of:=[.$A4]*[.E$1]" office:value-type="float" office:value="6">
            <text:p>6</text:p>
          </table:table-cell>
          <table:table-cell table:formula="of:=[.$A4]*[.F$1]" office:value-type="float" office:value="8">
            <text:p>8</text:p>
          </table:table-cell>
          <table:table-cell table:formula="of:=[.$A4]*[.G$1]"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formula="of:=[.$A4]+[.N$1]" office:value-type="float" office:value="2">
            <text:p>2</text:p>
          </table:table-cell>
          <table:table-cell table:formula="of:=[.$A4]+[.O$1]" office:value-type="float" office:value="3">
            <text:p>3</text:p>
          </table:table-cell>
          <table:table-cell table:formula="of:=[.$A4]+[.P$1]" office:value-type="float" office:value="4">
            <text:p>4</text:p>
          </table:table-cell>
          <table:table-cell table:formula="of:=[.$A4]+[.Q$1]" office:value-type="float" office:value="5">
            <text:p>5</text:p>
          </table:table-cell>
          <table:table-cell table:formula="of:=[.$A4]+[.R$1]" office:value-type="float" office:value="6">
            <text:p>6</text:p>
          </table:table-cell>
          <table:table-cell table:formula="of:=[.$A4]+[.S$1]"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.54320987654321">
            <text:p>1.54</text:p>
          </table:table-cell>
          <table:table-cell table:formula="of:=[.U4]" office:value-type="float" office:value="3">
            <text:p>3</text:p>
          </table:table-cell>
          <table:table-cell table:formula="of:=[.W4]" office:value-type="float" office:value="1.54320987654321">
            <text:p>1.54</text:p>
          </table:table-cell>
          <table:table-cell table:formula="of:=[.Y4]+[.Z5]" office:value-type="float" office:value="98.8425925925926">
            <text:p>98.8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.62962962962963">
            <text:p>4.63</text:p>
          </table:table-cell>
          <table:table-cell table:formula="of:=[.AC4]" office:value-type="float" office:value="3">
            <text:p>3</text:p>
          </table:table-cell>
          <table:table-cell table:formula="of:=[.AE4]" office:value-type="float" office:value="4.62962962962963">
            <text:p>4.63</text:p>
          </table:table-cell>
          <table:table-cell table:formula="of:=[.AG4]+[.AH5]" office:value-type="float" office:value="95.3703703703704">
            <text:p>95.3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$A5]*[.B$1]" office:value-type="float" office:value="0">
            <text:p>0</text:p>
          </table:table-cell>
          <table:table-cell table:formula="of:=[.$A5]*[.C$1]" office:value-type="float" office:value="3">
            <text:p>3</text:p>
          </table:table-cell>
          <table:table-cell table:formula="of:=[.$A5]*[.D$1]" office:value-type="float" office:value="6">
            <text:p>6</text:p>
          </table:table-cell>
          <table:table-cell table:formula="of:=[.$A5]*[.E$1]" office:value-type="float" office:value="9">
            <text:p>9</text:p>
          </table:table-cell>
          <table:table-cell table:formula="of:=[.$A5]*[.F$1]" office:value-type="float" office:value="12">
            <text:p>12</text:p>
          </table:table-cell>
          <table:table-cell table:formula="of:=[.$A5]*[.G$1]" office:value-type="float" office:value="15">
            <text:p>15</text:p>
          </table:table-cell>
          <table:table-cell table:number-columns-repeated="5"/>
          <table:table-cell office:value-type="float" office:value="3">
            <text:p>3</text:p>
          </table:table-cell>
          <table:table-cell table:formula="of:=[.$A5]+[.N$1]" office:value-type="float" office:value="3">
            <text:p>3</text:p>
          </table:table-cell>
          <table:table-cell table:formula="of:=[.$A5]+[.O$1]" office:value-type="float" office:value="4">
            <text:p>4</text:p>
          </table:table-cell>
          <table:table-cell table:formula="of:=[.$A5]+[.P$1]" office:value-type="float" office:value="5">
            <text:p>5</text:p>
          </table:table-cell>
          <table:table-cell table:formula="of:=[.$A5]+[.Q$1]" office:value-type="float" office:value="6">
            <text:p>6</text:p>
          </table:table-cell>
          <table:table-cell table:formula="of:=[.$A5]+[.R$1]" office:value-type="float" office:value="7">
            <text:p>7</text:p>
          </table:table-cell>
          <table:table-cell table:formula="of:=[.$A5]+[.S$1]"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.70061728395062">
            <text:p>2.7</text:p>
          </table:table-cell>
          <table:table-cell table:formula="of:=[.U5]" office:value-type="float" office:value="4">
            <text:p>4</text:p>
          </table:table-cell>
          <table:table-cell table:formula="of:=[.W5]" office:value-type="float" office:value="2.70061728395062">
            <text:p>2.7</text:p>
          </table:table-cell>
          <table:table-cell table:formula="of:=[.Y5]+[.Z6]" office:value-type="float" office:value="97.2993827160494">
            <text:p>97.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.94444444444444">
            <text:p>6.94</text:p>
          </table:table-cell>
          <table:table-cell table:formula="of:=[.AC5]" office:value-type="float" office:value="4">
            <text:p>4</text:p>
          </table:table-cell>
          <table:table-cell table:formula="of:=[.AE5]" office:value-type="float" office:value="6.94444444444444">
            <text:p>6.94</text:p>
          </table:table-cell>
          <table:table-cell table:formula="of:=[.AG5]+[.AH6]" office:value-type="float" office:value="90.7407407407408">
            <text:p>90.7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$A6]*[.B$1]" office:value-type="float" office:value="0">
            <text:p>0</text:p>
          </table:table-cell>
          <table:table-cell table:formula="of:=[.$A6]*[.C$1]" office:value-type="float" office:value="4">
            <text:p>4</text:p>
          </table:table-cell>
          <table:table-cell table:formula="of:=[.$A6]*[.D$1]" office:value-type="float" office:value="8">
            <text:p>8</text:p>
          </table:table-cell>
          <table:table-cell table:formula="of:=[.$A6]*[.E$1]" office:value-type="float" office:value="12">
            <text:p>12</text:p>
          </table:table-cell>
          <table:table-cell table:formula="of:=[.$A6]*[.F$1]" office:value-type="float" office:value="16">
            <text:p>16</text:p>
          </table:table-cell>
          <table:table-cell table:formula="of:=[.$A6]*[.G$1]" office:value-type="float" office:value="20">
            <text:p>20</text:p>
          </table:table-cell>
          <table:table-cell table:number-columns-repeated="5"/>
          <table:table-cell office:value-type="float" office:value="4">
            <text:p>4</text:p>
          </table:table-cell>
          <table:table-cell table:formula="of:=[.$A6]+[.N$1]" office:value-type="float" office:value="4">
            <text:p>4</text:p>
          </table:table-cell>
          <table:table-cell table:formula="of:=[.$A6]+[.O$1]" office:value-type="float" office:value="5">
            <text:p>5</text:p>
          </table:table-cell>
          <table:table-cell table:formula="of:=[.$A6]+[.P$1]" office:value-type="float" office:value="6">
            <text:p>6</text:p>
          </table:table-cell>
          <table:table-cell table:formula="of:=[.$A6]+[.Q$1]" office:value-type="float" office:value="7">
            <text:p>7</text:p>
          </table:table-cell>
          <table:table-cell table:formula="of:=[.$A6]+[.R$1]" office:value-type="float" office:value="8">
            <text:p>8</text:p>
          </table:table-cell>
          <table:table-cell table:formula="of:=[.$A6]+[.S$1]"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4.32098765432099">
            <text:p>4.32</text:p>
          </table:table-cell>
          <table:table-cell table:formula="of:=[.U6]" office:value-type="float" office:value="5">
            <text:p>5</text:p>
          </table:table-cell>
          <table:table-cell table:formula="of:=[.W6]" office:value-type="float" office:value="4.32098765432099">
            <text:p>4.32</text:p>
          </table:table-cell>
          <table:table-cell table:formula="of:=[.Y6]+[.Z7]" office:value-type="float" office:value="94.5987654320988">
            <text:p>94.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9.72222222222222">
            <text:p>9.72</text:p>
          </table:table-cell>
          <table:table-cell table:formula="of:=[.AC6]" office:value-type="float" office:value="5">
            <text:p>5</text:p>
          </table:table-cell>
          <table:table-cell table:formula="of:=[.AE6]" office:value-type="float" office:value="9.72222222222222">
            <text:p>9.72</text:p>
          </table:table-cell>
          <table:table-cell table:formula="of:=[.AG6]+[.AH7]" office:value-type="float" office:value="83.7962962962963">
            <text:p>83.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$A7]*[.B$1]" office:value-type="float" office:value="0">
            <text:p>0</text:p>
          </table:table-cell>
          <table:table-cell table:formula="of:=[.$A7]*[.C$1]" office:value-type="float" office:value="5">
            <text:p>5</text:p>
          </table:table-cell>
          <table:table-cell table:formula="of:=[.$A7]*[.D$1]" office:value-type="float" office:value="10">
            <text:p>10</text:p>
          </table:table-cell>
          <table:table-cell table:formula="of:=[.$A7]*[.E$1]" office:value-type="float" office:value="15">
            <text:p>15</text:p>
          </table:table-cell>
          <table:table-cell table:formula="of:=[.$A7]*[.F$1]" office:value-type="float" office:value="20">
            <text:p>20</text:p>
          </table:table-cell>
          <table:table-cell table:formula="of:=[.$A7]*[.G$1]" office:value-type="float" office:value="25">
            <text:p>25</text:p>
          </table:table-cell>
          <table:table-cell table:number-columns-repeated="5"/>
          <table:table-cell office:value-type="float" office:value="5">
            <text:p>5</text:p>
          </table:table-cell>
          <table:table-cell table:formula="of:=[.$A7]+[.N$1]" office:value-type="float" office:value="5">
            <text:p>5</text:p>
          </table:table-cell>
          <table:table-cell table:formula="of:=[.$A7]+[.O$1]" office:value-type="float" office:value="6">
            <text:p>6</text:p>
          </table:table-cell>
          <table:table-cell table:formula="of:=[.$A7]+[.P$1]" office:value-type="float" office:value="7">
            <text:p>7</text:p>
          </table:table-cell>
          <table:table-cell table:formula="of:=[.$A7]+[.Q$1]" office:value-type="float" office:value="8">
            <text:p>8</text:p>
          </table:table-cell>
          <table:table-cell table:formula="of:=[.$A7]+[.R$1]" office:value-type="float" office:value="9">
            <text:p>9</text:p>
          </table:table-cell>
          <table:table-cell table:formula="of:=[.$A7]+[.S$1]"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6.17283950617284">
            <text:p>6.17</text:p>
          </table:table-cell>
          <table:table-cell table:formula="of:=[.U7]" office:value-type="float" office:value="6">
            <text:p>6</text:p>
          </table:table-cell>
          <table:table-cell table:formula="of:=[.W7]" office:value-type="float" office:value="6.17283950617284">
            <text:p>6.17</text:p>
          </table:table-cell>
          <table:table-cell table:formula="of:=[.Y7]+[.Z8]" office:value-type="float" office:value="90.2777777777778">
            <text:p>90.28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1.5740740740741">
            <text:p>11.57</text:p>
          </table:table-cell>
          <table:table-cell table:formula="of:=[.AC7]" office:value-type="float" office:value="6">
            <text:p>6</text:p>
          </table:table-cell>
          <table:table-cell table:formula="of:=[.AE7]" office:value-type="float" office:value="11.5740740740741">
            <text:p>11.57</text:p>
          </table:table-cell>
          <table:table-cell table:formula="of:=[.AG7]+[.AH8]" office:value-type="float" office:value="74.0740740740741">
            <text:p>74.07</text:p>
          </table:table-cell>
        </table:table-row>
        <table:table-row table:style-name="ro1">
          <table:table-cell table:number-columns-repeated="20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8.02469135802469">
            <text:p>8.02</text:p>
          </table:table-cell>
          <table:table-cell table:formula="of:=[.U8]" office:value-type="float" office:value="7">
            <text:p>7</text:p>
          </table:table-cell>
          <table:table-cell table:formula="of:=[.W8]" office:value-type="float" office:value="8.02469135802469">
            <text:p>8.02</text:p>
          </table:table-cell>
          <table:table-cell table:formula="of:=[.Y8]+[.Z9]" office:value-type="float" office:value="84.104938271605">
            <text:p>84.1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table:formula="of:=[.AC8]" office:value-type="float" office:value="7">
            <text:p>7</text:p>
          </table:table-cell>
          <table:table-cell table:formula="of:=[.AE8]" office:value-type="float" office:value="12.5">
            <text:p>12.5</text:p>
          </table:table-cell>
          <table:table-cell table:formula="of:=[.AG8]+[.AH9]" office:value-type="float" office:value="62.5">
            <text:p>62.5</text:p>
          </table:table-cell>
        </table:table-row>
        <table:table-row table:style-name="ro1">
          <table:table-cell table:number-columns-repeated="13"/>
          <table:table-cell table:formula="of:=SUM([.N10:.N20])" office:value-type="float" office:value="36">
            <text:p>36</text:p>
          </table:table-cell>
          <table:table-cell table:number-columns-repeated="6"/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9.64506172839506">
            <text:p>9.65</text:p>
          </table:table-cell>
          <table:table-cell table:formula="of:=[.U9]" office:value-type="float" office:value="8">
            <text:p>8</text:p>
          </table:table-cell>
          <table:table-cell table:formula="of:=[.W9]" office:value-type="float" office:value="9.64506172839506">
            <text:p>9.65</text:p>
          </table:table-cell>
          <table:table-cell table:formula="of:=[.Y9]+[.Z10]" office:value-type="float" office:value="76.0802469135803">
            <text:p>76.08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table:formula="of:=[.AC9]" office:value-type="float" office:value="8">
            <text:p>8</text:p>
          </table:table-cell>
          <table:table-cell table:formula="of:=[.AE9]" office:value-type="float" office:value="12.5">
            <text:p>12.5</text:p>
          </table:table-cell>
          <table:table-cell table:formula="of:=[.AG9]+[.AH10]" office:value-type="float" office:value="50">
            <text:p>5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1/([.B10]/[.$B$25])" office:value-type="float" office:value="3.27272727272727">
            <text:p>3.27</text:p>
          </table:table-cell>
          <table:table-cell table:number-columns-repeated="5"/>
          <table:table-cell office:value-type="float" office:value="0">
            <text:p>0</text:p>
          </table:table-cell>
          <table:table-cell table:formula="of:=100/6" office:value-type="float" office:value="16.6666666666667">
            <text:p>16.67</text:p>
          </table:table-cell>
          <table:table-cell table:formula="of:=[.J10]+[.K11]"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 table:formula="of:=COUNTIF([.$N$2:.$S$7];[.M10])" office:value-type="float" office:value="1">
            <text:p>1</text:p>
          </table:table-cell>
          <table:table-cell table:formula="of:=[.N10]/[.$N$9]" office:value-type="float" office:value="0.0277777777777778">
            <text:p>0.03</text:p>
          </table:table-cell>
          <table:table-cell table:formula="of:=1/[.O10]" office:value-type="float" office:value="36">
            <text:p>36</text:p>
          </table:table-cell>
          <table:table-cell table:formula="of:=[.M10]" office:value-type="float" office:value="0">
            <text:p>0</text:p>
          </table:table-cell>
          <table:table-cell table:formula="of:=[.O10]*100" office:value-type="float" office:value="2.77777777777778">
            <text:p>2.78</text:p>
          </table:table-cell>
          <table:table-cell table:formula="of:=[.R10]+[.S11]" office:value-type="float" office:value="100">
            <text:p>100</text:p>
          </table:table-cell>
          <table:table-cell/>
          <table:table-cell office:value-type="float" office:value="9">
            <text:p>9</text:p>
          </table:table-cell>
          <table:table-cell office:value-type="float" office:value="140">
            <text:p>140</text:p>
          </table:table-cell>
          <table:table-cell office:value-type="float" office:value="10.8024691358025">
            <text:p>10.8</text:p>
          </table:table-cell>
          <table:table-cell table:formula="of:=[.U10]" office:value-type="float" office:value="9">
            <text:p>9</text:p>
          </table:table-cell>
          <table:table-cell table:formula="of:=[.W10]" office:value-type="float" office:value="10.8024691358025">
            <text:p>10.8</text:p>
          </table:table-cell>
          <table:table-cell table:formula="of:=[.Y10]+[.Z11]" office:value-type="float" office:value="66.4351851851852">
            <text:p>66.44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1.5740740740741">
            <text:p>11.57</text:p>
          </table:table-cell>
          <table:table-cell table:formula="of:=[.AC10]" office:value-type="float" office:value="9">
            <text:p>9</text:p>
          </table:table-cell>
          <table:table-cell table:formula="of:=[.AE10]" office:value-type="float" office:value="11.5740740740741">
            <text:p>11.57</text:p>
          </table:table-cell>
          <table:table-cell table:formula="of:=[.AG10]+[.AH11]" office:value-type="float" office:value="37.5">
            <text:p>37.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1/([.B11]/[.$B$25])" office:value-type="float" office:value="36">
            <text:p>36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100/6" office:value-type="float" office:value="16.6666666666667">
            <text:p>16.67</text:p>
          </table:table-cell>
          <table:table-cell table:formula="of:=[.J11]+[.K12]" office:value-type="float" office:value="83.3333333333333">
            <text:p>83.33</text:p>
          </table:table-cell>
          <table:table-cell/>
          <table:table-cell office:value-type="float" office:value="1">
            <text:p>1</text:p>
          </table:table-cell>
          <table:table-cell table:formula="of:=COUNTIF([.$N$2:.$S$7];[.M11])" office:value-type="float" office:value="2">
            <text:p>2</text:p>
          </table:table-cell>
          <table:table-cell table:formula="of:=[.N11]/[.$N$9]" office:value-type="float" office:value="0.0555555555555556">
            <text:p>0.06</text:p>
          </table:table-cell>
          <table:table-cell table:formula="of:=1/[.O11]" office:value-type="float" office:value="18">
            <text:p>18</text:p>
          </table:table-cell>
          <table:table-cell table:formula="of:=[.M11]" office:value-type="float" office:value="1">
            <text:p>1</text:p>
          </table:table-cell>
          <table:table-cell table:formula="of:=[.O11]*100" office:value-type="float" office:value="5.55555555555556">
            <text:p>5.56</text:p>
          </table:table-cell>
          <table:table-cell table:formula="of:=[.R11]+[.S12]" office:value-type="float" office:value="97.2222222222222">
            <text:p>97.22</text:p>
          </table:table-cell>
          <table:table-cell/>
          <table:table-cell office:value-type="float" office:value="10">
            <text:p>10</text:p>
          </table:table-cell>
          <table:table-cell office:value-type="float" office:value="146">
            <text:p>146</text:p>
          </table:table-cell>
          <table:table-cell office:value-type="float" office:value="11.2654320987654">
            <text:p>11.27</text:p>
          </table:table-cell>
          <table:table-cell table:formula="of:=[.U11]" office:value-type="float" office:value="10">
            <text:p>10</text:p>
          </table:table-cell>
          <table:table-cell table:formula="of:=[.W11]" office:value-type="float" office:value="11.2654320987654">
            <text:p>11.27</text:p>
          </table:table-cell>
          <table:table-cell table:formula="of:=[.Y11]+[.Z12]" office:value-type="float" office:value="55.6327160493827">
            <text:p>55.6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9.72222222222222">
            <text:p>9.72</text:p>
          </table:table-cell>
          <table:table-cell table:formula="of:=[.AC11]" office:value-type="float" office:value="10">
            <text:p>10</text:p>
          </table:table-cell>
          <table:table-cell table:formula="of:=[.AE11]" office:value-type="float" office:value="9.72222222222222">
            <text:p>9.72</text:p>
          </table:table-cell>
          <table:table-cell table:formula="of:=[.AG11]+[.AH12]" office:value-type="float" office:value="25.9259259259259">
            <text:p>25.93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formula="of:=1/([.B12]/[.$B$25])" office:value-type="float" office:value="18">
            <text:p>18</text:p>
          </table:table-cell>
          <table:table-cell table:number-columns-repeated="5"/>
          <table:table-cell office:value-type="float" office:value="2">
            <text:p>2</text:p>
          </table:table-cell>
          <table:table-cell table:formula="of:=100/6" office:value-type="float" office:value="16.6666666666667">
            <text:p>16.67</text:p>
          </table:table-cell>
          <table:table-cell table:formula="of:=[.J12]+[.K13]" office:value-type="float" office:value="66.6666666666667">
            <text:p>66.67</text:p>
          </table:table-cell>
          <table:table-cell/>
          <table:table-cell office:value-type="float" office:value="2">
            <text:p>2</text:p>
          </table:table-cell>
          <table:table-cell table:formula="of:=COUNTIF([.$N$2:.$S$7];[.M12])" office:value-type="float" office:value="3">
            <text:p>3</text:p>
          </table:table-cell>
          <table:table-cell table:formula="of:=[.N12]/[.$N$9]" office:value-type="float" office:value="0.0833333333333333">
            <text:p>0.08</text:p>
          </table:table-cell>
          <table:table-cell table:formula="of:=1/[.O12]" office:value-type="float" office:value="12">
            <text:p>12</text:p>
          </table:table-cell>
          <table:table-cell table:formula="of:=[.M12]" office:value-type="float" office:value="2">
            <text:p>2</text:p>
          </table:table-cell>
          <table:table-cell table:formula="of:=[.O12]*100" office:value-type="float" office:value="8.33333333333333">
            <text:p>8.33</text:p>
          </table:table-cell>
          <table:table-cell table:formula="of:=[.R12]+[.S13]" office:value-type="float" office:value="91.6666666666667">
            <text:p>91.67</text:p>
          </table:table-cell>
          <table:table-cell/>
          <table:table-cell office:value-type="float" office:value="11">
            <text:p>11</text:p>
          </table:table-cell>
          <table:table-cell office:value-type="float" office:value="140">
            <text:p>140</text:p>
          </table:table-cell>
          <table:table-cell office:value-type="float" office:value="10.8024691358025">
            <text:p>10.8</text:p>
          </table:table-cell>
          <table:table-cell table:formula="of:=[.U12]" office:value-type="float" office:value="11">
            <text:p>11</text:p>
          </table:table-cell>
          <table:table-cell table:formula="of:=[.W12]" office:value-type="float" office:value="10.8024691358025">
            <text:p>10.8</text:p>
          </table:table-cell>
          <table:table-cell table:formula="of:=[.Y12]+[.Z13]" office:value-type="float" office:value="44.3672839506173">
            <text:p>44.37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6.94444444444444">
            <text:p>6.94</text:p>
          </table:table-cell>
          <table:table-cell table:formula="of:=[.AC12]" office:value-type="float" office:value="11">
            <text:p>11</text:p>
          </table:table-cell>
          <table:table-cell table:formula="of:=[.AE12]" office:value-type="float" office:value="6.94444444444444">
            <text:p>6.94</text:p>
          </table:table-cell>
          <table:table-cell table:formula="of:=[.AG12]+[.AH13]" office:value-type="float" office:value="16.2037037037037">
            <text:p>16.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1/([.B13]/[.$B$25])" office:value-type="float" office:value="18">
            <text:p>18</text:p>
          </table:table-cell>
          <table:table-cell table:number-columns-repeated="5"/>
          <table:table-cell office:value-type="float" office:value="3">
            <text:p>3</text:p>
          </table:table-cell>
          <table:table-cell table:formula="of:=100/6" office:value-type="float" office:value="16.6666666666667">
            <text:p>16.67</text:p>
          </table:table-cell>
          <table:table-cell table:formula="of:=[.J13]+[.K14]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COUNTIF([.$N$2:.$S$7];[.M13])" office:value-type="float" office:value="4">
            <text:p>4</text:p>
          </table:table-cell>
          <table:table-cell table:formula="of:=[.N13]/[.$N$9]" office:value-type="float" office:value="0.111111111111111">
            <text:p>0.11</text:p>
          </table:table-cell>
          <table:table-cell table:formula="of:=1/[.O13]" office:value-type="float" office:value="9">
            <text:p>9</text:p>
          </table:table-cell>
          <table:table-cell table:formula="of:=[.M13]" office:value-type="float" office:value="3">
            <text:p>3</text:p>
          </table:table-cell>
          <table:table-cell table:formula="of:=[.O13]*100" office:value-type="float" office:value="11.1111111111111">
            <text:p>11.11</text:p>
          </table:table-cell>
          <table:table-cell table:formula="of:=[.R13]+[.S14]" office:value-type="float" office:value="83.3333333333333">
            <text:p>83.33</text:p>
          </table:table-cell>
          <table:table-cell/>
          <table:table-cell office:value-type="float" office:value="12">
            <text:p>12</text:p>
          </table:table-cell>
          <table:table-cell office:value-type="float" office:value="125">
            <text:p>125</text:p>
          </table:table-cell>
          <table:table-cell office:value-type="float" office:value="9.64506172839506">
            <text:p>9.65</text:p>
          </table:table-cell>
          <table:table-cell table:formula="of:=[.U13]" office:value-type="float" office:value="12">
            <text:p>12</text:p>
          </table:table-cell>
          <table:table-cell table:formula="of:=[.W13]" office:value-type="float" office:value="9.64506172839506">
            <text:p>9.65</text:p>
          </table:table-cell>
          <table:table-cell table:formula="of:=[.Y13]+[.Z14]" office:value-type="float" office:value="33.5648148148148">
            <text:p>33.56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.62962962962963">
            <text:p>4.63</text:p>
          </table:table-cell>
          <table:table-cell table:formula="of:=[.AC13]" office:value-type="float" office:value="12">
            <text:p>12</text:p>
          </table:table-cell>
          <table:table-cell table:formula="of:=[.AE13]" office:value-type="float" office:value="4.62962962962963">
            <text:p>4.63</text:p>
          </table:table-cell>
          <table:table-cell table:formula="of:=[.AG13]+[.AH14]" office:value-type="float" office:value="9.25925925925926">
            <text:p>9.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1/([.B14]/[.$B$25])" office:value-type="float" office:value="12">
            <text:p>12</text:p>
          </table:table-cell>
          <table:table-cell table:number-columns-repeated="5"/>
          <table:table-cell office:value-type="float" office:value="4">
            <text:p>4</text:p>
          </table:table-cell>
          <table:table-cell table:formula="of:=100/6" office:value-type="float" office:value="16.6666666666667">
            <text:p>16.67</text:p>
          </table:table-cell>
          <table:table-cell table:formula="of:=[.J14]+[.K15]" office:value-type="float" office:value="33.3333333333333">
            <text:p>33.33</text:p>
          </table:table-cell>
          <table:table-cell/>
          <table:table-cell office:value-type="float" office:value="4">
            <text:p>4</text:p>
          </table:table-cell>
          <table:table-cell table:formula="of:=COUNTIF([.$N$2:.$S$7];[.M14])" office:value-type="float" office:value="5">
            <text:p>5</text:p>
          </table:table-cell>
          <table:table-cell table:formula="of:=[.N14]/[.$N$9]" office:value-type="float" office:value="0.138888888888889">
            <text:p>0.14</text:p>
          </table:table-cell>
          <table:table-cell table:formula="of:=1/[.O14]" office:value-type="float" office:value="7.2">
            <text:p>7.2</text:p>
          </table:table-cell>
          <table:table-cell table:formula="of:=[.M14]" office:value-type="float" office:value="4">
            <text:p>4</text:p>
          </table:table-cell>
          <table:table-cell table:formula="of:=[.O14]*100" office:value-type="float" office:value="13.8888888888889">
            <text:p>13.89</text:p>
          </table:table-cell>
          <table:table-cell table:formula="of:=[.R14]+[.S15]" office:value-type="float" office:value="72.2222222222222">
            <text:p>72.22</text:p>
          </table:table-cell>
          <table:table-cell/>
          <table:table-cell office:value-type="float" office:value="13">
            <text:p>13</text:p>
          </table:table-cell>
          <table:table-cell office:value-type="float" office:value="104">
            <text:p>104</text:p>
          </table:table-cell>
          <table:table-cell office:value-type="float" office:value="8.02469135802469">
            <text:p>8.02</text:p>
          </table:table-cell>
          <table:table-cell table:formula="of:=[.U14]" office:value-type="float" office:value="13">
            <text:p>13</text:p>
          </table:table-cell>
          <table:table-cell table:formula="of:=[.W14]" office:value-type="float" office:value="8.02469135802469">
            <text:p>8.02</text:p>
          </table:table-cell>
          <table:table-cell table:formula="of:=[.Y14]+[.Z15]" office:value-type="float" office:value="23.9197530864198">
            <text:p>23.92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.77777777777778">
            <text:p>2.78</text:p>
          </table:table-cell>
          <table:table-cell table:formula="of:=[.AC14]" office:value-type="float" office:value="13">
            <text:p>13</text:p>
          </table:table-cell>
          <table:table-cell table:formula="of:=[.AE14]" office:value-type="float" office:value="2.77777777777778">
            <text:p>2.78</text:p>
          </table:table-cell>
          <table:table-cell table:formula="of:=[.AG14]+[.AH15]" office:value-type="float" office:value="4.62962962962963">
            <text:p>4.6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1/([.B15]/[.$B$25])" office:value-type="float" office:value="18">
            <text:p>18</text:p>
          </table:table-cell>
          <table:table-cell table:number-columns-repeated="5"/>
          <table:table-cell office:value-type="float" office:value="5">
            <text:p>5</text:p>
          </table:table-cell>
          <table:table-cell table:formula="of:=100/6" office:value-type="float" office:value="16.6666666666667">
            <text:p>16.67</text:p>
          </table:table-cell>
          <table:table-cell table:formula="of:=[.J15]+[.K16]" office:value-type="float" office:value="16.6666666666667">
            <text:p>16.67</text:p>
          </table:table-cell>
          <table:table-cell/>
          <table:table-cell office:value-type="float" office:value="5">
            <text:p>5</text:p>
          </table:table-cell>
          <table:table-cell table:formula="of:=COUNTIF([.$N$2:.$S$7];[.M15])" office:value-type="float" office:value="6">
            <text:p>6</text:p>
          </table:table-cell>
          <table:table-cell table:formula="of:=[.N15]/[.$N$9]" office:value-type="float" office:value="0.166666666666667">
            <text:p>0.17</text:p>
          </table:table-cell>
          <table:table-cell table:formula="of:=1/[.O15]" office:value-type="float" office:value="6">
            <text:p>6</text:p>
          </table:table-cell>
          <table:table-cell table:formula="of:=[.M15]" office:value-type="float" office:value="5">
            <text:p>5</text:p>
          </table:table-cell>
          <table:table-cell table:formula="of:=[.O15]*100" office:value-type="float" office:value="16.6666666666667">
            <text:p>16.67</text:p>
          </table:table-cell>
          <table:table-cell table:formula="of:=[.R15]+[.S16]" office:value-type="float" office:value="58.3333333333333">
            <text:p>58.33</text:p>
          </table:table-cell>
          <table:table-cell/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6.17283950617284">
            <text:p>6.17</text:p>
          </table:table-cell>
          <table:table-cell table:formula="of:=[.U15]" office:value-type="float" office:value="14">
            <text:p>14</text:p>
          </table:table-cell>
          <table:table-cell table:formula="of:=[.W15]" office:value-type="float" office:value="6.17283950617284">
            <text:p>6.17</text:p>
          </table:table-cell>
          <table:table-cell table:formula="of:=[.Y15]+[.Z16]" office:value-type="float" office:value="15.8950617283951">
            <text:p>15.9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.38888888888889">
            <text:p>1.39</text:p>
          </table:table-cell>
          <table:table-cell table:formula="of:=[.AC15]" office:value-type="float" office:value="14">
            <text:p>14</text:p>
          </table:table-cell>
          <table:table-cell table:formula="of:=[.AE15]" office:value-type="float" office:value="1.38888888888889">
            <text:p>1.39</text:p>
          </table:table-cell>
          <table:table-cell table:formula="of:=[.AG15]+[.AH16]" office:value-type="float" office:value="1.85185185185185">
            <text:p>1.8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1/([.B16]/[.$B$25])" office:value-type="float" office:value="18">
            <text:p>18</text:p>
          </table:table-cell>
          <table:table-cell table:number-columns-repeated="7"/>
          <table:table-cell/>
          <table:table-cell/>
          <table:table-cell office:value-type="float" office:value="6">
            <text:p>6</text:p>
          </table:table-cell>
          <table:table-cell table:formula="of:=COUNTIF([.$N$2:.$S$7];[.M16])" office:value-type="float" office:value="5">
            <text:p>5</text:p>
          </table:table-cell>
          <table:table-cell table:formula="of:=[.N16]/[.$N$9]" office:value-type="float" office:value="0.138888888888889">
            <text:p>0.14</text:p>
          </table:table-cell>
          <table:table-cell table:formula="of:=1/[.O16]" office:value-type="float" office:value="7.2">
            <text:p>7.2</text:p>
          </table:table-cell>
          <table:table-cell table:formula="of:=[.M16]" office:value-type="float" office:value="6">
            <text:p>6</text:p>
          </table:table-cell>
          <table:table-cell table:formula="of:=[.O16]*100" office:value-type="float" office:value="13.8888888888889">
            <text:p>13.89</text:p>
          </table:table-cell>
          <table:table-cell table:formula="of:=[.R16]+[.S17]" office:value-type="float" office:value="41.6666666666667">
            <text:p>41.67</text:p>
          </table:table-cell>
          <table:table-cell/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4.32098765432099">
            <text:p>4.32</text:p>
          </table:table-cell>
          <table:table-cell table:formula="of:=[.U16]" office:value-type="float" office:value="15">
            <text:p>15</text:p>
          </table:table-cell>
          <table:table-cell table:formula="of:=[.W16]" office:value-type="float" office:value="4.32098765432099">
            <text:p>4.32</text:p>
          </table:table-cell>
          <table:table-cell table:formula="of:=[.Y16]+[.Z17]" office:value-type="float" office:value="9.72222222222223">
            <text:p>9.72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62962962962963">
            <text:p>0.46</text:p>
          </table:table-cell>
          <table:table-cell table:formula="of:=[.AC16]" office:value-type="float" office:value="15">
            <text:p>15</text:p>
          </table:table-cell>
          <table:table-cell table:formula="of:=[.AE16]" office:value-type="float" office:value="0.462962962962963">
            <text:p>0.46</text:p>
          </table:table-cell>
          <table:table-cell table:formula="of:=[.AG16]+[.AH17]" office:value-type="float" office:value="0.462962962962963">
            <text:p>0.4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1/([.B17]/[.$B$25])" office:value-type="float" office:value="18">
            <text:p>18</text:p>
          </table:table-cell>
          <table:table-cell table:number-columns-repeated="9"/>
          <table:table-cell office:value-type="float" office:value="7">
            <text:p>7</text:p>
          </table:table-cell>
          <table:table-cell table:formula="of:=COUNTIF([.$N$2:.$S$7];[.M17])" office:value-type="float" office:value="4">
            <text:p>4</text:p>
          </table:table-cell>
          <table:table-cell table:formula="of:=[.N17]/[.$N$9]" office:value-type="float" office:value="0.111111111111111">
            <text:p>0.11</text:p>
          </table:table-cell>
          <table:table-cell table:formula="of:=1/[.O17]" office:value-type="float" office:value="9">
            <text:p>9</text:p>
          </table:table-cell>
          <table:table-cell table:formula="of:=[.M17]" office:value-type="float" office:value="7">
            <text:p>7</text:p>
          </table:table-cell>
          <table:table-cell table:formula="of:=[.O17]*100" office:value-type="float" office:value="11.1111111111111">
            <text:p>11.11</text:p>
          </table:table-cell>
          <table:table-cell table:formula="of:=[.R17]+[.S18]" office:value-type="float" office:value="27.7777777777778">
            <text:p>27.78</text:p>
          </table:table-cell>
          <table:table-cell/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2.70061728395062">
            <text:p>2.7</text:p>
          </table:table-cell>
          <table:table-cell table:formula="of:=[.U17]" office:value-type="float" office:value="16">
            <text:p>16</text:p>
          </table:table-cell>
          <table:table-cell table:formula="of:=[.W17]" office:value-type="float" office:value="2.70061728395062">
            <text:p>2.7</text:p>
          </table:table-cell>
          <table:table-cell table:formula="of:=[.Y17]+[.Z18]" office:value-type="float" office:value="5.40123456790124">
            <text:p>5.4</text:p>
          </table:table-cell>
          <table:table-cell table:number-columns-repeated="7"/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1/([.B18]/[.$B$25])" office:value-type="float" office:value="36">
            <text:p>36</text:p>
          </table:table-cell>
          <table:table-cell table:number-columns-repeated="9"/>
          <table:table-cell office:value-type="float" office:value="8">
            <text:p>8</text:p>
          </table:table-cell>
          <table:table-cell table:formula="of:=COUNTIF([.$N$2:.$S$7];[.M18])" office:value-type="float" office:value="3">
            <text:p>3</text:p>
          </table:table-cell>
          <table:table-cell table:formula="of:=[.N18]/[.$N$9]" office:value-type="float" office:value="0.0833333333333333">
            <text:p>0.08</text:p>
          </table:table-cell>
          <table:table-cell table:formula="of:=1/[.O18]" office:value-type="float" office:value="12">
            <text:p>12</text:p>
          </table:table-cell>
          <table:table-cell table:formula="of:=[.M18]" office:value-type="float" office:value="8">
            <text:p>8</text:p>
          </table:table-cell>
          <table:table-cell table:formula="of:=[.O18]*100" office:value-type="float" office:value="8.33333333333333">
            <text:p>8.33</text:p>
          </table:table-cell>
          <table:table-cell table:formula="of:=[.R18]+[.S19]" office:value-type="float" office:value="16.6666666666667">
            <text:p>16.67</text:p>
          </table:table-cell>
          <table:table-cell/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.54320987654321">
            <text:p>1.54</text:p>
          </table:table-cell>
          <table:table-cell table:formula="of:=[.U18]" office:value-type="float" office:value="17">
            <text:p>17</text:p>
          </table:table-cell>
          <table:table-cell table:formula="of:=[.W18]" office:value-type="float" office:value="1.54320987654321">
            <text:p>1.54</text:p>
          </table:table-cell>
          <table:table-cell table:formula="of:=[.Y18]+[.Z19]" office:value-type="float" office:value="2.70061728395062">
            <text:p>2.7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1/([.B19]/[.$B$25])" office:value-type="float" office:value="18">
            <text:p>18</text:p>
          </table:table-cell>
          <table:table-cell table:number-columns-repeated="9"/>
          <table:table-cell office:value-type="float" office:value="9">
            <text:p>9</text:p>
          </table:table-cell>
          <table:table-cell table:formula="of:=COUNTIF([.$N$2:.$S$7];[.M19])" office:value-type="float" office:value="2">
            <text:p>2</text:p>
          </table:table-cell>
          <table:table-cell table:formula="of:=[.N19]/[.$N$9]" office:value-type="float" office:value="0.0555555555555556">
            <text:p>0.06</text:p>
          </table:table-cell>
          <table:table-cell table:formula="of:=1/[.O19]" office:value-type="float" office:value="18">
            <text:p>18</text:p>
          </table:table-cell>
          <table:table-cell table:formula="of:=[.M19]" office:value-type="float" office:value="9">
            <text:p>9</text:p>
          </table:table-cell>
          <table:table-cell table:formula="of:=[.O19]*100" office:value-type="float" office:value="5.55555555555556">
            <text:p>5.56</text:p>
          </table:table-cell>
          <table:table-cell table:formula="of:=[.R19]+[.S20]" office:value-type="float" office:value="8.33333333333333">
            <text:p>8.33</text:p>
          </table:table-cell>
          <table:table-cell/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.771604938271605">
            <text:p>0.77</text:p>
          </table:table-cell>
          <table:table-cell table:formula="of:=[.U19]" office:value-type="float" office:value="18">
            <text:p>18</text:p>
          </table:table-cell>
          <table:table-cell table:formula="of:=[.W19]" office:value-type="float" office:value="0.771604938271605">
            <text:p>0.77</text:p>
          </table:table-cell>
          <table:table-cell table:formula="of:=[.Y19]+[.Z20]" office:value-type="float" office:value="1.15740740740741">
            <text:p>1.16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1/([.B20]/[.$B$25])" office:value-type="float" office:value="18">
            <text:p>18</text:p>
          </table:table-cell>
          <table:table-cell table:number-columns-repeated="9"/>
          <table:table-cell office:value-type="float" office:value="10">
            <text:p>10</text:p>
          </table:table-cell>
          <table:table-cell table:formula="of:=COUNTIF([.$N$2:.$S$7];[.M20])" office:value-type="float" office:value="1">
            <text:p>1</text:p>
          </table:table-cell>
          <table:table-cell table:formula="of:=[.N20]/[.$N$9]" office:value-type="float" office:value="0.0277777777777778">
            <text:p>0.03</text:p>
          </table:table-cell>
          <table:table-cell table:formula="of:=1/[.O20]" office:value-type="float" office:value="36">
            <text:p>36</text:p>
          </table:table-cell>
          <table:table-cell table:formula="of:=[.M20]" office:value-type="float" office:value="10">
            <text:p>10</text:p>
          </table:table-cell>
          <table:table-cell table:formula="of:=[.O20]*100" office:value-type="float" office:value="2.77777777777778">
            <text:p>2.78</text:p>
          </table:table-cell>
          <table:table-cell table:formula="of:=[.R20]+[.S21]" office:value-type="float" office:value="2.77777777777778">
            <text:p>2.78</text:p>
          </table:table-cell>
          <table:table-cell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.308641975308642">
            <text:p>0.31</text:p>
          </table:table-cell>
          <table:table-cell table:formula="of:=[.U20]" office:value-type="float" office:value="19">
            <text:p>19</text:p>
          </table:table-cell>
          <table:table-cell table:formula="of:=[.W20]" office:value-type="float" office:value="0.308641975308642">
            <text:p>0.31</text:p>
          </table:table-cell>
          <table:table-cell table:formula="of:=[.Y20]+[.Z21]" office:value-type="float" office:value="0.385802469135802">
            <text:p>0.39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1/([.B21]/[.$B$25])" office:value-type="float" office:value="18">
            <text:p>18</text:p>
          </table:table-cell>
          <table:table-cell table:number-columns-repeated="15"/>
          <table:table-cell/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0771604938271605">
            <text:p>0.08</text:p>
          </table:table-cell>
          <table:table-cell table:formula="of:=[.U21]" office:value-type="float" office:value="20">
            <text:p>20</text:p>
          </table:table-cell>
          <table:table-cell table:formula="of:=[.W21]" office:value-type="float" office:value="0.0771604938271605">
            <text:p>0.08</text:p>
          </table:table-cell>
          <table:table-cell table:formula="of:=[.Y21]+[.Z22]" office:value-type="float" office:value="0.0771604938271605">
            <text:p>0.08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1/([.B22]/[.$B$25])" office:value-type="float" office:value="36">
            <text:p>36</text:p>
          </table:table-cell>
          <table:table-cell table:number-columns-repeated="22"/>
          <table:table-cell/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1/([.B23]/[.$B$25])" office:value-type="float" office:value="18">
            <text:p>18</text:p>
          </table:table-cell>
          <table:table-cell table:number-columns-repeated="3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1/([.B24]/[.$B$25])" office:value-type="float" office:value="36">
            <text:p>36</text:p>
          </table:table-cell>
          <table:table-cell table:number-columns-repeated="31"/>
        </table:table-row>
        <table:table-row table:style-name="ro1">
          <table:table-cell/>
          <table:table-cell table:formula="of:=SUM([.B10:.B24])" office:value-type="float" office:value="36">
            <text:p>36</text:p>
          </table:table-cell>
          <table:table-cell table:number-columns-repeated="10"/>
          <table:table-cell>
            <draw:frame table:end-cell-address="DiceDistribute.S41" table:end-x="0.4091in" table:end-y="0.0831in" draw:z-index="0" draw:style-name="gr1" svg:width="2.1039in" svg:height="2.9004in" svg:x="0.0185in" svg:y="0.0272in">
              <draw:object draw:notify-on-update-of-ranges="'file:///home/bjmey/arch/src/eruta/data/plot/Sheet1'#Sheet1.Q10:'file:///home/bjmey/arch/src/eruta/data/plot/Sheet1'#Sheet1.Q20 'file:///home/bjmey/arch/src/eruta/data/plot/Sheet1'#Sheet1.R10:'file:///home/bjmey/arch/src/eruta/data/plot/Sheet1'#Sheet1.R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1"/>
        </table:table-row>
        <table:table-row table:style-name="ro1" table:number-rows-repeated="5">
          <table:table-cell table:number-columns-repeated="34"/>
        </table:table-row>
        <table:table-row table:style-name="ro1">
          <table:table-cell table:number-columns-repeated="29"/>
          <table:table-cell>
            <draw:frame table:end-cell-address="DiceDistribute.AJ48" table:end-x="0.7043in" table:end-y="0.0098in" draw:z-index="1" draw:style-name="gr1" svg:width="3.3925in" svg:height="2.9067in" svg:x="0.1398in" svg:y="0.1256in">
              <draw:object draw:notify-on-update-of-ranges="'file:///home/bjmey/arch/src/eruta/data/plot/Sheet1'#Sheet1.X1:'file:///home/bjmey/arch/src/eruta/data/plot/Sheet1'#Sheet1.X21 'file:///home/bjmey/arch/src/eruta/data/plot/Sheet1'#Sheet1.Y1:'file:///home/bjmey/arch/src/eruta/data/plot/Sheet1'#Sheet1.Y2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</table:table>
      <table:table table:name="Take3" table:style-name="ta1" table:print="false">
        <office:forms form:automatic-focus="false" form:apply-design-mode="false"/>
        <table:table-column table:style-name="co15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8" table:number-columns-repeated="5" table:default-cell-style-name="Default"/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771604938271605">
            <text:p>0.08</text:p>
          </table:table-cell>
          <table:table-cell office:value-type="float" office:value="0">
            <text:p>0</text:p>
          </table:table-cell>
          <table:table-cell office:value-type="float" office:value="0.0771604938271605">
            <text:p>0.08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308641975308642">
            <text:p>0.31</text:p>
          </table:table-cell>
          <table:table-cell office:value-type="float" office:value="1">
            <text:p>1</text:p>
          </table:table-cell>
          <table:table-cell office:value-type="float" office:value="0.308641975308642">
            <text:p>0.31</text:p>
          </table:table-cell>
          <table:table-cell office:value-type="float" office:value="99.9228395061729">
            <text:p>99.9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62962962962963">
            <text:p>0.46</text:p>
          </table:table-cell>
          <table:table-cell office:value-type="float" office:value="0">
            <text:p>0</text:p>
          </table:table-cell>
          <table:table-cell office:value-type="float" office:value="0.462962962962963">
            <text:p>0.46</text:p>
          </table:table-cell>
          <table:table-cell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771604938271605">
            <text:p>0.77</text:p>
          </table:table-cell>
          <table:table-cell office:value-type="float" office:value="2">
            <text:p>2</text:p>
          </table:table-cell>
          <table:table-cell office:value-type="float" office:value="0.771604938271605">
            <text:p>0.77</text:p>
          </table:table-cell>
          <table:table-cell office:value-type="float" office:value="99.6141975308642">
            <text:p>99.6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38888888888889">
            <text:p>1.39</text:p>
          </table:table-cell>
          <table:table-cell office:value-type="float" office:value="1">
            <text:p>1</text:p>
          </table:table-cell>
          <table:table-cell office:value-type="float" office:value="1.38888888888889">
            <text:p>1.39</text:p>
          </table:table-cell>
          <table:table-cell office:value-type="float" office:value="99.5370370370371">
            <text:p>99.54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.54320987654321">
            <text:p>1.54</text:p>
          </table:table-cell>
          <table:table-cell office:value-type="float" office:value="3">
            <text:p>3</text:p>
          </table:table-cell>
          <table:table-cell office:value-type="float" office:value="1.54320987654321">
            <text:p>1.54</text:p>
          </table:table-cell>
          <table:table-cell office:value-type="float" office:value="98.8425925925926">
            <text:p>98.8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.6666666666667">
            <text:p>16.67</text:p>
          </table:table-cell>
          <table:table-cell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77777777777778">
            <text:p>0.0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.77777777777778">
            <text:p>2.78</text:p>
          </table:table-cell>
          <table:table-cell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7777777777778">
            <text:p>2.78</text:p>
          </table:table-cell>
          <table:table-cell office:value-type="float" office:value="2">
            <text:p>2</text:p>
          </table:table-cell>
          <table:table-cell office:value-type="float" office:value="2.77777777777778">
            <text:p>2.78</text:p>
          </table:table-cell>
          <table:table-cell office:value-type="float" office:value="98.1481481481482">
            <text:p>98.15</text:p>
          </table:table-cell>
          <table:table-cell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.70061728395062">
            <text:p>2.7</text:p>
          </table:table-cell>
          <table:table-cell office:value-type="float" office:value="4">
            <text:p>4</text:p>
          </table:table-cell>
          <table:table-cell office:value-type="float" office:value="2.70061728395062">
            <text:p>2.7</text:p>
          </table:table-cell>
          <table:table-cell office:value-type="float" office:value="97.2993827160494">
            <text:p>97.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.6666666666667">
            <text:p>16.67</text:p>
          </table:table-cell>
          <table:table-cell office:value-type="float" office:value="83.3333333333333">
            <text:p>83.33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55555555555556">
            <text:p>0.0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5.55555555555556">
            <text:p>5.56</text:p>
          </table:table-cell>
          <table:table-cell office:value-type="float" office:value="97.2222222222222">
            <text:p>97.22</text:p>
          </table:table-cell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.62962962962963">
            <text:p>4.63</text:p>
          </table:table-cell>
          <table:table-cell office:value-type="float" office:value="3">
            <text:p>3</text:p>
          </table:table-cell>
          <table:table-cell office:value-type="float" office:value="4.62962962962963">
            <text:p>4.63</text:p>
          </table:table-cell>
          <table:table-cell office:value-type="float" office:value="95.3703703703704">
            <text:p>95.37</text:p>
          </table:table-cell>
          <table:table-cell/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4.32098765432099">
            <text:p>4.32</text:p>
          </table:table-cell>
          <table:table-cell office:value-type="float" office:value="5">
            <text:p>5</text:p>
          </table:table-cell>
          <table:table-cell office:value-type="float" office:value="4.32098765432099">
            <text:p>4.32</text:p>
          </table:table-cell>
          <table:table-cell office:value-type="float" office:value="94.5987654320988">
            <text:p>94.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.6666666666667">
            <text:p>16.67</text:p>
          </table:table-cell>
          <table:table-cell office:value-type="float" office:value="66.6666666666667">
            <text:p>66.67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0833333333333333">
            <text:p>0.0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8.33333333333333">
            <text:p>8.33</text:p>
          </table:table-cell>
          <table:table-cell office:value-type="float" office:value="91.6666666666667">
            <text:p>91.67</text:p>
          </table:table-cell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.94444444444444">
            <text:p>6.94</text:p>
          </table:table-cell>
          <table:table-cell office:value-type="float" office:value="4">
            <text:p>4</text:p>
          </table:table-cell>
          <table:table-cell office:value-type="float" office:value="6.94444444444444">
            <text:p>6.94</text:p>
          </table:table-cell>
          <table:table-cell office:value-type="float" office:value="90.7407407407408">
            <text:p>90.74</text:p>
          </table:table-cell>
          <table:table-cell/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6.17283950617284">
            <text:p>6.17</text:p>
          </table:table-cell>
          <table:table-cell office:value-type="float" office:value="6">
            <text:p>6</text:p>
          </table:table-cell>
          <table:table-cell office:value-type="float" office:value="6.17283950617284">
            <text:p>6.17</text:p>
          </table:table-cell>
          <table:table-cell office:value-type="float" office:value="90.2777777777778">
            <text:p>90.2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.6666666666667">
            <text:p>16.67</text:p>
          </table:table-cell>
          <table:table-cell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111111111111111">
            <text:p>0.1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1.1111111111111">
            <text:p>11.11</text:p>
          </table:table-cell>
          <table:table-cell office:value-type="float" office:value="83.3333333333333">
            <text:p>83.33</text:p>
          </table:table-cell>
          <table:table-cell/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9.72222222222222">
            <text:p>9.72</text:p>
          </table:table-cell>
          <table:table-cell office:value-type="float" office:value="5">
            <text:p>5</text:p>
          </table:table-cell>
          <table:table-cell office:value-type="float" office:value="9.72222222222222">
            <text:p>9.72</text:p>
          </table:table-cell>
          <table:table-cell office:value-type="float" office:value="83.7962962962963">
            <text:p>83.8</text:p>
          </table:table-cell>
          <table:table-cell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8.02469135802469">
            <text:p>8.02</text:p>
          </table:table-cell>
          <table:table-cell office:value-type="float" office:value="7">
            <text:p>7</text:p>
          </table:table-cell>
          <table:table-cell office:value-type="float" office:value="8.02469135802469">
            <text:p>8.02</text:p>
          </table:table-cell>
          <table:table-cell office:value-type="float" office:value="84.104938271605">
            <text:p>84.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.6666666666667">
            <text:p>16.67</text:p>
          </table:table-cell>
          <table:table-cell office:value-type="float" office:value="33.3333333333333">
            <text:p>33.3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138888888888889">
            <text:p>0.14</text:p>
          </table:table-cell>
          <table:table-cell office:value-type="float" office:value="7.2">
            <text:p>7.2</text:p>
          </table:table-cell>
          <table:table-cell office:value-type="float" office:value="4">
            <text:p>4</text:p>
          </table:table-cell>
          <table:table-cell office:value-type="float" office:value="13.8888888888889">
            <text:p>13.89</text:p>
          </table:table-cell>
          <table:table-cell office:value-type="float" office:value="72.2222222222222">
            <text:p>72.22</text:p>
          </table:table-cell>
          <table:table-cell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1.5740740740741">
            <text:p>11.57</text:p>
          </table:table-cell>
          <table:table-cell office:value-type="float" office:value="6">
            <text:p>6</text:p>
          </table:table-cell>
          <table:table-cell office:value-type="float" office:value="11.5740740740741">
            <text:p>11.57</text:p>
          </table:table-cell>
          <table:table-cell office:value-type="float" office:value="74.0740740740741">
            <text:p>74.07</text:p>
          </table:table-cell>
          <table:table-cell/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9.64506172839506">
            <text:p>9.65</text:p>
          </table:table-cell>
          <table:table-cell office:value-type="float" office:value="8">
            <text:p>8</text:p>
          </table:table-cell>
          <table:table-cell office:value-type="float" office:value="9.64506172839506">
            <text:p>9.65</text:p>
          </table:table-cell>
          <table:table-cell office:value-type="float" office:value="76.0802469135803">
            <text:p>76.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166666666666667">
            <text:p>0.1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.6666666666667">
            <text:p>16.67</text:p>
          </table:table-cell>
          <table:table-cell office:value-type="float" office:value="58.3333333333333">
            <text:p>58.33</text:p>
          </table:table-cell>
          <table:table-cell/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office:value-type="float" office:value="7">
            <text:p>7</text:p>
          </table:table-cell>
          <table:table-cell office:value-type="float" office:value="12.5">
            <text:p>12.5</text:p>
          </table:table-cell>
          <table:table-cell office:value-type="float" office:value="62.5">
            <text:p>62.5</text:p>
          </table:table-cell>
          <table:table-cell/>
          <table:table-cell office:value-type="float" office:value="9">
            <text:p>9</text:p>
          </table:table-cell>
          <table:table-cell office:value-type="float" office:value="140">
            <text:p>140</text:p>
          </table:table-cell>
          <table:table-cell office:value-type="float" office:value="10.8024691358025">
            <text:p>10.8</text:p>
          </table:table-cell>
          <table:table-cell office:value-type="float" office:value="9">
            <text:p>9</text:p>
          </table:table-cell>
          <table:table-cell office:value-type="float" office:value="10.8024691358025">
            <text:p>10.8</text:p>
          </table:table-cell>
          <table:table-cell office:value-type="float" office:value="66.4351851851852">
            <text:p>66.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.138888888888889">
            <text:p>0.14</text:p>
          </table:table-cell>
          <table:table-cell office:value-type="float" office:value="7.2">
            <text:p>7.2</text:p>
          </table:table-cell>
          <table:table-cell office:value-type="float" office:value="6">
            <text:p>6</text:p>
          </table:table-cell>
          <table:table-cell office:value-type="float" office:value="13.8888888888889">
            <text:p>13.89</text:p>
          </table:table-cell>
          <table:table-cell office:value-type="float" office:value="41.6666666666667">
            <text:p>41.67</text:p>
          </table:table-cell>
          <table:table-cell/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/>
          <table:table-cell office:value-type="float" office:value="10">
            <text:p>10</text:p>
          </table:table-cell>
          <table:table-cell office:value-type="float" office:value="146">
            <text:p>146</text:p>
          </table:table-cell>
          <table:table-cell office:value-type="float" office:value="11.2654320987654">
            <text:p>11.27</text:p>
          </table:table-cell>
          <table:table-cell office:value-type="float" office:value="10">
            <text:p>10</text:p>
          </table:table-cell>
          <table:table-cell office:value-type="float" office:value="11.2654320987654">
            <text:p>11.27</text:p>
          </table:table-cell>
          <table:table-cell office:value-type="float" office:value="55.6327160493827">
            <text:p>55.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.111111111111111">
            <text:p>0.1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.1111111111111">
            <text:p>11.11</text:p>
          </table:table-cell>
          <table:table-cell office:value-type="float" office:value="27.7777777777778">
            <text:p>27.78</text:p>
          </table:table-cell>
          <table:table-cell/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1.5740740740741">
            <text:p>11.57</text:p>
          </table:table-cell>
          <table:table-cell office:value-type="float" office:value="9">
            <text:p>9</text:p>
          </table:table-cell>
          <table:table-cell office:value-type="float" office:value="11.5740740740741">
            <text:p>11.57</text:p>
          </table:table-cell>
          <table:table-cell office:value-type="float" office:value="37.5">
            <text:p>37.5</text:p>
          </table:table-cell>
          <table:table-cell/>
          <table:table-cell office:value-type="float" office:value="11">
            <text:p>11</text:p>
          </table:table-cell>
          <table:table-cell office:value-type="float" office:value="140">
            <text:p>140</text:p>
          </table:table-cell>
          <table:table-cell office:value-type="float" office:value="10.8024691358025">
            <text:p>10.8</text:p>
          </table:table-cell>
          <table:table-cell office:value-type="float" office:value="11">
            <text:p>11</text:p>
          </table:table-cell>
          <table:table-cell office:value-type="float" office:value="10.8024691358025">
            <text:p>10.8</text:p>
          </table:table-cell>
          <table:table-cell office:value-type="float" office:value="44.3672839506173">
            <text:p>44.3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16.6666666666667">
            <text:p>16.67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.0833333333333333">
            <text:p>0.0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.33333333333333">
            <text:p>8.33</text:p>
          </table:table-cell>
          <table:table-cell office:value-type="float" office:value="16.6666666666667">
            <text:p>16.67</text:p>
          </table:table-cell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9.72222222222222">
            <text:p>9.72</text:p>
          </table:table-cell>
          <table:table-cell office:value-type="float" office:value="10">
            <text:p>10</text:p>
          </table:table-cell>
          <table:table-cell office:value-type="float" office:value="9.72222222222222">
            <text:p>9.72</text:p>
          </table:table-cell>
          <table:table-cell office:value-type="float" office:value="25.9259259259259">
            <text:p>25.93</text:p>
          </table:table-cell>
          <table:table-cell/>
          <table:table-cell office:value-type="float" office:value="12">
            <text:p>12</text:p>
          </table:table-cell>
          <table:table-cell office:value-type="float" office:value="125">
            <text:p>125</text:p>
          </table:table-cell>
          <table:table-cell office:value-type="float" office:value="9.64506172839506">
            <text:p>9.65</text:p>
          </table:table-cell>
          <table:table-cell office:value-type="float" office:value="12">
            <text:p>12</text:p>
          </table:table-cell>
          <table:table-cell office:value-type="float" office:value="9.64506172839506">
            <text:p>9.65</text:p>
          </table:table-cell>
          <table:table-cell office:value-type="float" office:value="33.5648148148148">
            <text:p>33.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0555555555555556">
            <text:p>0.06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.55555555555556">
            <text:p>5.56</text:p>
          </table:table-cell>
          <table:table-cell office:value-type="float" office:value="8.33333333333333">
            <text:p>8.33</text:p>
          </table:table-cell>
          <table:table-cell/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6.94444444444444">
            <text:p>6.94</text:p>
          </table:table-cell>
          <table:table-cell office:value-type="float" office:value="11">
            <text:p>11</text:p>
          </table:table-cell>
          <table:table-cell office:value-type="float" office:value="6.94444444444444">
            <text:p>6.94</text:p>
          </table:table-cell>
          <table:table-cell office:value-type="float" office:value="16.2037037037037">
            <text:p>16.2</text:p>
          </table:table-cell>
          <table:table-cell/>
          <table:table-cell office:value-type="float" office:value="13">
            <text:p>13</text:p>
          </table:table-cell>
          <table:table-cell office:value-type="float" office:value="104">
            <text:p>104</text:p>
          </table:table-cell>
          <table:table-cell office:value-type="float" office:value="8.02469135802469">
            <text:p>8.02</text:p>
          </table:table-cell>
          <table:table-cell office:value-type="float" office:value="13">
            <text:p>13</text:p>
          </table:table-cell>
          <table:table-cell office:value-type="float" office:value="8.02469135802469">
            <text:p>8.02</text:p>
          </table:table-cell>
          <table:table-cell office:value-type="float" office:value="23.9197530864198">
            <text:p>23.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277777777777778">
            <text:p>0.03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number-columns-repeated="2" office:value-type="float" office:value="2.77777777777778">
            <text:p>2.78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.62962962962963">
            <text:p>4.63</text:p>
          </table:table-cell>
          <table:table-cell office:value-type="float" office:value="12">
            <text:p>12</text:p>
          </table:table-cell>
          <table:table-cell office:value-type="float" office:value="4.62962962962963">
            <text:p>4.63</text:p>
          </table:table-cell>
          <table:table-cell office:value-type="float" office:value="9.25925925925926">
            <text:p>9.26</text:p>
          </table:table-cell>
          <table:table-cell/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6.17283950617284">
            <text:p>6.17</text:p>
          </table:table-cell>
          <table:table-cell office:value-type="float" office:value="14">
            <text:p>14</text:p>
          </table:table-cell>
          <table:table-cell office:value-type="float" office:value="6.17283950617284">
            <text:p>6.17</text:p>
          </table:table-cell>
          <table:table-cell office:value-type="float" office:value="15.8950617283951">
            <text:p>15.9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.77777777777778">
            <text:p>2.78</text:p>
          </table:table-cell>
          <table:table-cell office:value-type="float" office:value="13">
            <text:p>13</text:p>
          </table:table-cell>
          <table:table-cell office:value-type="float" office:value="2.77777777777778">
            <text:p>2.78</text:p>
          </table:table-cell>
          <table:table-cell office:value-type="float" office:value="4.62962962962963">
            <text:p>4.63</text:p>
          </table:table-cell>
          <table:table-cell/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4.32098765432099">
            <text:p>4.32</text:p>
          </table:table-cell>
          <table:table-cell office:value-type="float" office:value="15">
            <text:p>15</text:p>
          </table:table-cell>
          <table:table-cell office:value-type="float" office:value="4.32098765432099">
            <text:p>4.32</text:p>
          </table:table-cell>
          <table:table-cell office:value-type="float" office:value="9.72222222222223">
            <text:p>9.7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.38888888888889">
            <text:p>1.39</text:p>
          </table:table-cell>
          <table:table-cell office:value-type="float" office:value="14">
            <text:p>14</text:p>
          </table:table-cell>
          <table:table-cell office:value-type="float" office:value="1.38888888888889">
            <text:p>1.39</text:p>
          </table:table-cell>
          <table:table-cell office:value-type="float" office:value="1.85185185185185">
            <text:p>1.85</text:p>
          </table:table-cell>
          <table:table-cell/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2.70061728395062">
            <text:p>2.7</text:p>
          </table:table-cell>
          <table:table-cell office:value-type="float" office:value="16">
            <text:p>16</text:p>
          </table:table-cell>
          <table:table-cell office:value-type="float" office:value="2.70061728395062">
            <text:p>2.7</text:p>
          </table:table-cell>
          <table:table-cell office:value-type="float" office:value="5.40123456790124">
            <text:p>5.4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62962962962963">
            <text:p>0.46</text:p>
          </table:table-cell>
          <table:table-cell office:value-type="float" office:value="15">
            <text:p>15</text:p>
          </table:table-cell>
          <table:table-cell table:number-columns-repeated="2" office:value-type="float" office:value="0.462962962962963">
            <text:p>0.46</text:p>
          </table:table-cell>
          <table:table-cell/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.54320987654321">
            <text:p>1.54</text:p>
          </table:table-cell>
          <table:table-cell office:value-type="float" office:value="17">
            <text:p>17</text:p>
          </table:table-cell>
          <table:table-cell office:value-type="float" office:value="1.54320987654321">
            <text:p>1.54</text:p>
          </table:table-cell>
          <table:table-cell office:value-type="float" office:value="2.70061728395062">
            <text:p>2.7</text:p>
          </table:table-cell>
          <table:table-cell/>
        </table:table-row>
        <table:table-row table:style-name="ro1">
          <table:table-cell table:number-columns-repeated="19"/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.771604938271605">
            <text:p>0.77</text:p>
          </table:table-cell>
          <table:table-cell office:value-type="float" office:value="18">
            <text:p>18</text:p>
          </table:table-cell>
          <table:table-cell office:value-type="float" office:value="0.771604938271605">
            <text:p>0.77</text:p>
          </table:table-cell>
          <table:table-cell office:value-type="float" office:value="1.15740740740741">
            <text:p>1.16</text:p>
          </table:table-cell>
          <table:table-cell/>
        </table:table-row>
        <table:table-row table:style-name="ro1">
          <table:table-cell table:number-columns-repeated="19"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.308641975308642">
            <text:p>0.31</text:p>
          </table:table-cell>
          <table:table-cell office:value-type="float" office:value="19">
            <text:p>19</text:p>
          </table:table-cell>
          <table:table-cell office:value-type="float" office:value="0.308641975308642">
            <text:p>0.31</text:p>
          </table:table-cell>
          <table:table-cell office:value-type="float" office:value="0.385802469135802">
            <text:p>0.39</text:p>
          </table:table-cell>
          <table:table-cell/>
        </table:table-row>
        <table:table-row table:style-name="ro1">
          <table:table-cell table:number-columns-repeated="19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0771604938271605">
            <text:p>0.08</text:p>
          </table:table-cell>
          <table:table-cell office:value-type="float" office:value="20">
            <text:p>20</text:p>
          </table:table-cell>
          <table:table-cell table:number-columns-repeated="2" office:value-type="float" office:value="0.0771604938271605">
            <text:p>0.08</text:p>
          </table:table-cell>
          <table:table-cell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string">
            <text:p>How much bonus is 1 d5 worth?</text:p>
          </table:table-cell>
          <table:table-cell table:number-columns-repeated="8"/>
          <table:table-cell office:value-type="string">
            <text:p>On one dice, chance for max score 5 <text:s/>is 16% , same chance <text:s/>on 2 d for 8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>
            <text:p>so on average, 1 d5 is worth 3 bonus points</text:p>
          </table:table-cell>
          <table:table-cell table:number-columns-repeated="15"/>
        </table:table-row>
      </table:table>
      <table:table table:name="Att vs Def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row table:style-name="ro1">
          <table:table-cell/>
          <table:table-cell office:value-type="string">
            <text:p>Att</text:p>
          </table:table-cell>
          <table:table-cell table:number-columns-repeated="24"/>
        </table:table-row>
        <table:table-row table:style-name="ro1">
          <table:table-cell office:value-type="string">
            <text:p>Def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IF(ROUND([.B$2]*[.B$2]/10;1)-[.$A3]&gt;0;ROUND([.B$2]*[.B$2]/10;1)-[.$A3]; 0)" office:value-type="float" office:value="0">
            <text:p>0</text:p>
          </table:table-cell>
          <table:table-cell table:formula="of:=IF(ROUND([.C$2]*[.C$2]/10;1)-[.$A3]&gt;0;ROUND([.C$2]*[.C$2]/10;1)-[.$A3]; 0)" office:value-type="float" office:value="2.5">
            <text:p>2.5</text:p>
          </table:table-cell>
          <table:table-cell table:formula="of:=IF(ROUND([.D$2]*[.D$2]/10;1)-[.$A3]&gt;0;ROUND([.D$2]*[.D$2]/10;1)-[.$A3]; 0)" office:value-type="float" office:value="10">
            <text:p>10</text:p>
          </table:table-cell>
          <table:table-cell table:formula="of:=IF(ROUND([.E$2]*[.E$2]/10;1)-[.$A3]&gt;0;ROUND([.E$2]*[.E$2]/10;1)-[.$A3]; 0)" office:value-type="float" office:value="22.5">
            <text:p>22.5</text:p>
          </table:table-cell>
          <table:table-cell table:formula="of:=IF(ROUND([.F$2]*[.F$2]/10;1)-[.$A3]&gt;0;ROUND([.F$2]*[.F$2]/10;1)-[.$A3]; 0)" office:value-type="float" office:value="40">
            <text:p>40</text:p>
          </table:table-cell>
          <table:table-cell table:formula="of:=IF(ROUND([.G$2]*[.G$2]/10;1)-[.$A3]&gt;0;ROUND([.G$2]*[.G$2]/10;1)-[.$A3]; 0)" office:value-type="float" office:value="62.5">
            <text:p>62.5</text:p>
          </table:table-cell>
          <table:table-cell table:formula="of:=IF(ROUND([.H$2]*[.H$2]/10;1)-[.$A3]&gt;0;ROUND([.H$2]*[.H$2]/10;1)-[.$A3]; 0)" office:value-type="float" office:value="90">
            <text:p>90</text:p>
          </table:table-cell>
          <table:table-cell table:formula="of:=IF(ROUND([.I$2]*[.I$2]/10;1)-[.$A3]&gt;0;ROUND([.I$2]*[.I$2]/10;1)-[.$A3]; 0)" office:value-type="float" office:value="122.5">
            <text:p>122.5</text:p>
          </table:table-cell>
          <table:table-cell table:formula="of:=IF(ROUND([.J$2]*[.J$2]/10;1)-[.$A3]&gt;0;ROUND([.J$2]*[.J$2]/10;1)-[.$A3]; 0)" office:value-type="float" office:value="160">
            <text:p>160</text:p>
          </table:table-cell>
          <table:table-cell table:formula="of:=IF(ROUND([.K$2]*[.K$2]/10;1)-[.$A3]&gt;0;ROUND([.K$2]*[.K$2]/10;1)-[.$A3]; 0)" office:value-type="float" office:value="202.5">
            <text:p>202.5</text:p>
          </table:table-cell>
          <table:table-cell table:formula="of:=IF(ROUND([.L$2]*[.L$2]/10;1)-[.$A3]&gt;0;ROUND([.L$2]*[.L$2]/10;1)-[.$A3]; 0)" office:value-type="float" office:value="250">
            <text:p>250</text:p>
          </table:table-cell>
          <table:table-cell table:formula="of:=IF(ROUND([.M$2]*[.M$2]/10;1)-[.$A3]&gt;0;ROUND([.M$2]*[.M$2]/10;1)-[.$A3]; 0)" office:value-type="float" office:value="302.5">
            <text:p>302.5</text:p>
          </table:table-cell>
          <table:table-cell table:formula="of:=IF(ROUND([.N$2]*[.N$2]/10;1)-[.$A3]&gt;0;ROUND([.N$2]*[.N$2]/10;1)-[.$A3]; 0)" office:value-type="float" office:value="360">
            <text:p>360</text:p>
          </table:table-cell>
          <table:table-cell table:formula="of:=IF(ROUND([.O$2]*[.O$2]/10;1)-[.$A3]&gt;0;ROUND([.O$2]*[.O$2]/10;1)-[.$A3]; 0)" office:value-type="float" office:value="422.5">
            <text:p>422.5</text:p>
          </table:table-cell>
          <table:table-cell table:formula="of:=IF(ROUND([.P$2]*[.P$2]/10;1)-[.$A3]&gt;0;ROUND([.P$2]*[.P$2]/10;1)-[.$A3]; 0)" office:value-type="float" office:value="490">
            <text:p>490</text:p>
          </table:table-cell>
          <table:table-cell table:formula="of:=IF(ROUND([.Q$2]*[.Q$2]/10;1)-[.$A3]&gt;0;ROUND([.Q$2]*[.Q$2]/10;1)-[.$A3]; 0)" office:value-type="float" office:value="562.5">
            <text:p>562.5</text:p>
          </table:table-cell>
          <table:table-cell table:formula="of:=IF(ROUND([.R$2]*[.R$2]/10;1)-[.$A3]&gt;0;ROUND([.R$2]*[.R$2]/10;1)-[.$A3]; 0)" office:value-type="float" office:value="640">
            <text:p>640</text:p>
          </table:table-cell>
          <table:table-cell table:formula="of:=IF(ROUND([.S$2]*[.S$2]/10;1)-[.$A3]&gt;0;ROUND([.S$2]*[.S$2]/10;1)-[.$A3]; 0)" office:value-type="float" office:value="722.5">
            <text:p>722.5</text:p>
          </table:table-cell>
          <table:table-cell table:formula="of:=IF(ROUND([.T$2]*[.T$2]/10;1)-[.$A3]&gt;0;ROUND([.T$2]*[.T$2]/10;1)-[.$A3]; 0)" office:value-type="float" office:value="810">
            <text:p>810</text:p>
          </table:table-cell>
          <table:table-cell table:formula="of:=IF(ROUND([.U$2]*[.U$2]/10;1)-[.$A3]&gt;0;ROUND([.U$2]*[.U$2]/10;1)-[.$A3]; 0)" office:value-type="float" office:value="902.5">
            <text:p>902.5</text:p>
          </table:table-cell>
          <table:table-cell table:formula="of:=IF(ROUND([.V$2]*[.V$2]/10;1)-[.$A3]&gt;0;ROUND([.V$2]*[.V$2]/10;1)-[.$A3]; 0)" office:value-type="float" office:value="1000">
            <text:p>1000</text:p>
          </table:table-cell>
          <table:table-cell table:formula="of:=IF(ROUND([.W$2]*[.W$2]/10;1)-[.$A3]&gt;0;ROUND([.W$2]*[.W$2]/10;1)-[.$A3]; 0)" office:value-type="float" office:value="1102.5">
            <text:p>1102.5</text:p>
          </table:table-cell>
          <table:table-cell table:formula="of:=IF(ROUND([.X$2]*[.X$2]/10;1)-[.$A3]&gt;0;ROUND([.X$2]*[.X$2]/10;1)-[.$A3]; 0)" office:value-type="float" office:value="1210">
            <text:p>1210</text:p>
          </table:table-cell>
          <table:table-cell table:formula="of:=IF(ROUND([.Y$2]*[.Y$2]/10;1)-[.$A3]&gt;0;ROUND([.Y$2]*[.Y$2]/10;1)-[.$A3]; 0)" office:value-type="float" office:value="1322.5">
            <text:p>1322.5</text:p>
          </table:table-cell>
          <table:table-cell table:formula="of:=IF(ROUND([.Z$2]*[.Z$2]/10;1)-[.$A3]&gt;0;ROUND([.Z$2]*[.Z$2]/10;1)-[.$A3]; 0)" office:value-type="float" office:value="1440">
            <text:p>144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IF(ROUND([.B$2]*[.B$2]/10;1)-[.$A4]&gt;0;ROUND([.B$2]*[.B$2]/10;1)-[.$A4]; 0)" office:value-type="float" office:value="0">
            <text:p>0</text:p>
          </table:table-cell>
          <table:table-cell table:formula="of:=IF(ROUND([.C$2]*[.C$2]/10;1)-[.$A4]&gt;0;ROUND([.C$2]*[.C$2]/10;1)-[.$A4]; 0)" office:value-type="float" office:value="0">
            <text:p>0</text:p>
          </table:table-cell>
          <table:table-cell table:formula="of:=IF(ROUND([.D$2]*[.D$2]/10;1)-[.$A4]&gt;0;ROUND([.D$2]*[.D$2]/10;1)-[.$A4]; 0)" office:value-type="float" office:value="5">
            <text:p>5</text:p>
          </table:table-cell>
          <table:table-cell table:formula="of:=IF(ROUND([.E$2]*[.E$2]/10;1)-[.$A4]&gt;0;ROUND([.E$2]*[.E$2]/10;1)-[.$A4]; 0)" office:value-type="float" office:value="17.5">
            <text:p>17.5</text:p>
          </table:table-cell>
          <table:table-cell table:formula="of:=IF(ROUND([.F$2]*[.F$2]/10;1)-[.$A4]&gt;0;ROUND([.F$2]*[.F$2]/10;1)-[.$A4]; 0)" office:value-type="float" office:value="35">
            <text:p>35</text:p>
          </table:table-cell>
          <table:table-cell table:formula="of:=IF(ROUND([.G$2]*[.G$2]/10;1)-[.$A4]&gt;0;ROUND([.G$2]*[.G$2]/10;1)-[.$A4]; 0)" office:value-type="float" office:value="57.5">
            <text:p>57.5</text:p>
          </table:table-cell>
          <table:table-cell table:formula="of:=IF(ROUND([.H$2]*[.H$2]/10;1)-[.$A4]&gt;0;ROUND([.H$2]*[.H$2]/10;1)-[.$A4]; 0)" office:value-type="float" office:value="85">
            <text:p>85</text:p>
          </table:table-cell>
          <table:table-cell table:formula="of:=IF(ROUND([.I$2]*[.I$2]/10;1)-[.$A4]&gt;0;ROUND([.I$2]*[.I$2]/10;1)-[.$A4]; 0)" office:value-type="float" office:value="117.5">
            <text:p>117.5</text:p>
          </table:table-cell>
          <table:table-cell table:formula="of:=IF(ROUND([.J$2]*[.J$2]/10;1)-[.$A4]&gt;0;ROUND([.J$2]*[.J$2]/10;1)-[.$A4]; 0)" office:value-type="float" office:value="155">
            <text:p>155</text:p>
          </table:table-cell>
          <table:table-cell table:formula="of:=IF(ROUND([.K$2]*[.K$2]/10;1)-[.$A4]&gt;0;ROUND([.K$2]*[.K$2]/10;1)-[.$A4]; 0)" office:value-type="float" office:value="197.5">
            <text:p>197.5</text:p>
          </table:table-cell>
          <table:table-cell table:formula="of:=IF(ROUND([.L$2]*[.L$2]/10;1)-[.$A4]&gt;0;ROUND([.L$2]*[.L$2]/10;1)-[.$A4]; 0)" office:value-type="float" office:value="245">
            <text:p>245</text:p>
          </table:table-cell>
          <table:table-cell table:formula="of:=IF(ROUND([.M$2]*[.M$2]/10;1)-[.$A4]&gt;0;ROUND([.M$2]*[.M$2]/10;1)-[.$A4]; 0)" office:value-type="float" office:value="297.5">
            <text:p>297.5</text:p>
          </table:table-cell>
          <table:table-cell table:formula="of:=IF(ROUND([.N$2]*[.N$2]/10;1)-[.$A4]&gt;0;ROUND([.N$2]*[.N$2]/10;1)-[.$A4]; 0)" office:value-type="float" office:value="355">
            <text:p>355</text:p>
          </table:table-cell>
          <table:table-cell table:formula="of:=IF(ROUND([.O$2]*[.O$2]/10;1)-[.$A4]&gt;0;ROUND([.O$2]*[.O$2]/10;1)-[.$A4]; 0)" office:value-type="float" office:value="417.5">
            <text:p>417.5</text:p>
          </table:table-cell>
          <table:table-cell table:formula="of:=IF(ROUND([.P$2]*[.P$2]/10;1)-[.$A4]&gt;0;ROUND([.P$2]*[.P$2]/10;1)-[.$A4]; 0)" office:value-type="float" office:value="485">
            <text:p>485</text:p>
          </table:table-cell>
          <table:table-cell table:formula="of:=IF(ROUND([.Q$2]*[.Q$2]/10;1)-[.$A4]&gt;0;ROUND([.Q$2]*[.Q$2]/10;1)-[.$A4]; 0)" office:value-type="float" office:value="557.5">
            <text:p>557.5</text:p>
          </table:table-cell>
          <table:table-cell table:formula="of:=IF(ROUND([.R$2]*[.R$2]/10;1)-[.$A4]&gt;0;ROUND([.R$2]*[.R$2]/10;1)-[.$A4]; 0)" office:value-type="float" office:value="635">
            <text:p>635</text:p>
          </table:table-cell>
          <table:table-cell table:formula="of:=IF(ROUND([.S$2]*[.S$2]/10;1)-[.$A4]&gt;0;ROUND([.S$2]*[.S$2]/10;1)-[.$A4]; 0)" office:value-type="float" office:value="717.5">
            <text:p>717.5</text:p>
          </table:table-cell>
          <table:table-cell table:formula="of:=IF(ROUND([.T$2]*[.T$2]/10;1)-[.$A4]&gt;0;ROUND([.T$2]*[.T$2]/10;1)-[.$A4]; 0)" office:value-type="float" office:value="805">
            <text:p>805</text:p>
          </table:table-cell>
          <table:table-cell table:formula="of:=IF(ROUND([.U$2]*[.U$2]/10;1)-[.$A4]&gt;0;ROUND([.U$2]*[.U$2]/10;1)-[.$A4]; 0)" office:value-type="float" office:value="897.5">
            <text:p>897.5</text:p>
          </table:table-cell>
          <table:table-cell table:formula="of:=IF(ROUND([.V$2]*[.V$2]/10;1)-[.$A4]&gt;0;ROUND([.V$2]*[.V$2]/10;1)-[.$A4]; 0)" office:value-type="float" office:value="995">
            <text:p>995</text:p>
          </table:table-cell>
          <table:table-cell table:formula="of:=IF(ROUND([.W$2]*[.W$2]/10;1)-[.$A4]&gt;0;ROUND([.W$2]*[.W$2]/10;1)-[.$A4]; 0)" office:value-type="float" office:value="1097.5">
            <text:p>1097.5</text:p>
          </table:table-cell>
          <table:table-cell table:formula="of:=IF(ROUND([.X$2]*[.X$2]/10;1)-[.$A4]&gt;0;ROUND([.X$2]*[.X$2]/10;1)-[.$A4]; 0)" office:value-type="float" office:value="1205">
            <text:p>1205</text:p>
          </table:table-cell>
          <table:table-cell table:formula="of:=IF(ROUND([.Y$2]*[.Y$2]/10;1)-[.$A4]&gt;0;ROUND([.Y$2]*[.Y$2]/10;1)-[.$A4]; 0)" office:value-type="float" office:value="1317.5">
            <text:p>1317.5</text:p>
          </table:table-cell>
          <table:table-cell table:formula="of:=IF(ROUND([.Z$2]*[.Z$2]/10;1)-[.$A4]&gt;0;ROUND([.Z$2]*[.Z$2]/10;1)-[.$A4]; 0)" office:value-type="float" office:value="1435">
            <text:p>14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IF(ROUND([.B$2]*[.B$2]/10;1)-[.$A5]&gt;0;ROUND([.B$2]*[.B$2]/10;1)-[.$A5]; 0)" office:value-type="float" office:value="0">
            <text:p>0</text:p>
          </table:table-cell>
          <table:table-cell table:formula="of:=IF(ROUND([.C$2]*[.C$2]/10;1)-[.$A5]&gt;0;ROUND([.C$2]*[.C$2]/10;1)-[.$A5]; 0)" office:value-type="float" office:value="0">
            <text:p>0</text:p>
          </table:table-cell>
          <table:table-cell table:formula="of:=IF(ROUND([.D$2]*[.D$2]/10;1)-[.$A5]&gt;0;ROUND([.D$2]*[.D$2]/10;1)-[.$A5]; 0)" office:value-type="float" office:value="0">
            <text:p>0</text:p>
          </table:table-cell>
          <table:table-cell table:formula="of:=IF(ROUND([.E$2]*[.E$2]/10;1)-[.$A5]&gt;0;ROUND([.E$2]*[.E$2]/10;1)-[.$A5]; 0)" office:value-type="float" office:value="12.5">
            <text:p>12.5</text:p>
          </table:table-cell>
          <table:table-cell table:formula="of:=IF(ROUND([.F$2]*[.F$2]/10;1)-[.$A5]&gt;0;ROUND([.F$2]*[.F$2]/10;1)-[.$A5]; 0)" office:value-type="float" office:value="30">
            <text:p>30</text:p>
          </table:table-cell>
          <table:table-cell table:formula="of:=IF(ROUND([.G$2]*[.G$2]/10;1)-[.$A5]&gt;0;ROUND([.G$2]*[.G$2]/10;1)-[.$A5]; 0)" office:value-type="float" office:value="52.5">
            <text:p>52.5</text:p>
          </table:table-cell>
          <table:table-cell table:formula="of:=IF(ROUND([.H$2]*[.H$2]/10;1)-[.$A5]&gt;0;ROUND([.H$2]*[.H$2]/10;1)-[.$A5]; 0)" office:value-type="float" office:value="80">
            <text:p>80</text:p>
          </table:table-cell>
          <table:table-cell table:formula="of:=IF(ROUND([.I$2]*[.I$2]/10;1)-[.$A5]&gt;0;ROUND([.I$2]*[.I$2]/10;1)-[.$A5]; 0)" office:value-type="float" office:value="112.5">
            <text:p>112.5</text:p>
          </table:table-cell>
          <table:table-cell table:formula="of:=IF(ROUND([.J$2]*[.J$2]/10;1)-[.$A5]&gt;0;ROUND([.J$2]*[.J$2]/10;1)-[.$A5]; 0)" office:value-type="float" office:value="150">
            <text:p>150</text:p>
          </table:table-cell>
          <table:table-cell table:formula="of:=IF(ROUND([.K$2]*[.K$2]/10;1)-[.$A5]&gt;0;ROUND([.K$2]*[.K$2]/10;1)-[.$A5]; 0)" office:value-type="float" office:value="192.5">
            <text:p>192.5</text:p>
          </table:table-cell>
          <table:table-cell table:formula="of:=IF(ROUND([.L$2]*[.L$2]/10;1)-[.$A5]&gt;0;ROUND([.L$2]*[.L$2]/10;1)-[.$A5]; 0)" office:value-type="float" office:value="240">
            <text:p>240</text:p>
          </table:table-cell>
          <table:table-cell table:formula="of:=IF(ROUND([.M$2]*[.M$2]/10;1)-[.$A5]&gt;0;ROUND([.M$2]*[.M$2]/10;1)-[.$A5]; 0)" office:value-type="float" office:value="292.5">
            <text:p>292.5</text:p>
          </table:table-cell>
          <table:table-cell table:formula="of:=IF(ROUND([.N$2]*[.N$2]/10;1)-[.$A5]&gt;0;ROUND([.N$2]*[.N$2]/10;1)-[.$A5]; 0)" office:value-type="float" office:value="350">
            <text:p>350</text:p>
          </table:table-cell>
          <table:table-cell table:formula="of:=IF(ROUND([.O$2]*[.O$2]/10;1)-[.$A5]&gt;0;ROUND([.O$2]*[.O$2]/10;1)-[.$A5]; 0)" office:value-type="float" office:value="412.5">
            <text:p>412.5</text:p>
          </table:table-cell>
          <table:table-cell table:formula="of:=IF(ROUND([.P$2]*[.P$2]/10;1)-[.$A5]&gt;0;ROUND([.P$2]*[.P$2]/10;1)-[.$A5]; 0)" office:value-type="float" office:value="480">
            <text:p>480</text:p>
          </table:table-cell>
          <table:table-cell table:formula="of:=IF(ROUND([.Q$2]*[.Q$2]/10;1)-[.$A5]&gt;0;ROUND([.Q$2]*[.Q$2]/10;1)-[.$A5]; 0)" office:value-type="float" office:value="552.5">
            <text:p>552.5</text:p>
          </table:table-cell>
          <table:table-cell table:formula="of:=IF(ROUND([.R$2]*[.R$2]/10;1)-[.$A5]&gt;0;ROUND([.R$2]*[.R$2]/10;1)-[.$A5]; 0)" office:value-type="float" office:value="630">
            <text:p>630</text:p>
          </table:table-cell>
          <table:table-cell table:formula="of:=IF(ROUND([.S$2]*[.S$2]/10;1)-[.$A5]&gt;0;ROUND([.S$2]*[.S$2]/10;1)-[.$A5]; 0)" office:value-type="float" office:value="712.5">
            <text:p>712.5</text:p>
          </table:table-cell>
          <table:table-cell table:formula="of:=IF(ROUND([.T$2]*[.T$2]/10;1)-[.$A5]&gt;0;ROUND([.T$2]*[.T$2]/10;1)-[.$A5]; 0)" office:value-type="float" office:value="800">
            <text:p>800</text:p>
          </table:table-cell>
          <table:table-cell table:formula="of:=IF(ROUND([.U$2]*[.U$2]/10;1)-[.$A5]&gt;0;ROUND([.U$2]*[.U$2]/10;1)-[.$A5]; 0)" office:value-type="float" office:value="892.5">
            <text:p>892.5</text:p>
          </table:table-cell>
          <table:table-cell table:formula="of:=IF(ROUND([.V$2]*[.V$2]/10;1)-[.$A5]&gt;0;ROUND([.V$2]*[.V$2]/10;1)-[.$A5]; 0)" office:value-type="float" office:value="990">
            <text:p>990</text:p>
          </table:table-cell>
          <table:table-cell table:formula="of:=IF(ROUND([.W$2]*[.W$2]/10;1)-[.$A5]&gt;0;ROUND([.W$2]*[.W$2]/10;1)-[.$A5]; 0)" office:value-type="float" office:value="1092.5">
            <text:p>1092.5</text:p>
          </table:table-cell>
          <table:table-cell table:formula="of:=IF(ROUND([.X$2]*[.X$2]/10;1)-[.$A5]&gt;0;ROUND([.X$2]*[.X$2]/10;1)-[.$A5]; 0)" office:value-type="float" office:value="1200">
            <text:p>1200</text:p>
          </table:table-cell>
          <table:table-cell table:formula="of:=IF(ROUND([.Y$2]*[.Y$2]/10;1)-[.$A5]&gt;0;ROUND([.Y$2]*[.Y$2]/10;1)-[.$A5]; 0)" office:value-type="float" office:value="1312.5">
            <text:p>1312.5</text:p>
          </table:table-cell>
          <table:table-cell table:formula="of:=IF(ROUND([.Z$2]*[.Z$2]/10;1)-[.$A5]&gt;0;ROUND([.Z$2]*[.Z$2]/10;1)-[.$A5]; 0)" office:value-type="float" office:value="1430">
            <text:p>143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IF(ROUND([.B$2]*[.B$2]/10;1)-[.$A6]&gt;0;ROUND([.B$2]*[.B$2]/10;1)-[.$A6]; 0)" office:value-type="float" office:value="0">
            <text:p>0</text:p>
          </table:table-cell>
          <table:table-cell table:formula="of:=IF(ROUND([.C$2]*[.C$2]/10;1)-[.$A6]&gt;0;ROUND([.C$2]*[.C$2]/10;1)-[.$A6]; 0)" office:value-type="float" office:value="0">
            <text:p>0</text:p>
          </table:table-cell>
          <table:table-cell table:formula="of:=IF(ROUND([.D$2]*[.D$2]/10;1)-[.$A6]&gt;0;ROUND([.D$2]*[.D$2]/10;1)-[.$A6]; 0)" office:value-type="float" office:value="0">
            <text:p>0</text:p>
          </table:table-cell>
          <table:table-cell table:formula="of:=IF(ROUND([.E$2]*[.E$2]/10;1)-[.$A6]&gt;0;ROUND([.E$2]*[.E$2]/10;1)-[.$A6]; 0)" office:value-type="float" office:value="7.5">
            <text:p>7.5</text:p>
          </table:table-cell>
          <table:table-cell table:formula="of:=IF(ROUND([.F$2]*[.F$2]/10;1)-[.$A6]&gt;0;ROUND([.F$2]*[.F$2]/10;1)-[.$A6]; 0)" office:value-type="float" office:value="25">
            <text:p>25</text:p>
          </table:table-cell>
          <table:table-cell table:formula="of:=IF(ROUND([.G$2]*[.G$2]/10;1)-[.$A6]&gt;0;ROUND([.G$2]*[.G$2]/10;1)-[.$A6]; 0)" office:value-type="float" office:value="47.5">
            <text:p>47.5</text:p>
          </table:table-cell>
          <table:table-cell table:formula="of:=IF(ROUND([.H$2]*[.H$2]/10;1)-[.$A6]&gt;0;ROUND([.H$2]*[.H$2]/10;1)-[.$A6]; 0)" office:value-type="float" office:value="75">
            <text:p>75</text:p>
          </table:table-cell>
          <table:table-cell table:formula="of:=IF(ROUND([.I$2]*[.I$2]/10;1)-[.$A6]&gt;0;ROUND([.I$2]*[.I$2]/10;1)-[.$A6]; 0)" office:value-type="float" office:value="107.5">
            <text:p>107.5</text:p>
          </table:table-cell>
          <table:table-cell table:formula="of:=IF(ROUND([.J$2]*[.J$2]/10;1)-[.$A6]&gt;0;ROUND([.J$2]*[.J$2]/10;1)-[.$A6]; 0)" office:value-type="float" office:value="145">
            <text:p>145</text:p>
          </table:table-cell>
          <table:table-cell table:formula="of:=IF(ROUND([.K$2]*[.K$2]/10;1)-[.$A6]&gt;0;ROUND([.K$2]*[.K$2]/10;1)-[.$A6]; 0)" office:value-type="float" office:value="187.5">
            <text:p>187.5</text:p>
          </table:table-cell>
          <table:table-cell table:formula="of:=IF(ROUND([.L$2]*[.L$2]/10;1)-[.$A6]&gt;0;ROUND([.L$2]*[.L$2]/10;1)-[.$A6]; 0)" office:value-type="float" office:value="235">
            <text:p>235</text:p>
          </table:table-cell>
          <table:table-cell table:formula="of:=IF(ROUND([.M$2]*[.M$2]/10;1)-[.$A6]&gt;0;ROUND([.M$2]*[.M$2]/10;1)-[.$A6]; 0)" office:value-type="float" office:value="287.5">
            <text:p>287.5</text:p>
          </table:table-cell>
          <table:table-cell table:formula="of:=IF(ROUND([.N$2]*[.N$2]/10;1)-[.$A6]&gt;0;ROUND([.N$2]*[.N$2]/10;1)-[.$A6]; 0)" office:value-type="float" office:value="345">
            <text:p>345</text:p>
          </table:table-cell>
          <table:table-cell table:formula="of:=IF(ROUND([.O$2]*[.O$2]/10;1)-[.$A6]&gt;0;ROUND([.O$2]*[.O$2]/10;1)-[.$A6]; 0)" office:value-type="float" office:value="407.5">
            <text:p>407.5</text:p>
          </table:table-cell>
          <table:table-cell table:formula="of:=IF(ROUND([.P$2]*[.P$2]/10;1)-[.$A6]&gt;0;ROUND([.P$2]*[.P$2]/10;1)-[.$A6]; 0)" office:value-type="float" office:value="475">
            <text:p>475</text:p>
          </table:table-cell>
          <table:table-cell table:formula="of:=IF(ROUND([.Q$2]*[.Q$2]/10;1)-[.$A6]&gt;0;ROUND([.Q$2]*[.Q$2]/10;1)-[.$A6]; 0)" office:value-type="float" office:value="547.5">
            <text:p>547.5</text:p>
          </table:table-cell>
          <table:table-cell table:formula="of:=IF(ROUND([.R$2]*[.R$2]/10;1)-[.$A6]&gt;0;ROUND([.R$2]*[.R$2]/10;1)-[.$A6]; 0)" office:value-type="float" office:value="625">
            <text:p>625</text:p>
          </table:table-cell>
          <table:table-cell table:formula="of:=IF(ROUND([.S$2]*[.S$2]/10;1)-[.$A6]&gt;0;ROUND([.S$2]*[.S$2]/10;1)-[.$A6]; 0)" office:value-type="float" office:value="707.5">
            <text:p>707.5</text:p>
          </table:table-cell>
          <table:table-cell table:formula="of:=IF(ROUND([.T$2]*[.T$2]/10;1)-[.$A6]&gt;0;ROUND([.T$2]*[.T$2]/10;1)-[.$A6]; 0)" office:value-type="float" office:value="795">
            <text:p>795</text:p>
          </table:table-cell>
          <table:table-cell table:formula="of:=IF(ROUND([.U$2]*[.U$2]/10;1)-[.$A6]&gt;0;ROUND([.U$2]*[.U$2]/10;1)-[.$A6]; 0)" office:value-type="float" office:value="887.5">
            <text:p>887.5</text:p>
          </table:table-cell>
          <table:table-cell table:formula="of:=IF(ROUND([.V$2]*[.V$2]/10;1)-[.$A6]&gt;0;ROUND([.V$2]*[.V$2]/10;1)-[.$A6]; 0)" office:value-type="float" office:value="985">
            <text:p>985</text:p>
          </table:table-cell>
          <table:table-cell table:formula="of:=IF(ROUND([.W$2]*[.W$2]/10;1)-[.$A6]&gt;0;ROUND([.W$2]*[.W$2]/10;1)-[.$A6]; 0)" office:value-type="float" office:value="1087.5">
            <text:p>1087.5</text:p>
          </table:table-cell>
          <table:table-cell table:formula="of:=IF(ROUND([.X$2]*[.X$2]/10;1)-[.$A6]&gt;0;ROUND([.X$2]*[.X$2]/10;1)-[.$A6]; 0)" office:value-type="float" office:value="1195">
            <text:p>1195</text:p>
          </table:table-cell>
          <table:table-cell table:formula="of:=IF(ROUND([.Y$2]*[.Y$2]/10;1)-[.$A6]&gt;0;ROUND([.Y$2]*[.Y$2]/10;1)-[.$A6]; 0)" office:value-type="float" office:value="1307.5">
            <text:p>1307.5</text:p>
          </table:table-cell>
          <table:table-cell table:formula="of:=IF(ROUND([.Z$2]*[.Z$2]/10;1)-[.$A6]&gt;0;ROUND([.Z$2]*[.Z$2]/10;1)-[.$A6]; 0)" office:value-type="float" office:value="1425">
            <text:p>142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IF(ROUND([.B$2]*[.B$2]/10;1)-[.$A7]&gt;0;ROUND([.B$2]*[.B$2]/10;1)-[.$A7]; 0)" office:value-type="float" office:value="0">
            <text:p>0</text:p>
          </table:table-cell>
          <table:table-cell table:formula="of:=IF(ROUND([.C$2]*[.C$2]/10;1)-[.$A7]&gt;0;ROUND([.C$2]*[.C$2]/10;1)-[.$A7]; 0)" office:value-type="float" office:value="0">
            <text:p>0</text:p>
          </table:table-cell>
          <table:table-cell table:formula="of:=IF(ROUND([.D$2]*[.D$2]/10;1)-[.$A7]&gt;0;ROUND([.D$2]*[.D$2]/10;1)-[.$A7]; 0)" office:value-type="float" office:value="0">
            <text:p>0</text:p>
          </table:table-cell>
          <table:table-cell table:formula="of:=IF(ROUND([.E$2]*[.E$2]/10;1)-[.$A7]&gt;0;ROUND([.E$2]*[.E$2]/10;1)-[.$A7]; 0)" office:value-type="float" office:value="2.5">
            <text:p>2.5</text:p>
          </table:table-cell>
          <table:table-cell table:formula="of:=IF(ROUND([.F$2]*[.F$2]/10;1)-[.$A7]&gt;0;ROUND([.F$2]*[.F$2]/10;1)-[.$A7]; 0)" office:value-type="float" office:value="20">
            <text:p>20</text:p>
          </table:table-cell>
          <table:table-cell table:formula="of:=IF(ROUND([.G$2]*[.G$2]/10;1)-[.$A7]&gt;0;ROUND([.G$2]*[.G$2]/10;1)-[.$A7]; 0)" office:value-type="float" office:value="42.5">
            <text:p>42.5</text:p>
          </table:table-cell>
          <table:table-cell table:formula="of:=IF(ROUND([.H$2]*[.H$2]/10;1)-[.$A7]&gt;0;ROUND([.H$2]*[.H$2]/10;1)-[.$A7]; 0)" office:value-type="float" office:value="70">
            <text:p>70</text:p>
          </table:table-cell>
          <table:table-cell table:formula="of:=IF(ROUND([.I$2]*[.I$2]/10;1)-[.$A7]&gt;0;ROUND([.I$2]*[.I$2]/10;1)-[.$A7]; 0)" office:value-type="float" office:value="102.5">
            <text:p>102.5</text:p>
          </table:table-cell>
          <table:table-cell table:formula="of:=IF(ROUND([.J$2]*[.J$2]/10;1)-[.$A7]&gt;0;ROUND([.J$2]*[.J$2]/10;1)-[.$A7]; 0)" office:value-type="float" office:value="140">
            <text:p>140</text:p>
          </table:table-cell>
          <table:table-cell table:formula="of:=IF(ROUND([.K$2]*[.K$2]/10;1)-[.$A7]&gt;0;ROUND([.K$2]*[.K$2]/10;1)-[.$A7]; 0)" office:value-type="float" office:value="182.5">
            <text:p>182.5</text:p>
          </table:table-cell>
          <table:table-cell table:formula="of:=IF(ROUND([.L$2]*[.L$2]/10;1)-[.$A7]&gt;0;ROUND([.L$2]*[.L$2]/10;1)-[.$A7]; 0)" office:value-type="float" office:value="230">
            <text:p>230</text:p>
          </table:table-cell>
          <table:table-cell table:formula="of:=IF(ROUND([.M$2]*[.M$2]/10;1)-[.$A7]&gt;0;ROUND([.M$2]*[.M$2]/10;1)-[.$A7]; 0)" office:value-type="float" office:value="282.5">
            <text:p>282.5</text:p>
          </table:table-cell>
          <table:table-cell table:formula="of:=IF(ROUND([.N$2]*[.N$2]/10;1)-[.$A7]&gt;0;ROUND([.N$2]*[.N$2]/10;1)-[.$A7]; 0)" office:value-type="float" office:value="340">
            <text:p>340</text:p>
          </table:table-cell>
          <table:table-cell table:formula="of:=IF(ROUND([.O$2]*[.O$2]/10;1)-[.$A7]&gt;0;ROUND([.O$2]*[.O$2]/10;1)-[.$A7]; 0)" office:value-type="float" office:value="402.5">
            <text:p>402.5</text:p>
          </table:table-cell>
          <table:table-cell table:formula="of:=IF(ROUND([.P$2]*[.P$2]/10;1)-[.$A7]&gt;0;ROUND([.P$2]*[.P$2]/10;1)-[.$A7]; 0)" office:value-type="float" office:value="470">
            <text:p>470</text:p>
          </table:table-cell>
          <table:table-cell table:formula="of:=IF(ROUND([.Q$2]*[.Q$2]/10;1)-[.$A7]&gt;0;ROUND([.Q$2]*[.Q$2]/10;1)-[.$A7]; 0)" office:value-type="float" office:value="542.5">
            <text:p>542.5</text:p>
          </table:table-cell>
          <table:table-cell table:formula="of:=IF(ROUND([.R$2]*[.R$2]/10;1)-[.$A7]&gt;0;ROUND([.R$2]*[.R$2]/10;1)-[.$A7]; 0)" office:value-type="float" office:value="620">
            <text:p>620</text:p>
          </table:table-cell>
          <table:table-cell table:formula="of:=IF(ROUND([.S$2]*[.S$2]/10;1)-[.$A7]&gt;0;ROUND([.S$2]*[.S$2]/10;1)-[.$A7]; 0)" office:value-type="float" office:value="702.5">
            <text:p>702.5</text:p>
          </table:table-cell>
          <table:table-cell table:formula="of:=IF(ROUND([.T$2]*[.T$2]/10;1)-[.$A7]&gt;0;ROUND([.T$2]*[.T$2]/10;1)-[.$A7]; 0)" office:value-type="float" office:value="790">
            <text:p>790</text:p>
          </table:table-cell>
          <table:table-cell table:formula="of:=IF(ROUND([.U$2]*[.U$2]/10;1)-[.$A7]&gt;0;ROUND([.U$2]*[.U$2]/10;1)-[.$A7]; 0)" office:value-type="float" office:value="882.5">
            <text:p>882.5</text:p>
          </table:table-cell>
          <table:table-cell table:formula="of:=IF(ROUND([.V$2]*[.V$2]/10;1)-[.$A7]&gt;0;ROUND([.V$2]*[.V$2]/10;1)-[.$A7]; 0)" office:value-type="float" office:value="980">
            <text:p>980</text:p>
          </table:table-cell>
          <table:table-cell table:formula="of:=IF(ROUND([.W$2]*[.W$2]/10;1)-[.$A7]&gt;0;ROUND([.W$2]*[.W$2]/10;1)-[.$A7]; 0)" office:value-type="float" office:value="1082.5">
            <text:p>1082.5</text:p>
          </table:table-cell>
          <table:table-cell table:formula="of:=IF(ROUND([.X$2]*[.X$2]/10;1)-[.$A7]&gt;0;ROUND([.X$2]*[.X$2]/10;1)-[.$A7]; 0)" office:value-type="float" office:value="1190">
            <text:p>1190</text:p>
          </table:table-cell>
          <table:table-cell table:formula="of:=IF(ROUND([.Y$2]*[.Y$2]/10;1)-[.$A7]&gt;0;ROUND([.Y$2]*[.Y$2]/10;1)-[.$A7]; 0)" office:value-type="float" office:value="1302.5">
            <text:p>1302.5</text:p>
          </table:table-cell>
          <table:table-cell table:formula="of:=IF(ROUND([.Z$2]*[.Z$2]/10;1)-[.$A7]&gt;0;ROUND([.Z$2]*[.Z$2]/10;1)-[.$A7]; 0)" office:value-type="float" office:value="1420">
            <text:p>142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IF(ROUND([.B$2]*[.B$2]/10;1)-[.$A8]&gt;0;ROUND([.B$2]*[.B$2]/10;1)-[.$A8]; 0)" office:value-type="float" office:value="0">
            <text:p>0</text:p>
          </table:table-cell>
          <table:table-cell table:formula="of:=IF(ROUND([.C$2]*[.C$2]/10;1)-[.$A8]&gt;0;ROUND([.C$2]*[.C$2]/10;1)-[.$A8]; 0)" office:value-type="float" office:value="0">
            <text:p>0</text:p>
          </table:table-cell>
          <table:table-cell table:formula="of:=IF(ROUND([.D$2]*[.D$2]/10;1)-[.$A8]&gt;0;ROUND([.D$2]*[.D$2]/10;1)-[.$A8]; 0)" office:value-type="float" office:value="0">
            <text:p>0</text:p>
          </table:table-cell>
          <table:table-cell table:formula="of:=IF(ROUND([.E$2]*[.E$2]/10;1)-[.$A8]&gt;0;ROUND([.E$2]*[.E$2]/10;1)-[.$A8]; 0)" office:value-type="float" office:value="0">
            <text:p>0</text:p>
          </table:table-cell>
          <table:table-cell table:formula="of:=IF(ROUND([.F$2]*[.F$2]/10;1)-[.$A8]&gt;0;ROUND([.F$2]*[.F$2]/10;1)-[.$A8]; 0)" office:value-type="float" office:value="15">
            <text:p>15</text:p>
          </table:table-cell>
          <table:table-cell table:formula="of:=IF(ROUND([.G$2]*[.G$2]/10;1)-[.$A8]&gt;0;ROUND([.G$2]*[.G$2]/10;1)-[.$A8]; 0)" office:value-type="float" office:value="37.5">
            <text:p>37.5</text:p>
          </table:table-cell>
          <table:table-cell table:formula="of:=IF(ROUND([.H$2]*[.H$2]/10;1)-[.$A8]&gt;0;ROUND([.H$2]*[.H$2]/10;1)-[.$A8]; 0)" office:value-type="float" office:value="65">
            <text:p>65</text:p>
          </table:table-cell>
          <table:table-cell table:formula="of:=IF(ROUND([.I$2]*[.I$2]/10;1)-[.$A8]&gt;0;ROUND([.I$2]*[.I$2]/10;1)-[.$A8]; 0)" office:value-type="float" office:value="97.5">
            <text:p>97.5</text:p>
          </table:table-cell>
          <table:table-cell table:formula="of:=IF(ROUND([.J$2]*[.J$2]/10;1)-[.$A8]&gt;0;ROUND([.J$2]*[.J$2]/10;1)-[.$A8]; 0)" office:value-type="float" office:value="135">
            <text:p>135</text:p>
          </table:table-cell>
          <table:table-cell table:formula="of:=IF(ROUND([.K$2]*[.K$2]/10;1)-[.$A8]&gt;0;ROUND([.K$2]*[.K$2]/10;1)-[.$A8]; 0)" office:value-type="float" office:value="177.5">
            <text:p>177.5</text:p>
          </table:table-cell>
          <table:table-cell table:formula="of:=IF(ROUND([.L$2]*[.L$2]/10;1)-[.$A8]&gt;0;ROUND([.L$2]*[.L$2]/10;1)-[.$A8]; 0)" office:value-type="float" office:value="225">
            <text:p>225</text:p>
          </table:table-cell>
          <table:table-cell table:formula="of:=IF(ROUND([.M$2]*[.M$2]/10;1)-[.$A8]&gt;0;ROUND([.M$2]*[.M$2]/10;1)-[.$A8]; 0)" office:value-type="float" office:value="277.5">
            <text:p>277.5</text:p>
          </table:table-cell>
          <table:table-cell table:formula="of:=IF(ROUND([.N$2]*[.N$2]/10;1)-[.$A8]&gt;0;ROUND([.N$2]*[.N$2]/10;1)-[.$A8]; 0)" office:value-type="float" office:value="335">
            <text:p>335</text:p>
          </table:table-cell>
          <table:table-cell table:formula="of:=IF(ROUND([.O$2]*[.O$2]/10;1)-[.$A8]&gt;0;ROUND([.O$2]*[.O$2]/10;1)-[.$A8]; 0)" office:value-type="float" office:value="397.5">
            <text:p>397.5</text:p>
          </table:table-cell>
          <table:table-cell table:formula="of:=IF(ROUND([.P$2]*[.P$2]/10;1)-[.$A8]&gt;0;ROUND([.P$2]*[.P$2]/10;1)-[.$A8]; 0)" office:value-type="float" office:value="465">
            <text:p>465</text:p>
          </table:table-cell>
          <table:table-cell table:formula="of:=IF(ROUND([.Q$2]*[.Q$2]/10;1)-[.$A8]&gt;0;ROUND([.Q$2]*[.Q$2]/10;1)-[.$A8]; 0)" office:value-type="float" office:value="537.5">
            <text:p>537.5</text:p>
          </table:table-cell>
          <table:table-cell table:formula="of:=IF(ROUND([.R$2]*[.R$2]/10;1)-[.$A8]&gt;0;ROUND([.R$2]*[.R$2]/10;1)-[.$A8]; 0)" office:value-type="float" office:value="615">
            <text:p>615</text:p>
          </table:table-cell>
          <table:table-cell table:formula="of:=IF(ROUND([.S$2]*[.S$2]/10;1)-[.$A8]&gt;0;ROUND([.S$2]*[.S$2]/10;1)-[.$A8]; 0)" office:value-type="float" office:value="697.5">
            <text:p>697.5</text:p>
          </table:table-cell>
          <table:table-cell table:formula="of:=IF(ROUND([.T$2]*[.T$2]/10;1)-[.$A8]&gt;0;ROUND([.T$2]*[.T$2]/10;1)-[.$A8]; 0)" office:value-type="float" office:value="785">
            <text:p>785</text:p>
          </table:table-cell>
          <table:table-cell table:formula="of:=IF(ROUND([.U$2]*[.U$2]/10;1)-[.$A8]&gt;0;ROUND([.U$2]*[.U$2]/10;1)-[.$A8]; 0)" office:value-type="float" office:value="877.5">
            <text:p>877.5</text:p>
          </table:table-cell>
          <table:table-cell table:formula="of:=IF(ROUND([.V$2]*[.V$2]/10;1)-[.$A8]&gt;0;ROUND([.V$2]*[.V$2]/10;1)-[.$A8]; 0)" office:value-type="float" office:value="975">
            <text:p>975</text:p>
          </table:table-cell>
          <table:table-cell table:formula="of:=IF(ROUND([.W$2]*[.W$2]/10;1)-[.$A8]&gt;0;ROUND([.W$2]*[.W$2]/10;1)-[.$A8]; 0)" office:value-type="float" office:value="1077.5">
            <text:p>1077.5</text:p>
          </table:table-cell>
          <table:table-cell table:formula="of:=IF(ROUND([.X$2]*[.X$2]/10;1)-[.$A8]&gt;0;ROUND([.X$2]*[.X$2]/10;1)-[.$A8]; 0)" office:value-type="float" office:value="1185">
            <text:p>1185</text:p>
          </table:table-cell>
          <table:table-cell table:formula="of:=IF(ROUND([.Y$2]*[.Y$2]/10;1)-[.$A8]&gt;0;ROUND([.Y$2]*[.Y$2]/10;1)-[.$A8]; 0)" office:value-type="float" office:value="1297.5">
            <text:p>1297.5</text:p>
          </table:table-cell>
          <table:table-cell table:formula="of:=IF(ROUND([.Z$2]*[.Z$2]/10;1)-[.$A8]&gt;0;ROUND([.Z$2]*[.Z$2]/10;1)-[.$A8]; 0)" office:value-type="float" office:value="1415">
            <text:p>141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IF(ROUND([.B$2]*[.B$2]/10;1)-[.$A9]&gt;0;ROUND([.B$2]*[.B$2]/10;1)-[.$A9]; 0)" office:value-type="float" office:value="0">
            <text:p>0</text:p>
          </table:table-cell>
          <table:table-cell table:formula="of:=IF(ROUND([.C$2]*[.C$2]/10;1)-[.$A9]&gt;0;ROUND([.C$2]*[.C$2]/10;1)-[.$A9]; 0)" office:value-type="float" office:value="0">
            <text:p>0</text:p>
          </table:table-cell>
          <table:table-cell table:formula="of:=IF(ROUND([.D$2]*[.D$2]/10;1)-[.$A9]&gt;0;ROUND([.D$2]*[.D$2]/10;1)-[.$A9]; 0)" office:value-type="float" office:value="0">
            <text:p>0</text:p>
          </table:table-cell>
          <table:table-cell table:formula="of:=IF(ROUND([.E$2]*[.E$2]/10;1)-[.$A9]&gt;0;ROUND([.E$2]*[.E$2]/10;1)-[.$A9]; 0)" office:value-type="float" office:value="0">
            <text:p>0</text:p>
          </table:table-cell>
          <table:table-cell table:formula="of:=IF(ROUND([.F$2]*[.F$2]/10;1)-[.$A9]&gt;0;ROUND([.F$2]*[.F$2]/10;1)-[.$A9]; 0)" office:value-type="float" office:value="10">
            <text:p>10</text:p>
          </table:table-cell>
          <table:table-cell table:formula="of:=IF(ROUND([.G$2]*[.G$2]/10;1)-[.$A9]&gt;0;ROUND([.G$2]*[.G$2]/10;1)-[.$A9]; 0)" office:value-type="float" office:value="32.5">
            <text:p>32.5</text:p>
          </table:table-cell>
          <table:table-cell table:formula="of:=IF(ROUND([.H$2]*[.H$2]/10;1)-[.$A9]&gt;0;ROUND([.H$2]*[.H$2]/10;1)-[.$A9]; 0)" office:value-type="float" office:value="60">
            <text:p>60</text:p>
          </table:table-cell>
          <table:table-cell table:formula="of:=IF(ROUND([.I$2]*[.I$2]/10;1)-[.$A9]&gt;0;ROUND([.I$2]*[.I$2]/10;1)-[.$A9]; 0)" office:value-type="float" office:value="92.5">
            <text:p>92.5</text:p>
          </table:table-cell>
          <table:table-cell table:formula="of:=IF(ROUND([.J$2]*[.J$2]/10;1)-[.$A9]&gt;0;ROUND([.J$2]*[.J$2]/10;1)-[.$A9]; 0)" office:value-type="float" office:value="130">
            <text:p>130</text:p>
          </table:table-cell>
          <table:table-cell table:formula="of:=IF(ROUND([.K$2]*[.K$2]/10;1)-[.$A9]&gt;0;ROUND([.K$2]*[.K$2]/10;1)-[.$A9]; 0)" office:value-type="float" office:value="172.5">
            <text:p>172.5</text:p>
          </table:table-cell>
          <table:table-cell table:formula="of:=IF(ROUND([.L$2]*[.L$2]/10;1)-[.$A9]&gt;0;ROUND([.L$2]*[.L$2]/10;1)-[.$A9]; 0)" office:value-type="float" office:value="220">
            <text:p>220</text:p>
          </table:table-cell>
          <table:table-cell table:formula="of:=IF(ROUND([.M$2]*[.M$2]/10;1)-[.$A9]&gt;0;ROUND([.M$2]*[.M$2]/10;1)-[.$A9]; 0)" office:value-type="float" office:value="272.5">
            <text:p>272.5</text:p>
          </table:table-cell>
          <table:table-cell table:formula="of:=IF(ROUND([.N$2]*[.N$2]/10;1)-[.$A9]&gt;0;ROUND([.N$2]*[.N$2]/10;1)-[.$A9]; 0)" office:value-type="float" office:value="330">
            <text:p>330</text:p>
          </table:table-cell>
          <table:table-cell table:formula="of:=IF(ROUND([.O$2]*[.O$2]/10;1)-[.$A9]&gt;0;ROUND([.O$2]*[.O$2]/10;1)-[.$A9]; 0)" office:value-type="float" office:value="392.5">
            <text:p>392.5</text:p>
          </table:table-cell>
          <table:table-cell table:formula="of:=IF(ROUND([.P$2]*[.P$2]/10;1)-[.$A9]&gt;0;ROUND([.P$2]*[.P$2]/10;1)-[.$A9]; 0)" office:value-type="float" office:value="460">
            <text:p>460</text:p>
          </table:table-cell>
          <table:table-cell table:formula="of:=IF(ROUND([.Q$2]*[.Q$2]/10;1)-[.$A9]&gt;0;ROUND([.Q$2]*[.Q$2]/10;1)-[.$A9]; 0)" office:value-type="float" office:value="532.5">
            <text:p>532.5</text:p>
          </table:table-cell>
          <table:table-cell table:formula="of:=IF(ROUND([.R$2]*[.R$2]/10;1)-[.$A9]&gt;0;ROUND([.R$2]*[.R$2]/10;1)-[.$A9]; 0)" office:value-type="float" office:value="610">
            <text:p>610</text:p>
          </table:table-cell>
          <table:table-cell table:formula="of:=IF(ROUND([.S$2]*[.S$2]/10;1)-[.$A9]&gt;0;ROUND([.S$2]*[.S$2]/10;1)-[.$A9]; 0)" office:value-type="float" office:value="692.5">
            <text:p>692.5</text:p>
          </table:table-cell>
          <table:table-cell table:formula="of:=IF(ROUND([.T$2]*[.T$2]/10;1)-[.$A9]&gt;0;ROUND([.T$2]*[.T$2]/10;1)-[.$A9]; 0)" office:value-type="float" office:value="780">
            <text:p>780</text:p>
          </table:table-cell>
          <table:table-cell table:formula="of:=IF(ROUND([.U$2]*[.U$2]/10;1)-[.$A9]&gt;0;ROUND([.U$2]*[.U$2]/10;1)-[.$A9]; 0)" office:value-type="float" office:value="872.5">
            <text:p>872.5</text:p>
          </table:table-cell>
          <table:table-cell table:formula="of:=IF(ROUND([.V$2]*[.V$2]/10;1)-[.$A9]&gt;0;ROUND([.V$2]*[.V$2]/10;1)-[.$A9]; 0)" office:value-type="float" office:value="970">
            <text:p>970</text:p>
          </table:table-cell>
          <table:table-cell table:formula="of:=IF(ROUND([.W$2]*[.W$2]/10;1)-[.$A9]&gt;0;ROUND([.W$2]*[.W$2]/10;1)-[.$A9]; 0)" office:value-type="float" office:value="1072.5">
            <text:p>1072.5</text:p>
          </table:table-cell>
          <table:table-cell table:formula="of:=IF(ROUND([.X$2]*[.X$2]/10;1)-[.$A9]&gt;0;ROUND([.X$2]*[.X$2]/10;1)-[.$A9]; 0)" office:value-type="float" office:value="1180">
            <text:p>1180</text:p>
          </table:table-cell>
          <table:table-cell table:formula="of:=IF(ROUND([.Y$2]*[.Y$2]/10;1)-[.$A9]&gt;0;ROUND([.Y$2]*[.Y$2]/10;1)-[.$A9]; 0)" office:value-type="float" office:value="1292.5">
            <text:p>1292.5</text:p>
          </table:table-cell>
          <table:table-cell table:formula="of:=IF(ROUND([.Z$2]*[.Z$2]/10;1)-[.$A9]&gt;0;ROUND([.Z$2]*[.Z$2]/10;1)-[.$A9]; 0)" office:value-type="float" office:value="1410">
            <text:p>141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IF(ROUND([.B$2]*[.B$2]/10;1)-[.$A10]&gt;0;ROUND([.B$2]*[.B$2]/10;1)-[.$A10]; 0)" office:value-type="float" office:value="0">
            <text:p>0</text:p>
          </table:table-cell>
          <table:table-cell table:formula="of:=IF(ROUND([.C$2]*[.C$2]/10;1)-[.$A10]&gt;0;ROUND([.C$2]*[.C$2]/10;1)-[.$A10]; 0)" office:value-type="float" office:value="0">
            <text:p>0</text:p>
          </table:table-cell>
          <table:table-cell table:formula="of:=IF(ROUND([.D$2]*[.D$2]/10;1)-[.$A10]&gt;0;ROUND([.D$2]*[.D$2]/10;1)-[.$A10]; 0)" office:value-type="float" office:value="0">
            <text:p>0</text:p>
          </table:table-cell>
          <table:table-cell table:formula="of:=IF(ROUND([.E$2]*[.E$2]/10;1)-[.$A10]&gt;0;ROUND([.E$2]*[.E$2]/10;1)-[.$A10]; 0)" office:value-type="float" office:value="0">
            <text:p>0</text:p>
          </table:table-cell>
          <table:table-cell table:formula="of:=IF(ROUND([.F$2]*[.F$2]/10;1)-[.$A10]&gt;0;ROUND([.F$2]*[.F$2]/10;1)-[.$A10]; 0)" office:value-type="float" office:value="5">
            <text:p>5</text:p>
          </table:table-cell>
          <table:table-cell table:formula="of:=IF(ROUND([.G$2]*[.G$2]/10;1)-[.$A10]&gt;0;ROUND([.G$2]*[.G$2]/10;1)-[.$A10]; 0)" office:value-type="float" office:value="27.5">
            <text:p>27.5</text:p>
          </table:table-cell>
          <table:table-cell table:formula="of:=IF(ROUND([.H$2]*[.H$2]/10;1)-[.$A10]&gt;0;ROUND([.H$2]*[.H$2]/10;1)-[.$A10]; 0)" office:value-type="float" office:value="55">
            <text:p>55</text:p>
          </table:table-cell>
          <table:table-cell table:formula="of:=IF(ROUND([.I$2]*[.I$2]/10;1)-[.$A10]&gt;0;ROUND([.I$2]*[.I$2]/10;1)-[.$A10]; 0)" office:value-type="float" office:value="87.5">
            <text:p>87.5</text:p>
          </table:table-cell>
          <table:table-cell table:formula="of:=IF(ROUND([.J$2]*[.J$2]/10;1)-[.$A10]&gt;0;ROUND([.J$2]*[.J$2]/10;1)-[.$A10]; 0)" office:value-type="float" office:value="125">
            <text:p>125</text:p>
          </table:table-cell>
          <table:table-cell table:formula="of:=IF(ROUND([.K$2]*[.K$2]/10;1)-[.$A10]&gt;0;ROUND([.K$2]*[.K$2]/10;1)-[.$A10]; 0)" office:value-type="float" office:value="167.5">
            <text:p>167.5</text:p>
          </table:table-cell>
          <table:table-cell table:formula="of:=IF(ROUND([.L$2]*[.L$2]/10;1)-[.$A10]&gt;0;ROUND([.L$2]*[.L$2]/10;1)-[.$A10]; 0)" office:value-type="float" office:value="215">
            <text:p>215</text:p>
          </table:table-cell>
          <table:table-cell table:formula="of:=IF(ROUND([.M$2]*[.M$2]/10;1)-[.$A10]&gt;0;ROUND([.M$2]*[.M$2]/10;1)-[.$A10]; 0)" office:value-type="float" office:value="267.5">
            <text:p>267.5</text:p>
          </table:table-cell>
          <table:table-cell table:formula="of:=IF(ROUND([.N$2]*[.N$2]/10;1)-[.$A10]&gt;0;ROUND([.N$2]*[.N$2]/10;1)-[.$A10]; 0)" office:value-type="float" office:value="325">
            <text:p>325</text:p>
          </table:table-cell>
          <table:table-cell table:formula="of:=IF(ROUND([.O$2]*[.O$2]/10;1)-[.$A10]&gt;0;ROUND([.O$2]*[.O$2]/10;1)-[.$A10]; 0)" office:value-type="float" office:value="387.5">
            <text:p>387.5</text:p>
          </table:table-cell>
          <table:table-cell table:formula="of:=IF(ROUND([.P$2]*[.P$2]/10;1)-[.$A10]&gt;0;ROUND([.P$2]*[.P$2]/10;1)-[.$A10]; 0)" office:value-type="float" office:value="455">
            <text:p>455</text:p>
          </table:table-cell>
          <table:table-cell table:formula="of:=IF(ROUND([.Q$2]*[.Q$2]/10;1)-[.$A10]&gt;0;ROUND([.Q$2]*[.Q$2]/10;1)-[.$A10]; 0)" office:value-type="float" office:value="527.5">
            <text:p>527.5</text:p>
          </table:table-cell>
          <table:table-cell table:formula="of:=IF(ROUND([.R$2]*[.R$2]/10;1)-[.$A10]&gt;0;ROUND([.R$2]*[.R$2]/10;1)-[.$A10]; 0)" office:value-type="float" office:value="605">
            <text:p>605</text:p>
          </table:table-cell>
          <table:table-cell table:formula="of:=IF(ROUND([.S$2]*[.S$2]/10;1)-[.$A10]&gt;0;ROUND([.S$2]*[.S$2]/10;1)-[.$A10]; 0)" office:value-type="float" office:value="687.5">
            <text:p>687.5</text:p>
          </table:table-cell>
          <table:table-cell table:formula="of:=IF(ROUND([.T$2]*[.T$2]/10;1)-[.$A10]&gt;0;ROUND([.T$2]*[.T$2]/10;1)-[.$A10]; 0)" office:value-type="float" office:value="775">
            <text:p>775</text:p>
          </table:table-cell>
          <table:table-cell table:formula="of:=IF(ROUND([.U$2]*[.U$2]/10;1)-[.$A10]&gt;0;ROUND([.U$2]*[.U$2]/10;1)-[.$A10]; 0)" office:value-type="float" office:value="867.5">
            <text:p>867.5</text:p>
          </table:table-cell>
          <table:table-cell table:formula="of:=IF(ROUND([.V$2]*[.V$2]/10;1)-[.$A10]&gt;0;ROUND([.V$2]*[.V$2]/10;1)-[.$A10]; 0)" office:value-type="float" office:value="965">
            <text:p>965</text:p>
          </table:table-cell>
          <table:table-cell table:formula="of:=IF(ROUND([.W$2]*[.W$2]/10;1)-[.$A10]&gt;0;ROUND([.W$2]*[.W$2]/10;1)-[.$A10]; 0)" office:value-type="float" office:value="1067.5">
            <text:p>1067.5</text:p>
          </table:table-cell>
          <table:table-cell table:formula="of:=IF(ROUND([.X$2]*[.X$2]/10;1)-[.$A10]&gt;0;ROUND([.X$2]*[.X$2]/10;1)-[.$A10]; 0)" office:value-type="float" office:value="1175">
            <text:p>1175</text:p>
          </table:table-cell>
          <table:table-cell table:formula="of:=IF(ROUND([.Y$2]*[.Y$2]/10;1)-[.$A10]&gt;0;ROUND([.Y$2]*[.Y$2]/10;1)-[.$A10]; 0)" office:value-type="float" office:value="1287.5">
            <text:p>1287.5</text:p>
          </table:table-cell>
          <table:table-cell table:formula="of:=IF(ROUND([.Z$2]*[.Z$2]/10;1)-[.$A10]&gt;0;ROUND([.Z$2]*[.Z$2]/10;1)-[.$A10]; 0)" office:value-type="float" office:value="1405">
            <text:p>140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IF(ROUND([.B$2]*[.B$2]/10;1)-[.$A11]&gt;0;ROUND([.B$2]*[.B$2]/10;1)-[.$A11]; 0)" office:value-type="float" office:value="0">
            <text:p>0</text:p>
          </table:table-cell>
          <table:table-cell table:formula="of:=IF(ROUND([.C$2]*[.C$2]/10;1)-[.$A11]&gt;0;ROUND([.C$2]*[.C$2]/10;1)-[.$A11]; 0)" office:value-type="float" office:value="0">
            <text:p>0</text:p>
          </table:table-cell>
          <table:table-cell table:formula="of:=IF(ROUND([.D$2]*[.D$2]/10;1)-[.$A11]&gt;0;ROUND([.D$2]*[.D$2]/10;1)-[.$A11]; 0)" office:value-type="float" office:value="0">
            <text:p>0</text:p>
          </table:table-cell>
          <table:table-cell table:formula="of:=IF(ROUND([.E$2]*[.E$2]/10;1)-[.$A11]&gt;0;ROUND([.E$2]*[.E$2]/10;1)-[.$A11]; 0)" office:value-type="float" office:value="0">
            <text:p>0</text:p>
          </table:table-cell>
          <table:table-cell table:formula="of:=IF(ROUND([.F$2]*[.F$2]/10;1)-[.$A11]&gt;0;ROUND([.F$2]*[.F$2]/10;1)-[.$A11]; 0)" office:value-type="float" office:value="0">
            <text:p>0</text:p>
          </table:table-cell>
          <table:table-cell table:formula="of:=IF(ROUND([.G$2]*[.G$2]/10;1)-[.$A11]&gt;0;ROUND([.G$2]*[.G$2]/10;1)-[.$A11]; 0)" office:value-type="float" office:value="22.5">
            <text:p>22.5</text:p>
          </table:table-cell>
          <table:table-cell table:formula="of:=IF(ROUND([.H$2]*[.H$2]/10;1)-[.$A11]&gt;0;ROUND([.H$2]*[.H$2]/10;1)-[.$A11]; 0)" office:value-type="float" office:value="50">
            <text:p>50</text:p>
          </table:table-cell>
          <table:table-cell table:formula="of:=IF(ROUND([.I$2]*[.I$2]/10;1)-[.$A11]&gt;0;ROUND([.I$2]*[.I$2]/10;1)-[.$A11]; 0)" office:value-type="float" office:value="82.5">
            <text:p>82.5</text:p>
          </table:table-cell>
          <table:table-cell table:formula="of:=IF(ROUND([.J$2]*[.J$2]/10;1)-[.$A11]&gt;0;ROUND([.J$2]*[.J$2]/10;1)-[.$A11]; 0)" office:value-type="float" office:value="120">
            <text:p>120</text:p>
          </table:table-cell>
          <table:table-cell table:formula="of:=IF(ROUND([.K$2]*[.K$2]/10;1)-[.$A11]&gt;0;ROUND([.K$2]*[.K$2]/10;1)-[.$A11]; 0)" office:value-type="float" office:value="162.5">
            <text:p>162.5</text:p>
          </table:table-cell>
          <table:table-cell table:formula="of:=IF(ROUND([.L$2]*[.L$2]/10;1)-[.$A11]&gt;0;ROUND([.L$2]*[.L$2]/10;1)-[.$A11]; 0)" office:value-type="float" office:value="210">
            <text:p>210</text:p>
          </table:table-cell>
          <table:table-cell table:formula="of:=IF(ROUND([.M$2]*[.M$2]/10;1)-[.$A11]&gt;0;ROUND([.M$2]*[.M$2]/10;1)-[.$A11]; 0)" office:value-type="float" office:value="262.5">
            <text:p>262.5</text:p>
          </table:table-cell>
          <table:table-cell table:formula="of:=IF(ROUND([.N$2]*[.N$2]/10;1)-[.$A11]&gt;0;ROUND([.N$2]*[.N$2]/10;1)-[.$A11]; 0)" office:value-type="float" office:value="320">
            <text:p>320</text:p>
          </table:table-cell>
          <table:table-cell table:formula="of:=IF(ROUND([.O$2]*[.O$2]/10;1)-[.$A11]&gt;0;ROUND([.O$2]*[.O$2]/10;1)-[.$A11]; 0)" office:value-type="float" office:value="382.5">
            <text:p>382.5</text:p>
          </table:table-cell>
          <table:table-cell table:formula="of:=IF(ROUND([.P$2]*[.P$2]/10;1)-[.$A11]&gt;0;ROUND([.P$2]*[.P$2]/10;1)-[.$A11]; 0)" office:value-type="float" office:value="450">
            <text:p>450</text:p>
          </table:table-cell>
          <table:table-cell table:formula="of:=IF(ROUND([.Q$2]*[.Q$2]/10;1)-[.$A11]&gt;0;ROUND([.Q$2]*[.Q$2]/10;1)-[.$A11]; 0)" office:value-type="float" office:value="522.5">
            <text:p>522.5</text:p>
          </table:table-cell>
          <table:table-cell table:formula="of:=IF(ROUND([.R$2]*[.R$2]/10;1)-[.$A11]&gt;0;ROUND([.R$2]*[.R$2]/10;1)-[.$A11]; 0)" office:value-type="float" office:value="600">
            <text:p>600</text:p>
          </table:table-cell>
          <table:table-cell table:formula="of:=IF(ROUND([.S$2]*[.S$2]/10;1)-[.$A11]&gt;0;ROUND([.S$2]*[.S$2]/10;1)-[.$A11]; 0)" office:value-type="float" office:value="682.5">
            <text:p>682.5</text:p>
          </table:table-cell>
          <table:table-cell table:formula="of:=IF(ROUND([.T$2]*[.T$2]/10;1)-[.$A11]&gt;0;ROUND([.T$2]*[.T$2]/10;1)-[.$A11]; 0)" office:value-type="float" office:value="770">
            <text:p>770</text:p>
          </table:table-cell>
          <table:table-cell table:formula="of:=IF(ROUND([.U$2]*[.U$2]/10;1)-[.$A11]&gt;0;ROUND([.U$2]*[.U$2]/10;1)-[.$A11]; 0)" office:value-type="float" office:value="862.5">
            <text:p>862.5</text:p>
          </table:table-cell>
          <table:table-cell table:formula="of:=IF(ROUND([.V$2]*[.V$2]/10;1)-[.$A11]&gt;0;ROUND([.V$2]*[.V$2]/10;1)-[.$A11]; 0)" office:value-type="float" office:value="960">
            <text:p>960</text:p>
          </table:table-cell>
          <table:table-cell table:formula="of:=IF(ROUND([.W$2]*[.W$2]/10;1)-[.$A11]&gt;0;ROUND([.W$2]*[.W$2]/10;1)-[.$A11]; 0)" office:value-type="float" office:value="1062.5">
            <text:p>1062.5</text:p>
          </table:table-cell>
          <table:table-cell table:formula="of:=IF(ROUND([.X$2]*[.X$2]/10;1)-[.$A11]&gt;0;ROUND([.X$2]*[.X$2]/10;1)-[.$A11]; 0)" office:value-type="float" office:value="1170">
            <text:p>1170</text:p>
          </table:table-cell>
          <table:table-cell table:formula="of:=IF(ROUND([.Y$2]*[.Y$2]/10;1)-[.$A11]&gt;0;ROUND([.Y$2]*[.Y$2]/10;1)-[.$A11]; 0)" office:value-type="float" office:value="1282.5">
            <text:p>1282.5</text:p>
          </table:table-cell>
          <table:table-cell table:formula="of:=IF(ROUND([.Z$2]*[.Z$2]/10;1)-[.$A11]&gt;0;ROUND([.Z$2]*[.Z$2]/10;1)-[.$A11]; 0)" office:value-type="float" office:value="1400">
            <text:p>14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IF(ROUND([.B$2]*[.B$2]/10;1)-[.$A12]&gt;0;ROUND([.B$2]*[.B$2]/10;1)-[.$A12]; 0)" office:value-type="float" office:value="0">
            <text:p>0</text:p>
          </table:table-cell>
          <table:table-cell table:formula="of:=IF(ROUND([.C$2]*[.C$2]/10;1)-[.$A12]&gt;0;ROUND([.C$2]*[.C$2]/10;1)-[.$A12]; 0)" office:value-type="float" office:value="0">
            <text:p>0</text:p>
          </table:table-cell>
          <table:table-cell table:formula="of:=IF(ROUND([.D$2]*[.D$2]/10;1)-[.$A12]&gt;0;ROUND([.D$2]*[.D$2]/10;1)-[.$A12]; 0)" office:value-type="float" office:value="0">
            <text:p>0</text:p>
          </table:table-cell>
          <table:table-cell table:formula="of:=IF(ROUND([.E$2]*[.E$2]/10;1)-[.$A12]&gt;0;ROUND([.E$2]*[.E$2]/10;1)-[.$A12]; 0)" office:value-type="float" office:value="0">
            <text:p>0</text:p>
          </table:table-cell>
          <table:table-cell table:formula="of:=IF(ROUND([.F$2]*[.F$2]/10;1)-[.$A12]&gt;0;ROUND([.F$2]*[.F$2]/10;1)-[.$A12]; 0)" office:value-type="float" office:value="0">
            <text:p>0</text:p>
          </table:table-cell>
          <table:table-cell table:formula="of:=IF(ROUND([.G$2]*[.G$2]/10;1)-[.$A12]&gt;0;ROUND([.G$2]*[.G$2]/10;1)-[.$A12]; 0)" office:value-type="float" office:value="17.5">
            <text:p>17.5</text:p>
          </table:table-cell>
          <table:table-cell table:formula="of:=IF(ROUND([.H$2]*[.H$2]/10;1)-[.$A12]&gt;0;ROUND([.H$2]*[.H$2]/10;1)-[.$A12]; 0)" office:value-type="float" office:value="45">
            <text:p>45</text:p>
          </table:table-cell>
          <table:table-cell table:formula="of:=IF(ROUND([.I$2]*[.I$2]/10;1)-[.$A12]&gt;0;ROUND([.I$2]*[.I$2]/10;1)-[.$A12]; 0)" office:value-type="float" office:value="77.5">
            <text:p>77.5</text:p>
          </table:table-cell>
          <table:table-cell table:formula="of:=IF(ROUND([.J$2]*[.J$2]/10;1)-[.$A12]&gt;0;ROUND([.J$2]*[.J$2]/10;1)-[.$A12]; 0)" office:value-type="float" office:value="115">
            <text:p>115</text:p>
          </table:table-cell>
          <table:table-cell table:formula="of:=IF(ROUND([.K$2]*[.K$2]/10;1)-[.$A12]&gt;0;ROUND([.K$2]*[.K$2]/10;1)-[.$A12]; 0)" office:value-type="float" office:value="157.5">
            <text:p>157.5</text:p>
          </table:table-cell>
          <table:table-cell table:formula="of:=IF(ROUND([.L$2]*[.L$2]/10;1)-[.$A12]&gt;0;ROUND([.L$2]*[.L$2]/10;1)-[.$A12]; 0)" office:value-type="float" office:value="205">
            <text:p>205</text:p>
          </table:table-cell>
          <table:table-cell table:formula="of:=IF(ROUND([.M$2]*[.M$2]/10;1)-[.$A12]&gt;0;ROUND([.M$2]*[.M$2]/10;1)-[.$A12]; 0)" office:value-type="float" office:value="257.5">
            <text:p>257.5</text:p>
          </table:table-cell>
          <table:table-cell table:formula="of:=IF(ROUND([.N$2]*[.N$2]/10;1)-[.$A12]&gt;0;ROUND([.N$2]*[.N$2]/10;1)-[.$A12]; 0)" office:value-type="float" office:value="315">
            <text:p>315</text:p>
          </table:table-cell>
          <table:table-cell table:formula="of:=IF(ROUND([.O$2]*[.O$2]/10;1)-[.$A12]&gt;0;ROUND([.O$2]*[.O$2]/10;1)-[.$A12]; 0)" office:value-type="float" office:value="377.5">
            <text:p>377.5</text:p>
          </table:table-cell>
          <table:table-cell table:formula="of:=IF(ROUND([.P$2]*[.P$2]/10;1)-[.$A12]&gt;0;ROUND([.P$2]*[.P$2]/10;1)-[.$A12]; 0)" office:value-type="float" office:value="445">
            <text:p>445</text:p>
          </table:table-cell>
          <table:table-cell table:formula="of:=IF(ROUND([.Q$2]*[.Q$2]/10;1)-[.$A12]&gt;0;ROUND([.Q$2]*[.Q$2]/10;1)-[.$A12]; 0)" office:value-type="float" office:value="517.5">
            <text:p>517.5</text:p>
          </table:table-cell>
          <table:table-cell table:formula="of:=IF(ROUND([.R$2]*[.R$2]/10;1)-[.$A12]&gt;0;ROUND([.R$2]*[.R$2]/10;1)-[.$A12]; 0)" office:value-type="float" office:value="595">
            <text:p>595</text:p>
          </table:table-cell>
          <table:table-cell table:formula="of:=IF(ROUND([.S$2]*[.S$2]/10;1)-[.$A12]&gt;0;ROUND([.S$2]*[.S$2]/10;1)-[.$A12]; 0)" office:value-type="float" office:value="677.5">
            <text:p>677.5</text:p>
          </table:table-cell>
          <table:table-cell table:formula="of:=IF(ROUND([.T$2]*[.T$2]/10;1)-[.$A12]&gt;0;ROUND([.T$2]*[.T$2]/10;1)-[.$A12]; 0)" office:value-type="float" office:value="765">
            <text:p>765</text:p>
          </table:table-cell>
          <table:table-cell table:formula="of:=IF(ROUND([.U$2]*[.U$2]/10;1)-[.$A12]&gt;0;ROUND([.U$2]*[.U$2]/10;1)-[.$A12]; 0)" office:value-type="float" office:value="857.5">
            <text:p>857.5</text:p>
          </table:table-cell>
          <table:table-cell table:formula="of:=IF(ROUND([.V$2]*[.V$2]/10;1)-[.$A12]&gt;0;ROUND([.V$2]*[.V$2]/10;1)-[.$A12]; 0)" office:value-type="float" office:value="955">
            <text:p>955</text:p>
          </table:table-cell>
          <table:table-cell table:formula="of:=IF(ROUND([.W$2]*[.W$2]/10;1)-[.$A12]&gt;0;ROUND([.W$2]*[.W$2]/10;1)-[.$A12]; 0)" office:value-type="float" office:value="1057.5">
            <text:p>1057.5</text:p>
          </table:table-cell>
          <table:table-cell table:formula="of:=IF(ROUND([.X$2]*[.X$2]/10;1)-[.$A12]&gt;0;ROUND([.X$2]*[.X$2]/10;1)-[.$A12]; 0)" office:value-type="float" office:value="1165">
            <text:p>1165</text:p>
          </table:table-cell>
          <table:table-cell table:formula="of:=IF(ROUND([.Y$2]*[.Y$2]/10;1)-[.$A12]&gt;0;ROUND([.Y$2]*[.Y$2]/10;1)-[.$A12]; 0)" office:value-type="float" office:value="1277.5">
            <text:p>1277.5</text:p>
          </table:table-cell>
          <table:table-cell table:formula="of:=IF(ROUND([.Z$2]*[.Z$2]/10;1)-[.$A12]&gt;0;ROUND([.Z$2]*[.Z$2]/10;1)-[.$A12]; 0)" office:value-type="float" office:value="1395">
            <text:p>139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IF(ROUND([.B$2]*[.B$2]/10;1)-[.$A13]&gt;0;ROUND([.B$2]*[.B$2]/10;1)-[.$A13]; 0)" office:value-type="float" office:value="0">
            <text:p>0</text:p>
          </table:table-cell>
          <table:table-cell table:formula="of:=IF(ROUND([.C$2]*[.C$2]/10;1)-[.$A13]&gt;0;ROUND([.C$2]*[.C$2]/10;1)-[.$A13]; 0)" office:value-type="float" office:value="0">
            <text:p>0</text:p>
          </table:table-cell>
          <table:table-cell table:formula="of:=IF(ROUND([.D$2]*[.D$2]/10;1)-[.$A13]&gt;0;ROUND([.D$2]*[.D$2]/10;1)-[.$A13]; 0)" office:value-type="float" office:value="0">
            <text:p>0</text:p>
          </table:table-cell>
          <table:table-cell table:formula="of:=IF(ROUND([.E$2]*[.E$2]/10;1)-[.$A13]&gt;0;ROUND([.E$2]*[.E$2]/10;1)-[.$A13]; 0)" office:value-type="float" office:value="0">
            <text:p>0</text:p>
          </table:table-cell>
          <table:table-cell table:formula="of:=IF(ROUND([.F$2]*[.F$2]/10;1)-[.$A13]&gt;0;ROUND([.F$2]*[.F$2]/10;1)-[.$A13]; 0)" office:value-type="float" office:value="0">
            <text:p>0</text:p>
          </table:table-cell>
          <table:table-cell table:formula="of:=IF(ROUND([.G$2]*[.G$2]/10;1)-[.$A13]&gt;0;ROUND([.G$2]*[.G$2]/10;1)-[.$A13]; 0)" office:value-type="float" office:value="12.5">
            <text:p>12.5</text:p>
          </table:table-cell>
          <table:table-cell table:formula="of:=IF(ROUND([.H$2]*[.H$2]/10;1)-[.$A13]&gt;0;ROUND([.H$2]*[.H$2]/10;1)-[.$A13]; 0)" office:value-type="float" office:value="40">
            <text:p>40</text:p>
          </table:table-cell>
          <table:table-cell table:formula="of:=IF(ROUND([.I$2]*[.I$2]/10;1)-[.$A13]&gt;0;ROUND([.I$2]*[.I$2]/10;1)-[.$A13]; 0)" office:value-type="float" office:value="72.5">
            <text:p>72.5</text:p>
          </table:table-cell>
          <table:table-cell table:formula="of:=IF(ROUND([.J$2]*[.J$2]/10;1)-[.$A13]&gt;0;ROUND([.J$2]*[.J$2]/10;1)-[.$A13]; 0)" office:value-type="float" office:value="110">
            <text:p>110</text:p>
          </table:table-cell>
          <table:table-cell table:formula="of:=IF(ROUND([.K$2]*[.K$2]/10;1)-[.$A13]&gt;0;ROUND([.K$2]*[.K$2]/10;1)-[.$A13]; 0)" office:value-type="float" office:value="152.5">
            <text:p>152.5</text:p>
          </table:table-cell>
          <table:table-cell table:formula="of:=IF(ROUND([.L$2]*[.L$2]/10;1)-[.$A13]&gt;0;ROUND([.L$2]*[.L$2]/10;1)-[.$A13]; 0)" office:value-type="float" office:value="200">
            <text:p>200</text:p>
          </table:table-cell>
          <table:table-cell table:formula="of:=IF(ROUND([.M$2]*[.M$2]/10;1)-[.$A13]&gt;0;ROUND([.M$2]*[.M$2]/10;1)-[.$A13]; 0)" office:value-type="float" office:value="252.5">
            <text:p>252.5</text:p>
          </table:table-cell>
          <table:table-cell table:formula="of:=IF(ROUND([.N$2]*[.N$2]/10;1)-[.$A13]&gt;0;ROUND([.N$2]*[.N$2]/10;1)-[.$A13]; 0)" office:value-type="float" office:value="310">
            <text:p>310</text:p>
          </table:table-cell>
          <table:table-cell table:formula="of:=IF(ROUND([.O$2]*[.O$2]/10;1)-[.$A13]&gt;0;ROUND([.O$2]*[.O$2]/10;1)-[.$A13]; 0)" office:value-type="float" office:value="372.5">
            <text:p>372.5</text:p>
          </table:table-cell>
          <table:table-cell table:formula="of:=IF(ROUND([.P$2]*[.P$2]/10;1)-[.$A13]&gt;0;ROUND([.P$2]*[.P$2]/10;1)-[.$A13]; 0)" office:value-type="float" office:value="440">
            <text:p>440</text:p>
          </table:table-cell>
          <table:table-cell table:formula="of:=IF(ROUND([.Q$2]*[.Q$2]/10;1)-[.$A13]&gt;0;ROUND([.Q$2]*[.Q$2]/10;1)-[.$A13]; 0)" office:value-type="float" office:value="512.5">
            <text:p>512.5</text:p>
          </table:table-cell>
          <table:table-cell table:formula="of:=IF(ROUND([.R$2]*[.R$2]/10;1)-[.$A13]&gt;0;ROUND([.R$2]*[.R$2]/10;1)-[.$A13]; 0)" office:value-type="float" office:value="590">
            <text:p>590</text:p>
          </table:table-cell>
          <table:table-cell table:formula="of:=IF(ROUND([.S$2]*[.S$2]/10;1)-[.$A13]&gt;0;ROUND([.S$2]*[.S$2]/10;1)-[.$A13]; 0)" office:value-type="float" office:value="672.5">
            <text:p>672.5</text:p>
          </table:table-cell>
          <table:table-cell table:formula="of:=IF(ROUND([.T$2]*[.T$2]/10;1)-[.$A13]&gt;0;ROUND([.T$2]*[.T$2]/10;1)-[.$A13]; 0)" office:value-type="float" office:value="760">
            <text:p>760</text:p>
          </table:table-cell>
          <table:table-cell table:formula="of:=IF(ROUND([.U$2]*[.U$2]/10;1)-[.$A13]&gt;0;ROUND([.U$2]*[.U$2]/10;1)-[.$A13]; 0)" office:value-type="float" office:value="852.5">
            <text:p>852.5</text:p>
          </table:table-cell>
          <table:table-cell table:formula="of:=IF(ROUND([.V$2]*[.V$2]/10;1)-[.$A13]&gt;0;ROUND([.V$2]*[.V$2]/10;1)-[.$A13]; 0)" office:value-type="float" office:value="950">
            <text:p>950</text:p>
          </table:table-cell>
          <table:table-cell table:formula="of:=IF(ROUND([.W$2]*[.W$2]/10;1)-[.$A13]&gt;0;ROUND([.W$2]*[.W$2]/10;1)-[.$A13]; 0)" office:value-type="float" office:value="1052.5">
            <text:p>1052.5</text:p>
          </table:table-cell>
          <table:table-cell table:formula="of:=IF(ROUND([.X$2]*[.X$2]/10;1)-[.$A13]&gt;0;ROUND([.X$2]*[.X$2]/10;1)-[.$A13]; 0)" office:value-type="float" office:value="1160">
            <text:p>1160</text:p>
          </table:table-cell>
          <table:table-cell table:formula="of:=IF(ROUND([.Y$2]*[.Y$2]/10;1)-[.$A13]&gt;0;ROUND([.Y$2]*[.Y$2]/10;1)-[.$A13]; 0)" office:value-type="float" office:value="1272.5">
            <text:p>1272.5</text:p>
          </table:table-cell>
          <table:table-cell table:formula="of:=IF(ROUND([.Z$2]*[.Z$2]/10;1)-[.$A13]&gt;0;ROUND([.Z$2]*[.Z$2]/10;1)-[.$A13]; 0)" office:value-type="float" office:value="1390">
            <text:p>139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IF(ROUND([.B$2]*[.B$2]/10;1)-[.$A14]&gt;0;ROUND([.B$2]*[.B$2]/10;1)-[.$A14]; 0)" office:value-type="float" office:value="0">
            <text:p>0</text:p>
          </table:table-cell>
          <table:table-cell table:formula="of:=IF(ROUND([.C$2]*[.C$2]/10;1)-[.$A14]&gt;0;ROUND([.C$2]*[.C$2]/10;1)-[.$A14]; 0)" office:value-type="float" office:value="0">
            <text:p>0</text:p>
          </table:table-cell>
          <table:table-cell table:formula="of:=IF(ROUND([.D$2]*[.D$2]/10;1)-[.$A14]&gt;0;ROUND([.D$2]*[.D$2]/10;1)-[.$A14]; 0)" office:value-type="float" office:value="0">
            <text:p>0</text:p>
          </table:table-cell>
          <table:table-cell table:formula="of:=IF(ROUND([.E$2]*[.E$2]/10;1)-[.$A14]&gt;0;ROUND([.E$2]*[.E$2]/10;1)-[.$A14]; 0)" office:value-type="float" office:value="0">
            <text:p>0</text:p>
          </table:table-cell>
          <table:table-cell table:formula="of:=IF(ROUND([.F$2]*[.F$2]/10;1)-[.$A14]&gt;0;ROUND([.F$2]*[.F$2]/10;1)-[.$A14]; 0)" office:value-type="float" office:value="0">
            <text:p>0</text:p>
          </table:table-cell>
          <table:table-cell table:formula="of:=IF(ROUND([.G$2]*[.G$2]/10;1)-[.$A14]&gt;0;ROUND([.G$2]*[.G$2]/10;1)-[.$A14]; 0)" office:value-type="float" office:value="7.5">
            <text:p>7.5</text:p>
          </table:table-cell>
          <table:table-cell table:formula="of:=IF(ROUND([.H$2]*[.H$2]/10;1)-[.$A14]&gt;0;ROUND([.H$2]*[.H$2]/10;1)-[.$A14]; 0)" office:value-type="float" office:value="35">
            <text:p>35</text:p>
          </table:table-cell>
          <table:table-cell table:formula="of:=IF(ROUND([.I$2]*[.I$2]/10;1)-[.$A14]&gt;0;ROUND([.I$2]*[.I$2]/10;1)-[.$A14]; 0)" office:value-type="float" office:value="67.5">
            <text:p>67.5</text:p>
          </table:table-cell>
          <table:table-cell table:formula="of:=IF(ROUND([.J$2]*[.J$2]/10;1)-[.$A14]&gt;0;ROUND([.J$2]*[.J$2]/10;1)-[.$A14]; 0)" office:value-type="float" office:value="105">
            <text:p>105</text:p>
          </table:table-cell>
          <table:table-cell table:formula="of:=IF(ROUND([.K$2]*[.K$2]/10;1)-[.$A14]&gt;0;ROUND([.K$2]*[.K$2]/10;1)-[.$A14]; 0)" office:value-type="float" office:value="147.5">
            <text:p>147.5</text:p>
          </table:table-cell>
          <table:table-cell table:formula="of:=IF(ROUND([.L$2]*[.L$2]/10;1)-[.$A14]&gt;0;ROUND([.L$2]*[.L$2]/10;1)-[.$A14]; 0)" office:value-type="float" office:value="195">
            <text:p>195</text:p>
          </table:table-cell>
          <table:table-cell table:formula="of:=IF(ROUND([.M$2]*[.M$2]/10;1)-[.$A14]&gt;0;ROUND([.M$2]*[.M$2]/10;1)-[.$A14]; 0)" office:value-type="float" office:value="247.5">
            <text:p>247.5</text:p>
          </table:table-cell>
          <table:table-cell table:formula="of:=IF(ROUND([.N$2]*[.N$2]/10;1)-[.$A14]&gt;0;ROUND([.N$2]*[.N$2]/10;1)-[.$A14]; 0)" office:value-type="float" office:value="305">
            <text:p>305</text:p>
          </table:table-cell>
          <table:table-cell table:formula="of:=IF(ROUND([.O$2]*[.O$2]/10;1)-[.$A14]&gt;0;ROUND([.O$2]*[.O$2]/10;1)-[.$A14]; 0)" office:value-type="float" office:value="367.5">
            <text:p>367.5</text:p>
          </table:table-cell>
          <table:table-cell table:formula="of:=IF(ROUND([.P$2]*[.P$2]/10;1)-[.$A14]&gt;0;ROUND([.P$2]*[.P$2]/10;1)-[.$A14]; 0)" office:value-type="float" office:value="435">
            <text:p>435</text:p>
          </table:table-cell>
          <table:table-cell table:formula="of:=IF(ROUND([.Q$2]*[.Q$2]/10;1)-[.$A14]&gt;0;ROUND([.Q$2]*[.Q$2]/10;1)-[.$A14]; 0)" office:value-type="float" office:value="507.5">
            <text:p>507.5</text:p>
          </table:table-cell>
          <table:table-cell table:formula="of:=IF(ROUND([.R$2]*[.R$2]/10;1)-[.$A14]&gt;0;ROUND([.R$2]*[.R$2]/10;1)-[.$A14]; 0)" office:value-type="float" office:value="585">
            <text:p>585</text:p>
          </table:table-cell>
          <table:table-cell table:formula="of:=IF(ROUND([.S$2]*[.S$2]/10;1)-[.$A14]&gt;0;ROUND([.S$2]*[.S$2]/10;1)-[.$A14]; 0)" office:value-type="float" office:value="667.5">
            <text:p>667.5</text:p>
          </table:table-cell>
          <table:table-cell table:formula="of:=IF(ROUND([.T$2]*[.T$2]/10;1)-[.$A14]&gt;0;ROUND([.T$2]*[.T$2]/10;1)-[.$A14]; 0)" office:value-type="float" office:value="755">
            <text:p>755</text:p>
          </table:table-cell>
          <table:table-cell table:formula="of:=IF(ROUND([.U$2]*[.U$2]/10;1)-[.$A14]&gt;0;ROUND([.U$2]*[.U$2]/10;1)-[.$A14]; 0)" office:value-type="float" office:value="847.5">
            <text:p>847.5</text:p>
          </table:table-cell>
          <table:table-cell table:formula="of:=IF(ROUND([.V$2]*[.V$2]/10;1)-[.$A14]&gt;0;ROUND([.V$2]*[.V$2]/10;1)-[.$A14]; 0)" office:value-type="float" office:value="945">
            <text:p>945</text:p>
          </table:table-cell>
          <table:table-cell table:formula="of:=IF(ROUND([.W$2]*[.W$2]/10;1)-[.$A14]&gt;0;ROUND([.W$2]*[.W$2]/10;1)-[.$A14]; 0)" office:value-type="float" office:value="1047.5">
            <text:p>1047.5</text:p>
          </table:table-cell>
          <table:table-cell table:formula="of:=IF(ROUND([.X$2]*[.X$2]/10;1)-[.$A14]&gt;0;ROUND([.X$2]*[.X$2]/10;1)-[.$A14]; 0)" office:value-type="float" office:value="1155">
            <text:p>1155</text:p>
          </table:table-cell>
          <table:table-cell table:formula="of:=IF(ROUND([.Y$2]*[.Y$2]/10;1)-[.$A14]&gt;0;ROUND([.Y$2]*[.Y$2]/10;1)-[.$A14]; 0)" office:value-type="float" office:value="1267.5">
            <text:p>1267.5</text:p>
          </table:table-cell>
          <table:table-cell table:formula="of:=IF(ROUND([.Z$2]*[.Z$2]/10;1)-[.$A14]&gt;0;ROUND([.Z$2]*[.Z$2]/10;1)-[.$A14]; 0)" office:value-type="float" office:value="1385">
            <text:p>138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IF(ROUND([.B$2]*[.B$2]/10;1)-[.$A15]&gt;0;ROUND([.B$2]*[.B$2]/10;1)-[.$A15]; 0)" office:value-type="float" office:value="0">
            <text:p>0</text:p>
          </table:table-cell>
          <table:table-cell table:formula="of:=IF(ROUND([.C$2]*[.C$2]/10;1)-[.$A15]&gt;0;ROUND([.C$2]*[.C$2]/10;1)-[.$A15]; 0)" office:value-type="float" office:value="0">
            <text:p>0</text:p>
          </table:table-cell>
          <table:table-cell table:formula="of:=IF(ROUND([.D$2]*[.D$2]/10;1)-[.$A15]&gt;0;ROUND([.D$2]*[.D$2]/10;1)-[.$A15]; 0)" office:value-type="float" office:value="0">
            <text:p>0</text:p>
          </table:table-cell>
          <table:table-cell table:formula="of:=IF(ROUND([.E$2]*[.E$2]/10;1)-[.$A15]&gt;0;ROUND([.E$2]*[.E$2]/10;1)-[.$A15]; 0)" office:value-type="float" office:value="0">
            <text:p>0</text:p>
          </table:table-cell>
          <table:table-cell table:formula="of:=IF(ROUND([.F$2]*[.F$2]/10;1)-[.$A15]&gt;0;ROUND([.F$2]*[.F$2]/10;1)-[.$A15]; 0)" office:value-type="float" office:value="0">
            <text:p>0</text:p>
          </table:table-cell>
          <table:table-cell table:formula="of:=IF(ROUND([.G$2]*[.G$2]/10;1)-[.$A15]&gt;0;ROUND([.G$2]*[.G$2]/10;1)-[.$A15]; 0)" office:value-type="float" office:value="2.5">
            <text:p>2.5</text:p>
          </table:table-cell>
          <table:table-cell table:formula="of:=IF(ROUND([.H$2]*[.H$2]/10;1)-[.$A15]&gt;0;ROUND([.H$2]*[.H$2]/10;1)-[.$A15]; 0)" office:value-type="float" office:value="30">
            <text:p>30</text:p>
          </table:table-cell>
          <table:table-cell table:formula="of:=IF(ROUND([.I$2]*[.I$2]/10;1)-[.$A15]&gt;0;ROUND([.I$2]*[.I$2]/10;1)-[.$A15]; 0)" office:value-type="float" office:value="62.5">
            <text:p>62.5</text:p>
          </table:table-cell>
          <table:table-cell table:formula="of:=IF(ROUND([.J$2]*[.J$2]/10;1)-[.$A15]&gt;0;ROUND([.J$2]*[.J$2]/10;1)-[.$A15]; 0)" office:value-type="float" office:value="100">
            <text:p>100</text:p>
          </table:table-cell>
          <table:table-cell table:formula="of:=IF(ROUND([.K$2]*[.K$2]/10;1)-[.$A15]&gt;0;ROUND([.K$2]*[.K$2]/10;1)-[.$A15]; 0)" office:value-type="float" office:value="142.5">
            <text:p>142.5</text:p>
          </table:table-cell>
          <table:table-cell table:formula="of:=IF(ROUND([.L$2]*[.L$2]/10;1)-[.$A15]&gt;0;ROUND([.L$2]*[.L$2]/10;1)-[.$A15]; 0)" office:value-type="float" office:value="190">
            <text:p>190</text:p>
          </table:table-cell>
          <table:table-cell table:formula="of:=IF(ROUND([.M$2]*[.M$2]/10;1)-[.$A15]&gt;0;ROUND([.M$2]*[.M$2]/10;1)-[.$A15]; 0)" office:value-type="float" office:value="242.5">
            <text:p>242.5</text:p>
          </table:table-cell>
          <table:table-cell table:formula="of:=IF(ROUND([.N$2]*[.N$2]/10;1)-[.$A15]&gt;0;ROUND([.N$2]*[.N$2]/10;1)-[.$A15]; 0)" office:value-type="float" office:value="300">
            <text:p>300</text:p>
          </table:table-cell>
          <table:table-cell table:formula="of:=IF(ROUND([.O$2]*[.O$2]/10;1)-[.$A15]&gt;0;ROUND([.O$2]*[.O$2]/10;1)-[.$A15]; 0)" office:value-type="float" office:value="362.5">
            <text:p>362.5</text:p>
          </table:table-cell>
          <table:table-cell table:formula="of:=IF(ROUND([.P$2]*[.P$2]/10;1)-[.$A15]&gt;0;ROUND([.P$2]*[.P$2]/10;1)-[.$A15]; 0)" office:value-type="float" office:value="430">
            <text:p>430</text:p>
          </table:table-cell>
          <table:table-cell table:formula="of:=IF(ROUND([.Q$2]*[.Q$2]/10;1)-[.$A15]&gt;0;ROUND([.Q$2]*[.Q$2]/10;1)-[.$A15]; 0)" office:value-type="float" office:value="502.5">
            <text:p>502.5</text:p>
          </table:table-cell>
          <table:table-cell table:formula="of:=IF(ROUND([.R$2]*[.R$2]/10;1)-[.$A15]&gt;0;ROUND([.R$2]*[.R$2]/10;1)-[.$A15]; 0)" office:value-type="float" office:value="580">
            <text:p>580</text:p>
          </table:table-cell>
          <table:table-cell table:formula="of:=IF(ROUND([.S$2]*[.S$2]/10;1)-[.$A15]&gt;0;ROUND([.S$2]*[.S$2]/10;1)-[.$A15]; 0)" office:value-type="float" office:value="662.5">
            <text:p>662.5</text:p>
          </table:table-cell>
          <table:table-cell table:formula="of:=IF(ROUND([.T$2]*[.T$2]/10;1)-[.$A15]&gt;0;ROUND([.T$2]*[.T$2]/10;1)-[.$A15]; 0)" office:value-type="float" office:value="750">
            <text:p>750</text:p>
          </table:table-cell>
          <table:table-cell table:formula="of:=IF(ROUND([.U$2]*[.U$2]/10;1)-[.$A15]&gt;0;ROUND([.U$2]*[.U$2]/10;1)-[.$A15]; 0)" office:value-type="float" office:value="842.5">
            <text:p>842.5</text:p>
          </table:table-cell>
          <table:table-cell table:formula="of:=IF(ROUND([.V$2]*[.V$2]/10;1)-[.$A15]&gt;0;ROUND([.V$2]*[.V$2]/10;1)-[.$A15]; 0)" office:value-type="float" office:value="940">
            <text:p>940</text:p>
          </table:table-cell>
          <table:table-cell table:formula="of:=IF(ROUND([.W$2]*[.W$2]/10;1)-[.$A15]&gt;0;ROUND([.W$2]*[.W$2]/10;1)-[.$A15]; 0)" office:value-type="float" office:value="1042.5">
            <text:p>1042.5</text:p>
          </table:table-cell>
          <table:table-cell table:formula="of:=IF(ROUND([.X$2]*[.X$2]/10;1)-[.$A15]&gt;0;ROUND([.X$2]*[.X$2]/10;1)-[.$A15]; 0)" office:value-type="float" office:value="1150">
            <text:p>1150</text:p>
          </table:table-cell>
          <table:table-cell table:formula="of:=IF(ROUND([.Y$2]*[.Y$2]/10;1)-[.$A15]&gt;0;ROUND([.Y$2]*[.Y$2]/10;1)-[.$A15]; 0)" office:value-type="float" office:value="1262.5">
            <text:p>1262.5</text:p>
          </table:table-cell>
          <table:table-cell table:formula="of:=IF(ROUND([.Z$2]*[.Z$2]/10;1)-[.$A15]&gt;0;ROUND([.Z$2]*[.Z$2]/10;1)-[.$A15]; 0)" office:value-type="float" office:value="1380">
            <text:p>138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IF(ROUND([.B$2]*[.B$2]/10;1)-[.$A16]&gt;0;ROUND([.B$2]*[.B$2]/10;1)-[.$A16]; 0)" office:value-type="float" office:value="0">
            <text:p>0</text:p>
          </table:table-cell>
          <table:table-cell table:formula="of:=IF(ROUND([.C$2]*[.C$2]/10;1)-[.$A16]&gt;0;ROUND([.C$2]*[.C$2]/10;1)-[.$A16]; 0)" office:value-type="float" office:value="0">
            <text:p>0</text:p>
          </table:table-cell>
          <table:table-cell table:formula="of:=IF(ROUND([.D$2]*[.D$2]/10;1)-[.$A16]&gt;0;ROUND([.D$2]*[.D$2]/10;1)-[.$A16]; 0)" office:value-type="float" office:value="0">
            <text:p>0</text:p>
          </table:table-cell>
          <table:table-cell table:formula="of:=IF(ROUND([.E$2]*[.E$2]/10;1)-[.$A16]&gt;0;ROUND([.E$2]*[.E$2]/10;1)-[.$A16]; 0)" office:value-type="float" office:value="0">
            <text:p>0</text:p>
          </table:table-cell>
          <table:table-cell table:formula="of:=IF(ROUND([.F$2]*[.F$2]/10;1)-[.$A16]&gt;0;ROUND([.F$2]*[.F$2]/10;1)-[.$A16]; 0)" office:value-type="float" office:value="0">
            <text:p>0</text:p>
          </table:table-cell>
          <table:table-cell table:formula="of:=IF(ROUND([.G$2]*[.G$2]/10;1)-[.$A16]&gt;0;ROUND([.G$2]*[.G$2]/10;1)-[.$A16]; 0)" office:value-type="float" office:value="0">
            <text:p>0</text:p>
          </table:table-cell>
          <table:table-cell table:formula="of:=IF(ROUND([.H$2]*[.H$2]/10;1)-[.$A16]&gt;0;ROUND([.H$2]*[.H$2]/10;1)-[.$A16]; 0)" office:value-type="float" office:value="25">
            <text:p>25</text:p>
          </table:table-cell>
          <table:table-cell table:formula="of:=IF(ROUND([.I$2]*[.I$2]/10;1)-[.$A16]&gt;0;ROUND([.I$2]*[.I$2]/10;1)-[.$A16]; 0)" office:value-type="float" office:value="57.5">
            <text:p>57.5</text:p>
          </table:table-cell>
          <table:table-cell table:formula="of:=IF(ROUND([.J$2]*[.J$2]/10;1)-[.$A16]&gt;0;ROUND([.J$2]*[.J$2]/10;1)-[.$A16]; 0)" office:value-type="float" office:value="95">
            <text:p>95</text:p>
          </table:table-cell>
          <table:table-cell table:formula="of:=IF(ROUND([.K$2]*[.K$2]/10;1)-[.$A16]&gt;0;ROUND([.K$2]*[.K$2]/10;1)-[.$A16]; 0)" office:value-type="float" office:value="137.5">
            <text:p>137.5</text:p>
          </table:table-cell>
          <table:table-cell table:formula="of:=IF(ROUND([.L$2]*[.L$2]/10;1)-[.$A16]&gt;0;ROUND([.L$2]*[.L$2]/10;1)-[.$A16]; 0)" office:value-type="float" office:value="185">
            <text:p>185</text:p>
          </table:table-cell>
          <table:table-cell table:formula="of:=IF(ROUND([.M$2]*[.M$2]/10;1)-[.$A16]&gt;0;ROUND([.M$2]*[.M$2]/10;1)-[.$A16]; 0)" office:value-type="float" office:value="237.5">
            <text:p>237.5</text:p>
          </table:table-cell>
          <table:table-cell table:formula="of:=IF(ROUND([.N$2]*[.N$2]/10;1)-[.$A16]&gt;0;ROUND([.N$2]*[.N$2]/10;1)-[.$A16]; 0)" office:value-type="float" office:value="295">
            <text:p>295</text:p>
          </table:table-cell>
          <table:table-cell table:formula="of:=IF(ROUND([.O$2]*[.O$2]/10;1)-[.$A16]&gt;0;ROUND([.O$2]*[.O$2]/10;1)-[.$A16]; 0)" office:value-type="float" office:value="357.5">
            <text:p>357.5</text:p>
          </table:table-cell>
          <table:table-cell table:formula="of:=IF(ROUND([.P$2]*[.P$2]/10;1)-[.$A16]&gt;0;ROUND([.P$2]*[.P$2]/10;1)-[.$A16]; 0)" office:value-type="float" office:value="425">
            <text:p>425</text:p>
          </table:table-cell>
          <table:table-cell table:formula="of:=IF(ROUND([.Q$2]*[.Q$2]/10;1)-[.$A16]&gt;0;ROUND([.Q$2]*[.Q$2]/10;1)-[.$A16]; 0)" office:value-type="float" office:value="497.5">
            <text:p>497.5</text:p>
          </table:table-cell>
          <table:table-cell table:formula="of:=IF(ROUND([.R$2]*[.R$2]/10;1)-[.$A16]&gt;0;ROUND([.R$2]*[.R$2]/10;1)-[.$A16]; 0)" office:value-type="float" office:value="575">
            <text:p>575</text:p>
          </table:table-cell>
          <table:table-cell table:formula="of:=IF(ROUND([.S$2]*[.S$2]/10;1)-[.$A16]&gt;0;ROUND([.S$2]*[.S$2]/10;1)-[.$A16]; 0)" office:value-type="float" office:value="657.5">
            <text:p>657.5</text:p>
          </table:table-cell>
          <table:table-cell table:formula="of:=IF(ROUND([.T$2]*[.T$2]/10;1)-[.$A16]&gt;0;ROUND([.T$2]*[.T$2]/10;1)-[.$A16]; 0)" office:value-type="float" office:value="745">
            <text:p>745</text:p>
          </table:table-cell>
          <table:table-cell table:formula="of:=IF(ROUND([.U$2]*[.U$2]/10;1)-[.$A16]&gt;0;ROUND([.U$2]*[.U$2]/10;1)-[.$A16]; 0)" office:value-type="float" office:value="837.5">
            <text:p>837.5</text:p>
          </table:table-cell>
          <table:table-cell table:formula="of:=IF(ROUND([.V$2]*[.V$2]/10;1)-[.$A16]&gt;0;ROUND([.V$2]*[.V$2]/10;1)-[.$A16]; 0)" office:value-type="float" office:value="935">
            <text:p>935</text:p>
          </table:table-cell>
          <table:table-cell table:formula="of:=IF(ROUND([.W$2]*[.W$2]/10;1)-[.$A16]&gt;0;ROUND([.W$2]*[.W$2]/10;1)-[.$A16]; 0)" office:value-type="float" office:value="1037.5">
            <text:p>1037.5</text:p>
          </table:table-cell>
          <table:table-cell table:formula="of:=IF(ROUND([.X$2]*[.X$2]/10;1)-[.$A16]&gt;0;ROUND([.X$2]*[.X$2]/10;1)-[.$A16]; 0)" office:value-type="float" office:value="1145">
            <text:p>1145</text:p>
          </table:table-cell>
          <table:table-cell table:formula="of:=IF(ROUND([.Y$2]*[.Y$2]/10;1)-[.$A16]&gt;0;ROUND([.Y$2]*[.Y$2]/10;1)-[.$A16]; 0)" office:value-type="float" office:value="1257.5">
            <text:p>1257.5</text:p>
          </table:table-cell>
          <table:table-cell table:formula="of:=IF(ROUND([.Z$2]*[.Z$2]/10;1)-[.$A16]&gt;0;ROUND([.Z$2]*[.Z$2]/10;1)-[.$A16]; 0)" office:value-type="float" office:value="1375">
            <text:p>137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IF(ROUND([.B$2]*[.B$2]/10;1)-[.$A17]&gt;0;ROUND([.B$2]*[.B$2]/10;1)-[.$A17]; 0)" office:value-type="float" office:value="0">
            <text:p>0</text:p>
          </table:table-cell>
          <table:table-cell table:formula="of:=IF(ROUND([.C$2]*[.C$2]/10;1)-[.$A17]&gt;0;ROUND([.C$2]*[.C$2]/10;1)-[.$A17]; 0)" office:value-type="float" office:value="0">
            <text:p>0</text:p>
          </table:table-cell>
          <table:table-cell table:formula="of:=IF(ROUND([.D$2]*[.D$2]/10;1)-[.$A17]&gt;0;ROUND([.D$2]*[.D$2]/10;1)-[.$A17]; 0)" office:value-type="float" office:value="0">
            <text:p>0</text:p>
          </table:table-cell>
          <table:table-cell table:formula="of:=IF(ROUND([.E$2]*[.E$2]/10;1)-[.$A17]&gt;0;ROUND([.E$2]*[.E$2]/10;1)-[.$A17]; 0)" office:value-type="float" office:value="0">
            <text:p>0</text:p>
          </table:table-cell>
          <table:table-cell table:formula="of:=IF(ROUND([.F$2]*[.F$2]/10;1)-[.$A17]&gt;0;ROUND([.F$2]*[.F$2]/10;1)-[.$A17]; 0)" office:value-type="float" office:value="0">
            <text:p>0</text:p>
          </table:table-cell>
          <table:table-cell table:formula="of:=IF(ROUND([.G$2]*[.G$2]/10;1)-[.$A17]&gt;0;ROUND([.G$2]*[.G$2]/10;1)-[.$A17]; 0)" office:value-type="float" office:value="0">
            <text:p>0</text:p>
          </table:table-cell>
          <table:table-cell table:formula="of:=IF(ROUND([.H$2]*[.H$2]/10;1)-[.$A17]&gt;0;ROUND([.H$2]*[.H$2]/10;1)-[.$A17]; 0)" office:value-type="float" office:value="20">
            <text:p>20</text:p>
          </table:table-cell>
          <table:table-cell table:formula="of:=IF(ROUND([.I$2]*[.I$2]/10;1)-[.$A17]&gt;0;ROUND([.I$2]*[.I$2]/10;1)-[.$A17]; 0)" office:value-type="float" office:value="52.5">
            <text:p>52.5</text:p>
          </table:table-cell>
          <table:table-cell table:formula="of:=IF(ROUND([.J$2]*[.J$2]/10;1)-[.$A17]&gt;0;ROUND([.J$2]*[.J$2]/10;1)-[.$A17]; 0)" office:value-type="float" office:value="90">
            <text:p>90</text:p>
          </table:table-cell>
          <table:table-cell table:formula="of:=IF(ROUND([.K$2]*[.K$2]/10;1)-[.$A17]&gt;0;ROUND([.K$2]*[.K$2]/10;1)-[.$A17]; 0)" office:value-type="float" office:value="132.5">
            <text:p>132.5</text:p>
          </table:table-cell>
          <table:table-cell table:formula="of:=IF(ROUND([.L$2]*[.L$2]/10;1)-[.$A17]&gt;0;ROUND([.L$2]*[.L$2]/10;1)-[.$A17]; 0)" office:value-type="float" office:value="180">
            <text:p>180</text:p>
          </table:table-cell>
          <table:table-cell table:formula="of:=IF(ROUND([.M$2]*[.M$2]/10;1)-[.$A17]&gt;0;ROUND([.M$2]*[.M$2]/10;1)-[.$A17]; 0)" office:value-type="float" office:value="232.5">
            <text:p>232.5</text:p>
          </table:table-cell>
          <table:table-cell table:formula="of:=IF(ROUND([.N$2]*[.N$2]/10;1)-[.$A17]&gt;0;ROUND([.N$2]*[.N$2]/10;1)-[.$A17]; 0)" office:value-type="float" office:value="290">
            <text:p>290</text:p>
          </table:table-cell>
          <table:table-cell table:formula="of:=IF(ROUND([.O$2]*[.O$2]/10;1)-[.$A17]&gt;0;ROUND([.O$2]*[.O$2]/10;1)-[.$A17]; 0)" office:value-type="float" office:value="352.5">
            <text:p>352.5</text:p>
          </table:table-cell>
          <table:table-cell table:formula="of:=IF(ROUND([.P$2]*[.P$2]/10;1)-[.$A17]&gt;0;ROUND([.P$2]*[.P$2]/10;1)-[.$A17]; 0)" office:value-type="float" office:value="420">
            <text:p>420</text:p>
          </table:table-cell>
          <table:table-cell table:formula="of:=IF(ROUND([.Q$2]*[.Q$2]/10;1)-[.$A17]&gt;0;ROUND([.Q$2]*[.Q$2]/10;1)-[.$A17]; 0)" office:value-type="float" office:value="492.5">
            <text:p>492.5</text:p>
          </table:table-cell>
          <table:table-cell table:formula="of:=IF(ROUND([.R$2]*[.R$2]/10;1)-[.$A17]&gt;0;ROUND([.R$2]*[.R$2]/10;1)-[.$A17]; 0)" office:value-type="float" office:value="570">
            <text:p>570</text:p>
          </table:table-cell>
          <table:table-cell table:formula="of:=IF(ROUND([.S$2]*[.S$2]/10;1)-[.$A17]&gt;0;ROUND([.S$2]*[.S$2]/10;1)-[.$A17]; 0)" office:value-type="float" office:value="652.5">
            <text:p>652.5</text:p>
          </table:table-cell>
          <table:table-cell table:formula="of:=IF(ROUND([.T$2]*[.T$2]/10;1)-[.$A17]&gt;0;ROUND([.T$2]*[.T$2]/10;1)-[.$A17]; 0)" office:value-type="float" office:value="740">
            <text:p>740</text:p>
          </table:table-cell>
          <table:table-cell table:formula="of:=IF(ROUND([.U$2]*[.U$2]/10;1)-[.$A17]&gt;0;ROUND([.U$2]*[.U$2]/10;1)-[.$A17]; 0)" office:value-type="float" office:value="832.5">
            <text:p>832.5</text:p>
          </table:table-cell>
          <table:table-cell table:formula="of:=IF(ROUND([.V$2]*[.V$2]/10;1)-[.$A17]&gt;0;ROUND([.V$2]*[.V$2]/10;1)-[.$A17]; 0)" office:value-type="float" office:value="930">
            <text:p>930</text:p>
          </table:table-cell>
          <table:table-cell table:formula="of:=IF(ROUND([.W$2]*[.W$2]/10;1)-[.$A17]&gt;0;ROUND([.W$2]*[.W$2]/10;1)-[.$A17]; 0)" office:value-type="float" office:value="1032.5">
            <text:p>1032.5</text:p>
          </table:table-cell>
          <table:table-cell table:formula="of:=IF(ROUND([.X$2]*[.X$2]/10;1)-[.$A17]&gt;0;ROUND([.X$2]*[.X$2]/10;1)-[.$A17]; 0)" office:value-type="float" office:value="1140">
            <text:p>1140</text:p>
          </table:table-cell>
          <table:table-cell table:formula="of:=IF(ROUND([.Y$2]*[.Y$2]/10;1)-[.$A17]&gt;0;ROUND([.Y$2]*[.Y$2]/10;1)-[.$A17]; 0)" office:value-type="float" office:value="1252.5">
            <text:p>1252.5</text:p>
          </table:table-cell>
          <table:table-cell table:formula="of:=IF(ROUND([.Z$2]*[.Z$2]/10;1)-[.$A17]&gt;0;ROUND([.Z$2]*[.Z$2]/10;1)-[.$A17]; 0)" office:value-type="float" office:value="1370">
            <text:p>137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IF(ROUND([.B$2]*[.B$2]/10;1)-[.$A18]&gt;0;ROUND([.B$2]*[.B$2]/10;1)-[.$A18]; 0)" office:value-type="float" office:value="0">
            <text:p>0</text:p>
          </table:table-cell>
          <table:table-cell table:formula="of:=IF(ROUND([.C$2]*[.C$2]/10;1)-[.$A18]&gt;0;ROUND([.C$2]*[.C$2]/10;1)-[.$A18]; 0)" office:value-type="float" office:value="0">
            <text:p>0</text:p>
          </table:table-cell>
          <table:table-cell table:formula="of:=IF(ROUND([.D$2]*[.D$2]/10;1)-[.$A18]&gt;0;ROUND([.D$2]*[.D$2]/10;1)-[.$A18]; 0)" office:value-type="float" office:value="0">
            <text:p>0</text:p>
          </table:table-cell>
          <table:table-cell table:formula="of:=IF(ROUND([.E$2]*[.E$2]/10;1)-[.$A18]&gt;0;ROUND([.E$2]*[.E$2]/10;1)-[.$A18]; 0)" office:value-type="float" office:value="0">
            <text:p>0</text:p>
          </table:table-cell>
          <table:table-cell table:formula="of:=IF(ROUND([.F$2]*[.F$2]/10;1)-[.$A18]&gt;0;ROUND([.F$2]*[.F$2]/10;1)-[.$A18]; 0)" office:value-type="float" office:value="0">
            <text:p>0</text:p>
          </table:table-cell>
          <table:table-cell table:formula="of:=IF(ROUND([.G$2]*[.G$2]/10;1)-[.$A18]&gt;0;ROUND([.G$2]*[.G$2]/10;1)-[.$A18]; 0)" office:value-type="float" office:value="0">
            <text:p>0</text:p>
          </table:table-cell>
          <table:table-cell table:formula="of:=IF(ROUND([.H$2]*[.H$2]/10;1)-[.$A18]&gt;0;ROUND([.H$2]*[.H$2]/10;1)-[.$A18]; 0)" office:value-type="float" office:value="15">
            <text:p>15</text:p>
          </table:table-cell>
          <table:table-cell table:formula="of:=IF(ROUND([.I$2]*[.I$2]/10;1)-[.$A18]&gt;0;ROUND([.I$2]*[.I$2]/10;1)-[.$A18]; 0)" office:value-type="float" office:value="47.5">
            <text:p>47.5</text:p>
          </table:table-cell>
          <table:table-cell table:formula="of:=IF(ROUND([.J$2]*[.J$2]/10;1)-[.$A18]&gt;0;ROUND([.J$2]*[.J$2]/10;1)-[.$A18]; 0)" office:value-type="float" office:value="85">
            <text:p>85</text:p>
          </table:table-cell>
          <table:table-cell table:formula="of:=IF(ROUND([.K$2]*[.K$2]/10;1)-[.$A18]&gt;0;ROUND([.K$2]*[.K$2]/10;1)-[.$A18]; 0)" office:value-type="float" office:value="127.5">
            <text:p>127.5</text:p>
          </table:table-cell>
          <table:table-cell table:formula="of:=IF(ROUND([.L$2]*[.L$2]/10;1)-[.$A18]&gt;0;ROUND([.L$2]*[.L$2]/10;1)-[.$A18]; 0)" office:value-type="float" office:value="175">
            <text:p>175</text:p>
          </table:table-cell>
          <table:table-cell table:formula="of:=IF(ROUND([.M$2]*[.M$2]/10;1)-[.$A18]&gt;0;ROUND([.M$2]*[.M$2]/10;1)-[.$A18]; 0)" office:value-type="float" office:value="227.5">
            <text:p>227.5</text:p>
          </table:table-cell>
          <table:table-cell table:formula="of:=IF(ROUND([.N$2]*[.N$2]/10;1)-[.$A18]&gt;0;ROUND([.N$2]*[.N$2]/10;1)-[.$A18]; 0)" office:value-type="float" office:value="285">
            <text:p>285</text:p>
          </table:table-cell>
          <table:table-cell table:formula="of:=IF(ROUND([.O$2]*[.O$2]/10;1)-[.$A18]&gt;0;ROUND([.O$2]*[.O$2]/10;1)-[.$A18]; 0)" office:value-type="float" office:value="347.5">
            <text:p>347.5</text:p>
          </table:table-cell>
          <table:table-cell table:formula="of:=IF(ROUND([.P$2]*[.P$2]/10;1)-[.$A18]&gt;0;ROUND([.P$2]*[.P$2]/10;1)-[.$A18]; 0)" office:value-type="float" office:value="415">
            <text:p>415</text:p>
          </table:table-cell>
          <table:table-cell table:formula="of:=IF(ROUND([.Q$2]*[.Q$2]/10;1)-[.$A18]&gt;0;ROUND([.Q$2]*[.Q$2]/10;1)-[.$A18]; 0)" office:value-type="float" office:value="487.5">
            <text:p>487.5</text:p>
          </table:table-cell>
          <table:table-cell table:formula="of:=IF(ROUND([.R$2]*[.R$2]/10;1)-[.$A18]&gt;0;ROUND([.R$2]*[.R$2]/10;1)-[.$A18]; 0)" office:value-type="float" office:value="565">
            <text:p>565</text:p>
          </table:table-cell>
          <table:table-cell table:formula="of:=IF(ROUND([.S$2]*[.S$2]/10;1)-[.$A18]&gt;0;ROUND([.S$2]*[.S$2]/10;1)-[.$A18]; 0)" office:value-type="float" office:value="647.5">
            <text:p>647.5</text:p>
          </table:table-cell>
          <table:table-cell table:formula="of:=IF(ROUND([.T$2]*[.T$2]/10;1)-[.$A18]&gt;0;ROUND([.T$2]*[.T$2]/10;1)-[.$A18]; 0)" office:value-type="float" office:value="735">
            <text:p>735</text:p>
          </table:table-cell>
          <table:table-cell table:formula="of:=IF(ROUND([.U$2]*[.U$2]/10;1)-[.$A18]&gt;0;ROUND([.U$2]*[.U$2]/10;1)-[.$A18]; 0)" office:value-type="float" office:value="827.5">
            <text:p>827.5</text:p>
          </table:table-cell>
          <table:table-cell table:formula="of:=IF(ROUND([.V$2]*[.V$2]/10;1)-[.$A18]&gt;0;ROUND([.V$2]*[.V$2]/10;1)-[.$A18]; 0)" office:value-type="float" office:value="925">
            <text:p>925</text:p>
          </table:table-cell>
          <table:table-cell table:formula="of:=IF(ROUND([.W$2]*[.W$2]/10;1)-[.$A18]&gt;0;ROUND([.W$2]*[.W$2]/10;1)-[.$A18]; 0)" office:value-type="float" office:value="1027.5">
            <text:p>1027.5</text:p>
          </table:table-cell>
          <table:table-cell table:formula="of:=IF(ROUND([.X$2]*[.X$2]/10;1)-[.$A18]&gt;0;ROUND([.X$2]*[.X$2]/10;1)-[.$A18]; 0)" office:value-type="float" office:value="1135">
            <text:p>1135</text:p>
          </table:table-cell>
          <table:table-cell table:formula="of:=IF(ROUND([.Y$2]*[.Y$2]/10;1)-[.$A18]&gt;0;ROUND([.Y$2]*[.Y$2]/10;1)-[.$A18]; 0)" office:value-type="float" office:value="1247.5">
            <text:p>1247.5</text:p>
          </table:table-cell>
          <table:table-cell table:formula="of:=IF(ROUND([.Z$2]*[.Z$2]/10;1)-[.$A18]&gt;0;ROUND([.Z$2]*[.Z$2]/10;1)-[.$A18]; 0)" office:value-type="float" office:value="1365">
            <text:p>136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IF(ROUND([.B$2]*[.B$2]/10;1)-[.$A19]&gt;0;ROUND([.B$2]*[.B$2]/10;1)-[.$A19]; 0)" office:value-type="float" office:value="0">
            <text:p>0</text:p>
          </table:table-cell>
          <table:table-cell table:formula="of:=IF(ROUND([.C$2]*[.C$2]/10;1)-[.$A19]&gt;0;ROUND([.C$2]*[.C$2]/10;1)-[.$A19]; 0)" office:value-type="float" office:value="0">
            <text:p>0</text:p>
          </table:table-cell>
          <table:table-cell table:formula="of:=IF(ROUND([.D$2]*[.D$2]/10;1)-[.$A19]&gt;0;ROUND([.D$2]*[.D$2]/10;1)-[.$A19]; 0)" office:value-type="float" office:value="0">
            <text:p>0</text:p>
          </table:table-cell>
          <table:table-cell table:formula="of:=IF(ROUND([.E$2]*[.E$2]/10;1)-[.$A19]&gt;0;ROUND([.E$2]*[.E$2]/10;1)-[.$A19]; 0)" office:value-type="float" office:value="0">
            <text:p>0</text:p>
          </table:table-cell>
          <table:table-cell table:formula="of:=IF(ROUND([.F$2]*[.F$2]/10;1)-[.$A19]&gt;0;ROUND([.F$2]*[.F$2]/10;1)-[.$A19]; 0)" office:value-type="float" office:value="0">
            <text:p>0</text:p>
          </table:table-cell>
          <table:table-cell table:formula="of:=IF(ROUND([.G$2]*[.G$2]/10;1)-[.$A19]&gt;0;ROUND([.G$2]*[.G$2]/10;1)-[.$A19]; 0)" office:value-type="float" office:value="0">
            <text:p>0</text:p>
          </table:table-cell>
          <table:table-cell table:formula="of:=IF(ROUND([.H$2]*[.H$2]/10;1)-[.$A19]&gt;0;ROUND([.H$2]*[.H$2]/10;1)-[.$A19]; 0)" office:value-type="float" office:value="10">
            <text:p>10</text:p>
          </table:table-cell>
          <table:table-cell table:formula="of:=IF(ROUND([.I$2]*[.I$2]/10;1)-[.$A19]&gt;0;ROUND([.I$2]*[.I$2]/10;1)-[.$A19]; 0)" office:value-type="float" office:value="42.5">
            <text:p>42.5</text:p>
          </table:table-cell>
          <table:table-cell table:formula="of:=IF(ROUND([.J$2]*[.J$2]/10;1)-[.$A19]&gt;0;ROUND([.J$2]*[.J$2]/10;1)-[.$A19]; 0)" office:value-type="float" office:value="80">
            <text:p>80</text:p>
          </table:table-cell>
          <table:table-cell table:formula="of:=IF(ROUND([.K$2]*[.K$2]/10;1)-[.$A19]&gt;0;ROUND([.K$2]*[.K$2]/10;1)-[.$A19]; 0)" office:value-type="float" office:value="122.5">
            <text:p>122.5</text:p>
          </table:table-cell>
          <table:table-cell table:formula="of:=IF(ROUND([.L$2]*[.L$2]/10;1)-[.$A19]&gt;0;ROUND([.L$2]*[.L$2]/10;1)-[.$A19]; 0)" office:value-type="float" office:value="170">
            <text:p>170</text:p>
          </table:table-cell>
          <table:table-cell table:formula="of:=IF(ROUND([.M$2]*[.M$2]/10;1)-[.$A19]&gt;0;ROUND([.M$2]*[.M$2]/10;1)-[.$A19]; 0)" office:value-type="float" office:value="222.5">
            <text:p>222.5</text:p>
          </table:table-cell>
          <table:table-cell table:formula="of:=IF(ROUND([.N$2]*[.N$2]/10;1)-[.$A19]&gt;0;ROUND([.N$2]*[.N$2]/10;1)-[.$A19]; 0)" office:value-type="float" office:value="280">
            <text:p>280</text:p>
          </table:table-cell>
          <table:table-cell table:formula="of:=IF(ROUND([.O$2]*[.O$2]/10;1)-[.$A19]&gt;0;ROUND([.O$2]*[.O$2]/10;1)-[.$A19]; 0)" office:value-type="float" office:value="342.5">
            <text:p>342.5</text:p>
          </table:table-cell>
          <table:table-cell table:formula="of:=IF(ROUND([.P$2]*[.P$2]/10;1)-[.$A19]&gt;0;ROUND([.P$2]*[.P$2]/10;1)-[.$A19]; 0)" office:value-type="float" office:value="410">
            <text:p>410</text:p>
          </table:table-cell>
          <table:table-cell table:formula="of:=IF(ROUND([.Q$2]*[.Q$2]/10;1)-[.$A19]&gt;0;ROUND([.Q$2]*[.Q$2]/10;1)-[.$A19]; 0)" office:value-type="float" office:value="482.5">
            <text:p>482.5</text:p>
          </table:table-cell>
          <table:table-cell table:formula="of:=IF(ROUND([.R$2]*[.R$2]/10;1)-[.$A19]&gt;0;ROUND([.R$2]*[.R$2]/10;1)-[.$A19]; 0)" office:value-type="float" office:value="560">
            <text:p>560</text:p>
          </table:table-cell>
          <table:table-cell table:formula="of:=IF(ROUND([.S$2]*[.S$2]/10;1)-[.$A19]&gt;0;ROUND([.S$2]*[.S$2]/10;1)-[.$A19]; 0)" office:value-type="float" office:value="642.5">
            <text:p>642.5</text:p>
          </table:table-cell>
          <table:table-cell table:formula="of:=IF(ROUND([.T$2]*[.T$2]/10;1)-[.$A19]&gt;0;ROUND([.T$2]*[.T$2]/10;1)-[.$A19]; 0)" office:value-type="float" office:value="730">
            <text:p>730</text:p>
          </table:table-cell>
          <table:table-cell table:formula="of:=IF(ROUND([.U$2]*[.U$2]/10;1)-[.$A19]&gt;0;ROUND([.U$2]*[.U$2]/10;1)-[.$A19]; 0)" office:value-type="float" office:value="822.5">
            <text:p>822.5</text:p>
          </table:table-cell>
          <table:table-cell table:formula="of:=IF(ROUND([.V$2]*[.V$2]/10;1)-[.$A19]&gt;0;ROUND([.V$2]*[.V$2]/10;1)-[.$A19]; 0)" office:value-type="float" office:value="920">
            <text:p>920</text:p>
          </table:table-cell>
          <table:table-cell table:formula="of:=IF(ROUND([.W$2]*[.W$2]/10;1)-[.$A19]&gt;0;ROUND([.W$2]*[.W$2]/10;1)-[.$A19]; 0)" office:value-type="float" office:value="1022.5">
            <text:p>1022.5</text:p>
          </table:table-cell>
          <table:table-cell table:formula="of:=IF(ROUND([.X$2]*[.X$2]/10;1)-[.$A19]&gt;0;ROUND([.X$2]*[.X$2]/10;1)-[.$A19]; 0)" office:value-type="float" office:value="1130">
            <text:p>1130</text:p>
          </table:table-cell>
          <table:table-cell table:formula="of:=IF(ROUND([.Y$2]*[.Y$2]/10;1)-[.$A19]&gt;0;ROUND([.Y$2]*[.Y$2]/10;1)-[.$A19]; 0)" office:value-type="float" office:value="1242.5">
            <text:p>1242.5</text:p>
          </table:table-cell>
          <table:table-cell table:formula="of:=IF(ROUND([.Z$2]*[.Z$2]/10;1)-[.$A19]&gt;0;ROUND([.Z$2]*[.Z$2]/10;1)-[.$A19]; 0)" office:value-type="float" office:value="1360">
            <text:p>136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IF(ROUND([.B$2]*[.B$2]/10;1)-[.$A20]&gt;0;ROUND([.B$2]*[.B$2]/10;1)-[.$A20]; 0)" office:value-type="float" office:value="0">
            <text:p>0</text:p>
          </table:table-cell>
          <table:table-cell table:formula="of:=IF(ROUND([.C$2]*[.C$2]/10;1)-[.$A20]&gt;0;ROUND([.C$2]*[.C$2]/10;1)-[.$A20]; 0)" office:value-type="float" office:value="0">
            <text:p>0</text:p>
          </table:table-cell>
          <table:table-cell table:formula="of:=IF(ROUND([.D$2]*[.D$2]/10;1)-[.$A20]&gt;0;ROUND([.D$2]*[.D$2]/10;1)-[.$A20]; 0)" office:value-type="float" office:value="0">
            <text:p>0</text:p>
          </table:table-cell>
          <table:table-cell table:formula="of:=IF(ROUND([.E$2]*[.E$2]/10;1)-[.$A20]&gt;0;ROUND([.E$2]*[.E$2]/10;1)-[.$A20]; 0)" office:value-type="float" office:value="0">
            <text:p>0</text:p>
          </table:table-cell>
          <table:table-cell table:formula="of:=IF(ROUND([.F$2]*[.F$2]/10;1)-[.$A20]&gt;0;ROUND([.F$2]*[.F$2]/10;1)-[.$A20]; 0)" office:value-type="float" office:value="0">
            <text:p>0</text:p>
          </table:table-cell>
          <table:table-cell table:formula="of:=IF(ROUND([.G$2]*[.G$2]/10;1)-[.$A20]&gt;0;ROUND([.G$2]*[.G$2]/10;1)-[.$A20]; 0)" office:value-type="float" office:value="0">
            <text:p>0</text:p>
          </table:table-cell>
          <table:table-cell table:formula="of:=IF(ROUND([.H$2]*[.H$2]/10;1)-[.$A20]&gt;0;ROUND([.H$2]*[.H$2]/10;1)-[.$A20]; 0)" office:value-type="float" office:value="5">
            <text:p>5</text:p>
          </table:table-cell>
          <table:table-cell table:formula="of:=IF(ROUND([.I$2]*[.I$2]/10;1)-[.$A20]&gt;0;ROUND([.I$2]*[.I$2]/10;1)-[.$A20]; 0)" office:value-type="float" office:value="37.5">
            <text:p>37.5</text:p>
          </table:table-cell>
          <table:table-cell table:formula="of:=IF(ROUND([.J$2]*[.J$2]/10;1)-[.$A20]&gt;0;ROUND([.J$2]*[.J$2]/10;1)-[.$A20]; 0)" office:value-type="float" office:value="75">
            <text:p>75</text:p>
          </table:table-cell>
          <table:table-cell table:formula="of:=IF(ROUND([.K$2]*[.K$2]/10;1)-[.$A20]&gt;0;ROUND([.K$2]*[.K$2]/10;1)-[.$A20]; 0)" office:value-type="float" office:value="117.5">
            <text:p>117.5</text:p>
          </table:table-cell>
          <table:table-cell table:formula="of:=IF(ROUND([.L$2]*[.L$2]/10;1)-[.$A20]&gt;0;ROUND([.L$2]*[.L$2]/10;1)-[.$A20]; 0)" office:value-type="float" office:value="165">
            <text:p>165</text:p>
          </table:table-cell>
          <table:table-cell table:formula="of:=IF(ROUND([.M$2]*[.M$2]/10;1)-[.$A20]&gt;0;ROUND([.M$2]*[.M$2]/10;1)-[.$A20]; 0)" office:value-type="float" office:value="217.5">
            <text:p>217.5</text:p>
          </table:table-cell>
          <table:table-cell table:formula="of:=IF(ROUND([.N$2]*[.N$2]/10;1)-[.$A20]&gt;0;ROUND([.N$2]*[.N$2]/10;1)-[.$A20]; 0)" office:value-type="float" office:value="275">
            <text:p>275</text:p>
          </table:table-cell>
          <table:table-cell table:formula="of:=IF(ROUND([.O$2]*[.O$2]/10;1)-[.$A20]&gt;0;ROUND([.O$2]*[.O$2]/10;1)-[.$A20]; 0)" office:value-type="float" office:value="337.5">
            <text:p>337.5</text:p>
          </table:table-cell>
          <table:table-cell table:formula="of:=IF(ROUND([.P$2]*[.P$2]/10;1)-[.$A20]&gt;0;ROUND([.P$2]*[.P$2]/10;1)-[.$A20]; 0)" office:value-type="float" office:value="405">
            <text:p>405</text:p>
          </table:table-cell>
          <table:table-cell table:formula="of:=IF(ROUND([.Q$2]*[.Q$2]/10;1)-[.$A20]&gt;0;ROUND([.Q$2]*[.Q$2]/10;1)-[.$A20]; 0)" office:value-type="float" office:value="477.5">
            <text:p>477.5</text:p>
          </table:table-cell>
          <table:table-cell table:formula="of:=IF(ROUND([.R$2]*[.R$2]/10;1)-[.$A20]&gt;0;ROUND([.R$2]*[.R$2]/10;1)-[.$A20]; 0)" office:value-type="float" office:value="555">
            <text:p>555</text:p>
          </table:table-cell>
          <table:table-cell table:formula="of:=IF(ROUND([.S$2]*[.S$2]/10;1)-[.$A20]&gt;0;ROUND([.S$2]*[.S$2]/10;1)-[.$A20]; 0)" office:value-type="float" office:value="637.5">
            <text:p>637.5</text:p>
          </table:table-cell>
          <table:table-cell table:formula="of:=IF(ROUND([.T$2]*[.T$2]/10;1)-[.$A20]&gt;0;ROUND([.T$2]*[.T$2]/10;1)-[.$A20]; 0)" office:value-type="float" office:value="725">
            <text:p>725</text:p>
          </table:table-cell>
          <table:table-cell table:formula="of:=IF(ROUND([.U$2]*[.U$2]/10;1)-[.$A20]&gt;0;ROUND([.U$2]*[.U$2]/10;1)-[.$A20]; 0)" office:value-type="float" office:value="817.5">
            <text:p>817.5</text:p>
          </table:table-cell>
          <table:table-cell table:formula="of:=IF(ROUND([.V$2]*[.V$2]/10;1)-[.$A20]&gt;0;ROUND([.V$2]*[.V$2]/10;1)-[.$A20]; 0)" office:value-type="float" office:value="915">
            <text:p>915</text:p>
          </table:table-cell>
          <table:table-cell table:formula="of:=IF(ROUND([.W$2]*[.W$2]/10;1)-[.$A20]&gt;0;ROUND([.W$2]*[.W$2]/10;1)-[.$A20]; 0)" office:value-type="float" office:value="1017.5">
            <text:p>1017.5</text:p>
          </table:table-cell>
          <table:table-cell table:formula="of:=IF(ROUND([.X$2]*[.X$2]/10;1)-[.$A20]&gt;0;ROUND([.X$2]*[.X$2]/10;1)-[.$A20]; 0)" office:value-type="float" office:value="1125">
            <text:p>1125</text:p>
          </table:table-cell>
          <table:table-cell table:formula="of:=IF(ROUND([.Y$2]*[.Y$2]/10;1)-[.$A20]&gt;0;ROUND([.Y$2]*[.Y$2]/10;1)-[.$A20]; 0)" office:value-type="float" office:value="1237.5">
            <text:p>1237.5</text:p>
          </table:table-cell>
          <table:table-cell table:formula="of:=IF(ROUND([.Z$2]*[.Z$2]/10;1)-[.$A20]&gt;0;ROUND([.Z$2]*[.Z$2]/10;1)-[.$A20]; 0)" office:value-type="float" office:value="1355">
            <text:p>135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IF(ROUND([.B$2]*[.B$2]/10;1)-[.$A21]&gt;0;ROUND([.B$2]*[.B$2]/10;1)-[.$A21]; 0)" office:value-type="float" office:value="0">
            <text:p>0</text:p>
          </table:table-cell>
          <table:table-cell table:formula="of:=IF(ROUND([.C$2]*[.C$2]/10;1)-[.$A21]&gt;0;ROUND([.C$2]*[.C$2]/10;1)-[.$A21]; 0)" office:value-type="float" office:value="0">
            <text:p>0</text:p>
          </table:table-cell>
          <table:table-cell table:formula="of:=IF(ROUND([.D$2]*[.D$2]/10;1)-[.$A21]&gt;0;ROUND([.D$2]*[.D$2]/10;1)-[.$A21]; 0)" office:value-type="float" office:value="0">
            <text:p>0</text:p>
          </table:table-cell>
          <table:table-cell table:formula="of:=IF(ROUND([.E$2]*[.E$2]/10;1)-[.$A21]&gt;0;ROUND([.E$2]*[.E$2]/10;1)-[.$A21]; 0)" office:value-type="float" office:value="0">
            <text:p>0</text:p>
          </table:table-cell>
          <table:table-cell table:formula="of:=IF(ROUND([.F$2]*[.F$2]/10;1)-[.$A21]&gt;0;ROUND([.F$2]*[.F$2]/10;1)-[.$A21]; 0)" office:value-type="float" office:value="0">
            <text:p>0</text:p>
          </table:table-cell>
          <table:table-cell table:formula="of:=IF(ROUND([.G$2]*[.G$2]/10;1)-[.$A21]&gt;0;ROUND([.G$2]*[.G$2]/10;1)-[.$A21]; 0)" office:value-type="float" office:value="0">
            <text:p>0</text:p>
          </table:table-cell>
          <table:table-cell table:formula="of:=IF(ROUND([.H$2]*[.H$2]/10;1)-[.$A21]&gt;0;ROUND([.H$2]*[.H$2]/10;1)-[.$A21]; 0)" office:value-type="float" office:value="0">
            <text:p>0</text:p>
          </table:table-cell>
          <table:table-cell table:formula="of:=IF(ROUND([.I$2]*[.I$2]/10;1)-[.$A21]&gt;0;ROUND([.I$2]*[.I$2]/10;1)-[.$A21]; 0)" office:value-type="float" office:value="32.5">
            <text:p>32.5</text:p>
          </table:table-cell>
          <table:table-cell table:formula="of:=IF(ROUND([.J$2]*[.J$2]/10;1)-[.$A21]&gt;0;ROUND([.J$2]*[.J$2]/10;1)-[.$A21]; 0)" office:value-type="float" office:value="70">
            <text:p>70</text:p>
          </table:table-cell>
          <table:table-cell table:formula="of:=IF(ROUND([.K$2]*[.K$2]/10;1)-[.$A21]&gt;0;ROUND([.K$2]*[.K$2]/10;1)-[.$A21]; 0)" office:value-type="float" office:value="112.5">
            <text:p>112.5</text:p>
          </table:table-cell>
          <table:table-cell table:formula="of:=IF(ROUND([.L$2]*[.L$2]/10;1)-[.$A21]&gt;0;ROUND([.L$2]*[.L$2]/10;1)-[.$A21]; 0)" office:value-type="float" office:value="160">
            <text:p>160</text:p>
          </table:table-cell>
          <table:table-cell table:formula="of:=IF(ROUND([.M$2]*[.M$2]/10;1)-[.$A21]&gt;0;ROUND([.M$2]*[.M$2]/10;1)-[.$A21]; 0)" office:value-type="float" office:value="212.5">
            <text:p>212.5</text:p>
          </table:table-cell>
          <table:table-cell table:formula="of:=IF(ROUND([.N$2]*[.N$2]/10;1)-[.$A21]&gt;0;ROUND([.N$2]*[.N$2]/10;1)-[.$A21]; 0)" office:value-type="float" office:value="270">
            <text:p>270</text:p>
          </table:table-cell>
          <table:table-cell table:formula="of:=IF(ROUND([.O$2]*[.O$2]/10;1)-[.$A21]&gt;0;ROUND([.O$2]*[.O$2]/10;1)-[.$A21]; 0)" office:value-type="float" office:value="332.5">
            <text:p>332.5</text:p>
          </table:table-cell>
          <table:table-cell table:formula="of:=IF(ROUND([.P$2]*[.P$2]/10;1)-[.$A21]&gt;0;ROUND([.P$2]*[.P$2]/10;1)-[.$A21]; 0)" office:value-type="float" office:value="400">
            <text:p>400</text:p>
          </table:table-cell>
          <table:table-cell table:formula="of:=IF(ROUND([.Q$2]*[.Q$2]/10;1)-[.$A21]&gt;0;ROUND([.Q$2]*[.Q$2]/10;1)-[.$A21]; 0)" office:value-type="float" office:value="472.5">
            <text:p>472.5</text:p>
          </table:table-cell>
          <table:table-cell table:formula="of:=IF(ROUND([.R$2]*[.R$2]/10;1)-[.$A21]&gt;0;ROUND([.R$2]*[.R$2]/10;1)-[.$A21]; 0)" office:value-type="float" office:value="550">
            <text:p>550</text:p>
          </table:table-cell>
          <table:table-cell table:formula="of:=IF(ROUND([.S$2]*[.S$2]/10;1)-[.$A21]&gt;0;ROUND([.S$2]*[.S$2]/10;1)-[.$A21]; 0)" office:value-type="float" office:value="632.5">
            <text:p>632.5</text:p>
          </table:table-cell>
          <table:table-cell table:formula="of:=IF(ROUND([.T$2]*[.T$2]/10;1)-[.$A21]&gt;0;ROUND([.T$2]*[.T$2]/10;1)-[.$A21]; 0)" office:value-type="float" office:value="720">
            <text:p>720</text:p>
          </table:table-cell>
          <table:table-cell table:formula="of:=IF(ROUND([.U$2]*[.U$2]/10;1)-[.$A21]&gt;0;ROUND([.U$2]*[.U$2]/10;1)-[.$A21]; 0)" office:value-type="float" office:value="812.5">
            <text:p>812.5</text:p>
          </table:table-cell>
          <table:table-cell table:formula="of:=IF(ROUND([.V$2]*[.V$2]/10;1)-[.$A21]&gt;0;ROUND([.V$2]*[.V$2]/10;1)-[.$A21]; 0)" office:value-type="float" office:value="910">
            <text:p>910</text:p>
          </table:table-cell>
          <table:table-cell table:formula="of:=IF(ROUND([.W$2]*[.W$2]/10;1)-[.$A21]&gt;0;ROUND([.W$2]*[.W$2]/10;1)-[.$A21]; 0)" office:value-type="float" office:value="1012.5">
            <text:p>1012.5</text:p>
          </table:table-cell>
          <table:table-cell table:formula="of:=IF(ROUND([.X$2]*[.X$2]/10;1)-[.$A21]&gt;0;ROUND([.X$2]*[.X$2]/10;1)-[.$A21]; 0)" office:value-type="float" office:value="1120">
            <text:p>1120</text:p>
          </table:table-cell>
          <table:table-cell table:formula="of:=IF(ROUND([.Y$2]*[.Y$2]/10;1)-[.$A21]&gt;0;ROUND([.Y$2]*[.Y$2]/10;1)-[.$A21]; 0)" office:value-type="float" office:value="1232.5">
            <text:p>1232.5</text:p>
          </table:table-cell>
          <table:table-cell table:formula="of:=IF(ROUND([.Z$2]*[.Z$2]/10;1)-[.$A21]&gt;0;ROUND([.Z$2]*[.Z$2]/10;1)-[.$A21]; 0)" office:value-type="float" office:value="1350">
            <text:p>135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IF(ROUND([.B$2]*[.B$2]/10;1)-[.$A22]&gt;0;ROUND([.B$2]*[.B$2]/10;1)-[.$A22]; 0)" office:value-type="float" office:value="0">
            <text:p>0</text:p>
          </table:table-cell>
          <table:table-cell table:formula="of:=IF(ROUND([.C$2]*[.C$2]/10;1)-[.$A22]&gt;0;ROUND([.C$2]*[.C$2]/10;1)-[.$A22]; 0)" office:value-type="float" office:value="0">
            <text:p>0</text:p>
          </table:table-cell>
          <table:table-cell table:formula="of:=IF(ROUND([.D$2]*[.D$2]/10;1)-[.$A22]&gt;0;ROUND([.D$2]*[.D$2]/10;1)-[.$A22]; 0)" office:value-type="float" office:value="0">
            <text:p>0</text:p>
          </table:table-cell>
          <table:table-cell table:formula="of:=IF(ROUND([.E$2]*[.E$2]/10;1)-[.$A22]&gt;0;ROUND([.E$2]*[.E$2]/10;1)-[.$A22]; 0)" office:value-type="float" office:value="0">
            <text:p>0</text:p>
          </table:table-cell>
          <table:table-cell table:formula="of:=IF(ROUND([.F$2]*[.F$2]/10;1)-[.$A22]&gt;0;ROUND([.F$2]*[.F$2]/10;1)-[.$A22]; 0)" office:value-type="float" office:value="0">
            <text:p>0</text:p>
          </table:table-cell>
          <table:table-cell table:formula="of:=IF(ROUND([.G$2]*[.G$2]/10;1)-[.$A22]&gt;0;ROUND([.G$2]*[.G$2]/10;1)-[.$A22]; 0)" office:value-type="float" office:value="0">
            <text:p>0</text:p>
          </table:table-cell>
          <table:table-cell table:formula="of:=IF(ROUND([.H$2]*[.H$2]/10;1)-[.$A22]&gt;0;ROUND([.H$2]*[.H$2]/10;1)-[.$A22]; 0)" office:value-type="float" office:value="0">
            <text:p>0</text:p>
          </table:table-cell>
          <table:table-cell table:formula="of:=IF(ROUND([.I$2]*[.I$2]/10;1)-[.$A22]&gt;0;ROUND([.I$2]*[.I$2]/10;1)-[.$A22]; 0)" office:value-type="float" office:value="27.5">
            <text:p>27.5</text:p>
          </table:table-cell>
          <table:table-cell table:formula="of:=IF(ROUND([.J$2]*[.J$2]/10;1)-[.$A22]&gt;0;ROUND([.J$2]*[.J$2]/10;1)-[.$A22]; 0)" office:value-type="float" office:value="65">
            <text:p>65</text:p>
          </table:table-cell>
          <table:table-cell table:formula="of:=IF(ROUND([.K$2]*[.K$2]/10;1)-[.$A22]&gt;0;ROUND([.K$2]*[.K$2]/10;1)-[.$A22]; 0)" office:value-type="float" office:value="107.5">
            <text:p>107.5</text:p>
          </table:table-cell>
          <table:table-cell table:formula="of:=IF(ROUND([.L$2]*[.L$2]/10;1)-[.$A22]&gt;0;ROUND([.L$2]*[.L$2]/10;1)-[.$A22]; 0)" office:value-type="float" office:value="155">
            <text:p>155</text:p>
          </table:table-cell>
          <table:table-cell table:formula="of:=IF(ROUND([.M$2]*[.M$2]/10;1)-[.$A22]&gt;0;ROUND([.M$2]*[.M$2]/10;1)-[.$A22]; 0)" office:value-type="float" office:value="207.5">
            <text:p>207.5</text:p>
          </table:table-cell>
          <table:table-cell table:formula="of:=IF(ROUND([.N$2]*[.N$2]/10;1)-[.$A22]&gt;0;ROUND([.N$2]*[.N$2]/10;1)-[.$A22]; 0)" office:value-type="float" office:value="265">
            <text:p>265</text:p>
          </table:table-cell>
          <table:table-cell table:formula="of:=IF(ROUND([.O$2]*[.O$2]/10;1)-[.$A22]&gt;0;ROUND([.O$2]*[.O$2]/10;1)-[.$A22]; 0)" office:value-type="float" office:value="327.5">
            <text:p>327.5</text:p>
          </table:table-cell>
          <table:table-cell table:formula="of:=IF(ROUND([.P$2]*[.P$2]/10;1)-[.$A22]&gt;0;ROUND([.P$2]*[.P$2]/10;1)-[.$A22]; 0)" office:value-type="float" office:value="395">
            <text:p>395</text:p>
          </table:table-cell>
          <table:table-cell table:formula="of:=IF(ROUND([.Q$2]*[.Q$2]/10;1)-[.$A22]&gt;0;ROUND([.Q$2]*[.Q$2]/10;1)-[.$A22]; 0)" office:value-type="float" office:value="467.5">
            <text:p>467.5</text:p>
          </table:table-cell>
          <table:table-cell table:formula="of:=IF(ROUND([.R$2]*[.R$2]/10;1)-[.$A22]&gt;0;ROUND([.R$2]*[.R$2]/10;1)-[.$A22]; 0)" office:value-type="float" office:value="545">
            <text:p>545</text:p>
          </table:table-cell>
          <table:table-cell table:formula="of:=IF(ROUND([.S$2]*[.S$2]/10;1)-[.$A22]&gt;0;ROUND([.S$2]*[.S$2]/10;1)-[.$A22]; 0)" office:value-type="float" office:value="627.5">
            <text:p>627.5</text:p>
          </table:table-cell>
          <table:table-cell table:formula="of:=IF(ROUND([.T$2]*[.T$2]/10;1)-[.$A22]&gt;0;ROUND([.T$2]*[.T$2]/10;1)-[.$A22]; 0)" office:value-type="float" office:value="715">
            <text:p>715</text:p>
          </table:table-cell>
          <table:table-cell table:formula="of:=IF(ROUND([.U$2]*[.U$2]/10;1)-[.$A22]&gt;0;ROUND([.U$2]*[.U$2]/10;1)-[.$A22]; 0)" office:value-type="float" office:value="807.5">
            <text:p>807.5</text:p>
          </table:table-cell>
          <table:table-cell table:formula="of:=IF(ROUND([.V$2]*[.V$2]/10;1)-[.$A22]&gt;0;ROUND([.V$2]*[.V$2]/10;1)-[.$A22]; 0)" office:value-type="float" office:value="905">
            <text:p>905</text:p>
          </table:table-cell>
          <table:table-cell table:formula="of:=IF(ROUND([.W$2]*[.W$2]/10;1)-[.$A22]&gt;0;ROUND([.W$2]*[.W$2]/10;1)-[.$A22]; 0)" office:value-type="float" office:value="1007.5">
            <text:p>1007.5</text:p>
          </table:table-cell>
          <table:table-cell table:formula="of:=IF(ROUND([.X$2]*[.X$2]/10;1)-[.$A22]&gt;0;ROUND([.X$2]*[.X$2]/10;1)-[.$A22]; 0)" office:value-type="float" office:value="1115">
            <text:p>1115</text:p>
          </table:table-cell>
          <table:table-cell table:formula="of:=IF(ROUND([.Y$2]*[.Y$2]/10;1)-[.$A22]&gt;0;ROUND([.Y$2]*[.Y$2]/10;1)-[.$A22]; 0)" office:value-type="float" office:value="1227.5">
            <text:p>1227.5</text:p>
          </table:table-cell>
          <table:table-cell table:formula="of:=IF(ROUND([.Z$2]*[.Z$2]/10;1)-[.$A22]&gt;0;ROUND([.Z$2]*[.Z$2]/10;1)-[.$A22]; 0)" office:value-type="float" office:value="1345">
            <text:p>134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IF(ROUND([.B$2]*[.B$2]/10;1)-[.$A23]&gt;0;ROUND([.B$2]*[.B$2]/10;1)-[.$A23]; 0)" office:value-type="float" office:value="0">
            <text:p>0</text:p>
          </table:table-cell>
          <table:table-cell table:formula="of:=IF(ROUND([.C$2]*[.C$2]/10;1)-[.$A23]&gt;0;ROUND([.C$2]*[.C$2]/10;1)-[.$A23]; 0)" office:value-type="float" office:value="0">
            <text:p>0</text:p>
          </table:table-cell>
          <table:table-cell table:formula="of:=IF(ROUND([.D$2]*[.D$2]/10;1)-[.$A23]&gt;0;ROUND([.D$2]*[.D$2]/10;1)-[.$A23]; 0)" office:value-type="float" office:value="0">
            <text:p>0</text:p>
          </table:table-cell>
          <table:table-cell table:formula="of:=IF(ROUND([.E$2]*[.E$2]/10;1)-[.$A23]&gt;0;ROUND([.E$2]*[.E$2]/10;1)-[.$A23]; 0)" office:value-type="float" office:value="0">
            <text:p>0</text:p>
          </table:table-cell>
          <table:table-cell table:formula="of:=IF(ROUND([.F$2]*[.F$2]/10;1)-[.$A23]&gt;0;ROUND([.F$2]*[.F$2]/10;1)-[.$A23]; 0)" office:value-type="float" office:value="0">
            <text:p>0</text:p>
          </table:table-cell>
          <table:table-cell table:formula="of:=IF(ROUND([.G$2]*[.G$2]/10;1)-[.$A23]&gt;0;ROUND([.G$2]*[.G$2]/10;1)-[.$A23]; 0)" office:value-type="float" office:value="0">
            <text:p>0</text:p>
          </table:table-cell>
          <table:table-cell table:formula="of:=IF(ROUND([.H$2]*[.H$2]/10;1)-[.$A23]&gt;0;ROUND([.H$2]*[.H$2]/10;1)-[.$A23]; 0)" office:value-type="float" office:value="0">
            <text:p>0</text:p>
          </table:table-cell>
          <table:table-cell table:formula="of:=IF(ROUND([.I$2]*[.I$2]/10;1)-[.$A23]&gt;0;ROUND([.I$2]*[.I$2]/10;1)-[.$A23]; 0)" office:value-type="float" office:value="22.5">
            <text:p>22.5</text:p>
          </table:table-cell>
          <table:table-cell table:formula="of:=IF(ROUND([.J$2]*[.J$2]/10;1)-[.$A23]&gt;0;ROUND([.J$2]*[.J$2]/10;1)-[.$A23]; 0)" office:value-type="float" office:value="60">
            <text:p>60</text:p>
          </table:table-cell>
          <table:table-cell table:formula="of:=IF(ROUND([.K$2]*[.K$2]/10;1)-[.$A23]&gt;0;ROUND([.K$2]*[.K$2]/10;1)-[.$A23]; 0)" office:value-type="float" office:value="102.5">
            <text:p>102.5</text:p>
          </table:table-cell>
          <table:table-cell table:formula="of:=IF(ROUND([.L$2]*[.L$2]/10;1)-[.$A23]&gt;0;ROUND([.L$2]*[.L$2]/10;1)-[.$A23]; 0)" office:value-type="float" office:value="150">
            <text:p>150</text:p>
          </table:table-cell>
          <table:table-cell table:formula="of:=IF(ROUND([.M$2]*[.M$2]/10;1)-[.$A23]&gt;0;ROUND([.M$2]*[.M$2]/10;1)-[.$A23]; 0)" office:value-type="float" office:value="202.5">
            <text:p>202.5</text:p>
          </table:table-cell>
          <table:table-cell table:formula="of:=IF(ROUND([.N$2]*[.N$2]/10;1)-[.$A23]&gt;0;ROUND([.N$2]*[.N$2]/10;1)-[.$A23]; 0)" office:value-type="float" office:value="260">
            <text:p>260</text:p>
          </table:table-cell>
          <table:table-cell table:formula="of:=IF(ROUND([.O$2]*[.O$2]/10;1)-[.$A23]&gt;0;ROUND([.O$2]*[.O$2]/10;1)-[.$A23]; 0)" office:value-type="float" office:value="322.5">
            <text:p>322.5</text:p>
          </table:table-cell>
          <table:table-cell table:formula="of:=IF(ROUND([.P$2]*[.P$2]/10;1)-[.$A23]&gt;0;ROUND([.P$2]*[.P$2]/10;1)-[.$A23]; 0)" office:value-type="float" office:value="390">
            <text:p>390</text:p>
          </table:table-cell>
          <table:table-cell table:formula="of:=IF(ROUND([.Q$2]*[.Q$2]/10;1)-[.$A23]&gt;0;ROUND([.Q$2]*[.Q$2]/10;1)-[.$A23]; 0)" office:value-type="float" office:value="462.5">
            <text:p>462.5</text:p>
          </table:table-cell>
          <table:table-cell table:formula="of:=IF(ROUND([.R$2]*[.R$2]/10;1)-[.$A23]&gt;0;ROUND([.R$2]*[.R$2]/10;1)-[.$A23]; 0)" office:value-type="float" office:value="540">
            <text:p>540</text:p>
          </table:table-cell>
          <table:table-cell table:formula="of:=IF(ROUND([.S$2]*[.S$2]/10;1)-[.$A23]&gt;0;ROUND([.S$2]*[.S$2]/10;1)-[.$A23]; 0)" office:value-type="float" office:value="622.5">
            <text:p>622.5</text:p>
          </table:table-cell>
          <table:table-cell table:formula="of:=IF(ROUND([.T$2]*[.T$2]/10;1)-[.$A23]&gt;0;ROUND([.T$2]*[.T$2]/10;1)-[.$A23]; 0)" office:value-type="float" office:value="710">
            <text:p>710</text:p>
          </table:table-cell>
          <table:table-cell table:formula="of:=IF(ROUND([.U$2]*[.U$2]/10;1)-[.$A23]&gt;0;ROUND([.U$2]*[.U$2]/10;1)-[.$A23]; 0)" office:value-type="float" office:value="802.5">
            <text:p>802.5</text:p>
          </table:table-cell>
          <table:table-cell table:formula="of:=IF(ROUND([.V$2]*[.V$2]/10;1)-[.$A23]&gt;0;ROUND([.V$2]*[.V$2]/10;1)-[.$A23]; 0)" office:value-type="float" office:value="900">
            <text:p>900</text:p>
          </table:table-cell>
          <table:table-cell table:formula="of:=IF(ROUND([.W$2]*[.W$2]/10;1)-[.$A23]&gt;0;ROUND([.W$2]*[.W$2]/10;1)-[.$A23]; 0)" office:value-type="float" office:value="1002.5">
            <text:p>1002.5</text:p>
          </table:table-cell>
          <table:table-cell table:formula="of:=IF(ROUND([.X$2]*[.X$2]/10;1)-[.$A23]&gt;0;ROUND([.X$2]*[.X$2]/10;1)-[.$A23]; 0)" office:value-type="float" office:value="1110">
            <text:p>1110</text:p>
          </table:table-cell>
          <table:table-cell table:formula="of:=IF(ROUND([.Y$2]*[.Y$2]/10;1)-[.$A23]&gt;0;ROUND([.Y$2]*[.Y$2]/10;1)-[.$A23]; 0)" office:value-type="float" office:value="1222.5">
            <text:p>1222.5</text:p>
          </table:table-cell>
          <table:table-cell table:formula="of:=IF(ROUND([.Z$2]*[.Z$2]/10;1)-[.$A23]&gt;0;ROUND([.Z$2]*[.Z$2]/10;1)-[.$A23]; 0)" office:value-type="float" office:value="1340">
            <text:p>134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formula="of:=IF(ROUND([.B$2]*[.B$2]/10;1)-[.$A24]&gt;0;ROUND([.B$2]*[.B$2]/10;1)-[.$A24]; 0)" office:value-type="float" office:value="0">
            <text:p>0</text:p>
          </table:table-cell>
          <table:table-cell table:formula="of:=IF(ROUND([.C$2]*[.C$2]/10;1)-[.$A24]&gt;0;ROUND([.C$2]*[.C$2]/10;1)-[.$A24]; 0)" office:value-type="float" office:value="0">
            <text:p>0</text:p>
          </table:table-cell>
          <table:table-cell table:formula="of:=IF(ROUND([.D$2]*[.D$2]/10;1)-[.$A24]&gt;0;ROUND([.D$2]*[.D$2]/10;1)-[.$A24]; 0)" office:value-type="float" office:value="0">
            <text:p>0</text:p>
          </table:table-cell>
          <table:table-cell table:formula="of:=IF(ROUND([.E$2]*[.E$2]/10;1)-[.$A24]&gt;0;ROUND([.E$2]*[.E$2]/10;1)-[.$A24]; 0)" office:value-type="float" office:value="0">
            <text:p>0</text:p>
          </table:table-cell>
          <table:table-cell table:formula="of:=IF(ROUND([.F$2]*[.F$2]/10;1)-[.$A24]&gt;0;ROUND([.F$2]*[.F$2]/10;1)-[.$A24]; 0)" office:value-type="float" office:value="0">
            <text:p>0</text:p>
          </table:table-cell>
          <table:table-cell table:formula="of:=IF(ROUND([.G$2]*[.G$2]/10;1)-[.$A24]&gt;0;ROUND([.G$2]*[.G$2]/10;1)-[.$A24]; 0)" office:value-type="float" office:value="0">
            <text:p>0</text:p>
          </table:table-cell>
          <table:table-cell table:formula="of:=IF(ROUND([.H$2]*[.H$2]/10;1)-[.$A24]&gt;0;ROUND([.H$2]*[.H$2]/10;1)-[.$A24]; 0)" office:value-type="float" office:value="0">
            <text:p>0</text:p>
          </table:table-cell>
          <table:table-cell table:formula="of:=IF(ROUND([.I$2]*[.I$2]/10;1)-[.$A24]&gt;0;ROUND([.I$2]*[.I$2]/10;1)-[.$A24]; 0)" office:value-type="float" office:value="17.5">
            <text:p>17.5</text:p>
          </table:table-cell>
          <table:table-cell table:formula="of:=IF(ROUND([.J$2]*[.J$2]/10;1)-[.$A24]&gt;0;ROUND([.J$2]*[.J$2]/10;1)-[.$A24]; 0)" office:value-type="float" office:value="55">
            <text:p>55</text:p>
          </table:table-cell>
          <table:table-cell table:formula="of:=IF(ROUND([.K$2]*[.K$2]/10;1)-[.$A24]&gt;0;ROUND([.K$2]*[.K$2]/10;1)-[.$A24]; 0)" office:value-type="float" office:value="97.5">
            <text:p>97.5</text:p>
          </table:table-cell>
          <table:table-cell table:formula="of:=IF(ROUND([.L$2]*[.L$2]/10;1)-[.$A24]&gt;0;ROUND([.L$2]*[.L$2]/10;1)-[.$A24]; 0)" office:value-type="float" office:value="145">
            <text:p>145</text:p>
          </table:table-cell>
          <table:table-cell table:formula="of:=IF(ROUND([.M$2]*[.M$2]/10;1)-[.$A24]&gt;0;ROUND([.M$2]*[.M$2]/10;1)-[.$A24]; 0)" office:value-type="float" office:value="197.5">
            <text:p>197.5</text:p>
          </table:table-cell>
          <table:table-cell table:formula="of:=IF(ROUND([.N$2]*[.N$2]/10;1)-[.$A24]&gt;0;ROUND([.N$2]*[.N$2]/10;1)-[.$A24]; 0)" office:value-type="float" office:value="255">
            <text:p>255</text:p>
          </table:table-cell>
          <table:table-cell table:formula="of:=IF(ROUND([.O$2]*[.O$2]/10;1)-[.$A24]&gt;0;ROUND([.O$2]*[.O$2]/10;1)-[.$A24]; 0)" office:value-type="float" office:value="317.5">
            <text:p>317.5</text:p>
          </table:table-cell>
          <table:table-cell table:formula="of:=IF(ROUND([.P$2]*[.P$2]/10;1)-[.$A24]&gt;0;ROUND([.P$2]*[.P$2]/10;1)-[.$A24]; 0)" office:value-type="float" office:value="385">
            <text:p>385</text:p>
          </table:table-cell>
          <table:table-cell table:formula="of:=IF(ROUND([.Q$2]*[.Q$2]/10;1)-[.$A24]&gt;0;ROUND([.Q$2]*[.Q$2]/10;1)-[.$A24]; 0)" office:value-type="float" office:value="457.5">
            <text:p>457.5</text:p>
          </table:table-cell>
          <table:table-cell table:formula="of:=IF(ROUND([.R$2]*[.R$2]/10;1)-[.$A24]&gt;0;ROUND([.R$2]*[.R$2]/10;1)-[.$A24]; 0)" office:value-type="float" office:value="535">
            <text:p>535</text:p>
          </table:table-cell>
          <table:table-cell table:formula="of:=IF(ROUND([.S$2]*[.S$2]/10;1)-[.$A24]&gt;0;ROUND([.S$2]*[.S$2]/10;1)-[.$A24]; 0)" office:value-type="float" office:value="617.5">
            <text:p>617.5</text:p>
          </table:table-cell>
          <table:table-cell table:formula="of:=IF(ROUND([.T$2]*[.T$2]/10;1)-[.$A24]&gt;0;ROUND([.T$2]*[.T$2]/10;1)-[.$A24]; 0)" office:value-type="float" office:value="705">
            <text:p>705</text:p>
          </table:table-cell>
          <table:table-cell table:formula="of:=IF(ROUND([.U$2]*[.U$2]/10;1)-[.$A24]&gt;0;ROUND([.U$2]*[.U$2]/10;1)-[.$A24]; 0)" office:value-type="float" office:value="797.5">
            <text:p>797.5</text:p>
          </table:table-cell>
          <table:table-cell table:formula="of:=IF(ROUND([.V$2]*[.V$2]/10;1)-[.$A24]&gt;0;ROUND([.V$2]*[.V$2]/10;1)-[.$A24]; 0)" office:value-type="float" office:value="895">
            <text:p>895</text:p>
          </table:table-cell>
          <table:table-cell table:formula="of:=IF(ROUND([.W$2]*[.W$2]/10;1)-[.$A24]&gt;0;ROUND([.W$2]*[.W$2]/10;1)-[.$A24]; 0)" office:value-type="float" office:value="997.5">
            <text:p>997.5</text:p>
          </table:table-cell>
          <table:table-cell table:formula="of:=IF(ROUND([.X$2]*[.X$2]/10;1)-[.$A24]&gt;0;ROUND([.X$2]*[.X$2]/10;1)-[.$A24]; 0)" office:value-type="float" office:value="1105">
            <text:p>1105</text:p>
          </table:table-cell>
          <table:table-cell table:formula="of:=IF(ROUND([.Y$2]*[.Y$2]/10;1)-[.$A24]&gt;0;ROUND([.Y$2]*[.Y$2]/10;1)-[.$A24]; 0)" office:value-type="float" office:value="1217.5">
            <text:p>1217.5</text:p>
          </table:table-cell>
          <table:table-cell table:formula="of:=IF(ROUND([.Z$2]*[.Z$2]/10;1)-[.$A24]&gt;0;ROUND([.Z$2]*[.Z$2]/10;1)-[.$A24]; 0)" office:value-type="float" office:value="1335">
            <text:p>133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formula="of:=IF(ROUND([.B$2]*[.B$2]/10;1)-[.$A25]&gt;0;ROUND([.B$2]*[.B$2]/10;1)-[.$A25]; 0)" office:value-type="float" office:value="0">
            <text:p>0</text:p>
          </table:table-cell>
          <table:table-cell table:formula="of:=IF(ROUND([.C$2]*[.C$2]/10;1)-[.$A25]&gt;0;ROUND([.C$2]*[.C$2]/10;1)-[.$A25]; 0)" office:value-type="float" office:value="0">
            <text:p>0</text:p>
          </table:table-cell>
          <table:table-cell table:formula="of:=IF(ROUND([.D$2]*[.D$2]/10;1)-[.$A25]&gt;0;ROUND([.D$2]*[.D$2]/10;1)-[.$A25]; 0)" office:value-type="float" office:value="0">
            <text:p>0</text:p>
          </table:table-cell>
          <table:table-cell table:formula="of:=IF(ROUND([.E$2]*[.E$2]/10;1)-[.$A25]&gt;0;ROUND([.E$2]*[.E$2]/10;1)-[.$A25]; 0)" office:value-type="float" office:value="0">
            <text:p>0</text:p>
          </table:table-cell>
          <table:table-cell table:formula="of:=IF(ROUND([.F$2]*[.F$2]/10;1)-[.$A25]&gt;0;ROUND([.F$2]*[.F$2]/10;1)-[.$A25]; 0)" office:value-type="float" office:value="0">
            <text:p>0</text:p>
          </table:table-cell>
          <table:table-cell table:formula="of:=IF(ROUND([.G$2]*[.G$2]/10;1)-[.$A25]&gt;0;ROUND([.G$2]*[.G$2]/10;1)-[.$A25]; 0)" office:value-type="float" office:value="0">
            <text:p>0</text:p>
          </table:table-cell>
          <table:table-cell table:formula="of:=IF(ROUND([.H$2]*[.H$2]/10;1)-[.$A25]&gt;0;ROUND([.H$2]*[.H$2]/10;1)-[.$A25]; 0)" office:value-type="float" office:value="0">
            <text:p>0</text:p>
          </table:table-cell>
          <table:table-cell table:formula="of:=IF(ROUND([.I$2]*[.I$2]/10;1)-[.$A25]&gt;0;ROUND([.I$2]*[.I$2]/10;1)-[.$A25]; 0)" office:value-type="float" office:value="12.5">
            <text:p>12.5</text:p>
          </table:table-cell>
          <table:table-cell table:formula="of:=IF(ROUND([.J$2]*[.J$2]/10;1)-[.$A25]&gt;0;ROUND([.J$2]*[.J$2]/10;1)-[.$A25]; 0)" office:value-type="float" office:value="50">
            <text:p>50</text:p>
          </table:table-cell>
          <table:table-cell table:formula="of:=IF(ROUND([.K$2]*[.K$2]/10;1)-[.$A25]&gt;0;ROUND([.K$2]*[.K$2]/10;1)-[.$A25]; 0)" office:value-type="float" office:value="92.5">
            <text:p>92.5</text:p>
          </table:table-cell>
          <table:table-cell table:formula="of:=IF(ROUND([.L$2]*[.L$2]/10;1)-[.$A25]&gt;0;ROUND([.L$2]*[.L$2]/10;1)-[.$A25]; 0)" office:value-type="float" office:value="140">
            <text:p>140</text:p>
          </table:table-cell>
          <table:table-cell table:formula="of:=IF(ROUND([.M$2]*[.M$2]/10;1)-[.$A25]&gt;0;ROUND([.M$2]*[.M$2]/10;1)-[.$A25]; 0)" office:value-type="float" office:value="192.5">
            <text:p>192.5</text:p>
          </table:table-cell>
          <table:table-cell table:formula="of:=IF(ROUND([.N$2]*[.N$2]/10;1)-[.$A25]&gt;0;ROUND([.N$2]*[.N$2]/10;1)-[.$A25]; 0)" office:value-type="float" office:value="250">
            <text:p>250</text:p>
          </table:table-cell>
          <table:table-cell table:formula="of:=IF(ROUND([.O$2]*[.O$2]/10;1)-[.$A25]&gt;0;ROUND([.O$2]*[.O$2]/10;1)-[.$A25]; 0)" office:value-type="float" office:value="312.5">
            <text:p>312.5</text:p>
          </table:table-cell>
          <table:table-cell table:formula="of:=IF(ROUND([.P$2]*[.P$2]/10;1)-[.$A25]&gt;0;ROUND([.P$2]*[.P$2]/10;1)-[.$A25]; 0)" office:value-type="float" office:value="380">
            <text:p>380</text:p>
          </table:table-cell>
          <table:table-cell table:formula="of:=IF(ROUND([.Q$2]*[.Q$2]/10;1)-[.$A25]&gt;0;ROUND([.Q$2]*[.Q$2]/10;1)-[.$A25]; 0)" office:value-type="float" office:value="452.5">
            <text:p>452.5</text:p>
          </table:table-cell>
          <table:table-cell table:formula="of:=IF(ROUND([.R$2]*[.R$2]/10;1)-[.$A25]&gt;0;ROUND([.R$2]*[.R$2]/10;1)-[.$A25]; 0)" office:value-type="float" office:value="530">
            <text:p>530</text:p>
          </table:table-cell>
          <table:table-cell table:formula="of:=IF(ROUND([.S$2]*[.S$2]/10;1)-[.$A25]&gt;0;ROUND([.S$2]*[.S$2]/10;1)-[.$A25]; 0)" office:value-type="float" office:value="612.5">
            <text:p>612.5</text:p>
          </table:table-cell>
          <table:table-cell table:formula="of:=IF(ROUND([.T$2]*[.T$2]/10;1)-[.$A25]&gt;0;ROUND([.T$2]*[.T$2]/10;1)-[.$A25]; 0)" office:value-type="float" office:value="700">
            <text:p>700</text:p>
          </table:table-cell>
          <table:table-cell table:formula="of:=IF(ROUND([.U$2]*[.U$2]/10;1)-[.$A25]&gt;0;ROUND([.U$2]*[.U$2]/10;1)-[.$A25]; 0)" office:value-type="float" office:value="792.5">
            <text:p>792.5</text:p>
          </table:table-cell>
          <table:table-cell table:formula="of:=IF(ROUND([.V$2]*[.V$2]/10;1)-[.$A25]&gt;0;ROUND([.V$2]*[.V$2]/10;1)-[.$A25]; 0)" office:value-type="float" office:value="890">
            <text:p>890</text:p>
          </table:table-cell>
          <table:table-cell table:formula="of:=IF(ROUND([.W$2]*[.W$2]/10;1)-[.$A25]&gt;0;ROUND([.W$2]*[.W$2]/10;1)-[.$A25]; 0)" office:value-type="float" office:value="992.5">
            <text:p>992.5</text:p>
          </table:table-cell>
          <table:table-cell table:formula="of:=IF(ROUND([.X$2]*[.X$2]/10;1)-[.$A25]&gt;0;ROUND([.X$2]*[.X$2]/10;1)-[.$A25]; 0)" office:value-type="float" office:value="1100">
            <text:p>1100</text:p>
          </table:table-cell>
          <table:table-cell table:formula="of:=IF(ROUND([.Y$2]*[.Y$2]/10;1)-[.$A25]&gt;0;ROUND([.Y$2]*[.Y$2]/10;1)-[.$A25]; 0)" office:value-type="float" office:value="1212.5">
            <text:p>1212.5</text:p>
          </table:table-cell>
          <table:table-cell table:formula="of:=IF(ROUND([.Z$2]*[.Z$2]/10;1)-[.$A25]&gt;0;ROUND([.Z$2]*[.Z$2]/10;1)-[.$A25]; 0)" office:value-type="float" office:value="1330">
            <text:p>133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formula="of:=IF(ROUND([.B$2]*[.B$2]/10;1)-[.$A26]&gt;0;ROUND([.B$2]*[.B$2]/10;1)-[.$A26]; 0)" office:value-type="float" office:value="0">
            <text:p>0</text:p>
          </table:table-cell>
          <table:table-cell table:formula="of:=IF(ROUND([.C$2]*[.C$2]/10;1)-[.$A26]&gt;0;ROUND([.C$2]*[.C$2]/10;1)-[.$A26]; 0)" office:value-type="float" office:value="0">
            <text:p>0</text:p>
          </table:table-cell>
          <table:table-cell table:formula="of:=IF(ROUND([.D$2]*[.D$2]/10;1)-[.$A26]&gt;0;ROUND([.D$2]*[.D$2]/10;1)-[.$A26]; 0)" office:value-type="float" office:value="0">
            <text:p>0</text:p>
          </table:table-cell>
          <table:table-cell table:formula="of:=IF(ROUND([.E$2]*[.E$2]/10;1)-[.$A26]&gt;0;ROUND([.E$2]*[.E$2]/10;1)-[.$A26]; 0)" office:value-type="float" office:value="0">
            <text:p>0</text:p>
          </table:table-cell>
          <table:table-cell table:formula="of:=IF(ROUND([.F$2]*[.F$2]/10;1)-[.$A26]&gt;0;ROUND([.F$2]*[.F$2]/10;1)-[.$A26]; 0)" office:value-type="float" office:value="0">
            <text:p>0</text:p>
          </table:table-cell>
          <table:table-cell table:formula="of:=IF(ROUND([.G$2]*[.G$2]/10;1)-[.$A26]&gt;0;ROUND([.G$2]*[.G$2]/10;1)-[.$A26]; 0)" office:value-type="float" office:value="0">
            <text:p>0</text:p>
          </table:table-cell>
          <table:table-cell table:formula="of:=IF(ROUND([.H$2]*[.H$2]/10;1)-[.$A26]&gt;0;ROUND([.H$2]*[.H$2]/10;1)-[.$A26]; 0)" office:value-type="float" office:value="0">
            <text:p>0</text:p>
          </table:table-cell>
          <table:table-cell table:formula="of:=IF(ROUND([.I$2]*[.I$2]/10;1)-[.$A26]&gt;0;ROUND([.I$2]*[.I$2]/10;1)-[.$A26]; 0)" office:value-type="float" office:value="7.5">
            <text:p>7.5</text:p>
          </table:table-cell>
          <table:table-cell table:formula="of:=IF(ROUND([.J$2]*[.J$2]/10;1)-[.$A26]&gt;0;ROUND([.J$2]*[.J$2]/10;1)-[.$A26]; 0)" office:value-type="float" office:value="45">
            <text:p>45</text:p>
          </table:table-cell>
          <table:table-cell table:formula="of:=IF(ROUND([.K$2]*[.K$2]/10;1)-[.$A26]&gt;0;ROUND([.K$2]*[.K$2]/10;1)-[.$A26]; 0)" office:value-type="float" office:value="87.5">
            <text:p>87.5</text:p>
          </table:table-cell>
          <table:table-cell table:formula="of:=IF(ROUND([.L$2]*[.L$2]/10;1)-[.$A26]&gt;0;ROUND([.L$2]*[.L$2]/10;1)-[.$A26]; 0)" office:value-type="float" office:value="135">
            <text:p>135</text:p>
          </table:table-cell>
          <table:table-cell table:formula="of:=IF(ROUND([.M$2]*[.M$2]/10;1)-[.$A26]&gt;0;ROUND([.M$2]*[.M$2]/10;1)-[.$A26]; 0)" office:value-type="float" office:value="187.5">
            <text:p>187.5</text:p>
          </table:table-cell>
          <table:table-cell table:formula="of:=IF(ROUND([.N$2]*[.N$2]/10;1)-[.$A26]&gt;0;ROUND([.N$2]*[.N$2]/10;1)-[.$A26]; 0)" office:value-type="float" office:value="245">
            <text:p>245</text:p>
          </table:table-cell>
          <table:table-cell table:formula="of:=IF(ROUND([.O$2]*[.O$2]/10;1)-[.$A26]&gt;0;ROUND([.O$2]*[.O$2]/10;1)-[.$A26]; 0)" office:value-type="float" office:value="307.5">
            <text:p>307.5</text:p>
          </table:table-cell>
          <table:table-cell table:formula="of:=IF(ROUND([.P$2]*[.P$2]/10;1)-[.$A26]&gt;0;ROUND([.P$2]*[.P$2]/10;1)-[.$A26]; 0)" office:value-type="float" office:value="375">
            <text:p>375</text:p>
          </table:table-cell>
          <table:table-cell table:formula="of:=IF(ROUND([.Q$2]*[.Q$2]/10;1)-[.$A26]&gt;0;ROUND([.Q$2]*[.Q$2]/10;1)-[.$A26]; 0)" office:value-type="float" office:value="447.5">
            <text:p>447.5</text:p>
          </table:table-cell>
          <table:table-cell table:formula="of:=IF(ROUND([.R$2]*[.R$2]/10;1)-[.$A26]&gt;0;ROUND([.R$2]*[.R$2]/10;1)-[.$A26]; 0)" office:value-type="float" office:value="525">
            <text:p>525</text:p>
          </table:table-cell>
          <table:table-cell table:formula="of:=IF(ROUND([.S$2]*[.S$2]/10;1)-[.$A26]&gt;0;ROUND([.S$2]*[.S$2]/10;1)-[.$A26]; 0)" office:value-type="float" office:value="607.5">
            <text:p>607.5</text:p>
          </table:table-cell>
          <table:table-cell table:formula="of:=IF(ROUND([.T$2]*[.T$2]/10;1)-[.$A26]&gt;0;ROUND([.T$2]*[.T$2]/10;1)-[.$A26]; 0)" office:value-type="float" office:value="695">
            <text:p>695</text:p>
          </table:table-cell>
          <table:table-cell table:formula="of:=IF(ROUND([.U$2]*[.U$2]/10;1)-[.$A26]&gt;0;ROUND([.U$2]*[.U$2]/10;1)-[.$A26]; 0)" office:value-type="float" office:value="787.5">
            <text:p>787.5</text:p>
          </table:table-cell>
          <table:table-cell table:formula="of:=IF(ROUND([.V$2]*[.V$2]/10;1)-[.$A26]&gt;0;ROUND([.V$2]*[.V$2]/10;1)-[.$A26]; 0)" office:value-type="float" office:value="885">
            <text:p>885</text:p>
          </table:table-cell>
          <table:table-cell table:formula="of:=IF(ROUND([.W$2]*[.W$2]/10;1)-[.$A26]&gt;0;ROUND([.W$2]*[.W$2]/10;1)-[.$A26]; 0)" office:value-type="float" office:value="987.5">
            <text:p>987.5</text:p>
          </table:table-cell>
          <table:table-cell table:formula="of:=IF(ROUND([.X$2]*[.X$2]/10;1)-[.$A26]&gt;0;ROUND([.X$2]*[.X$2]/10;1)-[.$A26]; 0)" office:value-type="float" office:value="1095">
            <text:p>1095</text:p>
          </table:table-cell>
          <table:table-cell table:formula="of:=IF(ROUND([.Y$2]*[.Y$2]/10;1)-[.$A26]&gt;0;ROUND([.Y$2]*[.Y$2]/10;1)-[.$A26]; 0)" office:value-type="float" office:value="1207.5">
            <text:p>1207.5</text:p>
          </table:table-cell>
          <table:table-cell table:formula="of:=IF(ROUND([.Z$2]*[.Z$2]/10;1)-[.$A26]&gt;0;ROUND([.Z$2]*[.Z$2]/10;1)-[.$A26]; 0)" office:value-type="float" office:value="1325">
            <text:p>132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IF(ROUND([.B$2]*[.B$2]/10;1)-[.$A27]&gt;0;ROUND([.B$2]*[.B$2]/10;1)-[.$A27]; 0)" office:value-type="float" office:value="0">
            <text:p>0</text:p>
          </table:table-cell>
          <table:table-cell table:formula="of:=IF(ROUND([.C$2]*[.C$2]/10;1)-[.$A27]&gt;0;ROUND([.C$2]*[.C$2]/10;1)-[.$A27]; 0)" office:value-type="float" office:value="0">
            <text:p>0</text:p>
          </table:table-cell>
          <table:table-cell table:formula="of:=IF(ROUND([.D$2]*[.D$2]/10;1)-[.$A27]&gt;0;ROUND([.D$2]*[.D$2]/10;1)-[.$A27]; 0)" office:value-type="float" office:value="0">
            <text:p>0</text:p>
          </table:table-cell>
          <table:table-cell table:formula="of:=IF(ROUND([.E$2]*[.E$2]/10;1)-[.$A27]&gt;0;ROUND([.E$2]*[.E$2]/10;1)-[.$A27]; 0)" office:value-type="float" office:value="0">
            <text:p>0</text:p>
          </table:table-cell>
          <table:table-cell table:formula="of:=IF(ROUND([.F$2]*[.F$2]/10;1)-[.$A27]&gt;0;ROUND([.F$2]*[.F$2]/10;1)-[.$A27]; 0)" office:value-type="float" office:value="0">
            <text:p>0</text:p>
          </table:table-cell>
          <table:table-cell table:formula="of:=IF(ROUND([.G$2]*[.G$2]/10;1)-[.$A27]&gt;0;ROUND([.G$2]*[.G$2]/10;1)-[.$A27]; 0)" office:value-type="float" office:value="0">
            <text:p>0</text:p>
          </table:table-cell>
          <table:table-cell table:formula="of:=IF(ROUND([.H$2]*[.H$2]/10;1)-[.$A27]&gt;0;ROUND([.H$2]*[.H$2]/10;1)-[.$A27]; 0)" office:value-type="float" office:value="0">
            <text:p>0</text:p>
          </table:table-cell>
          <table:table-cell table:formula="of:=IF(ROUND([.I$2]*[.I$2]/10;1)-[.$A27]&gt;0;ROUND([.I$2]*[.I$2]/10;1)-[.$A27]; 0)" office:value-type="float" office:value="2.5">
            <text:p>2.5</text:p>
          </table:table-cell>
          <table:table-cell table:formula="of:=IF(ROUND([.J$2]*[.J$2]/10;1)-[.$A27]&gt;0;ROUND([.J$2]*[.J$2]/10;1)-[.$A27]; 0)" office:value-type="float" office:value="40">
            <text:p>40</text:p>
          </table:table-cell>
          <table:table-cell table:formula="of:=IF(ROUND([.K$2]*[.K$2]/10;1)-[.$A27]&gt;0;ROUND([.K$2]*[.K$2]/10;1)-[.$A27]; 0)" office:value-type="float" office:value="82.5">
            <text:p>82.5</text:p>
          </table:table-cell>
          <table:table-cell table:formula="of:=IF(ROUND([.L$2]*[.L$2]/10;1)-[.$A27]&gt;0;ROUND([.L$2]*[.L$2]/10;1)-[.$A27]; 0)" office:value-type="float" office:value="130">
            <text:p>130</text:p>
          </table:table-cell>
          <table:table-cell table:formula="of:=IF(ROUND([.M$2]*[.M$2]/10;1)-[.$A27]&gt;0;ROUND([.M$2]*[.M$2]/10;1)-[.$A27]; 0)" office:value-type="float" office:value="182.5">
            <text:p>182.5</text:p>
          </table:table-cell>
          <table:table-cell table:formula="of:=IF(ROUND([.N$2]*[.N$2]/10;1)-[.$A27]&gt;0;ROUND([.N$2]*[.N$2]/10;1)-[.$A27]; 0)" office:value-type="float" office:value="240">
            <text:p>240</text:p>
          </table:table-cell>
          <table:table-cell table:formula="of:=IF(ROUND([.O$2]*[.O$2]/10;1)-[.$A27]&gt;0;ROUND([.O$2]*[.O$2]/10;1)-[.$A27]; 0)" office:value-type="float" office:value="302.5">
            <text:p>302.5</text:p>
          </table:table-cell>
          <table:table-cell table:formula="of:=IF(ROUND([.P$2]*[.P$2]/10;1)-[.$A27]&gt;0;ROUND([.P$2]*[.P$2]/10;1)-[.$A27]; 0)" office:value-type="float" office:value="370">
            <text:p>370</text:p>
          </table:table-cell>
          <table:table-cell table:formula="of:=IF(ROUND([.Q$2]*[.Q$2]/10;1)-[.$A27]&gt;0;ROUND([.Q$2]*[.Q$2]/10;1)-[.$A27]; 0)" office:value-type="float" office:value="442.5">
            <text:p>442.5</text:p>
          </table:table-cell>
          <table:table-cell table:formula="of:=IF(ROUND([.R$2]*[.R$2]/10;1)-[.$A27]&gt;0;ROUND([.R$2]*[.R$2]/10;1)-[.$A27]; 0)" office:value-type="float" office:value="520">
            <text:p>520</text:p>
          </table:table-cell>
          <table:table-cell table:formula="of:=IF(ROUND([.S$2]*[.S$2]/10;1)-[.$A27]&gt;0;ROUND([.S$2]*[.S$2]/10;1)-[.$A27]; 0)" office:value-type="float" office:value="602.5">
            <text:p>602.5</text:p>
          </table:table-cell>
          <table:table-cell table:formula="of:=IF(ROUND([.T$2]*[.T$2]/10;1)-[.$A27]&gt;0;ROUND([.T$2]*[.T$2]/10;1)-[.$A27]; 0)" office:value-type="float" office:value="690">
            <text:p>690</text:p>
          </table:table-cell>
          <table:table-cell table:formula="of:=IF(ROUND([.U$2]*[.U$2]/10;1)-[.$A27]&gt;0;ROUND([.U$2]*[.U$2]/10;1)-[.$A27]; 0)" office:value-type="float" office:value="782.5">
            <text:p>782.5</text:p>
          </table:table-cell>
          <table:table-cell table:formula="of:=IF(ROUND([.V$2]*[.V$2]/10;1)-[.$A27]&gt;0;ROUND([.V$2]*[.V$2]/10;1)-[.$A27]; 0)" office:value-type="float" office:value="880">
            <text:p>880</text:p>
          </table:table-cell>
          <table:table-cell table:formula="of:=IF(ROUND([.W$2]*[.W$2]/10;1)-[.$A27]&gt;0;ROUND([.W$2]*[.W$2]/10;1)-[.$A27]; 0)" office:value-type="float" office:value="982.5">
            <text:p>982.5</text:p>
          </table:table-cell>
          <table:table-cell table:formula="of:=IF(ROUND([.X$2]*[.X$2]/10;1)-[.$A27]&gt;0;ROUND([.X$2]*[.X$2]/10;1)-[.$A27]; 0)" office:value-type="float" office:value="1090">
            <text:p>1090</text:p>
          </table:table-cell>
          <table:table-cell table:formula="of:=IF(ROUND([.Y$2]*[.Y$2]/10;1)-[.$A27]&gt;0;ROUND([.Y$2]*[.Y$2]/10;1)-[.$A27]; 0)" office:value-type="float" office:value="1202.5">
            <text:p>1202.5</text:p>
          </table:table-cell>
          <table:table-cell table:formula="of:=IF(ROUND([.Z$2]*[.Z$2]/10;1)-[.$A27]&gt;0;ROUND([.Z$2]*[.Z$2]/10;1)-[.$A27]; 0)" office:value-type="float" office:value="1320">
            <text:p>1320</text:p>
          </table:table-cell>
        </table:table-row>
      </table:table>
      <table:table table:name="Skills2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Skill</text:p>
          </table:table-cell>
          <table:table-cell office:value-type="string">
            <text:p>Kind</text:p>
          </table:table-cell>
          <table:table-cell office:value-type="string">
            <text:p>Related Attribute</text:p>
          </table:table-cell>
          <table:table-cell office:value-type="string">
            <text:p>Details </text:p>
          </table:table-cell>
        </table:table-row>
        <table:table-row table:style-name="ro1">
          <table:table-cell office:value-type="string">
            <text:p>Tone</text:p>
          </table:table-cell>
          <table:table-cell office:value-type="string">
            <text:p>Art</text:p>
          </table:table-cell>
          <table:table-cell office:value-type="string">
            <text:p>Wisdom</text:p>
          </table:table-cell>
          <table:table-cell office:value-type="string">
            <text:p>Musical Numen Arts that have mostly buffing effects.</text:p>
          </table:table-cell>
        </table:table-row>
        <table:table-row table:style-name="ro1">
          <table:table-cell office:value-type="string">
            <text:p>Flame</text:p>
          </table:table-cell>
          <table:table-cell office:value-type="string">
            <text:p>Art</text:p>
          </table:table-cell>
          <table:table-cell office:value-type="string">
            <text:p>Essence</text:p>
          </table:table-cell>
          <table:table-cell office:value-type="string">
            <text:p>Numen arts that controls fire, heat, etc.</text:p>
          </table:table-cell>
        </table:table-row>
        <table:table-row table:style-name="ro1">
          <table:table-cell office:value-type="string">
            <text:p>Bolt</text:p>
          </table:table-cell>
          <table:table-cell office:value-type="string">
            <text:p>Art</text:p>
          </table:table-cell>
          <table:table-cell office:value-type="string">
            <text:p>Essence</text:p>
          </table:table-cell>
          <table:table-cell office:value-type="string">
            <text:p>Numen arts that control electricity and wind</text:p>
          </table:table-cell>
        </table:table-row>
        <table:table-row table:style-name="ro1">
          <table:table-cell office:value-type="string">
            <text:p>Stream</text:p>
          </table:table-cell>
          <table:table-cell office:value-type="string">
            <text:p>Art</text:p>
          </table:table-cell>
          <table:table-cell office:value-type="string">
            <text:p>Essence</text:p>
          </table:table-cell>
          <table:table-cell office:value-type="string">
            <text:p>Numen arts that control cold, water and ice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rt</text:p>
          </table:table-cell>
          <table:table-cell office:value-type="string">
            <text:p>Wisdom</text:p>
          </table:table-cell>
          <table:table-cell office:value-type="string">
            <text:p>Numen arts that control light and purification</text:p>
          </table:table-cell>
        </table:table-row>
        <table:table-row table:style-name="ro1">
          <table:table-cell office:value-type="string">
            <text:p>Tree</text:p>
          </table:table-cell>
          <table:table-cell office:value-type="string">
            <text:p>Art</text:p>
          </table:table-cell>
          <table:table-cell office:value-type="string">
            <text:p>Wisdom</text:p>
          </table:table-cell>
          <table:table-cell office:value-type="string">
            <text:p>Numen arts that control living beings, nature and healing</text:p>
          </table:table-cell>
        </table:table-row>
        <table:table-row table:style-name="ro1">
          <table:table-cell office:value-type="string">
            <text:p>Moon</text:p>
          </table:table-cell>
          <table:table-cell office:value-type="string">
            <text:p>Art</text:p>
          </table:table-cell>
          <table:table-cell office:value-type="string">
            <text:p>Wisdom</text:p>
          </table:table-cell>
          <table:table-cell office:value-type="string">
            <text:p>Numen arts that controls shadows, corruption and lethal effects</text:p>
          </table:table-cell>
        </table:table-row>
        <table:table-row table:style-name="ro1">
          <table:table-cell office:value-type="string">
            <text:p>Arcane</text:p>
          </table:table-cell>
          <table:table-cell office:value-type="string">
            <text:p>Art</text:p>
          </table:table-cell>
          <table:table-cell office:value-type="string">
            <text:p>Charisma</text:p>
          </table:table-cell>
          <table:table-cell office:value-type="string">
            <text:p>Extraordinary Numen arts.</text:p>
          </table:table-cell>
        </table:table-row>
        <table:table-row table:style-name="ro1">
          <table:table-cell office:value-type="string">
            <text:p>Shield</text:p>
          </table:table-cell>
          <table:table-cell office:value-type="string">
            <text:p>Equipment</text:p>
          </table:table-cell>
          <table:table-cell office:value-type="string">
            <text:p>Agility</text:p>
          </table:table-cell>
          <table:table-cell office:value-type="string">
            <text:p>Use of shields.</text:p>
          </table:table-cell>
        </table:table-row>
        <table:table-row table:style-name="ro1">
          <table:table-cell office:value-type="string">
            <text:p>Armor</text:p>
          </table:table-cell>
          <table:table-cell office:value-type="string">
            <text:p>Equipment</text:p>
          </table:table-cell>
          <table:table-cell office:value-type="string">
            <text:p>Toughness</text:p>
          </table:table-cell>
          <table:table-cell office:value-type="string">
            <text:p>Use of Armors.</text:p>
          </table:table-cell>
        </table:table-row>
        <table:table-row table:style-name="ro1">
          <table:table-cell office:value-type="string">
            <text:p>Vest </text:p>
          </table:table-cell>
          <table:table-cell office:value-type="string">
            <text:p>Equipment</text:p>
          </table:table-cell>
          <table:table-cell office:value-type="string">
            <text:p>Toughness</text:p>
          </table:table-cell>
          <table:table-cell office:value-type="string">
            <text:p>Use of Vests.</text:p>
          </table:table-cell>
        </table:table-row>
        <table:table-row table:style-name="ro1">
          <table:table-cell office:value-type="string">
            <text:p>Robe </text:p>
          </table:table-cell>
          <table:table-cell office:value-type="string">
            <text:p>Equipment</text:p>
          </table:table-cell>
          <table:table-cell office:value-type="string">
            <text:p>Toughness</text:p>
          </table:table-cell>
          <table:table-cell office:value-type="string">
            <text:p>Use of Robes.</text:p>
          </table:table-cell>
        </table:table-row>
        <table:table-row table:style-name="ro1">
          <table:table-cell office:value-type="string">
            <text:p>Bomb</text:p>
          </table:table-cell>
          <table:table-cell office:value-type="string">
            <text:p>Item</text:p>
          </table:table-cell>
          <table:table-cell office:value-type="string">
            <text:p>Dexterity</text:p>
          </table:table-cell>
          <table:table-cell office:value-type="string">
            <text:p>Making and using bombs and explosives.</text:p>
          </table:table-cell>
        </table:table-row>
        <table:table-row table:style-name="ro1">
          <table:table-cell office:value-type="string">
            <text:p>Locks</text:p>
          </table:table-cell>
          <table:table-cell office:value-type="string">
            <text:p>Item</text:p>
          </table:table-cell>
          <table:table-cell office:value-type="string">
            <text:p>Dexterity</text:p>
          </table:table-cell>
          <table:table-cell office:value-type="string">
            <text:p>Breaking locks and disarming traps.</text:p>
          </table:table-cell>
        </table:table-row>
        <table:table-row table:style-name="ro1">
          <table:table-cell office:value-type="string">
            <text:p>Sword</text:p>
          </table:table-cell>
          <table:table-cell office:value-type="string">
            <text:p>Melee</text:p>
          </table:table-cell>
          <table:table-cell office:value-type="string">
            <text:p>Strength</text:p>
          </table:table-cell>
          <table:table-cell office:value-type="string">
            <text:p>Fighting with swords.</text:p>
          </table:table-cell>
        </table:table-row>
        <table:table-row table:style-name="ro1">
          <table:table-cell office:value-type="string">
            <text:p>Fist</text:p>
          </table:table-cell>
          <table:table-cell office:value-type="string">
            <text:p>Melee</text:p>
          </table:table-cell>
          <table:table-cell office:value-type="string">
            <text:p>Strength</text:p>
          </table:table-cell>
          <table:table-cell office:value-type="string">
            <text:p>Martial arts style and unarmed fighting, use of gloves.</text:p>
          </table:table-cell>
        </table:table-row>
        <table:table-row table:style-name="ro1">
          <table:table-cell office:value-type="string">
            <text:p>Staff</text:p>
          </table:table-cell>
          <table:table-cell office:value-type="string">
            <text:p>Melee</text:p>
          </table:table-cell>
          <table:table-cell office:value-type="string">
            <text:p>Strength</text:p>
          </table:table-cell>
          <table:table-cell office:value-type="string">
            <text:p>Fighting with staves.</text:p>
          </table:table-cell>
        </table:table-row>
        <table:table-row table:style-name="ro1">
          <table:table-cell office:value-type="string">
            <text:p>Knife</text:p>
          </table:table-cell>
          <table:table-cell office:value-type="string">
            <text:p>Melee</text:p>
          </table:table-cell>
          <table:table-cell office:value-type="string">
            <text:p>Strength</text:p>
          </table:table-cell>
          <table:table-cell office:value-type="string">
            <text:p>Fighing with knives.</text:p>
          </table:table-cell>
        </table:table-row>
        <table:table-row table:style-name="ro1">
          <table:table-cell office:value-type="string">
            <text:p>Sneak</text:p>
          </table:table-cell>
          <table:table-cell office:value-type="string">
            <text:p>Physical</text:p>
          </table:table-cell>
          <table:table-cell office:value-type="string">
            <text:p>Agility</text:p>
          </table:table-cell>
          <table:table-cell office:value-type="string">
            <text:p>Stealth, special techniques such as backstabbing, stealing, etc.</text:p>
          </table:table-cell>
        </table:table-row>
        <table:table-row table:style-name="ro1">
          <table:table-cell office:value-type="string">
            <text:p>Acrobatics</text:p>
          </table:table-cell>
          <table:table-cell office:value-type="string">
            <text:p>Physical</text:p>
          </table:table-cell>
          <table:table-cell office:value-type="string">
            <text:p>Agility</text:p>
          </table:table-cell>
          <table:table-cell office:value-type="string">
            <text:p>Running away from fights, evasion of attacks.</text:p>
          </table:table-cell>
        </table:table-row>
        <table:table-row table:style-name="ro1">
          <table:table-cell office:value-type="string">
            <text:p>Gun</text:p>
          </table:table-cell>
          <table:table-cell office:value-type="string">
            <text:p>Ranged</text:p>
          </table:table-cell>
          <table:table-cell office:value-type="string">
            <text:p>Dexterity</text:p>
          </table:table-cell>
          <table:table-cell office:value-type="string">
            <text:p>Shooting guns.</text:p>
          </table:table-cell>
        </table:table-row>
        <table:table-row table:style-name="ro1">
          <table:table-cell office:value-type="string">
            <text:p>Cannon</text:p>
          </table:table-cell>
          <table:table-cell office:value-type="string">
            <text:p>Ranged</text:p>
          </table:table-cell>
          <table:table-cell office:value-type="string">
            <text:p>Dexterity</text:p>
          </table:table-cell>
          <table:table-cell office:value-type="string">
            <text:p>Shooting cannons.</text:p>
          </table:table-cell>
        </table:table-row>
        <table:table-row table:style-name="ro1">
          <table:table-cell office:value-type="string">
            <text:p>Medicine</text:p>
          </table:table-cell>
          <table:table-cell office:value-type="string">
            <text:p>Science</text:p>
          </table:table-cell>
          <table:table-cell office:value-type="string">
            <text:p>Intelligence</text:p>
          </table:table-cell>
          <table:table-cell office:value-type="string">
            <text:p>Knowledge and use of medication, diseases, healing techniques.</text:p>
          </table:table-cell>
        </table:table-row>
        <table:table-row table:style-name="ro1">
          <table:table-cell office:value-type="string">
            <text:p>Repair</text:p>
          </table:table-cell>
          <table:table-cell office:value-type="string">
            <text:p>Science</text:p>
          </table:table-cell>
          <table:table-cell office:value-type="string">
            <text:p>Intelligence</text:p>
          </table:table-cell>
          <table:table-cell office:value-type="string">
            <text:p>Repair and construction of machines.</text:p>
          </table:table-cell>
        </table:table-row>
        <table:table-row table:style-name="ro1">
          <table:table-cell office:value-type="string">
            <text:p>Lore</text:p>
          </table:table-cell>
          <table:table-cell office:value-type="string">
            <text:p>Science</text:p>
          </table:table-cell>
          <table:table-cell office:value-type="string">
            <text:p>Intelligence</text:p>
          </table:table-cell>
          <table:table-cell office:value-type="string">
            <text:p>Knowlege of history, and general knowledge.</text:p>
          </table:table-cell>
        </table:table-row>
        <table:table-row table:style-name="ro1">
          <table:table-cell office:value-type="string">
            <text:p>Chemistry</text:p>
          </table:table-cell>
          <table:table-cell office:value-type="string">
            <text:p>Science</text:p>
          </table:table-cell>
          <table:table-cell office:value-type="string">
            <text:p>Intelligence</text:p>
          </table:table-cell>
          <table:table-cell office:value-type="string">
            <text:p>Creation of healing items and poisons. Debuffing effects.</text:p>
          </table:table-cell>
        </table:table-row>
        <table:table-row table:style-name="ro1">
          <table:table-cell office:value-type="string">
            <text:p>Barter</text:p>
          </table:table-cell>
          <table:table-cell office:value-type="string">
            <text:p>Social</text:p>
          </table:table-cell>
          <table:table-cell office:value-type="string">
            <text:p>Charisma</text:p>
          </table:table-cell>
          <table:table-cell office:value-type="string">
            <text:p>Trading and bribing.</text:p>
          </table:table-cell>
        </table:table-row>
        <table:table-row table:style-name="ro1">
          <table:table-cell office:value-type="string">
            <text:p>Speech</text:p>
          </table:table-cell>
          <table:table-cell office:value-type="string">
            <text:p>Social</text:p>
          </table:table-cell>
          <table:table-cell office:value-type="string">
            <text:p>Charisma</text:p>
          </table:table-cell>
          <table:table-cell office:value-type="string">
            <text:p>Talking to NPC's and convincing them.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STADIWE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LNV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>
            <text:p>ACID STEW</text:p>
          </table:table-cell>
          <table:table-cell table:number-columns-repeated="2"/>
        </table:table-row>
      </table:table>
      <table:table table:name="Skills" table:style-name="ta1" table:print="false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3" table:default-cell-style-name="Default"/>
        <table:table-column table:style-name="co2" table:default-cell-style-name="Default"/>
        <table:table-row table:style-name="ro1">
          <table:table-cell office:value-type="string">
            <text:p>Stat</text:p>
          </table:table-cell>
          <table:table-cell office:value-type="string">
            <text:p>Skill</text:p>
          </table:table-cell>
          <table:table-cell office:value-type="string">
            <text:p>Techniques</text:p>
          </table:table-cell>
          <table:table-cell table:number-columns-repeated="2"/>
          <table:table-cell office:value-type="string">
            <text:p>Describe</text:p>
          </table:table-cell>
          <table:table-cell/>
        </table:table-row>
        <table:table-row table:style-name="ro1">
          <table:table-cell office:value-type="string">
            <text:p>STR</text:p>
          </table:table-cell>
          <table:table-cell office:value-type="string">
            <text:p>Swords</text:p>
          </table:table-cell>
          <table:table-cell office:value-type="string">
            <text:p>Parry, Low Sweep, Cross Slash, Splitting Image</text:p>
          </table:table-cell>
          <table:table-cell table:number-columns-repeated="2"/>
          <table:table-cell office:value-type="string">
            <text:p><text:s/>1h/2h, use, attack, parry, counterattack, maintenance </text:p>
          </table:table-cell>
          <table:table-cell/>
        </table:table-row>
        <table:table-row table:style-name="ro1">
          <table:table-cell office:value-type="string">
            <text:p>STR</text:p>
          </table:table-cell>
          <table:table-cell office:value-type="string">
            <text:p>Axes</text:p>
          </table:table-cell>
          <table:table-cell office:value-type="string">
            <text:p>Tomahawk, Skull bash</text:p>
          </table:table-cell>
          <table:table-cell table:number-columns-repeated="2"/>
          <table:table-cell office:value-type="string">
            <text:p><text:s/>1h/2h </text:p>
          </table:table-cell>
          <table:table-cell/>
        </table:table-row>
        <table:table-row table:style-name="ro1">
          <table:table-cell office:value-type="string">
            <text:p>STR</text:p>
          </table:table-cell>
          <table:table-cell office:value-type="string">
            <text:p>Spears</text:p>
          </table:table-cell>
          <table:table-cell table:number-columns-repeated="3"/>
          <table:table-cell office:value-type="string">
            <text:p><text:s/>2h, ong weapons, poles, use, attack, parry, counterattack, maintenance </text:p>
          </table:table-cell>
          <table:table-cell/>
        </table:table-row>
        <table:table-row table:style-name="ro1">
          <table:table-cell office:value-type="string">
            <text:p>STR</text:p>
          </table:table-cell>
          <table:table-cell office:value-type="string">
            <text:p>Toiling </text:p>
          </table:table-cell>
          <table:table-cell table:number-columns-repeated="3"/>
          <table:table-cell office:value-type="string">
            <text:p><text:s/>Carrying objects, Hard labour, mining, digging. </text:p>
          </table:table-cell>
          <table:table-cell/>
        </table:table-row>
        <table:table-row table:style-name="ro1">
          <table:table-cell office:value-type="string">
            <text:p>STR</text:p>
          </table:table-cell>
          <table:table-cell office:value-type="string">
            <text:p>Climbing</text:p>
          </table:table-cell>
          <table:table-cell table:number-columns-repeated="5"/>
        </table:table-row>
        <table:table-row table:style-name="ro1">
          <table:table-cell office:value-type="string">
            <text:p>END</text:p>
          </table:table-cell>
          <table:table-cell office:value-type="string">
            <text:p>Martial</text:p>
          </table:table-cell>
          <table:table-cell table:number-columns-repeated="3"/>
          <table:table-cell office:value-type="string">
            <text:p><text:s/>Unarmed fighting. </text:p>
          </table:table-cell>
          <table:table-cell office:value-type="string">
            <text:p>0h, parry, counterattack</text:p>
          </table:table-cell>
        </table:table-row>
        <table:table-row table:style-name="ro1">
          <table:table-cell office:value-type="string">
            <text:p>END</text:p>
          </table:table-cell>
          <table:table-cell office:value-type="string">
            <text:p>Health</text:p>
          </table:table-cell>
          <table:table-cell table:number-columns-repeated="3"/>
          <table:table-cell office:value-type="string">
            <text:p><text:s/>Determines health power. </text:p>
          </table:table-cell>
          <table:table-cell/>
        </table:table-row>
        <table:table-row table:style-name="ro1">
          <table:table-cell office:value-type="string">
            <text:p>END</text:p>
          </table:table-cell>
          <table:table-cell office:value-type="string">
            <text:p>Armours</text:p>
          </table:table-cell>
          <table:table-cell table:number-columns-repeated="3"/>
          <table:table-cell office:value-type="string">
            <text:p><text:s/>-&gt; def + / evade - / MP - / Numen skills down</text:p>
          </table:table-cell>
          <table:table-cell/>
        </table:table-row>
        <table:table-row table:style-name="ro1">
          <table:table-cell office:value-type="string">
            <text:p>END</text:p>
          </table:table-cell>
          <table:table-cell office:value-type="string">
            <text:p>Survival</text:p>
          </table:table-cell>
          <table:table-cell office:value-type="string">
            <text:p>Includes beast physical techniques</text:p>
          </table:table-cell>
          <table:table-cell table:number-columns-repeated="2"/>
          <table:table-cell office:value-type="string">
            <text:p><text:s/>Swimming, Beast attacks. </text:p>
          </table:table-cell>
          <table:table-cell/>
        </table:table-row>
        <table:table-row table:style-name="ro1">
          <table:table-cell office:value-type="string">
            <text:p>END</text:p>
          </table:table-cell>
          <table:table-cell office:value-type="string">
            <text:p>Travel</text:p>
          </table:table-cell>
          <table:table-cell table:number-columns-repeated="3"/>
          <table:table-cell office:value-type="string">
            <text:p><text:s/>Travelling safely and speedlily. </text:p>
          </table:table-cell>
          <table:table-cell/>
        </table:table-row>
        <table:table-row table:style-name="ro1">
          <table:table-cell office:value-type="string">
            <text:p>AGI</text:p>
          </table:table-cell>
          <table:table-cell office:value-type="string">
            <text:p>Knives</text:p>
          </table:table-cell>
          <table:table-cell office:value-type="string">
            <text:p>Backstab, Deflect, Disarm</text:p>
          </table:table-cell>
          <table:table-cell table:number-columns-repeated="2"/>
          <table:table-cell office:value-type="string">
            <text:p><text:s/>1h </text:p>
          </table:table-cell>
          <table:table-cell/>
        </table:table-row>
        <table:table-row table:style-name="ro1">
          <table:table-cell office:value-type="string">
            <text:p>AGI</text:p>
          </table:table-cell>
          <table:table-cell office:value-type="string">
            <text:p>Evade </text:p>
          </table:table-cell>
          <table:table-cell table:number-columns-repeated="3"/>
          <table:table-cell office:value-type="string">
            <text:p><text:s/>Evade physical attacks. </text:p>
          </table:table-cell>
          <table:table-cell/>
        </table:table-row>
        <table:table-row table:style-name="ro1">
          <table:table-cell office:value-type="string">
            <text:p>AGI</text:p>
          </table:table-cell>
          <table:table-cell office:value-type="string">
            <text:p>Shields </text:p>
          </table:table-cell>
          <table:table-cell table:number-columns-repeated="3"/>
          <table:table-cell office:value-type="string">
            <text:p><text:s/>1h </text:p>
          </table:table-cell>
          <table:table-cell/>
        </table:table-row>
        <table:table-row table:style-name="ro1">
          <table:table-cell office:value-type="string">
            <text:p>AGI</text:p>
          </table:table-cell>
          <table:table-cell office:value-type="string">
            <text:p>Vests </text:p>
          </table:table-cell>
          <table:table-cell table:number-columns-repeated="3"/>
          <table:table-cell office:value-type="string">
            <text:p><text:s/>Vests, medium armour, etc </text:p>
          </table:table-cell>
          <table:table-cell/>
        </table:table-row>
        <table:table-row table:style-name="ro1">
          <table:table-cell office:value-type="string">
            <text:p>AGI</text:p>
          </table:table-cell>
          <table:table-cell office:value-type="string">
            <text:p>Acrobatics</text:p>
          </table:table-cell>
          <table:table-cell table:number-columns-repeated="3"/>
          <table:table-cell office:value-type="string">
            <text:p><text:s/>Moving, dancing, jumping, athletics. Also include evading in this? </text:p>
          </table:table-cell>
          <table:table-cell/>
        </table:table-row>
        <table:table-row table:style-name="ro1">
          <table:table-cell office:value-type="string">
            <text:p>DEX</text:p>
          </table:table-cell>
          <table:table-cell office:value-type="string">
            <text:p>Guns</text:p>
          </table:table-cell>
          <table:table-cell table:number-columns-repeated="3"/>
          <table:table-cell office:value-type="string">
            <text:p>All firearms</text:p>
          </table:table-cell>
          <table:table-cell/>
        </table:table-row>
        <table:table-row table:style-name="ro1">
          <table:table-cell office:value-type="string">
            <text:p>DEX</text:p>
          </table:table-cell>
          <table:table-cell office:value-type="string">
            <text:p>Tailor</text:p>
          </table:table-cell>
          <table:table-cell table:number-columns-repeated="3"/>
          <table:table-cell office:value-type="string">
            <text:p><text:s/>craft light / medium armors </text:p>
          </table:table-cell>
          <table:table-cell/>
        </table:table-row>
        <table:table-row table:style-name="ro1">
          <table:table-cell office:value-type="string">
            <text:p>DEX</text:p>
          </table:table-cell>
          <table:table-cell office:value-type="string">
            <text:p>Sleight </text:p>
          </table:table-cell>
          <table:table-cell table:number-columns-repeated="3"/>
          <table:table-cell office:value-type="string">
            <text:p><text:s/>locks, disarm traps, magic tricks, pickpocketing</text:p>
          </table:table-cell>
          <table:table-cell/>
        </table:table-row>
        <table:table-row table:style-name="ro1">
          <table:table-cell office:value-type="string">
            <text:p>DEX</text:p>
          </table:table-cell>
          <table:table-cell office:value-type="string">
            <text:p>Blacksmith</text:p>
          </table:table-cell>
          <table:table-cell office:value-type="string">
            <text:p>Smelt, Craft Knives, Craft Shields, Craft Swords, Craft Vests, Craft Armour</text:p>
          </table:table-cell>
          <table:table-cell table:number-columns-repeated="2"/>
          <table:table-cell office:value-type="string">
            <text:p><text:s/>Craft melee weapons, heavy armours and shields</text:p>
          </table:table-cell>
          <table:table-cell/>
        </table:table-row>
        <table:table-row table:style-name="ro1">
          <table:table-cell office:value-type="string">
            <text:p>DEX</text:p>
          </table:table-cell>
          <table:table-cell office:value-type="string">
            <text:p>Locks and Traps</text:p>
          </table:table-cell>
          <table:table-cell table:number-columns-repeated="5"/>
        </table:table-row>
        <table:table-row table:style-name="ro1">
          <table:table-cell office:value-type="string">
            <text:p>KNO</text:p>
          </table:table-cell>
          <table:table-cell office:value-type="string">
            <text:p>Electromancy</text:p>
          </table:table-cell>
          <table:table-cell office:value-type="string">
            <text:p>Shock, Shock All, Zap, Zap All</text:p>
          </table:table-cell>
          <table:table-cell table:number-columns-repeated="4"/>
        </table:table-row>
        <table:table-row table:style-name="ro1">
          <table:table-cell office:value-type="string">
            <text:p>KNO</text:p>
          </table:table-cell>
          <table:table-cell office:value-type="string">
            <text:p>Biology </text:p>
          </table:table-cell>
          <table:table-cell office:value-type="string">
            <text:p>Bioscan, Disrupt</text:p>
          </table:table-cell>
          <table:table-cell table:number-columns-repeated="2"/>
          <table:table-cell office:value-type="string">
            <text:p><text:s/>vs bio / bio knowledge </text:p>
          </table:table-cell>
          <table:table-cell/>
        </table:table-row>
        <table:table-row table:style-name="ro1">
          <table:table-cell office:value-type="string">
            <text:p>KNO</text:p>
          </table:table-cell>
          <table:table-cell office:value-type="string">
            <text:p>Engineering </text:p>
          </table:table-cell>
          <table:table-cell office:value-type="string">
            <text:p>Craft Guns, Jammer, Scan Mech,</text:p>
          </table:table-cell>
          <table:table-cell table:number-columns-repeated="2"/>
          <table:table-cell office:value-type="string">
            <text:p><text:s/>use of exotic weapons, techs vs mechs / mech knowledge/ repairing / computers / non-battle / gun smithing item creation</text:p>
          </table:table-cell>
          <table:table-cell/>
        </table:table-row>
        <table:table-row table:style-name="ro1">
          <table:table-cell office:value-type="string">
            <text:p>KNO</text:p>
          </table:table-cell>
          <table:table-cell office:value-type="string">
            <text:p>Medicine</text:p>
          </table:table-cell>
          <table:table-cell office:value-type="string">
            <text:p>Diagnose, Apply, Administer, Mix Potion, Prepare Bandage</text:p>
          </table:table-cell>
          <table:table-cell table:number-columns-repeated="2"/>
          <table:table-cell office:value-type="string">
            <text:p><text:s/>non-numen healing using medication / bandage, etc / potion creation </text:p>
          </table:table-cell>
          <table:table-cell/>
        </table:table-row>
        <table:table-row table:style-name="ro1">
          <table:table-cell office:value-type="string">
            <text:p>KNO</text:p>
          </table:table-cell>
          <table:table-cell office:value-type="string">
            <text:p>Chemistry</text:p>
          </table:table-cell>
          <table:table-cell office:value-type="string">
            <text:p>Craft Bombs</text:p>
          </table:table-cell>
          <table:table-cell table:number-columns-repeated="2"/>
          <table:table-cell office:value-type="string">
            <text:p><text:s/>chemistry / damaging item or wand creation /creation of explosives </text:p>
          </table:table-cell>
          <table:table-cell/>
        </table:table-row>
        <table:table-row table:style-name="ro1">
          <table:table-cell office:value-type="string">
            <text:p>INS</text:p>
          </table:table-cell>
          <table:table-cell office:value-type="string">
            <text:p>Biomancy</text:p>
          </table:table-cell>
          <table:table-cell office:value-type="string">
            <text:p>Heal, Heal All, Anti, Cure, Cure All</text:p>
          </table:table-cell>
          <table:table-cell table:number-columns-repeated="4"/>
        </table:table-row>
        <table:table-row table:style-name="ro1">
          <table:table-cell office:value-type="string">
            <text:p>INS</text:p>
          </table:table-cell>
          <table:table-cell office:value-type="string">
            <text:p>Photomancy</text:p>
          </table:table-cell>
          <table:table-cell office:value-type="string">
            <text:p>Bright Beam, Bright Ball, Bright Arc</text:p>
          </table:table-cell>
          <table:table-cell table:number-columns-repeated="4"/>
        </table:table-row>
        <table:table-row table:style-name="ro1">
          <table:table-cell office:value-type="string">
            <text:p>INS</text:p>
          </table:table-cell>
          <table:table-cell office:value-type="string">
            <text:p>Clothes </text:p>
          </table:table-cell>
          <table:table-cell office:value-type="string">
            <text:p>Shirts, Dresses, Robes</text:p>
          </table:table-cell>
          <table:table-cell table:number-columns-repeated="2"/>
          <table:table-cell office:value-type="string">
            <text:p><text:s/>def - / evade + / MP + / Numen skills up </text:p>
          </table:table-cell>
          <table:table-cell/>
        </table:table-row>
        <table:table-row table:style-name="ro1">
          <table:table-cell office:value-type="string">
            <text:p>INS</text:p>
          </table:table-cell>
          <table:table-cell office:value-type="string">
            <text:p>Staves</text:p>
          </table:table-cell>
          <table:table-cell office:value-type="string">
            <text:p>Parry, Stunning Blow, </text:p>
          </table:table-cell>
          <table:table-cell table:number-columns-repeated="2"/>
          <table:table-cell office:value-type="string">
            <text:p><text:s/>1h/2h </text:p>
          </table:table-cell>
          <table:table-cell/>
        </table:table-row>
        <table:table-row table:style-name="ro1">
          <table:table-cell office:value-type="string">
            <text:p>INS</text:p>
          </table:table-cell>
          <table:table-cell office:value-type="string">
            <text:p>Mental</text:p>
          </table:table-cell>
          <table:table-cell table:number-columns-repeated="3"/>
          <table:table-cell office:value-type="string">
            <text:p><text:s/>Avoid Numen </text:p>
          </table:table-cell>
          <table:table-cell/>
        </table:table-row>
        <table:table-row table:style-name="ro1">
          <table:table-cell office:value-type="string">
            <text:p>WIL</text:p>
          </table:table-cell>
          <table:table-cell office:value-type="string">
            <text:p>Cryomancy</text:p>
          </table:table-cell>
          <table:table-cell office:value-type="string">
            <text:p>Freeze</text:p>
          </table:table-cell>
          <table:table-cell table:number-columns-repeated="4"/>
        </table:table-row>
        <table:table-row table:style-name="ro1">
          <table:table-cell office:value-type="string">
            <text:p>WIL</text:p>
          </table:table-cell>
          <table:table-cell office:value-type="string">
            <text:p>Block</text:p>
          </table:table-cell>
          <table:table-cell table:number-columns-repeated="3"/>
          <table:table-cell office:value-type="string">
            <text:p><text:s/>Fire Numen </text:p>
          </table:table-cell>
          <table:table-cell/>
        </table:table-row>
        <table:table-row table:style-name="ro1">
          <table:table-cell office:value-type="string">
            <text:p>WIL</text:p>
          </table:table-cell>
          <table:table-cell office:value-type="string">
            <text:p>Kenomancy </text:p>
          </table:table-cell>
          <table:table-cell table:number-columns-repeated="3"/>
          <table:table-cell office:value-type="string">
            <text:p><text:s/>Void Numen </text:p>
          </table:table-cell>
          <table:table-cell/>
        </table:table-row>
        <table:table-row table:style-name="ro1">
          <table:table-cell office:value-type="string">
            <text:p>WIL</text:p>
          </table:table-cell>
          <table:table-cell office:value-type="string">
            <text:p>Animals </text:p>
          </table:table-cell>
          <table:table-cell table:number-columns-repeated="3"/>
          <table:table-cell office:value-type="string">
            <text:p><text:s/>Help of animals, handling them, etc </text:p>
          </table:table-cell>
          <table:table-cell/>
        </table:table-row>
        <table:table-row table:style-name="ro1">
          <table:table-cell office:value-type="string">
            <text:p>WIL</text:p>
          </table:table-cell>
          <table:table-cell office:value-type="string">
            <text:p>Courage </text:p>
          </table:table-cell>
          <table:table-cell table:number-columns-repeated="3"/>
          <table:table-cell office:value-type="string">
            <text:p><text:s/>Resist fear</text:p>
          </table:table-cell>
          <table:table-cell/>
        </table:table-row>
        <table:table-row table:style-name="ro1">
          <table:table-cell office:value-type="string">
            <text:p>PAS</text:p>
          </table:table-cell>
          <table:table-cell office:value-type="string">
            <text:p>Pyromancy</text:p>
          </table:table-cell>
          <table:table-cell table:number-columns-repeated="3"/>
          <table:table-cell office:value-type="string">
            <text:p><text:s/>Determines mental power. </text:p>
          </table:table-cell>
          <table:table-cell/>
        </table:table-row>
        <table:table-row table:style-name="ro1">
          <table:table-cell office:value-type="string">
            <text:p>PAS</text:p>
          </table:table-cell>
          <table:table-cell office:value-type="string">
            <text:p>Music </text:p>
          </table:table-cell>
          <table:table-cell table:number-columns-repeated="3"/>
          <table:table-cell office:value-type="string">
            <text:p><text:s/>Stat change vs bio / empower friends/ non-battle use. </text:p>
          </table:table-cell>
          <table:table-cell/>
        </table:table-row>
        <table:table-row table:style-name="ro1">
          <table:table-cell office:value-type="string">
            <text:p>PAS</text:p>
          </table:table-cell>
          <table:table-cell office:value-type="string">
            <text:p>Art </text:p>
          </table:table-cell>
          <table:table-cell table:number-columns-repeated="3"/>
          <table:table-cell office:value-type="string">
            <text:p><text:s/>Drawing, non battle, item creation. </text:p>
          </table:table-cell>
          <table:table-cell/>
        </table:table-row>
        <table:table-row table:style-name="ro1">
          <table:table-cell office:value-type="string">
            <text:p>PAS</text:p>
          </table:table-cell>
          <table:table-cell office:value-type="string">
            <text:p>Cooking </text:p>
          </table:table-cell>
          <table:table-cell table:number-columns-repeated="3"/>
          <table:table-cell office:value-type="string">
            <text:p><text:s/>Item creation.</text:p>
          </table:table-cell>
          <table:table-cell/>
        </table:table-row>
        <table:table-row table:style-name="ro1">
          <table:table-cell office:value-type="string">
            <text:p>PAS</text:p>
          </table:table-cell>
          <table:table-cell office:value-type="string">
            <text:p>Rage</text:p>
          </table:table-cell>
          <table:table-cell office:value-type="string">
            <text:p>Beast Numen techniques</text:p>
          </table:table-cell>
          <table:table-cell table:number-columns-repeated="2"/>
          <table:table-cell office:value-type="string">
            <text:p><text:s/>Item creation. </text:p>
          </table:table-cell>
          <table:table-cell/>
        </table:table-row>
        <table:table-row table:style-name="ro1">
          <table:table-cell office:value-type="string">
            <text:p>CHA</text:p>
          </table:table-cell>
          <table:table-cell office:value-type="string">
            <text:p>Arcane </text:p>
          </table:table-cell>
          <table:table-cell table:number-columns-repeated="3"/>
          <table:table-cell office:value-type="string">
            <text:p><text:s/>Arcane numen techniques, powered by relations to others </text:p>
          </table:table-cell>
          <table:table-cell/>
        </table:table-row>
        <table:table-row table:style-name="ro1">
          <table:table-cell office:value-type="string">
            <text:p>CHA</text:p>
          </table:table-cell>
          <table:table-cell office:value-type="string">
            <text:p>Trade</text:p>
          </table:table-cell>
          <table:table-cell table:number-columns-repeated="3"/>
          <table:table-cell office:value-type="string">
            <text:p><text:s/>non battle, trading of items </text:p>
          </table:table-cell>
          <table:table-cell/>
        </table:table-row>
        <table:table-row table:style-name="ro1">
          <table:table-cell office:value-type="string">
            <text:p>CHA</text:p>
          </table:table-cell>
          <table:table-cell office:value-type="string">
            <text:p>Speaking </text:p>
          </table:table-cell>
          <table:table-cell table:number-columns-repeated="3"/>
          <table:table-cell office:value-type="string">
            <text:p><text:s/>non battle, persuasion, also decieving </text:p>
          </table:table-cell>
          <table:table-cell/>
        </table:table-row>
        <table:table-row table:style-name="ro1">
          <table:table-cell office:value-type="string">
            <text:p>CHA</text:p>
          </table:table-cell>
          <table:table-cell office:value-type="string">
            <text:p>Leadership </text:p>
          </table:table-cell>
          <table:table-cell table:number-columns-repeated="3"/>
          <table:table-cell office:value-type="string">
            <text:p><text:s/>effectiveness of allies, special buffs</text:p>
          </table:table-cell>
          <table:table-cell/>
        </table:table-row>
        <table:table-row table:style-name="ro1">
          <table:table-cell office:value-type="string">
            <text:p>CHA</text:p>
          </table:table-cell>
          <table:table-cell office:value-type="string">
            <text:p>Teaching </text:p>
          </table:table-cell>
          <table:table-cell table:number-columns-repeated="3"/>
          <table:table-cell office:value-type="string">
            <text:p><text:s/>Transferring knowledge to others. 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>
            <text:p>DEX: Leatherworking, Traps</text:p>
          </table:table-cell>
          <table:table-cell table:number-columns-repeated="5"/>
        </table:table-row>
      </table:table>
      <table:named-expressions/>
      <table:database-ranges>
        <table:database-range table:name="__Anonymous_Sheet_DB__5" table:target-range-address="Skills2.A1:Skills2.C3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3906in"/>
      <style:text-properties style:font-name="Liberation Sans" fo:language="en" fo:country="US" style:font-name-asian="DejaVu LGC San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1">00/00/0000</text:date>, <text:time style:data-style-name="N2" text:time-value="0000-00-00T06:49:0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Bjorn Meyer</meta:initial-creator>
    <meta:creation-date>2008-10-24T08:01:29</meta:creation-date>
    <dc:creator>Bjorn Meyer</dc:creator>
    <dc:date>2013-01-31T08:59:03</dc:date>
    <meta:editing-cycles>41</meta:editing-cycles>
    <meta:editing-duration>P5DT14H14M38S</meta:editing-duration>
    <meta:document-statistic meta:table-count="7" meta:cell-count="6483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aximum="10" chart:interval-major="1" chart:interval-minor-divisor="1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378cm" svg:height="6.991cm" xlink:href=".." xlink:type="simple" chart:class="chart:scatter" chart:style-name="ch1">
        <chart:title svg:x="2.338cm" svg:y="0.145cm" chart:style-name="ch2">
          <text:p>2d5</text:p>
        </chart:title>
        <chart:plot-area chart:style-name="ch3" table:cell-range-address="'file:///home/bjmey/arch/src/eruta/data/plot/Sheet1'#Sheet1.Q10:'file:///home/bjmey/arch/src/eruta/data/plot/Sheet1'#Sheet1.R20" svg:x="0.774cm" svg:y="0.777cm" svg:width="4.494cm" svg:height="5.366cm">
          <chartooo:coordinate-region svg:x="1.343cm" svg:y="0.937cm" svg:width="3.764cm" svg:height="4.638cm"/>
          <chart:axis chart:dimension="x" chart:name="primary-x" chart:style-name="ch4">
            <chart:title svg:x="2.246cm" svg:y="6.48cm" chart:style-name="ch5">
              <text:p>Roll Total</text:p>
            </chart:title>
          </chart:axis>
          <chart:axis chart:dimension="y" chart:name="primary-y" chart:style-name="ch6">
            <chart:title svg:x="0.107cm" svg:y="4.296cm" chart:style-name="ch7">
              <text:p>% Chance</text:p>
            </chart:title>
            <chart:grid chart:style-name="ch8" chart:class="major"/>
          </chart:axis>
          <chart:series chart:style-name="ch9" chart:values-cell-range-address="'file:///home/bjmey/arch/src/eruta/data/plot/Sheet1'#Sheet1.R10:'file:///home/bjmey/arch/src/eruta/data/plot/Sheet1'#Sheet1.R20" chart:class="chart:scatter">
            <chart:domain table:cell-range-address="'file:///home/bjmey/arch/src/eruta/data/plot/Sheet1'#Sheet1.Q10:'file:///home/bjmey/arch/src/eruta/data/plot/Sheet1'#Sheet1.Q20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chart-properties chart:symbol-type="automatic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8.714cm" svg:height="6.99cm" xlink:href=".." xlink:type="simple" chart:class="chart:scatter" chart:style-name="ch1">
        <chart:plot-area chart:style-name="ch2" table:cell-range-address="'file:///home/bjmey/arch/src/eruta/data/plot/Sheet1'#Sheet1.X1:'file:///home/bjmey/arch/src/eruta/data/plot/Sheet1'#Sheet1.Y21" svg:x="0.168cm" svg:y="0.137cm" svg:width="8.363cm" svg:height="6.707cm">
          <chartooo:coordinate-region svg:x="0.737cm" svg:y="0.297cm" svg:width="7.633cm" svg:height="5.97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file:///home/bjmey/arch/src/eruta/data/plot/Sheet1'#Sheet1.Y1:'file:///home/bjmey/arch/src/eruta/data/plot/Sheet1'#Sheet1.Y21" chart:class="chart:scatter">
            <chart:domain table:cell-range-address="'file:///home/bjmey/arch/src/eruta/data/plot/Sheet1'#Sheet1.X1:'file:///home/bjmey/arch/src/eruta/data/plot/Sheet1'#Sheet1.X21"/>
            <chart:data-point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8.992cm" xlink:href=".." xlink:type="simple" chart:class="chart:scatter" chart:style-name="ch1">
        <chart:legend chart:legend-position="end" svg:x="13.137cm" svg:y="4.197cm" style:legend-expansion="high" chart:style-name="ch2"/>
        <chart:plot-area chart:style-name="ch3" table:cell-range-address="HP_Growth.A3:HP_Growth.A102 HP_Growth.K3:HP_Growth.K102" svg:x="0.769cm" svg:y="0.851cm" svg:width="11.73cm" svg:height="7.542cm">
          <chartooo:coordinate-region svg:x="1.576cm" svg:y="1.051cm" svg:width="10.643cm" svg:height="6.6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P_Growth.K3:HP_Growth.K102" chart:class="chart:scatter">
            <chart:domain table:cell-range-address="HP_Growth.A3:HP_Growth.A102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P_Growth.A3:HP_Growth.A102</svg:desc>
                </draw:g>
              </table:table-cell>
              <table:table-cell office:value-type="float" office:value="24">
                <text:p>24</text:p>
                <draw:g>
                  <svg:desc>HP_Growth.K3:HP_Growth.K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70">
                <text:p>4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